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35.46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9.04pt"/>
    </style:style>
    <style:style style:name="co15" style:family="table-column">
      <style:table-column-properties fo:break-before="auto" style:column-width="40.9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>
      <style:table-cell-properties fo:background-color="#ffff00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>
      <style:table-cell-properties fo:background-color="transparent" fo:wrap-option="wrap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background-color="#ffff00"/>
    </style:style>
    <style:style style:name="ce12" style:family="table-cell" style:parent-style-name="Default" style:data-style-name="N122">
      <style:table-cell-properties fo:background-color="#00ccff"/>
    </style:style>
    <style:style style:name="ce13" style:family="table-cell" style:parent-style-name="Default">
      <style:table-cell-properties fo:background-color="#00ccff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00">
      <style:table-cell-properties style:text-align-source="fix" style:repeat-content="false" fo:wrap-option="no-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wrap-option="no-wrap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6pt solid #000000" fo:wrap-option="no-wrap" fo:border-left="0.06pt solid #000000" fo:border-right="none" fo:border-top="none"/>
    </style:style>
    <style:style style:name="ce21" style:family="table-cell" style:parent-style-name="Default" style:data-style-name="N100">
      <style:table-cell-properties fo:wrap-option="wrap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</style:style>
    <style:style style:name="ce27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28" style:family="table-cell" style:parent-style-name="Default" style:data-style-name="N4">
      <style:table-cell-properties fo:background-color="#ffff00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 style:data-style-name="N126"/>
    <style:style style:name="ce31" style:family="table-cell" style:parent-style-name="Default" style:data-style-name="N3">
      <style:table-cell-properties fo:background-color="#00ccff"/>
    </style:style>
    <style:style style:name="ce32" style:family="table-cell" style:parent-style-name="Default" style:data-style-name="N3"/>
    <style:style style:name="ce33" style:family="table-cell" style:parent-style-name="Default" style:data-style-name="N4">
      <style:table-cell-properties fo:background-color="#00ccff"/>
    </style:style>
    <style:style style:name="ce34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ackground-color="#00ccff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2"/>
    <style:style style:name="ce38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 style:data-style-name="N134">
      <style:table-cell-properties fo:background-color="#00ccff"/>
    </style:style>
    <style:style style:name="ce55" style:family="table-cell" style:parent-style-name="Default" style:data-style-name="N134">
      <style:table-cell-properties fo:border-bottom="0.06pt solid #000000" fo:background-color="#00ccff" fo:border-left="none" fo:border-right="none" fo:border-top="none"/>
    </style:style>
    <style:style style:name="ce56" style:family="table-cell" style:parent-style-name="Default" style:data-style-name="N134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 style:data-style-name="N134">
      <style:table-cell-properties fo:border-bottom="none" fo:border-left="none" fo:border-right="0.06pt solid #000000" fo:border-top="none"/>
    </style:style>
    <style:style style:name="ce59" style:family="table-cell" style:parent-style-name="Default" style:data-style-name="N134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2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3"/>
        <table:table-column table:style-name="co2" table:visibility="collapse" table:number-columns-repeated="9" table:default-cell-style-name="Default"/>
        <table:table-column table:style-name="co2" table:number-columns-repeated="2" table:default-cell-style-name="ce3"/>
        <table:table-column table:style-name="co7" table:default-cell-style-name="ce3"/>
        <table:table-column table:style-name="co5" table:default-cell-style-name="ce13"/>
        <table:table-column table:style-name="co5" table:default-cell-style-name="ce15"/>
        <table:table-column table:style-name="co8" table:number-columns-repeated="976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urner calories in</text:p>
          </table:table-cell>
          <table:table-cell table:style-name="ce1" office:value-type="string" calcext:value-type="string">
            <text:p>Burner cal delay 0</text:p>
          </table:table-cell>
          <table:table-cell table:style-name="ce1" office:value-type="string" calcext:value-type="string">
            <text:p>Burner cal delay 1</text:p>
          </table:table-cell>
          <table:table-cell table:style-name="ce4" office:value-type="string" calcext:value-type="string">
            <text:p>Burner calories in for transfer</text:p>
          </table:table-cell>
          <table:table-cell table:style-name="ce6" office:value-type="string" calcext:value-type="string">
            <text:p>Burner calories for temp</text:p>
          </table:table-cell>
          <table:table-cell table:style-name="ce1" office:value-type="string" calcext:value-type="string">
            <text:p>Burner temp, deg. C</text:p>
          </table:table-cell>
          <table:table-cell table:style-name="ce8" office:value-type="string" calcext:value-type="string">
            <text:p>ΔT</text:p>
          </table:table-cell>
          <table:table-cell table:style-name="ce9" office:value-type="string" calcext:value-type="string">
            <text:p>Q = heat transfer, W</text:p>
          </table:table-cell>
          <table:table-cell table:style-name="ce9" office:value-type="string" calcext:value-type="string">
            <text:p>heat transfer in Cal.</text:p>
          </table:table-cell>
          <table:table-cell table:style-name="ce10" office:value-type="string" calcext:value-type="string">
            <text:p>Pot cal delay 1</text:p>
          </table:table-cell>
          <table:table-cell table:style-name="ce10" office:value-type="string" calcext:value-type="string">
            <text:p>Pot cal delay 2</text:p>
          </table:table-cell>
          <table:table-cell table:style-name="ce10" office:value-type="string" calcext:value-type="string">
            <text:p>Pot cal delay 3</text:p>
          </table:table-cell>
          <table:table-cell table:style-name="ce10" office:value-type="string" calcext:value-type="string">
            <text:p>Pot cal delay 4</text:p>
          </table:table-cell>
          <table:table-cell table:style-name="ce10" office:value-type="string" calcext:value-type="string">
            <text:p>Pot cal delay 5</text:p>
          </table:table-cell>
          <table:table-cell table:style-name="ce10" office:value-type="string" calcext:value-type="string">
            <text:p>Pot cal delay 6</text:p>
          </table:table-cell>
          <table:table-cell table:style-name="ce10" office:value-type="string" calcext:value-type="string">
            <text:p>Pot cal delay 7</text:p>
          </table:table-cell>
          <table:table-cell table:style-name="ce10" office:value-type="string" calcext:value-type="string">
            <text:p>Pot cal delay 8</text:p>
          </table:table-cell>
          <table:table-cell table:style-name="ce10" office:value-type="string" calcext:value-type="string">
            <text:p>Pot cal delay 9</text:p>
          </table:table-cell>
          <table:table-cell table:style-name="ce9" office:value-type="string" calcext:value-type="string">
            <text:p>Pot calories in for temp</text:p>
          </table:table-cell>
          <table:table-cell table:style-name="ce9" office:value-type="string" calcext:value-type="string">
            <text:p>Leakage</text:p>
          </table:table-cell>
          <table:table-cell table:style-name="ce9" office:value-type="string" calcext:value-type="string">
            <text:p>Pot calories</text:p>
          </table:table-cell>
          <table:table-cell table:style-name="ce1" office:value-type="string" calcext:value-type="string">
            <text:p>Pot temp</text:p>
          </table:table-cell>
          <table:table-cell table:style-name="ce14" office:value-type="string" calcext:value-type="string">
            <text:p>Duty cycle</text:p>
          </table:table-cell>
          <table:table-cell table:style-name="ce1" table:number-columns-repeated="97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.0</text:p>
          </table:table-cell>
          <table:table-cell table:style-name="ce5" table:formula="of:=SUMPRODUCT([.B2:.D2];burner_heat_diffusion)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  <table:table-cell table:style-name="ce7" table:formula="of:=temp_out + [.F2] / burner_heat_mass" office:value-type="float" office:value="20" calcext:value-type="float">
            <text:p>20.0</text:p>
          </table:table-cell>
          <table:table-cell table:style-name="ce2" office:value-type="float" office:value="0" calcext:value-type="float">
            <text:p>0.0</text:p>
          </table:table-cell>
          <table:table-cell table:style-name="ce5" table:formula="of:=thermagon_k * burner_A * [.H2] / thermagon_L" office:value-type="float" office:value="0" calcext:value-type="float">
            <text:p>0</text:p>
          </table:table-cell>
          <table:table-cell table:style-name="ce5" table:formula="of:=[.I2]/C_per_s_to_W*time_incr"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style-name="ce5" table:formula="of:=SUMPRODUCT([.J2:.S2];pot_heat_diffusion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" table:formula="of:=temp_out" office:value-type="float" office:value="20" calcext:value-type="float">
            <text:p>20.0</text:p>
          </table:table-cell>
          <table:table-cell table:style-name="ce7" table:formula="of:=IF([.G2]&gt;thermagon_temp_max;0;IF([.W2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burner_C_per_s * [.X2]/100 * time_incr" office:value-type="float" office:value="2149.61306964746" calcext:value-type="float">
            <text:p>2150</text:p>
          </table:table-cell>
          <table:table-cell table:style-name="ce3" table:formula="of:=[.B2]" office:value-type="float" office:value="0" calcext:value-type="float">
            <text:p>0</text:p>
          </table:table-cell>
          <table:table-cell table:style-name="ce3" table:formula="of:=[.C2]" office:value-type="float" office:value="0" calcext:value-type="float">
            <text:p>0</text:p>
          </table:table-cell>
          <table:table-cell table:style-name="ce5" table:formula="of:=SUMPRODUCT([.B3:.D3];burner_heat_diffusion)" office:value-type="float" office:value="429.922613929492" calcext:value-type="float">
            <text:p>430</text:p>
          </table:table-cell>
          <table:table-cell table:formula="of:=[.F2]+[.E3]-[.J2]" office:value-type="float" office:value="429.922613929492" calcext:value-type="float">
            <text:p>430</text:p>
          </table:table-cell>
          <table:table-cell table:style-name="ce7" table:formula="of:=temp_out + [.F3] / burner_heat_mass" office:value-type="float" office:value="20.859845227859" calcext:value-type="float">
            <text:p>20.9</text:p>
          </table:table-cell>
          <table:table-cell table:style-name="ce7" table:formula="of:=[.G3]-[.W2]" office:value-type="float" office:value="0.859845227858983" calcext:value-type="float">
            <text:p>0.9</text:p>
          </table:table-cell>
          <table:table-cell table:style-name="ce5" table:formula="of:=thermagon_k * burner_A * [.H3] / thermagon_L" office:value-type="float" office:value="112.716778716646" calcext:value-type="float">
            <text:p>113</text:p>
          </table:table-cell>
          <table:table-cell table:style-name="ce5" table:formula="of:=[.I3]/C_per_s_to_W*time_incr" office:value-type="float" office:value="161.531640465242" calcext:value-type="float">
            <text:p>162</text:p>
          </table:table-cell>
          <table:table-cell table:style-name="ce7" table:formula="of:=[.J2]" office:value-type="float" office:value="0" calcext:value-type="float">
            <text:p>0.0</text:p>
          </table:table-cell>
          <table:table-cell table:style-name="ce7" table:formula="of:=[.K2]" office:value-type="float" office:value="0" calcext:value-type="float">
            <text:p>0.0</text:p>
          </table:table-cell>
          <table:table-cell table:style-name="ce7" table:formula="of:=[.L2]" office:value-type="float" office:value="0" calcext:value-type="float">
            <text:p>0.0</text:p>
          </table:table-cell>
          <table:table-cell table:style-name="ce7" table:formula="of:=[.M2]" office:value-type="float" office:value="0" calcext:value-type="float">
            <text:p>0.0</text:p>
          </table:table-cell>
          <table:table-cell table:style-name="ce7" table:formula="of:=[.N2]" office:value-type="float" office:value="0" calcext:value-type="float">
            <text:p>0.0</text:p>
          </table:table-cell>
          <table:table-cell table:style-name="ce7" table:formula="of:=[.O2]" office:value-type="float" office:value="0" calcext:value-type="float">
            <text:p>0.0</text:p>
          </table:table-cell>
          <table:table-cell table:style-name="ce7" table:formula="of:=[.P2]" office:value-type="float" office:value="0" calcext:value-type="float">
            <text:p>0.0</text:p>
          </table:table-cell>
          <table:table-cell table:style-name="ce7" table:formula="of:=[.Q2]" office:value-type="float" office:value="0" calcext:value-type="float">
            <text:p>0.0</text:p>
          </table:table-cell>
          <table:table-cell table:style-name="ce7" table:formula="of:=[.R2]" office:value-type="float" office:value="0" calcext:value-type="float">
            <text:p>0.0</text:p>
          </table:table-cell>
          <table:table-cell table:style-name="ce5" table:formula="of:=SUMPRODUCT([.J3:.S3];pot_heat_diffusion)" office:value-type="float" office:value="3.23063280930485" calcext:value-type="float">
            <text:p>3</text:p>
          </table:table-cell>
          <table:table-cell table:style-name="ce5" table:formula="of:=[.V2]*leakage_out" office:value-type="float" office:value="0" calcext:value-type="float">
            <text:p>0</text:p>
          </table:table-cell>
          <table:table-cell table:style-name="ce5" table:formula="of:=[.V2]+[.T3]-[.U3]" office:value-type="float" office:value="3.23063280930485" calcext:value-type="float">
            <text:p>3</text:p>
          </table:table-cell>
          <table:table-cell table:style-name="ce12" table:formula="of:= temp_out + [.V3]/pot_water_mass" office:value-type="float" office:value="20.0011379238013" calcext:value-type="float">
            <text:p>20.0</text:p>
          </table:table-cell>
          <table:table-cell table:style-name="ce7" table:formula="of:=IF([.G3]&gt;thermagon_temp_max;0;IF([.W3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burner_C_per_s * [.X3]/100 * time_incr" office:value-type="float" office:value="2149.61306964746" calcext:value-type="float">
            <text:p>2150</text:p>
          </table:table-cell>
          <table:table-cell table:style-name="ce3" table:formula="of:=[.B4]" office:value-type="float" office:value="2149.61306964746" calcext:value-type="float">
            <text:p>2150</text:p>
          </table:table-cell>
          <table:table-cell table:style-name="ce3" table:formula="of:=[.C3]" office:value-type="float" office:value="0" calcext:value-type="float">
            <text:p>0</text:p>
          </table:table-cell>
          <table:table-cell table:style-name="ce5" table:formula="of:=SUMPRODUCT([.B4:.D4];burner_heat_diffusion)" office:value-type="float" office:value="1504.72914875323" calcext:value-type="float">
            <text:p>1505</text:p>
          </table:table-cell>
          <table:table-cell table:formula="of:=[.F3]+[.E4]-[.J3]" office:value-type="float" office:value="1773.12012221747" calcext:value-type="float">
            <text:p>1773</text:p>
          </table:table-cell>
          <table:table-cell table:style-name="ce7" table:formula="of:=temp_out + [.F4] / burner_heat_mass" office:value-type="float" office:value="23.5462402444349" calcext:value-type="float">
            <text:p>23.5</text:p>
          </table:table-cell>
          <table:table-cell table:style-name="ce7" table:formula="of:=[.G4]-[.W3]" office:value-type="float" office:value="3.54510232063368" calcext:value-type="float">
            <text:p>3.5</text:p>
          </table:table-cell>
          <table:table-cell table:style-name="ce5" table:formula="of:=thermagon_k * burner_A * [.H4] / thermagon_L" office:value-type="float" office:value="464.726093552583" calcext:value-type="float">
            <text:p>465</text:p>
          </table:table-cell>
          <table:table-cell table:style-name="ce5" table:formula="of:=[.I4]/C_per_s_to_W*time_incr" office:value-type="float" office:value="665.987523004561" calcext:value-type="float">
            <text:p>666</text:p>
          </table:table-cell>
          <table:table-cell table:style-name="ce7" table:formula="of:=[.J3]" office:value-type="float" office:value="161.531640465242" calcext:value-type="float">
            <text:p>161.5</text:p>
          </table:table-cell>
          <table:table-cell table:style-name="ce7" table:formula="of:=[.K3]" office:value-type="float" office:value="0" calcext:value-type="float">
            <text:p>0.0</text:p>
          </table:table-cell>
          <table:table-cell table:style-name="ce7" table:formula="of:=[.L3]" office:value-type="float" office:value="0" calcext:value-type="float">
            <text:p>0.0</text:p>
          </table:table-cell>
          <table:table-cell table:style-name="ce7" table:formula="of:=[.M3]" office:value-type="float" office:value="0" calcext:value-type="float">
            <text:p>0.0</text:p>
          </table:table-cell>
          <table:table-cell table:style-name="ce7" table:formula="of:=[.N3]" office:value-type="float" office:value="0" calcext:value-type="float">
            <text:p>0.0</text:p>
          </table:table-cell>
          <table:table-cell table:style-name="ce7" table:formula="of:=[.O3]" office:value-type="float" office:value="0" calcext:value-type="float">
            <text:p>0.0</text:p>
          </table:table-cell>
          <table:table-cell table:style-name="ce7" table:formula="of:=[.P3]" office:value-type="float" office:value="0" calcext:value-type="float">
            <text:p>0.0</text:p>
          </table:table-cell>
          <table:table-cell table:style-name="ce7" table:formula="of:=[.Q3]" office:value-type="float" office:value="0" calcext:value-type="float">
            <text:p>0.0</text:p>
          </table:table-cell>
          <table:table-cell table:style-name="ce7" table:formula="of:=[.R3]" office:value-type="float" office:value="0" calcext:value-type="float">
            <text:p>0.0</text:p>
          </table:table-cell>
          <table:table-cell table:style-name="ce5" table:formula="of:=SUMPRODUCT([.J4:.S4];pot_heat_diffusion)" office:value-type="float" office:value="21.3963324833533" calcext:value-type="float">
            <text:p>21</text:p>
          </table:table-cell>
          <table:table-cell table:style-name="ce5" table:formula="of:=[.V3]*leakage_out" office:value-type="float" office:value="0.0193837968558291" calcext:value-type="float">
            <text:p>0</text:p>
          </table:table-cell>
          <table:table-cell table:style-name="ce5" table:formula="of:=[.V3]+[.T4]-[.U4]" office:value-type="float" office:value="24.6075814958024" calcext:value-type="float">
            <text:p>25</text:p>
          </table:table-cell>
          <table:table-cell table:style-name="ce12" table:formula="of:= temp_out + [.V4]/pot_water_mass" office:value-type="float" office:value="20.0086675132485" calcext:value-type="float">
            <text:p>20.0</text:p>
          </table:table-cell>
          <table:table-cell table:style-name="ce7" table:formula="of:=IF([.G4]&gt;thermagon_temp_max;0;IF([.W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burner_C_per_s * [.X4]/100 * time_incr" office:value-type="float" office:value="2149.61306964746" calcext:value-type="float">
            <text:p>2150</text:p>
          </table:table-cell>
          <table:table-cell table:style-name="ce3" table:formula="of:=[.B5]" office:value-type="float" office:value="2149.61306964746" calcext:value-type="float">
            <text:p>2150</text:p>
          </table:table-cell>
          <table:table-cell table:style-name="ce3" table:formula="of:=[.C4]" office:value-type="float" office:value="2149.61306964746" calcext:value-type="float">
            <text:p>2150</text:p>
          </table:table-cell>
          <table:table-cell table:style-name="ce5" table:formula="of:=SUMPRODUCT([.B5:.D5];burner_heat_diffusion)" office:value-type="float" office:value="2149.61306964746" calcext:value-type="float">
            <text:p>2150</text:p>
          </table:table-cell>
          <table:table-cell table:formula="of:=[.F4]+[.E5]-[.J4]" office:value-type="float" office:value="3256.74566886038" calcext:value-type="float">
            <text:p>3257</text:p>
          </table:table-cell>
          <table:table-cell table:style-name="ce7" table:formula="of:=temp_out + [.F5] / burner_heat_mass" office:value-type="float" office:value="26.5134913377208" calcext:value-type="float">
            <text:p>26.5</text:p>
          </table:table-cell>
          <table:table-cell table:style-name="ce7" table:formula="of:=[.G5]-[.W4]" office:value-type="float" office:value="6.50482382447224" calcext:value-type="float">
            <text:p>6.5</text:p>
          </table:table-cell>
          <table:table-cell table:style-name="ce5" table:formula="of:=thermagon_k * burner_A * [.H5] / thermagon_L" office:value-type="float" office:value="852.714841994859" calcext:value-type="float">
            <text:p>853</text:p>
          </table:table-cell>
          <table:table-cell table:style-name="ce5" table:formula="of:=[.I5]/C_per_s_to_W*time_incr" office:value-type="float" office:value="1222.00464602301" calcext:value-type="float">
            <text:p>1222</text:p>
          </table:table-cell>
          <table:table-cell table:style-name="ce7" table:formula="of:=[.J4]" office:value-type="float" office:value="665.987523004561" calcext:value-type="float">
            <text:p>666.0</text:p>
          </table:table-cell>
          <table:table-cell table:style-name="ce7" table:formula="of:=[.K4]" office:value-type="float" office:value="161.531640465242" calcext:value-type="float">
            <text:p>161.5</text:p>
          </table:table-cell>
          <table:table-cell table:style-name="ce7" table:formula="of:=[.L4]" office:value-type="float" office:value="0" calcext:value-type="float">
            <text:p>0.0</text:p>
          </table:table-cell>
          <table:table-cell table:style-name="ce7" table:formula="of:=[.M4]" office:value-type="float" office:value="0" calcext:value-type="float">
            <text:p>0.0</text:p>
          </table:table-cell>
          <table:table-cell table:style-name="ce7" table:formula="of:=[.N4]" office:value-type="float" office:value="0" calcext:value-type="float">
            <text:p>0.0</text:p>
          </table:table-cell>
          <table:table-cell table:style-name="ce7" table:formula="of:=[.O4]" office:value-type="float" office:value="0" calcext:value-type="float">
            <text:p>0.0</text:p>
          </table:table-cell>
          <table:table-cell table:style-name="ce7" table:formula="of:=[.P4]" office:value-type="float" office:value="0" calcext:value-type="float">
            <text:p>0.0</text:p>
          </table:table-cell>
          <table:table-cell table:style-name="ce7" table:formula="of:=[.Q4]" office:value-type="float" office:value="0" calcext:value-type="float">
            <text:p>0.0</text:p>
          </table:table-cell>
          <table:table-cell table:style-name="ce7" table:formula="of:=[.R4]" office:value-type="float" office:value="0" calcext:value-type="float">
            <text:p>0.0</text:p>
          </table:table-cell>
          <table:table-cell table:style-name="ce5" table:formula="of:=SUMPRODUCT([.J5:.S5];pot_heat_diffusion)" office:value-type="float" office:value="73.8926331172126" calcext:value-type="float">
            <text:p>74</text:p>
          </table:table-cell>
          <table:table-cell table:style-name="ce5" table:formula="of:=[.V4]*leakage_out" office:value-type="float" office:value="0.147645488974814" calcext:value-type="float">
            <text:p>0</text:p>
          </table:table-cell>
          <table:table-cell table:style-name="ce5" table:formula="of:=[.V4]+[.T5]-[.U5]" office:value-type="float" office:value="98.3525691240401" calcext:value-type="float">
            <text:p>98</text:p>
          </table:table-cell>
          <table:table-cell table:style-name="ce12" table:formula="of:= temp_out + [.V5]/pot_water_mass" office:value-type="float" office:value="20.0346426647435" calcext:value-type="float">
            <text:p>20.0</text:p>
          </table:table-cell>
          <table:table-cell table:style-name="ce7" table:formula="of:=IF([.G5]&gt;thermagon_temp_max;0;IF([.W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burner_C_per_s * [.X5]/100 * time_incr" office:value-type="float" office:value="2149.61306964746" calcext:value-type="float">
            <text:p>2150</text:p>
          </table:table-cell>
          <table:table-cell table:style-name="ce3" table:formula="of:=[.B6]" office:value-type="float" office:value="2149.61306964746" calcext:value-type="float">
            <text:p>2150</text:p>
          </table:table-cell>
          <table:table-cell table:style-name="ce3" table:formula="of:=[.C5]" office:value-type="float" office:value="2149.61306964746" calcext:value-type="float">
            <text:p>2150</text:p>
          </table:table-cell>
          <table:table-cell table:style-name="ce5" table:formula="of:=SUMPRODUCT([.B6:.D6];burner_heat_diffusion)" office:value-type="float" office:value="2149.61306964746" calcext:value-type="float">
            <text:p>2150</text:p>
          </table:table-cell>
          <table:table-cell table:formula="of:=[.F5]+[.E6]-[.J5]" office:value-type="float" office:value="4184.35409248483" calcext:value-type="float">
            <text:p>4184</text:p>
          </table:table-cell>
          <table:table-cell table:style-name="ce7" table:formula="of:=temp_out + [.F6] / burner_heat_mass" office:value-type="float" office:value="28.3687081849697" calcext:value-type="float">
            <text:p>28.4</text:p>
          </table:table-cell>
          <table:table-cell table:style-name="ce7" table:formula="of:=[.G6]-[.W5]" office:value-type="float" office:value="8.33406552022615" calcext:value-type="float">
            <text:p>8.3</text:p>
          </table:table-cell>
          <table:table-cell table:style-name="ce5" table:formula="of:=thermagon_k * burner_A * [.H6] / thermagon_L" office:value-type="float" office:value="1092.50942915906" calcext:value-type="float">
            <text:p>1093</text:p>
          </table:table-cell>
          <table:table-cell table:style-name="ce5" table:formula="of:=[.I6]/C_per_s_to_W*time_incr" office:value-type="float" office:value="1565.64836508894" calcext:value-type="float">
            <text:p>1566</text:p>
          </table:table-cell>
          <table:table-cell table:style-name="ce7" table:formula="of:=[.J5]" office:value-type="float" office:value="1222.00464602301" calcext:value-type="float">
            <text:p>1222.0</text:p>
          </table:table-cell>
          <table:table-cell table:style-name="ce7" table:formula="of:=[.K5]" office:value-type="float" office:value="665.987523004561" calcext:value-type="float">
            <text:p>666.0</text:p>
          </table:table-cell>
          <table:table-cell table:style-name="ce7" table:formula="of:=[.L5]" office:value-type="float" office:value="161.531640465242" calcext:value-type="float">
            <text:p>161.5</text:p>
          </table:table-cell>
          <table:table-cell table:style-name="ce7" table:formula="of:=[.M5]" office:value-type="float" office:value="0" calcext:value-type="float">
            <text:p>0.0</text:p>
          </table:table-cell>
          <table:table-cell table:style-name="ce7" table:formula="of:=[.N5]" office:value-type="float" office:value="0" calcext:value-type="float">
            <text:p>0.0</text:p>
          </table:table-cell>
          <table:table-cell table:style-name="ce7" table:formula="of:=[.O5]" office:value-type="float" office:value="0" calcext:value-type="float">
            <text:p>0.0</text:p>
          </table:table-cell>
          <table:table-cell table:style-name="ce7" table:formula="of:=[.P5]" office:value-type="float" office:value="0" calcext:value-type="float">
            <text:p>0.0</text:p>
          </table:table-cell>
          <table:table-cell table:style-name="ce7" table:formula="of:=[.Q5]" office:value-type="float" office:value="0" calcext:value-type="float">
            <text:p>0.0</text:p>
          </table:table-cell>
          <table:table-cell table:style-name="ce7" table:formula="of:=[.R5]" office:value-type="float" office:value="0" calcext:value-type="float">
            <text:p>0.0</text:p>
          </table:table-cell>
          <table:table-cell table:style-name="ce5" table:formula="of:=SUMPRODUCT([.J6:.S6];pot_heat_diffusion)" office:value-type="float" office:value="183.241697973172" calcext:value-type="float">
            <text:p>183</text:p>
          </table:table-cell>
          <table:table-cell table:style-name="ce5" table:formula="of:=[.V5]*leakage_out" office:value-type="float" office:value="0.590115414744241" calcext:value-type="float">
            <text:p>1</text:p>
          </table:table-cell>
          <table:table-cell table:style-name="ce5" table:formula="of:=[.V5]+[.T6]-[.U6]" office:value-type="float" office:value="281.004151682468" calcext:value-type="float">
            <text:p>281</text:p>
          </table:table-cell>
          <table:table-cell table:style-name="ce12" table:formula="of:= temp_out + [.V6]/pot_water_mass" office:value-type="float" office:value="20.0989779189804" calcext:value-type="float">
            <text:p>20.1</text:p>
          </table:table-cell>
          <table:table-cell table:style-name="ce7" table:formula="of:=IF([.G6]&gt;thermagon_temp_max;0;IF([.W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burner_C_per_s * [.X6]/100 * time_incr" office:value-type="float" office:value="2149.61306964746" calcext:value-type="float">
            <text:p>2150</text:p>
          </table:table-cell>
          <table:table-cell table:style-name="ce3" table:formula="of:=[.B7]" office:value-type="float" office:value="2149.61306964746" calcext:value-type="float">
            <text:p>2150</text:p>
          </table:table-cell>
          <table:table-cell table:style-name="ce3" table:formula="of:=[.C6]" office:value-type="float" office:value="2149.61306964746" calcext:value-type="float">
            <text:p>2150</text:p>
          </table:table-cell>
          <table:table-cell table:style-name="ce5" table:formula="of:=SUMPRODUCT([.B7:.D7];burner_heat_diffusion)" office:value-type="float" office:value="2149.61306964746" calcext:value-type="float">
            <text:p>2150</text:p>
          </table:table-cell>
          <table:table-cell table:formula="of:=[.F6]+[.E7]-[.J6]" office:value-type="float" office:value="4768.31879704335" calcext:value-type="float">
            <text:p>4768</text:p>
          </table:table-cell>
          <table:table-cell table:style-name="ce7" table:formula="of:=temp_out + [.F7] / burner_heat_mass" office:value-type="float" office:value="29.5366375940867" calcext:value-type="float">
            <text:p>29.5</text:p>
          </table:table-cell>
          <table:table-cell table:style-name="ce7" table:formula="of:=[.G7]-[.W6]" office:value-type="float" office:value="9.43765967510634" calcext:value-type="float">
            <text:p>9.4</text:p>
          </table:table-cell>
          <table:table-cell table:style-name="ce5" table:formula="of:=thermagon_k * burner_A * [.H7] / thermagon_L" office:value-type="float" office:value="1237.1791605459" calcext:value-type="float">
            <text:p>1237</text:p>
          </table:table-cell>
          <table:table-cell table:style-name="ce5" table:formula="of:=[.I7]/C_per_s_to_W*time_incr" office:value-type="float" office:value="1772.97099533663" calcext:value-type="float">
            <text:p>1773</text:p>
          </table:table-cell>
          <table:table-cell table:style-name="ce7" table:formula="of:=[.J6]" office:value-type="float" office:value="1565.64836508894" calcext:value-type="float">
            <text:p>1565.6</text:p>
          </table:table-cell>
          <table:table-cell table:style-name="ce7" table:formula="of:=[.K6]" office:value-type="float" office:value="1222.00464602301" calcext:value-type="float">
            <text:p>1222.0</text:p>
          </table:table-cell>
          <table:table-cell table:style-name="ce7" table:formula="of:=[.L6]" office:value-type="float" office:value="665.987523004561" calcext:value-type="float">
            <text:p>666.0</text:p>
          </table:table-cell>
          <table:table-cell table:style-name="ce7" table:formula="of:=[.M6]" office:value-type="float" office:value="161.531640465242" calcext:value-type="float">
            <text:p>161.5</text:p>
          </table:table-cell>
          <table:table-cell table:style-name="ce7" table:formula="of:=[.N6]" office:value-type="float" office:value="0" calcext:value-type="float">
            <text:p>0.0</text:p>
          </table:table-cell>
          <table:table-cell table:style-name="ce7" table:formula="of:=[.O6]" office:value-type="float" office:value="0" calcext:value-type="float">
            <text:p>0.0</text:p>
          </table:table-cell>
          <table:table-cell table:style-name="ce7" table:formula="of:=[.P6]" office:value-type="float" office:value="0" calcext:value-type="float">
            <text:p>0.0</text:p>
          </table:table-cell>
          <table:table-cell table:style-name="ce7" table:formula="of:=[.Q6]" office:value-type="float" office:value="0" calcext:value-type="float">
            <text:p>0.0</text:p>
          </table:table-cell>
          <table:table-cell table:style-name="ce7" table:formula="of:=[.R6]" office:value-type="float" office:value="0" calcext:value-type="float">
            <text:p>0.0</text:p>
          </table:table-cell>
          <table:table-cell table:style-name="ce5" table:formula="of:=SUMPRODUCT([.J7:.S7];pot_heat_diffusion)" office:value-type="float" office:value="364.916126497909" calcext:value-type="float">
            <text:p>365</text:p>
          </table:table-cell>
          <table:table-cell table:style-name="ce5" table:formula="of:=[.V6]*leakage_out" office:value-type="float" office:value="1.68602491009481" calcext:value-type="float">
            <text:p>2</text:p>
          </table:table-cell>
          <table:table-cell table:style-name="ce5" table:formula="of:=[.V6]+[.T7]-[.U7]" office:value-type="float" office:value="644.234253270282" calcext:value-type="float">
            <text:p>644</text:p>
          </table:table-cell>
          <table:table-cell table:style-name="ce12" table:formula="of:= temp_out + [.V7]/pot_water_mass" office:value-type="float" office:value="20.2269182335662" calcext:value-type="float">
            <text:p>20.2</text:p>
          </table:table-cell>
          <table:table-cell table:style-name="ce7" table:formula="of:=IF([.G7]&gt;thermagon_temp_max;0;IF([.W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burner_C_per_s * [.X7]/100 * time_incr" office:value-type="float" office:value="2149.61306964746" calcext:value-type="float">
            <text:p>2150</text:p>
          </table:table-cell>
          <table:table-cell table:style-name="ce3" table:formula="of:=[.B8]" office:value-type="float" office:value="2149.61306964746" calcext:value-type="float">
            <text:p>2150</text:p>
          </table:table-cell>
          <table:table-cell table:style-name="ce3" table:formula="of:=[.C7]" office:value-type="float" office:value="2149.61306964746" calcext:value-type="float">
            <text:p>2150</text:p>
          </table:table-cell>
          <table:table-cell table:style-name="ce5" table:formula="of:=SUMPRODUCT([.B8:.D8];burner_heat_diffusion)" office:value-type="float" office:value="2149.61306964746" calcext:value-type="float">
            <text:p>2150</text:p>
          </table:table-cell>
          <table:table-cell table:formula="of:=[.F7]+[.E8]-[.J7]" office:value-type="float" office:value="5144.96087135419" calcext:value-type="float">
            <text:p>5145</text:p>
          </table:table-cell>
          <table:table-cell table:style-name="ce7" table:formula="of:=temp_out + [.F8] / burner_heat_mass" office:value-type="float" office:value="30.2899217427084" calcext:value-type="float">
            <text:p>30.3</text:p>
          </table:table-cell>
          <table:table-cell table:style-name="ce7" table:formula="of:=[.G8]-[.W7]" office:value-type="float" office:value="10.0630035091422" calcext:value-type="float">
            <text:p>10.1</text:p>
          </table:table-cell>
          <table:table-cell table:style-name="ce5" table:formula="of:=thermagon_k * burner_A * [.H8] / thermagon_L" office:value-type="float" office:value="1319.15524214648" calcext:value-type="float">
            <text:p>1319</text:p>
          </table:table-cell>
          <table:table-cell table:style-name="ce5" table:formula="of:=[.I8]/C_per_s_to_W*time_incr" office:value-type="float" office:value="1890.44889960802" calcext:value-type="float">
            <text:p>1890</text:p>
          </table:table-cell>
          <table:table-cell table:style-name="ce7" table:formula="of:=[.J7]" office:value-type="float" office:value="1772.97099533663" calcext:value-type="float">
            <text:p>1773.0</text:p>
          </table:table-cell>
          <table:table-cell table:style-name="ce7" table:formula="of:=[.K7]" office:value-type="float" office:value="1565.64836508894" calcext:value-type="float">
            <text:p>1565.6</text:p>
          </table:table-cell>
          <table:table-cell table:style-name="ce7" table:formula="of:=[.L7]" office:value-type="float" office:value="1222.00464602301" calcext:value-type="float">
            <text:p>1222.0</text:p>
          </table:table-cell>
          <table:table-cell table:style-name="ce7" table:formula="of:=[.M7]" office:value-type="float" office:value="665.987523004561" calcext:value-type="float">
            <text:p>666.0</text:p>
          </table:table-cell>
          <table:table-cell table:style-name="ce7" table:formula="of:=[.N7]" office:value-type="float" office:value="161.531640465242" calcext:value-type="float">
            <text:p>161.5</text:p>
          </table:table-cell>
          <table:table-cell table:style-name="ce7" table:formula="of:=[.O7]" office:value-type="float" office:value="0" calcext:value-type="float">
            <text:p>0.0</text:p>
          </table:table-cell>
          <table:table-cell table:style-name="ce7" table:formula="of:=[.P7]" office:value-type="float" office:value="0" calcext:value-type="float">
            <text:p>0.0</text:p>
          </table:table-cell>
          <table:table-cell table:style-name="ce7" table:formula="of:=[.Q7]" office:value-type="float" office:value="0" calcext:value-type="float">
            <text:p>0.0</text:p>
          </table:table-cell>
          <table:table-cell table:style-name="ce7" table:formula="of:=[.R7]" office:value-type="float" office:value="0" calcext:value-type="float">
            <text:p>0.0</text:p>
          </table:table-cell>
          <table:table-cell table:style-name="ce5" table:formula="of:=SUMPRODUCT([.J8:.S8];pot_heat_diffusion)" office:value-type="float" office:value="615.276510595902" calcext:value-type="float">
            <text:p>615</text:p>
          </table:table-cell>
          <table:table-cell table:style-name="ce5" table:formula="of:=[.V7]*leakage_out" office:value-type="float" office:value="3.86540551962169" calcext:value-type="float">
            <text:p>4</text:p>
          </table:table-cell>
          <table:table-cell table:style-name="ce5" table:formula="of:=[.V7]+[.T8]-[.U8]" office:value-type="float" office:value="1255.64535834656" calcext:value-type="float">
            <text:p>1256</text:p>
          </table:table-cell>
          <table:table-cell table:style-name="ce12" table:formula="of:= temp_out + [.V8]/pot_water_mass" office:value-type="float" office:value="20.4422751898945" calcext:value-type="float">
            <text:p>20.4</text:p>
          </table:table-cell>
          <table:table-cell table:style-name="ce7" table:formula="of:=IF([.G8]&gt;thermagon_temp_max;0;IF([.W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burner_C_per_s * [.X8]/100 * time_incr" office:value-type="float" office:value="2149.61306964746" calcext:value-type="float">
            <text:p>2150</text:p>
          </table:table-cell>
          <table:table-cell table:style-name="ce3" table:formula="of:=[.B9]" office:value-type="float" office:value="2149.61306964746" calcext:value-type="float">
            <text:p>2150</text:p>
          </table:table-cell>
          <table:table-cell table:style-name="ce3" table:formula="of:=[.C8]" office:value-type="float" office:value="2149.61306964746" calcext:value-type="float">
            <text:p>2150</text:p>
          </table:table-cell>
          <table:table-cell table:style-name="ce5" table:formula="of:=SUMPRODUCT([.B9:.D9];burner_heat_diffusion)" office:value-type="float" office:value="2149.61306964746" calcext:value-type="float">
            <text:p>2150</text:p>
          </table:table-cell>
          <table:table-cell table:formula="of:=[.F8]+[.E9]-[.J8]" office:value-type="float" office:value="5404.12504139363" calcext:value-type="float">
            <text:p>5404</text:p>
          </table:table-cell>
          <table:table-cell table:style-name="ce7" table:formula="of:=temp_out + [.F9] / burner_heat_mass" office:value-type="float" office:value="30.8082500827873" calcext:value-type="float">
            <text:p>30.8</text:p>
          </table:table-cell>
          <table:table-cell table:style-name="ce7" table:formula="of:=[.G9]-[.W8]" office:value-type="float" office:value="10.3659748928928" calcext:value-type="float">
            <text:p>10.4</text:p>
          </table:table-cell>
          <table:table-cell table:style-name="ce5" table:formula="of:=thermagon_k * burner_A * [.H9] / thermagon_L" office:value-type="float" office:value="1358.87164378859" calcext:value-type="float">
            <text:p>1359</text:p>
          </table:table-cell>
          <table:table-cell table:style-name="ce5" table:formula="of:=[.I9]/C_per_s_to_W*time_incr" office:value-type="float" office:value="1947.36549697418" calcext:value-type="float">
            <text:p>1947</text:p>
          </table:table-cell>
          <table:table-cell table:style-name="ce7" table:formula="of:=[.J8]" office:value-type="float" office:value="1890.44889960802" calcext:value-type="float">
            <text:p>1890.4</text:p>
          </table:table-cell>
          <table:table-cell table:style-name="ce7" table:formula="of:=[.K8]" office:value-type="float" office:value="1772.97099533663" calcext:value-type="float">
            <text:p>1773.0</text:p>
          </table:table-cell>
          <table:table-cell table:style-name="ce7" table:formula="of:=[.L8]" office:value-type="float" office:value="1565.64836508894" calcext:value-type="float">
            <text:p>1565.6</text:p>
          </table:table-cell>
          <table:table-cell table:style-name="ce7" table:formula="of:=[.M8]" office:value-type="float" office:value="1222.00464602301" calcext:value-type="float">
            <text:p>1222.0</text:p>
          </table:table-cell>
          <table:table-cell table:style-name="ce7" table:formula="of:=[.N8]" office:value-type="float" office:value="665.987523004561" calcext:value-type="float">
            <text:p>666.0</text:p>
          </table:table-cell>
          <table:table-cell table:style-name="ce7" table:formula="of:=[.O8]" office:value-type="float" office:value="161.531640465242" calcext:value-type="float">
            <text:p>161.5</text:p>
          </table:table-cell>
          <table:table-cell table:style-name="ce7" table:formula="of:=[.P8]" office:value-type="float" office:value="0" calcext:value-type="float">
            <text:p>0.0</text:p>
          </table:table-cell>
          <table:table-cell table:style-name="ce7" table:formula="of:=[.Q8]" office:value-type="float" office:value="0" calcext:value-type="float">
            <text:p>0.0</text:p>
          </table:table-cell>
          <table:table-cell table:style-name="ce7" table:formula="of:=[.R8]" office:value-type="float" office:value="0" calcext:value-type="float">
            <text:p>0.0</text:p>
          </table:table-cell>
          <table:table-cell table:style-name="ce5" table:formula="of:=SUMPRODUCT([.J9:.S9];pot_heat_diffusion)" office:value-type="float" office:value="909.682445711639" calcext:value-type="float">
            <text:p>910</text:p>
          </table:table-cell>
          <table:table-cell table:style-name="ce5" table:formula="of:=[.V8]*leakage_out" office:value-type="float" office:value="7.53387215007938" calcext:value-type="float">
            <text:p>8</text:p>
          </table:table-cell>
          <table:table-cell table:style-name="ce5" table:formula="of:=[.V8]+[.T9]-[.U9]" office:value-type="float" office:value="2157.79393190812" calcext:value-type="float">
            <text:p>2158</text:p>
          </table:table-cell>
          <table:table-cell table:style-name="ce12" table:formula="of:= temp_out + [.V9]/pot_water_mass" office:value-type="float" office:value="20.7600384253755" calcext:value-type="float">
            <text:p>20.8</text:p>
          </table:table-cell>
          <table:table-cell table:style-name="ce7" table:formula="of:=IF([.G9]&gt;thermagon_temp_max;0;IF([.W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burner_C_per_s * [.X9]/100 * time_incr" office:value-type="float" office:value="2149.61306964746" calcext:value-type="float">
            <text:p>2150</text:p>
          </table:table-cell>
          <table:table-cell table:style-name="ce3" table:formula="of:=[.B10]" office:value-type="float" office:value="2149.61306964746" calcext:value-type="float">
            <text:p>2150</text:p>
          </table:table-cell>
          <table:table-cell table:style-name="ce3" table:formula="of:=[.C9]" office:value-type="float" office:value="2149.61306964746" calcext:value-type="float">
            <text:p>2150</text:p>
          </table:table-cell>
          <table:table-cell table:style-name="ce5" table:formula="of:=SUMPRODUCT([.B10:.D10];burner_heat_diffusion)" office:value-type="float" office:value="2149.61306964746" calcext:value-type="float">
            <text:p>2150</text:p>
          </table:table-cell>
          <table:table-cell table:formula="of:=[.F9]+[.E10]-[.J9]" office:value-type="float" office:value="5606.37261406691" calcext:value-type="float">
            <text:p>5606</text:p>
          </table:table-cell>
          <table:table-cell table:style-name="ce7" table:formula="of:=temp_out + [.F10] / burner_heat_mass" office:value-type="float" office:value="31.2127452281338" calcext:value-type="float">
            <text:p>31.2</text:p>
          </table:table-cell>
          <table:table-cell table:style-name="ce7" table:formula="of:=[.G10]-[.W9]" office:value-type="float" office:value="10.4527068027583" calcext:value-type="float">
            <text:p>10.5</text:p>
          </table:table-cell>
          <table:table-cell table:style-name="ce5" table:formula="of:=thermagon_k * burner_A * [.H10] / thermagon_L" office:value-type="float" office:value="1370.24129634376" calcext:value-type="float">
            <text:p>1370</text:p>
          </table:table-cell>
          <table:table-cell table:style-name="ce5" table:formula="of:=[.I10]/C_per_s_to_W*time_incr" office:value-type="float" office:value="1963.65906612749" calcext:value-type="float">
            <text:p>1964</text:p>
          </table:table-cell>
          <table:table-cell table:style-name="ce7" table:formula="of:=[.J9]" office:value-type="float" office:value="1947.36549697418" calcext:value-type="float">
            <text:p>1947.4</text:p>
          </table:table-cell>
          <table:table-cell table:style-name="ce7" table:formula="of:=[.K9]" office:value-type="float" office:value="1890.44889960802" calcext:value-type="float">
            <text:p>1890.4</text:p>
          </table:table-cell>
          <table:table-cell table:style-name="ce7" table:formula="of:=[.L9]" office:value-type="float" office:value="1772.97099533663" calcext:value-type="float">
            <text:p>1773.0</text:p>
          </table:table-cell>
          <table:table-cell table:style-name="ce7" table:formula="of:=[.M9]" office:value-type="float" office:value="1565.64836508894" calcext:value-type="float">
            <text:p>1565.6</text:p>
          </table:table-cell>
          <table:table-cell table:style-name="ce7" table:formula="of:=[.N9]" office:value-type="float" office:value="1222.00464602301" calcext:value-type="float">
            <text:p>1222.0</text:p>
          </table:table-cell>
          <table:table-cell table:style-name="ce7" table:formula="of:=[.O9]" office:value-type="float" office:value="665.987523004561" calcext:value-type="float">
            <text:p>666.0</text:p>
          </table:table-cell>
          <table:table-cell table:style-name="ce7" table:formula="of:=[.P9]" office:value-type="float" office:value="161.531640465242" calcext:value-type="float">
            <text:p>161.5</text:p>
          </table:table-cell>
          <table:table-cell table:style-name="ce7" table:formula="of:=[.Q9]" office:value-type="float" office:value="0" calcext:value-type="float">
            <text:p>0.0</text:p>
          </table:table-cell>
          <table:table-cell table:style-name="ce7" table:formula="of:=[.R9]" office:value-type="float" office:value="0" calcext:value-type="float">
            <text:p>0.0</text:p>
          </table:table-cell>
          <table:table-cell table:style-name="ce5" table:formula="of:=SUMPRODUCT([.J10:.S10];pot_heat_diffusion)" office:value-type="float" office:value="1209.46082992992" calcext:value-type="float">
            <text:p>1209</text:p>
          </table:table-cell>
          <table:table-cell table:style-name="ce5" table:formula="of:=[.V9]*leakage_out" office:value-type="float" office:value="12.9467635914487" calcext:value-type="float">
            <text:p>13</text:p>
          </table:table-cell>
          <table:table-cell table:style-name="ce5" table:formula="of:=[.V9]+[.T10]-[.U10]" office:value-type="float" office:value="3354.30799824659" calcext:value-type="float">
            <text:p>3354</text:p>
          </table:table-cell>
          <table:table-cell table:style-name="ce12" table:formula="of:= temp_out + [.V10]/pot_water_mass" office:value-type="float" office:value="21.1814858367672" calcext:value-type="float">
            <text:p>21.2</text:p>
          </table:table-cell>
          <table:table-cell table:style-name="ce7" table:formula="of:=IF([.G10]&gt;thermagon_temp_max;0;IF([.W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burner_C_per_s * [.X10]/100 * time_incr" office:value-type="float" office:value="2149.61306964746" calcext:value-type="float">
            <text:p>2150</text:p>
          </table:table-cell>
          <table:table-cell table:style-name="ce3" table:formula="of:=[.B11]" office:value-type="float" office:value="2149.61306964746" calcext:value-type="float">
            <text:p>2150</text:p>
          </table:table-cell>
          <table:table-cell table:style-name="ce3" table:formula="of:=[.C10]" office:value-type="float" office:value="2149.61306964746" calcext:value-type="float">
            <text:p>2150</text:p>
          </table:table-cell>
          <table:table-cell table:style-name="ce5" table:formula="of:=SUMPRODUCT([.B11:.D11];burner_heat_diffusion)" office:value-type="float" office:value="2149.61306964746" calcext:value-type="float">
            <text:p>2150</text:p>
          </table:table-cell>
          <table:table-cell table:formula="of:=[.F10]+[.E11]-[.J10]" office:value-type="float" office:value="5792.32661758688" calcext:value-type="float">
            <text:p>5792</text:p>
          </table:table-cell>
          <table:table-cell table:style-name="ce7" table:formula="of:=temp_out + [.F11] / burner_heat_mass" office:value-type="float" office:value="31.5846532351738" calcext:value-type="float">
            <text:p>31.6</text:p>
          </table:table-cell>
          <table:table-cell table:style-name="ce7" table:formula="of:=[.G11]-[.W10]" office:value-type="float" office:value="10.4031673984065" calcext:value-type="float">
            <text:p>10.4</text:p>
          </table:table-cell>
          <table:table-cell table:style-name="ce5" table:formula="of:=thermagon_k * burner_A * [.H11] / thermagon_L" office:value-type="float" office:value="1363.74719496696" calcext:value-type="float">
            <text:p>1364</text:p>
          </table:table-cell>
          <table:table-cell table:style-name="ce5" table:formula="of:=[.I11]/C_per_s_to_W*time_incr" office:value-type="float" office:value="1954.3525293307" calcext:value-type="float">
            <text:p>1954</text:p>
          </table:table-cell>
          <table:table-cell table:style-name="ce7" table:formula="of:=[.J10]" office:value-type="float" office:value="1963.65906612749" calcext:value-type="float">
            <text:p>1963.7</text:p>
          </table:table-cell>
          <table:table-cell table:style-name="ce7" table:formula="of:=[.K10]" office:value-type="float" office:value="1947.36549697418" calcext:value-type="float">
            <text:p>1947.4</text:p>
          </table:table-cell>
          <table:table-cell table:style-name="ce7" table:formula="of:=[.L10]" office:value-type="float" office:value="1890.44889960802" calcext:value-type="float">
            <text:p>1890.4</text:p>
          </table:table-cell>
          <table:table-cell table:style-name="ce7" table:formula="of:=[.M10]" office:value-type="float" office:value="1772.97099533663" calcext:value-type="float">
            <text:p>1773.0</text:p>
          </table:table-cell>
          <table:table-cell table:style-name="ce7" table:formula="of:=[.N10]" office:value-type="float" office:value="1565.64836508894" calcext:value-type="float">
            <text:p>1565.6</text:p>
          </table:table-cell>
          <table:table-cell table:style-name="ce7" table:formula="of:=[.O10]" office:value-type="float" office:value="1222.00464602301" calcext:value-type="float">
            <text:p>1222.0</text:p>
          </table:table-cell>
          <table:table-cell table:style-name="ce7" table:formula="of:=[.P10]" office:value-type="float" office:value="665.987523004561" calcext:value-type="float">
            <text:p>666.0</text:p>
          </table:table-cell>
          <table:table-cell table:style-name="ce7" table:formula="of:=[.Q10]" office:value-type="float" office:value="161.531640465242" calcext:value-type="float">
            <text:p>161.5</text:p>
          </table:table-cell>
          <table:table-cell table:style-name="ce7" table:formula="of:=[.R10]" office:value-type="float" office:value="0" calcext:value-type="float">
            <text:p>0.0</text:p>
          </table:table-cell>
          <table:table-cell table:style-name="ce5" table:formula="of:=SUMPRODUCT([.J11:.S11];pot_heat_diffusion)" office:value-type="float" office:value="1474.50140463538" calcext:value-type="float">
            <text:p>1475</text:p>
          </table:table-cell>
          <table:table-cell table:style-name="ce5" table:formula="of:=[.V10]*leakage_out" office:value-type="float" office:value="20.1258479894795" calcext:value-type="float">
            <text:p>20</text:p>
          </table:table-cell>
          <table:table-cell table:style-name="ce5" table:formula="of:=[.V10]+[.T11]-[.U11]" office:value-type="float" office:value="4808.68355489249" calcext:value-type="float">
            <text:p>4809</text:p>
          </table:table-cell>
          <table:table-cell table:style-name="ce12" table:formula="of:= temp_out + [.V11]/pot_water_mass" office:value-type="float" office:value="21.6937596418012" calcext:value-type="float">
            <text:p>21.7</text:p>
          </table:table-cell>
          <table:table-cell table:style-name="ce7" table:formula="of:=IF([.G11]&gt;thermagon_temp_max;0;IF([.W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burner_C_per_s * [.X11]/100 * time_incr" office:value-type="float" office:value="2149.61306964746" calcext:value-type="float">
            <text:p>2150</text:p>
          </table:table-cell>
          <table:table-cell table:style-name="ce3" table:formula="of:=[.B12]" office:value-type="float" office:value="2149.61306964746" calcext:value-type="float">
            <text:p>2150</text:p>
          </table:table-cell>
          <table:table-cell table:style-name="ce3" table:formula="of:=[.C11]" office:value-type="float" office:value="2149.61306964746" calcext:value-type="float">
            <text:p>2150</text:p>
          </table:table-cell>
          <table:table-cell table:style-name="ce5" table:formula="of:=SUMPRODUCT([.B12:.D12];burner_heat_diffusion)" office:value-type="float" office:value="2149.61306964746" calcext:value-type="float">
            <text:p>2150</text:p>
          </table:table-cell>
          <table:table-cell table:formula="of:=[.F11]+[.E12]-[.J11]" office:value-type="float" office:value="5987.58715790365" calcext:value-type="float">
            <text:p>5988</text:p>
          </table:table-cell>
          <table:table-cell table:style-name="ce7" table:formula="of:=temp_out + [.F12] / burner_heat_mass" office:value-type="float" office:value="31.9751743158073" calcext:value-type="float">
            <text:p>32.0</text:p>
          </table:table-cell>
          <table:table-cell table:style-name="ce7" table:formula="of:=[.G12]-[.W11]" office:value-type="float" office:value="10.2814146740061" calcext:value-type="float">
            <text:p>10.3</text:p>
          </table:table-cell>
          <table:table-cell table:style-name="ce5" table:formula="of:=thermagon_k * burner_A * [.H12] / thermagon_L" office:value-type="float" office:value="1347.78667736478" calcext:value-type="float">
            <text:p>1348</text:p>
          </table:table-cell>
          <table:table-cell table:style-name="ce5" table:formula="of:=[.I12]/C_per_s_to_W*time_incr" office:value-type="float" office:value="1931.47990450671" calcext:value-type="float">
            <text:p>1931</text:p>
          </table:table-cell>
          <table:table-cell table:style-name="ce7" table:formula="of:=[.J11]" office:value-type="float" office:value="1954.3525293307" calcext:value-type="float">
            <text:p>1954.4</text:p>
          </table:table-cell>
          <table:table-cell table:style-name="ce7" table:formula="of:=[.K11]" office:value-type="float" office:value="1963.65906612749" calcext:value-type="float">
            <text:p>1963.7</text:p>
          </table:table-cell>
          <table:table-cell table:style-name="ce7" table:formula="of:=[.L11]" office:value-type="float" office:value="1947.36549697418" calcext:value-type="float">
            <text:p>1947.4</text:p>
          </table:table-cell>
          <table:table-cell table:style-name="ce7" table:formula="of:=[.M11]" office:value-type="float" office:value="1890.44889960802" calcext:value-type="float">
            <text:p>1890.4</text:p>
          </table:table-cell>
          <table:table-cell table:style-name="ce7" table:formula="of:=[.N11]" office:value-type="float" office:value="1772.97099533663" calcext:value-type="float">
            <text:p>1773.0</text:p>
          </table:table-cell>
          <table:table-cell table:style-name="ce7" table:formula="of:=[.O11]" office:value-type="float" office:value="1565.64836508894" calcext:value-type="float">
            <text:p>1565.6</text:p>
          </table:table-cell>
          <table:table-cell table:style-name="ce7" table:formula="of:=[.P11]" office:value-type="float" office:value="1222.00464602301" calcext:value-type="float">
            <text:p>1222.0</text:p>
          </table:table-cell>
          <table:table-cell table:style-name="ce7" table:formula="of:=[.Q11]" office:value-type="float" office:value="665.987523004561" calcext:value-type="float">
            <text:p>666.0</text:p>
          </table:table-cell>
          <table:table-cell table:style-name="ce7" table:formula="of:=[.R11]" office:value-type="float" office:value="161.531640465242" calcext:value-type="float">
            <text:p>161.5</text:p>
          </table:table-cell>
          <table:table-cell table:style-name="ce5" table:formula="of:=SUMPRODUCT([.J12:.S12];pot_heat_diffusion)" office:value-type="float" office:value="1677.81126513076" calcext:value-type="float">
            <text:p>1678</text:p>
          </table:table-cell>
          <table:table-cell table:style-name="ce5" table:formula="of:=[.V11]*leakage_out" office:value-type="float" office:value="28.852101329355" calcext:value-type="float">
            <text:p>29</text:p>
          </table:table-cell>
          <table:table-cell table:style-name="ce5" table:formula="of:=[.V11]+[.T12]-[.U12]" office:value-type="float" office:value="6457.6427186939" calcext:value-type="float">
            <text:p>6458</text:p>
          </table:table-cell>
          <table:table-cell table:style-name="ce12" table:formula="of:= temp_out + [.V12]/pot_water_mass" office:value-type="float" office:value="22.2745715107343" calcext:value-type="float">
            <text:p>22.3</text:p>
          </table:table-cell>
          <table:table-cell table:style-name="ce7" table:formula="of:=IF([.G12]&gt;thermagon_temp_max;0;IF([.W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burner_C_per_s * [.X12]/100 * time_incr" office:value-type="float" office:value="2149.61306964746" calcext:value-type="float">
            <text:p>2150</text:p>
          </table:table-cell>
          <table:table-cell table:style-name="ce3" table:formula="of:=[.B13]" office:value-type="float" office:value="2149.61306964746" calcext:value-type="float">
            <text:p>2150</text:p>
          </table:table-cell>
          <table:table-cell table:style-name="ce3" table:formula="of:=[.C12]" office:value-type="float" office:value="2149.61306964746" calcext:value-type="float">
            <text:p>2150</text:p>
          </table:table-cell>
          <table:table-cell table:style-name="ce5" table:formula="of:=SUMPRODUCT([.B13:.D13];burner_heat_diffusion)" office:value-type="float" office:value="2149.61306964746" calcext:value-type="float">
            <text:p>2150</text:p>
          </table:table-cell>
          <table:table-cell table:formula="of:=[.F12]+[.E13]-[.J12]" office:value-type="float" office:value="6205.7203230444" calcext:value-type="float">
            <text:p>6206</text:p>
          </table:table-cell>
          <table:table-cell table:style-name="ce7" table:formula="of:=temp_out + [.F13] / burner_heat_mass" office:value-type="float" office:value="32.4114406460888" calcext:value-type="float">
            <text:p>32.4</text:p>
          </table:table-cell>
          <table:table-cell table:style-name="ce7" table:formula="of:=[.G13]-[.W12]" office:value-type="float" office:value="10.1368691353545" calcext:value-type="float">
            <text:p>10.1</text:p>
          </table:table-cell>
          <table:table-cell table:style-name="ce5" table:formula="of:=thermagon_k * burner_A * [.H13] / thermagon_L" office:value-type="float" office:value="1328.83825854848" calcext:value-type="float">
            <text:p>1329</text:p>
          </table:table-cell>
          <table:table-cell table:style-name="ce5" table:formula="of:=[.I13]/C_per_s_to_W*time_incr" office:value-type="float" office:value="1904.32539201559" calcext:value-type="float">
            <text:p>1904</text:p>
          </table:table-cell>
          <table:table-cell table:style-name="ce7" table:formula="of:=[.J12]" office:value-type="float" office:value="1931.47990450671" calcext:value-type="float">
            <text:p>1931.5</text:p>
          </table:table-cell>
          <table:table-cell table:style-name="ce7" table:formula="of:=[.K12]" office:value-type="float" office:value="1954.3525293307" calcext:value-type="float">
            <text:p>1954.4</text:p>
          </table:table-cell>
          <table:table-cell table:style-name="ce7" table:formula="of:=[.L12]" office:value-type="float" office:value="1963.65906612749" calcext:value-type="float">
            <text:p>1963.7</text:p>
          </table:table-cell>
          <table:table-cell table:style-name="ce7" table:formula="of:=[.M12]" office:value-type="float" office:value="1947.36549697418" calcext:value-type="float">
            <text:p>1947.4</text:p>
          </table:table-cell>
          <table:table-cell table:style-name="ce7" table:formula="of:=[.N12]" office:value-type="float" office:value="1890.44889960802" calcext:value-type="float">
            <text:p>1890.4</text:p>
          </table:table-cell>
          <table:table-cell table:style-name="ce7" table:formula="of:=[.O12]" office:value-type="float" office:value="1772.97099533663" calcext:value-type="float">
            <text:p>1773.0</text:p>
          </table:table-cell>
          <table:table-cell table:style-name="ce7" table:formula="of:=[.P12]" office:value-type="float" office:value="1565.64836508894" calcext:value-type="float">
            <text:p>1565.6</text:p>
          </table:table-cell>
          <table:table-cell table:style-name="ce7" table:formula="of:=[.Q12]" office:value-type="float" office:value="1222.00464602301" calcext:value-type="float">
            <text:p>1222.0</text:p>
          </table:table-cell>
          <table:table-cell table:style-name="ce7" table:formula="of:=[.R12]" office:value-type="float" office:value="665.987523004561" calcext:value-type="float">
            <text:p>666.0</text:p>
          </table:table-cell>
          <table:table-cell table:style-name="ce5" table:formula="of:=SUMPRODUCT([.J13:.S13];pot_heat_diffusion)" office:value-type="float" office:value="1812.38167587327" calcext:value-type="float">
            <text:p>1812</text:p>
          </table:table-cell>
          <table:table-cell table:style-name="ce5" table:formula="of:=[.V12]*leakage_out" office:value-type="float" office:value="38.7458563121634" calcext:value-type="float">
            <text:p>39</text:p>
          </table:table-cell>
          <table:table-cell table:style-name="ce5" table:formula="of:=[.V12]+[.T13]-[.U13]" office:value-type="float" office:value="8231.278538255" calcext:value-type="float">
            <text:p>8231</text:p>
          </table:table-cell>
          <table:table-cell table:style-name="ce12" table:formula="of:= temp_out + [.V13]/pot_water_mass" office:value-type="float" office:value="22.8992981612059" calcext:value-type="float">
            <text:p>22.9</text:p>
          </table:table-cell>
          <table:table-cell table:style-name="ce7" table:formula="of:=IF([.G13]&gt;thermagon_temp_max;0;IF([.W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burner_C_per_s * [.X13]/100 * time_incr" office:value-type="float" office:value="2149.61306964746" calcext:value-type="float">
            <text:p>2150</text:p>
          </table:table-cell>
          <table:table-cell table:style-name="ce3" table:formula="of:=[.B14]" office:value-type="float" office:value="2149.61306964746" calcext:value-type="float">
            <text:p>2150</text:p>
          </table:table-cell>
          <table:table-cell table:style-name="ce3" table:formula="of:=[.C13]" office:value-type="float" office:value="2149.61306964746" calcext:value-type="float">
            <text:p>2150</text:p>
          </table:table-cell>
          <table:table-cell table:style-name="ce5" table:formula="of:=SUMPRODUCT([.B14:.D14];burner_heat_diffusion)" office:value-type="float" office:value="2149.61306964746" calcext:value-type="float">
            <text:p>2150</text:p>
          </table:table-cell>
          <table:table-cell table:formula="of:=[.F13]+[.E14]-[.J13]" office:value-type="float" office:value="6451.00800067628" calcext:value-type="float">
            <text:p>6451</text:p>
          </table:table-cell>
          <table:table-cell table:style-name="ce7" table:formula="of:=temp_out + [.F14] / burner_heat_mass" office:value-type="float" office:value="32.9020160013526" calcext:value-type="float">
            <text:p>32.9</text:p>
          </table:table-cell>
          <table:table-cell table:style-name="ce7" table:formula="of:=[.G14]-[.W13]" office:value-type="float" office:value="10.0027178401467" calcext:value-type="float">
            <text:p>10.0</text:p>
          </table:table-cell>
          <table:table-cell table:style-name="ce5" table:formula="of:=thermagon_k * burner_A * [.H14] / thermagon_L" office:value-type="float" office:value="1311.25241708938" calcext:value-type="float">
            <text:p>1311</text:p>
          </table:table-cell>
          <table:table-cell table:style-name="ce5" table:formula="of:=[.I14]/C_per_s_to_W*time_incr" office:value-type="float" office:value="1879.12355558811" calcext:value-type="float">
            <text:p>1879</text:p>
          </table:table-cell>
          <table:table-cell table:style-name="ce7" table:formula="of:=[.J13]" office:value-type="float" office:value="1904.32539201559" calcext:value-type="float">
            <text:p>1904.3</text:p>
          </table:table-cell>
          <table:table-cell table:style-name="ce7" table:formula="of:=[.K13]" office:value-type="float" office:value="1931.47990450671" calcext:value-type="float">
            <text:p>1931.5</text:p>
          </table:table-cell>
          <table:table-cell table:style-name="ce7" table:formula="of:=[.L13]" office:value-type="float" office:value="1954.3525293307" calcext:value-type="float">
            <text:p>1954.4</text:p>
          </table:table-cell>
          <table:table-cell table:style-name="ce7" table:formula="of:=[.M13]" office:value-type="float" office:value="1963.65906612749" calcext:value-type="float">
            <text:p>1963.7</text:p>
          </table:table-cell>
          <table:table-cell table:style-name="ce7" table:formula="of:=[.N13]" office:value-type="float" office:value="1947.36549697418" calcext:value-type="float">
            <text:p>1947.4</text:p>
          </table:table-cell>
          <table:table-cell table:style-name="ce7" table:formula="of:=[.O13]" office:value-type="float" office:value="1890.44889960802" calcext:value-type="float">
            <text:p>1890.4</text:p>
          </table:table-cell>
          <table:table-cell table:style-name="ce7" table:formula="of:=[.P13]" office:value-type="float" office:value="1772.97099533663" calcext:value-type="float">
            <text:p>1773.0</text:p>
          </table:table-cell>
          <table:table-cell table:style-name="ce7" table:formula="of:=[.Q13]" office:value-type="float" office:value="1565.64836508894" calcext:value-type="float">
            <text:p>1565.6</text:p>
          </table:table-cell>
          <table:table-cell table:style-name="ce7" table:formula="of:=[.R13]" office:value-type="float" office:value="1222.00464602301" calcext:value-type="float">
            <text:p>1222.0</text:p>
          </table:table-cell>
          <table:table-cell table:style-name="ce5" table:formula="of:=SUMPRODUCT([.J14:.S14];pot_heat_diffusion)" office:value-type="float" office:value="1886.67097757089" calcext:value-type="float">
            <text:p>1887</text:p>
          </table:table-cell>
          <table:table-cell table:style-name="ce5" table:formula="of:=[.V13]*leakage_out" office:value-type="float" office:value="49.38767122953" calcext:value-type="float">
            <text:p>49</text:p>
          </table:table-cell>
          <table:table-cell table:style-name="ce5" table:formula="of:=[.V13]+[.T14]-[.U14]" office:value-type="float" office:value="10068.5618445964" calcext:value-type="float">
            <text:p>10069</text:p>
          </table:table-cell>
          <table:table-cell table:style-name="ce12" table:formula="of:= temp_out + [.V14]/pot_water_mass" office:value-type="float" office:value="23.5464433266784" calcext:value-type="float">
            <text:p>23.5</text:p>
          </table:table-cell>
          <table:table-cell table:style-name="ce7" table:formula="of:=IF([.G14]&gt;thermagon_temp_max;0;IF([.W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burner_C_per_s * [.X14]/100 * time_incr" office:value-type="float" office:value="2149.61306964746" calcext:value-type="float">
            <text:p>2150</text:p>
          </table:table-cell>
          <table:table-cell table:style-name="ce3" table:formula="of:=[.B15]" office:value-type="float" office:value="2149.61306964746" calcext:value-type="float">
            <text:p>2150</text:p>
          </table:table-cell>
          <table:table-cell table:style-name="ce3" table:formula="of:=[.C14]" office:value-type="float" office:value="2149.61306964746" calcext:value-type="float">
            <text:p>2150</text:p>
          </table:table-cell>
          <table:table-cell table:style-name="ce5" table:formula="of:=SUMPRODUCT([.B15:.D15];burner_heat_diffusion)" office:value-type="float" office:value="2149.61306964746" calcext:value-type="float">
            <text:p>2150</text:p>
          </table:table-cell>
          <table:table-cell table:formula="of:=[.F14]+[.E15]-[.J14]" office:value-type="float" office:value="6721.49751473564" calcext:value-type="float">
            <text:p>6721</text:p>
          </table:table-cell>
          <table:table-cell table:style-name="ce7" table:formula="of:=temp_out + [.F15] / burner_heat_mass" office:value-type="float" office:value="33.4429950294713" calcext:value-type="float">
            <text:p>33.4</text:p>
          </table:table-cell>
          <table:table-cell table:style-name="ce7" table:formula="of:=[.G15]-[.W14]" office:value-type="float" office:value="9.89655170279283" calcext:value-type="float">
            <text:p>9.9</text:p>
          </table:table-cell>
          <table:table-cell table:style-name="ce5" table:formula="of:=thermagon_k * burner_A * [.H15] / thermagon_L" office:value-type="float" office:value="1297.33513916122" calcext:value-type="float">
            <text:p>1297</text:p>
          </table:table-cell>
          <table:table-cell table:style-name="ce5" table:formula="of:=[.I15]/C_per_s_to_W*time_incr" office:value-type="float" office:value="1859.17904723592" calcext:value-type="float">
            <text:p>1859</text:p>
          </table:table-cell>
          <table:table-cell table:style-name="ce7" table:formula="of:=[.J14]" office:value-type="float" office:value="1879.12355558811" calcext:value-type="float">
            <text:p>1879.1</text:p>
          </table:table-cell>
          <table:table-cell table:style-name="ce7" table:formula="of:=[.K14]" office:value-type="float" office:value="1904.32539201559" calcext:value-type="float">
            <text:p>1904.3</text:p>
          </table:table-cell>
          <table:table-cell table:style-name="ce7" table:formula="of:=[.L14]" office:value-type="float" office:value="1931.47990450671" calcext:value-type="float">
            <text:p>1931.5</text:p>
          </table:table-cell>
          <table:table-cell table:style-name="ce7" table:formula="of:=[.M14]" office:value-type="float" office:value="1954.3525293307" calcext:value-type="float">
            <text:p>1954.4</text:p>
          </table:table-cell>
          <table:table-cell table:style-name="ce7" table:formula="of:=[.N14]" office:value-type="float" office:value="1963.65906612749" calcext:value-type="float">
            <text:p>1963.7</text:p>
          </table:table-cell>
          <table:table-cell table:style-name="ce7" table:formula="of:=[.O14]" office:value-type="float" office:value="1947.36549697418" calcext:value-type="float">
            <text:p>1947.4</text:p>
          </table:table-cell>
          <table:table-cell table:style-name="ce7" table:formula="of:=[.P14]" office:value-type="float" office:value="1890.44889960802" calcext:value-type="float">
            <text:p>1890.4</text:p>
          </table:table-cell>
          <table:table-cell table:style-name="ce7" table:formula="of:=[.Q14]" office:value-type="float" office:value="1772.97099533663" calcext:value-type="float">
            <text:p>1773.0</text:p>
          </table:table-cell>
          <table:table-cell table:style-name="ce7" table:formula="of:=[.R14]" office:value-type="float" office:value="1565.64836508894" calcext:value-type="float">
            <text:p>1565.6</text:p>
          </table:table-cell>
          <table:table-cell table:style-name="ce5" table:formula="of:=SUMPRODUCT([.J15:.S15];pot_heat_diffusion)" office:value-type="float" office:value="1917.6476023597" calcext:value-type="float">
            <text:p>1918</text:p>
          </table:table-cell>
          <table:table-cell table:style-name="ce5" table:formula="of:=[.V14]*leakage_out" office:value-type="float" office:value="60.4113710675782" calcext:value-type="float">
            <text:p>60</text:p>
          </table:table-cell>
          <table:table-cell table:style-name="ce5" table:formula="of:=[.V14]+[.T15]-[.U15]" office:value-type="float" office:value="11925.7980758885" calcext:value-type="float">
            <text:p>11926</text:p>
          </table:table-cell>
          <table:table-cell table:style-name="ce12" table:formula="of:= temp_out + [.V15]/pot_water_mass" office:value-type="float" office:value="24.2006164985964" calcext:value-type="float">
            <text:p>24.2</text:p>
          </table:table-cell>
          <table:table-cell table:style-name="ce7" table:formula="of:=IF([.G15]&gt;thermagon_temp_max;0;IF([.W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burner_C_per_s * [.X15]/100 * time_incr" office:value-type="float" office:value="2149.61306964746" calcext:value-type="float">
            <text:p>2150</text:p>
          </table:table-cell>
          <table:table-cell table:style-name="ce3" table:formula="of:=[.B16]" office:value-type="float" office:value="2149.61306964746" calcext:value-type="float">
            <text:p>2150</text:p>
          </table:table-cell>
          <table:table-cell table:style-name="ce3" table:formula="of:=[.C15]" office:value-type="float" office:value="2149.61306964746" calcext:value-type="float">
            <text:p>2150</text:p>
          </table:table-cell>
          <table:table-cell table:style-name="ce5" table:formula="of:=SUMPRODUCT([.B16:.D16];burner_heat_diffusion)" office:value-type="float" office:value="2149.61306964746" calcext:value-type="float">
            <text:p>2150</text:p>
          </table:table-cell>
          <table:table-cell table:formula="of:=[.F15]+[.E16]-[.J15]" office:value-type="float" office:value="7011.93153714718" calcext:value-type="float">
            <text:p>7012</text:p>
          </table:table-cell>
          <table:table-cell table:style-name="ce7" table:formula="of:=temp_out + [.F16] / burner_heat_mass" office:value-type="float" office:value="34.0238630742944" calcext:value-type="float">
            <text:p>34.0</text:p>
          </table:table-cell>
          <table:table-cell table:style-name="ce7" table:formula="of:=[.G16]-[.W15]" office:value-type="float" office:value="9.82324657569801" calcext:value-type="float">
            <text:p>9.8</text:p>
          </table:table-cell>
          <table:table-cell table:style-name="ce5" table:formula="of:=thermagon_k * burner_A * [.H16] / thermagon_L" office:value-type="float" office:value="1287.72559837198" calcext:value-type="float">
            <text:p>1288</text:p>
          </table:table-cell>
          <table:table-cell table:style-name="ce5" table:formula="of:=[.I16]/C_per_s_to_W*time_incr" office:value-type="float" office:value="1845.40785092001" calcext:value-type="float">
            <text:p>1845</text:p>
          </table:table-cell>
          <table:table-cell table:style-name="ce7" table:formula="of:=[.J15]" office:value-type="float" office:value="1859.17904723592" calcext:value-type="float">
            <text:p>1859.2</text:p>
          </table:table-cell>
          <table:table-cell table:style-name="ce7" table:formula="of:=[.K15]" office:value-type="float" office:value="1879.12355558811" calcext:value-type="float">
            <text:p>1879.1</text:p>
          </table:table-cell>
          <table:table-cell table:style-name="ce7" table:formula="of:=[.L15]" office:value-type="float" office:value="1904.32539201559" calcext:value-type="float">
            <text:p>1904.3</text:p>
          </table:table-cell>
          <table:table-cell table:style-name="ce7" table:formula="of:=[.M15]" office:value-type="float" office:value="1931.47990450671" calcext:value-type="float">
            <text:p>1931.5</text:p>
          </table:table-cell>
          <table:table-cell table:style-name="ce7" table:formula="of:=[.N15]" office:value-type="float" office:value="1954.3525293307" calcext:value-type="float">
            <text:p>1954.4</text:p>
          </table:table-cell>
          <table:table-cell table:style-name="ce7" table:formula="of:=[.O15]" office:value-type="float" office:value="1963.65906612749" calcext:value-type="float">
            <text:p>1963.7</text:p>
          </table:table-cell>
          <table:table-cell table:style-name="ce7" table:formula="of:=[.P15]" office:value-type="float" office:value="1947.36549697418" calcext:value-type="float">
            <text:p>1947.4</text:p>
          </table:table-cell>
          <table:table-cell table:style-name="ce7" table:formula="of:=[.Q15]" office:value-type="float" office:value="1890.44889960802" calcext:value-type="float">
            <text:p>1890.4</text:p>
          </table:table-cell>
          <table:table-cell table:style-name="ce7" table:formula="of:=[.R15]" office:value-type="float" office:value="1772.97099533663" calcext:value-type="float">
            <text:p>1773.0</text:p>
          </table:table-cell>
          <table:table-cell table:style-name="ce5" table:formula="of:=SUMPRODUCT([.J16:.S16];pot_heat_diffusion)" office:value-type="float" office:value="1922.14538633575" calcext:value-type="float">
            <text:p>1922</text:p>
          </table:table-cell>
          <table:table-cell table:style-name="ce5" table:formula="of:=[.V15]*leakage_out" office:value-type="float" office:value="71.5547884553309" calcext:value-type="float">
            <text:p>72</text:p>
          </table:table-cell>
          <table:table-cell table:style-name="ce5" table:formula="of:=[.V15]+[.T16]-[.U16]" office:value-type="float" office:value="13776.3886737689" calcext:value-type="float">
            <text:p>13776</text:p>
          </table:table-cell>
          <table:table-cell table:style-name="ce12" table:formula="of:= temp_out + [.V16]/pot_water_mass" office:value-type="float" office:value="24.8524488831577" calcext:value-type="float">
            <text:p>24.9</text:p>
          </table:table-cell>
          <table:table-cell table:style-name="ce7" table:formula="of:=IF([.G16]&gt;thermagon_temp_max;0;IF([.W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burner_C_per_s * [.X16]/100 * time_incr" office:value-type="float" office:value="2149.61306964746" calcext:value-type="float">
            <text:p>2150</text:p>
          </table:table-cell>
          <table:table-cell table:style-name="ce3" table:formula="of:=[.B17]" office:value-type="float" office:value="2149.61306964746" calcext:value-type="float">
            <text:p>2150</text:p>
          </table:table-cell>
          <table:table-cell table:style-name="ce3" table:formula="of:=[.C16]" office:value-type="float" office:value="2149.61306964746" calcext:value-type="float">
            <text:p>2150</text:p>
          </table:table-cell>
          <table:table-cell table:style-name="ce5" table:formula="of:=SUMPRODUCT([.B17:.D17];burner_heat_diffusion)" office:value-type="float" office:value="2149.61306964746" calcext:value-type="float">
            <text:p>2150</text:p>
          </table:table-cell>
          <table:table-cell table:formula="of:=[.F16]+[.E17]-[.J16]" office:value-type="float" office:value="7316.13675587463" calcext:value-type="float">
            <text:p>7316</text:p>
          </table:table-cell>
          <table:table-cell table:style-name="ce7" table:formula="of:=temp_out + [.F17] / burner_heat_mass" office:value-type="float" office:value="34.6322735117493" calcext:value-type="float">
            <text:p>34.6</text:p>
          </table:table-cell>
          <table:table-cell table:style-name="ce7" table:formula="of:=[.G17]-[.W16]" office:value-type="float" office:value="9.77982462859153" calcext:value-type="float">
            <text:p>9.8</text:p>
          </table:table-cell>
          <table:table-cell table:style-name="ce5" table:formula="of:=thermagon_k * burner_A * [.H17] / thermagon_L" office:value-type="float" office:value="1282.03343210198" calcext:value-type="float">
            <text:p>1282</text:p>
          </table:table-cell>
          <table:table-cell table:style-name="ce5" table:formula="of:=[.I17]/C_per_s_to_W*time_incr" office:value-type="float" office:value="1837.25054758094" calcext:value-type="float">
            <text:p>1837</text:p>
          </table:table-cell>
          <table:table-cell table:style-name="ce7" table:formula="of:=[.J16]" office:value-type="float" office:value="1845.40785092001" calcext:value-type="float">
            <text:p>1845.4</text:p>
          </table:table-cell>
          <table:table-cell table:style-name="ce7" table:formula="of:=[.K16]" office:value-type="float" office:value="1859.17904723592" calcext:value-type="float">
            <text:p>1859.2</text:p>
          </table:table-cell>
          <table:table-cell table:style-name="ce7" table:formula="of:=[.L16]" office:value-type="float" office:value="1879.12355558811" calcext:value-type="float">
            <text:p>1879.1</text:p>
          </table:table-cell>
          <table:table-cell table:style-name="ce7" table:formula="of:=[.M16]" office:value-type="float" office:value="1904.32539201559" calcext:value-type="float">
            <text:p>1904.3</text:p>
          </table:table-cell>
          <table:table-cell table:style-name="ce7" table:formula="of:=[.N16]" office:value-type="float" office:value="1931.47990450671" calcext:value-type="float">
            <text:p>1931.5</text:p>
          </table:table-cell>
          <table:table-cell table:style-name="ce7" table:formula="of:=[.O16]" office:value-type="float" office:value="1954.3525293307" calcext:value-type="float">
            <text:p>1954.4</text:p>
          </table:table-cell>
          <table:table-cell table:style-name="ce7" table:formula="of:=[.P16]" office:value-type="float" office:value="1963.65906612749" calcext:value-type="float">
            <text:p>1963.7</text:p>
          </table:table-cell>
          <table:table-cell table:style-name="ce7" table:formula="of:=[.Q16]" office:value-type="float" office:value="1947.36549697418" calcext:value-type="float">
            <text:p>1947.4</text:p>
          </table:table-cell>
          <table:table-cell table:style-name="ce7" table:formula="of:=[.R16]" office:value-type="float" office:value="1890.44889960802" calcext:value-type="float">
            <text:p>1890.4</text:p>
          </table:table-cell>
          <table:table-cell table:style-name="ce5" table:formula="of:=SUMPRODUCT([.J17:.S17];pot_heat_diffusion)" office:value-type="float" office:value="1911.94283378666" calcext:value-type="float">
            <text:p>1912</text:p>
          </table:table-cell>
          <table:table-cell table:style-name="ce5" table:formula="of:=[.V16]*leakage_out" office:value-type="float" office:value="82.6583320426135" calcext:value-type="float">
            <text:p>83</text:p>
          </table:table-cell>
          <table:table-cell table:style-name="ce5" table:formula="of:=[.V16]+[.T17]-[.U17]" office:value-type="float" office:value="15605.673175513" calcext:value-type="float">
            <text:p>15606</text:p>
          </table:table-cell>
          <table:table-cell table:style-name="ce12" table:formula="of:= temp_out + [.V17]/pot_water_mass" office:value-type="float" office:value="25.4967766346219" calcext:value-type="float">
            <text:p>25.5</text:p>
          </table:table-cell>
          <table:table-cell table:style-name="ce7" table:formula="of:=IF([.G17]&gt;thermagon_temp_max;0;IF([.W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burner_C_per_s * [.X17]/100 * time_incr" office:value-type="float" office:value="2149.61306964746" calcext:value-type="float">
            <text:p>2150</text:p>
          </table:table-cell>
          <table:table-cell table:style-name="ce3" table:formula="of:=[.B18]" office:value-type="float" office:value="2149.61306964746" calcext:value-type="float">
            <text:p>2150</text:p>
          </table:table-cell>
          <table:table-cell table:style-name="ce3" table:formula="of:=[.C17]" office:value-type="float" office:value="2149.61306964746" calcext:value-type="float">
            <text:p>2150</text:p>
          </table:table-cell>
          <table:table-cell table:style-name="ce5" table:formula="of:=SUMPRODUCT([.B18:.D18];burner_heat_diffusion)" office:value-type="float" office:value="2149.61306964746" calcext:value-type="float">
            <text:p>2150</text:p>
          </table:table-cell>
          <table:table-cell table:formula="of:=[.F17]+[.E18]-[.J17]" office:value-type="float" office:value="7628.49927794116" calcext:value-type="float">
            <text:p>7628</text:p>
          </table:table-cell>
          <table:table-cell table:style-name="ce7" table:formula="of:=temp_out + [.F18] / burner_heat_mass" office:value-type="float" office:value="35.2569985558823" calcext:value-type="float">
            <text:p>35.3</text:p>
          </table:table-cell>
          <table:table-cell table:style-name="ce7" table:formula="of:=[.G18]-[.W17]" office:value-type="float" office:value="9.76022192126045" calcext:value-type="float">
            <text:p>9.8</text:p>
          </table:table-cell>
          <table:table-cell table:style-name="ce5" table:formula="of:=thermagon_k * burner_A * [.H18] / thermagon_L" office:value-type="float" office:value="1279.4637207715" calcext:value-type="float">
            <text:p>1279</text:p>
          </table:table-cell>
          <table:table-cell table:style-name="ce5" table:formula="of:=[.I18]/C_per_s_to_W*time_incr" office:value-type="float" office:value="1833.56795754013" calcext:value-type="float">
            <text:p>1834</text:p>
          </table:table-cell>
          <table:table-cell table:style-name="ce7" table:formula="of:=[.J17]" office:value-type="float" office:value="1837.25054758094" calcext:value-type="float">
            <text:p>1837.3</text:p>
          </table:table-cell>
          <table:table-cell table:style-name="ce7" table:formula="of:=[.K17]" office:value-type="float" office:value="1845.40785092001" calcext:value-type="float">
            <text:p>1845.4</text:p>
          </table:table-cell>
          <table:table-cell table:style-name="ce7" table:formula="of:=[.L17]" office:value-type="float" office:value="1859.17904723592" calcext:value-type="float">
            <text:p>1859.2</text:p>
          </table:table-cell>
          <table:table-cell table:style-name="ce7" table:formula="of:=[.M17]" office:value-type="float" office:value="1879.12355558811" calcext:value-type="float">
            <text:p>1879.1</text:p>
          </table:table-cell>
          <table:table-cell table:style-name="ce7" table:formula="of:=[.N17]" office:value-type="float" office:value="1904.32539201559" calcext:value-type="float">
            <text:p>1904.3</text:p>
          </table:table-cell>
          <table:table-cell table:style-name="ce7" table:formula="of:=[.O17]" office:value-type="float" office:value="1931.47990450671" calcext:value-type="float">
            <text:p>1931.5</text:p>
          </table:table-cell>
          <table:table-cell table:style-name="ce7" table:formula="of:=[.P17]" office:value-type="float" office:value="1954.3525293307" calcext:value-type="float">
            <text:p>1954.4</text:p>
          </table:table-cell>
          <table:table-cell table:style-name="ce7" table:formula="of:=[.Q17]" office:value-type="float" office:value="1963.65906612749" calcext:value-type="float">
            <text:p>1963.7</text:p>
          </table:table-cell>
          <table:table-cell table:style-name="ce7" table:formula="of:=[.R17]" office:value-type="float" office:value="1947.36549697418" calcext:value-type="float">
            <text:p>1947.4</text:p>
          </table:table-cell>
          <table:table-cell table:style-name="ce5" table:formula="of:=SUMPRODUCT([.J18:.S18];pot_heat_diffusion)" office:value-type="float" office:value="1895.25984113084" calcext:value-type="float">
            <text:p>1895</text:p>
          </table:table-cell>
          <table:table-cell table:style-name="ce5" table:formula="of:=[.V17]*leakage_out" office:value-type="float" office:value="93.6340390530778" calcext:value-type="float">
            <text:p>94</text:p>
          </table:table-cell>
          <table:table-cell table:style-name="ce5" table:formula="of:=[.V17]+[.T18]-[.U18]" office:value-type="float" office:value="17407.2989775907" calcext:value-type="float">
            <text:p>17407</text:p>
          </table:table-cell>
          <table:table-cell table:style-name="ce12" table:formula="of:= temp_out + [.V18]/pot_water_mass" office:value-type="float" office:value="26.1313621793667" calcext:value-type="float">
            <text:p>26.1</text:p>
          </table:table-cell>
          <table:table-cell table:style-name="ce7" table:formula="of:=IF([.G18]&gt;thermagon_temp_max;0;IF([.W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burner_C_per_s * [.X18]/100 * time_incr" office:value-type="float" office:value="2149.61306964746" calcext:value-type="float">
            <text:p>2150</text:p>
          </table:table-cell>
          <table:table-cell table:style-name="ce3" table:formula="of:=[.B19]" office:value-type="float" office:value="2149.61306964746" calcext:value-type="float">
            <text:p>2150</text:p>
          </table:table-cell>
          <table:table-cell table:style-name="ce3" table:formula="of:=[.C18]" office:value-type="float" office:value="2149.61306964746" calcext:value-type="float">
            <text:p>2150</text:p>
          </table:table-cell>
          <table:table-cell table:style-name="ce5" table:formula="of:=SUMPRODUCT([.B19:.D19];burner_heat_diffusion)" office:value-type="float" office:value="2149.61306964746" calcext:value-type="float">
            <text:p>2150</text:p>
          </table:table-cell>
          <table:table-cell table:formula="of:=[.F18]+[.E19]-[.J18]" office:value-type="float" office:value="7944.5443900485" calcext:value-type="float">
            <text:p>7945</text:p>
          </table:table-cell>
          <table:table-cell table:style-name="ce7" table:formula="of:=temp_out + [.F19] / burner_heat_mass" office:value-type="float" office:value="35.889088780097" calcext:value-type="float">
            <text:p>35.9</text:p>
          </table:table-cell>
          <table:table-cell table:style-name="ce7" table:formula="of:=[.G19]-[.W18]" office:value-type="float" office:value="9.75772660073027" calcext:value-type="float">
            <text:p>9.8</text:p>
          </table:table-cell>
          <table:table-cell table:style-name="ce5" table:formula="of:=thermagon_k * burner_A * [.H19] / thermagon_L" office:value-type="float" office:value="1279.13661016727" calcext:value-type="float">
            <text:p>1279</text:p>
          </table:table-cell>
          <table:table-cell table:style-name="ce5" table:formula="of:=[.I19]/C_per_s_to_W*time_incr" office:value-type="float" office:value="1833.09918338675" calcext:value-type="float">
            <text:p>1833</text:p>
          </table:table-cell>
          <table:table-cell table:style-name="ce7" table:formula="of:=[.J18]" office:value-type="float" office:value="1833.56795754013" calcext:value-type="float">
            <text:p>1833.6</text:p>
          </table:table-cell>
          <table:table-cell table:style-name="ce7" table:formula="of:=[.K18]" office:value-type="float" office:value="1837.25054758094" calcext:value-type="float">
            <text:p>1837.3</text:p>
          </table:table-cell>
          <table:table-cell table:style-name="ce7" table:formula="of:=[.L18]" office:value-type="float" office:value="1845.40785092001" calcext:value-type="float">
            <text:p>1845.4</text:p>
          </table:table-cell>
          <table:table-cell table:style-name="ce7" table:formula="of:=[.M18]" office:value-type="float" office:value="1859.17904723592" calcext:value-type="float">
            <text:p>1859.2</text:p>
          </table:table-cell>
          <table:table-cell table:style-name="ce7" table:formula="of:=[.N18]" office:value-type="float" office:value="1879.12355558811" calcext:value-type="float">
            <text:p>1879.1</text:p>
          </table:table-cell>
          <table:table-cell table:style-name="ce7" table:formula="of:=[.O18]" office:value-type="float" office:value="1904.32539201559" calcext:value-type="float">
            <text:p>1904.3</text:p>
          </table:table-cell>
          <table:table-cell table:style-name="ce7" table:formula="of:=[.P18]" office:value-type="float" office:value="1931.47990450671" calcext:value-type="float">
            <text:p>1931.5</text:p>
          </table:table-cell>
          <table:table-cell table:style-name="ce7" table:formula="of:=[.Q18]" office:value-type="float" office:value="1954.3525293307" calcext:value-type="float">
            <text:p>1954.4</text:p>
          </table:table-cell>
          <table:table-cell table:style-name="ce7" table:formula="of:=[.R18]" office:value-type="float" office:value="1963.65906612749" calcext:value-type="float">
            <text:p>1963.7</text:p>
          </table:table-cell>
          <table:table-cell table:style-name="ce5" table:formula="of:=SUMPRODUCT([.J19:.S19];pot_heat_diffusion)" office:value-type="float" office:value="1877.55868949126" calcext:value-type="float">
            <text:p>1878</text:p>
          </table:table-cell>
          <table:table-cell table:style-name="ce5" table:formula="of:=[.V18]*leakage_out" office:value-type="float" office:value="104.443793865544" calcext:value-type="float">
            <text:p>104</text:p>
          </table:table-cell>
          <table:table-cell table:style-name="ce5" table:formula="of:=[.V18]+[.T19]-[.U19]" office:value-type="float" office:value="19180.4138732164" calcext:value-type="float">
            <text:p>19180</text:p>
          </table:table-cell>
          <table:table-cell table:style-name="ce12" table:formula="of:= temp_out + [.V19]/pot_water_mass" office:value-type="float" office:value="26.7559053451219" calcext:value-type="float">
            <text:p>26.8</text:p>
          </table:table-cell>
          <table:table-cell table:style-name="ce7" table:formula="of:=IF([.G19]&gt;thermagon_temp_max;0;IF([.W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burner_C_per_s * [.X19]/100 * time_incr" office:value-type="float" office:value="2149.61306964746" calcext:value-type="float">
            <text:p>2150</text:p>
          </table:table-cell>
          <table:table-cell table:style-name="ce3" table:formula="of:=[.B20]" office:value-type="float" office:value="2149.61306964746" calcext:value-type="float">
            <text:p>2150</text:p>
          </table:table-cell>
          <table:table-cell table:style-name="ce3" table:formula="of:=[.C19]" office:value-type="float" office:value="2149.61306964746" calcext:value-type="float">
            <text:p>2150</text:p>
          </table:table-cell>
          <table:table-cell table:style-name="ce5" table:formula="of:=SUMPRODUCT([.B20:.D20];burner_heat_diffusion)" office:value-type="float" office:value="2149.61306964746" calcext:value-type="float">
            <text:p>2150</text:p>
          </table:table-cell>
          <table:table-cell table:formula="of:=[.F19]+[.E20]-[.J19]" office:value-type="float" office:value="8261.05827630922" calcext:value-type="float">
            <text:p>8261</text:p>
          </table:table-cell>
          <table:table-cell table:style-name="ce7" table:formula="of:=temp_out + [.F20] / burner_heat_mass" office:value-type="float" office:value="36.5221165526184" calcext:value-type="float">
            <text:p>36.5</text:p>
          </table:table-cell>
          <table:table-cell table:style-name="ce7" table:formula="of:=[.G20]-[.W19]" office:value-type="float" office:value="9.76621120749654" calcext:value-type="float">
            <text:p>9.8</text:p>
          </table:table-cell>
          <table:table-cell table:style-name="ce5" table:formula="of:=thermagon_k * burner_A * [.H20] / thermagon_L" office:value-type="float" office:value="1280.24885399021" calcext:value-type="float">
            <text:p>1280</text:p>
          </table:table-cell>
          <table:table-cell table:style-name="ce5" table:formula="of:=[.I20]/C_per_s_to_W*time_incr" office:value-type="float" office:value="1834.6931126257" calcext:value-type="float">
            <text:p>1835</text:p>
          </table:table-cell>
          <table:table-cell table:style-name="ce7" table:formula="of:=[.J19]" office:value-type="float" office:value="1833.09918338675" calcext:value-type="float">
            <text:p>1833.1</text:p>
          </table:table-cell>
          <table:table-cell table:style-name="ce7" table:formula="of:=[.K19]" office:value-type="float" office:value="1833.56795754013" calcext:value-type="float">
            <text:p>1833.6</text:p>
          </table:table-cell>
          <table:table-cell table:style-name="ce7" table:formula="of:=[.L19]" office:value-type="float" office:value="1837.25054758094" calcext:value-type="float">
            <text:p>1837.3</text:p>
          </table:table-cell>
          <table:table-cell table:style-name="ce7" table:formula="of:=[.M19]" office:value-type="float" office:value="1845.40785092001" calcext:value-type="float">
            <text:p>1845.4</text:p>
          </table:table-cell>
          <table:table-cell table:style-name="ce7" table:formula="of:=[.N19]" office:value-type="float" office:value="1859.17904723592" calcext:value-type="float">
            <text:p>1859.2</text:p>
          </table:table-cell>
          <table:table-cell table:style-name="ce7" table:formula="of:=[.O19]" office:value-type="float" office:value="1879.12355558811" calcext:value-type="float">
            <text:p>1879.1</text:p>
          </table:table-cell>
          <table:table-cell table:style-name="ce7" table:formula="of:=[.P19]" office:value-type="float" office:value="1904.32539201559" calcext:value-type="float">
            <text:p>1904.3</text:p>
          </table:table-cell>
          <table:table-cell table:style-name="ce7" table:formula="of:=[.Q19]" office:value-type="float" office:value="1931.47990450671" calcext:value-type="float">
            <text:p>1931.5</text:p>
          </table:table-cell>
          <table:table-cell table:style-name="ce7" table:formula="of:=[.R19]" office:value-type="float" office:value="1954.3525293307" calcext:value-type="float">
            <text:p>1954.4</text:p>
          </table:table-cell>
          <table:table-cell table:style-name="ce5" table:formula="of:=SUMPRODUCT([.J20:.S20];pot_heat_diffusion)" office:value-type="float" office:value="1862.0809593328" calcext:value-type="float">
            <text:p>1862</text:p>
          </table:table-cell>
          <table:table-cell table:style-name="ce5" table:formula="of:=[.V19]*leakage_out" office:value-type="float" office:value="115.082483239299" calcext:value-type="float">
            <text:p>115</text:p>
          </table:table-cell>
          <table:table-cell table:style-name="ce5" table:formula="of:=[.V19]+[.T20]-[.U20]" office:value-type="float" office:value="20927.4123493099" calcext:value-type="float">
            <text:p>20927</text:p>
          </table:table-cell>
          <table:table-cell table:style-name="ce12" table:formula="of:= temp_out + [.V20]/pot_water_mass" office:value-type="float" office:value="27.3712495405379" calcext:value-type="float">
            <text:p>27.4</text:p>
          </table:table-cell>
          <table:table-cell table:style-name="ce7" table:formula="of:=IF([.G20]&gt;thermagon_temp_max;0;IF([.W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burner_C_per_s * [.X20]/100 * time_incr" office:value-type="float" office:value="2149.61306964746" calcext:value-type="float">
            <text:p>2150</text:p>
          </table:table-cell>
          <table:table-cell table:style-name="ce3" table:formula="of:=[.B21]" office:value-type="float" office:value="2149.61306964746" calcext:value-type="float">
            <text:p>2150</text:p>
          </table:table-cell>
          <table:table-cell table:style-name="ce3" table:formula="of:=[.C20]" office:value-type="float" office:value="2149.61306964746" calcext:value-type="float">
            <text:p>2150</text:p>
          </table:table-cell>
          <table:table-cell table:style-name="ce5" table:formula="of:=SUMPRODUCT([.B21:.D21];burner_heat_diffusion)" office:value-type="float" office:value="2149.61306964746" calcext:value-type="float">
            <text:p>2150</text:p>
          </table:table-cell>
          <table:table-cell table:formula="of:=[.F20]+[.E21]-[.J20]" office:value-type="float" office:value="8575.97823333098" calcext:value-type="float">
            <text:p>8576</text:p>
          </table:table-cell>
          <table:table-cell table:style-name="ce7" table:formula="of:=temp_out + [.F21] / burner_heat_mass" office:value-type="float" office:value="37.151956466662" calcext:value-type="float">
            <text:p>37.2</text:p>
          </table:table-cell>
          <table:table-cell table:style-name="ce7" table:formula="of:=[.G21]-[.W20]" office:value-type="float" office:value="9.78070692612408" calcext:value-type="float">
            <text:p>9.8</text:p>
          </table:table-cell>
          <table:table-cell table:style-name="ce5" table:formula="of:=thermagon_k * burner_A * [.H21] / thermagon_L" office:value-type="float" office:value="1282.14909214464" calcext:value-type="float">
            <text:p>1282</text:p>
          </table:table-cell>
          <table:table-cell table:style-name="ce5" table:formula="of:=[.I21]/C_per_s_to_W*time_incr" office:value-type="float" office:value="1837.4162971405" calcext:value-type="float">
            <text:p>1837</text:p>
          </table:table-cell>
          <table:table-cell table:style-name="ce7" table:formula="of:=[.J20]" office:value-type="float" office:value="1834.6931126257" calcext:value-type="float">
            <text:p>1834.7</text:p>
          </table:table-cell>
          <table:table-cell table:style-name="ce7" table:formula="of:=[.K20]" office:value-type="float" office:value="1833.09918338675" calcext:value-type="float">
            <text:p>1833.1</text:p>
          </table:table-cell>
          <table:table-cell table:style-name="ce7" table:formula="of:=[.L20]" office:value-type="float" office:value="1833.56795754013" calcext:value-type="float">
            <text:p>1833.6</text:p>
          </table:table-cell>
          <table:table-cell table:style-name="ce7" table:formula="of:=[.M20]" office:value-type="float" office:value="1837.25054758094" calcext:value-type="float">
            <text:p>1837.3</text:p>
          </table:table-cell>
          <table:table-cell table:style-name="ce7" table:formula="of:=[.N20]" office:value-type="float" office:value="1845.40785092001" calcext:value-type="float">
            <text:p>1845.4</text:p>
          </table:table-cell>
          <table:table-cell table:style-name="ce7" table:formula="of:=[.O20]" office:value-type="float" office:value="1859.17904723592" calcext:value-type="float">
            <text:p>1859.2</text:p>
          </table:table-cell>
          <table:table-cell table:style-name="ce7" table:formula="of:=[.P20]" office:value-type="float" office:value="1879.12355558811" calcext:value-type="float">
            <text:p>1879.1</text:p>
          </table:table-cell>
          <table:table-cell table:style-name="ce7" table:formula="of:=[.Q20]" office:value-type="float" office:value="1904.32539201559" calcext:value-type="float">
            <text:p>1904.3</text:p>
          </table:table-cell>
          <table:table-cell table:style-name="ce7" table:formula="of:=[.R20]" office:value-type="float" office:value="1931.47990450671" calcext:value-type="float">
            <text:p>1931.5</text:p>
          </table:table-cell>
          <table:table-cell table:style-name="ce5" table:formula="of:=SUMPRODUCT([.J21:.S21];pot_heat_diffusion)" office:value-type="float" office:value="1850.34168560907" calcext:value-type="float">
            <text:p>1850</text:p>
          </table:table-cell>
          <table:table-cell table:style-name="ce5" table:formula="of:=[.V20]*leakage_out" office:value-type="float" office:value="125.56447409586" calcext:value-type="float">
            <text:p>126</text:p>
          </table:table-cell>
          <table:table-cell table:style-name="ce5" table:formula="of:=[.V20]+[.T21]-[.U21]" office:value-type="float" office:value="22652.1895608231" calcext:value-type="float">
            <text:p>22652</text:p>
          </table:table-cell>
          <table:table-cell table:style-name="ce12" table:formula="of:= temp_out + [.V21]/pot_water_mass" office:value-type="float" office:value="27.9787667536403" calcext:value-type="float">
            <text:p>28.0</text:p>
          </table:table-cell>
          <table:table-cell table:style-name="ce7" table:formula="of:=IF([.G21]&gt;thermagon_temp_max;0;IF([.W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burner_C_per_s * [.X21]/100 * time_incr" office:value-type="float" office:value="2149.61306964746" calcext:value-type="float">
            <text:p>2150</text:p>
          </table:table-cell>
          <table:table-cell table:style-name="ce3" table:formula="of:=[.B22]" office:value-type="float" office:value="2149.61306964746" calcext:value-type="float">
            <text:p>2150</text:p>
          </table:table-cell>
          <table:table-cell table:style-name="ce3" table:formula="of:=[.C21]" office:value-type="float" office:value="2149.61306964746" calcext:value-type="float">
            <text:p>2150</text:p>
          </table:table-cell>
          <table:table-cell table:style-name="ce5" table:formula="of:=SUMPRODUCT([.B22:.D22];burner_heat_diffusion)" office:value-type="float" office:value="2149.61306964746" calcext:value-type="float">
            <text:p>2150</text:p>
          </table:table-cell>
          <table:table-cell table:formula="of:=[.F21]+[.E22]-[.J21]" office:value-type="float" office:value="8888.17500583795" calcext:value-type="float">
            <text:p>8888</text:p>
          </table:table-cell>
          <table:table-cell table:style-name="ce7" table:formula="of:=temp_out + [.F22] / burner_heat_mass" office:value-type="float" office:value="37.7763500116759" calcext:value-type="float">
            <text:p>37.8</text:p>
          </table:table-cell>
          <table:table-cell table:style-name="ce7" table:formula="of:=[.G22]-[.W21]" office:value-type="float" office:value="9.79758325803564" calcext:value-type="float">
            <text:p>9.8</text:p>
          </table:table-cell>
          <table:table-cell table:style-name="ce5" table:formula="of:=thermagon_k * burner_A * [.H22] / thermagon_L" office:value-type="float" office:value="1284.36140397471" calcext:value-type="float">
            <text:p>1284</text:p>
          </table:table-cell>
          <table:table-cell table:style-name="ce5" table:formula="of:=[.I22]/C_per_s_to_W*time_incr" office:value-type="float" office:value="1840.58670675654" calcext:value-type="float">
            <text:p>1841</text:p>
          </table:table-cell>
          <table:table-cell table:style-name="ce7" table:formula="of:=[.J21]" office:value-type="float" office:value="1837.4162971405" calcext:value-type="float">
            <text:p>1837.4</text:p>
          </table:table-cell>
          <table:table-cell table:style-name="ce7" table:formula="of:=[.K21]" office:value-type="float" office:value="1834.6931126257" calcext:value-type="float">
            <text:p>1834.7</text:p>
          </table:table-cell>
          <table:table-cell table:style-name="ce7" table:formula="of:=[.L21]" office:value-type="float" office:value="1833.09918338675" calcext:value-type="float">
            <text:p>1833.1</text:p>
          </table:table-cell>
          <table:table-cell table:style-name="ce7" table:formula="of:=[.M21]" office:value-type="float" office:value="1833.56795754013" calcext:value-type="float">
            <text:p>1833.6</text:p>
          </table:table-cell>
          <table:table-cell table:style-name="ce7" table:formula="of:=[.N21]" office:value-type="float" office:value="1837.25054758094" calcext:value-type="float">
            <text:p>1837.3</text:p>
          </table:table-cell>
          <table:table-cell table:style-name="ce7" table:formula="of:=[.O21]" office:value-type="float" office:value="1845.40785092001" calcext:value-type="float">
            <text:p>1845.4</text:p>
          </table:table-cell>
          <table:table-cell table:style-name="ce7" table:formula="of:=[.P21]" office:value-type="float" office:value="1859.17904723592" calcext:value-type="float">
            <text:p>1859.2</text:p>
          </table:table-cell>
          <table:table-cell table:style-name="ce7" table:formula="of:=[.Q21]" office:value-type="float" office:value="1879.12355558811" calcext:value-type="float">
            <text:p>1879.1</text:p>
          </table:table-cell>
          <table:table-cell table:style-name="ce7" table:formula="of:=[.R21]" office:value-type="float" office:value="1904.32539201559" calcext:value-type="float">
            <text:p>1904.3</text:p>
          </table:table-cell>
          <table:table-cell table:style-name="ce5" table:formula="of:=SUMPRODUCT([.J22:.S22];pot_heat_diffusion)" office:value-type="float" office:value="1842.63583666584" calcext:value-type="float">
            <text:p>1843</text:p>
          </table:table-cell>
          <table:table-cell table:style-name="ce5" table:formula="of:=[.V21]*leakage_out" office:value-type="float" office:value="135.913137364939" calcext:value-type="float">
            <text:p>136</text:p>
          </table:table-cell>
          <table:table-cell table:style-name="ce5" table:formula="of:=[.V21]+[.T22]-[.U22]" office:value-type="float" office:value="24358.912260124" calcext:value-type="float">
            <text:p>24359</text:p>
          </table:table-cell>
          <table:table-cell table:style-name="ce12" table:formula="of:= temp_out + [.V22]/pot_water_mass" office:value-type="float" office:value="28.5799246370449" calcext:value-type="float">
            <text:p>28.6</text:p>
          </table:table-cell>
          <table:table-cell table:style-name="ce7" table:formula="of:=IF([.G22]&gt;thermagon_temp_max;0;IF([.W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table:formula="of:=burner_C_per_s * [.X22]/100 * time_incr" office:value-type="float" office:value="2149.61306964746" calcext:value-type="float">
            <text:p>2150</text:p>
          </table:table-cell>
          <table:table-cell table:style-name="ce3" table:formula="of:=[.B23]" office:value-type="float" office:value="2149.61306964746" calcext:value-type="float">
            <text:p>2150</text:p>
          </table:table-cell>
          <table:table-cell table:style-name="ce3" table:formula="of:=[.C22]" office:value-type="float" office:value="2149.61306964746" calcext:value-type="float">
            <text:p>2150</text:p>
          </table:table-cell>
          <table:table-cell table:style-name="ce5" table:formula="of:=SUMPRODUCT([.B23:.D23];burner_heat_diffusion)" office:value-type="float" office:value="2149.61306964746" calcext:value-type="float">
            <text:p>2150</text:p>
          </table:table-cell>
          <table:table-cell table:formula="of:=[.F22]+[.E23]-[.J22]" office:value-type="float" office:value="9197.20136872887" calcext:value-type="float">
            <text:p>9197</text:p>
          </table:table-cell>
          <table:table-cell table:style-name="ce7" table:formula="of:=temp_out + [.F23] / burner_heat_mass" office:value-type="float" office:value="38.3944027374577" calcext:value-type="float">
            <text:p>38.4</text:p>
          </table:table-cell>
          <table:table-cell table:style-name="ce7" table:formula="of:=[.G23]-[.W22]" office:value-type="float" office:value="9.81447810041285" calcext:value-type="float">
            <text:p>9.8</text:p>
          </table:table-cell>
          <table:table-cell table:style-name="ce5" table:formula="of:=thermagon_k * burner_A * [.H23] / thermagon_L" office:value-type="float" office:value="1286.57614233458" calcext:value-type="float">
            <text:p>1287</text:p>
          </table:table-cell>
          <table:table-cell table:style-name="ce5" table:formula="of:=[.I23]/C_per_s_to_W*time_incr" office:value-type="float" office:value="1843.76059377268" calcext:value-type="float">
            <text:p>1844</text:p>
          </table:table-cell>
          <table:table-cell table:style-name="ce7" table:formula="of:=[.J22]" office:value-type="float" office:value="1840.58670675654" calcext:value-type="float">
            <text:p>1840.6</text:p>
          </table:table-cell>
          <table:table-cell table:style-name="ce7" table:formula="of:=[.K22]" office:value-type="float" office:value="1837.4162971405" calcext:value-type="float">
            <text:p>1837.4</text:p>
          </table:table-cell>
          <table:table-cell table:style-name="ce7" table:formula="of:=[.L22]" office:value-type="float" office:value="1834.6931126257" calcext:value-type="float">
            <text:p>1834.7</text:p>
          </table:table-cell>
          <table:table-cell table:style-name="ce7" table:formula="of:=[.M22]" office:value-type="float" office:value="1833.09918338675" calcext:value-type="float">
            <text:p>1833.1</text:p>
          </table:table-cell>
          <table:table-cell table:style-name="ce7" table:formula="of:=[.N22]" office:value-type="float" office:value="1833.56795754013" calcext:value-type="float">
            <text:p>1833.6</text:p>
          </table:table-cell>
          <table:table-cell table:style-name="ce7" table:formula="of:=[.O22]" office:value-type="float" office:value="1837.25054758094" calcext:value-type="float">
            <text:p>1837.3</text:p>
          </table:table-cell>
          <table:table-cell table:style-name="ce7" table:formula="of:=[.P22]" office:value-type="float" office:value="1845.40785092001" calcext:value-type="float">
            <text:p>1845.4</text:p>
          </table:table-cell>
          <table:table-cell table:style-name="ce7" table:formula="of:=[.Q22]" office:value-type="float" office:value="1859.17904723592" calcext:value-type="float">
            <text:p>1859.2</text:p>
          </table:table-cell>
          <table:table-cell table:style-name="ce7" table:formula="of:=[.R22]" office:value-type="float" office:value="1879.12355558811" calcext:value-type="float">
            <text:p>1879.1</text:p>
          </table:table-cell>
          <table:table-cell table:style-name="ce5" table:formula="of:=SUMPRODUCT([.J23:.S23];pot_heat_diffusion)" office:value-type="float" office:value="1838.52001989072" calcext:value-type="float">
            <text:p>1839</text:p>
          </table:table-cell>
          <table:table-cell table:style-name="ce5" table:formula="of:=[.V22]*leakage_out" office:value-type="float" office:value="146.153473560744" calcext:value-type="float">
            <text:p>146</text:p>
          </table:table-cell>
          <table:table-cell table:style-name="ce5" table:formula="of:=[.V22]+[.T23]-[.U23]" office:value-type="float" office:value="26051.278806454" calcext:value-type="float">
            <text:p>26051</text:p>
          </table:table-cell>
          <table:table-cell table:style-name="ce12" table:formula="of:= temp_out + [.V23]/pot_water_mass" office:value-type="float" office:value="29.1760258615457" calcext:value-type="float">
            <text:p>29.2</text:p>
          </table:table-cell>
          <table:table-cell table:style-name="ce7" table:formula="of:=IF([.G23]&gt;thermagon_temp_max;0;IF([.W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table:formula="of:=burner_C_per_s * [.X23]/100 * time_incr" office:value-type="float" office:value="2149.61306964746" calcext:value-type="float">
            <text:p>2150</text:p>
          </table:table-cell>
          <table:table-cell table:style-name="ce3" table:formula="of:=[.B24]" office:value-type="float" office:value="2149.61306964746" calcext:value-type="float">
            <text:p>2150</text:p>
          </table:table-cell>
          <table:table-cell table:style-name="ce3" table:formula="of:=[.C23]" office:value-type="float" office:value="2149.61306964746" calcext:value-type="float">
            <text:p>2150</text:p>
          </table:table-cell>
          <table:table-cell table:style-name="ce5" table:formula="of:=SUMPRODUCT([.B24:.D24];burner_heat_diffusion)" office:value-type="float" office:value="2149.61306964746" calcext:value-type="float">
            <text:p>2150</text:p>
          </table:table-cell>
          <table:table-cell table:formula="of:=[.F23]+[.E24]-[.J23]" office:value-type="float" office:value="9503.05384460366" calcext:value-type="float">
            <text:p>9503</text:p>
          </table:table-cell>
          <table:table-cell table:style-name="ce7" table:formula="of:=temp_out + [.F24] / burner_heat_mass" office:value-type="float" office:value="39.0061076892073" calcext:value-type="float">
            <text:p>39.0</text:p>
          </table:table-cell>
          <table:table-cell table:style-name="ce7" table:formula="of:=[.G24]-[.W23]" office:value-type="float" office:value="9.83008182766163" calcext:value-type="float">
            <text:p>9.8</text:p>
          </table:table-cell>
          <table:table-cell table:style-name="ce5" table:formula="of:=thermagon_k * burner_A * [.H24] / thermagon_L" office:value-type="float" office:value="1288.62162891108" calcext:value-type="float">
            <text:p>1289</text:p>
          </table:table-cell>
          <table:table-cell table:style-name="ce5" table:formula="of:=[.I24]/C_per_s_to_W*time_incr" office:value-type="float" office:value="1846.69193022511" calcext:value-type="float">
            <text:p>1847</text:p>
          </table:table-cell>
          <table:table-cell table:style-name="ce7" table:formula="of:=[.J23]" office:value-type="float" office:value="1843.76059377268" calcext:value-type="float">
            <text:p>1843.8</text:p>
          </table:table-cell>
          <table:table-cell table:style-name="ce7" table:formula="of:=[.K23]" office:value-type="float" office:value="1840.58670675654" calcext:value-type="float">
            <text:p>1840.6</text:p>
          </table:table-cell>
          <table:table-cell table:style-name="ce7" table:formula="of:=[.L23]" office:value-type="float" office:value="1837.4162971405" calcext:value-type="float">
            <text:p>1837.4</text:p>
          </table:table-cell>
          <table:table-cell table:style-name="ce7" table:formula="of:=[.M23]" office:value-type="float" office:value="1834.6931126257" calcext:value-type="float">
            <text:p>1834.7</text:p>
          </table:table-cell>
          <table:table-cell table:style-name="ce7" table:formula="of:=[.N23]" office:value-type="float" office:value="1833.09918338675" calcext:value-type="float">
            <text:p>1833.1</text:p>
          </table:table-cell>
          <table:table-cell table:style-name="ce7" table:formula="of:=[.O23]" office:value-type="float" office:value="1833.56795754013" calcext:value-type="float">
            <text:p>1833.6</text:p>
          </table:table-cell>
          <table:table-cell table:style-name="ce7" table:formula="of:=[.P23]" office:value-type="float" office:value="1837.25054758094" calcext:value-type="float">
            <text:p>1837.3</text:p>
          </table:table-cell>
          <table:table-cell table:style-name="ce7" table:formula="of:=[.Q23]" office:value-type="float" office:value="1845.40785092001" calcext:value-type="float">
            <text:p>1845.4</text:p>
          </table:table-cell>
          <table:table-cell table:style-name="ce7" table:formula="of:=[.R23]" office:value-type="float" office:value="1859.17904723592" calcext:value-type="float">
            <text:p>1859.2</text:p>
          </table:table-cell>
          <table:table-cell table:style-name="ce5" table:formula="of:=SUMPRODUCT([.J24:.S24];pot_heat_diffusion)" office:value-type="float" office:value="1837.20981870194" calcext:value-type="float">
            <text:p>1837</text:p>
          </table:table-cell>
          <table:table-cell table:style-name="ce5" table:formula="of:=[.V23]*leakage_out" office:value-type="float" office:value="156.307672838724" calcext:value-type="float">
            <text:p>156</text:p>
          </table:table-cell>
          <table:table-cell table:style-name="ce5" table:formula="of:=[.V23]+[.T24]-[.U24]" office:value-type="float" office:value="27732.1809523172" calcext:value-type="float">
            <text:p>27732</text:p>
          </table:table-cell>
          <table:table-cell table:style-name="ce12" table:formula="of:= temp_out + [.V24]/pot_water_mass" office:value-type="float" office:value="29.7680889873431" calcext:value-type="float">
            <text:p>29.8</text:p>
          </table:table-cell>
          <table:table-cell table:style-name="ce7" table:formula="of:=IF([.G24]&gt;thermagon_temp_max;0;IF([.W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table:formula="of:=burner_C_per_s * [.X24]/100 * time_incr" office:value-type="float" office:value="2149.61306964746" calcext:value-type="float">
            <text:p>2150</text:p>
          </table:table-cell>
          <table:table-cell table:style-name="ce3" table:formula="of:=[.B25]" office:value-type="float" office:value="2149.61306964746" calcext:value-type="float">
            <text:p>2150</text:p>
          </table:table-cell>
          <table:table-cell table:style-name="ce3" table:formula="of:=[.C24]" office:value-type="float" office:value="2149.61306964746" calcext:value-type="float">
            <text:p>2150</text:p>
          </table:table-cell>
          <table:table-cell table:style-name="ce5" table:formula="of:=SUMPRODUCT([.B25:.D25];burner_heat_diffusion)" office:value-type="float" office:value="2149.61306964746" calcext:value-type="float">
            <text:p>2150</text:p>
          </table:table-cell>
          <table:table-cell table:formula="of:=[.F24]+[.E25]-[.J24]" office:value-type="float" office:value="9805.97498402602" calcext:value-type="float">
            <text:p>9806</text:p>
          </table:table-cell>
          <table:table-cell table:style-name="ce7" table:formula="of:=temp_out + [.F25] / burner_heat_mass" office:value-type="float" office:value="39.611949968052" calcext:value-type="float">
            <text:p>39.6</text:p>
          </table:table-cell>
          <table:table-cell table:style-name="ce7" table:formula="of:=[.G25]-[.W24]" office:value-type="float" office:value="9.84386098070896" calcext:value-type="float">
            <text:p>9.8</text:p>
          </table:table-cell>
          <table:table-cell table:style-name="ce5" table:formula="of:=thermagon_k * burner_A * [.H25] / thermagon_L" office:value-type="float" office:value="1290.42793276044" calcext:value-type="float">
            <text:p>1290</text:p>
          </table:table-cell>
          <table:table-cell table:style-name="ce5" table:formula="of:=[.I25]/C_per_s_to_W*time_incr" office:value-type="float" office:value="1849.2804998" calcext:value-type="float">
            <text:p>1849</text:p>
          </table:table-cell>
          <table:table-cell table:style-name="ce7" table:formula="of:=[.J24]" office:value-type="float" office:value="1846.69193022511" calcext:value-type="float">
            <text:p>1846.7</text:p>
          </table:table-cell>
          <table:table-cell table:style-name="ce7" table:formula="of:=[.K24]" office:value-type="float" office:value="1843.76059377268" calcext:value-type="float">
            <text:p>1843.8</text:p>
          </table:table-cell>
          <table:table-cell table:style-name="ce7" table:formula="of:=[.L24]" office:value-type="float" office:value="1840.58670675654" calcext:value-type="float">
            <text:p>1840.6</text:p>
          </table:table-cell>
          <table:table-cell table:style-name="ce7" table:formula="of:=[.M24]" office:value-type="float" office:value="1837.4162971405" calcext:value-type="float">
            <text:p>1837.4</text:p>
          </table:table-cell>
          <table:table-cell table:style-name="ce7" table:formula="of:=[.N24]" office:value-type="float" office:value="1834.6931126257" calcext:value-type="float">
            <text:p>1834.7</text:p>
          </table:table-cell>
          <table:table-cell table:style-name="ce7" table:formula="of:=[.O24]" office:value-type="float" office:value="1833.09918338675" calcext:value-type="float">
            <text:p>1833.1</text:p>
          </table:table-cell>
          <table:table-cell table:style-name="ce7" table:formula="of:=[.P24]" office:value-type="float" office:value="1833.56795754013" calcext:value-type="float">
            <text:p>1833.6</text:p>
          </table:table-cell>
          <table:table-cell table:style-name="ce7" table:formula="of:=[.Q24]" office:value-type="float" office:value="1837.25054758094" calcext:value-type="float">
            <text:p>1837.3</text:p>
          </table:table-cell>
          <table:table-cell table:style-name="ce7" table:formula="of:=[.R24]" office:value-type="float" office:value="1845.40785092001" calcext:value-type="float">
            <text:p>1845.4</text:p>
          </table:table-cell>
          <table:table-cell table:style-name="ce5" table:formula="of:=SUMPRODUCT([.J25:.S25];pot_heat_diffusion)" office:value-type="float" office:value="1837.85632331539" calcext:value-type="float">
            <text:p>1838</text:p>
          </table:table-cell>
          <table:table-cell table:style-name="ce5" table:formula="of:=[.V24]*leakage_out" office:value-type="float" office:value="166.393085713903" calcext:value-type="float">
            <text:p>166</text:p>
          </table:table-cell>
          <table:table-cell table:style-name="ce5" table:formula="of:=[.V24]+[.T25]-[.U25]" office:value-type="float" office:value="29403.6441899187" calcext:value-type="float">
            <text:p>29404</text:p>
          </table:table-cell>
          <table:table-cell table:style-name="ce12" table:formula="of:= temp_out + [.V25]/pot_water_mass" office:value-type="float" office:value="30.3568274523068" calcext:value-type="float">
            <text:p>30.4</text:p>
          </table:table-cell>
          <table:table-cell table:style-name="ce7" table:formula="of:=IF([.G25]&gt;thermagon_temp_max;0;IF([.W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formula="of:=burner_C_per_s * [.X25]/100 * time_incr" office:value-type="float" office:value="2149.61306964746" calcext:value-type="float">
            <text:p>2150</text:p>
          </table:table-cell>
          <table:table-cell table:style-name="ce3" table:formula="of:=[.B26]" office:value-type="float" office:value="2149.61306964746" calcext:value-type="float">
            <text:p>2150</text:p>
          </table:table-cell>
          <table:table-cell table:style-name="ce3" table:formula="of:=[.C25]" office:value-type="float" office:value="2149.61306964746" calcext:value-type="float">
            <text:p>2150</text:p>
          </table:table-cell>
          <table:table-cell table:style-name="ce5" table:formula="of:=SUMPRODUCT([.B26:.D26];burner_heat_diffusion)" office:value-type="float" office:value="2149.61306964746" calcext:value-type="float">
            <text:p>2150</text:p>
          </table:table-cell>
          <table:table-cell table:formula="of:=[.F25]+[.E26]-[.J25]" office:value-type="float" office:value="10106.3075538735" calcext:value-type="float">
            <text:p>10106</text:p>
          </table:table-cell>
          <table:table-cell table:style-name="ce7" table:formula="of:=temp_out + [.F26] / burner_heat_mass" office:value-type="float" office:value="40.212615107747" calcext:value-type="float">
            <text:p>40.2</text:p>
          </table:table-cell>
          <table:table-cell table:style-name="ce7" table:formula="of:=[.G26]-[.W25]" office:value-type="float" office:value="9.85578765544015" calcext:value-type="float">
            <text:p>9.9</text:p>
          </table:table-cell>
          <table:table-cell table:style-name="ce5" table:formula="of:=thermagon_k * burner_A * [.H26] / thermagon_L" office:value-type="float" office:value="1291.99139594305" calcext:value-type="float">
            <text:p>1292</text:p>
          </table:table-cell>
          <table:table-cell table:style-name="ce5" table:formula="of:=[.I26]/C_per_s_to_W*time_incr" office:value-type="float" office:value="1851.52106039417" calcext:value-type="float">
            <text:p>1852</text:p>
          </table:table-cell>
          <table:table-cell table:style-name="ce7" table:formula="of:=[.J25]" office:value-type="float" office:value="1849.2804998" calcext:value-type="float">
            <text:p>1849.3</text:p>
          </table:table-cell>
          <table:table-cell table:style-name="ce7" table:formula="of:=[.K25]" office:value-type="float" office:value="1846.69193022511" calcext:value-type="float">
            <text:p>1846.7</text:p>
          </table:table-cell>
          <table:table-cell table:style-name="ce7" table:formula="of:=[.L25]" office:value-type="float" office:value="1843.76059377268" calcext:value-type="float">
            <text:p>1843.8</text:p>
          </table:table-cell>
          <table:table-cell table:style-name="ce7" table:formula="of:=[.M25]" office:value-type="float" office:value="1840.58670675654" calcext:value-type="float">
            <text:p>1840.6</text:p>
          </table:table-cell>
          <table:table-cell table:style-name="ce7" table:formula="of:=[.N25]" office:value-type="float" office:value="1837.4162971405" calcext:value-type="float">
            <text:p>1837.4</text:p>
          </table:table-cell>
          <table:table-cell table:style-name="ce7" table:formula="of:=[.O25]" office:value-type="float" office:value="1834.6931126257" calcext:value-type="float">
            <text:p>1834.7</text:p>
          </table:table-cell>
          <table:table-cell table:style-name="ce7" table:formula="of:=[.P25]" office:value-type="float" office:value="1833.09918338675" calcext:value-type="float">
            <text:p>1833.1</text:p>
          </table:table-cell>
          <table:table-cell table:style-name="ce7" table:formula="of:=[.Q25]" office:value-type="float" office:value="1833.56795754013" calcext:value-type="float">
            <text:p>1833.6</text:p>
          </table:table-cell>
          <table:table-cell table:style-name="ce7" table:formula="of:=[.R25]" office:value-type="float" office:value="1837.25054758094" calcext:value-type="float">
            <text:p>1837.3</text:p>
          </table:table-cell>
          <table:table-cell table:style-name="ce5" table:formula="of:=SUMPRODUCT([.J26:.S26];pot_heat_diffusion)" office:value-type="float" office:value="1839.70556304892" calcext:value-type="float">
            <text:p>1840</text:p>
          </table:table-cell>
          <table:table-cell table:style-name="ce5" table:formula="of:=[.V25]*leakage_out" office:value-type="float" office:value="176.421865139512" calcext:value-type="float">
            <text:p>176</text:p>
          </table:table-cell>
          <table:table-cell table:style-name="ce5" table:formula="of:=[.V25]+[.T26]-[.U26]" office:value-type="float" office:value="31066.9278878281" calcext:value-type="float">
            <text:p>31067</text:p>
          </table:table-cell>
          <table:table-cell table:style-name="ce12" table:formula="of:= temp_out + [.V26]/pot_water_mass" office:value-type="float" office:value="30.9426848430512" calcext:value-type="float">
            <text:p>30.9</text:p>
          </table:table-cell>
          <table:table-cell table:style-name="ce7" table:formula="of:=IF([.G26]&gt;thermagon_temp_max;0;IF([.W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table:formula="of:=burner_C_per_s * [.X26]/100 * time_incr" office:value-type="float" office:value="2149.61306964746" calcext:value-type="float">
            <text:p>2150</text:p>
          </table:table-cell>
          <table:table-cell table:style-name="ce3" table:formula="of:=[.B27]" office:value-type="float" office:value="2149.61306964746" calcext:value-type="float">
            <text:p>2150</text:p>
          </table:table-cell>
          <table:table-cell table:style-name="ce3" table:formula="of:=[.C26]" office:value-type="float" office:value="2149.61306964746" calcext:value-type="float">
            <text:p>2150</text:p>
          </table:table-cell>
          <table:table-cell table:style-name="ce5" table:formula="of:=SUMPRODUCT([.B27:.D27];burner_heat_diffusion)" office:value-type="float" office:value="2149.61306964746" calcext:value-type="float">
            <text:p>2150</text:p>
          </table:table-cell>
          <table:table-cell table:formula="of:=[.F26]+[.E27]-[.J26]" office:value-type="float" office:value="10404.3995631268" calcext:value-type="float">
            <text:p>10404</text:p>
          </table:table-cell>
          <table:table-cell table:style-name="ce7" table:formula="of:=temp_out + [.F27] / burner_heat_mass" office:value-type="float" office:value="40.8087991262535" calcext:value-type="float">
            <text:p>40.8</text:p>
          </table:table-cell>
          <table:table-cell table:style-name="ce7" table:formula="of:=[.G27]-[.W26]" office:value-type="float" office:value="9.86611428320234" calcext:value-type="float">
            <text:p>9.9</text:p>
          </table:table-cell>
          <table:table-cell table:style-name="ce5" table:formula="of:=thermagon_k * burner_A * [.H27] / thermagon_L" office:value-type="float" office:value="1293.34510958668" calcext:value-type="float">
            <text:p>1293</text:p>
          </table:table-cell>
          <table:table-cell table:style-name="ce5" table:formula="of:=[.I27]/C_per_s_to_W*time_incr" office:value-type="float" office:value="1853.4610340881" calcext:value-type="float">
            <text:p>1853</text:p>
          </table:table-cell>
          <table:table-cell table:style-name="ce7" table:formula="of:=[.J26]" office:value-type="float" office:value="1851.52106039417" calcext:value-type="float">
            <text:p>1851.5</text:p>
          </table:table-cell>
          <table:table-cell table:style-name="ce7" table:formula="of:=[.K26]" office:value-type="float" office:value="1849.2804998" calcext:value-type="float">
            <text:p>1849.3</text:p>
          </table:table-cell>
          <table:table-cell table:style-name="ce7" table:formula="of:=[.L26]" office:value-type="float" office:value="1846.69193022511" calcext:value-type="float">
            <text:p>1846.7</text:p>
          </table:table-cell>
          <table:table-cell table:style-name="ce7" table:formula="of:=[.M26]" office:value-type="float" office:value="1843.76059377268" calcext:value-type="float">
            <text:p>1843.8</text:p>
          </table:table-cell>
          <table:table-cell table:style-name="ce7" table:formula="of:=[.N26]" office:value-type="float" office:value="1840.58670675654" calcext:value-type="float">
            <text:p>1840.6</text:p>
          </table:table-cell>
          <table:table-cell table:style-name="ce7" table:formula="of:=[.O26]" office:value-type="float" office:value="1837.4162971405" calcext:value-type="float">
            <text:p>1837.4</text:p>
          </table:table-cell>
          <table:table-cell table:style-name="ce7" table:formula="of:=[.P26]" office:value-type="float" office:value="1834.6931126257" calcext:value-type="float">
            <text:p>1834.7</text:p>
          </table:table-cell>
          <table:table-cell table:style-name="ce7" table:formula="of:=[.Q26]" office:value-type="float" office:value="1833.09918338675" calcext:value-type="float">
            <text:p>1833.1</text:p>
          </table:table-cell>
          <table:table-cell table:style-name="ce7" table:formula="of:=[.R26]" office:value-type="float" office:value="1833.56795754013" calcext:value-type="float">
            <text:p>1833.6</text:p>
          </table:table-cell>
          <table:table-cell table:style-name="ce5" table:formula="of:=SUMPRODUCT([.J27:.S27];pot_heat_diffusion)" office:value-type="float" office:value="1842.16770146428" calcext:value-type="float">
            <text:p>1842</text:p>
          </table:table-cell>
          <table:table-cell table:style-name="ce5" table:formula="of:=[.V26]*leakage_out" office:value-type="float" office:value="186.401567326969" calcext:value-type="float">
            <text:p>186</text:p>
          </table:table-cell>
          <table:table-cell table:style-name="ce5" table:formula="of:=[.V26]+[.T27]-[.U27]" office:value-type="float" office:value="32722.6940219654" calcext:value-type="float">
            <text:p>32723</text:p>
          </table:table-cell>
          <table:table-cell table:style-name="ce12" table:formula="of:= temp_out + [.V27]/pot_water_mass" office:value-type="float" office:value="31.5258943269462" calcext:value-type="float">
            <text:p>31.5</text:p>
          </table:table-cell>
          <table:table-cell table:style-name="ce7" table:formula="of:=IF([.G27]&gt;thermagon_temp_max;0;IF([.W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table:formula="of:=burner_C_per_s * [.X27]/100 * time_incr" office:value-type="float" office:value="2149.61306964746" calcext:value-type="float">
            <text:p>2150</text:p>
          </table:table-cell>
          <table:table-cell table:style-name="ce3" table:formula="of:=[.B28]" office:value-type="float" office:value="2149.61306964746" calcext:value-type="float">
            <text:p>2150</text:p>
          </table:table-cell>
          <table:table-cell table:style-name="ce3" table:formula="of:=[.C27]" office:value-type="float" office:value="2149.61306964746" calcext:value-type="float">
            <text:p>2150</text:p>
          </table:table-cell>
          <table:table-cell table:style-name="ce5" table:formula="of:=SUMPRODUCT([.B28:.D28];burner_heat_diffusion)" office:value-type="float" office:value="2149.61306964746" calcext:value-type="float">
            <text:p>2150</text:p>
          </table:table-cell>
          <table:table-cell table:formula="of:=[.F27]+[.E28]-[.J27]" office:value-type="float" office:value="10700.5515986861" calcext:value-type="float">
            <text:p>10701</text:p>
          </table:table-cell>
          <table:table-cell table:style-name="ce7" table:formula="of:=temp_out + [.F28] / burner_heat_mass" office:value-type="float" office:value="41.4011031973723" calcext:value-type="float">
            <text:p>41.4</text:p>
          </table:table-cell>
          <table:table-cell table:style-name="ce7" table:formula="of:=[.G28]-[.W27]" office:value-type="float" office:value="9.8752088704261" calcext:value-type="float">
            <text:p>9.9</text:p>
          </table:table-cell>
          <table:table-cell table:style-name="ce5" table:formula="of:=thermagon_k * burner_A * [.H28] / thermagon_L" office:value-type="float" office:value="1294.53731551213" calcext:value-type="float">
            <text:p>1295</text:p>
          </table:table-cell>
          <table:table-cell table:style-name="ce5" table:formula="of:=[.I28]/C_per_s_to_W*time_incr" office:value-type="float" office:value="1855.16955504747" calcext:value-type="float">
            <text:p>1855</text:p>
          </table:table-cell>
          <table:table-cell table:style-name="ce7" table:formula="of:=[.J27]" office:value-type="float" office:value="1853.4610340881" calcext:value-type="float">
            <text:p>1853.5</text:p>
          </table:table-cell>
          <table:table-cell table:style-name="ce7" table:formula="of:=[.K27]" office:value-type="float" office:value="1851.52106039417" calcext:value-type="float">
            <text:p>1851.5</text:p>
          </table:table-cell>
          <table:table-cell table:style-name="ce7" table:formula="of:=[.L27]" office:value-type="float" office:value="1849.2804998" calcext:value-type="float">
            <text:p>1849.3</text:p>
          </table:table-cell>
          <table:table-cell table:style-name="ce7" table:formula="of:=[.M27]" office:value-type="float" office:value="1846.69193022511" calcext:value-type="float">
            <text:p>1846.7</text:p>
          </table:table-cell>
          <table:table-cell table:style-name="ce7" table:formula="of:=[.N27]" office:value-type="float" office:value="1843.76059377268" calcext:value-type="float">
            <text:p>1843.8</text:p>
          </table:table-cell>
          <table:table-cell table:style-name="ce7" table:formula="of:=[.O27]" office:value-type="float" office:value="1840.58670675654" calcext:value-type="float">
            <text:p>1840.6</text:p>
          </table:table-cell>
          <table:table-cell table:style-name="ce7" table:formula="of:=[.P27]" office:value-type="float" office:value="1837.4162971405" calcext:value-type="float">
            <text:p>1837.4</text:p>
          </table:table-cell>
          <table:table-cell table:style-name="ce7" table:formula="of:=[.Q27]" office:value-type="float" office:value="1834.6931126257" calcext:value-type="float">
            <text:p>1834.7</text:p>
          </table:table-cell>
          <table:table-cell table:style-name="ce7" table:formula="of:=[.R27]" office:value-type="float" office:value="1833.09918338675" calcext:value-type="float">
            <text:p>1833.1</text:p>
          </table:table-cell>
          <table:table-cell table:style-name="ce5" table:formula="of:=SUMPRODUCT([.J28:.S28];pot_heat_diffusion)" office:value-type="float" office:value="1844.82835316092" calcext:value-type="float">
            <text:p>1845</text:p>
          </table:table-cell>
          <table:table-cell table:style-name="ce5" table:formula="of:=[.V27]*leakage_out" office:value-type="float" office:value="196.336164131793" calcext:value-type="float">
            <text:p>196</text:p>
          </table:table-cell>
          <table:table-cell table:style-name="ce5" table:formula="of:=[.V27]+[.T28]-[.U28]" office:value-type="float" office:value="34371.1862109946" calcext:value-type="float">
            <text:p>34371</text:p>
          </table:table-cell>
          <table:table-cell table:style-name="ce12" table:formula="of:= temp_out + [.V28]/pot_water_mass" office:value-type="float" office:value="32.1065417136433" calcext:value-type="float">
            <text:p>32.1</text:p>
          </table:table-cell>
          <table:table-cell table:style-name="ce7" table:formula="of:=IF([.G28]&gt;thermagon_temp_max;0;IF([.W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table:formula="of:=burner_C_per_s * [.X28]/100 * time_incr" office:value-type="float" office:value="2149.61306964746" calcext:value-type="float">
            <text:p>2150</text:p>
          </table:table-cell>
          <table:table-cell table:style-name="ce3" table:formula="of:=[.B29]" office:value-type="float" office:value="2149.61306964746" calcext:value-type="float">
            <text:p>2150</text:p>
          </table:table-cell>
          <table:table-cell table:style-name="ce3" table:formula="of:=[.C28]" office:value-type="float" office:value="2149.61306964746" calcext:value-type="float">
            <text:p>2150</text:p>
          </table:table-cell>
          <table:table-cell table:style-name="ce5" table:formula="of:=SUMPRODUCT([.B29:.D29];burner_heat_diffusion)" office:value-type="float" office:value="2149.61306964746" calcext:value-type="float">
            <text:p>2150</text:p>
          </table:table-cell>
          <table:table-cell table:formula="of:=[.F28]+[.E29]-[.J28]" office:value-type="float" office:value="10994.9951132861" calcext:value-type="float">
            <text:p>10995</text:p>
          </table:table-cell>
          <table:table-cell table:style-name="ce7" table:formula="of:=temp_out + [.F29] / burner_heat_mass" office:value-type="float" office:value="41.9899902265722" calcext:value-type="float">
            <text:p>42.0</text:p>
          </table:table-cell>
          <table:table-cell table:style-name="ce7" table:formula="of:=[.G29]-[.W28]" office:value-type="float" office:value="9.88344851292889" calcext:value-type="float">
            <text:p>9.9</text:p>
          </table:table-cell>
          <table:table-cell table:style-name="ce5" table:formula="of:=thermagon_k * burner_A * [.H29] / thermagon_L" office:value-type="float" office:value="1295.61744706441" calcext:value-type="float">
            <text:p>1296</text:p>
          </table:table-cell>
          <table:table-cell table:style-name="ce5" table:formula="of:=[.I29]/C_per_s_to_W*time_incr" office:value-type="float" office:value="1856.71746498196" calcext:value-type="float">
            <text:p>1857</text:p>
          </table:table-cell>
          <table:table-cell table:style-name="ce7" table:formula="of:=[.J28]" office:value-type="float" office:value="1855.16955504747" calcext:value-type="float">
            <text:p>1855.2</text:p>
          </table:table-cell>
          <table:table-cell table:style-name="ce7" table:formula="of:=[.K28]" office:value-type="float" office:value="1853.4610340881" calcext:value-type="float">
            <text:p>1853.5</text:p>
          </table:table-cell>
          <table:table-cell table:style-name="ce7" table:formula="of:=[.L28]" office:value-type="float" office:value="1851.52106039417" calcext:value-type="float">
            <text:p>1851.5</text:p>
          </table:table-cell>
          <table:table-cell table:style-name="ce7" table:formula="of:=[.M28]" office:value-type="float" office:value="1849.2804998" calcext:value-type="float">
            <text:p>1849.3</text:p>
          </table:table-cell>
          <table:table-cell table:style-name="ce7" table:formula="of:=[.N28]" office:value-type="float" office:value="1846.69193022511" calcext:value-type="float">
            <text:p>1846.7</text:p>
          </table:table-cell>
          <table:table-cell table:style-name="ce7" table:formula="of:=[.O28]" office:value-type="float" office:value="1843.76059377268" calcext:value-type="float">
            <text:p>1843.8</text:p>
          </table:table-cell>
          <table:table-cell table:style-name="ce7" table:formula="of:=[.P28]" office:value-type="float" office:value="1840.58670675654" calcext:value-type="float">
            <text:p>1840.6</text:p>
          </table:table-cell>
          <table:table-cell table:style-name="ce7" table:formula="of:=[.Q28]" office:value-type="float" office:value="1837.4162971405" calcext:value-type="float">
            <text:p>1837.4</text:p>
          </table:table-cell>
          <table:table-cell table:style-name="ce7" table:formula="of:=[.R28]" office:value-type="float" office:value="1834.6931126257" calcext:value-type="float">
            <text:p>1834.7</text:p>
          </table:table-cell>
          <table:table-cell table:style-name="ce5" table:formula="of:=SUMPRODUCT([.J29:.S29];pot_heat_diffusion)" office:value-type="float" office:value="1847.42956377556" calcext:value-type="float">
            <text:p>1847</text:p>
          </table:table-cell>
          <table:table-cell table:style-name="ce5" table:formula="of:=[.V28]*leakage_out" office:value-type="float" office:value="206.227117265968" calcext:value-type="float">
            <text:p>206</text:p>
          </table:table-cell>
          <table:table-cell table:style-name="ce5" table:formula="of:=[.V28]+[.T29]-[.U29]" office:value-type="float" office:value="36012.3886575042" calcext:value-type="float">
            <text:p>36012</text:p>
          </table:table-cell>
          <table:table-cell table:style-name="ce12" table:formula="of:= temp_out + [.V29]/pot_water_mass" office:value-type="float" office:value="32.6846214388303" calcext:value-type="float">
            <text:p>32.7</text:p>
          </table:table-cell>
          <table:table-cell table:style-name="ce7" table:formula="of:=IF([.G29]&gt;thermagon_temp_max;0;IF([.W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table:formula="of:=burner_C_per_s * [.X29]/100 * time_incr" office:value-type="float" office:value="2149.61306964746" calcext:value-type="float">
            <text:p>2150</text:p>
          </table:table-cell>
          <table:table-cell table:style-name="ce3" table:formula="of:=[.B30]" office:value-type="float" office:value="2149.61306964746" calcext:value-type="float">
            <text:p>2150</text:p>
          </table:table-cell>
          <table:table-cell table:style-name="ce3" table:formula="of:=[.C29]" office:value-type="float" office:value="2149.61306964746" calcext:value-type="float">
            <text:p>2150</text:p>
          </table:table-cell>
          <table:table-cell table:style-name="ce5" table:formula="of:=SUMPRODUCT([.B30:.D30];burner_heat_diffusion)" office:value-type="float" office:value="2149.61306964746" calcext:value-type="float">
            <text:p>2150</text:p>
          </table:table-cell>
          <table:table-cell table:formula="of:=[.F29]+[.E30]-[.J29]" office:value-type="float" office:value="11287.8907179516" calcext:value-type="float">
            <text:p>11288</text:p>
          </table:table-cell>
          <table:table-cell table:style-name="ce7" table:formula="of:=temp_out + [.F30] / burner_heat_mass" office:value-type="float" office:value="42.5757814359033" calcext:value-type="float">
            <text:p>42.6</text:p>
          </table:table-cell>
          <table:table-cell table:style-name="ce7" table:formula="of:=[.G30]-[.W29]" office:value-type="float" office:value="9.89115999707294" calcext:value-type="float">
            <text:p>9.9</text:p>
          </table:table-cell>
          <table:table-cell table:style-name="ce5" table:formula="of:=thermagon_k * burner_A * [.H30] / thermagon_L" office:value-type="float" office:value="1296.6283425415" calcext:value-type="float">
            <text:p>1297</text:p>
          </table:table-cell>
          <table:table-cell table:style-name="ce5" table:formula="of:=[.I30]/C_per_s_to_W*time_incr" office:value-type="float" office:value="1858.16615440169" calcext:value-type="float">
            <text:p>1858</text:p>
          </table:table-cell>
          <table:table-cell table:style-name="ce7" table:formula="of:=[.J29]" office:value-type="float" office:value="1856.71746498196" calcext:value-type="float">
            <text:p>1856.7</text:p>
          </table:table-cell>
          <table:table-cell table:style-name="ce7" table:formula="of:=[.K29]" office:value-type="float" office:value="1855.16955504747" calcext:value-type="float">
            <text:p>1855.2</text:p>
          </table:table-cell>
          <table:table-cell table:style-name="ce7" table:formula="of:=[.L29]" office:value-type="float" office:value="1853.4610340881" calcext:value-type="float">
            <text:p>1853.5</text:p>
          </table:table-cell>
          <table:table-cell table:style-name="ce7" table:formula="of:=[.M29]" office:value-type="float" office:value="1851.52106039417" calcext:value-type="float">
            <text:p>1851.5</text:p>
          </table:table-cell>
          <table:table-cell table:style-name="ce7" table:formula="of:=[.N29]" office:value-type="float" office:value="1849.2804998" calcext:value-type="float">
            <text:p>1849.3</text:p>
          </table:table-cell>
          <table:table-cell table:style-name="ce7" table:formula="of:=[.O29]" office:value-type="float" office:value="1846.69193022511" calcext:value-type="float">
            <text:p>1846.7</text:p>
          </table:table-cell>
          <table:table-cell table:style-name="ce7" table:formula="of:=[.P29]" office:value-type="float" office:value="1843.76059377268" calcext:value-type="float">
            <text:p>1843.8</text:p>
          </table:table-cell>
          <table:table-cell table:style-name="ce7" table:formula="of:=[.Q29]" office:value-type="float" office:value="1840.58670675654" calcext:value-type="float">
            <text:p>1840.6</text:p>
          </table:table-cell>
          <table:table-cell table:style-name="ce7" table:formula="of:=[.R29]" office:value-type="float" office:value="1837.4162971405" calcext:value-type="float">
            <text:p>1837.4</text:p>
          </table:table-cell>
          <table:table-cell table:style-name="ce5" table:formula="of:=SUMPRODUCT([.J30:.S30];pot_heat_diffusion)" office:value-type="float" office:value="1849.83709798172" calcext:value-type="float">
            <text:p>1850</text:p>
          </table:table-cell>
          <table:table-cell table:style-name="ce5" table:formula="of:=[.V29]*leakage_out" office:value-type="float" office:value="216.074331945025" calcext:value-type="float">
            <text:p>216</text:p>
          </table:table-cell>
          <table:table-cell table:style-name="ce5" table:formula="of:=[.V29]+[.T30]-[.U30]" office:value-type="float" office:value="37646.1514235409" calcext:value-type="float">
            <text:p>37646</text:p>
          </table:table-cell>
          <table:table-cell table:style-name="ce12" table:formula="of:= temp_out + [.V30]/pot_water_mass" office:value-type="float" office:value="33.2600806899543" calcext:value-type="float">
            <text:p>33.3</text:p>
          </table:table-cell>
          <table:table-cell table:style-name="ce7" table:formula="of:=IF([.G30]&gt;thermagon_temp_max;0;IF([.W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table:formula="of:=burner_C_per_s * [.X30]/100 * time_incr" office:value-type="float" office:value="2149.61306964746" calcext:value-type="float">
            <text:p>2150</text:p>
          </table:table-cell>
          <table:table-cell table:style-name="ce3" table:formula="of:=[.B31]" office:value-type="float" office:value="2149.61306964746" calcext:value-type="float">
            <text:p>2150</text:p>
          </table:table-cell>
          <table:table-cell table:style-name="ce3" table:formula="of:=[.C30]" office:value-type="float" office:value="2149.61306964746" calcext:value-type="float">
            <text:p>2150</text:p>
          </table:table-cell>
          <table:table-cell table:style-name="ce5" table:formula="of:=SUMPRODUCT([.B31:.D31];burner_heat_diffusion)" office:value-type="float" office:value="2149.61306964746" calcext:value-type="float">
            <text:p>2150</text:p>
          </table:table-cell>
          <table:table-cell table:formula="of:=[.F30]+[.E31]-[.J30]" office:value-type="float" office:value="11579.3376331974" calcext:value-type="float">
            <text:p>11579</text:p>
          </table:table-cell>
          <table:table-cell table:style-name="ce7" table:formula="of:=temp_out + [.F31] / burner_heat_mass" office:value-type="float" office:value="43.1586752663948" calcext:value-type="float">
            <text:p>43.2</text:p>
          </table:table-cell>
          <table:table-cell table:style-name="ce7" table:formula="of:=[.G31]-[.W30]" office:value-type="float" office:value="9.89859457644054" calcext:value-type="float">
            <text:p>9.9</text:p>
          </table:table-cell>
          <table:table-cell table:style-name="ce5" table:formula="of:=thermagon_k * burner_A * [.H31] / thermagon_L" office:value-type="float" office:value="1297.60293867843" calcext:value-type="float">
            <text:p>1298</text:p>
          </table:table-cell>
          <table:table-cell table:style-name="ce5" table:formula="of:=[.I31]/C_per_s_to_W*time_incr" office:value-type="float" office:value="1859.56282413074" calcext:value-type="float">
            <text:p>1860</text:p>
          </table:table-cell>
          <table:table-cell table:style-name="ce7" table:formula="of:=[.J30]" office:value-type="float" office:value="1858.16615440169" calcext:value-type="float">
            <text:p>1858.2</text:p>
          </table:table-cell>
          <table:table-cell table:style-name="ce7" table:formula="of:=[.K30]" office:value-type="float" office:value="1856.71746498196" calcext:value-type="float">
            <text:p>1856.7</text:p>
          </table:table-cell>
          <table:table-cell table:style-name="ce7" table:formula="of:=[.L30]" office:value-type="float" office:value="1855.16955504747" calcext:value-type="float">
            <text:p>1855.2</text:p>
          </table:table-cell>
          <table:table-cell table:style-name="ce7" table:formula="of:=[.M30]" office:value-type="float" office:value="1853.4610340881" calcext:value-type="float">
            <text:p>1853.5</text:p>
          </table:table-cell>
          <table:table-cell table:style-name="ce7" table:formula="of:=[.N30]" office:value-type="float" office:value="1851.52106039417" calcext:value-type="float">
            <text:p>1851.5</text:p>
          </table:table-cell>
          <table:table-cell table:style-name="ce7" table:formula="of:=[.O30]" office:value-type="float" office:value="1849.2804998" calcext:value-type="float">
            <text:p>1849.3</text:p>
          </table:table-cell>
          <table:table-cell table:style-name="ce7" table:formula="of:=[.P30]" office:value-type="float" office:value="1846.69193022511" calcext:value-type="float">
            <text:p>1846.7</text:p>
          </table:table-cell>
          <table:table-cell table:style-name="ce7" table:formula="of:=[.Q30]" office:value-type="float" office:value="1843.76059377268" calcext:value-type="float">
            <text:p>1843.8</text:p>
          </table:table-cell>
          <table:table-cell table:style-name="ce7" table:formula="of:=[.R30]" office:value-type="float" office:value="1840.58670675654" calcext:value-type="float">
            <text:p>1840.6</text:p>
          </table:table-cell>
          <table:table-cell table:style-name="ce5" table:formula="of:=SUMPRODUCT([.J31:.S31];pot_heat_diffusion)" office:value-type="float" office:value="1852.0045527811" calcext:value-type="float">
            <text:p>1852</text:p>
          </table:table-cell>
          <table:table-cell table:style-name="ce5" table:formula="of:=[.V30]*leakage_out" office:value-type="float" office:value="225.876908541245" calcext:value-type="float">
            <text:p>226</text:p>
          </table:table-cell>
          <table:table-cell table:style-name="ce5" table:formula="of:=[.V30]+[.T31]-[.U31]" office:value-type="float" office:value="39272.2790677807" calcext:value-type="float">
            <text:p>39272</text:p>
          </table:table-cell>
          <table:table-cell table:style-name="ce12" table:formula="of:= temp_out + [.V31]/pot_water_mass" office:value-type="float" office:value="33.8328506268382" calcext:value-type="float">
            <text:p>33.8</text:p>
          </table:table-cell>
          <table:table-cell table:style-name="ce7" table:formula="of:=IF([.G31]&gt;thermagon_temp_max;0;IF([.W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table:formula="of:=burner_C_per_s * [.X31]/100 * time_incr" office:value-type="float" office:value="2149.61306964746" calcext:value-type="float">
            <text:p>2150</text:p>
          </table:table-cell>
          <table:table-cell table:style-name="ce3" table:formula="of:=[.B32]" office:value-type="float" office:value="2149.61306964746" calcext:value-type="float">
            <text:p>2150</text:p>
          </table:table-cell>
          <table:table-cell table:style-name="ce3" table:formula="of:=[.C31]" office:value-type="float" office:value="2149.61306964746" calcext:value-type="float">
            <text:p>2150</text:p>
          </table:table-cell>
          <table:table-cell table:style-name="ce5" table:formula="of:=SUMPRODUCT([.B32:.D32];burner_heat_diffusion)" office:value-type="float" office:value="2149.61306964746" calcext:value-type="float">
            <text:p>2150</text:p>
          </table:table-cell>
          <table:table-cell table:formula="of:=[.F31]+[.E32]-[.J31]" office:value-type="float" office:value="11869.3878787141" calcext:value-type="float">
            <text:p>11869</text:p>
          </table:table-cell>
          <table:table-cell table:style-name="ce7" table:formula="of:=temp_out + [.F32] / burner_heat_mass" office:value-type="float" office:value="43.7387757574283" calcext:value-type="float">
            <text:p>43.7</text:p>
          </table:table-cell>
          <table:table-cell table:style-name="ce7" table:formula="of:=[.G32]-[.W31]" office:value-type="float" office:value="9.90592513059001" calcext:value-type="float">
            <text:p>9.9</text:p>
          </table:table-cell>
          <table:table-cell table:style-name="ce5" table:formula="of:=thermagon_k * burner_A * [.H32] / thermagon_L" office:value-type="float" office:value="1298.56389818971" calcext:value-type="float">
            <text:p>1299</text:p>
          </table:table-cell>
          <table:table-cell table:style-name="ce5" table:formula="of:=[.I32]/C_per_s_to_W*time_incr" office:value-type="float" office:value="1860.9399515473" calcext:value-type="float">
            <text:p>1861</text:p>
          </table:table-cell>
          <table:table-cell table:style-name="ce7" table:formula="of:=[.J31]" office:value-type="float" office:value="1859.56282413074" calcext:value-type="float">
            <text:p>1859.6</text:p>
          </table:table-cell>
          <table:table-cell table:style-name="ce7" table:formula="of:=[.K31]" office:value-type="float" office:value="1858.16615440169" calcext:value-type="float">
            <text:p>1858.2</text:p>
          </table:table-cell>
          <table:table-cell table:style-name="ce7" table:formula="of:=[.L31]" office:value-type="float" office:value="1856.71746498196" calcext:value-type="float">
            <text:p>1856.7</text:p>
          </table:table-cell>
          <table:table-cell table:style-name="ce7" table:formula="of:=[.M31]" office:value-type="float" office:value="1855.16955504747" calcext:value-type="float">
            <text:p>1855.2</text:p>
          </table:table-cell>
          <table:table-cell table:style-name="ce7" table:formula="of:=[.N31]" office:value-type="float" office:value="1853.4610340881" calcext:value-type="float">
            <text:p>1853.5</text:p>
          </table:table-cell>
          <table:table-cell table:style-name="ce7" table:formula="of:=[.O31]" office:value-type="float" office:value="1851.52106039417" calcext:value-type="float">
            <text:p>1851.5</text:p>
          </table:table-cell>
          <table:table-cell table:style-name="ce7" table:formula="of:=[.P31]" office:value-type="float" office:value="1849.2804998" calcext:value-type="float">
            <text:p>1849.3</text:p>
          </table:table-cell>
          <table:table-cell table:style-name="ce7" table:formula="of:=[.Q31]" office:value-type="float" office:value="1846.69193022511" calcext:value-type="float">
            <text:p>1846.7</text:p>
          </table:table-cell>
          <table:table-cell table:style-name="ce7" table:formula="of:=[.R31]" office:value-type="float" office:value="1843.76059377268" calcext:value-type="float">
            <text:p>1843.8</text:p>
          </table:table-cell>
          <table:table-cell table:style-name="ce5" table:formula="of:=SUMPRODUCT([.J32:.S32];pot_heat_diffusion)" office:value-type="float" office:value="1853.94069889518" calcext:value-type="float">
            <text:p>1854</text:p>
          </table:table-cell>
          <table:table-cell table:style-name="ce5" table:formula="of:=[.V31]*leakage_out" office:value-type="float" office:value="235.633674406684" calcext:value-type="float">
            <text:p>236</text:p>
          </table:table-cell>
          <table:table-cell table:style-name="ce5" table:formula="of:=[.V31]+[.T32]-[.U32]" office:value-type="float" office:value="40890.5860922692" calcext:value-type="float">
            <text:p>40891</text:p>
          </table:table-cell>
          <table:table-cell table:style-name="ce12" table:formula="of:= temp_out + [.V32]/pot_water_mass" office:value-type="float" office:value="34.4028659116521" calcext:value-type="float">
            <text:p>34.4</text:p>
          </table:table-cell>
          <table:table-cell table:style-name="ce7" table:formula="of:=IF([.G32]&gt;thermagon_temp_max;0;IF([.W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burner_C_per_s * [.X32]/100 * time_incr" office:value-type="float" office:value="2149.61306964746" calcext:value-type="float">
            <text:p>2150</text:p>
          </table:table-cell>
          <table:table-cell table:style-name="ce3" table:formula="of:=[.B33]" office:value-type="float" office:value="2149.61306964746" calcext:value-type="float">
            <text:p>2150</text:p>
          </table:table-cell>
          <table:table-cell table:style-name="ce3" table:formula="of:=[.C32]" office:value-type="float" office:value="2149.61306964746" calcext:value-type="float">
            <text:p>2150</text:p>
          </table:table-cell>
          <table:table-cell table:style-name="ce5" table:formula="of:=SUMPRODUCT([.B33:.D33];burner_heat_diffusion)" office:value-type="float" office:value="2149.61306964746" calcext:value-type="float">
            <text:p>2150</text:p>
          </table:table-cell>
          <table:table-cell table:formula="of:=[.F32]+[.E33]-[.J32]" office:value-type="float" office:value="12158.0609968143" calcext:value-type="float">
            <text:p>12158</text:p>
          </table:table-cell>
          <table:table-cell table:style-name="ce7" table:formula="of:=temp_out + [.F33] / burner_heat_mass" office:value-type="float" office:value="44.3161219936286" calcext:value-type="float">
            <text:p>44.3</text:p>
          </table:table-cell>
          <table:table-cell table:style-name="ce7" table:formula="of:=[.G33]-[.W32]" office:value-type="float" office:value="9.91325608197643" calcext:value-type="float">
            <text:p>9.9</text:p>
          </table:table-cell>
          <table:table-cell table:style-name="ce5" table:formula="of:=thermagon_k * burner_A * [.H33] / thermagon_L" office:value-type="float" office:value="1299.52490977462" calcext:value-type="float">
            <text:p>1300</text:p>
          </table:table-cell>
          <table:table-cell table:style-name="ce5" table:formula="of:=[.I33]/C_per_s_to_W*time_incr" office:value-type="float" office:value="1862.31715358931" calcext:value-type="float">
            <text:p>1862</text:p>
          </table:table-cell>
          <table:table-cell table:style-name="ce7" table:formula="of:=[.J32]" office:value-type="float" office:value="1860.9399515473" calcext:value-type="float">
            <text:p>1860.9</text:p>
          </table:table-cell>
          <table:table-cell table:style-name="ce7" table:formula="of:=[.K32]" office:value-type="float" office:value="1859.56282413074" calcext:value-type="float">
            <text:p>1859.6</text:p>
          </table:table-cell>
          <table:table-cell table:style-name="ce7" table:formula="of:=[.L32]" office:value-type="float" office:value="1858.16615440169" calcext:value-type="float">
            <text:p>1858.2</text:p>
          </table:table-cell>
          <table:table-cell table:style-name="ce7" table:formula="of:=[.M32]" office:value-type="float" office:value="1856.71746498196" calcext:value-type="float">
            <text:p>1856.7</text:p>
          </table:table-cell>
          <table:table-cell table:style-name="ce7" table:formula="of:=[.N32]" office:value-type="float" office:value="1855.16955504747" calcext:value-type="float">
            <text:p>1855.2</text:p>
          </table:table-cell>
          <table:table-cell table:style-name="ce7" table:formula="of:=[.O32]" office:value-type="float" office:value="1853.4610340881" calcext:value-type="float">
            <text:p>1853.5</text:p>
          </table:table-cell>
          <table:table-cell table:style-name="ce7" table:formula="of:=[.P32]" office:value-type="float" office:value="1851.52106039417" calcext:value-type="float">
            <text:p>1851.5</text:p>
          </table:table-cell>
          <table:table-cell table:style-name="ce7" table:formula="of:=[.Q32]" office:value-type="float" office:value="1849.2804998" calcext:value-type="float">
            <text:p>1849.3</text:p>
          </table:table-cell>
          <table:table-cell table:style-name="ce7" table:formula="of:=[.R32]" office:value-type="float" office:value="1846.69193022511" calcext:value-type="float">
            <text:p>1846.7</text:p>
          </table:table-cell>
          <table:table-cell table:style-name="ce5" table:formula="of:=SUMPRODUCT([.J33:.S33];pot_heat_diffusion)" office:value-type="float" office:value="1855.68333457491" calcext:value-type="float">
            <text:p>1856</text:p>
          </table:table-cell>
          <table:table-cell table:style-name="ce5" table:formula="of:=[.V32]*leakage_out" office:value-type="float" office:value="245.343516553615" calcext:value-type="float">
            <text:p>245</text:p>
          </table:table-cell>
          <table:table-cell table:style-name="ce5" table:formula="of:=[.V32]+[.T33]-[.U33]" office:value-type="float" office:value="42500.9259102905" calcext:value-type="float">
            <text:p>42501</text:p>
          </table:table-cell>
          <table:table-cell table:style-name="ce12" table:formula="of:= temp_out + [.V33]/pot_water_mass" office:value-type="float" office:value="34.9700749122475" calcext:value-type="float">
            <text:p>35.0</text:p>
          </table:table-cell>
          <table:table-cell table:style-name="ce7" table:formula="of:=IF([.G33]&gt;thermagon_temp_max;0;IF([.W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table:formula="of:=burner_C_per_s * [.X33]/100 * time_incr" office:value-type="float" office:value="2149.61306964746" calcext:value-type="float">
            <text:p>2150</text:p>
          </table:table-cell>
          <table:table-cell table:style-name="ce3" table:formula="of:=[.B34]" office:value-type="float" office:value="2149.61306964746" calcext:value-type="float">
            <text:p>2150</text:p>
          </table:table-cell>
          <table:table-cell table:style-name="ce3" table:formula="of:=[.C33]" office:value-type="float" office:value="2149.61306964746" calcext:value-type="float">
            <text:p>2150</text:p>
          </table:table-cell>
          <table:table-cell table:style-name="ce5" table:formula="of:=SUMPRODUCT([.B34:.D34];burner_heat_diffusion)" office:value-type="float" office:value="2149.61306964746" calcext:value-type="float">
            <text:p>2150</text:p>
          </table:table-cell>
          <table:table-cell table:formula="of:=[.F33]+[.E34]-[.J33]" office:value-type="float" office:value="12445.3569128724" calcext:value-type="float">
            <text:p>12445</text:p>
          </table:table-cell>
          <table:table-cell table:style-name="ce7" table:formula="of:=temp_out + [.F34] / burner_heat_mass" office:value-type="float" office:value="44.8907138257449" calcext:value-type="float">
            <text:p>44.9</text:p>
          </table:table-cell>
          <table:table-cell table:style-name="ce7" table:formula="of:=[.G34]-[.W33]" office:value-type="float" office:value="9.92063891349736" calcext:value-type="float">
            <text:p>9.9</text:p>
          </table:table-cell>
          <table:table-cell table:style-name="ce5" table:formula="of:=thermagon_k * burner_A * [.H34] / thermagon_L" office:value-type="float" office:value="1300.49272230633" calcext:value-type="float">
            <text:p>1300</text:p>
          </table:table-cell>
          <table:table-cell table:style-name="ce5" table:formula="of:=[.I34]/C_per_s_to_W*time_incr" office:value-type="float" office:value="1863.70410190072" calcext:value-type="float">
            <text:p>1864</text:p>
          </table:table-cell>
          <table:table-cell table:style-name="ce7" table:formula="of:=[.J33]" office:value-type="float" office:value="1862.31715358931" calcext:value-type="float">
            <text:p>1862.3</text:p>
          </table:table-cell>
          <table:table-cell table:style-name="ce7" table:formula="of:=[.K33]" office:value-type="float" office:value="1860.9399515473" calcext:value-type="float">
            <text:p>1860.9</text:p>
          </table:table-cell>
          <table:table-cell table:style-name="ce7" table:formula="of:=[.L33]" office:value-type="float" office:value="1859.56282413074" calcext:value-type="float">
            <text:p>1859.6</text:p>
          </table:table-cell>
          <table:table-cell table:style-name="ce7" table:formula="of:=[.M33]" office:value-type="float" office:value="1858.16615440169" calcext:value-type="float">
            <text:p>1858.2</text:p>
          </table:table-cell>
          <table:table-cell table:style-name="ce7" table:formula="of:=[.N33]" office:value-type="float" office:value="1856.71746498196" calcext:value-type="float">
            <text:p>1856.7</text:p>
          </table:table-cell>
          <table:table-cell table:style-name="ce7" table:formula="of:=[.O33]" office:value-type="float" office:value="1855.16955504747" calcext:value-type="float">
            <text:p>1855.2</text:p>
          </table:table-cell>
          <table:table-cell table:style-name="ce7" table:formula="of:=[.P33]" office:value-type="float" office:value="1853.4610340881" calcext:value-type="float">
            <text:p>1853.5</text:p>
          </table:table-cell>
          <table:table-cell table:style-name="ce7" table:formula="of:=[.Q33]" office:value-type="float" office:value="1851.52106039417" calcext:value-type="float">
            <text:p>1851.5</text:p>
          </table:table-cell>
          <table:table-cell table:style-name="ce7" table:formula="of:=[.R33]" office:value-type="float" office:value="1849.2804998" calcext:value-type="float">
            <text:p>1849.3</text:p>
          </table:table-cell>
          <table:table-cell table:style-name="ce5" table:formula="of:=SUMPRODUCT([.J34:.S34];pot_heat_diffusion)" office:value-type="float" office:value="1857.28060966252" calcext:value-type="float">
            <text:p>1857</text:p>
          </table:table-cell>
          <table:table-cell table:style-name="ce5" table:formula="of:=[.V33]*leakage_out" office:value-type="float" office:value="255.005555461743" calcext:value-type="float">
            <text:p>255</text:p>
          </table:table-cell>
          <table:table-cell table:style-name="ce5" table:formula="of:=[.V33]+[.T34]-[.U34]" office:value-type="float" office:value="44103.2009644913" calcext:value-type="float">
            <text:p>44103</text:p>
          </table:table-cell>
          <table:table-cell table:style-name="ce12" table:formula="of:= temp_out + [.V34]/pot_water_mass" office:value-type="float" office:value="35.534443266058" calcext:value-type="float">
            <text:p>35.5</text:p>
          </table:table-cell>
          <table:table-cell table:style-name="ce7" table:formula="of:=IF([.G34]&gt;thermagon_temp_max;0;IF([.W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table:formula="of:=burner_C_per_s * [.X34]/100 * time_incr" office:value-type="float" office:value="2149.61306964746" calcext:value-type="float">
            <text:p>2150</text:p>
          </table:table-cell>
          <table:table-cell table:style-name="ce3" table:formula="of:=[.B35]" office:value-type="float" office:value="2149.61306964746" calcext:value-type="float">
            <text:p>2150</text:p>
          </table:table-cell>
          <table:table-cell table:style-name="ce3" table:formula="of:=[.C34]" office:value-type="float" office:value="2149.61306964746" calcext:value-type="float">
            <text:p>2150</text:p>
          </table:table-cell>
          <table:table-cell table:style-name="ce5" table:formula="of:=SUMPRODUCT([.B35:.D35];burner_heat_diffusion)" office:value-type="float" office:value="2149.61306964746" calcext:value-type="float">
            <text:p>2150</text:p>
          </table:table-cell>
          <table:table-cell table:formula="of:=[.F34]+[.E35]-[.J34]" office:value-type="float" office:value="12731.2658806192" calcext:value-type="float">
            <text:p>12731</text:p>
          </table:table-cell>
          <table:table-cell table:style-name="ce7" table:formula="of:=temp_out + [.F35] / burner_heat_mass" office:value-type="float" office:value="45.4625317612384" calcext:value-type="float">
            <text:p>45.5</text:p>
          </table:table-cell>
          <table:table-cell table:style-name="ce7" table:formula="of:=[.G35]-[.W34]" office:value-type="float" office:value="9.92808849518039" calcext:value-type="float">
            <text:p>9.9</text:p>
          </table:table-cell>
          <table:table-cell table:style-name="ce5" table:formula="of:=thermagon_k * burner_A * [.H35] / thermagon_L" office:value-type="float" office:value="1301.46928509099" calcext:value-type="float">
            <text:p>1301</text:p>
          </table:table-cell>
          <table:table-cell table:style-name="ce5" table:formula="of:=[.I35]/C_per_s_to_W*time_incr" office:value-type="float" office:value="1865.10358998422" calcext:value-type="float">
            <text:p>1865</text:p>
          </table:table-cell>
          <table:table-cell table:style-name="ce7" table:formula="of:=[.J34]" office:value-type="float" office:value="1863.70410190072" calcext:value-type="float">
            <text:p>1863.7</text:p>
          </table:table-cell>
          <table:table-cell table:style-name="ce7" table:formula="of:=[.K34]" office:value-type="float" office:value="1862.31715358931" calcext:value-type="float">
            <text:p>1862.3</text:p>
          </table:table-cell>
          <table:table-cell table:style-name="ce7" table:formula="of:=[.L34]" office:value-type="float" office:value="1860.9399515473" calcext:value-type="float">
            <text:p>1860.9</text:p>
          </table:table-cell>
          <table:table-cell table:style-name="ce7" table:formula="of:=[.M34]" office:value-type="float" office:value="1859.56282413074" calcext:value-type="float">
            <text:p>1859.6</text:p>
          </table:table-cell>
          <table:table-cell table:style-name="ce7" table:formula="of:=[.N34]" office:value-type="float" office:value="1858.16615440169" calcext:value-type="float">
            <text:p>1858.2</text:p>
          </table:table-cell>
          <table:table-cell table:style-name="ce7" table:formula="of:=[.O34]" office:value-type="float" office:value="1856.71746498196" calcext:value-type="float">
            <text:p>1856.7</text:p>
          </table:table-cell>
          <table:table-cell table:style-name="ce7" table:formula="of:=[.P34]" office:value-type="float" office:value="1855.16955504747" calcext:value-type="float">
            <text:p>1855.2</text:p>
          </table:table-cell>
          <table:table-cell table:style-name="ce7" table:formula="of:=[.Q34]" office:value-type="float" office:value="1853.4610340881" calcext:value-type="float">
            <text:p>1853.5</text:p>
          </table:table-cell>
          <table:table-cell table:style-name="ce7" table:formula="of:=[.R34]" office:value-type="float" office:value="1851.52106039417" calcext:value-type="float">
            <text:p>1851.5</text:p>
          </table:table-cell>
          <table:table-cell table:style-name="ce5" table:formula="of:=SUMPRODUCT([.J35:.S35];pot_heat_diffusion)" office:value-type="float" office:value="1858.77924928592" calcext:value-type="float">
            <text:p>1859</text:p>
          </table:table-cell>
          <table:table-cell table:style-name="ce5" table:formula="of:=[.V34]*leakage_out" office:value-type="float" office:value="264.619205786948" calcext:value-type="float">
            <text:p>265</text:p>
          </table:table-cell>
          <table:table-cell table:style-name="ce5" table:formula="of:=[.V34]+[.T35]-[.U35]" office:value-type="float" office:value="45697.3610079903" calcext:value-type="float">
            <text:p>45697</text:p>
          </table:table-cell>
          <table:table-cell table:style-name="ce12" table:formula="of:= temp_out + [.V35]/pot_water_mass" office:value-type="float" office:value="36.0959532746555" calcext:value-type="float">
            <text:p>36.1</text:p>
          </table:table-cell>
          <table:table-cell table:style-name="ce7" table:formula="of:=IF([.G35]&gt;thermagon_temp_max;0;IF([.W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table:formula="of:=burner_C_per_s * [.X35]/100 * time_incr" office:value-type="float" office:value="2149.61306964746" calcext:value-type="float">
            <text:p>2150</text:p>
          </table:table-cell>
          <table:table-cell table:style-name="ce3" table:formula="of:=[.B36]" office:value-type="float" office:value="2149.61306964746" calcext:value-type="float">
            <text:p>2150</text:p>
          </table:table-cell>
          <table:table-cell table:style-name="ce3" table:formula="of:=[.C35]" office:value-type="float" office:value="2149.61306964746" calcext:value-type="float">
            <text:p>2150</text:p>
          </table:table-cell>
          <table:table-cell table:style-name="ce5" table:formula="of:=SUMPRODUCT([.B36:.D36];burner_heat_diffusion)" office:value-type="float" office:value="2149.61306964746" calcext:value-type="float">
            <text:p>2150</text:p>
          </table:table-cell>
          <table:table-cell table:formula="of:=[.F35]+[.E36]-[.J35]" office:value-type="float" office:value="13015.7753602824" calcext:value-type="float">
            <text:p>13016</text:p>
          </table:table-cell>
          <table:table-cell table:style-name="ce7" table:formula="of:=temp_out + [.F36] / burner_heat_mass" office:value-type="float" office:value="46.0315507205649" calcext:value-type="float">
            <text:p>46.0</text:p>
          </table:table-cell>
          <table:table-cell table:style-name="ce7" table:formula="of:=[.G36]-[.W35]" office:value-type="float" office:value="9.93559744590932" calcext:value-type="float">
            <text:p>9.9</text:p>
          </table:table-cell>
          <table:table-cell table:style-name="ce5" table:formula="of:=thermagon_k * burner_A * [.H36] / thermagon_L" office:value-type="float" office:value="1302.45363054094" calcext:value-type="float">
            <text:p>1302</text:p>
          </table:table-cell>
          <table:table-cell table:style-name="ce5" table:formula="of:=[.I36]/C_per_s_to_W*time_incr" office:value-type="float" office:value="1866.51423121373" calcext:value-type="float">
            <text:p>1867</text:p>
          </table:table-cell>
          <table:table-cell table:style-name="ce7" table:formula="of:=[.J35]" office:value-type="float" office:value="1865.10358998422" calcext:value-type="float">
            <text:p>1865.1</text:p>
          </table:table-cell>
          <table:table-cell table:style-name="ce7" table:formula="of:=[.K35]" office:value-type="float" office:value="1863.70410190072" calcext:value-type="float">
            <text:p>1863.7</text:p>
          </table:table-cell>
          <table:table-cell table:style-name="ce7" table:formula="of:=[.L35]" office:value-type="float" office:value="1862.31715358931" calcext:value-type="float">
            <text:p>1862.3</text:p>
          </table:table-cell>
          <table:table-cell table:style-name="ce7" table:formula="of:=[.M35]" office:value-type="float" office:value="1860.9399515473" calcext:value-type="float">
            <text:p>1860.9</text:p>
          </table:table-cell>
          <table:table-cell table:style-name="ce7" table:formula="of:=[.N35]" office:value-type="float" office:value="1859.56282413074" calcext:value-type="float">
            <text:p>1859.6</text:p>
          </table:table-cell>
          <table:table-cell table:style-name="ce7" table:formula="of:=[.O35]" office:value-type="float" office:value="1858.16615440169" calcext:value-type="float">
            <text:p>1858.2</text:p>
          </table:table-cell>
          <table:table-cell table:style-name="ce7" table:formula="of:=[.P35]" office:value-type="float" office:value="1856.71746498196" calcext:value-type="float">
            <text:p>1856.7</text:p>
          </table:table-cell>
          <table:table-cell table:style-name="ce7" table:formula="of:=[.Q35]" office:value-type="float" office:value="1855.16955504747" calcext:value-type="float">
            <text:p>1855.2</text:p>
          </table:table-cell>
          <table:table-cell table:style-name="ce7" table:formula="of:=[.R35]" office:value-type="float" office:value="1853.4610340881" calcext:value-type="float">
            <text:p>1853.5</text:p>
          </table:table-cell>
          <table:table-cell table:style-name="ce5" table:formula="of:=SUMPRODUCT([.J36:.S36];pot_heat_diffusion)" office:value-type="float" office:value="1860.21831506659" calcext:value-type="float">
            <text:p>1860</text:p>
          </table:table-cell>
          <table:table-cell table:style-name="ce5" table:formula="of:=[.V35]*leakage_out" office:value-type="float" office:value="274.184166047942" calcext:value-type="float">
            <text:p>274</text:p>
          </table:table-cell>
          <table:table-cell table:style-name="ce5" table:formula="of:=[.V35]+[.T36]-[.U36]" office:value-type="float" office:value="47283.3951570089" calcext:value-type="float">
            <text:p>47283</text:p>
          </table:table-cell>
          <table:table-cell table:style-name="ce12" table:formula="of:= temp_out + [.V36]/pot_water_mass" office:value-type="float" office:value="36.6546011044536" calcext:value-type="float">
            <text:p>36.7</text:p>
          </table:table-cell>
          <table:table-cell table:style-name="ce7" table:formula="of:=IF([.G36]&gt;thermagon_temp_max;0;IF([.W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table:formula="of:=burner_C_per_s * [.X36]/100 * time_incr" office:value-type="float" office:value="2149.61306964746" calcext:value-type="float">
            <text:p>2150</text:p>
          </table:table-cell>
          <table:table-cell table:style-name="ce3" table:formula="of:=[.B37]" office:value-type="float" office:value="2149.61306964746" calcext:value-type="float">
            <text:p>2150</text:p>
          </table:table-cell>
          <table:table-cell table:style-name="ce3" table:formula="of:=[.C36]" office:value-type="float" office:value="2149.61306964746" calcext:value-type="float">
            <text:p>2150</text:p>
          </table:table-cell>
          <table:table-cell table:style-name="ce5" table:formula="of:=SUMPRODUCT([.B37:.D37];burner_heat_diffusion)" office:value-type="float" office:value="2149.61306964746" calcext:value-type="float">
            <text:p>2150</text:p>
          </table:table-cell>
          <table:table-cell table:formula="of:=[.F36]+[.E37]-[.J36]" office:value-type="float" office:value="13298.8741987162" calcext:value-type="float">
            <text:p>13299</text:p>
          </table:table-cell>
          <table:table-cell table:style-name="ce7" table:formula="of:=temp_out + [.F37] / burner_heat_mass" office:value-type="float" office:value="46.5977483974323" calcext:value-type="float">
            <text:p>46.6</text:p>
          </table:table-cell>
          <table:table-cell table:style-name="ce7" table:formula="of:=[.G37]-[.W36]" office:value-type="float" office:value="9.94314729297874" calcext:value-type="float">
            <text:p>9.9</text:p>
          </table:table-cell>
          <table:table-cell table:style-name="ce5" table:formula="of:=thermagon_k * burner_A * [.H37] / thermagon_L" office:value-type="float" office:value="1303.44333707637" calcext:value-type="float">
            <text:p>1303</text:p>
          </table:table-cell>
          <table:table-cell table:style-name="ce5" table:formula="of:=[.I37]/C_per_s_to_W*time_incr" office:value-type="float" office:value="1867.93255528284" calcext:value-type="float">
            <text:p>1868</text:p>
          </table:table-cell>
          <table:table-cell table:style-name="ce7" table:formula="of:=[.J36]" office:value-type="float" office:value="1866.51423121373" calcext:value-type="float">
            <text:p>1866.5</text:p>
          </table:table-cell>
          <table:table-cell table:style-name="ce7" table:formula="of:=[.K36]" office:value-type="float" office:value="1865.10358998422" calcext:value-type="float">
            <text:p>1865.1</text:p>
          </table:table-cell>
          <table:table-cell table:style-name="ce7" table:formula="of:=[.L36]" office:value-type="float" office:value="1863.70410190072" calcext:value-type="float">
            <text:p>1863.7</text:p>
          </table:table-cell>
          <table:table-cell table:style-name="ce7" table:formula="of:=[.M36]" office:value-type="float" office:value="1862.31715358931" calcext:value-type="float">
            <text:p>1862.3</text:p>
          </table:table-cell>
          <table:table-cell table:style-name="ce7" table:formula="of:=[.N36]" office:value-type="float" office:value="1860.9399515473" calcext:value-type="float">
            <text:p>1860.9</text:p>
          </table:table-cell>
          <table:table-cell table:style-name="ce7" table:formula="of:=[.O36]" office:value-type="float" office:value="1859.56282413074" calcext:value-type="float">
            <text:p>1859.6</text:p>
          </table:table-cell>
          <table:table-cell table:style-name="ce7" table:formula="of:=[.P36]" office:value-type="float" office:value="1858.16615440169" calcext:value-type="float">
            <text:p>1858.2</text:p>
          </table:table-cell>
          <table:table-cell table:style-name="ce7" table:formula="of:=[.Q36]" office:value-type="float" office:value="1856.71746498196" calcext:value-type="float">
            <text:p>1856.7</text:p>
          </table:table-cell>
          <table:table-cell table:style-name="ce7" table:formula="of:=[.R36]" office:value-type="float" office:value="1855.16955504747" calcext:value-type="float">
            <text:p>1855.2</text:p>
          </table:table-cell>
          <table:table-cell table:style-name="ce5" table:formula="of:=SUMPRODUCT([.J37:.S37];pot_heat_diffusion)" office:value-type="float" office:value="1861.62691928429" calcext:value-type="float">
            <text:p>1862</text:p>
          </table:table-cell>
          <table:table-cell table:style-name="ce5" table:formula="of:=[.V36]*leakage_out" office:value-type="float" office:value="283.700370942053" calcext:value-type="float">
            <text:p>284</text:p>
          </table:table-cell>
          <table:table-cell table:style-name="ce5" table:formula="of:=[.V36]+[.T37]-[.U37]" office:value-type="float" office:value="48861.3217053512" calcext:value-type="float">
            <text:p>48861</text:p>
          </table:table-cell>
          <table:table-cell table:style-name="ce12" table:formula="of:= temp_out + [.V37]/pot_water_mass" office:value-type="float" office:value="37.2103931990674" calcext:value-type="float">
            <text:p>37.2</text:p>
          </table:table-cell>
          <table:table-cell table:style-name="ce7" table:formula="of:=IF([.G37]&gt;thermagon_temp_max;0;IF([.W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table:formula="of:=burner_C_per_s * [.X37]/100 * time_incr" office:value-type="float" office:value="2149.61306964746" calcext:value-type="float">
            <text:p>2150</text:p>
          </table:table-cell>
          <table:table-cell table:style-name="ce3" table:formula="of:=[.B38]" office:value-type="float" office:value="2149.61306964746" calcext:value-type="float">
            <text:p>2150</text:p>
          </table:table-cell>
          <table:table-cell table:style-name="ce3" table:formula="of:=[.C37]" office:value-type="float" office:value="2149.61306964746" calcext:value-type="float">
            <text:p>2150</text:p>
          </table:table-cell>
          <table:table-cell table:style-name="ce5" table:formula="of:=SUMPRODUCT([.B38:.D38];burner_heat_diffusion)" office:value-type="float" office:value="2149.61306964746" calcext:value-type="float">
            <text:p>2150</text:p>
          </table:table-cell>
          <table:table-cell table:formula="of:=[.F37]+[.E38]-[.J37]" office:value-type="float" office:value="13580.5547130808" calcext:value-type="float">
            <text:p>13581</text:p>
          </table:table-cell>
          <table:table-cell table:style-name="ce7" table:formula="of:=temp_out + [.F38] / burner_heat_mass" office:value-type="float" office:value="47.1611094261616" calcext:value-type="float">
            <text:p>47.2</text:p>
          </table:table-cell>
          <table:table-cell table:style-name="ce7" table:formula="of:=[.G38]-[.W37]" office:value-type="float" office:value="9.95071622709414" calcext:value-type="float">
            <text:p>10.0</text:p>
          </table:table-cell>
          <table:table-cell table:style-name="ce5" table:formula="of:=thermagon_k * burner_A * [.H38] / thermagon_L" office:value-type="float" office:value="1304.43554572528" calcext:value-type="float">
            <text:p>1304</text:p>
          </table:table-cell>
          <table:table-cell table:style-name="ce5" table:formula="of:=[.I38]/C_per_s_to_W*time_incr" office:value-type="float" office:value="1869.35446506919" calcext:value-type="float">
            <text:p>1869</text:p>
          </table:table-cell>
          <table:table-cell table:style-name="ce7" table:formula="of:=[.J37]" office:value-type="float" office:value="1867.93255528284" calcext:value-type="float">
            <text:p>1867.9</text:p>
          </table:table-cell>
          <table:table-cell table:style-name="ce7" table:formula="of:=[.K37]" office:value-type="float" office:value="1866.51423121373" calcext:value-type="float">
            <text:p>1866.5</text:p>
          </table:table-cell>
          <table:table-cell table:style-name="ce7" table:formula="of:=[.L37]" office:value-type="float" office:value="1865.10358998422" calcext:value-type="float">
            <text:p>1865.1</text:p>
          </table:table-cell>
          <table:table-cell table:style-name="ce7" table:formula="of:=[.M37]" office:value-type="float" office:value="1863.70410190072" calcext:value-type="float">
            <text:p>1863.7</text:p>
          </table:table-cell>
          <table:table-cell table:style-name="ce7" table:formula="of:=[.N37]" office:value-type="float" office:value="1862.31715358931" calcext:value-type="float">
            <text:p>1862.3</text:p>
          </table:table-cell>
          <table:table-cell table:style-name="ce7" table:formula="of:=[.O37]" office:value-type="float" office:value="1860.9399515473" calcext:value-type="float">
            <text:p>1860.9</text:p>
          </table:table-cell>
          <table:table-cell table:style-name="ce7" table:formula="of:=[.P37]" office:value-type="float" office:value="1859.56282413074" calcext:value-type="float">
            <text:p>1859.6</text:p>
          </table:table-cell>
          <table:table-cell table:style-name="ce7" table:formula="of:=[.Q37]" office:value-type="float" office:value="1858.16615440169" calcext:value-type="float">
            <text:p>1858.2</text:p>
          </table:table-cell>
          <table:table-cell table:style-name="ce7" table:formula="of:=[.R37]" office:value-type="float" office:value="1856.71746498196" calcext:value-type="float">
            <text:p>1856.7</text:p>
          </table:table-cell>
          <table:table-cell table:style-name="ce5" table:formula="of:=SUMPRODUCT([.J38:.S38];pot_heat_diffusion)" office:value-type="float" office:value="1863.02443683763" calcext:value-type="float">
            <text:p>1863</text:p>
          </table:table-cell>
          <table:table-cell table:style-name="ce5" table:formula="of:=[.V37]*leakage_out" office:value-type="float" office:value="293.167930232107" calcext:value-type="float">
            <text:p>293</text:p>
          </table:table-cell>
          <table:table-cell table:style-name="ce5" table:formula="of:=[.V37]+[.T38]-[.U38]" office:value-type="float" office:value="50431.1782119567" calcext:value-type="float">
            <text:p>50431</text:p>
          </table:table-cell>
          <table:table-cell table:style-name="ce12" table:formula="of:= temp_out + [.V38]/pot_water_mass" office:value-type="float" office:value="37.7633427878592" calcext:value-type="float">
            <text:p>37.8</text:p>
          </table:table-cell>
          <table:table-cell table:style-name="ce7" table:formula="of:=IF([.G38]&gt;thermagon_temp_max;0;IF([.W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table:formula="of:=burner_C_per_s * [.X38]/100 * time_incr" office:value-type="float" office:value="2149.61306964746" calcext:value-type="float">
            <text:p>2150</text:p>
          </table:table-cell>
          <table:table-cell table:style-name="ce3" table:formula="of:=[.B39]" office:value-type="float" office:value="2149.61306964746" calcext:value-type="float">
            <text:p>2150</text:p>
          </table:table-cell>
          <table:table-cell table:style-name="ce3" table:formula="of:=[.C38]" office:value-type="float" office:value="2149.61306964746" calcext:value-type="float">
            <text:p>2150</text:p>
          </table:table-cell>
          <table:table-cell table:style-name="ce5" table:formula="of:=SUMPRODUCT([.B39:.D39];burner_heat_diffusion)" office:value-type="float" office:value="2149.61306964746" calcext:value-type="float">
            <text:p>2150</text:p>
          </table:table-cell>
          <table:table-cell table:formula="of:=[.F38]+[.E39]-[.J38]" office:value-type="float" office:value="13860.8133176591" calcext:value-type="float">
            <text:p>13861</text:p>
          </table:table-cell>
          <table:table-cell table:style-name="ce7" table:formula="of:=temp_out + [.F39] / burner_heat_mass" office:value-type="float" office:value="47.7216266353181" calcext:value-type="float">
            <text:p>47.7</text:p>
          </table:table-cell>
          <table:table-cell table:style-name="ce7" table:formula="of:=[.G39]-[.W38]" office:value-type="float" office:value="9.95828384745894" calcext:value-type="float">
            <text:p>10.0</text:p>
          </table:table-cell>
          <table:table-cell table:style-name="ce5" table:formula="of:=thermagon_k * burner_A * [.H39] / thermagon_L" office:value-type="float" office:value="1305.42758215513" calcext:value-type="float">
            <text:p>1305</text:p>
          </table:table-cell>
          <table:table-cell table:style-name="ce5" table:formula="of:=[.I39]/C_per_s_to_W*time_incr" office:value-type="float" office:value="1870.77612805264" calcext:value-type="float">
            <text:p>1871</text:p>
          </table:table-cell>
          <table:table-cell table:style-name="ce7" table:formula="of:=[.J38]" office:value-type="float" office:value="1869.35446506919" calcext:value-type="float">
            <text:p>1869.4</text:p>
          </table:table-cell>
          <table:table-cell table:style-name="ce7" table:formula="of:=[.K38]" office:value-type="float" office:value="1867.93255528284" calcext:value-type="float">
            <text:p>1867.9</text:p>
          </table:table-cell>
          <table:table-cell table:style-name="ce7" table:formula="of:=[.L38]" office:value-type="float" office:value="1866.51423121373" calcext:value-type="float">
            <text:p>1866.5</text:p>
          </table:table-cell>
          <table:table-cell table:style-name="ce7" table:formula="of:=[.M38]" office:value-type="float" office:value="1865.10358998422" calcext:value-type="float">
            <text:p>1865.1</text:p>
          </table:table-cell>
          <table:table-cell table:style-name="ce7" table:formula="of:=[.N38]" office:value-type="float" office:value="1863.70410190072" calcext:value-type="float">
            <text:p>1863.7</text:p>
          </table:table-cell>
          <table:table-cell table:style-name="ce7" table:formula="of:=[.O38]" office:value-type="float" office:value="1862.31715358931" calcext:value-type="float">
            <text:p>1862.3</text:p>
          </table:table-cell>
          <table:table-cell table:style-name="ce7" table:formula="of:=[.P38]" office:value-type="float" office:value="1860.9399515473" calcext:value-type="float">
            <text:p>1860.9</text:p>
          </table:table-cell>
          <table:table-cell table:style-name="ce7" table:formula="of:=[.Q38]" office:value-type="float" office:value="1859.56282413074" calcext:value-type="float">
            <text:p>1859.6</text:p>
          </table:table-cell>
          <table:table-cell table:style-name="ce7" table:formula="of:=[.R38]" office:value-type="float" office:value="1858.16615440169" calcext:value-type="float">
            <text:p>1858.2</text:p>
          </table:table-cell>
          <table:table-cell table:style-name="ce5" table:formula="of:=SUMPRODUCT([.J39:.S39];pot_heat_diffusion)" office:value-type="float" office:value="1864.42205305184" calcext:value-type="float">
            <text:p>1864</text:p>
          </table:table-cell>
          <table:table-cell table:style-name="ce5" table:formula="of:=[.V38]*leakage_out" office:value-type="float" office:value="302.58706927174" calcext:value-type="float">
            <text:p>303</text:p>
          </table:table-cell>
          <table:table-cell table:style-name="ce5" table:formula="of:=[.V38]+[.T39]-[.U39]" office:value-type="float" office:value="51993.0131957368" calcext:value-type="float">
            <text:p>51993</text:p>
          </table:table-cell>
          <table:table-cell table:style-name="ce12" table:formula="of:= temp_out + [.V39]/pot_water_mass" office:value-type="float" office:value="38.313466960615" calcext:value-type="float">
            <text:p>38.3</text:p>
          </table:table-cell>
          <table:table-cell table:style-name="ce7" table:formula="of:=IF([.G39]&gt;thermagon_temp_max;0;IF([.W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table:formula="of:=burner_C_per_s * [.X39]/100 * time_incr" office:value-type="float" office:value="2149.61306964746" calcext:value-type="float">
            <text:p>2150</text:p>
          </table:table-cell>
          <table:table-cell table:style-name="ce3" table:formula="of:=[.B40]" office:value-type="float" office:value="2149.61306964746" calcext:value-type="float">
            <text:p>2150</text:p>
          </table:table-cell>
          <table:table-cell table:style-name="ce3" table:formula="of:=[.C39]" office:value-type="float" office:value="2149.61306964746" calcext:value-type="float">
            <text:p>2150</text:p>
          </table:table-cell>
          <table:table-cell table:style-name="ce5" table:formula="of:=SUMPRODUCT([.B40:.D40];burner_heat_diffusion)" office:value-type="float" office:value="2149.61306964746" calcext:value-type="float">
            <text:p>2150</text:p>
          </table:table-cell>
          <table:table-cell table:formula="of:=[.F39]+[.E40]-[.J39]" office:value-type="float" office:value="14139.6502592539" calcext:value-type="float">
            <text:p>14140</text:p>
          </table:table-cell>
          <table:table-cell table:style-name="ce7" table:formula="of:=temp_out + [.F40] / burner_heat_mass" office:value-type="float" office:value="48.2793005185078" calcext:value-type="float">
            <text:p>48.3</text:p>
          </table:table-cell>
          <table:table-cell table:style-name="ce7" table:formula="of:=[.G40]-[.W39]" office:value-type="float" office:value="9.96583355789272" calcext:value-type="float">
            <text:p>10.0</text:p>
          </table:table-cell>
          <table:table-cell table:style-name="ce5" table:formula="of:=thermagon_k * burner_A * [.H40] / thermagon_L" office:value-type="float" office:value="1306.41727077905" calcext:value-type="float">
            <text:p>1306</text:p>
          </table:table-cell>
          <table:table-cell table:style-name="ce5" table:formula="of:=[.I40]/C_per_s_to_W*time_incr" office:value-type="float" office:value="1872.19442645321" calcext:value-type="float">
            <text:p>1872</text:p>
          </table:table-cell>
          <table:table-cell table:style-name="ce7" table:formula="of:=[.J39]" office:value-type="float" office:value="1870.77612805264" calcext:value-type="float">
            <text:p>1870.8</text:p>
          </table:table-cell>
          <table:table-cell table:style-name="ce7" table:formula="of:=[.K39]" office:value-type="float" office:value="1869.35446506919" calcext:value-type="float">
            <text:p>1869.4</text:p>
          </table:table-cell>
          <table:table-cell table:style-name="ce7" table:formula="of:=[.L39]" office:value-type="float" office:value="1867.93255528284" calcext:value-type="float">
            <text:p>1867.9</text:p>
          </table:table-cell>
          <table:table-cell table:style-name="ce7" table:formula="of:=[.M39]" office:value-type="float" office:value="1866.51423121373" calcext:value-type="float">
            <text:p>1866.5</text:p>
          </table:table-cell>
          <table:table-cell table:style-name="ce7" table:formula="of:=[.N39]" office:value-type="float" office:value="1865.10358998422" calcext:value-type="float">
            <text:p>1865.1</text:p>
          </table:table-cell>
          <table:table-cell table:style-name="ce7" table:formula="of:=[.O39]" office:value-type="float" office:value="1863.70410190072" calcext:value-type="float">
            <text:p>1863.7</text:p>
          </table:table-cell>
          <table:table-cell table:style-name="ce7" table:formula="of:=[.P39]" office:value-type="float" office:value="1862.31715358931" calcext:value-type="float">
            <text:p>1862.3</text:p>
          </table:table-cell>
          <table:table-cell table:style-name="ce7" table:formula="of:=[.Q39]" office:value-type="float" office:value="1860.9399515473" calcext:value-type="float">
            <text:p>1860.9</text:p>
          </table:table-cell>
          <table:table-cell table:style-name="ce7" table:formula="of:=[.R39]" office:value-type="float" office:value="1859.56282413074" calcext:value-type="float">
            <text:p>1859.6</text:p>
          </table:table-cell>
          <table:table-cell table:style-name="ce5" table:formula="of:=SUMPRODUCT([.J40:.S40];pot_heat_diffusion)" office:value-type="float" office:value="1865.82481725069" calcext:value-type="float">
            <text:p>1866</text:p>
          </table:table-cell>
          <table:table-cell table:style-name="ce5" table:formula="of:=[.V39]*leakage_out" office:value-type="float" office:value="311.958079174421" calcext:value-type="float">
            <text:p>312</text:p>
          </table:table-cell>
          <table:table-cell table:style-name="ce5" table:formula="of:=[.V39]+[.T40]-[.U40]" office:value-type="float" office:value="53546.8799338131" calcext:value-type="float">
            <text:p>53547</text:p>
          </table:table-cell>
          <table:table-cell table:style-name="ce12" table:formula="of:= temp_out + [.V40]/pot_water_mass" office:value-type="float" office:value="38.8607844831027" calcext:value-type="float">
            <text:p>38.9</text:p>
          </table:table-cell>
          <table:table-cell table:style-name="ce7" table:formula="of:=IF([.G40]&gt;thermagon_temp_max;0;IF([.W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table:formula="of:=burner_C_per_s * [.X40]/100 * time_incr" office:value-type="float" office:value="2149.61306964746" calcext:value-type="float">
            <text:p>2150</text:p>
          </table:table-cell>
          <table:table-cell table:style-name="ce3" table:formula="of:=[.B41]" office:value-type="float" office:value="2149.61306964746" calcext:value-type="float">
            <text:p>2150</text:p>
          </table:table-cell>
          <table:table-cell table:style-name="ce3" table:formula="of:=[.C40]" office:value-type="float" office:value="2149.61306964746" calcext:value-type="float">
            <text:p>2150</text:p>
          </table:table-cell>
          <table:table-cell table:style-name="ce5" table:formula="of:=SUMPRODUCT([.B41:.D41];burner_heat_diffusion)" office:value-type="float" office:value="2149.61306964746" calcext:value-type="float">
            <text:p>2150</text:p>
          </table:table-cell>
          <table:table-cell table:formula="of:=[.F40]+[.E41]-[.J40]" office:value-type="float" office:value="14417.0689024481" calcext:value-type="float">
            <text:p>14417</text:p>
          </table:table-cell>
          <table:table-cell table:style-name="ce7" table:formula="of:=temp_out + [.F41] / burner_heat_mass" office:value-type="float" office:value="48.8341378048963" calcext:value-type="float">
            <text:p>48.8</text:p>
          </table:table-cell>
          <table:table-cell table:style-name="ce7" table:formula="of:=[.G41]-[.W40]" office:value-type="float" office:value="9.97335332179359" calcext:value-type="float">
            <text:p>10.0</text:p>
          </table:table-cell>
          <table:table-cell table:style-name="ce5" table:formula="of:=thermagon_k * burner_A * [.H41] / thermagon_L" office:value-type="float" office:value="1307.40303372353" calcext:value-type="float">
            <text:p>1307</text:p>
          </table:table-cell>
          <table:table-cell table:style-name="ce5" table:formula="of:=[.I41]/C_per_s_to_W*time_incr" office:value-type="float" office:value="1873.60709905923" calcext:value-type="float">
            <text:p>1874</text:p>
          </table:table-cell>
          <table:table-cell table:style-name="ce7" table:formula="of:=[.J40]" office:value-type="float" office:value="1872.19442645321" calcext:value-type="float">
            <text:p>1872.2</text:p>
          </table:table-cell>
          <table:table-cell table:style-name="ce7" table:formula="of:=[.K40]" office:value-type="float" office:value="1870.77612805264" calcext:value-type="float">
            <text:p>1870.8</text:p>
          </table:table-cell>
          <table:table-cell table:style-name="ce7" table:formula="of:=[.L40]" office:value-type="float" office:value="1869.35446506919" calcext:value-type="float">
            <text:p>1869.4</text:p>
          </table:table-cell>
          <table:table-cell table:style-name="ce7" table:formula="of:=[.M40]" office:value-type="float" office:value="1867.93255528284" calcext:value-type="float">
            <text:p>1867.9</text:p>
          </table:table-cell>
          <table:table-cell table:style-name="ce7" table:formula="of:=[.N40]" office:value-type="float" office:value="1866.51423121373" calcext:value-type="float">
            <text:p>1866.5</text:p>
          </table:table-cell>
          <table:table-cell table:style-name="ce7" table:formula="of:=[.O40]" office:value-type="float" office:value="1865.10358998422" calcext:value-type="float">
            <text:p>1865.1</text:p>
          </table:table-cell>
          <table:table-cell table:style-name="ce7" table:formula="of:=[.P40]" office:value-type="float" office:value="1863.70410190072" calcext:value-type="float">
            <text:p>1863.7</text:p>
          </table:table-cell>
          <table:table-cell table:style-name="ce7" table:formula="of:=[.Q40]" office:value-type="float" office:value="1862.31715358931" calcext:value-type="float">
            <text:p>1862.3</text:p>
          </table:table-cell>
          <table:table-cell table:style-name="ce7" table:formula="of:=[.R40]" office:value-type="float" office:value="1860.9399515473" calcext:value-type="float">
            <text:p>1860.9</text:p>
          </table:table-cell>
          <table:table-cell table:style-name="ce5" table:formula="of:=SUMPRODUCT([.J41:.S41];pot_heat_diffusion)" office:value-type="float" office:value="1867.23367283699" calcext:value-type="float">
            <text:p>1867</text:p>
          </table:table-cell>
          <table:table-cell table:style-name="ce5" table:formula="of:=[.V40]*leakage_out" office:value-type="float" office:value="321.281279602878" calcext:value-type="float">
            <text:p>321</text:p>
          </table:table-cell>
          <table:table-cell table:style-name="ce5" table:formula="of:=[.V40]+[.T41]-[.U41]" office:value-type="float" office:value="55092.8323270472" calcext:value-type="float">
            <text:p>55093</text:p>
          </table:table-cell>
          <table:table-cell table:style-name="ce12" table:formula="of:= temp_out + [.V41]/pot_water_mass" office:value-type="float" office:value="39.4053143407894" calcext:value-type="float">
            <text:p>39.4</text:p>
          </table:table-cell>
          <table:table-cell table:style-name="ce7" table:formula="of:=IF([.G41]&gt;thermagon_temp_max;0;IF([.W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table:formula="of:=burner_C_per_s * [.X41]/100 * time_incr" office:value-type="float" office:value="2149.61306964746" calcext:value-type="float">
            <text:p>2150</text:p>
          </table:table-cell>
          <table:table-cell table:style-name="ce3" table:formula="of:=[.B42]" office:value-type="float" office:value="2149.61306964746" calcext:value-type="float">
            <text:p>2150</text:p>
          </table:table-cell>
          <table:table-cell table:style-name="ce3" table:formula="of:=[.C41]" office:value-type="float" office:value="2149.61306964746" calcext:value-type="float">
            <text:p>2150</text:p>
          </table:table-cell>
          <table:table-cell table:style-name="ce5" table:formula="of:=SUMPRODUCT([.B42:.D42];burner_heat_diffusion)" office:value-type="float" office:value="2149.61306964746" calcext:value-type="float">
            <text:p>2150</text:p>
          </table:table-cell>
          <table:table-cell table:formula="of:=[.F41]+[.E42]-[.J41]" office:value-type="float" office:value="14693.0748730364" calcext:value-type="float">
            <text:p>14693</text:p>
          </table:table-cell>
          <table:table-cell table:style-name="ce7" table:formula="of:=temp_out + [.F42] / burner_heat_mass" office:value-type="float" office:value="49.3861497460727" calcext:value-type="float">
            <text:p>49.4</text:p>
          </table:table-cell>
          <table:table-cell table:style-name="ce7" table:formula="of:=[.G42]-[.W41]" office:value-type="float" office:value="9.98083540528337" calcext:value-type="float">
            <text:p>10.0</text:p>
          </table:table-cell>
          <table:table-cell table:style-name="ce5" table:formula="of:=thermagon_k * burner_A * [.H42] / thermagon_L" office:value-type="float" office:value="1308.38385715748" calcext:value-type="float">
            <text:p>1308</text:p>
          </table:table-cell>
          <table:table-cell table:style-name="ce5" table:formula="of:=[.I42]/C_per_s_to_W*time_incr" office:value-type="float" office:value="1875.01269297433" calcext:value-type="float">
            <text:p>1875</text:p>
          </table:table-cell>
          <table:table-cell table:style-name="ce7" table:formula="of:=[.J41]" office:value-type="float" office:value="1873.60709905923" calcext:value-type="float">
            <text:p>1873.6</text:p>
          </table:table-cell>
          <table:table-cell table:style-name="ce7" table:formula="of:=[.K41]" office:value-type="float" office:value="1872.19442645321" calcext:value-type="float">
            <text:p>1872.2</text:p>
          </table:table-cell>
          <table:table-cell table:style-name="ce7" table:formula="of:=[.L41]" office:value-type="float" office:value="1870.77612805264" calcext:value-type="float">
            <text:p>1870.8</text:p>
          </table:table-cell>
          <table:table-cell table:style-name="ce7" table:formula="of:=[.M41]" office:value-type="float" office:value="1869.35446506919" calcext:value-type="float">
            <text:p>1869.4</text:p>
          </table:table-cell>
          <table:table-cell table:style-name="ce7" table:formula="of:=[.N41]" office:value-type="float" office:value="1867.93255528284" calcext:value-type="float">
            <text:p>1867.9</text:p>
          </table:table-cell>
          <table:table-cell table:style-name="ce7" table:formula="of:=[.O41]" office:value-type="float" office:value="1866.51423121373" calcext:value-type="float">
            <text:p>1866.5</text:p>
          </table:table-cell>
          <table:table-cell table:style-name="ce7" table:formula="of:=[.P41]" office:value-type="float" office:value="1865.10358998422" calcext:value-type="float">
            <text:p>1865.1</text:p>
          </table:table-cell>
          <table:table-cell table:style-name="ce7" table:formula="of:=[.Q41]" office:value-type="float" office:value="1863.70410190072" calcext:value-type="float">
            <text:p>1863.7</text:p>
          </table:table-cell>
          <table:table-cell table:style-name="ce7" table:formula="of:=[.R41]" office:value-type="float" office:value="1862.31715358931" calcext:value-type="float">
            <text:p>1862.3</text:p>
          </table:table-cell>
          <table:table-cell table:style-name="ce5" table:formula="of:=SUMPRODUCT([.J42:.S42];pot_heat_diffusion)" office:value-type="float" office:value="1868.64717617633" calcext:value-type="float">
            <text:p>1869</text:p>
          </table:table-cell>
          <table:table-cell table:style-name="ce5" table:formula="of:=[.V41]*leakage_out" office:value-type="float" office:value="330.556993962283" calcext:value-type="float">
            <text:p>331</text:p>
          </table:table-cell>
          <table:table-cell table:style-name="ce5" table:formula="of:=[.V41]+[.T42]-[.U42]" office:value-type="float" office:value="56630.9225092612" calcext:value-type="float">
            <text:p>56631</text:p>
          </table:table-cell>
          <table:table-cell table:style-name="ce12" table:formula="of:= temp_out + [.V42]/pot_water_mass" office:value-type="float" office:value="39.9470748967391" calcext:value-type="float">
            <text:p>39.9</text:p>
          </table:table-cell>
          <table:table-cell table:style-name="ce7" table:formula="of:=IF([.G42]&gt;thermagon_temp_max;0;IF([.W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table:formula="of:=burner_C_per_s * [.X42]/100 * time_incr" office:value-type="float" office:value="2149.61306964746" calcext:value-type="float">
            <text:p>2150</text:p>
          </table:table-cell>
          <table:table-cell table:style-name="ce3" table:formula="of:=[.B43]" office:value-type="float" office:value="2149.61306964746" calcext:value-type="float">
            <text:p>2150</text:p>
          </table:table-cell>
          <table:table-cell table:style-name="ce3" table:formula="of:=[.C42]" office:value-type="float" office:value="2149.61306964746" calcext:value-type="float">
            <text:p>2150</text:p>
          </table:table-cell>
          <table:table-cell table:style-name="ce5" table:formula="of:=SUMPRODUCT([.B43:.D43];burner_heat_diffusion)" office:value-type="float" office:value="2149.61306964746" calcext:value-type="float">
            <text:p>2150</text:p>
          </table:table-cell>
          <table:table-cell table:formula="of:=[.F42]+[.E43]-[.J42]" office:value-type="float" office:value="14967.6752497095" calcext:value-type="float">
            <text:p>14968</text:p>
          </table:table-cell>
          <table:table-cell table:style-name="ce7" table:formula="of:=temp_out + [.F43] / burner_heat_mass" office:value-type="float" office:value="49.935350499419" calcext:value-type="float">
            <text:p>49.9</text:p>
          </table:table-cell>
          <table:table-cell table:style-name="ce7" table:formula="of:=[.G43]-[.W42]" office:value-type="float" office:value="9.98827560267993" calcext:value-type="float">
            <text:p>10.0</text:p>
          </table:table-cell>
          <table:table-cell table:style-name="ce5" table:formula="of:=thermagon_k * burner_A * [.H43] / thermagon_L" office:value-type="float" office:value="1309.35918975966" calcext:value-type="float">
            <text:p>1309</text:p>
          </table:table-cell>
          <table:table-cell table:style-name="ce5" table:formula="of:=[.I43]/C_per_s_to_W*time_incr" office:value-type="float" office:value="1876.41041811359" calcext:value-type="float">
            <text:p>1876</text:p>
          </table:table-cell>
          <table:table-cell table:style-name="ce7" table:formula="of:=[.J42]" office:value-type="float" office:value="1875.01269297433" calcext:value-type="float">
            <text:p>1875.0</text:p>
          </table:table-cell>
          <table:table-cell table:style-name="ce7" table:formula="of:=[.K42]" office:value-type="float" office:value="1873.60709905923" calcext:value-type="float">
            <text:p>1873.6</text:p>
          </table:table-cell>
          <table:table-cell table:style-name="ce7" table:formula="of:=[.L42]" office:value-type="float" office:value="1872.19442645321" calcext:value-type="float">
            <text:p>1872.2</text:p>
          </table:table-cell>
          <table:table-cell table:style-name="ce7" table:formula="of:=[.M42]" office:value-type="float" office:value="1870.77612805264" calcext:value-type="float">
            <text:p>1870.8</text:p>
          </table:table-cell>
          <table:table-cell table:style-name="ce7" table:formula="of:=[.N42]" office:value-type="float" office:value="1869.35446506919" calcext:value-type="float">
            <text:p>1869.4</text:p>
          </table:table-cell>
          <table:table-cell table:style-name="ce7" table:formula="of:=[.O42]" office:value-type="float" office:value="1867.93255528284" calcext:value-type="float">
            <text:p>1867.9</text:p>
          </table:table-cell>
          <table:table-cell table:style-name="ce7" table:formula="of:=[.P42]" office:value-type="float" office:value="1866.51423121373" calcext:value-type="float">
            <text:p>1866.5</text:p>
          </table:table-cell>
          <table:table-cell table:style-name="ce7" table:formula="of:=[.Q42]" office:value-type="float" office:value="1865.10358998422" calcext:value-type="float">
            <text:p>1865.1</text:p>
          </table:table-cell>
          <table:table-cell table:style-name="ce7" table:formula="of:=[.R42]" office:value-type="float" office:value="1863.70410190072" calcext:value-type="float">
            <text:p>1863.7</text:p>
          </table:table-cell>
          <table:table-cell table:style-name="ce5" table:formula="of:=SUMPRODUCT([.J43:.S43];pot_heat_diffusion)" office:value-type="float" office:value="1870.06279159785" calcext:value-type="float">
            <text:p>1870</text:p>
          </table:table-cell>
          <table:table-cell table:style-name="ce5" table:formula="of:=[.V42]*leakage_out" office:value-type="float" office:value="339.785535055567" calcext:value-type="float">
            <text:p>340</text:p>
          </table:table-cell>
          <table:table-cell table:style-name="ce5" table:formula="of:=[.V42]+[.T43]-[.U43]" office:value-type="float" office:value="58161.1997658035" calcext:value-type="float">
            <text:p>58161</text:p>
          </table:table-cell>
          <table:table-cell table:style-name="ce12" table:formula="of:= temp_out + [.V43]/pot_water_mass" office:value-type="float" office:value="40.4860835106997" calcext:value-type="float">
            <text:p>40.5</text:p>
          </table:table-cell>
          <table:table-cell table:style-name="ce7" table:formula="of:=IF([.G43]&gt;thermagon_temp_max;0;IF([.W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table:formula="of:=burner_C_per_s * [.X43]/100 * time_incr" office:value-type="float" office:value="2149.61306964746" calcext:value-type="float">
            <text:p>2150</text:p>
          </table:table-cell>
          <table:table-cell table:style-name="ce3" table:formula="of:=[.B44]" office:value-type="float" office:value="2149.61306964746" calcext:value-type="float">
            <text:p>2150</text:p>
          </table:table-cell>
          <table:table-cell table:style-name="ce3" table:formula="of:=[.C43]" office:value-type="float" office:value="2149.61306964746" calcext:value-type="float">
            <text:p>2150</text:p>
          </table:table-cell>
          <table:table-cell table:style-name="ce5" table:formula="of:=SUMPRODUCT([.B44:.D44];burner_heat_diffusion)" office:value-type="float" office:value="2149.61306964746" calcext:value-type="float">
            <text:p>2150</text:p>
          </table:table-cell>
          <table:table-cell table:formula="of:=[.F43]+[.E44]-[.J43]" office:value-type="float" office:value="15240.8779012434" calcext:value-type="float">
            <text:p>15241</text:p>
          </table:table-cell>
          <table:table-cell table:style-name="ce7" table:formula="of:=temp_out + [.F44] / burner_heat_mass" office:value-type="float" office:value="50.4817558024868" calcext:value-type="float">
            <text:p>50.5</text:p>
          </table:table-cell>
          <table:table-cell table:style-name="ce7" table:formula="of:=[.G44]-[.W43]" office:value-type="float" office:value="9.9956722917871" calcext:value-type="float">
            <text:p>10.0</text:p>
          </table:table-cell>
          <table:table-cell table:style-name="ce5" table:formula="of:=thermagon_k * burner_A * [.H44] / thermagon_L" office:value-type="float" office:value="1310.32881887699" calcext:value-type="float">
            <text:p>1310</text:p>
          </table:table-cell>
          <table:table-cell table:style-name="ce5" table:formula="of:=[.I44]/C_per_s_to_W*time_incr" office:value-type="float" office:value="1877.79996972914" calcext:value-type="float">
            <text:p>1878</text:p>
          </table:table-cell>
          <table:table-cell table:style-name="ce7" table:formula="of:=[.J43]" office:value-type="float" office:value="1876.41041811359" calcext:value-type="float">
            <text:p>1876.4</text:p>
          </table:table-cell>
          <table:table-cell table:style-name="ce7" table:formula="of:=[.K43]" office:value-type="float" office:value="1875.01269297433" calcext:value-type="float">
            <text:p>1875.0</text:p>
          </table:table-cell>
          <table:table-cell table:style-name="ce7" table:formula="of:=[.L43]" office:value-type="float" office:value="1873.60709905923" calcext:value-type="float">
            <text:p>1873.6</text:p>
          </table:table-cell>
          <table:table-cell table:style-name="ce7" table:formula="of:=[.M43]" office:value-type="float" office:value="1872.19442645321" calcext:value-type="float">
            <text:p>1872.2</text:p>
          </table:table-cell>
          <table:table-cell table:style-name="ce7" table:formula="of:=[.N43]" office:value-type="float" office:value="1870.77612805264" calcext:value-type="float">
            <text:p>1870.8</text:p>
          </table:table-cell>
          <table:table-cell table:style-name="ce7" table:formula="of:=[.O43]" office:value-type="float" office:value="1869.35446506919" calcext:value-type="float">
            <text:p>1869.4</text:p>
          </table:table-cell>
          <table:table-cell table:style-name="ce7" table:formula="of:=[.P43]" office:value-type="float" office:value="1867.93255528284" calcext:value-type="float">
            <text:p>1867.9</text:p>
          </table:table-cell>
          <table:table-cell table:style-name="ce7" table:formula="of:=[.Q43]" office:value-type="float" office:value="1866.51423121373" calcext:value-type="float">
            <text:p>1866.5</text:p>
          </table:table-cell>
          <table:table-cell table:style-name="ce7" table:formula="of:=[.R43]" office:value-type="float" office:value="1865.10358998422" calcext:value-type="float">
            <text:p>1865.1</text:p>
          </table:table-cell>
          <table:table-cell table:style-name="ce5" table:formula="of:=SUMPRODUCT([.J44:.S44];pot_heat_diffusion)" office:value-type="float" office:value="1871.47776291667" calcext:value-type="float">
            <text:p>1871</text:p>
          </table:table-cell>
          <table:table-cell table:style-name="ce5" table:formula="of:=[.V43]*leakage_out" office:value-type="float" office:value="348.967198594821" calcext:value-type="float">
            <text:p>349</text:p>
          </table:table-cell>
          <table:table-cell table:style-name="ce5" table:formula="of:=[.V43]+[.T44]-[.U44]" office:value-type="float" office:value="59683.7103301253" calcext:value-type="float">
            <text:p>59684</text:p>
          </table:table-cell>
          <table:table-cell table:style-name="ce12" table:formula="of:= temp_out + [.V44]/pot_water_mass" office:value-type="float" office:value="41.0223564674511" calcext:value-type="float">
            <text:p>41.0</text:p>
          </table:table-cell>
          <table:table-cell table:style-name="ce7" table:formula="of:=IF([.G44]&gt;thermagon_temp_max;0;IF([.W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table:formula="of:=burner_C_per_s * [.X44]/100 * time_incr" office:value-type="float" office:value="2149.61306964746" calcext:value-type="float">
            <text:p>2150</text:p>
          </table:table-cell>
          <table:table-cell table:style-name="ce3" table:formula="of:=[.B45]" office:value-type="float" office:value="2149.61306964746" calcext:value-type="float">
            <text:p>2150</text:p>
          </table:table-cell>
          <table:table-cell table:style-name="ce3" table:formula="of:=[.C44]" office:value-type="float" office:value="2149.61306964746" calcext:value-type="float">
            <text:p>2150</text:p>
          </table:table-cell>
          <table:table-cell table:style-name="ce5" table:formula="of:=SUMPRODUCT([.B45:.D45];burner_heat_diffusion)" office:value-type="float" office:value="2149.61306964746" calcext:value-type="float">
            <text:p>2150</text:p>
          </table:table-cell>
          <table:table-cell table:formula="of:=[.F44]+[.E45]-[.J44]" office:value-type="float" office:value="15512.6910011617" calcext:value-type="float">
            <text:p>15513</text:p>
          </table:table-cell>
          <table:table-cell table:style-name="ce7" table:formula="of:=temp_out + [.F45] / burner_heat_mass" office:value-type="float" office:value="51.0253820023234" calcext:value-type="float">
            <text:p>51.0</text:p>
          </table:table-cell>
          <table:table-cell table:style-name="ce7" table:formula="of:=[.G45]-[.W44]" office:value-type="float" office:value="10.0030255348723" calcext:value-type="float">
            <text:p>10.0</text:p>
          </table:table-cell>
          <table:table-cell table:style-name="ce5" table:formula="of:=thermagon_k * burner_A * [.H45] / thermagon_L" office:value-type="float" office:value="1311.29275267209" calcext:value-type="float">
            <text:p>1311</text:p>
          </table:table-cell>
          <table:table-cell table:style-name="ce5" table:formula="of:=[.I45]/C_per_s_to_W*time_incr" office:value-type="float" office:value="1879.18135951861" calcext:value-type="float">
            <text:p>1879</text:p>
          </table:table-cell>
          <table:table-cell table:style-name="ce7" table:formula="of:=[.J44]" office:value-type="float" office:value="1877.79996972914" calcext:value-type="float">
            <text:p>1877.8</text:p>
          </table:table-cell>
          <table:table-cell table:style-name="ce7" table:formula="of:=[.K44]" office:value-type="float" office:value="1876.41041811359" calcext:value-type="float">
            <text:p>1876.4</text:p>
          </table:table-cell>
          <table:table-cell table:style-name="ce7" table:formula="of:=[.L44]" office:value-type="float" office:value="1875.01269297433" calcext:value-type="float">
            <text:p>1875.0</text:p>
          </table:table-cell>
          <table:table-cell table:style-name="ce7" table:formula="of:=[.M44]" office:value-type="float" office:value="1873.60709905923" calcext:value-type="float">
            <text:p>1873.6</text:p>
          </table:table-cell>
          <table:table-cell table:style-name="ce7" table:formula="of:=[.N44]" office:value-type="float" office:value="1872.19442645321" calcext:value-type="float">
            <text:p>1872.2</text:p>
          </table:table-cell>
          <table:table-cell table:style-name="ce7" table:formula="of:=[.O44]" office:value-type="float" office:value="1870.77612805264" calcext:value-type="float">
            <text:p>1870.8</text:p>
          </table:table-cell>
          <table:table-cell table:style-name="ce7" table:formula="of:=[.P44]" office:value-type="float" office:value="1869.35446506919" calcext:value-type="float">
            <text:p>1869.4</text:p>
          </table:table-cell>
          <table:table-cell table:style-name="ce7" table:formula="of:=[.Q44]" office:value-type="float" office:value="1867.93255528284" calcext:value-type="float">
            <text:p>1867.9</text:p>
          </table:table-cell>
          <table:table-cell table:style-name="ce7" table:formula="of:=[.R44]" office:value-type="float" office:value="1866.51423121373" calcext:value-type="float">
            <text:p>1866.5</text:p>
          </table:table-cell>
          <table:table-cell table:style-name="ce5" table:formula="of:=SUMPRODUCT([.J45:.S45];pot_heat_diffusion)" office:value-type="float" office:value="1872.88962412981" calcext:value-type="float">
            <text:p>1873</text:p>
          </table:table-cell>
          <table:table-cell table:style-name="ce5" table:formula="of:=[.V44]*leakage_out" office:value-type="float" office:value="358.102261980752" calcext:value-type="float">
            <text:p>358</text:p>
          </table:table-cell>
          <table:table-cell table:style-name="ce5" table:formula="of:=[.V44]+[.T45]-[.U45]" office:value-type="float" office:value="61198.4976922744" calcext:value-type="float">
            <text:p>61198</text:p>
          </table:table-cell>
          <table:table-cell table:style-name="ce12" table:formula="of:= temp_out + [.V45]/pot_water_mass" office:value-type="float" office:value="41.5559090854661" calcext:value-type="float">
            <text:p>41.6</text:p>
          </table:table-cell>
          <table:table-cell table:style-name="ce7" table:formula="of:=IF([.G45]&gt;thermagon_temp_max;0;IF([.W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table:formula="of:=burner_C_per_s * [.X45]/100 * time_incr" office:value-type="float" office:value="2149.61306964746" calcext:value-type="float">
            <text:p>2150</text:p>
          </table:table-cell>
          <table:table-cell table:style-name="ce3" table:formula="of:=[.B46]" office:value-type="float" office:value="2149.61306964746" calcext:value-type="float">
            <text:p>2150</text:p>
          </table:table-cell>
          <table:table-cell table:style-name="ce3" table:formula="of:=[.C45]" office:value-type="float" office:value="2149.61306964746" calcext:value-type="float">
            <text:p>2150</text:p>
          </table:table-cell>
          <table:table-cell table:style-name="ce5" table:formula="of:=SUMPRODUCT([.B46:.D46];burner_heat_diffusion)" office:value-type="float" office:value="2149.61306964746" calcext:value-type="float">
            <text:p>2150</text:p>
          </table:table-cell>
          <table:table-cell table:formula="of:=[.F45]+[.E46]-[.J45]" office:value-type="float" office:value="15783.1227112906" calcext:value-type="float">
            <text:p>15783</text:p>
          </table:table-cell>
          <table:table-cell table:style-name="ce7" table:formula="of:=temp_out + [.F46] / burner_heat_mass" office:value-type="float" office:value="51.5662454225811" calcext:value-type="float">
            <text:p>51.6</text:p>
          </table:table-cell>
          <table:table-cell table:style-name="ce7" table:formula="of:=[.G46]-[.W45]" office:value-type="float" office:value="10.010336337115" calcext:value-type="float">
            <text:p>10.0</text:p>
          </table:table-cell>
          <table:table-cell table:style-name="ce5" table:formula="of:=thermagon_k * burner_A * [.H46] / thermagon_L" office:value-type="float" office:value="1312.25112291353" calcext:value-type="float">
            <text:p>1312</text:p>
          </table:table-cell>
          <table:table-cell table:style-name="ce5" table:formula="of:=[.I46]/C_per_s_to_W*time_incr" office:value-type="float" office:value="1880.55477631633" calcext:value-type="float">
            <text:p>1881</text:p>
          </table:table-cell>
          <table:table-cell table:style-name="ce7" table:formula="of:=[.J45]" office:value-type="float" office:value="1879.18135951861" calcext:value-type="float">
            <text:p>1879.2</text:p>
          </table:table-cell>
          <table:table-cell table:style-name="ce7" table:formula="of:=[.K45]" office:value-type="float" office:value="1877.79996972914" calcext:value-type="float">
            <text:p>1877.8</text:p>
          </table:table-cell>
          <table:table-cell table:style-name="ce7" table:formula="of:=[.L45]" office:value-type="float" office:value="1876.41041811359" calcext:value-type="float">
            <text:p>1876.4</text:p>
          </table:table-cell>
          <table:table-cell table:style-name="ce7" table:formula="of:=[.M45]" office:value-type="float" office:value="1875.01269297433" calcext:value-type="float">
            <text:p>1875.0</text:p>
          </table:table-cell>
          <table:table-cell table:style-name="ce7" table:formula="of:=[.N45]" office:value-type="float" office:value="1873.60709905923" calcext:value-type="float">
            <text:p>1873.6</text:p>
          </table:table-cell>
          <table:table-cell table:style-name="ce7" table:formula="of:=[.O45]" office:value-type="float" office:value="1872.19442645321" calcext:value-type="float">
            <text:p>1872.2</text:p>
          </table:table-cell>
          <table:table-cell table:style-name="ce7" table:formula="of:=[.P45]" office:value-type="float" office:value="1870.77612805264" calcext:value-type="float">
            <text:p>1870.8</text:p>
          </table:table-cell>
          <table:table-cell table:style-name="ce7" table:formula="of:=[.Q45]" office:value-type="float" office:value="1869.35446506919" calcext:value-type="float">
            <text:p>1869.4</text:p>
          </table:table-cell>
          <table:table-cell table:style-name="ce7" table:formula="of:=[.R45]" office:value-type="float" office:value="1867.93255528284" calcext:value-type="float">
            <text:p>1867.9</text:p>
          </table:table-cell>
          <table:table-cell table:style-name="ce5" table:formula="of:=SUMPRODUCT([.J46:.S46];pot_heat_diffusion)" office:value-type="float" office:value="1874.29643689061" calcext:value-type="float">
            <text:p>1874</text:p>
          </table:table-cell>
          <table:table-cell table:style-name="ce5" table:formula="of:=[.V45]*leakage_out" office:value-type="float" office:value="367.190986153646" calcext:value-type="float">
            <text:p>367</text:p>
          </table:table-cell>
          <table:table-cell table:style-name="ce5" table:formula="of:=[.V45]+[.T46]-[.U46]" office:value-type="float" office:value="62705.6031430113" calcext:value-type="float">
            <text:p>62706</text:p>
          </table:table-cell>
          <table:table-cell table:style-name="ce12" table:formula="of:= temp_out + [.V46]/pot_water_mass" office:value-type="float" office:value="42.0867559085638" calcext:value-type="float">
            <text:p>42.1</text:p>
          </table:table-cell>
          <table:table-cell table:style-name="ce7" table:formula="of:=IF([.G46]&gt;thermagon_temp_max;0;IF([.W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burner_C_per_s * [.X46]/100 * time_incr" office:value-type="float" office:value="2149.61306964746" calcext:value-type="float">
            <text:p>2150</text:p>
          </table:table-cell>
          <table:table-cell table:style-name="ce3" table:formula="of:=[.B47]" office:value-type="float" office:value="2149.61306964746" calcext:value-type="float">
            <text:p>2150</text:p>
          </table:table-cell>
          <table:table-cell table:style-name="ce3" table:formula="of:=[.C46]" office:value-type="float" office:value="2149.61306964746" calcext:value-type="float">
            <text:p>2150</text:p>
          </table:table-cell>
          <table:table-cell table:style-name="ce5" table:formula="of:=SUMPRODUCT([.B47:.D47];burner_heat_diffusion)" office:value-type="float" office:value="2149.61306964746" calcext:value-type="float">
            <text:p>2150</text:p>
          </table:table-cell>
          <table:table-cell table:formula="of:=[.F46]+[.E47]-[.J46]" office:value-type="float" office:value="16052.1810046217" calcext:value-type="float">
            <text:p>16052</text:p>
          </table:table-cell>
          <table:table-cell table:style-name="ce7" table:formula="of:=temp_out + [.F47] / burner_heat_mass" office:value-type="float" office:value="52.1043620092434" calcext:value-type="float">
            <text:p>52.1</text:p>
          </table:table-cell>
          <table:table-cell table:style-name="ce7" table:formula="of:=[.G47]-[.W46]" office:value-type="float" office:value="10.0176061006796" calcext:value-type="float">
            <text:p>10.0</text:p>
          </table:table-cell>
          <table:table-cell table:style-name="ce5" table:formula="of:=thermagon_k * burner_A * [.H47] / thermagon_L" office:value-type="float" office:value="1313.20411341052" calcext:value-type="float">
            <text:p>1313</text:p>
          </table:table-cell>
          <table:table-cell table:style-name="ce5" table:formula="of:=[.I47]/C_per_s_to_W*time_incr" office:value-type="float" office:value="1881.92048353471" calcext:value-type="float">
            <text:p>1882</text:p>
          </table:table-cell>
          <table:table-cell table:style-name="ce7" table:formula="of:=[.J46]" office:value-type="float" office:value="1880.55477631633" calcext:value-type="float">
            <text:p>1880.6</text:p>
          </table:table-cell>
          <table:table-cell table:style-name="ce7" table:formula="of:=[.K46]" office:value-type="float" office:value="1879.18135951861" calcext:value-type="float">
            <text:p>1879.2</text:p>
          </table:table-cell>
          <table:table-cell table:style-name="ce7" table:formula="of:=[.L46]" office:value-type="float" office:value="1877.79996972914" calcext:value-type="float">
            <text:p>1877.8</text:p>
          </table:table-cell>
          <table:table-cell table:style-name="ce7" table:formula="of:=[.M46]" office:value-type="float" office:value="1876.41041811359" calcext:value-type="float">
            <text:p>1876.4</text:p>
          </table:table-cell>
          <table:table-cell table:style-name="ce7" table:formula="of:=[.N46]" office:value-type="float" office:value="1875.01269297433" calcext:value-type="float">
            <text:p>1875.0</text:p>
          </table:table-cell>
          <table:table-cell table:style-name="ce7" table:formula="of:=[.O46]" office:value-type="float" office:value="1873.60709905923" calcext:value-type="float">
            <text:p>1873.6</text:p>
          </table:table-cell>
          <table:table-cell table:style-name="ce7" table:formula="of:=[.P46]" office:value-type="float" office:value="1872.19442645321" calcext:value-type="float">
            <text:p>1872.2</text:p>
          </table:table-cell>
          <table:table-cell table:style-name="ce7" table:formula="of:=[.Q46]" office:value-type="float" office:value="1870.77612805264" calcext:value-type="float">
            <text:p>1870.8</text:p>
          </table:table-cell>
          <table:table-cell table:style-name="ce7" table:formula="of:=[.R46]" office:value-type="float" office:value="1869.35446506919" calcext:value-type="float">
            <text:p>1869.4</text:p>
          </table:table-cell>
          <table:table-cell table:style-name="ce5" table:formula="of:=SUMPRODUCT([.J47:.S47];pot_heat_diffusion)" office:value-type="float" office:value="1875.69684310179" calcext:value-type="float">
            <text:p>1876</text:p>
          </table:table-cell>
          <table:table-cell table:style-name="ce5" table:formula="of:=[.V46]*leakage_out" office:value-type="float" office:value="376.233618858068" calcext:value-type="float">
            <text:p>376</text:p>
          </table:table-cell>
          <table:table-cell table:style-name="ce5" table:formula="of:=[.V46]+[.T47]-[.U47]" office:value-type="float" office:value="64205.0663672551" calcext:value-type="float">
            <text:p>64205</text:p>
          </table:table-cell>
          <table:table-cell table:style-name="ce12" table:formula="of:= temp_out + [.V47]/pot_water_mass" office:value-type="float" office:value="42.6149109149387" calcext:value-type="float">
            <text:p>42.6</text:p>
          </table:table-cell>
          <table:table-cell table:style-name="ce7" table:formula="of:=IF([.G47]&gt;thermagon_temp_max;0;IF([.W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table:formula="of:=burner_C_per_s * [.X47]/100 * time_incr" office:value-type="float" office:value="2149.61306964746" calcext:value-type="float">
            <text:p>2150</text:p>
          </table:table-cell>
          <table:table-cell table:style-name="ce3" table:formula="of:=[.B48]" office:value-type="float" office:value="2149.61306964746" calcext:value-type="float">
            <text:p>2150</text:p>
          </table:table-cell>
          <table:table-cell table:style-name="ce3" table:formula="of:=[.C47]" office:value-type="float" office:value="2149.61306964746" calcext:value-type="float">
            <text:p>2150</text:p>
          </table:table-cell>
          <table:table-cell table:style-name="ce5" table:formula="of:=SUMPRODUCT([.B48:.D48];burner_heat_diffusion)" office:value-type="float" office:value="2149.61306964746" calcext:value-type="float">
            <text:p>2150</text:p>
          </table:table-cell>
          <table:table-cell table:formula="of:=[.F47]+[.E48]-[.J47]" office:value-type="float" office:value="16319.8735907345" calcext:value-type="float">
            <text:p>16320</text:p>
          </table:table-cell>
          <table:table-cell table:style-name="ce7" table:formula="of:=temp_out + [.F48] / burner_heat_mass" office:value-type="float" office:value="52.6397471814689" calcext:value-type="float">
            <text:p>52.6</text:p>
          </table:table-cell>
          <table:table-cell table:style-name="ce7" table:formula="of:=[.G48]-[.W47]" office:value-type="float" office:value="10.0248362665302" calcext:value-type="float">
            <text:p>10.0</text:p>
          </table:table-cell>
          <table:table-cell table:style-name="ce5" table:formula="of:=thermagon_k * burner_A * [.H48] / thermagon_L" office:value-type="float" office:value="1314.15191305848" calcext:value-type="float">
            <text:p>1314</text:p>
          </table:table-cell>
          <table:table-cell table:style-name="ce5" table:formula="of:=[.I48]/C_per_s_to_W*time_incr" office:value-type="float" office:value="1883.27875187516" calcext:value-type="float">
            <text:p>1883</text:p>
          </table:table-cell>
          <table:table-cell table:style-name="ce7" table:formula="of:=[.J47]" office:value-type="float" office:value="1881.92048353471" calcext:value-type="float">
            <text:p>1881.9</text:p>
          </table:table-cell>
          <table:table-cell table:style-name="ce7" table:formula="of:=[.K47]" office:value-type="float" office:value="1880.55477631633" calcext:value-type="float">
            <text:p>1880.6</text:p>
          </table:table-cell>
          <table:table-cell table:style-name="ce7" table:formula="of:=[.L47]" office:value-type="float" office:value="1879.18135951861" calcext:value-type="float">
            <text:p>1879.2</text:p>
          </table:table-cell>
          <table:table-cell table:style-name="ce7" table:formula="of:=[.M47]" office:value-type="float" office:value="1877.79996972914" calcext:value-type="float">
            <text:p>1877.8</text:p>
          </table:table-cell>
          <table:table-cell table:style-name="ce7" table:formula="of:=[.N47]" office:value-type="float" office:value="1876.41041811359" calcext:value-type="float">
            <text:p>1876.4</text:p>
          </table:table-cell>
          <table:table-cell table:style-name="ce7" table:formula="of:=[.O47]" office:value-type="float" office:value="1875.01269297433" calcext:value-type="float">
            <text:p>1875.0</text:p>
          </table:table-cell>
          <table:table-cell table:style-name="ce7" table:formula="of:=[.P47]" office:value-type="float" office:value="1873.60709905923" calcext:value-type="float">
            <text:p>1873.6</text:p>
          </table:table-cell>
          <table:table-cell table:style-name="ce7" table:formula="of:=[.Q47]" office:value-type="float" office:value="1872.19442645321" calcext:value-type="float">
            <text:p>1872.2</text:p>
          </table:table-cell>
          <table:table-cell table:style-name="ce7" table:formula="of:=[.R47]" office:value-type="float" office:value="1870.77612805264" calcext:value-type="float">
            <text:p>1870.8</text:p>
          </table:table-cell>
          <table:table-cell table:style-name="ce5" table:formula="of:=SUMPRODUCT([.J48:.S48];pot_heat_diffusion)" office:value-type="float" office:value="1877.09000832114" calcext:value-type="float">
            <text:p>1877</text:p>
          </table:table-cell>
          <table:table-cell table:style-name="ce5" table:formula="of:=[.V47]*leakage_out" office:value-type="float" office:value="385.23039820353" calcext:value-type="float">
            <text:p>385</text:p>
          </table:table-cell>
          <table:table-cell table:style-name="ce5" table:formula="of:=[.V47]+[.T48]-[.U48]" office:value-type="float" office:value="65696.9259773727" calcext:value-type="float">
            <text:p>65697</text:p>
          </table:table-cell>
          <table:table-cell table:style-name="ce12" table:formula="of:= temp_out + [.V48]/pot_water_mass" office:value-type="float" office:value="43.1403877050011" calcext:value-type="float">
            <text:p>43.1</text:p>
          </table:table-cell>
          <table:table-cell table:style-name="ce7" table:formula="of:=IF([.G48]&gt;thermagon_temp_max;0;IF([.W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burner_C_per_s * [.X48]/100 * time_incr" office:value-type="float" office:value="2149.61306964746" calcext:value-type="float">
            <text:p>2150</text:p>
          </table:table-cell>
          <table:table-cell table:style-name="ce3" table:formula="of:=[.B49]" office:value-type="float" office:value="2149.61306964746" calcext:value-type="float">
            <text:p>2150</text:p>
          </table:table-cell>
          <table:table-cell table:style-name="ce3" table:formula="of:=[.C48]" office:value-type="float" office:value="2149.61306964746" calcext:value-type="float">
            <text:p>2150</text:p>
          </table:table-cell>
          <table:table-cell table:style-name="ce5" table:formula="of:=SUMPRODUCT([.B49:.D49];burner_heat_diffusion)" office:value-type="float" office:value="2149.61306964746" calcext:value-type="float">
            <text:p>2150</text:p>
          </table:table-cell>
          <table:table-cell table:formula="of:=[.F48]+[.E49]-[.J48]" office:value-type="float" office:value="16586.2079085068" calcext:value-type="float">
            <text:p>16586</text:p>
          </table:table-cell>
          <table:table-cell table:style-name="ce7" table:formula="of:=temp_out + [.F49] / burner_heat_mass" office:value-type="float" office:value="53.1724158170135" calcext:value-type="float">
            <text:p>53.2</text:p>
          </table:table-cell>
          <table:table-cell table:style-name="ce7" table:formula="of:=[.G49]-[.W48]" office:value-type="float" office:value="10.0320281120125" calcext:value-type="float">
            <text:p>10.0</text:p>
          </table:table-cell>
          <table:table-cell table:style-name="ce5" table:formula="of:=thermagon_k * burner_A * [.H49] / thermagon_L" office:value-type="float" office:value="1315.09468930417" calcext:value-type="float">
            <text:p>1315</text:p>
          </table:table-cell>
          <table:table-cell table:style-name="ce5" table:formula="of:=[.I49]/C_per_s_to_W*time_incr" office:value-type="float" office:value="1884.62982130147" calcext:value-type="float">
            <text:p>1885</text:p>
          </table:table-cell>
          <table:table-cell table:style-name="ce7" table:formula="of:=[.J48]" office:value-type="float" office:value="1883.27875187516" calcext:value-type="float">
            <text:p>1883.3</text:p>
          </table:table-cell>
          <table:table-cell table:style-name="ce7" table:formula="of:=[.K48]" office:value-type="float" office:value="1881.92048353471" calcext:value-type="float">
            <text:p>1881.9</text:p>
          </table:table-cell>
          <table:table-cell table:style-name="ce7" table:formula="of:=[.L48]" office:value-type="float" office:value="1880.55477631633" calcext:value-type="float">
            <text:p>1880.6</text:p>
          </table:table-cell>
          <table:table-cell table:style-name="ce7" table:formula="of:=[.M48]" office:value-type="float" office:value="1879.18135951861" calcext:value-type="float">
            <text:p>1879.2</text:p>
          </table:table-cell>
          <table:table-cell table:style-name="ce7" table:formula="of:=[.N48]" office:value-type="float" office:value="1877.79996972914" calcext:value-type="float">
            <text:p>1877.8</text:p>
          </table:table-cell>
          <table:table-cell table:style-name="ce7" table:formula="of:=[.O48]" office:value-type="float" office:value="1876.41041811359" calcext:value-type="float">
            <text:p>1876.4</text:p>
          </table:table-cell>
          <table:table-cell table:style-name="ce7" table:formula="of:=[.P48]" office:value-type="float" office:value="1875.01269297433" calcext:value-type="float">
            <text:p>1875.0</text:p>
          </table:table-cell>
          <table:table-cell table:style-name="ce7" table:formula="of:=[.Q48]" office:value-type="float" office:value="1873.60709905923" calcext:value-type="float">
            <text:p>1873.6</text:p>
          </table:table-cell>
          <table:table-cell table:style-name="ce7" table:formula="of:=[.R48]" office:value-type="float" office:value="1872.19442645321" calcext:value-type="float">
            <text:p>1872.2</text:p>
          </table:table-cell>
          <table:table-cell table:style-name="ce5" table:formula="of:=SUMPRODUCT([.J49:.S49];pot_heat_diffusion)" office:value-type="float" office:value="1878.4755135818" calcext:value-type="float">
            <text:p>1878</text:p>
          </table:table-cell>
          <table:table-cell table:style-name="ce5" table:formula="of:=[.V48]*leakage_out" office:value-type="float" office:value="394.181555864236" calcext:value-type="float">
            <text:p>394</text:p>
          </table:table-cell>
          <table:table-cell table:style-name="ce5" table:formula="of:=[.V48]+[.T49]-[.U49]" office:value-type="float" office:value="67181.2199350902" calcext:value-type="float">
            <text:p>67181</text:p>
          </table:table-cell>
          <table:table-cell table:style-name="ce12" table:formula="of:= temp_out + [.V49]/pot_water_mass" office:value-type="float" office:value="43.6631996499862" calcext:value-type="float">
            <text:p>43.7</text:p>
          </table:table-cell>
          <table:table-cell table:style-name="ce7" table:formula="of:=IF([.G49]&gt;thermagon_temp_max;0;IF([.W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table:formula="of:=burner_C_per_s * [.X49]/100 * time_incr" office:value-type="float" office:value="2149.61306964746" calcext:value-type="float">
            <text:p>2150</text:p>
          </table:table-cell>
          <table:table-cell table:style-name="ce3" table:formula="of:=[.B50]" office:value-type="float" office:value="2149.61306964746" calcext:value-type="float">
            <text:p>2150</text:p>
          </table:table-cell>
          <table:table-cell table:style-name="ce3" table:formula="of:=[.C49]" office:value-type="float" office:value="2149.61306964746" calcext:value-type="float">
            <text:p>2150</text:p>
          </table:table-cell>
          <table:table-cell table:style-name="ce5" table:formula="of:=SUMPRODUCT([.B50:.D50];burner_heat_diffusion)" office:value-type="float" office:value="2149.61306964746" calcext:value-type="float">
            <text:p>2150</text:p>
          </table:table-cell>
          <table:table-cell table:formula="of:=[.F49]+[.E50]-[.J49]" office:value-type="float" office:value="16851.1911568528" calcext:value-type="float">
            <text:p>16851</text:p>
          </table:table-cell>
          <table:table-cell table:style-name="ce7" table:formula="of:=temp_out + [.F50] / burner_heat_mass" office:value-type="float" office:value="53.7023823137055" calcext:value-type="float">
            <text:p>53.7</text:p>
          </table:table-cell>
          <table:table-cell table:style-name="ce7" table:formula="of:=[.G50]-[.W49]" office:value-type="float" office:value="10.0391826637193" calcext:value-type="float">
            <text:p>10.0</text:p>
          </table:table-cell>
          <table:table-cell table:style-name="ce5" table:formula="of:=thermagon_k * burner_A * [.H50] / thermagon_L" office:value-type="float" office:value="1316.03257672324" calcext:value-type="float">
            <text:p>1316</text:p>
          </table:table-cell>
          <table:table-cell table:style-name="ce5" table:formula="of:=[.I50]/C_per_s_to_W*time_incr" office:value-type="float" office:value="1885.97388467073" calcext:value-type="float">
            <text:p>1886</text:p>
          </table:table-cell>
          <table:table-cell table:style-name="ce7" table:formula="of:=[.J49]" office:value-type="float" office:value="1884.62982130147" calcext:value-type="float">
            <text:p>1884.6</text:p>
          </table:table-cell>
          <table:table-cell table:style-name="ce7" table:formula="of:=[.K49]" office:value-type="float" office:value="1883.27875187516" calcext:value-type="float">
            <text:p>1883.3</text:p>
          </table:table-cell>
          <table:table-cell table:style-name="ce7" table:formula="of:=[.L49]" office:value-type="float" office:value="1881.92048353471" calcext:value-type="float">
            <text:p>1881.9</text:p>
          </table:table-cell>
          <table:table-cell table:style-name="ce7" table:formula="of:=[.M49]" office:value-type="float" office:value="1880.55477631633" calcext:value-type="float">
            <text:p>1880.6</text:p>
          </table:table-cell>
          <table:table-cell table:style-name="ce7" table:formula="of:=[.N49]" office:value-type="float" office:value="1879.18135951861" calcext:value-type="float">
            <text:p>1879.2</text:p>
          </table:table-cell>
          <table:table-cell table:style-name="ce7" table:formula="of:=[.O49]" office:value-type="float" office:value="1877.79996972914" calcext:value-type="float">
            <text:p>1877.8</text:p>
          </table:table-cell>
          <table:table-cell table:style-name="ce7" table:formula="of:=[.P49]" office:value-type="float" office:value="1876.41041811359" calcext:value-type="float">
            <text:p>1876.4</text:p>
          </table:table-cell>
          <table:table-cell table:style-name="ce7" table:formula="of:=[.Q49]" office:value-type="float" office:value="1875.01269297433" calcext:value-type="float">
            <text:p>1875.0</text:p>
          </table:table-cell>
          <table:table-cell table:style-name="ce7" table:formula="of:=[.R49]" office:value-type="float" office:value="1873.60709905923" calcext:value-type="float">
            <text:p>1873.6</text:p>
          </table:table-cell>
          <table:table-cell table:style-name="ce5" table:formula="of:=SUMPRODUCT([.J50:.S50];pot_heat_diffusion)" office:value-type="float" office:value="1879.85323482713" calcext:value-type="float">
            <text:p>1880</text:p>
          </table:table-cell>
          <table:table-cell table:style-name="ce5" table:formula="of:=[.V49]*leakage_out" office:value-type="float" office:value="403.087319610541" calcext:value-type="float">
            <text:p>403</text:p>
          </table:table-cell>
          <table:table-cell table:style-name="ce5" table:formula="of:=[.V49]+[.T50]-[.U50]" office:value-type="float" office:value="68657.9858503068" calcext:value-type="float">
            <text:p>68658</text:p>
          </table:table-cell>
          <table:table-cell table:style-name="ce12" table:formula="of:= temp_out + [.V50]/pot_water_mass" office:value-type="float" office:value="44.1833599972057" calcext:value-type="float">
            <text:p>44.2</text:p>
          </table:table-cell>
          <table:table-cell table:style-name="ce7" table:formula="of:=IF([.G50]&gt;thermagon_temp_max;0;IF([.W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table:formula="of:=burner_C_per_s * [.X50]/100 * time_incr" office:value-type="float" office:value="2149.61306964746" calcext:value-type="float">
            <text:p>2150</text:p>
          </table:table-cell>
          <table:table-cell table:style-name="ce3" table:formula="of:=[.B51]" office:value-type="float" office:value="2149.61306964746" calcext:value-type="float">
            <text:p>2150</text:p>
          </table:table-cell>
          <table:table-cell table:style-name="ce3" table:formula="of:=[.C50]" office:value-type="float" office:value="2149.61306964746" calcext:value-type="float">
            <text:p>2150</text:p>
          </table:table-cell>
          <table:table-cell table:style-name="ce5" table:formula="of:=SUMPRODUCT([.B51:.D51];burner_heat_diffusion)" office:value-type="float" office:value="2149.61306964746" calcext:value-type="float">
            <text:p>2150</text:p>
          </table:table-cell>
          <table:table-cell table:formula="of:=[.F50]+[.E51]-[.J50]" office:value-type="float" office:value="17114.8303418295" calcext:value-type="float">
            <text:p>17115</text:p>
          </table:table-cell>
          <table:table-cell table:style-name="ce7" table:formula="of:=temp_out + [.F51] / burner_heat_mass" office:value-type="float" office:value="54.229660683659" calcext:value-type="float">
            <text:p>54.2</text:p>
          </table:table-cell>
          <table:table-cell table:style-name="ce7" table:formula="of:=[.G51]-[.W50]" office:value-type="float" office:value="10.0463006864533" calcext:value-type="float">
            <text:p>10.0</text:p>
          </table:table-cell>
          <table:table-cell table:style-name="ce5" table:formula="of:=thermagon_k * burner_A * [.H51] / thermagon_L" office:value-type="float" office:value="1316.96567557337" calcext:value-type="float">
            <text:p>1317</text:p>
          </table:table-cell>
          <table:table-cell table:style-name="ce5" table:formula="of:=[.I51]/C_per_s_to_W*time_incr" office:value-type="float" office:value="1887.31108565974" calcext:value-type="float">
            <text:p>1887</text:p>
          </table:table-cell>
          <table:table-cell table:style-name="ce7" table:formula="of:=[.J50]" office:value-type="float" office:value="1885.97388467073" calcext:value-type="float">
            <text:p>1886.0</text:p>
          </table:table-cell>
          <table:table-cell table:style-name="ce7" table:formula="of:=[.K50]" office:value-type="float" office:value="1884.62982130147" calcext:value-type="float">
            <text:p>1884.6</text:p>
          </table:table-cell>
          <table:table-cell table:style-name="ce7" table:formula="of:=[.L50]" office:value-type="float" office:value="1883.27875187516" calcext:value-type="float">
            <text:p>1883.3</text:p>
          </table:table-cell>
          <table:table-cell table:style-name="ce7" table:formula="of:=[.M50]" office:value-type="float" office:value="1881.92048353471" calcext:value-type="float">
            <text:p>1881.9</text:p>
          </table:table-cell>
          <table:table-cell table:style-name="ce7" table:formula="of:=[.N50]" office:value-type="float" office:value="1880.55477631633" calcext:value-type="float">
            <text:p>1880.6</text:p>
          </table:table-cell>
          <table:table-cell table:style-name="ce7" table:formula="of:=[.O50]" office:value-type="float" office:value="1879.18135951861" calcext:value-type="float">
            <text:p>1879.2</text:p>
          </table:table-cell>
          <table:table-cell table:style-name="ce7" table:formula="of:=[.P50]" office:value-type="float" office:value="1877.79996972914" calcext:value-type="float">
            <text:p>1877.8</text:p>
          </table:table-cell>
          <table:table-cell table:style-name="ce7" table:formula="of:=[.Q50]" office:value-type="float" office:value="1876.41041811359" calcext:value-type="float">
            <text:p>1876.4</text:p>
          </table:table-cell>
          <table:table-cell table:style-name="ce7" table:formula="of:=[.R50]" office:value-type="float" office:value="1875.01269297433" calcext:value-type="float">
            <text:p>1875.0</text:p>
          </table:table-cell>
          <table:table-cell table:style-name="ce5" table:formula="of:=SUMPRODUCT([.J51:.S51];pot_heat_diffusion)" office:value-type="float" office:value="1881.22323329721" calcext:value-type="float">
            <text:p>1881</text:p>
          </table:table-cell>
          <table:table-cell table:style-name="ce5" table:formula="of:=[.V50]*leakage_out" office:value-type="float" office:value="411.947915101841" calcext:value-type="float">
            <text:p>412</text:p>
          </table:table-cell>
          <table:table-cell table:style-name="ce5" table:formula="of:=[.V50]+[.T51]-[.U51]" office:value-type="float" office:value="70127.2611685022" calcext:value-type="float">
            <text:p>70127</text:p>
          </table:table-cell>
          <table:table-cell table:style-name="ce12" table:formula="of:= temp_out + [.V51]/pot_water_mass" office:value-type="float" office:value="44.7008819360577" calcext:value-type="float">
            <text:p>44.7</text:p>
          </table:table-cell>
          <table:table-cell table:style-name="ce7" table:formula="of:=IF([.G51]&gt;thermagon_temp_max;0;IF([.W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table:formula="of:=burner_C_per_s * [.X51]/100 * time_incr" office:value-type="float" office:value="2149.61306964746" calcext:value-type="float">
            <text:p>2150</text:p>
          </table:table-cell>
          <table:table-cell table:style-name="ce3" table:formula="of:=[.B52]" office:value-type="float" office:value="2149.61306964746" calcext:value-type="float">
            <text:p>2150</text:p>
          </table:table-cell>
          <table:table-cell table:style-name="ce3" table:formula="of:=[.C51]" office:value-type="float" office:value="2149.61306964746" calcext:value-type="float">
            <text:p>2150</text:p>
          </table:table-cell>
          <table:table-cell table:style-name="ce5" table:formula="of:=SUMPRODUCT([.B52:.D52];burner_heat_diffusion)" office:value-type="float" office:value="2149.61306964746" calcext:value-type="float">
            <text:p>2150</text:p>
          </table:table-cell>
          <table:table-cell table:formula="of:=[.F51]+[.E52]-[.J51]" office:value-type="float" office:value="17377.1323258172" calcext:value-type="float">
            <text:p>17377</text:p>
          </table:table-cell>
          <table:table-cell table:style-name="ce7" table:formula="of:=temp_out + [.F52] / burner_heat_mass" office:value-type="float" office:value="54.7542646516344" calcext:value-type="float">
            <text:p>54.8</text:p>
          </table:table-cell>
          <table:table-cell table:style-name="ce7" table:formula="of:=[.G52]-[.W51]" office:value-type="float" office:value="10.0533827155767" calcext:value-type="float">
            <text:p>10.1</text:p>
          </table:table-cell>
          <table:table-cell table:style-name="ce5" table:formula="of:=thermagon_k * burner_A * [.H52] / thermagon_L" office:value-type="float" office:value="1317.894056035" calcext:value-type="float">
            <text:p>1318</text:p>
          </table:table-cell>
          <table:table-cell table:style-name="ce5" table:formula="of:=[.I52]/C_per_s_to_W*time_incr" office:value-type="float" office:value="1888.64152484236" calcext:value-type="float">
            <text:p>1889</text:p>
          </table:table-cell>
          <table:table-cell table:style-name="ce7" table:formula="of:=[.J51]" office:value-type="float" office:value="1887.31108565974" calcext:value-type="float">
            <text:p>1887.3</text:p>
          </table:table-cell>
          <table:table-cell table:style-name="ce7" table:formula="of:=[.K51]" office:value-type="float" office:value="1885.97388467073" calcext:value-type="float">
            <text:p>1886.0</text:p>
          </table:table-cell>
          <table:table-cell table:style-name="ce7" table:formula="of:=[.L51]" office:value-type="float" office:value="1884.62982130147" calcext:value-type="float">
            <text:p>1884.6</text:p>
          </table:table-cell>
          <table:table-cell table:style-name="ce7" table:formula="of:=[.M51]" office:value-type="float" office:value="1883.27875187516" calcext:value-type="float">
            <text:p>1883.3</text:p>
          </table:table-cell>
          <table:table-cell table:style-name="ce7" table:formula="of:=[.N51]" office:value-type="float" office:value="1881.92048353471" calcext:value-type="float">
            <text:p>1881.9</text:p>
          </table:table-cell>
          <table:table-cell table:style-name="ce7" table:formula="of:=[.O51]" office:value-type="float" office:value="1880.55477631633" calcext:value-type="float">
            <text:p>1880.6</text:p>
          </table:table-cell>
          <table:table-cell table:style-name="ce7" table:formula="of:=[.P51]" office:value-type="float" office:value="1879.18135951861" calcext:value-type="float">
            <text:p>1879.2</text:p>
          </table:table-cell>
          <table:table-cell table:style-name="ce7" table:formula="of:=[.Q51]" office:value-type="float" office:value="1877.79996972914" calcext:value-type="float">
            <text:p>1877.8</text:p>
          </table:table-cell>
          <table:table-cell table:style-name="ce7" table:formula="of:=[.R51]" office:value-type="float" office:value="1876.41041811359" calcext:value-type="float">
            <text:p>1876.4</text:p>
          </table:table-cell>
          <table:table-cell table:style-name="ce5" table:formula="of:=SUMPRODUCT([.J52:.S52];pot_heat_diffusion)" office:value-type="float" office:value="1882.58566806394" calcext:value-type="float">
            <text:p>1883</text:p>
          </table:table-cell>
          <table:table-cell table:style-name="ce5" table:formula="of:=[.V51]*leakage_out" office:value-type="float" office:value="420.763567011013" calcext:value-type="float">
            <text:p>421</text:p>
          </table:table-cell>
          <table:table-cell table:style-name="ce5" table:formula="of:=[.V51]+[.T52]-[.U52]" office:value-type="float" office:value="71589.0832695551" calcext:value-type="float">
            <text:p>71589</text:p>
          </table:table-cell>
          <table:table-cell table:style-name="ce12" table:formula="of:= temp_out + [.V52]/pot_water_mass" office:value-type="float" office:value="45.215778632834" calcext:value-type="float">
            <text:p>45.2</text:p>
          </table:table-cell>
          <table:table-cell table:style-name="ce7" table:formula="of:=IF([.G52]&gt;thermagon_temp_max;0;IF([.W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table:formula="of:=burner_C_per_s * [.X52]/100 * time_incr" office:value-type="float" office:value="2149.61306964746" calcext:value-type="float">
            <text:p>2150</text:p>
          </table:table-cell>
          <table:table-cell table:style-name="ce3" table:formula="of:=[.B53]" office:value-type="float" office:value="2149.61306964746" calcext:value-type="float">
            <text:p>2150</text:p>
          </table:table-cell>
          <table:table-cell table:style-name="ce3" table:formula="of:=[.C52]" office:value-type="float" office:value="2149.61306964746" calcext:value-type="float">
            <text:p>2150</text:p>
          </table:table-cell>
          <table:table-cell table:style-name="ce5" table:formula="of:=SUMPRODUCT([.B53:.D53];burner_heat_diffusion)" office:value-type="float" office:value="2149.61306964746" calcext:value-type="float">
            <text:p>2150</text:p>
          </table:table-cell>
          <table:table-cell table:formula="of:=[.F52]+[.E53]-[.J52]" office:value-type="float" office:value="17638.1038706223" calcext:value-type="float">
            <text:p>17638</text:p>
          </table:table-cell>
          <table:table-cell table:style-name="ce7" table:formula="of:=temp_out + [.F53] / burner_heat_mass" office:value-type="float" office:value="55.2762077412446" calcext:value-type="float">
            <text:p>55.3</text:p>
          </table:table-cell>
          <table:table-cell table:style-name="ce7" table:formula="of:=[.G53]-[.W52]" office:value-type="float" office:value="10.0604291084106" calcext:value-type="float">
            <text:p>10.1</text:p>
          </table:table-cell>
          <table:table-cell table:style-name="ce5" table:formula="of:=thermagon_k * burner_A * [.H53] / thermagon_L" office:value-type="float" office:value="1318.81776494921" calcext:value-type="float">
            <text:p>1319</text:p>
          </table:table-cell>
          <table:table-cell table:style-name="ce5" table:formula="of:=[.I53]/C_per_s_to_W*time_incr" office:value-type="float" office:value="1889.96526934538" calcext:value-type="float">
            <text:p>1890</text:p>
          </table:table-cell>
          <table:table-cell table:style-name="ce7" table:formula="of:=[.J52]" office:value-type="float" office:value="1888.64152484236" calcext:value-type="float">
            <text:p>1888.6</text:p>
          </table:table-cell>
          <table:table-cell table:style-name="ce7" table:formula="of:=[.K52]" office:value-type="float" office:value="1887.31108565974" calcext:value-type="float">
            <text:p>1887.3</text:p>
          </table:table-cell>
          <table:table-cell table:style-name="ce7" table:formula="of:=[.L52]" office:value-type="float" office:value="1885.97388467073" calcext:value-type="float">
            <text:p>1886.0</text:p>
          </table:table-cell>
          <table:table-cell table:style-name="ce7" table:formula="of:=[.M52]" office:value-type="float" office:value="1884.62982130147" calcext:value-type="float">
            <text:p>1884.6</text:p>
          </table:table-cell>
          <table:table-cell table:style-name="ce7" table:formula="of:=[.N52]" office:value-type="float" office:value="1883.27875187516" calcext:value-type="float">
            <text:p>1883.3</text:p>
          </table:table-cell>
          <table:table-cell table:style-name="ce7" table:formula="of:=[.O52]" office:value-type="float" office:value="1881.92048353471" calcext:value-type="float">
            <text:p>1881.9</text:p>
          </table:table-cell>
          <table:table-cell table:style-name="ce7" table:formula="of:=[.P52]" office:value-type="float" office:value="1880.55477631633" calcext:value-type="float">
            <text:p>1880.6</text:p>
          </table:table-cell>
          <table:table-cell table:style-name="ce7" table:formula="of:=[.Q52]" office:value-type="float" office:value="1879.18135951861" calcext:value-type="float">
            <text:p>1879.2</text:p>
          </table:table-cell>
          <table:table-cell table:style-name="ce7" table:formula="of:=[.R52]" office:value-type="float" office:value="1877.79996972914" calcext:value-type="float">
            <text:p>1877.8</text:p>
          </table:table-cell>
          <table:table-cell table:style-name="ce5" table:formula="of:=SUMPRODUCT([.J53:.S53];pot_heat_diffusion)" office:value-type="float" office:value="1883.94073359976" calcext:value-type="float">
            <text:p>1884</text:p>
          </table:table-cell>
          <table:table-cell table:style-name="ce5" table:formula="of:=[.V52]*leakage_out" office:value-type="float" office:value="429.534499617331" calcext:value-type="float">
            <text:p>430</text:p>
          </table:table-cell>
          <table:table-cell table:style-name="ce5" table:formula="of:=[.V52]+[.T53]-[.U53]" office:value-type="float" office:value="73043.4895035375" calcext:value-type="float">
            <text:p>73043</text:p>
          </table:table-cell>
          <table:table-cell table:style-name="ce12" table:formula="of:= temp_out + [.V53]/pot_water_mass" office:value-type="float" office:value="45.7280632433273" calcext:value-type="float">
            <text:p>45.7</text:p>
          </table:table-cell>
          <table:table-cell table:style-name="ce7" table:formula="of:=IF([.G53]&gt;thermagon_temp_max;0;IF([.W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burner_C_per_s * [.X53]/100 * time_incr" office:value-type="float" office:value="2149.61306964746" calcext:value-type="float">
            <text:p>2150</text:p>
          </table:table-cell>
          <table:table-cell table:style-name="ce3" table:formula="of:=[.B54]" office:value-type="float" office:value="2149.61306964746" calcext:value-type="float">
            <text:p>2150</text:p>
          </table:table-cell>
          <table:table-cell table:style-name="ce3" table:formula="of:=[.C53]" office:value-type="float" office:value="2149.61306964746" calcext:value-type="float">
            <text:p>2150</text:p>
          </table:table-cell>
          <table:table-cell table:style-name="ce5" table:formula="of:=SUMPRODUCT([.B54:.D54];burner_heat_diffusion)" office:value-type="float" office:value="2149.61306964746" calcext:value-type="float">
            <text:p>2150</text:p>
          </table:table-cell>
          <table:table-cell table:formula="of:=[.F53]+[.E54]-[.J53]" office:value-type="float" office:value="17897.7516709244" calcext:value-type="float">
            <text:p>17898</text:p>
          </table:table-cell>
          <table:table-cell table:style-name="ce7" table:formula="of:=temp_out + [.F54] / burner_heat_mass" office:value-type="float" office:value="55.7955033418488" calcext:value-type="float">
            <text:p>55.8</text:p>
          </table:table-cell>
          <table:table-cell table:style-name="ce7" table:formula="of:=[.G54]-[.W53]" office:value-type="float" office:value="10.0674400985215" calcext:value-type="float">
            <text:p>10.1</text:p>
          </table:table-cell>
          <table:table-cell table:style-name="ce5" table:formula="of:=thermagon_k * burner_A * [.H54] / thermagon_L" office:value-type="float" office:value="1319.73683293413" calcext:value-type="float">
            <text:p>1320</text:p>
          </table:table-cell>
          <table:table-cell table:style-name="ce5" table:formula="of:=[.I54]/C_per_s_to_W*time_incr" office:value-type="float" office:value="1891.2823630469" calcext:value-type="float">
            <text:p>1891</text:p>
          </table:table-cell>
          <table:table-cell table:style-name="ce7" table:formula="of:=[.J53]" office:value-type="float" office:value="1889.96526934538" calcext:value-type="float">
            <text:p>1890.0</text:p>
          </table:table-cell>
          <table:table-cell table:style-name="ce7" table:formula="of:=[.K53]" office:value-type="float" office:value="1888.64152484236" calcext:value-type="float">
            <text:p>1888.6</text:p>
          </table:table-cell>
          <table:table-cell table:style-name="ce7" table:formula="of:=[.L53]" office:value-type="float" office:value="1887.31108565974" calcext:value-type="float">
            <text:p>1887.3</text:p>
          </table:table-cell>
          <table:table-cell table:style-name="ce7" table:formula="of:=[.M53]" office:value-type="float" office:value="1885.97388467073" calcext:value-type="float">
            <text:p>1886.0</text:p>
          </table:table-cell>
          <table:table-cell table:style-name="ce7" table:formula="of:=[.N53]" office:value-type="float" office:value="1884.62982130147" calcext:value-type="float">
            <text:p>1884.6</text:p>
          </table:table-cell>
          <table:table-cell table:style-name="ce7" table:formula="of:=[.O53]" office:value-type="float" office:value="1883.27875187516" calcext:value-type="float">
            <text:p>1883.3</text:p>
          </table:table-cell>
          <table:table-cell table:style-name="ce7" table:formula="of:=[.P53]" office:value-type="float" office:value="1881.92048353471" calcext:value-type="float">
            <text:p>1881.9</text:p>
          </table:table-cell>
          <table:table-cell table:style-name="ce7" table:formula="of:=[.Q53]" office:value-type="float" office:value="1880.55477631633" calcext:value-type="float">
            <text:p>1880.6</text:p>
          </table:table-cell>
          <table:table-cell table:style-name="ce7" table:formula="of:=[.R53]" office:value-type="float" office:value="1879.18135951861" calcext:value-type="float">
            <text:p>1879.2</text:p>
          </table:table-cell>
          <table:table-cell table:style-name="ce5" table:formula="of:=SUMPRODUCT([.J54:.S54];pot_heat_diffusion)" office:value-type="float" office:value="1885.28862027734" calcext:value-type="float">
            <text:p>1885</text:p>
          </table:table-cell>
          <table:table-cell table:style-name="ce5" table:formula="of:=[.V53]*leakage_out" office:value-type="float" office:value="438.260937021225" calcext:value-type="float">
            <text:p>438</text:p>
          </table:table-cell>
          <table:table-cell table:style-name="ce5" table:formula="of:=[.V53]+[.T54]-[.U54]" office:value-type="float" office:value="74490.5171867936" calcext:value-type="float">
            <text:p>74491</text:p>
          </table:table-cell>
          <table:table-cell table:style-name="ce12" table:formula="of:= temp_out + [.V54]/pot_water_mass" office:value-type="float" office:value="46.2377489114505" calcext:value-type="float">
            <text:p>46.2</text:p>
          </table:table-cell>
          <table:table-cell table:style-name="ce7" table:formula="of:=IF([.G54]&gt;thermagon_temp_max;0;IF([.W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table:formula="of:=burner_C_per_s * [.X54]/100 * time_incr" office:value-type="float" office:value="2149.61306964746" calcext:value-type="float">
            <text:p>2150</text:p>
          </table:table-cell>
          <table:table-cell table:style-name="ce3" table:formula="of:=[.B55]" office:value-type="float" office:value="2149.61306964746" calcext:value-type="float">
            <text:p>2150</text:p>
          </table:table-cell>
          <table:table-cell table:style-name="ce3" table:formula="of:=[.C54]" office:value-type="float" office:value="2149.61306964746" calcext:value-type="float">
            <text:p>2150</text:p>
          </table:table-cell>
          <table:table-cell table:style-name="ce5" table:formula="of:=SUMPRODUCT([.B55:.D55];burner_heat_diffusion)" office:value-type="float" office:value="2149.61306964746" calcext:value-type="float">
            <text:p>2150</text:p>
          </table:table-cell>
          <table:table-cell table:formula="of:=[.F54]+[.E55]-[.J54]" office:value-type="float" office:value="18156.082377525" calcext:value-type="float">
            <text:p>18156</text:p>
          </table:table-cell>
          <table:table-cell table:style-name="ce7" table:formula="of:=temp_out + [.F55] / burner_heat_mass" office:value-type="float" office:value="56.3121647550499" calcext:value-type="float">
            <text:p>56.3</text:p>
          </table:table-cell>
          <table:table-cell table:style-name="ce7" table:formula="of:=[.G55]-[.W54]" office:value-type="float" office:value="10.0744158435995" calcext:value-type="float">
            <text:p>10.1</text:p>
          </table:table-cell>
          <table:table-cell table:style-name="ce5" table:formula="of:=thermagon_k * burner_A * [.H55] / thermagon_L" office:value-type="float" office:value="1320.6512806613" calcext:value-type="float">
            <text:p>1321</text:p>
          </table:table-cell>
          <table:table-cell table:style-name="ce5" table:formula="of:=[.I55]/C_per_s_to_W*time_incr" office:value-type="float" office:value="1892.5928355708" calcext:value-type="float">
            <text:p>1893</text:p>
          </table:table-cell>
          <table:table-cell table:style-name="ce7" table:formula="of:=[.J54]" office:value-type="float" office:value="1891.2823630469" calcext:value-type="float">
            <text:p>1891.3</text:p>
          </table:table-cell>
          <table:table-cell table:style-name="ce7" table:formula="of:=[.K54]" office:value-type="float" office:value="1889.96526934538" calcext:value-type="float">
            <text:p>1890.0</text:p>
          </table:table-cell>
          <table:table-cell table:style-name="ce7" table:formula="of:=[.L54]" office:value-type="float" office:value="1888.64152484236" calcext:value-type="float">
            <text:p>1888.6</text:p>
          </table:table-cell>
          <table:table-cell table:style-name="ce7" table:formula="of:=[.M54]" office:value-type="float" office:value="1887.31108565974" calcext:value-type="float">
            <text:p>1887.3</text:p>
          </table:table-cell>
          <table:table-cell table:style-name="ce7" table:formula="of:=[.N54]" office:value-type="float" office:value="1885.97388467073" calcext:value-type="float">
            <text:p>1886.0</text:p>
          </table:table-cell>
          <table:table-cell table:style-name="ce7" table:formula="of:=[.O54]" office:value-type="float" office:value="1884.62982130147" calcext:value-type="float">
            <text:p>1884.6</text:p>
          </table:table-cell>
          <table:table-cell table:style-name="ce7" table:formula="of:=[.P54]" office:value-type="float" office:value="1883.27875187516" calcext:value-type="float">
            <text:p>1883.3</text:p>
          </table:table-cell>
          <table:table-cell table:style-name="ce7" table:formula="of:=[.Q54]" office:value-type="float" office:value="1881.92048353471" calcext:value-type="float">
            <text:p>1881.9</text:p>
          </table:table-cell>
          <table:table-cell table:style-name="ce7" table:formula="of:=[.R54]" office:value-type="float" office:value="1880.55477631633" calcext:value-type="float">
            <text:p>1880.6</text:p>
          </table:table-cell>
          <table:table-cell table:style-name="ce5" table:formula="of:=SUMPRODUCT([.J55:.S55];pot_heat_diffusion)" office:value-type="float" office:value="1886.62949326994" calcext:value-type="float">
            <text:p>1887</text:p>
          </table:table-cell>
          <table:table-cell table:style-name="ce5" table:formula="of:=[.V54]*leakage_out" office:value-type="float" office:value="446.943103120762" calcext:value-type="float">
            <text:p>447</text:p>
          </table:table-cell>
          <table:table-cell table:style-name="ce5" table:formula="of:=[.V54]+[.T55]-[.U55]" office:value-type="float" office:value="75930.2035769428" calcext:value-type="float">
            <text:p>75930</text:p>
          </table:table-cell>
          <table:table-cell table:style-name="ce12" table:formula="of:= temp_out + [.V55]/pot_water_mass" office:value-type="float" office:value="46.7448487604318" calcext:value-type="float">
            <text:p>46.7</text:p>
          </table:table-cell>
          <table:table-cell table:style-name="ce7" table:formula="of:=IF([.G55]&gt;thermagon_temp_max;0;IF([.W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table:formula="of:=burner_C_per_s * [.X55]/100 * time_incr" office:value-type="float" office:value="2149.61306964746" calcext:value-type="float">
            <text:p>2150</text:p>
          </table:table-cell>
          <table:table-cell table:style-name="ce3" table:formula="of:=[.B56]" office:value-type="float" office:value="2149.61306964746" calcext:value-type="float">
            <text:p>2150</text:p>
          </table:table-cell>
          <table:table-cell table:style-name="ce3" table:formula="of:=[.C55]" office:value-type="float" office:value="2149.61306964746" calcext:value-type="float">
            <text:p>2150</text:p>
          </table:table-cell>
          <table:table-cell table:style-name="ce5" table:formula="of:=SUMPRODUCT([.B56:.D56];burner_heat_diffusion)" office:value-type="float" office:value="2149.61306964746" calcext:value-type="float">
            <text:p>2150</text:p>
          </table:table-cell>
          <table:table-cell table:formula="of:=[.F55]+[.E56]-[.J55]" office:value-type="float" office:value="18413.1026116016" calcext:value-type="float">
            <text:p>18413</text:p>
          </table:table-cell>
          <table:table-cell table:style-name="ce7" table:formula="of:=temp_out + [.F56] / burner_heat_mass" office:value-type="float" office:value="56.8262052232033" calcext:value-type="float">
            <text:p>56.8</text:p>
          </table:table-cell>
          <table:table-cell table:style-name="ce7" table:formula="of:=[.G56]-[.W55]" office:value-type="float" office:value="10.0813564627714" calcext:value-type="float">
            <text:p>10.1</text:p>
          </table:table-cell>
          <table:table-cell table:style-name="ce5" table:formula="of:=thermagon_k * burner_A * [.H56] / thermagon_L" office:value-type="float" office:value="1321.56112374703" calcext:value-type="float">
            <text:p>1322</text:p>
          </table:table-cell>
          <table:table-cell table:style-name="ce5" table:formula="of:=[.I56]/C_per_s_to_W*time_incr" office:value-type="float" office:value="1893.8967092964" calcext:value-type="float">
            <text:p>1894</text:p>
          </table:table-cell>
          <table:table-cell table:style-name="ce7" table:formula="of:=[.J55]" office:value-type="float" office:value="1892.5928355708" calcext:value-type="float">
            <text:p>1892.6</text:p>
          </table:table-cell>
          <table:table-cell table:style-name="ce7" table:formula="of:=[.K55]" office:value-type="float" office:value="1891.2823630469" calcext:value-type="float">
            <text:p>1891.3</text:p>
          </table:table-cell>
          <table:table-cell table:style-name="ce7" table:formula="of:=[.L55]" office:value-type="float" office:value="1889.96526934538" calcext:value-type="float">
            <text:p>1890.0</text:p>
          </table:table-cell>
          <table:table-cell table:style-name="ce7" table:formula="of:=[.M55]" office:value-type="float" office:value="1888.64152484236" calcext:value-type="float">
            <text:p>1888.6</text:p>
          </table:table-cell>
          <table:table-cell table:style-name="ce7" table:formula="of:=[.N55]" office:value-type="float" office:value="1887.31108565974" calcext:value-type="float">
            <text:p>1887.3</text:p>
          </table:table-cell>
          <table:table-cell table:style-name="ce7" table:formula="of:=[.O55]" office:value-type="float" office:value="1885.97388467073" calcext:value-type="float">
            <text:p>1886.0</text:p>
          </table:table-cell>
          <table:table-cell table:style-name="ce7" table:formula="of:=[.P55]" office:value-type="float" office:value="1884.62982130147" calcext:value-type="float">
            <text:p>1884.6</text:p>
          </table:table-cell>
          <table:table-cell table:style-name="ce7" table:formula="of:=[.Q55]" office:value-type="float" office:value="1883.27875187516" calcext:value-type="float">
            <text:p>1883.3</text:p>
          </table:table-cell>
          <table:table-cell table:style-name="ce7" table:formula="of:=[.R55]" office:value-type="float" office:value="1881.92048353471" calcext:value-type="float">
            <text:p>1881.9</text:p>
          </table:table-cell>
          <table:table-cell table:style-name="ce5" table:formula="of:=SUMPRODUCT([.J56:.S56];pot_heat_diffusion)" office:value-type="float" office:value="1887.96348465655" calcext:value-type="float">
            <text:p>1888</text:p>
          </table:table-cell>
          <table:table-cell table:style-name="ce5" table:formula="of:=[.V55]*leakage_out" office:value-type="float" office:value="455.581221461657" calcext:value-type="float">
            <text:p>456</text:p>
          </table:table-cell>
          <table:table-cell table:style-name="ce5" table:formula="of:=[.V55]+[.T56]-[.U56]" office:value-type="float" office:value="77362.5858401377" calcext:value-type="float">
            <text:p>77363</text:p>
          </table:table-cell>
          <table:table-cell table:style-name="ce12" table:formula="of:= temp_out + [.V56]/pot_water_mass" office:value-type="float" office:value="47.2493758812824" calcext:value-type="float">
            <text:p>47.2</text:p>
          </table:table-cell>
          <table:table-cell table:style-name="ce7" table:formula="of:=IF([.G56]&gt;thermagon_temp_max;0;IF([.W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table:formula="of:=burner_C_per_s * [.X56]/100 * time_incr" office:value-type="float" office:value="2149.61306964746" calcext:value-type="float">
            <text:p>2150</text:p>
          </table:table-cell>
          <table:table-cell table:style-name="ce3" table:formula="of:=[.B57]" office:value-type="float" office:value="2149.61306964746" calcext:value-type="float">
            <text:p>2150</text:p>
          </table:table-cell>
          <table:table-cell table:style-name="ce3" table:formula="of:=[.C56]" office:value-type="float" office:value="2149.61306964746" calcext:value-type="float">
            <text:p>2150</text:p>
          </table:table-cell>
          <table:table-cell table:style-name="ce5" table:formula="of:=SUMPRODUCT([.B57:.D57];burner_heat_diffusion)" office:value-type="float" office:value="2149.61306964746" calcext:value-type="float">
            <text:p>2150</text:p>
          </table:table-cell>
          <table:table-cell table:formula="of:=[.F56]+[.E57]-[.J56]" office:value-type="float" office:value="18668.8189719527" calcext:value-type="float">
            <text:p>18669</text:p>
          </table:table-cell>
          <table:table-cell table:style-name="ce7" table:formula="of:=temp_out + [.F57] / burner_heat_mass" office:value-type="float" office:value="57.3376379439054" calcext:value-type="float">
            <text:p>57.3</text:p>
          </table:table-cell>
          <table:table-cell table:style-name="ce7" table:formula="of:=[.G57]-[.W56]" office:value-type="float" office:value="10.088262062623" calcext:value-type="float">
            <text:p>10.1</text:p>
          </table:table-cell>
          <table:table-cell table:style-name="ce5" table:formula="of:=thermagon_k * burner_A * [.H57] / thermagon_L" office:value-type="float" office:value="1322.46637616357" calcext:value-type="float">
            <text:p>1322</text:p>
          </table:table-cell>
          <table:table-cell table:style-name="ce5" table:formula="of:=[.I57]/C_per_s_to_W*time_incr" office:value-type="float" office:value="1895.19400424702" calcext:value-type="float">
            <text:p>1895</text:p>
          </table:table-cell>
          <table:table-cell table:style-name="ce7" table:formula="of:=[.J56]" office:value-type="float" office:value="1893.8967092964" calcext:value-type="float">
            <text:p>1893.9</text:p>
          </table:table-cell>
          <table:table-cell table:style-name="ce7" table:formula="of:=[.K56]" office:value-type="float" office:value="1892.5928355708" calcext:value-type="float">
            <text:p>1892.6</text:p>
          </table:table-cell>
          <table:table-cell table:style-name="ce7" table:formula="of:=[.L56]" office:value-type="float" office:value="1891.2823630469" calcext:value-type="float">
            <text:p>1891.3</text:p>
          </table:table-cell>
          <table:table-cell table:style-name="ce7" table:formula="of:=[.M56]" office:value-type="float" office:value="1889.96526934538" calcext:value-type="float">
            <text:p>1890.0</text:p>
          </table:table-cell>
          <table:table-cell table:style-name="ce7" table:formula="of:=[.N56]" office:value-type="float" office:value="1888.64152484236" calcext:value-type="float">
            <text:p>1888.6</text:p>
          </table:table-cell>
          <table:table-cell table:style-name="ce7" table:formula="of:=[.O56]" office:value-type="float" office:value="1887.31108565974" calcext:value-type="float">
            <text:p>1887.3</text:p>
          </table:table-cell>
          <table:table-cell table:style-name="ce7" table:formula="of:=[.P56]" office:value-type="float" office:value="1885.97388467073" calcext:value-type="float">
            <text:p>1886.0</text:p>
          </table:table-cell>
          <table:table-cell table:style-name="ce7" table:formula="of:=[.Q56]" office:value-type="float" office:value="1884.62982130147" calcext:value-type="float">
            <text:p>1884.6</text:p>
          </table:table-cell>
          <table:table-cell table:style-name="ce7" table:formula="of:=[.R56]" office:value-type="float" office:value="1883.27875187516" calcext:value-type="float">
            <text:p>1883.3</text:p>
          </table:table-cell>
          <table:table-cell table:style-name="ce5" table:formula="of:=SUMPRODUCT([.J57:.S57];pot_heat_diffusion)" office:value-type="float" office:value="1889.29069393628" calcext:value-type="float">
            <text:p>1889</text:p>
          </table:table-cell>
          <table:table-cell table:style-name="ce5" table:formula="of:=[.V56]*leakage_out" office:value-type="float" office:value="464.175515040826" calcext:value-type="float">
            <text:p>464</text:p>
          </table:table-cell>
          <table:table-cell table:style-name="ce5" table:formula="of:=[.V56]+[.T57]-[.U57]" office:value-type="float" office:value="78787.7010190331" calcext:value-type="float">
            <text:p>78788</text:p>
          </table:table-cell>
          <table:table-cell table:style-name="ce12" table:formula="of:= temp_out + [.V57]/pot_water_mass" office:value-type="float" office:value="47.7513433215136" calcext:value-type="float">
            <text:p>47.8</text:p>
          </table:table-cell>
          <table:table-cell table:style-name="ce7" table:formula="of:=IF([.G57]&gt;thermagon_temp_max;0;IF([.W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table:formula="of:=burner_C_per_s * [.X57]/100 * time_incr" office:value-type="float" office:value="2149.61306964746" calcext:value-type="float">
            <text:p>2150</text:p>
          </table:table-cell>
          <table:table-cell table:style-name="ce3" table:formula="of:=[.B58]" office:value-type="float" office:value="2149.61306964746" calcext:value-type="float">
            <text:p>2150</text:p>
          </table:table-cell>
          <table:table-cell table:style-name="ce3" table:formula="of:=[.C57]" office:value-type="float" office:value="2149.61306964746" calcext:value-type="float">
            <text:p>2150</text:p>
          </table:table-cell>
          <table:table-cell table:style-name="ce5" table:formula="of:=SUMPRODUCT([.B58:.D58];burner_heat_diffusion)" office:value-type="float" office:value="2149.61306964746" calcext:value-type="float">
            <text:p>2150</text:p>
          </table:table-cell>
          <table:table-cell table:formula="of:=[.F57]+[.E58]-[.J57]" office:value-type="float" office:value="18923.2380373531" calcext:value-type="float">
            <text:p>18923</text:p>
          </table:table-cell>
          <table:table-cell table:style-name="ce7" table:formula="of:=temp_out + [.F58] / burner_heat_mass" office:value-type="float" office:value="57.8464760747063" calcext:value-type="float">
            <text:p>57.8</text:p>
          </table:table-cell>
          <table:table-cell table:style-name="ce7" table:formula="of:=[.G58]-[.W57]" office:value-type="float" office:value="10.0951327531926" calcext:value-type="float">
            <text:p>10.1</text:p>
          </table:table-cell>
          <table:table-cell table:style-name="ce5" table:formula="of:=thermagon_k * burner_A * [.H58] / thermagon_L" office:value-type="float" office:value="1323.36705233584" calcext:value-type="float">
            <text:p>1323</text:p>
          </table:table-cell>
          <table:table-cell table:style-name="ce5" table:formula="of:=[.I58]/C_per_s_to_W*time_incr" office:value-type="float" office:value="1896.48474109464" calcext:value-type="float">
            <text:p>1896</text:p>
          </table:table-cell>
          <table:table-cell table:style-name="ce7" table:formula="of:=[.J57]" office:value-type="float" office:value="1895.19400424702" calcext:value-type="float">
            <text:p>1895.2</text:p>
          </table:table-cell>
          <table:table-cell table:style-name="ce7" table:formula="of:=[.K57]" office:value-type="float" office:value="1893.8967092964" calcext:value-type="float">
            <text:p>1893.9</text:p>
          </table:table-cell>
          <table:table-cell table:style-name="ce7" table:formula="of:=[.L57]" office:value-type="float" office:value="1892.5928355708" calcext:value-type="float">
            <text:p>1892.6</text:p>
          </table:table-cell>
          <table:table-cell table:style-name="ce7" table:formula="of:=[.M57]" office:value-type="float" office:value="1891.2823630469" calcext:value-type="float">
            <text:p>1891.3</text:p>
          </table:table-cell>
          <table:table-cell table:style-name="ce7" table:formula="of:=[.N57]" office:value-type="float" office:value="1889.96526934538" calcext:value-type="float">
            <text:p>1890.0</text:p>
          </table:table-cell>
          <table:table-cell table:style-name="ce7" table:formula="of:=[.O57]" office:value-type="float" office:value="1888.64152484236" calcext:value-type="float">
            <text:p>1888.6</text:p>
          </table:table-cell>
          <table:table-cell table:style-name="ce7" table:formula="of:=[.P57]" office:value-type="float" office:value="1887.31108565974" calcext:value-type="float">
            <text:p>1887.3</text:p>
          </table:table-cell>
          <table:table-cell table:style-name="ce7" table:formula="of:=[.Q57]" office:value-type="float" office:value="1885.97388467073" calcext:value-type="float">
            <text:p>1886.0</text:p>
          </table:table-cell>
          <table:table-cell table:style-name="ce7" table:formula="of:=[.R57]" office:value-type="float" office:value="1884.62982130147" calcext:value-type="float">
            <text:p>1884.6</text:p>
          </table:table-cell>
          <table:table-cell table:style-name="ce5" table:formula="of:=SUMPRODUCT([.J58:.S58];pot_heat_diffusion)" office:value-type="float" office:value="1890.61119308201" calcext:value-type="float">
            <text:p>1891</text:p>
          </table:table-cell>
          <table:table-cell table:style-name="ce5" table:formula="of:=[.V57]*leakage_out" office:value-type="float" office:value="472.726206114199" calcext:value-type="float">
            <text:p>473</text:p>
          </table:table-cell>
          <table:table-cell table:style-name="ce5" table:formula="of:=[.V57]+[.T58]-[.U58]" office:value-type="float" office:value="80205.586006001" calcext:value-type="float">
            <text:p>80206</text:p>
          </table:table-cell>
          <table:table-cell table:style-name="ce12" table:formula="of:= temp_out + [.V58]/pot_water_mass" office:value-type="float" office:value="48.2507640757029" calcext:value-type="float">
            <text:p>48.3</text:p>
          </table:table-cell>
          <table:table-cell table:style-name="ce7" table:formula="of:=IF([.G58]&gt;thermagon_temp_max;0;IF([.W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table:formula="of:=burner_C_per_s * [.X58]/100 * time_incr" office:value-type="float" office:value="2149.61306964746" calcext:value-type="float">
            <text:p>2150</text:p>
          </table:table-cell>
          <table:table-cell table:style-name="ce3" table:formula="of:=[.B59]" office:value-type="float" office:value="2149.61306964746" calcext:value-type="float">
            <text:p>2150</text:p>
          </table:table-cell>
          <table:table-cell table:style-name="ce3" table:formula="of:=[.C58]" office:value-type="float" office:value="2149.61306964746" calcext:value-type="float">
            <text:p>2150</text:p>
          </table:table-cell>
          <table:table-cell table:style-name="ce5" table:formula="of:=SUMPRODUCT([.B59:.D59];burner_heat_diffusion)" office:value-type="float" office:value="2149.61306964746" calcext:value-type="float">
            <text:p>2150</text:p>
          </table:table-cell>
          <table:table-cell table:formula="of:=[.F58]+[.E59]-[.J58]" office:value-type="float" office:value="19176.366365906" calcext:value-type="float">
            <text:p>19176</text:p>
          </table:table-cell>
          <table:table-cell table:style-name="ce7" table:formula="of:=temp_out + [.F59] / burner_heat_mass" office:value-type="float" office:value="58.3527327318119" calcext:value-type="float">
            <text:p>58.4</text:p>
          </table:table-cell>
          <table:table-cell table:style-name="ce7" table:formula="of:=[.G59]-[.W58]" office:value-type="float" office:value="10.101968656109" calcext:value-type="float">
            <text:p>10.1</text:p>
          </table:table-cell>
          <table:table-cell table:style-name="ce5" table:formula="of:=thermagon_k * burner_A * [.H59] / thermagon_L" office:value-type="float" office:value="1324.26316820808" calcext:value-type="float">
            <text:p>1324</text:p>
          </table:table-cell>
          <table:table-cell table:style-name="ce5" table:formula="of:=[.I59]/C_per_s_to_W*time_incr" office:value-type="float" office:value="1897.76894268856" calcext:value-type="float">
            <text:p>1898</text:p>
          </table:table-cell>
          <table:table-cell table:style-name="ce7" table:formula="of:=[.J58]" office:value-type="float" office:value="1896.48474109464" calcext:value-type="float">
            <text:p>1896.5</text:p>
          </table:table-cell>
          <table:table-cell table:style-name="ce7" table:formula="of:=[.K58]" office:value-type="float" office:value="1895.19400424702" calcext:value-type="float">
            <text:p>1895.2</text:p>
          </table:table-cell>
          <table:table-cell table:style-name="ce7" table:formula="of:=[.L58]" office:value-type="float" office:value="1893.8967092964" calcext:value-type="float">
            <text:p>1893.9</text:p>
          </table:table-cell>
          <table:table-cell table:style-name="ce7" table:formula="of:=[.M58]" office:value-type="float" office:value="1892.5928355708" calcext:value-type="float">
            <text:p>1892.6</text:p>
          </table:table-cell>
          <table:table-cell table:style-name="ce7" table:formula="of:=[.N58]" office:value-type="float" office:value="1891.2823630469" calcext:value-type="float">
            <text:p>1891.3</text:p>
          </table:table-cell>
          <table:table-cell table:style-name="ce7" table:formula="of:=[.O58]" office:value-type="float" office:value="1889.96526934538" calcext:value-type="float">
            <text:p>1890.0</text:p>
          </table:table-cell>
          <table:table-cell table:style-name="ce7" table:formula="of:=[.P58]" office:value-type="float" office:value="1888.64152484236" calcext:value-type="float">
            <text:p>1888.6</text:p>
          </table:table-cell>
          <table:table-cell table:style-name="ce7" table:formula="of:=[.Q58]" office:value-type="float" office:value="1887.31108565974" calcext:value-type="float">
            <text:p>1887.3</text:p>
          </table:table-cell>
          <table:table-cell table:style-name="ce7" table:formula="of:=[.R58]" office:value-type="float" office:value="1885.97388467073" calcext:value-type="float">
            <text:p>1886.0</text:p>
          </table:table-cell>
          <table:table-cell table:style-name="ce5" table:formula="of:=SUMPRODUCT([.J59:.S59];pot_heat_diffusion)" office:value-type="float" office:value="1891.9250333413" calcext:value-type="float">
            <text:p>1892</text:p>
          </table:table-cell>
          <table:table-cell table:style-name="ce5" table:formula="of:=[.V58]*leakage_out" office:value-type="float" office:value="481.233516036006" calcext:value-type="float">
            <text:p>481</text:p>
          </table:table-cell>
          <table:table-cell table:style-name="ce5" table:formula="of:=[.V58]+[.T59]-[.U59]" office:value-type="float" office:value="81616.2775233062" calcext:value-type="float">
            <text:p>81616</text:p>
          </table:table-cell>
          <table:table-cell table:style-name="ce12" table:formula="of:= temp_out + [.V59]/pot_water_mass" office:value-type="float" office:value="48.747651078511" calcext:value-type="float">
            <text:p>48.7</text:p>
          </table:table-cell>
          <table:table-cell table:style-name="ce7" table:formula="of:=IF([.G59]&gt;thermagon_temp_max;0;IF([.W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table:formula="of:=burner_C_per_s * [.X59]/100 * time_incr" office:value-type="float" office:value="2149.61306964746" calcext:value-type="float">
            <text:p>2150</text:p>
          </table:table-cell>
          <table:table-cell table:style-name="ce3" table:formula="of:=[.B60]" office:value-type="float" office:value="2149.61306964746" calcext:value-type="float">
            <text:p>2150</text:p>
          </table:table-cell>
          <table:table-cell table:style-name="ce3" table:formula="of:=[.C59]" office:value-type="float" office:value="2149.61306964746" calcext:value-type="float">
            <text:p>2150</text:p>
          </table:table-cell>
          <table:table-cell table:style-name="ce5" table:formula="of:=SUMPRODUCT([.B60:.D60];burner_heat_diffusion)" office:value-type="float" office:value="2149.61306964746" calcext:value-type="float">
            <text:p>2150</text:p>
          </table:table-cell>
          <table:table-cell table:formula="of:=[.F59]+[.E60]-[.J59]" office:value-type="float" office:value="19428.2104928649" calcext:value-type="float">
            <text:p>19428</text:p>
          </table:table-cell>
          <table:table-cell table:style-name="ce7" table:formula="of:=temp_out + [.F60] / burner_heat_mass" office:value-type="float" office:value="58.8564209857297" calcext:value-type="float">
            <text:p>58.9</text:p>
          </table:table-cell>
          <table:table-cell table:style-name="ce7" table:formula="of:=[.G60]-[.W59]" office:value-type="float" office:value="10.1087699072188" calcext:value-type="float">
            <text:p>10.1</text:p>
          </table:table-cell>
          <table:table-cell table:style-name="ce5" table:formula="of:=thermagon_k * burner_A * [.H60] / thermagon_L" office:value-type="float" office:value="1325.15474158837" calcext:value-type="float">
            <text:p>1325</text:p>
          </table:table-cell>
          <table:table-cell table:style-name="ce5" table:formula="of:=[.I60]/C_per_s_to_W*time_incr" office:value-type="float" office:value="1899.04663454912" calcext:value-type="float">
            <text:p>1899</text:p>
          </table:table-cell>
          <table:table-cell table:style-name="ce7" table:formula="of:=[.J59]" office:value-type="float" office:value="1897.76894268856" calcext:value-type="float">
            <text:p>1897.8</text:p>
          </table:table-cell>
          <table:table-cell table:style-name="ce7" table:formula="of:=[.K59]" office:value-type="float" office:value="1896.48474109464" calcext:value-type="float">
            <text:p>1896.5</text:p>
          </table:table-cell>
          <table:table-cell table:style-name="ce7" table:formula="of:=[.L59]" office:value-type="float" office:value="1895.19400424702" calcext:value-type="float">
            <text:p>1895.2</text:p>
          </table:table-cell>
          <table:table-cell table:style-name="ce7" table:formula="of:=[.M59]" office:value-type="float" office:value="1893.8967092964" calcext:value-type="float">
            <text:p>1893.9</text:p>
          </table:table-cell>
          <table:table-cell table:style-name="ce7" table:formula="of:=[.N59]" office:value-type="float" office:value="1892.5928355708" calcext:value-type="float">
            <text:p>1892.6</text:p>
          </table:table-cell>
          <table:table-cell table:style-name="ce7" table:formula="of:=[.O59]" office:value-type="float" office:value="1891.2823630469" calcext:value-type="float">
            <text:p>1891.3</text:p>
          </table:table-cell>
          <table:table-cell table:style-name="ce7" table:formula="of:=[.P59]" office:value-type="float" office:value="1889.96526934538" calcext:value-type="float">
            <text:p>1890.0</text:p>
          </table:table-cell>
          <table:table-cell table:style-name="ce7" table:formula="of:=[.Q59]" office:value-type="float" office:value="1888.64152484236" calcext:value-type="float">
            <text:p>1888.6</text:p>
          </table:table-cell>
          <table:table-cell table:style-name="ce7" table:formula="of:=[.R59]" office:value-type="float" office:value="1887.31108565974" calcext:value-type="float">
            <text:p>1887.3</text:p>
          </table:table-cell>
          <table:table-cell table:style-name="ce5" table:formula="of:=SUMPRODUCT([.J60:.S60];pot_heat_diffusion)" office:value-type="float" office:value="1893.23225199491" calcext:value-type="float">
            <text:p>1893</text:p>
          </table:table-cell>
          <table:table-cell table:style-name="ce5" table:formula="of:=[.V59]*leakage_out" office:value-type="float" office:value="489.697665139838" calcext:value-type="float">
            <text:p>490</text:p>
          </table:table-cell>
          <table:table-cell table:style-name="ce5" table:formula="of:=[.V59]+[.T60]-[.U60]" office:value-type="float" office:value="83019.8121101613" calcext:value-type="float">
            <text:p>83020</text:p>
          </table:table-cell>
          <table:table-cell table:style-name="ce12" table:formula="of:= temp_out + [.V60]/pot_water_mass" office:value-type="float" office:value="49.242017200122" calcext:value-type="float">
            <text:p>49.2</text:p>
          </table:table-cell>
          <table:table-cell table:style-name="ce7" table:formula="of:=IF([.G60]&gt;thermagon_temp_max;0;IF([.W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table:formula="of:=burner_C_per_s * [.X60]/100 * time_incr" office:value-type="float" office:value="2149.61306964746" calcext:value-type="float">
            <text:p>2150</text:p>
          </table:table-cell>
          <table:table-cell table:style-name="ce3" table:formula="of:=[.B61]" office:value-type="float" office:value="2149.61306964746" calcext:value-type="float">
            <text:p>2150</text:p>
          </table:table-cell>
          <table:table-cell table:style-name="ce3" table:formula="of:=[.C60]" office:value-type="float" office:value="2149.61306964746" calcext:value-type="float">
            <text:p>2150</text:p>
          </table:table-cell>
          <table:table-cell table:style-name="ce5" table:formula="of:=SUMPRODUCT([.B61:.D61];burner_heat_diffusion)" office:value-type="float" office:value="2149.61306964746" calcext:value-type="float">
            <text:p>2150</text:p>
          </table:table-cell>
          <table:table-cell table:formula="of:=[.F60]+[.E61]-[.J60]" office:value-type="float" office:value="19678.7769279632" calcext:value-type="float">
            <text:p>19679</text:p>
          </table:table-cell>
          <table:table-cell table:style-name="ce7" table:formula="of:=temp_out + [.F61] / burner_heat_mass" office:value-type="float" office:value="59.3575538559264" calcext:value-type="float">
            <text:p>59.4</text:p>
          </table:table-cell>
          <table:table-cell table:style-name="ce7" table:formula="of:=[.G61]-[.W60]" office:value-type="float" office:value="10.1155366558044" calcext:value-type="float">
            <text:p>10.1</text:p>
          </table:table-cell>
          <table:table-cell table:style-name="ce5" table:formula="of:=thermagon_k * burner_A * [.H61] / thermagon_L" office:value-type="float" office:value="1326.04179204611" calcext:value-type="float">
            <text:p>1326</text:p>
          </table:table-cell>
          <table:table-cell table:style-name="ce5" table:formula="of:=[.I61]/C_per_s_to_W*time_incr" office:value-type="float" office:value="1900.31784472071" calcext:value-type="float">
            <text:p>1900</text:p>
          </table:table-cell>
          <table:table-cell table:style-name="ce7" table:formula="of:=[.J60]" office:value-type="float" office:value="1899.04663454912" calcext:value-type="float">
            <text:p>1899.0</text:p>
          </table:table-cell>
          <table:table-cell table:style-name="ce7" table:formula="of:=[.K60]" office:value-type="float" office:value="1897.76894268856" calcext:value-type="float">
            <text:p>1897.8</text:p>
          </table:table-cell>
          <table:table-cell table:style-name="ce7" table:formula="of:=[.L60]" office:value-type="float" office:value="1896.48474109464" calcext:value-type="float">
            <text:p>1896.5</text:p>
          </table:table-cell>
          <table:table-cell table:style-name="ce7" table:formula="of:=[.M60]" office:value-type="float" office:value="1895.19400424702" calcext:value-type="float">
            <text:p>1895.2</text:p>
          </table:table-cell>
          <table:table-cell table:style-name="ce7" table:formula="of:=[.N60]" office:value-type="float" office:value="1893.8967092964" calcext:value-type="float">
            <text:p>1893.9</text:p>
          </table:table-cell>
          <table:table-cell table:style-name="ce7" table:formula="of:=[.O60]" office:value-type="float" office:value="1892.5928355708" calcext:value-type="float">
            <text:p>1892.6</text:p>
          </table:table-cell>
          <table:table-cell table:style-name="ce7" table:formula="of:=[.P60]" office:value-type="float" office:value="1891.2823630469" calcext:value-type="float">
            <text:p>1891.3</text:p>
          </table:table-cell>
          <table:table-cell table:style-name="ce7" table:formula="of:=[.Q60]" office:value-type="float" office:value="1889.96526934538" calcext:value-type="float">
            <text:p>1890.0</text:p>
          </table:table-cell>
          <table:table-cell table:style-name="ce7" table:formula="of:=[.R60]" office:value-type="float" office:value="1888.64152484236" calcext:value-type="float">
            <text:p>1888.6</text:p>
          </table:table-cell>
          <table:table-cell table:style-name="ce5" table:formula="of:=SUMPRODUCT([.J61:.S61];pot_heat_diffusion)" office:value-type="float" office:value="1894.53287809717" calcext:value-type="float">
            <text:p>1895</text:p>
          </table:table-cell>
          <table:table-cell table:style-name="ce5" table:formula="of:=[.V60]*leakage_out" office:value-type="float" office:value="498.118872660968" calcext:value-type="float">
            <text:p>498</text:p>
          </table:table-cell>
          <table:table-cell table:style-name="ce5" table:formula="of:=[.V60]+[.T61]-[.U61]" office:value-type="float" office:value="84416.2261155975" calcext:value-type="float">
            <text:p>84416</text:p>
          </table:table-cell>
          <table:table-cell table:style-name="ce12" table:formula="of:= temp_out + [.V61]/pot_water_mass" office:value-type="float" office:value="49.733875243733" calcext:value-type="float">
            <text:p>49.7</text:p>
          </table:table-cell>
          <table:table-cell table:style-name="ce7" table:formula="of:=IF([.G61]&gt;thermagon_temp_max;0;IF([.W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table:formula="of:=burner_C_per_s * [.X61]/100 * time_incr" office:value-type="float" office:value="2149.61306964746" calcext:value-type="float">
            <text:p>2150</text:p>
          </table:table-cell>
          <table:table-cell table:style-name="ce3" table:formula="of:=[.B62]" office:value-type="float" office:value="2149.61306964746" calcext:value-type="float">
            <text:p>2150</text:p>
          </table:table-cell>
          <table:table-cell table:style-name="ce3" table:formula="of:=[.C61]" office:value-type="float" office:value="2149.61306964746" calcext:value-type="float">
            <text:p>2150</text:p>
          </table:table-cell>
          <table:table-cell table:style-name="ce5" table:formula="of:=SUMPRODUCT([.B62:.D62];burner_heat_diffusion)" office:value-type="float" office:value="2149.61306964746" calcext:value-type="float">
            <text:p>2150</text:p>
          </table:table-cell>
          <table:table-cell table:formula="of:=[.F61]+[.E62]-[.J61]" office:value-type="float" office:value="19928.07215289" calcext:value-type="float">
            <text:p>19928</text:p>
          </table:table-cell>
          <table:table-cell table:style-name="ce7" table:formula="of:=temp_out + [.F62] / burner_heat_mass" office:value-type="float" office:value="59.8561443057799" calcext:value-type="float">
            <text:p>59.9</text:p>
          </table:table-cell>
          <table:table-cell table:style-name="ce7" table:formula="of:=[.G62]-[.W61]" office:value-type="float" office:value="10.1222690620469" calcext:value-type="float">
            <text:p>10.1</text:p>
          </table:table-cell>
          <table:table-cell table:style-name="ce5" table:formula="of:=thermagon_k * burner_A * [.H62] / thermagon_L" office:value-type="float" office:value="1326.92434057936" calcext:value-type="float">
            <text:p>1327</text:p>
          </table:table-cell>
          <table:table-cell table:style-name="ce5" table:formula="of:=[.I62]/C_per_s_to_W*time_incr" office:value-type="float" office:value="1901.58260329516" calcext:value-type="float">
            <text:p>1902</text:p>
          </table:table-cell>
          <table:table-cell table:style-name="ce7" table:formula="of:=[.J61]" office:value-type="float" office:value="1900.31784472071" calcext:value-type="float">
            <text:p>1900.3</text:p>
          </table:table-cell>
          <table:table-cell table:style-name="ce7" table:formula="of:=[.K61]" office:value-type="float" office:value="1899.04663454912" calcext:value-type="float">
            <text:p>1899.0</text:p>
          </table:table-cell>
          <table:table-cell table:style-name="ce7" table:formula="of:=[.L61]" office:value-type="float" office:value="1897.76894268856" calcext:value-type="float">
            <text:p>1897.8</text:p>
          </table:table-cell>
          <table:table-cell table:style-name="ce7" table:formula="of:=[.M61]" office:value-type="float" office:value="1896.48474109464" calcext:value-type="float">
            <text:p>1896.5</text:p>
          </table:table-cell>
          <table:table-cell table:style-name="ce7" table:formula="of:=[.N61]" office:value-type="float" office:value="1895.19400424702" calcext:value-type="float">
            <text:p>1895.2</text:p>
          </table:table-cell>
          <table:table-cell table:style-name="ce7" table:formula="of:=[.O61]" office:value-type="float" office:value="1893.8967092964" calcext:value-type="float">
            <text:p>1893.9</text:p>
          </table:table-cell>
          <table:table-cell table:style-name="ce7" table:formula="of:=[.P61]" office:value-type="float" office:value="1892.5928355708" calcext:value-type="float">
            <text:p>1892.6</text:p>
          </table:table-cell>
          <table:table-cell table:style-name="ce7" table:formula="of:=[.Q61]" office:value-type="float" office:value="1891.2823630469" calcext:value-type="float">
            <text:p>1891.3</text:p>
          </table:table-cell>
          <table:table-cell table:style-name="ce7" table:formula="of:=[.R61]" office:value-type="float" office:value="1889.96526934538" calcext:value-type="float">
            <text:p>1890.0</text:p>
          </table:table-cell>
          <table:table-cell table:style-name="ce5" table:formula="of:=SUMPRODUCT([.J62:.S62];pot_heat_diffusion)" office:value-type="float" office:value="1895.82693681243" calcext:value-type="float">
            <text:p>1896</text:p>
          </table:table-cell>
          <table:table-cell table:style-name="ce5" table:formula="of:=[.V61]*leakage_out" office:value-type="float" office:value="506.497356693585" calcext:value-type="float">
            <text:p>506</text:p>
          </table:table-cell>
          <table:table-cell table:style-name="ce5" table:formula="of:=[.V61]+[.T62]-[.U62]" office:value-type="float" office:value="85805.5556957164" calcext:value-type="float">
            <text:p>85806</text:p>
          </table:table-cell>
          <table:table-cell table:style-name="ce12" table:formula="of:= temp_out + [.V62]/pot_water_mass" office:value-type="float" office:value="50.2232379445853" calcext:value-type="float">
            <text:p>50.2</text:p>
          </table:table-cell>
          <table:table-cell table:style-name="ce7" table:formula="of:=IF([.G62]&gt;thermagon_temp_max;0;IF([.W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table:formula="of:=burner_C_per_s * [.X62]/100 * time_incr" office:value-type="float" office:value="2149.61306964746" calcext:value-type="float">
            <text:p>2150</text:p>
          </table:table-cell>
          <table:table-cell table:style-name="ce3" table:formula="of:=[.B63]" office:value-type="float" office:value="2149.61306964746" calcext:value-type="float">
            <text:p>2150</text:p>
          </table:table-cell>
          <table:table-cell table:style-name="ce3" table:formula="of:=[.C62]" office:value-type="float" office:value="2149.61306964746" calcext:value-type="float">
            <text:p>2150</text:p>
          </table:table-cell>
          <table:table-cell table:style-name="ce5" table:formula="of:=SUMPRODUCT([.B63:.D63];burner_heat_diffusion)" office:value-type="float" office:value="2149.61306964746" calcext:value-type="float">
            <text:p>2150</text:p>
          </table:table-cell>
          <table:table-cell table:formula="of:=[.F62]+[.E63]-[.J62]" office:value-type="float" office:value="20176.1026192423" calcext:value-type="float">
            <text:p>20176</text:p>
          </table:table-cell>
          <table:table-cell table:style-name="ce7" table:formula="of:=temp_out + [.F63] / burner_heat_mass" office:value-type="float" office:value="60.3522052384845" calcext:value-type="float">
            <text:p>60.4</text:p>
          </table:table-cell>
          <table:table-cell table:style-name="ce7" table:formula="of:=[.G63]-[.W62]" office:value-type="float" office:value="10.1289672938993" calcext:value-type="float">
            <text:p>10.1</text:p>
          </table:table-cell>
          <table:table-cell table:style-name="ce5" table:formula="of:=thermagon_k * burner_A * [.H63] / thermagon_L" office:value-type="float" office:value="1327.80240920501" calcext:value-type="float">
            <text:p>1328</text:p>
          </table:table-cell>
          <table:table-cell table:style-name="ce5" table:formula="of:=[.I63]/C_per_s_to_W*time_incr" office:value-type="float" office:value="1902.84094182432" calcext:value-type="float">
            <text:p>1903</text:p>
          </table:table-cell>
          <table:table-cell table:style-name="ce7" table:formula="of:=[.J62]" office:value-type="float" office:value="1901.58260329516" calcext:value-type="float">
            <text:p>1901.6</text:p>
          </table:table-cell>
          <table:table-cell table:style-name="ce7" table:formula="of:=[.K62]" office:value-type="float" office:value="1900.31784472071" calcext:value-type="float">
            <text:p>1900.3</text:p>
          </table:table-cell>
          <table:table-cell table:style-name="ce7" table:formula="of:=[.L62]" office:value-type="float" office:value="1899.04663454912" calcext:value-type="float">
            <text:p>1899.0</text:p>
          </table:table-cell>
          <table:table-cell table:style-name="ce7" table:formula="of:=[.M62]" office:value-type="float" office:value="1897.76894268856" calcext:value-type="float">
            <text:p>1897.8</text:p>
          </table:table-cell>
          <table:table-cell table:style-name="ce7" table:formula="of:=[.N62]" office:value-type="float" office:value="1896.48474109464" calcext:value-type="float">
            <text:p>1896.5</text:p>
          </table:table-cell>
          <table:table-cell table:style-name="ce7" table:formula="of:=[.O62]" office:value-type="float" office:value="1895.19400424702" calcext:value-type="float">
            <text:p>1895.2</text:p>
          </table:table-cell>
          <table:table-cell table:style-name="ce7" table:formula="of:=[.P62]" office:value-type="float" office:value="1893.8967092964" calcext:value-type="float">
            <text:p>1893.9</text:p>
          </table:table-cell>
          <table:table-cell table:style-name="ce7" table:formula="of:=[.Q62]" office:value-type="float" office:value="1892.5928355708" calcext:value-type="float">
            <text:p>1892.6</text:p>
          </table:table-cell>
          <table:table-cell table:style-name="ce7" table:formula="of:=[.R62]" office:value-type="float" office:value="1891.2823630469" calcext:value-type="float">
            <text:p>1891.3</text:p>
          </table:table-cell>
          <table:table-cell table:style-name="ce5" table:formula="of:=SUMPRODUCT([.J63:.S63];pot_heat_diffusion)" office:value-type="float" office:value="1897.11445234283" calcext:value-type="float">
            <text:p>1897</text:p>
          </table:table-cell>
          <table:table-cell table:style-name="ce5" table:formula="of:=[.V62]*leakage_out" office:value-type="float" office:value="514.833334174298" calcext:value-type="float">
            <text:p>515</text:p>
          </table:table-cell>
          <table:table-cell table:style-name="ce5" table:formula="of:=[.V62]+[.T63]-[.U63]" office:value-type="float" office:value="87187.8368138849" calcext:value-type="float">
            <text:p>87188</text:p>
          </table:table-cell>
          <table:table-cell table:style-name="ce12" table:formula="of:= temp_out + [.V63]/pot_water_mass" office:value-type="float" office:value="50.7101179700333" calcext:value-type="float">
            <text:p>50.7</text:p>
          </table:table-cell>
          <table:table-cell table:style-name="ce7" table:formula="of:=IF([.G63]&gt;thermagon_temp_max;0;IF([.W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table:formula="of:=burner_C_per_s * [.X63]/100 * time_incr" office:value-type="float" office:value="2149.61306964746" calcext:value-type="float">
            <text:p>2150</text:p>
          </table:table-cell>
          <table:table-cell table:style-name="ce3" table:formula="of:=[.B64]" office:value-type="float" office:value="2149.61306964746" calcext:value-type="float">
            <text:p>2150</text:p>
          </table:table-cell>
          <table:table-cell table:style-name="ce3" table:formula="of:=[.C63]" office:value-type="float" office:value="2149.61306964746" calcext:value-type="float">
            <text:p>2150</text:p>
          </table:table-cell>
          <table:table-cell table:style-name="ce5" table:formula="of:=SUMPRODUCT([.B64:.D64];burner_heat_diffusion)" office:value-type="float" office:value="2149.61306964746" calcext:value-type="float">
            <text:p>2150</text:p>
          </table:table-cell>
          <table:table-cell table:formula="of:=[.F63]+[.E64]-[.J63]" office:value-type="float" office:value="20422.8747470654" calcext:value-type="float">
            <text:p>20423</text:p>
          </table:table-cell>
          <table:table-cell table:style-name="ce7" table:formula="of:=temp_out + [.F64] / burner_heat_mass" office:value-type="float" office:value="60.8457494941308" calcext:value-type="float">
            <text:p>60.8</text:p>
          </table:table-cell>
          <table:table-cell table:style-name="ce7" table:formula="of:=[.G64]-[.W63]" office:value-type="float" office:value="10.1356315240975" calcext:value-type="float">
            <text:p>10.1</text:p>
          </table:table-cell>
          <table:table-cell table:style-name="ce5" table:formula="of:=thermagon_k * burner_A * [.H64] / thermagon_L" office:value-type="float" office:value="1328.67602056695" calcext:value-type="float">
            <text:p>1329</text:p>
          </table:table-cell>
          <table:table-cell table:style-name="ce5" table:formula="of:=[.I64]/C_per_s_to_W*time_incr" office:value-type="float" office:value="1904.09289275861" calcext:value-type="float">
            <text:p>1904</text:p>
          </table:table-cell>
          <table:table-cell table:style-name="ce7" table:formula="of:=[.J63]" office:value-type="float" office:value="1902.84094182432" calcext:value-type="float">
            <text:p>1902.8</text:p>
          </table:table-cell>
          <table:table-cell table:style-name="ce7" table:formula="of:=[.K63]" office:value-type="float" office:value="1901.58260329516" calcext:value-type="float">
            <text:p>1901.6</text:p>
          </table:table-cell>
          <table:table-cell table:style-name="ce7" table:formula="of:=[.L63]" office:value-type="float" office:value="1900.31784472071" calcext:value-type="float">
            <text:p>1900.3</text:p>
          </table:table-cell>
          <table:table-cell table:style-name="ce7" table:formula="of:=[.M63]" office:value-type="float" office:value="1899.04663454912" calcext:value-type="float">
            <text:p>1899.0</text:p>
          </table:table-cell>
          <table:table-cell table:style-name="ce7" table:formula="of:=[.N63]" office:value-type="float" office:value="1897.76894268856" calcext:value-type="float">
            <text:p>1897.8</text:p>
          </table:table-cell>
          <table:table-cell table:style-name="ce7" table:formula="of:=[.O63]" office:value-type="float" office:value="1896.48474109464" calcext:value-type="float">
            <text:p>1896.5</text:p>
          </table:table-cell>
          <table:table-cell table:style-name="ce7" table:formula="of:=[.P63]" office:value-type="float" office:value="1895.19400424702" calcext:value-type="float">
            <text:p>1895.2</text:p>
          </table:table-cell>
          <table:table-cell table:style-name="ce7" table:formula="of:=[.Q63]" office:value-type="float" office:value="1893.8967092964" calcext:value-type="float">
            <text:p>1893.9</text:p>
          </table:table-cell>
          <table:table-cell table:style-name="ce7" table:formula="of:=[.R63]" office:value-type="float" office:value="1892.5928355708" calcext:value-type="float">
            <text:p>1892.6</text:p>
          </table:table-cell>
          <table:table-cell table:style-name="ce5" table:formula="of:=SUMPRODUCT([.J64:.S64];pot_heat_diffusion)" office:value-type="float" office:value="1898.39544965193" calcext:value-type="float">
            <text:p>1898</text:p>
          </table:table-cell>
          <table:table-cell table:style-name="ce5" table:formula="of:=[.V63]*leakage_out" office:value-type="float" office:value="523.127020883309" calcext:value-type="float">
            <text:p>523</text:p>
          </table:table-cell>
          <table:table-cell table:style-name="ce5" table:formula="of:=[.V63]+[.T64]-[.U64]" office:value-type="float" office:value="88563.1052426535" calcext:value-type="float">
            <text:p>88563</text:p>
          </table:table-cell>
          <table:table-cell table:style-name="ce12" table:formula="of:= temp_out + [.V64]/pot_water_mass" office:value-type="float" office:value="51.1945279202206" calcext:value-type="float">
            <text:p>51.2</text:p>
          </table:table-cell>
          <table:table-cell table:style-name="ce7" table:formula="of:=IF([.G64]&gt;thermagon_temp_max;0;IF([.W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table:formula="of:=burner_C_per_s * [.X64]/100 * time_incr" office:value-type="float" office:value="2149.61306964746" calcext:value-type="float">
            <text:p>2150</text:p>
          </table:table-cell>
          <table:table-cell table:style-name="ce3" table:formula="of:=[.B65]" office:value-type="float" office:value="2149.61306964746" calcext:value-type="float">
            <text:p>2150</text:p>
          </table:table-cell>
          <table:table-cell table:style-name="ce3" table:formula="of:=[.C64]" office:value-type="float" office:value="2149.61306964746" calcext:value-type="float">
            <text:p>2150</text:p>
          </table:table-cell>
          <table:table-cell table:style-name="ce5" table:formula="of:=SUMPRODUCT([.B65:.D65];burner_heat_diffusion)" office:value-type="float" office:value="2149.61306964746" calcext:value-type="float">
            <text:p>2150</text:p>
          </table:table-cell>
          <table:table-cell table:formula="of:=[.F64]+[.E65]-[.J64]" office:value-type="float" office:value="20668.3949239543" calcext:value-type="float">
            <text:p>20668</text:p>
          </table:table-cell>
          <table:table-cell table:style-name="ce7" table:formula="of:=temp_out + [.F65] / burner_heat_mass" office:value-type="float" office:value="61.3367898479085" calcext:value-type="float">
            <text:p>61.3</text:p>
          </table:table-cell>
          <table:table-cell table:style-name="ce7" table:formula="of:=[.G65]-[.W64]" office:value-type="float" office:value="10.142261927688" calcext:value-type="float">
            <text:p>10.1</text:p>
          </table:table-cell>
          <table:table-cell table:style-name="ce5" table:formula="of:=thermagon_k * burner_A * [.H65] / thermagon_L" office:value-type="float" office:value="1329.54519761196" calcext:value-type="float">
            <text:p>1330</text:p>
          </table:table-cell>
          <table:table-cell table:style-name="ce5" table:formula="of:=[.I65]/C_per_s_to_W*time_incr" office:value-type="float" office:value="1905.33848898246" calcext:value-type="float">
            <text:p>1905</text:p>
          </table:table-cell>
          <table:table-cell table:style-name="ce7" table:formula="of:=[.J64]" office:value-type="float" office:value="1904.09289275861" calcext:value-type="float">
            <text:p>1904.1</text:p>
          </table:table-cell>
          <table:table-cell table:style-name="ce7" table:formula="of:=[.K64]" office:value-type="float" office:value="1902.84094182432" calcext:value-type="float">
            <text:p>1902.8</text:p>
          </table:table-cell>
          <table:table-cell table:style-name="ce7" table:formula="of:=[.L64]" office:value-type="float" office:value="1901.58260329516" calcext:value-type="float">
            <text:p>1901.6</text:p>
          </table:table-cell>
          <table:table-cell table:style-name="ce7" table:formula="of:=[.M64]" office:value-type="float" office:value="1900.31784472071" calcext:value-type="float">
            <text:p>1900.3</text:p>
          </table:table-cell>
          <table:table-cell table:style-name="ce7" table:formula="of:=[.N64]" office:value-type="float" office:value="1899.04663454912" calcext:value-type="float">
            <text:p>1899.0</text:p>
          </table:table-cell>
          <table:table-cell table:style-name="ce7" table:formula="of:=[.O64]" office:value-type="float" office:value="1897.76894268856" calcext:value-type="float">
            <text:p>1897.8</text:p>
          </table:table-cell>
          <table:table-cell table:style-name="ce7" table:formula="of:=[.P64]" office:value-type="float" office:value="1896.48474109464" calcext:value-type="float">
            <text:p>1896.5</text:p>
          </table:table-cell>
          <table:table-cell table:style-name="ce7" table:formula="of:=[.Q64]" office:value-type="float" office:value="1895.19400424702" calcext:value-type="float">
            <text:p>1895.2</text:p>
          </table:table-cell>
          <table:table-cell table:style-name="ce7" table:formula="of:=[.R64]" office:value-type="float" office:value="1893.8967092964" calcext:value-type="float">
            <text:p>1893.9</text:p>
          </table:table-cell>
          <table:table-cell table:style-name="ce5" table:formula="of:=SUMPRODUCT([.J65:.S65];pot_heat_diffusion)" office:value-type="float" office:value="1899.66995527388" calcext:value-type="float">
            <text:p>1900</text:p>
          </table:table-cell>
          <table:table-cell table:style-name="ce5" table:formula="of:=[.V64]*leakage_out" office:value-type="float" office:value="531.378631455921" calcext:value-type="float">
            <text:p>531</text:p>
          </table:table-cell>
          <table:table-cell table:style-name="ce5" table:formula="of:=[.V64]+[.T65]-[.U65]" office:value-type="float" office:value="89931.3965664715" calcext:value-type="float">
            <text:p>89931</text:p>
          </table:table-cell>
          <table:table-cell table:style-name="ce12" table:formula="of:= temp_out + [.V65]/pot_water_mass" office:value-type="float" office:value="51.6764803290356" calcext:value-type="float">
            <text:p>51.7</text:p>
          </table:table-cell>
          <table:table-cell table:style-name="ce7" table:formula="of:=IF([.G65]&gt;thermagon_temp_max;0;IF([.W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table:formula="of:=burner_C_per_s * [.X65]/100 * time_incr" office:value-type="float" office:value="2149.61306964746" calcext:value-type="float">
            <text:p>2150</text:p>
          </table:table-cell>
          <table:table-cell table:style-name="ce3" table:formula="of:=[.B66]" office:value-type="float" office:value="2149.61306964746" calcext:value-type="float">
            <text:p>2150</text:p>
          </table:table-cell>
          <table:table-cell table:style-name="ce3" table:formula="of:=[.C65]" office:value-type="float" office:value="2149.61306964746" calcext:value-type="float">
            <text:p>2150</text:p>
          </table:table-cell>
          <table:table-cell table:style-name="ce5" table:formula="of:=SUMPRODUCT([.B66:.D66];burner_heat_diffusion)" office:value-type="float" office:value="2149.61306964746" calcext:value-type="float">
            <text:p>2150</text:p>
          </table:table-cell>
          <table:table-cell table:formula="of:=[.F65]+[.E66]-[.J65]" office:value-type="float" office:value="20912.6695046193" calcext:value-type="float">
            <text:p>20913</text:p>
          </table:table-cell>
          <table:table-cell table:style-name="ce7" table:formula="of:=temp_out + [.F66] / burner_heat_mass" office:value-type="float" office:value="61.8253390092386" calcext:value-type="float">
            <text:p>61.8</text:p>
          </table:table-cell>
          <table:table-cell table:style-name="ce7" table:formula="of:=[.G66]-[.W65]" office:value-type="float" office:value="10.148858680203" calcext:value-type="float">
            <text:p>10.1</text:p>
          </table:table-cell>
          <table:table-cell table:style-name="ce5" table:formula="of:=thermagon_k * burner_A * [.H66] / thermagon_L" office:value-type="float" office:value="1330.40996335048" calcext:value-type="float">
            <text:p>1330</text:p>
          </table:table-cell>
          <table:table-cell table:style-name="ce5" table:formula="of:=[.I66]/C_per_s_to_W*time_incr" office:value-type="float" office:value="1906.57776347159" calcext:value-type="float">
            <text:p>1907</text:p>
          </table:table-cell>
          <table:table-cell table:style-name="ce7" table:formula="of:=[.J65]" office:value-type="float" office:value="1905.33848898246" calcext:value-type="float">
            <text:p>1905.3</text:p>
          </table:table-cell>
          <table:table-cell table:style-name="ce7" table:formula="of:=[.K65]" office:value-type="float" office:value="1904.09289275861" calcext:value-type="float">
            <text:p>1904.1</text:p>
          </table:table-cell>
          <table:table-cell table:style-name="ce7" table:formula="of:=[.L65]" office:value-type="float" office:value="1902.84094182432" calcext:value-type="float">
            <text:p>1902.8</text:p>
          </table:table-cell>
          <table:table-cell table:style-name="ce7" table:formula="of:=[.M65]" office:value-type="float" office:value="1901.58260329516" calcext:value-type="float">
            <text:p>1901.6</text:p>
          </table:table-cell>
          <table:table-cell table:style-name="ce7" table:formula="of:=[.N65]" office:value-type="float" office:value="1900.31784472071" calcext:value-type="float">
            <text:p>1900.3</text:p>
          </table:table-cell>
          <table:table-cell table:style-name="ce7" table:formula="of:=[.O65]" office:value-type="float" office:value="1899.04663454912" calcext:value-type="float">
            <text:p>1899.0</text:p>
          </table:table-cell>
          <table:table-cell table:style-name="ce7" table:formula="of:=[.P65]" office:value-type="float" office:value="1897.76894268856" calcext:value-type="float">
            <text:p>1897.8</text:p>
          </table:table-cell>
          <table:table-cell table:style-name="ce7" table:formula="of:=[.Q65]" office:value-type="float" office:value="1896.48474109464" calcext:value-type="float">
            <text:p>1896.5</text:p>
          </table:table-cell>
          <table:table-cell table:style-name="ce7" table:formula="of:=[.R65]" office:value-type="float" office:value="1895.19400424702" calcext:value-type="float">
            <text:p>1895.2</text:p>
          </table:table-cell>
          <table:table-cell table:style-name="ce5" table:formula="of:=SUMPRODUCT([.J66:.S66];pot_heat_diffusion)" office:value-type="float" office:value="1900.93799750181" calcext:value-type="float">
            <text:p>1901</text:p>
          </table:table-cell>
          <table:table-cell table:style-name="ce5" table:formula="of:=[.V65]*leakage_out" office:value-type="float" office:value="539.588379398829" calcext:value-type="float">
            <text:p>540</text:p>
          </table:table-cell>
          <table:table-cell table:style-name="ce5" table:formula="of:=[.V65]+[.T66]-[.U66]" office:value-type="float" office:value="91292.7461845744" calcext:value-type="float">
            <text:p>91293</text:p>
          </table:table-cell>
          <table:table-cell table:style-name="ce12" table:formula="of:= temp_out + [.V66]/pot_water_mass" office:value-type="float" office:value="52.1559876651293" calcext:value-type="float">
            <text:p>52.2</text:p>
          </table:table-cell>
          <table:table-cell table:style-name="ce7" table:formula="of:=IF([.G66]&gt;thermagon_temp_max;0;IF([.W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table:formula="of:=burner_C_per_s * [.X66]/100 * time_incr" office:value-type="float" office:value="2149.61306964746" calcext:value-type="float">
            <text:p>2150</text:p>
          </table:table-cell>
          <table:table-cell table:style-name="ce3" table:formula="of:=[.B67]" office:value-type="float" office:value="2149.61306964746" calcext:value-type="float">
            <text:p>2150</text:p>
          </table:table-cell>
          <table:table-cell table:style-name="ce3" table:formula="of:=[.C66]" office:value-type="float" office:value="2149.61306964746" calcext:value-type="float">
            <text:p>2150</text:p>
          </table:table-cell>
          <table:table-cell table:style-name="ce5" table:formula="of:=SUMPRODUCT([.B67:.D67];burner_heat_diffusion)" office:value-type="float" office:value="2149.61306964746" calcext:value-type="float">
            <text:p>2150</text:p>
          </table:table-cell>
          <table:table-cell table:formula="of:=[.F66]+[.E67]-[.J66]" office:value-type="float" office:value="21155.7048107952" calcext:value-type="float">
            <text:p>21156</text:p>
          </table:table-cell>
          <table:table-cell table:style-name="ce7" table:formula="of:=temp_out + [.F67] / burner_heat_mass" office:value-type="float" office:value="62.3114096215903" calcext:value-type="float">
            <text:p>62.3</text:p>
          </table:table-cell>
          <table:table-cell table:style-name="ce7" table:formula="of:=[.G67]-[.W66]" office:value-type="float" office:value="10.155421956461" calcext:value-type="float">
            <text:p>10.2</text:p>
          </table:table-cell>
          <table:table-cell table:style-name="ce5" table:formula="of:=thermagon_k * burner_A * [.H67] / thermagon_L" office:value-type="float" office:value="1331.2703406994" calcext:value-type="float">
            <text:p>1331</text:p>
          </table:table-cell>
          <table:table-cell table:style-name="ce5" table:formula="of:=[.I67]/C_per_s_to_W*time_incr" office:value-type="float" office:value="1907.81074906764" calcext:value-type="float">
            <text:p>1908</text:p>
          </table:table-cell>
          <table:table-cell table:style-name="ce7" table:formula="of:=[.J66]" office:value-type="float" office:value="1906.57776347159" calcext:value-type="float">
            <text:p>1906.6</text:p>
          </table:table-cell>
          <table:table-cell table:style-name="ce7" table:formula="of:=[.K66]" office:value-type="float" office:value="1905.33848898246" calcext:value-type="float">
            <text:p>1905.3</text:p>
          </table:table-cell>
          <table:table-cell table:style-name="ce7" table:formula="of:=[.L66]" office:value-type="float" office:value="1904.09289275861" calcext:value-type="float">
            <text:p>1904.1</text:p>
          </table:table-cell>
          <table:table-cell table:style-name="ce7" table:formula="of:=[.M66]" office:value-type="float" office:value="1902.84094182432" calcext:value-type="float">
            <text:p>1902.8</text:p>
          </table:table-cell>
          <table:table-cell table:style-name="ce7" table:formula="of:=[.N66]" office:value-type="float" office:value="1901.58260329516" calcext:value-type="float">
            <text:p>1901.6</text:p>
          </table:table-cell>
          <table:table-cell table:style-name="ce7" table:formula="of:=[.O66]" office:value-type="float" office:value="1900.31784472071" calcext:value-type="float">
            <text:p>1900.3</text:p>
          </table:table-cell>
          <table:table-cell table:style-name="ce7" table:formula="of:=[.P66]" office:value-type="float" office:value="1899.04663454912" calcext:value-type="float">
            <text:p>1899.0</text:p>
          </table:table-cell>
          <table:table-cell table:style-name="ce7" table:formula="of:=[.Q66]" office:value-type="float" office:value="1897.76894268856" calcext:value-type="float">
            <text:p>1897.8</text:p>
          </table:table-cell>
          <table:table-cell table:style-name="ce7" table:formula="of:=[.R66]" office:value-type="float" office:value="1896.48474109464" calcext:value-type="float">
            <text:p>1896.5</text:p>
          </table:table-cell>
          <table:table-cell table:style-name="ce5" table:formula="of:=SUMPRODUCT([.J67:.S67];pot_heat_diffusion)" office:value-type="float" office:value="1902.19960620781" calcext:value-type="float">
            <text:p>1902</text:p>
          </table:table-cell>
          <table:table-cell table:style-name="ce5" table:formula="of:=[.V66]*leakage_out" office:value-type="float" office:value="547.756477107447" calcext:value-type="float">
            <text:p>548</text:p>
          </table:table-cell>
          <table:table-cell table:style-name="ce5" table:formula="of:=[.V66]+[.T67]-[.U67]" office:value-type="float" office:value="92647.1893136748" calcext:value-type="float">
            <text:p>92647</text:p>
          </table:table-cell>
          <table:table-cell table:style-name="ce12" table:formula="of:= temp_out + [.V67]/pot_water_mass" office:value-type="float" office:value="52.6330623328627" calcext:value-type="float">
            <text:p>52.6</text:p>
          </table:table-cell>
          <table:table-cell table:style-name="ce7" table:formula="of:=IF([.G67]&gt;thermagon_temp_max;0;IF([.W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table:formula="of:=burner_C_per_s * [.X67]/100 * time_incr" office:value-type="float" office:value="2149.61306964746" calcext:value-type="float">
            <text:p>2150</text:p>
          </table:table-cell>
          <table:table-cell table:style-name="ce3" table:formula="of:=[.B68]" office:value-type="float" office:value="2149.61306964746" calcext:value-type="float">
            <text:p>2150</text:p>
          </table:table-cell>
          <table:table-cell table:style-name="ce3" table:formula="of:=[.C67]" office:value-type="float" office:value="2149.61306964746" calcext:value-type="float">
            <text:p>2150</text:p>
          </table:table-cell>
          <table:table-cell table:style-name="ce5" table:formula="of:=SUMPRODUCT([.B68:.D68];burner_heat_diffusion)" office:value-type="float" office:value="2149.61306964746" calcext:value-type="float">
            <text:p>2150</text:p>
          </table:table-cell>
          <table:table-cell table:formula="of:=[.F67]+[.E68]-[.J67]" office:value-type="float" office:value="21397.507131375" calcext:value-type="float">
            <text:p>21398</text:p>
          </table:table-cell>
          <table:table-cell table:style-name="ce7" table:formula="of:=temp_out + [.F68] / burner_heat_mass" office:value-type="float" office:value="62.79501426275" calcext:value-type="float">
            <text:p>62.8</text:p>
          </table:table-cell>
          <table:table-cell table:style-name="ce7" table:formula="of:=[.G68]-[.W67]" office:value-type="float" office:value="10.1619519298873" calcext:value-type="float">
            <text:p>10.2</text:p>
          </table:table-cell>
          <table:table-cell table:style-name="ce5" table:formula="of:=thermagon_k * burner_A * [.H68] / thermagon_L" office:value-type="float" office:value="1332.12635239298" calcext:value-type="float">
            <text:p>1332</text:p>
          </table:table-cell>
          <table:table-cell table:style-name="ce5" table:formula="of:=[.I68]/C_per_s_to_W*time_incr" office:value-type="float" office:value="1909.0374783505" calcext:value-type="float">
            <text:p>1909</text:p>
          </table:table-cell>
          <table:table-cell table:style-name="ce7" table:formula="of:=[.J67]" office:value-type="float" office:value="1907.81074906764" calcext:value-type="float">
            <text:p>1907.8</text:p>
          </table:table-cell>
          <table:table-cell table:style-name="ce7" table:formula="of:=[.K67]" office:value-type="float" office:value="1906.57776347159" calcext:value-type="float">
            <text:p>1906.6</text:p>
          </table:table-cell>
          <table:table-cell table:style-name="ce7" table:formula="of:=[.L67]" office:value-type="float" office:value="1905.33848898246" calcext:value-type="float">
            <text:p>1905.3</text:p>
          </table:table-cell>
          <table:table-cell table:style-name="ce7" table:formula="of:=[.M67]" office:value-type="float" office:value="1904.09289275861" calcext:value-type="float">
            <text:p>1904.1</text:p>
          </table:table-cell>
          <table:table-cell table:style-name="ce7" table:formula="of:=[.N67]" office:value-type="float" office:value="1902.84094182432" calcext:value-type="float">
            <text:p>1902.8</text:p>
          </table:table-cell>
          <table:table-cell table:style-name="ce7" table:formula="of:=[.O67]" office:value-type="float" office:value="1901.58260329516" calcext:value-type="float">
            <text:p>1901.6</text:p>
          </table:table-cell>
          <table:table-cell table:style-name="ce7" table:formula="of:=[.P67]" office:value-type="float" office:value="1900.31784472071" calcext:value-type="float">
            <text:p>1900.3</text:p>
          </table:table-cell>
          <table:table-cell table:style-name="ce7" table:formula="of:=[.Q67]" office:value-type="float" office:value="1899.04663454912" calcext:value-type="float">
            <text:p>1899.0</text:p>
          </table:table-cell>
          <table:table-cell table:style-name="ce7" table:formula="of:=[.R67]" office:value-type="float" office:value="1897.76894268856" calcext:value-type="float">
            <text:p>1897.8</text:p>
          </table:table-cell>
          <table:table-cell table:style-name="ce5" table:formula="of:=SUMPRODUCT([.J68:.S68];pot_heat_diffusion)" office:value-type="float" office:value="1903.45481248742" calcext:value-type="float">
            <text:p>1903</text:p>
          </table:table-cell>
          <table:table-cell table:style-name="ce5" table:formula="of:=[.V67]*leakage_out" office:value-type="float" office:value="555.883135882049" calcext:value-type="float">
            <text:p>556</text:p>
          </table:table-cell>
          <table:table-cell table:style-name="ce5" table:formula="of:=[.V67]+[.T68]-[.U68]" office:value-type="float" office:value="93994.7609902802" calcext:value-type="float">
            <text:p>93995</text:p>
          </table:table-cell>
          <table:table-cell table:style-name="ce12" table:formula="of:= temp_out + [.V68]/pot_water_mass" office:value-type="float" office:value="53.1077166731231" calcext:value-type="float">
            <text:p>53.1</text:p>
          </table:table-cell>
          <table:table-cell table:style-name="ce7" table:formula="of:=IF([.G68]&gt;thermagon_temp_max;0;IF([.W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table:formula="of:=burner_C_per_s * [.X68]/100 * time_incr" office:value-type="float" office:value="2149.61306964746" calcext:value-type="float">
            <text:p>2150</text:p>
          </table:table-cell>
          <table:table-cell table:style-name="ce3" table:formula="of:=[.B69]" office:value-type="float" office:value="2149.61306964746" calcext:value-type="float">
            <text:p>2150</text:p>
          </table:table-cell>
          <table:table-cell table:style-name="ce3" table:formula="of:=[.C68]" office:value-type="float" office:value="2149.61306964746" calcext:value-type="float">
            <text:p>2150</text:p>
          </table:table-cell>
          <table:table-cell table:style-name="ce5" table:formula="of:=SUMPRODUCT([.B69:.D69];burner_heat_diffusion)" office:value-type="float" office:value="2149.61306964746" calcext:value-type="float">
            <text:p>2150</text:p>
          </table:table-cell>
          <table:table-cell table:formula="of:=[.F68]+[.E69]-[.J68]" office:value-type="float" office:value="21638.0827226719" calcext:value-type="float">
            <text:p>21638</text:p>
          </table:table-cell>
          <table:table-cell table:style-name="ce7" table:formula="of:=temp_out + [.F69] / burner_heat_mass" office:value-type="float" office:value="63.2761654453439" calcext:value-type="float">
            <text:p>63.3</text:p>
          </table:table-cell>
          <table:table-cell table:style-name="ce7" table:formula="of:=[.G69]-[.W68]" office:value-type="float" office:value="10.1684487722208" calcext:value-type="float">
            <text:p>10.2</text:p>
          </table:table-cell>
          <table:table-cell table:style-name="ce5" table:formula="of:=thermagon_k * burner_A * [.H69] / thermagon_L" office:value-type="float" office:value="1332.97802094441" calcext:value-type="float">
            <text:p>1333</text:p>
          </table:table-cell>
          <table:table-cell table:style-name="ce5" table:formula="of:=[.I69]/C_per_s_to_W*time_incr" office:value-type="float" office:value="1910.25798358328" calcext:value-type="float">
            <text:p>1910</text:p>
          </table:table-cell>
          <table:table-cell table:style-name="ce7" table:formula="of:=[.J68]" office:value-type="float" office:value="1909.0374783505" calcext:value-type="float">
            <text:p>1909.0</text:p>
          </table:table-cell>
          <table:table-cell table:style-name="ce7" table:formula="of:=[.K68]" office:value-type="float" office:value="1907.81074906764" calcext:value-type="float">
            <text:p>1907.8</text:p>
          </table:table-cell>
          <table:table-cell table:style-name="ce7" table:formula="of:=[.L68]" office:value-type="float" office:value="1906.57776347159" calcext:value-type="float">
            <text:p>1906.6</text:p>
          </table:table-cell>
          <table:table-cell table:style-name="ce7" table:formula="of:=[.M68]" office:value-type="float" office:value="1905.33848898246" calcext:value-type="float">
            <text:p>1905.3</text:p>
          </table:table-cell>
          <table:table-cell table:style-name="ce7" table:formula="of:=[.N68]" office:value-type="float" office:value="1904.09289275861" calcext:value-type="float">
            <text:p>1904.1</text:p>
          </table:table-cell>
          <table:table-cell table:style-name="ce7" table:formula="of:=[.O68]" office:value-type="float" office:value="1902.84094182432" calcext:value-type="float">
            <text:p>1902.8</text:p>
          </table:table-cell>
          <table:table-cell table:style-name="ce7" table:formula="of:=[.P68]" office:value-type="float" office:value="1901.58260329516" calcext:value-type="float">
            <text:p>1901.6</text:p>
          </table:table-cell>
          <table:table-cell table:style-name="ce7" table:formula="of:=[.Q68]" office:value-type="float" office:value="1900.31784472071" calcext:value-type="float">
            <text:p>1900.3</text:p>
          </table:table-cell>
          <table:table-cell table:style-name="ce7" table:formula="of:=[.R68]" office:value-type="float" office:value="1899.04663454912" calcext:value-type="float">
            <text:p>1899.0</text:p>
          </table:table-cell>
          <table:table-cell table:style-name="ce5" table:formula="of:=SUMPRODUCT([.J69:.S69];pot_heat_diffusion)" office:value-type="float" office:value="1904.70364826027" calcext:value-type="float">
            <text:p>1905</text:p>
          </table:table-cell>
          <table:table-cell table:style-name="ce5" table:formula="of:=[.V68]*leakage_out" office:value-type="float" office:value="563.968565941681" calcext:value-type="float">
            <text:p>564</text:p>
          </table:table-cell>
          <table:table-cell table:style-name="ce5" table:formula="of:=[.V68]+[.T69]-[.U69]" office:value-type="float" office:value="95335.4960725988" calcext:value-type="float">
            <text:p>95335</text:p>
          </table:table-cell>
          <table:table-cell table:style-name="ce12" table:formula="of:= temp_out + [.V69]/pot_water_mass" office:value-type="float" office:value="53.5799629639957" calcext:value-type="float">
            <text:p>53.6</text:p>
          </table:table-cell>
          <table:table-cell table:style-name="ce7" table:formula="of:=IF([.G69]&gt;thermagon_temp_max;0;IF([.W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table:formula="of:=burner_C_per_s * [.X69]/100 * time_incr" office:value-type="float" office:value="2149.61306964746" calcext:value-type="float">
            <text:p>2150</text:p>
          </table:table-cell>
          <table:table-cell table:style-name="ce3" table:formula="of:=[.B70]" office:value-type="float" office:value="2149.61306964746" calcext:value-type="float">
            <text:p>2150</text:p>
          </table:table-cell>
          <table:table-cell table:style-name="ce3" table:formula="of:=[.C69]" office:value-type="float" office:value="2149.61306964746" calcext:value-type="float">
            <text:p>2150</text:p>
          </table:table-cell>
          <table:table-cell table:style-name="ce5" table:formula="of:=SUMPRODUCT([.B70:.D70];burner_heat_diffusion)" office:value-type="float" office:value="2149.61306964746" calcext:value-type="float">
            <text:p>2150</text:p>
          </table:table-cell>
          <table:table-cell table:formula="of:=[.F69]+[.E70]-[.J69]" office:value-type="float" office:value="21877.4378087361" calcext:value-type="float">
            <text:p>21877</text:p>
          </table:table-cell>
          <table:table-cell table:style-name="ce7" table:formula="of:=temp_out + [.F70] / burner_heat_mass" office:value-type="float" office:value="63.7548756174723" calcext:value-type="float">
            <text:p>63.8</text:p>
          </table:table-cell>
          <table:table-cell table:style-name="ce7" table:formula="of:=[.G70]-[.W69]" office:value-type="float" office:value="10.1749126534765" calcext:value-type="float">
            <text:p>10.2</text:p>
          </table:table-cell>
          <table:table-cell table:style-name="ce5" table:formula="of:=thermagon_k * burner_A * [.H70] / thermagon_L" office:value-type="float" office:value="1333.82536864089" calcext:value-type="float">
            <text:p>1334</text:p>
          </table:table-cell>
          <table:table-cell table:style-name="ce5" table:formula="of:=[.I70]/C_per_s_to_W*time_incr" office:value-type="float" office:value="1911.4722967052" calcext:value-type="float">
            <text:p>1911</text:p>
          </table:table-cell>
          <table:table-cell table:style-name="ce7" table:formula="of:=[.J69]" office:value-type="float" office:value="1910.25798358328" calcext:value-type="float">
            <text:p>1910.3</text:p>
          </table:table-cell>
          <table:table-cell table:style-name="ce7" table:formula="of:=[.K69]" office:value-type="float" office:value="1909.0374783505" calcext:value-type="float">
            <text:p>1909.0</text:p>
          </table:table-cell>
          <table:table-cell table:style-name="ce7" table:formula="of:=[.L69]" office:value-type="float" office:value="1907.81074906764" calcext:value-type="float">
            <text:p>1907.8</text:p>
          </table:table-cell>
          <table:table-cell table:style-name="ce7" table:formula="of:=[.M69]" office:value-type="float" office:value="1906.57776347159" calcext:value-type="float">
            <text:p>1906.6</text:p>
          </table:table-cell>
          <table:table-cell table:style-name="ce7" table:formula="of:=[.N69]" office:value-type="float" office:value="1905.33848898246" calcext:value-type="float">
            <text:p>1905.3</text:p>
          </table:table-cell>
          <table:table-cell table:style-name="ce7" table:formula="of:=[.O69]" office:value-type="float" office:value="1904.09289275861" calcext:value-type="float">
            <text:p>1904.1</text:p>
          </table:table-cell>
          <table:table-cell table:style-name="ce7" table:formula="of:=[.P69]" office:value-type="float" office:value="1902.84094182432" calcext:value-type="float">
            <text:p>1902.8</text:p>
          </table:table-cell>
          <table:table-cell table:style-name="ce7" table:formula="of:=[.Q69]" office:value-type="float" office:value="1901.58260329516" calcext:value-type="float">
            <text:p>1901.6</text:p>
          </table:table-cell>
          <table:table-cell table:style-name="ce7" table:formula="of:=[.R69]" office:value-type="float" office:value="1900.31784472071" calcext:value-type="float">
            <text:p>1900.3</text:p>
          </table:table-cell>
          <table:table-cell table:style-name="ce5" table:formula="of:=SUMPRODUCT([.J70:.S70];pot_heat_diffusion)" office:value-type="float" office:value="1905.94614590559" calcext:value-type="float">
            <text:p>1906</text:p>
          </table:table-cell>
          <table:table-cell table:style-name="ce5" table:formula="of:=[.V69]*leakage_out" office:value-type="float" office:value="572.012976435593" calcext:value-type="float">
            <text:p>572</text:p>
          </table:table-cell>
          <table:table-cell table:style-name="ce5" table:formula="of:=[.V69]+[.T70]-[.U70]" office:value-type="float" office:value="96669.4292420688" calcext:value-type="float">
            <text:p>96669</text:p>
          </table:table-cell>
          <table:table-cell table:style-name="ce12" table:formula="of:= temp_out + [.V70]/pot_water_mass" office:value-type="float" office:value="54.0498134213022" calcext:value-type="float">
            <text:p>54.0</text:p>
          </table:table-cell>
          <table:table-cell table:style-name="ce7" table:formula="of:=IF([.G70]&gt;thermagon_temp_max;0;IF([.W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table:formula="of:=burner_C_per_s * [.X70]/100 * time_incr" office:value-type="float" office:value="2149.61306964746" calcext:value-type="float">
            <text:p>2150</text:p>
          </table:table-cell>
          <table:table-cell table:style-name="ce3" table:formula="of:=[.B71]" office:value-type="float" office:value="2149.61306964746" calcext:value-type="float">
            <text:p>2150</text:p>
          </table:table-cell>
          <table:table-cell table:style-name="ce3" table:formula="of:=[.C70]" office:value-type="float" office:value="2149.61306964746" calcext:value-type="float">
            <text:p>2150</text:p>
          </table:table-cell>
          <table:table-cell table:style-name="ce5" table:formula="of:=SUMPRODUCT([.B71:.D71];burner_heat_diffusion)" office:value-type="float" office:value="2149.61306964746" calcext:value-type="float">
            <text:p>2150</text:p>
          </table:table-cell>
          <table:table-cell table:formula="of:=[.F70]+[.E71]-[.J70]" office:value-type="float" office:value="22115.5785816784" calcext:value-type="float">
            <text:p>22116</text:p>
          </table:table-cell>
          <table:table-cell table:style-name="ce7" table:formula="of:=temp_out + [.F71] / burner_heat_mass" office:value-type="float" office:value="64.2311571633568" calcext:value-type="float">
            <text:p>64.2</text:p>
          </table:table-cell>
          <table:table-cell table:style-name="ce7" table:formula="of:=[.G71]-[.W70]" office:value-type="float" office:value="10.1813437420546" calcext:value-type="float">
            <text:p>10.2</text:p>
          </table:table-cell>
          <table:table-cell table:style-name="ce5" table:formula="of:=thermagon_k * burner_A * [.H71] / thermagon_L" office:value-type="float" office:value="1334.66841755792" calcext:value-type="float">
            <text:p>1335</text:p>
          </table:table-cell>
          <table:table-cell table:style-name="ce5" table:formula="of:=[.I71]/C_per_s_to_W*time_incr" office:value-type="float" office:value="1912.68044935214" calcext:value-type="float">
            <text:p>1913</text:p>
          </table:table-cell>
          <table:table-cell table:style-name="ce7" table:formula="of:=[.J70]" office:value-type="float" office:value="1911.4722967052" calcext:value-type="float">
            <text:p>1911.5</text:p>
          </table:table-cell>
          <table:table-cell table:style-name="ce7" table:formula="of:=[.K70]" office:value-type="float" office:value="1910.25798358328" calcext:value-type="float">
            <text:p>1910.3</text:p>
          </table:table-cell>
          <table:table-cell table:style-name="ce7" table:formula="of:=[.L70]" office:value-type="float" office:value="1909.0374783505" calcext:value-type="float">
            <text:p>1909.0</text:p>
          </table:table-cell>
          <table:table-cell table:style-name="ce7" table:formula="of:=[.M70]" office:value-type="float" office:value="1907.81074906764" calcext:value-type="float">
            <text:p>1907.8</text:p>
          </table:table-cell>
          <table:table-cell table:style-name="ce7" table:formula="of:=[.N70]" office:value-type="float" office:value="1906.57776347159" calcext:value-type="float">
            <text:p>1906.6</text:p>
          </table:table-cell>
          <table:table-cell table:style-name="ce7" table:formula="of:=[.O70]" office:value-type="float" office:value="1905.33848898246" calcext:value-type="float">
            <text:p>1905.3</text:p>
          </table:table-cell>
          <table:table-cell table:style-name="ce7" table:formula="of:=[.P70]" office:value-type="float" office:value="1904.09289275861" calcext:value-type="float">
            <text:p>1904.1</text:p>
          </table:table-cell>
          <table:table-cell table:style-name="ce7" table:formula="of:=[.Q70]" office:value-type="float" office:value="1902.84094182432" calcext:value-type="float">
            <text:p>1902.8</text:p>
          </table:table-cell>
          <table:table-cell table:style-name="ce7" table:formula="of:=[.R70]" office:value-type="float" office:value="1901.58260329516" calcext:value-type="float">
            <text:p>1901.6</text:p>
          </table:table-cell>
          <table:table-cell table:style-name="ce5" table:formula="of:=SUMPRODUCT([.J71:.S71];pot_heat_diffusion)" office:value-type="float" office:value="1907.18233797062" calcext:value-type="float">
            <text:p>1907</text:p>
          </table:table-cell>
          <table:table-cell table:style-name="ce5" table:formula="of:=[.V70]*leakage_out" office:value-type="float" office:value="580.016575452413" calcext:value-type="float">
            <text:p>580</text:p>
          </table:table-cell>
          <table:table-cell table:style-name="ce5" table:formula="of:=[.V70]+[.T71]-[.U71]" office:value-type="float" office:value="97996.595004587" calcext:value-type="float">
            <text:p>97997</text:p>
          </table:table-cell>
          <table:table-cell table:style-name="ce12" table:formula="of:= temp_out + [.V71]/pot_water_mass" office:value-type="float" office:value="54.5172801990332" calcext:value-type="float">
            <text:p>54.5</text:p>
          </table:table-cell>
          <table:table-cell table:style-name="ce7" table:formula="of:=IF([.G71]&gt;thermagon_temp_max;0;IF([.W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table:formula="of:=burner_C_per_s * [.X71]/100 * time_incr" office:value-type="float" office:value="2149.61306964746" calcext:value-type="float">
            <text:p>2150</text:p>
          </table:table-cell>
          <table:table-cell table:style-name="ce3" table:formula="of:=[.B72]" office:value-type="float" office:value="2149.61306964746" calcext:value-type="float">
            <text:p>2150</text:p>
          </table:table-cell>
          <table:table-cell table:style-name="ce3" table:formula="of:=[.C71]" office:value-type="float" office:value="2149.61306964746" calcext:value-type="float">
            <text:p>2150</text:p>
          </table:table-cell>
          <table:table-cell table:style-name="ce5" table:formula="of:=SUMPRODUCT([.B72:.D72];burner_heat_diffusion)" office:value-type="float" office:value="2149.61306964746" calcext:value-type="float">
            <text:p>2150</text:p>
          </table:table-cell>
          <table:table-cell table:formula="of:=[.F71]+[.E72]-[.J71]" office:value-type="float" office:value="22352.5112019737" calcext:value-type="float">
            <text:p>22353</text:p>
          </table:table-cell>
          <table:table-cell table:style-name="ce7" table:formula="of:=temp_out + [.F72] / burner_heat_mass" office:value-type="float" office:value="64.7050224039474" calcext:value-type="float">
            <text:p>64.7</text:p>
          </table:table-cell>
          <table:table-cell table:style-name="ce7" table:formula="of:=[.G72]-[.W71]" office:value-type="float" office:value="10.1877422049143" calcext:value-type="float">
            <text:p>10.2</text:p>
          </table:table-cell>
          <table:table-cell table:style-name="ce5" table:formula="of:=thermagon_k * burner_A * [.H72] / thermagon_L" office:value-type="float" office:value="1335.50718958213" calcext:value-type="float">
            <text:p>1336</text:p>
          </table:table-cell>
          <table:table-cell table:style-name="ce5" table:formula="of:=[.I72]/C_per_s_to_W*time_incr" office:value-type="float" office:value="1913.88247288927" calcext:value-type="float">
            <text:p>1914</text:p>
          </table:table-cell>
          <table:table-cell table:style-name="ce7" table:formula="of:=[.J71]" office:value-type="float" office:value="1912.68044935214" calcext:value-type="float">
            <text:p>1912.7</text:p>
          </table:table-cell>
          <table:table-cell table:style-name="ce7" table:formula="of:=[.K71]" office:value-type="float" office:value="1911.4722967052" calcext:value-type="float">
            <text:p>1911.5</text:p>
          </table:table-cell>
          <table:table-cell table:style-name="ce7" table:formula="of:=[.L71]" office:value-type="float" office:value="1910.25798358328" calcext:value-type="float">
            <text:p>1910.3</text:p>
          </table:table-cell>
          <table:table-cell table:style-name="ce7" table:formula="of:=[.M71]" office:value-type="float" office:value="1909.0374783505" calcext:value-type="float">
            <text:p>1909.0</text:p>
          </table:table-cell>
          <table:table-cell table:style-name="ce7" table:formula="of:=[.N71]" office:value-type="float" office:value="1907.81074906764" calcext:value-type="float">
            <text:p>1907.8</text:p>
          </table:table-cell>
          <table:table-cell table:style-name="ce7" table:formula="of:=[.O71]" office:value-type="float" office:value="1906.57776347159" calcext:value-type="float">
            <text:p>1906.6</text:p>
          </table:table-cell>
          <table:table-cell table:style-name="ce7" table:formula="of:=[.P71]" office:value-type="float" office:value="1905.33848898246" calcext:value-type="float">
            <text:p>1905.3</text:p>
          </table:table-cell>
          <table:table-cell table:style-name="ce7" table:formula="of:=[.Q71]" office:value-type="float" office:value="1904.09289275861" calcext:value-type="float">
            <text:p>1904.1</text:p>
          </table:table-cell>
          <table:table-cell table:style-name="ce7" table:formula="of:=[.R71]" office:value-type="float" office:value="1902.84094182432" calcext:value-type="float">
            <text:p>1902.8</text:p>
          </table:table-cell>
          <table:table-cell table:style-name="ce5" table:formula="of:=SUMPRODUCT([.J72:.S72];pot_heat_diffusion)" office:value-type="float" office:value="1908.41225696207" calcext:value-type="float">
            <text:p>1908</text:p>
          </table:table-cell>
          <table:table-cell table:style-name="ce5" table:formula="of:=[.V71]*leakage_out" office:value-type="float" office:value="587.979570027522" calcext:value-type="float">
            <text:p>588</text:p>
          </table:table-cell>
          <table:table-cell table:style-name="ce5" table:formula="of:=[.V71]+[.T72]-[.U72]" office:value-type="float" office:value="99317.0276915215" calcext:value-type="float">
            <text:p>99317</text:p>
          </table:table-cell>
          <table:table-cell table:style-name="ce12" table:formula="of:= temp_out + [.V72]/pot_water_mass" office:value-type="float" office:value="54.9823753897054" calcext:value-type="float">
            <text:p>55.0</text:p>
          </table:table-cell>
          <table:table-cell table:style-name="ce7" table:formula="of:=IF([.G72]&gt;thermagon_temp_max;0;IF([.W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table:formula="of:=burner_C_per_s * [.X72]/100 * time_incr" office:value-type="float" office:value="2149.61306964746" calcext:value-type="float">
            <text:p>2150</text:p>
          </table:table-cell>
          <table:table-cell table:style-name="ce3" table:formula="of:=[.B73]" office:value-type="float" office:value="2149.61306964746" calcext:value-type="float">
            <text:p>2150</text:p>
          </table:table-cell>
          <table:table-cell table:style-name="ce3" table:formula="of:=[.C72]" office:value-type="float" office:value="2149.61306964746" calcext:value-type="float">
            <text:p>2150</text:p>
          </table:table-cell>
          <table:table-cell table:style-name="ce5" table:formula="of:=SUMPRODUCT([.B73:.D73];burner_heat_diffusion)" office:value-type="float" office:value="2149.61306964746" calcext:value-type="float">
            <text:p>2150</text:p>
          </table:table-cell>
          <table:table-cell table:formula="of:=[.F72]+[.E73]-[.J72]" office:value-type="float" office:value="22588.2417987319" calcext:value-type="float">
            <text:p>22588</text:p>
          </table:table-cell>
          <table:table-cell table:style-name="ce7" table:formula="of:=temp_out + [.F73] / burner_heat_mass" office:value-type="float" office:value="65.1764835974638" calcext:value-type="float">
            <text:p>65.2</text:p>
          </table:table-cell>
          <table:table-cell table:style-name="ce7" table:formula="of:=[.G73]-[.W72]" office:value-type="float" office:value="10.1941082077585" calcext:value-type="float">
            <text:p>10.2</text:p>
          </table:table-cell>
          <table:table-cell table:style-name="ce5" table:formula="of:=thermagon_k * burner_A * [.H73] / thermagon_L" office:value-type="float" office:value="1336.34170643546" calcext:value-type="float">
            <text:p>1336</text:p>
          </table:table-cell>
          <table:table-cell table:style-name="ce5" table:formula="of:=[.I73]/C_per_s_to_W*time_incr" office:value-type="float" office:value="1915.07839844577" calcext:value-type="float">
            <text:p>1915</text:p>
          </table:table-cell>
          <table:table-cell table:style-name="ce7" table:formula="of:=[.J72]" office:value-type="float" office:value="1913.88247288927" calcext:value-type="float">
            <text:p>1913.9</text:p>
          </table:table-cell>
          <table:table-cell table:style-name="ce7" table:formula="of:=[.K72]" office:value-type="float" office:value="1912.68044935214" calcext:value-type="float">
            <text:p>1912.7</text:p>
          </table:table-cell>
          <table:table-cell table:style-name="ce7" table:formula="of:=[.L72]" office:value-type="float" office:value="1911.4722967052" calcext:value-type="float">
            <text:p>1911.5</text:p>
          </table:table-cell>
          <table:table-cell table:style-name="ce7" table:formula="of:=[.M72]" office:value-type="float" office:value="1910.25798358328" calcext:value-type="float">
            <text:p>1910.3</text:p>
          </table:table-cell>
          <table:table-cell table:style-name="ce7" table:formula="of:=[.N72]" office:value-type="float" office:value="1909.0374783505" calcext:value-type="float">
            <text:p>1909.0</text:p>
          </table:table-cell>
          <table:table-cell table:style-name="ce7" table:formula="of:=[.O72]" office:value-type="float" office:value="1907.81074906764" calcext:value-type="float">
            <text:p>1907.8</text:p>
          </table:table-cell>
          <table:table-cell table:style-name="ce7" table:formula="of:=[.P72]" office:value-type="float" office:value="1906.57776347159" calcext:value-type="float">
            <text:p>1906.6</text:p>
          </table:table-cell>
          <table:table-cell table:style-name="ce7" table:formula="of:=[.Q72]" office:value-type="float" office:value="1905.33848898246" calcext:value-type="float">
            <text:p>1905.3</text:p>
          </table:table-cell>
          <table:table-cell table:style-name="ce7" table:formula="of:=[.R72]" office:value-type="float" office:value="1904.09289275861" calcext:value-type="float">
            <text:p>1904.1</text:p>
          </table:table-cell>
          <table:table-cell table:style-name="ce5" table:formula="of:=SUMPRODUCT([.J73:.S73];pot_heat_diffusion)" office:value-type="float" office:value="1909.63593521405" calcext:value-type="float">
            <text:p>1910</text:p>
          </table:table-cell>
          <table:table-cell table:style-name="ce5" table:formula="of:=[.V72]*leakage_out" office:value-type="float" office:value="595.902166149129" calcext:value-type="float">
            <text:p>596</text:p>
          </table:table-cell>
          <table:table-cell table:style-name="ce5" table:formula="of:=[.V72]+[.T73]-[.U73]" office:value-type="float" office:value="100630.761460586" calcext:value-type="float">
            <text:p>100631</text:p>
          </table:table-cell>
          <table:table-cell table:style-name="ce12" table:formula="of:= temp_out + [.V73]/pot_water_mass" office:value-type="float" office:value="55.4451110246692" calcext:value-type="float">
            <text:p>55.4</text:p>
          </table:table-cell>
          <table:table-cell table:style-name="ce7" table:formula="of:=IF([.G73]&gt;thermagon_temp_max;0;IF([.W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table:formula="of:=burner_C_per_s * [.X73]/100 * time_incr" office:value-type="float" office:value="2149.61306964746" calcext:value-type="float">
            <text:p>2150</text:p>
          </table:table-cell>
          <table:table-cell table:style-name="ce3" table:formula="of:=[.B74]" office:value-type="float" office:value="2149.61306964746" calcext:value-type="float">
            <text:p>2150</text:p>
          </table:table-cell>
          <table:table-cell table:style-name="ce3" table:formula="of:=[.C73]" office:value-type="float" office:value="2149.61306964746" calcext:value-type="float">
            <text:p>2150</text:p>
          </table:table-cell>
          <table:table-cell table:style-name="ce5" table:formula="of:=SUMPRODUCT([.B74:.D74];burner_heat_diffusion)" office:value-type="float" office:value="2149.61306964746" calcext:value-type="float">
            <text:p>2150</text:p>
          </table:table-cell>
          <table:table-cell table:formula="of:=[.F73]+[.E74]-[.J73]" office:value-type="float" office:value="22822.7764699336" calcext:value-type="float">
            <text:p>22823</text:p>
          </table:table-cell>
          <table:table-cell table:style-name="ce7" table:formula="of:=temp_out + [.F74] / burner_heat_mass" office:value-type="float" office:value="65.6455529398672" calcext:value-type="float">
            <text:p>65.6</text:p>
          </table:table-cell>
          <table:table-cell table:style-name="ce7" table:formula="of:=[.G74]-[.W73]" office:value-type="float" office:value="10.200441915198" calcext:value-type="float">
            <text:p>10.2</text:p>
          </table:table-cell>
          <table:table-cell table:style-name="ce5" table:formula="of:=thermagon_k * burner_A * [.H74] / thermagon_L" office:value-type="float" office:value="1337.17198969666" calcext:value-type="float">
            <text:p>1337</text:p>
          </table:table-cell>
          <table:table-cell table:style-name="ce5" table:formula="of:=[.I74]/C_per_s_to_W*time_incr" office:value-type="float" office:value="1916.26825694563" calcext:value-type="float">
            <text:p>1916</text:p>
          </table:table-cell>
          <table:table-cell table:style-name="ce7" table:formula="of:=[.J73]" office:value-type="float" office:value="1915.07839844577" calcext:value-type="float">
            <text:p>1915.1</text:p>
          </table:table-cell>
          <table:table-cell table:style-name="ce7" table:formula="of:=[.K73]" office:value-type="float" office:value="1913.88247288927" calcext:value-type="float">
            <text:p>1913.9</text:p>
          </table:table-cell>
          <table:table-cell table:style-name="ce7" table:formula="of:=[.L73]" office:value-type="float" office:value="1912.68044935214" calcext:value-type="float">
            <text:p>1912.7</text:p>
          </table:table-cell>
          <table:table-cell table:style-name="ce7" table:formula="of:=[.M73]" office:value-type="float" office:value="1911.4722967052" calcext:value-type="float">
            <text:p>1911.5</text:p>
          </table:table-cell>
          <table:table-cell table:style-name="ce7" table:formula="of:=[.N73]" office:value-type="float" office:value="1910.25798358328" calcext:value-type="float">
            <text:p>1910.3</text:p>
          </table:table-cell>
          <table:table-cell table:style-name="ce7" table:formula="of:=[.O73]" office:value-type="float" office:value="1909.0374783505" calcext:value-type="float">
            <text:p>1909.0</text:p>
          </table:table-cell>
          <table:table-cell table:style-name="ce7" table:formula="of:=[.P73]" office:value-type="float" office:value="1907.81074906764" calcext:value-type="float">
            <text:p>1907.8</text:p>
          </table:table-cell>
          <table:table-cell table:style-name="ce7" table:formula="of:=[.Q73]" office:value-type="float" office:value="1906.57776347159" calcext:value-type="float">
            <text:p>1906.6</text:p>
          </table:table-cell>
          <table:table-cell table:style-name="ce7" table:formula="of:=[.R73]" office:value-type="float" office:value="1905.33848898246" calcext:value-type="float">
            <text:p>1905.3</text:p>
          </table:table-cell>
          <table:table-cell table:style-name="ce5" table:formula="of:=SUMPRODUCT([.J74:.S74];pot_heat_diffusion)" office:value-type="float" office:value="1910.85340481744" calcext:value-type="float">
            <text:p>1911</text:p>
          </table:table-cell>
          <table:table-cell table:style-name="ce5" table:formula="of:=[.V73]*leakage_out" office:value-type="float" office:value="603.784568763519" calcext:value-type="float">
            <text:p>604</text:p>
          </table:table-cell>
          <table:table-cell table:style-name="ce5" table:formula="of:=[.V73]+[.T74]-[.U74]" office:value-type="float" office:value="101937.83029664" calcext:value-type="float">
            <text:p>101938</text:p>
          </table:table-cell>
          <table:table-cell table:style-name="ce12" table:formula="of:= temp_out + [.V74]/pot_water_mass" office:value-type="float" office:value="55.9054990743906" calcext:value-type="float">
            <text:p>55.9</text:p>
          </table:table-cell>
          <table:table-cell table:style-name="ce7" table:formula="of:=IF([.G74]&gt;thermagon_temp_max;0;IF([.W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table:formula="of:=burner_C_per_s * [.X74]/100 * time_incr" office:value-type="float" office:value="2149.61306964746" calcext:value-type="float">
            <text:p>2150</text:p>
          </table:table-cell>
          <table:table-cell table:style-name="ce3" table:formula="of:=[.B75]" office:value-type="float" office:value="2149.61306964746" calcext:value-type="float">
            <text:p>2150</text:p>
          </table:table-cell>
          <table:table-cell table:style-name="ce3" table:formula="of:=[.C74]" office:value-type="float" office:value="2149.61306964746" calcext:value-type="float">
            <text:p>2150</text:p>
          </table:table-cell>
          <table:table-cell table:style-name="ce5" table:formula="of:=SUMPRODUCT([.B75:.D75];burner_heat_diffusion)" office:value-type="float" office:value="2149.61306964746" calcext:value-type="float">
            <text:p>2150</text:p>
          </table:table-cell>
          <table:table-cell table:formula="of:=[.F74]+[.E75]-[.J74]" office:value-type="float" office:value="23056.1212826354" calcext:value-type="float">
            <text:p>23056</text:p>
          </table:table-cell>
          <table:table-cell table:style-name="ce7" table:formula="of:=temp_out + [.F75] / burner_heat_mass" office:value-type="float" office:value="66.1122425652709" calcext:value-type="float">
            <text:p>66.1</text:p>
          </table:table-cell>
          <table:table-cell table:style-name="ce7" table:formula="of:=[.G75]-[.W74]" office:value-type="float" office:value="10.2067434908803" calcext:value-type="float">
            <text:p>10.2</text:p>
          </table:table-cell>
          <table:table-cell table:style-name="ce5" table:formula="of:=thermagon_k * burner_A * [.H75] / thermagon_L" office:value-type="float" office:value="1337.99806081822" calcext:value-type="float">
            <text:p>1338</text:p>
          </table:table-cell>
          <table:table-cell table:style-name="ce5" table:formula="of:=[.I75]/C_per_s_to_W*time_incr" office:value-type="float" office:value="1917.45207913187" calcext:value-type="float">
            <text:p>1917</text:p>
          </table:table-cell>
          <table:table-cell table:style-name="ce7" table:formula="of:=[.J74]" office:value-type="float" office:value="1916.26825694563" calcext:value-type="float">
            <text:p>1916.3</text:p>
          </table:table-cell>
          <table:table-cell table:style-name="ce7" table:formula="of:=[.K74]" office:value-type="float" office:value="1915.07839844577" calcext:value-type="float">
            <text:p>1915.1</text:p>
          </table:table-cell>
          <table:table-cell table:style-name="ce7" table:formula="of:=[.L74]" office:value-type="float" office:value="1913.88247288927" calcext:value-type="float">
            <text:p>1913.9</text:p>
          </table:table-cell>
          <table:table-cell table:style-name="ce7" table:formula="of:=[.M74]" office:value-type="float" office:value="1912.68044935214" calcext:value-type="float">
            <text:p>1912.7</text:p>
          </table:table-cell>
          <table:table-cell table:style-name="ce7" table:formula="of:=[.N74]" office:value-type="float" office:value="1911.4722967052" calcext:value-type="float">
            <text:p>1911.5</text:p>
          </table:table-cell>
          <table:table-cell table:style-name="ce7" table:formula="of:=[.O74]" office:value-type="float" office:value="1910.25798358328" calcext:value-type="float">
            <text:p>1910.3</text:p>
          </table:table-cell>
          <table:table-cell table:style-name="ce7" table:formula="of:=[.P74]" office:value-type="float" office:value="1909.0374783505" calcext:value-type="float">
            <text:p>1909.0</text:p>
          </table:table-cell>
          <table:table-cell table:style-name="ce7" table:formula="of:=[.Q74]" office:value-type="float" office:value="1907.81074906764" calcext:value-type="float">
            <text:p>1907.8</text:p>
          </table:table-cell>
          <table:table-cell table:style-name="ce7" table:formula="of:=[.R74]" office:value-type="float" office:value="1906.57776347159" calcext:value-type="float">
            <text:p>1906.6</text:p>
          </table:table-cell>
          <table:table-cell table:style-name="ce5" table:formula="of:=SUMPRODUCT([.J75:.S75];pot_heat_diffusion)" office:value-type="float" office:value="1912.06469759356" calcext:value-type="float">
            <text:p>1912</text:p>
          </table:table-cell>
          <table:table-cell table:style-name="ce5" table:formula="of:=[.V74]*leakage_out" office:value-type="float" office:value="611.626981779842" calcext:value-type="float">
            <text:p>612</text:p>
          </table:table-cell>
          <table:table-cell table:style-name="ce5" table:formula="of:=[.V74]+[.T75]-[.U75]" office:value-type="float" office:value="103238.268012454" calcext:value-type="float">
            <text:p>103238</text:p>
          </table:table-cell>
          <table:table-cell table:style-name="ce12" table:formula="of:= temp_out + [.V75]/pot_water_mass" office:value-type="float" office:value="56.3635514487209" calcext:value-type="float">
            <text:p>56.4</text:p>
          </table:table-cell>
          <table:table-cell table:style-name="ce7" table:formula="of:=IF([.G75]&gt;thermagon_temp_max;0;IF([.W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table:formula="of:=burner_C_per_s * [.X75]/100 * time_incr" office:value-type="float" office:value="2149.61306964746" calcext:value-type="float">
            <text:p>2150</text:p>
          </table:table-cell>
          <table:table-cell table:style-name="ce3" table:formula="of:=[.B76]" office:value-type="float" office:value="2149.61306964746" calcext:value-type="float">
            <text:p>2150</text:p>
          </table:table-cell>
          <table:table-cell table:style-name="ce3" table:formula="of:=[.C75]" office:value-type="float" office:value="2149.61306964746" calcext:value-type="float">
            <text:p>2150</text:p>
          </table:table-cell>
          <table:table-cell table:style-name="ce5" table:formula="of:=SUMPRODUCT([.B76:.D76];burner_heat_diffusion)" office:value-type="float" office:value="2149.61306964746" calcext:value-type="float">
            <text:p>2150</text:p>
          </table:table-cell>
          <table:table-cell table:formula="of:=[.F75]+[.E76]-[.J75]" office:value-type="float" office:value="23288.282273151" calcext:value-type="float">
            <text:p>23288</text:p>
          </table:table-cell>
          <table:table-cell table:style-name="ce7" table:formula="of:=temp_out + [.F76] / burner_heat_mass" office:value-type="float" office:value="66.5765645463021" calcext:value-type="float">
            <text:p>66.6</text:p>
          </table:table-cell>
          <table:table-cell table:style-name="ce7" table:formula="of:=[.G76]-[.W75]" office:value-type="float" office:value="10.2130130975812" calcext:value-type="float">
            <text:p>10.2</text:p>
          </table:table-cell>
          <table:table-cell table:style-name="ce5" table:formula="of:=thermagon_k * burner_A * [.H76] / thermagon_L" office:value-type="float" office:value="1338.81994113837" calcext:value-type="float">
            <text:p>1339</text:p>
          </table:table-cell>
          <table:table-cell table:style-name="ce5" table:formula="of:=[.I76]/C_per_s_to_W*time_incr" office:value-type="float" office:value="1918.62989558378" calcext:value-type="float">
            <text:p>1919</text:p>
          </table:table-cell>
          <table:table-cell table:style-name="ce7" table:formula="of:=[.J75]" office:value-type="float" office:value="1917.45207913187" calcext:value-type="float">
            <text:p>1917.5</text:p>
          </table:table-cell>
          <table:table-cell table:style-name="ce7" table:formula="of:=[.K75]" office:value-type="float" office:value="1916.26825694563" calcext:value-type="float">
            <text:p>1916.3</text:p>
          </table:table-cell>
          <table:table-cell table:style-name="ce7" table:formula="of:=[.L75]" office:value-type="float" office:value="1915.07839844577" calcext:value-type="float">
            <text:p>1915.1</text:p>
          </table:table-cell>
          <table:table-cell table:style-name="ce7" table:formula="of:=[.M75]" office:value-type="float" office:value="1913.88247288927" calcext:value-type="float">
            <text:p>1913.9</text:p>
          </table:table-cell>
          <table:table-cell table:style-name="ce7" table:formula="of:=[.N75]" office:value-type="float" office:value="1912.68044935214" calcext:value-type="float">
            <text:p>1912.7</text:p>
          </table:table-cell>
          <table:table-cell table:style-name="ce7" table:formula="of:=[.O75]" office:value-type="float" office:value="1911.4722967052" calcext:value-type="float">
            <text:p>1911.5</text:p>
          </table:table-cell>
          <table:table-cell table:style-name="ce7" table:formula="of:=[.P75]" office:value-type="float" office:value="1910.25798358328" calcext:value-type="float">
            <text:p>1910.3</text:p>
          </table:table-cell>
          <table:table-cell table:style-name="ce7" table:formula="of:=[.Q75]" office:value-type="float" office:value="1909.0374783505" calcext:value-type="float">
            <text:p>1909.0</text:p>
          </table:table-cell>
          <table:table-cell table:style-name="ce7" table:formula="of:=[.R75]" office:value-type="float" office:value="1907.81074906764" calcext:value-type="float">
            <text:p>1907.8</text:p>
          </table:table-cell>
          <table:table-cell table:style-name="ce5" table:formula="of:=SUMPRODUCT([.J76:.S76];pot_heat_diffusion)" office:value-type="float" office:value="1913.26984509614" calcext:value-type="float">
            <text:p>1913</text:p>
          </table:table-cell>
          <table:table-cell table:style-name="ce5" table:formula="of:=[.V75]*leakage_out" office:value-type="float" office:value="619.429608074725" calcext:value-type="float">
            <text:p>619</text:p>
          </table:table-cell>
          <table:table-cell table:style-name="ce5" table:formula="of:=[.V75]+[.T76]-[.U76]" office:value-type="float" office:value="104532.108249476" calcext:value-type="float">
            <text:p>104532</text:p>
          </table:table-cell>
          <table:table-cell table:style-name="ce12" table:formula="of:= temp_out + [.V76]/pot_water_mass" office:value-type="float" office:value="56.8192799971665" calcext:value-type="float">
            <text:p>56.8</text:p>
          </table:table-cell>
          <table:table-cell table:style-name="ce7" table:formula="of:=IF([.G76]&gt;thermagon_temp_max;0;IF([.W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burner_C_per_s * [.X76]/100 * time_incr" office:value-type="float" office:value="2149.61306964746" calcext:value-type="float">
            <text:p>2150</text:p>
          </table:table-cell>
          <table:table-cell table:style-name="ce3" table:formula="of:=[.B77]" office:value-type="float" office:value="2149.61306964746" calcext:value-type="float">
            <text:p>2150</text:p>
          </table:table-cell>
          <table:table-cell table:style-name="ce3" table:formula="of:=[.C76]" office:value-type="float" office:value="2149.61306964746" calcext:value-type="float">
            <text:p>2150</text:p>
          </table:table-cell>
          <table:table-cell table:style-name="ce5" table:formula="of:=SUMPRODUCT([.B77:.D77];burner_heat_diffusion)" office:value-type="float" office:value="2149.61306964746" calcext:value-type="float">
            <text:p>2150</text:p>
          </table:table-cell>
          <table:table-cell table:formula="of:=[.F76]+[.E77]-[.J76]" office:value-type="float" office:value="23519.2654472147" calcext:value-type="float">
            <text:p>23519</text:p>
          </table:table-cell>
          <table:table-cell table:style-name="ce7" table:formula="of:=temp_out + [.F77] / burner_heat_mass" office:value-type="float" office:value="67.0385308944294" calcext:value-type="float">
            <text:p>67.0</text:p>
          </table:table-cell>
          <table:table-cell table:style-name="ce7" table:formula="of:=[.G77]-[.W76]" office:value-type="float" office:value="10.219250897263" calcext:value-type="float">
            <text:p>10.2</text:p>
          </table:table-cell>
          <table:table-cell table:style-name="ce5" table:formula="of:=thermagon_k * burner_A * [.H77] / thermagon_L" office:value-type="float" office:value="1339.63765188866" calcext:value-type="float">
            <text:p>1340</text:p>
          </table:table-cell>
          <table:table-cell table:style-name="ce5" table:formula="of:=[.I77]/C_per_s_to_W*time_incr" office:value-type="float" office:value="1919.8017367278" calcext:value-type="float">
            <text:p>1920</text:p>
          </table:table-cell>
          <table:table-cell table:style-name="ce7" table:formula="of:=[.J76]" office:value-type="float" office:value="1918.62989558378" calcext:value-type="float">
            <text:p>1918.6</text:p>
          </table:table-cell>
          <table:table-cell table:style-name="ce7" table:formula="of:=[.K76]" office:value-type="float" office:value="1917.45207913187" calcext:value-type="float">
            <text:p>1917.5</text:p>
          </table:table-cell>
          <table:table-cell table:style-name="ce7" table:formula="of:=[.L76]" office:value-type="float" office:value="1916.26825694563" calcext:value-type="float">
            <text:p>1916.3</text:p>
          </table:table-cell>
          <table:table-cell table:style-name="ce7" table:formula="of:=[.M76]" office:value-type="float" office:value="1915.07839844577" calcext:value-type="float">
            <text:p>1915.1</text:p>
          </table:table-cell>
          <table:table-cell table:style-name="ce7" table:formula="of:=[.N76]" office:value-type="float" office:value="1913.88247288927" calcext:value-type="float">
            <text:p>1913.9</text:p>
          </table:table-cell>
          <table:table-cell table:style-name="ce7" table:formula="of:=[.O76]" office:value-type="float" office:value="1912.68044935214" calcext:value-type="float">
            <text:p>1912.7</text:p>
          </table:table-cell>
          <table:table-cell table:style-name="ce7" table:formula="of:=[.P76]" office:value-type="float" office:value="1911.4722967052" calcext:value-type="float">
            <text:p>1911.5</text:p>
          </table:table-cell>
          <table:table-cell table:style-name="ce7" table:formula="of:=[.Q76]" office:value-type="float" office:value="1910.25798358328" calcext:value-type="float">
            <text:p>1910.3</text:p>
          </table:table-cell>
          <table:table-cell table:style-name="ce7" table:formula="of:=[.R76]" office:value-type="float" office:value="1909.0374783505" calcext:value-type="float">
            <text:p>1909.0</text:p>
          </table:table-cell>
          <table:table-cell table:style-name="ce5" table:formula="of:=SUMPRODUCT([.J77:.S77];pot_heat_diffusion)" office:value-type="float" office:value="1914.4688786286" calcext:value-type="float">
            <text:p>1914</text:p>
          </table:table-cell>
          <table:table-cell table:style-name="ce5" table:formula="of:=[.V76]*leakage_out" office:value-type="float" office:value="627.192649496853" calcext:value-type="float">
            <text:p>627</text:p>
          </table:table-cell>
          <table:table-cell table:style-name="ce5" table:formula="of:=[.V76]+[.T77]-[.U77]" office:value-type="float" office:value="105819.384478607" calcext:value-type="float">
            <text:p>105819</text:p>
          </table:table-cell>
          <table:table-cell table:style-name="ce12" table:formula="of:= temp_out + [.V77]/pot_water_mass" office:value-type="float" office:value="57.2726965091628" calcext:value-type="float">
            <text:p>57.3</text:p>
          </table:table-cell>
          <table:table-cell table:style-name="ce7" table:formula="of:=IF([.G77]&gt;thermagon_temp_max;0;IF([.W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table:formula="of:=burner_C_per_s * [.X77]/100 * time_incr" office:value-type="float" office:value="2149.61306964746" calcext:value-type="float">
            <text:p>2150</text:p>
          </table:table-cell>
          <table:table-cell table:style-name="ce3" table:formula="of:=[.B78]" office:value-type="float" office:value="2149.61306964746" calcext:value-type="float">
            <text:p>2150</text:p>
          </table:table-cell>
          <table:table-cell table:style-name="ce3" table:formula="of:=[.C77]" office:value-type="float" office:value="2149.61306964746" calcext:value-type="float">
            <text:p>2150</text:p>
          </table:table-cell>
          <table:table-cell table:style-name="ce5" table:formula="of:=SUMPRODUCT([.B78:.D78];burner_heat_diffusion)" office:value-type="float" office:value="2149.61306964746" calcext:value-type="float">
            <text:p>2150</text:p>
          </table:table-cell>
          <table:table-cell table:formula="of:=[.F77]+[.E78]-[.J77]" office:value-type="float" office:value="23749.0767801344" calcext:value-type="float">
            <text:p>23749</text:p>
          </table:table-cell>
          <table:table-cell table:style-name="ce7" table:formula="of:=temp_out + [.F78] / burner_heat_mass" office:value-type="float" office:value="67.4981535602688" calcext:value-type="float">
            <text:p>67.5</text:p>
          </table:table-cell>
          <table:table-cell table:style-name="ce7" table:formula="of:=[.G78]-[.W77]" office:value-type="float" office:value="10.225457051106" calcext:value-type="float">
            <text:p>10.2</text:p>
          </table:table-cell>
          <table:table-cell table:style-name="ce5" table:formula="of:=thermagon_k * burner_A * [.H78] / thermagon_L" office:value-type="float" office:value="1340.45121419818" calcext:value-type="float">
            <text:p>1340</text:p>
          </table:table-cell>
          <table:table-cell table:style-name="ce5" table:formula="of:=[.I78]/C_per_s_to_W*time_incr" office:value-type="float" office:value="1920.96763284347" calcext:value-type="float">
            <text:p>1921</text:p>
          </table:table-cell>
          <table:table-cell table:style-name="ce7" table:formula="of:=[.J77]" office:value-type="float" office:value="1919.8017367278" calcext:value-type="float">
            <text:p>1919.8</text:p>
          </table:table-cell>
          <table:table-cell table:style-name="ce7" table:formula="of:=[.K77]" office:value-type="float" office:value="1918.62989558378" calcext:value-type="float">
            <text:p>1918.6</text:p>
          </table:table-cell>
          <table:table-cell table:style-name="ce7" table:formula="of:=[.L77]" office:value-type="float" office:value="1917.45207913187" calcext:value-type="float">
            <text:p>1917.5</text:p>
          </table:table-cell>
          <table:table-cell table:style-name="ce7" table:formula="of:=[.M77]" office:value-type="float" office:value="1916.26825694563" calcext:value-type="float">
            <text:p>1916.3</text:p>
          </table:table-cell>
          <table:table-cell table:style-name="ce7" table:formula="of:=[.N77]" office:value-type="float" office:value="1915.07839844577" calcext:value-type="float">
            <text:p>1915.1</text:p>
          </table:table-cell>
          <table:table-cell table:style-name="ce7" table:formula="of:=[.O77]" office:value-type="float" office:value="1913.88247288927" calcext:value-type="float">
            <text:p>1913.9</text:p>
          </table:table-cell>
          <table:table-cell table:style-name="ce7" table:formula="of:=[.P77]" office:value-type="float" office:value="1912.68044935214" calcext:value-type="float">
            <text:p>1912.7</text:p>
          </table:table-cell>
          <table:table-cell table:style-name="ce7" table:formula="of:=[.Q77]" office:value-type="float" office:value="1911.4722967052" calcext:value-type="float">
            <text:p>1911.5</text:p>
          </table:table-cell>
          <table:table-cell table:style-name="ce7" table:formula="of:=[.R77]" office:value-type="float" office:value="1910.25798358328" calcext:value-type="float">
            <text:p>1910.3</text:p>
          </table:table-cell>
          <table:table-cell table:style-name="ce5" table:formula="of:=SUMPRODUCT([.J78:.S78];pot_heat_diffusion)" office:value-type="float" office:value="1915.6618292674" calcext:value-type="float">
            <text:p>1916</text:p>
          </table:table-cell>
          <table:table-cell table:style-name="ce5" table:formula="of:=[.V77]*leakage_out" office:value-type="float" office:value="634.916306871643" calcext:value-type="float">
            <text:p>635</text:p>
          </table:table-cell>
          <table:table-cell table:style-name="ce5" table:formula="of:=[.V77]+[.T78]-[.U78]" office:value-type="float" office:value="107100.130001003" calcext:value-type="float">
            <text:p>107100</text:p>
          </table:table-cell>
          <table:table-cell table:style-name="ce12" table:formula="of:= temp_out + [.V78]/pot_water_mass" office:value-type="float" office:value="57.7238127143546" calcext:value-type="float">
            <text:p>57.7</text:p>
          </table:table-cell>
          <table:table-cell table:style-name="ce7" table:formula="of:=IF([.G78]&gt;thermagon_temp_max;0;IF([.W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table:formula="of:=burner_C_per_s * [.X78]/100 * time_incr" office:value-type="float" office:value="2149.61306964746" calcext:value-type="float">
            <text:p>2150</text:p>
          </table:table-cell>
          <table:table-cell table:style-name="ce3" table:formula="of:=[.B79]" office:value-type="float" office:value="2149.61306964746" calcext:value-type="float">
            <text:p>2150</text:p>
          </table:table-cell>
          <table:table-cell table:style-name="ce3" table:formula="of:=[.C78]" office:value-type="float" office:value="2149.61306964746" calcext:value-type="float">
            <text:p>2150</text:p>
          </table:table-cell>
          <table:table-cell table:style-name="ce5" table:formula="of:=SUMPRODUCT([.B79:.D79];burner_heat_diffusion)" office:value-type="float" office:value="2149.61306964746" calcext:value-type="float">
            <text:p>2150</text:p>
          </table:table-cell>
          <table:table-cell table:formula="of:=[.F78]+[.E79]-[.J78]" office:value-type="float" office:value="23977.7222169384" calcext:value-type="float">
            <text:p>23978</text:p>
          </table:table-cell>
          <table:table-cell table:style-name="ce7" table:formula="of:=temp_out + [.F79] / burner_heat_mass" office:value-type="float" office:value="67.9554444338768" calcext:value-type="float">
            <text:p>68.0</text:p>
          </table:table-cell>
          <table:table-cell table:style-name="ce7" table:formula="of:=[.G79]-[.W78]" office:value-type="float" office:value="10.2316317195221" calcext:value-type="float">
            <text:p>10.2</text:p>
          </table:table-cell>
          <table:table-cell table:style-name="ce5" table:formula="of:=thermagon_k * burner_A * [.H79] / thermagon_L" office:value-type="float" office:value="1341.26064909525" calcext:value-type="float">
            <text:p>1341</text:p>
          </table:table-cell>
          <table:table-cell table:style-name="ce5" table:formula="of:=[.I79]/C_per_s_to_W*time_incr" office:value-type="float" office:value="1922.12761406599" calcext:value-type="float">
            <text:p>1922</text:p>
          </table:table-cell>
          <table:table-cell table:style-name="ce7" table:formula="of:=[.J78]" office:value-type="float" office:value="1920.96763284347" calcext:value-type="float">
            <text:p>1921.0</text:p>
          </table:table-cell>
          <table:table-cell table:style-name="ce7" table:formula="of:=[.K78]" office:value-type="float" office:value="1919.8017367278" calcext:value-type="float">
            <text:p>1919.8</text:p>
          </table:table-cell>
          <table:table-cell table:style-name="ce7" table:formula="of:=[.L78]" office:value-type="float" office:value="1918.62989558378" calcext:value-type="float">
            <text:p>1918.6</text:p>
          </table:table-cell>
          <table:table-cell table:style-name="ce7" table:formula="of:=[.M78]" office:value-type="float" office:value="1917.45207913187" calcext:value-type="float">
            <text:p>1917.5</text:p>
          </table:table-cell>
          <table:table-cell table:style-name="ce7" table:formula="of:=[.N78]" office:value-type="float" office:value="1916.26825694563" calcext:value-type="float">
            <text:p>1916.3</text:p>
          </table:table-cell>
          <table:table-cell table:style-name="ce7" table:formula="of:=[.O78]" office:value-type="float" office:value="1915.07839844577" calcext:value-type="float">
            <text:p>1915.1</text:p>
          </table:table-cell>
          <table:table-cell table:style-name="ce7" table:formula="of:=[.P78]" office:value-type="float" office:value="1913.88247288927" calcext:value-type="float">
            <text:p>1913.9</text:p>
          </table:table-cell>
          <table:table-cell table:style-name="ce7" table:formula="of:=[.Q78]" office:value-type="float" office:value="1912.68044935214" calcext:value-type="float">
            <text:p>1912.7</text:p>
          </table:table-cell>
          <table:table-cell table:style-name="ce7" table:formula="of:=[.R78]" office:value-type="float" office:value="1911.4722967052" calcext:value-type="float">
            <text:p>1911.5</text:p>
          </table:table-cell>
          <table:table-cell table:style-name="ce5" table:formula="of:=SUMPRODUCT([.J79:.S79];pot_heat_diffusion)" office:value-type="float" office:value="1916.84872788529" calcext:value-type="float">
            <text:p>1917</text:p>
          </table:table-cell>
          <table:table-cell table:style-name="ce5" table:formula="of:=[.V78]*leakage_out" office:value-type="float" office:value="642.600780006018" calcext:value-type="float">
            <text:p>643</text:p>
          </table:table-cell>
          <table:table-cell table:style-name="ce5" table:formula="of:=[.V78]+[.T79]-[.U79]" office:value-type="float" office:value="108374.377948882" calcext:value-type="float">
            <text:p>108374</text:p>
          </table:table-cell>
          <table:table-cell table:style-name="ce12" table:formula="of:= temp_out + [.V79]/pot_water_mass" office:value-type="float" office:value="58.1726402828833" calcext:value-type="float">
            <text:p>58.2</text:p>
          </table:table-cell>
          <table:table-cell table:style-name="ce7" table:formula="of:=IF([.G79]&gt;thermagon_temp_max;0;IF([.W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table:formula="of:=burner_C_per_s * [.X79]/100 * time_incr" office:value-type="float" office:value="2149.61306964746" calcext:value-type="float">
            <text:p>2150</text:p>
          </table:table-cell>
          <table:table-cell table:style-name="ce3" table:formula="of:=[.B80]" office:value-type="float" office:value="2149.61306964746" calcext:value-type="float">
            <text:p>2150</text:p>
          </table:table-cell>
          <table:table-cell table:style-name="ce3" table:formula="of:=[.C79]" office:value-type="float" office:value="2149.61306964746" calcext:value-type="float">
            <text:p>2150</text:p>
          </table:table-cell>
          <table:table-cell table:style-name="ce5" table:formula="of:=SUMPRODUCT([.B80:.D80];burner_heat_diffusion)" office:value-type="float" office:value="2149.61306964746" calcext:value-type="float">
            <text:p>2150</text:p>
          </table:table-cell>
          <table:table-cell table:formula="of:=[.F79]+[.E80]-[.J79]" office:value-type="float" office:value="24205.2076725199" calcext:value-type="float">
            <text:p>24205</text:p>
          </table:table-cell>
          <table:table-cell table:style-name="ce7" table:formula="of:=temp_out + [.F80] / burner_heat_mass" office:value-type="float" office:value="68.4104153450397" calcext:value-type="float">
            <text:p>68.4</text:p>
          </table:table-cell>
          <table:table-cell table:style-name="ce7" table:formula="of:=[.G80]-[.W79]" office:value-type="float" office:value="10.2377750621564" calcext:value-type="float">
            <text:p>10.2</text:p>
          </table:table-cell>
          <table:table-cell table:style-name="ce5" table:formula="of:=thermagon_k * burner_A * [.H80] / thermagon_L" office:value-type="float" office:value="1342.06597750769" calcext:value-type="float">
            <text:p>1342</text:p>
          </table:table-cell>
          <table:table-cell table:style-name="ce5" table:formula="of:=[.I80]/C_per_s_to_W*time_incr" office:value-type="float" office:value="1923.28171038648" calcext:value-type="float">
            <text:p>1923</text:p>
          </table:table-cell>
          <table:table-cell table:style-name="ce7" table:formula="of:=[.J79]" office:value-type="float" office:value="1922.12761406599" calcext:value-type="float">
            <text:p>1922.1</text:p>
          </table:table-cell>
          <table:table-cell table:style-name="ce7" table:formula="of:=[.K79]" office:value-type="float" office:value="1920.96763284347" calcext:value-type="float">
            <text:p>1921.0</text:p>
          </table:table-cell>
          <table:table-cell table:style-name="ce7" table:formula="of:=[.L79]" office:value-type="float" office:value="1919.8017367278" calcext:value-type="float">
            <text:p>1919.8</text:p>
          </table:table-cell>
          <table:table-cell table:style-name="ce7" table:formula="of:=[.M79]" office:value-type="float" office:value="1918.62989558378" calcext:value-type="float">
            <text:p>1918.6</text:p>
          </table:table-cell>
          <table:table-cell table:style-name="ce7" table:formula="of:=[.N79]" office:value-type="float" office:value="1917.45207913187" calcext:value-type="float">
            <text:p>1917.5</text:p>
          </table:table-cell>
          <table:table-cell table:style-name="ce7" table:formula="of:=[.O79]" office:value-type="float" office:value="1916.26825694563" calcext:value-type="float">
            <text:p>1916.3</text:p>
          </table:table-cell>
          <table:table-cell table:style-name="ce7" table:formula="of:=[.P79]" office:value-type="float" office:value="1915.07839844577" calcext:value-type="float">
            <text:p>1915.1</text:p>
          </table:table-cell>
          <table:table-cell table:style-name="ce7" table:formula="of:=[.Q79]" office:value-type="float" office:value="1913.88247288927" calcext:value-type="float">
            <text:p>1913.9</text:p>
          </table:table-cell>
          <table:table-cell table:style-name="ce7" table:formula="of:=[.R79]" office:value-type="float" office:value="1912.68044935214" calcext:value-type="float">
            <text:p>1912.7</text:p>
          </table:table-cell>
          <table:table-cell table:style-name="ce5" table:formula="of:=SUMPRODUCT([.J80:.S80];pot_heat_diffusion)" office:value-type="float" office:value="1918.02960517129" calcext:value-type="float">
            <text:p>1918</text:p>
          </table:table-cell>
          <table:table-cell table:style-name="ce5" table:formula="of:=[.V79]*leakage_out" office:value-type="float" office:value="650.246267693294" calcext:value-type="float">
            <text:p>650</text:p>
          </table:table-cell>
          <table:table-cell table:style-name="ce5" table:formula="of:=[.V79]+[.T80]-[.U80]" office:value-type="float" office:value="109642.16128636" calcext:value-type="float">
            <text:p>109642</text:p>
          </table:table-cell>
          <table:table-cell table:style-name="ce12" table:formula="of:= temp_out + [.V80]/pot_water_mass" office:value-type="float" office:value="58.6191908256786" calcext:value-type="float">
            <text:p>58.6</text:p>
          </table:table-cell>
          <table:table-cell table:style-name="ce7" table:formula="of:=IF([.G80]&gt;thermagon_temp_max;0;IF([.W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table:formula="of:=burner_C_per_s * [.X80]/100 * time_incr" office:value-type="float" office:value="2149.61306964746" calcext:value-type="float">
            <text:p>2150</text:p>
          </table:table-cell>
          <table:table-cell table:style-name="ce3" table:formula="of:=[.B81]" office:value-type="float" office:value="2149.61306964746" calcext:value-type="float">
            <text:p>2150</text:p>
          </table:table-cell>
          <table:table-cell table:style-name="ce3" table:formula="of:=[.C80]" office:value-type="float" office:value="2149.61306964746" calcext:value-type="float">
            <text:p>2150</text:p>
          </table:table-cell>
          <table:table-cell table:style-name="ce5" table:formula="of:=SUMPRODUCT([.B81:.D81];burner_heat_diffusion)" office:value-type="float" office:value="2149.61306964746" calcext:value-type="float">
            <text:p>2150</text:p>
          </table:table-cell>
          <table:table-cell table:formula="of:=[.F80]+[.E81]-[.J80]" office:value-type="float" office:value="24431.5390317808" calcext:value-type="float">
            <text:p>24432</text:p>
          </table:table-cell>
          <table:table-cell table:style-name="ce7" table:formula="of:=temp_out + [.F81] / burner_heat_mass" office:value-type="float" office:value="68.8630780635617" calcext:value-type="float">
            <text:p>68.9</text:p>
          </table:table-cell>
          <table:table-cell table:style-name="ce7" table:formula="of:=[.G81]-[.W80]" office:value-type="float" office:value="10.2438872378831" calcext:value-type="float">
            <text:p>10.2</text:p>
          </table:table-cell>
          <table:table-cell table:style-name="ce5" table:formula="of:=thermagon_k * burner_A * [.H81] / thermagon_L" office:value-type="float" office:value="1342.86722026223" calcext:value-type="float">
            <text:p>1343</text:p>
          </table:table-cell>
          <table:table-cell table:style-name="ce5" table:formula="of:=[.I81]/C_per_s_to_W*time_incr" office:value-type="float" office:value="1924.42995165124" calcext:value-type="float">
            <text:p>1924</text:p>
          </table:table-cell>
          <table:table-cell table:style-name="ce7" table:formula="of:=[.J80]" office:value-type="float" office:value="1923.28171038648" calcext:value-type="float">
            <text:p>1923.3</text:p>
          </table:table-cell>
          <table:table-cell table:style-name="ce7" table:formula="of:=[.K80]" office:value-type="float" office:value="1922.12761406599" calcext:value-type="float">
            <text:p>1922.1</text:p>
          </table:table-cell>
          <table:table-cell table:style-name="ce7" table:formula="of:=[.L80]" office:value-type="float" office:value="1920.96763284347" calcext:value-type="float">
            <text:p>1921.0</text:p>
          </table:table-cell>
          <table:table-cell table:style-name="ce7" table:formula="of:=[.M80]" office:value-type="float" office:value="1919.8017367278" calcext:value-type="float">
            <text:p>1919.8</text:p>
          </table:table-cell>
          <table:table-cell table:style-name="ce7" table:formula="of:=[.N80]" office:value-type="float" office:value="1918.62989558378" calcext:value-type="float">
            <text:p>1918.6</text:p>
          </table:table-cell>
          <table:table-cell table:style-name="ce7" table:formula="of:=[.O80]" office:value-type="float" office:value="1917.45207913187" calcext:value-type="float">
            <text:p>1917.5</text:p>
          </table:table-cell>
          <table:table-cell table:style-name="ce7" table:formula="of:=[.P80]" office:value-type="float" office:value="1916.26825694563" calcext:value-type="float">
            <text:p>1916.3</text:p>
          </table:table-cell>
          <table:table-cell table:style-name="ce7" table:formula="of:=[.Q80]" office:value-type="float" office:value="1915.07839844577" calcext:value-type="float">
            <text:p>1915.1</text:p>
          </table:table-cell>
          <table:table-cell table:style-name="ce7" table:formula="of:=[.R80]" office:value-type="float" office:value="1913.88247288927" calcext:value-type="float">
            <text:p>1913.9</text:p>
          </table:table-cell>
          <table:table-cell table:style-name="ce5" table:formula="of:=SUMPRODUCT([.J81:.S81];pot_heat_diffusion)" office:value-type="float" office:value="1919.20449164597" calcext:value-type="float">
            <text:p>1919</text:p>
          </table:table-cell>
          <table:table-cell table:style-name="ce5" table:formula="of:=[.V80]*leakage_out" office:value-type="float" office:value="657.852967718162" calcext:value-type="float">
            <text:p>658</text:p>
          </table:table-cell>
          <table:table-cell table:style-name="ce5" table:formula="of:=[.V80]+[.T81]-[.U81]" office:value-type="float" office:value="110903.512810288" calcext:value-type="float">
            <text:p>110904</text:p>
          </table:table-cell>
          <table:table-cell table:style-name="ce12" table:formula="of:= temp_out + [.V81]/pot_water_mass" office:value-type="float" office:value="59.0634758947553" calcext:value-type="float">
            <text:p>59.1</text:p>
          </table:table-cell>
          <table:table-cell table:style-name="ce7" table:formula="of:=IF([.G81]&gt;thermagon_temp_max;0;IF([.W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table:formula="of:=burner_C_per_s * [.X81]/100 * time_incr" office:value-type="float" office:value="2149.61306964746" calcext:value-type="float">
            <text:p>2150</text:p>
          </table:table-cell>
          <table:table-cell table:style-name="ce3" table:formula="of:=[.B82]" office:value-type="float" office:value="2149.61306964746" calcext:value-type="float">
            <text:p>2150</text:p>
          </table:table-cell>
          <table:table-cell table:style-name="ce3" table:formula="of:=[.C81]" office:value-type="float" office:value="2149.61306964746" calcext:value-type="float">
            <text:p>2150</text:p>
          </table:table-cell>
          <table:table-cell table:style-name="ce5" table:formula="of:=SUMPRODUCT([.B82:.D82];burner_heat_diffusion)" office:value-type="float" office:value="2149.61306964746" calcext:value-type="float">
            <text:p>2150</text:p>
          </table:table-cell>
          <table:table-cell table:formula="of:=[.F81]+[.E82]-[.J81]" office:value-type="float" office:value="24656.7221497771" calcext:value-type="float">
            <text:p>24657</text:p>
          </table:table-cell>
          <table:table-cell table:style-name="ce7" table:formula="of:=temp_out + [.F82] / burner_heat_mass" office:value-type="float" office:value="69.3134442995541" calcext:value-type="float">
            <text:p>69.3</text:p>
          </table:table-cell>
          <table:table-cell table:style-name="ce7" table:formula="of:=[.G82]-[.W81]" office:value-type="float" office:value="10.2499684047988" calcext:value-type="float">
            <text:p>10.2</text:p>
          </table:table-cell>
          <table:table-cell table:style-name="ce5" table:formula="of:=thermagon_k * burner_A * [.H82] / thermagon_L" office:value-type="float" office:value="1343.66439808375" calcext:value-type="float">
            <text:p>1344</text:p>
          </table:table-cell>
          <table:table-cell table:style-name="ce5" table:formula="of:=[.I82]/C_per_s_to_W*time_incr" office:value-type="float" office:value="1925.57236756054" calcext:value-type="float">
            <text:p>1926</text:p>
          </table:table-cell>
          <table:table-cell table:style-name="ce7" table:formula="of:=[.J81]" office:value-type="float" office:value="1924.42995165124" calcext:value-type="float">
            <text:p>1924.4</text:p>
          </table:table-cell>
          <table:table-cell table:style-name="ce7" table:formula="of:=[.K81]" office:value-type="float" office:value="1923.28171038648" calcext:value-type="float">
            <text:p>1923.3</text:p>
          </table:table-cell>
          <table:table-cell table:style-name="ce7" table:formula="of:=[.L81]" office:value-type="float" office:value="1922.12761406599" calcext:value-type="float">
            <text:p>1922.1</text:p>
          </table:table-cell>
          <table:table-cell table:style-name="ce7" table:formula="of:=[.M81]" office:value-type="float" office:value="1920.96763284347" calcext:value-type="float">
            <text:p>1921.0</text:p>
          </table:table-cell>
          <table:table-cell table:style-name="ce7" table:formula="of:=[.N81]" office:value-type="float" office:value="1919.8017367278" calcext:value-type="float">
            <text:p>1919.8</text:p>
          </table:table-cell>
          <table:table-cell table:style-name="ce7" table:formula="of:=[.O81]" office:value-type="float" office:value="1918.62989558378" calcext:value-type="float">
            <text:p>1918.6</text:p>
          </table:table-cell>
          <table:table-cell table:style-name="ce7" table:formula="of:=[.P81]" office:value-type="float" office:value="1917.45207913187" calcext:value-type="float">
            <text:p>1917.5</text:p>
          </table:table-cell>
          <table:table-cell table:style-name="ce7" table:formula="of:=[.Q81]" office:value-type="float" office:value="1916.26825694563" calcext:value-type="float">
            <text:p>1916.3</text:p>
          </table:table-cell>
          <table:table-cell table:style-name="ce7" table:formula="of:=[.R81]" office:value-type="float" office:value="1915.07839844577" calcext:value-type="float">
            <text:p>1915.1</text:p>
          </table:table-cell>
          <table:table-cell table:style-name="ce5" table:formula="of:=SUMPRODUCT([.J82:.S82];pot_heat_diffusion)" office:value-type="float" office:value="1920.3734176721" calcext:value-type="float">
            <text:p>1920</text:p>
          </table:table-cell>
          <table:table-cell table:style-name="ce5" table:formula="of:=[.V81]*leakage_out" office:value-type="float" office:value="665.421076861728" calcext:value-type="float">
            <text:p>665</text:p>
          </table:table-cell>
          <table:table-cell table:style-name="ce5" table:formula="of:=[.V81]+[.T82]-[.U82]" office:value-type="float" office:value="112158.465151098" calcext:value-type="float">
            <text:p>112158</text:p>
          </table:table-cell>
          <table:table-cell table:style-name="ce12" table:formula="of:= temp_out + [.V82]/pot_water_mass" office:value-type="float" office:value="59.5055069835105" calcext:value-type="float">
            <text:p>59.5</text:p>
          </table:table-cell>
          <table:table-cell table:style-name="ce7" table:formula="of:=IF([.G82]&gt;thermagon_temp_max;0;IF([.W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table:formula="of:=burner_C_per_s * [.X82]/100 * time_incr" office:value-type="float" office:value="2149.61306964746" calcext:value-type="float">
            <text:p>2150</text:p>
          </table:table-cell>
          <table:table-cell table:style-name="ce3" table:formula="of:=[.B83]" office:value-type="float" office:value="2149.61306964746" calcext:value-type="float">
            <text:p>2150</text:p>
          </table:table-cell>
          <table:table-cell table:style-name="ce3" table:formula="of:=[.C82]" office:value-type="float" office:value="2149.61306964746" calcext:value-type="float">
            <text:p>2150</text:p>
          </table:table-cell>
          <table:table-cell table:style-name="ce5" table:formula="of:=SUMPRODUCT([.B83:.D83];burner_heat_diffusion)" office:value-type="float" office:value="2149.61306964746" calcext:value-type="float">
            <text:p>2150</text:p>
          </table:table-cell>
          <table:table-cell table:formula="of:=[.F82]+[.E83]-[.J82]" office:value-type="float" office:value="24880.762851864" calcext:value-type="float">
            <text:p>24881</text:p>
          </table:table-cell>
          <table:table-cell table:style-name="ce7" table:formula="of:=temp_out + [.F83] / burner_heat_mass" office:value-type="float" office:value="69.761525703728" calcext:value-type="float">
            <text:p>69.8</text:p>
          </table:table-cell>
          <table:table-cell table:style-name="ce7" table:formula="of:=[.G83]-[.W82]" office:value-type="float" office:value="10.2560187202174" calcext:value-type="float">
            <text:p>10.3</text:p>
          </table:table-cell>
          <table:table-cell table:style-name="ce5" table:formula="of:=thermagon_k * burner_A * [.H83] / thermagon_L" office:value-type="float" office:value="1344.45753159442" calcext:value-type="float">
            <text:p>1344</text:p>
          </table:table-cell>
          <table:table-cell table:style-name="ce5" table:formula="of:=[.I83]/C_per_s_to_W*time_incr" office:value-type="float" office:value="1926.70898766755" calcext:value-type="float">
            <text:p>1927</text:p>
          </table:table-cell>
          <table:table-cell table:style-name="ce7" table:formula="of:=[.J82]" office:value-type="float" office:value="1925.57236756054" calcext:value-type="float">
            <text:p>1925.6</text:p>
          </table:table-cell>
          <table:table-cell table:style-name="ce7" table:formula="of:=[.K82]" office:value-type="float" office:value="1924.42995165124" calcext:value-type="float">
            <text:p>1924.4</text:p>
          </table:table-cell>
          <table:table-cell table:style-name="ce7" table:formula="of:=[.L82]" office:value-type="float" office:value="1923.28171038648" calcext:value-type="float">
            <text:p>1923.3</text:p>
          </table:table-cell>
          <table:table-cell table:style-name="ce7" table:formula="of:=[.M82]" office:value-type="float" office:value="1922.12761406599" calcext:value-type="float">
            <text:p>1922.1</text:p>
          </table:table-cell>
          <table:table-cell table:style-name="ce7" table:formula="of:=[.N82]" office:value-type="float" office:value="1920.96763284347" calcext:value-type="float">
            <text:p>1921.0</text:p>
          </table:table-cell>
          <table:table-cell table:style-name="ce7" table:formula="of:=[.O82]" office:value-type="float" office:value="1919.8017367278" calcext:value-type="float">
            <text:p>1919.8</text:p>
          </table:table-cell>
          <table:table-cell table:style-name="ce7" table:formula="of:=[.P82]" office:value-type="float" office:value="1918.62989558378" calcext:value-type="float">
            <text:p>1918.6</text:p>
          </table:table-cell>
          <table:table-cell table:style-name="ce7" table:formula="of:=[.Q82]" office:value-type="float" office:value="1917.45207913187" calcext:value-type="float">
            <text:p>1917.5</text:p>
          </table:table-cell>
          <table:table-cell table:style-name="ce7" table:formula="of:=[.R82]" office:value-type="float" office:value="1916.26825694563" calcext:value-type="float">
            <text:p>1916.3</text:p>
          </table:table-cell>
          <table:table-cell table:style-name="ce5" table:formula="of:=SUMPRODUCT([.J83:.S83];pot_heat_diffusion)" office:value-type="float" office:value="1921.53641346123" calcext:value-type="float">
            <text:p>1922</text:p>
          </table:table-cell>
          <table:table-cell table:style-name="ce5" table:formula="of:=[.V82]*leakage_out" office:value-type="float" office:value="672.950790906591" calcext:value-type="float">
            <text:p>673</text:p>
          </table:table-cell>
          <table:table-cell table:style-name="ce5" table:formula="of:=[.V82]+[.T83]-[.U83]" office:value-type="float" office:value="113407.050773653" calcext:value-type="float">
            <text:p>113407</text:p>
          </table:table-cell>
          <table:table-cell table:style-name="ce12" table:formula="of:= temp_out + [.V83]/pot_water_mass" office:value-type="float" office:value="59.9452955270225" calcext:value-type="float">
            <text:p>59.9</text:p>
          </table:table-cell>
          <table:table-cell table:style-name="ce7" table:formula="of:=IF([.G83]&gt;thermagon_temp_max;0;IF([.W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table:formula="of:=burner_C_per_s * [.X83]/100 * time_incr" office:value-type="float" office:value="2149.61306964746" calcext:value-type="float">
            <text:p>2150</text:p>
          </table:table-cell>
          <table:table-cell table:style-name="ce3" table:formula="of:=[.B84]" office:value-type="float" office:value="2149.61306964746" calcext:value-type="float">
            <text:p>2150</text:p>
          </table:table-cell>
          <table:table-cell table:style-name="ce3" table:formula="of:=[.C83]" office:value-type="float" office:value="2149.61306964746" calcext:value-type="float">
            <text:p>2150</text:p>
          </table:table-cell>
          <table:table-cell table:style-name="ce5" table:formula="of:=SUMPRODUCT([.B84:.D84];burner_heat_diffusion)" office:value-type="float" office:value="2149.61306964746" calcext:value-type="float">
            <text:p>2150</text:p>
          </table:table-cell>
          <table:table-cell table:formula="of:=[.F83]+[.E84]-[.J83]" office:value-type="float" office:value="25103.6669338439" calcext:value-type="float">
            <text:p>25104</text:p>
          </table:table-cell>
          <table:table-cell table:style-name="ce7" table:formula="of:=temp_out + [.F84] / burner_heat_mass" office:value-type="float" office:value="70.2073338676878" calcext:value-type="float">
            <text:p>70.2</text:p>
          </table:table-cell>
          <table:table-cell table:style-name="ce7" table:formula="of:=[.G84]-[.W83]" office:value-type="float" office:value="10.2620383406653" calcext:value-type="float">
            <text:p>10.3</text:p>
          </table:table-cell>
          <table:table-cell table:style-name="ce5" table:formula="of:=thermagon_k * burner_A * [.H84] / thermagon_L" office:value-type="float" office:value="1345.24664131323" calcext:value-type="float">
            <text:p>1345</text:p>
          </table:table-cell>
          <table:table-cell table:style-name="ce5" table:formula="of:=[.I84]/C_per_s_to_W*time_incr" office:value-type="float" office:value="1927.83984137751" calcext:value-type="float">
            <text:p>1928</text:p>
          </table:table-cell>
          <table:table-cell table:style-name="ce7" table:formula="of:=[.J83]" office:value-type="float" office:value="1926.70898766755" calcext:value-type="float">
            <text:p>1926.7</text:p>
          </table:table-cell>
          <table:table-cell table:style-name="ce7" table:formula="of:=[.K83]" office:value-type="float" office:value="1925.57236756054" calcext:value-type="float">
            <text:p>1925.6</text:p>
          </table:table-cell>
          <table:table-cell table:style-name="ce7" table:formula="of:=[.L83]" office:value-type="float" office:value="1924.42995165124" calcext:value-type="float">
            <text:p>1924.4</text:p>
          </table:table-cell>
          <table:table-cell table:style-name="ce7" table:formula="of:=[.M83]" office:value-type="float" office:value="1923.28171038648" calcext:value-type="float">
            <text:p>1923.3</text:p>
          </table:table-cell>
          <table:table-cell table:style-name="ce7" table:formula="of:=[.N83]" office:value-type="float" office:value="1922.12761406599" calcext:value-type="float">
            <text:p>1922.1</text:p>
          </table:table-cell>
          <table:table-cell table:style-name="ce7" table:formula="of:=[.O83]" office:value-type="float" office:value="1920.96763284347" calcext:value-type="float">
            <text:p>1921.0</text:p>
          </table:table-cell>
          <table:table-cell table:style-name="ce7" table:formula="of:=[.P83]" office:value-type="float" office:value="1919.8017367278" calcext:value-type="float">
            <text:p>1919.8</text:p>
          </table:table-cell>
          <table:table-cell table:style-name="ce7" table:formula="of:=[.Q83]" office:value-type="float" office:value="1918.62989558378" calcext:value-type="float">
            <text:p>1918.6</text:p>
          </table:table-cell>
          <table:table-cell table:style-name="ce7" table:formula="of:=[.R83]" office:value-type="float" office:value="1917.45207913187" calcext:value-type="float">
            <text:p>1917.5</text:p>
          </table:table-cell>
          <table:table-cell table:style-name="ce5" table:formula="of:=SUMPRODUCT([.J84:.S84];pot_heat_diffusion)" office:value-type="float" office:value="1922.69350907724" calcext:value-type="float">
            <text:p>1923</text:p>
          </table:table-cell>
          <table:table-cell table:style-name="ce5" table:formula="of:=[.V83]*leakage_out" office:value-type="float" office:value="680.442304641919" calcext:value-type="float">
            <text:p>680</text:p>
          </table:table-cell>
          <table:table-cell table:style-name="ce5" table:formula="of:=[.V83]+[.T84]-[.U84]" office:value-type="float" office:value="114649.301978088" calcext:value-type="float">
            <text:p>114649</text:p>
          </table:table-cell>
          <table:table-cell table:style-name="ce12" table:formula="of:= temp_out + [.V84]/pot_water_mass" office:value-type="float" office:value="60.3828529023484" calcext:value-type="float">
            <text:p>60.4</text:p>
          </table:table-cell>
          <table:table-cell table:style-name="ce7" table:formula="of:=IF([.G84]&gt;thermagon_temp_max;0;IF([.W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table:formula="of:=burner_C_per_s * [.X84]/100 * time_incr" office:value-type="float" office:value="2149.61306964746" calcext:value-type="float">
            <text:p>2150</text:p>
          </table:table-cell>
          <table:table-cell table:style-name="ce3" table:formula="of:=[.B85]" office:value-type="float" office:value="2149.61306964746" calcext:value-type="float">
            <text:p>2150</text:p>
          </table:table-cell>
          <table:table-cell table:style-name="ce3" table:formula="of:=[.C84]" office:value-type="float" office:value="2149.61306964746" calcext:value-type="float">
            <text:p>2150</text:p>
          </table:table-cell>
          <table:table-cell table:style-name="ce5" table:formula="of:=SUMPRODUCT([.B85:.D85];burner_heat_diffusion)" office:value-type="float" office:value="2149.61306964746" calcext:value-type="float">
            <text:p>2150</text:p>
          </table:table-cell>
          <table:table-cell table:formula="of:=[.F84]+[.E85]-[.J84]" office:value-type="float" office:value="25325.4401621138" calcext:value-type="float">
            <text:p>25325</text:p>
          </table:table-cell>
          <table:table-cell table:style-name="ce7" table:formula="of:=temp_out + [.F85] / burner_heat_mass" office:value-type="float" office:value="70.6508803242277" calcext:value-type="float">
            <text:p>70.7</text:p>
          </table:table-cell>
          <table:table-cell table:style-name="ce7" table:formula="of:=[.G85]-[.W84]" office:value-type="float" office:value="10.2680274218793" calcext:value-type="float">
            <text:p>10.3</text:p>
          </table:table-cell>
          <table:table-cell table:style-name="ce5" table:formula="of:=thermagon_k * burner_A * [.H85] / thermagon_L" office:value-type="float" office:value="1346.03174765568" calcext:value-type="float">
            <text:p>1346</text:p>
          </table:table-cell>
          <table:table-cell table:style-name="ce5" table:formula="of:=[.I85]/C_per_s_to_W*time_incr" office:value-type="float" office:value="1928.96495794737" calcext:value-type="float">
            <text:p>1929</text:p>
          </table:table-cell>
          <table:table-cell table:style-name="ce7" table:formula="of:=[.J84]" office:value-type="float" office:value="1927.83984137751" calcext:value-type="float">
            <text:p>1927.8</text:p>
          </table:table-cell>
          <table:table-cell table:style-name="ce7" table:formula="of:=[.K84]" office:value-type="float" office:value="1926.70898766755" calcext:value-type="float">
            <text:p>1926.7</text:p>
          </table:table-cell>
          <table:table-cell table:style-name="ce7" table:formula="of:=[.L84]" office:value-type="float" office:value="1925.57236756054" calcext:value-type="float">
            <text:p>1925.6</text:p>
          </table:table-cell>
          <table:table-cell table:style-name="ce7" table:formula="of:=[.M84]" office:value-type="float" office:value="1924.42995165124" calcext:value-type="float">
            <text:p>1924.4</text:p>
          </table:table-cell>
          <table:table-cell table:style-name="ce7" table:formula="of:=[.N84]" office:value-type="float" office:value="1923.28171038648" calcext:value-type="float">
            <text:p>1923.3</text:p>
          </table:table-cell>
          <table:table-cell table:style-name="ce7" table:formula="of:=[.O84]" office:value-type="float" office:value="1922.12761406599" calcext:value-type="float">
            <text:p>1922.1</text:p>
          </table:table-cell>
          <table:table-cell table:style-name="ce7" table:formula="of:=[.P84]" office:value-type="float" office:value="1920.96763284347" calcext:value-type="float">
            <text:p>1921.0</text:p>
          </table:table-cell>
          <table:table-cell table:style-name="ce7" table:formula="of:=[.Q84]" office:value-type="float" office:value="1919.8017367278" calcext:value-type="float">
            <text:p>1919.8</text:p>
          </table:table-cell>
          <table:table-cell table:style-name="ce7" table:formula="of:=[.R84]" office:value-type="float" office:value="1918.62989558378" calcext:value-type="float">
            <text:p>1918.6</text:p>
          </table:table-cell>
          <table:table-cell table:style-name="ce5" table:formula="of:=SUMPRODUCT([.J85:.S85];pot_heat_diffusion)" office:value-type="float" office:value="1923.84473443776" calcext:value-type="float">
            <text:p>1924</text:p>
          </table:table-cell>
          <table:table-cell table:style-name="ce5" table:formula="of:=[.V84]*leakage_out" office:value-type="float" office:value="687.895811868531" calcext:value-type="float">
            <text:p>688</text:p>
          </table:table-cell>
          <table:table-cell table:style-name="ce5" table:formula="of:=[.V84]+[.T85]-[.U85]" office:value-type="float" office:value="115885.250900658" calcext:value-type="float">
            <text:p>115885</text:p>
          </table:table-cell>
          <table:table-cell table:style-name="ce12" table:formula="of:= temp_out + [.V85]/pot_water_mass" office:value-type="float" office:value="60.8181904288208" calcext:value-type="float">
            <text:p>60.8</text:p>
          </table:table-cell>
          <table:table-cell table:style-name="ce7" table:formula="of:=IF([.G85]&gt;thermagon_temp_max;0;IF([.W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table:formula="of:=burner_C_per_s * [.X85]/100 * time_incr" office:value-type="float" office:value="2149.61306964746" calcext:value-type="float">
            <text:p>2150</text:p>
          </table:table-cell>
          <table:table-cell table:style-name="ce3" table:formula="of:=[.B86]" office:value-type="float" office:value="2149.61306964746" calcext:value-type="float">
            <text:p>2150</text:p>
          </table:table-cell>
          <table:table-cell table:style-name="ce3" table:formula="of:=[.C85]" office:value-type="float" office:value="2149.61306964746" calcext:value-type="float">
            <text:p>2150</text:p>
          </table:table-cell>
          <table:table-cell table:style-name="ce5" table:formula="of:=SUMPRODUCT([.B86:.D86];burner_heat_diffusion)" office:value-type="float" office:value="2149.61306964746" calcext:value-type="float">
            <text:p>2150</text:p>
          </table:table-cell>
          <table:table-cell table:formula="of:=[.F85]+[.E86]-[.J85]" office:value-type="float" office:value="25546.0882738139" calcext:value-type="float">
            <text:p>25546</text:p>
          </table:table-cell>
          <table:table-cell table:style-name="ce7" table:formula="of:=temp_out + [.F86] / burner_heat_mass" office:value-type="float" office:value="71.0921765476279" calcext:value-type="float">
            <text:p>71.1</text:p>
          </table:table-cell>
          <table:table-cell table:style-name="ce7" table:formula="of:=[.G86]-[.W85]" office:value-type="float" office:value="10.273986118807" calcext:value-type="float">
            <text:p>10.3</text:p>
          </table:table-cell>
          <table:table-cell table:style-name="ce5" table:formula="of:=thermagon_k * burner_A * [.H86] / thermagon_L" office:value-type="float" office:value="1346.81287093378" calcext:value-type="float">
            <text:p>1347</text:p>
          </table:table-cell>
          <table:table-cell table:style-name="ce5" table:formula="of:=[.I86]/C_per_s_to_W*time_incr" office:value-type="float" office:value="1930.08436648578" calcext:value-type="float">
            <text:p>1930</text:p>
          </table:table-cell>
          <table:table-cell table:style-name="ce7" table:formula="of:=[.J85]" office:value-type="float" office:value="1928.96495794737" calcext:value-type="float">
            <text:p>1929.0</text:p>
          </table:table-cell>
          <table:table-cell table:style-name="ce7" table:formula="of:=[.K85]" office:value-type="float" office:value="1927.83984137751" calcext:value-type="float">
            <text:p>1927.8</text:p>
          </table:table-cell>
          <table:table-cell table:style-name="ce7" table:formula="of:=[.L85]" office:value-type="float" office:value="1926.70898766755" calcext:value-type="float">
            <text:p>1926.7</text:p>
          </table:table-cell>
          <table:table-cell table:style-name="ce7" table:formula="of:=[.M85]" office:value-type="float" office:value="1925.57236756054" calcext:value-type="float">
            <text:p>1925.6</text:p>
          </table:table-cell>
          <table:table-cell table:style-name="ce7" table:formula="of:=[.N85]" office:value-type="float" office:value="1924.42995165124" calcext:value-type="float">
            <text:p>1924.4</text:p>
          </table:table-cell>
          <table:table-cell table:style-name="ce7" table:formula="of:=[.O85]" office:value-type="float" office:value="1923.28171038648" calcext:value-type="float">
            <text:p>1923.3</text:p>
          </table:table-cell>
          <table:table-cell table:style-name="ce7" table:formula="of:=[.P85]" office:value-type="float" office:value="1922.12761406599" calcext:value-type="float">
            <text:p>1922.1</text:p>
          </table:table-cell>
          <table:table-cell table:style-name="ce7" table:formula="of:=[.Q85]" office:value-type="float" office:value="1920.96763284347" calcext:value-type="float">
            <text:p>1921.0</text:p>
          </table:table-cell>
          <table:table-cell table:style-name="ce7" table:formula="of:=[.R85]" office:value-type="float" office:value="1919.8017367278" calcext:value-type="float">
            <text:p>1919.8</text:p>
          </table:table-cell>
          <table:table-cell table:style-name="ce5" table:formula="of:=SUMPRODUCT([.J86:.S86];pot_heat_diffusion)" office:value-type="float" office:value="1924.99011931439" calcext:value-type="float">
            <text:p>1925</text:p>
          </table:table-cell>
          <table:table-cell table:style-name="ce5" table:formula="of:=[.V85]*leakage_out" office:value-type="float" office:value="695.311505403946" calcext:value-type="float">
            <text:p>695</text:p>
          </table:table-cell>
          <table:table-cell table:style-name="ce5" table:formula="of:=[.V85]+[.T86]-[.U86]" office:value-type="float" office:value="117114.929514568" calcext:value-type="float">
            <text:p>117115</text:p>
          </table:table-cell>
          <table:table-cell table:style-name="ce12" table:formula="of:= temp_out + [.V86]/pot_water_mass" office:value-type="float" office:value="61.2513193683428" calcext:value-type="float">
            <text:p>61.3</text:p>
          </table:table-cell>
          <table:table-cell table:style-name="ce7" table:formula="of:=IF([.G86]&gt;thermagon_temp_max;0;IF([.W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table:formula="of:=burner_C_per_s * [.X86]/100 * time_incr" office:value-type="float" office:value="2149.61306964746" calcext:value-type="float">
            <text:p>2150</text:p>
          </table:table-cell>
          <table:table-cell table:style-name="ce3" table:formula="of:=[.B87]" office:value-type="float" office:value="2149.61306964746" calcext:value-type="float">
            <text:p>2150</text:p>
          </table:table-cell>
          <table:table-cell table:style-name="ce3" table:formula="of:=[.C86]" office:value-type="float" office:value="2149.61306964746" calcext:value-type="float">
            <text:p>2150</text:p>
          </table:table-cell>
          <table:table-cell table:style-name="ce5" table:formula="of:=SUMPRODUCT([.B87:.D87];burner_heat_diffusion)" office:value-type="float" office:value="2149.61306964746" calcext:value-type="float">
            <text:p>2150</text:p>
          </table:table-cell>
          <table:table-cell table:formula="of:=[.F86]+[.E87]-[.J86]" office:value-type="float" office:value="25765.6169769756" calcext:value-type="float">
            <text:p>25766</text:p>
          </table:table-cell>
          <table:table-cell table:style-name="ce7" table:formula="of:=temp_out + [.F87] / burner_heat_mass" office:value-type="float" office:value="71.5312339539512" calcext:value-type="float">
            <text:p>71.5</text:p>
          </table:table-cell>
          <table:table-cell table:style-name="ce7" table:formula="of:=[.G87]-[.W86]" office:value-type="float" office:value="10.2799145856084" calcext:value-type="float">
            <text:p>10.3</text:p>
          </table:table-cell>
          <table:table-cell table:style-name="ce5" table:formula="of:=thermagon_k * burner_A * [.H87] / thermagon_L" office:value-type="float" office:value="1347.59003135629" calcext:value-type="float">
            <text:p>1348</text:p>
          </table:table-cell>
          <table:table-cell table:style-name="ce5" table:formula="of:=[.I87]/C_per_s_to_W*time_incr" office:value-type="float" office:value="1931.19809595341" calcext:value-type="float">
            <text:p>1931</text:p>
          </table:table-cell>
          <table:table-cell table:style-name="ce7" table:formula="of:=[.J86]" office:value-type="float" office:value="1930.08436648578" calcext:value-type="float">
            <text:p>1930.1</text:p>
          </table:table-cell>
          <table:table-cell table:style-name="ce7" table:formula="of:=[.K86]" office:value-type="float" office:value="1928.96495794737" calcext:value-type="float">
            <text:p>1929.0</text:p>
          </table:table-cell>
          <table:table-cell table:style-name="ce7" table:formula="of:=[.L86]" office:value-type="float" office:value="1927.83984137751" calcext:value-type="float">
            <text:p>1927.8</text:p>
          </table:table-cell>
          <table:table-cell table:style-name="ce7" table:formula="of:=[.M86]" office:value-type="float" office:value="1926.70898766755" calcext:value-type="float">
            <text:p>1926.7</text:p>
          </table:table-cell>
          <table:table-cell table:style-name="ce7" table:formula="of:=[.N86]" office:value-type="float" office:value="1925.57236756054" calcext:value-type="float">
            <text:p>1925.6</text:p>
          </table:table-cell>
          <table:table-cell table:style-name="ce7" table:formula="of:=[.O86]" office:value-type="float" office:value="1924.42995165124" calcext:value-type="float">
            <text:p>1924.4</text:p>
          </table:table-cell>
          <table:table-cell table:style-name="ce7" table:formula="of:=[.P86]" office:value-type="float" office:value="1923.28171038648" calcext:value-type="float">
            <text:p>1923.3</text:p>
          </table:table-cell>
          <table:table-cell table:style-name="ce7" table:formula="of:=[.Q86]" office:value-type="float" office:value="1922.12761406599" calcext:value-type="float">
            <text:p>1922.1</text:p>
          </table:table-cell>
          <table:table-cell table:style-name="ce7" table:formula="of:=[.R86]" office:value-type="float" office:value="1920.96763284347" calcext:value-type="float">
            <text:p>1921.0</text:p>
          </table:table-cell>
          <table:table-cell table:style-name="ce5" table:formula="of:=SUMPRODUCT([.J87:.S87];pot_heat_diffusion)" office:value-type="float" office:value="1926.12969333228" calcext:value-type="float">
            <text:p>1926</text:p>
          </table:table-cell>
          <table:table-cell table:style-name="ce5" table:formula="of:=[.V86]*leakage_out" office:value-type="float" office:value="702.689577087409" calcext:value-type="float">
            <text:p>703</text:p>
          </table:table-cell>
          <table:table-cell table:style-name="ce5" table:formula="of:=[.V86]+[.T87]-[.U87]" office:value-type="float" office:value="118338.369630813" calcext:value-type="float">
            <text:p>118338</text:p>
          </table:table-cell>
          <table:table-cell table:style-name="ce12" table:formula="of:= temp_out + [.V87]/pot_water_mass" office:value-type="float" office:value="61.682250925681" calcext:value-type="float">
            <text:p>61.7</text:p>
          </table:table-cell>
          <table:table-cell table:style-name="ce7" table:formula="of:=IF([.G87]&gt;thermagon_temp_max;0;IF([.W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table:formula="of:=burner_C_per_s * [.X87]/100 * time_incr" office:value-type="float" office:value="2149.61306964746" calcext:value-type="float">
            <text:p>2150</text:p>
          </table:table-cell>
          <table:table-cell table:style-name="ce3" table:formula="of:=[.B88]" office:value-type="float" office:value="2149.61306964746" calcext:value-type="float">
            <text:p>2150</text:p>
          </table:table-cell>
          <table:table-cell table:style-name="ce3" table:formula="of:=[.C87]" office:value-type="float" office:value="2149.61306964746" calcext:value-type="float">
            <text:p>2150</text:p>
          </table:table-cell>
          <table:table-cell table:style-name="ce5" table:formula="of:=SUMPRODUCT([.B88:.D88];burner_heat_diffusion)" office:value-type="float" office:value="2149.61306964746" calcext:value-type="float">
            <text:p>2150</text:p>
          </table:table-cell>
          <table:table-cell table:formula="of:=[.F87]+[.E88]-[.J87]" office:value-type="float" office:value="25984.0319506697" calcext:value-type="float">
            <text:p>25984</text:p>
          </table:table-cell>
          <table:table-cell table:style-name="ce7" table:formula="of:=temp_out + [.F88] / burner_heat_mass" office:value-type="float" office:value="71.9680639013393" calcext:value-type="float">
            <text:p>72.0</text:p>
          </table:table-cell>
          <table:table-cell table:style-name="ce7" table:formula="of:=[.G88]-[.W87]" office:value-type="float" office:value="10.2858129756584" calcext:value-type="float">
            <text:p>10.3</text:p>
          </table:table-cell>
          <table:table-cell table:style-name="ce5" table:formula="of:=thermagon_k * burner_A * [.H88] / thermagon_L" office:value-type="float" office:value="1348.36324902908" calcext:value-type="float">
            <text:p>1348</text:p>
          </table:table-cell>
          <table:table-cell table:style-name="ce5" table:formula="of:=[.I88]/C_per_s_to_W*time_incr" office:value-type="float" office:value="1932.30617516349" calcext:value-type="float">
            <text:p>1932</text:p>
          </table:table-cell>
          <table:table-cell table:style-name="ce7" table:formula="of:=[.J87]" office:value-type="float" office:value="1931.19809595341" calcext:value-type="float">
            <text:p>1931.2</text:p>
          </table:table-cell>
          <table:table-cell table:style-name="ce7" table:formula="of:=[.K87]" office:value-type="float" office:value="1930.08436648578" calcext:value-type="float">
            <text:p>1930.1</text:p>
          </table:table-cell>
          <table:table-cell table:style-name="ce7" table:formula="of:=[.L87]" office:value-type="float" office:value="1928.96495794737" calcext:value-type="float">
            <text:p>1929.0</text:p>
          </table:table-cell>
          <table:table-cell table:style-name="ce7" table:formula="of:=[.M87]" office:value-type="float" office:value="1927.83984137751" calcext:value-type="float">
            <text:p>1927.8</text:p>
          </table:table-cell>
          <table:table-cell table:style-name="ce7" table:formula="of:=[.N87]" office:value-type="float" office:value="1926.70898766755" calcext:value-type="float">
            <text:p>1926.7</text:p>
          </table:table-cell>
          <table:table-cell table:style-name="ce7" table:formula="of:=[.O87]" office:value-type="float" office:value="1925.57236756054" calcext:value-type="float">
            <text:p>1925.6</text:p>
          </table:table-cell>
          <table:table-cell table:style-name="ce7" table:formula="of:=[.P87]" office:value-type="float" office:value="1924.42995165124" calcext:value-type="float">
            <text:p>1924.4</text:p>
          </table:table-cell>
          <table:table-cell table:style-name="ce7" table:formula="of:=[.Q87]" office:value-type="float" office:value="1923.28171038648" calcext:value-type="float">
            <text:p>1923.3</text:p>
          </table:table-cell>
          <table:table-cell table:style-name="ce7" table:formula="of:=[.R87]" office:value-type="float" office:value="1922.12761406599" calcext:value-type="float">
            <text:p>1922.1</text:p>
          </table:table-cell>
          <table:table-cell table:style-name="ce5" table:formula="of:=SUMPRODUCT([.J88:.S88];pot_heat_diffusion)" office:value-type="float" office:value="1927.26348596959" calcext:value-type="float">
            <text:p>1927</text:p>
          </table:table-cell>
          <table:table-cell table:style-name="ce5" table:formula="of:=[.V87]*leakage_out" office:value-type="float" office:value="710.030217784878" calcext:value-type="float">
            <text:p>710</text:p>
          </table:table-cell>
          <table:table-cell table:style-name="ce5" table:formula="of:=[.V87]+[.T88]-[.U88]" office:value-type="float" office:value="119555.602898998" calcext:value-type="float">
            <text:p>119556</text:p>
          </table:table-cell>
          <table:table-cell table:style-name="ce12" table:formula="of:= temp_out + [.V88]/pot_water_mass" office:value-type="float" office:value="62.1109962487563" calcext:value-type="float">
            <text:p>62.1</text:p>
          </table:table-cell>
          <table:table-cell table:style-name="ce7" table:formula="of:=IF([.G88]&gt;thermagon_temp_max;0;IF([.W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table:formula="of:=burner_C_per_s * [.X88]/100 * time_incr" office:value-type="float" office:value="2149.61306964746" calcext:value-type="float">
            <text:p>2150</text:p>
          </table:table-cell>
          <table:table-cell table:style-name="ce3" table:formula="of:=[.B89]" office:value-type="float" office:value="2149.61306964746" calcext:value-type="float">
            <text:p>2150</text:p>
          </table:table-cell>
          <table:table-cell table:style-name="ce3" table:formula="of:=[.C88]" office:value-type="float" office:value="2149.61306964746" calcext:value-type="float">
            <text:p>2150</text:p>
          </table:table-cell>
          <table:table-cell table:style-name="ce5" table:formula="of:=SUMPRODUCT([.B89:.D89];burner_heat_diffusion)" office:value-type="float" office:value="2149.61306964746" calcext:value-type="float">
            <text:p>2150</text:p>
          </table:table-cell>
          <table:table-cell table:formula="of:=[.F88]+[.E89]-[.J88]" office:value-type="float" office:value="26201.3388451536" calcext:value-type="float">
            <text:p>26201</text:p>
          </table:table-cell>
          <table:table-cell table:style-name="ce7" table:formula="of:=temp_out + [.F89] / burner_heat_mass" office:value-type="float" office:value="72.4026776903073" calcext:value-type="float">
            <text:p>72.4</text:p>
          </table:table-cell>
          <table:table-cell table:style-name="ce7" table:formula="of:=[.G89]-[.W88]" office:value-type="float" office:value="10.2916814415511" calcext:value-type="float">
            <text:p>10.3</text:p>
          </table:table-cell>
          <table:table-cell table:style-name="ce5" table:formula="of:=thermagon_k * burner_A * [.H89] / thermagon_L" office:value-type="float" office:value="1349.13254395566" calcext:value-type="float">
            <text:p>1349</text:p>
          </table:table-cell>
          <table:table-cell table:style-name="ce5" table:formula="of:=[.I89]/C_per_s_to_W*time_incr" office:value-type="float" office:value="1933.40863278255" calcext:value-type="float">
            <text:p>1933</text:p>
          </table:table-cell>
          <table:table-cell table:style-name="ce7" table:formula="of:=[.J88]" office:value-type="float" office:value="1932.30617516349" calcext:value-type="float">
            <text:p>1932.3</text:p>
          </table:table-cell>
          <table:table-cell table:style-name="ce7" table:formula="of:=[.K88]" office:value-type="float" office:value="1931.19809595341" calcext:value-type="float">
            <text:p>1931.2</text:p>
          </table:table-cell>
          <table:table-cell table:style-name="ce7" table:formula="of:=[.L88]" office:value-type="float" office:value="1930.08436648578" calcext:value-type="float">
            <text:p>1930.1</text:p>
          </table:table-cell>
          <table:table-cell table:style-name="ce7" table:formula="of:=[.M88]" office:value-type="float" office:value="1928.96495794737" calcext:value-type="float">
            <text:p>1929.0</text:p>
          </table:table-cell>
          <table:table-cell table:style-name="ce7" table:formula="of:=[.N88]" office:value-type="float" office:value="1927.83984137751" calcext:value-type="float">
            <text:p>1927.8</text:p>
          </table:table-cell>
          <table:table-cell table:style-name="ce7" table:formula="of:=[.O88]" office:value-type="float" office:value="1926.70898766755" calcext:value-type="float">
            <text:p>1926.7</text:p>
          </table:table-cell>
          <table:table-cell table:style-name="ce7" table:formula="of:=[.P88]" office:value-type="float" office:value="1925.57236756054" calcext:value-type="float">
            <text:p>1925.6</text:p>
          </table:table-cell>
          <table:table-cell table:style-name="ce7" table:formula="of:=[.Q88]" office:value-type="float" office:value="1924.42995165124" calcext:value-type="float">
            <text:p>1924.4</text:p>
          </table:table-cell>
          <table:table-cell table:style-name="ce7" table:formula="of:=[.R88]" office:value-type="float" office:value="1923.28171038648" calcext:value-type="float">
            <text:p>1923.3</text:p>
          </table:table-cell>
          <table:table-cell table:style-name="ce5" table:formula="of:=SUMPRODUCT([.J89:.S89];pot_heat_diffusion)" office:value-type="float" office:value="1928.39152655699" calcext:value-type="float">
            <text:p>1928</text:p>
          </table:table-cell>
          <table:table-cell table:style-name="ce5" table:formula="of:=[.V88]*leakage_out" office:value-type="float" office:value="717.333617393986" calcext:value-type="float">
            <text:p>717</text:p>
          </table:table-cell>
          <table:table-cell table:style-name="ce5" table:formula="of:=[.V88]+[.T89]-[.U89]" office:value-type="float" office:value="120766.660808161" calcext:value-type="float">
            <text:p>120767</text:p>
          </table:table-cell>
          <table:table-cell table:style-name="ce12" table:formula="of:= temp_out + [.V89]/pot_water_mass" office:value-type="float" office:value="62.5375664289332" calcext:value-type="float">
            <text:p>62.5</text:p>
          </table:table-cell>
          <table:table-cell table:style-name="ce7" table:formula="of:=IF([.G89]&gt;thermagon_temp_max;0;IF([.W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table:formula="of:=burner_C_per_s * [.X89]/100 * time_incr" office:value-type="float" office:value="2149.61306964746" calcext:value-type="float">
            <text:p>2150</text:p>
          </table:table-cell>
          <table:table-cell table:style-name="ce3" table:formula="of:=[.B90]" office:value-type="float" office:value="2149.61306964746" calcext:value-type="float">
            <text:p>2150</text:p>
          </table:table-cell>
          <table:table-cell table:style-name="ce3" table:formula="of:=[.C89]" office:value-type="float" office:value="2149.61306964746" calcext:value-type="float">
            <text:p>2150</text:p>
          </table:table-cell>
          <table:table-cell table:style-name="ce5" table:formula="of:=SUMPRODUCT([.B90:.D90];burner_heat_diffusion)" office:value-type="float" office:value="2149.61306964746" calcext:value-type="float">
            <text:p>2150</text:p>
          </table:table-cell>
          <table:table-cell table:formula="of:=[.F89]+[.E90]-[.J89]" office:value-type="float" office:value="26417.5432820186" calcext:value-type="float">
            <text:p>26418</text:p>
          </table:table-cell>
          <table:table-cell table:style-name="ce7" table:formula="of:=temp_out + [.F90] / burner_heat_mass" office:value-type="float" office:value="72.8350865640371" calcext:value-type="float">
            <text:p>72.8</text:p>
          </table:table-cell>
          <table:table-cell table:style-name="ce7" table:formula="of:=[.G90]-[.W89]" office:value-type="float" office:value="10.2975201351039" calcext:value-type="float">
            <text:p>10.3</text:p>
          </table:table-cell>
          <table:table-cell table:style-name="ce5" table:formula="of:=thermagon_k * burner_A * [.H90] / thermagon_L" office:value-type="float" office:value="1349.89793603771" calcext:value-type="float">
            <text:p>1350</text:p>
          </table:table-cell>
          <table:table-cell table:style-name="ce5" table:formula="of:=[.I90]/C_per_s_to_W*time_incr" office:value-type="float" office:value="1934.5054973312" calcext:value-type="float">
            <text:p>1935</text:p>
          </table:table-cell>
          <table:table-cell table:style-name="ce7" table:formula="of:=[.J89]" office:value-type="float" office:value="1933.40863278255" calcext:value-type="float">
            <text:p>1933.4</text:p>
          </table:table-cell>
          <table:table-cell table:style-name="ce7" table:formula="of:=[.K89]" office:value-type="float" office:value="1932.30617516349" calcext:value-type="float">
            <text:p>1932.3</text:p>
          </table:table-cell>
          <table:table-cell table:style-name="ce7" table:formula="of:=[.L89]" office:value-type="float" office:value="1931.19809595341" calcext:value-type="float">
            <text:p>1931.2</text:p>
          </table:table-cell>
          <table:table-cell table:style-name="ce7" table:formula="of:=[.M89]" office:value-type="float" office:value="1930.08436648578" calcext:value-type="float">
            <text:p>1930.1</text:p>
          </table:table-cell>
          <table:table-cell table:style-name="ce7" table:formula="of:=[.N89]" office:value-type="float" office:value="1928.96495794737" calcext:value-type="float">
            <text:p>1929.0</text:p>
          </table:table-cell>
          <table:table-cell table:style-name="ce7" table:formula="of:=[.O89]" office:value-type="float" office:value="1927.83984137751" calcext:value-type="float">
            <text:p>1927.8</text:p>
          </table:table-cell>
          <table:table-cell table:style-name="ce7" table:formula="of:=[.P89]" office:value-type="float" office:value="1926.70898766755" calcext:value-type="float">
            <text:p>1926.7</text:p>
          </table:table-cell>
          <table:table-cell table:style-name="ce7" table:formula="of:=[.Q89]" office:value-type="float" office:value="1925.57236756054" calcext:value-type="float">
            <text:p>1925.6</text:p>
          </table:table-cell>
          <table:table-cell table:style-name="ce7" table:formula="of:=[.R89]" office:value-type="float" office:value="1924.42995165124" calcext:value-type="float">
            <text:p>1924.4</text:p>
          </table:table-cell>
          <table:table-cell table:style-name="ce5" table:formula="of:=SUMPRODUCT([.J90:.S90];pot_heat_diffusion)" office:value-type="float" office:value="1929.51384427751" calcext:value-type="float">
            <text:p>1930</text:p>
          </table:table-cell>
          <table:table-cell table:style-name="ce5" table:formula="of:=[.V89]*leakage_out" office:value-type="float" office:value="724.599964848964" calcext:value-type="float">
            <text:p>725</text:p>
          </table:table-cell>
          <table:table-cell table:style-name="ce5" table:formula="of:=[.V89]+[.T90]-[.U90]" office:value-type="float" office:value="121971.574687589" calcext:value-type="float">
            <text:p>121972</text:p>
          </table:table-cell>
          <table:table-cell table:style-name="ce12" table:formula="of:= temp_out + [.V90]/pot_water_mass" office:value-type="float" office:value="62.9619725013074" calcext:value-type="float">
            <text:p>63.0</text:p>
          </table:table-cell>
          <table:table-cell table:style-name="ce7" table:formula="of:=IF([.G90]&gt;thermagon_temp_max;0;IF([.W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table:formula="of:=burner_C_per_s * [.X90]/100 * time_incr" office:value-type="float" office:value="2149.61306964746" calcext:value-type="float">
            <text:p>2150</text:p>
          </table:table-cell>
          <table:table-cell table:style-name="ce3" table:formula="of:=[.B91]" office:value-type="float" office:value="2149.61306964746" calcext:value-type="float">
            <text:p>2150</text:p>
          </table:table-cell>
          <table:table-cell table:style-name="ce3" table:formula="of:=[.C90]" office:value-type="float" office:value="2149.61306964746" calcext:value-type="float">
            <text:p>2150</text:p>
          </table:table-cell>
          <table:table-cell table:style-name="ce5" table:formula="of:=SUMPRODUCT([.B91:.D91];burner_heat_diffusion)" office:value-type="float" office:value="2149.61306964746" calcext:value-type="float">
            <text:p>2150</text:p>
          </table:table-cell>
          <table:table-cell table:formula="of:=[.F90]+[.E91]-[.J90]" office:value-type="float" office:value="26632.6508543348" calcext:value-type="float">
            <text:p>26633</text:p>
          </table:table-cell>
          <table:table-cell table:style-name="ce7" table:formula="of:=temp_out + [.F91] / burner_heat_mass" office:value-type="float" office:value="73.2653017086697" calcext:value-type="float">
            <text:p>73.3</text:p>
          </table:table-cell>
          <table:table-cell table:style-name="ce7" table:formula="of:=[.G91]-[.W90]" office:value-type="float" office:value="10.3033292073623" calcext:value-type="float">
            <text:p>10.3</text:p>
          </table:table-cell>
          <table:table-cell table:style-name="ce5" table:formula="of:=thermagon_k * burner_A * [.H91] / thermagon_L" office:value-type="float" office:value="1350.65944507571" calcext:value-type="float">
            <text:p>1351</text:p>
          </table:table-cell>
          <table:table-cell table:style-name="ce5" table:formula="of:=[.I91]/C_per_s_to_W*time_incr" office:value-type="float" office:value="1935.59679718502" calcext:value-type="float">
            <text:p>1936</text:p>
          </table:table-cell>
          <table:table-cell table:style-name="ce7" table:formula="of:=[.J90]" office:value-type="float" office:value="1934.5054973312" calcext:value-type="float">
            <text:p>1934.5</text:p>
          </table:table-cell>
          <table:table-cell table:style-name="ce7" table:formula="of:=[.K90]" office:value-type="float" office:value="1933.40863278255" calcext:value-type="float">
            <text:p>1933.4</text:p>
          </table:table-cell>
          <table:table-cell table:style-name="ce7" table:formula="of:=[.L90]" office:value-type="float" office:value="1932.30617516349" calcext:value-type="float">
            <text:p>1932.3</text:p>
          </table:table-cell>
          <table:table-cell table:style-name="ce7" table:formula="of:=[.M90]" office:value-type="float" office:value="1931.19809595341" calcext:value-type="float">
            <text:p>1931.2</text:p>
          </table:table-cell>
          <table:table-cell table:style-name="ce7" table:formula="of:=[.N90]" office:value-type="float" office:value="1930.08436648578" calcext:value-type="float">
            <text:p>1930.1</text:p>
          </table:table-cell>
          <table:table-cell table:style-name="ce7" table:formula="of:=[.O90]" office:value-type="float" office:value="1928.96495794737" calcext:value-type="float">
            <text:p>1929.0</text:p>
          </table:table-cell>
          <table:table-cell table:style-name="ce7" table:formula="of:=[.P90]" office:value-type="float" office:value="1927.83984137751" calcext:value-type="float">
            <text:p>1927.8</text:p>
          </table:table-cell>
          <table:table-cell table:style-name="ce7" table:formula="of:=[.Q90]" office:value-type="float" office:value="1926.70898766755" calcext:value-type="float">
            <text:p>1926.7</text:p>
          </table:table-cell>
          <table:table-cell table:style-name="ce7" table:formula="of:=[.R90]" office:value-type="float" office:value="1925.57236756054" calcext:value-type="float">
            <text:p>1925.6</text:p>
          </table:table-cell>
          <table:table-cell table:style-name="ce5" table:formula="of:=SUMPRODUCT([.J91:.S91];pot_heat_diffusion)" office:value-type="float" office:value="1930.63046816654" calcext:value-type="float">
            <text:p>1931</text:p>
          </table:table-cell>
          <table:table-cell table:style-name="ce5" table:formula="of:=[.V90]*leakage_out" office:value-type="float" office:value="731.829448125535" calcext:value-type="float">
            <text:p>732</text:p>
          </table:table-cell>
          <table:table-cell table:style-name="ce5" table:formula="of:=[.V90]+[.T91]-[.U91]" office:value-type="float" office:value="123170.37570763" calcext:value-type="float">
            <text:p>123170</text:p>
          </table:table-cell>
          <table:table-cell table:style-name="ce12" table:formula="of:= temp_out + [.V91]/pot_water_mass" office:value-type="float" office:value="63.3842254449908" calcext:value-type="float">
            <text:p>63.4</text:p>
          </table:table-cell>
          <table:table-cell table:style-name="ce7" table:formula="of:=IF([.G91]&gt;thermagon_temp_max;0;IF([.W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table:formula="of:=burner_C_per_s * [.X91]/100 * time_incr" office:value-type="float" office:value="2149.61306964746" calcext:value-type="float">
            <text:p>2150</text:p>
          </table:table-cell>
          <table:table-cell table:style-name="ce3" table:formula="of:=[.B92]" office:value-type="float" office:value="2149.61306964746" calcext:value-type="float">
            <text:p>2150</text:p>
          </table:table-cell>
          <table:table-cell table:style-name="ce3" table:formula="of:=[.C91]" office:value-type="float" office:value="2149.61306964746" calcext:value-type="float">
            <text:p>2150</text:p>
          </table:table-cell>
          <table:table-cell table:style-name="ce5" table:formula="of:=SUMPRODUCT([.B92:.D92];burner_heat_diffusion)" office:value-type="float" office:value="2149.61306964746" calcext:value-type="float">
            <text:p>2150</text:p>
          </table:table-cell>
          <table:table-cell table:formula="of:=[.F91]+[.E92]-[.J91]" office:value-type="float" office:value="26846.6671267973" calcext:value-type="float">
            <text:p>26847</text:p>
          </table:table-cell>
          <table:table-cell table:style-name="ce7" table:formula="of:=temp_out + [.F92] / burner_heat_mass" office:value-type="float" office:value="73.6933342535945" calcext:value-type="float">
            <text:p>73.7</text:p>
          </table:table-cell>
          <table:table-cell table:style-name="ce7" table:formula="of:=[.G92]-[.W91]" office:value-type="float" office:value="10.3091088086037" calcext:value-type="float">
            <text:p>10.3</text:p>
          </table:table-cell>
          <table:table-cell table:style-name="ce5" table:formula="of:=thermagon_k * burner_A * [.H92] / thermagon_L" office:value-type="float" office:value="1351.41709076949" calcext:value-type="float">
            <text:p>1351</text:p>
          </table:table-cell>
          <table:table-cell table:style-name="ce5" table:formula="of:=[.I92]/C_per_s_to_W*time_incr" office:value-type="float" office:value="1936.68256057536" calcext:value-type="float">
            <text:p>1937</text:p>
          </table:table-cell>
          <table:table-cell table:style-name="ce7" table:formula="of:=[.J91]" office:value-type="float" office:value="1935.59679718502" calcext:value-type="float">
            <text:p>1935.6</text:p>
          </table:table-cell>
          <table:table-cell table:style-name="ce7" table:formula="of:=[.K91]" office:value-type="float" office:value="1934.5054973312" calcext:value-type="float">
            <text:p>1934.5</text:p>
          </table:table-cell>
          <table:table-cell table:style-name="ce7" table:formula="of:=[.L91]" office:value-type="float" office:value="1933.40863278255" calcext:value-type="float">
            <text:p>1933.4</text:p>
          </table:table-cell>
          <table:table-cell table:style-name="ce7" table:formula="of:=[.M91]" office:value-type="float" office:value="1932.30617516349" calcext:value-type="float">
            <text:p>1932.3</text:p>
          </table:table-cell>
          <table:table-cell table:style-name="ce7" table:formula="of:=[.N91]" office:value-type="float" office:value="1931.19809595341" calcext:value-type="float">
            <text:p>1931.2</text:p>
          </table:table-cell>
          <table:table-cell table:style-name="ce7" table:formula="of:=[.O91]" office:value-type="float" office:value="1930.08436648578" calcext:value-type="float">
            <text:p>1930.1</text:p>
          </table:table-cell>
          <table:table-cell table:style-name="ce7" table:formula="of:=[.P91]" office:value-type="float" office:value="1928.96495794737" calcext:value-type="float">
            <text:p>1929.0</text:p>
          </table:table-cell>
          <table:table-cell table:style-name="ce7" table:formula="of:=[.Q91]" office:value-type="float" office:value="1927.83984137751" calcext:value-type="float">
            <text:p>1927.8</text:p>
          </table:table-cell>
          <table:table-cell table:style-name="ce7" table:formula="of:=[.R91]" office:value-type="float" office:value="1926.70898766755" calcext:value-type="float">
            <text:p>1926.7</text:p>
          </table:table-cell>
          <table:table-cell table:style-name="ce5" table:formula="of:=SUMPRODUCT([.J92:.S92];pot_heat_diffusion)" office:value-type="float" office:value="1931.74142711213" calcext:value-type="float">
            <text:p>1932</text:p>
          </table:table-cell>
          <table:table-cell table:style-name="ce5" table:formula="of:=[.V91]*leakage_out" office:value-type="float" office:value="739.022254245782" calcext:value-type="float">
            <text:p>739</text:p>
          </table:table-cell>
          <table:table-cell table:style-name="ce5" table:formula="of:=[.V91]+[.T92]-[.U92]" office:value-type="float" office:value="124363.094880497" calcext:value-type="float">
            <text:p>124363</text:p>
          </table:table-cell>
          <table:table-cell table:style-name="ce12" table:formula="of:= temp_out + [.V92]/pot_water_mass" office:value-type="float" office:value="63.8043361833962" calcext:value-type="float">
            <text:p>63.8</text:p>
          </table:table-cell>
          <table:table-cell table:style-name="ce7" table:formula="of:=IF([.G92]&gt;thermagon_temp_max;0;IF([.W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table:formula="of:=burner_C_per_s * [.X92]/100 * time_incr" office:value-type="float" office:value="2149.61306964746" calcext:value-type="float">
            <text:p>2150</text:p>
          </table:table-cell>
          <table:table-cell table:style-name="ce3" table:formula="of:=[.B93]" office:value-type="float" office:value="2149.61306964746" calcext:value-type="float">
            <text:p>2150</text:p>
          </table:table-cell>
          <table:table-cell table:style-name="ce3" table:formula="of:=[.C92]" office:value-type="float" office:value="2149.61306964746" calcext:value-type="float">
            <text:p>2150</text:p>
          </table:table-cell>
          <table:table-cell table:style-name="ce5" table:formula="of:=SUMPRODUCT([.B93:.D93];burner_heat_diffusion)" office:value-type="float" office:value="2149.61306964746" calcext:value-type="float">
            <text:p>2150</text:p>
          </table:table-cell>
          <table:table-cell table:formula="of:=[.F92]+[.E93]-[.J92]" office:value-type="float" office:value="27059.5976358694" calcext:value-type="float">
            <text:p>27060</text:p>
          </table:table-cell>
          <table:table-cell table:style-name="ce7" table:formula="of:=temp_out + [.F93] / burner_heat_mass" office:value-type="float" office:value="74.1191952717388" calcext:value-type="float">
            <text:p>74.1</text:p>
          </table:table-cell>
          <table:table-cell table:style-name="ce7" table:formula="of:=[.G93]-[.W92]" office:value-type="float" office:value="10.3148590883426" calcext:value-type="float">
            <text:p>10.3</text:p>
          </table:table-cell>
          <table:table-cell table:style-name="ce5" table:formula="of:=thermagon_k * burner_A * [.H93] / thermagon_L" office:value-type="float" office:value="1352.17089271882" calcext:value-type="float">
            <text:p>1352</text:p>
          </table:table-cell>
          <table:table-cell table:style-name="ce5" table:formula="of:=[.I93]/C_per_s_to_W*time_incr" office:value-type="float" office:value="1937.76281559017" calcext:value-type="float">
            <text:p>1938</text:p>
          </table:table-cell>
          <table:table-cell table:style-name="ce7" table:formula="of:=[.J92]" office:value-type="float" office:value="1936.68256057536" calcext:value-type="float">
            <text:p>1936.7</text:p>
          </table:table-cell>
          <table:table-cell table:style-name="ce7" table:formula="of:=[.K92]" office:value-type="float" office:value="1935.59679718502" calcext:value-type="float">
            <text:p>1935.6</text:p>
          </table:table-cell>
          <table:table-cell table:style-name="ce7" table:formula="of:=[.L92]" office:value-type="float" office:value="1934.5054973312" calcext:value-type="float">
            <text:p>1934.5</text:p>
          </table:table-cell>
          <table:table-cell table:style-name="ce7" table:formula="of:=[.M92]" office:value-type="float" office:value="1933.40863278255" calcext:value-type="float">
            <text:p>1933.4</text:p>
          </table:table-cell>
          <table:table-cell table:style-name="ce7" table:formula="of:=[.N92]" office:value-type="float" office:value="1932.30617516349" calcext:value-type="float">
            <text:p>1932.3</text:p>
          </table:table-cell>
          <table:table-cell table:style-name="ce7" table:formula="of:=[.O92]" office:value-type="float" office:value="1931.19809595341" calcext:value-type="float">
            <text:p>1931.2</text:p>
          </table:table-cell>
          <table:table-cell table:style-name="ce7" table:formula="of:=[.P92]" office:value-type="float" office:value="1930.08436648578" calcext:value-type="float">
            <text:p>1930.1</text:p>
          </table:table-cell>
          <table:table-cell table:style-name="ce7" table:formula="of:=[.Q92]" office:value-type="float" office:value="1928.96495794737" calcext:value-type="float">
            <text:p>1929.0</text:p>
          </table:table-cell>
          <table:table-cell table:style-name="ce7" table:formula="of:=[.R92]" office:value-type="float" office:value="1927.83984137751" calcext:value-type="float">
            <text:p>1927.8</text:p>
          </table:table-cell>
          <table:table-cell table:style-name="ce5" table:formula="of:=SUMPRODUCT([.J93:.S93];pot_heat_diffusion)" office:value-type="float" office:value="1932.84674985555" calcext:value-type="float">
            <text:p>1933</text:p>
          </table:table-cell>
          <table:table-cell table:style-name="ce5" table:formula="of:=[.V92]*leakage_out" office:value-type="float" office:value="746.17856928298" calcext:value-type="float">
            <text:p>746</text:p>
          </table:table-cell>
          <table:table-cell table:style-name="ce5" table:formula="of:=[.V92]+[.T93]-[.U93]" office:value-type="float" office:value="125549.763061069" calcext:value-type="float">
            <text:p>125550</text:p>
          </table:table-cell>
          <table:table-cell table:style-name="ce12" table:formula="of:= temp_out + [.V93]/pot_water_mass" office:value-type="float" office:value="64.2223155845191" calcext:value-type="float">
            <text:p>64.2</text:p>
          </table:table-cell>
          <table:table-cell table:style-name="ce7" table:formula="of:=IF([.G93]&gt;thermagon_temp_max;0;IF([.W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table:formula="of:=burner_C_per_s * [.X93]/100 * time_incr" office:value-type="float" office:value="2149.61306964746" calcext:value-type="float">
            <text:p>2150</text:p>
          </table:table-cell>
          <table:table-cell table:style-name="ce3" table:formula="of:=[.B94]" office:value-type="float" office:value="2149.61306964746" calcext:value-type="float">
            <text:p>2150</text:p>
          </table:table-cell>
          <table:table-cell table:style-name="ce3" table:formula="of:=[.C93]" office:value-type="float" office:value="2149.61306964746" calcext:value-type="float">
            <text:p>2150</text:p>
          </table:table-cell>
          <table:table-cell table:style-name="ce5" table:formula="of:=SUMPRODUCT([.B94:.D94];burner_heat_diffusion)" office:value-type="float" office:value="2149.61306964746" calcext:value-type="float">
            <text:p>2150</text:p>
          </table:table-cell>
          <table:table-cell table:formula="of:=[.F93]+[.E94]-[.J93]" office:value-type="float" office:value="27271.4478899267" calcext:value-type="float">
            <text:p>27271</text:p>
          </table:table-cell>
          <table:table-cell table:style-name="ce7" table:formula="of:=temp_out + [.F94] / burner_heat_mass" office:value-type="float" office:value="74.5428957798534" calcext:value-type="float">
            <text:p>74.5</text:p>
          </table:table-cell>
          <table:table-cell table:style-name="ce7" table:formula="of:=[.G94]-[.W93]" office:value-type="float" office:value="10.3205801953343" calcext:value-type="float">
            <text:p>10.3</text:p>
          </table:table-cell>
          <table:table-cell table:style-name="ce5" table:formula="of:=thermagon_k * burner_A * [.H94] / thermagon_L" office:value-type="float" office:value="1352.92087042399" calcext:value-type="float">
            <text:p>1353</text:p>
          </table:table-cell>
          <table:table-cell table:style-name="ce5" table:formula="of:=[.I94]/C_per_s_to_W*time_incr" office:value-type="float" office:value="1938.83759017483" calcext:value-type="float">
            <text:p>1939</text:p>
          </table:table-cell>
          <table:table-cell table:style-name="ce7" table:formula="of:=[.J93]" office:value-type="float" office:value="1937.76281559017" calcext:value-type="float">
            <text:p>1937.8</text:p>
          </table:table-cell>
          <table:table-cell table:style-name="ce7" table:formula="of:=[.K93]" office:value-type="float" office:value="1936.68256057536" calcext:value-type="float">
            <text:p>1936.7</text:p>
          </table:table-cell>
          <table:table-cell table:style-name="ce7" table:formula="of:=[.L93]" office:value-type="float" office:value="1935.59679718502" calcext:value-type="float">
            <text:p>1935.6</text:p>
          </table:table-cell>
          <table:table-cell table:style-name="ce7" table:formula="of:=[.M93]" office:value-type="float" office:value="1934.5054973312" calcext:value-type="float">
            <text:p>1934.5</text:p>
          </table:table-cell>
          <table:table-cell table:style-name="ce7" table:formula="of:=[.N93]" office:value-type="float" office:value="1933.40863278255" calcext:value-type="float">
            <text:p>1933.4</text:p>
          </table:table-cell>
          <table:table-cell table:style-name="ce7" table:formula="of:=[.O93]" office:value-type="float" office:value="1932.30617516349" calcext:value-type="float">
            <text:p>1932.3</text:p>
          </table:table-cell>
          <table:table-cell table:style-name="ce7" table:formula="of:=[.P93]" office:value-type="float" office:value="1931.19809595341" calcext:value-type="float">
            <text:p>1931.2</text:p>
          </table:table-cell>
          <table:table-cell table:style-name="ce7" table:formula="of:=[.Q93]" office:value-type="float" office:value="1930.08436648578" calcext:value-type="float">
            <text:p>1930.1</text:p>
          </table:table-cell>
          <table:table-cell table:style-name="ce7" table:formula="of:=[.R93]" office:value-type="float" office:value="1928.96495794737" calcext:value-type="float">
            <text:p>1929.0</text:p>
          </table:table-cell>
          <table:table-cell table:style-name="ce5" table:formula="of:=SUMPRODUCT([.J94:.S94];pot_heat_diffusion)" office:value-type="float" office:value="1933.94646499187" calcext:value-type="float">
            <text:p>1934</text:p>
          </table:table-cell>
          <table:table-cell table:style-name="ce5" table:formula="of:=[.V93]*leakage_out" office:value-type="float" office:value="753.298578366415" calcext:value-type="float">
            <text:p>753</text:p>
          </table:table-cell>
          <table:table-cell table:style-name="ce5" table:formula="of:=[.V93]+[.T94]-[.U94]" office:value-type="float" office:value="126730.410947695" calcext:value-type="float">
            <text:p>126730</text:p>
          </table:table-cell>
          <table:table-cell table:style-name="ce12" table:formula="of:= temp_out + [.V94]/pot_water_mass" office:value-type="float" office:value="64.6381744612192" calcext:value-type="float">
            <text:p>64.6</text:p>
          </table:table-cell>
          <table:table-cell table:style-name="ce7" table:formula="of:=IF([.G94]&gt;thermagon_temp_max;0;IF([.W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table:formula="of:=burner_C_per_s * [.X94]/100 * time_incr" office:value-type="float" office:value="2149.61306964746" calcext:value-type="float">
            <text:p>2150</text:p>
          </table:table-cell>
          <table:table-cell table:style-name="ce3" table:formula="of:=[.B95]" office:value-type="float" office:value="2149.61306964746" calcext:value-type="float">
            <text:p>2150</text:p>
          </table:table-cell>
          <table:table-cell table:style-name="ce3" table:formula="of:=[.C94]" office:value-type="float" office:value="2149.61306964746" calcext:value-type="float">
            <text:p>2150</text:p>
          </table:table-cell>
          <table:table-cell table:style-name="ce5" table:formula="of:=SUMPRODUCT([.B95:.D95];burner_heat_diffusion)" office:value-type="float" office:value="2149.61306964746" calcext:value-type="float">
            <text:p>2150</text:p>
          </table:table-cell>
          <table:table-cell table:formula="of:=[.F94]+[.E95]-[.J94]" office:value-type="float" office:value="27482.2233693993" calcext:value-type="float">
            <text:p>27482</text:p>
          </table:table-cell>
          <table:table-cell table:style-name="ce7" table:formula="of:=temp_out + [.F95] / burner_heat_mass" office:value-type="float" office:value="74.9644467387986" calcext:value-type="float">
            <text:p>75.0</text:p>
          </table:table-cell>
          <table:table-cell table:style-name="ce7" table:formula="of:=[.G95]-[.W94]" office:value-type="float" office:value="10.3262722775794" calcext:value-type="float">
            <text:p>10.3</text:p>
          </table:table-cell>
          <table:table-cell table:style-name="ce5" table:formula="of:=thermagon_k * burner_A * [.H95] / thermagon_L" office:value-type="float" office:value="1353.66704328636" calcext:value-type="float">
            <text:p>1354</text:p>
          </table:table-cell>
          <table:table-cell table:style-name="ce5" table:formula="of:=[.I95]/C_per_s_to_W*time_incr" office:value-type="float" office:value="1939.90691213293" calcext:value-type="float">
            <text:p>1940</text:p>
          </table:table-cell>
          <table:table-cell table:style-name="ce7" table:formula="of:=[.J94]" office:value-type="float" office:value="1938.83759017483" calcext:value-type="float">
            <text:p>1938.8</text:p>
          </table:table-cell>
          <table:table-cell table:style-name="ce7" table:formula="of:=[.K94]" office:value-type="float" office:value="1937.76281559017" calcext:value-type="float">
            <text:p>1937.8</text:p>
          </table:table-cell>
          <table:table-cell table:style-name="ce7" table:formula="of:=[.L94]" office:value-type="float" office:value="1936.68256057536" calcext:value-type="float">
            <text:p>1936.7</text:p>
          </table:table-cell>
          <table:table-cell table:style-name="ce7" table:formula="of:=[.M94]" office:value-type="float" office:value="1935.59679718502" calcext:value-type="float">
            <text:p>1935.6</text:p>
          </table:table-cell>
          <table:table-cell table:style-name="ce7" table:formula="of:=[.N94]" office:value-type="float" office:value="1934.5054973312" calcext:value-type="float">
            <text:p>1934.5</text:p>
          </table:table-cell>
          <table:table-cell table:style-name="ce7" table:formula="of:=[.O94]" office:value-type="float" office:value="1933.40863278255" calcext:value-type="float">
            <text:p>1933.4</text:p>
          </table:table-cell>
          <table:table-cell table:style-name="ce7" table:formula="of:=[.P94]" office:value-type="float" office:value="1932.30617516349" calcext:value-type="float">
            <text:p>1932.3</text:p>
          </table:table-cell>
          <table:table-cell table:style-name="ce7" table:formula="of:=[.Q94]" office:value-type="float" office:value="1931.19809595341" calcext:value-type="float">
            <text:p>1931.2</text:p>
          </table:table-cell>
          <table:table-cell table:style-name="ce7" table:formula="of:=[.R94]" office:value-type="float" office:value="1930.08436648578" calcext:value-type="float">
            <text:p>1930.1</text:p>
          </table:table-cell>
          <table:table-cell table:style-name="ce5" table:formula="of:=SUMPRODUCT([.J95:.S95];pot_heat_diffusion)" office:value-type="float" office:value="1935.04060097076" calcext:value-type="float">
            <text:p>1935</text:p>
          </table:table-cell>
          <table:table-cell table:style-name="ce5" table:formula="of:=[.V94]*leakage_out" office:value-type="float" office:value="760.382465686168" calcext:value-type="float">
            <text:p>760</text:p>
          </table:table-cell>
          <table:table-cell table:style-name="ce5" table:formula="of:=[.V94]+[.T95]-[.U95]" office:value-type="float" office:value="127905.069082979" calcext:value-type="float">
            <text:p>127905</text:p>
          </table:table-cell>
          <table:table-cell table:style-name="ce12" table:formula="of:= temp_out + [.V95]/pot_water_mass" office:value-type="float" office:value="65.0519235715" calcext:value-type="float">
            <text:p>65.1</text:p>
          </table:table-cell>
          <table:table-cell table:style-name="ce7" table:formula="of:=IF([.G95]&gt;thermagon_temp_max;0;IF([.W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table:formula="of:=burner_C_per_s * [.X95]/100 * time_incr" office:value-type="float" office:value="2149.61306964746" calcext:value-type="float">
            <text:p>2150</text:p>
          </table:table-cell>
          <table:table-cell table:style-name="ce3" table:formula="of:=[.B96]" office:value-type="float" office:value="2149.61306964746" calcext:value-type="float">
            <text:p>2150</text:p>
          </table:table-cell>
          <table:table-cell table:style-name="ce3" table:formula="of:=[.C95]" office:value-type="float" office:value="2149.61306964746" calcext:value-type="float">
            <text:p>2150</text:p>
          </table:table-cell>
          <table:table-cell table:style-name="ce5" table:formula="of:=SUMPRODUCT([.B96:.D96];burner_heat_diffusion)" office:value-type="float" office:value="2149.61306964746" calcext:value-type="float">
            <text:p>2150</text:p>
          </table:table-cell>
          <table:table-cell table:formula="of:=[.F95]+[.E96]-[.J95]" office:value-type="float" office:value="27691.9295269139" calcext:value-type="float">
            <text:p>27692</text:p>
          </table:table-cell>
          <table:table-cell table:style-name="ce7" table:formula="of:=temp_out + [.F96] / burner_heat_mass" office:value-type="float" office:value="75.3838590538277" calcext:value-type="float">
            <text:p>75.4</text:p>
          </table:table-cell>
          <table:table-cell table:style-name="ce7" table:formula="of:=[.G96]-[.W95]" office:value-type="float" office:value="10.3319354823277" calcext:value-type="float">
            <text:p>10.3</text:p>
          </table:table-cell>
          <table:table-cell table:style-name="ce5" table:formula="of:=thermagon_k * burner_A * [.H96] / thermagon_L" office:value-type="float" office:value="1354.40943060882" calcext:value-type="float">
            <text:p>1354</text:p>
          </table:table-cell>
          <table:table-cell table:style-name="ce5" table:formula="of:=[.I96]/C_per_s_to_W*time_incr" office:value-type="float" office:value="1940.970809127" calcext:value-type="float">
            <text:p>1941</text:p>
          </table:table-cell>
          <table:table-cell table:style-name="ce7" table:formula="of:=[.J95]" office:value-type="float" office:value="1939.90691213293" calcext:value-type="float">
            <text:p>1939.9</text:p>
          </table:table-cell>
          <table:table-cell table:style-name="ce7" table:formula="of:=[.K95]" office:value-type="float" office:value="1938.83759017483" calcext:value-type="float">
            <text:p>1938.8</text:p>
          </table:table-cell>
          <table:table-cell table:style-name="ce7" table:formula="of:=[.L95]" office:value-type="float" office:value="1937.76281559017" calcext:value-type="float">
            <text:p>1937.8</text:p>
          </table:table-cell>
          <table:table-cell table:style-name="ce7" table:formula="of:=[.M95]" office:value-type="float" office:value="1936.68256057536" calcext:value-type="float">
            <text:p>1936.7</text:p>
          </table:table-cell>
          <table:table-cell table:style-name="ce7" table:formula="of:=[.N95]" office:value-type="float" office:value="1935.59679718502" calcext:value-type="float">
            <text:p>1935.6</text:p>
          </table:table-cell>
          <table:table-cell table:style-name="ce7" table:formula="of:=[.O95]" office:value-type="float" office:value="1934.5054973312" calcext:value-type="float">
            <text:p>1934.5</text:p>
          </table:table-cell>
          <table:table-cell table:style-name="ce7" table:formula="of:=[.P95]" office:value-type="float" office:value="1933.40863278255" calcext:value-type="float">
            <text:p>1933.4</text:p>
          </table:table-cell>
          <table:table-cell table:style-name="ce7" table:formula="of:=[.Q95]" office:value-type="float" office:value="1932.30617516349" calcext:value-type="float">
            <text:p>1932.3</text:p>
          </table:table-cell>
          <table:table-cell table:style-name="ce7" table:formula="of:=[.R95]" office:value-type="float" office:value="1931.19809595341" calcext:value-type="float">
            <text:p>1931.2</text:p>
          </table:table-cell>
          <table:table-cell table:style-name="ce5" table:formula="of:=SUMPRODUCT([.J96:.S96];pot_heat_diffusion)" office:value-type="float" office:value="1936.12918609724" calcext:value-type="float">
            <text:p>1936</text:p>
          </table:table-cell>
          <table:table-cell table:style-name="ce5" table:formula="of:=[.V95]*leakage_out" office:value-type="float" office:value="767.430414497875" calcext:value-type="float">
            <text:p>767</text:p>
          </table:table-cell>
          <table:table-cell table:style-name="ce5" table:formula="of:=[.V95]+[.T96]-[.U96]" office:value-type="float" office:value="129073.767854579" calcext:value-type="float">
            <text:p>129074</text:p>
          </table:table-cell>
          <table:table-cell table:style-name="ce12" table:formula="of:= temp_out + [.V96]/pot_water_mass" office:value-type="float" office:value="65.4635736187866" calcext:value-type="float">
            <text:p>65.5</text:p>
          </table:table-cell>
          <table:table-cell table:style-name="ce7" table:formula="of:=IF([.G96]&gt;thermagon_temp_max;0;IF([.W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table:formula="of:=burner_C_per_s * [.X96]/100 * time_incr" office:value-type="float" office:value="2149.61306964746" calcext:value-type="float">
            <text:p>2150</text:p>
          </table:table-cell>
          <table:table-cell table:style-name="ce3" table:formula="of:=[.B97]" office:value-type="float" office:value="2149.61306964746" calcext:value-type="float">
            <text:p>2150</text:p>
          </table:table-cell>
          <table:table-cell table:style-name="ce3" table:formula="of:=[.C96]" office:value-type="float" office:value="2149.61306964746" calcext:value-type="float">
            <text:p>2150</text:p>
          </table:table-cell>
          <table:table-cell table:style-name="ce5" table:formula="of:=SUMPRODUCT([.B97:.D97];burner_heat_diffusion)" office:value-type="float" office:value="2149.61306964746" calcext:value-type="float">
            <text:p>2150</text:p>
          </table:table-cell>
          <table:table-cell table:formula="of:=[.F96]+[.E97]-[.J96]" office:value-type="float" office:value="27900.5717874343" calcext:value-type="float">
            <text:p>27901</text:p>
          </table:table-cell>
          <table:table-cell table:style-name="ce7" table:formula="of:=temp_out + [.F97] / burner_heat_mass" office:value-type="float" office:value="75.8011435748686" calcext:value-type="float">
            <text:p>75.8</text:p>
          </table:table-cell>
          <table:table-cell table:style-name="ce7" table:formula="of:=[.G97]-[.W96]" office:value-type="float" office:value="10.3375699560821" calcext:value-type="float">
            <text:p>10.3</text:p>
          </table:table-cell>
          <table:table-cell table:style-name="ce5" table:formula="of:=thermagon_k * burner_A * [.H97] / thermagon_L" office:value-type="float" office:value="1355.14805159639" calcext:value-type="float">
            <text:p>1355</text:p>
          </table:table-cell>
          <table:table-cell table:style-name="ce5" table:formula="of:=[.I97]/C_per_s_to_W*time_incr" office:value-type="float" office:value="1942.02930867926" calcext:value-type="float">
            <text:p>1942</text:p>
          </table:table-cell>
          <table:table-cell table:style-name="ce7" table:formula="of:=[.J96]" office:value-type="float" office:value="1940.970809127" calcext:value-type="float">
            <text:p>1941.0</text:p>
          </table:table-cell>
          <table:table-cell table:style-name="ce7" table:formula="of:=[.K96]" office:value-type="float" office:value="1939.90691213293" calcext:value-type="float">
            <text:p>1939.9</text:p>
          </table:table-cell>
          <table:table-cell table:style-name="ce7" table:formula="of:=[.L96]" office:value-type="float" office:value="1938.83759017483" calcext:value-type="float">
            <text:p>1938.8</text:p>
          </table:table-cell>
          <table:table-cell table:style-name="ce7" table:formula="of:=[.M96]" office:value-type="float" office:value="1937.76281559017" calcext:value-type="float">
            <text:p>1937.8</text:p>
          </table:table-cell>
          <table:table-cell table:style-name="ce7" table:formula="of:=[.N96]" office:value-type="float" office:value="1936.68256057536" calcext:value-type="float">
            <text:p>1936.7</text:p>
          </table:table-cell>
          <table:table-cell table:style-name="ce7" table:formula="of:=[.O96]" office:value-type="float" office:value="1935.59679718502" calcext:value-type="float">
            <text:p>1935.6</text:p>
          </table:table-cell>
          <table:table-cell table:style-name="ce7" table:formula="of:=[.P96]" office:value-type="float" office:value="1934.5054973312" calcext:value-type="float">
            <text:p>1934.5</text:p>
          </table:table-cell>
          <table:table-cell table:style-name="ce7" table:formula="of:=[.Q96]" office:value-type="float" office:value="1933.40863278255" calcext:value-type="float">
            <text:p>1933.4</text:p>
          </table:table-cell>
          <table:table-cell table:style-name="ce7" table:formula="of:=[.R96]" office:value-type="float" office:value="1932.30617516349" calcext:value-type="float">
            <text:p>1932.3</text:p>
          </table:table-cell>
          <table:table-cell table:style-name="ce5" table:formula="of:=SUMPRODUCT([.J97:.S97];pot_heat_diffusion)" office:value-type="float" office:value="1937.21224853252" calcext:value-type="float">
            <text:p>1937</text:p>
          </table:table-cell>
          <table:table-cell table:style-name="ce5" table:formula="of:=[.V96]*leakage_out" office:value-type="float" office:value="774.442607127471" calcext:value-type="float">
            <text:p>774</text:p>
          </table:table-cell>
          <table:table-cell table:style-name="ce5" table:formula="of:=[.V96]+[.T97]-[.U97]" office:value-type="float" office:value="130236.537495984" calcext:value-type="float">
            <text:p>130237</text:p>
          </table:table-cell>
          <table:table-cell table:style-name="ce12" table:formula="of:= temp_out + [.V97]/pot_water_mass" office:value-type="float" office:value="65.8731352522028" calcext:value-type="float">
            <text:p>65.9</text:p>
          </table:table-cell>
          <table:table-cell table:style-name="ce7" table:formula="of:=IF([.G97]&gt;thermagon_temp_max;0;IF([.W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table:formula="of:=burner_C_per_s * [.X97]/100 * time_incr" office:value-type="float" office:value="2149.61306964746" calcext:value-type="float">
            <text:p>2150</text:p>
          </table:table-cell>
          <table:table-cell table:style-name="ce3" table:formula="of:=[.B98]" office:value-type="float" office:value="2149.61306964746" calcext:value-type="float">
            <text:p>2150</text:p>
          </table:table-cell>
          <table:table-cell table:style-name="ce3" table:formula="of:=[.C97]" office:value-type="float" office:value="2149.61306964746" calcext:value-type="float">
            <text:p>2150</text:p>
          </table:table-cell>
          <table:table-cell table:style-name="ce5" table:formula="of:=SUMPRODUCT([.B98:.D98];burner_heat_diffusion)" office:value-type="float" office:value="2149.61306964746" calcext:value-type="float">
            <text:p>2150</text:p>
          </table:table-cell>
          <table:table-cell table:formula="of:=[.F97]+[.E98]-[.J97]" office:value-type="float" office:value="28108.1555484025" calcext:value-type="float">
            <text:p>28108</text:p>
          </table:table-cell>
          <table:table-cell table:style-name="ce7" table:formula="of:=temp_out + [.F98] / burner_heat_mass" office:value-type="float" office:value="76.216311096805" calcext:value-type="float">
            <text:p>76.2</text:p>
          </table:table-cell>
          <table:table-cell table:style-name="ce7" table:formula="of:=[.G98]-[.W97]" office:value-type="float" office:value="10.3431758446022" calcext:value-type="float">
            <text:p>10.3</text:p>
          </table:table-cell>
          <table:table-cell table:style-name="ce5" table:formula="of:=thermagon_k * burner_A * [.H98] / thermagon_L" office:value-type="float" office:value="1355.88292535665" calcext:value-type="float">
            <text:p>1356</text:p>
          </table:table-cell>
          <table:table-cell table:style-name="ce5" table:formula="of:=[.I98]/C_per_s_to_W*time_incr" office:value-type="float" office:value="1943.08243817232" calcext:value-type="float">
            <text:p>1943</text:p>
          </table:table-cell>
          <table:table-cell table:style-name="ce7" table:formula="of:=[.J97]" office:value-type="float" office:value="1942.02930867926" calcext:value-type="float">
            <text:p>1942.0</text:p>
          </table:table-cell>
          <table:table-cell table:style-name="ce7" table:formula="of:=[.K97]" office:value-type="float" office:value="1940.970809127" calcext:value-type="float">
            <text:p>1941.0</text:p>
          </table:table-cell>
          <table:table-cell table:style-name="ce7" table:formula="of:=[.L97]" office:value-type="float" office:value="1939.90691213293" calcext:value-type="float">
            <text:p>1939.9</text:p>
          </table:table-cell>
          <table:table-cell table:style-name="ce7" table:formula="of:=[.M97]" office:value-type="float" office:value="1938.83759017483" calcext:value-type="float">
            <text:p>1938.8</text:p>
          </table:table-cell>
          <table:table-cell table:style-name="ce7" table:formula="of:=[.N97]" office:value-type="float" office:value="1937.76281559017" calcext:value-type="float">
            <text:p>1937.8</text:p>
          </table:table-cell>
          <table:table-cell table:style-name="ce7" table:formula="of:=[.O97]" office:value-type="float" office:value="1936.68256057536" calcext:value-type="float">
            <text:p>1936.7</text:p>
          </table:table-cell>
          <table:table-cell table:style-name="ce7" table:formula="of:=[.P97]" office:value-type="float" office:value="1935.59679718502" calcext:value-type="float">
            <text:p>1935.6</text:p>
          </table:table-cell>
          <table:table-cell table:style-name="ce7" table:formula="of:=[.Q97]" office:value-type="float" office:value="1934.5054973312" calcext:value-type="float">
            <text:p>1934.5</text:p>
          </table:table-cell>
          <table:table-cell table:style-name="ce7" table:formula="of:=[.R97]" office:value-type="float" office:value="1933.40863278255" calcext:value-type="float">
            <text:p>1933.4</text:p>
          </table:table-cell>
          <table:table-cell table:style-name="ce5" table:formula="of:=SUMPRODUCT([.J98:.S98];pot_heat_diffusion)" office:value-type="float" office:value="1938.28981629476" calcext:value-type="float">
            <text:p>1938</text:p>
          </table:table-cell>
          <table:table-cell table:style-name="ce5" table:formula="of:=[.V97]*leakage_out" office:value-type="float" office:value="781.419224975902" calcext:value-type="float">
            <text:p>781</text:p>
          </table:table-cell>
          <table:table-cell table:style-name="ce5" table:formula="of:=[.V97]+[.T98]-[.U98]" office:value-type="float" office:value="131393.408087302" calcext:value-type="float">
            <text:p>131393</text:p>
          </table:table-cell>
          <table:table-cell table:style-name="ce12" table:formula="of:= temp_out + [.V98]/pot_water_mass" office:value-type="float" office:value="66.2806190668466" calcext:value-type="float">
            <text:p>66.3</text:p>
          </table:table-cell>
          <table:table-cell table:style-name="ce7" table:formula="of:=IF([.G98]&gt;thermagon_temp_max;0;IF([.W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table:formula="of:=burner_C_per_s * [.X98]/100 * time_incr" office:value-type="float" office:value="2149.61306964746" calcext:value-type="float">
            <text:p>2150</text:p>
          </table:table-cell>
          <table:table-cell table:style-name="ce3" table:formula="of:=[.B99]" office:value-type="float" office:value="2149.61306964746" calcext:value-type="float">
            <text:p>2150</text:p>
          </table:table-cell>
          <table:table-cell table:style-name="ce3" table:formula="of:=[.C98]" office:value-type="float" office:value="2149.61306964746" calcext:value-type="float">
            <text:p>2150</text:p>
          </table:table-cell>
          <table:table-cell table:style-name="ce5" table:formula="of:=SUMPRODUCT([.B99:.D99];burner_heat_diffusion)" office:value-type="float" office:value="2149.61306964746" calcext:value-type="float">
            <text:p>2150</text:p>
          </table:table-cell>
          <table:table-cell table:formula="of:=[.F98]+[.E99]-[.J98]" office:value-type="float" office:value="28314.6861798777" calcext:value-type="float">
            <text:p>28315</text:p>
          </table:table-cell>
          <table:table-cell table:style-name="ce7" table:formula="of:=temp_out + [.F99] / burner_heat_mass" office:value-type="float" office:value="76.6293723597553" calcext:value-type="float">
            <text:p>76.6</text:p>
          </table:table-cell>
          <table:table-cell table:style-name="ce7" table:formula="of:=[.G99]-[.W98]" office:value-type="float" office:value="10.3487532929087" calcext:value-type="float">
            <text:p>10.3</text:p>
          </table:table-cell>
          <table:table-cell table:style-name="ce5" table:formula="of:=thermagon_k * burner_A * [.H99] / thermagon_L" office:value-type="float" office:value="1356.61407090028" calcext:value-type="float">
            <text:p>1357</text:p>
          </table:table-cell>
          <table:table-cell table:style-name="ce5" table:formula="of:=[.I99]/C_per_s_to_W*time_incr" office:value-type="float" office:value="1944.13022484993" calcext:value-type="float">
            <text:p>1944</text:p>
          </table:table-cell>
          <table:table-cell table:style-name="ce7" table:formula="of:=[.J98]" office:value-type="float" office:value="1943.08243817232" calcext:value-type="float">
            <text:p>1943.1</text:p>
          </table:table-cell>
          <table:table-cell table:style-name="ce7" table:formula="of:=[.K98]" office:value-type="float" office:value="1942.02930867926" calcext:value-type="float">
            <text:p>1942.0</text:p>
          </table:table-cell>
          <table:table-cell table:style-name="ce7" table:formula="of:=[.L98]" office:value-type="float" office:value="1940.970809127" calcext:value-type="float">
            <text:p>1941.0</text:p>
          </table:table-cell>
          <table:table-cell table:style-name="ce7" table:formula="of:=[.M98]" office:value-type="float" office:value="1939.90691213293" calcext:value-type="float">
            <text:p>1939.9</text:p>
          </table:table-cell>
          <table:table-cell table:style-name="ce7" table:formula="of:=[.N98]" office:value-type="float" office:value="1938.83759017483" calcext:value-type="float">
            <text:p>1938.8</text:p>
          </table:table-cell>
          <table:table-cell table:style-name="ce7" table:formula="of:=[.O98]" office:value-type="float" office:value="1937.76281559017" calcext:value-type="float">
            <text:p>1937.8</text:p>
          </table:table-cell>
          <table:table-cell table:style-name="ce7" table:formula="of:=[.P98]" office:value-type="float" office:value="1936.68256057536" calcext:value-type="float">
            <text:p>1936.7</text:p>
          </table:table-cell>
          <table:table-cell table:style-name="ce7" table:formula="of:=[.Q98]" office:value-type="float" office:value="1935.59679718502" calcext:value-type="float">
            <text:p>1935.6</text:p>
          </table:table-cell>
          <table:table-cell table:style-name="ce7" table:formula="of:=[.R98]" office:value-type="float" office:value="1934.5054973312" calcext:value-type="float">
            <text:p>1934.5</text:p>
          </table:table-cell>
          <table:table-cell table:style-name="ce5" table:formula="of:=SUMPRODUCT([.J99:.S99];pot_heat_diffusion)" office:value-type="float" office:value="1939.36191725992" calcext:value-type="float">
            <text:p>1939</text:p>
          </table:table-cell>
          <table:table-cell table:style-name="ce5" table:formula="of:=[.V98]*leakage_out" office:value-type="float" office:value="788.360448523815" calcext:value-type="float">
            <text:p>788</text:p>
          </table:table-cell>
          <table:table-cell table:style-name="ce5" table:formula="of:=[.V98]+[.T99]-[.U99]" office:value-type="float" office:value="132544.409556039" calcext:value-type="float">
            <text:p>132544</text:p>
          </table:table-cell>
          <table:table-cell table:style-name="ce12" table:formula="of:= temp_out + [.V99]/pot_water_mass" office:value-type="float" office:value="66.6860356040641" calcext:value-type="float">
            <text:p>66.7</text:p>
          </table:table-cell>
          <table:table-cell table:style-name="ce7" table:formula="of:=IF([.G99]&gt;thermagon_temp_max;0;IF([.W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burner_C_per_s * [.X99]/100 * time_incr" office:value-type="float" office:value="2149.61306964746" calcext:value-type="float">
            <text:p>2150</text:p>
          </table:table-cell>
          <table:table-cell table:style-name="ce3" table:formula="of:=[.B100]" office:value-type="float" office:value="2149.61306964746" calcext:value-type="float">
            <text:p>2150</text:p>
          </table:table-cell>
          <table:table-cell table:style-name="ce3" table:formula="of:=[.C99]" office:value-type="float" office:value="2149.61306964746" calcext:value-type="float">
            <text:p>2150</text:p>
          </table:table-cell>
          <table:table-cell table:style-name="ce5" table:formula="of:=SUMPRODUCT([.B100:.D100];burner_heat_diffusion)" office:value-type="float" office:value="2149.61306964746" calcext:value-type="float">
            <text:p>2150</text:p>
          </table:table-cell>
          <table:table-cell table:formula="of:=[.F99]+[.E100]-[.J99]" office:value-type="float" office:value="28520.1690246752" calcext:value-type="float">
            <text:p>28520</text:p>
          </table:table-cell>
          <table:table-cell table:style-name="ce7" table:formula="of:=temp_out + [.F100] / burner_heat_mass" office:value-type="float" office:value="77.0403380493504" calcext:value-type="float">
            <text:p>77.0</text:p>
          </table:table-cell>
          <table:table-cell table:style-name="ce7" table:formula="of:=[.G100]-[.W99]" office:value-type="float" office:value="10.3543024452863" calcext:value-type="float">
            <text:p>10.4</text:p>
          </table:table-cell>
          <table:table-cell table:style-name="ce5" table:formula="of:=thermagon_k * burner_A * [.H100] / thermagon_L" office:value-type="float" office:value="1357.34150714153" calcext:value-type="float">
            <text:p>1357</text:p>
          </table:table-cell>
          <table:table-cell table:style-name="ce5" table:formula="of:=[.I100]/C_per_s_to_W*time_incr" office:value-type="float" office:value="1945.17269581761" calcext:value-type="float">
            <text:p>1945</text:p>
          </table:table-cell>
          <table:table-cell table:style-name="ce7" table:formula="of:=[.J99]" office:value-type="float" office:value="1944.13022484993" calcext:value-type="float">
            <text:p>1944.1</text:p>
          </table:table-cell>
          <table:table-cell table:style-name="ce7" table:formula="of:=[.K99]" office:value-type="float" office:value="1943.08243817232" calcext:value-type="float">
            <text:p>1943.1</text:p>
          </table:table-cell>
          <table:table-cell table:style-name="ce7" table:formula="of:=[.L99]" office:value-type="float" office:value="1942.02930867926" calcext:value-type="float">
            <text:p>1942.0</text:p>
          </table:table-cell>
          <table:table-cell table:style-name="ce7" table:formula="of:=[.M99]" office:value-type="float" office:value="1940.970809127" calcext:value-type="float">
            <text:p>1941.0</text:p>
          </table:table-cell>
          <table:table-cell table:style-name="ce7" table:formula="of:=[.N99]" office:value-type="float" office:value="1939.90691213293" calcext:value-type="float">
            <text:p>1939.9</text:p>
          </table:table-cell>
          <table:table-cell table:style-name="ce7" table:formula="of:=[.O99]" office:value-type="float" office:value="1938.83759017483" calcext:value-type="float">
            <text:p>1938.8</text:p>
          </table:table-cell>
          <table:table-cell table:style-name="ce7" table:formula="of:=[.P99]" office:value-type="float" office:value="1937.76281559017" calcext:value-type="float">
            <text:p>1937.8</text:p>
          </table:table-cell>
          <table:table-cell table:style-name="ce7" table:formula="of:=[.Q99]" office:value-type="float" office:value="1936.68256057536" calcext:value-type="float">
            <text:p>1936.7</text:p>
          </table:table-cell>
          <table:table-cell table:style-name="ce7" table:formula="of:=[.R99]" office:value-type="float" office:value="1935.59679718502" calcext:value-type="float">
            <text:p>1935.6</text:p>
          </table:table-cell>
          <table:table-cell table:style-name="ce5" table:formula="of:=SUMPRODUCT([.J100:.S100];pot_heat_diffusion)" office:value-type="float" office:value="1940.42857916247" calcext:value-type="float">
            <text:p>1940</text:p>
          </table:table-cell>
          <table:table-cell table:style-name="ce5" table:formula="of:=[.V99]*leakage_out" office:value-type="float" office:value="795.266457336232" calcext:value-type="float">
            <text:p>795</text:p>
          </table:table-cell>
          <table:table-cell table:style-name="ce5" table:formula="of:=[.V99]+[.T100]-[.U100]" office:value-type="float" office:value="133689.571677865" calcext:value-type="float">
            <text:p>133690</text:p>
          </table:table-cell>
          <table:table-cell table:style-name="ce12" table:formula="of:= temp_out + [.V100]/pot_water_mass" office:value-type="float" office:value="67.0893953517221" calcext:value-type="float">
            <text:p>67.1</text:p>
          </table:table-cell>
          <table:table-cell table:style-name="ce7" table:formula="of:=IF([.G100]&gt;thermagon_temp_max;0;IF([.W1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table:formula="of:=burner_C_per_s * [.X100]/100 * time_incr" office:value-type="float" office:value="2149.61306964746" calcext:value-type="float">
            <text:p>2150</text:p>
          </table:table-cell>
          <table:table-cell table:style-name="ce3" table:formula="of:=[.B101]" office:value-type="float" office:value="2149.61306964746" calcext:value-type="float">
            <text:p>2150</text:p>
          </table:table-cell>
          <table:table-cell table:style-name="ce3" table:formula="of:=[.C100]" office:value-type="float" office:value="2149.61306964746" calcext:value-type="float">
            <text:p>2150</text:p>
          </table:table-cell>
          <table:table-cell table:style-name="ce5" table:formula="of:=SUMPRODUCT([.B101:.D101];burner_heat_diffusion)" office:value-type="float" office:value="2149.61306964746" calcext:value-type="float">
            <text:p>2150</text:p>
          </table:table-cell>
          <table:table-cell table:formula="of:=[.F100]+[.E101]-[.J100]" office:value-type="float" office:value="28724.6093985051" calcext:value-type="float">
            <text:p>28725</text:p>
          </table:table-cell>
          <table:table-cell table:style-name="ce7" table:formula="of:=temp_out + [.F101] / burner_heat_mass" office:value-type="float" office:value="77.4492187970101" calcext:value-type="float">
            <text:p>77.4</text:p>
          </table:table-cell>
          <table:table-cell table:style-name="ce7" table:formula="of:=[.G101]-[.W100]" office:value-type="float" office:value="10.359823445288" calcext:value-type="float">
            <text:p>10.4</text:p>
          </table:table-cell>
          <table:table-cell table:style-name="ce5" table:formula="of:=thermagon_k * burner_A * [.H101] / thermagon_L" office:value-type="float" office:value="1358.0652528987" calcext:value-type="float">
            <text:p>1358</text:p>
          </table:table-cell>
          <table:table-cell table:style-name="ce5" table:formula="of:=[.I101]/C_per_s_to_W*time_incr" office:value-type="float" office:value="1946.20987804342" calcext:value-type="float">
            <text:p>1946</text:p>
          </table:table-cell>
          <table:table-cell table:style-name="ce7" table:formula="of:=[.J100]" office:value-type="float" office:value="1945.17269581761" calcext:value-type="float">
            <text:p>1945.2</text:p>
          </table:table-cell>
          <table:table-cell table:style-name="ce7" table:formula="of:=[.K100]" office:value-type="float" office:value="1944.13022484993" calcext:value-type="float">
            <text:p>1944.1</text:p>
          </table:table-cell>
          <table:table-cell table:style-name="ce7" table:formula="of:=[.L100]" office:value-type="float" office:value="1943.08243817232" calcext:value-type="float">
            <text:p>1943.1</text:p>
          </table:table-cell>
          <table:table-cell table:style-name="ce7" table:formula="of:=[.M100]" office:value-type="float" office:value="1942.02930867926" calcext:value-type="float">
            <text:p>1942.0</text:p>
          </table:table-cell>
          <table:table-cell table:style-name="ce7" table:formula="of:=[.N100]" office:value-type="float" office:value="1940.970809127" calcext:value-type="float">
            <text:p>1941.0</text:p>
          </table:table-cell>
          <table:table-cell table:style-name="ce7" table:formula="of:=[.O100]" office:value-type="float" office:value="1939.90691213293" calcext:value-type="float">
            <text:p>1939.9</text:p>
          </table:table-cell>
          <table:table-cell table:style-name="ce7" table:formula="of:=[.P100]" office:value-type="float" office:value="1938.83759017483" calcext:value-type="float">
            <text:p>1938.8</text:p>
          </table:table-cell>
          <table:table-cell table:style-name="ce7" table:formula="of:=[.Q100]" office:value-type="float" office:value="1937.76281559017" calcext:value-type="float">
            <text:p>1937.8</text:p>
          </table:table-cell>
          <table:table-cell table:style-name="ce7" table:formula="of:=[.R100]" office:value-type="float" office:value="1936.68256057536" calcext:value-type="float">
            <text:p>1936.7</text:p>
          </table:table-cell>
          <table:table-cell table:style-name="ce5" table:formula="of:=SUMPRODUCT([.J101:.S101];pot_heat_diffusion)" office:value-type="float" office:value="1941.48982959615" calcext:value-type="float">
            <text:p>1941</text:p>
          </table:table-cell>
          <table:table-cell table:style-name="ce5" table:formula="of:=[.V100]*leakage_out" office:value-type="float" office:value="802.137430067189" calcext:value-type="float">
            <text:p>802</text:p>
          </table:table-cell>
          <table:table-cell table:style-name="ce5" table:formula="of:=[.V100]+[.T101]-[.U101]" office:value-type="float" office:value="134828.924077394" calcext:value-type="float">
            <text:p>134829</text:p>
          </table:table-cell>
          <table:table-cell table:style-name="ce12" table:formula="of:= temp_out + [.V101]/pot_water_mass" office:value-type="float" office:value="67.4907087444797" calcext:value-type="float">
            <text:p>67.5</text:p>
          </table:table-cell>
          <table:table-cell table:style-name="ce7" table:formula="of:=IF([.G101]&gt;thermagon_temp_max;0;IF([.W1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table:formula="of:=burner_C_per_s * [.X101]/100 * time_incr" office:value-type="float" office:value="2149.61306964746" calcext:value-type="float">
            <text:p>2150</text:p>
          </table:table-cell>
          <table:table-cell table:style-name="ce3" table:formula="of:=[.B102]" office:value-type="float" office:value="2149.61306964746" calcext:value-type="float">
            <text:p>2150</text:p>
          </table:table-cell>
          <table:table-cell table:style-name="ce3" table:formula="of:=[.C101]" office:value-type="float" office:value="2149.61306964746" calcext:value-type="float">
            <text:p>2150</text:p>
          </table:table-cell>
          <table:table-cell table:style-name="ce5" table:formula="of:=SUMPRODUCT([.B102:.D102];burner_heat_diffusion)" office:value-type="float" office:value="2149.61306964746" calcext:value-type="float">
            <text:p>2150</text:p>
          </table:table-cell>
          <table:table-cell table:formula="of:=[.F101]+[.E102]-[.J101]" office:value-type="float" office:value="28928.0125901091" calcext:value-type="float">
            <text:p>28928</text:p>
          </table:table-cell>
          <table:table-cell table:style-name="ce7" table:formula="of:=temp_out + [.F102] / burner_heat_mass" office:value-type="float" office:value="77.8560251802182" calcext:value-type="float">
            <text:p>77.9</text:p>
          </table:table-cell>
          <table:table-cell table:style-name="ce7" table:formula="of:=[.G102]-[.W101]" office:value-type="float" office:value="10.3653164357385" calcext:value-type="float">
            <text:p>10.4</text:p>
          </table:table-cell>
          <table:table-cell table:style-name="ce5" table:formula="of:=thermagon_k * burner_A * [.H102] / thermagon_L" office:value-type="float" office:value="1358.78532689462" calcext:value-type="float">
            <text:p>1359</text:p>
          </table:table-cell>
          <table:table-cell table:style-name="ce5" table:formula="of:=[.I102]/C_per_s_to_W*time_incr" office:value-type="float" office:value="1947.24179835859" calcext:value-type="float">
            <text:p>1947</text:p>
          </table:table-cell>
          <table:table-cell table:style-name="ce7" table:formula="of:=[.J101]" office:value-type="float" office:value="1946.20987804342" calcext:value-type="float">
            <text:p>1946.2</text:p>
          </table:table-cell>
          <table:table-cell table:style-name="ce7" table:formula="of:=[.K101]" office:value-type="float" office:value="1945.17269581761" calcext:value-type="float">
            <text:p>1945.2</text:p>
          </table:table-cell>
          <table:table-cell table:style-name="ce7" table:formula="of:=[.L101]" office:value-type="float" office:value="1944.13022484993" calcext:value-type="float">
            <text:p>1944.1</text:p>
          </table:table-cell>
          <table:table-cell table:style-name="ce7" table:formula="of:=[.M101]" office:value-type="float" office:value="1943.08243817232" calcext:value-type="float">
            <text:p>1943.1</text:p>
          </table:table-cell>
          <table:table-cell table:style-name="ce7" table:formula="of:=[.N101]" office:value-type="float" office:value="1942.02930867926" calcext:value-type="float">
            <text:p>1942.0</text:p>
          </table:table-cell>
          <table:table-cell table:style-name="ce7" table:formula="of:=[.O101]" office:value-type="float" office:value="1940.970809127" calcext:value-type="float">
            <text:p>1941.0</text:p>
          </table:table-cell>
          <table:table-cell table:style-name="ce7" table:formula="of:=[.P101]" office:value-type="float" office:value="1939.90691213293" calcext:value-type="float">
            <text:p>1939.9</text:p>
          </table:table-cell>
          <table:table-cell table:style-name="ce7" table:formula="of:=[.Q101]" office:value-type="float" office:value="1938.83759017483" calcext:value-type="float">
            <text:p>1938.8</text:p>
          </table:table-cell>
          <table:table-cell table:style-name="ce7" table:formula="of:=[.R101]" office:value-type="float" office:value="1937.76281559017" calcext:value-type="float">
            <text:p>1937.8</text:p>
          </table:table-cell>
          <table:table-cell table:style-name="ce5" table:formula="of:=SUMPRODUCT([.J102:.S102];pot_heat_diffusion)" office:value-type="float" office:value="1942.54569601477" calcext:value-type="float">
            <text:p>1943</text:p>
          </table:table-cell>
          <table:table-cell table:style-name="ce5" table:formula="of:=[.V101]*leakage_out" office:value-type="float" office:value="808.973544464363" calcext:value-type="float">
            <text:p>809</text:p>
          </table:table-cell>
          <table:table-cell table:style-name="ce5" table:formula="of:=[.V101]+[.T102]-[.U102]" office:value-type="float" office:value="135962.496228944" calcext:value-type="float">
            <text:p>135962</text:p>
          </table:table-cell>
          <table:table-cell table:style-name="ce12" table:formula="of:= temp_out + [.V102]/pot_water_mass" office:value-type="float" office:value="67.8899861640579" calcext:value-type="float">
            <text:p>67.9</text:p>
          </table:table-cell>
          <table:table-cell table:style-name="ce7" table:formula="of:=IF([.G102]&gt;thermagon_temp_max;0;IF([.W1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table:formula="of:=burner_C_per_s * [.X102]/100 * time_incr" office:value-type="float" office:value="2149.61306964746" calcext:value-type="float">
            <text:p>2150</text:p>
          </table:table-cell>
          <table:table-cell table:style-name="ce3" table:formula="of:=[.B103]" office:value-type="float" office:value="2149.61306964746" calcext:value-type="float">
            <text:p>2150</text:p>
          </table:table-cell>
          <table:table-cell table:style-name="ce3" table:formula="of:=[.C102]" office:value-type="float" office:value="2149.61306964746" calcext:value-type="float">
            <text:p>2150</text:p>
          </table:table-cell>
          <table:table-cell table:style-name="ce5" table:formula="of:=SUMPRODUCT([.B103:.D103];burner_heat_diffusion)" office:value-type="float" office:value="2149.61306964746" calcext:value-type="float">
            <text:p>2150</text:p>
          </table:table-cell>
          <table:table-cell table:formula="of:=[.F102]+[.E103]-[.J102]" office:value-type="float" office:value="29130.383861398" calcext:value-type="float">
            <text:p>29130</text:p>
          </table:table-cell>
          <table:table-cell table:style-name="ce7" table:formula="of:=temp_out + [.F103] / burner_heat_mass" office:value-type="float" office:value="78.2607677227959" calcext:value-type="float">
            <text:p>78.3</text:p>
          </table:table-cell>
          <table:table-cell table:style-name="ce7" table:formula="of:=[.G103]-[.W102]" office:value-type="float" office:value="10.370781558738" calcext:value-type="float">
            <text:p>10.4</text:p>
          </table:table-cell>
          <table:table-cell table:style-name="ce5" table:formula="of:=thermagon_k * burner_A * [.H103] / thermagon_L" office:value-type="float" office:value="1359.50174775717" calcext:value-type="float">
            <text:p>1360</text:p>
          </table:table-cell>
          <table:table-cell table:style-name="ce5" table:formula="of:=[.I103]/C_per_s_to_W*time_incr" office:value-type="float" office:value="1948.26848345825" calcext:value-type="float">
            <text:p>1948</text:p>
          </table:table-cell>
          <table:table-cell table:style-name="ce7" table:formula="of:=[.J102]" office:value-type="float" office:value="1947.24179835859" calcext:value-type="float">
            <text:p>1947.2</text:p>
          </table:table-cell>
          <table:table-cell table:style-name="ce7" table:formula="of:=[.K102]" office:value-type="float" office:value="1946.20987804342" calcext:value-type="float">
            <text:p>1946.2</text:p>
          </table:table-cell>
          <table:table-cell table:style-name="ce7" table:formula="of:=[.L102]" office:value-type="float" office:value="1945.17269581761" calcext:value-type="float">
            <text:p>1945.2</text:p>
          </table:table-cell>
          <table:table-cell table:style-name="ce7" table:formula="of:=[.M102]" office:value-type="float" office:value="1944.13022484993" calcext:value-type="float">
            <text:p>1944.1</text:p>
          </table:table-cell>
          <table:table-cell table:style-name="ce7" table:formula="of:=[.N102]" office:value-type="float" office:value="1943.08243817232" calcext:value-type="float">
            <text:p>1943.1</text:p>
          </table:table-cell>
          <table:table-cell table:style-name="ce7" table:formula="of:=[.O102]" office:value-type="float" office:value="1942.02930867926" calcext:value-type="float">
            <text:p>1942.0</text:p>
          </table:table-cell>
          <table:table-cell table:style-name="ce7" table:formula="of:=[.P102]" office:value-type="float" office:value="1940.970809127" calcext:value-type="float">
            <text:p>1941.0</text:p>
          </table:table-cell>
          <table:table-cell table:style-name="ce7" table:formula="of:=[.Q102]" office:value-type="float" office:value="1939.90691213293" calcext:value-type="float">
            <text:p>1939.9</text:p>
          </table:table-cell>
          <table:table-cell table:style-name="ce7" table:formula="of:=[.R102]" office:value-type="float" office:value="1938.83759017483" calcext:value-type="float">
            <text:p>1938.8</text:p>
          </table:table-cell>
          <table:table-cell table:style-name="ce5" table:formula="of:=SUMPRODUCT([.J103:.S103];pot_heat_diffusion)" office:value-type="float" office:value="1943.59620573282" calcext:value-type="float">
            <text:p>1944</text:p>
          </table:table-cell>
          <table:table-cell table:style-name="ce5" table:formula="of:=[.V102]*leakage_out" office:value-type="float" office:value="815.774977373665" calcext:value-type="float">
            <text:p>816</text:p>
          </table:table-cell>
          <table:table-cell table:style-name="ce5" table:formula="of:=[.V102]+[.T103]-[.U103]" office:value-type="float" office:value="137090.317457303" calcext:value-type="float">
            <text:p>137090</text:p>
          </table:table-cell>
          <table:table-cell table:style-name="ce12" table:formula="of:= temp_out + [.V103]/pot_water_mass" office:value-type="float" office:value="68.2872379395086" calcext:value-type="float">
            <text:p>68.3</text:p>
          </table:table-cell>
          <table:table-cell table:style-name="ce7" table:formula="of:=IF([.G103]&gt;thermagon_temp_max;0;IF([.W1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table:formula="of:=burner_C_per_s * [.X103]/100 * time_incr" office:value-type="float" office:value="2149.61306964746" calcext:value-type="float">
            <text:p>2150</text:p>
          </table:table-cell>
          <table:table-cell table:style-name="ce3" table:formula="of:=[.B104]" office:value-type="float" office:value="2149.61306964746" calcext:value-type="float">
            <text:p>2150</text:p>
          </table:table-cell>
          <table:table-cell table:style-name="ce3" table:formula="of:=[.C103]" office:value-type="float" office:value="2149.61306964746" calcext:value-type="float">
            <text:p>2150</text:p>
          </table:table-cell>
          <table:table-cell table:style-name="ce5" table:formula="of:=SUMPRODUCT([.B104:.D104];burner_heat_diffusion)" office:value-type="float" office:value="2149.61306964746" calcext:value-type="float">
            <text:p>2150</text:p>
          </table:table-cell>
          <table:table-cell table:formula="of:=[.F103]+[.E104]-[.J103]" office:value-type="float" office:value="29331.7284475872" calcext:value-type="float">
            <text:p>29332</text:p>
          </table:table-cell>
          <table:table-cell table:style-name="ce7" table:formula="of:=temp_out + [.F104] / burner_heat_mass" office:value-type="float" office:value="78.6634568951744" calcext:value-type="float">
            <text:p>78.7</text:p>
          </table:table-cell>
          <table:table-cell table:style-name="ce7" table:formula="of:=[.G104]-[.W103]" office:value-type="float" office:value="10.3762189556658" calcext:value-type="float">
            <text:p>10.4</text:p>
          </table:table-cell>
          <table:table-cell table:style-name="ce5" table:formula="of:=thermagon_k * burner_A * [.H104] / thermagon_L" office:value-type="float" office:value="1360.21453401967" calcext:value-type="float">
            <text:p>1360</text:p>
          </table:table-cell>
          <table:table-cell table:style-name="ce5" table:formula="of:=[.I104]/C_per_s_to_W*time_incr" office:value-type="float" office:value="1949.28995990208" calcext:value-type="float">
            <text:p>1949</text:p>
          </table:table-cell>
          <table:table-cell table:style-name="ce7" table:formula="of:=[.J103]" office:value-type="float" office:value="1948.26848345825" calcext:value-type="float">
            <text:p>1948.3</text:p>
          </table:table-cell>
          <table:table-cell table:style-name="ce7" table:formula="of:=[.K103]" office:value-type="float" office:value="1947.24179835859" calcext:value-type="float">
            <text:p>1947.2</text:p>
          </table:table-cell>
          <table:table-cell table:style-name="ce7" table:formula="of:=[.L103]" office:value-type="float" office:value="1946.20987804342" calcext:value-type="float">
            <text:p>1946.2</text:p>
          </table:table-cell>
          <table:table-cell table:style-name="ce7" table:formula="of:=[.M103]" office:value-type="float" office:value="1945.17269581761" calcext:value-type="float">
            <text:p>1945.2</text:p>
          </table:table-cell>
          <table:table-cell table:style-name="ce7" table:formula="of:=[.N103]" office:value-type="float" office:value="1944.13022484993" calcext:value-type="float">
            <text:p>1944.1</text:p>
          </table:table-cell>
          <table:table-cell table:style-name="ce7" table:formula="of:=[.O103]" office:value-type="float" office:value="1943.08243817232" calcext:value-type="float">
            <text:p>1943.1</text:p>
          </table:table-cell>
          <table:table-cell table:style-name="ce7" table:formula="of:=[.P103]" office:value-type="float" office:value="1942.02930867926" calcext:value-type="float">
            <text:p>1942.0</text:p>
          </table:table-cell>
          <table:table-cell table:style-name="ce7" table:formula="of:=[.Q103]" office:value-type="float" office:value="1940.970809127" calcext:value-type="float">
            <text:p>1941.0</text:p>
          </table:table-cell>
          <table:table-cell table:style-name="ce7" table:formula="of:=[.R103]" office:value-type="float" office:value="1939.90691213293" calcext:value-type="float">
            <text:p>1939.9</text:p>
          </table:table-cell>
          <table:table-cell table:style-name="ce5" table:formula="of:=SUMPRODUCT([.J104:.S104];pot_heat_diffusion)" office:value-type="float" office:value="1944.64138592627" calcext:value-type="float">
            <text:p>1945</text:p>
          </table:table-cell>
          <table:table-cell table:style-name="ce5" table:formula="of:=[.V103]*leakage_out" office:value-type="float" office:value="822.54190474382" calcext:value-type="float">
            <text:p>823</text:p>
          </table:table-cell>
          <table:table-cell table:style-name="ce5" table:formula="of:=[.V103]+[.T104]-[.U104]" office:value-type="float" office:value="138212.416938486" calcext:value-type="float">
            <text:p>138212</text:p>
          </table:table-cell>
          <table:table-cell table:style-name="ce12" table:formula="of:= temp_out + [.V104]/pot_water_mass" office:value-type="float" office:value="68.6824743474813" calcext:value-type="float">
            <text:p>68.7</text:p>
          </table:table-cell>
          <table:table-cell table:style-name="ce7" table:formula="of:=IF([.G104]&gt;thermagon_temp_max;0;IF([.W1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table:formula="of:=burner_C_per_s * [.X104]/100 * time_incr" office:value-type="float" office:value="2149.61306964746" calcext:value-type="float">
            <text:p>2150</text:p>
          </table:table-cell>
          <table:table-cell table:style-name="ce3" table:formula="of:=[.B105]" office:value-type="float" office:value="2149.61306964746" calcext:value-type="float">
            <text:p>2150</text:p>
          </table:table-cell>
          <table:table-cell table:style-name="ce3" table:formula="of:=[.C104]" office:value-type="float" office:value="2149.61306964746" calcext:value-type="float">
            <text:p>2150</text:p>
          </table:table-cell>
          <table:table-cell table:style-name="ce5" table:formula="of:=SUMPRODUCT([.B105:.D105];burner_heat_diffusion)" office:value-type="float" office:value="2149.61306964746" calcext:value-type="float">
            <text:p>2150</text:p>
          </table:table-cell>
          <table:table-cell table:formula="of:=[.F104]+[.E105]-[.J104]" office:value-type="float" office:value="29532.0515573326" calcext:value-type="float">
            <text:p>29532</text:p>
          </table:table-cell>
          <table:table-cell table:style-name="ce7" table:formula="of:=temp_out + [.F105] / burner_heat_mass" office:value-type="float" office:value="79.0641031146651" calcext:value-type="float">
            <text:p>79.1</text:p>
          </table:table-cell>
          <table:table-cell table:style-name="ce7" table:formula="of:=[.G105]-[.W104]" office:value-type="float" office:value="10.3816287671839" calcext:value-type="float">
            <text:p>10.4</text:p>
          </table:table-cell>
          <table:table-cell table:style-name="ce5" table:formula="of:=thermagon_k * burner_A * [.H105] / thermagon_L" office:value-type="float" office:value="1360.92370412149" calcext:value-type="float">
            <text:p>1361</text:p>
          </table:table-cell>
          <table:table-cell table:style-name="ce5" table:formula="of:=[.I105]/C_per_s_to_W*time_incr" office:value-type="float" office:value="1950.30625411506" calcext:value-type="float">
            <text:p>1950</text:p>
          </table:table-cell>
          <table:table-cell table:style-name="ce7" table:formula="of:=[.J104]" office:value-type="float" office:value="1949.28995990208" calcext:value-type="float">
            <text:p>1949.3</text:p>
          </table:table-cell>
          <table:table-cell table:style-name="ce7" table:formula="of:=[.K104]" office:value-type="float" office:value="1948.26848345825" calcext:value-type="float">
            <text:p>1948.3</text:p>
          </table:table-cell>
          <table:table-cell table:style-name="ce7" table:formula="of:=[.L104]" office:value-type="float" office:value="1947.24179835859" calcext:value-type="float">
            <text:p>1947.2</text:p>
          </table:table-cell>
          <table:table-cell table:style-name="ce7" table:formula="of:=[.M104]" office:value-type="float" office:value="1946.20987804342" calcext:value-type="float">
            <text:p>1946.2</text:p>
          </table:table-cell>
          <table:table-cell table:style-name="ce7" table:formula="of:=[.N104]" office:value-type="float" office:value="1945.17269581761" calcext:value-type="float">
            <text:p>1945.2</text:p>
          </table:table-cell>
          <table:table-cell table:style-name="ce7" table:formula="of:=[.O104]" office:value-type="float" office:value="1944.13022484993" calcext:value-type="float">
            <text:p>1944.1</text:p>
          </table:table-cell>
          <table:table-cell table:style-name="ce7" table:formula="of:=[.P104]" office:value-type="float" office:value="1943.08243817232" calcext:value-type="float">
            <text:p>1943.1</text:p>
          </table:table-cell>
          <table:table-cell table:style-name="ce7" table:formula="of:=[.Q104]" office:value-type="float" office:value="1942.02930867926" calcext:value-type="float">
            <text:p>1942.0</text:p>
          </table:table-cell>
          <table:table-cell table:style-name="ce7" table:formula="of:=[.R104]" office:value-type="float" office:value="1940.970809127" calcext:value-type="float">
            <text:p>1941.0</text:p>
          </table:table-cell>
          <table:table-cell table:style-name="ce5" table:formula="of:=SUMPRODUCT([.J105:.S105];pot_heat_diffusion)" office:value-type="float" office:value="1945.68126363323" calcext:value-type="float">
            <text:p>1946</text:p>
          </table:table-cell>
          <table:table-cell table:style-name="ce5" table:formula="of:=[.V104]*leakage_out" office:value-type="float" office:value="829.274501630915" calcext:value-type="float">
            <text:p>829</text:p>
          </table:table-cell>
          <table:table-cell table:style-name="ce5" table:formula="of:=[.V104]+[.T105]-[.U105]" office:value-type="float" office:value="139328.823700488" calcext:value-type="float">
            <text:p>139329</text:p>
          </table:table-cell>
          <table:table-cell table:style-name="ce12" table:formula="of:= temp_out + [.V105]/pot_water_mass" office:value-type="float" office:value="69.0757056124892" calcext:value-type="float">
            <text:p>69.1</text:p>
          </table:table-cell>
          <table:table-cell table:style-name="ce7" table:formula="of:=IF([.G105]&gt;thermagon_temp_max;0;IF([.W1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table:formula="of:=burner_C_per_s * [.X105]/100 * time_incr" office:value-type="float" office:value="2149.61306964746" calcext:value-type="float">
            <text:p>2150</text:p>
          </table:table-cell>
          <table:table-cell table:style-name="ce3" table:formula="of:=[.B106]" office:value-type="float" office:value="2149.61306964746" calcext:value-type="float">
            <text:p>2150</text:p>
          </table:table-cell>
          <table:table-cell table:style-name="ce3" table:formula="of:=[.C105]" office:value-type="float" office:value="2149.61306964746" calcext:value-type="float">
            <text:p>2150</text:p>
          </table:table-cell>
          <table:table-cell table:style-name="ce5" table:formula="of:=SUMPRODUCT([.B106:.D106];burner_heat_diffusion)" office:value-type="float" office:value="2149.61306964746" calcext:value-type="float">
            <text:p>2150</text:p>
          </table:table-cell>
          <table:table-cell table:formula="of:=[.F105]+[.E106]-[.J105]" office:value-type="float" office:value="29731.358372865" calcext:value-type="float">
            <text:p>29731</text:p>
          </table:table-cell>
          <table:table-cell table:style-name="ce7" table:formula="of:=temp_out + [.F106] / burner_heat_mass" office:value-type="float" office:value="79.46271674573" calcext:value-type="float">
            <text:p>79.5</text:p>
          </table:table-cell>
          <table:table-cell table:style-name="ce7" table:formula="of:=[.G106]-[.W105]" office:value-type="float" office:value="10.3870111332407" calcext:value-type="float">
            <text:p>10.4</text:p>
          </table:table-cell>
          <table:table-cell table:style-name="ce5" table:formula="of:=thermagon_k * burner_A * [.H106] / thermagon_L" office:value-type="float" office:value="1361.62927640839" calcext:value-type="float">
            <text:p>1362</text:p>
          </table:table-cell>
          <table:table-cell table:style-name="ce5" table:formula="of:=[.I106]/C_per_s_to_W*time_incr" office:value-type="float" office:value="1951.31739238806" calcext:value-type="float">
            <text:p>1951</text:p>
          </table:table-cell>
          <table:table-cell table:style-name="ce7" table:formula="of:=[.J105]" office:value-type="float" office:value="1950.30625411506" calcext:value-type="float">
            <text:p>1950.3</text:p>
          </table:table-cell>
          <table:table-cell table:style-name="ce7" table:formula="of:=[.K105]" office:value-type="float" office:value="1949.28995990208" calcext:value-type="float">
            <text:p>1949.3</text:p>
          </table:table-cell>
          <table:table-cell table:style-name="ce7" table:formula="of:=[.L105]" office:value-type="float" office:value="1948.26848345825" calcext:value-type="float">
            <text:p>1948.3</text:p>
          </table:table-cell>
          <table:table-cell table:style-name="ce7" table:formula="of:=[.M105]" office:value-type="float" office:value="1947.24179835859" calcext:value-type="float">
            <text:p>1947.2</text:p>
          </table:table-cell>
          <table:table-cell table:style-name="ce7" table:formula="of:=[.N105]" office:value-type="float" office:value="1946.20987804342" calcext:value-type="float">
            <text:p>1946.2</text:p>
          </table:table-cell>
          <table:table-cell table:style-name="ce7" table:formula="of:=[.O105]" office:value-type="float" office:value="1945.17269581761" calcext:value-type="float">
            <text:p>1945.2</text:p>
          </table:table-cell>
          <table:table-cell table:style-name="ce7" table:formula="of:=[.P105]" office:value-type="float" office:value="1944.13022484993" calcext:value-type="float">
            <text:p>1944.1</text:p>
          </table:table-cell>
          <table:table-cell table:style-name="ce7" table:formula="of:=[.Q105]" office:value-type="float" office:value="1943.08243817232" calcext:value-type="float">
            <text:p>1943.1</text:p>
          </table:table-cell>
          <table:table-cell table:style-name="ce7" table:formula="of:=[.R105]" office:value-type="float" office:value="1942.02930867926" calcext:value-type="float">
            <text:p>1942.0</text:p>
          </table:table-cell>
          <table:table-cell table:style-name="ce5" table:formula="of:=SUMPRODUCT([.J106:.S106];pot_heat_diffusion)" office:value-type="float" office:value="1946.71586575466" calcext:value-type="float">
            <text:p>1947</text:p>
          </table:table-cell>
          <table:table-cell table:style-name="ce5" table:formula="of:=[.V105]*leakage_out" office:value-type="float" office:value="835.972942202929" calcext:value-type="float">
            <text:p>836</text:p>
          </table:table-cell>
          <table:table-cell table:style-name="ce5" table:formula="of:=[.V105]+[.T106]-[.U106]" office:value-type="float" office:value="140439.56662404" calcext:value-type="float">
            <text:p>140440</text:p>
          </table:table-cell>
          <table:table-cell table:style-name="ce12" table:formula="of:= temp_out + [.V106]/pot_water_mass" office:value-type="float" office:value="69.4669419071741" calcext:value-type="float">
            <text:p>69.5</text:p>
          </table:table-cell>
          <table:table-cell table:style-name="ce7" table:formula="of:=IF([.G106]&gt;thermagon_temp_max;0;IF([.W1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table:formula="of:=burner_C_per_s * [.X106]/100 * time_incr" office:value-type="float" office:value="2149.61306964746" calcext:value-type="float">
            <text:p>2150</text:p>
          </table:table-cell>
          <table:table-cell table:style-name="ce3" table:formula="of:=[.B107]" office:value-type="float" office:value="2149.61306964746" calcext:value-type="float">
            <text:p>2150</text:p>
          </table:table-cell>
          <table:table-cell table:style-name="ce3" table:formula="of:=[.C106]" office:value-type="float" office:value="2149.61306964746" calcext:value-type="float">
            <text:p>2150</text:p>
          </table:table-cell>
          <table:table-cell table:style-name="ce5" table:formula="of:=SUMPRODUCT([.B107:.D107];burner_heat_diffusion)" office:value-type="float" office:value="2149.61306964746" calcext:value-type="float">
            <text:p>2150</text:p>
          </table:table-cell>
          <table:table-cell table:formula="of:=[.F106]+[.E107]-[.J106]" office:value-type="float" office:value="29929.6540501244" calcext:value-type="float">
            <text:p>29930</text:p>
          </table:table-cell>
          <table:table-cell table:style-name="ce7" table:formula="of:=temp_out + [.F107] / burner_heat_mass" office:value-type="float" office:value="79.8593081002488" calcext:value-type="float">
            <text:p>79.9</text:p>
          </table:table-cell>
          <table:table-cell table:style-name="ce7" table:formula="of:=[.G107]-[.W106]" office:value-type="float" office:value="10.3923661930747" calcext:value-type="float">
            <text:p>10.4</text:p>
          </table:table-cell>
          <table:table-cell table:style-name="ce5" table:formula="of:=thermagon_k * burner_A * [.H107] / thermagon_L" office:value-type="float" office:value="1362.33126913308" calcext:value-type="float">
            <text:p>1362</text:p>
          </table:table-cell>
          <table:table-cell table:style-name="ce5" table:formula="of:=[.I107]/C_per_s_to_W*time_incr" office:value-type="float" office:value="1952.32340087859" calcext:value-type="float">
            <text:p>1952</text:p>
          </table:table-cell>
          <table:table-cell table:style-name="ce7" table:formula="of:=[.J106]" office:value-type="float" office:value="1951.31739238806" calcext:value-type="float">
            <text:p>1951.3</text:p>
          </table:table-cell>
          <table:table-cell table:style-name="ce7" table:formula="of:=[.K106]" office:value-type="float" office:value="1950.30625411506" calcext:value-type="float">
            <text:p>1950.3</text:p>
          </table:table-cell>
          <table:table-cell table:style-name="ce7" table:formula="of:=[.L106]" office:value-type="float" office:value="1949.28995990208" calcext:value-type="float">
            <text:p>1949.3</text:p>
          </table:table-cell>
          <table:table-cell table:style-name="ce7" table:formula="of:=[.M106]" office:value-type="float" office:value="1948.26848345825" calcext:value-type="float">
            <text:p>1948.3</text:p>
          </table:table-cell>
          <table:table-cell table:style-name="ce7" table:formula="of:=[.N106]" office:value-type="float" office:value="1947.24179835859" calcext:value-type="float">
            <text:p>1947.2</text:p>
          </table:table-cell>
          <table:table-cell table:style-name="ce7" table:formula="of:=[.O106]" office:value-type="float" office:value="1946.20987804342" calcext:value-type="float">
            <text:p>1946.2</text:p>
          </table:table-cell>
          <table:table-cell table:style-name="ce7" table:formula="of:=[.P106]" office:value-type="float" office:value="1945.17269581761" calcext:value-type="float">
            <text:p>1945.2</text:p>
          </table:table-cell>
          <table:table-cell table:style-name="ce7" table:formula="of:=[.Q106]" office:value-type="float" office:value="1944.13022484993" calcext:value-type="float">
            <text:p>1944.1</text:p>
          </table:table-cell>
          <table:table-cell table:style-name="ce7" table:formula="of:=[.R106]" office:value-type="float" office:value="1943.08243817232" calcext:value-type="float">
            <text:p>1943.1</text:p>
          </table:table-cell>
          <table:table-cell table:style-name="ce5" table:formula="of:=SUMPRODUCT([.J107:.S107];pot_heat_diffusion)" office:value-type="float" office:value="1947.74521905504" calcext:value-type="float">
            <text:p>1948</text:p>
          </table:table-cell>
          <table:table-cell table:style-name="ce5" table:formula="of:=[.V106]*leakage_out" office:value-type="float" office:value="842.637399744239" calcext:value-type="float">
            <text:p>843</text:p>
          </table:table-cell>
          <table:table-cell table:style-name="ce5" table:formula="of:=[.V106]+[.T107]-[.U107]" office:value-type="float" office:value="141544.674443351" calcext:value-type="float">
            <text:p>141545</text:p>
          </table:table-cell>
          <table:table-cell table:style-name="ce12" table:formula="of:= temp_out + [.V107]/pot_water_mass" office:value-type="float" office:value="69.8561933525688" calcext:value-type="float">
            <text:p>69.9</text:p>
          </table:table-cell>
          <table:table-cell table:style-name="ce7" table:formula="of:=IF([.G107]&gt;thermagon_temp_max;0;IF([.W1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table:formula="of:=burner_C_per_s * [.X107]/100 * time_incr" office:value-type="float" office:value="2149.61306964746" calcext:value-type="float">
            <text:p>2150</text:p>
          </table:table-cell>
          <table:table-cell table:style-name="ce3" table:formula="of:=[.B108]" office:value-type="float" office:value="2149.61306964746" calcext:value-type="float">
            <text:p>2150</text:p>
          </table:table-cell>
          <table:table-cell table:style-name="ce3" table:formula="of:=[.C107]" office:value-type="float" office:value="2149.61306964746" calcext:value-type="float">
            <text:p>2150</text:p>
          </table:table-cell>
          <table:table-cell table:style-name="ce5" table:formula="of:=SUMPRODUCT([.B108:.D108];burner_heat_diffusion)" office:value-type="float" office:value="2149.61306964746" calcext:value-type="float">
            <text:p>2150</text:p>
          </table:table-cell>
          <table:table-cell table:formula="of:=[.F107]+[.E108]-[.J107]" office:value-type="float" office:value="30126.9437188933" calcext:value-type="float">
            <text:p>30127</text:p>
          </table:table-cell>
          <table:table-cell table:style-name="ce7" table:formula="of:=temp_out + [.F108] / burner_heat_mass" office:value-type="float" office:value="80.2538874377865" calcext:value-type="float">
            <text:p>80.3</text:p>
          </table:table-cell>
          <table:table-cell table:style-name="ce7" table:formula="of:=[.G108]-[.W107]" office:value-type="float" office:value="10.3976940852177" calcext:value-type="float">
            <text:p>10.4</text:p>
          </table:table-cell>
          <table:table-cell table:style-name="ce5" table:formula="of:=thermagon_k * burner_A * [.H108] / thermagon_L" office:value-type="float" office:value="1363.02970045567" calcext:value-type="float">
            <text:p>1363</text:p>
          </table:table-cell>
          <table:table-cell table:style-name="ce5" table:formula="of:=[.I108]/C_per_s_to_W*time_incr" office:value-type="float" office:value="1953.32430561145" calcext:value-type="float">
            <text:p>1953</text:p>
          </table:table-cell>
          <table:table-cell table:style-name="ce7" table:formula="of:=[.J107]" office:value-type="float" office:value="1952.32340087859" calcext:value-type="float">
            <text:p>1952.3</text:p>
          </table:table-cell>
          <table:table-cell table:style-name="ce7" table:formula="of:=[.K107]" office:value-type="float" office:value="1951.31739238806" calcext:value-type="float">
            <text:p>1951.3</text:p>
          </table:table-cell>
          <table:table-cell table:style-name="ce7" table:formula="of:=[.L107]" office:value-type="float" office:value="1950.30625411506" calcext:value-type="float">
            <text:p>1950.3</text:p>
          </table:table-cell>
          <table:table-cell table:style-name="ce7" table:formula="of:=[.M107]" office:value-type="float" office:value="1949.28995990208" calcext:value-type="float">
            <text:p>1949.3</text:p>
          </table:table-cell>
          <table:table-cell table:style-name="ce7" table:formula="of:=[.N107]" office:value-type="float" office:value="1948.26848345825" calcext:value-type="float">
            <text:p>1948.3</text:p>
          </table:table-cell>
          <table:table-cell table:style-name="ce7" table:formula="of:=[.O107]" office:value-type="float" office:value="1947.24179835859" calcext:value-type="float">
            <text:p>1947.2</text:p>
          </table:table-cell>
          <table:table-cell table:style-name="ce7" table:formula="of:=[.P107]" office:value-type="float" office:value="1946.20987804342" calcext:value-type="float">
            <text:p>1946.2</text:p>
          </table:table-cell>
          <table:table-cell table:style-name="ce7" table:formula="of:=[.Q107]" office:value-type="float" office:value="1945.17269581761" calcext:value-type="float">
            <text:p>1945.2</text:p>
          </table:table-cell>
          <table:table-cell table:style-name="ce7" table:formula="of:=[.R107]" office:value-type="float" office:value="1944.13022484993" calcext:value-type="float">
            <text:p>1944.1</text:p>
          </table:table-cell>
          <table:table-cell table:style-name="ce5" table:formula="of:=SUMPRODUCT([.J108:.S108];pot_heat_diffusion)" office:value-type="float" office:value="1948.76935016309" calcext:value-type="float">
            <text:p>1949</text:p>
          </table:table-cell>
          <table:table-cell table:style-name="ce5" table:formula="of:=[.V107]*leakage_out" office:value-type="float" office:value="849.268046660104" calcext:value-type="float">
            <text:p>849</text:p>
          </table:table-cell>
          <table:table-cell table:style-name="ce5" table:formula="of:=[.V107]+[.T108]-[.U108]" office:value-type="float" office:value="142644.175746854" calcext:value-type="float">
            <text:p>142644</text:p>
          </table:table-cell>
          <table:table-cell table:style-name="ce12" table:formula="of:= temp_out + [.V108]/pot_water_mass" office:value-type="float" office:value="70.2434700183595" calcext:value-type="float">
            <text:p>70.2</text:p>
          </table:table-cell>
          <table:table-cell table:style-name="ce7" table:formula="of:=IF([.G108]&gt;thermagon_temp_max;0;IF([.W1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table:formula="of:=burner_C_per_s * [.X108]/100 * time_incr" office:value-type="float" office:value="2149.61306964746" calcext:value-type="float">
            <text:p>2150</text:p>
          </table:table-cell>
          <table:table-cell table:style-name="ce3" table:formula="of:=[.B109]" office:value-type="float" office:value="2149.61306964746" calcext:value-type="float">
            <text:p>2150</text:p>
          </table:table-cell>
          <table:table-cell table:style-name="ce3" table:formula="of:=[.C108]" office:value-type="float" office:value="2149.61306964746" calcext:value-type="float">
            <text:p>2150</text:p>
          </table:table-cell>
          <table:table-cell table:style-name="ce5" table:formula="of:=SUMPRODUCT([.B109:.D109];burner_heat_diffusion)" office:value-type="float" office:value="2149.61306964746" calcext:value-type="float">
            <text:p>2150</text:p>
          </table:table-cell>
          <table:table-cell table:formula="of:=[.F108]+[.E109]-[.J108]" office:value-type="float" office:value="30323.2324829293" calcext:value-type="float">
            <text:p>30323</text:p>
          </table:table-cell>
          <table:table-cell table:style-name="ce7" table:formula="of:=temp_out + [.F109] / burner_heat_mass" office:value-type="float" office:value="80.6464649658586" calcext:value-type="float">
            <text:p>80.6</text:p>
          </table:table-cell>
          <table:table-cell table:style-name="ce7" table:formula="of:=[.G109]-[.W108]" office:value-type="float" office:value="10.4029949474991" calcext:value-type="float">
            <text:p>10.4</text:p>
          </table:table-cell>
          <table:table-cell table:style-name="ce5" table:formula="of:=thermagon_k * burner_A * [.H109] / thermagon_L" office:value-type="float" office:value="1363.72458844413" calcext:value-type="float">
            <text:p>1364</text:p>
          </table:table-cell>
          <table:table-cell table:style-name="ce5" table:formula="of:=[.I109]/C_per_s_to_W*time_incr" office:value-type="float" office:value="1954.32013247941" calcext:value-type="float">
            <text:p>1954</text:p>
          </table:table-cell>
          <table:table-cell table:style-name="ce7" table:formula="of:=[.J108]" office:value-type="float" office:value="1953.32430561145" calcext:value-type="float">
            <text:p>1953.3</text:p>
          </table:table-cell>
          <table:table-cell table:style-name="ce7" table:formula="of:=[.K108]" office:value-type="float" office:value="1952.32340087859" calcext:value-type="float">
            <text:p>1952.3</text:p>
          </table:table-cell>
          <table:table-cell table:style-name="ce7" table:formula="of:=[.L108]" office:value-type="float" office:value="1951.31739238806" calcext:value-type="float">
            <text:p>1951.3</text:p>
          </table:table-cell>
          <table:table-cell table:style-name="ce7" table:formula="of:=[.M108]" office:value-type="float" office:value="1950.30625411506" calcext:value-type="float">
            <text:p>1950.3</text:p>
          </table:table-cell>
          <table:table-cell table:style-name="ce7" table:formula="of:=[.N108]" office:value-type="float" office:value="1949.28995990208" calcext:value-type="float">
            <text:p>1949.3</text:p>
          </table:table-cell>
          <table:table-cell table:style-name="ce7" table:formula="of:=[.O108]" office:value-type="float" office:value="1948.26848345825" calcext:value-type="float">
            <text:p>1948.3</text:p>
          </table:table-cell>
          <table:table-cell table:style-name="ce7" table:formula="of:=[.P108]" office:value-type="float" office:value="1947.24179835859" calcext:value-type="float">
            <text:p>1947.2</text:p>
          </table:table-cell>
          <table:table-cell table:style-name="ce7" table:formula="of:=[.Q108]" office:value-type="float" office:value="1946.20987804342" calcext:value-type="float">
            <text:p>1946.2</text:p>
          </table:table-cell>
          <table:table-cell table:style-name="ce7" table:formula="of:=[.R108]" office:value-type="float" office:value="1945.17269581761" calcext:value-type="float">
            <text:p>1945.2</text:p>
          </table:table-cell>
          <table:table-cell table:style-name="ce5" table:formula="of:=SUMPRODUCT([.J109:.S109];pot_heat_diffusion)" office:value-type="float" office:value="1949.78828557243" calcext:value-type="float">
            <text:p>1950</text:p>
          </table:table-cell>
          <table:table-cell table:style-name="ce5" table:formula="of:=[.V108]*leakage_out" office:value-type="float" office:value="855.865054481122" calcext:value-type="float">
            <text:p>856</text:p>
          </table:table-cell>
          <table:table-cell table:style-name="ce5" table:formula="of:=[.V108]+[.T109]-[.U109]" office:value-type="float" office:value="143738.098977945" calcext:value-type="float">
            <text:p>143738</text:p>
          </table:table-cell>
          <table:table-cell table:style-name="ce12" table:formula="of:= temp_out + [.V109]/pot_water_mass" office:value-type="float" office:value="70.628781923146" calcext:value-type="float">
            <text:p>70.6</text:p>
          </table:table-cell>
          <table:table-cell table:style-name="ce7" table:formula="of:=IF([.G109]&gt;thermagon_temp_max;0;IF([.W1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table:formula="of:=burner_C_per_s * [.X109]/100 * time_incr" office:value-type="float" office:value="2149.61306964746" calcext:value-type="float">
            <text:p>2150</text:p>
          </table:table-cell>
          <table:table-cell table:style-name="ce3" table:formula="of:=[.B110]" office:value-type="float" office:value="2149.61306964746" calcext:value-type="float">
            <text:p>2150</text:p>
          </table:table-cell>
          <table:table-cell table:style-name="ce3" table:formula="of:=[.C109]" office:value-type="float" office:value="2149.61306964746" calcext:value-type="float">
            <text:p>2150</text:p>
          </table:table-cell>
          <table:table-cell table:style-name="ce5" table:formula="of:=SUMPRODUCT([.B110:.D110];burner_heat_diffusion)" office:value-type="float" office:value="2149.61306964746" calcext:value-type="float">
            <text:p>2150</text:p>
          </table:table-cell>
          <table:table-cell table:formula="of:=[.F109]+[.E110]-[.J109]" office:value-type="float" office:value="30518.5254200973" calcext:value-type="float">
            <text:p>30519</text:p>
          </table:table-cell>
          <table:table-cell table:style-name="ce7" table:formula="of:=temp_out + [.F110] / burner_heat_mass" office:value-type="float" office:value="81.0370508401947" calcext:value-type="float">
            <text:p>81.0</text:p>
          </table:table-cell>
          <table:table-cell table:style-name="ce7" table:formula="of:=[.G110]-[.W109]" office:value-type="float" office:value="10.4082689170487" calcext:value-type="float">
            <text:p>10.4</text:p>
          </table:table-cell>
          <table:table-cell table:style-name="ce5" table:formula="of:=thermagon_k * burner_A * [.H110] / thermagon_L" office:value-type="float" office:value="1364.41595107477" calcext:value-type="float">
            <text:p>1364</text:p>
          </table:table-cell>
          <table:table-cell table:style-name="ce5" table:formula="of:=[.I110]/C_per_s_to_W*time_incr" office:value-type="float" office:value="1955.31090724387" calcext:value-type="float">
            <text:p>1955</text:p>
          </table:table-cell>
          <table:table-cell table:style-name="ce7" table:formula="of:=[.J109]" office:value-type="float" office:value="1954.32013247941" calcext:value-type="float">
            <text:p>1954.3</text:p>
          </table:table-cell>
          <table:table-cell table:style-name="ce7" table:formula="of:=[.K109]" office:value-type="float" office:value="1953.32430561145" calcext:value-type="float">
            <text:p>1953.3</text:p>
          </table:table-cell>
          <table:table-cell table:style-name="ce7" table:formula="of:=[.L109]" office:value-type="float" office:value="1952.32340087859" calcext:value-type="float">
            <text:p>1952.3</text:p>
          </table:table-cell>
          <table:table-cell table:style-name="ce7" table:formula="of:=[.M109]" office:value-type="float" office:value="1951.31739238806" calcext:value-type="float">
            <text:p>1951.3</text:p>
          </table:table-cell>
          <table:table-cell table:style-name="ce7" table:formula="of:=[.N109]" office:value-type="float" office:value="1950.30625411506" calcext:value-type="float">
            <text:p>1950.3</text:p>
          </table:table-cell>
          <table:table-cell table:style-name="ce7" table:formula="of:=[.O109]" office:value-type="float" office:value="1949.28995990208" calcext:value-type="float">
            <text:p>1949.3</text:p>
          </table:table-cell>
          <table:table-cell table:style-name="ce7" table:formula="of:=[.P109]" office:value-type="float" office:value="1948.26848345825" calcext:value-type="float">
            <text:p>1948.3</text:p>
          </table:table-cell>
          <table:table-cell table:style-name="ce7" table:formula="of:=[.Q109]" office:value-type="float" office:value="1947.24179835859" calcext:value-type="float">
            <text:p>1947.2</text:p>
          </table:table-cell>
          <table:table-cell table:style-name="ce7" table:formula="of:=[.R109]" office:value-type="float" office:value="1946.20987804342" calcext:value-type="float">
            <text:p>1946.2</text:p>
          </table:table-cell>
          <table:table-cell table:style-name="ce5" table:formula="of:=SUMPRODUCT([.J110:.S110];pot_heat_diffusion)" office:value-type="float" office:value="1950.80205164228" calcext:value-type="float">
            <text:p>1951</text:p>
          </table:table-cell>
          <table:table-cell table:style-name="ce5" table:formula="of:=[.V109]*leakage_out" office:value-type="float" office:value="862.42859386767" calcext:value-type="float">
            <text:p>862</text:p>
          </table:table-cell>
          <table:table-cell table:style-name="ce5" table:formula="of:=[.V109]+[.T110]-[.U110]" office:value-type="float" office:value="144826.47243572" calcext:value-type="float">
            <text:p>144826</text:p>
          </table:table-cell>
          <table:table-cell table:style-name="ce12" table:formula="of:= temp_out + [.V110]/pot_water_mass" office:value-type="float" office:value="71.0121390347011" calcext:value-type="float">
            <text:p>71.0</text:p>
          </table:table-cell>
          <table:table-cell table:style-name="ce7" table:formula="of:=IF([.G110]&gt;thermagon_temp_max;0;IF([.W1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table:formula="of:=burner_C_per_s * [.X110]/100 * time_incr" office:value-type="float" office:value="2149.61306964746" calcext:value-type="float">
            <text:p>2150</text:p>
          </table:table-cell>
          <table:table-cell table:style-name="ce3" table:formula="of:=[.B111]" office:value-type="float" office:value="2149.61306964746" calcext:value-type="float">
            <text:p>2150</text:p>
          </table:table-cell>
          <table:table-cell table:style-name="ce3" table:formula="of:=[.C110]" office:value-type="float" office:value="2149.61306964746" calcext:value-type="float">
            <text:p>2150</text:p>
          </table:table-cell>
          <table:table-cell table:style-name="ce5" table:formula="of:=SUMPRODUCT([.B111:.D111];burner_heat_diffusion)" office:value-type="float" office:value="2149.61306964746" calcext:value-type="float">
            <text:p>2150</text:p>
          </table:table-cell>
          <table:table-cell table:formula="of:=[.F110]+[.E111]-[.J110]" office:value-type="float" office:value="30712.8275825009" calcext:value-type="float">
            <text:p>30713</text:p>
          </table:table-cell>
          <table:table-cell table:style-name="ce7" table:formula="of:=temp_out + [.F111] / burner_heat_mass" office:value-type="float" office:value="81.4256551650018" calcext:value-type="float">
            <text:p>81.4</text:p>
          </table:table-cell>
          <table:table-cell table:style-name="ce7" table:formula="of:=[.G111]-[.W110]" office:value-type="float" office:value="10.4135161303007" calcext:value-type="float">
            <text:p>10.4</text:p>
          </table:table-cell>
          <table:table-cell table:style-name="ce5" table:formula="of:=thermagon_k * burner_A * [.H111] / thermagon_L" office:value-type="float" office:value="1365.10380623271" calcext:value-type="float">
            <text:p>1365</text:p>
          </table:table-cell>
          <table:table-cell table:style-name="ce5" table:formula="of:=[.I111]/C_per_s_to_W*time_incr" office:value-type="float" office:value="1956.29665553556" calcext:value-type="float">
            <text:p>1956</text:p>
          </table:table-cell>
          <table:table-cell table:style-name="ce7" table:formula="of:=[.J110]" office:value-type="float" office:value="1955.31090724387" calcext:value-type="float">
            <text:p>1955.3</text:p>
          </table:table-cell>
          <table:table-cell table:style-name="ce7" table:formula="of:=[.K110]" office:value-type="float" office:value="1954.32013247941" calcext:value-type="float">
            <text:p>1954.3</text:p>
          </table:table-cell>
          <table:table-cell table:style-name="ce7" table:formula="of:=[.L110]" office:value-type="float" office:value="1953.32430561145" calcext:value-type="float">
            <text:p>1953.3</text:p>
          </table:table-cell>
          <table:table-cell table:style-name="ce7" table:formula="of:=[.M110]" office:value-type="float" office:value="1952.32340087859" calcext:value-type="float">
            <text:p>1952.3</text:p>
          </table:table-cell>
          <table:table-cell table:style-name="ce7" table:formula="of:=[.N110]" office:value-type="float" office:value="1951.31739238806" calcext:value-type="float">
            <text:p>1951.3</text:p>
          </table:table-cell>
          <table:table-cell table:style-name="ce7" table:formula="of:=[.O110]" office:value-type="float" office:value="1950.30625411506" calcext:value-type="float">
            <text:p>1950.3</text:p>
          </table:table-cell>
          <table:table-cell table:style-name="ce7" table:formula="of:=[.P110]" office:value-type="float" office:value="1949.28995990208" calcext:value-type="float">
            <text:p>1949.3</text:p>
          </table:table-cell>
          <table:table-cell table:style-name="ce7" table:formula="of:=[.Q110]" office:value-type="float" office:value="1948.26848345825" calcext:value-type="float">
            <text:p>1948.3</text:p>
          </table:table-cell>
          <table:table-cell table:style-name="ce7" table:formula="of:=[.R110]" office:value-type="float" office:value="1947.24179835859" calcext:value-type="float">
            <text:p>1947.2</text:p>
          </table:table-cell>
          <table:table-cell table:style-name="ce5" table:formula="of:=SUMPRODUCT([.J111:.S111];pot_heat_diffusion)" office:value-type="float" office:value="1951.81067459811" calcext:value-type="float">
            <text:p>1952</text:p>
          </table:table-cell>
          <table:table-cell table:style-name="ce5" table:formula="of:=[.V110]*leakage_out" office:value-type="float" office:value="868.958834614317" calcext:value-type="float">
            <text:p>869</text:p>
          </table:table-cell>
          <table:table-cell table:style-name="ce5" table:formula="of:=[.V110]+[.T111]-[.U111]" office:value-type="float" office:value="145909.324275703" calcext:value-type="float">
            <text:p>145909</text:p>
          </table:table-cell>
          <table:table-cell table:style-name="ce12" table:formula="of:= temp_out + [.V111]/pot_water_mass" office:value-type="float" office:value="71.3935512702284" calcext:value-type="float">
            <text:p>71.4</text:p>
          </table:table-cell>
          <table:table-cell table:style-name="ce7" table:formula="of:=IF([.G111]&gt;thermagon_temp_max;0;IF([.W1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table:formula="of:=burner_C_per_s * [.X111]/100 * time_incr" office:value-type="float" office:value="2149.61306964746" calcext:value-type="float">
            <text:p>2150</text:p>
          </table:table-cell>
          <table:table-cell table:style-name="ce3" table:formula="of:=[.B112]" office:value-type="float" office:value="2149.61306964746" calcext:value-type="float">
            <text:p>2150</text:p>
          </table:table-cell>
          <table:table-cell table:style-name="ce3" table:formula="of:=[.C111]" office:value-type="float" office:value="2149.61306964746" calcext:value-type="float">
            <text:p>2150</text:p>
          </table:table-cell>
          <table:table-cell table:style-name="ce5" table:formula="of:=SUMPRODUCT([.B112:.D112];burner_heat_diffusion)" office:value-type="float" office:value="2149.61306964746" calcext:value-type="float">
            <text:p>2150</text:p>
          </table:table-cell>
          <table:table-cell table:formula="of:=[.F111]+[.E112]-[.J111]" office:value-type="float" office:value="30906.1439966128" calcext:value-type="float">
            <text:p>30906</text:p>
          </table:table-cell>
          <table:table-cell table:style-name="ce7" table:formula="of:=temp_out + [.F112] / burner_heat_mass" office:value-type="float" office:value="81.8122879932256" calcext:value-type="float">
            <text:p>81.8</text:p>
          </table:table-cell>
          <table:table-cell table:style-name="ce7" table:formula="of:=[.G112]-[.W111]" office:value-type="float" office:value="10.4187367229973" calcext:value-type="float">
            <text:p>10.4</text:p>
          </table:table-cell>
          <table:table-cell table:style-name="ce5" table:formula="of:=thermagon_k * burner_A * [.H112] / thermagon_L" office:value-type="float" office:value="1365.78817171231" calcext:value-type="float">
            <text:p>1366</text:p>
          </table:table-cell>
          <table:table-cell table:style-name="ce5" table:formula="of:=[.I112]/C_per_s_to_W*time_incr" office:value-type="float" office:value="1957.27740285514" calcext:value-type="float">
            <text:p>1957</text:p>
          </table:table-cell>
          <table:table-cell table:style-name="ce7" table:formula="of:=[.J111]" office:value-type="float" office:value="1956.29665553556" calcext:value-type="float">
            <text:p>1956.3</text:p>
          </table:table-cell>
          <table:table-cell table:style-name="ce7" table:formula="of:=[.K111]" office:value-type="float" office:value="1955.31090724387" calcext:value-type="float">
            <text:p>1955.3</text:p>
          </table:table-cell>
          <table:table-cell table:style-name="ce7" table:formula="of:=[.L111]" office:value-type="float" office:value="1954.32013247941" calcext:value-type="float">
            <text:p>1954.3</text:p>
          </table:table-cell>
          <table:table-cell table:style-name="ce7" table:formula="of:=[.M111]" office:value-type="float" office:value="1953.32430561145" calcext:value-type="float">
            <text:p>1953.3</text:p>
          </table:table-cell>
          <table:table-cell table:style-name="ce7" table:formula="of:=[.N111]" office:value-type="float" office:value="1952.32340087859" calcext:value-type="float">
            <text:p>1952.3</text:p>
          </table:table-cell>
          <table:table-cell table:style-name="ce7" table:formula="of:=[.O111]" office:value-type="float" office:value="1951.31739238806" calcext:value-type="float">
            <text:p>1951.3</text:p>
          </table:table-cell>
          <table:table-cell table:style-name="ce7" table:formula="of:=[.P111]" office:value-type="float" office:value="1950.30625411506" calcext:value-type="float">
            <text:p>1950.3</text:p>
          </table:table-cell>
          <table:table-cell table:style-name="ce7" table:formula="of:=[.Q111]" office:value-type="float" office:value="1949.28995990208" calcext:value-type="float">
            <text:p>1949.3</text:p>
          </table:table-cell>
          <table:table-cell table:style-name="ce7" table:formula="of:=[.R111]" office:value-type="float" office:value="1948.26848345825" calcext:value-type="float">
            <text:p>1948.3</text:p>
          </table:table-cell>
          <table:table-cell table:style-name="ce5" table:formula="of:=SUMPRODUCT([.J112:.S112];pot_heat_diffusion)" office:value-type="float" office:value="1952.81418053237" calcext:value-type="float">
            <text:p>1953</text:p>
          </table:table-cell>
          <table:table-cell table:style-name="ce5" table:formula="of:=[.V111]*leakage_out" office:value-type="float" office:value="875.45594565422" calcext:value-type="float">
            <text:p>875</text:p>
          </table:table-cell>
          <table:table-cell table:style-name="ce5" table:formula="of:=[.V111]+[.T112]-[.U112]" office:value-type="float" office:value="146986.682510582" calcext:value-type="float">
            <text:p>146987</text:p>
          </table:table-cell>
          <table:table-cell table:style-name="ce12" table:formula="of:= temp_out + [.V112]/pot_water_mass" office:value-type="float" office:value="71.7730284966186" calcext:value-type="float">
            <text:p>71.8</text:p>
          </table:table-cell>
          <table:table-cell table:style-name="ce7" table:formula="of:=IF([.G112]&gt;thermagon_temp_max;0;IF([.W1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table:formula="of:=burner_C_per_s * [.X112]/100 * time_incr" office:value-type="float" office:value="2149.61306964746" calcext:value-type="float">
            <text:p>2150</text:p>
          </table:table-cell>
          <table:table-cell table:style-name="ce3" table:formula="of:=[.B113]" office:value-type="float" office:value="2149.61306964746" calcext:value-type="float">
            <text:p>2150</text:p>
          </table:table-cell>
          <table:table-cell table:style-name="ce3" table:formula="of:=[.C112]" office:value-type="float" office:value="2149.61306964746" calcext:value-type="float">
            <text:p>2150</text:p>
          </table:table-cell>
          <table:table-cell table:style-name="ce5" table:formula="of:=SUMPRODUCT([.B113:.D113];burner_heat_diffusion)" office:value-type="float" office:value="2149.61306964746" calcext:value-type="float">
            <text:p>2150</text:p>
          </table:table-cell>
          <table:table-cell table:formula="of:=[.F112]+[.E113]-[.J112]" office:value-type="float" office:value="31098.4796634052" calcext:value-type="float">
            <text:p>31098</text:p>
          </table:table-cell>
          <table:table-cell table:style-name="ce7" table:formula="of:=temp_out + [.F113] / burner_heat_mass" office:value-type="float" office:value="82.1969593268103" calcext:value-type="float">
            <text:p>82.2</text:p>
          </table:table-cell>
          <table:table-cell table:style-name="ce7" table:formula="of:=[.G113]-[.W112]" office:value-type="float" office:value="10.4239308301917" calcext:value-type="float">
            <text:p>10.4</text:p>
          </table:table-cell>
          <table:table-cell table:style-name="ce5" table:formula="of:=thermagon_k * burner_A * [.H113] / thermagon_L" office:value-type="float" office:value="1366.46906521768" calcext:value-type="float">
            <text:p>1366</text:p>
          </table:table-cell>
          <table:table-cell table:style-name="ce5" table:formula="of:=[.I113]/C_per_s_to_W*time_incr" office:value-type="float" office:value="1958.25317457392" calcext:value-type="float">
            <text:p>1958</text:p>
          </table:table-cell>
          <table:table-cell table:style-name="ce7" table:formula="of:=[.J112]" office:value-type="float" office:value="1957.27740285514" calcext:value-type="float">
            <text:p>1957.3</text:p>
          </table:table-cell>
          <table:table-cell table:style-name="ce7" table:formula="of:=[.K112]" office:value-type="float" office:value="1956.29665553556" calcext:value-type="float">
            <text:p>1956.3</text:p>
          </table:table-cell>
          <table:table-cell table:style-name="ce7" table:formula="of:=[.L112]" office:value-type="float" office:value="1955.31090724387" calcext:value-type="float">
            <text:p>1955.3</text:p>
          </table:table-cell>
          <table:table-cell table:style-name="ce7" table:formula="of:=[.M112]" office:value-type="float" office:value="1954.32013247941" calcext:value-type="float">
            <text:p>1954.3</text:p>
          </table:table-cell>
          <table:table-cell table:style-name="ce7" table:formula="of:=[.N112]" office:value-type="float" office:value="1953.32430561145" calcext:value-type="float">
            <text:p>1953.3</text:p>
          </table:table-cell>
          <table:table-cell table:style-name="ce7" table:formula="of:=[.O112]" office:value-type="float" office:value="1952.32340087859" calcext:value-type="float">
            <text:p>1952.3</text:p>
          </table:table-cell>
          <table:table-cell table:style-name="ce7" table:formula="of:=[.P112]" office:value-type="float" office:value="1951.31739238806" calcext:value-type="float">
            <text:p>1951.3</text:p>
          </table:table-cell>
          <table:table-cell table:style-name="ce7" table:formula="of:=[.Q112]" office:value-type="float" office:value="1950.30625411506" calcext:value-type="float">
            <text:p>1950.3</text:p>
          </table:table-cell>
          <table:table-cell table:style-name="ce7" table:formula="of:=[.R112]" office:value-type="float" office:value="1949.28995990208" calcext:value-type="float">
            <text:p>1949.3</text:p>
          </table:table-cell>
          <table:table-cell table:style-name="ce5" table:formula="of:=SUMPRODUCT([.J113:.S113];pot_heat_diffusion)" office:value-type="float" office:value="1953.81259540511" calcext:value-type="float">
            <text:p>1954</text:p>
          </table:table-cell>
          <table:table-cell table:style-name="ce5" table:formula="of:=[.V112]*leakage_out" office:value-type="float" office:value="881.920095063489" calcext:value-type="float">
            <text:p>882</text:p>
          </table:table-cell>
          <table:table-cell table:style-name="ce5" table:formula="of:=[.V112]+[.T113]-[.U113]" office:value-type="float" office:value="148058.575010923" calcext:value-type="float">
            <text:p>148059</text:p>
          </table:table-cell>
          <table:table-cell table:style-name="ce12" table:formula="of:= temp_out + [.V113]/pot_water_mass" office:value-type="float" office:value="72.1505805307051" calcext:value-type="float">
            <text:p>72.2</text:p>
          </table:table-cell>
          <table:table-cell table:style-name="ce7" table:formula="of:=IF([.G113]&gt;thermagon_temp_max;0;IF([.W1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table:formula="of:=burner_C_per_s * [.X113]/100 * time_incr" office:value-type="float" office:value="2149.61306964746" calcext:value-type="float">
            <text:p>2150</text:p>
          </table:table-cell>
          <table:table-cell table:style-name="ce3" table:formula="of:=[.B114]" office:value-type="float" office:value="2149.61306964746" calcext:value-type="float">
            <text:p>2150</text:p>
          </table:table-cell>
          <table:table-cell table:style-name="ce3" table:formula="of:=[.C113]" office:value-type="float" office:value="2149.61306964746" calcext:value-type="float">
            <text:p>2150</text:p>
          </table:table-cell>
          <table:table-cell table:style-name="ce5" table:formula="of:=SUMPRODUCT([.B114:.D114];burner_heat_diffusion)" office:value-type="float" office:value="2149.61306964746" calcext:value-type="float">
            <text:p>2150</text:p>
          </table:table-cell>
          <table:table-cell table:formula="of:=[.F113]+[.E114]-[.J113]" office:value-type="float" office:value="31289.8395584787" calcext:value-type="float">
            <text:p>31290</text:p>
          </table:table-cell>
          <table:table-cell table:style-name="ce7" table:formula="of:=temp_out + [.F114] / burner_heat_mass" office:value-type="float" office:value="82.5796791169574" calcext:value-type="float">
            <text:p>82.6</text:p>
          </table:table-cell>
          <table:table-cell table:style-name="ce7" table:formula="of:=[.G114]-[.W113]" office:value-type="float" office:value="10.4290985862523" calcext:value-type="float">
            <text:p>10.4</text:p>
          </table:table-cell>
          <table:table-cell table:style-name="ce5" table:formula="of:=thermagon_k * burner_A * [.H114] / thermagon_L" office:value-type="float" office:value="1367.14650436308" calcext:value-type="float">
            <text:p>1367</text:p>
          </table:table-cell>
          <table:table-cell table:style-name="ce5" table:formula="of:=[.I114]/C_per_s_to_W*time_incr" office:value-type="float" office:value="1959.22399593448" calcext:value-type="float">
            <text:p>1959</text:p>
          </table:table-cell>
          <table:table-cell table:style-name="ce7" table:formula="of:=[.J113]" office:value-type="float" office:value="1958.25317457392" calcext:value-type="float">
            <text:p>1958.3</text:p>
          </table:table-cell>
          <table:table-cell table:style-name="ce7" table:formula="of:=[.K113]" office:value-type="float" office:value="1957.27740285514" calcext:value-type="float">
            <text:p>1957.3</text:p>
          </table:table-cell>
          <table:table-cell table:style-name="ce7" table:formula="of:=[.L113]" office:value-type="float" office:value="1956.29665553556" calcext:value-type="float">
            <text:p>1956.3</text:p>
          </table:table-cell>
          <table:table-cell table:style-name="ce7" table:formula="of:=[.M113]" office:value-type="float" office:value="1955.31090724387" calcext:value-type="float">
            <text:p>1955.3</text:p>
          </table:table-cell>
          <table:table-cell table:style-name="ce7" table:formula="of:=[.N113]" office:value-type="float" office:value="1954.32013247941" calcext:value-type="float">
            <text:p>1954.3</text:p>
          </table:table-cell>
          <table:table-cell table:style-name="ce7" table:formula="of:=[.O113]" office:value-type="float" office:value="1953.32430561145" calcext:value-type="float">
            <text:p>1953.3</text:p>
          </table:table-cell>
          <table:table-cell table:style-name="ce7" table:formula="of:=[.P113]" office:value-type="float" office:value="1952.32340087859" calcext:value-type="float">
            <text:p>1952.3</text:p>
          </table:table-cell>
          <table:table-cell table:style-name="ce7" table:formula="of:=[.Q113]" office:value-type="float" office:value="1951.31739238806" calcext:value-type="float">
            <text:p>1951.3</text:p>
          </table:table-cell>
          <table:table-cell table:style-name="ce7" table:formula="of:=[.R113]" office:value-type="float" office:value="1950.30625411506" calcext:value-type="float">
            <text:p>1950.3</text:p>
          </table:table-cell>
          <table:table-cell table:style-name="ce5" table:formula="of:=SUMPRODUCT([.J114:.S114];pot_heat_diffusion)" office:value-type="float" office:value="1954.8059450447" calcext:value-type="float">
            <text:p>1955</text:p>
          </table:table-cell>
          <table:table-cell table:style-name="ce5" table:formula="of:=[.V113]*leakage_out" office:value-type="float" office:value="888.351450065539" calcext:value-type="float">
            <text:p>888</text:p>
          </table:table-cell>
          <table:table-cell table:style-name="ce5" table:formula="of:=[.V113]+[.T114]-[.U114]" office:value-type="float" office:value="149125.029505902" calcext:value-type="float">
            <text:p>149125</text:p>
          </table:table-cell>
          <table:table-cell table:style-name="ce12" table:formula="of:= temp_out + [.V114]/pot_water_mass" office:value-type="float" office:value="72.5262171395178" calcext:value-type="float">
            <text:p>72.5</text:p>
          </table:table-cell>
          <table:table-cell table:style-name="ce7" table:formula="of:=IF([.G114]&gt;thermagon_temp_max;0;IF([.W1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table:formula="of:=burner_C_per_s * [.X114]/100 * time_incr" office:value-type="float" office:value="2149.61306964746" calcext:value-type="float">
            <text:p>2150</text:p>
          </table:table-cell>
          <table:table-cell table:style-name="ce3" table:formula="of:=[.B115]" office:value-type="float" office:value="2149.61306964746" calcext:value-type="float">
            <text:p>2150</text:p>
          </table:table-cell>
          <table:table-cell table:style-name="ce3" table:formula="of:=[.C114]" office:value-type="float" office:value="2149.61306964746" calcext:value-type="float">
            <text:p>2150</text:p>
          </table:table-cell>
          <table:table-cell table:style-name="ce5" table:formula="of:=SUMPRODUCT([.B115:.D115];burner_heat_diffusion)" office:value-type="float" office:value="2149.61306964746" calcext:value-type="float">
            <text:p>2150</text:p>
          </table:table-cell>
          <table:table-cell table:formula="of:=[.F114]+[.E115]-[.J114]" office:value-type="float" office:value="31480.2286321917" calcext:value-type="float">
            <text:p>31480</text:p>
          </table:table-cell>
          <table:table-cell table:style-name="ce7" table:formula="of:=temp_out + [.F115] / burner_heat_mass" office:value-type="float" office:value="82.9604572643834" calcext:value-type="float">
            <text:p>83.0</text:p>
          </table:table-cell>
          <table:table-cell table:style-name="ce7" table:formula="of:=[.G115]-[.W114]" office:value-type="float" office:value="10.4342401248655" calcext:value-type="float">
            <text:p>10.4</text:p>
          </table:table-cell>
          <table:table-cell table:style-name="ce5" table:formula="of:=thermagon_k * burner_A * [.H115] / thermagon_L" office:value-type="float" office:value="1367.82050667345" calcext:value-type="float">
            <text:p>1368</text:p>
          </table:table-cell>
          <table:table-cell table:style-name="ce5" table:formula="of:=[.I115]/C_per_s_to_W*time_incr" office:value-type="float" office:value="1960.18989205137" calcext:value-type="float">
            <text:p>1960</text:p>
          </table:table-cell>
          <table:table-cell table:style-name="ce7" table:formula="of:=[.J114]" office:value-type="float" office:value="1959.22399593448" calcext:value-type="float">
            <text:p>1959.2</text:p>
          </table:table-cell>
          <table:table-cell table:style-name="ce7" table:formula="of:=[.K114]" office:value-type="float" office:value="1958.25317457392" calcext:value-type="float">
            <text:p>1958.3</text:p>
          </table:table-cell>
          <table:table-cell table:style-name="ce7" table:formula="of:=[.L114]" office:value-type="float" office:value="1957.27740285514" calcext:value-type="float">
            <text:p>1957.3</text:p>
          </table:table-cell>
          <table:table-cell table:style-name="ce7" table:formula="of:=[.M114]" office:value-type="float" office:value="1956.29665553556" calcext:value-type="float">
            <text:p>1956.3</text:p>
          </table:table-cell>
          <table:table-cell table:style-name="ce7" table:formula="of:=[.N114]" office:value-type="float" office:value="1955.31090724387" calcext:value-type="float">
            <text:p>1955.3</text:p>
          </table:table-cell>
          <table:table-cell table:style-name="ce7" table:formula="of:=[.O114]" office:value-type="float" office:value="1954.32013247941" calcext:value-type="float">
            <text:p>1954.3</text:p>
          </table:table-cell>
          <table:table-cell table:style-name="ce7" table:formula="of:=[.P114]" office:value-type="float" office:value="1953.32430561145" calcext:value-type="float">
            <text:p>1953.3</text:p>
          </table:table-cell>
          <table:table-cell table:style-name="ce7" table:formula="of:=[.Q114]" office:value-type="float" office:value="1952.32340087859" calcext:value-type="float">
            <text:p>1952.3</text:p>
          </table:table-cell>
          <table:table-cell table:style-name="ce7" table:formula="of:=[.R114]" office:value-type="float" office:value="1951.31739238806" calcext:value-type="float">
            <text:p>1951.3</text:p>
          </table:table-cell>
          <table:table-cell table:style-name="ce5" table:formula="of:=SUMPRODUCT([.J115:.S115];pot_heat_diffusion)" office:value-type="float" office:value="1955.79425514846" calcext:value-type="float">
            <text:p>1956</text:p>
          </table:table-cell>
          <table:table-cell table:style-name="ce5" table:formula="of:=[.V114]*leakage_out" office:value-type="float" office:value="894.750177035414" calcext:value-type="float">
            <text:p>895</text:p>
          </table:table-cell>
          <table:table-cell table:style-name="ce5" table:formula="of:=[.V114]+[.T115]-[.U115]" office:value-type="float" office:value="150186.073584015" calcext:value-type="float">
            <text:p>150186</text:p>
          </table:table-cell>
          <table:table-cell table:style-name="ce12" table:formula="of:= temp_out + [.V115]/pot_water_mass" office:value-type="float" office:value="72.8999480405357" calcext:value-type="float">
            <text:p>72.9</text:p>
          </table:table-cell>
          <table:table-cell table:style-name="ce7" table:formula="of:=IF([.G115]&gt;thermagon_temp_max;0;IF([.W1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table:formula="of:=burner_C_per_s * [.X115]/100 * time_incr" office:value-type="float" office:value="2149.61306964746" calcext:value-type="float">
            <text:p>2150</text:p>
          </table:table-cell>
          <table:table-cell table:style-name="ce3" table:formula="of:=[.B116]" office:value-type="float" office:value="2149.61306964746" calcext:value-type="float">
            <text:p>2150</text:p>
          </table:table-cell>
          <table:table-cell table:style-name="ce3" table:formula="of:=[.C115]" office:value-type="float" office:value="2149.61306964746" calcext:value-type="float">
            <text:p>2150</text:p>
          </table:table-cell>
          <table:table-cell table:style-name="ce5" table:formula="of:=SUMPRODUCT([.B116:.D116];burner_heat_diffusion)" office:value-type="float" office:value="2149.61306964746" calcext:value-type="float">
            <text:p>2150</text:p>
          </table:table-cell>
          <table:table-cell table:formula="of:=[.F115]+[.E116]-[.J115]" office:value-type="float" office:value="31669.6518097878" calcext:value-type="float">
            <text:p>31670</text:p>
          </table:table-cell>
          <table:table-cell table:style-name="ce7" table:formula="of:=temp_out + [.F116] / burner_heat_mass" office:value-type="float" office:value="83.3393036195755" calcext:value-type="float">
            <text:p>83.3</text:p>
          </table:table-cell>
          <table:table-cell table:style-name="ce7" table:formula="of:=[.G116]-[.W115]" office:value-type="float" office:value="10.4393555790398" calcext:value-type="float">
            <text:p>10.4</text:p>
          </table:table-cell>
          <table:table-cell table:style-name="ce5" table:formula="of:=thermagon_k * burner_A * [.H116] / thermagon_L" office:value-type="float" office:value="1368.49108958478" calcext:value-type="float">
            <text:p>1368</text:p>
          </table:table-cell>
          <table:table-cell table:style-name="ce5" table:formula="of:=[.I116]/C_per_s_to_W*time_incr" office:value-type="float" office:value="1961.1508879117" calcext:value-type="float">
            <text:p>1961</text:p>
          </table:table-cell>
          <table:table-cell table:style-name="ce7" table:formula="of:=[.J115]" office:value-type="float" office:value="1960.18989205137" calcext:value-type="float">
            <text:p>1960.2</text:p>
          </table:table-cell>
          <table:table-cell table:style-name="ce7" table:formula="of:=[.K115]" office:value-type="float" office:value="1959.22399593448" calcext:value-type="float">
            <text:p>1959.2</text:p>
          </table:table-cell>
          <table:table-cell table:style-name="ce7" table:formula="of:=[.L115]" office:value-type="float" office:value="1958.25317457392" calcext:value-type="float">
            <text:p>1958.3</text:p>
          </table:table-cell>
          <table:table-cell table:style-name="ce7" table:formula="of:=[.M115]" office:value-type="float" office:value="1957.27740285514" calcext:value-type="float">
            <text:p>1957.3</text:p>
          </table:table-cell>
          <table:table-cell table:style-name="ce7" table:formula="of:=[.N115]" office:value-type="float" office:value="1956.29665553556" calcext:value-type="float">
            <text:p>1956.3</text:p>
          </table:table-cell>
          <table:table-cell table:style-name="ce7" table:formula="of:=[.O115]" office:value-type="float" office:value="1955.31090724387" calcext:value-type="float">
            <text:p>1955.3</text:p>
          </table:table-cell>
          <table:table-cell table:style-name="ce7" table:formula="of:=[.P115]" office:value-type="float" office:value="1954.32013247941" calcext:value-type="float">
            <text:p>1954.3</text:p>
          </table:table-cell>
          <table:table-cell table:style-name="ce7" table:formula="of:=[.Q115]" office:value-type="float" office:value="1953.32430561145" calcext:value-type="float">
            <text:p>1953.3</text:p>
          </table:table-cell>
          <table:table-cell table:style-name="ce7" table:formula="of:=[.R115]" office:value-type="float" office:value="1952.32340087859" calcext:value-type="float">
            <text:p>1952.3</text:p>
          </table:table-cell>
          <table:table-cell table:style-name="ce5" table:formula="of:=SUMPRODUCT([.J116:.S116];pot_heat_diffusion)" office:value-type="float" office:value="1956.77755128333" calcext:value-type="float">
            <text:p>1957</text:p>
          </table:table-cell>
          <table:table-cell table:style-name="ce5" table:formula="of:=[.V115]*leakage_out" office:value-type="float" office:value="901.116441504092" calcext:value-type="float">
            <text:p>901</text:p>
          </table:table-cell>
          <table:table-cell table:style-name="ce5" table:formula="of:=[.V115]+[.T116]-[.U116]" office:value-type="float" office:value="151241.734693795" calcext:value-type="float">
            <text:p>151242</text:p>
          </table:table-cell>
          <table:table-cell table:style-name="ce12" table:formula="of:= temp_out + [.V116]/pot_water_mass" office:value-type="float" office:value="73.2717829019385" calcext:value-type="float">
            <text:p>73.3</text:p>
          </table:table-cell>
          <table:table-cell table:style-name="ce7" table:formula="of:=IF([.G116]&gt;thermagon_temp_max;0;IF([.W1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table:formula="of:=burner_C_per_s * [.X116]/100 * time_incr" office:value-type="float" office:value="2149.61306964746" calcext:value-type="float">
            <text:p>2150</text:p>
          </table:table-cell>
          <table:table-cell table:style-name="ce3" table:formula="of:=[.B117]" office:value-type="float" office:value="2149.61306964746" calcext:value-type="float">
            <text:p>2150</text:p>
          </table:table-cell>
          <table:table-cell table:style-name="ce3" table:formula="of:=[.C116]" office:value-type="float" office:value="2149.61306964746" calcext:value-type="float">
            <text:p>2150</text:p>
          </table:table-cell>
          <table:table-cell table:style-name="ce5" table:formula="of:=SUMPRODUCT([.B117:.D117];burner_heat_diffusion)" office:value-type="float" office:value="2149.61306964746" calcext:value-type="float">
            <text:p>2150</text:p>
          </table:table-cell>
          <table:table-cell table:formula="of:=[.F116]+[.E117]-[.J116]" office:value-type="float" office:value="31858.1139915235" calcext:value-type="float">
            <text:p>31858</text:p>
          </table:table-cell>
          <table:table-cell table:style-name="ce7" table:formula="of:=temp_out + [.F117] / burner_heat_mass" office:value-type="float" office:value="83.7162279830471" calcext:value-type="float">
            <text:p>83.7</text:p>
          </table:table-cell>
          <table:table-cell table:style-name="ce7" table:formula="of:=[.G117]-[.W116]" office:value-type="float" office:value="10.4444450811086" calcext:value-type="float">
            <text:p>10.4</text:p>
          </table:table-cell>
          <table:table-cell table:style-name="ce5" table:formula="of:=thermagon_k * burner_A * [.H117] / thermagon_L" office:value-type="float" office:value="1369.15827044464" calcext:value-type="float">
            <text:p>1369</text:p>
          </table:table-cell>
          <table:table-cell table:style-name="ce5" table:formula="of:=[.I117]/C_per_s_to_W*time_incr" office:value-type="float" office:value="1962.10700837581" calcext:value-type="float">
            <text:p>1962</text:p>
          </table:table-cell>
          <table:table-cell table:style-name="ce7" table:formula="of:=[.J116]" office:value-type="float" office:value="1961.1508879117" calcext:value-type="float">
            <text:p>1961.2</text:p>
          </table:table-cell>
          <table:table-cell table:style-name="ce7" table:formula="of:=[.K116]" office:value-type="float" office:value="1960.18989205137" calcext:value-type="float">
            <text:p>1960.2</text:p>
          </table:table-cell>
          <table:table-cell table:style-name="ce7" table:formula="of:=[.L116]" office:value-type="float" office:value="1959.22399593448" calcext:value-type="float">
            <text:p>1959.2</text:p>
          </table:table-cell>
          <table:table-cell table:style-name="ce7" table:formula="of:=[.M116]" office:value-type="float" office:value="1958.25317457392" calcext:value-type="float">
            <text:p>1958.3</text:p>
          </table:table-cell>
          <table:table-cell table:style-name="ce7" table:formula="of:=[.N116]" office:value-type="float" office:value="1957.27740285514" calcext:value-type="float">
            <text:p>1957.3</text:p>
          </table:table-cell>
          <table:table-cell table:style-name="ce7" table:formula="of:=[.O116]" office:value-type="float" office:value="1956.29665553556" calcext:value-type="float">
            <text:p>1956.3</text:p>
          </table:table-cell>
          <table:table-cell table:style-name="ce7" table:formula="of:=[.P116]" office:value-type="float" office:value="1955.31090724387" calcext:value-type="float">
            <text:p>1955.3</text:p>
          </table:table-cell>
          <table:table-cell table:style-name="ce7" table:formula="of:=[.Q116]" office:value-type="float" office:value="1954.32013247941" calcext:value-type="float">
            <text:p>1954.3</text:p>
          </table:table-cell>
          <table:table-cell table:style-name="ce7" table:formula="of:=[.R116]" office:value-type="float" office:value="1953.32430561145" calcext:value-type="float">
            <text:p>1953.3</text:p>
          </table:table-cell>
          <table:table-cell table:style-name="ce5" table:formula="of:=SUMPRODUCT([.J117:.S117];pot_heat_diffusion)" office:value-type="float" office:value="1957.75585888656" calcext:value-type="float">
            <text:p>1958</text:p>
          </table:table-cell>
          <table:table-cell table:style-name="ce5" table:formula="of:=[.V116]*leakage_out" office:value-type="float" office:value="907.450408162767" calcext:value-type="float">
            <text:p>907</text:p>
          </table:table-cell>
          <table:table-cell table:style-name="ce5" table:formula="of:=[.V116]+[.T117]-[.U117]" office:value-type="float" office:value="152292.040144518" calcext:value-type="float">
            <text:p>152292</text:p>
          </table:table-cell>
          <table:table-cell table:style-name="ce12" table:formula="of:= temp_out + [.V117]/pot_water_mass" office:value-type="float" office:value="73.6417313428563" calcext:value-type="float">
            <text:p>73.6</text:p>
          </table:table-cell>
          <table:table-cell table:style-name="ce7" table:formula="of:=IF([.G117]&gt;thermagon_temp_max;0;IF([.W1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table:formula="of:=burner_C_per_s * [.X117]/100 * time_incr" office:value-type="float" office:value="2149.61306964746" calcext:value-type="float">
            <text:p>2150</text:p>
          </table:table-cell>
          <table:table-cell table:style-name="ce3" table:formula="of:=[.B118]" office:value-type="float" office:value="2149.61306964746" calcext:value-type="float">
            <text:p>2150</text:p>
          </table:table-cell>
          <table:table-cell table:style-name="ce3" table:formula="of:=[.C117]" office:value-type="float" office:value="2149.61306964746" calcext:value-type="float">
            <text:p>2150</text:p>
          </table:table-cell>
          <table:table-cell table:style-name="ce5" table:formula="of:=SUMPRODUCT([.B118:.D118];burner_heat_diffusion)" office:value-type="float" office:value="2149.61306964746" calcext:value-type="float">
            <text:p>2150</text:p>
          </table:table-cell>
          <table:table-cell table:formula="of:=[.F117]+[.E118]-[.J117]" office:value-type="float" office:value="32045.6200527952" calcext:value-type="float">
            <text:p>32046</text:p>
          </table:table-cell>
          <table:table-cell table:style-name="ce7" table:formula="of:=temp_out + [.F118] / burner_heat_mass" office:value-type="float" office:value="84.0912401055904" calcext:value-type="float">
            <text:p>84.1</text:p>
          </table:table-cell>
          <table:table-cell table:style-name="ce7" table:formula="of:=[.G118]-[.W117]" office:value-type="float" office:value="10.4495087627341" calcext:value-type="float">
            <text:p>10.4</text:p>
          </table:table-cell>
          <table:table-cell table:style-name="ce5" table:formula="of:=thermagon_k * burner_A * [.H118] / thermagon_L" office:value-type="float" office:value="1369.82206651255" calcext:value-type="float">
            <text:p>1370</text:p>
          </table:table-cell>
          <table:table-cell table:style-name="ce5" table:formula="of:=[.I118]/C_per_s_to_W*time_incr" office:value-type="float" office:value="1963.05827817792" calcext:value-type="float">
            <text:p>1963</text:p>
          </table:table-cell>
          <table:table-cell table:style-name="ce7" table:formula="of:=[.J117]" office:value-type="float" office:value="1962.10700837581" calcext:value-type="float">
            <text:p>1962.1</text:p>
          </table:table-cell>
          <table:table-cell table:style-name="ce7" table:formula="of:=[.K117]" office:value-type="float" office:value="1961.1508879117" calcext:value-type="float">
            <text:p>1961.2</text:p>
          </table:table-cell>
          <table:table-cell table:style-name="ce7" table:formula="of:=[.L117]" office:value-type="float" office:value="1960.18989205137" calcext:value-type="float">
            <text:p>1960.2</text:p>
          </table:table-cell>
          <table:table-cell table:style-name="ce7" table:formula="of:=[.M117]" office:value-type="float" office:value="1959.22399593448" calcext:value-type="float">
            <text:p>1959.2</text:p>
          </table:table-cell>
          <table:table-cell table:style-name="ce7" table:formula="of:=[.N117]" office:value-type="float" office:value="1958.25317457392" calcext:value-type="float">
            <text:p>1958.3</text:p>
          </table:table-cell>
          <table:table-cell table:style-name="ce7" table:formula="of:=[.O117]" office:value-type="float" office:value="1957.27740285514" calcext:value-type="float">
            <text:p>1957.3</text:p>
          </table:table-cell>
          <table:table-cell table:style-name="ce7" table:formula="of:=[.P117]" office:value-type="float" office:value="1956.29665553556" calcext:value-type="float">
            <text:p>1956.3</text:p>
          </table:table-cell>
          <table:table-cell table:style-name="ce7" table:formula="of:=[.Q117]" office:value-type="float" office:value="1955.31090724387" calcext:value-type="float">
            <text:p>1955.3</text:p>
          </table:table-cell>
          <table:table-cell table:style-name="ce7" table:formula="of:=[.R117]" office:value-type="float" office:value="1954.32013247941" calcext:value-type="float">
            <text:p>1954.3</text:p>
          </table:table-cell>
          <table:table-cell table:style-name="ce5" table:formula="of:=SUMPRODUCT([.J118:.S118];pot_heat_diffusion)" office:value-type="float" office:value="1958.72920326634" calcext:value-type="float">
            <text:p>1959</text:p>
          </table:table-cell>
          <table:table-cell table:style-name="ce5" table:formula="of:=[.V117]*leakage_out" office:value-type="float" office:value="913.75224086711" calcext:value-type="float">
            <text:p>914</text:p>
          </table:table-cell>
          <table:table-cell table:style-name="ce5" table:formula="of:=[.V117]+[.T118]-[.U118]" office:value-type="float" office:value="153337.017106918" calcext:value-type="float">
            <text:p>153337</text:p>
          </table:table-cell>
          <table:table-cell table:style-name="ce12" table:formula="of:= temp_out + [.V118]/pot_water_mass" office:value-type="float" office:value="74.0098029336191" calcext:value-type="float">
            <text:p>74.0</text:p>
          </table:table-cell>
          <table:table-cell table:style-name="ce7" table:formula="of:=IF([.G118]&gt;thermagon_temp_max;0;IF([.W1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table:formula="of:=burner_C_per_s * [.X118]/100 * time_incr" office:value-type="float" office:value="2149.61306964746" calcext:value-type="float">
            <text:p>2150</text:p>
          </table:table-cell>
          <table:table-cell table:style-name="ce3" table:formula="of:=[.B119]" office:value-type="float" office:value="2149.61306964746" calcext:value-type="float">
            <text:p>2150</text:p>
          </table:table-cell>
          <table:table-cell table:style-name="ce3" table:formula="of:=[.C118]" office:value-type="float" office:value="2149.61306964746" calcext:value-type="float">
            <text:p>2150</text:p>
          </table:table-cell>
          <table:table-cell table:style-name="ce5" table:formula="of:=SUMPRODUCT([.B119:.D119];burner_heat_diffusion)" office:value-type="float" office:value="2149.61306964746" calcext:value-type="float">
            <text:p>2150</text:p>
          </table:table-cell>
          <table:table-cell table:formula="of:=[.F118]+[.E119]-[.J118]" office:value-type="float" office:value="32232.1748442647" calcext:value-type="float">
            <text:p>32232</text:p>
          </table:table-cell>
          <table:table-cell table:style-name="ce7" table:formula="of:=temp_out + [.F119] / burner_heat_mass" office:value-type="float" office:value="84.4643496885295" calcext:value-type="float">
            <text:p>84.5</text:p>
          </table:table-cell>
          <table:table-cell table:style-name="ce7" table:formula="of:=[.G119]-[.W118]" office:value-type="float" office:value="10.4545467549104" calcext:value-type="float">
            <text:p>10.5</text:p>
          </table:table-cell>
          <table:table-cell table:style-name="ce5" table:formula="of:=thermagon_k * burner_A * [.H119] / thermagon_L" office:value-type="float" office:value="1370.48249496051" calcext:value-type="float">
            <text:p>1370</text:p>
          </table:table-cell>
          <table:table-cell table:style-name="ce5" table:formula="of:=[.I119]/C_per_s_to_W*time_incr" office:value-type="float" office:value="1964.00472192679" calcext:value-type="float">
            <text:p>1964</text:p>
          </table:table-cell>
          <table:table-cell table:style-name="ce7" table:formula="of:=[.J118]" office:value-type="float" office:value="1963.05827817792" calcext:value-type="float">
            <text:p>1963.1</text:p>
          </table:table-cell>
          <table:table-cell table:style-name="ce7" table:formula="of:=[.K118]" office:value-type="float" office:value="1962.10700837581" calcext:value-type="float">
            <text:p>1962.1</text:p>
          </table:table-cell>
          <table:table-cell table:style-name="ce7" table:formula="of:=[.L118]" office:value-type="float" office:value="1961.1508879117" calcext:value-type="float">
            <text:p>1961.2</text:p>
          </table:table-cell>
          <table:table-cell table:style-name="ce7" table:formula="of:=[.M118]" office:value-type="float" office:value="1960.18989205137" calcext:value-type="float">
            <text:p>1960.2</text:p>
          </table:table-cell>
          <table:table-cell table:style-name="ce7" table:formula="of:=[.N118]" office:value-type="float" office:value="1959.22399593448" calcext:value-type="float">
            <text:p>1959.2</text:p>
          </table:table-cell>
          <table:table-cell table:style-name="ce7" table:formula="of:=[.O118]" office:value-type="float" office:value="1958.25317457392" calcext:value-type="float">
            <text:p>1958.3</text:p>
          </table:table-cell>
          <table:table-cell table:style-name="ce7" table:formula="of:=[.P118]" office:value-type="float" office:value="1957.27740285514" calcext:value-type="float">
            <text:p>1957.3</text:p>
          </table:table-cell>
          <table:table-cell table:style-name="ce7" table:formula="of:=[.Q118]" office:value-type="float" office:value="1956.29665553556" calcext:value-type="float">
            <text:p>1956.3</text:p>
          </table:table-cell>
          <table:table-cell table:style-name="ce7" table:formula="of:=[.R118]" office:value-type="float" office:value="1955.31090724387" calcext:value-type="float">
            <text:p>1955.3</text:p>
          </table:table-cell>
          <table:table-cell table:style-name="ce5" table:formula="of:=SUMPRODUCT([.J119:.S119];pot_heat_diffusion)" office:value-type="float" office:value="1959.69760960248" calcext:value-type="float">
            <text:p>1960</text:p>
          </table:table-cell>
          <table:table-cell table:style-name="ce5" table:formula="of:=[.V118]*leakage_out" office:value-type="float" office:value="920.022102641506" calcext:value-type="float">
            <text:p>920</text:p>
          </table:table-cell>
          <table:table-cell table:style-name="ce5" table:formula="of:=[.V118]+[.T119]-[.U119]" office:value-type="float" office:value="154376.692613879" calcext:value-type="float">
            <text:p>154377</text:p>
          </table:table-cell>
          <table:table-cell table:style-name="ce12" table:formula="of:= temp_out + [.V119]/pot_water_mass" office:value-type="float" office:value="74.3760071960035" calcext:value-type="float">
            <text:p>74.4</text:p>
          </table:table-cell>
          <table:table-cell table:style-name="ce7" table:formula="of:=IF([.G119]&gt;thermagon_temp_max;0;IF([.W1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table:formula="of:=burner_C_per_s * [.X119]/100 * time_incr" office:value-type="float" office:value="2149.61306964746" calcext:value-type="float">
            <text:p>2150</text:p>
          </table:table-cell>
          <table:table-cell table:style-name="ce3" table:formula="of:=[.B120]" office:value-type="float" office:value="2149.61306964746" calcext:value-type="float">
            <text:p>2150</text:p>
          </table:table-cell>
          <table:table-cell table:style-name="ce3" table:formula="of:=[.C119]" office:value-type="float" office:value="2149.61306964746" calcext:value-type="float">
            <text:p>2150</text:p>
          </table:table-cell>
          <table:table-cell table:style-name="ce5" table:formula="of:=SUMPRODUCT([.B120:.D120];burner_heat_diffusion)" office:value-type="float" office:value="2149.61306964746" calcext:value-type="float">
            <text:p>2150</text:p>
          </table:table-cell>
          <table:table-cell table:formula="of:=[.F119]+[.E120]-[.J119]" office:value-type="float" office:value="32417.7831919854" calcext:value-type="float">
            <text:p>32418</text:p>
          </table:table-cell>
          <table:table-cell table:style-name="ce7" table:formula="of:=temp_out + [.F120] / burner_heat_mass" office:value-type="float" office:value="84.8355663839708" calcext:value-type="float">
            <text:p>84.8</text:p>
          </table:table-cell>
          <table:table-cell table:style-name="ce7" table:formula="of:=[.G120]-[.W119]" office:value-type="float" office:value="10.4595591879673" calcext:value-type="float">
            <text:p>10.5</text:p>
          </table:table-cell>
          <table:table-cell table:style-name="ce5" table:formula="of:=thermagon_k * burner_A * [.H120] / thermagon_L" office:value-type="float" office:value="1371.13957287337" calcext:value-type="float">
            <text:p>1371</text:p>
          </table:table-cell>
          <table:table-cell table:style-name="ce5" table:formula="of:=[.I120]/C_per_s_to_W*time_incr" office:value-type="float" office:value="1964.94636410629" calcext:value-type="float">
            <text:p>1965</text:p>
          </table:table-cell>
          <table:table-cell table:style-name="ce7" table:formula="of:=[.J119]" office:value-type="float" office:value="1964.00472192679" calcext:value-type="float">
            <text:p>1964.0</text:p>
          </table:table-cell>
          <table:table-cell table:style-name="ce7" table:formula="of:=[.K119]" office:value-type="float" office:value="1963.05827817792" calcext:value-type="float">
            <text:p>1963.1</text:p>
          </table:table-cell>
          <table:table-cell table:style-name="ce7" table:formula="of:=[.L119]" office:value-type="float" office:value="1962.10700837581" calcext:value-type="float">
            <text:p>1962.1</text:p>
          </table:table-cell>
          <table:table-cell table:style-name="ce7" table:formula="of:=[.M119]" office:value-type="float" office:value="1961.1508879117" calcext:value-type="float">
            <text:p>1961.2</text:p>
          </table:table-cell>
          <table:table-cell table:style-name="ce7" table:formula="of:=[.N119]" office:value-type="float" office:value="1960.18989205137" calcext:value-type="float">
            <text:p>1960.2</text:p>
          </table:table-cell>
          <table:table-cell table:style-name="ce7" table:formula="of:=[.O119]" office:value-type="float" office:value="1959.22399593448" calcext:value-type="float">
            <text:p>1959.2</text:p>
          </table:table-cell>
          <table:table-cell table:style-name="ce7" table:formula="of:=[.P119]" office:value-type="float" office:value="1958.25317457392" calcext:value-type="float">
            <text:p>1958.3</text:p>
          </table:table-cell>
          <table:table-cell table:style-name="ce7" table:formula="of:=[.Q119]" office:value-type="float" office:value="1957.27740285514" calcext:value-type="float">
            <text:p>1957.3</text:p>
          </table:table-cell>
          <table:table-cell table:style-name="ce7" table:formula="of:=[.R119]" office:value-type="float" office:value="1956.29665553556" calcext:value-type="float">
            <text:p>1956.3</text:p>
          </table:table-cell>
          <table:table-cell table:style-name="ce5" table:formula="of:=SUMPRODUCT([.J120:.S120];pot_heat_diffusion)" office:value-type="float" office:value="1960.66110294701" calcext:value-type="float">
            <text:p>1961</text:p>
          </table:table-cell>
          <table:table-cell table:style-name="ce5" table:formula="of:=[.V119]*leakage_out" office:value-type="float" office:value="926.260155683272" calcext:value-type="float">
            <text:p>926</text:p>
          </table:table-cell>
          <table:table-cell table:style-name="ce5" table:formula="of:=[.V119]+[.T120]-[.U120]" office:value-type="float" office:value="155411.093561142" calcext:value-type="float">
            <text:p>155411</text:p>
          </table:table-cell>
          <table:table-cell table:style-name="ce12" table:formula="of:= temp_out + [.V120]/pot_water_mass" office:value-type="float" office:value="74.74035360348" calcext:value-type="float">
            <text:p>74.7</text:p>
          </table:table-cell>
          <table:table-cell table:style-name="ce7" table:formula="of:=IF([.G120]&gt;thermagon_temp_max;0;IF([.W1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table:formula="of:=burner_C_per_s * [.X120]/100 * time_incr" office:value-type="float" office:value="2149.61306964746" calcext:value-type="float">
            <text:p>2150</text:p>
          </table:table-cell>
          <table:table-cell table:style-name="ce3" table:formula="of:=[.B121]" office:value-type="float" office:value="2149.61306964746" calcext:value-type="float">
            <text:p>2150</text:p>
          </table:table-cell>
          <table:table-cell table:style-name="ce3" table:formula="of:=[.C120]" office:value-type="float" office:value="2149.61306964746" calcext:value-type="float">
            <text:p>2150</text:p>
          </table:table-cell>
          <table:table-cell table:style-name="ce5" table:formula="of:=SUMPRODUCT([.B121:.D121];burner_heat_diffusion)" office:value-type="float" office:value="2149.61306964746" calcext:value-type="float">
            <text:p>2150</text:p>
          </table:table-cell>
          <table:table-cell table:formula="of:=[.F120]+[.E121]-[.J120]" office:value-type="float" office:value="32602.4498975266" calcext:value-type="float">
            <text:p>32602</text:p>
          </table:table-cell>
          <table:table-cell table:style-name="ce7" table:formula="of:=temp_out + [.F121] / burner_heat_mass" office:value-type="float" office:value="85.2048997950532" calcext:value-type="float">
            <text:p>85.2</text:p>
          </table:table-cell>
          <table:table-cell table:style-name="ce7" table:formula="of:=[.G121]-[.W120]" office:value-type="float" office:value="10.4645461915732" calcext:value-type="float">
            <text:p>10.5</text:p>
          </table:table-cell>
          <table:table-cell table:style-name="ce5" table:formula="of:=thermagon_k * burner_A * [.H121] / thermagon_L" office:value-type="float" office:value="1371.79331724932" calcext:value-type="float">
            <text:p>1372</text:p>
          </table:table-cell>
          <table:table-cell table:style-name="ce5" table:formula="of:=[.I121]/C_per_s_to_W*time_incr" office:value-type="float" office:value="1965.88322907613" calcext:value-type="float">
            <text:p>1966</text:p>
          </table:table-cell>
          <table:table-cell table:style-name="ce7" table:formula="of:=[.J120]" office:value-type="float" office:value="1964.94636410629" calcext:value-type="float">
            <text:p>1964.9</text:p>
          </table:table-cell>
          <table:table-cell table:style-name="ce7" table:formula="of:=[.K120]" office:value-type="float" office:value="1964.00472192679" calcext:value-type="float">
            <text:p>1964.0</text:p>
          </table:table-cell>
          <table:table-cell table:style-name="ce7" table:formula="of:=[.L120]" office:value-type="float" office:value="1963.05827817792" calcext:value-type="float">
            <text:p>1963.1</text:p>
          </table:table-cell>
          <table:table-cell table:style-name="ce7" table:formula="of:=[.M120]" office:value-type="float" office:value="1962.10700837581" calcext:value-type="float">
            <text:p>1962.1</text:p>
          </table:table-cell>
          <table:table-cell table:style-name="ce7" table:formula="of:=[.N120]" office:value-type="float" office:value="1961.1508879117" calcext:value-type="float">
            <text:p>1961.2</text:p>
          </table:table-cell>
          <table:table-cell table:style-name="ce7" table:formula="of:=[.O120]" office:value-type="float" office:value="1960.18989205137" calcext:value-type="float">
            <text:p>1960.2</text:p>
          </table:table-cell>
          <table:table-cell table:style-name="ce7" table:formula="of:=[.P120]" office:value-type="float" office:value="1959.22399593448" calcext:value-type="float">
            <text:p>1959.2</text:p>
          </table:table-cell>
          <table:table-cell table:style-name="ce7" table:formula="of:=[.Q120]" office:value-type="float" office:value="1958.25317457392" calcext:value-type="float">
            <text:p>1958.3</text:p>
          </table:table-cell>
          <table:table-cell table:style-name="ce7" table:formula="of:=[.R120]" office:value-type="float" office:value="1957.27740285514" calcext:value-type="float">
            <text:p>1957.3</text:p>
          </table:table-cell>
          <table:table-cell table:style-name="ce5" table:formula="of:=SUMPRODUCT([.J121:.S121];pot_heat_diffusion)" office:value-type="float" office:value="1961.61970822491" calcext:value-type="float">
            <text:p>1962</text:p>
          </table:table-cell>
          <table:table-cell table:style-name="ce5" table:formula="of:=[.V120]*leakage_out" office:value-type="float" office:value="932.466561366854" calcext:value-type="float">
            <text:p>932</text:p>
          </table:table-cell>
          <table:table-cell table:style-name="ce5" table:formula="of:=[.V120]+[.T121]-[.U121]" office:value-type="float" office:value="156440.246708" calcext:value-type="float">
            <text:p>156440</text:p>
          </table:table-cell>
          <table:table-cell table:style-name="ce12" table:formula="of:= temp_out + [.V121]/pot_water_mass" office:value-type="float" office:value="75.1028515814572" calcext:value-type="float">
            <text:p>75.1</text:p>
          </table:table-cell>
          <table:table-cell table:style-name="ce7" table:formula="of:=IF([.G121]&gt;thermagon_temp_max;0;IF([.W1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table:formula="of:=burner_C_per_s * [.X121]/100 * time_incr" office:value-type="float" office:value="2149.61306964746" calcext:value-type="float">
            <text:p>2150</text:p>
          </table:table-cell>
          <table:table-cell table:style-name="ce3" table:formula="of:=[.B122]" office:value-type="float" office:value="2149.61306964746" calcext:value-type="float">
            <text:p>2150</text:p>
          </table:table-cell>
          <table:table-cell table:style-name="ce3" table:formula="of:=[.C121]" office:value-type="float" office:value="2149.61306964746" calcext:value-type="float">
            <text:p>2150</text:p>
          </table:table-cell>
          <table:table-cell table:style-name="ce5" table:formula="of:=SUMPRODUCT([.B122:.D122];burner_heat_diffusion)" office:value-type="float" office:value="2149.61306964746" calcext:value-type="float">
            <text:p>2150</text:p>
          </table:table-cell>
          <table:table-cell table:formula="of:=[.F121]+[.E122]-[.J121]" office:value-type="float" office:value="32786.1797380979" calcext:value-type="float">
            <text:p>32786</text:p>
          </table:table-cell>
          <table:table-cell table:style-name="ce7" table:formula="of:=temp_out + [.F122] / burner_heat_mass" office:value-type="float" office:value="85.5723594761958" calcext:value-type="float">
            <text:p>85.6</text:p>
          </table:table-cell>
          <table:table-cell table:style-name="ce7" table:formula="of:=[.G122]-[.W121]" office:value-type="float" office:value="10.4695078947386" calcext:value-type="float">
            <text:p>10.5</text:p>
          </table:table-cell>
          <table:table-cell table:style-name="ce5" table:formula="of:=thermagon_k * burner_A * [.H122] / thermagon_L" office:value-type="float" office:value="1372.44374500031" calcext:value-type="float">
            <text:p>1372</text:p>
          </table:table-cell>
          <table:table-cell table:style-name="ce5" table:formula="of:=[.I122]/C_per_s_to_W*time_incr" office:value-type="float" office:value="1966.81534107239" calcext:value-type="float">
            <text:p>1967</text:p>
          </table:table-cell>
          <table:table-cell table:style-name="ce7" table:formula="of:=[.J121]" office:value-type="float" office:value="1965.88322907613" calcext:value-type="float">
            <text:p>1965.9</text:p>
          </table:table-cell>
          <table:table-cell table:style-name="ce7" table:formula="of:=[.K121]" office:value-type="float" office:value="1964.94636410629" calcext:value-type="float">
            <text:p>1964.9</text:p>
          </table:table-cell>
          <table:table-cell table:style-name="ce7" table:formula="of:=[.L121]" office:value-type="float" office:value="1964.00472192679" calcext:value-type="float">
            <text:p>1964.0</text:p>
          </table:table-cell>
          <table:table-cell table:style-name="ce7" table:formula="of:=[.M121]" office:value-type="float" office:value="1963.05827817792" calcext:value-type="float">
            <text:p>1963.1</text:p>
          </table:table-cell>
          <table:table-cell table:style-name="ce7" table:formula="of:=[.N121]" office:value-type="float" office:value="1962.10700837581" calcext:value-type="float">
            <text:p>1962.1</text:p>
          </table:table-cell>
          <table:table-cell table:style-name="ce7" table:formula="of:=[.O121]" office:value-type="float" office:value="1961.1508879117" calcext:value-type="float">
            <text:p>1961.2</text:p>
          </table:table-cell>
          <table:table-cell table:style-name="ce7" table:formula="of:=[.P121]" office:value-type="float" office:value="1960.18989205137" calcext:value-type="float">
            <text:p>1960.2</text:p>
          </table:table-cell>
          <table:table-cell table:style-name="ce7" table:formula="of:=[.Q121]" office:value-type="float" office:value="1959.22399593448" calcext:value-type="float">
            <text:p>1959.2</text:p>
          </table:table-cell>
          <table:table-cell table:style-name="ce7" table:formula="of:=[.R121]" office:value-type="float" office:value="1958.25317457392" calcext:value-type="float">
            <text:p>1958.3</text:p>
          </table:table-cell>
          <table:table-cell table:style-name="ce5" table:formula="of:=SUMPRODUCT([.J122:.S122];pot_heat_diffusion)" office:value-type="float" office:value="1962.57345023467" calcext:value-type="float">
            <text:p>1963</text:p>
          </table:table-cell>
          <table:table-cell table:style-name="ce5" table:formula="of:=[.V121]*leakage_out" office:value-type="float" office:value="938.641480248002" calcext:value-type="float">
            <text:p>939</text:p>
          </table:table-cell>
          <table:table-cell table:style-name="ce5" table:formula="of:=[.V121]+[.T122]-[.U122]" office:value-type="float" office:value="157464.178677987" calcext:value-type="float">
            <text:p>157464</text:p>
          </table:table-cell>
          <table:table-cell table:style-name="ce12" table:formula="of:= temp_out + [.V122]/pot_water_mass" office:value-type="float" office:value="75.4635105075263" calcext:value-type="float">
            <text:p>75.5</text:p>
          </table:table-cell>
          <table:table-cell table:style-name="ce7" table:formula="of:=IF([.G122]&gt;thermagon_temp_max;0;IF([.W1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burner_C_per_s * [.X122]/100 * time_incr" office:value-type="float" office:value="2149.61306964746" calcext:value-type="float">
            <text:p>2150</text:p>
          </table:table-cell>
          <table:table-cell table:style-name="ce3" table:formula="of:=[.B123]" office:value-type="float" office:value="2149.61306964746" calcext:value-type="float">
            <text:p>2150</text:p>
          </table:table-cell>
          <table:table-cell table:style-name="ce3" table:formula="of:=[.C122]" office:value-type="float" office:value="2149.61306964746" calcext:value-type="float">
            <text:p>2150</text:p>
          </table:table-cell>
          <table:table-cell table:style-name="ce5" table:formula="of:=SUMPRODUCT([.B123:.D123];burner_heat_diffusion)" office:value-type="float" office:value="2149.61306964746" calcext:value-type="float">
            <text:p>2150</text:p>
          </table:table-cell>
          <table:table-cell table:formula="of:=[.F122]+[.E123]-[.J122]" office:value-type="float" office:value="32968.977466673" calcext:value-type="float">
            <text:p>32969</text:p>
          </table:table-cell>
          <table:table-cell table:style-name="ce7" table:formula="of:=temp_out + [.F123] / burner_heat_mass" office:value-type="float" office:value="85.937954933346" calcext:value-type="float">
            <text:p>85.9</text:p>
          </table:table-cell>
          <table:table-cell table:style-name="ce7" table:formula="of:=[.G123]-[.W122]" office:value-type="float" office:value="10.4744444258197" calcext:value-type="float">
            <text:p>10.5</text:p>
          </table:table-cell>
          <table:table-cell table:style-name="ce5" table:formula="of:=thermagon_k * burner_A * [.H123] / thermagon_L" office:value-type="float" office:value="1373.0908729525" calcext:value-type="float">
            <text:p>1373</text:p>
          </table:table-cell>
          <table:table-cell table:style-name="ce5" table:formula="of:=[.I123]/C_per_s_to_W*time_incr" office:value-type="float" office:value="1967.74272420822" calcext:value-type="float">
            <text:p>1968</text:p>
          </table:table-cell>
          <table:table-cell table:style-name="ce7" table:formula="of:=[.J122]" office:value-type="float" office:value="1966.81534107239" calcext:value-type="float">
            <text:p>1966.8</text:p>
          </table:table-cell>
          <table:table-cell table:style-name="ce7" table:formula="of:=[.K122]" office:value-type="float" office:value="1965.88322907613" calcext:value-type="float">
            <text:p>1965.9</text:p>
          </table:table-cell>
          <table:table-cell table:style-name="ce7" table:formula="of:=[.L122]" office:value-type="float" office:value="1964.94636410629" calcext:value-type="float">
            <text:p>1964.9</text:p>
          </table:table-cell>
          <table:table-cell table:style-name="ce7" table:formula="of:=[.M122]" office:value-type="float" office:value="1964.00472192679" calcext:value-type="float">
            <text:p>1964.0</text:p>
          </table:table-cell>
          <table:table-cell table:style-name="ce7" table:formula="of:=[.N122]" office:value-type="float" office:value="1963.05827817792" calcext:value-type="float">
            <text:p>1963.1</text:p>
          </table:table-cell>
          <table:table-cell table:style-name="ce7" table:formula="of:=[.O122]" office:value-type="float" office:value="1962.10700837581" calcext:value-type="float">
            <text:p>1962.1</text:p>
          </table:table-cell>
          <table:table-cell table:style-name="ce7" table:formula="of:=[.P122]" office:value-type="float" office:value="1961.1508879117" calcext:value-type="float">
            <text:p>1961.2</text:p>
          </table:table-cell>
          <table:table-cell table:style-name="ce7" table:formula="of:=[.Q122]" office:value-type="float" office:value="1960.18989205137" calcext:value-type="float">
            <text:p>1960.2</text:p>
          </table:table-cell>
          <table:table-cell table:style-name="ce7" table:formula="of:=[.R122]" office:value-type="float" office:value="1959.22399593448" calcext:value-type="float">
            <text:p>1959.2</text:p>
          </table:table-cell>
          <table:table-cell table:style-name="ce5" table:formula="of:=SUMPRODUCT([.J123:.S123];pot_heat_diffusion)" office:value-type="float" office:value="1963.52235364899" calcext:value-type="float">
            <text:p>1964</text:p>
          </table:table-cell>
          <table:table-cell table:style-name="ce5" table:formula="of:=[.V122]*leakage_out" office:value-type="float" office:value="944.785072067922" calcext:value-type="float">
            <text:p>945</text:p>
          </table:table-cell>
          <table:table-cell table:style-name="ce5" table:formula="of:=[.V122]+[.T123]-[.U123]" office:value-type="float" office:value="158482.915959568" calcext:value-type="float">
            <text:p>158483</text:p>
          </table:table-cell>
          <table:table-cell table:style-name="ce12" table:formula="of:= temp_out + [.V123]/pot_water_mass" office:value-type="float" office:value="75.8223397117031" calcext:value-type="float">
            <text:p>75.8</text:p>
          </table:table-cell>
          <table:table-cell table:style-name="ce7" table:formula="of:=IF([.G123]&gt;thermagon_temp_max;0;IF([.W1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table:formula="of:=burner_C_per_s * [.X123]/100 * time_incr" office:value-type="float" office:value="2149.61306964746" calcext:value-type="float">
            <text:p>2150</text:p>
          </table:table-cell>
          <table:table-cell table:style-name="ce3" table:formula="of:=[.B124]" office:value-type="float" office:value="2149.61306964746" calcext:value-type="float">
            <text:p>2150</text:p>
          </table:table-cell>
          <table:table-cell table:style-name="ce3" table:formula="of:=[.C123]" office:value-type="float" office:value="2149.61306964746" calcext:value-type="float">
            <text:p>2150</text:p>
          </table:table-cell>
          <table:table-cell table:style-name="ce5" table:formula="of:=SUMPRODUCT([.B124:.D124];burner_heat_diffusion)" office:value-type="float" office:value="2149.61306964746" calcext:value-type="float">
            <text:p>2150</text:p>
          </table:table-cell>
          <table:table-cell table:formula="of:=[.F123]+[.E124]-[.J123]" office:value-type="float" office:value="33150.8478121122" calcext:value-type="float">
            <text:p>33151</text:p>
          </table:table-cell>
          <table:table-cell table:style-name="ce7" table:formula="of:=temp_out + [.F124] / burner_heat_mass" office:value-type="float" office:value="86.3016956242245" calcext:value-type="float">
            <text:p>86.3</text:p>
          </table:table-cell>
          <table:table-cell table:style-name="ce7" table:formula="of:=[.G124]-[.W123]" office:value-type="float" office:value="10.4793559125214" calcext:value-type="float">
            <text:p>10.5</text:p>
          </table:table-cell>
          <table:table-cell table:style-name="ce5" table:formula="of:=thermagon_k * burner_A * [.H124] / thermagon_L" office:value-type="float" office:value="1373.73471784665" calcext:value-type="float">
            <text:p>1374</text:p>
          </table:table-cell>
          <table:table-cell table:style-name="ce5" table:formula="of:=[.I124]/C_per_s_to_W*time_incr" office:value-type="float" office:value="1968.66540247442" calcext:value-type="float">
            <text:p>1969</text:p>
          </table:table-cell>
          <table:table-cell table:style-name="ce7" table:formula="of:=[.J123]" office:value-type="float" office:value="1967.74272420822" calcext:value-type="float">
            <text:p>1967.7</text:p>
          </table:table-cell>
          <table:table-cell table:style-name="ce7" table:formula="of:=[.K123]" office:value-type="float" office:value="1966.81534107239" calcext:value-type="float">
            <text:p>1966.8</text:p>
          </table:table-cell>
          <table:table-cell table:style-name="ce7" table:formula="of:=[.L123]" office:value-type="float" office:value="1965.88322907613" calcext:value-type="float">
            <text:p>1965.9</text:p>
          </table:table-cell>
          <table:table-cell table:style-name="ce7" table:formula="of:=[.M123]" office:value-type="float" office:value="1964.94636410629" calcext:value-type="float">
            <text:p>1964.9</text:p>
          </table:table-cell>
          <table:table-cell table:style-name="ce7" table:formula="of:=[.N123]" office:value-type="float" office:value="1964.00472192679" calcext:value-type="float">
            <text:p>1964.0</text:p>
          </table:table-cell>
          <table:table-cell table:style-name="ce7" table:formula="of:=[.O123]" office:value-type="float" office:value="1963.05827817792" calcext:value-type="float">
            <text:p>1963.1</text:p>
          </table:table-cell>
          <table:table-cell table:style-name="ce7" table:formula="of:=[.P123]" office:value-type="float" office:value="1962.10700837581" calcext:value-type="float">
            <text:p>1962.1</text:p>
          </table:table-cell>
          <table:table-cell table:style-name="ce7" table:formula="of:=[.Q123]" office:value-type="float" office:value="1961.1508879117" calcext:value-type="float">
            <text:p>1961.2</text:p>
          </table:table-cell>
          <table:table-cell table:style-name="ce7" table:formula="of:=[.R123]" office:value-type="float" office:value="1960.18989205137" calcext:value-type="float">
            <text:p>1960.2</text:p>
          </table:table-cell>
          <table:table-cell table:style-name="ce5" table:formula="of:=SUMPRODUCT([.J124:.S124];pot_heat_diffusion)" office:value-type="float" office:value="1964.46644301539" calcext:value-type="float">
            <text:p>1964</text:p>
          </table:table-cell>
          <table:table-cell table:style-name="ce5" table:formula="of:=[.V123]*leakage_out" office:value-type="float" office:value="950.897495757408" calcext:value-type="float">
            <text:p>951</text:p>
          </table:table-cell>
          <table:table-cell table:style-name="ce5" table:formula="of:=[.V123]+[.T124]-[.U124]" office:value-type="float" office:value="159496.484906826" calcext:value-type="float">
            <text:p>159496</text:p>
          </table:table-cell>
          <table:table-cell table:style-name="ce12" table:formula="of:= temp_out + [.V124]/pot_water_mass" office:value-type="float" office:value="76.1793484766699" calcext:value-type="float">
            <text:p>76.2</text:p>
          </table:table-cell>
          <table:table-cell table:style-name="ce7" table:formula="of:=IF([.G124]&gt;thermagon_temp_max;0;IF([.W1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table:formula="of:=burner_C_per_s * [.X124]/100 * time_incr" office:value-type="float" office:value="2149.61306964746" calcext:value-type="float">
            <text:p>2150</text:p>
          </table:table-cell>
          <table:table-cell table:style-name="ce3" table:formula="of:=[.B125]" office:value-type="float" office:value="2149.61306964746" calcext:value-type="float">
            <text:p>2150</text:p>
          </table:table-cell>
          <table:table-cell table:style-name="ce3" table:formula="of:=[.C124]" office:value-type="float" office:value="2149.61306964746" calcext:value-type="float">
            <text:p>2150</text:p>
          </table:table-cell>
          <table:table-cell table:style-name="ce5" table:formula="of:=SUMPRODUCT([.B125:.D125];burner_heat_diffusion)" office:value-type="float" office:value="2149.61306964746" calcext:value-type="float">
            <text:p>2150</text:p>
          </table:table-cell>
          <table:table-cell table:formula="of:=[.F124]+[.E125]-[.J124]" office:value-type="float" office:value="33331.7954792853" calcext:value-type="float">
            <text:p>33332</text:p>
          </table:table-cell>
          <table:table-cell table:style-name="ce7" table:formula="of:=temp_out + [.F125] / burner_heat_mass" office:value-type="float" office:value="86.6635909585706" calcext:value-type="float">
            <text:p>86.7</text:p>
          </table:table-cell>
          <table:table-cell table:style-name="ce7" table:formula="of:=[.G125]-[.W124]" office:value-type="float" office:value="10.4842424819006" calcext:value-type="float">
            <text:p>10.5</text:p>
          </table:table-cell>
          <table:table-cell table:style-name="ce5" table:formula="of:=thermagon_k * burner_A * [.H125] / thermagon_L" office:value-type="float" office:value="1374.37529633864" calcext:value-type="float">
            <text:p>1374</text:p>
          </table:table-cell>
          <table:table-cell table:style-name="ce5" table:formula="of:=[.I125]/C_per_s_to_W*time_incr" office:value-type="float" office:value="1969.58339974009" calcext:value-type="float">
            <text:p>1970</text:p>
          </table:table-cell>
          <table:table-cell table:style-name="ce7" table:formula="of:=[.J124]" office:value-type="float" office:value="1968.66540247442" calcext:value-type="float">
            <text:p>1968.7</text:p>
          </table:table-cell>
          <table:table-cell table:style-name="ce7" table:formula="of:=[.K124]" office:value-type="float" office:value="1967.74272420822" calcext:value-type="float">
            <text:p>1967.7</text:p>
          </table:table-cell>
          <table:table-cell table:style-name="ce7" table:formula="of:=[.L124]" office:value-type="float" office:value="1966.81534107239" calcext:value-type="float">
            <text:p>1966.8</text:p>
          </table:table-cell>
          <table:table-cell table:style-name="ce7" table:formula="of:=[.M124]" office:value-type="float" office:value="1965.88322907613" calcext:value-type="float">
            <text:p>1965.9</text:p>
          </table:table-cell>
          <table:table-cell table:style-name="ce7" table:formula="of:=[.N124]" office:value-type="float" office:value="1964.94636410629" calcext:value-type="float">
            <text:p>1964.9</text:p>
          </table:table-cell>
          <table:table-cell table:style-name="ce7" table:formula="of:=[.O124]" office:value-type="float" office:value="1964.00472192679" calcext:value-type="float">
            <text:p>1964.0</text:p>
          </table:table-cell>
          <table:table-cell table:style-name="ce7" table:formula="of:=[.P124]" office:value-type="float" office:value="1963.05827817792" calcext:value-type="float">
            <text:p>1963.1</text:p>
          </table:table-cell>
          <table:table-cell table:style-name="ce7" table:formula="of:=[.Q124]" office:value-type="float" office:value="1962.10700837581" calcext:value-type="float">
            <text:p>1962.1</text:p>
          </table:table-cell>
          <table:table-cell table:style-name="ce7" table:formula="of:=[.R124]" office:value-type="float" office:value="1961.1508879117" calcext:value-type="float">
            <text:p>1961.2</text:p>
          </table:table-cell>
          <table:table-cell table:style-name="ce5" table:formula="of:=SUMPRODUCT([.J125:.S125];pot_heat_diffusion)" office:value-type="float" office:value="1965.40574275687" calcext:value-type="float">
            <text:p>1965</text:p>
          </table:table-cell>
          <table:table-cell table:style-name="ce5" table:formula="of:=[.V124]*leakage_out" office:value-type="float" office:value="956.978909440957" calcext:value-type="float">
            <text:p>957</text:p>
          </table:table-cell>
          <table:table-cell table:style-name="ce5" table:formula="of:=[.V124]+[.T125]-[.U125]" office:value-type="float" office:value="160504.911740142" calcext:value-type="float">
            <text:p>160505</text:p>
          </table:table-cell>
          <table:table-cell table:style-name="ce12" table:formula="of:= temp_out + [.V125]/pot_water_mass" office:value-type="float" office:value="76.5345460380154" calcext:value-type="float">
            <text:p>76.5</text:p>
          </table:table-cell>
          <table:table-cell table:style-name="ce7" table:formula="of:=IF([.G125]&gt;thermagon_temp_max;0;IF([.W1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table:formula="of:=burner_C_per_s * [.X125]/100 * time_incr" office:value-type="float" office:value="2149.61306964746" calcext:value-type="float">
            <text:p>2150</text:p>
          </table:table-cell>
          <table:table-cell table:style-name="ce3" table:formula="of:=[.B126]" office:value-type="float" office:value="2149.61306964746" calcext:value-type="float">
            <text:p>2150</text:p>
          </table:table-cell>
          <table:table-cell table:style-name="ce3" table:formula="of:=[.C125]" office:value-type="float" office:value="2149.61306964746" calcext:value-type="float">
            <text:p>2150</text:p>
          </table:table-cell>
          <table:table-cell table:style-name="ce5" table:formula="of:=SUMPRODUCT([.B126:.D126];burner_heat_diffusion)" office:value-type="float" office:value="2149.61306964746" calcext:value-type="float">
            <text:p>2150</text:p>
          </table:table-cell>
          <table:table-cell table:formula="of:=[.F125]+[.E126]-[.J125]" office:value-type="float" office:value="33511.8251491926" calcext:value-type="float">
            <text:p>33512</text:p>
          </table:table-cell>
          <table:table-cell table:style-name="ce7" table:formula="of:=temp_out + [.F126] / burner_heat_mass" office:value-type="float" office:value="87.0236502983853" calcext:value-type="float">
            <text:p>87.0</text:p>
          </table:table-cell>
          <table:table-cell table:style-name="ce7" table:formula="of:=[.G126]-[.W125]" office:value-type="float" office:value="10.4891042603699" calcext:value-type="float">
            <text:p>10.5</text:p>
          </table:table-cell>
          <table:table-cell table:style-name="ce5" table:formula="of:=thermagon_k * burner_A * [.H126] / thermagon_L" office:value-type="float" office:value="1375.01262499982" calcext:value-type="float">
            <text:p>1375</text:p>
          </table:table-cell>
          <table:table-cell table:style-name="ce5" table:formula="of:=[.I126]/C_per_s_to_W*time_incr" office:value-type="float" office:value="1970.49673975325" calcext:value-type="float">
            <text:p>1970</text:p>
          </table:table-cell>
          <table:table-cell table:style-name="ce7" table:formula="of:=[.J125]" office:value-type="float" office:value="1969.58339974009" calcext:value-type="float">
            <text:p>1969.6</text:p>
          </table:table-cell>
          <table:table-cell table:style-name="ce7" table:formula="of:=[.K125]" office:value-type="float" office:value="1968.66540247442" calcext:value-type="float">
            <text:p>1968.7</text:p>
          </table:table-cell>
          <table:table-cell table:style-name="ce7" table:formula="of:=[.L125]" office:value-type="float" office:value="1967.74272420822" calcext:value-type="float">
            <text:p>1967.7</text:p>
          </table:table-cell>
          <table:table-cell table:style-name="ce7" table:formula="of:=[.M125]" office:value-type="float" office:value="1966.81534107239" calcext:value-type="float">
            <text:p>1966.8</text:p>
          </table:table-cell>
          <table:table-cell table:style-name="ce7" table:formula="of:=[.N125]" office:value-type="float" office:value="1965.88322907613" calcext:value-type="float">
            <text:p>1965.9</text:p>
          </table:table-cell>
          <table:table-cell table:style-name="ce7" table:formula="of:=[.O125]" office:value-type="float" office:value="1964.94636410629" calcext:value-type="float">
            <text:p>1964.9</text:p>
          </table:table-cell>
          <table:table-cell table:style-name="ce7" table:formula="of:=[.P125]" office:value-type="float" office:value="1964.00472192679" calcext:value-type="float">
            <text:p>1964.0</text:p>
          </table:table-cell>
          <table:table-cell table:style-name="ce7" table:formula="of:=[.Q125]" office:value-type="float" office:value="1963.05827817792" calcext:value-type="float">
            <text:p>1963.1</text:p>
          </table:table-cell>
          <table:table-cell table:style-name="ce7" table:formula="of:=[.R125]" office:value-type="float" office:value="1962.10700837581" calcext:value-type="float">
            <text:p>1962.1</text:p>
          </table:table-cell>
          <table:table-cell table:style-name="ce5" table:formula="of:=SUMPRODUCT([.J126:.S126];pot_heat_diffusion)" office:value-type="float" office:value="1966.34027717251" calcext:value-type="float">
            <text:p>1966</text:p>
          </table:table-cell>
          <table:table-cell table:style-name="ce5" table:formula="of:=[.V125]*leakage_out" office:value-type="float" office:value="963.029470440852" calcext:value-type="float">
            <text:p>963</text:p>
          </table:table-cell>
          <table:table-cell table:style-name="ce5" table:formula="of:=[.V125]+[.T126]-[.U126]" office:value-type="float" office:value="161508.222546874" calcext:value-type="float">
            <text:p>161508</text:p>
          </table:table-cell>
          <table:table-cell table:style-name="ce12" table:formula="of:= temp_out + [.V126]/pot_water_mass" office:value-type="float" office:value="76.8879415844735" calcext:value-type="float">
            <text:p>76.9</text:p>
          </table:table-cell>
          <table:table-cell table:style-name="ce7" table:formula="of:=IF([.G126]&gt;thermagon_temp_max;0;IF([.W1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table:formula="of:=burner_C_per_s * [.X126]/100 * time_incr" office:value-type="float" office:value="2149.61306964746" calcext:value-type="float">
            <text:p>2150</text:p>
          </table:table-cell>
          <table:table-cell table:style-name="ce3" table:formula="of:=[.B127]" office:value-type="float" office:value="2149.61306964746" calcext:value-type="float">
            <text:p>2150</text:p>
          </table:table-cell>
          <table:table-cell table:style-name="ce3" table:formula="of:=[.C126]" office:value-type="float" office:value="2149.61306964746" calcext:value-type="float">
            <text:p>2150</text:p>
          </table:table-cell>
          <table:table-cell table:style-name="ce5" table:formula="of:=SUMPRODUCT([.B127:.D127];burner_heat_diffusion)" office:value-type="float" office:value="2149.61306964746" calcext:value-type="float">
            <text:p>2150</text:p>
          </table:table-cell>
          <table:table-cell table:formula="of:=[.F126]+[.E127]-[.J126]" office:value-type="float" office:value="33690.9414790869" calcext:value-type="float">
            <text:p>33691</text:p>
          </table:table-cell>
          <table:table-cell table:style-name="ce7" table:formula="of:=temp_out + [.F127] / burner_heat_mass" office:value-type="float" office:value="87.3818829581737" calcext:value-type="float">
            <text:p>87.4</text:p>
          </table:table-cell>
          <table:table-cell table:style-name="ce7" table:formula="of:=[.G127]-[.W126]" office:value-type="float" office:value="10.4939413737003" calcext:value-type="float">
            <text:p>10.5</text:p>
          </table:table-cell>
          <table:table-cell table:style-name="ce5" table:formula="of:=thermagon_k * burner_A * [.H127] / thermagon_L" office:value-type="float" office:value="1375.64672031746" calcext:value-type="float">
            <text:p>1376</text:p>
          </table:table-cell>
          <table:table-cell table:style-name="ce5" table:formula="of:=[.I127]/C_per_s_to_W*time_incr" office:value-type="float" office:value="1971.40544614139" calcext:value-type="float">
            <text:p>1971</text:p>
          </table:table-cell>
          <table:table-cell table:style-name="ce7" table:formula="of:=[.J126]" office:value-type="float" office:value="1970.49673975325" calcext:value-type="float">
            <text:p>1970.5</text:p>
          </table:table-cell>
          <table:table-cell table:style-name="ce7" table:formula="of:=[.K126]" office:value-type="float" office:value="1969.58339974009" calcext:value-type="float">
            <text:p>1969.6</text:p>
          </table:table-cell>
          <table:table-cell table:style-name="ce7" table:formula="of:=[.L126]" office:value-type="float" office:value="1968.66540247442" calcext:value-type="float">
            <text:p>1968.7</text:p>
          </table:table-cell>
          <table:table-cell table:style-name="ce7" table:formula="of:=[.M126]" office:value-type="float" office:value="1967.74272420822" calcext:value-type="float">
            <text:p>1967.7</text:p>
          </table:table-cell>
          <table:table-cell table:style-name="ce7" table:formula="of:=[.N126]" office:value-type="float" office:value="1966.81534107239" calcext:value-type="float">
            <text:p>1966.8</text:p>
          </table:table-cell>
          <table:table-cell table:style-name="ce7" table:formula="of:=[.O126]" office:value-type="float" office:value="1965.88322907613" calcext:value-type="float">
            <text:p>1965.9</text:p>
          </table:table-cell>
          <table:table-cell table:style-name="ce7" table:formula="of:=[.P126]" office:value-type="float" office:value="1964.94636410629" calcext:value-type="float">
            <text:p>1964.9</text:p>
          </table:table-cell>
          <table:table-cell table:style-name="ce7" table:formula="of:=[.Q126]" office:value-type="float" office:value="1964.00472192679" calcext:value-type="float">
            <text:p>1964.0</text:p>
          </table:table-cell>
          <table:table-cell table:style-name="ce7" table:formula="of:=[.R126]" office:value-type="float" office:value="1963.05827817792" calcext:value-type="float">
            <text:p>1963.1</text:p>
          </table:table-cell>
          <table:table-cell table:style-name="ce5" table:formula="of:=SUMPRODUCT([.J127:.S127];pot_heat_diffusion)" office:value-type="float" office:value="1967.27007043812" calcext:value-type="float">
            <text:p>1967</text:p>
          </table:table-cell>
          <table:table-cell table:style-name="ce5" table:formula="of:=[.V126]*leakage_out" office:value-type="float" office:value="969.049335281242" calcext:value-type="float">
            <text:p>969</text:p>
          </table:table-cell>
          <table:table-cell table:style-name="ce5" table:formula="of:=[.V126]+[.T127]-[.U127]" office:value-type="float" office:value="162506.443282031" calcext:value-type="float">
            <text:p>162506</text:p>
          </table:table-cell>
          <table:table-cell table:style-name="ce12" table:formula="of:= temp_out + [.V127]/pot_water_mass" office:value-type="float" office:value="77.2395442581611" calcext:value-type="float">
            <text:p>77.2</text:p>
          </table:table-cell>
          <table:table-cell table:style-name="ce7" table:formula="of:=IF([.G127]&gt;thermagon_temp_max;0;IF([.W1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table:formula="of:=burner_C_per_s * [.X127]/100 * time_incr" office:value-type="float" office:value="2149.61306964746" calcext:value-type="float">
            <text:p>2150</text:p>
          </table:table-cell>
          <table:table-cell table:style-name="ce3" table:formula="of:=[.B128]" office:value-type="float" office:value="2149.61306964746" calcext:value-type="float">
            <text:p>2150</text:p>
          </table:table-cell>
          <table:table-cell table:style-name="ce3" table:formula="of:=[.C127]" office:value-type="float" office:value="2149.61306964746" calcext:value-type="float">
            <text:p>2150</text:p>
          </table:table-cell>
          <table:table-cell table:style-name="ce5" table:formula="of:=SUMPRODUCT([.B128:.D128];burner_heat_diffusion)" office:value-type="float" office:value="2149.61306964746" calcext:value-type="float">
            <text:p>2150</text:p>
          </table:table-cell>
          <table:table-cell table:formula="of:=[.F127]+[.E128]-[.J127]" office:value-type="float" office:value="33869.1491025929" calcext:value-type="float">
            <text:p>33869</text:p>
          </table:table-cell>
          <table:table-cell table:style-name="ce7" table:formula="of:=temp_out + [.F128] / burner_heat_mass" office:value-type="float" office:value="87.7382982051859" calcext:value-type="float">
            <text:p>87.7</text:p>
          </table:table-cell>
          <table:table-cell table:style-name="ce7" table:formula="of:=[.G128]-[.W127]" office:value-type="float" office:value="10.4987539470248" calcext:value-type="float">
            <text:p>10.5</text:p>
          </table:table-cell>
          <table:table-cell table:style-name="ce5" table:formula="of:=thermagon_k * burner_A * [.H128] / thermagon_L" office:value-type="float" office:value="1376.27759869523" calcext:value-type="float">
            <text:p>1376</text:p>
          </table:table-cell>
          <table:table-cell table:style-name="ce5" table:formula="of:=[.I128]/C_per_s_to_W*time_incr" office:value-type="float" office:value="1972.30954241219" calcext:value-type="float">
            <text:p>1972</text:p>
          </table:table-cell>
          <table:table-cell table:style-name="ce7" table:formula="of:=[.J127]" office:value-type="float" office:value="1971.40544614139" calcext:value-type="float">
            <text:p>1971.4</text:p>
          </table:table-cell>
          <table:table-cell table:style-name="ce7" table:formula="of:=[.K127]" office:value-type="float" office:value="1970.49673975325" calcext:value-type="float">
            <text:p>1970.5</text:p>
          </table:table-cell>
          <table:table-cell table:style-name="ce7" table:formula="of:=[.L127]" office:value-type="float" office:value="1969.58339974009" calcext:value-type="float">
            <text:p>1969.6</text:p>
          </table:table-cell>
          <table:table-cell table:style-name="ce7" table:formula="of:=[.M127]" office:value-type="float" office:value="1968.66540247442" calcext:value-type="float">
            <text:p>1968.7</text:p>
          </table:table-cell>
          <table:table-cell table:style-name="ce7" table:formula="of:=[.N127]" office:value-type="float" office:value="1967.74272420822" calcext:value-type="float">
            <text:p>1967.7</text:p>
          </table:table-cell>
          <table:table-cell table:style-name="ce7" table:formula="of:=[.O127]" office:value-type="float" office:value="1966.81534107239" calcext:value-type="float">
            <text:p>1966.8</text:p>
          </table:table-cell>
          <table:table-cell table:style-name="ce7" table:formula="of:=[.P127]" office:value-type="float" office:value="1965.88322907613" calcext:value-type="float">
            <text:p>1965.9</text:p>
          </table:table-cell>
          <table:table-cell table:style-name="ce7" table:formula="of:=[.Q127]" office:value-type="float" office:value="1964.94636410629" calcext:value-type="float">
            <text:p>1964.9</text:p>
          </table:table-cell>
          <table:table-cell table:style-name="ce7" table:formula="of:=[.R127]" office:value-type="float" office:value="1964.00472192679" calcext:value-type="float">
            <text:p>1964.0</text:p>
          </table:table-cell>
          <table:table-cell table:style-name="ce5" table:formula="of:=SUMPRODUCT([.J128:.S128];pot_heat_diffusion)" office:value-type="float" office:value="1968.19514660685" calcext:value-type="float">
            <text:p>1968</text:p>
          </table:table-cell>
          <table:table-cell table:style-name="ce5" table:formula="of:=[.V127]*leakage_out" office:value-type="float" office:value="975.038659692183" calcext:value-type="float">
            <text:p>975</text:p>
          </table:table-cell>
          <table:table-cell table:style-name="ce5" table:formula="of:=[.V127]+[.T128]-[.U128]" office:value-type="float" office:value="163499.599768945" calcext:value-type="float">
            <text:p>163500</text:p>
          </table:table-cell>
          <table:table-cell table:style-name="ce12" table:formula="of:= temp_out + [.V128]/pot_water_mass" office:value-type="float" office:value="77.5893631548148" calcext:value-type="float">
            <text:p>77.6</text:p>
          </table:table-cell>
          <table:table-cell table:style-name="ce7" table:formula="of:=IF([.G128]&gt;thermagon_temp_max;0;IF([.W1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table:formula="of:=burner_C_per_s * [.X128]/100 * time_incr" office:value-type="float" office:value="2149.61306964746" calcext:value-type="float">
            <text:p>2150</text:p>
          </table:table-cell>
          <table:table-cell table:style-name="ce3" table:formula="of:=[.B129]" office:value-type="float" office:value="2149.61306964746" calcext:value-type="float">
            <text:p>2150</text:p>
          </table:table-cell>
          <table:table-cell table:style-name="ce3" table:formula="of:=[.C128]" office:value-type="float" office:value="2149.61306964746" calcext:value-type="float">
            <text:p>2150</text:p>
          </table:table-cell>
          <table:table-cell table:style-name="ce5" table:formula="of:=SUMPRODUCT([.B129:.D129];burner_heat_diffusion)" office:value-type="float" office:value="2149.61306964746" calcext:value-type="float">
            <text:p>2150</text:p>
          </table:table-cell>
          <table:table-cell table:formula="of:=[.F128]+[.E129]-[.J128]" office:value-type="float" office:value="34046.4526298282" calcext:value-type="float">
            <text:p>34046</text:p>
          </table:table-cell>
          <table:table-cell table:style-name="ce7" table:formula="of:=temp_out + [.F129] / burner_heat_mass" office:value-type="float" office:value="88.0929052596564" calcext:value-type="float">
            <text:p>88.1</text:p>
          </table:table-cell>
          <table:table-cell table:style-name="ce7" table:formula="of:=[.G129]-[.W128]" office:value-type="float" office:value="10.5035421048417" calcext:value-type="float">
            <text:p>10.5</text:p>
          </table:table-cell>
          <table:table-cell table:style-name="ce5" table:formula="of:=thermagon_k * burner_A * [.H129] / thermagon_L" office:value-type="float" office:value="1376.90527645352" calcext:value-type="float">
            <text:p>1377</text:p>
          </table:table-cell>
          <table:table-cell table:style-name="ce5" table:formula="of:=[.I129]/C_per_s_to_W*time_incr" office:value-type="float" office:value="1973.20905195403" calcext:value-type="float">
            <text:p>1973</text:p>
          </table:table-cell>
          <table:table-cell table:style-name="ce7" table:formula="of:=[.J128]" office:value-type="float" office:value="1972.30954241219" calcext:value-type="float">
            <text:p>1972.3</text:p>
          </table:table-cell>
          <table:table-cell table:style-name="ce7" table:formula="of:=[.K128]" office:value-type="float" office:value="1971.40544614139" calcext:value-type="float">
            <text:p>1971.4</text:p>
          </table:table-cell>
          <table:table-cell table:style-name="ce7" table:formula="of:=[.L128]" office:value-type="float" office:value="1970.49673975325" calcext:value-type="float">
            <text:p>1970.5</text:p>
          </table:table-cell>
          <table:table-cell table:style-name="ce7" table:formula="of:=[.M128]" office:value-type="float" office:value="1969.58339974009" calcext:value-type="float">
            <text:p>1969.6</text:p>
          </table:table-cell>
          <table:table-cell table:style-name="ce7" table:formula="of:=[.N128]" office:value-type="float" office:value="1968.66540247442" calcext:value-type="float">
            <text:p>1968.7</text:p>
          </table:table-cell>
          <table:table-cell table:style-name="ce7" table:formula="of:=[.O128]" office:value-type="float" office:value="1967.74272420822" calcext:value-type="float">
            <text:p>1967.7</text:p>
          </table:table-cell>
          <table:table-cell table:style-name="ce7" table:formula="of:=[.P128]" office:value-type="float" office:value="1966.81534107239" calcext:value-type="float">
            <text:p>1966.8</text:p>
          </table:table-cell>
          <table:table-cell table:style-name="ce7" table:formula="of:=[.Q128]" office:value-type="float" office:value="1965.88322907613" calcext:value-type="float">
            <text:p>1965.9</text:p>
          </table:table-cell>
          <table:table-cell table:style-name="ce7" table:formula="of:=[.R128]" office:value-type="float" office:value="1964.94636410629" calcext:value-type="float">
            <text:p>1964.9</text:p>
          </table:table-cell>
          <table:table-cell table:style-name="ce5" table:formula="of:=SUMPRODUCT([.J129:.S129];pot_heat_diffusion)" office:value-type="float" office:value="1969.11552960983" calcext:value-type="float">
            <text:p>1969</text:p>
          </table:table-cell>
          <table:table-cell table:style-name="ce5" table:formula="of:=[.V128]*leakage_out" office:value-type="float" office:value="980.997598613671" calcext:value-type="float">
            <text:p>981</text:p>
          </table:table-cell>
          <table:table-cell table:style-name="ce5" table:formula="of:=[.V128]+[.T129]-[.U129]" office:value-type="float" office:value="164487.717699941" calcext:value-type="float">
            <text:p>164488</text:p>
          </table:table-cell>
          <table:table-cell table:style-name="ce12" table:formula="of:= temp_out + [.V129]/pot_water_mass" office:value-type="float" office:value="77.9374073240258" calcext:value-type="float">
            <text:p>77.9</text:p>
          </table:table-cell>
          <table:table-cell table:style-name="ce7" table:formula="of:=IF([.G129]&gt;thermagon_temp_max;0;IF([.W1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burner_C_per_s * [.X129]/100 * time_incr" office:value-type="float" office:value="2149.61306964746" calcext:value-type="float">
            <text:p>2150</text:p>
          </table:table-cell>
          <table:table-cell table:style-name="ce3" table:formula="of:=[.B130]" office:value-type="float" office:value="2149.61306964746" calcext:value-type="float">
            <text:p>2150</text:p>
          </table:table-cell>
          <table:table-cell table:style-name="ce3" table:formula="of:=[.C129]" office:value-type="float" office:value="2149.61306964746" calcext:value-type="float">
            <text:p>2150</text:p>
          </table:table-cell>
          <table:table-cell table:style-name="ce5" table:formula="of:=SUMPRODUCT([.B130:.D130];burner_heat_diffusion)" office:value-type="float" office:value="2149.61306964746" calcext:value-type="float">
            <text:p>2150</text:p>
          </table:table-cell>
          <table:table-cell table:formula="of:=[.F129]+[.E130]-[.J129]" office:value-type="float" office:value="34222.8566475216" calcext:value-type="float">
            <text:p>34223</text:p>
          </table:table-cell>
          <table:table-cell table:style-name="ce7" table:formula="of:=temp_out + [.F130] / burner_heat_mass" office:value-type="float" office:value="88.4457132950433" calcext:value-type="float">
            <text:p>88.4</text:p>
          </table:table-cell>
          <table:table-cell table:style-name="ce7" table:formula="of:=[.G130]-[.W129]" office:value-type="float" office:value="10.5083059710175" calcext:value-type="float">
            <text:p>10.5</text:p>
          </table:table-cell>
          <table:table-cell table:style-name="ce5" table:formula="of:=thermagon_k * burner_A * [.H130] / thermagon_L" office:value-type="float" office:value="1377.52976982998" calcext:value-type="float">
            <text:p>1378</text:p>
          </table:table-cell>
          <table:table-cell table:style-name="ce5" table:formula="of:=[.I130]/C_per_s_to_W*time_incr" office:value-type="float" office:value="1974.10399803666" calcext:value-type="float">
            <text:p>1974</text:p>
          </table:table-cell>
          <table:table-cell table:style-name="ce7" table:formula="of:=[.J129]" office:value-type="float" office:value="1973.20905195403" calcext:value-type="float">
            <text:p>1973.2</text:p>
          </table:table-cell>
          <table:table-cell table:style-name="ce7" table:formula="of:=[.K129]" office:value-type="float" office:value="1972.30954241219" calcext:value-type="float">
            <text:p>1972.3</text:p>
          </table:table-cell>
          <table:table-cell table:style-name="ce7" table:formula="of:=[.L129]" office:value-type="float" office:value="1971.40544614139" calcext:value-type="float">
            <text:p>1971.4</text:p>
          </table:table-cell>
          <table:table-cell table:style-name="ce7" table:formula="of:=[.M129]" office:value-type="float" office:value="1970.49673975325" calcext:value-type="float">
            <text:p>1970.5</text:p>
          </table:table-cell>
          <table:table-cell table:style-name="ce7" table:formula="of:=[.N129]" office:value-type="float" office:value="1969.58339974009" calcext:value-type="float">
            <text:p>1969.6</text:p>
          </table:table-cell>
          <table:table-cell table:style-name="ce7" table:formula="of:=[.O129]" office:value-type="float" office:value="1968.66540247442" calcext:value-type="float">
            <text:p>1968.7</text:p>
          </table:table-cell>
          <table:table-cell table:style-name="ce7" table:formula="of:=[.P129]" office:value-type="float" office:value="1967.74272420822" calcext:value-type="float">
            <text:p>1967.7</text:p>
          </table:table-cell>
          <table:table-cell table:style-name="ce7" table:formula="of:=[.Q129]" office:value-type="float" office:value="1966.81534107239" calcext:value-type="float">
            <text:p>1966.8</text:p>
          </table:table-cell>
          <table:table-cell table:style-name="ce7" table:formula="of:=[.R129]" office:value-type="float" office:value="1965.88322907613" calcext:value-type="float">
            <text:p>1965.9</text:p>
          </table:table-cell>
          <table:table-cell table:style-name="ce5" table:formula="of:=SUMPRODUCT([.J130:.S130];pot_heat_diffusion)" office:value-type="float" office:value="1970.03124325679" calcext:value-type="float">
            <text:p>1970</text:p>
          </table:table-cell>
          <table:table-cell table:style-name="ce5" table:formula="of:=[.V129]*leakage_out" office:value-type="float" office:value="986.926306199648" calcext:value-type="float">
            <text:p>987</text:p>
          </table:table-cell>
          <table:table-cell table:style-name="ce5" table:formula="of:=[.V129]+[.T130]-[.U130]" office:value-type="float" office:value="165470.822636998" calcext:value-type="float">
            <text:p>165471</text:p>
          </table:table-cell>
          <table:table-cell table:style-name="ce12" table:formula="of:= temp_out + [.V130]/pot_water_mass" office:value-type="float" office:value="78.2836857694745" calcext:value-type="float">
            <text:p>78.3</text:p>
          </table:table-cell>
          <table:table-cell table:style-name="ce7" table:formula="of:=IF([.G130]&gt;thermagon_temp_max;0;IF([.W1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table:formula="of:=burner_C_per_s * [.X130]/100 * time_incr" office:value-type="float" office:value="2149.61306964746" calcext:value-type="float">
            <text:p>2150</text:p>
          </table:table-cell>
          <table:table-cell table:style-name="ce3" table:formula="of:=[.B131]" office:value-type="float" office:value="2149.61306964746" calcext:value-type="float">
            <text:p>2150</text:p>
          </table:table-cell>
          <table:table-cell table:style-name="ce3" table:formula="of:=[.C130]" office:value-type="float" office:value="2149.61306964746" calcext:value-type="float">
            <text:p>2150</text:p>
          </table:table-cell>
          <table:table-cell table:style-name="ce5" table:formula="of:=SUMPRODUCT([.B131:.D131];burner_heat_diffusion)" office:value-type="float" office:value="2149.61306964746" calcext:value-type="float">
            <text:p>2150</text:p>
          </table:table-cell>
          <table:table-cell table:formula="of:=[.F130]+[.E131]-[.J130]" office:value-type="float" office:value="34398.3657191325" calcext:value-type="float">
            <text:p>34398</text:p>
          </table:table-cell>
          <table:table-cell table:style-name="ce7" table:formula="of:=temp_out + [.F131] / burner_heat_mass" office:value-type="float" office:value="88.7967314382649" calcext:value-type="float">
            <text:p>88.8</text:p>
          </table:table-cell>
          <table:table-cell table:style-name="ce7" table:formula="of:=[.G131]-[.W130]" office:value-type="float" office:value="10.5130456687904" calcext:value-type="float">
            <text:p>10.5</text:p>
          </table:table-cell>
          <table:table-cell table:style-name="ce5" table:formula="of:=thermagon_k * burner_A * [.H131] / thermagon_L" office:value-type="float" office:value="1378.15109497984" calcext:value-type="float">
            <text:p>1378</text:p>
          </table:table-cell>
          <table:table-cell table:style-name="ce5" table:formula="of:=[.I131]/C_per_s_to_W*time_incr" office:value-type="float" office:value="1974.99440381175" calcext:value-type="float">
            <text:p>1975</text:p>
          </table:table-cell>
          <table:table-cell table:style-name="ce7" table:formula="of:=[.J130]" office:value-type="float" office:value="1974.10399803666" calcext:value-type="float">
            <text:p>1974.1</text:p>
          </table:table-cell>
          <table:table-cell table:style-name="ce7" table:formula="of:=[.K130]" office:value-type="float" office:value="1973.20905195403" calcext:value-type="float">
            <text:p>1973.2</text:p>
          </table:table-cell>
          <table:table-cell table:style-name="ce7" table:formula="of:=[.L130]" office:value-type="float" office:value="1972.30954241219" calcext:value-type="float">
            <text:p>1972.3</text:p>
          </table:table-cell>
          <table:table-cell table:style-name="ce7" table:formula="of:=[.M130]" office:value-type="float" office:value="1971.40544614139" calcext:value-type="float">
            <text:p>1971.4</text:p>
          </table:table-cell>
          <table:table-cell table:style-name="ce7" table:formula="of:=[.N130]" office:value-type="float" office:value="1970.49673975325" calcext:value-type="float">
            <text:p>1970.5</text:p>
          </table:table-cell>
          <table:table-cell table:style-name="ce7" table:formula="of:=[.O130]" office:value-type="float" office:value="1969.58339974009" calcext:value-type="float">
            <text:p>1969.6</text:p>
          </table:table-cell>
          <table:table-cell table:style-name="ce7" table:formula="of:=[.P130]" office:value-type="float" office:value="1968.66540247442" calcext:value-type="float">
            <text:p>1968.7</text:p>
          </table:table-cell>
          <table:table-cell table:style-name="ce7" table:formula="of:=[.Q130]" office:value-type="float" office:value="1967.74272420822" calcext:value-type="float">
            <text:p>1967.7</text:p>
          </table:table-cell>
          <table:table-cell table:style-name="ce7" table:formula="of:=[.R130]" office:value-type="float" office:value="1966.81534107239" calcext:value-type="float">
            <text:p>1966.8</text:p>
          </table:table-cell>
          <table:table-cell table:style-name="ce5" table:formula="of:=SUMPRODUCT([.J131:.S131];pot_heat_diffusion)" office:value-type="float" office:value="1970.94231123665" calcext:value-type="float">
            <text:p>1971</text:p>
          </table:table-cell>
          <table:table-cell table:style-name="ce5" table:formula="of:=[.V130]*leakage_out" office:value-type="float" office:value="992.824935821991" calcext:value-type="float">
            <text:p>993</text:p>
          </table:table-cell>
          <table:table-cell table:style-name="ce5" table:formula="of:=[.V130]+[.T131]-[.U131]" office:value-type="float" office:value="166448.940012413" calcext:value-type="float">
            <text:p>166449</text:p>
          </table:table-cell>
          <table:table-cell table:style-name="ce12" table:formula="of:= temp_out + [.V131]/pot_water_mass" office:value-type="float" office:value="78.628207449163" calcext:value-type="float">
            <text:p>78.6</text:p>
          </table:table-cell>
          <table:table-cell table:style-name="ce7" table:formula="of:=IF([.G131]&gt;thermagon_temp_max;0;IF([.W1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table:formula="of:=burner_C_per_s * [.X131]/100 * time_incr" office:value-type="float" office:value="2149.61306964746" calcext:value-type="float">
            <text:p>2150</text:p>
          </table:table-cell>
          <table:table-cell table:style-name="ce3" table:formula="of:=[.B132]" office:value-type="float" office:value="2149.61306964746" calcext:value-type="float">
            <text:p>2150</text:p>
          </table:table-cell>
          <table:table-cell table:style-name="ce3" table:formula="of:=[.C131]" office:value-type="float" office:value="2149.61306964746" calcext:value-type="float">
            <text:p>2150</text:p>
          </table:table-cell>
          <table:table-cell table:style-name="ce5" table:formula="of:=SUMPRODUCT([.B132:.D132];burner_heat_diffusion)" office:value-type="float" office:value="2149.61306964746" calcext:value-type="float">
            <text:p>2150</text:p>
          </table:table-cell>
          <table:table-cell table:formula="of:=[.F131]+[.E132]-[.J131]" office:value-type="float" office:value="34572.9843849682" calcext:value-type="float">
            <text:p>34573</text:p>
          </table:table-cell>
          <table:table-cell table:style-name="ce7" table:formula="of:=temp_out + [.F132] / burner_heat_mass" office:value-type="float" office:value="89.1459687699364" calcext:value-type="float">
            <text:p>89.1</text:p>
          </table:table-cell>
          <table:table-cell table:style-name="ce7" table:formula="of:=[.G132]-[.W131]" office:value-type="float" office:value="10.5177613207734" calcext:value-type="float">
            <text:p>10.5</text:p>
          </table:table-cell>
          <table:table-cell table:style-name="ce5" table:formula="of:=thermagon_k * burner_A * [.H132] / thermagon_L" office:value-type="float" office:value="1378.76926797638" calcext:value-type="float">
            <text:p>1379</text:p>
          </table:table-cell>
          <table:table-cell table:style-name="ce5" table:formula="of:=[.I132]/C_per_s_to_W*time_incr" office:value-type="float" office:value="1975.88029231353" calcext:value-type="float">
            <text:p>1976</text:p>
          </table:table-cell>
          <table:table-cell table:style-name="ce7" table:formula="of:=[.J131]" office:value-type="float" office:value="1974.99440381175" calcext:value-type="float">
            <text:p>1975.0</text:p>
          </table:table-cell>
          <table:table-cell table:style-name="ce7" table:formula="of:=[.K131]" office:value-type="float" office:value="1974.10399803666" calcext:value-type="float">
            <text:p>1974.1</text:p>
          </table:table-cell>
          <table:table-cell table:style-name="ce7" table:formula="of:=[.L131]" office:value-type="float" office:value="1973.20905195403" calcext:value-type="float">
            <text:p>1973.2</text:p>
          </table:table-cell>
          <table:table-cell table:style-name="ce7" table:formula="of:=[.M131]" office:value-type="float" office:value="1972.30954241219" calcext:value-type="float">
            <text:p>1972.3</text:p>
          </table:table-cell>
          <table:table-cell table:style-name="ce7" table:formula="of:=[.N131]" office:value-type="float" office:value="1971.40544614139" calcext:value-type="float">
            <text:p>1971.4</text:p>
          </table:table-cell>
          <table:table-cell table:style-name="ce7" table:formula="of:=[.O131]" office:value-type="float" office:value="1970.49673975325" calcext:value-type="float">
            <text:p>1970.5</text:p>
          </table:table-cell>
          <table:table-cell table:style-name="ce7" table:formula="of:=[.P131]" office:value-type="float" office:value="1969.58339974009" calcext:value-type="float">
            <text:p>1969.6</text:p>
          </table:table-cell>
          <table:table-cell table:style-name="ce7" table:formula="of:=[.Q131]" office:value-type="float" office:value="1968.66540247442" calcext:value-type="float">
            <text:p>1968.7</text:p>
          </table:table-cell>
          <table:table-cell table:style-name="ce7" table:formula="of:=[.R131]" office:value-type="float" office:value="1967.74272420822" calcext:value-type="float">
            <text:p>1967.7</text:p>
          </table:table-cell>
          <table:table-cell table:style-name="ce5" table:formula="of:=SUMPRODUCT([.J132:.S132];pot_heat_diffusion)" office:value-type="float" office:value="1971.84875711816" calcext:value-type="float">
            <text:p>1972</text:p>
          </table:table-cell>
          <table:table-cell table:style-name="ce5" table:formula="of:=[.V131]*leakage_out" office:value-type="float" office:value="998.693640074479" calcext:value-type="float">
            <text:p>999</text:p>
          </table:table-cell>
          <table:table-cell table:style-name="ce5" table:formula="of:=[.V131]+[.T132]-[.U132]" office:value-type="float" office:value="167422.095129457" calcext:value-type="float">
            <text:p>167422</text:p>
          </table:table-cell>
          <table:table-cell table:style-name="ce12" table:formula="of:= temp_out + [.V132]/pot_water_mass" office:value-type="float" office:value="78.9709812756469" calcext:value-type="float">
            <text:p>79.0</text:p>
          </table:table-cell>
          <table:table-cell table:style-name="ce7" table:formula="of:=IF([.G132]&gt;thermagon_temp_max;0;IF([.W1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table:formula="of:=burner_C_per_s * [.X132]/100 * time_incr" office:value-type="float" office:value="2149.61306964746" calcext:value-type="float">
            <text:p>2150</text:p>
          </table:table-cell>
          <table:table-cell table:style-name="ce3" table:formula="of:=[.B133]" office:value-type="float" office:value="2149.61306964746" calcext:value-type="float">
            <text:p>2150</text:p>
          </table:table-cell>
          <table:table-cell table:style-name="ce3" table:formula="of:=[.C132]" office:value-type="float" office:value="2149.61306964746" calcext:value-type="float">
            <text:p>2150</text:p>
          </table:table-cell>
          <table:table-cell table:style-name="ce5" table:formula="of:=SUMPRODUCT([.B133:.D133];burner_heat_diffusion)" office:value-type="float" office:value="2149.61306964746" calcext:value-type="float">
            <text:p>2150</text:p>
          </table:table-cell>
          <table:table-cell table:formula="of:=[.F132]+[.E133]-[.J132]" office:value-type="float" office:value="34746.7171623021" calcext:value-type="float">
            <text:p>34747</text:p>
          </table:table-cell>
          <table:table-cell table:style-name="ce7" table:formula="of:=temp_out + [.F133] / burner_heat_mass" office:value-type="float" office:value="89.4934343246042" calcext:value-type="float">
            <text:p>89.5</text:p>
          </table:table-cell>
          <table:table-cell table:style-name="ce7" table:formula="of:=[.G133]-[.W132]" office:value-type="float" office:value="10.5224530489573" calcext:value-type="float">
            <text:p>10.5</text:p>
          </table:table-cell>
          <table:table-cell table:style-name="ce5" table:formula="of:=thermagon_k * burner_A * [.H133] / thermagon_L" office:value-type="float" office:value="1379.38430481135" calcext:value-type="float">
            <text:p>1379</text:p>
          </table:table-cell>
          <table:table-cell table:style-name="ce5" table:formula="of:=[.I133]/C_per_s_to_W*time_incr" office:value-type="float" office:value="1976.76168645937" calcext:value-type="float">
            <text:p>1977</text:p>
          </table:table-cell>
          <table:table-cell table:style-name="ce7" table:formula="of:=[.J132]" office:value-type="float" office:value="1975.88029231353" calcext:value-type="float">
            <text:p>1975.9</text:p>
          </table:table-cell>
          <table:table-cell table:style-name="ce7" table:formula="of:=[.K132]" office:value-type="float" office:value="1974.99440381175" calcext:value-type="float">
            <text:p>1975.0</text:p>
          </table:table-cell>
          <table:table-cell table:style-name="ce7" table:formula="of:=[.L132]" office:value-type="float" office:value="1974.10399803666" calcext:value-type="float">
            <text:p>1974.1</text:p>
          </table:table-cell>
          <table:table-cell table:style-name="ce7" table:formula="of:=[.M132]" office:value-type="float" office:value="1973.20905195403" calcext:value-type="float">
            <text:p>1973.2</text:p>
          </table:table-cell>
          <table:table-cell table:style-name="ce7" table:formula="of:=[.N132]" office:value-type="float" office:value="1972.30954241219" calcext:value-type="float">
            <text:p>1972.3</text:p>
          </table:table-cell>
          <table:table-cell table:style-name="ce7" table:formula="of:=[.O132]" office:value-type="float" office:value="1971.40544614139" calcext:value-type="float">
            <text:p>1971.4</text:p>
          </table:table-cell>
          <table:table-cell table:style-name="ce7" table:formula="of:=[.P132]" office:value-type="float" office:value="1970.49673975325" calcext:value-type="float">
            <text:p>1970.5</text:p>
          </table:table-cell>
          <table:table-cell table:style-name="ce7" table:formula="of:=[.Q132]" office:value-type="float" office:value="1969.58339974009" calcext:value-type="float">
            <text:p>1969.6</text:p>
          </table:table-cell>
          <table:table-cell table:style-name="ce7" table:formula="of:=[.R132]" office:value-type="float" office:value="1968.66540247442" calcext:value-type="float">
            <text:p>1968.7</text:p>
          </table:table-cell>
          <table:table-cell table:style-name="ce5" table:formula="of:=SUMPRODUCT([.J133:.S133];pot_heat_diffusion)" office:value-type="float" office:value="1972.75060435048" calcext:value-type="float">
            <text:p>1973</text:p>
          </table:table-cell>
          <table:table-cell table:style-name="ce5" table:formula="of:=[.V132]*leakage_out" office:value-type="float" office:value="1004.53257077674" calcext:value-type="float">
            <text:p>1005</text:p>
          </table:table-cell>
          <table:table-cell table:style-name="ce5" table:formula="of:=[.V132]+[.T133]-[.U133]" office:value-type="float" office:value="168390.313163031" calcext:value-type="float">
            <text:p>168390</text:p>
          </table:table-cell>
          <table:table-cell table:style-name="ce12" table:formula="of:= temp_out + [.V133]/pot_water_mass" office:value-type="float" office:value="79.3120161162662" calcext:value-type="float">
            <text:p>79.3</text:p>
          </table:table-cell>
          <table:table-cell table:style-name="ce7" table:formula="of:=IF([.G133]&gt;thermagon_temp_max;0;IF([.W1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table:formula="of:=burner_C_per_s * [.X133]/100 * time_incr" office:value-type="float" office:value="2149.61306964746" calcext:value-type="float">
            <text:p>2150</text:p>
          </table:table-cell>
          <table:table-cell table:style-name="ce3" table:formula="of:=[.B134]" office:value-type="float" office:value="2149.61306964746" calcext:value-type="float">
            <text:p>2150</text:p>
          </table:table-cell>
          <table:table-cell table:style-name="ce3" table:formula="of:=[.C133]" office:value-type="float" office:value="2149.61306964746" calcext:value-type="float">
            <text:p>2150</text:p>
          </table:table-cell>
          <table:table-cell table:style-name="ce5" table:formula="of:=SUMPRODUCT([.B134:.D134];burner_heat_diffusion)" office:value-type="float" office:value="2149.61306964746" calcext:value-type="float">
            <text:p>2150</text:p>
          </table:table-cell>
          <table:table-cell table:formula="of:=[.F133]+[.E134]-[.J133]" office:value-type="float" office:value="34919.5685454902" calcext:value-type="float">
            <text:p>34920</text:p>
          </table:table-cell>
          <table:table-cell table:style-name="ce7" table:formula="of:=temp_out + [.F134] / burner_heat_mass" office:value-type="float" office:value="89.8391370909804" calcext:value-type="float">
            <text:p>89.8</text:p>
          </table:table-cell>
          <table:table-cell table:style-name="ce7" table:formula="of:=[.G134]-[.W133]" office:value-type="float" office:value="10.5271209747142" calcext:value-type="float">
            <text:p>10.5</text:p>
          </table:table-cell>
          <table:table-cell table:style-name="ce5" table:formula="of:=thermagon_k * burner_A * [.H134] / thermagon_L" office:value-type="float" office:value="1379.99622139536" calcext:value-type="float">
            <text:p>1380</text:p>
          </table:table-cell>
          <table:table-cell table:style-name="ce5" table:formula="of:=[.I134]/C_per_s_to_W*time_incr" office:value-type="float" office:value="1977.63860905038" calcext:value-type="float">
            <text:p>1978</text:p>
          </table:table-cell>
          <table:table-cell table:style-name="ce7" table:formula="of:=[.J133]" office:value-type="float" office:value="1976.76168645937" calcext:value-type="float">
            <text:p>1976.8</text:p>
          </table:table-cell>
          <table:table-cell table:style-name="ce7" table:formula="of:=[.K133]" office:value-type="float" office:value="1975.88029231353" calcext:value-type="float">
            <text:p>1975.9</text:p>
          </table:table-cell>
          <table:table-cell table:style-name="ce7" table:formula="of:=[.L133]" office:value-type="float" office:value="1974.99440381175" calcext:value-type="float">
            <text:p>1975.0</text:p>
          </table:table-cell>
          <table:table-cell table:style-name="ce7" table:formula="of:=[.M133]" office:value-type="float" office:value="1974.10399803666" calcext:value-type="float">
            <text:p>1974.1</text:p>
          </table:table-cell>
          <table:table-cell table:style-name="ce7" table:formula="of:=[.N133]" office:value-type="float" office:value="1973.20905195403" calcext:value-type="float">
            <text:p>1973.2</text:p>
          </table:table-cell>
          <table:table-cell table:style-name="ce7" table:formula="of:=[.O133]" office:value-type="float" office:value="1972.30954241219" calcext:value-type="float">
            <text:p>1972.3</text:p>
          </table:table-cell>
          <table:table-cell table:style-name="ce7" table:formula="of:=[.P133]" office:value-type="float" office:value="1971.40544614139" calcext:value-type="float">
            <text:p>1971.4</text:p>
          </table:table-cell>
          <table:table-cell table:style-name="ce7" table:formula="of:=[.Q133]" office:value-type="float" office:value="1970.49673975325" calcext:value-type="float">
            <text:p>1970.5</text:p>
          </table:table-cell>
          <table:table-cell table:style-name="ce7" table:formula="of:=[.R133]" office:value-type="float" office:value="1969.58339974009" calcext:value-type="float">
            <text:p>1969.6</text:p>
          </table:table-cell>
          <table:table-cell table:style-name="ce5" table:formula="of:=SUMPRODUCT([.J134:.S134];pot_heat_diffusion)" office:value-type="float" office:value="1973.64787626385" calcext:value-type="float">
            <text:p>1974</text:p>
          </table:table-cell>
          <table:table-cell table:style-name="ce5" table:formula="of:=[.V133]*leakage_out" office:value-type="float" office:value="1010.34187897818" calcext:value-type="float">
            <text:p>1010</text:p>
          </table:table-cell>
          <table:table-cell table:style-name="ce5" table:formula="of:=[.V133]+[.T134]-[.U134]" office:value-type="float" office:value="169353.619160316" calcext:value-type="float">
            <text:p>169354</text:p>
          </table:table-cell>
          <table:table-cell table:style-name="ce12" table:formula="of:= temp_out + [.V134]/pot_water_mass" office:value-type="float" office:value="79.6513207933742" calcext:value-type="float">
            <text:p>79.7</text:p>
          </table:table-cell>
          <table:table-cell table:style-name="ce7" table:formula="of:=IF([.G134]&gt;thermagon_temp_max;0;IF([.W1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table:formula="of:=burner_C_per_s * [.X134]/100 * time_incr" office:value-type="float" office:value="2149.61306964746" calcext:value-type="float">
            <text:p>2150</text:p>
          </table:table-cell>
          <table:table-cell table:style-name="ce3" table:formula="of:=[.B135]" office:value-type="float" office:value="2149.61306964746" calcext:value-type="float">
            <text:p>2150</text:p>
          </table:table-cell>
          <table:table-cell table:style-name="ce3" table:formula="of:=[.C134]" office:value-type="float" office:value="2149.61306964746" calcext:value-type="float">
            <text:p>2150</text:p>
          </table:table-cell>
          <table:table-cell table:style-name="ce5" table:formula="of:=SUMPRODUCT([.B135:.D135];burner_heat_diffusion)" office:value-type="float" office:value="2149.61306964746" calcext:value-type="float">
            <text:p>2150</text:p>
          </table:table-cell>
          <table:table-cell table:formula="of:=[.F134]+[.E135]-[.J134]" office:value-type="float" office:value="35091.5430060873" calcext:value-type="float">
            <text:p>35092</text:p>
          </table:table-cell>
          <table:table-cell table:style-name="ce7" table:formula="of:=temp_out + [.F135] / burner_heat_mass" office:value-type="float" office:value="90.1830860121746" calcext:value-type="float">
            <text:p>90.2</text:p>
          </table:table-cell>
          <table:table-cell table:style-name="ce7" table:formula="of:=[.G135]-[.W134]" office:value-type="float" office:value="10.5317652188003" calcext:value-type="float">
            <text:p>10.5</text:p>
          </table:table-cell>
          <table:table-cell table:style-name="ce5" table:formula="of:=thermagon_k * burner_A * [.H135] / thermagon_L" office:value-type="float" office:value="1380.60503355829" calcext:value-type="float">
            <text:p>1381</text:p>
          </table:table-cell>
          <table:table-cell table:style-name="ce5" table:formula="of:=[.I135]/C_per_s_to_W*time_incr" office:value-type="float" office:value="1978.51108277199" calcext:value-type="float">
            <text:p>1979</text:p>
          </table:table-cell>
          <table:table-cell table:style-name="ce7" table:formula="of:=[.J134]" office:value-type="float" office:value="1977.63860905038" calcext:value-type="float">
            <text:p>1977.6</text:p>
          </table:table-cell>
          <table:table-cell table:style-name="ce7" table:formula="of:=[.K134]" office:value-type="float" office:value="1976.76168645937" calcext:value-type="float">
            <text:p>1976.8</text:p>
          </table:table-cell>
          <table:table-cell table:style-name="ce7" table:formula="of:=[.L134]" office:value-type="float" office:value="1975.88029231353" calcext:value-type="float">
            <text:p>1975.9</text:p>
          </table:table-cell>
          <table:table-cell table:style-name="ce7" table:formula="of:=[.M134]" office:value-type="float" office:value="1974.99440381175" calcext:value-type="float">
            <text:p>1975.0</text:p>
          </table:table-cell>
          <table:table-cell table:style-name="ce7" table:formula="of:=[.N134]" office:value-type="float" office:value="1974.10399803666" calcext:value-type="float">
            <text:p>1974.1</text:p>
          </table:table-cell>
          <table:table-cell table:style-name="ce7" table:formula="of:=[.O134]" office:value-type="float" office:value="1973.20905195403" calcext:value-type="float">
            <text:p>1973.2</text:p>
          </table:table-cell>
          <table:table-cell table:style-name="ce7" table:formula="of:=[.P134]" office:value-type="float" office:value="1972.30954241219" calcext:value-type="float">
            <text:p>1972.3</text:p>
          </table:table-cell>
          <table:table-cell table:style-name="ce7" table:formula="of:=[.Q134]" office:value-type="float" office:value="1971.40544614139" calcext:value-type="float">
            <text:p>1971.4</text:p>
          </table:table-cell>
          <table:table-cell table:style-name="ce7" table:formula="of:=[.R134]" office:value-type="float" office:value="1970.49673975325" calcext:value-type="float">
            <text:p>1970.5</text:p>
          </table:table-cell>
          <table:table-cell table:style-name="ce5" table:formula="of:=SUMPRODUCT([.J135:.S135];pot_heat_diffusion)" office:value-type="float" office:value="1974.5405960701" calcext:value-type="float">
            <text:p>1975</text:p>
          </table:table-cell>
          <table:table-cell table:style-name="ce5" table:formula="of:=[.V134]*leakage_out" office:value-type="float" office:value="1016.1217149619" calcext:value-type="float">
            <text:p>1016</text:p>
          </table:table-cell>
          <table:table-cell table:style-name="ce5" table:formula="of:=[.V134]+[.T135]-[.U135]" office:value-type="float" office:value="170312.038041424" calcext:value-type="float">
            <text:p>170312</text:p>
          </table:table-cell>
          <table:table-cell table:style-name="ce12" table:formula="of:= temp_out + [.V135]/pot_water_mass" office:value-type="float" office:value="79.9889040845662" calcext:value-type="float">
            <text:p>80.0</text:p>
          </table:table-cell>
          <table:table-cell table:style-name="ce7" table:formula="of:=IF([.G135]&gt;thermagon_temp_max;0;IF([.W1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table:formula="of:=burner_C_per_s * [.X135]/100 * time_incr" office:value-type="float" office:value="2149.61306964746" calcext:value-type="float">
            <text:p>2150</text:p>
          </table:table-cell>
          <table:table-cell table:style-name="ce3" table:formula="of:=[.B136]" office:value-type="float" office:value="2149.61306964746" calcext:value-type="float">
            <text:p>2150</text:p>
          </table:table-cell>
          <table:table-cell table:style-name="ce3" table:formula="of:=[.C135]" office:value-type="float" office:value="2149.61306964746" calcext:value-type="float">
            <text:p>2150</text:p>
          </table:table-cell>
          <table:table-cell table:style-name="ce5" table:formula="of:=SUMPRODUCT([.B136:.D136];burner_heat_diffusion)" office:value-type="float" office:value="2149.61306964746" calcext:value-type="float">
            <text:p>2150</text:p>
          </table:table-cell>
          <table:table-cell table:formula="of:=[.F135]+[.E136]-[.J135]" office:value-type="float" office:value="35262.6449929628" calcext:value-type="float">
            <text:p>35263</text:p>
          </table:table-cell>
          <table:table-cell table:style-name="ce7" table:formula="of:=temp_out + [.F136] / burner_heat_mass" office:value-type="float" office:value="90.5252899859255" calcext:value-type="float">
            <text:p>90.5</text:p>
          </table:table-cell>
          <table:table-cell table:style-name="ce7" table:formula="of:=[.G136]-[.W135]" office:value-type="float" office:value="10.5363859013593" calcext:value-type="float">
            <text:p>10.5</text:p>
          </table:table-cell>
          <table:table-cell table:style-name="ce5" table:formula="of:=thermagon_k * burner_A * [.H136] / thermagon_L" office:value-type="float" office:value="1381.21075704974" calcext:value-type="float">
            <text:p>1381</text:p>
          </table:table-cell>
          <table:table-cell table:style-name="ce5" table:formula="of:=[.I136]/C_per_s_to_W*time_incr" office:value-type="float" office:value="1979.37913019452" calcext:value-type="float">
            <text:p>1979</text:p>
          </table:table-cell>
          <table:table-cell table:style-name="ce7" table:formula="of:=[.J135]" office:value-type="float" office:value="1978.51108277199" calcext:value-type="float">
            <text:p>1978.5</text:p>
          </table:table-cell>
          <table:table-cell table:style-name="ce7" table:formula="of:=[.K135]" office:value-type="float" office:value="1977.63860905038" calcext:value-type="float">
            <text:p>1977.6</text:p>
          </table:table-cell>
          <table:table-cell table:style-name="ce7" table:formula="of:=[.L135]" office:value-type="float" office:value="1976.76168645937" calcext:value-type="float">
            <text:p>1976.8</text:p>
          </table:table-cell>
          <table:table-cell table:style-name="ce7" table:formula="of:=[.M135]" office:value-type="float" office:value="1975.88029231353" calcext:value-type="float">
            <text:p>1975.9</text:p>
          </table:table-cell>
          <table:table-cell table:style-name="ce7" table:formula="of:=[.N135]" office:value-type="float" office:value="1974.99440381175" calcext:value-type="float">
            <text:p>1975.0</text:p>
          </table:table-cell>
          <table:table-cell table:style-name="ce7" table:formula="of:=[.O135]" office:value-type="float" office:value="1974.10399803666" calcext:value-type="float">
            <text:p>1974.1</text:p>
          </table:table-cell>
          <table:table-cell table:style-name="ce7" table:formula="of:=[.P135]" office:value-type="float" office:value="1973.20905195403" calcext:value-type="float">
            <text:p>1973.2</text:p>
          </table:table-cell>
          <table:table-cell table:style-name="ce7" table:formula="of:=[.Q135]" office:value-type="float" office:value="1972.30954241219" calcext:value-type="float">
            <text:p>1972.3</text:p>
          </table:table-cell>
          <table:table-cell table:style-name="ce7" table:formula="of:=[.R135]" office:value-type="float" office:value="1971.40544614139" calcext:value-type="float">
            <text:p>1971.4</text:p>
          </table:table-cell>
          <table:table-cell table:style-name="ce5" table:formula="of:=SUMPRODUCT([.J136:.S136];pot_heat_diffusion)" office:value-type="float" office:value="1975.42878686332" calcext:value-type="float">
            <text:p>1975</text:p>
          </table:table-cell>
          <table:table-cell table:style-name="ce5" table:formula="of:=[.V135]*leakage_out" office:value-type="float" office:value="1021.87222824855" calcext:value-type="float">
            <text:p>1022</text:p>
          </table:table-cell>
          <table:table-cell table:style-name="ce5" table:formula="of:=[.V135]+[.T136]-[.U136]" office:value-type="float" office:value="171265.594600039" calcext:value-type="float">
            <text:p>171266</text:p>
          </table:table-cell>
          <table:table-cell table:style-name="ce12" table:formula="of:= temp_out + [.V136]/pot_water_mass" office:value-type="float" office:value="80.3247747229062" calcext:value-type="float">
            <text:p>80.3</text:p>
          </table:table-cell>
          <table:table-cell table:style-name="ce7" table:formula="of:=IF([.G136]&gt;thermagon_temp_max;0;IF([.W1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table:formula="of:=burner_C_per_s * [.X136]/100 * time_incr" office:value-type="float" office:value="2149.61306964746" calcext:value-type="float">
            <text:p>2150</text:p>
          </table:table-cell>
          <table:table-cell table:style-name="ce3" table:formula="of:=[.B137]" office:value-type="float" office:value="2149.61306964746" calcext:value-type="float">
            <text:p>2150</text:p>
          </table:table-cell>
          <table:table-cell table:style-name="ce3" table:formula="of:=[.C136]" office:value-type="float" office:value="2149.61306964746" calcext:value-type="float">
            <text:p>2150</text:p>
          </table:table-cell>
          <table:table-cell table:style-name="ce5" table:formula="of:=SUMPRODUCT([.B137:.D137];burner_heat_diffusion)" office:value-type="float" office:value="2149.61306964746" calcext:value-type="float">
            <text:p>2150</text:p>
          </table:table-cell>
          <table:table-cell table:formula="of:=[.F136]+[.E137]-[.J136]" office:value-type="float" office:value="35432.8789324157" calcext:value-type="float">
            <text:p>35433</text:p>
          </table:table-cell>
          <table:table-cell table:style-name="ce7" table:formula="of:=temp_out + [.F137] / burner_heat_mass" office:value-type="float" office:value="90.8657578648314" calcext:value-type="float">
            <text:p>90.9</text:p>
          </table:table-cell>
          <table:table-cell table:style-name="ce7" table:formula="of:=[.G137]-[.W136]" office:value-type="float" office:value="10.5409831419253" calcext:value-type="float">
            <text:p>10.5</text:p>
          </table:table-cell>
          <table:table-cell table:style-name="ce5" table:formula="of:=thermagon_k * burner_A * [.H137] / thermagon_L" office:value-type="float" office:value="1381.81340753937" calcext:value-type="float">
            <text:p>1382</text:p>
          </table:table-cell>
          <table:table-cell table:style-name="ce5" table:formula="of:=[.I137]/C_per_s_to_W*time_incr" office:value-type="float" office:value="1980.24277377382" calcext:value-type="float">
            <text:p>1980</text:p>
          </table:table-cell>
          <table:table-cell table:style-name="ce7" table:formula="of:=[.J136]" office:value-type="float" office:value="1979.37913019452" calcext:value-type="float">
            <text:p>1979.4</text:p>
          </table:table-cell>
          <table:table-cell table:style-name="ce7" table:formula="of:=[.K136]" office:value-type="float" office:value="1978.51108277199" calcext:value-type="float">
            <text:p>1978.5</text:p>
          </table:table-cell>
          <table:table-cell table:style-name="ce7" table:formula="of:=[.L136]" office:value-type="float" office:value="1977.63860905038" calcext:value-type="float">
            <text:p>1977.6</text:p>
          </table:table-cell>
          <table:table-cell table:style-name="ce7" table:formula="of:=[.M136]" office:value-type="float" office:value="1976.76168645937" calcext:value-type="float">
            <text:p>1976.8</text:p>
          </table:table-cell>
          <table:table-cell table:style-name="ce7" table:formula="of:=[.N136]" office:value-type="float" office:value="1975.88029231353" calcext:value-type="float">
            <text:p>1975.9</text:p>
          </table:table-cell>
          <table:table-cell table:style-name="ce7" table:formula="of:=[.O136]" office:value-type="float" office:value="1974.99440381175" calcext:value-type="float">
            <text:p>1975.0</text:p>
          </table:table-cell>
          <table:table-cell table:style-name="ce7" table:formula="of:=[.P136]" office:value-type="float" office:value="1974.10399803666" calcext:value-type="float">
            <text:p>1974.1</text:p>
          </table:table-cell>
          <table:table-cell table:style-name="ce7" table:formula="of:=[.Q136]" office:value-type="float" office:value="1973.20905195403" calcext:value-type="float">
            <text:p>1973.2</text:p>
          </table:table-cell>
          <table:table-cell table:style-name="ce7" table:formula="of:=[.R136]" office:value-type="float" office:value="1972.30954241219" calcext:value-type="float">
            <text:p>1972.3</text:p>
          </table:table-cell>
          <table:table-cell table:style-name="ce5" table:formula="of:=SUMPRODUCT([.J137:.S137];pot_heat_diffusion)" office:value-type="float" office:value="1976.31247162045" calcext:value-type="float">
            <text:p>1976</text:p>
          </table:table-cell>
          <table:table-cell table:style-name="ce5" table:formula="of:=[.V136]*leakage_out" office:value-type="float" office:value="1027.59356760024" calcext:value-type="float">
            <text:p>1028</text:p>
          </table:table-cell>
          <table:table-cell table:style-name="ce5" table:formula="of:=[.V136]+[.T137]-[.U137]" office:value-type="float" office:value="172214.313504059" calcext:value-type="float">
            <text:p>172214</text:p>
          </table:table-cell>
          <table:table-cell table:style-name="ce12" table:formula="of:= temp_out + [.V137]/pot_water_mass" office:value-type="float" office:value="80.6589413971529" calcext:value-type="float">
            <text:p>80.7</text:p>
          </table:table-cell>
          <table:table-cell table:style-name="ce7" table:formula="of:=IF([.G137]&gt;thermagon_temp_max;0;IF([.W1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table:formula="of:=burner_C_per_s * [.X137]/100 * time_incr" office:value-type="float" office:value="2149.61306964746" calcext:value-type="float">
            <text:p>2150</text:p>
          </table:table-cell>
          <table:table-cell table:style-name="ce3" table:formula="of:=[.B138]" office:value-type="float" office:value="2149.61306964746" calcext:value-type="float">
            <text:p>2150</text:p>
          </table:table-cell>
          <table:table-cell table:style-name="ce3" table:formula="of:=[.C137]" office:value-type="float" office:value="2149.61306964746" calcext:value-type="float">
            <text:p>2150</text:p>
          </table:table-cell>
          <table:table-cell table:style-name="ce5" table:formula="of:=SUMPRODUCT([.B138:.D138];burner_heat_diffusion)" office:value-type="float" office:value="2149.61306964746" calcext:value-type="float">
            <text:p>2150</text:p>
          </table:table-cell>
          <table:table-cell table:formula="of:=[.F137]+[.E138]-[.J137]" office:value-type="float" office:value="35602.2492282893" calcext:value-type="float">
            <text:p>35602</text:p>
          </table:table-cell>
          <table:table-cell table:style-name="ce7" table:formula="of:=temp_out + [.F138] / burner_heat_mass" office:value-type="float" office:value="91.2044984565787" calcext:value-type="float">
            <text:p>91.2</text:p>
          </table:table-cell>
          <table:table-cell table:style-name="ce7" table:formula="of:=[.G138]-[.W137]" office:value-type="float" office:value="10.5455570594258" calcext:value-type="float">
            <text:p>10.5</text:p>
          </table:table-cell>
          <table:table-cell table:style-name="ce5" table:formula="of:=thermagon_k * burner_A * [.H138] / thermagon_L" office:value-type="float" office:value="1382.41300061737" calcext:value-type="float">
            <text:p>1382</text:p>
          </table:table-cell>
          <table:table-cell table:style-name="ce5" table:formula="of:=[.I138]/C_per_s_to_W*time_incr" office:value-type="float" office:value="1981.10203585178" calcext:value-type="float">
            <text:p>1981</text:p>
          </table:table-cell>
          <table:table-cell table:style-name="ce7" table:formula="of:=[.J137]" office:value-type="float" office:value="1980.24277377382" calcext:value-type="float">
            <text:p>1980.2</text:p>
          </table:table-cell>
          <table:table-cell table:style-name="ce7" table:formula="of:=[.K137]" office:value-type="float" office:value="1979.37913019452" calcext:value-type="float">
            <text:p>1979.4</text:p>
          </table:table-cell>
          <table:table-cell table:style-name="ce7" table:formula="of:=[.L137]" office:value-type="float" office:value="1978.51108277199" calcext:value-type="float">
            <text:p>1978.5</text:p>
          </table:table-cell>
          <table:table-cell table:style-name="ce7" table:formula="of:=[.M137]" office:value-type="float" office:value="1977.63860905038" calcext:value-type="float">
            <text:p>1977.6</text:p>
          </table:table-cell>
          <table:table-cell table:style-name="ce7" table:formula="of:=[.N137]" office:value-type="float" office:value="1976.76168645937" calcext:value-type="float">
            <text:p>1976.8</text:p>
          </table:table-cell>
          <table:table-cell table:style-name="ce7" table:formula="of:=[.O137]" office:value-type="float" office:value="1975.88029231353" calcext:value-type="float">
            <text:p>1975.9</text:p>
          </table:table-cell>
          <table:table-cell table:style-name="ce7" table:formula="of:=[.P137]" office:value-type="float" office:value="1974.99440381175" calcext:value-type="float">
            <text:p>1975.0</text:p>
          </table:table-cell>
          <table:table-cell table:style-name="ce7" table:formula="of:=[.Q137]" office:value-type="float" office:value="1974.10399803666" calcext:value-type="float">
            <text:p>1974.1</text:p>
          </table:table-cell>
          <table:table-cell table:style-name="ce7" table:formula="of:=[.R137]" office:value-type="float" office:value="1973.20905195403" calcext:value-type="float">
            <text:p>1973.2</text:p>
          </table:table-cell>
          <table:table-cell table:style-name="ce5" table:formula="of:=SUMPRODUCT([.J138:.S138];pot_heat_diffusion)" office:value-type="float" office:value="1977.19167320185" calcext:value-type="float">
            <text:p>1977</text:p>
          </table:table-cell>
          <table:table-cell table:style-name="ce5" table:formula="of:=[.V137]*leakage_out" office:value-type="float" office:value="1033.28588102436" calcext:value-type="float">
            <text:p>1033</text:p>
          </table:table-cell>
          <table:table-cell table:style-name="ce5" table:formula="of:=[.V137]+[.T138]-[.U138]" office:value-type="float" office:value="173158.219296237" calcext:value-type="float">
            <text:p>173158</text:p>
          </table:table-cell>
          <table:table-cell table:style-name="ce12" table:formula="of:= temp_out + [.V138]/pot_water_mass" office:value-type="float" office:value="80.9914127519847" calcext:value-type="float">
            <text:p>81.0</text:p>
          </table:table-cell>
          <table:table-cell table:style-name="ce7" table:formula="of:=IF([.G138]&gt;thermagon_temp_max;0;IF([.W1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table:formula="of:=burner_C_per_s * [.X138]/100 * time_incr" office:value-type="float" office:value="2149.61306964746" calcext:value-type="float">
            <text:p>2150</text:p>
          </table:table-cell>
          <table:table-cell table:style-name="ce3" table:formula="of:=[.B139]" office:value-type="float" office:value="2149.61306964746" calcext:value-type="float">
            <text:p>2150</text:p>
          </table:table-cell>
          <table:table-cell table:style-name="ce3" table:formula="of:=[.C138]" office:value-type="float" office:value="2149.61306964746" calcext:value-type="float">
            <text:p>2150</text:p>
          </table:table-cell>
          <table:table-cell table:style-name="ce5" table:formula="of:=SUMPRODUCT([.B139:.D139];burner_heat_diffusion)" office:value-type="float" office:value="2149.61306964746" calcext:value-type="float">
            <text:p>2150</text:p>
          </table:table-cell>
          <table:table-cell table:formula="of:=[.F138]+[.E139]-[.J138]" office:value-type="float" office:value="35770.760262085" calcext:value-type="float">
            <text:p>35771</text:p>
          </table:table-cell>
          <table:table-cell table:style-name="ce7" table:formula="of:=temp_out + [.F139] / burner_heat_mass" office:value-type="float" office:value="91.5415205241701" calcext:value-type="float">
            <text:p>91.5</text:p>
          </table:table-cell>
          <table:table-cell table:style-name="ce7" table:formula="of:=[.G139]-[.W138]" office:value-type="float" office:value="10.5501077721854" calcext:value-type="float">
            <text:p>10.6</text:p>
          </table:table-cell>
          <table:table-cell table:style-name="ce5" table:formula="of:=thermagon_k * burner_A * [.H139] / thermagon_L" office:value-type="float" office:value="1383.00955179484" calcext:value-type="float">
            <text:p>1383</text:p>
          </table:table-cell>
          <table:table-cell table:style-name="ce5" table:formula="of:=[.I139]/C_per_s_to_W*time_incr" office:value-type="float" office:value="1981.95693865698" calcext:value-type="float">
            <text:p>1982</text:p>
          </table:table-cell>
          <table:table-cell table:style-name="ce7" table:formula="of:=[.J138]" office:value-type="float" office:value="1981.10203585178" calcext:value-type="float">
            <text:p>1981.1</text:p>
          </table:table-cell>
          <table:table-cell table:style-name="ce7" table:formula="of:=[.K138]" office:value-type="float" office:value="1980.24277377382" calcext:value-type="float">
            <text:p>1980.2</text:p>
          </table:table-cell>
          <table:table-cell table:style-name="ce7" table:formula="of:=[.L138]" office:value-type="float" office:value="1979.37913019452" calcext:value-type="float">
            <text:p>1979.4</text:p>
          </table:table-cell>
          <table:table-cell table:style-name="ce7" table:formula="of:=[.M138]" office:value-type="float" office:value="1978.51108277199" calcext:value-type="float">
            <text:p>1978.5</text:p>
          </table:table-cell>
          <table:table-cell table:style-name="ce7" table:formula="of:=[.N138]" office:value-type="float" office:value="1977.63860905038" calcext:value-type="float">
            <text:p>1977.6</text:p>
          </table:table-cell>
          <table:table-cell table:style-name="ce7" table:formula="of:=[.O138]" office:value-type="float" office:value="1976.76168645937" calcext:value-type="float">
            <text:p>1976.8</text:p>
          </table:table-cell>
          <table:table-cell table:style-name="ce7" table:formula="of:=[.P138]" office:value-type="float" office:value="1975.88029231353" calcext:value-type="float">
            <text:p>1975.9</text:p>
          </table:table-cell>
          <table:table-cell table:style-name="ce7" table:formula="of:=[.Q138]" office:value-type="float" office:value="1974.99440381175" calcext:value-type="float">
            <text:p>1975.0</text:p>
          </table:table-cell>
          <table:table-cell table:style-name="ce7" table:formula="of:=[.R138]" office:value-type="float" office:value="1974.10399803666" calcext:value-type="float">
            <text:p>1974.1</text:p>
          </table:table-cell>
          <table:table-cell table:style-name="ce5" table:formula="of:=SUMPRODUCT([.J139:.S139];pot_heat_diffusion)" office:value-type="float" office:value="1978.06641435189" calcext:value-type="float">
            <text:p>1978</text:p>
          </table:table-cell>
          <table:table-cell table:style-name="ce5" table:formula="of:=[.V138]*leakage_out" office:value-type="float" office:value="1038.94931577742" calcext:value-type="float">
            <text:p>1039</text:p>
          </table:table-cell>
          <table:table-cell table:style-name="ce5" table:formula="of:=[.V138]+[.T139]-[.U139]" office:value-type="float" office:value="174097.336394811" calcext:value-type="float">
            <text:p>174097</text:p>
          </table:table-cell>
          <table:table-cell table:style-name="ce12" table:formula="of:= temp_out + [.V139]/pot_water_mass" office:value-type="float" office:value="81.3221973882231" calcext:value-type="float">
            <text:p>81.3</text:p>
          </table:table-cell>
          <table:table-cell table:style-name="ce7" table:formula="of:=IF([.G139]&gt;thermagon_temp_max;0;IF([.W1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table:formula="of:=burner_C_per_s * [.X139]/100 * time_incr" office:value-type="float" office:value="2149.61306964746" calcext:value-type="float">
            <text:p>2150</text:p>
          </table:table-cell>
          <table:table-cell table:style-name="ce3" table:formula="of:=[.B140]" office:value-type="float" office:value="2149.61306964746" calcext:value-type="float">
            <text:p>2150</text:p>
          </table:table-cell>
          <table:table-cell table:style-name="ce3" table:formula="of:=[.C139]" office:value-type="float" office:value="2149.61306964746" calcext:value-type="float">
            <text:p>2150</text:p>
          </table:table-cell>
          <table:table-cell table:style-name="ce5" table:formula="of:=SUMPRODUCT([.B140:.D140];burner_heat_diffusion)" office:value-type="float" office:value="2149.61306964746" calcext:value-type="float">
            <text:p>2150</text:p>
          </table:table-cell>
          <table:table-cell table:formula="of:=[.F139]+[.E140]-[.J139]" office:value-type="float" office:value="35938.4163930755" calcext:value-type="float">
            <text:p>35938</text:p>
          </table:table-cell>
          <table:table-cell table:style-name="ce7" table:formula="of:=temp_out + [.F140] / burner_heat_mass" office:value-type="float" office:value="91.876832786151" calcext:value-type="float">
            <text:p>91.9</text:p>
          </table:table-cell>
          <table:table-cell table:style-name="ce7" table:formula="of:=[.G140]-[.W139]" office:value-type="float" office:value="10.5546353979279" calcext:value-type="float">
            <text:p>10.6</text:p>
          </table:table-cell>
          <table:table-cell table:style-name="ce5" table:formula="of:=thermagon_k * burner_A * [.H140] / thermagon_L" office:value-type="float" office:value="1383.60307650417" calcext:value-type="float">
            <text:p>1384</text:p>
          </table:table-cell>
          <table:table-cell table:style-name="ce5" table:formula="of:=[.I140]/C_per_s_to_W*time_incr" office:value-type="float" office:value="1982.8075043052" calcext:value-type="float">
            <text:p>1983</text:p>
          </table:table-cell>
          <table:table-cell table:style-name="ce7" table:formula="of:=[.J139]" office:value-type="float" office:value="1981.95693865698" calcext:value-type="float">
            <text:p>1982.0</text:p>
          </table:table-cell>
          <table:table-cell table:style-name="ce7" table:formula="of:=[.K139]" office:value-type="float" office:value="1981.10203585178" calcext:value-type="float">
            <text:p>1981.1</text:p>
          </table:table-cell>
          <table:table-cell table:style-name="ce7" table:formula="of:=[.L139]" office:value-type="float" office:value="1980.24277377382" calcext:value-type="float">
            <text:p>1980.2</text:p>
          </table:table-cell>
          <table:table-cell table:style-name="ce7" table:formula="of:=[.M139]" office:value-type="float" office:value="1979.37913019452" calcext:value-type="float">
            <text:p>1979.4</text:p>
          </table:table-cell>
          <table:table-cell table:style-name="ce7" table:formula="of:=[.N139]" office:value-type="float" office:value="1978.51108277199" calcext:value-type="float">
            <text:p>1978.5</text:p>
          </table:table-cell>
          <table:table-cell table:style-name="ce7" table:formula="of:=[.O139]" office:value-type="float" office:value="1977.63860905038" calcext:value-type="float">
            <text:p>1977.6</text:p>
          </table:table-cell>
          <table:table-cell table:style-name="ce7" table:formula="of:=[.P139]" office:value-type="float" office:value="1976.76168645937" calcext:value-type="float">
            <text:p>1976.8</text:p>
          </table:table-cell>
          <table:table-cell table:style-name="ce7" table:formula="of:=[.Q139]" office:value-type="float" office:value="1975.88029231353" calcext:value-type="float">
            <text:p>1975.9</text:p>
          </table:table-cell>
          <table:table-cell table:style-name="ce7" table:formula="of:=[.R139]" office:value-type="float" office:value="1974.99440381175" calcext:value-type="float">
            <text:p>1975.0</text:p>
          </table:table-cell>
          <table:table-cell table:style-name="ce5" table:formula="of:=SUMPRODUCT([.J140:.S140];pot_heat_diffusion)" office:value-type="float" office:value="1978.93671769958" calcext:value-type="float">
            <text:p>1979</text:p>
          </table:table-cell>
          <table:table-cell table:style-name="ce5" table:formula="of:=[.V139]*leakage_out" office:value-type="float" office:value="1044.58401836887" calcext:value-type="float">
            <text:p>1045</text:p>
          </table:table-cell>
          <table:table-cell table:style-name="ce5" table:formula="of:=[.V139]+[.T140]-[.U140]" office:value-type="float" office:value="175031.689094142" calcext:value-type="float">
            <text:p>175032</text:p>
          </table:table-cell>
          <table:table-cell table:style-name="ce12" table:formula="of:= temp_out + [.V140]/pot_water_mass" office:value-type="float" office:value="81.6513038630554" calcext:value-type="float">
            <text:p>81.7</text:p>
          </table:table-cell>
          <table:table-cell table:style-name="ce7" table:formula="of:=IF([.G140]&gt;thermagon_temp_max;0;IF([.W1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table:formula="of:=burner_C_per_s * [.X140]/100 * time_incr" office:value-type="float" office:value="2149.61306964746" calcext:value-type="float">
            <text:p>2150</text:p>
          </table:table-cell>
          <table:table-cell table:style-name="ce3" table:formula="of:=[.B141]" office:value-type="float" office:value="2149.61306964746" calcext:value-type="float">
            <text:p>2150</text:p>
          </table:table-cell>
          <table:table-cell table:style-name="ce3" table:formula="of:=[.C140]" office:value-type="float" office:value="2149.61306964746" calcext:value-type="float">
            <text:p>2150</text:p>
          </table:table-cell>
          <table:table-cell table:style-name="ce5" table:formula="of:=SUMPRODUCT([.B141:.D141];burner_heat_diffusion)" office:value-type="float" office:value="2149.61306964746" calcext:value-type="float">
            <text:p>2150</text:p>
          </table:table-cell>
          <table:table-cell table:formula="of:=[.F140]+[.E141]-[.J140]" office:value-type="float" office:value="36105.2219584178" calcext:value-type="float">
            <text:p>36105</text:p>
          </table:table-cell>
          <table:table-cell table:style-name="ce7" table:formula="of:=temp_out + [.F141] / burner_heat_mass" office:value-type="float" office:value="92.2104439168356" calcext:value-type="float">
            <text:p>92.2</text:p>
          </table:table-cell>
          <table:table-cell table:style-name="ce7" table:formula="of:=[.G141]-[.W140]" office:value-type="float" office:value="10.5591400537802" calcext:value-type="float">
            <text:p>10.6</text:p>
          </table:table-cell>
          <table:table-cell table:style-name="ce5" table:formula="of:=thermagon_k * burner_A * [.H141] / thermagon_L" office:value-type="float" office:value="1384.19359009946" calcext:value-type="float">
            <text:p>1384</text:p>
          </table:table-cell>
          <table:table-cell table:style-name="ce5" table:formula="of:=[.I141]/C_per_s_to_W*time_incr" office:value-type="float" office:value="1983.65375480003" calcext:value-type="float">
            <text:p>1984</text:p>
          </table:table-cell>
          <table:table-cell table:style-name="ce7" table:formula="of:=[.J140]" office:value-type="float" office:value="1982.8075043052" calcext:value-type="float">
            <text:p>1982.8</text:p>
          </table:table-cell>
          <table:table-cell table:style-name="ce7" table:formula="of:=[.K140]" office:value-type="float" office:value="1981.95693865698" calcext:value-type="float">
            <text:p>1982.0</text:p>
          </table:table-cell>
          <table:table-cell table:style-name="ce7" table:formula="of:=[.L140]" office:value-type="float" office:value="1981.10203585178" calcext:value-type="float">
            <text:p>1981.1</text:p>
          </table:table-cell>
          <table:table-cell table:style-name="ce7" table:formula="of:=[.M140]" office:value-type="float" office:value="1980.24277377382" calcext:value-type="float">
            <text:p>1980.2</text:p>
          </table:table-cell>
          <table:table-cell table:style-name="ce7" table:formula="of:=[.N140]" office:value-type="float" office:value="1979.37913019452" calcext:value-type="float">
            <text:p>1979.4</text:p>
          </table:table-cell>
          <table:table-cell table:style-name="ce7" table:formula="of:=[.O140]" office:value-type="float" office:value="1978.51108277199" calcext:value-type="float">
            <text:p>1978.5</text:p>
          </table:table-cell>
          <table:table-cell table:style-name="ce7" table:formula="of:=[.P140]" office:value-type="float" office:value="1977.63860905038" calcext:value-type="float">
            <text:p>1977.6</text:p>
          </table:table-cell>
          <table:table-cell table:style-name="ce7" table:formula="of:=[.Q140]" office:value-type="float" office:value="1976.76168645937" calcext:value-type="float">
            <text:p>1976.8</text:p>
          </table:table-cell>
          <table:table-cell table:style-name="ce7" table:formula="of:=[.R140]" office:value-type="float" office:value="1975.88029231353" calcext:value-type="float">
            <text:p>1975.9</text:p>
          </table:table-cell>
          <table:table-cell table:style-name="ce5" table:formula="of:=SUMPRODUCT([.J141:.S141];pot_heat_diffusion)" office:value-type="float" office:value="1979.8026057591" calcext:value-type="float">
            <text:p>1980</text:p>
          </table:table-cell>
          <table:table-cell table:style-name="ce5" table:formula="of:=[.V140]*leakage_out" office:value-type="float" office:value="1050.19013456485" calcext:value-type="float">
            <text:p>1050</text:p>
          </table:table-cell>
          <table:table-cell table:style-name="ce5" table:formula="of:=[.V140]+[.T141]-[.U141]" office:value-type="float" office:value="175961.301565336" calcext:value-type="float">
            <text:p>175961</text:p>
          </table:table-cell>
          <table:table-cell table:style-name="ce12" table:formula="of:= temp_out + [.V141]/pot_water_mass" office:value-type="float" office:value="81.9787406902556" calcext:value-type="float">
            <text:p>82.0</text:p>
          </table:table-cell>
          <table:table-cell table:style-name="ce7" table:formula="of:=IF([.G141]&gt;thermagon_temp_max;0;IF([.W1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table:formula="of:=burner_C_per_s * [.X141]/100 * time_incr" office:value-type="float" office:value="2149.61306964746" calcext:value-type="float">
            <text:p>2150</text:p>
          </table:table-cell>
          <table:table-cell table:style-name="ce3" table:formula="of:=[.B142]" office:value-type="float" office:value="2149.61306964746" calcext:value-type="float">
            <text:p>2150</text:p>
          </table:table-cell>
          <table:table-cell table:style-name="ce3" table:formula="of:=[.C141]" office:value-type="float" office:value="2149.61306964746" calcext:value-type="float">
            <text:p>2150</text:p>
          </table:table-cell>
          <table:table-cell table:style-name="ce5" table:formula="of:=SUMPRODUCT([.B142:.D142];burner_heat_diffusion)" office:value-type="float" office:value="2149.61306964746" calcext:value-type="float">
            <text:p>2150</text:p>
          </table:table-cell>
          <table:table-cell table:formula="of:=[.F141]+[.E142]-[.J141]" office:value-type="float" office:value="36271.1812732652" calcext:value-type="float">
            <text:p>36271</text:p>
          </table:table-cell>
          <table:table-cell table:style-name="ce7" table:formula="of:=temp_out + [.F142] / burner_heat_mass" office:value-type="float" office:value="92.5423625465304" calcext:value-type="float">
            <text:p>92.5</text:p>
          </table:table-cell>
          <table:table-cell table:style-name="ce7" table:formula="of:=[.G142]-[.W141]" office:value-type="float" office:value="10.5636218562748" calcext:value-type="float">
            <text:p>10.6</text:p>
          </table:table-cell>
          <table:table-cell table:style-name="ce5" table:formula="of:=thermagon_k * burner_A * [.H142] / thermagon_L" office:value-type="float" office:value="1384.78110785693" calcext:value-type="float">
            <text:p>1385</text:p>
          </table:table-cell>
          <table:table-cell table:style-name="ce5" table:formula="of:=[.I142]/C_per_s_to_W*time_incr" office:value-type="float" office:value="1984.49571203343" calcext:value-type="float">
            <text:p>1984</text:p>
          </table:table-cell>
          <table:table-cell table:style-name="ce7" table:formula="of:=[.J141]" office:value-type="float" office:value="1983.65375480003" calcext:value-type="float">
            <text:p>1983.7</text:p>
          </table:table-cell>
          <table:table-cell table:style-name="ce7" table:formula="of:=[.K141]" office:value-type="float" office:value="1982.8075043052" calcext:value-type="float">
            <text:p>1982.8</text:p>
          </table:table-cell>
          <table:table-cell table:style-name="ce7" table:formula="of:=[.L141]" office:value-type="float" office:value="1981.95693865698" calcext:value-type="float">
            <text:p>1982.0</text:p>
          </table:table-cell>
          <table:table-cell table:style-name="ce7" table:formula="of:=[.M141]" office:value-type="float" office:value="1981.10203585178" calcext:value-type="float">
            <text:p>1981.1</text:p>
          </table:table-cell>
          <table:table-cell table:style-name="ce7" table:formula="of:=[.N141]" office:value-type="float" office:value="1980.24277377382" calcext:value-type="float">
            <text:p>1980.2</text:p>
          </table:table-cell>
          <table:table-cell table:style-name="ce7" table:formula="of:=[.O141]" office:value-type="float" office:value="1979.37913019452" calcext:value-type="float">
            <text:p>1979.4</text:p>
          </table:table-cell>
          <table:table-cell table:style-name="ce7" table:formula="of:=[.P141]" office:value-type="float" office:value="1978.51108277199" calcext:value-type="float">
            <text:p>1978.5</text:p>
          </table:table-cell>
          <table:table-cell table:style-name="ce7" table:formula="of:=[.Q141]" office:value-type="float" office:value="1977.63860905038" calcext:value-type="float">
            <text:p>1977.6</text:p>
          </table:table-cell>
          <table:table-cell table:style-name="ce7" table:formula="of:=[.R141]" office:value-type="float" office:value="1976.76168645937" calcext:value-type="float">
            <text:p>1976.8</text:p>
          </table:table-cell>
          <table:table-cell table:style-name="ce5" table:formula="of:=SUMPRODUCT([.J142:.S142];pot_heat_diffusion)" office:value-type="float" office:value="1980.66410093043" calcext:value-type="float">
            <text:p>1981</text:p>
          </table:table-cell>
          <table:table-cell table:style-name="ce5" table:formula="of:=[.V141]*leakage_out" office:value-type="float" office:value="1055.76780939202" calcext:value-type="float">
            <text:p>1056</text:p>
          </table:table-cell>
          <table:table-cell table:style-name="ce5" table:formula="of:=[.V141]+[.T142]-[.U142]" office:value-type="float" office:value="176886.197856875" calcext:value-type="float">
            <text:p>176886</text:p>
          </table:table-cell>
          <table:table-cell table:style-name="ce12" table:formula="of:= temp_out + [.V142]/pot_water_mass" office:value-type="float" office:value="82.3045163404053" calcext:value-type="float">
            <text:p>82.3</text:p>
          </table:table-cell>
          <table:table-cell table:style-name="ce7" table:formula="of:=IF([.G142]&gt;thermagon_temp_max;0;IF([.W1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table:formula="of:=burner_C_per_s * [.X142]/100 * time_incr" office:value-type="float" office:value="2149.61306964746" calcext:value-type="float">
            <text:p>2150</text:p>
          </table:table-cell>
          <table:table-cell table:style-name="ce3" table:formula="of:=[.B143]" office:value-type="float" office:value="2149.61306964746" calcext:value-type="float">
            <text:p>2150</text:p>
          </table:table-cell>
          <table:table-cell table:style-name="ce3" table:formula="of:=[.C142]" office:value-type="float" office:value="2149.61306964746" calcext:value-type="float">
            <text:p>2150</text:p>
          </table:table-cell>
          <table:table-cell table:style-name="ce5" table:formula="of:=SUMPRODUCT([.B143:.D143];burner_heat_diffusion)" office:value-type="float" office:value="2149.61306964746" calcext:value-type="float">
            <text:p>2150</text:p>
          </table:table-cell>
          <table:table-cell table:formula="of:=[.F142]+[.E143]-[.J142]" office:value-type="float" office:value="36436.2986308792" calcext:value-type="float">
            <text:p>36436</text:p>
          </table:table-cell>
          <table:table-cell table:style-name="ce7" table:formula="of:=temp_out + [.F143] / burner_heat_mass" office:value-type="float" office:value="92.8725972617585" calcext:value-type="float">
            <text:p>92.9</text:p>
          </table:table-cell>
          <table:table-cell table:style-name="ce7" table:formula="of:=[.G143]-[.W142]" office:value-type="float" office:value="10.5680809213532" calcext:value-type="float">
            <text:p>10.6</text:p>
          </table:table-cell>
          <table:table-cell table:style-name="ce5" table:formula="of:=thermagon_k * burner_A * [.H143] / thermagon_L" office:value-type="float" office:value="1385.36564497528" calcext:value-type="float">
            <text:p>1385</text:p>
          </table:table-cell>
          <table:table-cell table:style-name="ce5" table:formula="of:=[.I143]/C_per_s_to_W*time_incr" office:value-type="float" office:value="1985.3333977863" calcext:value-type="float">
            <text:p>1985</text:p>
          </table:table-cell>
          <table:table-cell table:style-name="ce7" table:formula="of:=[.J142]" office:value-type="float" office:value="1984.49571203343" calcext:value-type="float">
            <text:p>1984.5</text:p>
          </table:table-cell>
          <table:table-cell table:style-name="ce7" table:formula="of:=[.K142]" office:value-type="float" office:value="1983.65375480003" calcext:value-type="float">
            <text:p>1983.7</text:p>
          </table:table-cell>
          <table:table-cell table:style-name="ce7" table:formula="of:=[.L142]" office:value-type="float" office:value="1982.8075043052" calcext:value-type="float">
            <text:p>1982.8</text:p>
          </table:table-cell>
          <table:table-cell table:style-name="ce7" table:formula="of:=[.M142]" office:value-type="float" office:value="1981.95693865698" calcext:value-type="float">
            <text:p>1982.0</text:p>
          </table:table-cell>
          <table:table-cell table:style-name="ce7" table:formula="of:=[.N142]" office:value-type="float" office:value="1981.10203585178" calcext:value-type="float">
            <text:p>1981.1</text:p>
          </table:table-cell>
          <table:table-cell table:style-name="ce7" table:formula="of:=[.O142]" office:value-type="float" office:value="1980.24277377382" calcext:value-type="float">
            <text:p>1980.2</text:p>
          </table:table-cell>
          <table:table-cell table:style-name="ce7" table:formula="of:=[.P142]" office:value-type="float" office:value="1979.37913019452" calcext:value-type="float">
            <text:p>1979.4</text:p>
          </table:table-cell>
          <table:table-cell table:style-name="ce7" table:formula="of:=[.Q142]" office:value-type="float" office:value="1978.51108277199" calcext:value-type="float">
            <text:p>1978.5</text:p>
          </table:table-cell>
          <table:table-cell table:style-name="ce7" table:formula="of:=[.R142]" office:value-type="float" office:value="1977.63860905038" calcext:value-type="float">
            <text:p>1977.6</text:p>
          </table:table-cell>
          <table:table-cell table:style-name="ce5" table:formula="of:=SUMPRODUCT([.J143:.S143];pot_heat_diffusion)" office:value-type="float" office:value="1981.52122549989" calcext:value-type="float">
            <text:p>1982</text:p>
          </table:table-cell>
          <table:table-cell table:style-name="ce5" table:formula="of:=[.V142]*leakage_out" office:value-type="float" office:value="1061.31718714125" calcext:value-type="float">
            <text:p>1061</text:p>
          </table:table-cell>
          <table:table-cell table:style-name="ce5" table:formula="of:=[.V142]+[.T143]-[.U143]" office:value-type="float" office:value="177806.401895233" calcext:value-type="float">
            <text:p>177806</text:p>
          </table:table-cell>
          <table:table-cell table:style-name="ce12" table:formula="of:= temp_out + [.V143]/pot_water_mass" office:value-type="float" office:value="82.6286392411124" calcext:value-type="float">
            <text:p>82.6</text:p>
          </table:table-cell>
          <table:table-cell table:style-name="ce7" table:formula="of:=IF([.G143]&gt;thermagon_temp_max;0;IF([.W1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table:formula="of:=burner_C_per_s * [.X143]/100 * time_incr" office:value-type="float" office:value="2149.61306964746" calcext:value-type="float">
            <text:p>2150</text:p>
          </table:table-cell>
          <table:table-cell table:style-name="ce3" table:formula="of:=[.B144]" office:value-type="float" office:value="2149.61306964746" calcext:value-type="float">
            <text:p>2150</text:p>
          </table:table-cell>
          <table:table-cell table:style-name="ce3" table:formula="of:=[.C143]" office:value-type="float" office:value="2149.61306964746" calcext:value-type="float">
            <text:p>2150</text:p>
          </table:table-cell>
          <table:table-cell table:style-name="ce5" table:formula="of:=SUMPRODUCT([.B144:.D144];burner_heat_diffusion)" office:value-type="float" office:value="2149.61306964746" calcext:value-type="float">
            <text:p>2150</text:p>
          </table:table-cell>
          <table:table-cell table:formula="of:=[.F143]+[.E144]-[.J143]" office:value-type="float" office:value="36600.5783027404" calcext:value-type="float">
            <text:p>36601</text:p>
          </table:table-cell>
          <table:table-cell table:style-name="ce7" table:formula="of:=temp_out + [.F144] / burner_heat_mass" office:value-type="float" office:value="93.2011566054808" calcext:value-type="float">
            <text:p>93.2</text:p>
          </table:table-cell>
          <table:table-cell table:style-name="ce7" table:formula="of:=[.G144]-[.W143]" office:value-type="float" office:value="10.5725173643684" calcext:value-type="float">
            <text:p>10.6</text:p>
          </table:table-cell>
          <table:table-cell table:style-name="ce5" table:formula="of:=thermagon_k * burner_A * [.H144] / thermagon_L" office:value-type="float" office:value="1385.94721657611" calcext:value-type="float">
            <text:p>1386</text:p>
          </table:table-cell>
          <table:table-cell table:style-name="ce5" table:formula="of:=[.I144]/C_per_s_to_W*time_incr" office:value-type="float" office:value="1986.16683372902" calcext:value-type="float">
            <text:p>1986</text:p>
          </table:table-cell>
          <table:table-cell table:style-name="ce7" table:formula="of:=[.J143]" office:value-type="float" office:value="1985.3333977863" calcext:value-type="float">
            <text:p>1985.3</text:p>
          </table:table-cell>
          <table:table-cell table:style-name="ce7" table:formula="of:=[.K143]" office:value-type="float" office:value="1984.49571203343" calcext:value-type="float">
            <text:p>1984.5</text:p>
          </table:table-cell>
          <table:table-cell table:style-name="ce7" table:formula="of:=[.L143]" office:value-type="float" office:value="1983.65375480003" calcext:value-type="float">
            <text:p>1983.7</text:p>
          </table:table-cell>
          <table:table-cell table:style-name="ce7" table:formula="of:=[.M143]" office:value-type="float" office:value="1982.8075043052" calcext:value-type="float">
            <text:p>1982.8</text:p>
          </table:table-cell>
          <table:table-cell table:style-name="ce7" table:formula="of:=[.N143]" office:value-type="float" office:value="1981.95693865698" calcext:value-type="float">
            <text:p>1982.0</text:p>
          </table:table-cell>
          <table:table-cell table:style-name="ce7" table:formula="of:=[.O143]" office:value-type="float" office:value="1981.10203585178" calcext:value-type="float">
            <text:p>1981.1</text:p>
          </table:table-cell>
          <table:table-cell table:style-name="ce7" table:formula="of:=[.P143]" office:value-type="float" office:value="1980.24277377382" calcext:value-type="float">
            <text:p>1980.2</text:p>
          </table:table-cell>
          <table:table-cell table:style-name="ce7" table:formula="of:=[.Q143]" office:value-type="float" office:value="1979.37913019452" calcext:value-type="float">
            <text:p>1979.4</text:p>
          </table:table-cell>
          <table:table-cell table:style-name="ce7" table:formula="of:=[.R143]" office:value-type="float" office:value="1978.51108277199" calcext:value-type="float">
            <text:p>1978.5</text:p>
          </table:table-cell>
          <table:table-cell table:style-name="ce5" table:formula="of:=SUMPRODUCT([.J144:.S144];pot_heat_diffusion)" office:value-type="float" office:value="1982.37400164075" calcext:value-type="float">
            <text:p>1982</text:p>
          </table:table-cell>
          <table:table-cell table:style-name="ce5" table:formula="of:=[.V143]*leakage_out" office:value-type="float" office:value="1066.8384113714" calcext:value-type="float">
            <text:p>1067</text:p>
          </table:table-cell>
          <table:table-cell table:style-name="ce5" table:formula="of:=[.V143]+[.T144]-[.U144]" office:value-type="float" office:value="178721.937485503" calcext:value-type="float">
            <text:p>178722</text:p>
          </table:table-cell>
          <table:table-cell table:style-name="ce12" table:formula="of:= temp_out + [.V144]/pot_water_mass" office:value-type="float" office:value="82.9511177772293" calcext:value-type="float">
            <text:p>83.0</text:p>
          </table:table-cell>
          <table:table-cell table:style-name="ce7" table:formula="of:=IF([.G144]&gt;thermagon_temp_max;0;IF([.W1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table:formula="of:=burner_C_per_s * [.X144]/100 * time_incr" office:value-type="float" office:value="2149.61306964746" calcext:value-type="float">
            <text:p>2150</text:p>
          </table:table-cell>
          <table:table-cell table:style-name="ce3" table:formula="of:=[.B145]" office:value-type="float" office:value="2149.61306964746" calcext:value-type="float">
            <text:p>2150</text:p>
          </table:table-cell>
          <table:table-cell table:style-name="ce3" table:formula="of:=[.C144]" office:value-type="float" office:value="2149.61306964746" calcext:value-type="float">
            <text:p>2150</text:p>
          </table:table-cell>
          <table:table-cell table:style-name="ce5" table:formula="of:=SUMPRODUCT([.B145:.D145];burner_heat_diffusion)" office:value-type="float" office:value="2149.61306964746" calcext:value-type="float">
            <text:p>2150</text:p>
          </table:table-cell>
          <table:table-cell table:formula="of:=[.F144]+[.E145]-[.J144]" office:value-type="float" office:value="36764.0245386588" calcext:value-type="float">
            <text:p>36764</text:p>
          </table:table-cell>
          <table:table-cell table:style-name="ce7" table:formula="of:=temp_out + [.F145] / burner_heat_mass" office:value-type="float" office:value="93.5280490773177" calcext:value-type="float">
            <text:p>93.5</text:p>
          </table:table-cell>
          <table:table-cell table:style-name="ce7" table:formula="of:=[.G145]-[.W144]" office:value-type="float" office:value="10.5769313000884" calcext:value-type="float">
            <text:p>10.6</text:p>
          </table:table-cell>
          <table:table-cell table:style-name="ce5" table:formula="of:=thermagon_k * burner_A * [.H145] / thermagon_L" office:value-type="float" office:value="1386.52583770432" calcext:value-type="float">
            <text:p>1387</text:p>
          </table:table-cell>
          <table:table-cell table:style-name="ce5" table:formula="of:=[.I145]/C_per_s_to_W*time_incr" office:value-type="float" office:value="1986.99604142207" calcext:value-type="float">
            <text:p>1987</text:p>
          </table:table-cell>
          <table:table-cell table:style-name="ce7" table:formula="of:=[.J144]" office:value-type="float" office:value="1986.16683372902" calcext:value-type="float">
            <text:p>1986.2</text:p>
          </table:table-cell>
          <table:table-cell table:style-name="ce7" table:formula="of:=[.K144]" office:value-type="float" office:value="1985.3333977863" calcext:value-type="float">
            <text:p>1985.3</text:p>
          </table:table-cell>
          <table:table-cell table:style-name="ce7" table:formula="of:=[.L144]" office:value-type="float" office:value="1984.49571203343" calcext:value-type="float">
            <text:p>1984.5</text:p>
          </table:table-cell>
          <table:table-cell table:style-name="ce7" table:formula="of:=[.M144]" office:value-type="float" office:value="1983.65375480003" calcext:value-type="float">
            <text:p>1983.7</text:p>
          </table:table-cell>
          <table:table-cell table:style-name="ce7" table:formula="of:=[.N144]" office:value-type="float" office:value="1982.8075043052" calcext:value-type="float">
            <text:p>1982.8</text:p>
          </table:table-cell>
          <table:table-cell table:style-name="ce7" table:formula="of:=[.O144]" office:value-type="float" office:value="1981.95693865698" calcext:value-type="float">
            <text:p>1982.0</text:p>
          </table:table-cell>
          <table:table-cell table:style-name="ce7" table:formula="of:=[.P144]" office:value-type="float" office:value="1981.10203585178" calcext:value-type="float">
            <text:p>1981.1</text:p>
          </table:table-cell>
          <table:table-cell table:style-name="ce7" table:formula="of:=[.Q144]" office:value-type="float" office:value="1980.24277377382" calcext:value-type="float">
            <text:p>1980.2</text:p>
          </table:table-cell>
          <table:table-cell table:style-name="ce7" table:formula="of:=[.R144]" office:value-type="float" office:value="1979.37913019452" calcext:value-type="float">
            <text:p>1979.4</text:p>
          </table:table-cell>
          <table:table-cell table:style-name="ce5" table:formula="of:=SUMPRODUCT([.J145:.S145];pot_heat_diffusion)" office:value-type="float" office:value="1983.22245141379" calcext:value-type="float">
            <text:p>1983</text:p>
          </table:table-cell>
          <table:table-cell table:style-name="ce5" table:formula="of:=[.V144]*leakage_out" office:value-type="float" office:value="1072.33162491302" calcext:value-type="float">
            <text:p>1072</text:p>
          </table:table-cell>
          <table:table-cell table:style-name="ce5" table:formula="of:=[.V144]+[.T145]-[.U145]" office:value-type="float" office:value="179632.828312004" calcext:value-type="float">
            <text:p>179633</text:p>
          </table:table-cell>
          <table:table-cell table:style-name="ce12" table:formula="of:= temp_out + [.V145]/pot_water_mass" office:value-type="float" office:value="83.2719602910695" calcext:value-type="float">
            <text:p>83.3</text:p>
          </table:table-cell>
          <table:table-cell table:style-name="ce7" table:formula="of:=IF([.G145]&gt;thermagon_temp_max;0;IF([.W1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table:formula="of:=burner_C_per_s * [.X145]/100 * time_incr" office:value-type="float" office:value="2149.61306964746" calcext:value-type="float">
            <text:p>2150</text:p>
          </table:table-cell>
          <table:table-cell table:style-name="ce3" table:formula="of:=[.B146]" office:value-type="float" office:value="2149.61306964746" calcext:value-type="float">
            <text:p>2150</text:p>
          </table:table-cell>
          <table:table-cell table:style-name="ce3" table:formula="of:=[.C145]" office:value-type="float" office:value="2149.61306964746" calcext:value-type="float">
            <text:p>2150</text:p>
          </table:table-cell>
          <table:table-cell table:style-name="ce5" table:formula="of:=SUMPRODUCT([.B146:.D146];burner_heat_diffusion)" office:value-type="float" office:value="2149.61306964746" calcext:value-type="float">
            <text:p>2150</text:p>
          </table:table-cell>
          <table:table-cell table:formula="of:=[.F145]+[.E146]-[.J145]" office:value-type="float" office:value="36926.6415668842" calcext:value-type="float">
            <text:p>36927</text:p>
          </table:table-cell>
          <table:table-cell table:style-name="ce7" table:formula="of:=temp_out + [.F146] / burner_heat_mass" office:value-type="float" office:value="93.8532831337685" calcext:value-type="float">
            <text:p>93.9</text:p>
          </table:table-cell>
          <table:table-cell table:style-name="ce7" table:formula="of:=[.G146]-[.W145]" office:value-type="float" office:value="10.581322842699" calcext:value-type="float">
            <text:p>10.6</text:p>
          </table:table-cell>
          <table:table-cell table:style-name="ce5" table:formula="of:=thermagon_k * burner_A * [.H146] / thermagon_L" office:value-type="float" office:value="1387.10152332845" calcext:value-type="float">
            <text:p>1387</text:p>
          </table:table-cell>
          <table:table-cell table:style-name="ce5" table:formula="of:=[.I146]/C_per_s_to_W*time_incr" office:value-type="float" office:value="1987.8210423165" calcext:value-type="float">
            <text:p>1988</text:p>
          </table:table-cell>
          <table:table-cell table:style-name="ce7" table:formula="of:=[.J145]" office:value-type="float" office:value="1986.99604142207" calcext:value-type="float">
            <text:p>1987.0</text:p>
          </table:table-cell>
          <table:table-cell table:style-name="ce7" table:formula="of:=[.K145]" office:value-type="float" office:value="1986.16683372902" calcext:value-type="float">
            <text:p>1986.2</text:p>
          </table:table-cell>
          <table:table-cell table:style-name="ce7" table:formula="of:=[.L145]" office:value-type="float" office:value="1985.3333977863" calcext:value-type="float">
            <text:p>1985.3</text:p>
          </table:table-cell>
          <table:table-cell table:style-name="ce7" table:formula="of:=[.M145]" office:value-type="float" office:value="1984.49571203343" calcext:value-type="float">
            <text:p>1984.5</text:p>
          </table:table-cell>
          <table:table-cell table:style-name="ce7" table:formula="of:=[.N145]" office:value-type="float" office:value="1983.65375480003" calcext:value-type="float">
            <text:p>1983.7</text:p>
          </table:table-cell>
          <table:table-cell table:style-name="ce7" table:formula="of:=[.O145]" office:value-type="float" office:value="1982.8075043052" calcext:value-type="float">
            <text:p>1982.8</text:p>
          </table:table-cell>
          <table:table-cell table:style-name="ce7" table:formula="of:=[.P145]" office:value-type="float" office:value="1981.95693865698" calcext:value-type="float">
            <text:p>1982.0</text:p>
          </table:table-cell>
          <table:table-cell table:style-name="ce7" table:formula="of:=[.Q145]" office:value-type="float" office:value="1981.10203585178" calcext:value-type="float">
            <text:p>1981.1</text:p>
          </table:table-cell>
          <table:table-cell table:style-name="ce7" table:formula="of:=[.R145]" office:value-type="float" office:value="1980.24277377382" calcext:value-type="float">
            <text:p>1980.2</text:p>
          </table:table-cell>
          <table:table-cell table:style-name="ce5" table:formula="of:=SUMPRODUCT([.J146:.S146];pot_heat_diffusion)" office:value-type="float" office:value="1984.06659676785" calcext:value-type="float">
            <text:p>1984</text:p>
          </table:table-cell>
          <table:table-cell table:style-name="ce5" table:formula="of:=[.V145]*leakage_out" office:value-type="float" office:value="1077.79696987202" calcext:value-type="float">
            <text:p>1078</text:p>
          </table:table-cell>
          <table:table-cell table:style-name="ce5" table:formula="of:=[.V145]+[.T146]-[.U146]" office:value-type="float" office:value="180539.097938899" calcext:value-type="float">
            <text:p>180539</text:p>
          </table:table-cell>
          <table:table-cell table:style-name="ce12" table:formula="of:= temp_out + [.V146]/pot_water_mass" office:value-type="float" office:value="83.591175082624" calcext:value-type="float">
            <text:p>83.6</text:p>
          </table:table-cell>
          <table:table-cell table:style-name="ce7" table:formula="of:=IF([.G146]&gt;thermagon_temp_max;0;IF([.W1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table:formula="of:=burner_C_per_s * [.X146]/100 * time_incr" office:value-type="float" office:value="2149.61306964746" calcext:value-type="float">
            <text:p>2150</text:p>
          </table:table-cell>
          <table:table-cell table:style-name="ce3" table:formula="of:=[.B147]" office:value-type="float" office:value="2149.61306964746" calcext:value-type="float">
            <text:p>2150</text:p>
          </table:table-cell>
          <table:table-cell table:style-name="ce3" table:formula="of:=[.C146]" office:value-type="float" office:value="2149.61306964746" calcext:value-type="float">
            <text:p>2150</text:p>
          </table:table-cell>
          <table:table-cell table:style-name="ce5" table:formula="of:=SUMPRODUCT([.B147:.D147];burner_heat_diffusion)" office:value-type="float" office:value="2149.61306964746" calcext:value-type="float">
            <text:p>2150</text:p>
          </table:table-cell>
          <table:table-cell table:formula="of:=[.F146]+[.E147]-[.J146]" office:value-type="float" office:value="37088.4335942152" calcext:value-type="float">
            <text:p>37088</text:p>
          </table:table-cell>
          <table:table-cell table:style-name="ce7" table:formula="of:=temp_out + [.F147] / burner_heat_mass" office:value-type="float" office:value="94.1768671884305" calcext:value-type="float">
            <text:p>94.2</text:p>
          </table:table-cell>
          <table:table-cell table:style-name="ce7" table:formula="of:=[.G147]-[.W146]" office:value-type="float" office:value="10.5856921058065" calcext:value-type="float">
            <text:p>10.6</text:p>
          </table:table-cell>
          <table:table-cell table:style-name="ce5" table:formula="of:=thermagon_k * burner_A * [.H147] / thermagon_L" office:value-type="float" office:value="1387.67428834114" calcext:value-type="float">
            <text:p>1388</text:p>
          </table:table-cell>
          <table:table-cell table:style-name="ce5" table:formula="of:=[.I147]/C_per_s_to_W*time_incr" office:value-type="float" office:value="1988.64185775457" calcext:value-type="float">
            <text:p>1989</text:p>
          </table:table-cell>
          <table:table-cell table:style-name="ce7" table:formula="of:=[.J146]" office:value-type="float" office:value="1987.8210423165" calcext:value-type="float">
            <text:p>1987.8</text:p>
          </table:table-cell>
          <table:table-cell table:style-name="ce7" table:formula="of:=[.K146]" office:value-type="float" office:value="1986.99604142207" calcext:value-type="float">
            <text:p>1987.0</text:p>
          </table:table-cell>
          <table:table-cell table:style-name="ce7" table:formula="of:=[.L146]" office:value-type="float" office:value="1986.16683372902" calcext:value-type="float">
            <text:p>1986.2</text:p>
          </table:table-cell>
          <table:table-cell table:style-name="ce7" table:formula="of:=[.M146]" office:value-type="float" office:value="1985.3333977863" calcext:value-type="float">
            <text:p>1985.3</text:p>
          </table:table-cell>
          <table:table-cell table:style-name="ce7" table:formula="of:=[.N146]" office:value-type="float" office:value="1984.49571203343" calcext:value-type="float">
            <text:p>1984.5</text:p>
          </table:table-cell>
          <table:table-cell table:style-name="ce7" table:formula="of:=[.O146]" office:value-type="float" office:value="1983.65375480003" calcext:value-type="float">
            <text:p>1983.7</text:p>
          </table:table-cell>
          <table:table-cell table:style-name="ce7" table:formula="of:=[.P146]" office:value-type="float" office:value="1982.8075043052" calcext:value-type="float">
            <text:p>1982.8</text:p>
          </table:table-cell>
          <table:table-cell table:style-name="ce7" table:formula="of:=[.Q146]" office:value-type="float" office:value="1981.95693865698" calcext:value-type="float">
            <text:p>1982.0</text:p>
          </table:table-cell>
          <table:table-cell table:style-name="ce7" table:formula="of:=[.R146]" office:value-type="float" office:value="1981.10203585178" calcext:value-type="float">
            <text:p>1981.1</text:p>
          </table:table-cell>
          <table:table-cell table:style-name="ce5" table:formula="of:=SUMPRODUCT([.J147:.S147];pot_heat_diffusion)" office:value-type="float" office:value="1984.90645954044" calcext:value-type="float">
            <text:p>1985</text:p>
          </table:table-cell>
          <table:table-cell table:style-name="ce5" table:formula="of:=[.V146]*leakage_out" office:value-type="float" office:value="1083.2345876334" calcext:value-type="float">
            <text:p>1083</text:p>
          </table:table-cell>
          <table:table-cell table:style-name="ce5" table:formula="of:=[.V146]+[.T147]-[.U147]" office:value-type="float" office:value="181440.769810806" calcext:value-type="float">
            <text:p>181441</text:p>
          </table:table-cell>
          <table:table-cell table:style-name="ce12" table:formula="of:= temp_out + [.V147]/pot_water_mass" office:value-type="float" office:value="83.9087704097753" calcext:value-type="float">
            <text:p>83.9</text:p>
          </table:table-cell>
          <table:table-cell table:style-name="ce7" table:formula="of:=IF([.G147]&gt;thermagon_temp_max;0;IF([.W1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table:formula="of:=burner_C_per_s * [.X147]/100 * time_incr" office:value-type="float" office:value="2149.61306964746" calcext:value-type="float">
            <text:p>2150</text:p>
          </table:table-cell>
          <table:table-cell table:style-name="ce3" table:formula="of:=[.B148]" office:value-type="float" office:value="2149.61306964746" calcext:value-type="float">
            <text:p>2150</text:p>
          </table:table-cell>
          <table:table-cell table:style-name="ce3" table:formula="of:=[.C147]" office:value-type="float" office:value="2149.61306964746" calcext:value-type="float">
            <text:p>2150</text:p>
          </table:table-cell>
          <table:table-cell table:style-name="ce5" table:formula="of:=SUMPRODUCT([.B148:.D148];burner_heat_diffusion)" office:value-type="float" office:value="2149.61306964746" calcext:value-type="float">
            <text:p>2150</text:p>
          </table:table-cell>
          <table:table-cell table:formula="of:=[.F147]+[.E148]-[.J147]" office:value-type="float" office:value="37249.4048061081" calcext:value-type="float">
            <text:p>37249</text:p>
          </table:table-cell>
          <table:table-cell table:style-name="ce7" table:formula="of:=temp_out + [.F148] / burner_heat_mass" office:value-type="float" office:value="94.4988096122163" calcext:value-type="float">
            <text:p>94.5</text:p>
          </table:table-cell>
          <table:table-cell table:style-name="ce7" table:formula="of:=[.G148]-[.W147]" office:value-type="float" office:value="10.5900392024409" calcext:value-type="float">
            <text:p>10.6</text:p>
          </table:table-cell>
          <table:table-cell table:style-name="ce5" table:formula="of:=thermagon_k * burner_A * [.H148] / thermagon_L" office:value-type="float" office:value="1388.24414755943" calcext:value-type="float">
            <text:p>1388</text:p>
          </table:table-cell>
          <table:table-cell table:style-name="ce5" table:formula="of:=[.I148]/C_per_s_to_W*time_incr" office:value-type="float" office:value="1989.45850897024" calcext:value-type="float">
            <text:p>1989</text:p>
          </table:table-cell>
          <table:table-cell table:style-name="ce7" table:formula="of:=[.J147]" office:value-type="float" office:value="1988.64185775457" calcext:value-type="float">
            <text:p>1988.6</text:p>
          </table:table-cell>
          <table:table-cell table:style-name="ce7" table:formula="of:=[.K147]" office:value-type="float" office:value="1987.8210423165" calcext:value-type="float">
            <text:p>1987.8</text:p>
          </table:table-cell>
          <table:table-cell table:style-name="ce7" table:formula="of:=[.L147]" office:value-type="float" office:value="1986.99604142207" calcext:value-type="float">
            <text:p>1987.0</text:p>
          </table:table-cell>
          <table:table-cell table:style-name="ce7" table:formula="of:=[.M147]" office:value-type="float" office:value="1986.16683372902" calcext:value-type="float">
            <text:p>1986.2</text:p>
          </table:table-cell>
          <table:table-cell table:style-name="ce7" table:formula="of:=[.N147]" office:value-type="float" office:value="1985.3333977863" calcext:value-type="float">
            <text:p>1985.3</text:p>
          </table:table-cell>
          <table:table-cell table:style-name="ce7" table:formula="of:=[.O147]" office:value-type="float" office:value="1984.49571203343" calcext:value-type="float">
            <text:p>1984.5</text:p>
          </table:table-cell>
          <table:table-cell table:style-name="ce7" table:formula="of:=[.P147]" office:value-type="float" office:value="1983.65375480003" calcext:value-type="float">
            <text:p>1983.7</text:p>
          </table:table-cell>
          <table:table-cell table:style-name="ce7" table:formula="of:=[.Q147]" office:value-type="float" office:value="1982.8075043052" calcext:value-type="float">
            <text:p>1982.8</text:p>
          </table:table-cell>
          <table:table-cell table:style-name="ce7" table:formula="of:=[.R147]" office:value-type="float" office:value="1981.95693865698" calcext:value-type="float">
            <text:p>1982.0</text:p>
          </table:table-cell>
          <table:table-cell table:style-name="ce5" table:formula="of:=SUMPRODUCT([.J148:.S148];pot_heat_diffusion)" office:value-type="float" office:value="1985.74206145827" calcext:value-type="float">
            <text:p>1986</text:p>
          </table:table-cell>
          <table:table-cell table:style-name="ce5" table:formula="of:=[.V147]*leakage_out" office:value-type="float" office:value="1088.64461886484" calcext:value-type="float">
            <text:p>1089</text:p>
          </table:table-cell>
          <table:table-cell table:style-name="ce5" table:formula="of:=[.V147]+[.T148]-[.U148]" office:value-type="float" office:value="182337.8672534" calcext:value-type="float">
            <text:p>182338</text:p>
          </table:table-cell>
          <table:table-cell table:style-name="ce12" table:formula="of:= temp_out + [.V148]/pot_water_mass" office:value-type="float" office:value="84.2247544885118" calcext:value-type="float">
            <text:p>84.2</text:p>
          </table:table-cell>
          <table:table-cell table:style-name="ce7" table:formula="of:=IF([.G148]&gt;thermagon_temp_max;0;IF([.W1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table:formula="of:=burner_C_per_s * [.X148]/100 * time_incr" office:value-type="float" office:value="2149.61306964746" calcext:value-type="float">
            <text:p>2150</text:p>
          </table:table-cell>
          <table:table-cell table:style-name="ce3" table:formula="of:=[.B149]" office:value-type="float" office:value="2149.61306964746" calcext:value-type="float">
            <text:p>2150</text:p>
          </table:table-cell>
          <table:table-cell table:style-name="ce3" table:formula="of:=[.C148]" office:value-type="float" office:value="2149.61306964746" calcext:value-type="float">
            <text:p>2150</text:p>
          </table:table-cell>
          <table:table-cell table:style-name="ce5" table:formula="of:=SUMPRODUCT([.B149:.D149];burner_heat_diffusion)" office:value-type="float" office:value="2149.61306964746" calcext:value-type="float">
            <text:p>2150</text:p>
          </table:table-cell>
          <table:table-cell table:formula="of:=[.F148]+[.E149]-[.J148]" office:value-type="float" office:value="37409.5593667854" calcext:value-type="float">
            <text:p>37410</text:p>
          </table:table-cell>
          <table:table-cell table:style-name="ce7" table:formula="of:=temp_out + [.F149] / burner_heat_mass" office:value-type="float" office:value="94.8191187335707" calcext:value-type="float">
            <text:p>94.8</text:p>
          </table:table-cell>
          <table:table-cell table:style-name="ce7" table:formula="of:=[.G149]-[.W148]" office:value-type="float" office:value="10.5943642450589" calcext:value-type="float">
            <text:p>10.6</text:p>
          </table:table-cell>
          <table:table-cell table:style-name="ce5" table:formula="of:=thermagon_k * burner_A * [.H149] / thermagon_L" office:value-type="float" office:value="1388.81111572524" calcext:value-type="float">
            <text:p>1389</text:p>
          </table:table-cell>
          <table:table-cell table:style-name="ce5" table:formula="of:=[.I149]/C_per_s_to_W*time_incr" office:value-type="float" office:value="1990.27101708976" calcext:value-type="float">
            <text:p>1990</text:p>
          </table:table-cell>
          <table:table-cell table:style-name="ce7" table:formula="of:=[.J148]" office:value-type="float" office:value="1989.45850897024" calcext:value-type="float">
            <text:p>1989.5</text:p>
          </table:table-cell>
          <table:table-cell table:style-name="ce7" table:formula="of:=[.K148]" office:value-type="float" office:value="1988.64185775457" calcext:value-type="float">
            <text:p>1988.6</text:p>
          </table:table-cell>
          <table:table-cell table:style-name="ce7" table:formula="of:=[.L148]" office:value-type="float" office:value="1987.8210423165" calcext:value-type="float">
            <text:p>1987.8</text:p>
          </table:table-cell>
          <table:table-cell table:style-name="ce7" table:formula="of:=[.M148]" office:value-type="float" office:value="1986.99604142207" calcext:value-type="float">
            <text:p>1987.0</text:p>
          </table:table-cell>
          <table:table-cell table:style-name="ce7" table:formula="of:=[.N148]" office:value-type="float" office:value="1986.16683372902" calcext:value-type="float">
            <text:p>1986.2</text:p>
          </table:table-cell>
          <table:table-cell table:style-name="ce7" table:formula="of:=[.O148]" office:value-type="float" office:value="1985.3333977863" calcext:value-type="float">
            <text:p>1985.3</text:p>
          </table:table-cell>
          <table:table-cell table:style-name="ce7" table:formula="of:=[.P148]" office:value-type="float" office:value="1984.49571203343" calcext:value-type="float">
            <text:p>1984.5</text:p>
          </table:table-cell>
          <table:table-cell table:style-name="ce7" table:formula="of:=[.Q148]" office:value-type="float" office:value="1983.65375480003" calcext:value-type="float">
            <text:p>1983.7</text:p>
          </table:table-cell>
          <table:table-cell table:style-name="ce7" table:formula="of:=[.R148]" office:value-type="float" office:value="1982.8075043052" calcext:value-type="float">
            <text:p>1982.8</text:p>
          </table:table-cell>
          <table:table-cell table:style-name="ce5" table:formula="of:=SUMPRODUCT([.J149:.S149];pot_heat_diffusion)" office:value-type="float" office:value="1986.57342413783" calcext:value-type="float">
            <text:p>1987</text:p>
          </table:table-cell>
          <table:table-cell table:style-name="ce5" table:formula="of:=[.V148]*leakage_out" office:value-type="float" office:value="1094.0272035204" calcext:value-type="float">
            <text:p>1094</text:p>
          </table:table-cell>
          <table:table-cell table:style-name="ce5" table:formula="of:=[.V148]+[.T149]-[.U149]" office:value-type="float" office:value="183230.413474017" calcext:value-type="float">
            <text:p>183230</text:p>
          </table:table-cell>
          <table:table-cell table:style-name="ce12" table:formula="of:= temp_out + [.V149]/pot_water_mass" office:value-type="float" office:value="84.5391354931395" calcext:value-type="float">
            <text:p>84.5</text:p>
          </table:table-cell>
          <table:table-cell table:style-name="ce7" table:formula="of:=IF([.G149]&gt;thermagon_temp_max;0;IF([.W1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table:formula="of:=burner_C_per_s * [.X149]/100 * time_incr" office:value-type="float" office:value="2149.61306964746" calcext:value-type="float">
            <text:p>2150</text:p>
          </table:table-cell>
          <table:table-cell table:style-name="ce3" table:formula="of:=[.B150]" office:value-type="float" office:value="2149.61306964746" calcext:value-type="float">
            <text:p>2150</text:p>
          </table:table-cell>
          <table:table-cell table:style-name="ce3" table:formula="of:=[.C149]" office:value-type="float" office:value="2149.61306964746" calcext:value-type="float">
            <text:p>2150</text:p>
          </table:table-cell>
          <table:table-cell table:style-name="ce5" table:formula="of:=SUMPRODUCT([.B150:.D150];burner_heat_diffusion)" office:value-type="float" office:value="2149.61306964746" calcext:value-type="float">
            <text:p>2150</text:p>
          </table:table-cell>
          <table:table-cell table:formula="of:=[.F149]+[.E150]-[.J149]" office:value-type="float" office:value="37568.9014193431" calcext:value-type="float">
            <text:p>37569</text:p>
          </table:table-cell>
          <table:table-cell table:style-name="ce7" table:formula="of:=temp_out + [.F150] / burner_heat_mass" office:value-type="float" office:value="95.1378028386861" calcext:value-type="float">
            <text:p>95.1</text:p>
          </table:table-cell>
          <table:table-cell table:style-name="ce7" table:formula="of:=[.G150]-[.W149]" office:value-type="float" office:value="10.5986673455466" calcext:value-type="float">
            <text:p>10.6</text:p>
          </table:table-cell>
          <table:table-cell table:style-name="ce5" table:formula="of:=thermagon_k * burner_A * [.H150] / thermagon_L" office:value-type="float" office:value="1389.37520750565" calcext:value-type="float">
            <text:p>1389</text:p>
          </table:table-cell>
          <table:table-cell table:style-name="ce5" table:formula="of:=[.I150]/C_per_s_to_W*time_incr" office:value-type="float" office:value="1991.0794031322" calcext:value-type="float">
            <text:p>1991</text:p>
          </table:table-cell>
          <table:table-cell table:style-name="ce7" table:formula="of:=[.J149]" office:value-type="float" office:value="1990.27101708976" calcext:value-type="float">
            <text:p>1990.3</text:p>
          </table:table-cell>
          <table:table-cell table:style-name="ce7" table:formula="of:=[.K149]" office:value-type="float" office:value="1989.45850897024" calcext:value-type="float">
            <text:p>1989.5</text:p>
          </table:table-cell>
          <table:table-cell table:style-name="ce7" table:formula="of:=[.L149]" office:value-type="float" office:value="1988.64185775457" calcext:value-type="float">
            <text:p>1988.6</text:p>
          </table:table-cell>
          <table:table-cell table:style-name="ce7" table:formula="of:=[.M149]" office:value-type="float" office:value="1987.8210423165" calcext:value-type="float">
            <text:p>1987.8</text:p>
          </table:table-cell>
          <table:table-cell table:style-name="ce7" table:formula="of:=[.N149]" office:value-type="float" office:value="1986.99604142207" calcext:value-type="float">
            <text:p>1987.0</text:p>
          </table:table-cell>
          <table:table-cell table:style-name="ce7" table:formula="of:=[.O149]" office:value-type="float" office:value="1986.16683372902" calcext:value-type="float">
            <text:p>1986.2</text:p>
          </table:table-cell>
          <table:table-cell table:style-name="ce7" table:formula="of:=[.P149]" office:value-type="float" office:value="1985.3333977863" calcext:value-type="float">
            <text:p>1985.3</text:p>
          </table:table-cell>
          <table:table-cell table:style-name="ce7" table:formula="of:=[.Q149]" office:value-type="float" office:value="1984.49571203343" calcext:value-type="float">
            <text:p>1984.5</text:p>
          </table:table-cell>
          <table:table-cell table:style-name="ce7" table:formula="of:=[.R149]" office:value-type="float" office:value="1983.65375480003" calcext:value-type="float">
            <text:p>1983.7</text:p>
          </table:table-cell>
          <table:table-cell table:style-name="ce5" table:formula="of:=SUMPRODUCT([.J150:.S150];pot_heat_diffusion)" office:value-type="float" office:value="1987.40056908594" calcext:value-type="float">
            <text:p>1987</text:p>
          </table:table-cell>
          <table:table-cell table:style-name="ce5" table:formula="of:=[.V149]*leakage_out" office:value-type="float" office:value="1099.3824808441" calcext:value-type="float">
            <text:p>1099</text:p>
          </table:table-cell>
          <table:table-cell table:style-name="ce5" table:formula="of:=[.V149]+[.T150]-[.U150]" office:value-type="float" office:value="184118.431562259" calcext:value-type="float">
            <text:p>184118</text:p>
          </table:table-cell>
          <table:table-cell table:style-name="ce12" table:formula="of:= temp_out + [.V150]/pot_water_mass" office:value-type="float" office:value="84.8519215564943" calcext:value-type="float">
            <text:p>84.9</text:p>
          </table:table-cell>
          <table:table-cell table:style-name="ce7" table:formula="of:=IF([.G150]&gt;thermagon_temp_max;0;IF([.W1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table:formula="of:=burner_C_per_s * [.X150]/100 * time_incr" office:value-type="float" office:value="2149.61306964746" calcext:value-type="float">
            <text:p>2150</text:p>
          </table:table-cell>
          <table:table-cell table:style-name="ce3" table:formula="of:=[.B151]" office:value-type="float" office:value="2149.61306964746" calcext:value-type="float">
            <text:p>2150</text:p>
          </table:table-cell>
          <table:table-cell table:style-name="ce3" table:formula="of:=[.C150]" office:value-type="float" office:value="2149.61306964746" calcext:value-type="float">
            <text:p>2150</text:p>
          </table:table-cell>
          <table:table-cell table:style-name="ce5" table:formula="of:=SUMPRODUCT([.B151:.D151];burner_heat_diffusion)" office:value-type="float" office:value="2149.61306964746" calcext:value-type="float">
            <text:p>2150</text:p>
          </table:table-cell>
          <table:table-cell table:formula="of:=[.F150]+[.E151]-[.J150]" office:value-type="float" office:value="37727.4350858583" calcext:value-type="float">
            <text:p>37727</text:p>
          </table:table-cell>
          <table:table-cell table:style-name="ce7" table:formula="of:=temp_out + [.F151] / burner_heat_mass" office:value-type="float" office:value="95.4548701717166" calcext:value-type="float">
            <text:p>95.5</text:p>
          </table:table-cell>
          <table:table-cell table:style-name="ce7" table:formula="of:=[.G151]-[.W150]" office:value-type="float" office:value="10.6029486152224" calcext:value-type="float">
            <text:p>10.6</text:p>
          </table:table-cell>
          <table:table-cell table:style-name="ce5" table:formula="of:=thermagon_k * burner_A * [.H151] / thermagon_L" office:value-type="float" office:value="1389.93643749337" calcext:value-type="float">
            <text:p>1390</text:p>
          </table:table-cell>
          <table:table-cell table:style-name="ce5" table:formula="of:=[.I151]/C_per_s_to_W*time_incr" office:value-type="float" office:value="1991.88368800999" calcext:value-type="float">
            <text:p>1992</text:p>
          </table:table-cell>
          <table:table-cell table:style-name="ce7" table:formula="of:=[.J150]" office:value-type="float" office:value="1991.0794031322" calcext:value-type="float">
            <text:p>1991.1</text:p>
          </table:table-cell>
          <table:table-cell table:style-name="ce7" table:formula="of:=[.K150]" office:value-type="float" office:value="1990.27101708976" calcext:value-type="float">
            <text:p>1990.3</text:p>
          </table:table-cell>
          <table:table-cell table:style-name="ce7" table:formula="of:=[.L150]" office:value-type="float" office:value="1989.45850897024" calcext:value-type="float">
            <text:p>1989.5</text:p>
          </table:table-cell>
          <table:table-cell table:style-name="ce7" table:formula="of:=[.M150]" office:value-type="float" office:value="1988.64185775457" calcext:value-type="float">
            <text:p>1988.6</text:p>
          </table:table-cell>
          <table:table-cell table:style-name="ce7" table:formula="of:=[.N150]" office:value-type="float" office:value="1987.8210423165" calcext:value-type="float">
            <text:p>1987.8</text:p>
          </table:table-cell>
          <table:table-cell table:style-name="ce7" table:formula="of:=[.O150]" office:value-type="float" office:value="1986.99604142207" calcext:value-type="float">
            <text:p>1987.0</text:p>
          </table:table-cell>
          <table:table-cell table:style-name="ce7" table:formula="of:=[.P150]" office:value-type="float" office:value="1986.16683372902" calcext:value-type="float">
            <text:p>1986.2</text:p>
          </table:table-cell>
          <table:table-cell table:style-name="ce7" table:formula="of:=[.Q150]" office:value-type="float" office:value="1985.3333977863" calcext:value-type="float">
            <text:p>1985.3</text:p>
          </table:table-cell>
          <table:table-cell table:style-name="ce7" table:formula="of:=[.R150]" office:value-type="float" office:value="1984.49571203343" calcext:value-type="float">
            <text:p>1984.5</text:p>
          </table:table-cell>
          <table:table-cell table:style-name="ce5" table:formula="of:=SUMPRODUCT([.J151:.S151];pot_heat_diffusion)" office:value-type="float" office:value="1988.22351770031" calcext:value-type="float">
            <text:p>1988</text:p>
          </table:table-cell>
          <table:table-cell table:style-name="ce5" table:formula="of:=[.V150]*leakage_out" office:value-type="float" office:value="1104.71058937355" calcext:value-type="float">
            <text:p>1105</text:p>
          </table:table-cell>
          <table:table-cell table:style-name="ce5" table:formula="of:=[.V150]+[.T151]-[.U151]" office:value-type="float" office:value="185001.944490586" calcext:value-type="float">
            <text:p>185002</text:p>
          </table:table-cell>
          <table:table-cell table:style-name="ce12" table:formula="of:= temp_out + [.V151]/pot_water_mass" office:value-type="float" office:value="85.1631207701516" calcext:value-type="float">
            <text:p>85.2</text:p>
          </table:table-cell>
          <table:table-cell table:style-name="ce7" table:formula="of:=IF([.G151]&gt;thermagon_temp_max;0;IF([.W1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table:formula="of:=burner_C_per_s * [.X151]/100 * time_incr" office:value-type="float" office:value="2149.61306964746" calcext:value-type="float">
            <text:p>2150</text:p>
          </table:table-cell>
          <table:table-cell table:style-name="ce3" table:formula="of:=[.B152]" office:value-type="float" office:value="2149.61306964746" calcext:value-type="float">
            <text:p>2150</text:p>
          </table:table-cell>
          <table:table-cell table:style-name="ce3" table:formula="of:=[.C151]" office:value-type="float" office:value="2149.61306964746" calcext:value-type="float">
            <text:p>2150</text:p>
          </table:table-cell>
          <table:table-cell table:style-name="ce5" table:formula="of:=SUMPRODUCT([.B152:.D152];burner_heat_diffusion)" office:value-type="float" office:value="2149.61306964746" calcext:value-type="float">
            <text:p>2150</text:p>
          </table:table-cell>
          <table:table-cell table:formula="of:=[.F151]+[.E152]-[.J151]" office:value-type="float" office:value="37885.1644674958" calcext:value-type="float">
            <text:p>37885</text:p>
          </table:table-cell>
          <table:table-cell table:style-name="ce7" table:formula="of:=temp_out + [.F152] / burner_heat_mass" office:value-type="float" office:value="95.7703289349916" calcext:value-type="float">
            <text:p>95.8</text:p>
          </table:table-cell>
          <table:table-cell table:style-name="ce7" table:formula="of:=[.G152]-[.W151]" office:value-type="float" office:value="10.60720816484" calcext:value-type="float">
            <text:p>10.6</text:p>
          </table:table-cell>
          <table:table-cell table:style-name="ce5" table:formula="of:=thermagon_k * burner_A * [.H152] / thermagon_L" office:value-type="float" office:value="1390.49482020706" calcext:value-type="float">
            <text:p>1390</text:p>
          </table:table-cell>
          <table:table-cell table:style-name="ce5" table:formula="of:=[.I152]/C_per_s_to_W*time_incr" office:value-type="float" office:value="1992.68389252946" calcext:value-type="float">
            <text:p>1993</text:p>
          </table:table-cell>
          <table:table-cell table:style-name="ce7" table:formula="of:=[.J151]" office:value-type="float" office:value="1991.88368800999" calcext:value-type="float">
            <text:p>1991.9</text:p>
          </table:table-cell>
          <table:table-cell table:style-name="ce7" table:formula="of:=[.K151]" office:value-type="float" office:value="1991.0794031322" calcext:value-type="float">
            <text:p>1991.1</text:p>
          </table:table-cell>
          <table:table-cell table:style-name="ce7" table:formula="of:=[.L151]" office:value-type="float" office:value="1990.27101708976" calcext:value-type="float">
            <text:p>1990.3</text:p>
          </table:table-cell>
          <table:table-cell table:style-name="ce7" table:formula="of:=[.M151]" office:value-type="float" office:value="1989.45850897024" calcext:value-type="float">
            <text:p>1989.5</text:p>
          </table:table-cell>
          <table:table-cell table:style-name="ce7" table:formula="of:=[.N151]" office:value-type="float" office:value="1988.64185775457" calcext:value-type="float">
            <text:p>1988.6</text:p>
          </table:table-cell>
          <table:table-cell table:style-name="ce7" table:formula="of:=[.O151]" office:value-type="float" office:value="1987.8210423165" calcext:value-type="float">
            <text:p>1987.8</text:p>
          </table:table-cell>
          <table:table-cell table:style-name="ce7" table:formula="of:=[.P151]" office:value-type="float" office:value="1986.99604142207" calcext:value-type="float">
            <text:p>1987.0</text:p>
          </table:table-cell>
          <table:table-cell table:style-name="ce7" table:formula="of:=[.Q151]" office:value-type="float" office:value="1986.16683372902" calcext:value-type="float">
            <text:p>1986.2</text:p>
          </table:table-cell>
          <table:table-cell table:style-name="ce7" table:formula="of:=[.R151]" office:value-type="float" office:value="1985.3333977863" calcext:value-type="float">
            <text:p>1985.3</text:p>
          </table:table-cell>
          <table:table-cell table:style-name="ce5" table:formula="of:=SUMPRODUCT([.J152:.S152];pot_heat_diffusion)" office:value-type="float" office:value="1989.0422912701" calcext:value-type="float">
            <text:p>1989</text:p>
          </table:table-cell>
          <table:table-cell table:style-name="ce5" table:formula="of:=[.V151]*leakage_out" office:value-type="float" office:value="1110.01166694352" calcext:value-type="float">
            <text:p>1110</text:p>
          </table:table-cell>
          <table:table-cell table:style-name="ce5" table:formula="of:=[.V151]+[.T152]-[.U152]" office:value-type="float" office:value="185880.975114912" calcext:value-type="float">
            <text:p>185881</text:p>
          </table:table-cell>
          <table:table-cell table:style-name="ce12" table:formula="of:= temp_out + [.V152]/pot_water_mass" office:value-type="float" office:value="85.4727411846363" calcext:value-type="float">
            <text:p>85.5</text:p>
          </table:table-cell>
          <table:table-cell table:style-name="ce7" table:formula="of:=IF([.G152]&gt;thermagon_temp_max;0;IF([.W1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burner_C_per_s * [.X152]/100 * time_incr" office:value-type="float" office:value="2149.61306964746" calcext:value-type="float">
            <text:p>2150</text:p>
          </table:table-cell>
          <table:table-cell table:style-name="ce3" table:formula="of:=[.B153]" office:value-type="float" office:value="2149.61306964746" calcext:value-type="float">
            <text:p>2150</text:p>
          </table:table-cell>
          <table:table-cell table:style-name="ce3" table:formula="of:=[.C152]" office:value-type="float" office:value="2149.61306964746" calcext:value-type="float">
            <text:p>2150</text:p>
          </table:table-cell>
          <table:table-cell table:style-name="ce5" table:formula="of:=SUMPRODUCT([.B153:.D153];burner_heat_diffusion)" office:value-type="float" office:value="2149.61306964746" calcext:value-type="float">
            <text:p>2150</text:p>
          </table:table-cell>
          <table:table-cell table:formula="of:=[.F152]+[.E153]-[.J152]" office:value-type="float" office:value="38042.0936446138" calcext:value-type="float">
            <text:p>38042</text:p>
          </table:table-cell>
          <table:table-cell table:style-name="ce7" table:formula="of:=temp_out + [.F153] / burner_heat_mass" office:value-type="float" office:value="96.0841872892276" calcext:value-type="float">
            <text:p>96.1</text:p>
          </table:table-cell>
          <table:table-cell table:style-name="ce7" table:formula="of:=[.G153]-[.W152]" office:value-type="float" office:value="10.6114461045913" calcext:value-type="float">
            <text:p>10.6</text:p>
          </table:table-cell>
          <table:table-cell table:style-name="ce5" table:formula="of:=thermagon_k * burner_A * [.H153] / thermagon_L" office:value-type="float" office:value="1391.05037009171" calcext:value-type="float">
            <text:p>1391</text:p>
          </table:table-cell>
          <table:table-cell table:style-name="ce5" table:formula="of:=[.I153]/C_per_s_to_W*time_incr" office:value-type="float" office:value="1993.48003739139" calcext:value-type="float">
            <text:p>1993</text:p>
          </table:table-cell>
          <table:table-cell table:style-name="ce7" table:formula="of:=[.J152]" office:value-type="float" office:value="1992.68389252946" calcext:value-type="float">
            <text:p>1992.7</text:p>
          </table:table-cell>
          <table:table-cell table:style-name="ce7" table:formula="of:=[.K152]" office:value-type="float" office:value="1991.88368800999" calcext:value-type="float">
            <text:p>1991.9</text:p>
          </table:table-cell>
          <table:table-cell table:style-name="ce7" table:formula="of:=[.L152]" office:value-type="float" office:value="1991.0794031322" calcext:value-type="float">
            <text:p>1991.1</text:p>
          </table:table-cell>
          <table:table-cell table:style-name="ce7" table:formula="of:=[.M152]" office:value-type="float" office:value="1990.27101708976" calcext:value-type="float">
            <text:p>1990.3</text:p>
          </table:table-cell>
          <table:table-cell table:style-name="ce7" table:formula="of:=[.N152]" office:value-type="float" office:value="1989.45850897024" calcext:value-type="float">
            <text:p>1989.5</text:p>
          </table:table-cell>
          <table:table-cell table:style-name="ce7" table:formula="of:=[.O152]" office:value-type="float" office:value="1988.64185775457" calcext:value-type="float">
            <text:p>1988.6</text:p>
          </table:table-cell>
          <table:table-cell table:style-name="ce7" table:formula="of:=[.P152]" office:value-type="float" office:value="1987.8210423165" calcext:value-type="float">
            <text:p>1987.8</text:p>
          </table:table-cell>
          <table:table-cell table:style-name="ce7" table:formula="of:=[.Q152]" office:value-type="float" office:value="1986.99604142207" calcext:value-type="float">
            <text:p>1987.0</text:p>
          </table:table-cell>
          <table:table-cell table:style-name="ce7" table:formula="of:=[.R152]" office:value-type="float" office:value="1986.16683372902" calcext:value-type="float">
            <text:p>1986.2</text:p>
          </table:table-cell>
          <table:table-cell table:style-name="ce5" table:formula="of:=SUMPRODUCT([.J153:.S153];pot_heat_diffusion)" office:value-type="float" office:value="1989.85691097645" calcext:value-type="float">
            <text:p>1990</text:p>
          </table:table-cell>
          <table:table-cell table:style-name="ce5" table:formula="of:=[.V152]*leakage_out" office:value-type="float" office:value="1115.28585068947" calcext:value-type="float">
            <text:p>1115</text:p>
          </table:table-cell>
          <table:table-cell table:style-name="ce5" table:formula="of:=[.V152]+[.T153]-[.U153]" office:value-type="float" office:value="186755.546175199" calcext:value-type="float">
            <text:p>186756</text:p>
          </table:table-cell>
          <table:table-cell table:style-name="ce12" table:formula="of:= temp_out + [.V153]/pot_water_mass" office:value-type="float" office:value="85.7807908096307" calcext:value-type="float">
            <text:p>85.8</text:p>
          </table:table-cell>
          <table:table-cell table:style-name="ce7" table:formula="of:=IF([.G153]&gt;thermagon_temp_max;0;IF([.W1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table:formula="of:=burner_C_per_s * [.X153]/100 * time_incr" office:value-type="float" office:value="2149.61306964746" calcext:value-type="float">
            <text:p>2150</text:p>
          </table:table-cell>
          <table:table-cell table:style-name="ce3" table:formula="of:=[.B154]" office:value-type="float" office:value="2149.61306964746" calcext:value-type="float">
            <text:p>2150</text:p>
          </table:table-cell>
          <table:table-cell table:style-name="ce3" table:formula="of:=[.C153]" office:value-type="float" office:value="2149.61306964746" calcext:value-type="float">
            <text:p>2150</text:p>
          </table:table-cell>
          <table:table-cell table:style-name="ce5" table:formula="of:=SUMPRODUCT([.B154:.D154];burner_heat_diffusion)" office:value-type="float" office:value="2149.61306964746" calcext:value-type="float">
            <text:p>2150</text:p>
          </table:table-cell>
          <table:table-cell table:formula="of:=[.F153]+[.E154]-[.J153]" office:value-type="float" office:value="38198.2266768699" calcext:value-type="float">
            <text:p>38198</text:p>
          </table:table-cell>
          <table:table-cell table:style-name="ce7" table:formula="of:=temp_out + [.F154] / burner_heat_mass" office:value-type="float" office:value="96.3964533537397" calcext:value-type="float">
            <text:p>96.4</text:p>
          </table:table-cell>
          <table:table-cell table:style-name="ce7" table:formula="of:=[.G154]-[.W153]" office:value-type="float" office:value="10.615662544109" calcext:value-type="float">
            <text:p>10.6</text:p>
          </table:table-cell>
          <table:table-cell table:style-name="ce5" table:formula="of:=thermagon_k * burner_A * [.H154] / thermagon_L" office:value-type="float" office:value="1391.60310151906" calcext:value-type="float">
            <text:p>1392</text:p>
          </table:table-cell>
          <table:table-cell table:style-name="ce5" table:formula="of:=[.I154]/C_per_s_to_W*time_incr" office:value-type="float" office:value="1994.27214319155" calcext:value-type="float">
            <text:p>1994</text:p>
          </table:table-cell>
          <table:table-cell table:style-name="ce7" table:formula="of:=[.J153]" office:value-type="float" office:value="1993.48003739139" calcext:value-type="float">
            <text:p>1993.5</text:p>
          </table:table-cell>
          <table:table-cell table:style-name="ce7" table:formula="of:=[.K153]" office:value-type="float" office:value="1992.68389252946" calcext:value-type="float">
            <text:p>1992.7</text:p>
          </table:table-cell>
          <table:table-cell table:style-name="ce7" table:formula="of:=[.L153]" office:value-type="float" office:value="1991.88368800999" calcext:value-type="float">
            <text:p>1991.9</text:p>
          </table:table-cell>
          <table:table-cell table:style-name="ce7" table:formula="of:=[.M153]" office:value-type="float" office:value="1991.0794031322" calcext:value-type="float">
            <text:p>1991.1</text:p>
          </table:table-cell>
          <table:table-cell table:style-name="ce7" table:formula="of:=[.N153]" office:value-type="float" office:value="1990.27101708976" calcext:value-type="float">
            <text:p>1990.3</text:p>
          </table:table-cell>
          <table:table-cell table:style-name="ce7" table:formula="of:=[.O153]" office:value-type="float" office:value="1989.45850897024" calcext:value-type="float">
            <text:p>1989.5</text:p>
          </table:table-cell>
          <table:table-cell table:style-name="ce7" table:formula="of:=[.P153]" office:value-type="float" office:value="1988.64185775457" calcext:value-type="float">
            <text:p>1988.6</text:p>
          </table:table-cell>
          <table:table-cell table:style-name="ce7" table:formula="of:=[.Q153]" office:value-type="float" office:value="1987.8210423165" calcext:value-type="float">
            <text:p>1987.8</text:p>
          </table:table-cell>
          <table:table-cell table:style-name="ce7" table:formula="of:=[.R153]" office:value-type="float" office:value="1986.99604142207" calcext:value-type="float">
            <text:p>1987.0</text:p>
          </table:table-cell>
          <table:table-cell table:style-name="ce5" table:formula="of:=SUMPRODUCT([.J154:.S154];pot_heat_diffusion)" office:value-type="float" office:value="1990.66739789306" calcext:value-type="float">
            <text:p>1991</text:p>
          </table:table-cell>
          <table:table-cell table:style-name="ce5" table:formula="of:=[.V153]*leakage_out" office:value-type="float" office:value="1120.5332770512" calcext:value-type="float">
            <text:p>1121</text:p>
          </table:table-cell>
          <table:table-cell table:style-name="ce5" table:formula="of:=[.V153]+[.T154]-[.U154]" office:value-type="float" office:value="187625.680296041" calcext:value-type="float">
            <text:p>187626</text:p>
          </table:table-cell>
          <table:table-cell table:style-name="ce12" table:formula="of:= temp_out + [.V154]/pot_water_mass" office:value-type="float" office:value="86.0872776141818" calcext:value-type="float">
            <text:p>86.1</text:p>
          </table:table-cell>
          <table:table-cell table:style-name="ce7" table:formula="of:=IF([.G154]&gt;thermagon_temp_max;0;IF([.W1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table:formula="of:=burner_C_per_s * [.X154]/100 * time_incr" office:value-type="float" office:value="2149.61306964746" calcext:value-type="float">
            <text:p>2150</text:p>
          </table:table-cell>
          <table:table-cell table:style-name="ce3" table:formula="of:=[.B155]" office:value-type="float" office:value="2149.61306964746" calcext:value-type="float">
            <text:p>2150</text:p>
          </table:table-cell>
          <table:table-cell table:style-name="ce3" table:formula="of:=[.C154]" office:value-type="float" office:value="2149.61306964746" calcext:value-type="float">
            <text:p>2150</text:p>
          </table:table-cell>
          <table:table-cell table:style-name="ce5" table:formula="of:=SUMPRODUCT([.B155:.D155];burner_heat_diffusion)" office:value-type="float" office:value="2149.61306964746" calcext:value-type="float">
            <text:p>2150</text:p>
          </table:table-cell>
          <table:table-cell table:formula="of:=[.F154]+[.E155]-[.J154]" office:value-type="float" office:value="38353.5676033258" calcext:value-type="float">
            <text:p>38354</text:p>
          </table:table-cell>
          <table:table-cell table:style-name="ce7" table:formula="of:=temp_out + [.F155] / burner_heat_mass" office:value-type="float" office:value="96.7071352066516" calcext:value-type="float">
            <text:p>96.7</text:p>
          </table:table-cell>
          <table:table-cell table:style-name="ce7" table:formula="of:=[.G155]-[.W154]" office:value-type="float" office:value="10.6198575924698" calcext:value-type="float">
            <text:p>10.6</text:p>
          </table:table-cell>
          <table:table-cell table:style-name="ce5" table:formula="of:=thermagon_k * burner_A * [.H155] / thermagon_L" office:value-type="float" office:value="1392.15302878791" calcext:value-type="float">
            <text:p>1392</text:p>
          </table:table-cell>
          <table:table-cell table:style-name="ce5" table:formula="of:=[.I155]/C_per_s_to_W*time_incr" office:value-type="float" office:value="1995.0602304212" calcext:value-type="float">
            <text:p>1995</text:p>
          </table:table-cell>
          <table:table-cell table:style-name="ce7" table:formula="of:=[.J154]" office:value-type="float" office:value="1994.27214319155" calcext:value-type="float">
            <text:p>1994.3</text:p>
          </table:table-cell>
          <table:table-cell table:style-name="ce7" table:formula="of:=[.K154]" office:value-type="float" office:value="1993.48003739139" calcext:value-type="float">
            <text:p>1993.5</text:p>
          </table:table-cell>
          <table:table-cell table:style-name="ce7" table:formula="of:=[.L154]" office:value-type="float" office:value="1992.68389252946" calcext:value-type="float">
            <text:p>1992.7</text:p>
          </table:table-cell>
          <table:table-cell table:style-name="ce7" table:formula="of:=[.M154]" office:value-type="float" office:value="1991.88368800999" calcext:value-type="float">
            <text:p>1991.9</text:p>
          </table:table-cell>
          <table:table-cell table:style-name="ce7" table:formula="of:=[.N154]" office:value-type="float" office:value="1991.0794031322" calcext:value-type="float">
            <text:p>1991.1</text:p>
          </table:table-cell>
          <table:table-cell table:style-name="ce7" table:formula="of:=[.O154]" office:value-type="float" office:value="1990.27101708976" calcext:value-type="float">
            <text:p>1990.3</text:p>
          </table:table-cell>
          <table:table-cell table:style-name="ce7" table:formula="of:=[.P154]" office:value-type="float" office:value="1989.45850897024" calcext:value-type="float">
            <text:p>1989.5</text:p>
          </table:table-cell>
          <table:table-cell table:style-name="ce7" table:formula="of:=[.Q154]" office:value-type="float" office:value="1988.64185775457" calcext:value-type="float">
            <text:p>1988.6</text:p>
          </table:table-cell>
          <table:table-cell table:style-name="ce7" table:formula="of:=[.R154]" office:value-type="float" office:value="1987.8210423165" calcext:value-type="float">
            <text:p>1987.8</text:p>
          </table:table-cell>
          <table:table-cell table:style-name="ce5" table:formula="of:=SUMPRODUCT([.J155:.S155];pot_heat_diffusion)" office:value-type="float" office:value="1991.4737729867" calcext:value-type="float">
            <text:p>1991</text:p>
          </table:table-cell>
          <table:table-cell table:style-name="ce5" table:formula="of:=[.V154]*leakage_out" office:value-type="float" office:value="1125.75408177625" calcext:value-type="float">
            <text:p>1126</text:p>
          </table:table-cell>
          <table:table-cell table:style-name="ce5" table:formula="of:=[.V154]+[.T155]-[.U155]" office:value-type="float" office:value="188491.399987252" calcext:value-type="float">
            <text:p>188491</text:p>
          </table:table-cell>
          <table:table-cell table:style-name="ce12" table:formula="of:= temp_out + [.V155]/pot_water_mass" office:value-type="float" office:value="86.3922095269072" calcext:value-type="float">
            <text:p>86.4</text:p>
          </table:table-cell>
          <table:table-cell table:style-name="ce7" table:formula="of:=IF([.G155]&gt;thermagon_temp_max;0;IF([.W1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table:formula="of:=burner_C_per_s * [.X155]/100 * time_incr" office:value-type="float" office:value="2149.61306964746" calcext:value-type="float">
            <text:p>2150</text:p>
          </table:table-cell>
          <table:table-cell table:style-name="ce3" table:formula="of:=[.B156]" office:value-type="float" office:value="2149.61306964746" calcext:value-type="float">
            <text:p>2150</text:p>
          </table:table-cell>
          <table:table-cell table:style-name="ce3" table:formula="of:=[.C155]" office:value-type="float" office:value="2149.61306964746" calcext:value-type="float">
            <text:p>2150</text:p>
          </table:table-cell>
          <table:table-cell table:style-name="ce5" table:formula="of:=SUMPRODUCT([.B156:.D156];burner_heat_diffusion)" office:value-type="float" office:value="2149.61306964746" calcext:value-type="float">
            <text:p>2150</text:p>
          </table:table-cell>
          <table:table-cell table:formula="of:=[.F155]+[.E156]-[.J155]" office:value-type="float" office:value="38508.1204425521" calcext:value-type="float">
            <text:p>38508</text:p>
          </table:table-cell>
          <table:table-cell table:style-name="ce7" table:formula="of:=temp_out + [.F156] / burner_heat_mass" office:value-type="float" office:value="97.0162408851041" calcext:value-type="float">
            <text:p>97.0</text:p>
          </table:table-cell>
          <table:table-cell table:style-name="ce7" table:formula="of:=[.G156]-[.W155]" office:value-type="float" office:value="10.6240313581969" calcext:value-type="float">
            <text:p>10.6</text:p>
          </table:table-cell>
          <table:table-cell table:style-name="ce5" table:formula="of:=thermagon_k * burner_A * [.H156] / thermagon_L" office:value-type="float" office:value="1392.70016612453" calcext:value-type="float">
            <text:p>1393</text:p>
          </table:table-cell>
          <table:table-cell table:style-name="ce5" table:formula="of:=[.I156]/C_per_s_to_W*time_incr" office:value-type="float" office:value="1995.84431946766" calcext:value-type="float">
            <text:p>1996</text:p>
          </table:table-cell>
          <table:table-cell table:style-name="ce7" table:formula="of:=[.J155]" office:value-type="float" office:value="1995.0602304212" calcext:value-type="float">
            <text:p>1995.1</text:p>
          </table:table-cell>
          <table:table-cell table:style-name="ce7" table:formula="of:=[.K155]" office:value-type="float" office:value="1994.27214319155" calcext:value-type="float">
            <text:p>1994.3</text:p>
          </table:table-cell>
          <table:table-cell table:style-name="ce7" table:formula="of:=[.L155]" office:value-type="float" office:value="1993.48003739139" calcext:value-type="float">
            <text:p>1993.5</text:p>
          </table:table-cell>
          <table:table-cell table:style-name="ce7" table:formula="of:=[.M155]" office:value-type="float" office:value="1992.68389252946" calcext:value-type="float">
            <text:p>1992.7</text:p>
          </table:table-cell>
          <table:table-cell table:style-name="ce7" table:formula="of:=[.N155]" office:value-type="float" office:value="1991.88368800999" calcext:value-type="float">
            <text:p>1991.9</text:p>
          </table:table-cell>
          <table:table-cell table:style-name="ce7" table:formula="of:=[.O155]" office:value-type="float" office:value="1991.0794031322" calcext:value-type="float">
            <text:p>1991.1</text:p>
          </table:table-cell>
          <table:table-cell table:style-name="ce7" table:formula="of:=[.P155]" office:value-type="float" office:value="1990.27101708976" calcext:value-type="float">
            <text:p>1990.3</text:p>
          </table:table-cell>
          <table:table-cell table:style-name="ce7" table:formula="of:=[.Q155]" office:value-type="float" office:value="1989.45850897024" calcext:value-type="float">
            <text:p>1989.5</text:p>
          </table:table-cell>
          <table:table-cell table:style-name="ce7" table:formula="of:=[.R155]" office:value-type="float" office:value="1988.64185775457" calcext:value-type="float">
            <text:p>1988.6</text:p>
          </table:table-cell>
          <table:table-cell table:style-name="ce5" table:formula="of:=SUMPRODUCT([.J156:.S156];pot_heat_diffusion)" office:value-type="float" office:value="1992.27605711779" calcext:value-type="float">
            <text:p>1992</text:p>
          </table:table-cell>
          <table:table-cell table:style-name="ce5" table:formula="of:=[.V155]*leakage_out" office:value-type="float" office:value="1130.94839992351" calcext:value-type="float">
            <text:p>1131</text:p>
          </table:table-cell>
          <table:table-cell table:style-name="ce5" table:formula="of:=[.V155]+[.T156]-[.U156]" office:value-type="float" office:value="189352.727644446" calcext:value-type="float">
            <text:p>189353</text:p>
          </table:table-cell>
          <table:table-cell table:style-name="ce12" table:formula="of:= temp_out + [.V156]/pot_water_mass" office:value-type="float" office:value="86.6955944362008" calcext:value-type="float">
            <text:p>86.7</text:p>
          </table:table-cell>
          <table:table-cell table:style-name="ce7" table:formula="of:=IF([.G156]&gt;thermagon_temp_max;0;IF([.W1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table:formula="of:=burner_C_per_s * [.X156]/100 * time_incr" office:value-type="float" office:value="2149.61306964746" calcext:value-type="float">
            <text:p>2150</text:p>
          </table:table-cell>
          <table:table-cell table:style-name="ce3" table:formula="of:=[.B157]" office:value-type="float" office:value="2149.61306964746" calcext:value-type="float">
            <text:p>2150</text:p>
          </table:table-cell>
          <table:table-cell table:style-name="ce3" table:formula="of:=[.C156]" office:value-type="float" office:value="2149.61306964746" calcext:value-type="float">
            <text:p>2150</text:p>
          </table:table-cell>
          <table:table-cell table:style-name="ce5" table:formula="of:=SUMPRODUCT([.B157:.D157];burner_heat_diffusion)" office:value-type="float" office:value="2149.61306964746" calcext:value-type="float">
            <text:p>2150</text:p>
          </table:table-cell>
          <table:table-cell table:formula="of:=[.F156]+[.E157]-[.J156]" office:value-type="float" office:value="38661.8891927319" calcext:value-type="float">
            <text:p>38662</text:p>
          </table:table-cell>
          <table:table-cell table:style-name="ce7" table:formula="of:=temp_out + [.F157] / burner_heat_mass" office:value-type="float" office:value="97.3237783854637" calcext:value-type="float">
            <text:p>97.3</text:p>
          </table:table-cell>
          <table:table-cell table:style-name="ce7" table:formula="of:=[.G157]-[.W156]" office:value-type="float" office:value="10.6281839492629" calcext:value-type="float">
            <text:p>10.6</text:p>
          </table:table-cell>
          <table:table-cell table:style-name="ce5" table:formula="of:=thermagon_k * burner_A * [.H157] / thermagon_L" office:value-type="float" office:value="1393.244527683" calcext:value-type="float">
            <text:p>1393</text:p>
          </table:table-cell>
          <table:table-cell table:style-name="ce5" table:formula="of:=[.I157]/C_per_s_to_W*time_incr" office:value-type="float" office:value="1996.6244306148" calcext:value-type="float">
            <text:p>1997</text:p>
          </table:table-cell>
          <table:table-cell table:style-name="ce7" table:formula="of:=[.J156]" office:value-type="float" office:value="1995.84431946766" calcext:value-type="float">
            <text:p>1995.8</text:p>
          </table:table-cell>
          <table:table-cell table:style-name="ce7" table:formula="of:=[.K156]" office:value-type="float" office:value="1995.0602304212" calcext:value-type="float">
            <text:p>1995.1</text:p>
          </table:table-cell>
          <table:table-cell table:style-name="ce7" table:formula="of:=[.L156]" office:value-type="float" office:value="1994.27214319155" calcext:value-type="float">
            <text:p>1994.3</text:p>
          </table:table-cell>
          <table:table-cell table:style-name="ce7" table:formula="of:=[.M156]" office:value-type="float" office:value="1993.48003739139" calcext:value-type="float">
            <text:p>1993.5</text:p>
          </table:table-cell>
          <table:table-cell table:style-name="ce7" table:formula="of:=[.N156]" office:value-type="float" office:value="1992.68389252946" calcext:value-type="float">
            <text:p>1992.7</text:p>
          </table:table-cell>
          <table:table-cell table:style-name="ce7" table:formula="of:=[.O156]" office:value-type="float" office:value="1991.88368800999" calcext:value-type="float">
            <text:p>1991.9</text:p>
          </table:table-cell>
          <table:table-cell table:style-name="ce7" table:formula="of:=[.P156]" office:value-type="float" office:value="1991.0794031322" calcext:value-type="float">
            <text:p>1991.1</text:p>
          </table:table-cell>
          <table:table-cell table:style-name="ce7" table:formula="of:=[.Q156]" office:value-type="float" office:value="1990.27101708976" calcext:value-type="float">
            <text:p>1990.3</text:p>
          </table:table-cell>
          <table:table-cell table:style-name="ce7" table:formula="of:=[.R156]" office:value-type="float" office:value="1989.45850897024" calcext:value-type="float">
            <text:p>1989.5</text:p>
          </table:table-cell>
          <table:table-cell table:style-name="ce5" table:formula="of:=SUMPRODUCT([.J157:.S157];pot_heat_diffusion)" office:value-type="float" office:value="1993.0742710409" calcext:value-type="float">
            <text:p>1993</text:p>
          </table:table-cell>
          <table:table-cell table:style-name="ce5" table:formula="of:=[.V156]*leakage_out" office:value-type="float" office:value="1136.11636586668" calcext:value-type="float">
            <text:p>1136</text:p>
          </table:table-cell>
          <table:table-cell table:style-name="ce5" table:formula="of:=[.V156]+[.T157]-[.U157]" office:value-type="float" office:value="190209.68554962" calcext:value-type="float">
            <text:p>190210</text:p>
          </table:table-cell>
          <table:table-cell table:style-name="ce12" table:formula="of:= temp_out + [.V157]/pot_water_mass" office:value-type="float" office:value="86.9974401904364" calcext:value-type="float">
            <text:p>87.0</text:p>
          </table:table-cell>
          <table:table-cell table:style-name="ce7" table:formula="of:=IF([.G157]&gt;thermagon_temp_max;0;IF([.W1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table:formula="of:=burner_C_per_s * [.X157]/100 * time_incr" office:value-type="float" office:value="2149.61306964746" calcext:value-type="float">
            <text:p>2150</text:p>
          </table:table-cell>
          <table:table-cell table:style-name="ce3" table:formula="of:=[.B158]" office:value-type="float" office:value="2149.61306964746" calcext:value-type="float">
            <text:p>2150</text:p>
          </table:table-cell>
          <table:table-cell table:style-name="ce3" table:formula="of:=[.C157]" office:value-type="float" office:value="2149.61306964746" calcext:value-type="float">
            <text:p>2150</text:p>
          </table:table-cell>
          <table:table-cell table:style-name="ce5" table:formula="of:=SUMPRODUCT([.B158:.D158];burner_heat_diffusion)" office:value-type="float" office:value="2149.61306964746" calcext:value-type="float">
            <text:p>2150</text:p>
          </table:table-cell>
          <table:table-cell table:formula="of:=[.F157]+[.E158]-[.J157]" office:value-type="float" office:value="38814.8778317645" calcext:value-type="float">
            <text:p>38815</text:p>
          </table:table-cell>
          <table:table-cell table:style-name="ce7" table:formula="of:=temp_out + [.F158] / burner_heat_mass" office:value-type="float" office:value="97.6297556635291" calcext:value-type="float">
            <text:p>97.6</text:p>
          </table:table-cell>
          <table:table-cell table:style-name="ce7" table:formula="of:=[.G158]-[.W157]" office:value-type="float" office:value="10.6323154730927" calcext:value-type="float">
            <text:p>10.6</text:p>
          </table:table-cell>
          <table:table-cell table:style-name="ce5" table:formula="of:=thermagon_k * burner_A * [.H158] / thermagon_L" office:value-type="float" office:value="1393.78612754563" calcext:value-type="float">
            <text:p>1394</text:p>
          </table:table-cell>
          <table:table-cell table:style-name="ce5" table:formula="of:=[.I158]/C_per_s_to_W*time_incr" office:value-type="float" office:value="1997.4005840436" calcext:value-type="float">
            <text:p>1997</text:p>
          </table:table-cell>
          <table:table-cell table:style-name="ce7" table:formula="of:=[.J157]" office:value-type="float" office:value="1996.6244306148" calcext:value-type="float">
            <text:p>1996.6</text:p>
          </table:table-cell>
          <table:table-cell table:style-name="ce7" table:formula="of:=[.K157]" office:value-type="float" office:value="1995.84431946766" calcext:value-type="float">
            <text:p>1995.8</text:p>
          </table:table-cell>
          <table:table-cell table:style-name="ce7" table:formula="of:=[.L157]" office:value-type="float" office:value="1995.0602304212" calcext:value-type="float">
            <text:p>1995.1</text:p>
          </table:table-cell>
          <table:table-cell table:style-name="ce7" table:formula="of:=[.M157]" office:value-type="float" office:value="1994.27214319155" calcext:value-type="float">
            <text:p>1994.3</text:p>
          </table:table-cell>
          <table:table-cell table:style-name="ce7" table:formula="of:=[.N157]" office:value-type="float" office:value="1993.48003739139" calcext:value-type="float">
            <text:p>1993.5</text:p>
          </table:table-cell>
          <table:table-cell table:style-name="ce7" table:formula="of:=[.O157]" office:value-type="float" office:value="1992.68389252946" calcext:value-type="float">
            <text:p>1992.7</text:p>
          </table:table-cell>
          <table:table-cell table:style-name="ce7" table:formula="of:=[.P157]" office:value-type="float" office:value="1991.88368800999" calcext:value-type="float">
            <text:p>1991.9</text:p>
          </table:table-cell>
          <table:table-cell table:style-name="ce7" table:formula="of:=[.Q157]" office:value-type="float" office:value="1991.0794031322" calcext:value-type="float">
            <text:p>1991.1</text:p>
          </table:table-cell>
          <table:table-cell table:style-name="ce7" table:formula="of:=[.R157]" office:value-type="float" office:value="1990.27101708976" calcext:value-type="float">
            <text:p>1990.3</text:p>
          </table:table-cell>
          <table:table-cell table:style-name="ce5" table:formula="of:=SUMPRODUCT([.J158:.S158];pot_heat_diffusion)" office:value-type="float" office:value="1993.86843540531" calcext:value-type="float">
            <text:p>1994</text:p>
          </table:table-cell>
          <table:table-cell table:style-name="ce5" table:formula="of:=[.V157]*leakage_out" office:value-type="float" office:value="1141.25811329772" calcext:value-type="float">
            <text:p>1141</text:p>
          </table:table-cell>
          <table:table-cell table:style-name="ce5" table:formula="of:=[.V157]+[.T158]-[.U158]" office:value-type="float" office:value="191062.295871728" calcext:value-type="float">
            <text:p>191062</text:p>
          </table:table-cell>
          <table:table-cell table:style-name="ce12" table:formula="of:= temp_out + [.V158]/pot_water_mass" office:value-type="float" office:value="87.2977545981707" calcext:value-type="float">
            <text:p>87.3</text:p>
          </table:table-cell>
          <table:table-cell table:style-name="ce7" table:formula="of:=IF([.G158]&gt;thermagon_temp_max;0;IF([.W1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table:formula="of:=burner_C_per_s * [.X158]/100 * time_incr" office:value-type="float" office:value="2149.61306964746" calcext:value-type="float">
            <text:p>2150</text:p>
          </table:table-cell>
          <table:table-cell table:style-name="ce3" table:formula="of:=[.B159]" office:value-type="float" office:value="2149.61306964746" calcext:value-type="float">
            <text:p>2150</text:p>
          </table:table-cell>
          <table:table-cell table:style-name="ce3" table:formula="of:=[.C158]" office:value-type="float" office:value="2149.61306964746" calcext:value-type="float">
            <text:p>2150</text:p>
          </table:table-cell>
          <table:table-cell table:style-name="ce5" table:formula="of:=SUMPRODUCT([.B159:.D159];burner_heat_diffusion)" office:value-type="float" office:value="2149.61306964746" calcext:value-type="float">
            <text:p>2150</text:p>
          </table:table-cell>
          <table:table-cell table:formula="of:=[.F158]+[.E159]-[.J158]" office:value-type="float" office:value="38967.0903173684" calcext:value-type="float">
            <text:p>38967</text:p>
          </table:table-cell>
          <table:table-cell table:style-name="ce7" table:formula="of:=temp_out + [.F159] / burner_heat_mass" office:value-type="float" office:value="97.9341806347368" calcext:value-type="float">
            <text:p>97.9</text:p>
          </table:table-cell>
          <table:table-cell table:style-name="ce7" table:formula="of:=[.G159]-[.W158]" office:value-type="float" office:value="10.6364260365661" calcext:value-type="float">
            <text:p>10.6</text:p>
          </table:table-cell>
          <table:table-cell table:style-name="ce5" table:formula="of:=thermagon_k * burner_A * [.H159] / thermagon_L" office:value-type="float" office:value="1394.32497972324" calcext:value-type="float">
            <text:p>1394</text:p>
          </table:table-cell>
          <table:table-cell table:style-name="ce5" table:formula="of:=[.I159]/C_per_s_to_W*time_incr" office:value-type="float" office:value="1998.17279983267" calcext:value-type="float">
            <text:p>1998</text:p>
          </table:table-cell>
          <table:table-cell table:style-name="ce7" table:formula="of:=[.J158]" office:value-type="float" office:value="1997.4005840436" calcext:value-type="float">
            <text:p>1997.4</text:p>
          </table:table-cell>
          <table:table-cell table:style-name="ce7" table:formula="of:=[.K158]" office:value-type="float" office:value="1996.6244306148" calcext:value-type="float">
            <text:p>1996.6</text:p>
          </table:table-cell>
          <table:table-cell table:style-name="ce7" table:formula="of:=[.L158]" office:value-type="float" office:value="1995.84431946766" calcext:value-type="float">
            <text:p>1995.8</text:p>
          </table:table-cell>
          <table:table-cell table:style-name="ce7" table:formula="of:=[.M158]" office:value-type="float" office:value="1995.0602304212" calcext:value-type="float">
            <text:p>1995.1</text:p>
          </table:table-cell>
          <table:table-cell table:style-name="ce7" table:formula="of:=[.N158]" office:value-type="float" office:value="1994.27214319155" calcext:value-type="float">
            <text:p>1994.3</text:p>
          </table:table-cell>
          <table:table-cell table:style-name="ce7" table:formula="of:=[.O158]" office:value-type="float" office:value="1993.48003739139" calcext:value-type="float">
            <text:p>1993.5</text:p>
          </table:table-cell>
          <table:table-cell table:style-name="ce7" table:formula="of:=[.P158]" office:value-type="float" office:value="1992.68389252946" calcext:value-type="float">
            <text:p>1992.7</text:p>
          </table:table-cell>
          <table:table-cell table:style-name="ce7" table:formula="of:=[.Q158]" office:value-type="float" office:value="1991.88368800999" calcext:value-type="float">
            <text:p>1991.9</text:p>
          </table:table-cell>
          <table:table-cell table:style-name="ce7" table:formula="of:=[.R158]" office:value-type="float" office:value="1991.0794031322" calcext:value-type="float">
            <text:p>1991.1</text:p>
          </table:table-cell>
          <table:table-cell table:style-name="ce5" table:formula="of:=SUMPRODUCT([.J159:.S159];pot_heat_diffusion)" office:value-type="float" office:value="1994.65857075556" calcext:value-type="float">
            <text:p>1995</text:p>
          </table:table-cell>
          <table:table-cell table:style-name="ce5" table:formula="of:=[.V158]*leakage_out" office:value-type="float" office:value="1146.37377523037" calcext:value-type="float">
            <text:p>1146</text:p>
          </table:table-cell>
          <table:table-cell table:style-name="ce5" table:formula="of:=[.V158]+[.T159]-[.U159]" office:value-type="float" office:value="191910.580667253" calcext:value-type="float">
            <text:p>191911</text:p>
          </table:table-cell>
          <table:table-cell table:style-name="ce12" table:formula="of:= temp_out + [.V159]/pot_water_mass" office:value-type="float" office:value="87.5965454283454" calcext:value-type="float">
            <text:p>87.6</text:p>
          </table:table-cell>
          <table:table-cell table:style-name="ce7" table:formula="of:=IF([.G159]&gt;thermagon_temp_max;0;IF([.W1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table:formula="of:=burner_C_per_s * [.X159]/100 * time_incr" office:value-type="float" office:value="2149.61306964746" calcext:value-type="float">
            <text:p>2150</text:p>
          </table:table-cell>
          <table:table-cell table:style-name="ce3" table:formula="of:=[.B160]" office:value-type="float" office:value="2149.61306964746" calcext:value-type="float">
            <text:p>2150</text:p>
          </table:table-cell>
          <table:table-cell table:style-name="ce3" table:formula="of:=[.C159]" office:value-type="float" office:value="2149.61306964746" calcext:value-type="float">
            <text:p>2150</text:p>
          </table:table-cell>
          <table:table-cell table:style-name="ce5" table:formula="of:=SUMPRODUCT([.B160:.D160];burner_heat_diffusion)" office:value-type="float" office:value="2149.61306964746" calcext:value-type="float">
            <text:p>2150</text:p>
          </table:table-cell>
          <table:table-cell table:formula="of:=[.F159]+[.E160]-[.J159]" office:value-type="float" office:value="39118.5305871832" calcext:value-type="float">
            <text:p>39119</text:p>
          </table:table-cell>
          <table:table-cell table:style-name="ce7" table:formula="of:=temp_out + [.F160] / burner_heat_mass" office:value-type="float" office:value="98.2370611743664" calcext:value-type="float">
            <text:p>98.2</text:p>
          </table:table-cell>
          <table:table-cell table:style-name="ce7" table:formula="of:=[.G160]-[.W159]" office:value-type="float" office:value="10.640515746021" calcext:value-type="float">
            <text:p>10.6</text:p>
          </table:table-cell>
          <table:table-cell table:style-name="ce5" table:formula="of:=thermagon_k * burner_A * [.H160] / thermagon_L" office:value-type="float" office:value="1394.8610981556" calcext:value-type="float">
            <text:p>1395</text:p>
          </table:table-cell>
          <table:table-cell table:style-name="ce5" table:formula="of:=[.I160]/C_per_s_to_W*time_incr" office:value-type="float" office:value="1998.94109795873" calcext:value-type="float">
            <text:p>1999</text:p>
          </table:table-cell>
          <table:table-cell table:style-name="ce7" table:formula="of:=[.J159]" office:value-type="float" office:value="1998.17279983267" calcext:value-type="float">
            <text:p>1998.2</text:p>
          </table:table-cell>
          <table:table-cell table:style-name="ce7" table:formula="of:=[.K159]" office:value-type="float" office:value="1997.4005840436" calcext:value-type="float">
            <text:p>1997.4</text:p>
          </table:table-cell>
          <table:table-cell table:style-name="ce7" table:formula="of:=[.L159]" office:value-type="float" office:value="1996.6244306148" calcext:value-type="float">
            <text:p>1996.6</text:p>
          </table:table-cell>
          <table:table-cell table:style-name="ce7" table:formula="of:=[.M159]" office:value-type="float" office:value="1995.84431946766" calcext:value-type="float">
            <text:p>1995.8</text:p>
          </table:table-cell>
          <table:table-cell table:style-name="ce7" table:formula="of:=[.N159]" office:value-type="float" office:value="1995.0602304212" calcext:value-type="float">
            <text:p>1995.1</text:p>
          </table:table-cell>
          <table:table-cell table:style-name="ce7" table:formula="of:=[.O159]" office:value-type="float" office:value="1994.27214319155" calcext:value-type="float">
            <text:p>1994.3</text:p>
          </table:table-cell>
          <table:table-cell table:style-name="ce7" table:formula="of:=[.P159]" office:value-type="float" office:value="1993.48003739139" calcext:value-type="float">
            <text:p>1993.5</text:p>
          </table:table-cell>
          <table:table-cell table:style-name="ce7" table:formula="of:=[.Q159]" office:value-type="float" office:value="1992.68389252946" calcext:value-type="float">
            <text:p>1992.7</text:p>
          </table:table-cell>
          <table:table-cell table:style-name="ce7" table:formula="of:=[.R159]" office:value-type="float" office:value="1991.88368800999" calcext:value-type="float">
            <text:p>1991.9</text:p>
          </table:table-cell>
          <table:table-cell table:style-name="ce5" table:formula="of:=SUMPRODUCT([.J160:.S160];pot_heat_diffusion)" office:value-type="float" office:value="1995.44469753193" calcext:value-type="float">
            <text:p>1995</text:p>
          </table:table-cell>
          <table:table-cell table:style-name="ce5" table:formula="of:=[.V159]*leakage_out" office:value-type="float" office:value="1151.46348400352" calcext:value-type="float">
            <text:p>1151</text:p>
          </table:table-cell>
          <table:table-cell table:style-name="ce5" table:formula="of:=[.V159]+[.T160]-[.U160]" office:value-type="float" office:value="192754.561880781" calcext:value-type="float">
            <text:p>192755</text:p>
          </table:table-cell>
          <table:table-cell table:style-name="ce12" table:formula="of:= temp_out + [.V160]/pot_water_mass" office:value-type="float" office:value="87.8938204104886" calcext:value-type="float">
            <text:p>87.9</text:p>
          </table:table-cell>
          <table:table-cell table:style-name="ce7" table:formula="of:=IF([.G160]&gt;thermagon_temp_max;0;IF([.W1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table:formula="of:=burner_C_per_s * [.X160]/100 * time_incr" office:value-type="float" office:value="2149.61306964746" calcext:value-type="float">
            <text:p>2150</text:p>
          </table:table-cell>
          <table:table-cell table:style-name="ce3" table:formula="of:=[.B161]" office:value-type="float" office:value="2149.61306964746" calcext:value-type="float">
            <text:p>2150</text:p>
          </table:table-cell>
          <table:table-cell table:style-name="ce3" table:formula="of:=[.C160]" office:value-type="float" office:value="2149.61306964746" calcext:value-type="float">
            <text:p>2150</text:p>
          </table:table-cell>
          <table:table-cell table:style-name="ce5" table:formula="of:=SUMPRODUCT([.B161:.D161];burner_heat_diffusion)" office:value-type="float" office:value="2149.61306964746" calcext:value-type="float">
            <text:p>2150</text:p>
          </table:table-cell>
          <table:table-cell table:formula="of:=[.F160]+[.E161]-[.J160]" office:value-type="float" office:value="39269.2025588719" calcext:value-type="float">
            <text:p>39269</text:p>
          </table:table-cell>
          <table:table-cell table:style-name="ce7" table:formula="of:=temp_out + [.F161] / burner_heat_mass" office:value-type="float" office:value="98.5384051177439" calcext:value-type="float">
            <text:p>98.5</text:p>
          </table:table-cell>
          <table:table-cell table:style-name="ce7" table:formula="of:=[.G161]-[.W160]" office:value-type="float" office:value="10.6445847072553" calcext:value-type="float">
            <text:p>10.6</text:p>
          </table:table-cell>
          <table:table-cell table:style-name="ce5" table:formula="of:=thermagon_k * burner_A * [.H161] / thermagon_L" office:value-type="float" office:value="1395.39449671175" calcext:value-type="float">
            <text:p>1395</text:p>
          </table:table-cell>
          <table:table-cell table:style-name="ce5" table:formula="of:=[.I161]/C_per_s_to_W*time_incr" office:value-type="float" office:value="1999.70549829715" calcext:value-type="float">
            <text:p>2000</text:p>
          </table:table-cell>
          <table:table-cell table:style-name="ce7" table:formula="of:=[.J160]" office:value-type="float" office:value="1998.94109795873" calcext:value-type="float">
            <text:p>1998.9</text:p>
          </table:table-cell>
          <table:table-cell table:style-name="ce7" table:formula="of:=[.K160]" office:value-type="float" office:value="1998.17279983267" calcext:value-type="float">
            <text:p>1998.2</text:p>
          </table:table-cell>
          <table:table-cell table:style-name="ce7" table:formula="of:=[.L160]" office:value-type="float" office:value="1997.4005840436" calcext:value-type="float">
            <text:p>1997.4</text:p>
          </table:table-cell>
          <table:table-cell table:style-name="ce7" table:formula="of:=[.M160]" office:value-type="float" office:value="1996.6244306148" calcext:value-type="float">
            <text:p>1996.6</text:p>
          </table:table-cell>
          <table:table-cell table:style-name="ce7" table:formula="of:=[.N160]" office:value-type="float" office:value="1995.84431946766" calcext:value-type="float">
            <text:p>1995.8</text:p>
          </table:table-cell>
          <table:table-cell table:style-name="ce7" table:formula="of:=[.O160]" office:value-type="float" office:value="1995.0602304212" calcext:value-type="float">
            <text:p>1995.1</text:p>
          </table:table-cell>
          <table:table-cell table:style-name="ce7" table:formula="of:=[.P160]" office:value-type="float" office:value="1994.27214319155" calcext:value-type="float">
            <text:p>1994.3</text:p>
          </table:table-cell>
          <table:table-cell table:style-name="ce7" table:formula="of:=[.Q160]" office:value-type="float" office:value="1993.48003739139" calcext:value-type="float">
            <text:p>1993.5</text:p>
          </table:table-cell>
          <table:table-cell table:style-name="ce7" table:formula="of:=[.R160]" office:value-type="float" office:value="1992.68389252946" calcext:value-type="float">
            <text:p>1992.7</text:p>
          </table:table-cell>
          <table:table-cell table:style-name="ce5" table:formula="of:=SUMPRODUCT([.J161:.S161];pot_heat_diffusion)" office:value-type="float" office:value="1996.22683607102" calcext:value-type="float">
            <text:p>1996</text:p>
          </table:table-cell>
          <table:table-cell table:style-name="ce5" table:formula="of:=[.V160]*leakage_out" office:value-type="float" office:value="1156.52737128469" calcext:value-type="float">
            <text:p>1157</text:p>
          </table:table-cell>
          <table:table-cell table:style-name="ce5" table:formula="of:=[.V160]+[.T161]-[.U161]" office:value-type="float" office:value="193594.261345568" calcext:value-type="float">
            <text:p>193594</text:p>
          </table:table-cell>
          <table:table-cell table:style-name="ce12" table:formula="of:= temp_out + [.V161]/pot_water_mass" office:value-type="float" office:value="88.189587234914" calcext:value-type="float">
            <text:p>88.2</text:p>
          </table:table-cell>
          <table:table-cell table:style-name="ce7" table:formula="of:=IF([.G161]&gt;thermagon_temp_max;0;IF([.W1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table:formula="of:=burner_C_per_s * [.X161]/100 * time_incr" office:value-type="float" office:value="2149.61306964746" calcext:value-type="float">
            <text:p>2150</text:p>
          </table:table-cell>
          <table:table-cell table:style-name="ce3" table:formula="of:=[.B162]" office:value-type="float" office:value="2149.61306964746" calcext:value-type="float">
            <text:p>2150</text:p>
          </table:table-cell>
          <table:table-cell table:style-name="ce3" table:formula="of:=[.C161]" office:value-type="float" office:value="2149.61306964746" calcext:value-type="float">
            <text:p>2150</text:p>
          </table:table-cell>
          <table:table-cell table:style-name="ce5" table:formula="of:=SUMPRODUCT([.B162:.D162];burner_heat_diffusion)" office:value-type="float" office:value="2149.61306964746" calcext:value-type="float">
            <text:p>2150</text:p>
          </table:table-cell>
          <table:table-cell table:formula="of:=[.F161]+[.E162]-[.J161]" office:value-type="float" office:value="39419.1101302222" calcext:value-type="float">
            <text:p>39419</text:p>
          </table:table-cell>
          <table:table-cell table:style-name="ce7" table:formula="of:=temp_out + [.F162] / burner_heat_mass" office:value-type="float" office:value="98.8382202604445" calcext:value-type="float">
            <text:p>98.8</text:p>
          </table:table-cell>
          <table:table-cell table:style-name="ce7" table:formula="of:=[.G162]-[.W161]" office:value-type="float" office:value="10.6486330255305" calcext:value-type="float">
            <text:p>10.6</text:p>
          </table:table-cell>
          <table:table-cell table:style-name="ce5" table:formula="of:=thermagon_k * burner_A * [.H162] / thermagon_L" office:value-type="float" office:value="1395.92518919037" calcext:value-type="float">
            <text:p>1396</text:p>
          </table:table-cell>
          <table:table-cell table:style-name="ce5" table:formula="of:=[.I162]/C_per_s_to_W*time_incr" office:value-type="float" office:value="2000.46602062249" calcext:value-type="float">
            <text:p>2000</text:p>
          </table:table-cell>
          <table:table-cell table:style-name="ce7" table:formula="of:=[.J161]" office:value-type="float" office:value="1999.70549829715" calcext:value-type="float">
            <text:p>1999.7</text:p>
          </table:table-cell>
          <table:table-cell table:style-name="ce7" table:formula="of:=[.K161]" office:value-type="float" office:value="1998.94109795873" calcext:value-type="float">
            <text:p>1998.9</text:p>
          </table:table-cell>
          <table:table-cell table:style-name="ce7" table:formula="of:=[.L161]" office:value-type="float" office:value="1998.17279983267" calcext:value-type="float">
            <text:p>1998.2</text:p>
          </table:table-cell>
          <table:table-cell table:style-name="ce7" table:formula="of:=[.M161]" office:value-type="float" office:value="1997.4005840436" calcext:value-type="float">
            <text:p>1997.4</text:p>
          </table:table-cell>
          <table:table-cell table:style-name="ce7" table:formula="of:=[.N161]" office:value-type="float" office:value="1996.6244306148" calcext:value-type="float">
            <text:p>1996.6</text:p>
          </table:table-cell>
          <table:table-cell table:style-name="ce7" table:formula="of:=[.O161]" office:value-type="float" office:value="1995.84431946766" calcext:value-type="float">
            <text:p>1995.8</text:p>
          </table:table-cell>
          <table:table-cell table:style-name="ce7" table:formula="of:=[.P161]" office:value-type="float" office:value="1995.0602304212" calcext:value-type="float">
            <text:p>1995.1</text:p>
          </table:table-cell>
          <table:table-cell table:style-name="ce7" table:formula="of:=[.Q161]" office:value-type="float" office:value="1994.27214319155" calcext:value-type="float">
            <text:p>1994.3</text:p>
          </table:table-cell>
          <table:table-cell table:style-name="ce7" table:formula="of:=[.R161]" office:value-type="float" office:value="1993.48003739139" calcext:value-type="float">
            <text:p>1993.5</text:p>
          </table:table-cell>
          <table:table-cell table:style-name="ce5" table:formula="of:=SUMPRODUCT([.J162:.S162];pot_heat_diffusion)" office:value-type="float" office:value="1997.00500660627" calcext:value-type="float">
            <text:p>1997</text:p>
          </table:table-cell>
          <table:table-cell table:style-name="ce5" table:formula="of:=[.V161]*leakage_out" office:value-type="float" office:value="1161.56556807341" calcext:value-type="float">
            <text:p>1162</text:p>
          </table:table-cell>
          <table:table-cell table:style-name="ce5" table:formula="of:=[.V161]+[.T162]-[.U162]" office:value-type="float" office:value="194429.700784101" calcext:value-type="float">
            <text:p>194430</text:p>
          </table:table-cell>
          <table:table-cell table:style-name="ce12" table:formula="of:= temp_out + [.V162]/pot_water_mass" office:value-type="float" office:value="88.4838535529204" calcext:value-type="float">
            <text:p>88.5</text:p>
          </table:table-cell>
          <table:table-cell table:style-name="ce7" table:formula="of:=IF([.G162]&gt;thermagon_temp_max;0;IF([.W1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table:formula="of:=burner_C_per_s * [.X162]/100 * time_incr" office:value-type="float" office:value="2149.61306964746" calcext:value-type="float">
            <text:p>2150</text:p>
          </table:table-cell>
          <table:table-cell table:style-name="ce3" table:formula="of:=[.B163]" office:value-type="float" office:value="2149.61306964746" calcext:value-type="float">
            <text:p>2150</text:p>
          </table:table-cell>
          <table:table-cell table:style-name="ce3" table:formula="of:=[.C162]" office:value-type="float" office:value="2149.61306964746" calcext:value-type="float">
            <text:p>2150</text:p>
          </table:table-cell>
          <table:table-cell table:style-name="ce5" table:formula="of:=SUMPRODUCT([.B163:.D163];burner_heat_diffusion)" office:value-type="float" office:value="2149.61306964746" calcext:value-type="float">
            <text:p>2150</text:p>
          </table:table-cell>
          <table:table-cell table:formula="of:=[.F162]+[.E163]-[.J162]" office:value-type="float" office:value="39568.2571792472" calcext:value-type="float">
            <text:p>39568</text:p>
          </table:table-cell>
          <table:table-cell table:style-name="ce7" table:formula="of:=temp_out + [.F163] / burner_heat_mass" office:value-type="float" office:value="99.1365143584945" calcext:value-type="float">
            <text:p>99.1</text:p>
          </table:table-cell>
          <table:table-cell table:style-name="ce7" table:formula="of:=[.G163]-[.W162]" office:value-type="float" office:value="10.6526608055741" calcext:value-type="float">
            <text:p>10.7</text:p>
          </table:table-cell>
          <table:table-cell table:style-name="ce5" table:formula="of:=thermagon_k * burner_A * [.H163] / thermagon_L" office:value-type="float" office:value="1396.45318932015" calcext:value-type="float">
            <text:p>1396</text:p>
          </table:table-cell>
          <table:table-cell table:style-name="ce5" table:formula="of:=[.I163]/C_per_s_to_W*time_incr" office:value-type="float" office:value="2001.22268460898" calcext:value-type="float">
            <text:p>2001</text:p>
          </table:table-cell>
          <table:table-cell table:style-name="ce7" table:formula="of:=[.J162]" office:value-type="float" office:value="2000.46602062249" calcext:value-type="float">
            <text:p>2000.5</text:p>
          </table:table-cell>
          <table:table-cell table:style-name="ce7" table:formula="of:=[.K162]" office:value-type="float" office:value="1999.70549829715" calcext:value-type="float">
            <text:p>1999.7</text:p>
          </table:table-cell>
          <table:table-cell table:style-name="ce7" table:formula="of:=[.L162]" office:value-type="float" office:value="1998.94109795873" calcext:value-type="float">
            <text:p>1998.9</text:p>
          </table:table-cell>
          <table:table-cell table:style-name="ce7" table:formula="of:=[.M162]" office:value-type="float" office:value="1998.17279983267" calcext:value-type="float">
            <text:p>1998.2</text:p>
          </table:table-cell>
          <table:table-cell table:style-name="ce7" table:formula="of:=[.N162]" office:value-type="float" office:value="1997.4005840436" calcext:value-type="float">
            <text:p>1997.4</text:p>
          </table:table-cell>
          <table:table-cell table:style-name="ce7" table:formula="of:=[.O162]" office:value-type="float" office:value="1996.6244306148" calcext:value-type="float">
            <text:p>1996.6</text:p>
          </table:table-cell>
          <table:table-cell table:style-name="ce7" table:formula="of:=[.P162]" office:value-type="float" office:value="1995.84431946766" calcext:value-type="float">
            <text:p>1995.8</text:p>
          </table:table-cell>
          <table:table-cell table:style-name="ce7" table:formula="of:=[.Q162]" office:value-type="float" office:value="1995.0602304212" calcext:value-type="float">
            <text:p>1995.1</text:p>
          </table:table-cell>
          <table:table-cell table:style-name="ce7" table:formula="of:=[.R162]" office:value-type="float" office:value="1994.27214319155" calcext:value-type="float">
            <text:p>1994.3</text:p>
          </table:table-cell>
          <table:table-cell table:style-name="ce5" table:formula="of:=SUMPRODUCT([.J163:.S163];pot_heat_diffusion)" office:value-type="float" office:value="1997.77922926843" calcext:value-type="float">
            <text:p>1998</text:p>
          </table:table-cell>
          <table:table-cell table:style-name="ce5" table:formula="of:=[.V162]*leakage_out" office:value-type="float" office:value="1166.5782047046" calcext:value-type="float">
            <text:p>1167</text:p>
          </table:table-cell>
          <table:table-cell table:style-name="ce5" table:formula="of:=[.V162]+[.T163]-[.U163]" office:value-type="float" office:value="195260.901808664" calcext:value-type="float">
            <text:p>195261</text:p>
          </table:table-cell>
          <table:table-cell table:style-name="ce12" table:formula="of:= temp_out + [.V163]/pot_water_mass" office:value-type="float" office:value="88.7766269769893" calcext:value-type="float">
            <text:p>88.8</text:p>
          </table:table-cell>
          <table:table-cell table:style-name="ce7" table:formula="of:=IF([.G163]&gt;thermagon_temp_max;0;IF([.W1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table:formula="of:=burner_C_per_s * [.X163]/100 * time_incr" office:value-type="float" office:value="2149.61306964746" calcext:value-type="float">
            <text:p>2150</text:p>
          </table:table-cell>
          <table:table-cell table:style-name="ce3" table:formula="of:=[.B164]" office:value-type="float" office:value="2149.61306964746" calcext:value-type="float">
            <text:p>2150</text:p>
          </table:table-cell>
          <table:table-cell table:style-name="ce3" table:formula="of:=[.C163]" office:value-type="float" office:value="2149.61306964746" calcext:value-type="float">
            <text:p>2150</text:p>
          </table:table-cell>
          <table:table-cell table:style-name="ce5" table:formula="of:=SUMPRODUCT([.B164:.D164];burner_heat_diffusion)" office:value-type="float" office:value="2149.61306964746" calcext:value-type="float">
            <text:p>2150</text:p>
          </table:table-cell>
          <table:table-cell table:formula="of:=[.F163]+[.E164]-[.J163]" office:value-type="float" office:value="39716.6475642857" calcext:value-type="float">
            <text:p>39717</text:p>
          </table:table-cell>
          <table:table-cell table:style-name="ce7" table:formula="of:=temp_out + [.F164] / burner_heat_mass" office:value-type="float" office:value="99.4332951285714" calcext:value-type="float">
            <text:p>99.4</text:p>
          </table:table-cell>
          <table:table-cell table:style-name="ce7" table:formula="of:=[.G164]-[.W163]" office:value-type="float" office:value="10.6566681515821" calcext:value-type="float">
            <text:p>10.7</text:p>
          </table:table-cell>
          <table:table-cell table:style-name="ce5" table:formula="of:=thermagon_k * burner_A * [.H164] / thermagon_L" office:value-type="float" office:value="1396.97851076009" calcext:value-type="float">
            <text:p>1397</text:p>
          </table:table-cell>
          <table:table-cell table:style-name="ce5" table:formula="of:=[.I164]/C_per_s_to_W*time_incr" office:value-type="float" office:value="2001.97550983102" calcext:value-type="float">
            <text:p>2002</text:p>
          </table:table-cell>
          <table:table-cell table:style-name="ce7" table:formula="of:=[.J163]" office:value-type="float" office:value="2001.22268460898" calcext:value-type="float">
            <text:p>2001.2</text:p>
          </table:table-cell>
          <table:table-cell table:style-name="ce7" table:formula="of:=[.K163]" office:value-type="float" office:value="2000.46602062249" calcext:value-type="float">
            <text:p>2000.5</text:p>
          </table:table-cell>
          <table:table-cell table:style-name="ce7" table:formula="of:=[.L163]" office:value-type="float" office:value="1999.70549829715" calcext:value-type="float">
            <text:p>1999.7</text:p>
          </table:table-cell>
          <table:table-cell table:style-name="ce7" table:formula="of:=[.M163]" office:value-type="float" office:value="1998.94109795873" calcext:value-type="float">
            <text:p>1998.9</text:p>
          </table:table-cell>
          <table:table-cell table:style-name="ce7" table:formula="of:=[.N163]" office:value-type="float" office:value="1998.17279983267" calcext:value-type="float">
            <text:p>1998.2</text:p>
          </table:table-cell>
          <table:table-cell table:style-name="ce7" table:formula="of:=[.O163]" office:value-type="float" office:value="1997.4005840436" calcext:value-type="float">
            <text:p>1997.4</text:p>
          </table:table-cell>
          <table:table-cell table:style-name="ce7" table:formula="of:=[.P163]" office:value-type="float" office:value="1996.6244306148" calcext:value-type="float">
            <text:p>1996.6</text:p>
          </table:table-cell>
          <table:table-cell table:style-name="ce7" table:formula="of:=[.Q163]" office:value-type="float" office:value="1995.84431946766" calcext:value-type="float">
            <text:p>1995.8</text:p>
          </table:table-cell>
          <table:table-cell table:style-name="ce7" table:formula="of:=[.R163]" office:value-type="float" office:value="1995.0602304212" calcext:value-type="float">
            <text:p>1995.1</text:p>
          </table:table-cell>
          <table:table-cell table:style-name="ce5" table:formula="of:=SUMPRODUCT([.J164:.S164];pot_heat_diffusion)" office:value-type="float" office:value="1998.54952408617" calcext:value-type="float">
            <text:p>1999</text:p>
          </table:table-cell>
          <table:table-cell table:style-name="ce5" table:formula="of:=[.V163]*leakage_out" office:value-type="float" office:value="1171.56541085199" calcext:value-type="float">
            <text:p>1172</text:p>
          </table:table-cell>
          <table:table-cell table:style-name="ce5" table:formula="of:=[.V163]+[.T164]-[.U164]" office:value-type="float" office:value="196087.885921899" calcext:value-type="float">
            <text:p>196088</text:p>
          </table:table-cell>
          <table:table-cell table:style-name="ce12" table:formula="of:= temp_out + [.V164]/pot_water_mass" office:value-type="float" office:value="89.0679150809823" calcext:value-type="float">
            <text:p>89.1</text:p>
          </table:table-cell>
          <table:table-cell table:style-name="ce7" table:formula="of:=IF([.G164]&gt;thermagon_temp_max;0;IF([.W1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table:formula="of:=burner_C_per_s * [.X164]/100 * time_incr" office:value-type="float" office:value="2149.61306964746" calcext:value-type="float">
            <text:p>2150</text:p>
          </table:table-cell>
          <table:table-cell table:style-name="ce3" table:formula="of:=[.B165]" office:value-type="float" office:value="2149.61306964746" calcext:value-type="float">
            <text:p>2150</text:p>
          </table:table-cell>
          <table:table-cell table:style-name="ce3" table:formula="of:=[.C164]" office:value-type="float" office:value="2149.61306964746" calcext:value-type="float">
            <text:p>2150</text:p>
          </table:table-cell>
          <table:table-cell table:style-name="ce5" table:formula="of:=SUMPRODUCT([.B165:.D165];burner_heat_diffusion)" office:value-type="float" office:value="2149.61306964746" calcext:value-type="float">
            <text:p>2150</text:p>
          </table:table-cell>
          <table:table-cell table:formula="of:=[.F164]+[.E165]-[.J164]" office:value-type="float" office:value="39864.2851241022" calcext:value-type="float">
            <text:p>39864</text:p>
          </table:table-cell>
          <table:table-cell table:style-name="ce7" table:formula="of:=temp_out + [.F165] / burner_heat_mass" office:value-type="float" office:value="99.7285702482043" calcext:value-type="float">
            <text:p>99.7</text:p>
          </table:table-cell>
          <table:table-cell table:style-name="ce7" table:formula="of:=[.G165]-[.W164]" office:value-type="float" office:value="10.660655167222" calcext:value-type="float">
            <text:p>10.7</text:p>
          </table:table-cell>
          <table:table-cell table:style-name="ce5" table:formula="of:=thermagon_k * burner_A * [.H165] / thermagon_L" office:value-type="float" office:value="1397.50116709993" calcext:value-type="float">
            <text:p>1398</text:p>
          </table:table-cell>
          <table:table-cell table:style-name="ce5" table:formula="of:=[.I165]/C_per_s_to_W*time_incr" office:value-type="float" office:value="2002.72451576373" calcext:value-type="float">
            <text:p>2003</text:p>
          </table:table-cell>
          <table:table-cell table:style-name="ce7" table:formula="of:=[.J164]" office:value-type="float" office:value="2001.97550983102" calcext:value-type="float">
            <text:p>2002.0</text:p>
          </table:table-cell>
          <table:table-cell table:style-name="ce7" table:formula="of:=[.K164]" office:value-type="float" office:value="2001.22268460898" calcext:value-type="float">
            <text:p>2001.2</text:p>
          </table:table-cell>
          <table:table-cell table:style-name="ce7" table:formula="of:=[.L164]" office:value-type="float" office:value="2000.46602062249" calcext:value-type="float">
            <text:p>2000.5</text:p>
          </table:table-cell>
          <table:table-cell table:style-name="ce7" table:formula="of:=[.M164]" office:value-type="float" office:value="1999.70549829715" calcext:value-type="float">
            <text:p>1999.7</text:p>
          </table:table-cell>
          <table:table-cell table:style-name="ce7" table:formula="of:=[.N164]" office:value-type="float" office:value="1998.94109795873" calcext:value-type="float">
            <text:p>1998.9</text:p>
          </table:table-cell>
          <table:table-cell table:style-name="ce7" table:formula="of:=[.O164]" office:value-type="float" office:value="1998.17279983267" calcext:value-type="float">
            <text:p>1998.2</text:p>
          </table:table-cell>
          <table:table-cell table:style-name="ce7" table:formula="of:=[.P164]" office:value-type="float" office:value="1997.4005840436" calcext:value-type="float">
            <text:p>1997.4</text:p>
          </table:table-cell>
          <table:table-cell table:style-name="ce7" table:formula="of:=[.Q164]" office:value-type="float" office:value="1996.6244306148" calcext:value-type="float">
            <text:p>1996.6</text:p>
          </table:table-cell>
          <table:table-cell table:style-name="ce7" table:formula="of:=[.R164]" office:value-type="float" office:value="1995.84431946766" calcext:value-type="float">
            <text:p>1995.8</text:p>
          </table:table-cell>
          <table:table-cell table:style-name="ce5" table:formula="of:=SUMPRODUCT([.J165:.S165];pot_heat_diffusion)" office:value-type="float" office:value="1999.31591098651" calcext:value-type="float">
            <text:p>1999</text:p>
          </table:table-cell>
          <table:table-cell table:style-name="ce5" table:formula="of:=[.V164]*leakage_out" office:value-type="float" office:value="1176.52731553139" calcext:value-type="float">
            <text:p>1177</text:p>
          </table:table-cell>
          <table:table-cell table:style-name="ce5" table:formula="of:=[.V164]+[.T165]-[.U165]" office:value-type="float" office:value="196910.674517354" calcext:value-type="float">
            <text:p>196911</text:p>
          </table:table-cell>
          <table:table-cell table:style-name="ce12" table:formula="of:= temp_out + [.V165]/pot_water_mass" office:value-type="float" office:value="89.3577254003364" calcext:value-type="float">
            <text:p>89.4</text:p>
          </table:table-cell>
          <table:table-cell table:style-name="ce7" table:formula="of:=IF([.G165]&gt;thermagon_temp_max;0;IF([.W1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table:formula="of:=burner_C_per_s * [.X165]/100 * time_incr" office:value-type="float" office:value="2149.61306964746" calcext:value-type="float">
            <text:p>2150</text:p>
          </table:table-cell>
          <table:table-cell table:style-name="ce3" table:formula="of:=[.B166]" office:value-type="float" office:value="2149.61306964746" calcext:value-type="float">
            <text:p>2150</text:p>
          </table:table-cell>
          <table:table-cell table:style-name="ce3" table:formula="of:=[.C165]" office:value-type="float" office:value="2149.61306964746" calcext:value-type="float">
            <text:p>2150</text:p>
          </table:table-cell>
          <table:table-cell table:style-name="ce5" table:formula="of:=SUMPRODUCT([.B166:.D166];burner_heat_diffusion)" office:value-type="float" office:value="2149.61306964746" calcext:value-type="float">
            <text:p>2150</text:p>
          </table:table-cell>
          <table:table-cell table:formula="of:=[.F165]+[.E166]-[.J165]" office:value-type="float" office:value="40011.1736779859" calcext:value-type="float">
            <text:p>40011</text:p>
          </table:table-cell>
          <table:table-cell table:style-name="ce7" table:formula="of:=temp_out + [.F166] / burner_heat_mass" office:value-type="float" office:value="100.022347355972" calcext:value-type="float">
            <text:p>100.0</text:p>
          </table:table-cell>
          <table:table-cell table:style-name="ce7" table:formula="of:=[.G166]-[.W165]" office:value-type="float" office:value="10.6646219556354" calcext:value-type="float">
            <text:p>10.7</text:p>
          </table:table-cell>
          <table:table-cell table:style-name="ce5" table:formula="of:=thermagon_k * burner_A * [.H166] / thermagon_L" office:value-type="float" office:value="1398.02117186046" calcext:value-type="float">
            <text:p>1398</text:p>
          </table:table-cell>
          <table:table-cell table:style-name="ce5" table:formula="of:=[.I166]/C_per_s_to_W*time_incr" office:value-type="float" office:value="2003.4697217834" calcext:value-type="float">
            <text:p>2003</text:p>
          </table:table-cell>
          <table:table-cell table:style-name="ce7" table:formula="of:=[.J165]" office:value-type="float" office:value="2002.72451576373" calcext:value-type="float">
            <text:p>2002.7</text:p>
          </table:table-cell>
          <table:table-cell table:style-name="ce7" table:formula="of:=[.K165]" office:value-type="float" office:value="2001.97550983102" calcext:value-type="float">
            <text:p>2002.0</text:p>
          </table:table-cell>
          <table:table-cell table:style-name="ce7" table:formula="of:=[.L165]" office:value-type="float" office:value="2001.22268460898" calcext:value-type="float">
            <text:p>2001.2</text:p>
          </table:table-cell>
          <table:table-cell table:style-name="ce7" table:formula="of:=[.M165]" office:value-type="float" office:value="2000.46602062249" calcext:value-type="float">
            <text:p>2000.5</text:p>
          </table:table-cell>
          <table:table-cell table:style-name="ce7" table:formula="of:=[.N165]" office:value-type="float" office:value="1999.70549829715" calcext:value-type="float">
            <text:p>1999.7</text:p>
          </table:table-cell>
          <table:table-cell table:style-name="ce7" table:formula="of:=[.O165]" office:value-type="float" office:value="1998.94109795873" calcext:value-type="float">
            <text:p>1998.9</text:p>
          </table:table-cell>
          <table:table-cell table:style-name="ce7" table:formula="of:=[.P165]" office:value-type="float" office:value="1998.17279983267" calcext:value-type="float">
            <text:p>1998.2</text:p>
          </table:table-cell>
          <table:table-cell table:style-name="ce7" table:formula="of:=[.Q165]" office:value-type="float" office:value="1997.4005840436" calcext:value-type="float">
            <text:p>1997.4</text:p>
          </table:table-cell>
          <table:table-cell table:style-name="ce7" table:formula="of:=[.R165]" office:value-type="float" office:value="1996.6244306148" calcext:value-type="float">
            <text:p>1996.6</text:p>
          </table:table-cell>
          <table:table-cell table:style-name="ce5" table:formula="of:=SUMPRODUCT([.J166:.S166];pot_heat_diffusion)" office:value-type="float" office:value="2000.07840979539" calcext:value-type="float">
            <text:p>2000</text:p>
          </table:table-cell>
          <table:table-cell table:style-name="ce5" table:formula="of:=[.V165]*leakage_out" office:value-type="float" office:value="1181.46404710412" calcext:value-type="float">
            <text:p>1181</text:p>
          </table:table-cell>
          <table:table-cell table:style-name="ce5" table:formula="of:=[.V165]+[.T166]-[.U166]" office:value-type="float" office:value="197729.288880045" calcext:value-type="float">
            <text:p>197729</text:p>
          </table:table-cell>
          <table:table-cell table:style-name="ce12" table:formula="of:= temp_out + [.V166]/pot_water_mass" office:value-type="float" office:value="89.6460654322594" calcext:value-type="float">
            <text:p>89.6</text:p>
          </table:table-cell>
          <table:table-cell table:style-name="ce7" table:formula="of:=IF([.G166]&gt;thermagon_temp_max;0;IF([.W1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table:formula="of:=burner_C_per_s * [.X166]/100 * time_incr" office:value-type="float" office:value="2149.61306964746" calcext:value-type="float">
            <text:p>2150</text:p>
          </table:table-cell>
          <table:table-cell table:style-name="ce3" table:formula="of:=[.B167]" office:value-type="float" office:value="2149.61306964746" calcext:value-type="float">
            <text:p>2150</text:p>
          </table:table-cell>
          <table:table-cell table:style-name="ce3" table:formula="of:=[.C166]" office:value-type="float" office:value="2149.61306964746" calcext:value-type="float">
            <text:p>2150</text:p>
          </table:table-cell>
          <table:table-cell table:style-name="ce5" table:formula="of:=SUMPRODUCT([.B167:.D167];burner_heat_diffusion)" office:value-type="float" office:value="2149.61306964746" calcext:value-type="float">
            <text:p>2150</text:p>
          </table:table-cell>
          <table:table-cell table:formula="of:=[.F166]+[.E167]-[.J166]" office:value-type="float" office:value="40157.31702585" calcext:value-type="float">
            <text:p>40157</text:p>
          </table:table-cell>
          <table:table-cell table:style-name="ce7" table:formula="of:=temp_out + [.F167] / burner_heat_mass" office:value-type="float" office:value="100.3146340517" calcext:value-type="float">
            <text:p>100.3</text:p>
          </table:table-cell>
          <table:table-cell table:style-name="ce7" table:formula="of:=[.G167]-[.W166]" office:value-type="float" office:value="10.6685686194405" calcext:value-type="float">
            <text:p>10.7</text:p>
          </table:table-cell>
          <table:table-cell table:style-name="ce5" table:formula="of:=thermagon_k * burner_A * [.H167] / thermagon_L" office:value-type="float" office:value="1398.53853849387" calcext:value-type="float">
            <text:p>1399</text:p>
          </table:table-cell>
          <table:table-cell table:style-name="ce5" table:formula="of:=[.I167]/C_per_s_to_W*time_incr" office:value-type="float" office:value="2004.21114716806" calcext:value-type="float">
            <text:p>2004</text:p>
          </table:table-cell>
          <table:table-cell table:style-name="ce7" table:formula="of:=[.J166]" office:value-type="float" office:value="2003.4697217834" calcext:value-type="float">
            <text:p>2003.5</text:p>
          </table:table-cell>
          <table:table-cell table:style-name="ce7" table:formula="of:=[.K166]" office:value-type="float" office:value="2002.72451576373" calcext:value-type="float">
            <text:p>2002.7</text:p>
          </table:table-cell>
          <table:table-cell table:style-name="ce7" table:formula="of:=[.L166]" office:value-type="float" office:value="2001.97550983102" calcext:value-type="float">
            <text:p>2002.0</text:p>
          </table:table-cell>
          <table:table-cell table:style-name="ce7" table:formula="of:=[.M166]" office:value-type="float" office:value="2001.22268460898" calcext:value-type="float">
            <text:p>2001.2</text:p>
          </table:table-cell>
          <table:table-cell table:style-name="ce7" table:formula="of:=[.N166]" office:value-type="float" office:value="2000.46602062249" calcext:value-type="float">
            <text:p>2000.5</text:p>
          </table:table-cell>
          <table:table-cell table:style-name="ce7" table:formula="of:=[.O166]" office:value-type="float" office:value="1999.70549829715" calcext:value-type="float">
            <text:p>1999.7</text:p>
          </table:table-cell>
          <table:table-cell table:style-name="ce7" table:formula="of:=[.P166]" office:value-type="float" office:value="1998.94109795873" calcext:value-type="float">
            <text:p>1998.9</text:p>
          </table:table-cell>
          <table:table-cell table:style-name="ce7" table:formula="of:=[.Q166]" office:value-type="float" office:value="1998.17279983267" calcext:value-type="float">
            <text:p>1998.2</text:p>
          </table:table-cell>
          <table:table-cell table:style-name="ce7" table:formula="of:=[.R166]" office:value-type="float" office:value="1997.4005840436" calcext:value-type="float">
            <text:p>1997.4</text:p>
          </table:table-cell>
          <table:table-cell table:style-name="ce5" table:formula="of:=SUMPRODUCT([.J167:.S167];pot_heat_diffusion)" office:value-type="float" office:value="2000.83704023817" calcext:value-type="float">
            <text:p>2001</text:p>
          </table:table-cell>
          <table:table-cell table:style-name="ce5" table:formula="of:=[.V166]*leakage_out" office:value-type="float" office:value="1186.37573328027" calcext:value-type="float">
            <text:p>1186</text:p>
          </table:table-cell>
          <table:table-cell table:style-name="ce5" table:formula="of:=[.V166]+[.T167]-[.U167]" office:value-type="float" office:value="198543.750187003" calcext:value-type="float">
            <text:p>198544</text:p>
          </table:table-cell>
          <table:table-cell table:style-name="ce12" table:formula="of:= temp_out + [.V167]/pot_water_mass" office:value-type="float" office:value="89.9329426359237" calcext:value-type="float">
            <text:p>89.9</text:p>
          </table:table-cell>
          <table:table-cell table:style-name="ce7" table:formula="of:=IF([.G167]&gt;thermagon_temp_max;0;IF([.W1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" table:formula="of:=burner_C_per_s * [.X167]/100 * time_incr" office:value-type="float" office:value="2149.61306964746" calcext:value-type="float">
            <text:p>2150</text:p>
          </table:table-cell>
          <table:table-cell table:style-name="ce3" table:formula="of:=[.B168]" office:value-type="float" office:value="2149.61306964746" calcext:value-type="float">
            <text:p>2150</text:p>
          </table:table-cell>
          <table:table-cell table:style-name="ce3" table:formula="of:=[.C167]" office:value-type="float" office:value="2149.61306964746" calcext:value-type="float">
            <text:p>2150</text:p>
          </table:table-cell>
          <table:table-cell table:style-name="ce5" table:formula="of:=SUMPRODUCT([.B168:.D168];burner_heat_diffusion)" office:value-type="float" office:value="2149.61306964746" calcext:value-type="float">
            <text:p>2150</text:p>
          </table:table-cell>
          <table:table-cell table:formula="of:=[.F167]+[.E168]-[.J167]" office:value-type="float" office:value="40302.7189483294" calcext:value-type="float">
            <text:p>40303</text:p>
          </table:table-cell>
          <table:table-cell table:style-name="ce7" table:formula="of:=temp_out + [.F168] / burner_heat_mass" office:value-type="float" office:value="100.605437896659" calcext:value-type="float">
            <text:p>100.6</text:p>
          </table:table-cell>
          <table:table-cell table:style-name="ce7" table:formula="of:=[.G168]-[.W167]" office:value-type="float" office:value="10.672495260735" calcext:value-type="float">
            <text:p>10.7</text:p>
          </table:table-cell>
          <table:table-cell table:style-name="ce5" table:formula="of:=thermagon_k * burner_A * [.H168] / thermagon_L" office:value-type="float" office:value="1399.0532803841" calcext:value-type="float">
            <text:p>1399</text:p>
          </table:table-cell>
          <table:table-cell table:style-name="ce5" table:formula="of:=[.I168]/C_per_s_to_W*time_incr" office:value-type="float" office:value="2004.94881109788" calcext:value-type="float">
            <text:p>2005</text:p>
          </table:table-cell>
          <table:table-cell table:style-name="ce7" table:formula="of:=[.J167]" office:value-type="float" office:value="2004.21114716806" calcext:value-type="float">
            <text:p>2004.2</text:p>
          </table:table-cell>
          <table:table-cell table:style-name="ce7" table:formula="of:=[.K167]" office:value-type="float" office:value="2003.4697217834" calcext:value-type="float">
            <text:p>2003.5</text:p>
          </table:table-cell>
          <table:table-cell table:style-name="ce7" table:formula="of:=[.L167]" office:value-type="float" office:value="2002.72451576373" calcext:value-type="float">
            <text:p>2002.7</text:p>
          </table:table-cell>
          <table:table-cell table:style-name="ce7" table:formula="of:=[.M167]" office:value-type="float" office:value="2001.97550983102" calcext:value-type="float">
            <text:p>2002.0</text:p>
          </table:table-cell>
          <table:table-cell table:style-name="ce7" table:formula="of:=[.N167]" office:value-type="float" office:value="2001.22268460898" calcext:value-type="float">
            <text:p>2001.2</text:p>
          </table:table-cell>
          <table:table-cell table:style-name="ce7" table:formula="of:=[.O167]" office:value-type="float" office:value="2000.46602062249" calcext:value-type="float">
            <text:p>2000.5</text:p>
          </table:table-cell>
          <table:table-cell table:style-name="ce7" table:formula="of:=[.P167]" office:value-type="float" office:value="1999.70549829715" calcext:value-type="float">
            <text:p>1999.7</text:p>
          </table:table-cell>
          <table:table-cell table:style-name="ce7" table:formula="of:=[.Q167]" office:value-type="float" office:value="1998.94109795873" calcext:value-type="float">
            <text:p>1998.9</text:p>
          </table:table-cell>
          <table:table-cell table:style-name="ce7" table:formula="of:=[.R167]" office:value-type="float" office:value="1998.17279983267" calcext:value-type="float">
            <text:p>1998.2</text:p>
          </table:table-cell>
          <table:table-cell table:style-name="ce5" table:formula="of:=SUMPRODUCT([.J168:.S168];pot_heat_diffusion)" office:value-type="float" office:value="2001.59182194014" calcext:value-type="float">
            <text:p>2002</text:p>
          </table:table-cell>
          <table:table-cell table:style-name="ce5" table:formula="of:=[.V167]*leakage_out" office:value-type="float" office:value="1191.26250112202" calcext:value-type="float">
            <text:p>1191</text:p>
          </table:table-cell>
          <table:table-cell table:style-name="ce5" table:formula="of:=[.V167]+[.T168]-[.U168]" office:value-type="float" office:value="199354.079507821" calcext:value-type="float">
            <text:p>199354</text:p>
          </table:table-cell>
          <table:table-cell table:style-name="ce12" table:formula="of:= temp_out + [.V168]/pot_water_mass" office:value-type="float" office:value="90.2183644326592" calcext:value-type="float">
            <text:p>90.2</text:p>
          </table:table-cell>
          <table:table-cell table:style-name="ce7" table:formula="of:=IF([.G168]&gt;thermagon_temp_max;0;IF([.W1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table:formula="of:=burner_C_per_s * [.X168]/100 * time_incr" office:value-type="float" office:value="2149.61306964746" calcext:value-type="float">
            <text:p>2150</text:p>
          </table:table-cell>
          <table:table-cell table:style-name="ce3" table:formula="of:=[.B169]" office:value-type="float" office:value="2149.61306964746" calcext:value-type="float">
            <text:p>2150</text:p>
          </table:table-cell>
          <table:table-cell table:style-name="ce3" table:formula="of:=[.C168]" office:value-type="float" office:value="2149.61306964746" calcext:value-type="float">
            <text:p>2150</text:p>
          </table:table-cell>
          <table:table-cell table:style-name="ce5" table:formula="of:=SUMPRODUCT([.B169:.D169];burner_heat_diffusion)" office:value-type="float" office:value="2149.61306964746" calcext:value-type="float">
            <text:p>2150</text:p>
          </table:table-cell>
          <table:table-cell table:formula="of:=[.F168]+[.E169]-[.J168]" office:value-type="float" office:value="40447.3832068789" calcext:value-type="float">
            <text:p>40447</text:p>
          </table:table-cell>
          <table:table-cell table:style-name="ce7" table:formula="of:=temp_out + [.F169] / burner_heat_mass" office:value-type="float" office:value="100.894766413758" calcext:value-type="float">
            <text:p>100.9</text:p>
          </table:table-cell>
          <table:table-cell table:style-name="ce7" table:formula="of:=[.G169]-[.W168]" office:value-type="float" office:value="10.6764019810987" calcext:value-type="float">
            <text:p>10.7</text:p>
          </table:table-cell>
          <table:table-cell table:style-name="ce5" table:formula="of:=thermagon_k * burner_A * [.H169] / thermagon_L" office:value-type="float" office:value="1399.5654108472" calcext:value-type="float">
            <text:p>1400</text:p>
          </table:table-cell>
          <table:table-cell table:style-name="ce5" table:formula="of:=[.I169]/C_per_s_to_W*time_incr" office:value-type="float" office:value="2005.68273265578" calcext:value-type="float">
            <text:p>2006</text:p>
          </table:table-cell>
          <table:table-cell table:style-name="ce7" table:formula="of:=[.J168]" office:value-type="float" office:value="2004.94881109788" calcext:value-type="float">
            <text:p>2004.9</text:p>
          </table:table-cell>
          <table:table-cell table:style-name="ce7" table:formula="of:=[.K168]" office:value-type="float" office:value="2004.21114716806" calcext:value-type="float">
            <text:p>2004.2</text:p>
          </table:table-cell>
          <table:table-cell table:style-name="ce7" table:formula="of:=[.L168]" office:value-type="float" office:value="2003.4697217834" calcext:value-type="float">
            <text:p>2003.5</text:p>
          </table:table-cell>
          <table:table-cell table:style-name="ce7" table:formula="of:=[.M168]" office:value-type="float" office:value="2002.72451576373" calcext:value-type="float">
            <text:p>2002.7</text:p>
          </table:table-cell>
          <table:table-cell table:style-name="ce7" table:formula="of:=[.N168]" office:value-type="float" office:value="2001.97550983102" calcext:value-type="float">
            <text:p>2002.0</text:p>
          </table:table-cell>
          <table:table-cell table:style-name="ce7" table:formula="of:=[.O168]" office:value-type="float" office:value="2001.22268460898" calcext:value-type="float">
            <text:p>2001.2</text:p>
          </table:table-cell>
          <table:table-cell table:style-name="ce7" table:formula="of:=[.P168]" office:value-type="float" office:value="2000.46602062249" calcext:value-type="float">
            <text:p>2000.5</text:p>
          </table:table-cell>
          <table:table-cell table:style-name="ce7" table:formula="of:=[.Q168]" office:value-type="float" office:value="1999.70549829715" calcext:value-type="float">
            <text:p>1999.7</text:p>
          </table:table-cell>
          <table:table-cell table:style-name="ce7" table:formula="of:=[.R168]" office:value-type="float" office:value="1998.94109795873" calcext:value-type="float">
            <text:p>1998.9</text:p>
          </table:table-cell>
          <table:table-cell table:style-name="ce5" table:formula="of:=SUMPRODUCT([.J169:.S169];pot_heat_diffusion)" office:value-type="float" office:value="2002.34277442701" calcext:value-type="float">
            <text:p>2002</text:p>
          </table:table-cell>
          <table:table-cell table:style-name="ce5" table:formula="of:=[.V168]*leakage_out" office:value-type="float" office:value="1196.12447704693" calcext:value-type="float">
            <text:p>1196</text:p>
          </table:table-cell>
          <table:table-cell table:style-name="ce5" table:formula="of:=[.V168]+[.T169]-[.U169]" office:value-type="float" office:value="200160.297805201" calcext:value-type="float">
            <text:p>200160</text:p>
          </table:table-cell>
          <table:table-cell table:style-name="ce12" table:formula="of:= temp_out + [.V169]/pot_water_mass" office:value-type="float" office:value="90.5023382061454" calcext:value-type="float">
            <text:p>90.5</text:p>
          </table:table-cell>
          <table:table-cell table:style-name="ce7" table:formula="of:=IF([.G169]&gt;thermagon_temp_max;0;IF([.W1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table:formula="of:=burner_C_per_s * [.X169]/100 * time_incr" office:value-type="float" office:value="2149.61306964746" calcext:value-type="float">
            <text:p>2150</text:p>
          </table:table-cell>
          <table:table-cell table:style-name="ce3" table:formula="of:=[.B170]" office:value-type="float" office:value="2149.61306964746" calcext:value-type="float">
            <text:p>2150</text:p>
          </table:table-cell>
          <table:table-cell table:style-name="ce3" table:formula="of:=[.C169]" office:value-type="float" office:value="2149.61306964746" calcext:value-type="float">
            <text:p>2150</text:p>
          </table:table-cell>
          <table:table-cell table:style-name="ce5" table:formula="of:=SUMPRODUCT([.B170:.D170];burner_heat_diffusion)" office:value-type="float" office:value="2149.61306964746" calcext:value-type="float">
            <text:p>2150</text:p>
          </table:table-cell>
          <table:table-cell table:formula="of:=[.F169]+[.E170]-[.J169]" office:value-type="float" office:value="40591.3135438706" calcext:value-type="float">
            <text:p>40591</text:p>
          </table:table-cell>
          <table:table-cell table:style-name="ce7" table:formula="of:=temp_out + [.F170] / burner_heat_mass" office:value-type="float" office:value="101.182627087741" calcext:value-type="float">
            <text:p>101.2</text:p>
          </table:table-cell>
          <table:table-cell table:style-name="ce7" table:formula="of:=[.G170]-[.W169]" office:value-type="float" office:value="10.6802888815958" calcext:value-type="float">
            <text:p>10.7</text:p>
          </table:table-cell>
          <table:table-cell table:style-name="ce5" table:formula="of:=thermagon_k * burner_A * [.H170] / thermagon_L" office:value-type="float" office:value="1400.07494313166" calcext:value-type="float">
            <text:p>1400</text:p>
          </table:table-cell>
          <table:table-cell table:style-name="ce5" table:formula="of:=[.I170]/C_per_s_to_W*time_incr" office:value-type="float" office:value="2006.41293082783" calcext:value-type="float">
            <text:p>2006</text:p>
          </table:table-cell>
          <table:table-cell table:style-name="ce7" table:formula="of:=[.J169]" office:value-type="float" office:value="2005.68273265578" calcext:value-type="float">
            <text:p>2005.7</text:p>
          </table:table-cell>
          <table:table-cell table:style-name="ce7" table:formula="of:=[.K169]" office:value-type="float" office:value="2004.94881109788" calcext:value-type="float">
            <text:p>2004.9</text:p>
          </table:table-cell>
          <table:table-cell table:style-name="ce7" table:formula="of:=[.L169]" office:value-type="float" office:value="2004.21114716806" calcext:value-type="float">
            <text:p>2004.2</text:p>
          </table:table-cell>
          <table:table-cell table:style-name="ce7" table:formula="of:=[.M169]" office:value-type="float" office:value="2003.4697217834" calcext:value-type="float">
            <text:p>2003.5</text:p>
          </table:table-cell>
          <table:table-cell table:style-name="ce7" table:formula="of:=[.N169]" office:value-type="float" office:value="2002.72451576373" calcext:value-type="float">
            <text:p>2002.7</text:p>
          </table:table-cell>
          <table:table-cell table:style-name="ce7" table:formula="of:=[.O169]" office:value-type="float" office:value="2001.97550983102" calcext:value-type="float">
            <text:p>2002.0</text:p>
          </table:table-cell>
          <table:table-cell table:style-name="ce7" table:formula="of:=[.P169]" office:value-type="float" office:value="2001.22268460898" calcext:value-type="float">
            <text:p>2001.2</text:p>
          </table:table-cell>
          <table:table-cell table:style-name="ce7" table:formula="of:=[.Q169]" office:value-type="float" office:value="2000.46602062249" calcext:value-type="float">
            <text:p>2000.5</text:p>
          </table:table-cell>
          <table:table-cell table:style-name="ce7" table:formula="of:=[.R169]" office:value-type="float" office:value="1999.70549829715" calcext:value-type="float">
            <text:p>1999.7</text:p>
          </table:table-cell>
          <table:table-cell table:style-name="ce5" table:formula="of:=SUMPRODUCT([.J170:.S170];pot_heat_diffusion)" office:value-type="float" office:value="2003.08991712544" calcext:value-type="float">
            <text:p>2003</text:p>
          </table:table-cell>
          <table:table-cell table:style-name="ce5" table:formula="of:=[.V169]*leakage_out" office:value-type="float" office:value="1200.96178683121" calcext:value-type="float">
            <text:p>1201</text:p>
          </table:table-cell>
          <table:table-cell table:style-name="ce5" table:formula="of:=[.V169]+[.T170]-[.U170]" office:value-type="float" office:value="200962.425935495" calcext:value-type="float">
            <text:p>200962</text:p>
          </table:table-cell>
          <table:table-cell table:style-name="ce12" table:formula="of:= temp_out + [.V170]/pot_water_mass" office:value-type="float" office:value="90.7848713026025" calcext:value-type="float">
            <text:p>90.8</text:p>
          </table:table-cell>
          <table:table-cell table:style-name="ce7" table:formula="of:=IF([.G170]&gt;thermagon_temp_max;0;IF([.W1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table:formula="of:=burner_C_per_s * [.X170]/100 * time_incr" office:value-type="float" office:value="2149.61306964746" calcext:value-type="float">
            <text:p>2150</text:p>
          </table:table-cell>
          <table:table-cell table:style-name="ce3" table:formula="of:=[.B171]" office:value-type="float" office:value="2149.61306964746" calcext:value-type="float">
            <text:p>2150</text:p>
          </table:table-cell>
          <table:table-cell table:style-name="ce3" table:formula="of:=[.C170]" office:value-type="float" office:value="2149.61306964746" calcext:value-type="float">
            <text:p>2150</text:p>
          </table:table-cell>
          <table:table-cell table:style-name="ce5" table:formula="of:=SUMPRODUCT([.B171:.D171];burner_heat_diffusion)" office:value-type="float" office:value="2149.61306964746" calcext:value-type="float">
            <text:p>2150</text:p>
          </table:table-cell>
          <table:table-cell table:formula="of:=[.F170]+[.E171]-[.J170]" office:value-type="float" office:value="40734.5136826903" calcext:value-type="float">
            <text:p>40735</text:p>
          </table:table-cell>
          <table:table-cell table:style-name="ce7" table:formula="of:=temp_out + [.F171] / burner_heat_mass" office:value-type="float" office:value="101.469027365381" calcext:value-type="float">
            <text:p>101.5</text:p>
          </table:table-cell>
          <table:table-cell table:style-name="ce7" table:formula="of:=[.G171]-[.W170]" office:value-type="float" office:value="10.6841560627781" calcext:value-type="float">
            <text:p>10.7</text:p>
          </table:table-cell>
          <table:table-cell table:style-name="ce5" table:formula="of:=thermagon_k * burner_A * [.H171] / thermagon_L" office:value-type="float" office:value="1400.58189041874" calcext:value-type="float">
            <text:p>1401</text:p>
          </table:table-cell>
          <table:table-cell table:style-name="ce5" table:formula="of:=[.I171]/C_per_s_to_W*time_incr" office:value-type="float" office:value="2007.13942450378" calcext:value-type="float">
            <text:p>2007</text:p>
          </table:table-cell>
          <table:table-cell table:style-name="ce7" table:formula="of:=[.J170]" office:value-type="float" office:value="2006.41293082783" calcext:value-type="float">
            <text:p>2006.4</text:p>
          </table:table-cell>
          <table:table-cell table:style-name="ce7" table:formula="of:=[.K170]" office:value-type="float" office:value="2005.68273265578" calcext:value-type="float">
            <text:p>2005.7</text:p>
          </table:table-cell>
          <table:table-cell table:style-name="ce7" table:formula="of:=[.L170]" office:value-type="float" office:value="2004.94881109788" calcext:value-type="float">
            <text:p>2004.9</text:p>
          </table:table-cell>
          <table:table-cell table:style-name="ce7" table:formula="of:=[.M170]" office:value-type="float" office:value="2004.21114716806" calcext:value-type="float">
            <text:p>2004.2</text:p>
          </table:table-cell>
          <table:table-cell table:style-name="ce7" table:formula="of:=[.N170]" office:value-type="float" office:value="2003.4697217834" calcext:value-type="float">
            <text:p>2003.5</text:p>
          </table:table-cell>
          <table:table-cell table:style-name="ce7" table:formula="of:=[.O170]" office:value-type="float" office:value="2002.72451576373" calcext:value-type="float">
            <text:p>2002.7</text:p>
          </table:table-cell>
          <table:table-cell table:style-name="ce7" table:formula="of:=[.P170]" office:value-type="float" office:value="2001.97550983102" calcext:value-type="float">
            <text:p>2002.0</text:p>
          </table:table-cell>
          <table:table-cell table:style-name="ce7" table:formula="of:=[.Q170]" office:value-type="float" office:value="2001.22268460898" calcext:value-type="float">
            <text:p>2001.2</text:p>
          </table:table-cell>
          <table:table-cell table:style-name="ce7" table:formula="of:=[.R170]" office:value-type="float" office:value="2000.46602062249" calcext:value-type="float">
            <text:p>2000.5</text:p>
          </table:table-cell>
          <table:table-cell table:style-name="ce5" table:formula="of:=SUMPRODUCT([.J171:.S171];pot_heat_diffusion)" office:value-type="float" office:value="2003.83326936355" calcext:value-type="float">
            <text:p>2004</text:p>
          </table:table-cell>
          <table:table-cell table:style-name="ce5" table:formula="of:=[.V170]*leakage_out" office:value-type="float" office:value="1205.77455561297" calcext:value-type="float">
            <text:p>1206</text:p>
          </table:table-cell>
          <table:table-cell table:style-name="ce5" table:formula="of:=[.V170]+[.T171]-[.U171]" office:value-type="float" office:value="201760.484649246" calcext:value-type="float">
            <text:p>201760</text:p>
          </table:table-cell>
          <table:table-cell table:style-name="ce12" table:formula="of:= temp_out + [.V171]/pot_water_mass" office:value-type="float" office:value="91.065971030981" calcext:value-type="float">
            <text:p>91.1</text:p>
          </table:table-cell>
          <table:table-cell table:style-name="ce7" table:formula="of:=IF([.G171]&gt;thermagon_temp_max;0;IF([.W1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" table:formula="of:=burner_C_per_s * [.X171]/100 * time_incr" office:value-type="float" office:value="2149.61306964746" calcext:value-type="float">
            <text:p>2150</text:p>
          </table:table-cell>
          <table:table-cell table:style-name="ce3" table:formula="of:=[.B172]" office:value-type="float" office:value="2149.61306964746" calcext:value-type="float">
            <text:p>2150</text:p>
          </table:table-cell>
          <table:table-cell table:style-name="ce3" table:formula="of:=[.C171]" office:value-type="float" office:value="2149.61306964746" calcext:value-type="float">
            <text:p>2150</text:p>
          </table:table-cell>
          <table:table-cell table:style-name="ce5" table:formula="of:=SUMPRODUCT([.B172:.D172];burner_heat_diffusion)" office:value-type="float" office:value="2149.61306964746" calcext:value-type="float">
            <text:p>2150</text:p>
          </table:table-cell>
          <table:table-cell table:formula="of:=[.F171]+[.E172]-[.J171]" office:value-type="float" office:value="40876.9873278339" calcext:value-type="float">
            <text:p>40877</text:p>
          </table:table-cell>
          <table:table-cell table:style-name="ce7" table:formula="of:=temp_out + [.F172] / burner_heat_mass" office:value-type="float" office:value="101.753974655668" calcext:value-type="float">
            <text:p>101.8</text:p>
          </table:table-cell>
          <table:table-cell table:style-name="ce7" table:formula="of:=[.G172]-[.W171]" office:value-type="float" office:value="10.6880036246869" calcext:value-type="float">
            <text:p>10.7</text:p>
          </table:table-cell>
          <table:table-cell table:style-name="ce5" table:formula="of:=thermagon_k * burner_A * [.H172] / thermagon_L" office:value-type="float" office:value="1401.08626582286" calcext:value-type="float">
            <text:p>1401</text:p>
          </table:table-cell>
          <table:table-cell table:style-name="ce5" table:formula="of:=[.I172]/C_per_s_to_W*time_incr" office:value-type="float" office:value="2007.86223247758" calcext:value-type="float">
            <text:p>2008</text:p>
          </table:table-cell>
          <table:table-cell table:style-name="ce7" table:formula="of:=[.J171]" office:value-type="float" office:value="2007.13942450378" calcext:value-type="float">
            <text:p>2007.1</text:p>
          </table:table-cell>
          <table:table-cell table:style-name="ce7" table:formula="of:=[.K171]" office:value-type="float" office:value="2006.41293082783" calcext:value-type="float">
            <text:p>2006.4</text:p>
          </table:table-cell>
          <table:table-cell table:style-name="ce7" table:formula="of:=[.L171]" office:value-type="float" office:value="2005.68273265578" calcext:value-type="float">
            <text:p>2005.7</text:p>
          </table:table-cell>
          <table:table-cell table:style-name="ce7" table:formula="of:=[.M171]" office:value-type="float" office:value="2004.94881109788" calcext:value-type="float">
            <text:p>2004.9</text:p>
          </table:table-cell>
          <table:table-cell table:style-name="ce7" table:formula="of:=[.N171]" office:value-type="float" office:value="2004.21114716806" calcext:value-type="float">
            <text:p>2004.2</text:p>
          </table:table-cell>
          <table:table-cell table:style-name="ce7" table:formula="of:=[.O171]" office:value-type="float" office:value="2003.4697217834" calcext:value-type="float">
            <text:p>2003.5</text:p>
          </table:table-cell>
          <table:table-cell table:style-name="ce7" table:formula="of:=[.P171]" office:value-type="float" office:value="2002.72451576373" calcext:value-type="float">
            <text:p>2002.7</text:p>
          </table:table-cell>
          <table:table-cell table:style-name="ce7" table:formula="of:=[.Q171]" office:value-type="float" office:value="2001.97550983102" calcext:value-type="float">
            <text:p>2002.0</text:p>
          </table:table-cell>
          <table:table-cell table:style-name="ce7" table:formula="of:=[.R171]" office:value-type="float" office:value="2001.22268460898" calcext:value-type="float">
            <text:p>2001.2</text:p>
          </table:table-cell>
          <table:table-cell table:style-name="ce5" table:formula="of:=SUMPRODUCT([.J172:.S172];pot_heat_diffusion)" office:value-type="float" office:value="2004.57285037137" calcext:value-type="float">
            <text:p>2005</text:p>
          </table:table-cell>
          <table:table-cell table:style-name="ce5" table:formula="of:=[.V171]*leakage_out" office:value-type="float" office:value="1210.56290789548" calcext:value-type="float">
            <text:p>1211</text:p>
          </table:table-cell>
          <table:table-cell table:style-name="ce5" table:formula="of:=[.V171]+[.T172]-[.U172]" office:value-type="float" office:value="202554.494591722" calcext:value-type="float">
            <text:p>202554</text:p>
          </table:table-cell>
          <table:table-cell table:style-name="ce12" table:formula="of:= temp_out + [.V172]/pot_water_mass" office:value-type="float" office:value="91.3456446631513" calcext:value-type="float">
            <text:p>91.3</text:p>
          </table:table-cell>
          <table:table-cell table:style-name="ce7" table:formula="of:=IF([.G172]&gt;thermagon_temp_max;0;IF([.W1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table:formula="of:=burner_C_per_s * [.X172]/100 * time_incr" office:value-type="float" office:value="2149.61306964746" calcext:value-type="float">
            <text:p>2150</text:p>
          </table:table-cell>
          <table:table-cell table:style-name="ce3" table:formula="of:=[.B173]" office:value-type="float" office:value="2149.61306964746" calcext:value-type="float">
            <text:p>2150</text:p>
          </table:table-cell>
          <table:table-cell table:style-name="ce3" table:formula="of:=[.C172]" office:value-type="float" office:value="2149.61306964746" calcext:value-type="float">
            <text:p>2150</text:p>
          </table:table-cell>
          <table:table-cell table:style-name="ce5" table:formula="of:=SUMPRODUCT([.B173:.D173];burner_heat_diffusion)" office:value-type="float" office:value="2149.61306964746" calcext:value-type="float">
            <text:p>2150</text:p>
          </table:table-cell>
          <table:table-cell table:formula="of:=[.F172]+[.E173]-[.J172]" office:value-type="float" office:value="41018.7381650038" calcext:value-type="float">
            <text:p>41019</text:p>
          </table:table-cell>
          <table:table-cell table:style-name="ce7" table:formula="of:=temp_out + [.F173] / burner_heat_mass" office:value-type="float" office:value="102.037476330008" calcext:value-type="float">
            <text:p>102.0</text:p>
          </table:table-cell>
          <table:table-cell table:style-name="ce7" table:formula="of:=[.G173]-[.W172]" office:value-type="float" office:value="10.6918316668563" calcext:value-type="float">
            <text:p>10.7</text:p>
          </table:table-cell>
          <table:table-cell table:style-name="ce5" table:formula="of:=thermagon_k * burner_A * [.H173] / thermagon_L" office:value-type="float" office:value="1401.58808239187" calcext:value-type="float">
            <text:p>1402</text:p>
          </table:table-cell>
          <table:table-cell table:style-name="ce5" table:formula="of:=[.I173]/C_per_s_to_W*time_incr" office:value-type="float" office:value="2008.5813734478" calcext:value-type="float">
            <text:p>2009</text:p>
          </table:table-cell>
          <table:table-cell table:style-name="ce7" table:formula="of:=[.J172]" office:value-type="float" office:value="2007.86223247758" calcext:value-type="float">
            <text:p>2007.9</text:p>
          </table:table-cell>
          <table:table-cell table:style-name="ce7" table:formula="of:=[.K172]" office:value-type="float" office:value="2007.13942450378" calcext:value-type="float">
            <text:p>2007.1</text:p>
          </table:table-cell>
          <table:table-cell table:style-name="ce7" table:formula="of:=[.L172]" office:value-type="float" office:value="2006.41293082783" calcext:value-type="float">
            <text:p>2006.4</text:p>
          </table:table-cell>
          <table:table-cell table:style-name="ce7" table:formula="of:=[.M172]" office:value-type="float" office:value="2005.68273265578" calcext:value-type="float">
            <text:p>2005.7</text:p>
          </table:table-cell>
          <table:table-cell table:style-name="ce7" table:formula="of:=[.N172]" office:value-type="float" office:value="2004.94881109788" calcext:value-type="float">
            <text:p>2004.9</text:p>
          </table:table-cell>
          <table:table-cell table:style-name="ce7" table:formula="of:=[.O172]" office:value-type="float" office:value="2004.21114716806" calcext:value-type="float">
            <text:p>2004.2</text:p>
          </table:table-cell>
          <table:table-cell table:style-name="ce7" table:formula="of:=[.P172]" office:value-type="float" office:value="2003.4697217834" calcext:value-type="float">
            <text:p>2003.5</text:p>
          </table:table-cell>
          <table:table-cell table:style-name="ce7" table:formula="of:=[.Q172]" office:value-type="float" office:value="2002.72451576373" calcext:value-type="float">
            <text:p>2002.7</text:p>
          </table:table-cell>
          <table:table-cell table:style-name="ce7" table:formula="of:=[.R172]" office:value-type="float" office:value="2001.97550983102" calcext:value-type="float">
            <text:p>2002.0</text:p>
          </table:table-cell>
          <table:table-cell table:style-name="ce5" table:formula="of:=SUMPRODUCT([.J173:.S173];pot_heat_diffusion)" office:value-type="float" office:value="2005.3086792814" calcext:value-type="float">
            <text:p>2005</text:p>
          </table:table-cell>
          <table:table-cell table:style-name="ce5" table:formula="of:=[.V172]*leakage_out" office:value-type="float" office:value="1215.32696755033" calcext:value-type="float">
            <text:p>1215</text:p>
          </table:table-cell>
          <table:table-cell table:style-name="ce5" table:formula="of:=[.V172]+[.T173]-[.U173]" office:value-type="float" office:value="203344.476303453" calcext:value-type="float">
            <text:p>203344</text:p>
          </table:table-cell>
          <table:table-cell table:style-name="ce12" table:formula="of:= temp_out + [.V173]/pot_water_mass" office:value-type="float" office:value="91.6238994340917" calcext:value-type="float">
            <text:p>91.6</text:p>
          </table:table-cell>
          <table:table-cell table:style-name="ce7" table:formula="of:=IF([.G173]&gt;thermagon_temp_max;0;IF([.W1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table:formula="of:=burner_C_per_s * [.X173]/100 * time_incr" office:value-type="float" office:value="2149.61306964746" calcext:value-type="float">
            <text:p>2150</text:p>
          </table:table-cell>
          <table:table-cell table:style-name="ce3" table:formula="of:=[.B174]" office:value-type="float" office:value="2149.61306964746" calcext:value-type="float">
            <text:p>2150</text:p>
          </table:table-cell>
          <table:table-cell table:style-name="ce3" table:formula="of:=[.C173]" office:value-type="float" office:value="2149.61306964746" calcext:value-type="float">
            <text:p>2150</text:p>
          </table:table-cell>
          <table:table-cell table:style-name="ce5" table:formula="of:=SUMPRODUCT([.B174:.D174];burner_heat_diffusion)" office:value-type="float" office:value="2149.61306964746" calcext:value-type="float">
            <text:p>2150</text:p>
          </table:table-cell>
          <table:table-cell table:formula="of:=[.F173]+[.E174]-[.J173]" office:value-type="float" office:value="41159.7698612035" calcext:value-type="float">
            <text:p>41160</text:p>
          </table:table-cell>
          <table:table-cell table:style-name="ce7" table:formula="of:=temp_out + [.F174] / burner_heat_mass" office:value-type="float" office:value="102.319539722407" calcext:value-type="float">
            <text:p>102.3</text:p>
          </table:table-cell>
          <table:table-cell table:style-name="ce7" table:formula="of:=[.G174]-[.W173]" office:value-type="float" office:value="10.6956402883153" calcext:value-type="float">
            <text:p>10.7</text:p>
          </table:table-cell>
          <table:table-cell table:style-name="ce5" table:formula="of:=thermagon_k * burner_A * [.H174] / thermagon_L" office:value-type="float" office:value="1402.08735310746" calcext:value-type="float">
            <text:p>1402</text:p>
          </table:table-cell>
          <table:table-cell table:style-name="ce5" table:formula="of:=[.I174]/C_per_s_to_W*time_incr" office:value-type="float" office:value="2009.29686601814" calcext:value-type="float">
            <text:p>2009</text:p>
          </table:table-cell>
          <table:table-cell table:style-name="ce7" table:formula="of:=[.J173]" office:value-type="float" office:value="2008.5813734478" calcext:value-type="float">
            <text:p>2008.6</text:p>
          </table:table-cell>
          <table:table-cell table:style-name="ce7" table:formula="of:=[.K173]" office:value-type="float" office:value="2007.86223247758" calcext:value-type="float">
            <text:p>2007.9</text:p>
          </table:table-cell>
          <table:table-cell table:style-name="ce7" table:formula="of:=[.L173]" office:value-type="float" office:value="2007.13942450378" calcext:value-type="float">
            <text:p>2007.1</text:p>
          </table:table-cell>
          <table:table-cell table:style-name="ce7" table:formula="of:=[.M173]" office:value-type="float" office:value="2006.41293082783" calcext:value-type="float">
            <text:p>2006.4</text:p>
          </table:table-cell>
          <table:table-cell table:style-name="ce7" table:formula="of:=[.N173]" office:value-type="float" office:value="2005.68273265578" calcext:value-type="float">
            <text:p>2005.7</text:p>
          </table:table-cell>
          <table:table-cell table:style-name="ce7" table:formula="of:=[.O173]" office:value-type="float" office:value="2004.94881109788" calcext:value-type="float">
            <text:p>2004.9</text:p>
          </table:table-cell>
          <table:table-cell table:style-name="ce7" table:formula="of:=[.P173]" office:value-type="float" office:value="2004.21114716806" calcext:value-type="float">
            <text:p>2004.2</text:p>
          </table:table-cell>
          <table:table-cell table:style-name="ce7" table:formula="of:=[.Q173]" office:value-type="float" office:value="2003.4697217834" calcext:value-type="float">
            <text:p>2003.5</text:p>
          </table:table-cell>
          <table:table-cell table:style-name="ce7" table:formula="of:=[.R173]" office:value-type="float" office:value="2002.72451576373" calcext:value-type="float">
            <text:p>2002.7</text:p>
          </table:table-cell>
          <table:table-cell table:style-name="ce5" table:formula="of:=SUMPRODUCT([.J174:.S174];pot_heat_diffusion)" office:value-type="float" office:value="2006.04077512906" calcext:value-type="float">
            <text:p>2006</text:p>
          </table:table-cell>
          <table:table-cell table:style-name="ce5" table:formula="of:=[.V173]*leakage_out" office:value-type="float" office:value="1220.06685782072" calcext:value-type="float">
            <text:p>1220</text:p>
          </table:table-cell>
          <table:table-cell table:style-name="ce5" table:formula="of:=[.V173]+[.T174]-[.U174]" office:value-type="float" office:value="204130.450220761" calcext:value-type="float">
            <text:p>204130</text:p>
          </table:table-cell>
          <table:table-cell table:style-name="ce12" table:formula="of:= temp_out + [.V174]/pot_water_mass" office:value-type="float" office:value="91.9007425420751" calcext:value-type="float">
            <text:p>91.9</text:p>
          </table:table-cell>
          <table:table-cell table:style-name="ce7" table:formula="of:=IF([.G174]&gt;thermagon_temp_max;0;IF([.W1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table:formula="of:=burner_C_per_s * [.X174]/100 * time_incr" office:value-type="float" office:value="2149.61306964746" calcext:value-type="float">
            <text:p>2150</text:p>
          </table:table-cell>
          <table:table-cell table:style-name="ce3" table:formula="of:=[.B175]" office:value-type="float" office:value="2149.61306964746" calcext:value-type="float">
            <text:p>2150</text:p>
          </table:table-cell>
          <table:table-cell table:style-name="ce3" table:formula="of:=[.C174]" office:value-type="float" office:value="2149.61306964746" calcext:value-type="float">
            <text:p>2150</text:p>
          </table:table-cell>
          <table:table-cell table:style-name="ce5" table:formula="of:=SUMPRODUCT([.B175:.D175];burner_heat_diffusion)" office:value-type="float" office:value="2149.61306964746" calcext:value-type="float">
            <text:p>2150</text:p>
          </table:table-cell>
          <table:table-cell table:formula="of:=[.F174]+[.E175]-[.J174]" office:value-type="float" office:value="41300.0860648328" calcext:value-type="float">
            <text:p>41300</text:p>
          </table:table-cell>
          <table:table-cell table:style-name="ce7" table:formula="of:=temp_out + [.F175] / burner_heat_mass" office:value-type="float" office:value="102.600172129666" calcext:value-type="float">
            <text:p>102.6</text:p>
          </table:table-cell>
          <table:table-cell table:style-name="ce7" table:formula="of:=[.G175]-[.W174]" office:value-type="float" office:value="10.6994295875905" calcext:value-type="float">
            <text:p>10.7</text:p>
          </table:table-cell>
          <table:table-cell table:style-name="ce5" table:formula="of:=thermagon_k * burner_A * [.H175] / thermagon_L" office:value-type="float" office:value="1402.58409088544" calcext:value-type="float">
            <text:p>1403</text:p>
          </table:table-cell>
          <table:table-cell table:style-name="ce5" table:formula="of:=[.I175]/C_per_s_to_W*time_incr" office:value-type="float" office:value="2010.00872869797" calcext:value-type="float">
            <text:p>2010</text:p>
          </table:table-cell>
          <table:table-cell table:style-name="ce7" table:formula="of:=[.J174]" office:value-type="float" office:value="2009.29686601814" calcext:value-type="float">
            <text:p>2009.3</text:p>
          </table:table-cell>
          <table:table-cell table:style-name="ce7" table:formula="of:=[.K174]" office:value-type="float" office:value="2008.5813734478" calcext:value-type="float">
            <text:p>2008.6</text:p>
          </table:table-cell>
          <table:table-cell table:style-name="ce7" table:formula="of:=[.L174]" office:value-type="float" office:value="2007.86223247758" calcext:value-type="float">
            <text:p>2007.9</text:p>
          </table:table-cell>
          <table:table-cell table:style-name="ce7" table:formula="of:=[.M174]" office:value-type="float" office:value="2007.13942450378" calcext:value-type="float">
            <text:p>2007.1</text:p>
          </table:table-cell>
          <table:table-cell table:style-name="ce7" table:formula="of:=[.N174]" office:value-type="float" office:value="2006.41293082783" calcext:value-type="float">
            <text:p>2006.4</text:p>
          </table:table-cell>
          <table:table-cell table:style-name="ce7" table:formula="of:=[.O174]" office:value-type="float" office:value="2005.68273265578" calcext:value-type="float">
            <text:p>2005.7</text:p>
          </table:table-cell>
          <table:table-cell table:style-name="ce7" table:formula="of:=[.P174]" office:value-type="float" office:value="2004.94881109788" calcext:value-type="float">
            <text:p>2004.9</text:p>
          </table:table-cell>
          <table:table-cell table:style-name="ce7" table:formula="of:=[.Q174]" office:value-type="float" office:value="2004.21114716806" calcext:value-type="float">
            <text:p>2004.2</text:p>
          </table:table-cell>
          <table:table-cell table:style-name="ce7" table:formula="of:=[.R174]" office:value-type="float" office:value="2003.4697217834" calcext:value-type="float">
            <text:p>2003.5</text:p>
          </table:table-cell>
          <table:table-cell table:style-name="ce5" table:formula="of:=SUMPRODUCT([.J175:.S175];pot_heat_diffusion)" office:value-type="float" office:value="2006.7691568532" calcext:value-type="float">
            <text:p>2007</text:p>
          </table:table-cell>
          <table:table-cell table:style-name="ce5" table:formula="of:=[.V174]*leakage_out" office:value-type="float" office:value="1224.78270132457" calcext:value-type="float">
            <text:p>1225</text:p>
          </table:table-cell>
          <table:table-cell table:style-name="ce5" table:formula="of:=[.V174]+[.T175]-[.U175]" office:value-type="float" office:value="204912.43667629" calcext:value-type="float">
            <text:p>204912</text:p>
          </table:table-cell>
          <table:table-cell table:style-name="ce12" table:formula="of:= temp_out + [.V175]/pot_water_mass" office:value-type="float" office:value="92.1761811488559" calcext:value-type="float">
            <text:p>92.2</text:p>
          </table:table-cell>
          <table:table-cell table:style-name="ce7" table:formula="of:=IF([.G175]&gt;thermagon_temp_max;0;IF([.W1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burner_C_per_s * [.X175]/100 * time_incr" office:value-type="float" office:value="2149.61306964746" calcext:value-type="float">
            <text:p>2150</text:p>
          </table:table-cell>
          <table:table-cell table:style-name="ce3" table:formula="of:=[.B176]" office:value-type="float" office:value="2149.61306964746" calcext:value-type="float">
            <text:p>2150</text:p>
          </table:table-cell>
          <table:table-cell table:style-name="ce3" table:formula="of:=[.C175]" office:value-type="float" office:value="2149.61306964746" calcext:value-type="float">
            <text:p>2150</text:p>
          </table:table-cell>
          <table:table-cell table:style-name="ce5" table:formula="of:=SUMPRODUCT([.B176:.D176];burner_heat_diffusion)" office:value-type="float" office:value="2149.61306964746" calcext:value-type="float">
            <text:p>2150</text:p>
          </table:table-cell>
          <table:table-cell table:formula="of:=[.F175]+[.E176]-[.J175]" office:value-type="float" office:value="41439.6904057823" calcext:value-type="float">
            <text:p>41440</text:p>
          </table:table-cell>
          <table:table-cell table:style-name="ce7" table:formula="of:=temp_out + [.F176] / burner_heat_mass" office:value-type="float" office:value="102.879380811565" calcext:value-type="float">
            <text:p>102.9</text:p>
          </table:table-cell>
          <table:table-cell table:style-name="ce7" table:formula="of:=[.G176]-[.W175]" office:value-type="float" office:value="10.7031996627087" calcext:value-type="float">
            <text:p>10.7</text:p>
          </table:table-cell>
          <table:table-cell table:style-name="ce5" table:formula="of:=thermagon_k * burner_A * [.H176] / thermagon_L" office:value-type="float" office:value="1403.0783085761" calcext:value-type="float">
            <text:p>1403</text:p>
          </table:table-cell>
          <table:table-cell table:style-name="ce5" table:formula="of:=[.I176]/C_per_s_to_W*time_incr" office:value-type="float" office:value="2010.7169799027" calcext:value-type="float">
            <text:p>2011</text:p>
          </table:table-cell>
          <table:table-cell table:style-name="ce7" table:formula="of:=[.J175]" office:value-type="float" office:value="2010.00872869797" calcext:value-type="float">
            <text:p>2010.0</text:p>
          </table:table-cell>
          <table:table-cell table:style-name="ce7" table:formula="of:=[.K175]" office:value-type="float" office:value="2009.29686601814" calcext:value-type="float">
            <text:p>2009.3</text:p>
          </table:table-cell>
          <table:table-cell table:style-name="ce7" table:formula="of:=[.L175]" office:value-type="float" office:value="2008.5813734478" calcext:value-type="float">
            <text:p>2008.6</text:p>
          </table:table-cell>
          <table:table-cell table:style-name="ce7" table:formula="of:=[.M175]" office:value-type="float" office:value="2007.86223247758" calcext:value-type="float">
            <text:p>2007.9</text:p>
          </table:table-cell>
          <table:table-cell table:style-name="ce7" table:formula="of:=[.N175]" office:value-type="float" office:value="2007.13942450378" calcext:value-type="float">
            <text:p>2007.1</text:p>
          </table:table-cell>
          <table:table-cell table:style-name="ce7" table:formula="of:=[.O175]" office:value-type="float" office:value="2006.41293082783" calcext:value-type="float">
            <text:p>2006.4</text:p>
          </table:table-cell>
          <table:table-cell table:style-name="ce7" table:formula="of:=[.P175]" office:value-type="float" office:value="2005.68273265578" calcext:value-type="float">
            <text:p>2005.7</text:p>
          </table:table-cell>
          <table:table-cell table:style-name="ce7" table:formula="of:=[.Q175]" office:value-type="float" office:value="2004.94881109788" calcext:value-type="float">
            <text:p>2004.9</text:p>
          </table:table-cell>
          <table:table-cell table:style-name="ce7" table:formula="of:=[.R175]" office:value-type="float" office:value="2004.21114716806" calcext:value-type="float">
            <text:p>2004.2</text:p>
          </table:table-cell>
          <table:table-cell table:style-name="ce5" table:formula="of:=SUMPRODUCT([.J176:.S176];pot_heat_diffusion)" office:value-type="float" office:value="2007.49384329659" calcext:value-type="float">
            <text:p>2007</text:p>
          </table:table-cell>
          <table:table-cell table:style-name="ce5" table:formula="of:=[.V175]*leakage_out" office:value-type="float" office:value="1229.47462005774" calcext:value-type="float">
            <text:p>1229</text:p>
          </table:table-cell>
          <table:table-cell table:style-name="ce5" table:formula="of:=[.V175]+[.T176]-[.U176]" office:value-type="float" office:value="205690.455899529" calcext:value-type="float">
            <text:p>205690</text:p>
          </table:table-cell>
          <table:table-cell table:style-name="ce12" table:formula="of:= temp_out + [.V176]/pot_water_mass" office:value-type="float" office:value="92.450222379855" calcext:value-type="float">
            <text:p>92.5</text:p>
          </table:table-cell>
          <table:table-cell table:style-name="ce7" table:formula="of:=IF([.G176]&gt;thermagon_temp_max;0;IF([.W1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table:formula="of:=burner_C_per_s * [.X176]/100 * time_incr" office:value-type="float" office:value="2149.61306964746" calcext:value-type="float">
            <text:p>2150</text:p>
          </table:table-cell>
          <table:table-cell table:style-name="ce3" table:formula="of:=[.B177]" office:value-type="float" office:value="2149.61306964746" calcext:value-type="float">
            <text:p>2150</text:p>
          </table:table-cell>
          <table:table-cell table:style-name="ce3" table:formula="of:=[.C176]" office:value-type="float" office:value="2149.61306964746" calcext:value-type="float">
            <text:p>2150</text:p>
          </table:table-cell>
          <table:table-cell table:style-name="ce5" table:formula="of:=SUMPRODUCT([.B177:.D177];burner_heat_diffusion)" office:value-type="float" office:value="2149.61306964746" calcext:value-type="float">
            <text:p>2150</text:p>
          </table:table-cell>
          <table:table-cell table:formula="of:=[.F176]+[.E177]-[.J176]" office:value-type="float" office:value="41578.5864955271" calcext:value-type="float">
            <text:p>41579</text:p>
          </table:table-cell>
          <table:table-cell table:style-name="ce7" table:formula="of:=temp_out + [.F177] / burner_heat_mass" office:value-type="float" office:value="103.157172991054" calcext:value-type="float">
            <text:p>103.2</text:p>
          </table:table-cell>
          <table:table-cell table:style-name="ce7" table:formula="of:=[.G177]-[.W176]" office:value-type="float" office:value="10.7069506111992" calcext:value-type="float">
            <text:p>10.7</text:p>
          </table:table-cell>
          <table:table-cell table:style-name="ce5" table:formula="of:=thermagon_k * burner_A * [.H177] / thermagon_L" office:value-type="float" office:value="1403.57001896454" calcext:value-type="float">
            <text:p>1404</text:p>
          </table:table-cell>
          <table:table-cell table:style-name="ce5" table:formula="of:=[.I177]/C_per_s_to_W*time_incr" office:value-type="float" office:value="2011.42163795434" calcext:value-type="float">
            <text:p>2011</text:p>
          </table:table-cell>
          <table:table-cell table:style-name="ce7" table:formula="of:=[.J176]" office:value-type="float" office:value="2010.7169799027" calcext:value-type="float">
            <text:p>2010.7</text:p>
          </table:table-cell>
          <table:table-cell table:style-name="ce7" table:formula="of:=[.K176]" office:value-type="float" office:value="2010.00872869797" calcext:value-type="float">
            <text:p>2010.0</text:p>
          </table:table-cell>
          <table:table-cell table:style-name="ce7" table:formula="of:=[.L176]" office:value-type="float" office:value="2009.29686601814" calcext:value-type="float">
            <text:p>2009.3</text:p>
          </table:table-cell>
          <table:table-cell table:style-name="ce7" table:formula="of:=[.M176]" office:value-type="float" office:value="2008.5813734478" calcext:value-type="float">
            <text:p>2008.6</text:p>
          </table:table-cell>
          <table:table-cell table:style-name="ce7" table:formula="of:=[.N176]" office:value-type="float" office:value="2007.86223247758" calcext:value-type="float">
            <text:p>2007.9</text:p>
          </table:table-cell>
          <table:table-cell table:style-name="ce7" table:formula="of:=[.O176]" office:value-type="float" office:value="2007.13942450378" calcext:value-type="float">
            <text:p>2007.1</text:p>
          </table:table-cell>
          <table:table-cell table:style-name="ce7" table:formula="of:=[.P176]" office:value-type="float" office:value="2006.41293082783" calcext:value-type="float">
            <text:p>2006.4</text:p>
          </table:table-cell>
          <table:table-cell table:style-name="ce7" table:formula="of:=[.Q176]" office:value-type="float" office:value="2005.68273265578" calcext:value-type="float">
            <text:p>2005.7</text:p>
          </table:table-cell>
          <table:table-cell table:style-name="ce7" table:formula="of:=[.R176]" office:value-type="float" office:value="2004.94881109788" calcext:value-type="float">
            <text:p>2004.9</text:p>
          </table:table-cell>
          <table:table-cell table:style-name="ce5" table:formula="of:=SUMPRODUCT([.J177:.S177];pot_heat_diffusion)" office:value-type="float" office:value="2008.21485320641" calcext:value-type="float">
            <text:p>2008</text:p>
          </table:table-cell>
          <table:table-cell table:style-name="ce5" table:formula="of:=[.V176]*leakage_out" office:value-type="float" office:value="1234.14273539717" calcext:value-type="float">
            <text:p>1234</text:p>
          </table:table-cell>
          <table:table-cell table:style-name="ce5" table:formula="of:=[.V176]+[.T177]-[.U177]" office:value-type="float" office:value="206464.528017338" calcext:value-type="float">
            <text:p>206465</text:p>
          </table:table-cell>
          <table:table-cell table:style-name="ce12" table:formula="of:= temp_out + [.V177]/pot_water_mass" office:value-type="float" office:value="92.7228733243437" calcext:value-type="float">
            <text:p>92.7</text:p>
          </table:table-cell>
          <table:table-cell table:style-name="ce7" table:formula="of:=IF([.G177]&gt;thermagon_temp_max;0;IF([.W1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" table:formula="of:=burner_C_per_s * [.X177]/100 * time_incr" office:value-type="float" office:value="2149.61306964746" calcext:value-type="float">
            <text:p>2150</text:p>
          </table:table-cell>
          <table:table-cell table:style-name="ce3" table:formula="of:=[.B178]" office:value-type="float" office:value="2149.61306964746" calcext:value-type="float">
            <text:p>2150</text:p>
          </table:table-cell>
          <table:table-cell table:style-name="ce3" table:formula="of:=[.C177]" office:value-type="float" office:value="2149.61306964746" calcext:value-type="float">
            <text:p>2150</text:p>
          </table:table-cell>
          <table:table-cell table:style-name="ce5" table:formula="of:=SUMPRODUCT([.B178:.D178];burner_heat_diffusion)" office:value-type="float" office:value="2149.61306964746" calcext:value-type="float">
            <text:p>2150</text:p>
          </table:table-cell>
          <table:table-cell table:formula="of:=[.F177]+[.E178]-[.J177]" office:value-type="float" office:value="41716.7779272202" calcext:value-type="float">
            <text:p>41717</text:p>
          </table:table-cell>
          <table:table-cell table:style-name="ce7" table:formula="of:=temp_out + [.F178] / burner_heat_mass" office:value-type="float" office:value="103.43355585444" calcext:value-type="float">
            <text:p>103.4</text:p>
          </table:table-cell>
          <table:table-cell table:style-name="ce7" table:formula="of:=[.G178]-[.W177]" office:value-type="float" office:value="10.7106825300967" calcext:value-type="float">
            <text:p>10.7</text:p>
          </table:table-cell>
          <table:table-cell table:style-name="ce5" table:formula="of:=thermagon_k * burner_A * [.H178] / thermagon_L" office:value-type="float" office:value="1404.05923477097" calcext:value-type="float">
            <text:p>1404</text:p>
          </table:table-cell>
          <table:table-cell table:style-name="ce5" table:formula="of:=[.I178]/C_per_s_to_W*time_incr" office:value-type="float" office:value="2012.12272108194" calcext:value-type="float">
            <text:p>2012</text:p>
          </table:table-cell>
          <table:table-cell table:style-name="ce7" table:formula="of:=[.J177]" office:value-type="float" office:value="2011.42163795434" calcext:value-type="float">
            <text:p>2011.4</text:p>
          </table:table-cell>
          <table:table-cell table:style-name="ce7" table:formula="of:=[.K177]" office:value-type="float" office:value="2010.7169799027" calcext:value-type="float">
            <text:p>2010.7</text:p>
          </table:table-cell>
          <table:table-cell table:style-name="ce7" table:formula="of:=[.L177]" office:value-type="float" office:value="2010.00872869797" calcext:value-type="float">
            <text:p>2010.0</text:p>
          </table:table-cell>
          <table:table-cell table:style-name="ce7" table:formula="of:=[.M177]" office:value-type="float" office:value="2009.29686601814" calcext:value-type="float">
            <text:p>2009.3</text:p>
          </table:table-cell>
          <table:table-cell table:style-name="ce7" table:formula="of:=[.N177]" office:value-type="float" office:value="2008.5813734478" calcext:value-type="float">
            <text:p>2008.6</text:p>
          </table:table-cell>
          <table:table-cell table:style-name="ce7" table:formula="of:=[.O177]" office:value-type="float" office:value="2007.86223247758" calcext:value-type="float">
            <text:p>2007.9</text:p>
          </table:table-cell>
          <table:table-cell table:style-name="ce7" table:formula="of:=[.P177]" office:value-type="float" office:value="2007.13942450378" calcext:value-type="float">
            <text:p>2007.1</text:p>
          </table:table-cell>
          <table:table-cell table:style-name="ce7" table:formula="of:=[.Q177]" office:value-type="float" office:value="2006.41293082783" calcext:value-type="float">
            <text:p>2006.4</text:p>
          </table:table-cell>
          <table:table-cell table:style-name="ce7" table:formula="of:=[.R177]" office:value-type="float" office:value="2005.68273265578" calcext:value-type="float">
            <text:p>2005.7</text:p>
          </table:table-cell>
          <table:table-cell table:style-name="ce5" table:formula="of:=SUMPRODUCT([.J178:.S178];pot_heat_diffusion)" office:value-type="float" office:value="2008.93220523471" calcext:value-type="float">
            <text:p>2009</text:p>
          </table:table-cell>
          <table:table-cell table:style-name="ce5" table:formula="of:=[.V177]*leakage_out" office:value-type="float" office:value="1238.78716810403" calcext:value-type="float">
            <text:p>1239</text:p>
          </table:table-cell>
          <table:table-cell table:style-name="ce5" table:formula="of:=[.V177]+[.T178]-[.U178]" office:value-type="float" office:value="207234.673054469" calcext:value-type="float">
            <text:p>207235</text:p>
          </table:table-cell>
          <table:table-cell table:style-name="ce12" table:formula="of:= temp_out + [.V178]/pot_water_mass" office:value-type="float" office:value="92.9941410356279" calcext:value-type="float">
            <text:p>93.0</text:p>
          </table:table-cell>
          <table:table-cell table:style-name="ce7" table:formula="of:=IF([.G178]&gt;thermagon_temp_max;0;IF([.W1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table:formula="of:=burner_C_per_s * [.X178]/100 * time_incr" office:value-type="float" office:value="2149.61306964746" calcext:value-type="float">
            <text:p>2150</text:p>
          </table:table-cell>
          <table:table-cell table:style-name="ce3" table:formula="of:=[.B179]" office:value-type="float" office:value="2149.61306964746" calcext:value-type="float">
            <text:p>2150</text:p>
          </table:table-cell>
          <table:table-cell table:style-name="ce3" table:formula="of:=[.C178]" office:value-type="float" office:value="2149.61306964746" calcext:value-type="float">
            <text:p>2150</text:p>
          </table:table-cell>
          <table:table-cell table:style-name="ce5" table:formula="of:=SUMPRODUCT([.B179:.D179];burner_heat_diffusion)" office:value-type="float" office:value="2149.61306964746" calcext:value-type="float">
            <text:p>2150</text:p>
          </table:table-cell>
          <table:table-cell table:formula="of:=[.F178]+[.E179]-[.J178]" office:value-type="float" office:value="41854.2682757857" calcext:value-type="float">
            <text:p>41854</text:p>
          </table:table-cell>
          <table:table-cell table:style-name="ce7" table:formula="of:=temp_out + [.F179] / burner_heat_mass" office:value-type="float" office:value="103.708536551571" calcext:value-type="float">
            <text:p>103.7</text:p>
          </table:table-cell>
          <table:table-cell table:style-name="ce7" table:formula="of:=[.G179]-[.W178]" office:value-type="float" office:value="10.7143955159436" calcext:value-type="float">
            <text:p>10.7</text:p>
          </table:table-cell>
          <table:table-cell table:style-name="ce5" table:formula="of:=thermagon_k * burner_A * [.H179] / thermagon_L" office:value-type="float" office:value="1404.54596865113" calcext:value-type="float">
            <text:p>1405</text:p>
          </table:table-cell>
          <table:table-cell table:style-name="ce5" table:formula="of:=[.I179]/C_per_s_to_W*time_incr" office:value-type="float" office:value="2012.82024742208" calcext:value-type="float">
            <text:p>2013</text:p>
          </table:table-cell>
          <table:table-cell table:style-name="ce7" table:formula="of:=[.J178]" office:value-type="float" office:value="2012.12272108194" calcext:value-type="float">
            <text:p>2012.1</text:p>
          </table:table-cell>
          <table:table-cell table:style-name="ce7" table:formula="of:=[.K178]" office:value-type="float" office:value="2011.42163795434" calcext:value-type="float">
            <text:p>2011.4</text:p>
          </table:table-cell>
          <table:table-cell table:style-name="ce7" table:formula="of:=[.L178]" office:value-type="float" office:value="2010.7169799027" calcext:value-type="float">
            <text:p>2010.7</text:p>
          </table:table-cell>
          <table:table-cell table:style-name="ce7" table:formula="of:=[.M178]" office:value-type="float" office:value="2010.00872869797" calcext:value-type="float">
            <text:p>2010.0</text:p>
          </table:table-cell>
          <table:table-cell table:style-name="ce7" table:formula="of:=[.N178]" office:value-type="float" office:value="2009.29686601814" calcext:value-type="float">
            <text:p>2009.3</text:p>
          </table:table-cell>
          <table:table-cell table:style-name="ce7" table:formula="of:=[.O178]" office:value-type="float" office:value="2008.5813734478" calcext:value-type="float">
            <text:p>2008.6</text:p>
          </table:table-cell>
          <table:table-cell table:style-name="ce7" table:formula="of:=[.P178]" office:value-type="float" office:value="2007.86223247758" calcext:value-type="float">
            <text:p>2007.9</text:p>
          </table:table-cell>
          <table:table-cell table:style-name="ce7" table:formula="of:=[.Q178]" office:value-type="float" office:value="2007.13942450378" calcext:value-type="float">
            <text:p>2007.1</text:p>
          </table:table-cell>
          <table:table-cell table:style-name="ce7" table:formula="of:=[.R178]" office:value-type="float" office:value="2006.41293082783" calcext:value-type="float">
            <text:p>2006.4</text:p>
          </table:table-cell>
          <table:table-cell table:style-name="ce5" table:formula="of:=SUMPRODUCT([.J179:.S179];pot_heat_diffusion)" office:value-type="float" office:value="2009.64591793895" calcext:value-type="float">
            <text:p>2010</text:p>
          </table:table-cell>
          <table:table-cell table:style-name="ce5" table:formula="of:=[.V178]*leakage_out" office:value-type="float" office:value="1243.40803832681" calcext:value-type="float">
            <text:p>1243</text:p>
          </table:table-cell>
          <table:table-cell table:style-name="ce5" table:formula="of:=[.V178]+[.T179]-[.U179]" office:value-type="float" office:value="208000.910934081" calcext:value-type="float">
            <text:p>208001</text:p>
          </table:table-cell>
          <table:table-cell table:style-name="ce12" table:formula="of:= temp_out + [.V179]/pot_water_mass" office:value-type="float" office:value="93.2640325312298" calcext:value-type="float">
            <text:p>93.3</text:p>
          </table:table-cell>
          <table:table-cell table:style-name="ce7" table:formula="of:=IF([.G179]&gt;thermagon_temp_max;0;IF([.W1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table:formula="of:=burner_C_per_s * [.X179]/100 * time_incr" office:value-type="float" office:value="2149.61306964746" calcext:value-type="float">
            <text:p>2150</text:p>
          </table:table-cell>
          <table:table-cell table:style-name="ce3" table:formula="of:=[.B180]" office:value-type="float" office:value="2149.61306964746" calcext:value-type="float">
            <text:p>2150</text:p>
          </table:table-cell>
          <table:table-cell table:style-name="ce3" table:formula="of:=[.C179]" office:value-type="float" office:value="2149.61306964746" calcext:value-type="float">
            <text:p>2150</text:p>
          </table:table-cell>
          <table:table-cell table:style-name="ce5" table:formula="of:=SUMPRODUCT([.B180:.D180];burner_heat_diffusion)" office:value-type="float" office:value="2149.61306964746" calcext:value-type="float">
            <text:p>2150</text:p>
          </table:table-cell>
          <table:table-cell table:formula="of:=[.F179]+[.E180]-[.J179]" office:value-type="float" office:value="41991.0610980111" calcext:value-type="float">
            <text:p>41991</text:p>
          </table:table-cell>
          <table:table-cell table:style-name="ce7" table:formula="of:=temp_out + [.F180] / burner_heat_mass" office:value-type="float" office:value="103.982122196022" calcext:value-type="float">
            <text:p>104.0</text:p>
          </table:table-cell>
          <table:table-cell table:style-name="ce7" table:formula="of:=[.G180]-[.W179]" office:value-type="float" office:value="10.7180896647925" calcext:value-type="float">
            <text:p>10.7</text:p>
          </table:table-cell>
          <table:table-cell table:style-name="ce5" table:formula="of:=thermagon_k * burner_A * [.H180] / thermagon_L" office:value-type="float" office:value="1405.03023319648" calcext:value-type="float">
            <text:p>1405</text:p>
          </table:table-cell>
          <table:table-cell table:style-name="ce5" table:formula="of:=[.I180]/C_per_s_to_W*time_incr" office:value-type="float" office:value="2013.51423501931" calcext:value-type="float">
            <text:p>2014</text:p>
          </table:table-cell>
          <table:table-cell table:style-name="ce7" table:formula="of:=[.J179]" office:value-type="float" office:value="2012.82024742208" calcext:value-type="float">
            <text:p>2012.8</text:p>
          </table:table-cell>
          <table:table-cell table:style-name="ce7" table:formula="of:=[.K179]" office:value-type="float" office:value="2012.12272108194" calcext:value-type="float">
            <text:p>2012.1</text:p>
          </table:table-cell>
          <table:table-cell table:style-name="ce7" table:formula="of:=[.L179]" office:value-type="float" office:value="2011.42163795434" calcext:value-type="float">
            <text:p>2011.4</text:p>
          </table:table-cell>
          <table:table-cell table:style-name="ce7" table:formula="of:=[.M179]" office:value-type="float" office:value="2010.7169799027" calcext:value-type="float">
            <text:p>2010.7</text:p>
          </table:table-cell>
          <table:table-cell table:style-name="ce7" table:formula="of:=[.N179]" office:value-type="float" office:value="2010.00872869797" calcext:value-type="float">
            <text:p>2010.0</text:p>
          </table:table-cell>
          <table:table-cell table:style-name="ce7" table:formula="of:=[.O179]" office:value-type="float" office:value="2009.29686601814" calcext:value-type="float">
            <text:p>2009.3</text:p>
          </table:table-cell>
          <table:table-cell table:style-name="ce7" table:formula="of:=[.P179]" office:value-type="float" office:value="2008.5813734478" calcext:value-type="float">
            <text:p>2008.6</text:p>
          </table:table-cell>
          <table:table-cell table:style-name="ce7" table:formula="of:=[.Q179]" office:value-type="float" office:value="2007.86223247758" calcext:value-type="float">
            <text:p>2007.9</text:p>
          </table:table-cell>
          <table:table-cell table:style-name="ce7" table:formula="of:=[.R179]" office:value-type="float" office:value="2007.13942450378" calcext:value-type="float">
            <text:p>2007.1</text:p>
          </table:table-cell>
          <table:table-cell table:style-name="ce5" table:formula="of:=SUMPRODUCT([.J180:.S180];pot_heat_diffusion)" office:value-type="float" office:value="2010.35600978241" calcext:value-type="float">
            <text:p>2010</text:p>
          </table:table-cell>
          <table:table-cell table:style-name="ce5" table:formula="of:=[.V179]*leakage_out" office:value-type="float" office:value="1248.00546560448" calcext:value-type="float">
            <text:p>1248</text:p>
          </table:table-cell>
          <table:table-cell table:style-name="ce5" table:formula="of:=[.V179]+[.T180]-[.U180]" office:value-type="float" office:value="208763.261478259" calcext:value-type="float">
            <text:p>208763</text:p>
          </table:table-cell>
          <table:table-cell table:style-name="ce12" table:formula="of:= temp_out + [.V180]/pot_water_mass" office:value-type="float" office:value="93.5325547930701" calcext:value-type="float">
            <text:p>93.5</text:p>
          </table:table-cell>
          <table:table-cell table:style-name="ce7" table:formula="of:=IF([.G180]&gt;thermagon_temp_max;0;IF([.W1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table:formula="of:=burner_C_per_s * [.X180]/100 * time_incr" office:value-type="float" office:value="2149.61306964746" calcext:value-type="float">
            <text:p>2150</text:p>
          </table:table-cell>
          <table:table-cell table:style-name="ce3" table:formula="of:=[.B181]" office:value-type="float" office:value="2149.61306964746" calcext:value-type="float">
            <text:p>2150</text:p>
          </table:table-cell>
          <table:table-cell table:style-name="ce3" table:formula="of:=[.C180]" office:value-type="float" office:value="2149.61306964746" calcext:value-type="float">
            <text:p>2150</text:p>
          </table:table-cell>
          <table:table-cell table:style-name="ce5" table:formula="of:=SUMPRODUCT([.B181:.D181];burner_heat_diffusion)" office:value-type="float" office:value="2149.61306964746" calcext:value-type="float">
            <text:p>2150</text:p>
          </table:table-cell>
          <table:table-cell table:formula="of:=[.F180]+[.E181]-[.J180]" office:value-type="float" office:value="42127.1599326393" calcext:value-type="float">
            <text:p>42127</text:p>
          </table:table-cell>
          <table:table-cell table:style-name="ce7" table:formula="of:=temp_out + [.F181] / burner_heat_mass" office:value-type="float" office:value="104.254319865279" calcext:value-type="float">
            <text:p>104.3</text:p>
          </table:table-cell>
          <table:table-cell table:style-name="ce7" table:formula="of:=[.G181]-[.W180]" office:value-type="float" office:value="10.7217650722085" calcext:value-type="float">
            <text:p>10.7</text:p>
          </table:table-cell>
          <table:table-cell table:style-name="ce5" table:formula="of:=thermagon_k * burner_A * [.H181] / thermagon_L" office:value-type="float" office:value="1405.51204093464" calcext:value-type="float">
            <text:p>1406</text:p>
          </table:table-cell>
          <table:table-cell table:style-name="ce5" table:formula="of:=[.I181]/C_per_s_to_W*time_incr" office:value-type="float" office:value="2014.20470182666" calcext:value-type="float">
            <text:p>2014</text:p>
          </table:table-cell>
          <table:table-cell table:style-name="ce7" table:formula="of:=[.J180]" office:value-type="float" office:value="2013.51423501931" calcext:value-type="float">
            <text:p>2013.5</text:p>
          </table:table-cell>
          <table:table-cell table:style-name="ce7" table:formula="of:=[.K180]" office:value-type="float" office:value="2012.82024742208" calcext:value-type="float">
            <text:p>2012.8</text:p>
          </table:table-cell>
          <table:table-cell table:style-name="ce7" table:formula="of:=[.L180]" office:value-type="float" office:value="2012.12272108194" calcext:value-type="float">
            <text:p>2012.1</text:p>
          </table:table-cell>
          <table:table-cell table:style-name="ce7" table:formula="of:=[.M180]" office:value-type="float" office:value="2011.42163795434" calcext:value-type="float">
            <text:p>2011.4</text:p>
          </table:table-cell>
          <table:table-cell table:style-name="ce7" table:formula="of:=[.N180]" office:value-type="float" office:value="2010.7169799027" calcext:value-type="float">
            <text:p>2010.7</text:p>
          </table:table-cell>
          <table:table-cell table:style-name="ce7" table:formula="of:=[.O180]" office:value-type="float" office:value="2010.00872869797" calcext:value-type="float">
            <text:p>2010.0</text:p>
          </table:table-cell>
          <table:table-cell table:style-name="ce7" table:formula="of:=[.P180]" office:value-type="float" office:value="2009.29686601814" calcext:value-type="float">
            <text:p>2009.3</text:p>
          </table:table-cell>
          <table:table-cell table:style-name="ce7" table:formula="of:=[.Q180]" office:value-type="float" office:value="2008.5813734478" calcext:value-type="float">
            <text:p>2008.6</text:p>
          </table:table-cell>
          <table:table-cell table:style-name="ce7" table:formula="of:=[.R180]" office:value-type="float" office:value="2007.86223247758" calcext:value-type="float">
            <text:p>2007.9</text:p>
          </table:table-cell>
          <table:table-cell table:style-name="ce5" table:formula="of:=SUMPRODUCT([.J181:.S181];pot_heat_diffusion)" office:value-type="float" office:value="2011.06249913471" calcext:value-type="float">
            <text:p>2011</text:p>
          </table:table-cell>
          <table:table-cell table:style-name="ce5" table:formula="of:=[.V180]*leakage_out" office:value-type="float" office:value="1252.57956886955" calcext:value-type="float">
            <text:p>1253</text:p>
          </table:table-cell>
          <table:table-cell table:style-name="ce5" table:formula="of:=[.V180]+[.T181]-[.U181]" office:value-type="float" office:value="209521.744408524" calcext:value-type="float">
            <text:p>209522</text:p>
          </table:table-cell>
          <table:table-cell table:style-name="ce12" table:formula="of:= temp_out + [.V181]/pot_water_mass" office:value-type="float" office:value="93.799714767648" calcext:value-type="float">
            <text:p>93.8</text:p>
          </table:table-cell>
          <table:table-cell table:style-name="ce7" table:formula="of:=IF([.G181]&gt;thermagon_temp_max;0;IF([.W1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table:formula="of:=burner_C_per_s * [.X181]/100 * time_incr" office:value-type="float" office:value="2149.61306964746" calcext:value-type="float">
            <text:p>2150</text:p>
          </table:table-cell>
          <table:table-cell table:style-name="ce3" table:formula="of:=[.B182]" office:value-type="float" office:value="2149.61306964746" calcext:value-type="float">
            <text:p>2150</text:p>
          </table:table-cell>
          <table:table-cell table:style-name="ce3" table:formula="of:=[.C181]" office:value-type="float" office:value="2149.61306964746" calcext:value-type="float">
            <text:p>2150</text:p>
          </table:table-cell>
          <table:table-cell table:style-name="ce5" table:formula="of:=SUMPRODUCT([.B182:.D182];burner_heat_diffusion)" office:value-type="float" office:value="2149.61306964746" calcext:value-type="float">
            <text:p>2150</text:p>
          </table:table-cell>
          <table:table-cell table:formula="of:=[.F181]+[.E182]-[.J181]" office:value-type="float" office:value="42262.5683004601" calcext:value-type="float">
            <text:p>42263</text:p>
          </table:table-cell>
          <table:table-cell table:style-name="ce7" table:formula="of:=temp_out + [.F182] / burner_heat_mass" office:value-type="float" office:value="104.52513660092" calcext:value-type="float">
            <text:p>104.5</text:p>
          </table:table-cell>
          <table:table-cell table:style-name="ce7" table:formula="of:=[.G182]-[.W181]" office:value-type="float" office:value="10.7254218332722" calcext:value-type="float">
            <text:p>10.7</text:p>
          </table:table-cell>
          <table:table-cell table:style-name="ce5" table:formula="of:=thermagon_k * burner_A * [.H182] / thermagon_L" office:value-type="float" office:value="1405.99140432969" calcext:value-type="float">
            <text:p>1406</text:p>
          </table:table-cell>
          <table:table-cell table:style-name="ce5" table:formula="of:=[.I182]/C_per_s_to_W*time_incr" office:value-type="float" office:value="2014.89166570606" calcext:value-type="float">
            <text:p>2015</text:p>
          </table:table-cell>
          <table:table-cell table:style-name="ce7" table:formula="of:=[.J181]" office:value-type="float" office:value="2014.20470182666" calcext:value-type="float">
            <text:p>2014.2</text:p>
          </table:table-cell>
          <table:table-cell table:style-name="ce7" table:formula="of:=[.K181]" office:value-type="float" office:value="2013.51423501931" calcext:value-type="float">
            <text:p>2013.5</text:p>
          </table:table-cell>
          <table:table-cell table:style-name="ce7" table:formula="of:=[.L181]" office:value-type="float" office:value="2012.82024742208" calcext:value-type="float">
            <text:p>2012.8</text:p>
          </table:table-cell>
          <table:table-cell table:style-name="ce7" table:formula="of:=[.M181]" office:value-type="float" office:value="2012.12272108194" calcext:value-type="float">
            <text:p>2012.1</text:p>
          </table:table-cell>
          <table:table-cell table:style-name="ce7" table:formula="of:=[.N181]" office:value-type="float" office:value="2011.42163795434" calcext:value-type="float">
            <text:p>2011.4</text:p>
          </table:table-cell>
          <table:table-cell table:style-name="ce7" table:formula="of:=[.O181]" office:value-type="float" office:value="2010.7169799027" calcext:value-type="float">
            <text:p>2010.7</text:p>
          </table:table-cell>
          <table:table-cell table:style-name="ce7" table:formula="of:=[.P181]" office:value-type="float" office:value="2010.00872869797" calcext:value-type="float">
            <text:p>2010.0</text:p>
          </table:table-cell>
          <table:table-cell table:style-name="ce7" table:formula="of:=[.Q181]" office:value-type="float" office:value="2009.29686601814" calcext:value-type="float">
            <text:p>2009.3</text:p>
          </table:table-cell>
          <table:table-cell table:style-name="ce7" table:formula="of:=[.R181]" office:value-type="float" office:value="2008.5813734478" calcext:value-type="float">
            <text:p>2008.6</text:p>
          </table:table-cell>
          <table:table-cell table:style-name="ce5" table:formula="of:=SUMPRODUCT([.J182:.S182];pot_heat_diffusion)" office:value-type="float" office:value="2011.76540427229" calcext:value-type="float">
            <text:p>2012</text:p>
          </table:table-cell>
          <table:table-cell table:style-name="ce5" table:formula="of:=[.V181]*leakage_out" office:value-type="float" office:value="1257.13046645114" calcext:value-type="float">
            <text:p>1257</text:p>
          </table:table-cell>
          <table:table-cell table:style-name="ce5" table:formula="of:=[.V181]+[.T182]-[.U182]" office:value-type="float" office:value="210276.379346345" calcext:value-type="float">
            <text:p>210276</text:p>
          </table:table-cell>
          <table:table-cell table:style-name="ce12" table:formula="of:= temp_out + [.V182]/pot_water_mass" office:value-type="float" office:value="94.0655193662214" calcext:value-type="float">
            <text:p>94.1</text:p>
          </table:table-cell>
          <table:table-cell table:style-name="ce7" table:formula="of:=IF([.G182]&gt;thermagon_temp_max;0;IF([.W1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table:formula="of:=burner_C_per_s * [.X182]/100 * time_incr" office:value-type="float" office:value="2149.61306964746" calcext:value-type="float">
            <text:p>2150</text:p>
          </table:table-cell>
          <table:table-cell table:style-name="ce3" table:formula="of:=[.B183]" office:value-type="float" office:value="2149.61306964746" calcext:value-type="float">
            <text:p>2150</text:p>
          </table:table-cell>
          <table:table-cell table:style-name="ce3" table:formula="of:=[.C182]" office:value-type="float" office:value="2149.61306964746" calcext:value-type="float">
            <text:p>2150</text:p>
          </table:table-cell>
          <table:table-cell table:style-name="ce5" table:formula="of:=SUMPRODUCT([.B183:.D183];burner_heat_diffusion)" office:value-type="float" office:value="2149.61306964746" calcext:value-type="float">
            <text:p>2150</text:p>
          </table:table-cell>
          <table:table-cell table:formula="of:=[.F182]+[.E183]-[.J182]" office:value-type="float" office:value="42397.2897044015" calcext:value-type="float">
            <text:p>42397</text:p>
          </table:table-cell>
          <table:table-cell table:style-name="ce7" table:formula="of:=temp_out + [.F183] / burner_heat_mass" office:value-type="float" office:value="104.794579408803" calcext:value-type="float">
            <text:p>104.8</text:p>
          </table:table-cell>
          <table:table-cell table:style-name="ce7" table:formula="of:=[.G183]-[.W182]" office:value-type="float" office:value="10.7290600425816" calcext:value-type="float">
            <text:p>10.7</text:p>
          </table:table-cell>
          <table:table-cell table:style-name="ce5" table:formula="of:=thermagon_k * burner_A * [.H183] / thermagon_L" office:value-type="float" office:value="1406.46833578243" calcext:value-type="float">
            <text:p>1406</text:p>
          </table:table-cell>
          <table:table-cell table:style-name="ce5" table:formula="of:=[.I183]/C_per_s_to_W*time_incr" office:value-type="float" office:value="2015.57514442881" calcext:value-type="float">
            <text:p>2016</text:p>
          </table:table-cell>
          <table:table-cell table:style-name="ce7" table:formula="of:=[.J182]" office:value-type="float" office:value="2014.89166570606" calcext:value-type="float">
            <text:p>2014.9</text:p>
          </table:table-cell>
          <table:table-cell table:style-name="ce7" table:formula="of:=[.K182]" office:value-type="float" office:value="2014.20470182666" calcext:value-type="float">
            <text:p>2014.2</text:p>
          </table:table-cell>
          <table:table-cell table:style-name="ce7" table:formula="of:=[.L182]" office:value-type="float" office:value="2013.51423501931" calcext:value-type="float">
            <text:p>2013.5</text:p>
          </table:table-cell>
          <table:table-cell table:style-name="ce7" table:formula="of:=[.M182]" office:value-type="float" office:value="2012.82024742208" calcext:value-type="float">
            <text:p>2012.8</text:p>
          </table:table-cell>
          <table:table-cell table:style-name="ce7" table:formula="of:=[.N182]" office:value-type="float" office:value="2012.12272108194" calcext:value-type="float">
            <text:p>2012.1</text:p>
          </table:table-cell>
          <table:table-cell table:style-name="ce7" table:formula="of:=[.O182]" office:value-type="float" office:value="2011.42163795434" calcext:value-type="float">
            <text:p>2011.4</text:p>
          </table:table-cell>
          <table:table-cell table:style-name="ce7" table:formula="of:=[.P182]" office:value-type="float" office:value="2010.7169799027" calcext:value-type="float">
            <text:p>2010.7</text:p>
          </table:table-cell>
          <table:table-cell table:style-name="ce7" table:formula="of:=[.Q182]" office:value-type="float" office:value="2010.00872869797" calcext:value-type="float">
            <text:p>2010.0</text:p>
          </table:table-cell>
          <table:table-cell table:style-name="ce7" table:formula="of:=[.R182]" office:value-type="float" office:value="2009.29686601814" calcext:value-type="float">
            <text:p>2009.3</text:p>
          </table:table-cell>
          <table:table-cell table:style-name="ce5" table:formula="of:=SUMPRODUCT([.J183:.S183];pot_heat_diffusion)" office:value-type="float" office:value="2012.46474337885" calcext:value-type="float">
            <text:p>2012</text:p>
          </table:table-cell>
          <table:table-cell table:style-name="ce5" table:formula="of:=[.V182]*leakage_out" office:value-type="float" office:value="1261.65827607807" calcext:value-type="float">
            <text:p>1262</text:p>
          </table:table-cell>
          <table:table-cell table:style-name="ce5" table:formula="of:=[.V182]+[.T183]-[.U183]" office:value-type="float" office:value="211027.185813646" calcext:value-type="float">
            <text:p>211027</text:p>
          </table:table-cell>
          <table:table-cell table:style-name="ce12" table:formula="of:= temp_out + [.V183]/pot_water_mass" office:value-type="float" office:value="94.3299754649853" calcext:value-type="float">
            <text:p>94.3</text:p>
          </table:table-cell>
          <table:table-cell table:style-name="ce7" table:formula="of:=IF([.G183]&gt;thermagon_temp_max;0;IF([.W1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" table:formula="of:=burner_C_per_s * [.X183]/100 * time_incr" office:value-type="float" office:value="2149.61306964746" calcext:value-type="float">
            <text:p>2150</text:p>
          </table:table-cell>
          <table:table-cell table:style-name="ce3" table:formula="of:=[.B184]" office:value-type="float" office:value="2149.61306964746" calcext:value-type="float">
            <text:p>2150</text:p>
          </table:table-cell>
          <table:table-cell table:style-name="ce3" table:formula="of:=[.C183]" office:value-type="float" office:value="2149.61306964746" calcext:value-type="float">
            <text:p>2150</text:p>
          </table:table-cell>
          <table:table-cell table:style-name="ce5" table:formula="of:=SUMPRODUCT([.B184:.D184];burner_heat_diffusion)" office:value-type="float" office:value="2149.61306964746" calcext:value-type="float">
            <text:p>2150</text:p>
          </table:table-cell>
          <table:table-cell table:formula="of:=[.F183]+[.E184]-[.J183]" office:value-type="float" office:value="42531.3276296202" calcext:value-type="float">
            <text:p>42531</text:p>
          </table:table-cell>
          <table:table-cell table:style-name="ce7" table:formula="of:=temp_out + [.F184] / burner_heat_mass" office:value-type="float" office:value="105.06265525924" calcext:value-type="float">
            <text:p>105.1</text:p>
          </table:table-cell>
          <table:table-cell table:style-name="ce7" table:formula="of:=[.G184]-[.W183]" office:value-type="float" office:value="10.732679794255" calcext:value-type="float">
            <text:p>10.7</text:p>
          </table:table-cell>
          <table:table-cell table:style-name="ce5" table:formula="of:=thermagon_k * burner_A * [.H184] / thermagon_L" office:value-type="float" office:value="1406.94284763078" calcext:value-type="float">
            <text:p>1407</text:p>
          </table:table-cell>
          <table:table-cell table:style-name="ce5" table:formula="of:=[.I184]/C_per_s_to_W*time_incr" office:value-type="float" office:value="2016.2551556761" calcext:value-type="float">
            <text:p>2016</text:p>
          </table:table-cell>
          <table:table-cell table:style-name="ce7" table:formula="of:=[.J183]" office:value-type="float" office:value="2015.57514442881" calcext:value-type="float">
            <text:p>2015.6</text:p>
          </table:table-cell>
          <table:table-cell table:style-name="ce7" table:formula="of:=[.K183]" office:value-type="float" office:value="2014.89166570606" calcext:value-type="float">
            <text:p>2014.9</text:p>
          </table:table-cell>
          <table:table-cell table:style-name="ce7" table:formula="of:=[.L183]" office:value-type="float" office:value="2014.20470182666" calcext:value-type="float">
            <text:p>2014.2</text:p>
          </table:table-cell>
          <table:table-cell table:style-name="ce7" table:formula="of:=[.M183]" office:value-type="float" office:value="2013.51423501931" calcext:value-type="float">
            <text:p>2013.5</text:p>
          </table:table-cell>
          <table:table-cell table:style-name="ce7" table:formula="of:=[.N183]" office:value-type="float" office:value="2012.82024742208" calcext:value-type="float">
            <text:p>2012.8</text:p>
          </table:table-cell>
          <table:table-cell table:style-name="ce7" table:formula="of:=[.O183]" office:value-type="float" office:value="2012.12272108194" calcext:value-type="float">
            <text:p>2012.1</text:p>
          </table:table-cell>
          <table:table-cell table:style-name="ce7" table:formula="of:=[.P183]" office:value-type="float" office:value="2011.42163795434" calcext:value-type="float">
            <text:p>2011.4</text:p>
          </table:table-cell>
          <table:table-cell table:style-name="ce7" table:formula="of:=[.Q183]" office:value-type="float" office:value="2010.7169799027" calcext:value-type="float">
            <text:p>2010.7</text:p>
          </table:table-cell>
          <table:table-cell table:style-name="ce7" table:formula="of:=[.R183]" office:value-type="float" office:value="2010.00872869797" calcext:value-type="float">
            <text:p>2010.0</text:p>
          </table:table-cell>
          <table:table-cell table:style-name="ce5" table:formula="of:=SUMPRODUCT([.J184:.S184];pot_heat_diffusion)" office:value-type="float" office:value="2013.16053454584" calcext:value-type="float">
            <text:p>2013</text:p>
          </table:table-cell>
          <table:table-cell table:style-name="ce5" table:formula="of:=[.V183]*leakage_out" office:value-type="float" office:value="1266.16311488187" calcext:value-type="float">
            <text:p>1266</text:p>
          </table:table-cell>
          <table:table-cell table:style-name="ce5" table:formula="of:=[.V183]+[.T184]-[.U184]" office:value-type="float" office:value="211774.18323331" calcext:value-type="float">
            <text:p>211774</text:p>
          </table:table-cell>
          <table:table-cell table:style-name="ce12" table:formula="of:= temp_out + [.V184]/pot_water_mass" office:value-type="float" office:value="94.5930899052502" calcext:value-type="float">
            <text:p>94.6</text:p>
          </table:table-cell>
          <table:table-cell table:style-name="ce7" table:formula="of:=IF([.G184]&gt;thermagon_temp_max;0;IF([.W1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" table:formula="of:=burner_C_per_s * [.X184]/100 * time_incr" office:value-type="float" office:value="2149.61306964746" calcext:value-type="float">
            <text:p>2150</text:p>
          </table:table-cell>
          <table:table-cell table:style-name="ce3" table:formula="of:=[.B185]" office:value-type="float" office:value="2149.61306964746" calcext:value-type="float">
            <text:p>2150</text:p>
          </table:table-cell>
          <table:table-cell table:style-name="ce3" table:formula="of:=[.C184]" office:value-type="float" office:value="2149.61306964746" calcext:value-type="float">
            <text:p>2150</text:p>
          </table:table-cell>
          <table:table-cell table:style-name="ce5" table:formula="of:=SUMPRODUCT([.B185:.D185];burner_heat_diffusion)" office:value-type="float" office:value="2149.61306964746" calcext:value-type="float">
            <text:p>2150</text:p>
          </table:table-cell>
          <table:table-cell table:formula="of:=[.F184]+[.E185]-[.J184]" office:value-type="float" office:value="42664.6855435915" calcext:value-type="float">
            <text:p>42665</text:p>
          </table:table-cell>
          <table:table-cell table:style-name="ce7" table:formula="of:=temp_out + [.F185] / burner_heat_mass" office:value-type="float" office:value="105.329371087183" calcext:value-type="float">
            <text:p>105.3</text:p>
          </table:table-cell>
          <table:table-cell table:style-name="ce7" table:formula="of:=[.G185]-[.W184]" office:value-type="float" office:value="10.7362811819328" calcext:value-type="float">
            <text:p>10.7</text:p>
          </table:table-cell>
          <table:table-cell table:style-name="ce5" table:formula="of:=thermagon_k * burner_A * [.H185] / thermagon_L" office:value-type="float" office:value="1407.41495215007" calcext:value-type="float">
            <text:p>1407</text:p>
          </table:table-cell>
          <table:table-cell table:style-name="ce5" table:formula="of:=[.I185]/C_per_s_to_W*time_incr" office:value-type="float" office:value="2016.93171703936" calcext:value-type="float">
            <text:p>2017</text:p>
          </table:table-cell>
          <table:table-cell table:style-name="ce7" table:formula="of:=[.J184]" office:value-type="float" office:value="2016.2551556761" calcext:value-type="float">
            <text:p>2016.3</text:p>
          </table:table-cell>
          <table:table-cell table:style-name="ce7" table:formula="of:=[.K184]" office:value-type="float" office:value="2015.57514442881" calcext:value-type="float">
            <text:p>2015.6</text:p>
          </table:table-cell>
          <table:table-cell table:style-name="ce7" table:formula="of:=[.L184]" office:value-type="float" office:value="2014.89166570606" calcext:value-type="float">
            <text:p>2014.9</text:p>
          </table:table-cell>
          <table:table-cell table:style-name="ce7" table:formula="of:=[.M184]" office:value-type="float" office:value="2014.20470182666" calcext:value-type="float">
            <text:p>2014.2</text:p>
          </table:table-cell>
          <table:table-cell table:style-name="ce7" table:formula="of:=[.N184]" office:value-type="float" office:value="2013.51423501931" calcext:value-type="float">
            <text:p>2013.5</text:p>
          </table:table-cell>
          <table:table-cell table:style-name="ce7" table:formula="of:=[.O184]" office:value-type="float" office:value="2012.82024742208" calcext:value-type="float">
            <text:p>2012.8</text:p>
          </table:table-cell>
          <table:table-cell table:style-name="ce7" table:formula="of:=[.P184]" office:value-type="float" office:value="2012.12272108194" calcext:value-type="float">
            <text:p>2012.1</text:p>
          </table:table-cell>
          <table:table-cell table:style-name="ce7" table:formula="of:=[.Q184]" office:value-type="float" office:value="2011.42163795434" calcext:value-type="float">
            <text:p>2011.4</text:p>
          </table:table-cell>
          <table:table-cell table:style-name="ce7" table:formula="of:=[.R184]" office:value-type="float" office:value="2010.7169799027" calcext:value-type="float">
            <text:p>2010.7</text:p>
          </table:table-cell>
          <table:table-cell table:style-name="ce5" table:formula="of:=SUMPRODUCT([.J185:.S185];pot_heat_diffusion)" office:value-type="float" office:value="2013.85279577293" calcext:value-type="float">
            <text:p>2014</text:p>
          </table:table-cell>
          <table:table-cell table:style-name="ce5" table:formula="of:=[.V184]*leakage_out" office:value-type="float" office:value="1270.64509939986" calcext:value-type="float">
            <text:p>1271</text:p>
          </table:table-cell>
          <table:table-cell table:style-name="ce5" table:formula="of:=[.V184]+[.T185]-[.U185]" office:value-type="float" office:value="212517.390929683" calcext:value-type="float">
            <text:p>212517</text:p>
          </table:table-cell>
          <table:table-cell table:style-name="ce12" table:formula="of:= temp_out + [.V185]/pot_water_mass" office:value-type="float" office:value="94.8548694936184" calcext:value-type="float">
            <text:p>94.9</text:p>
          </table:table-cell>
          <table:table-cell table:style-name="ce7" table:formula="of:=IF([.G185]&gt;thermagon_temp_max;0;IF([.W1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" table:formula="of:=burner_C_per_s * [.X185]/100 * time_incr" office:value-type="float" office:value="2149.61306964746" calcext:value-type="float">
            <text:p>2150</text:p>
          </table:table-cell>
          <table:table-cell table:style-name="ce3" table:formula="of:=[.B186]" office:value-type="float" office:value="2149.61306964746" calcext:value-type="float">
            <text:p>2150</text:p>
          </table:table-cell>
          <table:table-cell table:style-name="ce3" table:formula="of:=[.C185]" office:value-type="float" office:value="2149.61306964746" calcext:value-type="float">
            <text:p>2150</text:p>
          </table:table-cell>
          <table:table-cell table:style-name="ce5" table:formula="of:=SUMPRODUCT([.B186:.D186];burner_heat_diffusion)" office:value-type="float" office:value="2149.61306964746" calcext:value-type="float">
            <text:p>2150</text:p>
          </table:table-cell>
          <table:table-cell table:formula="of:=[.F185]+[.E186]-[.J185]" office:value-type="float" office:value="42797.3668961996" calcext:value-type="float">
            <text:p>42797</text:p>
          </table:table-cell>
          <table:table-cell table:style-name="ce7" table:formula="of:=temp_out + [.F186] / burner_heat_mass" office:value-type="float" office:value="105.594733792399" calcext:value-type="float">
            <text:p>105.6</text:p>
          </table:table-cell>
          <table:table-cell table:style-name="ce7" table:formula="of:=[.G186]-[.W185]" office:value-type="float" office:value="10.7398642987808" calcext:value-type="float">
            <text:p>10.7</text:p>
          </table:table-cell>
          <table:table-cell table:style-name="ce5" table:formula="of:=thermagon_k * burner_A * [.H186] / thermagon_L" office:value-type="float" office:value="1407.88466155332" calcext:value-type="float">
            <text:p>1408</text:p>
          </table:table-cell>
          <table:table-cell table:style-name="ce5" table:formula="of:=[.I186]/C_per_s_to_W*time_incr" office:value-type="float" office:value="2017.60484602081" calcext:value-type="float">
            <text:p>2018</text:p>
          </table:table-cell>
          <table:table-cell table:style-name="ce7" table:formula="of:=[.J185]" office:value-type="float" office:value="2016.93171703936" calcext:value-type="float">
            <text:p>2016.9</text:p>
          </table:table-cell>
          <table:table-cell table:style-name="ce7" table:formula="of:=[.K185]" office:value-type="float" office:value="2016.2551556761" calcext:value-type="float">
            <text:p>2016.3</text:p>
          </table:table-cell>
          <table:table-cell table:style-name="ce7" table:formula="of:=[.L185]" office:value-type="float" office:value="2015.57514442881" calcext:value-type="float">
            <text:p>2015.6</text:p>
          </table:table-cell>
          <table:table-cell table:style-name="ce7" table:formula="of:=[.M185]" office:value-type="float" office:value="2014.89166570606" calcext:value-type="float">
            <text:p>2014.9</text:p>
          </table:table-cell>
          <table:table-cell table:style-name="ce7" table:formula="of:=[.N185]" office:value-type="float" office:value="2014.20470182666" calcext:value-type="float">
            <text:p>2014.2</text:p>
          </table:table-cell>
          <table:table-cell table:style-name="ce7" table:formula="of:=[.O185]" office:value-type="float" office:value="2013.51423501931" calcext:value-type="float">
            <text:p>2013.5</text:p>
          </table:table-cell>
          <table:table-cell table:style-name="ce7" table:formula="of:=[.P185]" office:value-type="float" office:value="2012.82024742208" calcext:value-type="float">
            <text:p>2012.8</text:p>
          </table:table-cell>
          <table:table-cell table:style-name="ce7" table:formula="of:=[.Q185]" office:value-type="float" office:value="2012.12272108194" calcext:value-type="float">
            <text:p>2012.1</text:p>
          </table:table-cell>
          <table:table-cell table:style-name="ce7" table:formula="of:=[.R185]" office:value-type="float" office:value="2011.42163795434" calcext:value-type="float">
            <text:p>2011.4</text:p>
          </table:table-cell>
          <table:table-cell table:style-name="ce5" table:formula="of:=SUMPRODUCT([.J186:.S186];pot_heat_diffusion)" office:value-type="float" office:value="2014.54154496849" calcext:value-type="float">
            <text:p>2015</text:p>
          </table:table-cell>
          <table:table-cell table:style-name="ce5" table:formula="of:=[.V185]*leakage_out" office:value-type="float" office:value="1275.1043455781" calcext:value-type="float">
            <text:p>1275</text:p>
          </table:table-cell>
          <table:table-cell table:style-name="ce5" table:formula="of:=[.V185]+[.T186]-[.U186]" office:value-type="float" office:value="213256.828129073" calcext:value-type="float">
            <text:p>213257</text:p>
          </table:table-cell>
          <table:table-cell table:style-name="ce12" table:formula="of:= temp_out + [.V186]/pot_water_mass" office:value-type="float" office:value="95.1153210021607" calcext:value-type="float">
            <text:p>95.1</text:p>
          </table:table-cell>
          <table:table-cell table:style-name="ce7" table:formula="of:=IF([.G186]&gt;thermagon_temp_max;0;IF([.W1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table:formula="of:=burner_C_per_s * [.X186]/100 * time_incr" office:value-type="float" office:value="2149.61306964746" calcext:value-type="float">
            <text:p>2150</text:p>
          </table:table-cell>
          <table:table-cell table:style-name="ce3" table:formula="of:=[.B187]" office:value-type="float" office:value="2149.61306964746" calcext:value-type="float">
            <text:p>2150</text:p>
          </table:table-cell>
          <table:table-cell table:style-name="ce3" table:formula="of:=[.C186]" office:value-type="float" office:value="2149.61306964746" calcext:value-type="float">
            <text:p>2150</text:p>
          </table:table-cell>
          <table:table-cell table:style-name="ce5" table:formula="of:=SUMPRODUCT([.B187:.D187];burner_heat_diffusion)" office:value-type="float" office:value="2149.61306964746" calcext:value-type="float">
            <text:p>2150</text:p>
          </table:table-cell>
          <table:table-cell table:formula="of:=[.F186]+[.E187]-[.J186]" office:value-type="float" office:value="42929.3751198263" calcext:value-type="float">
            <text:p>42929</text:p>
          </table:table-cell>
          <table:table-cell table:style-name="ce7" table:formula="of:=temp_out + [.F187] / burner_heat_mass" office:value-type="float" office:value="105.858750239653" calcext:value-type="float">
            <text:p>105.9</text:p>
          </table:table-cell>
          <table:table-cell table:style-name="ce7" table:formula="of:=[.G187]-[.W186]" office:value-type="float" office:value="10.7434292374919" calcext:value-type="float">
            <text:p>10.7</text:p>
          </table:table-cell>
          <table:table-cell table:style-name="ce5" table:formula="of:=thermagon_k * burner_A * [.H187] / thermagon_L" office:value-type="float" office:value="1408.35198799163" calcext:value-type="float">
            <text:p>1408</text:p>
          </table:table-cell>
          <table:table-cell table:style-name="ce5" table:formula="of:=[.I187]/C_per_s_to_W*time_incr" office:value-type="float" office:value="2018.27456003387" calcext:value-type="float">
            <text:p>2018</text:p>
          </table:table-cell>
          <table:table-cell table:style-name="ce7" table:formula="of:=[.J186]" office:value-type="float" office:value="2017.60484602081" calcext:value-type="float">
            <text:p>2017.6</text:p>
          </table:table-cell>
          <table:table-cell table:style-name="ce7" table:formula="of:=[.K186]" office:value-type="float" office:value="2016.93171703936" calcext:value-type="float">
            <text:p>2016.9</text:p>
          </table:table-cell>
          <table:table-cell table:style-name="ce7" table:formula="of:=[.L186]" office:value-type="float" office:value="2016.2551556761" calcext:value-type="float">
            <text:p>2016.3</text:p>
          </table:table-cell>
          <table:table-cell table:style-name="ce7" table:formula="of:=[.M186]" office:value-type="float" office:value="2015.57514442881" calcext:value-type="float">
            <text:p>2015.6</text:p>
          </table:table-cell>
          <table:table-cell table:style-name="ce7" table:formula="of:=[.N186]" office:value-type="float" office:value="2014.89166570606" calcext:value-type="float">
            <text:p>2014.9</text:p>
          </table:table-cell>
          <table:table-cell table:style-name="ce7" table:formula="of:=[.O186]" office:value-type="float" office:value="2014.20470182666" calcext:value-type="float">
            <text:p>2014.2</text:p>
          </table:table-cell>
          <table:table-cell table:style-name="ce7" table:formula="of:=[.P186]" office:value-type="float" office:value="2013.51423501931" calcext:value-type="float">
            <text:p>2013.5</text:p>
          </table:table-cell>
          <table:table-cell table:style-name="ce7" table:formula="of:=[.Q186]" office:value-type="float" office:value="2012.82024742208" calcext:value-type="float">
            <text:p>2012.8</text:p>
          </table:table-cell>
          <table:table-cell table:style-name="ce7" table:formula="of:=[.R186]" office:value-type="float" office:value="2012.12272108194" calcext:value-type="float">
            <text:p>2012.1</text:p>
          </table:table-cell>
          <table:table-cell table:style-name="ce5" table:formula="of:=SUMPRODUCT([.J187:.S187];pot_heat_diffusion)" office:value-type="float" office:value="2015.22679995002" calcext:value-type="float">
            <text:p>2015</text:p>
          </table:table-cell>
          <table:table-cell table:style-name="ce5" table:formula="of:=[.V186]*leakage_out" office:value-type="float" office:value="1279.54096877444" calcext:value-type="float">
            <text:p>1280</text:p>
          </table:table-cell>
          <table:table-cell table:style-name="ce5" table:formula="of:=[.V186]+[.T187]-[.U187]" office:value-type="float" office:value="213992.513960249" calcext:value-type="float">
            <text:p>213993</text:p>
          </table:table-cell>
          <table:table-cell table:style-name="ce12" table:formula="of:= temp_out + [.V187]/pot_water_mass" office:value-type="float" office:value="95.374451168591" calcext:value-type="float">
            <text:p>95.4</text:p>
          </table:table-cell>
          <table:table-cell table:style-name="ce7" table:formula="of:=IF([.G187]&gt;thermagon_temp_max;0;IF([.W1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table:formula="of:=burner_C_per_s * [.X187]/100 * time_incr" office:value-type="float" office:value="2149.61306964746" calcext:value-type="float">
            <text:p>2150</text:p>
          </table:table-cell>
          <table:table-cell table:style-name="ce3" table:formula="of:=[.B188]" office:value-type="float" office:value="2149.61306964746" calcext:value-type="float">
            <text:p>2150</text:p>
          </table:table-cell>
          <table:table-cell table:style-name="ce3" table:formula="of:=[.C187]" office:value-type="float" office:value="2149.61306964746" calcext:value-type="float">
            <text:p>2150</text:p>
          </table:table-cell>
          <table:table-cell table:style-name="ce5" table:formula="of:=SUMPRODUCT([.B188:.D188];burner_heat_diffusion)" office:value-type="float" office:value="2149.61306964746" calcext:value-type="float">
            <text:p>2150</text:p>
          </table:table-cell>
          <table:table-cell table:formula="of:=[.F187]+[.E188]-[.J187]" office:value-type="float" office:value="43060.7136294399" calcext:value-type="float">
            <text:p>43061</text:p>
          </table:table-cell>
          <table:table-cell table:style-name="ce7" table:formula="of:=temp_out + [.F188] / burner_heat_mass" office:value-type="float" office:value="106.12142725888" calcext:value-type="float">
            <text:p>106.1</text:p>
          </table:table-cell>
          <table:table-cell table:style-name="ce7" table:formula="of:=[.G188]-[.W187]" office:value-type="float" office:value="10.7469760902887" calcext:value-type="float">
            <text:p>10.7</text:p>
          </table:table-cell>
          <table:table-cell table:style-name="ce5" table:formula="of:=thermagon_k * burner_A * [.H188] / thermagon_L" office:value-type="float" office:value="1408.81694355444" calcext:value-type="float">
            <text:p>1409</text:p>
          </table:table-cell>
          <table:table-cell table:style-name="ce5" table:formula="of:=[.I188]/C_per_s_to_W*time_incr" office:value-type="float" office:value="2018.94087640361" calcext:value-type="float">
            <text:p>2019</text:p>
          </table:table-cell>
          <table:table-cell table:style-name="ce7" table:formula="of:=[.J187]" office:value-type="float" office:value="2018.27456003387" calcext:value-type="float">
            <text:p>2018.3</text:p>
          </table:table-cell>
          <table:table-cell table:style-name="ce7" table:formula="of:=[.K187]" office:value-type="float" office:value="2017.60484602081" calcext:value-type="float">
            <text:p>2017.6</text:p>
          </table:table-cell>
          <table:table-cell table:style-name="ce7" table:formula="of:=[.L187]" office:value-type="float" office:value="2016.93171703936" calcext:value-type="float">
            <text:p>2016.9</text:p>
          </table:table-cell>
          <table:table-cell table:style-name="ce7" table:formula="of:=[.M187]" office:value-type="float" office:value="2016.2551556761" calcext:value-type="float">
            <text:p>2016.3</text:p>
          </table:table-cell>
          <table:table-cell table:style-name="ce7" table:formula="of:=[.N187]" office:value-type="float" office:value="2015.57514442881" calcext:value-type="float">
            <text:p>2015.6</text:p>
          </table:table-cell>
          <table:table-cell table:style-name="ce7" table:formula="of:=[.O187]" office:value-type="float" office:value="2014.89166570606" calcext:value-type="float">
            <text:p>2014.9</text:p>
          </table:table-cell>
          <table:table-cell table:style-name="ce7" table:formula="of:=[.P187]" office:value-type="float" office:value="2014.20470182666" calcext:value-type="float">
            <text:p>2014.2</text:p>
          </table:table-cell>
          <table:table-cell table:style-name="ce7" table:formula="of:=[.Q187]" office:value-type="float" office:value="2013.51423501931" calcext:value-type="float">
            <text:p>2013.5</text:p>
          </table:table-cell>
          <table:table-cell table:style-name="ce7" table:formula="of:=[.R187]" office:value-type="float" office:value="2012.82024742208" calcext:value-type="float">
            <text:p>2012.8</text:p>
          </table:table-cell>
          <table:table-cell table:style-name="ce5" table:formula="of:=SUMPRODUCT([.J188:.S188];pot_heat_diffusion)" office:value-type="float" office:value="2015.90857844462" calcext:value-type="float">
            <text:p>2016</text:p>
          </table:table-cell>
          <table:table-cell table:style-name="ce5" table:formula="of:=[.V187]*leakage_out" office:value-type="float" office:value="1283.95508376149" calcext:value-type="float">
            <text:p>1284</text:p>
          </table:table-cell>
          <table:table-cell table:style-name="ce5" table:formula="of:=[.V187]+[.T188]-[.U188]" office:value-type="float" office:value="214724.467454932" calcext:value-type="float">
            <text:p>214724</text:p>
          </table:table-cell>
          <table:table-cell table:style-name="ce12" table:formula="of:= temp_out + [.V188]/pot_water_mass" office:value-type="float" office:value="95.6322666964413" calcext:value-type="float">
            <text:p>95.6</text:p>
          </table:table-cell>
          <table:table-cell table:style-name="ce7" table:formula="of:=IF([.G188]&gt;thermagon_temp_max;0;IF([.W1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" table:formula="of:=burner_C_per_s * [.X188]/100 * time_incr" office:value-type="float" office:value="2149.61306964746" calcext:value-type="float">
            <text:p>2150</text:p>
          </table:table-cell>
          <table:table-cell table:style-name="ce3" table:formula="of:=[.B189]" office:value-type="float" office:value="2149.61306964746" calcext:value-type="float">
            <text:p>2150</text:p>
          </table:table-cell>
          <table:table-cell table:style-name="ce3" table:formula="of:=[.C188]" office:value-type="float" office:value="2149.61306964746" calcext:value-type="float">
            <text:p>2150</text:p>
          </table:table-cell>
          <table:table-cell table:style-name="ce5" table:formula="of:=SUMPRODUCT([.B189:.D189];burner_heat_diffusion)" office:value-type="float" office:value="2149.61306964746" calcext:value-type="float">
            <text:p>2150</text:p>
          </table:table-cell>
          <table:table-cell table:formula="of:=[.F188]+[.E189]-[.J188]" office:value-type="float" office:value="43191.3858226837" calcext:value-type="float">
            <text:p>43191</text:p>
          </table:table-cell>
          <table:table-cell table:style-name="ce7" table:formula="of:=temp_out + [.F189] / burner_heat_mass" office:value-type="float" office:value="106.382771645367" calcext:value-type="float">
            <text:p>106.4</text:p>
          </table:table-cell>
          <table:table-cell table:style-name="ce7" table:formula="of:=[.G189]-[.W188]" office:value-type="float" office:value="10.7505049489262" calcext:value-type="float">
            <text:p>10.8</text:p>
          </table:table-cell>
          <table:table-cell table:style-name="ce5" table:formula="of:=thermagon_k * burner_A * [.H189] / thermagon_L" office:value-type="float" office:value="1409.27954026983" calcext:value-type="float">
            <text:p>1409</text:p>
          </table:table-cell>
          <table:table-cell table:style-name="ce5" table:formula="of:=[.I189]/C_per_s_to_W*time_incr" office:value-type="float" office:value="2019.6038123672" calcext:value-type="float">
            <text:p>2020</text:p>
          </table:table-cell>
          <table:table-cell table:style-name="ce7" table:formula="of:=[.J188]" office:value-type="float" office:value="2018.94087640361" calcext:value-type="float">
            <text:p>2018.9</text:p>
          </table:table-cell>
          <table:table-cell table:style-name="ce7" table:formula="of:=[.K188]" office:value-type="float" office:value="2018.27456003387" calcext:value-type="float">
            <text:p>2018.3</text:p>
          </table:table-cell>
          <table:table-cell table:style-name="ce7" table:formula="of:=[.L188]" office:value-type="float" office:value="2017.60484602081" calcext:value-type="float">
            <text:p>2017.6</text:p>
          </table:table-cell>
          <table:table-cell table:style-name="ce7" table:formula="of:=[.M188]" office:value-type="float" office:value="2016.93171703936" calcext:value-type="float">
            <text:p>2016.9</text:p>
          </table:table-cell>
          <table:table-cell table:style-name="ce7" table:formula="of:=[.N188]" office:value-type="float" office:value="2016.2551556761" calcext:value-type="float">
            <text:p>2016.3</text:p>
          </table:table-cell>
          <table:table-cell table:style-name="ce7" table:formula="of:=[.O188]" office:value-type="float" office:value="2015.57514442881" calcext:value-type="float">
            <text:p>2015.6</text:p>
          </table:table-cell>
          <table:table-cell table:style-name="ce7" table:formula="of:=[.P188]" office:value-type="float" office:value="2014.89166570606" calcext:value-type="float">
            <text:p>2014.9</text:p>
          </table:table-cell>
          <table:table-cell table:style-name="ce7" table:formula="of:=[.Q188]" office:value-type="float" office:value="2014.20470182666" calcext:value-type="float">
            <text:p>2014.2</text:p>
          </table:table-cell>
          <table:table-cell table:style-name="ce7" table:formula="of:=[.R188]" office:value-type="float" office:value="2013.51423501931" calcext:value-type="float">
            <text:p>2013.5</text:p>
          </table:table-cell>
          <table:table-cell table:style-name="ce5" table:formula="of:=SUMPRODUCT([.J189:.S189];pot_heat_diffusion)" office:value-type="float" office:value="2016.58689808946" calcext:value-type="float">
            <text:p>2017</text:p>
          </table:table-cell>
          <table:table-cell table:style-name="ce5" table:formula="of:=[.V188]*leakage_out" office:value-type="float" office:value="1288.34680472959" calcext:value-type="float">
            <text:p>1288</text:p>
          </table:table-cell>
          <table:table-cell table:style-name="ce5" table:formula="of:=[.V188]+[.T189]-[.U189]" office:value-type="float" office:value="215452.707548292" calcext:value-type="float">
            <text:p>215453</text:p>
          </table:table-cell>
          <table:table-cell table:style-name="ce12" table:formula="of:= temp_out + [.V189]/pot_water_mass" office:value-type="float" office:value="95.8887742552345" calcext:value-type="float">
            <text:p>95.9</text:p>
          </table:table-cell>
          <table:table-cell table:style-name="ce7" table:formula="of:=IF([.G189]&gt;thermagon_temp_max;0;IF([.W1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 table:formula="of:=burner_C_per_s * [.X189]/100 * time_incr" office:value-type="float" office:value="2149.61306964746" calcext:value-type="float">
            <text:p>2150</text:p>
          </table:table-cell>
          <table:table-cell table:style-name="ce3" table:formula="of:=[.B190]" office:value-type="float" office:value="2149.61306964746" calcext:value-type="float">
            <text:p>2150</text:p>
          </table:table-cell>
          <table:table-cell table:style-name="ce3" table:formula="of:=[.C189]" office:value-type="float" office:value="2149.61306964746" calcext:value-type="float">
            <text:p>2150</text:p>
          </table:table-cell>
          <table:table-cell table:style-name="ce5" table:formula="of:=SUMPRODUCT([.B190:.D190];burner_heat_diffusion)" office:value-type="float" office:value="2149.61306964746" calcext:value-type="float">
            <text:p>2150</text:p>
          </table:table-cell>
          <table:table-cell table:formula="of:=[.F189]+[.E190]-[.J189]" office:value-type="float" office:value="43321.395079964" calcext:value-type="float">
            <text:p>43321</text:p>
          </table:table-cell>
          <table:table-cell table:style-name="ce7" table:formula="of:=temp_out + [.F190] / burner_heat_mass" office:value-type="float" office:value="106.642790159928" calcext:value-type="float">
            <text:p>106.6</text:p>
          </table:table-cell>
          <table:table-cell table:style-name="ce7" table:formula="of:=[.G190]-[.W189]" office:value-type="float" office:value="10.7540159046935" calcext:value-type="float">
            <text:p>10.8</text:p>
          </table:table-cell>
          <table:table-cell table:style-name="ce5" table:formula="of:=thermagon_k * burner_A * [.H190] / thermagon_L" office:value-type="float" office:value="1409.7397901049" calcext:value-type="float">
            <text:p>1410</text:p>
          </table:table-cell>
          <table:table-cell table:style-name="ce5" table:formula="of:=[.I190]/C_per_s_to_W*time_incr" office:value-type="float" office:value="2020.26338507438" calcext:value-type="float">
            <text:p>2020</text:p>
          </table:table-cell>
          <table:table-cell table:style-name="ce7" table:formula="of:=[.J189]" office:value-type="float" office:value="2019.6038123672" calcext:value-type="float">
            <text:p>2019.6</text:p>
          </table:table-cell>
          <table:table-cell table:style-name="ce7" table:formula="of:=[.K189]" office:value-type="float" office:value="2018.94087640361" calcext:value-type="float">
            <text:p>2018.9</text:p>
          </table:table-cell>
          <table:table-cell table:style-name="ce7" table:formula="of:=[.L189]" office:value-type="float" office:value="2018.27456003387" calcext:value-type="float">
            <text:p>2018.3</text:p>
          </table:table-cell>
          <table:table-cell table:style-name="ce7" table:formula="of:=[.M189]" office:value-type="float" office:value="2017.60484602081" calcext:value-type="float">
            <text:p>2017.6</text:p>
          </table:table-cell>
          <table:table-cell table:style-name="ce7" table:formula="of:=[.N189]" office:value-type="float" office:value="2016.93171703936" calcext:value-type="float">
            <text:p>2016.9</text:p>
          </table:table-cell>
          <table:table-cell table:style-name="ce7" table:formula="of:=[.O189]" office:value-type="float" office:value="2016.2551556761" calcext:value-type="float">
            <text:p>2016.3</text:p>
          </table:table-cell>
          <table:table-cell table:style-name="ce7" table:formula="of:=[.P189]" office:value-type="float" office:value="2015.57514442881" calcext:value-type="float">
            <text:p>2015.6</text:p>
          </table:table-cell>
          <table:table-cell table:style-name="ce7" table:formula="of:=[.Q189]" office:value-type="float" office:value="2014.89166570606" calcext:value-type="float">
            <text:p>2014.9</text:p>
          </table:table-cell>
          <table:table-cell table:style-name="ce7" table:formula="of:=[.R189]" office:value-type="float" office:value="2014.20470182666" calcext:value-type="float">
            <text:p>2014.2</text:p>
          </table:table-cell>
          <table:table-cell table:style-name="ce5" table:formula="of:=SUMPRODUCT([.J190:.S190];pot_heat_diffusion)" office:value-type="float" office:value="2017.26177643225" calcext:value-type="float">
            <text:p>2017</text:p>
          </table:table-cell>
          <table:table-cell table:style-name="ce5" table:formula="of:=[.V189]*leakage_out" office:value-type="float" office:value="1292.71624528975" calcext:value-type="float">
            <text:p>1293</text:p>
          </table:table-cell>
          <table:table-cell table:style-name="ce5" table:formula="of:=[.V189]+[.T190]-[.U190]" office:value-type="float" office:value="216177.253079434" calcext:value-type="float">
            <text:p>216177</text:p>
          </table:table-cell>
          <table:table-cell table:style-name="ce12" table:formula="of:= temp_out + [.V190]/pot_water_mass" office:value-type="float" office:value="96.1439804806573" calcext:value-type="float">
            <text:p>96.1</text:p>
          </table:table-cell>
          <table:table-cell table:style-name="ce7" table:formula="of:=IF([.G190]&gt;thermagon_temp_max;0;IF([.W1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 table:formula="of:=burner_C_per_s * [.X190]/100 * time_incr" office:value-type="float" office:value="2149.61306964746" calcext:value-type="float">
            <text:p>2150</text:p>
          </table:table-cell>
          <table:table-cell table:style-name="ce3" table:formula="of:=[.B191]" office:value-type="float" office:value="2149.61306964746" calcext:value-type="float">
            <text:p>2150</text:p>
          </table:table-cell>
          <table:table-cell table:style-name="ce3" table:formula="of:=[.C190]" office:value-type="float" office:value="2149.61306964746" calcext:value-type="float">
            <text:p>2150</text:p>
          </table:table-cell>
          <table:table-cell table:style-name="ce5" table:formula="of:=SUMPRODUCT([.B191:.D191];burner_heat_diffusion)" office:value-type="float" office:value="2149.61306964746" calcext:value-type="float">
            <text:p>2150</text:p>
          </table:table-cell>
          <table:table-cell table:formula="of:=[.F190]+[.E191]-[.J190]" office:value-type="float" office:value="43450.7447645371" calcext:value-type="float">
            <text:p>43451</text:p>
          </table:table-cell>
          <table:table-cell table:style-name="ce7" table:formula="of:=temp_out + [.F191] / burner_heat_mass" office:value-type="float" office:value="106.901489529074" calcext:value-type="float">
            <text:p>106.9</text:p>
          </table:table-cell>
          <table:table-cell table:style-name="ce7" table:formula="of:=[.G191]-[.W190]" office:value-type="float" office:value="10.7575090484169" calcext:value-type="float">
            <text:p>10.8</text:p>
          </table:table-cell>
          <table:table-cell table:style-name="ce5" table:formula="of:=thermagon_k * burner_A * [.H191] / thermagon_L" office:value-type="float" office:value="1410.19770496602" calcext:value-type="float">
            <text:p>1410</text:p>
          </table:table-cell>
          <table:table-cell table:style-name="ce5" table:formula="of:=[.I191]/C_per_s_to_W*time_incr" office:value-type="float" office:value="2020.91961158788" calcext:value-type="float">
            <text:p>2021</text:p>
          </table:table-cell>
          <table:table-cell table:style-name="ce7" table:formula="of:=[.J190]" office:value-type="float" office:value="2020.26338507438" calcext:value-type="float">
            <text:p>2020.3</text:p>
          </table:table-cell>
          <table:table-cell table:style-name="ce7" table:formula="of:=[.K190]" office:value-type="float" office:value="2019.6038123672" calcext:value-type="float">
            <text:p>2019.6</text:p>
          </table:table-cell>
          <table:table-cell table:style-name="ce7" table:formula="of:=[.L190]" office:value-type="float" office:value="2018.94087640361" calcext:value-type="float">
            <text:p>2018.9</text:p>
          </table:table-cell>
          <table:table-cell table:style-name="ce7" table:formula="of:=[.M190]" office:value-type="float" office:value="2018.27456003387" calcext:value-type="float">
            <text:p>2018.3</text:p>
          </table:table-cell>
          <table:table-cell table:style-name="ce7" table:formula="of:=[.N190]" office:value-type="float" office:value="2017.60484602081" calcext:value-type="float">
            <text:p>2017.6</text:p>
          </table:table-cell>
          <table:table-cell table:style-name="ce7" table:formula="of:=[.O190]" office:value-type="float" office:value="2016.93171703936" calcext:value-type="float">
            <text:p>2016.9</text:p>
          </table:table-cell>
          <table:table-cell table:style-name="ce7" table:formula="of:=[.P190]" office:value-type="float" office:value="2016.2551556761" calcext:value-type="float">
            <text:p>2016.3</text:p>
          </table:table-cell>
          <table:table-cell table:style-name="ce7" table:formula="of:=[.Q190]" office:value-type="float" office:value="2015.57514442881" calcext:value-type="float">
            <text:p>2015.6</text:p>
          </table:table-cell>
          <table:table-cell table:style-name="ce7" table:formula="of:=[.R190]" office:value-type="float" office:value="2014.89166570606" calcext:value-type="float">
            <text:p>2014.9</text:p>
          </table:table-cell>
          <table:table-cell table:style-name="ce5" table:formula="of:=SUMPRODUCT([.J191:.S191];pot_heat_diffusion)" office:value-type="float" office:value="2017.93323093166" calcext:value-type="float">
            <text:p>2018</text:p>
          </table:table-cell>
          <table:table-cell table:style-name="ce5" table:formula="of:=[.V190]*leakage_out" office:value-type="float" office:value="1297.06351847661" calcext:value-type="float">
            <text:p>1297</text:p>
          </table:table-cell>
          <table:table-cell table:style-name="ce5" table:formula="of:=[.V190]+[.T191]-[.U191]" office:value-type="float" office:value="216898.122791889" calcext:value-type="float">
            <text:p>216898</text:p>
          </table:table-cell>
          <table:table-cell table:style-name="ce12" table:formula="of:= temp_out + [.V191]/pot_water_mass" office:value-type="float" office:value="96.3978919747315" calcext:value-type="float">
            <text:p>96.4</text:p>
          </table:table-cell>
          <table:table-cell table:style-name="ce7" table:formula="of:=IF([.G191]&gt;thermagon_temp_max;0;IF([.W1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table:formula="of:=burner_C_per_s * [.X191]/100 * time_incr" office:value-type="float" office:value="2149.61306964746" calcext:value-type="float">
            <text:p>2150</text:p>
          </table:table-cell>
          <table:table-cell table:style-name="ce3" table:formula="of:=[.B192]" office:value-type="float" office:value="2149.61306964746" calcext:value-type="float">
            <text:p>2150</text:p>
          </table:table-cell>
          <table:table-cell table:style-name="ce3" table:formula="of:=[.C191]" office:value-type="float" office:value="2149.61306964746" calcext:value-type="float">
            <text:p>2150</text:p>
          </table:table-cell>
          <table:table-cell table:style-name="ce5" table:formula="of:=SUMPRODUCT([.B192:.D192];burner_heat_diffusion)" office:value-type="float" office:value="2149.61306964746" calcext:value-type="float">
            <text:p>2150</text:p>
          </table:table-cell>
          <table:table-cell table:formula="of:=[.F191]+[.E192]-[.J191]" office:value-type="float" office:value="43579.4382225967" calcext:value-type="float">
            <text:p>43579</text:p>
          </table:table-cell>
          <table:table-cell table:style-name="ce7" table:formula="of:=temp_out + [.F192] / burner_heat_mass" office:value-type="float" office:value="107.158876445193" calcext:value-type="float">
            <text:p>107.2</text:p>
          </table:table-cell>
          <table:table-cell table:style-name="ce7" table:formula="of:=[.G192]-[.W191]" office:value-type="float" office:value="10.7609844704618" calcext:value-type="float">
            <text:p>10.8</text:p>
          </table:table-cell>
          <table:table-cell table:style-name="ce5" table:formula="of:=thermagon_k * burner_A * [.H192] / thermagon_L" office:value-type="float" office:value="1410.65329669915" calcext:value-type="float">
            <text:p>1411</text:p>
          </table:table-cell>
          <table:table-cell table:style-name="ce5" table:formula="of:=[.I192]/C_per_s_to_W*time_incr" office:value-type="float" office:value="2021.57250888385" calcext:value-type="float">
            <text:p>2022</text:p>
          </table:table-cell>
          <table:table-cell table:style-name="ce7" table:formula="of:=[.J191]" office:value-type="float" office:value="2020.91961158788" calcext:value-type="float">
            <text:p>2020.9</text:p>
          </table:table-cell>
          <table:table-cell table:style-name="ce7" table:formula="of:=[.K191]" office:value-type="float" office:value="2020.26338507438" calcext:value-type="float">
            <text:p>2020.3</text:p>
          </table:table-cell>
          <table:table-cell table:style-name="ce7" table:formula="of:=[.L191]" office:value-type="float" office:value="2019.6038123672" calcext:value-type="float">
            <text:p>2019.6</text:p>
          </table:table-cell>
          <table:table-cell table:style-name="ce7" table:formula="of:=[.M191]" office:value-type="float" office:value="2018.94087640361" calcext:value-type="float">
            <text:p>2018.9</text:p>
          </table:table-cell>
          <table:table-cell table:style-name="ce7" table:formula="of:=[.N191]" office:value-type="float" office:value="2018.27456003387" calcext:value-type="float">
            <text:p>2018.3</text:p>
          </table:table-cell>
          <table:table-cell table:style-name="ce7" table:formula="of:=[.O191]" office:value-type="float" office:value="2017.60484602081" calcext:value-type="float">
            <text:p>2017.6</text:p>
          </table:table-cell>
          <table:table-cell table:style-name="ce7" table:formula="of:=[.P191]" office:value-type="float" office:value="2016.93171703936" calcext:value-type="float">
            <text:p>2016.9</text:p>
          </table:table-cell>
          <table:table-cell table:style-name="ce7" table:formula="of:=[.Q191]" office:value-type="float" office:value="2016.2551556761" calcext:value-type="float">
            <text:p>2016.3</text:p>
          </table:table-cell>
          <table:table-cell table:style-name="ce7" table:formula="of:=[.R191]" office:value-type="float" office:value="2015.57514442881" calcext:value-type="float">
            <text:p>2015.6</text:p>
          </table:table-cell>
          <table:table-cell table:style-name="ce5" table:formula="of:=SUMPRODUCT([.J192:.S192];pot_heat_diffusion)" office:value-type="float" office:value="2018.60127895778" calcext:value-type="float">
            <text:p>2019</text:p>
          </table:table-cell>
          <table:table-cell table:style-name="ce5" table:formula="of:=[.V191]*leakage_out" office:value-type="float" office:value="1301.38873675134" calcext:value-type="float">
            <text:p>1301</text:p>
          </table:table-cell>
          <table:table-cell table:style-name="ce5" table:formula="of:=[.V191]+[.T192]-[.U192]" office:value-type="float" office:value="217615.335334096" calcext:value-type="float">
            <text:p>217615</text:p>
          </table:table-cell>
          <table:table-cell table:style-name="ce12" table:formula="of:= temp_out + [.V192]/pot_water_mass" office:value-type="float" office:value="96.6505153059855" calcext:value-type="float">
            <text:p>96.7</text:p>
          </table:table-cell>
          <table:table-cell table:style-name="ce7" table:formula="of:=IF([.G192]&gt;thermagon_temp_max;0;IF([.W1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table:formula="of:=burner_C_per_s * [.X192]/100 * time_incr" office:value-type="float" office:value="2149.61306964746" calcext:value-type="float">
            <text:p>2150</text:p>
          </table:table-cell>
          <table:table-cell table:style-name="ce3" table:formula="of:=[.B193]" office:value-type="float" office:value="2149.61306964746" calcext:value-type="float">
            <text:p>2150</text:p>
          </table:table-cell>
          <table:table-cell table:style-name="ce3" table:formula="of:=[.C192]" office:value-type="float" office:value="2149.61306964746" calcext:value-type="float">
            <text:p>2150</text:p>
          </table:table-cell>
          <table:table-cell table:style-name="ce5" table:formula="of:=SUMPRODUCT([.B193:.D193];burner_heat_diffusion)" office:value-type="float" office:value="2149.61306964746" calcext:value-type="float">
            <text:p>2150</text:p>
          </table:table-cell>
          <table:table-cell table:formula="of:=[.F192]+[.E193]-[.J192]" office:value-type="float" office:value="43707.4787833603" calcext:value-type="float">
            <text:p>43707</text:p>
          </table:table-cell>
          <table:table-cell table:style-name="ce7" table:formula="of:=temp_out + [.F193] / burner_heat_mass" office:value-type="float" office:value="107.414957566721" calcext:value-type="float">
            <text:p>107.4</text:p>
          </table:table-cell>
          <table:table-cell table:style-name="ce7" table:formula="of:=[.G193]-[.W192]" office:value-type="float" office:value="10.7644422607351" calcext:value-type="float">
            <text:p>10.8</text:p>
          </table:table-cell>
          <table:table-cell table:style-name="ce5" table:formula="of:=thermagon_k * burner_A * [.H193] / thermagon_L" office:value-type="float" office:value="1411.10657709015" calcext:value-type="float">
            <text:p>1411</text:p>
          </table:table-cell>
          <table:table-cell table:style-name="ce5" table:formula="of:=[.I193]/C_per_s_to_W*time_incr" office:value-type="float" office:value="2022.22209385232" calcext:value-type="float">
            <text:p>2022</text:p>
          </table:table-cell>
          <table:table-cell table:style-name="ce7" table:formula="of:=[.J192]" office:value-type="float" office:value="2021.57250888385" calcext:value-type="float">
            <text:p>2021.6</text:p>
          </table:table-cell>
          <table:table-cell table:style-name="ce7" table:formula="of:=[.K192]" office:value-type="float" office:value="2020.91961158788" calcext:value-type="float">
            <text:p>2020.9</text:p>
          </table:table-cell>
          <table:table-cell table:style-name="ce7" table:formula="of:=[.L192]" office:value-type="float" office:value="2020.26338507438" calcext:value-type="float">
            <text:p>2020.3</text:p>
          </table:table-cell>
          <table:table-cell table:style-name="ce7" table:formula="of:=[.M192]" office:value-type="float" office:value="2019.6038123672" calcext:value-type="float">
            <text:p>2019.6</text:p>
          </table:table-cell>
          <table:table-cell table:style-name="ce7" table:formula="of:=[.N192]" office:value-type="float" office:value="2018.94087640361" calcext:value-type="float">
            <text:p>2018.9</text:p>
          </table:table-cell>
          <table:table-cell table:style-name="ce7" table:formula="of:=[.O192]" office:value-type="float" office:value="2018.27456003387" calcext:value-type="float">
            <text:p>2018.3</text:p>
          </table:table-cell>
          <table:table-cell table:style-name="ce7" table:formula="of:=[.P192]" office:value-type="float" office:value="2017.60484602081" calcext:value-type="float">
            <text:p>2017.6</text:p>
          </table:table-cell>
          <table:table-cell table:style-name="ce7" table:formula="of:=[.Q192]" office:value-type="float" office:value="2016.93171703936" calcext:value-type="float">
            <text:p>2016.9</text:p>
          </table:table-cell>
          <table:table-cell table:style-name="ce7" table:formula="of:=[.R192]" office:value-type="float" office:value="2016.2551556761" calcext:value-type="float">
            <text:p>2016.3</text:p>
          </table:table-cell>
          <table:table-cell table:style-name="ce5" table:formula="of:=SUMPRODUCT([.J193:.S193];pot_heat_diffusion)" office:value-type="float" office:value="2019.26593779258" calcext:value-type="float">
            <text:p>2019</text:p>
          </table:table-cell>
          <table:table-cell table:style-name="ce5" table:formula="of:=[.V192]*leakage_out" office:value-type="float" office:value="1305.69201200458" calcext:value-type="float">
            <text:p>1306</text:p>
          </table:table-cell>
          <table:table-cell table:style-name="ce5" table:formula="of:=[.V192]+[.T193]-[.U193]" office:value-type="float" office:value="218328.909259884" calcext:value-type="float">
            <text:p>218329</text:p>
          </table:table-cell>
          <table:table-cell table:style-name="ce12" table:formula="of:= temp_out + [.V193]/pot_water_mass" office:value-type="float" office:value="96.9018570096232" calcext:value-type="float">
            <text:p>96.9</text:p>
          </table:table-cell>
          <table:table-cell table:style-name="ce7" table:formula="of:=IF([.G193]&gt;thermagon_temp_max;0;IF([.W1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table:formula="of:=burner_C_per_s * [.X193]/100 * time_incr" office:value-type="float" office:value="2149.61306964746" calcext:value-type="float">
            <text:p>2150</text:p>
          </table:table-cell>
          <table:table-cell table:style-name="ce3" table:formula="of:=[.B194]" office:value-type="float" office:value="2149.61306964746" calcext:value-type="float">
            <text:p>2150</text:p>
          </table:table-cell>
          <table:table-cell table:style-name="ce3" table:formula="of:=[.C193]" office:value-type="float" office:value="2149.61306964746" calcext:value-type="float">
            <text:p>2150</text:p>
          </table:table-cell>
          <table:table-cell table:style-name="ce5" table:formula="of:=SUMPRODUCT([.B194:.D194];burner_heat_diffusion)" office:value-type="float" office:value="2149.61306964746" calcext:value-type="float">
            <text:p>2150</text:p>
          </table:table-cell>
          <table:table-cell table:formula="of:=[.F193]+[.E194]-[.J193]" office:value-type="float" office:value="43834.8697591554" calcext:value-type="float">
            <text:p>43835</text:p>
          </table:table-cell>
          <table:table-cell table:style-name="ce7" table:formula="of:=temp_out + [.F194] / burner_heat_mass" office:value-type="float" office:value="107.669739518311" calcext:value-type="float">
            <text:p>107.7</text:p>
          </table:table-cell>
          <table:table-cell table:style-name="ce7" table:formula="of:=[.G194]-[.W193]" office:value-type="float" office:value="10.7678825086877" calcext:value-type="float">
            <text:p>10.8</text:p>
          </table:table-cell>
          <table:table-cell table:style-name="ce5" table:formula="of:=thermagon_k * burner_A * [.H194] / thermagon_L" office:value-type="float" office:value="1411.5575578651" calcext:value-type="float">
            <text:p>1412</text:p>
          </table:table-cell>
          <table:table-cell table:style-name="ce5" table:formula="of:=[.I194]/C_per_s_to_W*time_incr" office:value-type="float" office:value="2022.86838329766" calcext:value-type="float">
            <text:p>2023</text:p>
          </table:table-cell>
          <table:table-cell table:style-name="ce7" table:formula="of:=[.J193]" office:value-type="float" office:value="2022.22209385232" calcext:value-type="float">
            <text:p>2022.2</text:p>
          </table:table-cell>
          <table:table-cell table:style-name="ce7" table:formula="of:=[.K193]" office:value-type="float" office:value="2021.57250888385" calcext:value-type="float">
            <text:p>2021.6</text:p>
          </table:table-cell>
          <table:table-cell table:style-name="ce7" table:formula="of:=[.L193]" office:value-type="float" office:value="2020.91961158788" calcext:value-type="float">
            <text:p>2020.9</text:p>
          </table:table-cell>
          <table:table-cell table:style-name="ce7" table:formula="of:=[.M193]" office:value-type="float" office:value="2020.26338507438" calcext:value-type="float">
            <text:p>2020.3</text:p>
          </table:table-cell>
          <table:table-cell table:style-name="ce7" table:formula="of:=[.N193]" office:value-type="float" office:value="2019.6038123672" calcext:value-type="float">
            <text:p>2019.6</text:p>
          </table:table-cell>
          <table:table-cell table:style-name="ce7" table:formula="of:=[.O193]" office:value-type="float" office:value="2018.94087640361" calcext:value-type="float">
            <text:p>2018.9</text:p>
          </table:table-cell>
          <table:table-cell table:style-name="ce7" table:formula="of:=[.P193]" office:value-type="float" office:value="2018.27456003387" calcext:value-type="float">
            <text:p>2018.3</text:p>
          </table:table-cell>
          <table:table-cell table:style-name="ce7" table:formula="of:=[.Q193]" office:value-type="float" office:value="2017.60484602081" calcext:value-type="float">
            <text:p>2017.6</text:p>
          </table:table-cell>
          <table:table-cell table:style-name="ce7" table:formula="of:=[.R193]" office:value-type="float" office:value="2016.93171703936" calcext:value-type="float">
            <text:p>2016.9</text:p>
          </table:table-cell>
          <table:table-cell table:style-name="ce5" table:formula="of:=SUMPRODUCT([.J194:.S194];pot_heat_diffusion)" office:value-type="float" office:value="2019.92722463038" calcext:value-type="float">
            <text:p>2020</text:p>
          </table:table-cell>
          <table:table-cell table:style-name="ce5" table:formula="of:=[.V193]*leakage_out" office:value-type="float" office:value="1309.9734555593" calcext:value-type="float">
            <text:p>1310</text:p>
          </table:table-cell>
          <table:table-cell table:style-name="ce5" table:formula="of:=[.V193]+[.T194]-[.U194]" office:value-type="float" office:value="219038.863028955" calcext:value-type="float">
            <text:p>219039</text:p>
          </table:table-cell>
          <table:table-cell table:style-name="ce12" table:formula="of:= temp_out + [.V194]/pot_water_mass" office:value-type="float" office:value="97.151923587694" calcext:value-type="float">
            <text:p>97.2</text:p>
          </table:table-cell>
          <table:table-cell table:style-name="ce7" table:formula="of:=IF([.G194]&gt;thermagon_temp_max;0;IF([.W1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table:formula="of:=burner_C_per_s * [.X194]/100 * time_incr" office:value-type="float" office:value="2149.61306964746" calcext:value-type="float">
            <text:p>2150</text:p>
          </table:table-cell>
          <table:table-cell table:style-name="ce3" table:formula="of:=[.B195]" office:value-type="float" office:value="2149.61306964746" calcext:value-type="float">
            <text:p>2150</text:p>
          </table:table-cell>
          <table:table-cell table:style-name="ce3" table:formula="of:=[.C194]" office:value-type="float" office:value="2149.61306964746" calcext:value-type="float">
            <text:p>2150</text:p>
          </table:table-cell>
          <table:table-cell table:style-name="ce5" table:formula="of:=SUMPRODUCT([.B195:.D195];burner_heat_diffusion)" office:value-type="float" office:value="2149.61306964746" calcext:value-type="float">
            <text:p>2150</text:p>
          </table:table-cell>
          <table:table-cell table:formula="of:=[.F194]+[.E195]-[.J194]" office:value-type="float" office:value="43961.6144455052" calcext:value-type="float">
            <text:p>43962</text:p>
          </table:table-cell>
          <table:table-cell table:style-name="ce7" table:formula="of:=temp_out + [.F195] / burner_heat_mass" office:value-type="float" office:value="107.92322889101" calcext:value-type="float">
            <text:p>107.9</text:p>
          </table:table-cell>
          <table:table-cell table:style-name="ce7" table:formula="of:=[.G195]-[.W194]" office:value-type="float" office:value="10.7713053033165" calcext:value-type="float">
            <text:p>10.8</text:p>
          </table:table-cell>
          <table:table-cell table:style-name="ce5" table:formula="of:=thermagon_k * burner_A * [.H195] / thermagon_L" office:value-type="float" office:value="1412.00625069059" calcext:value-type="float">
            <text:p>1412</text:p>
          </table:table-cell>
          <table:table-cell table:style-name="ce5" table:formula="of:=[.I195]/C_per_s_to_W*time_incr" office:value-type="float" office:value="2023.51139393894" calcext:value-type="float">
            <text:p>2024</text:p>
          </table:table-cell>
          <table:table-cell table:style-name="ce7" table:formula="of:=[.J194]" office:value-type="float" office:value="2022.86838329766" calcext:value-type="float">
            <text:p>2022.9</text:p>
          </table:table-cell>
          <table:table-cell table:style-name="ce7" table:formula="of:=[.K194]" office:value-type="float" office:value="2022.22209385232" calcext:value-type="float">
            <text:p>2022.2</text:p>
          </table:table-cell>
          <table:table-cell table:style-name="ce7" table:formula="of:=[.L194]" office:value-type="float" office:value="2021.57250888385" calcext:value-type="float">
            <text:p>2021.6</text:p>
          </table:table-cell>
          <table:table-cell table:style-name="ce7" table:formula="of:=[.M194]" office:value-type="float" office:value="2020.91961158788" calcext:value-type="float">
            <text:p>2020.9</text:p>
          </table:table-cell>
          <table:table-cell table:style-name="ce7" table:formula="of:=[.N194]" office:value-type="float" office:value="2020.26338507438" calcext:value-type="float">
            <text:p>2020.3</text:p>
          </table:table-cell>
          <table:table-cell table:style-name="ce7" table:formula="of:=[.O194]" office:value-type="float" office:value="2019.6038123672" calcext:value-type="float">
            <text:p>2019.6</text:p>
          </table:table-cell>
          <table:table-cell table:style-name="ce7" table:formula="of:=[.P194]" office:value-type="float" office:value="2018.94087640361" calcext:value-type="float">
            <text:p>2018.9</text:p>
          </table:table-cell>
          <table:table-cell table:style-name="ce7" table:formula="of:=[.Q194]" office:value-type="float" office:value="2018.27456003387" calcext:value-type="float">
            <text:p>2018.3</text:p>
          </table:table-cell>
          <table:table-cell table:style-name="ce7" table:formula="of:=[.R194]" office:value-type="float" office:value="2017.60484602081" calcext:value-type="float">
            <text:p>2017.6</text:p>
          </table:table-cell>
          <table:table-cell table:style-name="ce5" table:formula="of:=SUMPRODUCT([.J195:.S195];pot_heat_diffusion)" office:value-type="float" office:value="2020.58515657823" calcext:value-type="float">
            <text:p>2021</text:p>
          </table:table-cell>
          <table:table-cell table:style-name="ce5" table:formula="of:=[.V194]*leakage_out" office:value-type="float" office:value="1314.23317817373" calcext:value-type="float">
            <text:p>1314</text:p>
          </table:table-cell>
          <table:table-cell table:style-name="ce5" table:formula="of:=[.V194]+[.T195]-[.U195]" office:value-type="float" office:value="219745.215007359" calcext:value-type="float">
            <text:p>219745</text:p>
          </table:table-cell>
          <table:table-cell table:style-name="ce12" table:formula="of:= temp_out + [.V195]/pot_water_mass" office:value-type="float" office:value="97.4007215092604" calcext:value-type="float">
            <text:p>97.4</text:p>
          </table:table-cell>
          <table:table-cell table:style-name="ce7" table:formula="of:=IF([.G195]&gt;thermagon_temp_max;0;IF([.W1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" table:formula="of:=burner_C_per_s * [.X195]/100 * time_incr" office:value-type="float" office:value="2149.61306964746" calcext:value-type="float">
            <text:p>2150</text:p>
          </table:table-cell>
          <table:table-cell table:style-name="ce3" table:formula="of:=[.B196]" office:value-type="float" office:value="2149.61306964746" calcext:value-type="float">
            <text:p>2150</text:p>
          </table:table-cell>
          <table:table-cell table:style-name="ce3" table:formula="of:=[.C195]" office:value-type="float" office:value="2149.61306964746" calcext:value-type="float">
            <text:p>2150</text:p>
          </table:table-cell>
          <table:table-cell table:style-name="ce5" table:formula="of:=SUMPRODUCT([.B196:.D196];burner_heat_diffusion)" office:value-type="float" office:value="2149.61306964746" calcext:value-type="float">
            <text:p>2150</text:p>
          </table:table-cell>
          <table:table-cell table:formula="of:=[.F195]+[.E196]-[.J195]" office:value-type="float" office:value="44087.7161212138" calcext:value-type="float">
            <text:p>44088</text:p>
          </table:table-cell>
          <table:table-cell table:style-name="ce7" table:formula="of:=temp_out + [.F196] / burner_heat_mass" office:value-type="float" office:value="108.175432242428" calcext:value-type="float">
            <text:p>108.2</text:p>
          </table:table-cell>
          <table:table-cell table:style-name="ce7" table:formula="of:=[.G196]-[.W195]" office:value-type="float" office:value="10.7747107331671" calcext:value-type="float">
            <text:p>10.8</text:p>
          </table:table-cell>
          <table:table-cell table:style-name="ce5" table:formula="of:=thermagon_k * burner_A * [.H196] / thermagon_L" office:value-type="float" office:value="1412.45266717401" calcext:value-type="float">
            <text:p>1412</text:p>
          </table:table-cell>
          <table:table-cell table:style-name="ce5" table:formula="of:=[.I196]/C_per_s_to_W*time_incr" office:value-type="float" office:value="2024.15114241045" calcext:value-type="float">
            <text:p>2024</text:p>
          </table:table-cell>
          <table:table-cell table:style-name="ce7" table:formula="of:=[.J195]" office:value-type="float" office:value="2023.51139393894" calcext:value-type="float">
            <text:p>2023.5</text:p>
          </table:table-cell>
          <table:table-cell table:style-name="ce7" table:formula="of:=[.K195]" office:value-type="float" office:value="2022.86838329766" calcext:value-type="float">
            <text:p>2022.9</text:p>
          </table:table-cell>
          <table:table-cell table:style-name="ce7" table:formula="of:=[.L195]" office:value-type="float" office:value="2022.22209385232" calcext:value-type="float">
            <text:p>2022.2</text:p>
          </table:table-cell>
          <table:table-cell table:style-name="ce7" table:formula="of:=[.M195]" office:value-type="float" office:value="2021.57250888385" calcext:value-type="float">
            <text:p>2021.6</text:p>
          </table:table-cell>
          <table:table-cell table:style-name="ce7" table:formula="of:=[.N195]" office:value-type="float" office:value="2020.91961158788" calcext:value-type="float">
            <text:p>2020.9</text:p>
          </table:table-cell>
          <table:table-cell table:style-name="ce7" table:formula="of:=[.O195]" office:value-type="float" office:value="2020.26338507438" calcext:value-type="float">
            <text:p>2020.3</text:p>
          </table:table-cell>
          <table:table-cell table:style-name="ce7" table:formula="of:=[.P195]" office:value-type="float" office:value="2019.6038123672" calcext:value-type="float">
            <text:p>2019.6</text:p>
          </table:table-cell>
          <table:table-cell table:style-name="ce7" table:formula="of:=[.Q195]" office:value-type="float" office:value="2018.94087640361" calcext:value-type="float">
            <text:p>2018.9</text:p>
          </table:table-cell>
          <table:table-cell table:style-name="ce7" table:formula="of:=[.R195]" office:value-type="float" office:value="2018.27456003387" calcext:value-type="float">
            <text:p>2018.3</text:p>
          </table:table-cell>
          <table:table-cell table:style-name="ce5" table:formula="of:=SUMPRODUCT([.J196:.S196];pot_heat_diffusion)" office:value-type="float" office:value="2021.23975065642" calcext:value-type="float">
            <text:p>2021</text:p>
          </table:table-cell>
          <table:table-cell table:style-name="ce5" table:formula="of:=[.V195]*leakage_out" office:value-type="float" office:value="1318.47129004416" calcext:value-type="float">
            <text:p>1318</text:p>
          </table:table-cell>
          <table:table-cell table:style-name="ce5" table:formula="of:=[.V195]+[.T196]-[.U196]" office:value-type="float" office:value="220447.983467972" calcext:value-type="float">
            <text:p>220448</text:p>
          </table:table-cell>
          <table:table-cell table:style-name="ce12" table:formula="of:= temp_out + [.V196]/pot_water_mass" office:value-type="float" office:value="97.6482572105658" calcext:value-type="float">
            <text:p>97.6</text:p>
          </table:table-cell>
          <table:table-cell table:style-name="ce7" table:formula="of:=IF([.G196]&gt;thermagon_temp_max;0;IF([.W1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table:formula="of:=burner_C_per_s * [.X196]/100 * time_incr" office:value-type="float" office:value="2149.61306964746" calcext:value-type="float">
            <text:p>2150</text:p>
          </table:table-cell>
          <table:table-cell table:style-name="ce3" table:formula="of:=[.B197]" office:value-type="float" office:value="2149.61306964746" calcext:value-type="float">
            <text:p>2150</text:p>
          </table:table-cell>
          <table:table-cell table:style-name="ce3" table:formula="of:=[.C196]" office:value-type="float" office:value="2149.61306964746" calcext:value-type="float">
            <text:p>2150</text:p>
          </table:table-cell>
          <table:table-cell table:style-name="ce5" table:formula="of:=SUMPRODUCT([.B197:.D197];burner_heat_diffusion)" office:value-type="float" office:value="2149.61306964746" calcext:value-type="float">
            <text:p>2150</text:p>
          </table:table-cell>
          <table:table-cell table:formula="of:=[.F196]+[.E197]-[.J196]" office:value-type="float" office:value="44213.1780484508" calcext:value-type="float">
            <text:p>44213</text:p>
          </table:table-cell>
          <table:table-cell table:style-name="ce7" table:formula="of:=temp_out + [.F197] / burner_heat_mass" office:value-type="float" office:value="108.426356096902" calcext:value-type="float">
            <text:p>108.4</text:p>
          </table:table-cell>
          <table:table-cell table:style-name="ce7" table:formula="of:=[.G197]-[.W196]" office:value-type="float" office:value="10.7780988863358" calcext:value-type="float">
            <text:p>10.8</text:p>
          </table:table-cell>
          <table:table-cell table:style-name="ce5" table:formula="of:=thermagon_k * burner_A * [.H197] / thermagon_L" office:value-type="float" office:value="1412.89681886387" calcext:value-type="float">
            <text:p>1413</text:p>
          </table:table-cell>
          <table:table-cell table:style-name="ce5" table:formula="of:=[.I197]/C_per_s_to_W*time_incr" office:value-type="float" office:value="2024.78764526207" calcext:value-type="float">
            <text:p>2025</text:p>
          </table:table-cell>
          <table:table-cell table:style-name="ce7" table:formula="of:=[.J196]" office:value-type="float" office:value="2024.15114241045" calcext:value-type="float">
            <text:p>2024.2</text:p>
          </table:table-cell>
          <table:table-cell table:style-name="ce7" table:formula="of:=[.K196]" office:value-type="float" office:value="2023.51139393894" calcext:value-type="float">
            <text:p>2023.5</text:p>
          </table:table-cell>
          <table:table-cell table:style-name="ce7" table:formula="of:=[.L196]" office:value-type="float" office:value="2022.86838329766" calcext:value-type="float">
            <text:p>2022.9</text:p>
          </table:table-cell>
          <table:table-cell table:style-name="ce7" table:formula="of:=[.M196]" office:value-type="float" office:value="2022.22209385232" calcext:value-type="float">
            <text:p>2022.2</text:p>
          </table:table-cell>
          <table:table-cell table:style-name="ce7" table:formula="of:=[.N196]" office:value-type="float" office:value="2021.57250888385" calcext:value-type="float">
            <text:p>2021.6</text:p>
          </table:table-cell>
          <table:table-cell table:style-name="ce7" table:formula="of:=[.O196]" office:value-type="float" office:value="2020.91961158788" calcext:value-type="float">
            <text:p>2020.9</text:p>
          </table:table-cell>
          <table:table-cell table:style-name="ce7" table:formula="of:=[.P196]" office:value-type="float" office:value="2020.26338507438" calcext:value-type="float">
            <text:p>2020.3</text:p>
          </table:table-cell>
          <table:table-cell table:style-name="ce7" table:formula="of:=[.Q196]" office:value-type="float" office:value="2019.6038123672" calcext:value-type="float">
            <text:p>2019.6</text:p>
          </table:table-cell>
          <table:table-cell table:style-name="ce7" table:formula="of:=[.R196]" office:value-type="float" office:value="2018.94087640361" calcext:value-type="float">
            <text:p>2018.9</text:p>
          </table:table-cell>
          <table:table-cell table:style-name="ce5" table:formula="of:=SUMPRODUCT([.J197:.S197];pot_heat_diffusion)" office:value-type="float" office:value="2021.89102379887" calcext:value-type="float">
            <text:p>2022</text:p>
          </table:table-cell>
          <table:table-cell table:style-name="ce5" table:formula="of:=[.V196]*leakage_out" office:value-type="float" office:value="1322.68790080783" calcext:value-type="float">
            <text:p>1323</text:p>
          </table:table-cell>
          <table:table-cell table:style-name="ce5" table:formula="of:=[.V196]+[.T197]-[.U197]" office:value-type="float" office:value="221147.186590963" calcext:value-type="float">
            <text:p>221147</text:p>
          </table:table-cell>
          <table:table-cell table:style-name="ce12" table:formula="of:= temp_out + [.V197]/pot_water_mass" office:value-type="float" office:value="97.8945370952004" calcext:value-type="float">
            <text:p>97.9</text:p>
          </table:table-cell>
          <table:table-cell table:style-name="ce7" table:formula="of:=IF([.G197]&gt;thermagon_temp_max;0;IF([.W1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table:formula="of:=burner_C_per_s * [.X197]/100 * time_incr" office:value-type="float" office:value="2149.61306964746" calcext:value-type="float">
            <text:p>2150</text:p>
          </table:table-cell>
          <table:table-cell table:style-name="ce3" table:formula="of:=[.B198]" office:value-type="float" office:value="2149.61306964746" calcext:value-type="float">
            <text:p>2150</text:p>
          </table:table-cell>
          <table:table-cell table:style-name="ce3" table:formula="of:=[.C197]" office:value-type="float" office:value="2149.61306964746" calcext:value-type="float">
            <text:p>2150</text:p>
          </table:table-cell>
          <table:table-cell table:style-name="ce5" table:formula="of:=SUMPRODUCT([.B198:.D198];burner_heat_diffusion)" office:value-type="float" office:value="2149.61306964746" calcext:value-type="float">
            <text:p>2150</text:p>
          </table:table-cell>
          <table:table-cell table:formula="of:=[.F197]+[.E198]-[.J197]" office:value-type="float" office:value="44338.0034728362" calcext:value-type="float">
            <text:p>44338</text:p>
          </table:table-cell>
          <table:table-cell table:style-name="ce7" table:formula="of:=temp_out + [.F198] / burner_heat_mass" office:value-type="float" office:value="108.676006945672" calcext:value-type="float">
            <text:p>108.7</text:p>
          </table:table-cell>
          <table:table-cell table:style-name="ce7" table:formula="of:=[.G198]-[.W197]" office:value-type="float" office:value="10.7814698504719" calcext:value-type="float">
            <text:p>10.8</text:p>
          </table:table-cell>
          <table:table-cell table:style-name="ce5" table:formula="of:=thermagon_k * burner_A * [.H198] / thermagon_L" office:value-type="float" office:value="1413.3387172501" calcext:value-type="float">
            <text:p>1413</text:p>
          </table:table-cell>
          <table:table-cell table:style-name="ce5" table:formula="of:=[.I198]/C_per_s_to_W*time_incr" office:value-type="float" office:value="2025.42091895972" calcext:value-type="float">
            <text:p>2025</text:p>
          </table:table-cell>
          <table:table-cell table:style-name="ce7" table:formula="of:=[.J197]" office:value-type="float" office:value="2024.78764526207" calcext:value-type="float">
            <text:p>2024.8</text:p>
          </table:table-cell>
          <table:table-cell table:style-name="ce7" table:formula="of:=[.K197]" office:value-type="float" office:value="2024.15114241045" calcext:value-type="float">
            <text:p>2024.2</text:p>
          </table:table-cell>
          <table:table-cell table:style-name="ce7" table:formula="of:=[.L197]" office:value-type="float" office:value="2023.51139393894" calcext:value-type="float">
            <text:p>2023.5</text:p>
          </table:table-cell>
          <table:table-cell table:style-name="ce7" table:formula="of:=[.M197]" office:value-type="float" office:value="2022.86838329766" calcext:value-type="float">
            <text:p>2022.9</text:p>
          </table:table-cell>
          <table:table-cell table:style-name="ce7" table:formula="of:=[.N197]" office:value-type="float" office:value="2022.22209385232" calcext:value-type="float">
            <text:p>2022.2</text:p>
          </table:table-cell>
          <table:table-cell table:style-name="ce7" table:formula="of:=[.O197]" office:value-type="float" office:value="2021.57250888385" calcext:value-type="float">
            <text:p>2021.6</text:p>
          </table:table-cell>
          <table:table-cell table:style-name="ce7" table:formula="of:=[.P197]" office:value-type="float" office:value="2020.91961158788" calcext:value-type="float">
            <text:p>2020.9</text:p>
          </table:table-cell>
          <table:table-cell table:style-name="ce7" table:formula="of:=[.Q197]" office:value-type="float" office:value="2020.26338507438" calcext:value-type="float">
            <text:p>2020.3</text:p>
          </table:table-cell>
          <table:table-cell table:style-name="ce7" table:formula="of:=[.R197]" office:value-type="float" office:value="2019.6038123672" calcext:value-type="float">
            <text:p>2019.6</text:p>
          </table:table-cell>
          <table:table-cell table:style-name="ce5" table:formula="of:=SUMPRODUCT([.J198:.S198];pot_heat_diffusion)" office:value-type="float" office:value="2022.53899285361" calcext:value-type="float">
            <text:p>2023</text:p>
          </table:table-cell>
          <table:table-cell table:style-name="ce5" table:formula="of:=[.V197]*leakage_out" office:value-type="float" office:value="1326.88311954578" calcext:value-type="float">
            <text:p>1327</text:p>
          </table:table-cell>
          <table:table-cell table:style-name="ce5" table:formula="of:=[.V197]+[.T198]-[.U198]" office:value-type="float" office:value="221842.84246427" calcext:value-type="float">
            <text:p>221843</text:p>
          </table:table-cell>
          <table:table-cell table:style-name="ce12" table:formula="of:= temp_out + [.V198]/pot_water_mass" office:value-type="float" office:value="98.1395675342677" calcext:value-type="float">
            <text:p>98.1</text:p>
          </table:table-cell>
          <table:table-cell table:style-name="ce7" table:formula="of:=IF([.G198]&gt;thermagon_temp_max;0;IF([.W1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burner_C_per_s * [.X198]/100 * time_incr" office:value-type="float" office:value="2149.61306964746" calcext:value-type="float">
            <text:p>2150</text:p>
          </table:table-cell>
          <table:table-cell table:style-name="ce3" table:formula="of:=[.B199]" office:value-type="float" office:value="2149.61306964746" calcext:value-type="float">
            <text:p>2150</text:p>
          </table:table-cell>
          <table:table-cell table:style-name="ce3" table:formula="of:=[.C198]" office:value-type="float" office:value="2149.61306964746" calcext:value-type="float">
            <text:p>2150</text:p>
          </table:table-cell>
          <table:table-cell table:style-name="ce5" table:formula="of:=SUMPRODUCT([.B199:.D199];burner_heat_diffusion)" office:value-type="float" office:value="2149.61306964746" calcext:value-type="float">
            <text:p>2150</text:p>
          </table:table-cell>
          <table:table-cell table:formula="of:=[.F198]+[.E199]-[.J198]" office:value-type="float" office:value="44462.1956235239" calcext:value-type="float">
            <text:p>44462</text:p>
          </table:table-cell>
          <table:table-cell table:style-name="ce7" table:formula="of:=temp_out + [.F199] / burner_heat_mass" office:value-type="float" office:value="108.924391247048" calcext:value-type="float">
            <text:p>108.9</text:p>
          </table:table-cell>
          <table:table-cell table:style-name="ce7" table:formula="of:=[.G199]-[.W198]" office:value-type="float" office:value="10.7848237127801" calcext:value-type="float">
            <text:p>10.8</text:p>
          </table:table-cell>
          <table:table-cell table:style-name="ce5" table:formula="of:=thermagon_k * burner_A * [.H199] / thermagon_L" office:value-type="float" office:value="1413.77837376431" calcext:value-type="float">
            <text:p>1414</text:p>
          </table:table-cell>
          <table:table-cell table:style-name="ce5" table:formula="of:=[.I199]/C_per_s_to_W*time_incr" office:value-type="float" office:value="2026.0509798858" calcext:value-type="float">
            <text:p>2026</text:p>
          </table:table-cell>
          <table:table-cell table:style-name="ce7" table:formula="of:=[.J198]" office:value-type="float" office:value="2025.42091895972" calcext:value-type="float">
            <text:p>2025.4</text:p>
          </table:table-cell>
          <table:table-cell table:style-name="ce7" table:formula="of:=[.K198]" office:value-type="float" office:value="2024.78764526207" calcext:value-type="float">
            <text:p>2024.8</text:p>
          </table:table-cell>
          <table:table-cell table:style-name="ce7" table:formula="of:=[.L198]" office:value-type="float" office:value="2024.15114241045" calcext:value-type="float">
            <text:p>2024.2</text:p>
          </table:table-cell>
          <table:table-cell table:style-name="ce7" table:formula="of:=[.M198]" office:value-type="float" office:value="2023.51139393894" calcext:value-type="float">
            <text:p>2023.5</text:p>
          </table:table-cell>
          <table:table-cell table:style-name="ce7" table:formula="of:=[.N198]" office:value-type="float" office:value="2022.86838329766" calcext:value-type="float">
            <text:p>2022.9</text:p>
          </table:table-cell>
          <table:table-cell table:style-name="ce7" table:formula="of:=[.O198]" office:value-type="float" office:value="2022.22209385232" calcext:value-type="float">
            <text:p>2022.2</text:p>
          </table:table-cell>
          <table:table-cell table:style-name="ce7" table:formula="of:=[.P198]" office:value-type="float" office:value="2021.57250888385" calcext:value-type="float">
            <text:p>2021.6</text:p>
          </table:table-cell>
          <table:table-cell table:style-name="ce7" table:formula="of:=[.Q198]" office:value-type="float" office:value="2020.91961158788" calcext:value-type="float">
            <text:p>2020.9</text:p>
          </table:table-cell>
          <table:table-cell table:style-name="ce7" table:formula="of:=[.R198]" office:value-type="float" office:value="2020.26338507438" calcext:value-type="float">
            <text:p>2020.3</text:p>
          </table:table-cell>
          <table:table-cell table:style-name="ce5" table:formula="of:=SUMPRODUCT([.J199:.S199];pot_heat_diffusion)" office:value-type="float" office:value="2023.18367458318" calcext:value-type="float">
            <text:p>2023</text:p>
          </table:table-cell>
          <table:table-cell table:style-name="ce5" table:formula="of:=[.V198]*leakage_out" office:value-type="float" office:value="1331.05705478562" calcext:value-type="float">
            <text:p>1331</text:p>
          </table:table-cell>
          <table:table-cell table:style-name="ce5" table:formula="of:=[.V198]+[.T199]-[.U199]" office:value-type="float" office:value="222534.969084068" calcext:value-type="float">
            <text:p>222535</text:p>
          </table:table-cell>
          <table:table-cell table:style-name="ce12" table:formula="of:= temp_out + [.V199]/pot_water_mass" office:value-type="float" office:value="98.3833548665484" calcext:value-type="float">
            <text:p>98.4</text:p>
          </table:table-cell>
          <table:table-cell table:style-name="ce7" table:formula="of:=IF([.G199]&gt;thermagon_temp_max;0;IF([.W1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table:formula="of:=burner_C_per_s * [.X199]/100 * time_incr" office:value-type="float" office:value="2149.61306964746" calcext:value-type="float">
            <text:p>2150</text:p>
          </table:table-cell>
          <table:table-cell table:style-name="ce3" table:formula="of:=[.B200]" office:value-type="float" office:value="2149.61306964746" calcext:value-type="float">
            <text:p>2150</text:p>
          </table:table-cell>
          <table:table-cell table:style-name="ce3" table:formula="of:=[.C199]" office:value-type="float" office:value="2149.61306964746" calcext:value-type="float">
            <text:p>2150</text:p>
          </table:table-cell>
          <table:table-cell table:style-name="ce5" table:formula="of:=SUMPRODUCT([.B200:.D200];burner_heat_diffusion)" office:value-type="float" office:value="2149.61306964746" calcext:value-type="float">
            <text:p>2150</text:p>
          </table:table-cell>
          <table:table-cell table:formula="of:=[.F199]+[.E200]-[.J199]" office:value-type="float" office:value="44585.7577132856" calcext:value-type="float">
            <text:p>44586</text:p>
          </table:table-cell>
          <table:table-cell table:style-name="ce7" table:formula="of:=temp_out + [.F200] / burner_heat_mass" office:value-type="float" office:value="109.171515426571" calcext:value-type="float">
            <text:p>109.2</text:p>
          </table:table-cell>
          <table:table-cell table:style-name="ce7" table:formula="of:=[.G200]-[.W199]" office:value-type="float" office:value="10.7881605600227" calcext:value-type="float">
            <text:p>10.8</text:p>
          </table:table-cell>
          <table:table-cell table:style-name="ce5" table:formula="of:=thermagon_k * burner_A * [.H200] / thermagon_L" office:value-type="float" office:value="1414.21579978015" calcext:value-type="float">
            <text:p>1414</text:p>
          </table:table-cell>
          <table:table-cell table:style-name="ce5" table:formula="of:=[.I200]/C_per_s_to_W*time_incr" office:value-type="float" office:value="2026.67784433956" calcext:value-type="float">
            <text:p>2027</text:p>
          </table:table-cell>
          <table:table-cell table:style-name="ce7" table:formula="of:=[.J199]" office:value-type="float" office:value="2026.0509798858" calcext:value-type="float">
            <text:p>2026.1</text:p>
          </table:table-cell>
          <table:table-cell table:style-name="ce7" table:formula="of:=[.K199]" office:value-type="float" office:value="2025.42091895972" calcext:value-type="float">
            <text:p>2025.4</text:p>
          </table:table-cell>
          <table:table-cell table:style-name="ce7" table:formula="of:=[.L199]" office:value-type="float" office:value="2024.78764526207" calcext:value-type="float">
            <text:p>2024.8</text:p>
          </table:table-cell>
          <table:table-cell table:style-name="ce7" table:formula="of:=[.M199]" office:value-type="float" office:value="2024.15114241045" calcext:value-type="float">
            <text:p>2024.2</text:p>
          </table:table-cell>
          <table:table-cell table:style-name="ce7" table:formula="of:=[.N199]" office:value-type="float" office:value="2023.51139393894" calcext:value-type="float">
            <text:p>2023.5</text:p>
          </table:table-cell>
          <table:table-cell table:style-name="ce7" table:formula="of:=[.O199]" office:value-type="float" office:value="2022.86838329766" calcext:value-type="float">
            <text:p>2022.9</text:p>
          </table:table-cell>
          <table:table-cell table:style-name="ce7" table:formula="of:=[.P199]" office:value-type="float" office:value="2022.22209385232" calcext:value-type="float">
            <text:p>2022.2</text:p>
          </table:table-cell>
          <table:table-cell table:style-name="ce7" table:formula="of:=[.Q199]" office:value-type="float" office:value="2021.57250888385" calcext:value-type="float">
            <text:p>2021.6</text:p>
          </table:table-cell>
          <table:table-cell table:style-name="ce7" table:formula="of:=[.R199]" office:value-type="float" office:value="2020.91961158788" calcext:value-type="float">
            <text:p>2020.9</text:p>
          </table:table-cell>
          <table:table-cell table:style-name="ce5" table:formula="of:=SUMPRODUCT([.J200:.S200];pot_heat_diffusion)" office:value-type="float" office:value="2023.82508566509" calcext:value-type="float">
            <text:p>2024</text:p>
          </table:table-cell>
          <table:table-cell table:style-name="ce5" table:formula="of:=[.V199]*leakage_out" office:value-type="float" office:value="1335.20981450441" calcext:value-type="float">
            <text:p>1335</text:p>
          </table:table-cell>
          <table:table-cell table:style-name="ce5" table:formula="of:=[.V199]+[.T200]-[.U200]" office:value-type="float" office:value="223223.584355229" calcext:value-type="float">
            <text:p>223224</text:p>
          </table:table-cell>
          <table:table-cell table:style-name="ce12" table:formula="of:= temp_out + [.V200]/pot_water_mass" office:value-type="float" office:value="98.6259053986651" calcext:value-type="float">
            <text:p>98.6</text:p>
          </table:table-cell>
          <table:table-cell table:style-name="ce7" table:formula="of:=IF([.G200]&gt;thermagon_temp_max;0;IF([.W2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table:formula="of:=burner_C_per_s * [.X200]/100 * time_incr" office:value-type="float" office:value="2149.61306964746" calcext:value-type="float">
            <text:p>2150</text:p>
          </table:table-cell>
          <table:table-cell table:style-name="ce3" table:formula="of:=[.B201]" office:value-type="float" office:value="2149.61306964746" calcext:value-type="float">
            <text:p>2150</text:p>
          </table:table-cell>
          <table:table-cell table:style-name="ce3" table:formula="of:=[.C200]" office:value-type="float" office:value="2149.61306964746" calcext:value-type="float">
            <text:p>2150</text:p>
          </table:table-cell>
          <table:table-cell table:style-name="ce5" table:formula="of:=SUMPRODUCT([.B201:.D201];burner_heat_diffusion)" office:value-type="float" office:value="2149.61306964746" calcext:value-type="float">
            <text:p>2150</text:p>
          </table:table-cell>
          <table:table-cell table:formula="of:=[.F200]+[.E201]-[.J200]" office:value-type="float" office:value="44708.6929385935" calcext:value-type="float">
            <text:p>44709</text:p>
          </table:table-cell>
          <table:table-cell table:style-name="ce7" table:formula="of:=temp_out + [.F201] / burner_heat_mass" office:value-type="float" office:value="109.417385877187" calcext:value-type="float">
            <text:p>109.4</text:p>
          </table:table-cell>
          <table:table-cell table:style-name="ce7" table:formula="of:=[.G201]-[.W200]" office:value-type="float" office:value="10.7914804785219" calcext:value-type="float">
            <text:p>10.8</text:p>
          </table:table-cell>
          <table:table-cell table:style-name="ce5" table:formula="of:=thermagon_k * burner_A * [.H201] / thermagon_L" office:value-type="float" office:value="1414.65100661354" calcext:value-type="float">
            <text:p>1415</text:p>
          </table:table-cell>
          <table:table-cell table:style-name="ce5" table:formula="of:=[.I201]/C_per_s_to_W*time_incr" office:value-type="float" office:value="2027.3015285376" calcext:value-type="float">
            <text:p>2027</text:p>
          </table:table-cell>
          <table:table-cell table:style-name="ce7" table:formula="of:=[.J200]" office:value-type="float" office:value="2026.67784433956" calcext:value-type="float">
            <text:p>2026.7</text:p>
          </table:table-cell>
          <table:table-cell table:style-name="ce7" table:formula="of:=[.K200]" office:value-type="float" office:value="2026.0509798858" calcext:value-type="float">
            <text:p>2026.1</text:p>
          </table:table-cell>
          <table:table-cell table:style-name="ce7" table:formula="of:=[.L200]" office:value-type="float" office:value="2025.42091895972" calcext:value-type="float">
            <text:p>2025.4</text:p>
          </table:table-cell>
          <table:table-cell table:style-name="ce7" table:formula="of:=[.M200]" office:value-type="float" office:value="2024.78764526207" calcext:value-type="float">
            <text:p>2024.8</text:p>
          </table:table-cell>
          <table:table-cell table:style-name="ce7" table:formula="of:=[.N200]" office:value-type="float" office:value="2024.15114241045" calcext:value-type="float">
            <text:p>2024.2</text:p>
          </table:table-cell>
          <table:table-cell table:style-name="ce7" table:formula="of:=[.O200]" office:value-type="float" office:value="2023.51139393894" calcext:value-type="float">
            <text:p>2023.5</text:p>
          </table:table-cell>
          <table:table-cell table:style-name="ce7" table:formula="of:=[.P200]" office:value-type="float" office:value="2022.86838329766" calcext:value-type="float">
            <text:p>2022.9</text:p>
          </table:table-cell>
          <table:table-cell table:style-name="ce7" table:formula="of:=[.Q200]" office:value-type="float" office:value="2022.22209385232" calcext:value-type="float">
            <text:p>2022.2</text:p>
          </table:table-cell>
          <table:table-cell table:style-name="ce7" table:formula="of:=[.R200]" office:value-type="float" office:value="2021.57250888385" calcext:value-type="float">
            <text:p>2021.6</text:p>
          </table:table-cell>
          <table:table-cell table:style-name="ce5" table:formula="of:=SUMPRODUCT([.J201:.S201];pot_heat_diffusion)" office:value-type="float" office:value="2024.46324269222" calcext:value-type="float">
            <text:p>2024</text:p>
          </table:table-cell>
          <table:table-cell table:style-name="ce5" table:formula="of:=[.V200]*leakage_out" office:value-type="float" office:value="1339.34150613137" calcext:value-type="float">
            <text:p>1339</text:p>
          </table:table-cell>
          <table:table-cell table:style-name="ce5" table:formula="of:=[.V200]+[.T201]-[.U201]" office:value-type="float" office:value="223908.70609179" calcext:value-type="float">
            <text:p>223909</text:p>
          </table:table-cell>
          <table:table-cell table:style-name="ce12" table:formula="of:= temp_out + [.V201]/pot_water_mass" office:value-type="float" office:value="98.867225405245" calcext:value-type="float">
            <text:p>98.9</text:p>
          </table:table-cell>
          <table:table-cell table:style-name="ce7" table:formula="of:=IF([.G201]&gt;thermagon_temp_max;0;IF([.W2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table:formula="of:=burner_C_per_s * [.X201]/100 * time_incr" office:value-type="float" office:value="2149.61306964746" calcext:value-type="float">
            <text:p>2150</text:p>
          </table:table-cell>
          <table:table-cell table:style-name="ce3" table:formula="of:=[.B202]" office:value-type="float" office:value="2149.61306964746" calcext:value-type="float">
            <text:p>2150</text:p>
          </table:table-cell>
          <table:table-cell table:style-name="ce3" table:formula="of:=[.C201]" office:value-type="float" office:value="2149.61306964746" calcext:value-type="float">
            <text:p>2150</text:p>
          </table:table-cell>
          <table:table-cell table:style-name="ce5" table:formula="of:=SUMPRODUCT([.B202:.D202];burner_heat_diffusion)" office:value-type="float" office:value="2149.61306964746" calcext:value-type="float">
            <text:p>2150</text:p>
          </table:table-cell>
          <table:table-cell table:formula="of:=[.F201]+[.E202]-[.J201]" office:value-type="float" office:value="44831.0044797033" calcext:value-type="float">
            <text:p>44831</text:p>
          </table:table-cell>
          <table:table-cell table:style-name="ce7" table:formula="of:=temp_out + [.F202] / burner_heat_mass" office:value-type="float" office:value="109.662008959407" calcext:value-type="float">
            <text:p>109.7</text:p>
          </table:table-cell>
          <table:table-cell table:style-name="ce7" table:formula="of:=[.G202]-[.W201]" office:value-type="float" office:value="10.7947835541616" calcext:value-type="float">
            <text:p>10.8</text:p>
          </table:table-cell>
          <table:table-cell table:style-name="ce5" table:formula="of:=thermagon_k * burner_A * [.H202] / thermagon_L" office:value-type="float" office:value="1415.084005523" calcext:value-type="float">
            <text:p>1415</text:p>
          </table:table-cell>
          <table:table-cell table:style-name="ce5" table:formula="of:=[.I202]/C_per_s_to_W*time_incr" office:value-type="float" office:value="2027.92204861422" calcext:value-type="float">
            <text:p>2028</text:p>
          </table:table-cell>
          <table:table-cell table:style-name="ce7" table:formula="of:=[.J201]" office:value-type="float" office:value="2027.3015285376" calcext:value-type="float">
            <text:p>2027.3</text:p>
          </table:table-cell>
          <table:table-cell table:style-name="ce7" table:formula="of:=[.K201]" office:value-type="float" office:value="2026.67784433956" calcext:value-type="float">
            <text:p>2026.7</text:p>
          </table:table-cell>
          <table:table-cell table:style-name="ce7" table:formula="of:=[.L201]" office:value-type="float" office:value="2026.0509798858" calcext:value-type="float">
            <text:p>2026.1</text:p>
          </table:table-cell>
          <table:table-cell table:style-name="ce7" table:formula="of:=[.M201]" office:value-type="float" office:value="2025.42091895972" calcext:value-type="float">
            <text:p>2025.4</text:p>
          </table:table-cell>
          <table:table-cell table:style-name="ce7" table:formula="of:=[.N201]" office:value-type="float" office:value="2024.78764526207" calcext:value-type="float">
            <text:p>2024.8</text:p>
          </table:table-cell>
          <table:table-cell table:style-name="ce7" table:formula="of:=[.O201]" office:value-type="float" office:value="2024.15114241045" calcext:value-type="float">
            <text:p>2024.2</text:p>
          </table:table-cell>
          <table:table-cell table:style-name="ce7" table:formula="of:=[.P201]" office:value-type="float" office:value="2023.51139393894" calcext:value-type="float">
            <text:p>2023.5</text:p>
          </table:table-cell>
          <table:table-cell table:style-name="ce7" table:formula="of:=[.Q201]" office:value-type="float" office:value="2022.86838329766" calcext:value-type="float">
            <text:p>2022.9</text:p>
          </table:table-cell>
          <table:table-cell table:style-name="ce7" table:formula="of:=[.R201]" office:value-type="float" office:value="2022.22209385232" calcext:value-type="float">
            <text:p>2022.2</text:p>
          </table:table-cell>
          <table:table-cell table:style-name="ce5" table:formula="of:=SUMPRODUCT([.J202:.S202];pot_heat_diffusion)" office:value-type="float" office:value="2025.0981621733" calcext:value-type="float">
            <text:p>2025</text:p>
          </table:table-cell>
          <table:table-cell table:style-name="ce5" table:formula="of:=[.V201]*leakage_out" office:value-type="float" office:value="1343.45223655074" calcext:value-type="float">
            <text:p>1343</text:p>
          </table:table-cell>
          <table:table-cell table:style-name="ce5" table:formula="of:=[.V201]+[.T202]-[.U202]" office:value-type="float" office:value="224590.352017412" calcext:value-type="float">
            <text:p>224590</text:p>
          </table:table-cell>
          <table:table-cell table:style-name="ce12" table:formula="of:= temp_out + [.V202]/pot_water_mass" office:value-type="float" office:value="99.1073211290826" calcext:value-type="float">
            <text:p>99.1</text:p>
          </table:table-cell>
          <table:table-cell table:style-name="ce7" table:formula="of:=IF([.G202]&gt;thermagon_temp_max;0;IF([.W2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" table:formula="of:=burner_C_per_s * [.X202]/100 * time_incr" office:value-type="float" office:value="2149.61306964746" calcext:value-type="float">
            <text:p>2150</text:p>
          </table:table-cell>
          <table:table-cell table:style-name="ce3" table:formula="of:=[.B203]" office:value-type="float" office:value="2149.61306964746" calcext:value-type="float">
            <text:p>2150</text:p>
          </table:table-cell>
          <table:table-cell table:style-name="ce3" table:formula="of:=[.C202]" office:value-type="float" office:value="2149.61306964746" calcext:value-type="float">
            <text:p>2150</text:p>
          </table:table-cell>
          <table:table-cell table:style-name="ce5" table:formula="of:=SUMPRODUCT([.B203:.D203];burner_heat_diffusion)" office:value-type="float" office:value="2149.61306964746" calcext:value-type="float">
            <text:p>2150</text:p>
          </table:table-cell>
          <table:table-cell table:formula="of:=[.F202]+[.E203]-[.J202]" office:value-type="float" office:value="44952.6955007366" calcext:value-type="float">
            <text:p>44953</text:p>
          </table:table-cell>
          <table:table-cell table:style-name="ce7" table:formula="of:=temp_out + [.F203] / burner_heat_mass" office:value-type="float" office:value="109.905391001473" calcext:value-type="float">
            <text:p>109.9</text:p>
          </table:table-cell>
          <table:table-cell table:style-name="ce7" table:formula="of:=[.G203]-[.W202]" office:value-type="float" office:value="10.7980698723906" calcext:value-type="float">
            <text:p>10.8</text:p>
          </table:table-cell>
          <table:table-cell table:style-name="ce5" table:formula="of:=thermagon_k * burner_A * [.H203] / thermagon_L" office:value-type="float" office:value="1415.51480770995" calcext:value-type="float">
            <text:p>1416</text:p>
          </table:table-cell>
          <table:table-cell table:style-name="ce5" table:formula="of:=[.I203]/C_per_s_to_W*time_incr" office:value-type="float" office:value="2028.53942062189" calcext:value-type="float">
            <text:p>2029</text:p>
          </table:table-cell>
          <table:table-cell table:style-name="ce7" table:formula="of:=[.J202]" office:value-type="float" office:value="2027.92204861422" calcext:value-type="float">
            <text:p>2027.9</text:p>
          </table:table-cell>
          <table:table-cell table:style-name="ce7" table:formula="of:=[.K202]" office:value-type="float" office:value="2027.3015285376" calcext:value-type="float">
            <text:p>2027.3</text:p>
          </table:table-cell>
          <table:table-cell table:style-name="ce7" table:formula="of:=[.L202]" office:value-type="float" office:value="2026.67784433956" calcext:value-type="float">
            <text:p>2026.7</text:p>
          </table:table-cell>
          <table:table-cell table:style-name="ce7" table:formula="of:=[.M202]" office:value-type="float" office:value="2026.0509798858" calcext:value-type="float">
            <text:p>2026.1</text:p>
          </table:table-cell>
          <table:table-cell table:style-name="ce7" table:formula="of:=[.N202]" office:value-type="float" office:value="2025.42091895972" calcext:value-type="float">
            <text:p>2025.4</text:p>
          </table:table-cell>
          <table:table-cell table:style-name="ce7" table:formula="of:=[.O202]" office:value-type="float" office:value="2024.78764526207" calcext:value-type="float">
            <text:p>2024.8</text:p>
          </table:table-cell>
          <table:table-cell table:style-name="ce7" table:formula="of:=[.P202]" office:value-type="float" office:value="2024.15114241045" calcext:value-type="float">
            <text:p>2024.2</text:p>
          </table:table-cell>
          <table:table-cell table:style-name="ce7" table:formula="of:=[.Q202]" office:value-type="float" office:value="2023.51139393894" calcext:value-type="float">
            <text:p>2023.5</text:p>
          </table:table-cell>
          <table:table-cell table:style-name="ce7" table:formula="of:=[.R202]" office:value-type="float" office:value="2022.86838329766" calcext:value-type="float">
            <text:p>2022.9</text:p>
          </table:table-cell>
          <table:table-cell table:style-name="ce5" table:formula="of:=SUMPRODUCT([.J203:.S203];pot_heat_diffusion)" office:value-type="float" office:value="2025.72986053329" calcext:value-type="float">
            <text:p>2026</text:p>
          </table:table-cell>
          <table:table-cell table:style-name="ce5" table:formula="of:=[.V202]*leakage_out" office:value-type="float" office:value="1347.54211210447" calcext:value-type="float">
            <text:p>1348</text:p>
          </table:table-cell>
          <table:table-cell table:style-name="ce5" table:formula="of:=[.V202]+[.T203]-[.U203]" office:value-type="float" office:value="225268.539765841" calcext:value-type="float">
            <text:p>225269</text:p>
          </table:table-cell>
          <table:table-cell table:style-name="ce12" table:formula="of:= temp_out + [.V203]/pot_water_mass" office:value-type="float" office:value="99.3461987813008" calcext:value-type="float">
            <text:p>99.3</text:p>
          </table:table-cell>
          <table:table-cell table:style-name="ce7" table:formula="of:=IF([.G203]&gt;thermagon_temp_max;0;IF([.W2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table:formula="of:=burner_C_per_s * [.X203]/100 * time_incr" office:value-type="float" office:value="2149.61306964746" calcext:value-type="float">
            <text:p>2150</text:p>
          </table:table-cell>
          <table:table-cell table:style-name="ce3" table:formula="of:=[.B204]" office:value-type="float" office:value="2149.61306964746" calcext:value-type="float">
            <text:p>2150</text:p>
          </table:table-cell>
          <table:table-cell table:style-name="ce3" table:formula="of:=[.C203]" office:value-type="float" office:value="2149.61306964746" calcext:value-type="float">
            <text:p>2150</text:p>
          </table:table-cell>
          <table:table-cell table:style-name="ce5" table:formula="of:=SUMPRODUCT([.B204:.D204];burner_heat_diffusion)" office:value-type="float" office:value="2149.61306964746" calcext:value-type="float">
            <text:p>2150</text:p>
          </table:table-cell>
          <table:table-cell table:formula="of:=[.F203]+[.E204]-[.J203]" office:value-type="float" office:value="45073.7691497622" calcext:value-type="float">
            <text:p>45074</text:p>
          </table:table-cell>
          <table:table-cell table:style-name="ce7" table:formula="of:=temp_out + [.F204] / burner_heat_mass" office:value-type="float" office:value="110.147538299524" calcext:value-type="float">
            <text:p>110.1</text:p>
          </table:table-cell>
          <table:table-cell table:style-name="ce7" table:formula="of:=[.G204]-[.W203]" office:value-type="float" office:value="10.8013395182236" calcext:value-type="float">
            <text:p>10.8</text:p>
          </table:table-cell>
          <table:table-cell table:style-name="ce5" table:formula="of:=thermagon_k * burner_A * [.H204] / thermagon_L" office:value-type="float" office:value="1415.94342431897" calcext:value-type="float">
            <text:p>1416</text:p>
          </table:table-cell>
          <table:table-cell table:style-name="ce5" table:formula="of:=[.I204]/C_per_s_to_W*time_incr" office:value-type="float" office:value="2029.15366053162" calcext:value-type="float">
            <text:p>2029</text:p>
          </table:table-cell>
          <table:table-cell table:style-name="ce7" table:formula="of:=[.J203]" office:value-type="float" office:value="2028.53942062189" calcext:value-type="float">
            <text:p>2028.5</text:p>
          </table:table-cell>
          <table:table-cell table:style-name="ce7" table:formula="of:=[.K203]" office:value-type="float" office:value="2027.92204861422" calcext:value-type="float">
            <text:p>2027.9</text:p>
          </table:table-cell>
          <table:table-cell table:style-name="ce7" table:formula="of:=[.L203]" office:value-type="float" office:value="2027.3015285376" calcext:value-type="float">
            <text:p>2027.3</text:p>
          </table:table-cell>
          <table:table-cell table:style-name="ce7" table:formula="of:=[.M203]" office:value-type="float" office:value="2026.67784433956" calcext:value-type="float">
            <text:p>2026.7</text:p>
          </table:table-cell>
          <table:table-cell table:style-name="ce7" table:formula="of:=[.N203]" office:value-type="float" office:value="2026.0509798858" calcext:value-type="float">
            <text:p>2026.1</text:p>
          </table:table-cell>
          <table:table-cell table:style-name="ce7" table:formula="of:=[.O203]" office:value-type="float" office:value="2025.42091895972" calcext:value-type="float">
            <text:p>2025.4</text:p>
          </table:table-cell>
          <table:table-cell table:style-name="ce7" table:formula="of:=[.P203]" office:value-type="float" office:value="2024.78764526207" calcext:value-type="float">
            <text:p>2024.8</text:p>
          </table:table-cell>
          <table:table-cell table:style-name="ce7" table:formula="of:=[.Q203]" office:value-type="float" office:value="2024.15114241045" calcext:value-type="float">
            <text:p>2024.2</text:p>
          </table:table-cell>
          <table:table-cell table:style-name="ce7" table:formula="of:=[.R203]" office:value-type="float" office:value="2023.51139393894" calcext:value-type="float">
            <text:p>2023.5</text:p>
          </table:table-cell>
          <table:table-cell table:style-name="ce5" table:formula="of:=SUMPRODUCT([.J204:.S204];pot_heat_diffusion)" office:value-type="float" office:value="2026.35835411382" calcext:value-type="float">
            <text:p>2026</text:p>
          </table:table-cell>
          <table:table-cell table:style-name="ce5" table:formula="of:=[.V203]*leakage_out" office:value-type="float" office:value="1351.61123859505" calcext:value-type="float">
            <text:p>1352</text:p>
          </table:table-cell>
          <table:table-cell table:style-name="ce5" table:formula="of:=[.V203]+[.T204]-[.U204]" office:value-type="float" office:value="225943.28688136" calcext:value-type="float">
            <text:p>225943</text:p>
          </table:table-cell>
          <table:table-cell table:style-name="ce12" table:formula="of:= temp_out + [.V204]/pot_water_mass" office:value-type="float" office:value="99.5838645415117" calcext:value-type="float">
            <text:p>99.6</text:p>
          </table:table-cell>
          <table:table-cell table:style-name="ce7" table:formula="of:=IF([.G204]&gt;thermagon_temp_max;0;IF([.W2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" table:formula="of:=burner_C_per_s * [.X204]/100 * time_incr" office:value-type="float" office:value="2149.61306964746" calcext:value-type="float">
            <text:p>2150</text:p>
          </table:table-cell>
          <table:table-cell table:style-name="ce3" table:formula="of:=[.B205]" office:value-type="float" office:value="2149.61306964746" calcext:value-type="float">
            <text:p>2150</text:p>
          </table:table-cell>
          <table:table-cell table:style-name="ce3" table:formula="of:=[.C204]" office:value-type="float" office:value="2149.61306964746" calcext:value-type="float">
            <text:p>2150</text:p>
          </table:table-cell>
          <table:table-cell table:style-name="ce5" table:formula="of:=SUMPRODUCT([.B205:.D205];burner_heat_diffusion)" office:value-type="float" office:value="2149.61306964746" calcext:value-type="float">
            <text:p>2150</text:p>
          </table:table-cell>
          <table:table-cell table:formula="of:=[.F204]+[.E205]-[.J204]" office:value-type="float" office:value="45194.228558878" calcext:value-type="float">
            <text:p>45194</text:p>
          </table:table-cell>
          <table:table-cell table:style-name="ce7" table:formula="of:=temp_out + [.F205] / burner_heat_mass" office:value-type="float" office:value="110.388457117756" calcext:value-type="float">
            <text:p>110.4</text:p>
          </table:table-cell>
          <table:table-cell table:style-name="ce7" table:formula="of:=[.G205]-[.W204]" office:value-type="float" office:value="10.8045925762443" calcext:value-type="float">
            <text:p>10.8</text:p>
          </table:table-cell>
          <table:table-cell table:style-name="ce5" table:formula="of:=thermagon_k * burner_A * [.H205] / thermagon_L" office:value-type="float" office:value="1416.36986643808" calcext:value-type="float">
            <text:p>1416</text:p>
          </table:table-cell>
          <table:table-cell table:style-name="ce5" table:formula="of:=[.I205]/C_per_s_to_W*time_incr" office:value-type="float" office:value="2029.76478423341" calcext:value-type="float">
            <text:p>2030</text:p>
          </table:table-cell>
          <table:table-cell table:style-name="ce7" table:formula="of:=[.J204]" office:value-type="float" office:value="2029.15366053162" calcext:value-type="float">
            <text:p>2029.2</text:p>
          </table:table-cell>
          <table:table-cell table:style-name="ce7" table:formula="of:=[.K204]" office:value-type="float" office:value="2028.53942062189" calcext:value-type="float">
            <text:p>2028.5</text:p>
          </table:table-cell>
          <table:table-cell table:style-name="ce7" table:formula="of:=[.L204]" office:value-type="float" office:value="2027.92204861422" calcext:value-type="float">
            <text:p>2027.9</text:p>
          </table:table-cell>
          <table:table-cell table:style-name="ce7" table:formula="of:=[.M204]" office:value-type="float" office:value="2027.3015285376" calcext:value-type="float">
            <text:p>2027.3</text:p>
          </table:table-cell>
          <table:table-cell table:style-name="ce7" table:formula="of:=[.N204]" office:value-type="float" office:value="2026.67784433956" calcext:value-type="float">
            <text:p>2026.7</text:p>
          </table:table-cell>
          <table:table-cell table:style-name="ce7" table:formula="of:=[.O204]" office:value-type="float" office:value="2026.0509798858" calcext:value-type="float">
            <text:p>2026.1</text:p>
          </table:table-cell>
          <table:table-cell table:style-name="ce7" table:formula="of:=[.P204]" office:value-type="float" office:value="2025.42091895972" calcext:value-type="float">
            <text:p>2025.4</text:p>
          </table:table-cell>
          <table:table-cell table:style-name="ce7" table:formula="of:=[.Q204]" office:value-type="float" office:value="2024.78764526207" calcext:value-type="float">
            <text:p>2024.8</text:p>
          </table:table-cell>
          <table:table-cell table:style-name="ce7" table:formula="of:=[.R204]" office:value-type="float" office:value="2024.15114241045" calcext:value-type="float">
            <text:p>2024.2</text:p>
          </table:table-cell>
          <table:table-cell table:style-name="ce5" table:formula="of:=SUMPRODUCT([.J205:.S205];pot_heat_diffusion)" office:value-type="float" office:value="2026.98365917361" calcext:value-type="float">
            <text:p>2027</text:p>
          </table:table-cell>
          <table:table-cell table:style-name="ce5" table:formula="of:=[.V204]*leakage_out" office:value-type="float" office:value="1355.65972128816" calcext:value-type="float">
            <text:p>1356</text:p>
          </table:table-cell>
          <table:table-cell table:style-name="ce5" table:formula="of:=[.V204]+[.T205]-[.U205]" office:value-type="float" office:value="226614.610819245" calcext:value-type="float">
            <text:p>226615</text:p>
          </table:table-cell>
          <table:table-cell table:style-name="ce12" table:formula="of:= temp_out + [.V205]/pot_water_mass" office:value-type="float" office:value="99.8203245579768" calcext:value-type="float">
            <text:p>99.8</text:p>
          </table:table-cell>
          <table:table-cell table:style-name="ce7" table:formula="of:=IF([.G205]&gt;thermagon_temp_max;0;IF([.W2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burner_C_per_s * [.X205]/100 * time_incr" office:value-type="float" office:value="2149.61306964746" calcext:value-type="float">
            <text:p>2150</text:p>
          </table:table-cell>
          <table:table-cell table:style-name="ce3" table:formula="of:=[.B206]" office:value-type="float" office:value="2149.61306964746" calcext:value-type="float">
            <text:p>2150</text:p>
          </table:table-cell>
          <table:table-cell table:style-name="ce3" table:formula="of:=[.C205]" office:value-type="float" office:value="2149.61306964746" calcext:value-type="float">
            <text:p>2150</text:p>
          </table:table-cell>
          <table:table-cell table:style-name="ce5" table:formula="of:=SUMPRODUCT([.B206:.D206];burner_heat_diffusion)" office:value-type="float" office:value="2149.61306964746" calcext:value-type="float">
            <text:p>2150</text:p>
          </table:table-cell>
          <table:table-cell table:formula="of:=[.F205]+[.E206]-[.J205]" office:value-type="float" office:value="45314.0768442921" calcext:value-type="float">
            <text:p>45314</text:p>
          </table:table-cell>
          <table:table-cell table:style-name="ce7" table:formula="of:=temp_out + [.F206] / burner_heat_mass" office:value-type="float" office:value="110.628153688584" calcext:value-type="float">
            <text:p>110.6</text:p>
          </table:table-cell>
          <table:table-cell table:style-name="ce7" table:formula="of:=[.G206]-[.W205]" office:value-type="float" office:value="10.8078291306073" calcext:value-type="float">
            <text:p>10.8</text:p>
          </table:table-cell>
          <table:table-cell table:style-name="ce5" table:formula="of:=thermagon_k * burner_A * [.H206] / thermagon_L" office:value-type="float" office:value="1416.79414509907" calcext:value-type="float">
            <text:p>1417</text:p>
          </table:table-cell>
          <table:table-cell table:style-name="ce5" table:formula="of:=[.I206]/C_per_s_to_W*time_incr" office:value-type="float" office:value="2030.37280753664" calcext:value-type="float">
            <text:p>2030</text:p>
          </table:table-cell>
          <table:table-cell table:style-name="ce7" table:formula="of:=[.J205]" office:value-type="float" office:value="2029.76478423341" calcext:value-type="float">
            <text:p>2029.8</text:p>
          </table:table-cell>
          <table:table-cell table:style-name="ce7" table:formula="of:=[.K205]" office:value-type="float" office:value="2029.15366053162" calcext:value-type="float">
            <text:p>2029.2</text:p>
          </table:table-cell>
          <table:table-cell table:style-name="ce7" table:formula="of:=[.L205]" office:value-type="float" office:value="2028.53942062189" calcext:value-type="float">
            <text:p>2028.5</text:p>
          </table:table-cell>
          <table:table-cell table:style-name="ce7" table:formula="of:=[.M205]" office:value-type="float" office:value="2027.92204861422" calcext:value-type="float">
            <text:p>2027.9</text:p>
          </table:table-cell>
          <table:table-cell table:style-name="ce7" table:formula="of:=[.N205]" office:value-type="float" office:value="2027.3015285376" calcext:value-type="float">
            <text:p>2027.3</text:p>
          </table:table-cell>
          <table:table-cell table:style-name="ce7" table:formula="of:=[.O205]" office:value-type="float" office:value="2026.67784433956" calcext:value-type="float">
            <text:p>2026.7</text:p>
          </table:table-cell>
          <table:table-cell table:style-name="ce7" table:formula="of:=[.P205]" office:value-type="float" office:value="2026.0509798858" calcext:value-type="float">
            <text:p>2026.1</text:p>
          </table:table-cell>
          <table:table-cell table:style-name="ce7" table:formula="of:=[.Q205]" office:value-type="float" office:value="2025.42091895972" calcext:value-type="float">
            <text:p>2025.4</text:p>
          </table:table-cell>
          <table:table-cell table:style-name="ce7" table:formula="of:=[.R205]" office:value-type="float" office:value="2024.78764526207" calcext:value-type="float">
            <text:p>2024.8</text:p>
          </table:table-cell>
          <table:table-cell table:style-name="ce5" table:formula="of:=SUMPRODUCT([.J206:.S206];pot_heat_diffusion)" office:value-type="float" office:value="2027.60579188892" calcext:value-type="float">
            <text:p>2028</text:p>
          </table:table-cell>
          <table:table-cell table:style-name="ce5" table:formula="of:=[.V205]*leakage_out" office:value-type="float" office:value="1359.68766491547" calcext:value-type="float">
            <text:p>1360</text:p>
          </table:table-cell>
          <table:table-cell table:style-name="ce5" table:formula="of:=[.V205]+[.T206]-[.U206]" office:value-type="float" office:value="227282.528946219" calcext:value-type="float">
            <text:p>227283</text:p>
          </table:table-cell>
          <table:table-cell table:style-name="ce12" table:formula="of:= temp_out + [.V206]/pot_water_mass" office:value-type="float" office:value="100.055584947766" calcext:value-type="float">
            <text:p>100.1</text:p>
          </table:table-cell>
          <table:table-cell table:style-name="ce7" table:formula="of:=IF([.G206]&gt;thermagon_temp_max;0;IF([.W2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table:formula="of:=burner_C_per_s * [.X206]/100 * time_incr" office:value-type="float" office:value="2149.61306964746" calcext:value-type="float">
            <text:p>2150</text:p>
          </table:table-cell>
          <table:table-cell table:style-name="ce3" table:formula="of:=[.B207]" office:value-type="float" office:value="2149.61306964746" calcext:value-type="float">
            <text:p>2150</text:p>
          </table:table-cell>
          <table:table-cell table:style-name="ce3" table:formula="of:=[.C206]" office:value-type="float" office:value="2149.61306964746" calcext:value-type="float">
            <text:p>2150</text:p>
          </table:table-cell>
          <table:table-cell table:style-name="ce5" table:formula="of:=SUMPRODUCT([.B207:.D207];burner_heat_diffusion)" office:value-type="float" office:value="2149.61306964746" calcext:value-type="float">
            <text:p>2150</text:p>
          </table:table-cell>
          <table:table-cell table:formula="of:=[.F206]+[.E207]-[.J206]" office:value-type="float" office:value="45433.3171064029" calcext:value-type="float">
            <text:p>45433</text:p>
          </table:table-cell>
          <table:table-cell table:style-name="ce7" table:formula="of:=temp_out + [.F207] / burner_heat_mass" office:value-type="float" office:value="110.866634212806" calcext:value-type="float">
            <text:p>110.9</text:p>
          </table:table-cell>
          <table:table-cell table:style-name="ce7" table:formula="of:=[.G207]-[.W206]" office:value-type="float" office:value="10.8110492650401" calcext:value-type="float">
            <text:p>10.8</text:p>
          </table:table-cell>
          <table:table-cell table:style-name="ce5" table:formula="of:=thermagon_k * burner_A * [.H207] / thermagon_L" office:value-type="float" office:value="1417.21627127776" calcext:value-type="float">
            <text:p>1417</text:p>
          </table:table-cell>
          <table:table-cell table:style-name="ce5" table:formula="of:=[.I207]/C_per_s_to_W*time_incr" office:value-type="float" office:value="2030.97774617048" calcext:value-type="float">
            <text:p>2031</text:p>
          </table:table-cell>
          <table:table-cell table:style-name="ce7" table:formula="of:=[.J206]" office:value-type="float" office:value="2030.37280753664" calcext:value-type="float">
            <text:p>2030.4</text:p>
          </table:table-cell>
          <table:table-cell table:style-name="ce7" table:formula="of:=[.K206]" office:value-type="float" office:value="2029.76478423341" calcext:value-type="float">
            <text:p>2029.8</text:p>
          </table:table-cell>
          <table:table-cell table:style-name="ce7" table:formula="of:=[.L206]" office:value-type="float" office:value="2029.15366053162" calcext:value-type="float">
            <text:p>2029.2</text:p>
          </table:table-cell>
          <table:table-cell table:style-name="ce7" table:formula="of:=[.M206]" office:value-type="float" office:value="2028.53942062189" calcext:value-type="float">
            <text:p>2028.5</text:p>
          </table:table-cell>
          <table:table-cell table:style-name="ce7" table:formula="of:=[.N206]" office:value-type="float" office:value="2027.92204861422" calcext:value-type="float">
            <text:p>2027.9</text:p>
          </table:table-cell>
          <table:table-cell table:style-name="ce7" table:formula="of:=[.O206]" office:value-type="float" office:value="2027.3015285376" calcext:value-type="float">
            <text:p>2027.3</text:p>
          </table:table-cell>
          <table:table-cell table:style-name="ce7" table:formula="of:=[.P206]" office:value-type="float" office:value="2026.67784433956" calcext:value-type="float">
            <text:p>2026.7</text:p>
          </table:table-cell>
          <table:table-cell table:style-name="ce7" table:formula="of:=[.Q206]" office:value-type="float" office:value="2026.0509798858" calcext:value-type="float">
            <text:p>2026.1</text:p>
          </table:table-cell>
          <table:table-cell table:style-name="ce7" table:formula="of:=[.R206]" office:value-type="float" office:value="2025.42091895972" calcext:value-type="float">
            <text:p>2025.4</text:p>
          </table:table-cell>
          <table:table-cell table:style-name="ce5" table:formula="of:=SUMPRODUCT([.J207:.S207];pot_heat_diffusion)" office:value-type="float" office:value="2028.22476835391" calcext:value-type="float">
            <text:p>2028</text:p>
          </table:table-cell>
          <table:table-cell table:style-name="ce5" table:formula="of:=[.V206]*leakage_out" office:value-type="float" office:value="1363.69517367731" calcext:value-type="float">
            <text:p>1364</text:p>
          </table:table-cell>
          <table:table-cell table:style-name="ce5" table:formula="of:=[.V206]+[.T207]-[.U207]" office:value-type="float" office:value="227947.058540895" calcext:value-type="float">
            <text:p>227947</text:p>
          </table:table-cell>
          <table:table-cell table:style-name="ce12" table:formula="of:= temp_out + [.V207]/pot_water_mass" office:value-type="float" office:value="100.289651796914" calcext:value-type="float">
            <text:p>100.3</text:p>
          </table:table-cell>
          <table:table-cell table:style-name="ce7" table:formula="of:=IF([.G207]&gt;thermagon_temp_max;0;IF([.W2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table:formula="of:=burner_C_per_s * [.X207]/100 * time_incr" office:value-type="float" office:value="2149.61306964746" calcext:value-type="float">
            <text:p>2150</text:p>
          </table:table-cell>
          <table:table-cell table:style-name="ce3" table:formula="of:=[.B208]" office:value-type="float" office:value="2149.61306964746" calcext:value-type="float">
            <text:p>2150</text:p>
          </table:table-cell>
          <table:table-cell table:style-name="ce3" table:formula="of:=[.C207]" office:value-type="float" office:value="2149.61306964746" calcext:value-type="float">
            <text:p>2150</text:p>
          </table:table-cell>
          <table:table-cell table:style-name="ce5" table:formula="of:=SUMPRODUCT([.B208:.D208];burner_heat_diffusion)" office:value-type="float" office:value="2149.61306964746" calcext:value-type="float">
            <text:p>2150</text:p>
          </table:table-cell>
          <table:table-cell table:formula="of:=[.F207]+[.E208]-[.J207]" office:value-type="float" office:value="45551.9524298799" calcext:value-type="float">
            <text:p>45552</text:p>
          </table:table-cell>
          <table:table-cell table:style-name="ce7" table:formula="of:=temp_out + [.F208] / burner_heat_mass" office:value-type="float" office:value="111.10390485976" calcext:value-type="float">
            <text:p>111.1</text:p>
          </table:table-cell>
          <table:table-cell table:style-name="ce7" table:formula="of:=[.G208]-[.W207]" office:value-type="float" office:value="10.8142530628456" calcext:value-type="float">
            <text:p>10.8</text:p>
          </table:table-cell>
          <table:table-cell table:style-name="ce5" table:formula="of:=thermagon_k * burner_A * [.H208] / thermagon_L" office:value-type="float" office:value="1417.63625589429" calcext:value-type="float">
            <text:p>1418</text:p>
          </table:table-cell>
          <table:table-cell table:style-name="ce5" table:formula="of:=[.I208]/C_per_s_to_W*time_incr" office:value-type="float" office:value="2031.57961578431" calcext:value-type="float">
            <text:p>2032</text:p>
          </table:table-cell>
          <table:table-cell table:style-name="ce7" table:formula="of:=[.J207]" office:value-type="float" office:value="2030.97774617048" calcext:value-type="float">
            <text:p>2031.0</text:p>
          </table:table-cell>
          <table:table-cell table:style-name="ce7" table:formula="of:=[.K207]" office:value-type="float" office:value="2030.37280753664" calcext:value-type="float">
            <text:p>2030.4</text:p>
          </table:table-cell>
          <table:table-cell table:style-name="ce7" table:formula="of:=[.L207]" office:value-type="float" office:value="2029.76478423341" calcext:value-type="float">
            <text:p>2029.8</text:p>
          </table:table-cell>
          <table:table-cell table:style-name="ce7" table:formula="of:=[.M207]" office:value-type="float" office:value="2029.15366053162" calcext:value-type="float">
            <text:p>2029.2</text:p>
          </table:table-cell>
          <table:table-cell table:style-name="ce7" table:formula="of:=[.N207]" office:value-type="float" office:value="2028.53942062189" calcext:value-type="float">
            <text:p>2028.5</text:p>
          </table:table-cell>
          <table:table-cell table:style-name="ce7" table:formula="of:=[.O207]" office:value-type="float" office:value="2027.92204861422" calcext:value-type="float">
            <text:p>2027.9</text:p>
          </table:table-cell>
          <table:table-cell table:style-name="ce7" table:formula="of:=[.P207]" office:value-type="float" office:value="2027.3015285376" calcext:value-type="float">
            <text:p>2027.3</text:p>
          </table:table-cell>
          <table:table-cell table:style-name="ce7" table:formula="of:=[.Q207]" office:value-type="float" office:value="2026.67784433956" calcext:value-type="float">
            <text:p>2026.7</text:p>
          </table:table-cell>
          <table:table-cell table:style-name="ce7" table:formula="of:=[.R207]" office:value-type="float" office:value="2026.0509798858" calcext:value-type="float">
            <text:p>2026.1</text:p>
          </table:table-cell>
          <table:table-cell table:style-name="ce5" table:formula="of:=SUMPRODUCT([.J208:.S208];pot_heat_diffusion)" office:value-type="float" office:value="2028.8406045811" calcext:value-type="float">
            <text:p>2029</text:p>
          </table:table-cell>
          <table:table-cell table:style-name="ce5" table:formula="of:=[.V207]*leakage_out" office:value-type="float" office:value="1367.68235124537" calcext:value-type="float">
            <text:p>1368</text:p>
          </table:table-cell>
          <table:table-cell table:style-name="ce5" table:formula="of:=[.V207]+[.T208]-[.U208]" office:value-type="float" office:value="228608.216794231" calcext:value-type="float">
            <text:p>228608</text:p>
          </table:table-cell>
          <table:table-cell table:style-name="ce12" table:formula="of:= temp_out + [.V208]/pot_water_mass" office:value-type="float" office:value="100.522531160582" calcext:value-type="float">
            <text:p>100.5</text:p>
          </table:table-cell>
          <table:table-cell table:style-name="ce7" table:formula="of:=IF([.G208]&gt;thermagon_temp_max;0;IF([.W2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" table:formula="of:=burner_C_per_s * [.X208]/100 * time_incr" office:value-type="float" office:value="2149.61306964746" calcext:value-type="float">
            <text:p>2150</text:p>
          </table:table-cell>
          <table:table-cell table:style-name="ce3" table:formula="of:=[.B209]" office:value-type="float" office:value="2149.61306964746" calcext:value-type="float">
            <text:p>2150</text:p>
          </table:table-cell>
          <table:table-cell table:style-name="ce3" table:formula="of:=[.C208]" office:value-type="float" office:value="2149.61306964746" calcext:value-type="float">
            <text:p>2150</text:p>
          </table:table-cell>
          <table:table-cell table:style-name="ce5" table:formula="of:=SUMPRODUCT([.B209:.D209];burner_heat_diffusion)" office:value-type="float" office:value="2149.61306964746" calcext:value-type="float">
            <text:p>2150</text:p>
          </table:table-cell>
          <table:table-cell table:formula="of:=[.F208]+[.E209]-[.J208]" office:value-type="float" office:value="45669.985883743" calcext:value-type="float">
            <text:p>45670</text:p>
          </table:table-cell>
          <table:table-cell table:style-name="ce7" table:formula="of:=temp_out + [.F209] / burner_heat_mass" office:value-type="float" office:value="111.339971767486" calcext:value-type="float">
            <text:p>111.3</text:p>
          </table:table-cell>
          <table:table-cell table:style-name="ce7" table:formula="of:=[.G209]-[.W208]" office:value-type="float" office:value="10.817440606904" calcext:value-type="float">
            <text:p>10.8</text:p>
          </table:table-cell>
          <table:table-cell table:style-name="ce5" table:formula="of:=thermagon_k * burner_A * [.H209] / thermagon_L" office:value-type="float" office:value="1418.05410981339" calcext:value-type="float">
            <text:p>1418</text:p>
          </table:table-cell>
          <table:table-cell table:style-name="ce5" table:formula="of:=[.I209]/C_per_s_to_W*time_incr" office:value-type="float" office:value="2032.1784319481" calcext:value-type="float">
            <text:p>2032</text:p>
          </table:table-cell>
          <table:table-cell table:style-name="ce7" table:formula="of:=[.J208]" office:value-type="float" office:value="2031.57961578431" calcext:value-type="float">
            <text:p>2031.6</text:p>
          </table:table-cell>
          <table:table-cell table:style-name="ce7" table:formula="of:=[.K208]" office:value-type="float" office:value="2030.97774617048" calcext:value-type="float">
            <text:p>2031.0</text:p>
          </table:table-cell>
          <table:table-cell table:style-name="ce7" table:formula="of:=[.L208]" office:value-type="float" office:value="2030.37280753664" calcext:value-type="float">
            <text:p>2030.4</text:p>
          </table:table-cell>
          <table:table-cell table:style-name="ce7" table:formula="of:=[.M208]" office:value-type="float" office:value="2029.76478423341" calcext:value-type="float">
            <text:p>2029.8</text:p>
          </table:table-cell>
          <table:table-cell table:style-name="ce7" table:formula="of:=[.N208]" office:value-type="float" office:value="2029.15366053162" calcext:value-type="float">
            <text:p>2029.2</text:p>
          </table:table-cell>
          <table:table-cell table:style-name="ce7" table:formula="of:=[.O208]" office:value-type="float" office:value="2028.53942062189" calcext:value-type="float">
            <text:p>2028.5</text:p>
          </table:table-cell>
          <table:table-cell table:style-name="ce7" table:formula="of:=[.P208]" office:value-type="float" office:value="2027.92204861422" calcext:value-type="float">
            <text:p>2027.9</text:p>
          </table:table-cell>
          <table:table-cell table:style-name="ce7" table:formula="of:=[.Q208]" office:value-type="float" office:value="2027.3015285376" calcext:value-type="float">
            <text:p>2027.3</text:p>
          </table:table-cell>
          <table:table-cell table:style-name="ce7" table:formula="of:=[.R208]" office:value-type="float" office:value="2026.67784433956" calcext:value-type="float">
            <text:p>2026.7</text:p>
          </table:table-cell>
          <table:table-cell table:style-name="ce5" table:formula="of:=SUMPRODUCT([.J209:.S209];pot_heat_diffusion)" office:value-type="float" office:value="2029.4533165018" calcext:value-type="float">
            <text:p>2029</text:p>
          </table:table-cell>
          <table:table-cell table:style-name="ce5" table:formula="of:=[.V208]*leakage_out" office:value-type="float" office:value="1371.64930076539" calcext:value-type="float">
            <text:p>1372</text:p>
          </table:table-cell>
          <table:table-cell table:style-name="ce5" table:formula="of:=[.V208]+[.T209]-[.U209]" office:value-type="float" office:value="229266.020809967" calcext:value-type="float">
            <text:p>229266</text:p>
          </table:table-cell>
          <table:table-cell table:style-name="ce12" table:formula="of:= temp_out + [.V209]/pot_water_mass" office:value-type="float" office:value="100.75422906321" calcext:value-type="float">
            <text:p>100.8</text:p>
          </table:table-cell>
          <table:table-cell table:style-name="ce7" table:formula="of:=IF([.G209]&gt;thermagon_temp_max;0;IF([.W2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" table:formula="of:=burner_C_per_s * [.X209]/100 * time_incr" office:value-type="float" office:value="2149.61306964746" calcext:value-type="float">
            <text:p>2150</text:p>
          </table:table-cell>
          <table:table-cell table:style-name="ce3" table:formula="of:=[.B210]" office:value-type="float" office:value="2149.61306964746" calcext:value-type="float">
            <text:p>2150</text:p>
          </table:table-cell>
          <table:table-cell table:style-name="ce3" table:formula="of:=[.C209]" office:value-type="float" office:value="2149.61306964746" calcext:value-type="float">
            <text:p>2150</text:p>
          </table:table-cell>
          <table:table-cell table:style-name="ce5" table:formula="of:=SUMPRODUCT([.B210:.D210];burner_heat_diffusion)" office:value-type="float" office:value="2149.61306964746" calcext:value-type="float">
            <text:p>2150</text:p>
          </table:table-cell>
          <table:table-cell table:formula="of:=[.F209]+[.E210]-[.J209]" office:value-type="float" office:value="45787.4205214424" calcext:value-type="float">
            <text:p>45787</text:p>
          </table:table-cell>
          <table:table-cell table:style-name="ce7" table:formula="of:=temp_out + [.F210] / burner_heat_mass" office:value-type="float" office:value="111.574841042885" calcext:value-type="float">
            <text:p>111.6</text:p>
          </table:table-cell>
          <table:table-cell table:style-name="ce7" table:formula="of:=[.G210]-[.W209]" office:value-type="float" office:value="10.820611979675" calcext:value-type="float">
            <text:p>10.8</text:p>
          </table:table-cell>
          <table:table-cell table:style-name="ce5" table:formula="of:=thermagon_k * burner_A * [.H210] / thermagon_L" office:value-type="float" office:value="1418.46984384466" calcext:value-type="float">
            <text:p>1418</text:p>
          </table:table-cell>
          <table:table-cell table:style-name="ce5" table:formula="of:=[.I210]/C_per_s_to_W*time_incr" office:value-type="float" office:value="2032.77421015286" calcext:value-type="float">
            <text:p>2033</text:p>
          </table:table-cell>
          <table:table-cell table:style-name="ce7" table:formula="of:=[.J209]" office:value-type="float" office:value="2032.1784319481" calcext:value-type="float">
            <text:p>2032.2</text:p>
          </table:table-cell>
          <table:table-cell table:style-name="ce7" table:formula="of:=[.K209]" office:value-type="float" office:value="2031.57961578431" calcext:value-type="float">
            <text:p>2031.6</text:p>
          </table:table-cell>
          <table:table-cell table:style-name="ce7" table:formula="of:=[.L209]" office:value-type="float" office:value="2030.97774617048" calcext:value-type="float">
            <text:p>2031.0</text:p>
          </table:table-cell>
          <table:table-cell table:style-name="ce7" table:formula="of:=[.M209]" office:value-type="float" office:value="2030.37280753664" calcext:value-type="float">
            <text:p>2030.4</text:p>
          </table:table-cell>
          <table:table-cell table:style-name="ce7" table:formula="of:=[.N209]" office:value-type="float" office:value="2029.76478423341" calcext:value-type="float">
            <text:p>2029.8</text:p>
          </table:table-cell>
          <table:table-cell table:style-name="ce7" table:formula="of:=[.O209]" office:value-type="float" office:value="2029.15366053162" calcext:value-type="float">
            <text:p>2029.2</text:p>
          </table:table-cell>
          <table:table-cell table:style-name="ce7" table:formula="of:=[.P209]" office:value-type="float" office:value="2028.53942062189" calcext:value-type="float">
            <text:p>2028.5</text:p>
          </table:table-cell>
          <table:table-cell table:style-name="ce7" table:formula="of:=[.Q209]" office:value-type="float" office:value="2027.92204861422" calcext:value-type="float">
            <text:p>2027.9</text:p>
          </table:table-cell>
          <table:table-cell table:style-name="ce7" table:formula="of:=[.R209]" office:value-type="float" office:value="2027.3015285376" calcext:value-type="float">
            <text:p>2027.3</text:p>
          </table:table-cell>
          <table:table-cell table:style-name="ce5" table:formula="of:=SUMPRODUCT([.J210:.S210];pot_heat_diffusion)" office:value-type="float" office:value="2030.06291996647" calcext:value-type="float">
            <text:p>2030</text:p>
          </table:table-cell>
          <table:table-cell table:style-name="ce5" table:formula="of:=[.V209]*leakage_out" office:value-type="float" office:value="1375.5961248598" calcext:value-type="float">
            <text:p>1376</text:p>
          </table:table-cell>
          <table:table-cell table:style-name="ce5" table:formula="of:=[.V209]+[.T210]-[.U210]" office:value-type="float" office:value="229920.487605074" calcext:value-type="float">
            <text:p>229920</text:p>
          </table:table-cell>
          <table:table-cell table:style-name="ce12" table:formula="of:= temp_out + [.V210]/pot_water_mass" office:value-type="float" office:value="100.984751498674" calcext:value-type="float">
            <text:p>101.0</text:p>
          </table:table-cell>
          <table:table-cell table:style-name="ce7" table:formula="of:=IF([.G210]&gt;thermagon_temp_max;0;IF([.W2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table:formula="of:=burner_C_per_s * [.X210]/100 * time_incr" office:value-type="float" office:value="2149.61306964746" calcext:value-type="float">
            <text:p>2150</text:p>
          </table:table-cell>
          <table:table-cell table:style-name="ce3" table:formula="of:=[.B211]" office:value-type="float" office:value="2149.61306964746" calcext:value-type="float">
            <text:p>2150</text:p>
          </table:table-cell>
          <table:table-cell table:style-name="ce3" table:formula="of:=[.C210]" office:value-type="float" office:value="2149.61306964746" calcext:value-type="float">
            <text:p>2150</text:p>
          </table:table-cell>
          <table:table-cell table:style-name="ce5" table:formula="of:=SUMPRODUCT([.B211:.D211];burner_heat_diffusion)" office:value-type="float" office:value="2149.61306964746" calcext:value-type="float">
            <text:p>2150</text:p>
          </table:table-cell>
          <table:table-cell table:formula="of:=[.F210]+[.E211]-[.J210]" office:value-type="float" office:value="45904.259380937" calcext:value-type="float">
            <text:p>45904</text:p>
          </table:table-cell>
          <table:table-cell table:style-name="ce7" table:formula="of:=temp_out + [.F211] / burner_heat_mass" office:value-type="float" office:value="111.808518761874" calcext:value-type="float">
            <text:p>111.8</text:p>
          </table:table-cell>
          <table:table-cell table:style-name="ce7" table:formula="of:=[.G211]-[.W210]" office:value-type="float" office:value="10.8237672631999" calcext:value-type="float">
            <text:p>10.8</text:p>
          </table:table-cell>
          <table:table-cell table:style-name="ce5" table:formula="of:=thermagon_k * burner_A * [.H211] / thermagon_L" office:value-type="float" office:value="1418.8834687429" calcext:value-type="float">
            <text:p>1419</text:p>
          </table:table-cell>
          <table:table-cell table:style-name="ce5" table:formula="of:=[.I211]/C_per_s_to_W*time_incr" office:value-type="float" office:value="2033.36696581098" calcext:value-type="float">
            <text:p>2033</text:p>
          </table:table-cell>
          <table:table-cell table:style-name="ce7" table:formula="of:=[.J210]" office:value-type="float" office:value="2032.77421015286" calcext:value-type="float">
            <text:p>2032.8</text:p>
          </table:table-cell>
          <table:table-cell table:style-name="ce7" table:formula="of:=[.K210]" office:value-type="float" office:value="2032.1784319481" calcext:value-type="float">
            <text:p>2032.2</text:p>
          </table:table-cell>
          <table:table-cell table:style-name="ce7" table:formula="of:=[.L210]" office:value-type="float" office:value="2031.57961578431" calcext:value-type="float">
            <text:p>2031.6</text:p>
          </table:table-cell>
          <table:table-cell table:style-name="ce7" table:formula="of:=[.M210]" office:value-type="float" office:value="2030.97774617048" calcext:value-type="float">
            <text:p>2031.0</text:p>
          </table:table-cell>
          <table:table-cell table:style-name="ce7" table:formula="of:=[.N210]" office:value-type="float" office:value="2030.37280753664" calcext:value-type="float">
            <text:p>2030.4</text:p>
          </table:table-cell>
          <table:table-cell table:style-name="ce7" table:formula="of:=[.O210]" office:value-type="float" office:value="2029.76478423341" calcext:value-type="float">
            <text:p>2029.8</text:p>
          </table:table-cell>
          <table:table-cell table:style-name="ce7" table:formula="of:=[.P210]" office:value-type="float" office:value="2029.15366053162" calcext:value-type="float">
            <text:p>2029.2</text:p>
          </table:table-cell>
          <table:table-cell table:style-name="ce7" table:formula="of:=[.Q210]" office:value-type="float" office:value="2028.53942062189" calcext:value-type="float">
            <text:p>2028.5</text:p>
          </table:table-cell>
          <table:table-cell table:style-name="ce7" table:formula="of:=[.R210]" office:value-type="float" office:value="2027.92204861422" calcext:value-type="float">
            <text:p>2027.9</text:p>
          </table:table-cell>
          <table:table-cell table:style-name="ce5" table:formula="of:=SUMPRODUCT([.J211:.S211];pot_heat_diffusion)" office:value-type="float" office:value="2030.66943074515" calcext:value-type="float">
            <text:p>2031</text:p>
          </table:table-cell>
          <table:table-cell table:style-name="ce5" table:formula="of:=[.V210]*leakage_out" office:value-type="float" office:value="1379.52292563044" calcext:value-type="float">
            <text:p>1380</text:p>
          </table:table-cell>
          <table:table-cell table:style-name="ce5" table:formula="of:=[.V210]+[.T211]-[.U211]" office:value-type="float" office:value="230571.634110189" calcext:value-type="float">
            <text:p>230572</text:p>
          </table:table-cell>
          <table:table-cell table:style-name="ce12" table:formula="of:= temp_out + [.V211]/pot_water_mass" office:value-type="float" office:value="101.214104430443" calcext:value-type="float">
            <text:p>101.2</text:p>
          </table:table-cell>
          <table:table-cell table:style-name="ce7" table:formula="of:=IF([.G211]&gt;thermagon_temp_max;0;IF([.W2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" table:formula="of:=burner_C_per_s * [.X211]/100 * time_incr" office:value-type="float" office:value="2149.61306964746" calcext:value-type="float">
            <text:p>2150</text:p>
          </table:table-cell>
          <table:table-cell table:style-name="ce3" table:formula="of:=[.B212]" office:value-type="float" office:value="2149.61306964746" calcext:value-type="float">
            <text:p>2150</text:p>
          </table:table-cell>
          <table:table-cell table:style-name="ce3" table:formula="of:=[.C211]" office:value-type="float" office:value="2149.61306964746" calcext:value-type="float">
            <text:p>2150</text:p>
          </table:table-cell>
          <table:table-cell table:style-name="ce5" table:formula="of:=SUMPRODUCT([.B212:.D212];burner_heat_diffusion)" office:value-type="float" office:value="2149.61306964746" calcext:value-type="float">
            <text:p>2150</text:p>
          </table:table-cell>
          <table:table-cell table:formula="of:=[.F211]+[.E212]-[.J211]" office:value-type="float" office:value="46020.5054847735" calcext:value-type="float">
            <text:p>46021</text:p>
          </table:table-cell>
          <table:table-cell table:style-name="ce7" table:formula="of:=temp_out + [.F212] / burner_heat_mass" office:value-type="float" office:value="112.041010969547" calcext:value-type="float">
            <text:p>112.0</text:p>
          </table:table-cell>
          <table:table-cell table:style-name="ce7" table:formula="of:=[.G212]-[.W211]" office:value-type="float" office:value="10.8269065391041" calcext:value-type="float">
            <text:p>10.8</text:p>
          </table:table-cell>
          <table:table-cell table:style-name="ce5" table:formula="of:=thermagon_k * burner_A * [.H212] / thermagon_L" office:value-type="float" office:value="1419.29499520831" calcext:value-type="float">
            <text:p>1419</text:p>
          </table:table-cell>
          <table:table-cell table:style-name="ce5" table:formula="of:=[.I212]/C_per_s_to_W*time_incr" office:value-type="float" office:value="2033.95671425668" calcext:value-type="float">
            <text:p>2034</text:p>
          </table:table-cell>
          <table:table-cell table:style-name="ce7" table:formula="of:=[.J211]" office:value-type="float" office:value="2033.36696581098" calcext:value-type="float">
            <text:p>2033.4</text:p>
          </table:table-cell>
          <table:table-cell table:style-name="ce7" table:formula="of:=[.K211]" office:value-type="float" office:value="2032.77421015286" calcext:value-type="float">
            <text:p>2032.8</text:p>
          </table:table-cell>
          <table:table-cell table:style-name="ce7" table:formula="of:=[.L211]" office:value-type="float" office:value="2032.1784319481" calcext:value-type="float">
            <text:p>2032.2</text:p>
          </table:table-cell>
          <table:table-cell table:style-name="ce7" table:formula="of:=[.M211]" office:value-type="float" office:value="2031.57961578431" calcext:value-type="float">
            <text:p>2031.6</text:p>
          </table:table-cell>
          <table:table-cell table:style-name="ce7" table:formula="of:=[.N211]" office:value-type="float" office:value="2030.97774617048" calcext:value-type="float">
            <text:p>2031.0</text:p>
          </table:table-cell>
          <table:table-cell table:style-name="ce7" table:formula="of:=[.O211]" office:value-type="float" office:value="2030.37280753664" calcext:value-type="float">
            <text:p>2030.4</text:p>
          </table:table-cell>
          <table:table-cell table:style-name="ce7" table:formula="of:=[.P211]" office:value-type="float" office:value="2029.76478423341" calcext:value-type="float">
            <text:p>2029.8</text:p>
          </table:table-cell>
          <table:table-cell table:style-name="ce7" table:formula="of:=[.Q211]" office:value-type="float" office:value="2029.15366053162" calcext:value-type="float">
            <text:p>2029.2</text:p>
          </table:table-cell>
          <table:table-cell table:style-name="ce7" table:formula="of:=[.R211]" office:value-type="float" office:value="2028.53942062189" calcext:value-type="float">
            <text:p>2028.5</text:p>
          </table:table-cell>
          <table:table-cell table:style-name="ce5" table:formula="of:=SUMPRODUCT([.J212:.S212];pot_heat_diffusion)" office:value-type="float" office:value="2031.2728645279" calcext:value-type="float">
            <text:p>2031</text:p>
          </table:table-cell>
          <table:table-cell table:style-name="ce5" table:formula="of:=[.V211]*leakage_out" office:value-type="float" office:value="1383.42980466113" calcext:value-type="float">
            <text:p>1383</text:p>
          </table:table-cell>
          <table:table-cell table:style-name="ce5" table:formula="of:=[.V211]+[.T212]-[.U212]" office:value-type="float" office:value="231219.477170056" calcext:value-type="float">
            <text:p>231219</text:p>
          </table:table-cell>
          <table:table-cell table:style-name="ce12" table:formula="of:= temp_out + [.V212]/pot_water_mass" office:value-type="float" office:value="101.44229379173" calcext:value-type="float">
            <text:p>101.4</text:p>
          </table:table-cell>
          <table:table-cell table:style-name="ce7" table:formula="of:=IF([.G212]&gt;thermagon_temp_max;0;IF([.W2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" table:formula="of:=burner_C_per_s * [.X212]/100 * time_incr" office:value-type="float" office:value="2149.61306964746" calcext:value-type="float">
            <text:p>2150</text:p>
          </table:table-cell>
          <table:table-cell table:style-name="ce3" table:formula="of:=[.B213]" office:value-type="float" office:value="2149.61306964746" calcext:value-type="float">
            <text:p>2150</text:p>
          </table:table-cell>
          <table:table-cell table:style-name="ce3" table:formula="of:=[.C212]" office:value-type="float" office:value="2149.61306964746" calcext:value-type="float">
            <text:p>2150</text:p>
          </table:table-cell>
          <table:table-cell table:style-name="ce5" table:formula="of:=SUMPRODUCT([.B213:.D213];burner_heat_diffusion)" office:value-type="float" office:value="2149.61306964746" calcext:value-type="float">
            <text:p>2150</text:p>
          </table:table-cell>
          <table:table-cell table:formula="of:=[.F212]+[.E213]-[.J212]" office:value-type="float" office:value="46136.1618401643" calcext:value-type="float">
            <text:p>46136</text:p>
          </table:table-cell>
          <table:table-cell table:style-name="ce7" table:formula="of:=temp_out + [.F213] / burner_heat_mass" office:value-type="float" office:value="112.272323680329" calcext:value-type="float">
            <text:p>112.3</text:p>
          </table:table-cell>
          <table:table-cell table:style-name="ce7" table:formula="of:=[.G213]-[.W212]" office:value-type="float" office:value="10.8300298885984" calcext:value-type="float">
            <text:p>10.8</text:p>
          </table:table-cell>
          <table:table-cell table:style-name="ce5" table:formula="of:=thermagon_k * burner_A * [.H213] / thermagon_L" office:value-type="float" office:value="1419.70443388681" calcext:value-type="float">
            <text:p>1420</text:p>
          </table:table-cell>
          <table:table-cell table:style-name="ce5" table:formula="of:=[.I213]/C_per_s_to_W*time_incr" office:value-type="float" office:value="2034.54347074636" calcext:value-type="float">
            <text:p>2035</text:p>
          </table:table-cell>
          <table:table-cell table:style-name="ce7" table:formula="of:=[.J212]" office:value-type="float" office:value="2033.95671425668" calcext:value-type="float">
            <text:p>2034.0</text:p>
          </table:table-cell>
          <table:table-cell table:style-name="ce7" table:formula="of:=[.K212]" office:value-type="float" office:value="2033.36696581098" calcext:value-type="float">
            <text:p>2033.4</text:p>
          </table:table-cell>
          <table:table-cell table:style-name="ce7" table:formula="of:=[.L212]" office:value-type="float" office:value="2032.77421015286" calcext:value-type="float">
            <text:p>2032.8</text:p>
          </table:table-cell>
          <table:table-cell table:style-name="ce7" table:formula="of:=[.M212]" office:value-type="float" office:value="2032.1784319481" calcext:value-type="float">
            <text:p>2032.2</text:p>
          </table:table-cell>
          <table:table-cell table:style-name="ce7" table:formula="of:=[.N212]" office:value-type="float" office:value="2031.57961578431" calcext:value-type="float">
            <text:p>2031.6</text:p>
          </table:table-cell>
          <table:table-cell table:style-name="ce7" table:formula="of:=[.O212]" office:value-type="float" office:value="2030.97774617048" calcext:value-type="float">
            <text:p>2031.0</text:p>
          </table:table-cell>
          <table:table-cell table:style-name="ce7" table:formula="of:=[.P212]" office:value-type="float" office:value="2030.37280753664" calcext:value-type="float">
            <text:p>2030.4</text:p>
          </table:table-cell>
          <table:table-cell table:style-name="ce7" table:formula="of:=[.Q212]" office:value-type="float" office:value="2029.76478423341" calcext:value-type="float">
            <text:p>2029.8</text:p>
          </table:table-cell>
          <table:table-cell table:style-name="ce7" table:formula="of:=[.R212]" office:value-type="float" office:value="2029.15366053162" calcext:value-type="float">
            <text:p>2029.2</text:p>
          </table:table-cell>
          <table:table-cell table:style-name="ce5" table:formula="of:=SUMPRODUCT([.J213:.S213];pot_heat_diffusion)" office:value-type="float" office:value="2031.87323692516" calcext:value-type="float">
            <text:p>2032</text:p>
          </table:table-cell>
          <table:table-cell table:style-name="ce5" table:formula="of:=[.V212]*leakage_out" office:value-type="float" office:value="1387.31686302033" calcext:value-type="float">
            <text:p>1387</text:p>
          </table:table-cell>
          <table:table-cell table:style-name="ce5" table:formula="of:=[.V212]+[.T213]-[.U213]" office:value-type="float" office:value="231864.03354396" calcext:value-type="float">
            <text:p>231864</text:p>
          </table:table-cell>
          <table:table-cell table:style-name="ce12" table:formula="of:= temp_out + [.V213]/pot_water_mass" office:value-type="float" office:value="101.669325485649" calcext:value-type="float">
            <text:p>101.7</text:p>
          </table:table-cell>
          <table:table-cell table:style-name="ce7" table:formula="of:=IF([.G213]&gt;thermagon_temp_max;0;IF([.W2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table:formula="of:=burner_C_per_s * [.X213]/100 * time_incr" office:value-type="float" office:value="2149.61306964746" calcext:value-type="float">
            <text:p>2150</text:p>
          </table:table-cell>
          <table:table-cell table:style-name="ce3" table:formula="of:=[.B214]" office:value-type="float" office:value="2149.61306964746" calcext:value-type="float">
            <text:p>2150</text:p>
          </table:table-cell>
          <table:table-cell table:style-name="ce3" table:formula="of:=[.C213]" office:value-type="float" office:value="2149.61306964746" calcext:value-type="float">
            <text:p>2150</text:p>
          </table:table-cell>
          <table:table-cell table:style-name="ce5" table:formula="of:=SUMPRODUCT([.B214:.D214];burner_heat_diffusion)" office:value-type="float" office:value="2149.61306964746" calcext:value-type="float">
            <text:p>2150</text:p>
          </table:table-cell>
          <table:table-cell table:formula="of:=[.F213]+[.E214]-[.J213]" office:value-type="float" office:value="46251.2314390654" calcext:value-type="float">
            <text:p>46251</text:p>
          </table:table-cell>
          <table:table-cell table:style-name="ce7" table:formula="of:=temp_out + [.F214] / burner_heat_mass" office:value-type="float" office:value="112.502462878131" calcext:value-type="float">
            <text:p>112.5</text:p>
          </table:table-cell>
          <table:table-cell table:style-name="ce7" table:formula="of:=[.G214]-[.W213]" office:value-type="float" office:value="10.833137392482" calcext:value-type="float">
            <text:p>10.8</text:p>
          </table:table-cell>
          <table:table-cell table:style-name="ce5" table:formula="of:=thermagon_k * burner_A * [.H214] / thermagon_L" office:value-type="float" office:value="1420.11179537032" calcext:value-type="float">
            <text:p>1420</text:p>
          </table:table-cell>
          <table:table-cell table:style-name="ce5" table:formula="of:=[.I214]/C_per_s_to_W*time_incr" office:value-type="float" office:value="2035.12725045904" calcext:value-type="float">
            <text:p>2035</text:p>
          </table:table-cell>
          <table:table-cell table:style-name="ce7" table:formula="of:=[.J213]" office:value-type="float" office:value="2034.54347074636" calcext:value-type="float">
            <text:p>2034.5</text:p>
          </table:table-cell>
          <table:table-cell table:style-name="ce7" table:formula="of:=[.K213]" office:value-type="float" office:value="2033.95671425668" calcext:value-type="float">
            <text:p>2034.0</text:p>
          </table:table-cell>
          <table:table-cell table:style-name="ce7" table:formula="of:=[.L213]" office:value-type="float" office:value="2033.36696581098" calcext:value-type="float">
            <text:p>2033.4</text:p>
          </table:table-cell>
          <table:table-cell table:style-name="ce7" table:formula="of:=[.M213]" office:value-type="float" office:value="2032.77421015286" calcext:value-type="float">
            <text:p>2032.8</text:p>
          </table:table-cell>
          <table:table-cell table:style-name="ce7" table:formula="of:=[.N213]" office:value-type="float" office:value="2032.1784319481" calcext:value-type="float">
            <text:p>2032.2</text:p>
          </table:table-cell>
          <table:table-cell table:style-name="ce7" table:formula="of:=[.O213]" office:value-type="float" office:value="2031.57961578431" calcext:value-type="float">
            <text:p>2031.6</text:p>
          </table:table-cell>
          <table:table-cell table:style-name="ce7" table:formula="of:=[.P213]" office:value-type="float" office:value="2030.97774617048" calcext:value-type="float">
            <text:p>2031.0</text:p>
          </table:table-cell>
          <table:table-cell table:style-name="ce7" table:formula="of:=[.Q213]" office:value-type="float" office:value="2030.37280753664" calcext:value-type="float">
            <text:p>2030.4</text:p>
          </table:table-cell>
          <table:table-cell table:style-name="ce7" table:formula="of:=[.R213]" office:value-type="float" office:value="2029.76478423341" calcext:value-type="float">
            <text:p>2029.8</text:p>
          </table:table-cell>
          <table:table-cell table:style-name="ce5" table:formula="of:=SUMPRODUCT([.J214:.S214];pot_heat_diffusion)" office:value-type="float" office:value="2032.47056346818" calcext:value-type="float">
            <text:p>2032</text:p>
          </table:table-cell>
          <table:table-cell table:style-name="ce5" table:formula="of:=[.V213]*leakage_out" office:value-type="float" office:value="1391.18420126376" calcext:value-type="float">
            <text:p>1391</text:p>
          </table:table-cell>
          <table:table-cell table:style-name="ce5" table:formula="of:=[.V213]+[.T214]-[.U214]" office:value-type="float" office:value="232505.319906165" calcext:value-type="float">
            <text:p>232505</text:p>
          </table:table-cell>
          <table:table-cell table:style-name="ce12" table:formula="of:= temp_out + [.V214]/pot_water_mass" office:value-type="float" office:value="101.895205385364" calcext:value-type="float">
            <text:p>101.9</text:p>
          </table:table-cell>
          <table:table-cell table:style-name="ce7" table:formula="of:=IF([.G214]&gt;thermagon_temp_max;0;IF([.W2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" table:formula="of:=burner_C_per_s * [.X214]/100 * time_incr" office:value-type="float" office:value="2149.61306964746" calcext:value-type="float">
            <text:p>2150</text:p>
          </table:table-cell>
          <table:table-cell table:style-name="ce3" table:formula="of:=[.B215]" office:value-type="float" office:value="2149.61306964746" calcext:value-type="float">
            <text:p>2150</text:p>
          </table:table-cell>
          <table:table-cell table:style-name="ce3" table:formula="of:=[.C214]" office:value-type="float" office:value="2149.61306964746" calcext:value-type="float">
            <text:p>2150</text:p>
          </table:table-cell>
          <table:table-cell table:style-name="ce5" table:formula="of:=SUMPRODUCT([.B215:.D215];burner_heat_diffusion)" office:value-type="float" office:value="2149.61306964746" calcext:value-type="float">
            <text:p>2150</text:p>
          </table:table-cell>
          <table:table-cell table:formula="of:=[.F214]+[.E215]-[.J214]" office:value-type="float" office:value="46365.7172582538" calcext:value-type="float">
            <text:p>46366</text:p>
          </table:table-cell>
          <table:table-cell table:style-name="ce7" table:formula="of:=temp_out + [.F215] / burner_heat_mass" office:value-type="float" office:value="112.731434516508" calcext:value-type="float">
            <text:p>112.7</text:p>
          </table:table-cell>
          <table:table-cell table:style-name="ce7" table:formula="of:=[.G215]-[.W214]" office:value-type="float" office:value="10.8362291311441" calcext:value-type="float">
            <text:p>10.8</text:p>
          </table:table-cell>
          <table:table-cell table:style-name="ce5" table:formula="of:=thermagon_k * burner_A * [.H215] / thermagon_L" office:value-type="float" office:value="1420.51709019702" calcext:value-type="float">
            <text:p>1421</text:p>
          </table:table-cell>
          <table:table-cell table:style-name="ce5" table:formula="of:=[.I215]/C_per_s_to_W*time_incr" office:value-type="float" office:value="2035.70806849674" calcext:value-type="float">
            <text:p>2036</text:p>
          </table:table-cell>
          <table:table-cell table:style-name="ce7" table:formula="of:=[.J214]" office:value-type="float" office:value="2035.12725045904" calcext:value-type="float">
            <text:p>2035.1</text:p>
          </table:table-cell>
          <table:table-cell table:style-name="ce7" table:formula="of:=[.K214]" office:value-type="float" office:value="2034.54347074636" calcext:value-type="float">
            <text:p>2034.5</text:p>
          </table:table-cell>
          <table:table-cell table:style-name="ce7" table:formula="of:=[.L214]" office:value-type="float" office:value="2033.95671425668" calcext:value-type="float">
            <text:p>2034.0</text:p>
          </table:table-cell>
          <table:table-cell table:style-name="ce7" table:formula="of:=[.M214]" office:value-type="float" office:value="2033.36696581098" calcext:value-type="float">
            <text:p>2033.4</text:p>
          </table:table-cell>
          <table:table-cell table:style-name="ce7" table:formula="of:=[.N214]" office:value-type="float" office:value="2032.77421015286" calcext:value-type="float">
            <text:p>2032.8</text:p>
          </table:table-cell>
          <table:table-cell table:style-name="ce7" table:formula="of:=[.O214]" office:value-type="float" office:value="2032.1784319481" calcext:value-type="float">
            <text:p>2032.2</text:p>
          </table:table-cell>
          <table:table-cell table:style-name="ce7" table:formula="of:=[.P214]" office:value-type="float" office:value="2031.57961578431" calcext:value-type="float">
            <text:p>2031.6</text:p>
          </table:table-cell>
          <table:table-cell table:style-name="ce7" table:formula="of:=[.Q214]" office:value-type="float" office:value="2030.97774617048" calcext:value-type="float">
            <text:p>2031.0</text:p>
          </table:table-cell>
          <table:table-cell table:style-name="ce7" table:formula="of:=[.R214]" office:value-type="float" office:value="2030.37280753664" calcext:value-type="float">
            <text:p>2030.4</text:p>
          </table:table-cell>
          <table:table-cell table:style-name="ce5" table:formula="of:=SUMPRODUCT([.J215:.S215];pot_heat_diffusion)" office:value-type="float" office:value="2033.06485960942" calcext:value-type="float">
            <text:p>2033</text:p>
          </table:table-cell>
          <table:table-cell table:style-name="ce5" table:formula="of:=[.V214]*leakage_out" office:value-type="float" office:value="1395.03191943699" calcext:value-type="float">
            <text:p>1395</text:p>
          </table:table-cell>
          <table:table-cell table:style-name="ce5" table:formula="of:=[.V214]+[.T215]-[.U215]" office:value-type="float" office:value="233143.352846337" calcext:value-type="float">
            <text:p>233143</text:p>
          </table:table-cell>
          <table:table-cell table:style-name="ce12" table:formula="of:= temp_out + [.V215]/pot_water_mass" office:value-type="float" office:value="102.119939334243" calcext:value-type="float">
            <text:p>102.1</text:p>
          </table:table-cell>
          <table:table-cell table:style-name="ce7" table:formula="of:=IF([.G215]&gt;thermagon_temp_max;0;IF([.W2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" table:formula="of:=burner_C_per_s * [.X215]/100 * time_incr" office:value-type="float" office:value="2149.61306964746" calcext:value-type="float">
            <text:p>2150</text:p>
          </table:table-cell>
          <table:table-cell table:style-name="ce3" table:formula="of:=[.B216]" office:value-type="float" office:value="2149.61306964746" calcext:value-type="float">
            <text:p>2150</text:p>
          </table:table-cell>
          <table:table-cell table:style-name="ce3" table:formula="of:=[.C215]" office:value-type="float" office:value="2149.61306964746" calcext:value-type="float">
            <text:p>2150</text:p>
          </table:table-cell>
          <table:table-cell table:style-name="ce5" table:formula="of:=SUMPRODUCT([.B216:.D216];burner_heat_diffusion)" office:value-type="float" office:value="2149.61306964746" calcext:value-type="float">
            <text:p>2150</text:p>
          </table:table-cell>
          <table:table-cell table:formula="of:=[.F215]+[.E216]-[.J215]" office:value-type="float" office:value="46479.6222594045" calcext:value-type="float">
            <text:p>46480</text:p>
          </table:table-cell>
          <table:table-cell table:style-name="ce7" table:formula="of:=temp_out + [.F216] / burner_heat_mass" office:value-type="float" office:value="112.959244518809" calcext:value-type="float">
            <text:p>113.0</text:p>
          </table:table-cell>
          <table:table-cell table:style-name="ce7" table:formula="of:=[.G216]-[.W215]" office:value-type="float" office:value="10.8393051845658" calcext:value-type="float">
            <text:p>10.8</text:p>
          </table:table-cell>
          <table:table-cell table:style-name="ce5" table:formula="of:=thermagon_k * burner_A * [.H216] / thermagon_L" office:value-type="float" office:value="1420.92032885164" calcext:value-type="float">
            <text:p>1421</text:p>
          </table:table-cell>
          <table:table-cell table:style-name="ce5" table:formula="of:=[.I216]/C_per_s_to_W*time_incr" office:value-type="float" office:value="2036.28593988484" calcext:value-type="float">
            <text:p>2036</text:p>
          </table:table-cell>
          <table:table-cell table:style-name="ce7" table:formula="of:=[.J215]" office:value-type="float" office:value="2035.70806849674" calcext:value-type="float">
            <text:p>2035.7</text:p>
          </table:table-cell>
          <table:table-cell table:style-name="ce7" table:formula="of:=[.K215]" office:value-type="float" office:value="2035.12725045904" calcext:value-type="float">
            <text:p>2035.1</text:p>
          </table:table-cell>
          <table:table-cell table:style-name="ce7" table:formula="of:=[.L215]" office:value-type="float" office:value="2034.54347074636" calcext:value-type="float">
            <text:p>2034.5</text:p>
          </table:table-cell>
          <table:table-cell table:style-name="ce7" table:formula="of:=[.M215]" office:value-type="float" office:value="2033.95671425668" calcext:value-type="float">
            <text:p>2034.0</text:p>
          </table:table-cell>
          <table:table-cell table:style-name="ce7" table:formula="of:=[.N215]" office:value-type="float" office:value="2033.36696581098" calcext:value-type="float">
            <text:p>2033.4</text:p>
          </table:table-cell>
          <table:table-cell table:style-name="ce7" table:formula="of:=[.O215]" office:value-type="float" office:value="2032.77421015286" calcext:value-type="float">
            <text:p>2032.8</text:p>
          </table:table-cell>
          <table:table-cell table:style-name="ce7" table:formula="of:=[.P215]" office:value-type="float" office:value="2032.1784319481" calcext:value-type="float">
            <text:p>2032.2</text:p>
          </table:table-cell>
          <table:table-cell table:style-name="ce7" table:formula="of:=[.Q215]" office:value-type="float" office:value="2031.57961578431" calcext:value-type="float">
            <text:p>2031.6</text:p>
          </table:table-cell>
          <table:table-cell table:style-name="ce7" table:formula="of:=[.R215]" office:value-type="float" office:value="2030.97774617048" calcext:value-type="float">
            <text:p>2031.0</text:p>
          </table:table-cell>
          <table:table-cell table:style-name="ce5" table:formula="of:=SUMPRODUCT([.J216:.S216];pot_heat_diffusion)" office:value-type="float" office:value="2033.65614072293" calcext:value-type="float">
            <text:p>2034</text:p>
          </table:table-cell>
          <table:table-cell table:style-name="ce5" table:formula="of:=[.V215]*leakage_out" office:value-type="float" office:value="1398.86011707802" calcext:value-type="float">
            <text:p>1399</text:p>
          </table:table-cell>
          <table:table-cell table:style-name="ce5" table:formula="of:=[.V215]+[.T216]-[.U216]" office:value-type="float" office:value="233778.148869982" calcext:value-type="float">
            <text:p>233778</text:p>
          </table:table-cell>
          <table:table-cell table:style-name="ce12" table:formula="of:= temp_out + [.V216]/pot_water_mass" office:value-type="float" office:value="102.343533146011" calcext:value-type="float">
            <text:p>102.3</text:p>
          </table:table-cell>
          <table:table-cell table:style-name="ce7" table:formula="of:=IF([.G216]&gt;thermagon_temp_max;0;IF([.W2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" table:formula="of:=burner_C_per_s * [.X216]/100 * time_incr" office:value-type="float" office:value="2149.61306964746" calcext:value-type="float">
            <text:p>2150</text:p>
          </table:table-cell>
          <table:table-cell table:style-name="ce3" table:formula="of:=[.B217]" office:value-type="float" office:value="2149.61306964746" calcext:value-type="float">
            <text:p>2150</text:p>
          </table:table-cell>
          <table:table-cell table:style-name="ce3" table:formula="of:=[.C216]" office:value-type="float" office:value="2149.61306964746" calcext:value-type="float">
            <text:p>2150</text:p>
          </table:table-cell>
          <table:table-cell table:style-name="ce5" table:formula="of:=SUMPRODUCT([.B217:.D217];burner_heat_diffusion)" office:value-type="float" office:value="2149.61306964746" calcext:value-type="float">
            <text:p>2150</text:p>
          </table:table-cell>
          <table:table-cell table:formula="of:=[.F216]+[.E217]-[.J216]" office:value-type="float" office:value="46592.9493891671" calcext:value-type="float">
            <text:p>46593</text:p>
          </table:table-cell>
          <table:table-cell table:style-name="ce7" table:formula="of:=temp_out + [.F217] / burner_heat_mass" office:value-type="float" office:value="113.185898778334" calcext:value-type="float">
            <text:p>113.2</text:p>
          </table:table-cell>
          <table:table-cell table:style-name="ce7" table:formula="of:=[.G217]-[.W216]" office:value-type="float" office:value="10.8423656323228" calcext:value-type="float">
            <text:p>10.8</text:p>
          </table:table-cell>
          <table:table-cell table:style-name="ce5" table:formula="of:=thermagon_k * burner_A * [.H217] / thermagon_L" office:value-type="float" office:value="1421.3215217657" calcext:value-type="float">
            <text:p>1421</text:p>
          </table:table-cell>
          <table:table-cell table:style-name="ce5" table:formula="of:=[.I217]/C_per_s_to_W*time_incr" office:value-type="float" office:value="2036.86087957251" calcext:value-type="float">
            <text:p>2037</text:p>
          </table:table-cell>
          <table:table-cell table:style-name="ce7" table:formula="of:=[.J216]" office:value-type="float" office:value="2036.28593988484" calcext:value-type="float">
            <text:p>2036.3</text:p>
          </table:table-cell>
          <table:table-cell table:style-name="ce7" table:formula="of:=[.K216]" office:value-type="float" office:value="2035.70806849674" calcext:value-type="float">
            <text:p>2035.7</text:p>
          </table:table-cell>
          <table:table-cell table:style-name="ce7" table:formula="of:=[.L216]" office:value-type="float" office:value="2035.12725045904" calcext:value-type="float">
            <text:p>2035.1</text:p>
          </table:table-cell>
          <table:table-cell table:style-name="ce7" table:formula="of:=[.M216]" office:value-type="float" office:value="2034.54347074636" calcext:value-type="float">
            <text:p>2034.5</text:p>
          </table:table-cell>
          <table:table-cell table:style-name="ce7" table:formula="of:=[.N216]" office:value-type="float" office:value="2033.95671425668" calcext:value-type="float">
            <text:p>2034.0</text:p>
          </table:table-cell>
          <table:table-cell table:style-name="ce7" table:formula="of:=[.O216]" office:value-type="float" office:value="2033.36696581098" calcext:value-type="float">
            <text:p>2033.4</text:p>
          </table:table-cell>
          <table:table-cell table:style-name="ce7" table:formula="of:=[.P216]" office:value-type="float" office:value="2032.77421015286" calcext:value-type="float">
            <text:p>2032.8</text:p>
          </table:table-cell>
          <table:table-cell table:style-name="ce7" table:formula="of:=[.Q216]" office:value-type="float" office:value="2032.1784319481" calcext:value-type="float">
            <text:p>2032.2</text:p>
          </table:table-cell>
          <table:table-cell table:style-name="ce7" table:formula="of:=[.R216]" office:value-type="float" office:value="2031.57961578431" calcext:value-type="float">
            <text:p>2031.6</text:p>
          </table:table-cell>
          <table:table-cell table:style-name="ce5" table:formula="of:=SUMPRODUCT([.J217:.S217];pot_heat_diffusion)" office:value-type="float" office:value="2034.24442210479" calcext:value-type="float">
            <text:p>2034</text:p>
          </table:table-cell>
          <table:table-cell table:style-name="ce5" table:formula="of:=[.V216]*leakage_out" office:value-type="float" office:value="1402.66889321989" calcext:value-type="float">
            <text:p>1403</text:p>
          </table:table-cell>
          <table:table-cell table:style-name="ce5" table:formula="of:=[.V216]+[.T217]-[.U217]" office:value-type="float" office:value="234409.724398867" calcext:value-type="float">
            <text:p>234410</text:p>
          </table:table-cell>
          <table:table-cell table:style-name="ce12" table:formula="of:= temp_out + [.V217]/pot_water_mass" office:value-type="float" office:value="102.565992604897" calcext:value-type="float">
            <text:p>102.6</text:p>
          </table:table-cell>
          <table:table-cell table:style-name="ce7" table:formula="of:=IF([.G217]&gt;thermagon_temp_max;0;IF([.W2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table:formula="of:=burner_C_per_s * [.X217]/100 * time_incr" office:value-type="float" office:value="2149.61306964746" calcext:value-type="float">
            <text:p>2150</text:p>
          </table:table-cell>
          <table:table-cell table:style-name="ce3" table:formula="of:=[.B218]" office:value-type="float" office:value="2149.61306964746" calcext:value-type="float">
            <text:p>2150</text:p>
          </table:table-cell>
          <table:table-cell table:style-name="ce3" table:formula="of:=[.C217]" office:value-type="float" office:value="2149.61306964746" calcext:value-type="float">
            <text:p>2150</text:p>
          </table:table-cell>
          <table:table-cell table:style-name="ce5" table:formula="of:=SUMPRODUCT([.B218:.D218];burner_heat_diffusion)" office:value-type="float" office:value="2149.61306964746" calcext:value-type="float">
            <text:p>2150</text:p>
          </table:table-cell>
          <table:table-cell table:formula="of:=[.F217]+[.E218]-[.J217]" office:value-type="float" office:value="46705.7015792421" calcext:value-type="float">
            <text:p>46706</text:p>
          </table:table-cell>
          <table:table-cell table:style-name="ce7" table:formula="of:=temp_out + [.F218] / burner_heat_mass" office:value-type="float" office:value="113.411403158484" calcext:value-type="float">
            <text:p>113.4</text:p>
          </table:table-cell>
          <table:table-cell table:style-name="ce7" table:formula="of:=[.G218]-[.W217]" office:value-type="float" office:value="10.8454105535869" calcext:value-type="float">
            <text:p>10.8</text:p>
          </table:table-cell>
          <table:table-cell table:style-name="ce5" table:formula="of:=thermagon_k * burner_A * [.H218] / thermagon_L" office:value-type="float" office:value="1421.7206793178" calcext:value-type="float">
            <text:p>1422</text:p>
          </table:table-cell>
          <table:table-cell table:style-name="ce5" table:formula="of:=[.I218]/C_per_s_to_W*time_incr" office:value-type="float" office:value="2037.43290243307" calcext:value-type="float">
            <text:p>2037</text:p>
          </table:table-cell>
          <table:table-cell table:style-name="ce7" table:formula="of:=[.J217]" office:value-type="float" office:value="2036.86087957251" calcext:value-type="float">
            <text:p>2036.9</text:p>
          </table:table-cell>
          <table:table-cell table:style-name="ce7" table:formula="of:=[.K217]" office:value-type="float" office:value="2036.28593988484" calcext:value-type="float">
            <text:p>2036.3</text:p>
          </table:table-cell>
          <table:table-cell table:style-name="ce7" table:formula="of:=[.L217]" office:value-type="float" office:value="2035.70806849674" calcext:value-type="float">
            <text:p>2035.7</text:p>
          </table:table-cell>
          <table:table-cell table:style-name="ce7" table:formula="of:=[.M217]" office:value-type="float" office:value="2035.12725045904" calcext:value-type="float">
            <text:p>2035.1</text:p>
          </table:table-cell>
          <table:table-cell table:style-name="ce7" table:formula="of:=[.N217]" office:value-type="float" office:value="2034.54347074636" calcext:value-type="float">
            <text:p>2034.5</text:p>
          </table:table-cell>
          <table:table-cell table:style-name="ce7" table:formula="of:=[.O217]" office:value-type="float" office:value="2033.95671425668" calcext:value-type="float">
            <text:p>2034.0</text:p>
          </table:table-cell>
          <table:table-cell table:style-name="ce7" table:formula="of:=[.P217]" office:value-type="float" office:value="2033.36696581098" calcext:value-type="float">
            <text:p>2033.4</text:p>
          </table:table-cell>
          <table:table-cell table:style-name="ce7" table:formula="of:=[.Q217]" office:value-type="float" office:value="2032.77421015286" calcext:value-type="float">
            <text:p>2032.8</text:p>
          </table:table-cell>
          <table:table-cell table:style-name="ce7" table:formula="of:=[.R217]" office:value-type="float" office:value="2032.1784319481" calcext:value-type="float">
            <text:p>2032.2</text:p>
          </table:table-cell>
          <table:table-cell table:style-name="ce5" table:formula="of:=SUMPRODUCT([.J218:.S218];pot_heat_diffusion)" office:value-type="float" office:value="2034.82971897346" calcext:value-type="float">
            <text:p>2035</text:p>
          </table:table-cell>
          <table:table-cell table:style-name="ce5" table:formula="of:=[.V217]*leakage_out" office:value-type="float" office:value="1406.4583463932" calcext:value-type="float">
            <text:p>1406</text:p>
          </table:table-cell>
          <table:table-cell table:style-name="ce5" table:formula="of:=[.V217]+[.T218]-[.U218]" office:value-type="float" office:value="235038.095771447" calcext:value-type="float">
            <text:p>235038</text:p>
          </table:table-cell>
          <table:table-cell table:style-name="ce12" table:formula="of:= temp_out + [.V218]/pot_water_mass" office:value-type="float" office:value="102.787323465785" calcext:value-type="float">
            <text:p>102.8</text:p>
          </table:table-cell>
          <table:table-cell table:style-name="ce7" table:formula="of:=IF([.G218]&gt;thermagon_temp_max;0;IF([.W2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" table:formula="of:=burner_C_per_s * [.X218]/100 * time_incr" office:value-type="float" office:value="2149.61306964746" calcext:value-type="float">
            <text:p>2150</text:p>
          </table:table-cell>
          <table:table-cell table:style-name="ce3" table:formula="of:=[.B219]" office:value-type="float" office:value="2149.61306964746" calcext:value-type="float">
            <text:p>2150</text:p>
          </table:table-cell>
          <table:table-cell table:style-name="ce3" table:formula="of:=[.C218]" office:value-type="float" office:value="2149.61306964746" calcext:value-type="float">
            <text:p>2150</text:p>
          </table:table-cell>
          <table:table-cell table:style-name="ce5" table:formula="of:=SUMPRODUCT([.B219:.D219];burner_heat_diffusion)" office:value-type="float" office:value="2149.61306964746" calcext:value-type="float">
            <text:p>2150</text:p>
          </table:table-cell>
          <table:table-cell table:formula="of:=[.F218]+[.E219]-[.J218]" office:value-type="float" office:value="46817.8817464565" calcext:value-type="float">
            <text:p>46818</text:p>
          </table:table-cell>
          <table:table-cell table:style-name="ce7" table:formula="of:=temp_out + [.F219] / burner_heat_mass" office:value-type="float" office:value="113.635763492913" calcext:value-type="float">
            <text:p>113.6</text:p>
          </table:table-cell>
          <table:table-cell table:style-name="ce7" table:formula="of:=[.G219]-[.W218]" office:value-type="float" office:value="10.8484400271283" calcext:value-type="float">
            <text:p>10.8</text:p>
          </table:table-cell>
          <table:table-cell table:style-name="ce5" table:formula="of:=thermagon_k * burner_A * [.H219] / thermagon_L" office:value-type="float" office:value="1422.11781183388" calcext:value-type="float">
            <text:p>1422</text:p>
          </table:table-cell>
          <table:table-cell table:style-name="ce5" table:formula="of:=[.I219]/C_per_s_to_W*time_incr" office:value-type="float" office:value="2038.00202326438" calcext:value-type="float">
            <text:p>2038</text:p>
          </table:table-cell>
          <table:table-cell table:style-name="ce7" table:formula="of:=[.J218]" office:value-type="float" office:value="2037.43290243307" calcext:value-type="float">
            <text:p>2037.4</text:p>
          </table:table-cell>
          <table:table-cell table:style-name="ce7" table:formula="of:=[.K218]" office:value-type="float" office:value="2036.86087957251" calcext:value-type="float">
            <text:p>2036.9</text:p>
          </table:table-cell>
          <table:table-cell table:style-name="ce7" table:formula="of:=[.L218]" office:value-type="float" office:value="2036.28593988484" calcext:value-type="float">
            <text:p>2036.3</text:p>
          </table:table-cell>
          <table:table-cell table:style-name="ce7" table:formula="of:=[.M218]" office:value-type="float" office:value="2035.70806849674" calcext:value-type="float">
            <text:p>2035.7</text:p>
          </table:table-cell>
          <table:table-cell table:style-name="ce7" table:formula="of:=[.N218]" office:value-type="float" office:value="2035.12725045904" calcext:value-type="float">
            <text:p>2035.1</text:p>
          </table:table-cell>
          <table:table-cell table:style-name="ce7" table:formula="of:=[.O218]" office:value-type="float" office:value="2034.54347074636" calcext:value-type="float">
            <text:p>2034.5</text:p>
          </table:table-cell>
          <table:table-cell table:style-name="ce7" table:formula="of:=[.P218]" office:value-type="float" office:value="2033.95671425668" calcext:value-type="float">
            <text:p>2034.0</text:p>
          </table:table-cell>
          <table:table-cell table:style-name="ce7" table:formula="of:=[.Q218]" office:value-type="float" office:value="2033.36696581098" calcext:value-type="float">
            <text:p>2033.4</text:p>
          </table:table-cell>
          <table:table-cell table:style-name="ce7" table:formula="of:=[.R218]" office:value-type="float" office:value="2032.77421015286" calcext:value-type="float">
            <text:p>2032.8</text:p>
          </table:table-cell>
          <table:table-cell table:style-name="ce5" table:formula="of:=SUMPRODUCT([.J219:.S219];pot_heat_diffusion)" office:value-type="float" office:value="2035.41204647019" calcext:value-type="float">
            <text:p>2035</text:p>
          </table:table-cell>
          <table:table-cell table:style-name="ce5" table:formula="of:=[.V218]*leakage_out" office:value-type="float" office:value="1410.22857462868" calcext:value-type="float">
            <text:p>1410</text:p>
          </table:table-cell>
          <table:table-cell table:style-name="ce5" table:formula="of:=[.V218]+[.T219]-[.U219]" office:value-type="float" office:value="235663.279243289" calcext:value-type="float">
            <text:p>235663</text:p>
          </table:table-cell>
          <table:table-cell table:style-name="ce12" table:formula="of:= temp_out + [.V219]/pot_water_mass" office:value-type="float" office:value="103.007531454362" calcext:value-type="float">
            <text:p>103.0</text:p>
          </table:table-cell>
          <table:table-cell table:style-name="ce7" table:formula="of:=IF([.G219]&gt;thermagon_temp_max;0;IF([.W2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" table:formula="of:=burner_C_per_s * [.X219]/100 * time_incr" office:value-type="float" office:value="2149.61306964746" calcext:value-type="float">
            <text:p>2150</text:p>
          </table:table-cell>
          <table:table-cell table:style-name="ce3" table:formula="of:=[.B220]" office:value-type="float" office:value="2149.61306964746" calcext:value-type="float">
            <text:p>2150</text:p>
          </table:table-cell>
          <table:table-cell table:style-name="ce3" table:formula="of:=[.C219]" office:value-type="float" office:value="2149.61306964746" calcext:value-type="float">
            <text:p>2150</text:p>
          </table:table-cell>
          <table:table-cell table:style-name="ce5" table:formula="of:=SUMPRODUCT([.B220:.D220];burner_heat_diffusion)" office:value-type="float" office:value="2149.61306964746" calcext:value-type="float">
            <text:p>2150</text:p>
          </table:table-cell>
          <table:table-cell table:formula="of:=[.F219]+[.E220]-[.J219]" office:value-type="float" office:value="46929.4927928396" calcext:value-type="float">
            <text:p>46929</text:p>
          </table:table-cell>
          <table:table-cell table:style-name="ce7" table:formula="of:=temp_out + [.F220] / burner_heat_mass" office:value-type="float" office:value="113.858985585679" calcext:value-type="float">
            <text:p>113.9</text:p>
          </table:table-cell>
          <table:table-cell table:style-name="ce7" table:formula="of:=[.G220]-[.W219]" office:value-type="float" office:value="10.8514541313174" calcext:value-type="float">
            <text:p>10.9</text:p>
          </table:table-cell>
          <table:table-cell table:style-name="ce5" table:formula="of:=thermagon_k * burner_A * [.H220] / thermagon_L" office:value-type="float" office:value="1422.51292958753" calcext:value-type="float">
            <text:p>1423</text:p>
          </table:table-cell>
          <table:table-cell table:style-name="ce5" table:formula="of:=[.I220]/C_per_s_to_W*time_incr" office:value-type="float" office:value="2038.56825678924" calcext:value-type="float">
            <text:p>2039</text:p>
          </table:table-cell>
          <table:table-cell table:style-name="ce7" table:formula="of:=[.J219]" office:value-type="float" office:value="2038.00202326438" calcext:value-type="float">
            <text:p>2038.0</text:p>
          </table:table-cell>
          <table:table-cell table:style-name="ce7" table:formula="of:=[.K219]" office:value-type="float" office:value="2037.43290243307" calcext:value-type="float">
            <text:p>2037.4</text:p>
          </table:table-cell>
          <table:table-cell table:style-name="ce7" table:formula="of:=[.L219]" office:value-type="float" office:value="2036.86087957251" calcext:value-type="float">
            <text:p>2036.9</text:p>
          </table:table-cell>
          <table:table-cell table:style-name="ce7" table:formula="of:=[.M219]" office:value-type="float" office:value="2036.28593988484" calcext:value-type="float">
            <text:p>2036.3</text:p>
          </table:table-cell>
          <table:table-cell table:style-name="ce7" table:formula="of:=[.N219]" office:value-type="float" office:value="2035.70806849674" calcext:value-type="float">
            <text:p>2035.7</text:p>
          </table:table-cell>
          <table:table-cell table:style-name="ce7" table:formula="of:=[.O219]" office:value-type="float" office:value="2035.12725045904" calcext:value-type="float">
            <text:p>2035.1</text:p>
          </table:table-cell>
          <table:table-cell table:style-name="ce7" table:formula="of:=[.P219]" office:value-type="float" office:value="2034.54347074636" calcext:value-type="float">
            <text:p>2034.5</text:p>
          </table:table-cell>
          <table:table-cell table:style-name="ce7" table:formula="of:=[.Q219]" office:value-type="float" office:value="2033.95671425668" calcext:value-type="float">
            <text:p>2034.0</text:p>
          </table:table-cell>
          <table:table-cell table:style-name="ce7" table:formula="of:=[.R219]" office:value-type="float" office:value="2033.36696581098" calcext:value-type="float">
            <text:p>2033.4</text:p>
          </table:table-cell>
          <table:table-cell table:style-name="ce5" table:formula="of:=SUMPRODUCT([.J220:.S220];pot_heat_diffusion)" office:value-type="float" office:value="2035.99141965942" calcext:value-type="float">
            <text:p>2036</text:p>
          </table:table-cell>
          <table:table-cell table:style-name="ce5" table:formula="of:=[.V219]*leakage_out" office:value-type="float" office:value="1413.97967545973" calcext:value-type="float">
            <text:p>1414</text:p>
          </table:table-cell>
          <table:table-cell table:style-name="ce5" table:formula="of:=[.V219]+[.T220]-[.U220]" office:value-type="float" office:value="236285.290987488" calcext:value-type="float">
            <text:p>236285</text:p>
          </table:table-cell>
          <table:table-cell table:style-name="ce12" table:formula="of:= temp_out + [.V220]/pot_water_mass" office:value-type="float" office:value="103.226622267268" calcext:value-type="float">
            <text:p>103.2</text:p>
          </table:table-cell>
          <table:table-cell table:style-name="ce7" table:formula="of:=IF([.G220]&gt;thermagon_temp_max;0;IF([.W2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table:formula="of:=burner_C_per_s * [.X220]/100 * time_incr" office:value-type="float" office:value="2149.61306964746" calcext:value-type="float">
            <text:p>2150</text:p>
          </table:table-cell>
          <table:table-cell table:style-name="ce3" table:formula="of:=[.B221]" office:value-type="float" office:value="2149.61306964746" calcext:value-type="float">
            <text:p>2150</text:p>
          </table:table-cell>
          <table:table-cell table:style-name="ce3" table:formula="of:=[.C220]" office:value-type="float" office:value="2149.61306964746" calcext:value-type="float">
            <text:p>2150</text:p>
          </table:table-cell>
          <table:table-cell table:style-name="ce5" table:formula="of:=SUMPRODUCT([.B221:.D221];burner_heat_diffusion)" office:value-type="float" office:value="2149.61306964746" calcext:value-type="float">
            <text:p>2150</text:p>
          </table:table-cell>
          <table:table-cell table:formula="of:=[.F220]+[.E221]-[.J220]" office:value-type="float" office:value="47040.5376056978" calcext:value-type="float">
            <text:p>47041</text:p>
          </table:table-cell>
          <table:table-cell table:style-name="ce7" table:formula="of:=temp_out + [.F221] / burner_heat_mass" office:value-type="float" office:value="114.081075211396" calcext:value-type="float">
            <text:p>114.1</text:p>
          </table:table-cell>
          <table:table-cell table:style-name="ce7" table:formula="of:=[.G221]-[.W220]" office:value-type="float" office:value="10.8544529441273" calcext:value-type="float">
            <text:p>10.9</text:p>
          </table:table-cell>
          <table:table-cell table:style-name="ce5" table:formula="of:=thermagon_k * burner_A * [.H221] / thermagon_L" office:value-type="float" office:value="1422.90604280018" calcext:value-type="float">
            <text:p>1423</text:p>
          </table:table-cell>
          <table:table-cell table:style-name="ce5" table:formula="of:=[.I221]/C_per_s_to_W*time_incr" office:value-type="float" office:value="2039.13161765575" calcext:value-type="float">
            <text:p>2039</text:p>
          </table:table-cell>
          <table:table-cell table:style-name="ce7" table:formula="of:=[.J220]" office:value-type="float" office:value="2038.56825678924" calcext:value-type="float">
            <text:p>2038.6</text:p>
          </table:table-cell>
          <table:table-cell table:style-name="ce7" table:formula="of:=[.K220]" office:value-type="float" office:value="2038.00202326438" calcext:value-type="float">
            <text:p>2038.0</text:p>
          </table:table-cell>
          <table:table-cell table:style-name="ce7" table:formula="of:=[.L220]" office:value-type="float" office:value="2037.43290243307" calcext:value-type="float">
            <text:p>2037.4</text:p>
          </table:table-cell>
          <table:table-cell table:style-name="ce7" table:formula="of:=[.M220]" office:value-type="float" office:value="2036.86087957251" calcext:value-type="float">
            <text:p>2036.9</text:p>
          </table:table-cell>
          <table:table-cell table:style-name="ce7" table:formula="of:=[.N220]" office:value-type="float" office:value="2036.28593988484" calcext:value-type="float">
            <text:p>2036.3</text:p>
          </table:table-cell>
          <table:table-cell table:style-name="ce7" table:formula="of:=[.O220]" office:value-type="float" office:value="2035.70806849674" calcext:value-type="float">
            <text:p>2035.7</text:p>
          </table:table-cell>
          <table:table-cell table:style-name="ce7" table:formula="of:=[.P220]" office:value-type="float" office:value="2035.12725045904" calcext:value-type="float">
            <text:p>2035.1</text:p>
          </table:table-cell>
          <table:table-cell table:style-name="ce7" table:formula="of:=[.Q220]" office:value-type="float" office:value="2034.54347074636" calcext:value-type="float">
            <text:p>2034.5</text:p>
          </table:table-cell>
          <table:table-cell table:style-name="ce7" table:formula="of:=[.R220]" office:value-type="float" office:value="2033.95671425668" calcext:value-type="float">
            <text:p>2034.0</text:p>
          </table:table-cell>
          <table:table-cell table:style-name="ce5" table:formula="of:=SUMPRODUCT([.J221:.S221];pot_heat_diffusion)" office:value-type="float" office:value="2036.56785352917" calcext:value-type="float">
            <text:p>2037</text:p>
          </table:table-cell>
          <table:table-cell table:style-name="ce5" table:formula="of:=[.V220]*leakage_out" office:value-type="float" office:value="1417.71174592493" calcext:value-type="float">
            <text:p>1418</text:p>
          </table:table-cell>
          <table:table-cell table:style-name="ce5" table:formula="of:=[.V220]+[.T221]-[.U221]" office:value-type="float" office:value="236904.147095093" calcext:value-type="float">
            <text:p>236904</text:p>
          </table:table-cell>
          <table:table-cell table:style-name="ce12" table:formula="of:= temp_out + [.V221]/pot_water_mass" office:value-type="float" office:value="103.444601572244" calcext:value-type="float">
            <text:p>103.4</text:p>
          </table:table-cell>
          <table:table-cell table:style-name="ce7" table:formula="of:=IF([.G221]&gt;thermagon_temp_max;0;IF([.W2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burner_C_per_s * [.X221]/100 * time_incr" office:value-type="float" office:value="2149.61306964746" calcext:value-type="float">
            <text:p>2150</text:p>
          </table:table-cell>
          <table:table-cell table:style-name="ce3" table:formula="of:=[.B222]" office:value-type="float" office:value="2149.61306964746" calcext:value-type="float">
            <text:p>2150</text:p>
          </table:table-cell>
          <table:table-cell table:style-name="ce3" table:formula="of:=[.C221]" office:value-type="float" office:value="2149.61306964746" calcext:value-type="float">
            <text:p>2150</text:p>
          </table:table-cell>
          <table:table-cell table:style-name="ce5" table:formula="of:=SUMPRODUCT([.B222:.D222];burner_heat_diffusion)" office:value-type="float" office:value="2149.61306964746" calcext:value-type="float">
            <text:p>2150</text:p>
          </table:table-cell>
          <table:table-cell table:formula="of:=[.F221]+[.E222]-[.J221]" office:value-type="float" office:value="47151.0190576895" calcext:value-type="float">
            <text:p>47151</text:p>
          </table:table-cell>
          <table:table-cell table:style-name="ce7" table:formula="of:=temp_out + [.F222] / burner_heat_mass" office:value-type="float" office:value="114.302038115379" calcext:value-type="float">
            <text:p>114.3</text:p>
          </table:table-cell>
          <table:table-cell table:style-name="ce7" table:formula="of:=[.G222]-[.W221]" office:value-type="float" office:value="10.8574365431353" calcext:value-type="float">
            <text:p>10.9</text:p>
          </table:table-cell>
          <table:table-cell table:style-name="ce5" table:formula="of:=thermagon_k * burner_A * [.H222] / thermagon_L" office:value-type="float" office:value="1423.29716164142" calcext:value-type="float">
            <text:p>1423</text:p>
          </table:table-cell>
          <table:table-cell table:style-name="ce5" table:formula="of:=[.I222]/C_per_s_to_W*time_incr" office:value-type="float" office:value="2039.69212043769" calcext:value-type="float">
            <text:p>2040</text:p>
          </table:table-cell>
          <table:table-cell table:style-name="ce7" table:formula="of:=[.J221]" office:value-type="float" office:value="2039.13161765575" calcext:value-type="float">
            <text:p>2039.1</text:p>
          </table:table-cell>
          <table:table-cell table:style-name="ce7" table:formula="of:=[.K221]" office:value-type="float" office:value="2038.56825678924" calcext:value-type="float">
            <text:p>2038.6</text:p>
          </table:table-cell>
          <table:table-cell table:style-name="ce7" table:formula="of:=[.L221]" office:value-type="float" office:value="2038.00202326438" calcext:value-type="float">
            <text:p>2038.0</text:p>
          </table:table-cell>
          <table:table-cell table:style-name="ce7" table:formula="of:=[.M221]" office:value-type="float" office:value="2037.43290243307" calcext:value-type="float">
            <text:p>2037.4</text:p>
          </table:table-cell>
          <table:table-cell table:style-name="ce7" table:formula="of:=[.N221]" office:value-type="float" office:value="2036.86087957251" calcext:value-type="float">
            <text:p>2036.9</text:p>
          </table:table-cell>
          <table:table-cell table:style-name="ce7" table:formula="of:=[.O221]" office:value-type="float" office:value="2036.28593988484" calcext:value-type="float">
            <text:p>2036.3</text:p>
          </table:table-cell>
          <table:table-cell table:style-name="ce7" table:formula="of:=[.P221]" office:value-type="float" office:value="2035.70806849674" calcext:value-type="float">
            <text:p>2035.7</text:p>
          </table:table-cell>
          <table:table-cell table:style-name="ce7" table:formula="of:=[.Q221]" office:value-type="float" office:value="2035.12725045904" calcext:value-type="float">
            <text:p>2035.1</text:p>
          </table:table-cell>
          <table:table-cell table:style-name="ce7" table:formula="of:=[.R221]" office:value-type="float" office:value="2034.54347074636" calcext:value-type="float">
            <text:p>2034.5</text:p>
          </table:table-cell>
          <table:table-cell table:style-name="ce5" table:formula="of:=SUMPRODUCT([.J222:.S222];pot_heat_diffusion)" office:value-type="float" office:value="2037.14136299141" calcext:value-type="float">
            <text:p>2037</text:p>
          </table:table-cell>
          <table:table-cell table:style-name="ce5" table:formula="of:=[.V221]*leakage_out" office:value-type="float" office:value="1421.42488257056" calcext:value-type="float">
            <text:p>1421</text:p>
          </table:table-cell>
          <table:table-cell table:style-name="ce5" table:formula="of:=[.V221]+[.T222]-[.U222]" office:value-type="float" office:value="237519.863575514" calcext:value-type="float">
            <text:p>237520</text:p>
          </table:table-cell>
          <table:table-cell table:style-name="ce12" table:formula="of:= temp_out + [.V222]/pot_water_mass" office:value-type="float" office:value="103.661475008273" calcext:value-type="float">
            <text:p>103.7</text:p>
          </table:table-cell>
          <table:table-cell table:style-name="ce7" table:formula="of:=IF([.G222]&gt;thermagon_temp_max;0;IF([.W2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table:formula="of:=burner_C_per_s * [.X222]/100 * time_incr" office:value-type="float" office:value="2149.61306964746" calcext:value-type="float">
            <text:p>2150</text:p>
          </table:table-cell>
          <table:table-cell table:style-name="ce3" table:formula="of:=[.B223]" office:value-type="float" office:value="2149.61306964746" calcext:value-type="float">
            <text:p>2150</text:p>
          </table:table-cell>
          <table:table-cell table:style-name="ce3" table:formula="of:=[.C222]" office:value-type="float" office:value="2149.61306964746" calcext:value-type="float">
            <text:p>2150</text:p>
          </table:table-cell>
          <table:table-cell table:style-name="ce5" table:formula="of:=SUMPRODUCT([.B223:.D223];burner_heat_diffusion)" office:value-type="float" office:value="2149.61306964746" calcext:value-type="float">
            <text:p>2150</text:p>
          </table:table-cell>
          <table:table-cell table:formula="of:=[.F222]+[.E223]-[.J222]" office:value-type="float" office:value="47260.9400068993" calcext:value-type="float">
            <text:p>47261</text:p>
          </table:table-cell>
          <table:table-cell table:style-name="ce7" table:formula="of:=temp_out + [.F223] / burner_heat_mass" office:value-type="float" office:value="114.521880013799" calcext:value-type="float">
            <text:p>114.5</text:p>
          </table:table-cell>
          <table:table-cell table:style-name="ce7" table:formula="of:=[.G223]-[.W222]" office:value-type="float" office:value="10.8604050055252" calcext:value-type="float">
            <text:p>10.9</text:p>
          </table:table-cell>
          <table:table-cell table:style-name="ce5" table:formula="of:=thermagon_k * burner_A * [.H223] / thermagon_L" office:value-type="float" office:value="1423.68629622924" calcext:value-type="float">
            <text:p>1424</text:p>
          </table:table-cell>
          <table:table-cell table:style-name="ce5" table:formula="of:=[.I223]/C_per_s_to_W*time_incr" office:value-type="float" office:value="2040.24977963491" calcext:value-type="float">
            <text:p>2040</text:p>
          </table:table-cell>
          <table:table-cell table:style-name="ce7" table:formula="of:=[.J222]" office:value-type="float" office:value="2039.69212043769" calcext:value-type="float">
            <text:p>2039.7</text:p>
          </table:table-cell>
          <table:table-cell table:style-name="ce7" table:formula="of:=[.K222]" office:value-type="float" office:value="2039.13161765575" calcext:value-type="float">
            <text:p>2039.1</text:p>
          </table:table-cell>
          <table:table-cell table:style-name="ce7" table:formula="of:=[.L222]" office:value-type="float" office:value="2038.56825678924" calcext:value-type="float">
            <text:p>2038.6</text:p>
          </table:table-cell>
          <table:table-cell table:style-name="ce7" table:formula="of:=[.M222]" office:value-type="float" office:value="2038.00202326438" calcext:value-type="float">
            <text:p>2038.0</text:p>
          </table:table-cell>
          <table:table-cell table:style-name="ce7" table:formula="of:=[.N222]" office:value-type="float" office:value="2037.43290243307" calcext:value-type="float">
            <text:p>2037.4</text:p>
          </table:table-cell>
          <table:table-cell table:style-name="ce7" table:formula="of:=[.O222]" office:value-type="float" office:value="2036.86087957251" calcext:value-type="float">
            <text:p>2036.9</text:p>
          </table:table-cell>
          <table:table-cell table:style-name="ce7" table:formula="of:=[.P222]" office:value-type="float" office:value="2036.28593988484" calcext:value-type="float">
            <text:p>2036.3</text:p>
          </table:table-cell>
          <table:table-cell table:style-name="ce7" table:formula="of:=[.Q222]" office:value-type="float" office:value="2035.70806849674" calcext:value-type="float">
            <text:p>2035.7</text:p>
          </table:table-cell>
          <table:table-cell table:style-name="ce7" table:formula="of:=[.R222]" office:value-type="float" office:value="2035.12725045904" calcext:value-type="float">
            <text:p>2035.1</text:p>
          </table:table-cell>
          <table:table-cell table:style-name="ce5" table:formula="of:=SUMPRODUCT([.J223:.S223];pot_heat_diffusion)" office:value-type="float" office:value="2037.71196288246" calcext:value-type="float">
            <text:p>2038</text:p>
          </table:table-cell>
          <table:table-cell table:style-name="ce5" table:formula="of:=[.V222]*leakage_out" office:value-type="float" office:value="1425.11918145308" calcext:value-type="float">
            <text:p>1425</text:p>
          </table:table-cell>
          <table:table-cell table:style-name="ce5" table:formula="of:=[.V222]+[.T223]-[.U223]" office:value-type="float" office:value="238132.456356943" calcext:value-type="float">
            <text:p>238132</text:p>
          </table:table-cell>
          <table:table-cell table:style-name="ce12" table:formula="of:= temp_out + [.V223]/pot_water_mass" office:value-type="float" office:value="103.877248185734" calcext:value-type="float">
            <text:p>103.9</text:p>
          </table:table-cell>
          <table:table-cell table:style-name="ce7" table:formula="of:=IF([.G223]&gt;thermagon_temp_max;0;IF([.W2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table:formula="of:=burner_C_per_s * [.X223]/100 * time_incr" office:value-type="float" office:value="2149.61306964746" calcext:value-type="float">
            <text:p>2150</text:p>
          </table:table-cell>
          <table:table-cell table:style-name="ce3" table:formula="of:=[.B224]" office:value-type="float" office:value="2149.61306964746" calcext:value-type="float">
            <text:p>2150</text:p>
          </table:table-cell>
          <table:table-cell table:style-name="ce3" table:formula="of:=[.C223]" office:value-type="float" office:value="2149.61306964746" calcext:value-type="float">
            <text:p>2150</text:p>
          </table:table-cell>
          <table:table-cell table:style-name="ce5" table:formula="of:=SUMPRODUCT([.B224:.D224];burner_heat_diffusion)" office:value-type="float" office:value="2149.61306964746" calcext:value-type="float">
            <text:p>2150</text:p>
          </table:table-cell>
          <table:table-cell table:formula="of:=[.F223]+[.E224]-[.J223]" office:value-type="float" office:value="47370.3032969118" calcext:value-type="float">
            <text:p>47370</text:p>
          </table:table-cell>
          <table:table-cell table:style-name="ce7" table:formula="of:=temp_out + [.F224] / burner_heat_mass" office:value-type="float" office:value="114.740606593824" calcext:value-type="float">
            <text:p>114.7</text:p>
          </table:table-cell>
          <table:table-cell table:style-name="ce7" table:formula="of:=[.G224]-[.W223]" office:value-type="float" office:value="10.8633584080893" calcext:value-type="float">
            <text:p>10.9</text:p>
          </table:table-cell>
          <table:table-cell table:style-name="ce5" table:formula="of:=thermagon_k * burner_A * [.H224] / thermagon_L" office:value-type="float" office:value="1424.07345663031" calcext:value-type="float">
            <text:p>1424</text:p>
          </table:table-cell>
          <table:table-cell table:style-name="ce5" table:formula="of:=[.I224]/C_per_s_to_W*time_incr" office:value-type="float" office:value="2040.8046096737" calcext:value-type="float">
            <text:p>2041</text:p>
          </table:table-cell>
          <table:table-cell table:style-name="ce7" table:formula="of:=[.J223]" office:value-type="float" office:value="2040.24977963491" calcext:value-type="float">
            <text:p>2040.2</text:p>
          </table:table-cell>
          <table:table-cell table:style-name="ce7" table:formula="of:=[.K223]" office:value-type="float" office:value="2039.69212043769" calcext:value-type="float">
            <text:p>2039.7</text:p>
          </table:table-cell>
          <table:table-cell table:style-name="ce7" table:formula="of:=[.L223]" office:value-type="float" office:value="2039.13161765575" calcext:value-type="float">
            <text:p>2039.1</text:p>
          </table:table-cell>
          <table:table-cell table:style-name="ce7" table:formula="of:=[.M223]" office:value-type="float" office:value="2038.56825678924" calcext:value-type="float">
            <text:p>2038.6</text:p>
          </table:table-cell>
          <table:table-cell table:style-name="ce7" table:formula="of:=[.N223]" office:value-type="float" office:value="2038.00202326438" calcext:value-type="float">
            <text:p>2038.0</text:p>
          </table:table-cell>
          <table:table-cell table:style-name="ce7" table:formula="of:=[.O223]" office:value-type="float" office:value="2037.43290243307" calcext:value-type="float">
            <text:p>2037.4</text:p>
          </table:table-cell>
          <table:table-cell table:style-name="ce7" table:formula="of:=[.P223]" office:value-type="float" office:value="2036.86087957251" calcext:value-type="float">
            <text:p>2036.9</text:p>
          </table:table-cell>
          <table:table-cell table:style-name="ce7" table:formula="of:=[.Q223]" office:value-type="float" office:value="2036.28593988484" calcext:value-type="float">
            <text:p>2036.3</text:p>
          </table:table-cell>
          <table:table-cell table:style-name="ce7" table:formula="of:=[.R223]" office:value-type="float" office:value="2035.70806849674" calcext:value-type="float">
            <text:p>2035.7</text:p>
          </table:table-cell>
          <table:table-cell table:style-name="ce5" table:formula="of:=SUMPRODUCT([.J224:.S224];pot_heat_diffusion)" office:value-type="float" office:value="2038.27966796339" calcext:value-type="float">
            <text:p>2038</text:p>
          </table:table-cell>
          <table:table-cell table:style-name="ce5" table:formula="of:=[.V223]*leakage_out" office:value-type="float" office:value="1428.79473814166" calcext:value-type="float">
            <text:p>1429</text:p>
          </table:table-cell>
          <table:table-cell table:style-name="ce5" table:formula="of:=[.V223]+[.T224]-[.U224]" office:value-type="float" office:value="238741.941286765" calcext:value-type="float">
            <text:p>238742</text:p>
          </table:table-cell>
          <table:table-cell table:style-name="ce12" table:formula="of:= temp_out + [.V224]/pot_water_mass" office:value-type="float" office:value="104.091926686541" calcext:value-type="float">
            <text:p>104.1</text:p>
          </table:table-cell>
          <table:table-cell table:style-name="ce7" table:formula="of:=IF([.G224]&gt;thermagon_temp_max;0;IF([.W2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" table:formula="of:=burner_C_per_s * [.X224]/100 * time_incr" office:value-type="float" office:value="2149.61306964746" calcext:value-type="float">
            <text:p>2150</text:p>
          </table:table-cell>
          <table:table-cell table:style-name="ce3" table:formula="of:=[.B225]" office:value-type="float" office:value="2149.61306964746" calcext:value-type="float">
            <text:p>2150</text:p>
          </table:table-cell>
          <table:table-cell table:style-name="ce3" table:formula="of:=[.C224]" office:value-type="float" office:value="2149.61306964746" calcext:value-type="float">
            <text:p>2150</text:p>
          </table:table-cell>
          <table:table-cell table:style-name="ce5" table:formula="of:=SUMPRODUCT([.B225:.D225];burner_heat_diffusion)" office:value-type="float" office:value="2149.61306964746" calcext:value-type="float">
            <text:p>2150</text:p>
          </table:table-cell>
          <table:table-cell table:formula="of:=[.F224]+[.E225]-[.J224]" office:value-type="float" office:value="47479.1117568856" calcext:value-type="float">
            <text:p>47479</text:p>
          </table:table-cell>
          <table:table-cell table:style-name="ce7" table:formula="of:=temp_out + [.F225] / burner_heat_mass" office:value-type="float" office:value="114.958223513771" calcext:value-type="float">
            <text:p>115.0</text:p>
          </table:table-cell>
          <table:table-cell table:style-name="ce7" table:formula="of:=[.G225]-[.W224]" office:value-type="float" office:value="10.8662968272301" calcext:value-type="float">
            <text:p>10.9</text:p>
          </table:table-cell>
          <table:table-cell table:style-name="ce5" table:formula="of:=thermagon_k * burner_A * [.H225] / thermagon_L" office:value-type="float" office:value="1424.45865286021" calcext:value-type="float">
            <text:p>1424</text:p>
          </table:table-cell>
          <table:table-cell table:style-name="ce5" table:formula="of:=[.I225]/C_per_s_to_W*time_incr" office:value-type="float" office:value="2041.35662490716" calcext:value-type="float">
            <text:p>2041</text:p>
          </table:table-cell>
          <table:table-cell table:style-name="ce7" table:formula="of:=[.J224]" office:value-type="float" office:value="2040.8046096737" calcext:value-type="float">
            <text:p>2040.8</text:p>
          </table:table-cell>
          <table:table-cell table:style-name="ce7" table:formula="of:=[.K224]" office:value-type="float" office:value="2040.24977963491" calcext:value-type="float">
            <text:p>2040.2</text:p>
          </table:table-cell>
          <table:table-cell table:style-name="ce7" table:formula="of:=[.L224]" office:value-type="float" office:value="2039.69212043769" calcext:value-type="float">
            <text:p>2039.7</text:p>
          </table:table-cell>
          <table:table-cell table:style-name="ce7" table:formula="of:=[.M224]" office:value-type="float" office:value="2039.13161765575" calcext:value-type="float">
            <text:p>2039.1</text:p>
          </table:table-cell>
          <table:table-cell table:style-name="ce7" table:formula="of:=[.N224]" office:value-type="float" office:value="2038.56825678924" calcext:value-type="float">
            <text:p>2038.6</text:p>
          </table:table-cell>
          <table:table-cell table:style-name="ce7" table:formula="of:=[.O224]" office:value-type="float" office:value="2038.00202326438" calcext:value-type="float">
            <text:p>2038.0</text:p>
          </table:table-cell>
          <table:table-cell table:style-name="ce7" table:formula="of:=[.P224]" office:value-type="float" office:value="2037.43290243307" calcext:value-type="float">
            <text:p>2037.4</text:p>
          </table:table-cell>
          <table:table-cell table:style-name="ce7" table:formula="of:=[.Q224]" office:value-type="float" office:value="2036.86087957251" calcext:value-type="float">
            <text:p>2036.9</text:p>
          </table:table-cell>
          <table:table-cell table:style-name="ce7" table:formula="of:=[.R224]" office:value-type="float" office:value="2036.28593988484" calcext:value-type="float">
            <text:p>2036.3</text:p>
          </table:table-cell>
          <table:table-cell table:style-name="ce5" table:formula="of:=SUMPRODUCT([.J225:.S225];pot_heat_diffusion)" office:value-type="float" office:value="2038.84449292036" calcext:value-type="float">
            <text:p>2039</text:p>
          </table:table-cell>
          <table:table-cell table:style-name="ce5" table:formula="of:=[.V224]*leakage_out" office:value-type="float" office:value="1432.45164772059" calcext:value-type="float">
            <text:p>1432</text:p>
          </table:table-cell>
          <table:table-cell table:style-name="ce5" table:formula="of:=[.V224]+[.T225]-[.U225]" office:value-type="float" office:value="239348.334131964" calcext:value-type="float">
            <text:p>239348</text:p>
          </table:table-cell>
          <table:table-cell table:style-name="ce12" table:formula="of:= temp_out + [.V225]/pot_water_mass" office:value-type="float" office:value="104.305516064289" calcext:value-type="float">
            <text:p>104.3</text:p>
          </table:table-cell>
          <table:table-cell table:style-name="ce7" table:formula="of:=IF([.G225]&gt;thermagon_temp_max;0;IF([.W2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table:formula="of:=burner_C_per_s * [.X225]/100 * time_incr" office:value-type="float" office:value="2149.61306964746" calcext:value-type="float">
            <text:p>2150</text:p>
          </table:table-cell>
          <table:table-cell table:style-name="ce3" table:formula="of:=[.B226]" office:value-type="float" office:value="2149.61306964746" calcext:value-type="float">
            <text:p>2150</text:p>
          </table:table-cell>
          <table:table-cell table:style-name="ce3" table:formula="of:=[.C225]" office:value-type="float" office:value="2149.61306964746" calcext:value-type="float">
            <text:p>2150</text:p>
          </table:table-cell>
          <table:table-cell table:style-name="ce5" table:formula="of:=SUMPRODUCT([.B226:.D226];burner_heat_diffusion)" office:value-type="float" office:value="2149.61306964746" calcext:value-type="float">
            <text:p>2150</text:p>
          </table:table-cell>
          <table:table-cell table:formula="of:=[.F225]+[.E226]-[.J225]" office:value-type="float" office:value="47587.3682016259" calcext:value-type="float">
            <text:p>47587</text:p>
          </table:table-cell>
          <table:table-cell table:style-name="ce7" table:formula="of:=temp_out + [.F226] / burner_heat_mass" office:value-type="float" office:value="115.174736403252" calcext:value-type="float">
            <text:p>115.2</text:p>
          </table:table-cell>
          <table:table-cell table:style-name="ce7" table:formula="of:=[.G226]-[.W225]" office:value-type="float" office:value="10.8692203389628" calcext:value-type="float">
            <text:p>10.9</text:p>
          </table:table-cell>
          <table:table-cell table:style-name="ce5" table:formula="of:=thermagon_k * burner_A * [.H226] / thermagon_L" office:value-type="float" office:value="1424.84189488374" calcext:value-type="float">
            <text:p>1425</text:p>
          </table:table-cell>
          <table:table-cell table:style-name="ce5" table:formula="of:=[.I226]/C_per_s_to_W*time_incr" office:value-type="float" office:value="2041.90583961556" calcext:value-type="float">
            <text:p>2042</text:p>
          </table:table-cell>
          <table:table-cell table:style-name="ce7" table:formula="of:=[.J225]" office:value-type="float" office:value="2041.35662490716" calcext:value-type="float">
            <text:p>2041.4</text:p>
          </table:table-cell>
          <table:table-cell table:style-name="ce7" table:formula="of:=[.K225]" office:value-type="float" office:value="2040.8046096737" calcext:value-type="float">
            <text:p>2040.8</text:p>
          </table:table-cell>
          <table:table-cell table:style-name="ce7" table:formula="of:=[.L225]" office:value-type="float" office:value="2040.24977963491" calcext:value-type="float">
            <text:p>2040.2</text:p>
          </table:table-cell>
          <table:table-cell table:style-name="ce7" table:formula="of:=[.M225]" office:value-type="float" office:value="2039.69212043769" calcext:value-type="float">
            <text:p>2039.7</text:p>
          </table:table-cell>
          <table:table-cell table:style-name="ce7" table:formula="of:=[.N225]" office:value-type="float" office:value="2039.13161765575" calcext:value-type="float">
            <text:p>2039.1</text:p>
          </table:table-cell>
          <table:table-cell table:style-name="ce7" table:formula="of:=[.O225]" office:value-type="float" office:value="2038.56825678924" calcext:value-type="float">
            <text:p>2038.6</text:p>
          </table:table-cell>
          <table:table-cell table:style-name="ce7" table:formula="of:=[.P225]" office:value-type="float" office:value="2038.00202326438" calcext:value-type="float">
            <text:p>2038.0</text:p>
          </table:table-cell>
          <table:table-cell table:style-name="ce7" table:formula="of:=[.Q225]" office:value-type="float" office:value="2037.43290243307" calcext:value-type="float">
            <text:p>2037.4</text:p>
          </table:table-cell>
          <table:table-cell table:style-name="ce7" table:formula="of:=[.R225]" office:value-type="float" office:value="2036.86087957251" calcext:value-type="float">
            <text:p>2036.9</text:p>
          </table:table-cell>
          <table:table-cell table:style-name="ce5" table:formula="of:=SUMPRODUCT([.J226:.S226];pot_heat_diffusion)" office:value-type="float" office:value="2039.40645236502" calcext:value-type="float">
            <text:p>2039</text:p>
          </table:table-cell>
          <table:table-cell table:style-name="ce5" table:formula="of:=[.V225]*leakage_out" office:value-type="float" office:value="1436.09000479179" calcext:value-type="float">
            <text:p>1436</text:p>
          </table:table-cell>
          <table:table-cell table:style-name="ce5" table:formula="of:=[.V225]+[.T226]-[.U226]" office:value-type="float" office:value="239951.650579538" calcext:value-type="float">
            <text:p>239952</text:p>
          </table:table-cell>
          <table:table-cell table:style-name="ce12" table:formula="of:= temp_out + [.V226]/pot_water_mass" office:value-type="float" office:value="104.518021844399" calcext:value-type="float">
            <text:p>104.5</text:p>
          </table:table-cell>
          <table:table-cell table:style-name="ce7" table:formula="of:=IF([.G226]&gt;thermagon_temp_max;0;IF([.W2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table:formula="of:=burner_C_per_s * [.X226]/100 * time_incr" office:value-type="float" office:value="2149.61306964746" calcext:value-type="float">
            <text:p>2150</text:p>
          </table:table-cell>
          <table:table-cell table:style-name="ce3" table:formula="of:=[.B227]" office:value-type="float" office:value="2149.61306964746" calcext:value-type="float">
            <text:p>2150</text:p>
          </table:table-cell>
          <table:table-cell table:style-name="ce3" table:formula="of:=[.C226]" office:value-type="float" office:value="2149.61306964746" calcext:value-type="float">
            <text:p>2150</text:p>
          </table:table-cell>
          <table:table-cell table:style-name="ce5" table:formula="of:=SUMPRODUCT([.B227:.D227];burner_heat_diffusion)" office:value-type="float" office:value="2149.61306964746" calcext:value-type="float">
            <text:p>2150</text:p>
          </table:table-cell>
          <table:table-cell table:formula="of:=[.F226]+[.E227]-[.J226]" office:value-type="float" office:value="47695.0754316578" calcext:value-type="float">
            <text:p>47695</text:p>
          </table:table-cell>
          <table:table-cell table:style-name="ce7" table:formula="of:=temp_out + [.F227] / burner_heat_mass" office:value-type="float" office:value="115.390150863316" calcext:value-type="float">
            <text:p>115.4</text:p>
          </table:table-cell>
          <table:table-cell table:style-name="ce7" table:formula="of:=[.G227]-[.W226]" office:value-type="float" office:value="10.8721290189166" calcext:value-type="float">
            <text:p>10.9</text:p>
          </table:table-cell>
          <table:table-cell table:style-name="ce5" table:formula="of:=thermagon_k * burner_A * [.H227] / thermagon_L" office:value-type="float" office:value="1425.22319261511" calcext:value-type="float">
            <text:p>1425</text:p>
          </table:table-cell>
          <table:table-cell table:style-name="ce5" table:formula="of:=[.I227]/C_per_s_to_W*time_incr" office:value-type="float" office:value="2042.45226800675" calcext:value-type="float">
            <text:p>2042</text:p>
          </table:table-cell>
          <table:table-cell table:style-name="ce7" table:formula="of:=[.J226]" office:value-type="float" office:value="2041.90583961556" calcext:value-type="float">
            <text:p>2041.9</text:p>
          </table:table-cell>
          <table:table-cell table:style-name="ce7" table:formula="of:=[.K226]" office:value-type="float" office:value="2041.35662490716" calcext:value-type="float">
            <text:p>2041.4</text:p>
          </table:table-cell>
          <table:table-cell table:style-name="ce7" table:formula="of:=[.L226]" office:value-type="float" office:value="2040.8046096737" calcext:value-type="float">
            <text:p>2040.8</text:p>
          </table:table-cell>
          <table:table-cell table:style-name="ce7" table:formula="of:=[.M226]" office:value-type="float" office:value="2040.24977963491" calcext:value-type="float">
            <text:p>2040.2</text:p>
          </table:table-cell>
          <table:table-cell table:style-name="ce7" table:formula="of:=[.N226]" office:value-type="float" office:value="2039.69212043769" calcext:value-type="float">
            <text:p>2039.7</text:p>
          </table:table-cell>
          <table:table-cell table:style-name="ce7" table:formula="of:=[.O226]" office:value-type="float" office:value="2039.13161765575" calcext:value-type="float">
            <text:p>2039.1</text:p>
          </table:table-cell>
          <table:table-cell table:style-name="ce7" table:formula="of:=[.P226]" office:value-type="float" office:value="2038.56825678924" calcext:value-type="float">
            <text:p>2038.6</text:p>
          </table:table-cell>
          <table:table-cell table:style-name="ce7" table:formula="of:=[.Q226]" office:value-type="float" office:value="2038.00202326438" calcext:value-type="float">
            <text:p>2038.0</text:p>
          </table:table-cell>
          <table:table-cell table:style-name="ce7" table:formula="of:=[.R226]" office:value-type="float" office:value="2037.43290243307" calcext:value-type="float">
            <text:p>2037.4</text:p>
          </table:table-cell>
          <table:table-cell table:style-name="ce5" table:formula="of:=SUMPRODUCT([.J227:.S227];pot_heat_diffusion)" office:value-type="float" office:value="2039.96556083492" calcext:value-type="float">
            <text:p>2040</text:p>
          </table:table-cell>
          <table:table-cell table:style-name="ce5" table:formula="of:=[.V226]*leakage_out" office:value-type="float" office:value="1439.70990347723" calcext:value-type="float">
            <text:p>1440</text:p>
          </table:table-cell>
          <table:table-cell table:style-name="ce5" table:formula="of:=[.V226]+[.T227]-[.U227]" office:value-type="float" office:value="240551.906236895" calcext:value-type="float">
            <text:p>240552</text:p>
          </table:table-cell>
          <table:table-cell table:style-name="ce12" table:formula="of:= temp_out + [.V227]/pot_water_mass" office:value-type="float" office:value="104.72944952426" calcext:value-type="float">
            <text:p>104.7</text:p>
          </table:table-cell>
          <table:table-cell table:style-name="ce7" table:formula="of:=IF([.G227]&gt;thermagon_temp_max;0;IF([.W2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table:formula="of:=burner_C_per_s * [.X227]/100 * time_incr" office:value-type="float" office:value="2149.61306964746" calcext:value-type="float">
            <text:p>2150</text:p>
          </table:table-cell>
          <table:table-cell table:style-name="ce3" table:formula="of:=[.B228]" office:value-type="float" office:value="2149.61306964746" calcext:value-type="float">
            <text:p>2150</text:p>
          </table:table-cell>
          <table:table-cell table:style-name="ce3" table:formula="of:=[.C227]" office:value-type="float" office:value="2149.61306964746" calcext:value-type="float">
            <text:p>2150</text:p>
          </table:table-cell>
          <table:table-cell table:style-name="ce5" table:formula="of:=SUMPRODUCT([.B228:.D228];burner_heat_diffusion)" office:value-type="float" office:value="2149.61306964746" calcext:value-type="float">
            <text:p>2150</text:p>
          </table:table-cell>
          <table:table-cell table:formula="of:=[.F227]+[.E228]-[.J227]" office:value-type="float" office:value="47802.2362332985" calcext:value-type="float">
            <text:p>47802</text:p>
          </table:table-cell>
          <table:table-cell table:style-name="ce7" table:formula="of:=temp_out + [.F228] / burner_heat_mass" office:value-type="float" office:value="115.604472466597" calcext:value-type="float">
            <text:p>115.6</text:p>
          </table:table-cell>
          <table:table-cell table:style-name="ce7" table:formula="of:=[.G228]-[.W227]" office:value-type="float" office:value="10.8750229423373" calcext:value-type="float">
            <text:p>10.9</text:p>
          </table:table-cell>
          <table:table-cell table:style-name="ce5" table:formula="of:=thermagon_k * burner_A * [.H228] / thermagon_L" office:value-type="float" office:value="1425.60255591826" calcext:value-type="float">
            <text:p>1426</text:p>
          </table:table-cell>
          <table:table-cell table:style-name="ce5" table:formula="of:=[.I228]/C_per_s_to_W*time_incr" office:value-type="float" office:value="2042.99592421648" calcext:value-type="float">
            <text:p>2043</text:p>
          </table:table-cell>
          <table:table-cell table:style-name="ce7" table:formula="of:=[.J227]" office:value-type="float" office:value="2042.45226800675" calcext:value-type="float">
            <text:p>2042.5</text:p>
          </table:table-cell>
          <table:table-cell table:style-name="ce7" table:formula="of:=[.K227]" office:value-type="float" office:value="2041.90583961556" calcext:value-type="float">
            <text:p>2041.9</text:p>
          </table:table-cell>
          <table:table-cell table:style-name="ce7" table:formula="of:=[.L227]" office:value-type="float" office:value="2041.35662490716" calcext:value-type="float">
            <text:p>2041.4</text:p>
          </table:table-cell>
          <table:table-cell table:style-name="ce7" table:formula="of:=[.M227]" office:value-type="float" office:value="2040.8046096737" calcext:value-type="float">
            <text:p>2040.8</text:p>
          </table:table-cell>
          <table:table-cell table:style-name="ce7" table:formula="of:=[.N227]" office:value-type="float" office:value="2040.24977963491" calcext:value-type="float">
            <text:p>2040.2</text:p>
          </table:table-cell>
          <table:table-cell table:style-name="ce7" table:formula="of:=[.O227]" office:value-type="float" office:value="2039.69212043769" calcext:value-type="float">
            <text:p>2039.7</text:p>
          </table:table-cell>
          <table:table-cell table:style-name="ce7" table:formula="of:=[.P227]" office:value-type="float" office:value="2039.13161765575" calcext:value-type="float">
            <text:p>2039.1</text:p>
          </table:table-cell>
          <table:table-cell table:style-name="ce7" table:formula="of:=[.Q227]" office:value-type="float" office:value="2038.56825678924" calcext:value-type="float">
            <text:p>2038.6</text:p>
          </table:table-cell>
          <table:table-cell table:style-name="ce7" table:formula="of:=[.R227]" office:value-type="float" office:value="2038.00202326438" calcext:value-type="float">
            <text:p>2038.0</text:p>
          </table:table-cell>
          <table:table-cell table:style-name="ce5" table:formula="of:=SUMPRODUCT([.J228:.S228];pot_heat_diffusion)" office:value-type="float" office:value="2040.52183279383" calcext:value-type="float">
            <text:p>2041</text:p>
          </table:table-cell>
          <table:table-cell table:style-name="ce5" table:formula="of:=[.V227]*leakage_out" office:value-type="float" office:value="1443.31143742137" calcext:value-type="float">
            <text:p>1443</text:p>
          </table:table-cell>
          <table:table-cell table:style-name="ce5" table:formula="of:=[.V227]+[.T228]-[.U228]" office:value-type="float" office:value="241149.116632268" calcext:value-type="float">
            <text:p>241149</text:p>
          </table:table-cell>
          <table:table-cell table:style-name="ce12" table:formula="of:= temp_out + [.V228]/pot_water_mass" office:value-type="float" office:value="104.93980457337" calcext:value-type="float">
            <text:p>104.9</text:p>
          </table:table-cell>
          <table:table-cell table:style-name="ce7" table:formula="of:=IF([.G228]&gt;thermagon_temp_max;0;IF([.W2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burner_C_per_s * [.X228]/100 * time_incr" office:value-type="float" office:value="2149.61306964746" calcext:value-type="float">
            <text:p>2150</text:p>
          </table:table-cell>
          <table:table-cell table:style-name="ce3" table:formula="of:=[.B229]" office:value-type="float" office:value="2149.61306964746" calcext:value-type="float">
            <text:p>2150</text:p>
          </table:table-cell>
          <table:table-cell table:style-name="ce3" table:formula="of:=[.C228]" office:value-type="float" office:value="2149.61306964746" calcext:value-type="float">
            <text:p>2150</text:p>
          </table:table-cell>
          <table:table-cell table:style-name="ce5" table:formula="of:=SUMPRODUCT([.B229:.D229];burner_heat_diffusion)" office:value-type="float" office:value="2149.61306964746" calcext:value-type="float">
            <text:p>2150</text:p>
          </table:table-cell>
          <table:table-cell table:formula="of:=[.F228]+[.E229]-[.J228]" office:value-type="float" office:value="47908.8533787295" calcext:value-type="float">
            <text:p>47909</text:p>
          </table:table-cell>
          <table:table-cell table:style-name="ce7" table:formula="of:=temp_out + [.F229] / burner_heat_mass" office:value-type="float" office:value="115.817706757459" calcext:value-type="float">
            <text:p>115.8</text:p>
          </table:table-cell>
          <table:table-cell table:style-name="ce7" table:formula="of:=[.G229]-[.W228]" office:value-type="float" office:value="10.8779021840888" calcext:value-type="float">
            <text:p>10.9</text:p>
          </table:table-cell>
          <table:table-cell table:style-name="ce5" table:formula="of:=thermagon_k * burner_A * [.H229] / thermagon_L" office:value-type="float" office:value="1425.97999460706" calcext:value-type="float">
            <text:p>1426</text:p>
          </table:table-cell>
          <table:table-cell table:style-name="ce5" table:formula="of:=[.I229]/C_per_s_to_W*time_incr" office:value-type="float" office:value="2043.53682230878" calcext:value-type="float">
            <text:p>2044</text:p>
          </table:table-cell>
          <table:table-cell table:style-name="ce7" table:formula="of:=[.J228]" office:value-type="float" office:value="2042.99592421648" calcext:value-type="float">
            <text:p>2043.0</text:p>
          </table:table-cell>
          <table:table-cell table:style-name="ce7" table:formula="of:=[.K228]" office:value-type="float" office:value="2042.45226800675" calcext:value-type="float">
            <text:p>2042.5</text:p>
          </table:table-cell>
          <table:table-cell table:style-name="ce7" table:formula="of:=[.L228]" office:value-type="float" office:value="2041.90583961556" calcext:value-type="float">
            <text:p>2041.9</text:p>
          </table:table-cell>
          <table:table-cell table:style-name="ce7" table:formula="of:=[.M228]" office:value-type="float" office:value="2041.35662490716" calcext:value-type="float">
            <text:p>2041.4</text:p>
          </table:table-cell>
          <table:table-cell table:style-name="ce7" table:formula="of:=[.N228]" office:value-type="float" office:value="2040.8046096737" calcext:value-type="float">
            <text:p>2040.8</text:p>
          </table:table-cell>
          <table:table-cell table:style-name="ce7" table:formula="of:=[.O228]" office:value-type="float" office:value="2040.24977963491" calcext:value-type="float">
            <text:p>2040.2</text:p>
          </table:table-cell>
          <table:table-cell table:style-name="ce7" table:formula="of:=[.P228]" office:value-type="float" office:value="2039.69212043769" calcext:value-type="float">
            <text:p>2039.7</text:p>
          </table:table-cell>
          <table:table-cell table:style-name="ce7" table:formula="of:=[.Q228]" office:value-type="float" office:value="2039.13161765575" calcext:value-type="float">
            <text:p>2039.1</text:p>
          </table:table-cell>
          <table:table-cell table:style-name="ce7" table:formula="of:=[.R228]" office:value-type="float" office:value="2038.56825678924" calcext:value-type="float">
            <text:p>2038.6</text:p>
          </table:table-cell>
          <table:table-cell table:style-name="ce5" table:formula="of:=SUMPRODUCT([.J229:.S229];pot_heat_diffusion)" office:value-type="float" office:value="2041.07528263214" calcext:value-type="float">
            <text:p>2041</text:p>
          </table:table-cell>
          <table:table-cell table:style-name="ce5" table:formula="of:=[.V228]*leakage_out" office:value-type="float" office:value="1446.89469979361" calcext:value-type="float">
            <text:p>1447</text:p>
          </table:table-cell>
          <table:table-cell table:style-name="ce5" table:formula="of:=[.V228]+[.T229]-[.U229]" office:value-type="float" office:value="241743.297215106" calcext:value-type="float">
            <text:p>241743</text:p>
          </table:table-cell>
          <table:table-cell table:style-name="ce12" table:formula="of:= temp_out + [.V229]/pot_water_mass" office:value-type="float" office:value="105.149092433481" calcext:value-type="float">
            <text:p>105.1</text:p>
          </table:table-cell>
          <table:table-cell table:style-name="ce7" table:formula="of:=IF([.G229]&gt;thermagon_temp_max;0;IF([.W2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table:formula="of:=burner_C_per_s * [.X229]/100 * time_incr" office:value-type="float" office:value="2149.61306964746" calcext:value-type="float">
            <text:p>2150</text:p>
          </table:table-cell>
          <table:table-cell table:style-name="ce3" table:formula="of:=[.B230]" office:value-type="float" office:value="2149.61306964746" calcext:value-type="float">
            <text:p>2150</text:p>
          </table:table-cell>
          <table:table-cell table:style-name="ce3" table:formula="of:=[.C229]" office:value-type="float" office:value="2149.61306964746" calcext:value-type="float">
            <text:p>2150</text:p>
          </table:table-cell>
          <table:table-cell table:style-name="ce5" table:formula="of:=SUMPRODUCT([.B230:.D230];burner_heat_diffusion)" office:value-type="float" office:value="2149.61306964746" calcext:value-type="float">
            <text:p>2150</text:p>
          </table:table-cell>
          <table:table-cell table:formula="of:=[.F229]+[.E230]-[.J229]" office:value-type="float" office:value="48014.9296260682" calcext:value-type="float">
            <text:p>48015</text:p>
          </table:table-cell>
          <table:table-cell table:style-name="ce7" table:formula="of:=temp_out + [.F230] / burner_heat_mass" office:value-type="float" office:value="116.029859252136" calcext:value-type="float">
            <text:p>116.0</text:p>
          </table:table-cell>
          <table:table-cell table:style-name="ce7" table:formula="of:=[.G230]-[.W229]" office:value-type="float" office:value="10.8807668186553" calcext:value-type="float">
            <text:p>10.9</text:p>
          </table:table-cell>
          <table:table-cell table:style-name="ce5" table:formula="of:=thermagon_k * burner_A * [.H230] / thermagon_L" office:value-type="float" office:value="1426.35551844563" calcext:value-type="float">
            <text:p>1426</text:p>
          </table:table-cell>
          <table:table-cell table:style-name="ce5" table:formula="of:=[.I230]/C_per_s_to_W*time_incr" office:value-type="float" office:value="2044.07497627634" calcext:value-type="float">
            <text:p>2044</text:p>
          </table:table-cell>
          <table:table-cell table:style-name="ce7" table:formula="of:=[.J229]" office:value-type="float" office:value="2043.53682230878" calcext:value-type="float">
            <text:p>2043.5</text:p>
          </table:table-cell>
          <table:table-cell table:style-name="ce7" table:formula="of:=[.K229]" office:value-type="float" office:value="2042.99592421648" calcext:value-type="float">
            <text:p>2043.0</text:p>
          </table:table-cell>
          <table:table-cell table:style-name="ce7" table:formula="of:=[.L229]" office:value-type="float" office:value="2042.45226800675" calcext:value-type="float">
            <text:p>2042.5</text:p>
          </table:table-cell>
          <table:table-cell table:style-name="ce7" table:formula="of:=[.M229]" office:value-type="float" office:value="2041.90583961556" calcext:value-type="float">
            <text:p>2041.9</text:p>
          </table:table-cell>
          <table:table-cell table:style-name="ce7" table:formula="of:=[.N229]" office:value-type="float" office:value="2041.35662490716" calcext:value-type="float">
            <text:p>2041.4</text:p>
          </table:table-cell>
          <table:table-cell table:style-name="ce7" table:formula="of:=[.O229]" office:value-type="float" office:value="2040.8046096737" calcext:value-type="float">
            <text:p>2040.8</text:p>
          </table:table-cell>
          <table:table-cell table:style-name="ce7" table:formula="of:=[.P229]" office:value-type="float" office:value="2040.24977963491" calcext:value-type="float">
            <text:p>2040.2</text:p>
          </table:table-cell>
          <table:table-cell table:style-name="ce7" table:formula="of:=[.Q229]" office:value-type="float" office:value="2039.69212043769" calcext:value-type="float">
            <text:p>2039.7</text:p>
          </table:table-cell>
          <table:table-cell table:style-name="ce7" table:formula="of:=[.R229]" office:value-type="float" office:value="2039.13161765575" calcext:value-type="float">
            <text:p>2039.1</text:p>
          </table:table-cell>
          <table:table-cell table:style-name="ce5" table:formula="of:=SUMPRODUCT([.J230:.S230];pot_heat_diffusion)" office:value-type="float" office:value="2041.62592466726" calcext:value-type="float">
            <text:p>2042</text:p>
          </table:table-cell>
          <table:table-cell table:style-name="ce5" table:formula="of:=[.V229]*leakage_out" office:value-type="float" office:value="1450.45978329064" calcext:value-type="float">
            <text:p>1450</text:p>
          </table:table-cell>
          <table:table-cell table:style-name="ce5" table:formula="of:=[.V229]+[.T230]-[.U230]" office:value-type="float" office:value="242334.463356483" calcext:value-type="float">
            <text:p>242334</text:p>
          </table:table-cell>
          <table:table-cell table:style-name="ce12" table:formula="of:= temp_out + [.V230]/pot_water_mass" office:value-type="float" office:value="105.357318518736" calcext:value-type="float">
            <text:p>105.4</text:p>
          </table:table-cell>
          <table:table-cell table:style-name="ce7" table:formula="of:=IF([.G230]&gt;thermagon_temp_max;0;IF([.W2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table:formula="of:=burner_C_per_s * [.X230]/100 * time_incr" office:value-type="float" office:value="2149.61306964746" calcext:value-type="float">
            <text:p>2150</text:p>
          </table:table-cell>
          <table:table-cell table:style-name="ce3" table:formula="of:=[.B231]" office:value-type="float" office:value="2149.61306964746" calcext:value-type="float">
            <text:p>2150</text:p>
          </table:table-cell>
          <table:table-cell table:style-name="ce3" table:formula="of:=[.C230]" office:value-type="float" office:value="2149.61306964746" calcext:value-type="float">
            <text:p>2150</text:p>
          </table:table-cell>
          <table:table-cell table:style-name="ce5" table:formula="of:=SUMPRODUCT([.B231:.D231];burner_heat_diffusion)" office:value-type="float" office:value="2149.61306964746" calcext:value-type="float">
            <text:p>2150</text:p>
          </table:table-cell>
          <table:table-cell table:formula="of:=[.F230]+[.E231]-[.J230]" office:value-type="float" office:value="48120.4677194393" calcext:value-type="float">
            <text:p>48120</text:p>
          </table:table-cell>
          <table:table-cell table:style-name="ce7" table:formula="of:=temp_out + [.F231] / burner_heat_mass" office:value-type="float" office:value="116.240935438879" calcext:value-type="float">
            <text:p>116.2</text:p>
          </table:table-cell>
          <table:table-cell table:style-name="ce7" table:formula="of:=[.G231]-[.W230]" office:value-type="float" office:value="10.8836169201431" calcext:value-type="float">
            <text:p>10.9</text:p>
          </table:table-cell>
          <table:table-cell table:style-name="ce5" table:formula="of:=thermagon_k * burner_A * [.H231] / thermagon_L" office:value-type="float" office:value="1426.72913714851" calcext:value-type="float">
            <text:p>1427</text:p>
          </table:table-cell>
          <table:table-cell table:style-name="ce5" table:formula="of:=[.I231]/C_per_s_to_W*time_incr" office:value-type="float" office:value="2044.61040004086" calcext:value-type="float">
            <text:p>2045</text:p>
          </table:table-cell>
          <table:table-cell table:style-name="ce7" table:formula="of:=[.J230]" office:value-type="float" office:value="2044.07497627634" calcext:value-type="float">
            <text:p>2044.1</text:p>
          </table:table-cell>
          <table:table-cell table:style-name="ce7" table:formula="of:=[.K230]" office:value-type="float" office:value="2043.53682230878" calcext:value-type="float">
            <text:p>2043.5</text:p>
          </table:table-cell>
          <table:table-cell table:style-name="ce7" table:formula="of:=[.L230]" office:value-type="float" office:value="2042.99592421648" calcext:value-type="float">
            <text:p>2043.0</text:p>
          </table:table-cell>
          <table:table-cell table:style-name="ce7" table:formula="of:=[.M230]" office:value-type="float" office:value="2042.45226800675" calcext:value-type="float">
            <text:p>2042.5</text:p>
          </table:table-cell>
          <table:table-cell table:style-name="ce7" table:formula="of:=[.N230]" office:value-type="float" office:value="2041.90583961556" calcext:value-type="float">
            <text:p>2041.9</text:p>
          </table:table-cell>
          <table:table-cell table:style-name="ce7" table:formula="of:=[.O230]" office:value-type="float" office:value="2041.35662490716" calcext:value-type="float">
            <text:p>2041.4</text:p>
          </table:table-cell>
          <table:table-cell table:style-name="ce7" table:formula="of:=[.P230]" office:value-type="float" office:value="2040.8046096737" calcext:value-type="float">
            <text:p>2040.8</text:p>
          </table:table-cell>
          <table:table-cell table:style-name="ce7" table:formula="of:=[.Q230]" office:value-type="float" office:value="2040.24977963491" calcext:value-type="float">
            <text:p>2040.2</text:p>
          </table:table-cell>
          <table:table-cell table:style-name="ce7" table:formula="of:=[.R230]" office:value-type="float" office:value="2039.69212043769" calcext:value-type="float">
            <text:p>2039.7</text:p>
          </table:table-cell>
          <table:table-cell table:style-name="ce5" table:formula="of:=SUMPRODUCT([.J231:.S231];pot_heat_diffusion)" office:value-type="float" office:value="2042.17377314394" calcext:value-type="float">
            <text:p>2042</text:p>
          </table:table-cell>
          <table:table-cell table:style-name="ce5" table:formula="of:=[.V230]*leakage_out" office:value-type="float" office:value="1454.0067801389" calcext:value-type="float">
            <text:p>1454</text:p>
          </table:table-cell>
          <table:table-cell table:style-name="ce5" table:formula="of:=[.V230]+[.T231]-[.U231]" office:value-type="float" office:value="242922.630349488" calcext:value-type="float">
            <text:p>242923</text:p>
          </table:table-cell>
          <table:table-cell table:style-name="ce12" table:formula="of:= temp_out + [.V231]/pot_water_mass" office:value-type="float" office:value="105.56448821581" calcext:value-type="float">
            <text:p>105.6</text:p>
          </table:table-cell>
          <table:table-cell table:style-name="ce7" table:formula="of:=IF([.G231]&gt;thermagon_temp_max;0;IF([.W2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table:formula="of:=burner_C_per_s * [.X231]/100 * time_incr" office:value-type="float" office:value="2149.61306964746" calcext:value-type="float">
            <text:p>2150</text:p>
          </table:table-cell>
          <table:table-cell table:style-name="ce3" table:formula="of:=[.B232]" office:value-type="float" office:value="2149.61306964746" calcext:value-type="float">
            <text:p>2150</text:p>
          </table:table-cell>
          <table:table-cell table:style-name="ce3" table:formula="of:=[.C231]" office:value-type="float" office:value="2149.61306964746" calcext:value-type="float">
            <text:p>2150</text:p>
          </table:table-cell>
          <table:table-cell table:style-name="ce5" table:formula="of:=SUMPRODUCT([.B232:.D232];burner_heat_diffusion)" office:value-type="float" office:value="2149.61306964746" calcext:value-type="float">
            <text:p>2150</text:p>
          </table:table-cell>
          <table:table-cell table:formula="of:=[.F231]+[.E232]-[.J231]" office:value-type="float" office:value="48225.4703890459" calcext:value-type="float">
            <text:p>48225</text:p>
          </table:table-cell>
          <table:table-cell table:style-name="ce7" table:formula="of:=temp_out + [.F232] / burner_heat_mass" office:value-type="float" office:value="116.450940778092" calcext:value-type="float">
            <text:p>116.5</text:p>
          </table:table-cell>
          <table:table-cell table:style-name="ce7" table:formula="of:=[.G232]-[.W231]" office:value-type="float" office:value="10.8864525622823" calcext:value-type="float">
            <text:p>10.9</text:p>
          </table:table-cell>
          <table:table-cell table:style-name="ce5" table:formula="of:=thermagon_k * burner_A * [.H232] / thermagon_L" office:value-type="float" office:value="1427.10086038099" calcext:value-type="float">
            <text:p>1427</text:p>
          </table:table-cell>
          <table:table-cell table:style-name="ce5" table:formula="of:=[.I232]/C_per_s_to_W*time_incr" office:value-type="float" office:value="2045.14310745341" calcext:value-type="float">
            <text:p>2045</text:p>
          </table:table-cell>
          <table:table-cell table:style-name="ce7" table:formula="of:=[.J231]" office:value-type="float" office:value="2044.61040004086" calcext:value-type="float">
            <text:p>2044.6</text:p>
          </table:table-cell>
          <table:table-cell table:style-name="ce7" table:formula="of:=[.K231]" office:value-type="float" office:value="2044.07497627634" calcext:value-type="float">
            <text:p>2044.1</text:p>
          </table:table-cell>
          <table:table-cell table:style-name="ce7" table:formula="of:=[.L231]" office:value-type="float" office:value="2043.53682230878" calcext:value-type="float">
            <text:p>2043.5</text:p>
          </table:table-cell>
          <table:table-cell table:style-name="ce7" table:formula="of:=[.M231]" office:value-type="float" office:value="2042.99592421648" calcext:value-type="float">
            <text:p>2043.0</text:p>
          </table:table-cell>
          <table:table-cell table:style-name="ce7" table:formula="of:=[.N231]" office:value-type="float" office:value="2042.45226800675" calcext:value-type="float">
            <text:p>2042.5</text:p>
          </table:table-cell>
          <table:table-cell table:style-name="ce7" table:formula="of:=[.O231]" office:value-type="float" office:value="2041.90583961556" calcext:value-type="float">
            <text:p>2041.9</text:p>
          </table:table-cell>
          <table:table-cell table:style-name="ce7" table:formula="of:=[.P231]" office:value-type="float" office:value="2041.35662490716" calcext:value-type="float">
            <text:p>2041.4</text:p>
          </table:table-cell>
          <table:table-cell table:style-name="ce7" table:formula="of:=[.Q231]" office:value-type="float" office:value="2040.8046096737" calcext:value-type="float">
            <text:p>2040.8</text:p>
          </table:table-cell>
          <table:table-cell table:style-name="ce7" table:formula="of:=[.R231]" office:value-type="float" office:value="2040.24977963491" calcext:value-type="float">
            <text:p>2040.2</text:p>
          </table:table-cell>
          <table:table-cell table:style-name="ce5" table:formula="of:=SUMPRODUCT([.J232:.S232];pot_heat_diffusion)" office:value-type="float" office:value="2042.71884223468" calcext:value-type="float">
            <text:p>2043</text:p>
          </table:table-cell>
          <table:table-cell table:style-name="ce5" table:formula="of:=[.V231]*leakage_out" office:value-type="float" office:value="1457.53578209693" calcext:value-type="float">
            <text:p>1458</text:p>
          </table:table-cell>
          <table:table-cell table:style-name="ce5" table:formula="of:=[.V231]+[.T232]-[.U232]" office:value-type="float" office:value="243507.813409626" calcext:value-type="float">
            <text:p>243508</text:p>
          </table:table-cell>
          <table:table-cell table:style-name="ce12" table:formula="of:= temp_out + [.V232]/pot_water_mass" office:value-type="float" office:value="105.770606884051" calcext:value-type="float">
            <text:p>105.8</text:p>
          </table:table-cell>
          <table:table-cell table:style-name="ce7" table:formula="of:=IF([.G232]&gt;thermagon_temp_max;0;IF([.W2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table:formula="of:=burner_C_per_s * [.X232]/100 * time_incr" office:value-type="float" office:value="2149.61306964746" calcext:value-type="float">
            <text:p>2150</text:p>
          </table:table-cell>
          <table:table-cell table:style-name="ce3" table:formula="of:=[.B233]" office:value-type="float" office:value="2149.61306964746" calcext:value-type="float">
            <text:p>2150</text:p>
          </table:table-cell>
          <table:table-cell table:style-name="ce3" table:formula="of:=[.C232]" office:value-type="float" office:value="2149.61306964746" calcext:value-type="float">
            <text:p>2150</text:p>
          </table:table-cell>
          <table:table-cell table:style-name="ce5" table:formula="of:=SUMPRODUCT([.B233:.D233];burner_heat_diffusion)" office:value-type="float" office:value="2149.61306964746" calcext:value-type="float">
            <text:p>2150</text:p>
          </table:table-cell>
          <table:table-cell table:formula="of:=[.F232]+[.E233]-[.J232]" office:value-type="float" office:value="48329.94035124" calcext:value-type="float">
            <text:p>48330</text:p>
          </table:table-cell>
          <table:table-cell table:style-name="ce7" table:formula="of:=temp_out + [.F233] / burner_heat_mass" office:value-type="float" office:value="116.65988070248" calcext:value-type="float">
            <text:p>116.7</text:p>
          </table:table-cell>
          <table:table-cell table:style-name="ce7" table:formula="of:=[.G233]-[.W232]" office:value-type="float" office:value="10.8892738184294" calcext:value-type="float">
            <text:p>10.9</text:p>
          </table:table-cell>
          <table:table-cell table:style-name="ce5" table:formula="of:=thermagon_k * burner_A * [.H233] / thermagon_L" office:value-type="float" office:value="1427.47069775931" calcext:value-type="float">
            <text:p>1427</text:p>
          </table:table-cell>
          <table:table-cell table:style-name="ce5" table:formula="of:=[.I233]/C_per_s_to_W*time_incr" office:value-type="float" office:value="2045.6731122948" calcext:value-type="float">
            <text:p>2046</text:p>
          </table:table-cell>
          <table:table-cell table:style-name="ce7" table:formula="of:=[.J232]" office:value-type="float" office:value="2045.14310745341" calcext:value-type="float">
            <text:p>2045.1</text:p>
          </table:table-cell>
          <table:table-cell table:style-name="ce7" table:formula="of:=[.K232]" office:value-type="float" office:value="2044.61040004086" calcext:value-type="float">
            <text:p>2044.6</text:p>
          </table:table-cell>
          <table:table-cell table:style-name="ce7" table:formula="of:=[.L232]" office:value-type="float" office:value="2044.07497627634" calcext:value-type="float">
            <text:p>2044.1</text:p>
          </table:table-cell>
          <table:table-cell table:style-name="ce7" table:formula="of:=[.M232]" office:value-type="float" office:value="2043.53682230878" calcext:value-type="float">
            <text:p>2043.5</text:p>
          </table:table-cell>
          <table:table-cell table:style-name="ce7" table:formula="of:=[.N232]" office:value-type="float" office:value="2042.99592421648" calcext:value-type="float">
            <text:p>2043.0</text:p>
          </table:table-cell>
          <table:table-cell table:style-name="ce7" table:formula="of:=[.O232]" office:value-type="float" office:value="2042.45226800675" calcext:value-type="float">
            <text:p>2042.5</text:p>
          </table:table-cell>
          <table:table-cell table:style-name="ce7" table:formula="of:=[.P232]" office:value-type="float" office:value="2041.90583961556" calcext:value-type="float">
            <text:p>2041.9</text:p>
          </table:table-cell>
          <table:table-cell table:style-name="ce7" table:formula="of:=[.Q232]" office:value-type="float" office:value="2041.35662490716" calcext:value-type="float">
            <text:p>2041.4</text:p>
          </table:table-cell>
          <table:table-cell table:style-name="ce7" table:formula="of:=[.R232]" office:value-type="float" office:value="2040.8046096737" calcext:value-type="float">
            <text:p>2040.8</text:p>
          </table:table-cell>
          <table:table-cell table:style-name="ce5" table:formula="of:=SUMPRODUCT([.J233:.S233];pot_heat_diffusion)" office:value-type="float" office:value="2043.26114604005" calcext:value-type="float">
            <text:p>2043</text:p>
          </table:table-cell>
          <table:table-cell table:style-name="ce5" table:formula="of:=[.V232]*leakage_out" office:value-type="float" office:value="1461.04688045775" calcext:value-type="float">
            <text:p>1461</text:p>
          </table:table-cell>
          <table:table-cell table:style-name="ce5" table:formula="of:=[.V232]+[.T233]-[.U233]" office:value-type="float" office:value="244090.027675208" calcext:value-type="float">
            <text:p>244090</text:p>
          </table:table-cell>
          <table:table-cell table:style-name="ce12" table:formula="of:= temp_out + [.V233]/pot_water_mass" office:value-type="float" office:value="105.975679855617" calcext:value-type="float">
            <text:p>106.0</text:p>
          </table:table-cell>
          <table:table-cell table:style-name="ce7" table:formula="of:=IF([.G233]&gt;thermagon_temp_max;0;IF([.W2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table:formula="of:=burner_C_per_s * [.X233]/100 * time_incr" office:value-type="float" office:value="2149.61306964746" calcext:value-type="float">
            <text:p>2150</text:p>
          </table:table-cell>
          <table:table-cell table:style-name="ce3" table:formula="of:=[.B234]" office:value-type="float" office:value="2149.61306964746" calcext:value-type="float">
            <text:p>2150</text:p>
          </table:table-cell>
          <table:table-cell table:style-name="ce3" table:formula="of:=[.C233]" office:value-type="float" office:value="2149.61306964746" calcext:value-type="float">
            <text:p>2150</text:p>
          </table:table-cell>
          <table:table-cell table:style-name="ce5" table:formula="of:=SUMPRODUCT([.B234:.D234];burner_heat_diffusion)" office:value-type="float" office:value="2149.61306964746" calcext:value-type="float">
            <text:p>2150</text:p>
          </table:table-cell>
          <table:table-cell table:formula="of:=[.F233]+[.E234]-[.J233]" office:value-type="float" office:value="48433.8803085927" calcext:value-type="float">
            <text:p>48434</text:p>
          </table:table-cell>
          <table:table-cell table:style-name="ce7" table:formula="of:=temp_out + [.F234] / burner_heat_mass" office:value-type="float" office:value="116.867760617185" calcext:value-type="float">
            <text:p>116.9</text:p>
          </table:table-cell>
          <table:table-cell table:style-name="ce7" table:formula="of:=[.G234]-[.W233]" office:value-type="float" office:value="10.8920807615684" calcext:value-type="float">
            <text:p>10.9</text:p>
          </table:table-cell>
          <table:table-cell table:style-name="ce5" table:formula="of:=thermagon_k * burner_A * [.H234] / thermagon_L" office:value-type="float" office:value="1427.83865885093" calcext:value-type="float">
            <text:p>1428</text:p>
          </table:table-cell>
          <table:table-cell table:style-name="ce5" table:formula="of:=[.I234]/C_per_s_to_W*time_incr" office:value-type="float" office:value="2046.2004282759" calcext:value-type="float">
            <text:p>2046</text:p>
          </table:table-cell>
          <table:table-cell table:style-name="ce7" table:formula="of:=[.J233]" office:value-type="float" office:value="2045.6731122948" calcext:value-type="float">
            <text:p>2045.7</text:p>
          </table:table-cell>
          <table:table-cell table:style-name="ce7" table:formula="of:=[.K233]" office:value-type="float" office:value="2045.14310745341" calcext:value-type="float">
            <text:p>2045.1</text:p>
          </table:table-cell>
          <table:table-cell table:style-name="ce7" table:formula="of:=[.L233]" office:value-type="float" office:value="2044.61040004086" calcext:value-type="float">
            <text:p>2044.6</text:p>
          </table:table-cell>
          <table:table-cell table:style-name="ce7" table:formula="of:=[.M233]" office:value-type="float" office:value="2044.07497627634" calcext:value-type="float">
            <text:p>2044.1</text:p>
          </table:table-cell>
          <table:table-cell table:style-name="ce7" table:formula="of:=[.N233]" office:value-type="float" office:value="2043.53682230878" calcext:value-type="float">
            <text:p>2043.5</text:p>
          </table:table-cell>
          <table:table-cell table:style-name="ce7" table:formula="of:=[.O233]" office:value-type="float" office:value="2042.99592421648" calcext:value-type="float">
            <text:p>2043.0</text:p>
          </table:table-cell>
          <table:table-cell table:style-name="ce7" table:formula="of:=[.P233]" office:value-type="float" office:value="2042.45226800675" calcext:value-type="float">
            <text:p>2042.5</text:p>
          </table:table-cell>
          <table:table-cell table:style-name="ce7" table:formula="of:=[.Q233]" office:value-type="float" office:value="2041.90583961556" calcext:value-type="float">
            <text:p>2041.9</text:p>
          </table:table-cell>
          <table:table-cell table:style-name="ce7" table:formula="of:=[.R233]" office:value-type="float" office:value="2041.35662490716" calcext:value-type="float">
            <text:p>2041.4</text:p>
          </table:table-cell>
          <table:table-cell table:style-name="ce5" table:formula="of:=SUMPRODUCT([.J234:.S234];pot_heat_diffusion)" office:value-type="float" office:value="2043.80069858912" calcext:value-type="float">
            <text:p>2044</text:p>
          </table:table-cell>
          <table:table-cell table:style-name="ce5" table:formula="of:=[.V233]*leakage_out" office:value-type="float" office:value="1464.54016605125" calcext:value-type="float">
            <text:p>1465</text:p>
          </table:table-cell>
          <table:table-cell table:style-name="ce5" table:formula="of:=[.V233]+[.T234]-[.U234]" office:value-type="float" office:value="244669.288207746" calcext:value-type="float">
            <text:p>244669</text:p>
          </table:table-cell>
          <table:table-cell table:style-name="ce12" table:formula="of:= temp_out + [.V234]/pot_water_mass" office:value-type="float" office:value="106.179712435615" calcext:value-type="float">
            <text:p>106.2</text:p>
          </table:table-cell>
          <table:table-cell table:style-name="ce7" table:formula="of:=IF([.G234]&gt;thermagon_temp_max;0;IF([.W2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table:formula="of:=burner_C_per_s * [.X234]/100 * time_incr" office:value-type="float" office:value="2149.61306964746" calcext:value-type="float">
            <text:p>2150</text:p>
          </table:table-cell>
          <table:table-cell table:style-name="ce3" table:formula="of:=[.B235]" office:value-type="float" office:value="2149.61306964746" calcext:value-type="float">
            <text:p>2150</text:p>
          </table:table-cell>
          <table:table-cell table:style-name="ce3" table:formula="of:=[.C234]" office:value-type="float" office:value="2149.61306964746" calcext:value-type="float">
            <text:p>2150</text:p>
          </table:table-cell>
          <table:table-cell table:style-name="ce5" table:formula="of:=SUMPRODUCT([.B235:.D235];burner_heat_diffusion)" office:value-type="float" office:value="2149.61306964746" calcext:value-type="float">
            <text:p>2150</text:p>
          </table:table-cell>
          <table:table-cell table:formula="of:=[.F234]+[.E235]-[.J234]" office:value-type="float" office:value="48537.2929499642" calcext:value-type="float">
            <text:p>48537</text:p>
          </table:table-cell>
          <table:table-cell table:style-name="ce7" table:formula="of:=temp_out + [.F235] / burner_heat_mass" office:value-type="float" office:value="117.074585899928" calcext:value-type="float">
            <text:p>117.1</text:p>
          </table:table-cell>
          <table:table-cell table:style-name="ce7" table:formula="of:=[.G235]-[.W234]" office:value-type="float" office:value="10.894873464313" calcext:value-type="float">
            <text:p>10.9</text:p>
          </table:table-cell>
          <table:table-cell table:style-name="ce5" table:formula="of:=thermagon_k * burner_A * [.H235] / thermagon_L" office:value-type="float" office:value="1428.20475317475" calcext:value-type="float">
            <text:p>1428</text:p>
          </table:table-cell>
          <table:table-cell table:style-name="ce5" table:formula="of:=[.I235]/C_per_s_to_W*time_incr" office:value-type="float" office:value="2046.72506903805" calcext:value-type="float">
            <text:p>2047</text:p>
          </table:table-cell>
          <table:table-cell table:style-name="ce7" table:formula="of:=[.J234]" office:value-type="float" office:value="2046.2004282759" calcext:value-type="float">
            <text:p>2046.2</text:p>
          </table:table-cell>
          <table:table-cell table:style-name="ce7" table:formula="of:=[.K234]" office:value-type="float" office:value="2045.6731122948" calcext:value-type="float">
            <text:p>2045.7</text:p>
          </table:table-cell>
          <table:table-cell table:style-name="ce7" table:formula="of:=[.L234]" office:value-type="float" office:value="2045.14310745341" calcext:value-type="float">
            <text:p>2045.1</text:p>
          </table:table-cell>
          <table:table-cell table:style-name="ce7" table:formula="of:=[.M234]" office:value-type="float" office:value="2044.61040004086" calcext:value-type="float">
            <text:p>2044.6</text:p>
          </table:table-cell>
          <table:table-cell table:style-name="ce7" table:formula="of:=[.N234]" office:value-type="float" office:value="2044.07497627634" calcext:value-type="float">
            <text:p>2044.1</text:p>
          </table:table-cell>
          <table:table-cell table:style-name="ce7" table:formula="of:=[.O234]" office:value-type="float" office:value="2043.53682230878" calcext:value-type="float">
            <text:p>2043.5</text:p>
          </table:table-cell>
          <table:table-cell table:style-name="ce7" table:formula="of:=[.P234]" office:value-type="float" office:value="2042.99592421648" calcext:value-type="float">
            <text:p>2043.0</text:p>
          </table:table-cell>
          <table:table-cell table:style-name="ce7" table:formula="of:=[.Q234]" office:value-type="float" office:value="2042.45226800675" calcext:value-type="float">
            <text:p>2042.5</text:p>
          </table:table-cell>
          <table:table-cell table:style-name="ce7" table:formula="of:=[.R234]" office:value-type="float" office:value="2041.90583961556" calcext:value-type="float">
            <text:p>2041.9</text:p>
          </table:table-cell>
          <table:table-cell table:style-name="ce5" table:formula="of:=SUMPRODUCT([.J235:.S235];pot_heat_diffusion)" office:value-type="float" office:value="2044.33751383976" calcext:value-type="float">
            <text:p>2044</text:p>
          </table:table-cell>
          <table:table-cell table:style-name="ce5" table:formula="of:=[.V234]*leakage_out" office:value-type="float" office:value="1468.01572924648" calcext:value-type="float">
            <text:p>1468</text:p>
          </table:table-cell>
          <table:table-cell table:style-name="ce5" table:formula="of:=[.V234]+[.T235]-[.U235]" office:value-type="float" office:value="245245.609992339" calcext:value-type="float">
            <text:p>245246</text:p>
          </table:table-cell>
          <table:table-cell table:style-name="ce12" table:formula="of:= temp_out + [.V235]/pot_water_mass" office:value-type="float" office:value="106.382709902238" calcext:value-type="float">
            <text:p>106.4</text:p>
          </table:table-cell>
          <table:table-cell table:style-name="ce7" table:formula="of:=IF([.G235]&gt;thermagon_temp_max;0;IF([.W2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" table:formula="of:=burner_C_per_s * [.X235]/100 * time_incr" office:value-type="float" office:value="2149.61306964746" calcext:value-type="float">
            <text:p>2150</text:p>
          </table:table-cell>
          <table:table-cell table:style-name="ce3" table:formula="of:=[.B236]" office:value-type="float" office:value="2149.61306964746" calcext:value-type="float">
            <text:p>2150</text:p>
          </table:table-cell>
          <table:table-cell table:style-name="ce3" table:formula="of:=[.C235]" office:value-type="float" office:value="2149.61306964746" calcext:value-type="float">
            <text:p>2150</text:p>
          </table:table-cell>
          <table:table-cell table:style-name="ce5" table:formula="of:=SUMPRODUCT([.B236:.D236];burner_heat_diffusion)" office:value-type="float" office:value="2149.61306964746" calcext:value-type="float">
            <text:p>2150</text:p>
          </table:table-cell>
          <table:table-cell table:formula="of:=[.F235]+[.E236]-[.J235]" office:value-type="float" office:value="48640.1809505736" calcext:value-type="float">
            <text:p>48640</text:p>
          </table:table-cell>
          <table:table-cell table:style-name="ce7" table:formula="of:=temp_out + [.F236] / burner_heat_mass" office:value-type="float" office:value="117.280361901147" calcext:value-type="float">
            <text:p>117.3</text:p>
          </table:table-cell>
          <table:table-cell table:style-name="ce7" table:formula="of:=[.G236]-[.W235]" office:value-type="float" office:value="10.8976519989088" calcext:value-type="float">
            <text:p>10.9</text:p>
          </table:table-cell>
          <table:table-cell table:style-name="ce5" table:formula="of:=thermagon_k * burner_A * [.H236] / thermagon_L" office:value-type="float" office:value="1428.56899020142" calcext:value-type="float">
            <text:p>1429</text:p>
          </table:table-cell>
          <table:table-cell table:style-name="ce5" table:formula="of:=[.I236]/C_per_s_to_W*time_incr" office:value-type="float" office:value="2047.24704815337" calcext:value-type="float">
            <text:p>2047</text:p>
          </table:table-cell>
          <table:table-cell table:style-name="ce7" table:formula="of:=[.J235]" office:value-type="float" office:value="2046.72506903805" calcext:value-type="float">
            <text:p>2046.7</text:p>
          </table:table-cell>
          <table:table-cell table:style-name="ce7" table:formula="of:=[.K235]" office:value-type="float" office:value="2046.2004282759" calcext:value-type="float">
            <text:p>2046.2</text:p>
          </table:table-cell>
          <table:table-cell table:style-name="ce7" table:formula="of:=[.L235]" office:value-type="float" office:value="2045.6731122948" calcext:value-type="float">
            <text:p>2045.7</text:p>
          </table:table-cell>
          <table:table-cell table:style-name="ce7" table:formula="of:=[.M235]" office:value-type="float" office:value="2045.14310745341" calcext:value-type="float">
            <text:p>2045.1</text:p>
          </table:table-cell>
          <table:table-cell table:style-name="ce7" table:formula="of:=[.N235]" office:value-type="float" office:value="2044.61040004086" calcext:value-type="float">
            <text:p>2044.6</text:p>
          </table:table-cell>
          <table:table-cell table:style-name="ce7" table:formula="of:=[.O235]" office:value-type="float" office:value="2044.07497627634" calcext:value-type="float">
            <text:p>2044.1</text:p>
          </table:table-cell>
          <table:table-cell table:style-name="ce7" table:formula="of:=[.P235]" office:value-type="float" office:value="2043.53682230878" calcext:value-type="float">
            <text:p>2043.5</text:p>
          </table:table-cell>
          <table:table-cell table:style-name="ce7" table:formula="of:=[.Q235]" office:value-type="float" office:value="2042.99592421648" calcext:value-type="float">
            <text:p>2043.0</text:p>
          </table:table-cell>
          <table:table-cell table:style-name="ce7" table:formula="of:=[.R235]" office:value-type="float" office:value="2042.45226800675" calcext:value-type="float">
            <text:p>2042.5</text:p>
          </table:table-cell>
          <table:table-cell table:style-name="ce5" table:formula="of:=SUMPRODUCT([.J236:.S236];pot_heat_diffusion)" office:value-type="float" office:value="2044.87160567903" calcext:value-type="float">
            <text:p>2045</text:p>
          </table:table-cell>
          <table:table-cell table:style-name="ce5" table:formula="of:=[.V235]*leakage_out" office:value-type="float" office:value="1471.47365995404" calcext:value-type="float">
            <text:p>1471</text:p>
          </table:table-cell>
          <table:table-cell table:style-name="ce5" table:formula="of:=[.V235]+[.T236]-[.U236]" office:value-type="float" office:value="245819.007938064" calcext:value-type="float">
            <text:p>245819</text:p>
          </table:table-cell>
          <table:table-cell table:style-name="ce12" table:formula="of:= temp_out + [.V236]/pot_water_mass" office:value-type="float" office:value="106.584677506901" calcext:value-type="float">
            <text:p>106.6</text:p>
          </table:table-cell>
          <table:table-cell table:style-name="ce7" table:formula="of:=IF([.G236]&gt;thermagon_temp_max;0;IF([.W2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" table:formula="of:=burner_C_per_s * [.X236]/100 * time_incr" office:value-type="float" office:value="2149.61306964746" calcext:value-type="float">
            <text:p>2150</text:p>
          </table:table-cell>
          <table:table-cell table:style-name="ce3" table:formula="of:=[.B237]" office:value-type="float" office:value="2149.61306964746" calcext:value-type="float">
            <text:p>2150</text:p>
          </table:table-cell>
          <table:table-cell table:style-name="ce3" table:formula="of:=[.C236]" office:value-type="float" office:value="2149.61306964746" calcext:value-type="float">
            <text:p>2150</text:p>
          </table:table-cell>
          <table:table-cell table:style-name="ce5" table:formula="of:=SUMPRODUCT([.B237:.D237];burner_heat_diffusion)" office:value-type="float" office:value="2149.61306964746" calcext:value-type="float">
            <text:p>2150</text:p>
          </table:table-cell>
          <table:table-cell table:formula="of:=[.F236]+[.E237]-[.J236]" office:value-type="float" office:value="48742.5469720677" calcext:value-type="float">
            <text:p>48743</text:p>
          </table:table-cell>
          <table:table-cell table:style-name="ce7" table:formula="of:=temp_out + [.F237] / burner_heat_mass" office:value-type="float" office:value="117.485093944135" calcext:value-type="float">
            <text:p>117.5</text:p>
          </table:table-cell>
          <table:table-cell table:style-name="ce7" table:formula="of:=[.G237]-[.W236]" office:value-type="float" office:value="10.9004164372347" calcext:value-type="float">
            <text:p>10.9</text:p>
          </table:table-cell>
          <table:table-cell table:style-name="ce5" table:formula="of:=thermagon_k * burner_A * [.H237] / thermagon_L" office:value-type="float" office:value="1428.93137935351" calcext:value-type="float">
            <text:p>1429</text:p>
          </table:table-cell>
          <table:table-cell table:style-name="ce5" table:formula="of:=[.I237]/C_per_s_to_W*time_incr" office:value-type="float" office:value="2047.76637912513" calcext:value-type="float">
            <text:p>2048</text:p>
          </table:table-cell>
          <table:table-cell table:style-name="ce7" table:formula="of:=[.J236]" office:value-type="float" office:value="2047.24704815337" calcext:value-type="float">
            <text:p>2047.2</text:p>
          </table:table-cell>
          <table:table-cell table:style-name="ce7" table:formula="of:=[.K236]" office:value-type="float" office:value="2046.72506903805" calcext:value-type="float">
            <text:p>2046.7</text:p>
          </table:table-cell>
          <table:table-cell table:style-name="ce7" table:formula="of:=[.L236]" office:value-type="float" office:value="2046.2004282759" calcext:value-type="float">
            <text:p>2046.2</text:p>
          </table:table-cell>
          <table:table-cell table:style-name="ce7" table:formula="of:=[.M236]" office:value-type="float" office:value="2045.6731122948" calcext:value-type="float">
            <text:p>2045.7</text:p>
          </table:table-cell>
          <table:table-cell table:style-name="ce7" table:formula="of:=[.N236]" office:value-type="float" office:value="2045.14310745341" calcext:value-type="float">
            <text:p>2045.1</text:p>
          </table:table-cell>
          <table:table-cell table:style-name="ce7" table:formula="of:=[.O236]" office:value-type="float" office:value="2044.61040004086" calcext:value-type="float">
            <text:p>2044.6</text:p>
          </table:table-cell>
          <table:table-cell table:style-name="ce7" table:formula="of:=[.P236]" office:value-type="float" office:value="2044.07497627634" calcext:value-type="float">
            <text:p>2044.1</text:p>
          </table:table-cell>
          <table:table-cell table:style-name="ce7" table:formula="of:=[.Q236]" office:value-type="float" office:value="2043.53682230878" calcext:value-type="float">
            <text:p>2043.5</text:p>
          </table:table-cell>
          <table:table-cell table:style-name="ce7" table:formula="of:=[.R236]" office:value-type="float" office:value="2042.99592421648" calcext:value-type="float">
            <text:p>2043.0</text:p>
          </table:table-cell>
          <table:table-cell table:style-name="ce5" table:formula="of:=SUMPRODUCT([.J237:.S237];pot_heat_diffusion)" office:value-type="float" office:value="2045.40298792357" calcext:value-type="float">
            <text:p>2045</text:p>
          </table:table-cell>
          <table:table-cell table:style-name="ce5" table:formula="of:=[.V236]*leakage_out" office:value-type="float" office:value="1474.91404762839" calcext:value-type="float">
            <text:p>1475</text:p>
          </table:table-cell>
          <table:table-cell table:style-name="ce5" table:formula="of:=[.V236]+[.T237]-[.U237]" office:value-type="float" office:value="246389.496878359" calcext:value-type="float">
            <text:p>246389</text:p>
          </table:table-cell>
          <table:table-cell table:style-name="ce12" table:formula="of:= temp_out + [.V237]/pot_water_mass" office:value-type="float" office:value="106.785620474375" calcext:value-type="float">
            <text:p>106.8</text:p>
          </table:table-cell>
          <table:table-cell table:style-name="ce7" table:formula="of:=IF([.G237]&gt;thermagon_temp_max;0;IF([.W2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table:formula="of:=burner_C_per_s * [.X237]/100 * time_incr" office:value-type="float" office:value="2149.61306964746" calcext:value-type="float">
            <text:p>2150</text:p>
          </table:table-cell>
          <table:table-cell table:style-name="ce3" table:formula="of:=[.B238]" office:value-type="float" office:value="2149.61306964746" calcext:value-type="float">
            <text:p>2150</text:p>
          </table:table-cell>
          <table:table-cell table:style-name="ce3" table:formula="of:=[.C237]" office:value-type="float" office:value="2149.61306964746" calcext:value-type="float">
            <text:p>2150</text:p>
          </table:table-cell>
          <table:table-cell table:style-name="ce5" table:formula="of:=SUMPRODUCT([.B238:.D238];burner_heat_diffusion)" office:value-type="float" office:value="2149.61306964746" calcext:value-type="float">
            <text:p>2150</text:p>
          </table:table-cell>
          <table:table-cell table:formula="of:=[.F237]+[.E238]-[.J237]" office:value-type="float" office:value="48844.3936625901" calcext:value-type="float">
            <text:p>48844</text:p>
          </table:table-cell>
          <table:table-cell table:style-name="ce7" table:formula="of:=temp_out + [.F238] / burner_heat_mass" office:value-type="float" office:value="117.68878732518" calcext:value-type="float">
            <text:p>117.7</text:p>
          </table:table-cell>
          <table:table-cell table:style-name="ce7" table:formula="of:=[.G238]-[.W237]" office:value-type="float" office:value="10.9031668508048" calcext:value-type="float">
            <text:p>10.9</text:p>
          </table:table-cell>
          <table:table-cell table:style-name="ce5" table:formula="of:=thermagon_k * burner_A * [.H238] / thermagon_L" office:value-type="float" office:value="1429.2919300058" calcext:value-type="float">
            <text:p>1429</text:p>
          </table:table-cell>
          <table:table-cell table:style-name="ce5" table:formula="of:=[.I238]/C_per_s_to_W*time_incr" office:value-type="float" office:value="2048.28307538807" calcext:value-type="float">
            <text:p>2048</text:p>
          </table:table-cell>
          <table:table-cell table:style-name="ce7" table:formula="of:=[.J237]" office:value-type="float" office:value="2047.76637912513" calcext:value-type="float">
            <text:p>2047.8</text:p>
          </table:table-cell>
          <table:table-cell table:style-name="ce7" table:formula="of:=[.K237]" office:value-type="float" office:value="2047.24704815337" calcext:value-type="float">
            <text:p>2047.2</text:p>
          </table:table-cell>
          <table:table-cell table:style-name="ce7" table:formula="of:=[.L237]" office:value-type="float" office:value="2046.72506903805" calcext:value-type="float">
            <text:p>2046.7</text:p>
          </table:table-cell>
          <table:table-cell table:style-name="ce7" table:formula="of:=[.M237]" office:value-type="float" office:value="2046.2004282759" calcext:value-type="float">
            <text:p>2046.2</text:p>
          </table:table-cell>
          <table:table-cell table:style-name="ce7" table:formula="of:=[.N237]" office:value-type="float" office:value="2045.6731122948" calcext:value-type="float">
            <text:p>2045.7</text:p>
          </table:table-cell>
          <table:table-cell table:style-name="ce7" table:formula="of:=[.O237]" office:value-type="float" office:value="2045.14310745341" calcext:value-type="float">
            <text:p>2045.1</text:p>
          </table:table-cell>
          <table:table-cell table:style-name="ce7" table:formula="of:=[.P237]" office:value-type="float" office:value="2044.61040004086" calcext:value-type="float">
            <text:p>2044.6</text:p>
          </table:table-cell>
          <table:table-cell table:style-name="ce7" table:formula="of:=[.Q237]" office:value-type="float" office:value="2044.07497627634" calcext:value-type="float">
            <text:p>2044.1</text:p>
          </table:table-cell>
          <table:table-cell table:style-name="ce7" table:formula="of:=[.R237]" office:value-type="float" office:value="2043.53682230878" calcext:value-type="float">
            <text:p>2043.5</text:p>
          </table:table-cell>
          <table:table-cell table:style-name="ce5" table:formula="of:=SUMPRODUCT([.J238:.S238];pot_heat_diffusion)" office:value-type="float" office:value="2045.93167431988" calcext:value-type="float">
            <text:p>2046</text:p>
          </table:table-cell>
          <table:table-cell table:style-name="ce5" table:formula="of:=[.V237]*leakage_out" office:value-type="float" office:value="1478.33698127016" calcext:value-type="float">
            <text:p>1478</text:p>
          </table:table-cell>
          <table:table-cell table:style-name="ce5" table:formula="of:=[.V237]+[.T238]-[.U238]" office:value-type="float" office:value="246957.091571409" calcext:value-type="float">
            <text:p>246957</text:p>
          </table:table-cell>
          <table:table-cell table:style-name="ce12" table:formula="of:= temp_out + [.V238]/pot_water_mass" office:value-type="float" office:value="106.985544002928" calcext:value-type="float">
            <text:p>107.0</text:p>
          </table:table-cell>
          <table:table-cell table:style-name="ce7" table:formula="of:=IF([.G238]&gt;thermagon_temp_max;0;IF([.W2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" table:formula="of:=burner_C_per_s * [.X238]/100 * time_incr" office:value-type="float" office:value="2149.61306964746" calcext:value-type="float">
            <text:p>2150</text:p>
          </table:table-cell>
          <table:table-cell table:style-name="ce3" table:formula="of:=[.B239]" office:value-type="float" office:value="2149.61306964746" calcext:value-type="float">
            <text:p>2150</text:p>
          </table:table-cell>
          <table:table-cell table:style-name="ce3" table:formula="of:=[.C238]" office:value-type="float" office:value="2149.61306964746" calcext:value-type="float">
            <text:p>2150</text:p>
          </table:table-cell>
          <table:table-cell table:style-name="ce5" table:formula="of:=SUMPRODUCT([.B239:.D239];burner_heat_diffusion)" office:value-type="float" office:value="2149.61306964746" calcext:value-type="float">
            <text:p>2150</text:p>
          </table:table-cell>
          <table:table-cell table:formula="of:=[.F238]+[.E239]-[.J238]" office:value-type="float" office:value="48945.7236568495" calcext:value-type="float">
            <text:p>48946</text:p>
          </table:table-cell>
          <table:table-cell table:style-name="ce7" table:formula="of:=temp_out + [.F239] / burner_heat_mass" office:value-type="float" office:value="117.891447313699" calcext:value-type="float">
            <text:p>117.9</text:p>
          </table:table-cell>
          <table:table-cell table:style-name="ce7" table:formula="of:=[.G239]-[.W238]" office:value-type="float" office:value="10.9059033107708" calcext:value-type="float">
            <text:p>10.9</text:p>
          </table:table-cell>
          <table:table-cell table:style-name="ce5" table:formula="of:=thermagon_k * burner_A * [.H239] / thermagon_L" office:value-type="float" office:value="1429.65065148549" calcext:value-type="float">
            <text:p>1430</text:p>
          </table:table-cell>
          <table:table-cell table:style-name="ce5" table:formula="of:=[.I239]/C_per_s_to_W*time_incr" office:value-type="float" office:value="2048.79715030882" calcext:value-type="float">
            <text:p>2049</text:p>
          </table:table-cell>
          <table:table-cell table:style-name="ce7" table:formula="of:=[.J238]" office:value-type="float" office:value="2048.28307538807" calcext:value-type="float">
            <text:p>2048.3</text:p>
          </table:table-cell>
          <table:table-cell table:style-name="ce7" table:formula="of:=[.K238]" office:value-type="float" office:value="2047.76637912513" calcext:value-type="float">
            <text:p>2047.8</text:p>
          </table:table-cell>
          <table:table-cell table:style-name="ce7" table:formula="of:=[.L238]" office:value-type="float" office:value="2047.24704815337" calcext:value-type="float">
            <text:p>2047.2</text:p>
          </table:table-cell>
          <table:table-cell table:style-name="ce7" table:formula="of:=[.M238]" office:value-type="float" office:value="2046.72506903805" calcext:value-type="float">
            <text:p>2046.7</text:p>
          </table:table-cell>
          <table:table-cell table:style-name="ce7" table:formula="of:=[.N238]" office:value-type="float" office:value="2046.2004282759" calcext:value-type="float">
            <text:p>2046.2</text:p>
          </table:table-cell>
          <table:table-cell table:style-name="ce7" table:formula="of:=[.O238]" office:value-type="float" office:value="2045.6731122948" calcext:value-type="float">
            <text:p>2045.7</text:p>
          </table:table-cell>
          <table:table-cell table:style-name="ce7" table:formula="of:=[.P238]" office:value-type="float" office:value="2045.14310745341" calcext:value-type="float">
            <text:p>2045.1</text:p>
          </table:table-cell>
          <table:table-cell table:style-name="ce7" table:formula="of:=[.Q238]" office:value-type="float" office:value="2044.61040004086" calcext:value-type="float">
            <text:p>2044.6</text:p>
          </table:table-cell>
          <table:table-cell table:style-name="ce7" table:formula="of:=[.R238]" office:value-type="float" office:value="2044.07497627634" calcext:value-type="float">
            <text:p>2044.1</text:p>
          </table:table-cell>
          <table:table-cell table:style-name="ce5" table:formula="of:=SUMPRODUCT([.J239:.S239];pot_heat_diffusion)" office:value-type="float" office:value="2046.45767854474" calcext:value-type="float">
            <text:p>2046</text:p>
          </table:table-cell>
          <table:table-cell table:style-name="ce5" table:formula="of:=[.V238]*leakage_out" office:value-type="float" office:value="1481.74254942845" calcext:value-type="float">
            <text:p>1482</text:p>
          </table:table-cell>
          <table:table-cell table:style-name="ce5" table:formula="of:=[.V238]+[.T239]-[.U239]" office:value-type="float" office:value="247521.806700525" calcext:value-type="float">
            <text:p>247522</text:p>
          </table:table-cell>
          <table:table-cell table:style-name="ce12" table:formula="of:= temp_out + [.V239]/pot_water_mass" office:value-type="float" office:value="107.184453264453" calcext:value-type="float">
            <text:p>107.2</text:p>
          </table:table-cell>
          <table:table-cell table:style-name="ce7" table:formula="of:=IF([.G239]&gt;thermagon_temp_max;0;IF([.W2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table:formula="of:=burner_C_per_s * [.X239]/100 * time_incr" office:value-type="float" office:value="2149.61306964746" calcext:value-type="float">
            <text:p>2150</text:p>
          </table:table-cell>
          <table:table-cell table:style-name="ce3" table:formula="of:=[.B240]" office:value-type="float" office:value="2149.61306964746" calcext:value-type="float">
            <text:p>2150</text:p>
          </table:table-cell>
          <table:table-cell table:style-name="ce3" table:formula="of:=[.C239]" office:value-type="float" office:value="2149.61306964746" calcext:value-type="float">
            <text:p>2150</text:p>
          </table:table-cell>
          <table:table-cell table:style-name="ce5" table:formula="of:=SUMPRODUCT([.B240:.D240];burner_heat_diffusion)" office:value-type="float" office:value="2149.61306964746" calcext:value-type="float">
            <text:p>2150</text:p>
          </table:table-cell>
          <table:table-cell table:formula="of:=[.F239]+[.E240]-[.J239]" office:value-type="float" office:value="49046.5395761881" calcext:value-type="float">
            <text:p>49047</text:p>
          </table:table-cell>
          <table:table-cell table:style-name="ce7" table:formula="of:=temp_out + [.F240] / burner_heat_mass" office:value-type="float" office:value="118.093079152376" calcext:value-type="float">
            <text:p>118.1</text:p>
          </table:table-cell>
          <table:table-cell table:style-name="ce7" table:formula="of:=[.G240]-[.W239]" office:value-type="float" office:value="10.9086258879229" calcext:value-type="float">
            <text:p>10.9</text:p>
          </table:table-cell>
          <table:table-cell table:style-name="ce5" table:formula="of:=thermagon_k * burner_A * [.H240] / thermagon_L" office:value-type="float" office:value="1430.0075530725" calcext:value-type="float">
            <text:p>1430</text:p>
          </table:table-cell>
          <table:table-cell table:style-name="ce5" table:formula="of:=[.I240]/C_per_s_to_W*time_incr" office:value-type="float" office:value="2049.30861718615" calcext:value-type="float">
            <text:p>2049</text:p>
          </table:table-cell>
          <table:table-cell table:style-name="ce7" table:formula="of:=[.J239]" office:value-type="float" office:value="2048.79715030882" calcext:value-type="float">
            <text:p>2048.8</text:p>
          </table:table-cell>
          <table:table-cell table:style-name="ce7" table:formula="of:=[.K239]" office:value-type="float" office:value="2048.28307538807" calcext:value-type="float">
            <text:p>2048.3</text:p>
          </table:table-cell>
          <table:table-cell table:style-name="ce7" table:formula="of:=[.L239]" office:value-type="float" office:value="2047.76637912513" calcext:value-type="float">
            <text:p>2047.8</text:p>
          </table:table-cell>
          <table:table-cell table:style-name="ce7" table:formula="of:=[.M239]" office:value-type="float" office:value="2047.24704815337" calcext:value-type="float">
            <text:p>2047.2</text:p>
          </table:table-cell>
          <table:table-cell table:style-name="ce7" table:formula="of:=[.N239]" office:value-type="float" office:value="2046.72506903805" calcext:value-type="float">
            <text:p>2046.7</text:p>
          </table:table-cell>
          <table:table-cell table:style-name="ce7" table:formula="of:=[.O239]" office:value-type="float" office:value="2046.2004282759" calcext:value-type="float">
            <text:p>2046.2</text:p>
          </table:table-cell>
          <table:table-cell table:style-name="ce7" table:formula="of:=[.P239]" office:value-type="float" office:value="2045.6731122948" calcext:value-type="float">
            <text:p>2045.7</text:p>
          </table:table-cell>
          <table:table-cell table:style-name="ce7" table:formula="of:=[.Q239]" office:value-type="float" office:value="2045.14310745341" calcext:value-type="float">
            <text:p>2045.1</text:p>
          </table:table-cell>
          <table:table-cell table:style-name="ce7" table:formula="of:=[.R239]" office:value-type="float" office:value="2044.61040004086" calcext:value-type="float">
            <text:p>2044.6</text:p>
          </table:table-cell>
          <table:table-cell table:style-name="ce5" table:formula="of:=SUMPRODUCT([.J240:.S240];pot_heat_diffusion)" office:value-type="float" office:value="2046.98101420555" calcext:value-type="float">
            <text:p>2047</text:p>
          </table:table-cell>
          <table:table-cell table:style-name="ce5" table:formula="of:=[.V239]*leakage_out" office:value-type="float" office:value="1485.13084020315" calcext:value-type="float">
            <text:p>1485</text:p>
          </table:table-cell>
          <table:table-cell table:style-name="ce5" table:formula="of:=[.V239]+[.T240]-[.U240]" office:value-type="float" office:value="248083.656874528" calcext:value-type="float">
            <text:p>248084</text:p>
          </table:table-cell>
          <table:table-cell table:style-name="ce12" table:formula="of:= temp_out + [.V240]/pot_water_mass" office:value-type="float" office:value="107.382353404606" calcext:value-type="float">
            <text:p>107.4</text:p>
          </table:table-cell>
          <table:table-cell table:style-name="ce7" table:formula="of:=IF([.G240]&gt;thermagon_temp_max;0;IF([.W2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table:formula="of:=burner_C_per_s * [.X240]/100 * time_incr" office:value-type="float" office:value="2149.61306964746" calcext:value-type="float">
            <text:p>2150</text:p>
          </table:table-cell>
          <table:table-cell table:style-name="ce3" table:formula="of:=[.B241]" office:value-type="float" office:value="2149.61306964746" calcext:value-type="float">
            <text:p>2150</text:p>
          </table:table-cell>
          <table:table-cell table:style-name="ce3" table:formula="of:=[.C240]" office:value-type="float" office:value="2149.61306964746" calcext:value-type="float">
            <text:p>2150</text:p>
          </table:table-cell>
          <table:table-cell table:style-name="ce5" table:formula="of:=SUMPRODUCT([.B241:.D241];burner_heat_diffusion)" office:value-type="float" office:value="2149.61306964746" calcext:value-type="float">
            <text:p>2150</text:p>
          </table:table-cell>
          <table:table-cell table:formula="of:=[.F240]+[.E241]-[.J240]" office:value-type="float" office:value="49146.8440286494" calcext:value-type="float">
            <text:p>49147</text:p>
          </table:table-cell>
          <table:table-cell table:style-name="ce7" table:formula="of:=temp_out + [.F241] / burner_heat_mass" office:value-type="float" office:value="118.293688057299" calcext:value-type="float">
            <text:p>118.3</text:p>
          </table:table-cell>
          <table:table-cell table:style-name="ce7" table:formula="of:=[.G241]-[.W240]" office:value-type="float" office:value="10.9113346526927" calcext:value-type="float">
            <text:p>10.9</text:p>
          </table:table-cell>
          <table:table-cell table:style-name="ce5" table:formula="of:=thermagon_k * burner_A * [.H241] / thermagon_L" office:value-type="float" office:value="1430.36264399962" calcext:value-type="float">
            <text:p>1430</text:p>
          </table:table-cell>
          <table:table-cell table:style-name="ce5" table:formula="of:=[.I241]/C_per_s_to_W*time_incr" office:value-type="float" office:value="2049.81748925139" calcext:value-type="float">
            <text:p>2050</text:p>
          </table:table-cell>
          <table:table-cell table:style-name="ce7" table:formula="of:=[.J240]" office:value-type="float" office:value="2049.30861718615" calcext:value-type="float">
            <text:p>2049.3</text:p>
          </table:table-cell>
          <table:table-cell table:style-name="ce7" table:formula="of:=[.K240]" office:value-type="float" office:value="2048.79715030882" calcext:value-type="float">
            <text:p>2048.8</text:p>
          </table:table-cell>
          <table:table-cell table:style-name="ce7" table:formula="of:=[.L240]" office:value-type="float" office:value="2048.28307538807" calcext:value-type="float">
            <text:p>2048.3</text:p>
          </table:table-cell>
          <table:table-cell table:style-name="ce7" table:formula="of:=[.M240]" office:value-type="float" office:value="2047.76637912513" calcext:value-type="float">
            <text:p>2047.8</text:p>
          </table:table-cell>
          <table:table-cell table:style-name="ce7" table:formula="of:=[.N240]" office:value-type="float" office:value="2047.24704815337" calcext:value-type="float">
            <text:p>2047.2</text:p>
          </table:table-cell>
          <table:table-cell table:style-name="ce7" table:formula="of:=[.O240]" office:value-type="float" office:value="2046.72506903805" calcext:value-type="float">
            <text:p>2046.7</text:p>
          </table:table-cell>
          <table:table-cell table:style-name="ce7" table:formula="of:=[.P240]" office:value-type="float" office:value="2046.2004282759" calcext:value-type="float">
            <text:p>2046.2</text:p>
          </table:table-cell>
          <table:table-cell table:style-name="ce7" table:formula="of:=[.Q240]" office:value-type="float" office:value="2045.6731122948" calcext:value-type="float">
            <text:p>2045.7</text:p>
          </table:table-cell>
          <table:table-cell table:style-name="ce7" table:formula="of:=[.R240]" office:value-type="float" office:value="2045.14310745341" calcext:value-type="float">
            <text:p>2045.1</text:p>
          </table:table-cell>
          <table:table-cell table:style-name="ce5" table:formula="of:=SUMPRODUCT([.J241:.S241];pot_heat_diffusion)" office:value-type="float" office:value="2047.50169484066" calcext:value-type="float">
            <text:p>2048</text:p>
          </table:table-cell>
          <table:table-cell table:style-name="ce5" table:formula="of:=[.V240]*leakage_out" office:value-type="float" office:value="1488.50194124717" calcext:value-type="float">
            <text:p>1489</text:p>
          </table:table-cell>
          <table:table-cell table:style-name="ce5" table:formula="of:=[.V240]+[.T241]-[.U241]" office:value-type="float" office:value="248642.656628121" calcext:value-type="float">
            <text:p>248643</text:p>
          </table:table-cell>
          <table:table-cell table:style-name="ce12" table:formula="of:= temp_out + [.V241]/pot_water_mass" office:value-type="float" office:value="107.579249542937" calcext:value-type="float">
            <text:p>107.6</text:p>
          </table:table-cell>
          <table:table-cell table:style-name="ce7" table:formula="of:=IF([.G241]&gt;thermagon_temp_max;0;IF([.W2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" table:formula="of:=burner_C_per_s * [.X241]/100 * time_incr" office:value-type="float" office:value="2149.61306964746" calcext:value-type="float">
            <text:p>2150</text:p>
          </table:table-cell>
          <table:table-cell table:style-name="ce3" table:formula="of:=[.B242]" office:value-type="float" office:value="2149.61306964746" calcext:value-type="float">
            <text:p>2150</text:p>
          </table:table-cell>
          <table:table-cell table:style-name="ce3" table:formula="of:=[.C241]" office:value-type="float" office:value="2149.61306964746" calcext:value-type="float">
            <text:p>2150</text:p>
          </table:table-cell>
          <table:table-cell table:style-name="ce5" table:formula="of:=SUMPRODUCT([.B242:.D242];burner_heat_diffusion)" office:value-type="float" office:value="2149.61306964746" calcext:value-type="float">
            <text:p>2150</text:p>
          </table:table-cell>
          <table:table-cell table:formula="of:=[.F241]+[.E242]-[.J241]" office:value-type="float" office:value="49246.6396090455" calcext:value-type="float">
            <text:p>49247</text:p>
          </table:table-cell>
          <table:table-cell table:style-name="ce7" table:formula="of:=temp_out + [.F242] / burner_heat_mass" office:value-type="float" office:value="118.493279218091" calcext:value-type="float">
            <text:p>118.5</text:p>
          </table:table-cell>
          <table:table-cell table:style-name="ce7" table:formula="of:=[.G242]-[.W241]" office:value-type="float" office:value="10.9140296751539" calcext:value-type="float">
            <text:p>10.9</text:p>
          </table:table-cell>
          <table:table-cell table:style-name="ce5" table:formula="of:=thermagon_k * burner_A * [.H242] / thermagon_L" office:value-type="float" office:value="1430.71593345284" calcext:value-type="float">
            <text:p>1431</text:p>
          </table:table-cell>
          <table:table-cell table:style-name="ce5" table:formula="of:=[.I242]/C_per_s_to_W*time_incr" office:value-type="float" office:value="2050.32377966873" calcext:value-type="float">
            <text:p>2050</text:p>
          </table:table-cell>
          <table:table-cell table:style-name="ce7" table:formula="of:=[.J241]" office:value-type="float" office:value="2049.81748925139" calcext:value-type="float">
            <text:p>2049.8</text:p>
          </table:table-cell>
          <table:table-cell table:style-name="ce7" table:formula="of:=[.K241]" office:value-type="float" office:value="2049.30861718615" calcext:value-type="float">
            <text:p>2049.3</text:p>
          </table:table-cell>
          <table:table-cell table:style-name="ce7" table:formula="of:=[.L241]" office:value-type="float" office:value="2048.79715030882" calcext:value-type="float">
            <text:p>2048.8</text:p>
          </table:table-cell>
          <table:table-cell table:style-name="ce7" table:formula="of:=[.M241]" office:value-type="float" office:value="2048.28307538807" calcext:value-type="float">
            <text:p>2048.3</text:p>
          </table:table-cell>
          <table:table-cell table:style-name="ce7" table:formula="of:=[.N241]" office:value-type="float" office:value="2047.76637912513" calcext:value-type="float">
            <text:p>2047.8</text:p>
          </table:table-cell>
          <table:table-cell table:style-name="ce7" table:formula="of:=[.O241]" office:value-type="float" office:value="2047.24704815337" calcext:value-type="float">
            <text:p>2047.2</text:p>
          </table:table-cell>
          <table:table-cell table:style-name="ce7" table:formula="of:=[.P241]" office:value-type="float" office:value="2046.72506903805" calcext:value-type="float">
            <text:p>2046.7</text:p>
          </table:table-cell>
          <table:table-cell table:style-name="ce7" table:formula="of:=[.Q241]" office:value-type="float" office:value="2046.2004282759" calcext:value-type="float">
            <text:p>2046.2</text:p>
          </table:table-cell>
          <table:table-cell table:style-name="ce7" table:formula="of:=[.R241]" office:value-type="float" office:value="2045.6731122948" calcext:value-type="float">
            <text:p>2045.7</text:p>
          </table:table-cell>
          <table:table-cell table:style-name="ce5" table:formula="of:=SUMPRODUCT([.J242:.S242];pot_heat_diffusion)" office:value-type="float" office:value="2048.01973391976" calcext:value-type="float">
            <text:p>2048</text:p>
          </table:table-cell>
          <table:table-cell table:style-name="ce5" table:formula="of:=[.V241]*leakage_out" office:value-type="float" office:value="1491.85593976873" calcext:value-type="float">
            <text:p>1492</text:p>
          </table:table-cell>
          <table:table-cell table:style-name="ce5" table:formula="of:=[.V241]+[.T242]-[.U242]" office:value-type="float" office:value="249198.820422272" calcext:value-type="float">
            <text:p>249199</text:p>
          </table:table-cell>
          <table:table-cell table:style-name="ce12" table:formula="of:= temp_out + [.V242]/pot_water_mass" office:value-type="float" office:value="107.775146773023" calcext:value-type="float">
            <text:p>107.8</text:p>
          </table:table-cell>
          <table:table-cell table:style-name="ce7" table:formula="of:=IF([.G242]&gt;thermagon_temp_max;0;IF([.W2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table:formula="of:=burner_C_per_s * [.X242]/100 * time_incr" office:value-type="float" office:value="2149.61306964746" calcext:value-type="float">
            <text:p>2150</text:p>
          </table:table-cell>
          <table:table-cell table:style-name="ce3" table:formula="of:=[.B243]" office:value-type="float" office:value="2149.61306964746" calcext:value-type="float">
            <text:p>2150</text:p>
          </table:table-cell>
          <table:table-cell table:style-name="ce3" table:formula="of:=[.C242]" office:value-type="float" office:value="2149.61306964746" calcext:value-type="float">
            <text:p>2150</text:p>
          </table:table-cell>
          <table:table-cell table:style-name="ce5" table:formula="of:=SUMPRODUCT([.B243:.D243];burner_heat_diffusion)" office:value-type="float" office:value="2149.61306964746" calcext:value-type="float">
            <text:p>2150</text:p>
          </table:table-cell>
          <table:table-cell table:formula="of:=[.F242]+[.E243]-[.J242]" office:value-type="float" office:value="49345.9288990242" calcext:value-type="float">
            <text:p>49346</text:p>
          </table:table-cell>
          <table:table-cell table:style-name="ce7" table:formula="of:=temp_out + [.F243] / burner_heat_mass" office:value-type="float" office:value="118.691857798048" calcext:value-type="float">
            <text:p>118.7</text:p>
          </table:table-cell>
          <table:table-cell table:style-name="ce7" table:formula="of:=[.G243]-[.W242]" office:value-type="float" office:value="10.9167110250253" calcext:value-type="float">
            <text:p>10.9</text:p>
          </table:table-cell>
          <table:table-cell table:style-name="ce5" table:formula="of:=thermagon_k * burner_A * [.H243] / thermagon_L" office:value-type="float" office:value="1431.06743057153" calcext:value-type="float">
            <text:p>1431</text:p>
          </table:table-cell>
          <table:table-cell table:style-name="ce5" table:formula="of:=[.I243]/C_per_s_to_W*time_incr" office:value-type="float" office:value="2050.82750153558" calcext:value-type="float">
            <text:p>2051</text:p>
          </table:table-cell>
          <table:table-cell table:style-name="ce7" table:formula="of:=[.J242]" office:value-type="float" office:value="2050.32377966873" calcext:value-type="float">
            <text:p>2050.3</text:p>
          </table:table-cell>
          <table:table-cell table:style-name="ce7" table:formula="of:=[.K242]" office:value-type="float" office:value="2049.81748925139" calcext:value-type="float">
            <text:p>2049.8</text:p>
          </table:table-cell>
          <table:table-cell table:style-name="ce7" table:formula="of:=[.L242]" office:value-type="float" office:value="2049.30861718615" calcext:value-type="float">
            <text:p>2049.3</text:p>
          </table:table-cell>
          <table:table-cell table:style-name="ce7" table:formula="of:=[.M242]" office:value-type="float" office:value="2048.79715030882" calcext:value-type="float">
            <text:p>2048.8</text:p>
          </table:table-cell>
          <table:table-cell table:style-name="ce7" table:formula="of:=[.N242]" office:value-type="float" office:value="2048.28307538807" calcext:value-type="float">
            <text:p>2048.3</text:p>
          </table:table-cell>
          <table:table-cell table:style-name="ce7" table:formula="of:=[.O242]" office:value-type="float" office:value="2047.76637912513" calcext:value-type="float">
            <text:p>2047.8</text:p>
          </table:table-cell>
          <table:table-cell table:style-name="ce7" table:formula="of:=[.P242]" office:value-type="float" office:value="2047.24704815337" calcext:value-type="float">
            <text:p>2047.2</text:p>
          </table:table-cell>
          <table:table-cell table:style-name="ce7" table:formula="of:=[.Q242]" office:value-type="float" office:value="2046.72506903805" calcext:value-type="float">
            <text:p>2046.7</text:p>
          </table:table-cell>
          <table:table-cell table:style-name="ce7" table:formula="of:=[.R242]" office:value-type="float" office:value="2046.2004282759" calcext:value-type="float">
            <text:p>2046.2</text:p>
          </table:table-cell>
          <table:table-cell table:style-name="ce5" table:formula="of:=SUMPRODUCT([.J243:.S243];pot_heat_diffusion)" office:value-type="float" office:value="2048.53514484418" calcext:value-type="float">
            <text:p>2049</text:p>
          </table:table-cell>
          <table:table-cell table:style-name="ce5" table:formula="of:=[.V242]*leakage_out" office:value-type="float" office:value="1495.19292253363" calcext:value-type="float">
            <text:p>1495</text:p>
          </table:table-cell>
          <table:table-cell table:style-name="ce5" table:formula="of:=[.V242]+[.T243]-[.U243]" office:value-type="float" office:value="249752.162644583" calcext:value-type="float">
            <text:p>249752</text:p>
          </table:table-cell>
          <table:table-cell table:style-name="ce12" table:formula="of:= temp_out + [.V243]/pot_water_mass" office:value-type="float" office:value="107.970050162601" calcext:value-type="float">
            <text:p>108.0</text:p>
          </table:table-cell>
          <table:table-cell table:style-name="ce7" table:formula="of:=IF([.G243]&gt;thermagon_temp_max;0;IF([.W2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table:formula="of:=burner_C_per_s * [.X243]/100 * time_incr" office:value-type="float" office:value="2149.61306964746" calcext:value-type="float">
            <text:p>2150</text:p>
          </table:table-cell>
          <table:table-cell table:style-name="ce3" table:formula="of:=[.B244]" office:value-type="float" office:value="2149.61306964746" calcext:value-type="float">
            <text:p>2150</text:p>
          </table:table-cell>
          <table:table-cell table:style-name="ce3" table:formula="of:=[.C243]" office:value-type="float" office:value="2149.61306964746" calcext:value-type="float">
            <text:p>2150</text:p>
          </table:table-cell>
          <table:table-cell table:style-name="ce5" table:formula="of:=SUMPRODUCT([.B244:.D244];burner_heat_diffusion)" office:value-type="float" office:value="2149.61306964746" calcext:value-type="float">
            <text:p>2150</text:p>
          </table:table-cell>
          <table:table-cell table:formula="of:=[.F243]+[.E244]-[.J243]" office:value-type="float" office:value="49444.7144671361" calcext:value-type="float">
            <text:p>49445</text:p>
          </table:table-cell>
          <table:table-cell table:style-name="ce7" table:formula="of:=temp_out + [.F244] / burner_heat_mass" office:value-type="float" office:value="118.889428934272" calcext:value-type="float">
            <text:p>118.9</text:p>
          </table:table-cell>
          <table:table-cell table:style-name="ce7" table:formula="of:=[.G244]-[.W243]" office:value-type="float" office:value="10.9193787716715" calcext:value-type="float">
            <text:p>10.9</text:p>
          </table:table-cell>
          <table:table-cell table:style-name="ce5" table:formula="of:=thermagon_k * burner_A * [.H244] / thermagon_L" office:value-type="float" office:value="1431.4171444487" calcext:value-type="float">
            <text:p>1431</text:p>
          </table:table-cell>
          <table:table-cell table:style-name="ce5" table:formula="of:=[.I244]/C_per_s_to_W*time_incr" office:value-type="float" office:value="2051.32866788291" calcext:value-type="float">
            <text:p>2051</text:p>
          </table:table-cell>
          <table:table-cell table:style-name="ce7" table:formula="of:=[.J243]" office:value-type="float" office:value="2050.82750153558" calcext:value-type="float">
            <text:p>2050.8</text:p>
          </table:table-cell>
          <table:table-cell table:style-name="ce7" table:formula="of:=[.K243]" office:value-type="float" office:value="2050.32377966873" calcext:value-type="float">
            <text:p>2050.3</text:p>
          </table:table-cell>
          <table:table-cell table:style-name="ce7" table:formula="of:=[.L243]" office:value-type="float" office:value="2049.81748925139" calcext:value-type="float">
            <text:p>2049.8</text:p>
          </table:table-cell>
          <table:table-cell table:style-name="ce7" table:formula="of:=[.M243]" office:value-type="float" office:value="2049.30861718615" calcext:value-type="float">
            <text:p>2049.3</text:p>
          </table:table-cell>
          <table:table-cell table:style-name="ce7" table:formula="of:=[.N243]" office:value-type="float" office:value="2048.79715030882" calcext:value-type="float">
            <text:p>2048.8</text:p>
          </table:table-cell>
          <table:table-cell table:style-name="ce7" table:formula="of:=[.O243]" office:value-type="float" office:value="2048.28307538807" calcext:value-type="float">
            <text:p>2048.3</text:p>
          </table:table-cell>
          <table:table-cell table:style-name="ce7" table:formula="of:=[.P243]" office:value-type="float" office:value="2047.76637912513" calcext:value-type="float">
            <text:p>2047.8</text:p>
          </table:table-cell>
          <table:table-cell table:style-name="ce7" table:formula="of:=[.Q243]" office:value-type="float" office:value="2047.24704815337" calcext:value-type="float">
            <text:p>2047.2</text:p>
          </table:table-cell>
          <table:table-cell table:style-name="ce7" table:formula="of:=[.R243]" office:value-type="float" office:value="2046.72506903805" calcext:value-type="float">
            <text:p>2046.7</text:p>
          </table:table-cell>
          <table:table-cell table:style-name="ce5" table:formula="of:=SUMPRODUCT([.J244:.S244];pot_heat_diffusion)" office:value-type="float" office:value="2049.04794094727" calcext:value-type="float">
            <text:p>2049</text:p>
          </table:table-cell>
          <table:table-cell table:style-name="ce5" table:formula="of:=[.V243]*leakage_out" office:value-type="float" office:value="1498.5129758675" calcext:value-type="float">
            <text:p>1499</text:p>
          </table:table-cell>
          <table:table-cell table:style-name="ce5" table:formula="of:=[.V243]+[.T244]-[.U244]" office:value-type="float" office:value="250302.697609663" calcext:value-type="float">
            <text:p>250303</text:p>
          </table:table-cell>
          <table:table-cell table:style-name="ce12" table:formula="of:= temp_out + [.V244]/pot_water_mass" office:value-type="float" office:value="108.163964753696" calcext:value-type="float">
            <text:p>108.2</text:p>
          </table:table-cell>
          <table:table-cell table:style-name="ce7" table:formula="of:=IF([.G244]&gt;thermagon_temp_max;0;IF([.W2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" table:formula="of:=burner_C_per_s * [.X244]/100 * time_incr" office:value-type="float" office:value="2149.61306964746" calcext:value-type="float">
            <text:p>2150</text:p>
          </table:table-cell>
          <table:table-cell table:style-name="ce3" table:formula="of:=[.B245]" office:value-type="float" office:value="2149.61306964746" calcext:value-type="float">
            <text:p>2150</text:p>
          </table:table-cell>
          <table:table-cell table:style-name="ce3" table:formula="of:=[.C244]" office:value-type="float" office:value="2149.61306964746" calcext:value-type="float">
            <text:p>2150</text:p>
          </table:table-cell>
          <table:table-cell table:style-name="ce5" table:formula="of:=SUMPRODUCT([.B245:.D245];burner_heat_diffusion)" office:value-type="float" office:value="2149.61306964746" calcext:value-type="float">
            <text:p>2150</text:p>
          </table:table-cell>
          <table:table-cell table:formula="of:=[.F244]+[.E245]-[.J244]" office:value-type="float" office:value="49542.9988689007" calcext:value-type="float">
            <text:p>49543</text:p>
          </table:table-cell>
          <table:table-cell table:style-name="ce7" table:formula="of:=temp_out + [.F245] / burner_heat_mass" office:value-type="float" office:value="119.085997737801" calcext:value-type="float">
            <text:p>119.1</text:p>
          </table:table-cell>
          <table:table-cell table:style-name="ce7" table:formula="of:=[.G245]-[.W244]" office:value-type="float" office:value="10.9220329841056" calcext:value-type="float">
            <text:p>10.9</text:p>
          </table:table-cell>
          <table:table-cell table:style-name="ce5" table:formula="of:=thermagon_k * burner_A * [.H245] / thermagon_L" office:value-type="float" office:value="1431.76508413121" calcext:value-type="float">
            <text:p>1432</text:p>
          </table:table-cell>
          <table:table-cell table:style-name="ce5" table:formula="of:=[.I245]/C_per_s_to_W*time_incr" office:value-type="float" office:value="2051.82729167557" calcext:value-type="float">
            <text:p>2052</text:p>
          </table:table-cell>
          <table:table-cell table:style-name="ce7" table:formula="of:=[.J244]" office:value-type="float" office:value="2051.32866788291" calcext:value-type="float">
            <text:p>2051.3</text:p>
          </table:table-cell>
          <table:table-cell table:style-name="ce7" table:formula="of:=[.K244]" office:value-type="float" office:value="2050.82750153558" calcext:value-type="float">
            <text:p>2050.8</text:p>
          </table:table-cell>
          <table:table-cell table:style-name="ce7" table:formula="of:=[.L244]" office:value-type="float" office:value="2050.32377966873" calcext:value-type="float">
            <text:p>2050.3</text:p>
          </table:table-cell>
          <table:table-cell table:style-name="ce7" table:formula="of:=[.M244]" office:value-type="float" office:value="2049.81748925139" calcext:value-type="float">
            <text:p>2049.8</text:p>
          </table:table-cell>
          <table:table-cell table:style-name="ce7" table:formula="of:=[.N244]" office:value-type="float" office:value="2049.30861718615" calcext:value-type="float">
            <text:p>2049.3</text:p>
          </table:table-cell>
          <table:table-cell table:style-name="ce7" table:formula="of:=[.O244]" office:value-type="float" office:value="2048.79715030882" calcext:value-type="float">
            <text:p>2048.8</text:p>
          </table:table-cell>
          <table:table-cell table:style-name="ce7" table:formula="of:=[.P244]" office:value-type="float" office:value="2048.28307538807" calcext:value-type="float">
            <text:p>2048.3</text:p>
          </table:table-cell>
          <table:table-cell table:style-name="ce7" table:formula="of:=[.Q244]" office:value-type="float" office:value="2047.76637912513" calcext:value-type="float">
            <text:p>2047.8</text:p>
          </table:table-cell>
          <table:table-cell table:style-name="ce7" table:formula="of:=[.R244]" office:value-type="float" office:value="2047.24704815337" calcext:value-type="float">
            <text:p>2047.2</text:p>
          </table:table-cell>
          <table:table-cell table:style-name="ce5" table:formula="of:=SUMPRODUCT([.J245:.S245];pot_heat_diffusion)" office:value-type="float" office:value="2049.55813549474" calcext:value-type="float">
            <text:p>2050</text:p>
          </table:table-cell>
          <table:table-cell table:style-name="ce5" table:formula="of:=[.V244]*leakage_out" office:value-type="float" office:value="1501.81618565798" calcext:value-type="float">
            <text:p>1502</text:p>
          </table:table-cell>
          <table:table-cell table:style-name="ce5" table:formula="of:=[.V244]+[.T245]-[.U245]" office:value-type="float" office:value="250850.439559499" calcext:value-type="float">
            <text:p>250850</text:p>
          </table:table-cell>
          <table:table-cell table:style-name="ce12" table:formula="of:= temp_out + [.V245]/pot_water_mass" office:value-type="float" office:value="108.356895562755" calcext:value-type="float">
            <text:p>108.4</text:p>
          </table:table-cell>
          <table:table-cell table:style-name="ce7" table:formula="of:=IF([.G245]&gt;thermagon_temp_max;0;IF([.W2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" table:formula="of:=burner_C_per_s * [.X245]/100 * time_incr" office:value-type="float" office:value="2149.61306964746" calcext:value-type="float">
            <text:p>2150</text:p>
          </table:table-cell>
          <table:table-cell table:style-name="ce3" table:formula="of:=[.B246]" office:value-type="float" office:value="2149.61306964746" calcext:value-type="float">
            <text:p>2150</text:p>
          </table:table-cell>
          <table:table-cell table:style-name="ce3" table:formula="of:=[.C245]" office:value-type="float" office:value="2149.61306964746" calcext:value-type="float">
            <text:p>2150</text:p>
          </table:table-cell>
          <table:table-cell table:style-name="ce5" table:formula="of:=SUMPRODUCT([.B246:.D246];burner_heat_diffusion)" office:value-type="float" office:value="2149.61306964746" calcext:value-type="float">
            <text:p>2150</text:p>
          </table:table-cell>
          <table:table-cell table:formula="of:=[.F245]+[.E246]-[.J245]" office:value-type="float" office:value="49640.7846468726" calcext:value-type="float">
            <text:p>49641</text:p>
          </table:table-cell>
          <table:table-cell table:style-name="ce7" table:formula="of:=temp_out + [.F246] / burner_heat_mass" office:value-type="float" office:value="119.281569293745" calcext:value-type="float">
            <text:p>119.3</text:p>
          </table:table-cell>
          <table:table-cell table:style-name="ce7" table:formula="of:=[.G246]-[.W245]" office:value-type="float" office:value="10.9246737309902" calcext:value-type="float">
            <text:p>10.9</text:p>
          </table:table-cell>
          <table:table-cell table:style-name="ce5" table:formula="of:=thermagon_k * burner_A * [.H246] / thermagon_L" office:value-type="float" office:value="1432.11125862006" calcext:value-type="float">
            <text:p>1432</text:p>
          </table:table-cell>
          <table:table-cell table:style-name="ce5" table:formula="of:=[.I246]/C_per_s_to_W*time_incr" office:value-type="float" office:value="2052.32338581263" calcext:value-type="float">
            <text:p>2052</text:p>
          </table:table-cell>
          <table:table-cell table:style-name="ce7" table:formula="of:=[.J245]" office:value-type="float" office:value="2051.82729167557" calcext:value-type="float">
            <text:p>2051.8</text:p>
          </table:table-cell>
          <table:table-cell table:style-name="ce7" table:formula="of:=[.K245]" office:value-type="float" office:value="2051.32866788291" calcext:value-type="float">
            <text:p>2051.3</text:p>
          </table:table-cell>
          <table:table-cell table:style-name="ce7" table:formula="of:=[.L245]" office:value-type="float" office:value="2050.82750153558" calcext:value-type="float">
            <text:p>2050.8</text:p>
          </table:table-cell>
          <table:table-cell table:style-name="ce7" table:formula="of:=[.M245]" office:value-type="float" office:value="2050.32377966873" calcext:value-type="float">
            <text:p>2050.3</text:p>
          </table:table-cell>
          <table:table-cell table:style-name="ce7" table:formula="of:=[.N245]" office:value-type="float" office:value="2049.81748925139" calcext:value-type="float">
            <text:p>2049.8</text:p>
          </table:table-cell>
          <table:table-cell table:style-name="ce7" table:formula="of:=[.O245]" office:value-type="float" office:value="2049.30861718615" calcext:value-type="float">
            <text:p>2049.3</text:p>
          </table:table-cell>
          <table:table-cell table:style-name="ce7" table:formula="of:=[.P245]" office:value-type="float" office:value="2048.79715030882" calcext:value-type="float">
            <text:p>2048.8</text:p>
          </table:table-cell>
          <table:table-cell table:style-name="ce7" table:formula="of:=[.Q245]" office:value-type="float" office:value="2048.28307538807" calcext:value-type="float">
            <text:p>2048.3</text:p>
          </table:table-cell>
          <table:table-cell table:style-name="ce7" table:formula="of:=[.R245]" office:value-type="float" office:value="2047.76637912513" calcext:value-type="float">
            <text:p>2047.8</text:p>
          </table:table-cell>
          <table:table-cell table:style-name="ce5" table:formula="of:=SUMPRODUCT([.J246:.S246];pot_heat_diffusion)" office:value-type="float" office:value="2050.06574168499" calcext:value-type="float">
            <text:p>2050</text:p>
          </table:table-cell>
          <table:table-cell table:style-name="ce5" table:formula="of:=[.V245]*leakage_out" office:value-type="float" office:value="1505.102637357" calcext:value-type="float">
            <text:p>1505</text:p>
          </table:table-cell>
          <table:table-cell table:style-name="ce5" table:formula="of:=[.V245]+[.T246]-[.U246]" office:value-type="float" office:value="251395.402663827" calcext:value-type="float">
            <text:p>251395</text:p>
          </table:table-cell>
          <table:table-cell table:style-name="ce12" table:formula="of:= temp_out + [.V246]/pot_water_mass" office:value-type="float" office:value="108.548847580775" calcext:value-type="float">
            <text:p>108.5</text:p>
          </table:table-cell>
          <table:table-cell table:style-name="ce7" table:formula="of:=IF([.G246]&gt;thermagon_temp_max;0;IF([.W2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table:formula="of:=burner_C_per_s * [.X246]/100 * time_incr" office:value-type="float" office:value="2149.61306964746" calcext:value-type="float">
            <text:p>2150</text:p>
          </table:table-cell>
          <table:table-cell table:style-name="ce3" table:formula="of:=[.B247]" office:value-type="float" office:value="2149.61306964746" calcext:value-type="float">
            <text:p>2150</text:p>
          </table:table-cell>
          <table:table-cell table:style-name="ce3" table:formula="of:=[.C246]" office:value-type="float" office:value="2149.61306964746" calcext:value-type="float">
            <text:p>2150</text:p>
          </table:table-cell>
          <table:table-cell table:style-name="ce5" table:formula="of:=SUMPRODUCT([.B247:.D247];burner_heat_diffusion)" office:value-type="float" office:value="2149.61306964746" calcext:value-type="float">
            <text:p>2150</text:p>
          </table:table-cell>
          <table:table-cell table:formula="of:=[.F246]+[.E247]-[.J246]" office:value-type="float" office:value="49738.0743307074" calcext:value-type="float">
            <text:p>49738</text:p>
          </table:table-cell>
          <table:table-cell table:style-name="ce7" table:formula="of:=temp_out + [.F247] / burner_heat_mass" office:value-type="float" office:value="119.476148661415" calcext:value-type="float">
            <text:p>119.5</text:p>
          </table:table-cell>
          <table:table-cell table:style-name="ce7" table:formula="of:=[.G247]-[.W246]" office:value-type="float" office:value="10.9273010806398" calcext:value-type="float">
            <text:p>10.9</text:p>
          </table:table-cell>
          <table:table-cell table:style-name="ce5" table:formula="of:=thermagon_k * burner_A * [.H247] / thermagon_L" office:value-type="float" office:value="1432.45567687054" calcext:value-type="float">
            <text:p>1432</text:p>
          </table:table-cell>
          <table:table-cell table:style-name="ce5" table:formula="of:=[.I247]/C_per_s_to_W*time_incr" office:value-type="float" office:value="2052.81696312775" calcext:value-type="float">
            <text:p>2053</text:p>
          </table:table-cell>
          <table:table-cell table:style-name="ce7" table:formula="of:=[.J246]" office:value-type="float" office:value="2052.32338581263" calcext:value-type="float">
            <text:p>2052.3</text:p>
          </table:table-cell>
          <table:table-cell table:style-name="ce7" table:formula="of:=[.K246]" office:value-type="float" office:value="2051.82729167557" calcext:value-type="float">
            <text:p>2051.8</text:p>
          </table:table-cell>
          <table:table-cell table:style-name="ce7" table:formula="of:=[.L246]" office:value-type="float" office:value="2051.32866788291" calcext:value-type="float">
            <text:p>2051.3</text:p>
          </table:table-cell>
          <table:table-cell table:style-name="ce7" table:formula="of:=[.M246]" office:value-type="float" office:value="2050.82750153558" calcext:value-type="float">
            <text:p>2050.8</text:p>
          </table:table-cell>
          <table:table-cell table:style-name="ce7" table:formula="of:=[.N246]" office:value-type="float" office:value="2050.32377966873" calcext:value-type="float">
            <text:p>2050.3</text:p>
          </table:table-cell>
          <table:table-cell table:style-name="ce7" table:formula="of:=[.O246]" office:value-type="float" office:value="2049.81748925139" calcext:value-type="float">
            <text:p>2049.8</text:p>
          </table:table-cell>
          <table:table-cell table:style-name="ce7" table:formula="of:=[.P246]" office:value-type="float" office:value="2049.30861718615" calcext:value-type="float">
            <text:p>2049.3</text:p>
          </table:table-cell>
          <table:table-cell table:style-name="ce7" table:formula="of:=[.Q246]" office:value-type="float" office:value="2048.79715030882" calcext:value-type="float">
            <text:p>2048.8</text:p>
          </table:table-cell>
          <table:table-cell table:style-name="ce7" table:formula="of:=[.R246]" office:value-type="float" office:value="2048.28307538807" calcext:value-type="float">
            <text:p>2048.3</text:p>
          </table:table-cell>
          <table:table-cell table:style-name="ce5" table:formula="of:=SUMPRODUCT([.J247:.S247];pot_heat_diffusion)" office:value-type="float" office:value="2050.57077264948" calcext:value-type="float">
            <text:p>2051</text:p>
          </table:table-cell>
          <table:table-cell table:style-name="ce5" table:formula="of:=[.V246]*leakage_out" office:value-type="float" office:value="1508.37241598296" calcext:value-type="float">
            <text:p>1508</text:p>
          </table:table-cell>
          <table:table-cell table:style-name="ce5" table:formula="of:=[.V246]+[.T247]-[.U247]" office:value-type="float" office:value="251937.601020494" calcext:value-type="float">
            <text:p>251938</text:p>
          </table:table-cell>
          <table:table-cell table:style-name="ce12" table:formula="of:= temp_out + [.V247]/pot_water_mass" office:value-type="float" office:value="108.739825773432" calcext:value-type="float">
            <text:p>108.7</text:p>
          </table:table-cell>
          <table:table-cell table:style-name="ce7" table:formula="of:=IF([.G247]&gt;thermagon_temp_max;0;IF([.W2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" table:formula="of:=burner_C_per_s * [.X247]/100 * time_incr" office:value-type="float" office:value="2149.61306964746" calcext:value-type="float">
            <text:p>2150</text:p>
          </table:table-cell>
          <table:table-cell table:style-name="ce3" table:formula="of:=[.B248]" office:value-type="float" office:value="2149.61306964746" calcext:value-type="float">
            <text:p>2150</text:p>
          </table:table-cell>
          <table:table-cell table:style-name="ce3" table:formula="of:=[.C247]" office:value-type="float" office:value="2149.61306964746" calcext:value-type="float">
            <text:p>2150</text:p>
          </table:table-cell>
          <table:table-cell table:style-name="ce5" table:formula="of:=SUMPRODUCT([.B248:.D248];burner_heat_diffusion)" office:value-type="float" office:value="2149.61306964746" calcext:value-type="float">
            <text:p>2150</text:p>
          </table:table-cell>
          <table:table-cell table:formula="of:=[.F247]+[.E248]-[.J247]" office:value-type="float" office:value="49834.8704372271" calcext:value-type="float">
            <text:p>49835</text:p>
          </table:table-cell>
          <table:table-cell table:style-name="ce7" table:formula="of:=temp_out + [.F248] / burner_heat_mass" office:value-type="float" office:value="119.669740874454" calcext:value-type="float">
            <text:p>119.7</text:p>
          </table:table-cell>
          <table:table-cell table:style-name="ce7" table:formula="of:=[.G248]-[.W247]" office:value-type="float" office:value="10.9299151010223" calcext:value-type="float">
            <text:p>10.9</text:p>
          </table:table-cell>
          <table:table-cell table:style-name="ce5" table:formula="of:=thermagon_k * burner_A * [.H248] / thermagon_L" office:value-type="float" office:value="1432.79834779255" calcext:value-type="float">
            <text:p>1433</text:p>
          </table:table-cell>
          <table:table-cell table:style-name="ce5" table:formula="of:=[.I248]/C_per_s_to_W*time_incr" office:value-type="float" office:value="2053.30803638943" calcext:value-type="float">
            <text:p>2053</text:p>
          </table:table-cell>
          <table:table-cell table:style-name="ce7" table:formula="of:=[.J247]" office:value-type="float" office:value="2052.81696312775" calcext:value-type="float">
            <text:p>2052.8</text:p>
          </table:table-cell>
          <table:table-cell table:style-name="ce7" table:formula="of:=[.K247]" office:value-type="float" office:value="2052.32338581263" calcext:value-type="float">
            <text:p>2052.3</text:p>
          </table:table-cell>
          <table:table-cell table:style-name="ce7" table:formula="of:=[.L247]" office:value-type="float" office:value="2051.82729167557" calcext:value-type="float">
            <text:p>2051.8</text:p>
          </table:table-cell>
          <table:table-cell table:style-name="ce7" table:formula="of:=[.M247]" office:value-type="float" office:value="2051.32866788291" calcext:value-type="float">
            <text:p>2051.3</text:p>
          </table:table-cell>
          <table:table-cell table:style-name="ce7" table:formula="of:=[.N247]" office:value-type="float" office:value="2050.82750153558" calcext:value-type="float">
            <text:p>2050.8</text:p>
          </table:table-cell>
          <table:table-cell table:style-name="ce7" table:formula="of:=[.O247]" office:value-type="float" office:value="2050.32377966873" calcext:value-type="float">
            <text:p>2050.3</text:p>
          </table:table-cell>
          <table:table-cell table:style-name="ce7" table:formula="of:=[.P247]" office:value-type="float" office:value="2049.81748925139" calcext:value-type="float">
            <text:p>2049.8</text:p>
          </table:table-cell>
          <table:table-cell table:style-name="ce7" table:formula="of:=[.Q247]" office:value-type="float" office:value="2049.30861718615" calcext:value-type="float">
            <text:p>2049.3</text:p>
          </table:table-cell>
          <table:table-cell table:style-name="ce7" table:formula="of:=[.R247]" office:value-type="float" office:value="2048.79715030882" calcext:value-type="float">
            <text:p>2048.8</text:p>
          </table:table-cell>
          <table:table-cell table:style-name="ce5" table:formula="of:=SUMPRODUCT([.J248:.S248];pot_heat_diffusion)" office:value-type="float" office:value="2051.07324145304" calcext:value-type="float">
            <text:p>2051</text:p>
          </table:table-cell>
          <table:table-cell table:style-name="ce5" table:formula="of:=[.V247]*leakage_out" office:value-type="float" office:value="1511.62560612296" calcext:value-type="float">
            <text:p>1512</text:p>
          </table:table-cell>
          <table:table-cell table:style-name="ce5" table:formula="of:=[.V247]+[.T248]-[.U248]" office:value-type="float" office:value="252477.048655824" calcext:value-type="float">
            <text:p>252477</text:p>
          </table:table-cell>
          <table:table-cell table:style-name="ce12" table:formula="of:= temp_out + [.V248]/pot_water_mass" office:value-type="float" office:value="108.92983508121" calcext:value-type="float">
            <text:p>108.9</text:p>
          </table:table-cell>
          <table:table-cell table:style-name="ce7" table:formula="of:=IF([.G248]&gt;thermagon_temp_max;0;IF([.W2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" table:formula="of:=burner_C_per_s * [.X248]/100 * time_incr" office:value-type="float" office:value="2149.61306964746" calcext:value-type="float">
            <text:p>2150</text:p>
          </table:table-cell>
          <table:table-cell table:style-name="ce3" table:formula="of:=[.B249]" office:value-type="float" office:value="2149.61306964746" calcext:value-type="float">
            <text:p>2150</text:p>
          </table:table-cell>
          <table:table-cell table:style-name="ce3" table:formula="of:=[.C248]" office:value-type="float" office:value="2149.61306964746" calcext:value-type="float">
            <text:p>2150</text:p>
          </table:table-cell>
          <table:table-cell table:style-name="ce5" table:formula="of:=SUMPRODUCT([.B249:.D249];burner_heat_diffusion)" office:value-type="float" office:value="2149.61306964746" calcext:value-type="float">
            <text:p>2150</text:p>
          </table:table-cell>
          <table:table-cell table:formula="of:=[.F248]+[.E249]-[.J248]" office:value-type="float" office:value="49931.1754704851" calcext:value-type="float">
            <text:p>49931</text:p>
          </table:table-cell>
          <table:table-cell table:style-name="ce7" table:formula="of:=temp_out + [.F249] / burner_heat_mass" office:value-type="float" office:value="119.86235094097" calcext:value-type="float">
            <text:p>119.9</text:p>
          </table:table-cell>
          <table:table-cell table:style-name="ce7" table:formula="of:=[.G249]-[.W248]" office:value-type="float" office:value="10.9325158597606" calcext:value-type="float">
            <text:p>10.9</text:p>
          </table:table-cell>
          <table:table-cell table:style-name="ce5" table:formula="of:=thermagon_k * burner_A * [.H249] / thermagon_L" office:value-type="float" office:value="1433.13928025075" calcext:value-type="float">
            <text:p>1433</text:p>
          </table:table-cell>
          <table:table-cell table:style-name="ce5" table:formula="of:=[.I249]/C_per_s_to_W*time_incr" office:value-type="float" office:value="2053.79661830144" calcext:value-type="float">
            <text:p>2054</text:p>
          </table:table-cell>
          <table:table-cell table:style-name="ce7" table:formula="of:=[.J248]" office:value-type="float" office:value="2053.30803638943" calcext:value-type="float">
            <text:p>2053.3</text:p>
          </table:table-cell>
          <table:table-cell table:style-name="ce7" table:formula="of:=[.K248]" office:value-type="float" office:value="2052.81696312775" calcext:value-type="float">
            <text:p>2052.8</text:p>
          </table:table-cell>
          <table:table-cell table:style-name="ce7" table:formula="of:=[.L248]" office:value-type="float" office:value="2052.32338581263" calcext:value-type="float">
            <text:p>2052.3</text:p>
          </table:table-cell>
          <table:table-cell table:style-name="ce7" table:formula="of:=[.M248]" office:value-type="float" office:value="2051.82729167557" calcext:value-type="float">
            <text:p>2051.8</text:p>
          </table:table-cell>
          <table:table-cell table:style-name="ce7" table:formula="of:=[.N248]" office:value-type="float" office:value="2051.32866788291" calcext:value-type="float">
            <text:p>2051.3</text:p>
          </table:table-cell>
          <table:table-cell table:style-name="ce7" table:formula="of:=[.O248]" office:value-type="float" office:value="2050.82750153558" calcext:value-type="float">
            <text:p>2050.8</text:p>
          </table:table-cell>
          <table:table-cell table:style-name="ce7" table:formula="of:=[.P248]" office:value-type="float" office:value="2050.32377966873" calcext:value-type="float">
            <text:p>2050.3</text:p>
          </table:table-cell>
          <table:table-cell table:style-name="ce7" table:formula="of:=[.Q248]" office:value-type="float" office:value="2049.81748925139" calcext:value-type="float">
            <text:p>2049.8</text:p>
          </table:table-cell>
          <table:table-cell table:style-name="ce7" table:formula="of:=[.R248]" office:value-type="float" office:value="2049.30861718615" calcext:value-type="float">
            <text:p>2049.3</text:p>
          </table:table-cell>
          <table:table-cell table:style-name="ce5" table:formula="of:=SUMPRODUCT([.J249:.S249];pot_heat_diffusion)" office:value-type="float" office:value="2051.5731610942" calcext:value-type="float">
            <text:p>2052</text:p>
          </table:table-cell>
          <table:table-cell table:style-name="ce5" table:formula="of:=[.V248]*leakage_out" office:value-type="float" office:value="1514.86229193494" calcext:value-type="float">
            <text:p>1515</text:p>
          </table:table-cell>
          <table:table-cell table:style-name="ce5" table:formula="of:=[.V248]+[.T249]-[.U249]" office:value-type="float" office:value="253013.759524983" calcext:value-type="float">
            <text:p>253014</text:p>
          </table:table-cell>
          <table:table-cell table:style-name="ce12" table:formula="of:= temp_out + [.V249]/pot_water_mass" office:value-type="float" office:value="109.118880419527" calcext:value-type="float">
            <text:p>109.1</text:p>
          </table:table-cell>
          <table:table-cell table:style-name="ce7" table:formula="of:=IF([.G249]&gt;thermagon_temp_max;0;IF([.W2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" table:formula="of:=burner_C_per_s * [.X249]/100 * time_incr" office:value-type="float" office:value="2149.61306964746" calcext:value-type="float">
            <text:p>2150</text:p>
          </table:table-cell>
          <table:table-cell table:style-name="ce3" table:formula="of:=[.B250]" office:value-type="float" office:value="2149.61306964746" calcext:value-type="float">
            <text:p>2150</text:p>
          </table:table-cell>
          <table:table-cell table:style-name="ce3" table:formula="of:=[.C249]" office:value-type="float" office:value="2149.61306964746" calcext:value-type="float">
            <text:p>2150</text:p>
          </table:table-cell>
          <table:table-cell table:style-name="ce5" table:formula="of:=SUMPRODUCT([.B250:.D250];burner_heat_diffusion)" office:value-type="float" office:value="2149.61306964746" calcext:value-type="float">
            <text:p>2150</text:p>
          </table:table-cell>
          <table:table-cell table:formula="of:=[.F249]+[.E250]-[.J249]" office:value-type="float" office:value="50026.9919218312" calcext:value-type="float">
            <text:p>50027</text:p>
          </table:table-cell>
          <table:table-cell table:style-name="ce7" table:formula="of:=temp_out + [.F250] / burner_heat_mass" office:value-type="float" office:value="120.053983843662" calcext:value-type="float">
            <text:p>120.1</text:p>
          </table:table-cell>
          <table:table-cell table:style-name="ce7" table:formula="of:=[.G250]-[.W249]" office:value-type="float" office:value="10.9351034241348" calcext:value-type="float">
            <text:p>10.9</text:p>
          </table:table-cell>
          <table:table-cell table:style-name="ce5" table:formula="of:=thermagon_k * burner_A * [.H250] / thermagon_L" office:value-type="float" office:value="1433.47848306485" calcext:value-type="float">
            <text:p>1433</text:p>
          </table:table-cell>
          <table:table-cell table:style-name="ce5" table:formula="of:=[.I250]/C_per_s_to_W*time_incr" office:value-type="float" office:value="2054.28272150308" calcext:value-type="float">
            <text:p>2054</text:p>
          </table:table-cell>
          <table:table-cell table:style-name="ce7" table:formula="of:=[.J249]" office:value-type="float" office:value="2053.79661830144" calcext:value-type="float">
            <text:p>2053.8</text:p>
          </table:table-cell>
          <table:table-cell table:style-name="ce7" table:formula="of:=[.K249]" office:value-type="float" office:value="2053.30803638943" calcext:value-type="float">
            <text:p>2053.3</text:p>
          </table:table-cell>
          <table:table-cell table:style-name="ce7" table:formula="of:=[.L249]" office:value-type="float" office:value="2052.81696312775" calcext:value-type="float">
            <text:p>2052.8</text:p>
          </table:table-cell>
          <table:table-cell table:style-name="ce7" table:formula="of:=[.M249]" office:value-type="float" office:value="2052.32338581263" calcext:value-type="float">
            <text:p>2052.3</text:p>
          </table:table-cell>
          <table:table-cell table:style-name="ce7" table:formula="of:=[.N249]" office:value-type="float" office:value="2051.82729167557" calcext:value-type="float">
            <text:p>2051.8</text:p>
          </table:table-cell>
          <table:table-cell table:style-name="ce7" table:formula="of:=[.O249]" office:value-type="float" office:value="2051.32866788291" calcext:value-type="float">
            <text:p>2051.3</text:p>
          </table:table-cell>
          <table:table-cell table:style-name="ce7" table:formula="of:=[.P249]" office:value-type="float" office:value="2050.82750153558" calcext:value-type="float">
            <text:p>2050.8</text:p>
          </table:table-cell>
          <table:table-cell table:style-name="ce7" table:formula="of:=[.Q249]" office:value-type="float" office:value="2050.32377966873" calcext:value-type="float">
            <text:p>2050.3</text:p>
          </table:table-cell>
          <table:table-cell table:style-name="ce7" table:formula="of:=[.R249]" office:value-type="float" office:value="2049.81748925139" calcext:value-type="float">
            <text:p>2049.8</text:p>
          </table:table-cell>
          <table:table-cell table:style-name="ce5" table:formula="of:=SUMPRODUCT([.J250:.S250];pot_heat_diffusion)" office:value-type="float" office:value="2052.07054450557" calcext:value-type="float">
            <text:p>2052</text:p>
          </table:table-cell>
          <table:table-cell table:style-name="ce5" table:formula="of:=[.V249]*leakage_out" office:value-type="float" office:value="1518.0825571499" calcext:value-type="float">
            <text:p>1518</text:p>
          </table:table-cell>
          <table:table-cell table:style-name="ce5" table:formula="of:=[.V249]+[.T250]-[.U250]" office:value-type="float" office:value="253547.747512339" calcext:value-type="float">
            <text:p>253548</text:p>
          </table:table-cell>
          <table:table-cell table:style-name="ce12" table:formula="of:= temp_out + [.V250]/pot_water_mass" office:value-type="float" office:value="109.306966678868" calcext:value-type="float">
            <text:p>109.3</text:p>
          </table:table-cell>
          <table:table-cell table:style-name="ce7" table:formula="of:=IF([.G250]&gt;thermagon_temp_max;0;IF([.W2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table:formula="of:=burner_C_per_s * [.X250]/100 * time_incr" office:value-type="float" office:value="2149.61306964746" calcext:value-type="float">
            <text:p>2150</text:p>
          </table:table-cell>
          <table:table-cell table:style-name="ce3" table:formula="of:=[.B251]" office:value-type="float" office:value="2149.61306964746" calcext:value-type="float">
            <text:p>2150</text:p>
          </table:table-cell>
          <table:table-cell table:style-name="ce3" table:formula="of:=[.C250]" office:value-type="float" office:value="2149.61306964746" calcext:value-type="float">
            <text:p>2150</text:p>
          </table:table-cell>
          <table:table-cell table:style-name="ce5" table:formula="of:=SUMPRODUCT([.B251:.D251];burner_heat_diffusion)" office:value-type="float" office:value="2149.61306964746" calcext:value-type="float">
            <text:p>2150</text:p>
          </table:table-cell>
          <table:table-cell table:formula="of:=[.F250]+[.E251]-[.J250]" office:value-type="float" office:value="50122.3222699755" calcext:value-type="float">
            <text:p>50122</text:p>
          </table:table-cell>
          <table:table-cell table:style-name="ce7" table:formula="of:=temp_out + [.F251] / burner_heat_mass" office:value-type="float" office:value="120.244644539951" calcext:value-type="float">
            <text:p>120.2</text:p>
          </table:table-cell>
          <table:table-cell table:style-name="ce7" table:formula="of:=[.G251]-[.W250]" office:value-type="float" office:value="10.9376778610836" calcext:value-type="float">
            <text:p>10.9</text:p>
          </table:table-cell>
          <table:table-cell table:style-name="ce5" table:formula="of:=thermagon_k * burner_A * [.H251] / thermagon_L" office:value-type="float" office:value="1433.81596500982" calcext:value-type="float">
            <text:p>1434</text:p>
          </table:table-cell>
          <table:table-cell table:style-name="ce5" table:formula="of:=[.I251]/C_per_s_to_W*time_incr" office:value-type="float" office:value="2054.76635856953" calcext:value-type="float">
            <text:p>2055</text:p>
          </table:table-cell>
          <table:table-cell table:style-name="ce7" table:formula="of:=[.J250]" office:value-type="float" office:value="2054.28272150308" calcext:value-type="float">
            <text:p>2054.3</text:p>
          </table:table-cell>
          <table:table-cell table:style-name="ce7" table:formula="of:=[.K250]" office:value-type="float" office:value="2053.79661830144" calcext:value-type="float">
            <text:p>2053.8</text:p>
          </table:table-cell>
          <table:table-cell table:style-name="ce7" table:formula="of:=[.L250]" office:value-type="float" office:value="2053.30803638943" calcext:value-type="float">
            <text:p>2053.3</text:p>
          </table:table-cell>
          <table:table-cell table:style-name="ce7" table:formula="of:=[.M250]" office:value-type="float" office:value="2052.81696312775" calcext:value-type="float">
            <text:p>2052.8</text:p>
          </table:table-cell>
          <table:table-cell table:style-name="ce7" table:formula="of:=[.N250]" office:value-type="float" office:value="2052.32338581263" calcext:value-type="float">
            <text:p>2052.3</text:p>
          </table:table-cell>
          <table:table-cell table:style-name="ce7" table:formula="of:=[.O250]" office:value-type="float" office:value="2051.82729167557" calcext:value-type="float">
            <text:p>2051.8</text:p>
          </table:table-cell>
          <table:table-cell table:style-name="ce7" table:formula="of:=[.P250]" office:value-type="float" office:value="2051.32866788291" calcext:value-type="float">
            <text:p>2051.3</text:p>
          </table:table-cell>
          <table:table-cell table:style-name="ce7" table:formula="of:=[.Q250]" office:value-type="float" office:value="2050.82750153558" calcext:value-type="float">
            <text:p>2050.8</text:p>
          </table:table-cell>
          <table:table-cell table:style-name="ce7" table:formula="of:=[.R250]" office:value-type="float" office:value="2050.32377966873" calcext:value-type="float">
            <text:p>2050.3</text:p>
          </table:table-cell>
          <table:table-cell table:style-name="ce5" table:formula="of:=SUMPRODUCT([.J251:.S251];pot_heat_diffusion)" office:value-type="float" office:value="2052.56540455415" calcext:value-type="float">
            <text:p>2053</text:p>
          </table:table-cell>
          <table:table-cell table:style-name="ce5" table:formula="of:=[.V250]*leakage_out" office:value-type="float" office:value="1521.28648507403" calcext:value-type="float">
            <text:p>1521</text:p>
          </table:table-cell>
          <table:table-cell table:style-name="ce5" table:formula="of:=[.V250]+[.T251]-[.U251]" office:value-type="float" office:value="254079.026431819" calcext:value-type="float">
            <text:p>254079</text:p>
          </table:table-cell>
          <table:table-cell table:style-name="ce12" table:formula="of:= temp_out + [.V251]/pot_water_mass" office:value-type="float" office:value="109.494098724901" calcext:value-type="float">
            <text:p>109.5</text:p>
          </table:table-cell>
          <table:table-cell table:style-name="ce7" table:formula="of:=IF([.G251]&gt;thermagon_temp_max;0;IF([.W2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3" table:formula="of:=burner_C_per_s * [.X251]/100 * time_incr" office:value-type="float" office:value="2149.61306964746" calcext:value-type="float">
            <text:p>2150</text:p>
          </table:table-cell>
          <table:table-cell table:style-name="ce3" table:formula="of:=[.B252]" office:value-type="float" office:value="2149.61306964746" calcext:value-type="float">
            <text:p>2150</text:p>
          </table:table-cell>
          <table:table-cell table:style-name="ce3" table:formula="of:=[.C251]" office:value-type="float" office:value="2149.61306964746" calcext:value-type="float">
            <text:p>2150</text:p>
          </table:table-cell>
          <table:table-cell table:style-name="ce5" table:formula="of:=SUMPRODUCT([.B252:.D252];burner_heat_diffusion)" office:value-type="float" office:value="2149.61306964746" calcext:value-type="float">
            <text:p>2150</text:p>
          </table:table-cell>
          <table:table-cell table:formula="of:=[.F251]+[.E252]-[.J251]" office:value-type="float" office:value="50217.1689810535" calcext:value-type="float">
            <text:p>50217</text:p>
          </table:table-cell>
          <table:table-cell table:style-name="ce7" table:formula="of:=temp_out + [.F252] / burner_heat_mass" office:value-type="float" office:value="120.434337962107" calcext:value-type="float">
            <text:p>120.4</text:p>
          </table:table-cell>
          <table:table-cell table:style-name="ce7" table:formula="of:=[.G252]-[.W251]" office:value-type="float" office:value="10.9402392372058" calcext:value-type="float">
            <text:p>10.9</text:p>
          </table:table-cell>
          <table:table-cell table:style-name="ce5" table:formula="of:=thermagon_k * burner_A * [.H252] / thermagon_L" office:value-type="float" office:value="1434.15173481609" calcext:value-type="float">
            <text:p>1434</text:p>
          </table:table-cell>
          <table:table-cell table:style-name="ce5" table:formula="of:=[.I252]/C_per_s_to_W*time_incr" office:value-type="float" office:value="2055.24754201217" calcext:value-type="float">
            <text:p>2055</text:p>
          </table:table-cell>
          <table:table-cell table:style-name="ce7" table:formula="of:=[.J251]" office:value-type="float" office:value="2054.76635856953" calcext:value-type="float">
            <text:p>2054.8</text:p>
          </table:table-cell>
          <table:table-cell table:style-name="ce7" table:formula="of:=[.K251]" office:value-type="float" office:value="2054.28272150308" calcext:value-type="float">
            <text:p>2054.3</text:p>
          </table:table-cell>
          <table:table-cell table:style-name="ce7" table:formula="of:=[.L251]" office:value-type="float" office:value="2053.79661830144" calcext:value-type="float">
            <text:p>2053.8</text:p>
          </table:table-cell>
          <table:table-cell table:style-name="ce7" table:formula="of:=[.M251]" office:value-type="float" office:value="2053.30803638943" calcext:value-type="float">
            <text:p>2053.3</text:p>
          </table:table-cell>
          <table:table-cell table:style-name="ce7" table:formula="of:=[.N251]" office:value-type="float" office:value="2052.81696312775" calcext:value-type="float">
            <text:p>2052.8</text:p>
          </table:table-cell>
          <table:table-cell table:style-name="ce7" table:formula="of:=[.O251]" office:value-type="float" office:value="2052.32338581263" calcext:value-type="float">
            <text:p>2052.3</text:p>
          </table:table-cell>
          <table:table-cell table:style-name="ce7" table:formula="of:=[.P251]" office:value-type="float" office:value="2051.82729167557" calcext:value-type="float">
            <text:p>2051.8</text:p>
          </table:table-cell>
          <table:table-cell table:style-name="ce7" table:formula="of:=[.Q251]" office:value-type="float" office:value="2051.32866788291" calcext:value-type="float">
            <text:p>2051.3</text:p>
          </table:table-cell>
          <table:table-cell table:style-name="ce7" table:formula="of:=[.R251]" office:value-type="float" office:value="2050.82750153558" calcext:value-type="float">
            <text:p>2050.8</text:p>
          </table:table-cell>
          <table:table-cell table:style-name="ce5" table:formula="of:=SUMPRODUCT([.J252:.S252];pot_heat_diffusion)" office:value-type="float" office:value="2053.05775404164" calcext:value-type="float">
            <text:p>2053</text:p>
          </table:table-cell>
          <table:table-cell table:style-name="ce5" table:formula="of:=[.V251]*leakage_out" office:value-type="float" office:value="1524.47415859091" calcext:value-type="float">
            <text:p>1524</text:p>
          </table:table-cell>
          <table:table-cell table:style-name="ce5" table:formula="of:=[.V251]+[.T252]-[.U252]" office:value-type="float" office:value="254607.61002727" calcext:value-type="float">
            <text:p>254608</text:p>
          </table:table-cell>
          <table:table-cell table:style-name="ce12" table:formula="of:= temp_out + [.V252]/pot_water_mass" office:value-type="float" office:value="109.680281398615" calcext:value-type="float">
            <text:p>109.7</text:p>
          </table:table-cell>
          <table:table-cell table:style-name="ce7" table:formula="of:=IF([.G252]&gt;thermagon_temp_max;0;IF([.W2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table:formula="of:=burner_C_per_s * [.X252]/100 * time_incr" office:value-type="float" office:value="2149.61306964746" calcext:value-type="float">
            <text:p>2150</text:p>
          </table:table-cell>
          <table:table-cell table:style-name="ce3" table:formula="of:=[.B253]" office:value-type="float" office:value="2149.61306964746" calcext:value-type="float">
            <text:p>2150</text:p>
          </table:table-cell>
          <table:table-cell table:style-name="ce3" table:formula="of:=[.C252]" office:value-type="float" office:value="2149.61306964746" calcext:value-type="float">
            <text:p>2150</text:p>
          </table:table-cell>
          <table:table-cell table:style-name="ce5" table:formula="of:=SUMPRODUCT([.B253:.D253];burner_heat_diffusion)" office:value-type="float" office:value="2149.61306964746" calcext:value-type="float">
            <text:p>2150</text:p>
          </table:table-cell>
          <table:table-cell table:formula="of:=[.F252]+[.E253]-[.J252]" office:value-type="float" office:value="50311.5345086888" calcext:value-type="float">
            <text:p>50312</text:p>
          </table:table-cell>
          <table:table-cell table:style-name="ce7" table:formula="of:=temp_out + [.F253] / burner_heat_mass" office:value-type="float" office:value="120.623069017378" calcext:value-type="float">
            <text:p>120.6</text:p>
          </table:table-cell>
          <table:table-cell table:style-name="ce7" table:formula="of:=[.G253]-[.W252]" office:value-type="float" office:value="10.9427876187628" calcext:value-type="float">
            <text:p>10.9</text:p>
          </table:table-cell>
          <table:table-cell table:style-name="ce5" table:formula="of:=thermagon_k * burner_A * [.H253] / thermagon_L" office:value-type="float" office:value="1434.48580116982" calcext:value-type="float">
            <text:p>1434</text:p>
          </table:table-cell>
          <table:table-cell table:style-name="ce5" table:formula="of:=[.I253]/C_per_s_to_W*time_incr" office:value-type="float" office:value="2055.7262842789" calcext:value-type="float">
            <text:p>2056</text:p>
          </table:table-cell>
          <table:table-cell table:style-name="ce7" table:formula="of:=[.J252]" office:value-type="float" office:value="2055.24754201217" calcext:value-type="float">
            <text:p>2055.2</text:p>
          </table:table-cell>
          <table:table-cell table:style-name="ce7" table:formula="of:=[.K252]" office:value-type="float" office:value="2054.76635856953" calcext:value-type="float">
            <text:p>2054.8</text:p>
          </table:table-cell>
          <table:table-cell table:style-name="ce7" table:formula="of:=[.L252]" office:value-type="float" office:value="2054.28272150308" calcext:value-type="float">
            <text:p>2054.3</text:p>
          </table:table-cell>
          <table:table-cell table:style-name="ce7" table:formula="of:=[.M252]" office:value-type="float" office:value="2053.79661830144" calcext:value-type="float">
            <text:p>2053.8</text:p>
          </table:table-cell>
          <table:table-cell table:style-name="ce7" table:formula="of:=[.N252]" office:value-type="float" office:value="2053.30803638943" calcext:value-type="float">
            <text:p>2053.3</text:p>
          </table:table-cell>
          <table:table-cell table:style-name="ce7" table:formula="of:=[.O252]" office:value-type="float" office:value="2052.81696312775" calcext:value-type="float">
            <text:p>2052.8</text:p>
          </table:table-cell>
          <table:table-cell table:style-name="ce7" table:formula="of:=[.P252]" office:value-type="float" office:value="2052.32338581263" calcext:value-type="float">
            <text:p>2052.3</text:p>
          </table:table-cell>
          <table:table-cell table:style-name="ce7" table:formula="of:=[.Q252]" office:value-type="float" office:value="2051.82729167557" calcext:value-type="float">
            <text:p>2051.8</text:p>
          </table:table-cell>
          <table:table-cell table:style-name="ce7" table:formula="of:=[.R252]" office:value-type="float" office:value="2051.32866788291" calcext:value-type="float">
            <text:p>2051.3</text:p>
          </table:table-cell>
          <table:table-cell table:style-name="ce5" table:formula="of:=SUMPRODUCT([.J253:.S253];pot_heat_diffusion)" office:value-type="float" office:value="2053.54760570482" calcext:value-type="float">
            <text:p>2054</text:p>
          </table:table-cell>
          <table:table-cell table:style-name="ce5" table:formula="of:=[.V252]*leakage_out" office:value-type="float" office:value="1527.64566016362" calcext:value-type="float">
            <text:p>1528</text:p>
          </table:table-cell>
          <table:table-cell table:style-name="ce5" table:formula="of:=[.V252]+[.T253]-[.U253]" office:value-type="float" office:value="255133.511972811" calcext:value-type="float">
            <text:p>255134</text:p>
          </table:table-cell>
          <table:table-cell table:style-name="ce12" table:formula="of:= temp_out + [.V253]/pot_water_mass" office:value-type="float" office:value="109.865519516435" calcext:value-type="float">
            <text:p>109.9</text:p>
          </table:table-cell>
          <table:table-cell table:style-name="ce7" table:formula="of:=IF([.G253]&gt;thermagon_temp_max;0;IF([.W2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table:formula="of:=burner_C_per_s * [.X253]/100 * time_incr" office:value-type="float" office:value="2149.61306964746" calcext:value-type="float">
            <text:p>2150</text:p>
          </table:table-cell>
          <table:table-cell table:style-name="ce3" table:formula="of:=[.B254]" office:value-type="float" office:value="2149.61306964746" calcext:value-type="float">
            <text:p>2150</text:p>
          </table:table-cell>
          <table:table-cell table:style-name="ce3" table:formula="of:=[.C253]" office:value-type="float" office:value="2149.61306964746" calcext:value-type="float">
            <text:p>2150</text:p>
          </table:table-cell>
          <table:table-cell table:style-name="ce5" table:formula="of:=SUMPRODUCT([.B254:.D254];burner_heat_diffusion)" office:value-type="float" office:value="2149.61306964746" calcext:value-type="float">
            <text:p>2150</text:p>
          </table:table-cell>
          <table:table-cell table:formula="of:=[.F253]+[.E254]-[.J253]" office:value-type="float" office:value="50405.4212940573" calcext:value-type="float">
            <text:p>50405</text:p>
          </table:table-cell>
          <table:table-cell table:style-name="ce7" table:formula="of:=temp_out + [.F254] / burner_heat_mass" office:value-type="float" office:value="120.810842588115" calcext:value-type="float">
            <text:p>120.8</text:p>
          </table:table-cell>
          <table:table-cell table:style-name="ce7" table:formula="of:=[.G254]-[.W253]" office:value-type="float" office:value="10.9453230716795" calcext:value-type="float">
            <text:p>10.9</text:p>
          </table:table-cell>
          <table:table-cell table:style-name="ce5" table:formula="of:=thermagon_k * burner_A * [.H254] / thermagon_L" office:value-type="float" office:value="1434.81817271309" calcext:value-type="float">
            <text:p>1435</text:p>
          </table:table-cell>
          <table:table-cell table:style-name="ce5" table:formula="of:=[.I254]/C_per_s_to_W*time_incr" office:value-type="float" office:value="2056.2025977545" calcext:value-type="float">
            <text:p>2056</text:p>
          </table:table-cell>
          <table:table-cell table:style-name="ce7" table:formula="of:=[.J253]" office:value-type="float" office:value="2055.7262842789" calcext:value-type="float">
            <text:p>2055.7</text:p>
          </table:table-cell>
          <table:table-cell table:style-name="ce7" table:formula="of:=[.K253]" office:value-type="float" office:value="2055.24754201217" calcext:value-type="float">
            <text:p>2055.2</text:p>
          </table:table-cell>
          <table:table-cell table:style-name="ce7" table:formula="of:=[.L253]" office:value-type="float" office:value="2054.76635856953" calcext:value-type="float">
            <text:p>2054.8</text:p>
          </table:table-cell>
          <table:table-cell table:style-name="ce7" table:formula="of:=[.M253]" office:value-type="float" office:value="2054.28272150308" calcext:value-type="float">
            <text:p>2054.3</text:p>
          </table:table-cell>
          <table:table-cell table:style-name="ce7" table:formula="of:=[.N253]" office:value-type="float" office:value="2053.79661830144" calcext:value-type="float">
            <text:p>2053.8</text:p>
          </table:table-cell>
          <table:table-cell table:style-name="ce7" table:formula="of:=[.O253]" office:value-type="float" office:value="2053.30803638943" calcext:value-type="float">
            <text:p>2053.3</text:p>
          </table:table-cell>
          <table:table-cell table:style-name="ce7" table:formula="of:=[.P253]" office:value-type="float" office:value="2052.81696312775" calcext:value-type="float">
            <text:p>2052.8</text:p>
          </table:table-cell>
          <table:table-cell table:style-name="ce7" table:formula="of:=[.Q253]" office:value-type="float" office:value="2052.32338581263" calcext:value-type="float">
            <text:p>2052.3</text:p>
          </table:table-cell>
          <table:table-cell table:style-name="ce7" table:formula="of:=[.R253]" office:value-type="float" office:value="2051.82729167557" calcext:value-type="float">
            <text:p>2051.8</text:p>
          </table:table-cell>
          <table:table-cell table:style-name="ce5" table:formula="of:=SUMPRODUCT([.J254:.S254];pot_heat_diffusion)" office:value-type="float" office:value="2054.03497221583" calcext:value-type="float">
            <text:p>2054</text:p>
          </table:table-cell>
          <table:table-cell table:style-name="ce5" table:formula="of:=[.V253]*leakage_out" office:value-type="float" office:value="1530.80107183687" calcext:value-type="float">
            <text:p>1531</text:p>
          </table:table-cell>
          <table:table-cell table:style-name="ce5" table:formula="of:=[.V253]+[.T254]-[.U254]" office:value-type="float" office:value="255656.74587319" calcext:value-type="float">
            <text:p>255657</text:p>
          </table:table-cell>
          <table:table-cell table:style-name="ce12" table:formula="of:= temp_out + [.V254]/pot_water_mass" office:value-type="float" office:value="110.049817870354" calcext:value-type="float">
            <text:p>110.0</text:p>
          </table:table-cell>
          <table:table-cell table:style-name="ce7" table:formula="of:=IF([.G254]&gt;thermagon_temp_max;0;IF([.W2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table:formula="of:=burner_C_per_s * [.X254]/100 * time_incr" office:value-type="float" office:value="2149.61306964746" calcext:value-type="float">
            <text:p>2150</text:p>
          </table:table-cell>
          <table:table-cell table:style-name="ce3" table:formula="of:=[.B255]" office:value-type="float" office:value="2149.61306964746" calcext:value-type="float">
            <text:p>2150</text:p>
          </table:table-cell>
          <table:table-cell table:style-name="ce3" table:formula="of:=[.C254]" office:value-type="float" office:value="2149.61306964746" calcext:value-type="float">
            <text:p>2150</text:p>
          </table:table-cell>
          <table:table-cell table:style-name="ce5" table:formula="of:=SUMPRODUCT([.B255:.D255];burner_heat_diffusion)" office:value-type="float" office:value="2149.61306964746" calcext:value-type="float">
            <text:p>2150</text:p>
          </table:table-cell>
          <table:table-cell table:formula="of:=[.F254]+[.E255]-[.J254]" office:value-type="float" office:value="50498.8317659503" calcext:value-type="float">
            <text:p>50499</text:p>
          </table:table-cell>
          <table:table-cell table:style-name="ce7" table:formula="of:=temp_out + [.F255] / burner_heat_mass" office:value-type="float" office:value="120.997663531901" calcext:value-type="float">
            <text:p>121.0</text:p>
          </table:table-cell>
          <table:table-cell table:style-name="ce7" table:formula="of:=[.G255]-[.W254]" office:value-type="float" office:value="10.9478456615464" calcext:value-type="float">
            <text:p>10.9</text:p>
          </table:table-cell>
          <table:table-cell table:style-name="ce5" table:formula="of:=thermagon_k * burner_A * [.H255] / thermagon_L" office:value-type="float" office:value="1435.14885804413" calcext:value-type="float">
            <text:p>1435</text:p>
          </table:table-cell>
          <table:table-cell table:style-name="ce5" table:formula="of:=[.I255]/C_per_s_to_W*time_incr" office:value-type="float" office:value="2056.67649476087" calcext:value-type="float">
            <text:p>2057</text:p>
          </table:table-cell>
          <table:table-cell table:style-name="ce7" table:formula="of:=[.J254]" office:value-type="float" office:value="2056.2025977545" calcext:value-type="float">
            <text:p>2056.2</text:p>
          </table:table-cell>
          <table:table-cell table:style-name="ce7" table:formula="of:=[.K254]" office:value-type="float" office:value="2055.7262842789" calcext:value-type="float">
            <text:p>2055.7</text:p>
          </table:table-cell>
          <table:table-cell table:style-name="ce7" table:formula="of:=[.L254]" office:value-type="float" office:value="2055.24754201217" calcext:value-type="float">
            <text:p>2055.2</text:p>
          </table:table-cell>
          <table:table-cell table:style-name="ce7" table:formula="of:=[.M254]" office:value-type="float" office:value="2054.76635856953" calcext:value-type="float">
            <text:p>2054.8</text:p>
          </table:table-cell>
          <table:table-cell table:style-name="ce7" table:formula="of:=[.N254]" office:value-type="float" office:value="2054.28272150308" calcext:value-type="float">
            <text:p>2054.3</text:p>
          </table:table-cell>
          <table:table-cell table:style-name="ce7" table:formula="of:=[.O254]" office:value-type="float" office:value="2053.79661830144" calcext:value-type="float">
            <text:p>2053.8</text:p>
          </table:table-cell>
          <table:table-cell table:style-name="ce7" table:formula="of:=[.P254]" office:value-type="float" office:value="2053.30803638943" calcext:value-type="float">
            <text:p>2053.3</text:p>
          </table:table-cell>
          <table:table-cell table:style-name="ce7" table:formula="of:=[.Q254]" office:value-type="float" office:value="2052.81696312775" calcext:value-type="float">
            <text:p>2052.8</text:p>
          </table:table-cell>
          <table:table-cell table:style-name="ce7" table:formula="of:=[.R254]" office:value-type="float" office:value="2052.32338581263" calcext:value-type="float">
            <text:p>2052.3</text:p>
          </table:table-cell>
          <table:table-cell table:style-name="ce5" table:formula="of:=SUMPRODUCT([.J255:.S255];pot_heat_diffusion)" office:value-type="float" office:value="2054.51986618253" calcext:value-type="float">
            <text:p>2055</text:p>
          </table:table-cell>
          <table:table-cell table:style-name="ce5" table:formula="of:=[.V254]*leakage_out" office:value-type="float" office:value="1533.94047523914" calcext:value-type="float">
            <text:p>1534</text:p>
          </table:table-cell>
          <table:table-cell table:style-name="ce5" table:formula="of:=[.V254]+[.T255]-[.U255]" office:value-type="float" office:value="256177.325264133" calcext:value-type="float">
            <text:p>256177</text:p>
          </table:table-cell>
          <table:table-cell table:style-name="ce12" table:formula="of:= temp_out + [.V255]/pot_water_mass" office:value-type="float" office:value="110.233181228052" calcext:value-type="float">
            <text:p>110.2</text:p>
          </table:table-cell>
          <table:table-cell table:style-name="ce7" table:formula="of:=IF([.G255]&gt;thermagon_temp_max;0;IF([.W2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table:formula="of:=burner_C_per_s * [.X255]/100 * time_incr" office:value-type="float" office:value="2149.61306964746" calcext:value-type="float">
            <text:p>2150</text:p>
          </table:table-cell>
          <table:table-cell table:style-name="ce3" table:formula="of:=[.B256]" office:value-type="float" office:value="2149.61306964746" calcext:value-type="float">
            <text:p>2150</text:p>
          </table:table-cell>
          <table:table-cell table:style-name="ce3" table:formula="of:=[.C255]" office:value-type="float" office:value="2149.61306964746" calcext:value-type="float">
            <text:p>2150</text:p>
          </table:table-cell>
          <table:table-cell table:style-name="ce5" table:formula="of:=SUMPRODUCT([.B256:.D256];burner_heat_diffusion)" office:value-type="float" office:value="2149.61306964746" calcext:value-type="float">
            <text:p>2150</text:p>
          </table:table-cell>
          <table:table-cell table:formula="of:=[.F255]+[.E256]-[.J255]" office:value-type="float" office:value="50591.7683408369" calcext:value-type="float">
            <text:p>50592</text:p>
          </table:table-cell>
          <table:table-cell table:style-name="ce7" table:formula="of:=temp_out + [.F256] / burner_heat_mass" office:value-type="float" office:value="121.183536681674" calcext:value-type="float">
            <text:p>121.2</text:p>
          </table:table-cell>
          <table:table-cell table:style-name="ce7" table:formula="of:=[.G256]-[.W255]" office:value-type="float" office:value="10.9503554536213" calcext:value-type="float">
            <text:p>11.0</text:p>
          </table:table-cell>
          <table:table-cell table:style-name="ce5" table:formula="of:=thermagon_k * burner_A * [.H256] / thermagon_L" office:value-type="float" office:value="1435.47786571758" calcext:value-type="float">
            <text:p>1435</text:p>
          </table:table-cell>
          <table:table-cell table:style-name="ce5" table:formula="of:=[.I256]/C_per_s_to_W*time_incr" office:value-type="float" office:value="2057.14798755743" calcext:value-type="float">
            <text:p>2057</text:p>
          </table:table-cell>
          <table:table-cell table:style-name="ce7" table:formula="of:=[.J255]" office:value-type="float" office:value="2056.67649476087" calcext:value-type="float">
            <text:p>2056.7</text:p>
          </table:table-cell>
          <table:table-cell table:style-name="ce7" table:formula="of:=[.K255]" office:value-type="float" office:value="2056.2025977545" calcext:value-type="float">
            <text:p>2056.2</text:p>
          </table:table-cell>
          <table:table-cell table:style-name="ce7" table:formula="of:=[.L255]" office:value-type="float" office:value="2055.7262842789" calcext:value-type="float">
            <text:p>2055.7</text:p>
          </table:table-cell>
          <table:table-cell table:style-name="ce7" table:formula="of:=[.M255]" office:value-type="float" office:value="2055.24754201217" calcext:value-type="float">
            <text:p>2055.2</text:p>
          </table:table-cell>
          <table:table-cell table:style-name="ce7" table:formula="of:=[.N255]" office:value-type="float" office:value="2054.76635856953" calcext:value-type="float">
            <text:p>2054.8</text:p>
          </table:table-cell>
          <table:table-cell table:style-name="ce7" table:formula="of:=[.O255]" office:value-type="float" office:value="2054.28272150308" calcext:value-type="float">
            <text:p>2054.3</text:p>
          </table:table-cell>
          <table:table-cell table:style-name="ce7" table:formula="of:=[.P255]" office:value-type="float" office:value="2053.79661830144" calcext:value-type="float">
            <text:p>2053.8</text:p>
          </table:table-cell>
          <table:table-cell table:style-name="ce7" table:formula="of:=[.Q255]" office:value-type="float" office:value="2053.30803638943" calcext:value-type="float">
            <text:p>2053.3</text:p>
          </table:table-cell>
          <table:table-cell table:style-name="ce7" table:formula="of:=[.R255]" office:value-type="float" office:value="2052.81696312775" calcext:value-type="float">
            <text:p>2052.8</text:p>
          </table:table-cell>
          <table:table-cell table:style-name="ce5" table:formula="of:=SUMPRODUCT([.J256:.S256];pot_heat_diffusion)" office:value-type="float" office:value="2055.00230014882" calcext:value-type="float">
            <text:p>2055</text:p>
          </table:table-cell>
          <table:table-cell table:style-name="ce5" table:formula="of:=[.V255]*leakage_out" office:value-type="float" office:value="1537.0639515848" calcext:value-type="float">
            <text:p>1537</text:p>
          </table:table-cell>
          <table:table-cell table:style-name="ce5" table:formula="of:=[.V255]+[.T256]-[.U256]" office:value-type="float" office:value="256695.263612697" calcext:value-type="float">
            <text:p>256695</text:p>
          </table:table-cell>
          <table:table-cell table:style-name="ce12" table:formula="of:= temp_out + [.V256]/pot_water_mass" office:value-type="float" office:value="110.415614333023" calcext:value-type="float">
            <text:p>110.4</text:p>
          </table:table-cell>
          <table:table-cell table:style-name="ce7" table:formula="of:=IF([.G256]&gt;thermagon_temp_max;0;IF([.W2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table:formula="of:=burner_C_per_s * [.X256]/100 * time_incr" office:value-type="float" office:value="2149.61306964746" calcext:value-type="float">
            <text:p>2150</text:p>
          </table:table-cell>
          <table:table-cell table:style-name="ce3" table:formula="of:=[.B257]" office:value-type="float" office:value="2149.61306964746" calcext:value-type="float">
            <text:p>2150</text:p>
          </table:table-cell>
          <table:table-cell table:style-name="ce3" table:formula="of:=[.C256]" office:value-type="float" office:value="2149.61306964746" calcext:value-type="float">
            <text:p>2150</text:p>
          </table:table-cell>
          <table:table-cell table:style-name="ce5" table:formula="of:=SUMPRODUCT([.B257:.D257];burner_heat_diffusion)" office:value-type="float" office:value="2149.61306964746" calcext:value-type="float">
            <text:p>2150</text:p>
          </table:table-cell>
          <table:table-cell table:formula="of:=[.F256]+[.E257]-[.J256]" office:value-type="float" office:value="50684.2334229269" calcext:value-type="float">
            <text:p>50684</text:p>
          </table:table-cell>
          <table:table-cell table:style-name="ce7" table:formula="of:=temp_out + [.F257] / burner_heat_mass" office:value-type="float" office:value="121.368466845854" calcext:value-type="float">
            <text:p>121.4</text:p>
          </table:table-cell>
          <table:table-cell table:style-name="ce7" table:formula="of:=[.G257]-[.W256]" office:value-type="float" office:value="10.952852512831" calcext:value-type="float">
            <text:p>11.0</text:p>
          </table:table-cell>
          <table:table-cell table:style-name="ce5" table:formula="of:=thermagon_k * burner_A * [.H257] / thermagon_L" office:value-type="float" office:value="1435.80520424463" calcext:value-type="float">
            <text:p>1436</text:p>
          </table:table-cell>
          <table:table-cell table:style-name="ce5" table:formula="of:=[.I257]/C_per_s_to_W*time_incr" office:value-type="float" office:value="2057.6170883414" calcext:value-type="float">
            <text:p>2058</text:p>
          </table:table-cell>
          <table:table-cell table:style-name="ce7" table:formula="of:=[.J256]" office:value-type="float" office:value="2057.14798755743" calcext:value-type="float">
            <text:p>2057.1</text:p>
          </table:table-cell>
          <table:table-cell table:style-name="ce7" table:formula="of:=[.K256]" office:value-type="float" office:value="2056.67649476087" calcext:value-type="float">
            <text:p>2056.7</text:p>
          </table:table-cell>
          <table:table-cell table:style-name="ce7" table:formula="of:=[.L256]" office:value-type="float" office:value="2056.2025977545" calcext:value-type="float">
            <text:p>2056.2</text:p>
          </table:table-cell>
          <table:table-cell table:style-name="ce7" table:formula="of:=[.M256]" office:value-type="float" office:value="2055.7262842789" calcext:value-type="float">
            <text:p>2055.7</text:p>
          </table:table-cell>
          <table:table-cell table:style-name="ce7" table:formula="of:=[.N256]" office:value-type="float" office:value="2055.24754201217" calcext:value-type="float">
            <text:p>2055.2</text:p>
          </table:table-cell>
          <table:table-cell table:style-name="ce7" table:formula="of:=[.O256]" office:value-type="float" office:value="2054.76635856953" calcext:value-type="float">
            <text:p>2054.8</text:p>
          </table:table-cell>
          <table:table-cell table:style-name="ce7" table:formula="of:=[.P256]" office:value-type="float" office:value="2054.28272150308" calcext:value-type="float">
            <text:p>2054.3</text:p>
          </table:table-cell>
          <table:table-cell table:style-name="ce7" table:formula="of:=[.Q256]" office:value-type="float" office:value="2053.79661830144" calcext:value-type="float">
            <text:p>2053.8</text:p>
          </table:table-cell>
          <table:table-cell table:style-name="ce7" table:formula="of:=[.R256]" office:value-type="float" office:value="2053.30803638943" calcext:value-type="float">
            <text:p>2053.3</text:p>
          </table:table-cell>
          <table:table-cell table:style-name="ce5" table:formula="of:=SUMPRODUCT([.J257:.S257];pot_heat_diffusion)" office:value-type="float" office:value="2055.48228659495" calcext:value-type="float">
            <text:p>2055</text:p>
          </table:table-cell>
          <table:table-cell table:style-name="ce5" table:formula="of:=[.V256]*leakage_out" office:value-type="float" office:value="1540.17158167618" calcext:value-type="float">
            <text:p>1540</text:p>
          </table:table-cell>
          <table:table-cell table:style-name="ce5" table:formula="of:=[.V256]+[.T257]-[.U257]" office:value-type="float" office:value="257210.574317616" calcext:value-type="float">
            <text:p>257211</text:p>
          </table:table-cell>
          <table:table-cell table:style-name="ce12" table:formula="of:= temp_out + [.V257]/pot_water_mass" office:value-type="float" office:value="110.597121904693" calcext:value-type="float">
            <text:p>110.6</text:p>
          </table:table-cell>
          <table:table-cell table:style-name="ce7" table:formula="of:=IF([.G257]&gt;thermagon_temp_max;0;IF([.W2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" table:formula="of:=burner_C_per_s * [.X257]/100 * time_incr" office:value-type="float" office:value="2149.61306964746" calcext:value-type="float">
            <text:p>2150</text:p>
          </table:table-cell>
          <table:table-cell table:style-name="ce3" table:formula="of:=[.B258]" office:value-type="float" office:value="2149.61306964746" calcext:value-type="float">
            <text:p>2150</text:p>
          </table:table-cell>
          <table:table-cell table:style-name="ce3" table:formula="of:=[.C257]" office:value-type="float" office:value="2149.61306964746" calcext:value-type="float">
            <text:p>2150</text:p>
          </table:table-cell>
          <table:table-cell table:style-name="ce5" table:formula="of:=SUMPRODUCT([.B258:.D258];burner_heat_diffusion)" office:value-type="float" office:value="2149.61306964746" calcext:value-type="float">
            <text:p>2150</text:p>
          </table:table-cell>
          <table:table-cell table:formula="of:=[.F257]+[.E258]-[.J257]" office:value-type="float" office:value="50776.229404233" calcext:value-type="float">
            <text:p>50776</text:p>
          </table:table-cell>
          <table:table-cell table:style-name="ce7" table:formula="of:=temp_out + [.F258] / burner_heat_mass" office:value-type="float" office:value="121.552458808466" calcext:value-type="float">
            <text:p>121.6</text:p>
          </table:table-cell>
          <table:table-cell table:style-name="ce7" table:formula="of:=[.G258]-[.W257]" office:value-type="float" office:value="10.9553369037728" calcext:value-type="float">
            <text:p>11.0</text:p>
          </table:table-cell>
          <table:table-cell table:style-name="ce5" table:formula="of:=thermagon_k * burner_A * [.H258] / thermagon_L" office:value-type="float" office:value="1436.13088209334" calcext:value-type="float">
            <text:p>1436</text:p>
          </table:table-cell>
          <table:table-cell table:style-name="ce5" table:formula="of:=[.I258]/C_per_s_to_W*time_incr" office:value-type="float" office:value="2058.08380924812" calcext:value-type="float">
            <text:p>2058</text:p>
          </table:table-cell>
          <table:table-cell table:style-name="ce7" table:formula="of:=[.J257]" office:value-type="float" office:value="2057.6170883414" calcext:value-type="float">
            <text:p>2057.6</text:p>
          </table:table-cell>
          <table:table-cell table:style-name="ce7" table:formula="of:=[.K257]" office:value-type="float" office:value="2057.14798755743" calcext:value-type="float">
            <text:p>2057.1</text:p>
          </table:table-cell>
          <table:table-cell table:style-name="ce7" table:formula="of:=[.L257]" office:value-type="float" office:value="2056.67649476087" calcext:value-type="float">
            <text:p>2056.7</text:p>
          </table:table-cell>
          <table:table-cell table:style-name="ce7" table:formula="of:=[.M257]" office:value-type="float" office:value="2056.2025977545" calcext:value-type="float">
            <text:p>2056.2</text:p>
          </table:table-cell>
          <table:table-cell table:style-name="ce7" table:formula="of:=[.N257]" office:value-type="float" office:value="2055.7262842789" calcext:value-type="float">
            <text:p>2055.7</text:p>
          </table:table-cell>
          <table:table-cell table:style-name="ce7" table:formula="of:=[.O257]" office:value-type="float" office:value="2055.24754201217" calcext:value-type="float">
            <text:p>2055.2</text:p>
          </table:table-cell>
          <table:table-cell table:style-name="ce7" table:formula="of:=[.P257]" office:value-type="float" office:value="2054.76635856953" calcext:value-type="float">
            <text:p>2054.8</text:p>
          </table:table-cell>
          <table:table-cell table:style-name="ce7" table:formula="of:=[.Q257]" office:value-type="float" office:value="2054.28272150308" calcext:value-type="float">
            <text:p>2054.3</text:p>
          </table:table-cell>
          <table:table-cell table:style-name="ce7" table:formula="of:=[.R257]" office:value-type="float" office:value="2053.79661830144" calcext:value-type="float">
            <text:p>2053.8</text:p>
          </table:table-cell>
          <table:table-cell table:style-name="ce5" table:formula="of:=SUMPRODUCT([.J258:.S258];pot_heat_diffusion)" office:value-type="float" office:value="2055.95983793788" calcext:value-type="float">
            <text:p>2056</text:p>
          </table:table-cell>
          <table:table-cell table:style-name="ce5" table:formula="of:=[.V257]*leakage_out" office:value-type="float" office:value="1543.2634459057" calcext:value-type="float">
            <text:p>1543</text:p>
          </table:table-cell>
          <table:table-cell table:style-name="ce5" table:formula="of:=[.V257]+[.T258]-[.U258]" office:value-type="float" office:value="257723.270709648" calcext:value-type="float">
            <text:p>257723</text:p>
          </table:table-cell>
          <table:table-cell table:style-name="ce12" table:formula="of:= temp_out + [.V258]/pot_water_mass" office:value-type="float" office:value="110.777708638548" calcext:value-type="float">
            <text:p>110.8</text:p>
          </table:table-cell>
          <table:table-cell table:style-name="ce7" table:formula="of:=IF([.G258]&gt;thermagon_temp_max;0;IF([.W2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table:formula="of:=burner_C_per_s * [.X258]/100 * time_incr" office:value-type="float" office:value="2149.61306964746" calcext:value-type="float">
            <text:p>2150</text:p>
          </table:table-cell>
          <table:table-cell table:style-name="ce3" table:formula="of:=[.B259]" office:value-type="float" office:value="2149.61306964746" calcext:value-type="float">
            <text:p>2150</text:p>
          </table:table-cell>
          <table:table-cell table:style-name="ce3" table:formula="of:=[.C258]" office:value-type="float" office:value="2149.61306964746" calcext:value-type="float">
            <text:p>2150</text:p>
          </table:table-cell>
          <table:table-cell table:style-name="ce5" table:formula="of:=SUMPRODUCT([.B259:.D259];burner_heat_diffusion)" office:value-type="float" office:value="2149.61306964746" calcext:value-type="float">
            <text:p>2150</text:p>
          </table:table-cell>
          <table:table-cell table:formula="of:=[.F258]+[.E259]-[.J258]" office:value-type="float" office:value="50867.7586646323" calcext:value-type="float">
            <text:p>50868</text:p>
          </table:table-cell>
          <table:table-cell table:style-name="ce7" table:formula="of:=temp_out + [.F259] / burner_heat_mass" office:value-type="float" office:value="121.735517329265" calcext:value-type="float">
            <text:p>121.7</text:p>
          </table:table-cell>
          <table:table-cell table:style-name="ce7" table:formula="of:=[.G259]-[.W258]" office:value-type="float" office:value="10.9578086907163" calcext:value-type="float">
            <text:p>11.0</text:p>
          </table:table-cell>
          <table:table-cell table:style-name="ce5" table:formula="of:=thermagon_k * burner_A * [.H259] / thermagon_L" office:value-type="float" office:value="1436.45490768878" calcext:value-type="float">
            <text:p>1436</text:p>
          </table:table-cell>
          <table:table-cell table:style-name="ce5" table:formula="of:=[.I259]/C_per_s_to_W*time_incr" office:value-type="float" office:value="2058.54816235136" calcext:value-type="float">
            <text:p>2059</text:p>
          </table:table-cell>
          <table:table-cell table:style-name="ce7" table:formula="of:=[.J258]" office:value-type="float" office:value="2058.08380924812" calcext:value-type="float">
            <text:p>2058.1</text:p>
          </table:table-cell>
          <table:table-cell table:style-name="ce7" table:formula="of:=[.K258]" office:value-type="float" office:value="2057.6170883414" calcext:value-type="float">
            <text:p>2057.6</text:p>
          </table:table-cell>
          <table:table-cell table:style-name="ce7" table:formula="of:=[.L258]" office:value-type="float" office:value="2057.14798755743" calcext:value-type="float">
            <text:p>2057.1</text:p>
          </table:table-cell>
          <table:table-cell table:style-name="ce7" table:formula="of:=[.M258]" office:value-type="float" office:value="2056.67649476087" calcext:value-type="float">
            <text:p>2056.7</text:p>
          </table:table-cell>
          <table:table-cell table:style-name="ce7" table:formula="of:=[.N258]" office:value-type="float" office:value="2056.2025977545" calcext:value-type="float">
            <text:p>2056.2</text:p>
          </table:table-cell>
          <table:table-cell table:style-name="ce7" table:formula="of:=[.O258]" office:value-type="float" office:value="2055.7262842789" calcext:value-type="float">
            <text:p>2055.7</text:p>
          </table:table-cell>
          <table:table-cell table:style-name="ce7" table:formula="of:=[.P258]" office:value-type="float" office:value="2055.24754201217" calcext:value-type="float">
            <text:p>2055.2</text:p>
          </table:table-cell>
          <table:table-cell table:style-name="ce7" table:formula="of:=[.Q258]" office:value-type="float" office:value="2054.76635856953" calcext:value-type="float">
            <text:p>2054.8</text:p>
          </table:table-cell>
          <table:table-cell table:style-name="ce7" table:formula="of:=[.R258]" office:value-type="float" office:value="2054.28272150308" calcext:value-type="float">
            <text:p>2054.3</text:p>
          </table:table-cell>
          <table:table-cell table:style-name="ce5" table:formula="of:=SUMPRODUCT([.J259:.S259];pot_heat_diffusion)" office:value-type="float" office:value="2056.43496653154" calcext:value-type="float">
            <text:p>2056</text:p>
          </table:table-cell>
          <table:table-cell table:style-name="ce5" table:formula="of:=[.V258]*leakage_out" office:value-type="float" office:value="1546.33962425789" calcext:value-type="float">
            <text:p>1546</text:p>
          </table:table-cell>
          <table:table-cell table:style-name="ce5" table:formula="of:=[.V258]+[.T259]-[.U259]" office:value-type="float" office:value="258233.366051922" calcext:value-type="float">
            <text:p>258233</text:p>
          </table:table-cell>
          <table:table-cell table:style-name="ce12" table:formula="of:= temp_out + [.V259]/pot_water_mass" office:value-type="float" office:value="110.957379206252" calcext:value-type="float">
            <text:p>111.0</text:p>
          </table:table-cell>
          <table:table-cell table:style-name="ce7" table:formula="of:=IF([.G259]&gt;thermagon_temp_max;0;IF([.W2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3" table:formula="of:=burner_C_per_s * [.X259]/100 * time_incr" office:value-type="float" office:value="2149.61306964746" calcext:value-type="float">
            <text:p>2150</text:p>
          </table:table-cell>
          <table:table-cell table:style-name="ce3" table:formula="of:=[.B260]" office:value-type="float" office:value="2149.61306964746" calcext:value-type="float">
            <text:p>2150</text:p>
          </table:table-cell>
          <table:table-cell table:style-name="ce3" table:formula="of:=[.C259]" office:value-type="float" office:value="2149.61306964746" calcext:value-type="float">
            <text:p>2150</text:p>
          </table:table-cell>
          <table:table-cell table:style-name="ce5" table:formula="of:=SUMPRODUCT([.B260:.D260];burner_heat_diffusion)" office:value-type="float" office:value="2149.61306964746" calcext:value-type="float">
            <text:p>2150</text:p>
          </table:table-cell>
          <table:table-cell table:formula="of:=[.F259]+[.E260]-[.J259]" office:value-type="float" office:value="50958.8235719284" calcext:value-type="float">
            <text:p>50959</text:p>
          </table:table-cell>
          <table:table-cell table:style-name="ce7" table:formula="of:=temp_out + [.F260] / burner_heat_mass" office:value-type="float" office:value="121.917647143857" calcext:value-type="float">
            <text:p>121.9</text:p>
          </table:table-cell>
          <table:table-cell table:style-name="ce7" table:formula="of:=[.G260]-[.W259]" office:value-type="float" office:value="10.9602679376051" calcext:value-type="float">
            <text:p>11.0</text:p>
          </table:table-cell>
          <table:table-cell table:style-name="ce5" table:formula="of:=thermagon_k * burner_A * [.H260] / thermagon_L" office:value-type="float" office:value="1436.77728941329" calcext:value-type="float">
            <text:p>1437</text:p>
          </table:table-cell>
          <table:table-cell table:style-name="ce5" table:formula="of:=[.I260]/C_per_s_to_W*time_incr" office:value-type="float" office:value="2059.01015966364" calcext:value-type="float">
            <text:p>2059</text:p>
          </table:table-cell>
          <table:table-cell table:style-name="ce7" table:formula="of:=[.J259]" office:value-type="float" office:value="2058.54816235136" calcext:value-type="float">
            <text:p>2058.5</text:p>
          </table:table-cell>
          <table:table-cell table:style-name="ce7" table:formula="of:=[.K259]" office:value-type="float" office:value="2058.08380924812" calcext:value-type="float">
            <text:p>2058.1</text:p>
          </table:table-cell>
          <table:table-cell table:style-name="ce7" table:formula="of:=[.L259]" office:value-type="float" office:value="2057.6170883414" calcext:value-type="float">
            <text:p>2057.6</text:p>
          </table:table-cell>
          <table:table-cell table:style-name="ce7" table:formula="of:=[.M259]" office:value-type="float" office:value="2057.14798755743" calcext:value-type="float">
            <text:p>2057.1</text:p>
          </table:table-cell>
          <table:table-cell table:style-name="ce7" table:formula="of:=[.N259]" office:value-type="float" office:value="2056.67649476087" calcext:value-type="float">
            <text:p>2056.7</text:p>
          </table:table-cell>
          <table:table-cell table:style-name="ce7" table:formula="of:=[.O259]" office:value-type="float" office:value="2056.2025977545" calcext:value-type="float">
            <text:p>2056.2</text:p>
          </table:table-cell>
          <table:table-cell table:style-name="ce7" table:formula="of:=[.P259]" office:value-type="float" office:value="2055.7262842789" calcext:value-type="float">
            <text:p>2055.7</text:p>
          </table:table-cell>
          <table:table-cell table:style-name="ce7" table:formula="of:=[.Q259]" office:value-type="float" office:value="2055.24754201217" calcext:value-type="float">
            <text:p>2055.2</text:p>
          </table:table-cell>
          <table:table-cell table:style-name="ce7" table:formula="of:=[.R259]" office:value-type="float" office:value="2054.76635856953" calcext:value-type="float">
            <text:p>2054.8</text:p>
          </table:table-cell>
          <table:table-cell table:style-name="ce5" table:formula="of:=SUMPRODUCT([.J260:.S260];pot_heat_diffusion)" office:value-type="float" office:value="2056.90768466722" calcext:value-type="float">
            <text:p>2057</text:p>
          </table:table-cell>
          <table:table-cell table:style-name="ce5" table:formula="of:=[.V259]*leakage_out" office:value-type="float" office:value="1549.40019631153" calcext:value-type="float">
            <text:p>1549</text:p>
          </table:table-cell>
          <table:table-cell table:style-name="ce5" table:formula="of:=[.V259]+[.T260]-[.U260]" office:value-type="float" office:value="258740.873540278" calcext:value-type="float">
            <text:p>258741</text:p>
          </table:table-cell>
          <table:table-cell table:style-name="ce12" table:formula="of:= temp_out + [.V260]/pot_water_mass" office:value-type="float" office:value="111.136138255766" calcext:value-type="float">
            <text:p>111.1</text:p>
          </table:table-cell>
          <table:table-cell table:style-name="ce7" table:formula="of:=IF([.G260]&gt;thermagon_temp_max;0;IF([.W2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table:formula="of:=burner_C_per_s * [.X260]/100 * time_incr" office:value-type="float" office:value="2149.61306964746" calcext:value-type="float">
            <text:p>2150</text:p>
          </table:table-cell>
          <table:table-cell table:style-name="ce3" table:formula="of:=[.B261]" office:value-type="float" office:value="2149.61306964746" calcext:value-type="float">
            <text:p>2150</text:p>
          </table:table-cell>
          <table:table-cell table:style-name="ce3" table:formula="of:=[.C260]" office:value-type="float" office:value="2149.61306964746" calcext:value-type="float">
            <text:p>2150</text:p>
          </table:table-cell>
          <table:table-cell table:style-name="ce5" table:formula="of:=SUMPRODUCT([.B261:.D261];burner_heat_diffusion)" office:value-type="float" office:value="2149.61306964746" calcext:value-type="float">
            <text:p>2150</text:p>
          </table:table-cell>
          <table:table-cell table:formula="of:=[.F260]+[.E261]-[.J260]" office:value-type="float" office:value="51049.4264819122" calcext:value-type="float">
            <text:p>51049</text:p>
          </table:table-cell>
          <table:table-cell table:style-name="ce7" table:formula="of:=temp_out + [.F261] / burner_heat_mass" office:value-type="float" office:value="122.098852963824" calcext:value-type="float">
            <text:p>122.1</text:p>
          </table:table-cell>
          <table:table-cell table:style-name="ce7" table:formula="of:=[.G261]-[.W260]" office:value-type="float" office:value="10.9627147080582" calcext:value-type="float">
            <text:p>11.0</text:p>
          </table:table-cell>
          <table:table-cell table:style-name="ce5" table:formula="of:=thermagon_k * burner_A * [.H261] / thermagon_L" office:value-type="float" office:value="1437.09803560667" calcext:value-type="float">
            <text:p>1437</text:p>
          </table:table-cell>
          <table:table-cell table:style-name="ce5" table:formula="of:=[.I261]/C_per_s_to_W*time_incr" office:value-type="float" office:value="2059.46981313653" calcext:value-type="float">
            <text:p>2059</text:p>
          </table:table-cell>
          <table:table-cell table:style-name="ce7" table:formula="of:=[.J260]" office:value-type="float" office:value="2059.01015966364" calcext:value-type="float">
            <text:p>2059.0</text:p>
          </table:table-cell>
          <table:table-cell table:style-name="ce7" table:formula="of:=[.K260]" office:value-type="float" office:value="2058.54816235136" calcext:value-type="float">
            <text:p>2058.5</text:p>
          </table:table-cell>
          <table:table-cell table:style-name="ce7" table:formula="of:=[.L260]" office:value-type="float" office:value="2058.08380924812" calcext:value-type="float">
            <text:p>2058.1</text:p>
          </table:table-cell>
          <table:table-cell table:style-name="ce7" table:formula="of:=[.M260]" office:value-type="float" office:value="2057.6170883414" calcext:value-type="float">
            <text:p>2057.6</text:p>
          </table:table-cell>
          <table:table-cell table:style-name="ce7" table:formula="of:=[.N260]" office:value-type="float" office:value="2057.14798755743" calcext:value-type="float">
            <text:p>2057.1</text:p>
          </table:table-cell>
          <table:table-cell table:style-name="ce7" table:formula="of:=[.O260]" office:value-type="float" office:value="2056.67649476087" calcext:value-type="float">
            <text:p>2056.7</text:p>
          </table:table-cell>
          <table:table-cell table:style-name="ce7" table:formula="of:=[.P260]" office:value-type="float" office:value="2056.2025977545" calcext:value-type="float">
            <text:p>2056.2</text:p>
          </table:table-cell>
          <table:table-cell table:style-name="ce7" table:formula="of:=[.Q260]" office:value-type="float" office:value="2055.7262842789" calcext:value-type="float">
            <text:p>2055.7</text:p>
          </table:table-cell>
          <table:table-cell table:style-name="ce7" table:formula="of:=[.R260]" office:value-type="float" office:value="2055.24754201217" calcext:value-type="float">
            <text:p>2055.2</text:p>
          </table:table-cell>
          <table:table-cell table:style-name="ce5" table:formula="of:=SUMPRODUCT([.J261:.S261];pot_heat_diffusion)" office:value-type="float" office:value="2057.37800457383" calcext:value-type="float">
            <text:p>2057</text:p>
          </table:table-cell>
          <table:table-cell table:style-name="ce5" table:formula="of:=[.V260]*leakage_out" office:value-type="float" office:value="1552.44524124167" calcext:value-type="float">
            <text:p>1552</text:p>
          </table:table-cell>
          <table:table-cell table:style-name="ce5" table:formula="of:=[.V260]+[.T261]-[.U261]" office:value-type="float" office:value="259245.80630361" calcext:value-type="float">
            <text:p>259246</text:p>
          </table:table-cell>
          <table:table-cell table:style-name="ce12" table:formula="of:= temp_out + [.V261]/pot_water_mass" office:value-type="float" office:value="111.313990411474" calcext:value-type="float">
            <text:p>111.3</text:p>
          </table:table-cell>
          <table:table-cell table:style-name="ce7" table:formula="of:=IF([.G261]&gt;thermagon_temp_max;0;IF([.W2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table:formula="of:=burner_C_per_s * [.X261]/100 * time_incr" office:value-type="float" office:value="2149.61306964746" calcext:value-type="float">
            <text:p>2150</text:p>
          </table:table-cell>
          <table:table-cell table:style-name="ce3" table:formula="of:=[.B262]" office:value-type="float" office:value="2149.61306964746" calcext:value-type="float">
            <text:p>2150</text:p>
          </table:table-cell>
          <table:table-cell table:style-name="ce3" table:formula="of:=[.C261]" office:value-type="float" office:value="2149.61306964746" calcext:value-type="float">
            <text:p>2150</text:p>
          </table:table-cell>
          <table:table-cell table:style-name="ce5" table:formula="of:=SUMPRODUCT([.B262:.D262];burner_heat_diffusion)" office:value-type="float" office:value="2149.61306964746" calcext:value-type="float">
            <text:p>2150</text:p>
          </table:table-cell>
          <table:table-cell table:formula="of:=[.F261]+[.E262]-[.J261]" office:value-type="float" office:value="51139.5697384232" calcext:value-type="float">
            <text:p>51140</text:p>
          </table:table-cell>
          <table:table-cell table:style-name="ce7" table:formula="of:=temp_out + [.F262] / burner_heat_mass" office:value-type="float" office:value="122.279139476846" calcext:value-type="float">
            <text:p>122.3</text:p>
          </table:table-cell>
          <table:table-cell table:style-name="ce7" table:formula="of:=[.G262]-[.W261]" office:value-type="float" office:value="10.9651490653721" calcext:value-type="float">
            <text:p>11.0</text:p>
          </table:table-cell>
          <table:table-cell table:style-name="ce5" table:formula="of:=thermagon_k * burner_A * [.H262] / thermagon_L" office:value-type="float" office:value="1437.41715456643" calcext:value-type="float">
            <text:p>1437</text:p>
          </table:table-cell>
          <table:table-cell table:style-name="ce5" table:formula="of:=[.I262]/C_per_s_to_W*time_incr" office:value-type="float" office:value="2059.92713466098" calcext:value-type="float">
            <text:p>2060</text:p>
          </table:table-cell>
          <table:table-cell table:style-name="ce7" table:formula="of:=[.J261]" office:value-type="float" office:value="2059.46981313653" calcext:value-type="float">
            <text:p>2059.5</text:p>
          </table:table-cell>
          <table:table-cell table:style-name="ce7" table:formula="of:=[.K261]" office:value-type="float" office:value="2059.01015966364" calcext:value-type="float">
            <text:p>2059.0</text:p>
          </table:table-cell>
          <table:table-cell table:style-name="ce7" table:formula="of:=[.L261]" office:value-type="float" office:value="2058.54816235136" calcext:value-type="float">
            <text:p>2058.5</text:p>
          </table:table-cell>
          <table:table-cell table:style-name="ce7" table:formula="of:=[.M261]" office:value-type="float" office:value="2058.08380924812" calcext:value-type="float">
            <text:p>2058.1</text:p>
          </table:table-cell>
          <table:table-cell table:style-name="ce7" table:formula="of:=[.N261]" office:value-type="float" office:value="2057.6170883414" calcext:value-type="float">
            <text:p>2057.6</text:p>
          </table:table-cell>
          <table:table-cell table:style-name="ce7" table:formula="of:=[.O261]" office:value-type="float" office:value="2057.14798755743" calcext:value-type="float">
            <text:p>2057.1</text:p>
          </table:table-cell>
          <table:table-cell table:style-name="ce7" table:formula="of:=[.P261]" office:value-type="float" office:value="2056.67649476087" calcext:value-type="float">
            <text:p>2056.7</text:p>
          </table:table-cell>
          <table:table-cell table:style-name="ce7" table:formula="of:=[.Q261]" office:value-type="float" office:value="2056.2025977545" calcext:value-type="float">
            <text:p>2056.2</text:p>
          </table:table-cell>
          <table:table-cell table:style-name="ce7" table:formula="of:=[.R261]" office:value-type="float" office:value="2055.7262842789" calcext:value-type="float">
            <text:p>2055.7</text:p>
          </table:table-cell>
          <table:table-cell table:style-name="ce5" table:formula="of:=SUMPRODUCT([.J262:.S262];pot_heat_diffusion)" office:value-type="float" office:value="2057.84593841823" calcext:value-type="float">
            <text:p>2058</text:p>
          </table:table-cell>
          <table:table-cell table:style-name="ce5" table:formula="of:=[.V261]*leakage_out" office:value-type="float" office:value="1555.47483782166" calcext:value-type="float">
            <text:p>1555</text:p>
          </table:table-cell>
          <table:table-cell table:style-name="ce5" table:formula="of:=[.V261]+[.T262]-[.U262]" office:value-type="float" office:value="259748.177404206" calcext:value-type="float">
            <text:p>259748</text:p>
          </table:table-cell>
          <table:table-cell table:style-name="ce12" table:formula="of:= temp_out + [.V262]/pot_water_mass" office:value-type="float" office:value="111.490940274297" calcext:value-type="float">
            <text:p>111.5</text:p>
          </table:table-cell>
          <table:table-cell table:style-name="ce7" table:formula="of:=IF([.G262]&gt;thermagon_temp_max;0;IF([.W2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table:formula="of:=burner_C_per_s * [.X262]/100 * time_incr" office:value-type="float" office:value="2149.61306964746" calcext:value-type="float">
            <text:p>2150</text:p>
          </table:table-cell>
          <table:table-cell table:style-name="ce3" table:formula="of:=[.B263]" office:value-type="float" office:value="2149.61306964746" calcext:value-type="float">
            <text:p>2150</text:p>
          </table:table-cell>
          <table:table-cell table:style-name="ce3" table:formula="of:=[.C262]" office:value-type="float" office:value="2149.61306964746" calcext:value-type="float">
            <text:p>2150</text:p>
          </table:table-cell>
          <table:table-cell table:style-name="ce5" table:formula="of:=SUMPRODUCT([.B263:.D263];burner_heat_diffusion)" office:value-type="float" office:value="2149.61306964746" calcext:value-type="float">
            <text:p>2150</text:p>
          </table:table-cell>
          <table:table-cell table:formula="of:=[.F262]+[.E263]-[.J262]" office:value-type="float" office:value="51229.2556734097" calcext:value-type="float">
            <text:p>51229</text:p>
          </table:table-cell>
          <table:table-cell table:style-name="ce7" table:formula="of:=temp_out + [.F263] / burner_heat_mass" office:value-type="float" office:value="122.458511346819" calcext:value-type="float">
            <text:p>122.5</text:p>
          </table:table-cell>
          <table:table-cell table:style-name="ce7" table:formula="of:=[.G263]-[.W262]" office:value-type="float" office:value="10.967571072522" calcext:value-type="float">
            <text:p>11.0</text:p>
          </table:table-cell>
          <table:table-cell table:style-name="ce5" table:formula="of:=thermagon_k * burner_A * [.H263] / thermagon_L" office:value-type="float" office:value="1437.73465454796" calcext:value-type="float">
            <text:p>1438</text:p>
          </table:table-cell>
          <table:table-cell table:style-name="ce5" table:formula="of:=[.I263]/C_per_s_to_W*time_incr" office:value-type="float" office:value="2060.38213606759" calcext:value-type="float">
            <text:p>2060</text:p>
          </table:table-cell>
          <table:table-cell table:style-name="ce7" table:formula="of:=[.J262]" office:value-type="float" office:value="2059.92713466098" calcext:value-type="float">
            <text:p>2059.9</text:p>
          </table:table-cell>
          <table:table-cell table:style-name="ce7" table:formula="of:=[.K262]" office:value-type="float" office:value="2059.46981313653" calcext:value-type="float">
            <text:p>2059.5</text:p>
          </table:table-cell>
          <table:table-cell table:style-name="ce7" table:formula="of:=[.L262]" office:value-type="float" office:value="2059.01015966364" calcext:value-type="float">
            <text:p>2059.0</text:p>
          </table:table-cell>
          <table:table-cell table:style-name="ce7" table:formula="of:=[.M262]" office:value-type="float" office:value="2058.54816235136" calcext:value-type="float">
            <text:p>2058.5</text:p>
          </table:table-cell>
          <table:table-cell table:style-name="ce7" table:formula="of:=[.N262]" office:value-type="float" office:value="2058.08380924812" calcext:value-type="float">
            <text:p>2058.1</text:p>
          </table:table-cell>
          <table:table-cell table:style-name="ce7" table:formula="of:=[.O262]" office:value-type="float" office:value="2057.6170883414" calcext:value-type="float">
            <text:p>2057.6</text:p>
          </table:table-cell>
          <table:table-cell table:style-name="ce7" table:formula="of:=[.P262]" office:value-type="float" office:value="2057.14798755743" calcext:value-type="float">
            <text:p>2057.1</text:p>
          </table:table-cell>
          <table:table-cell table:style-name="ce7" table:formula="of:=[.Q262]" office:value-type="float" office:value="2056.67649476087" calcext:value-type="float">
            <text:p>2056.7</text:p>
          </table:table-cell>
          <table:table-cell table:style-name="ce7" table:formula="of:=[.R262]" office:value-type="float" office:value="2056.2025977545" calcext:value-type="float">
            <text:p>2056.2</text:p>
          </table:table-cell>
          <table:table-cell table:style-name="ce5" table:formula="of:=SUMPRODUCT([.J263:.S263];pot_heat_diffusion)" office:value-type="float" office:value="2058.31149830559" calcext:value-type="float">
            <text:p>2058</text:p>
          </table:table-cell>
          <table:table-cell table:style-name="ce5" table:formula="of:=[.V262]*leakage_out" office:value-type="float" office:value="1558.48906442524" calcext:value-type="float">
            <text:p>1558</text:p>
          </table:table-cell>
          <table:table-cell table:style-name="ce5" table:formula="of:=[.V262]+[.T263]-[.U263]" office:value-type="float" office:value="260247.999838087" calcext:value-type="float">
            <text:p>260248</text:p>
          </table:table-cell>
          <table:table-cell table:style-name="ce12" table:formula="of:= temp_out + [.V263]/pot_water_mass" office:value-type="float" office:value="111.666992421815" calcext:value-type="float">
            <text:p>111.7</text:p>
          </table:table-cell>
          <table:table-cell table:style-name="ce7" table:formula="of:=IF([.G263]&gt;thermagon_temp_max;0;IF([.W2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" table:formula="of:=burner_C_per_s * [.X263]/100 * time_incr" office:value-type="float" office:value="2149.61306964746" calcext:value-type="float">
            <text:p>2150</text:p>
          </table:table-cell>
          <table:table-cell table:style-name="ce3" table:formula="of:=[.B264]" office:value-type="float" office:value="2149.61306964746" calcext:value-type="float">
            <text:p>2150</text:p>
          </table:table-cell>
          <table:table-cell table:style-name="ce3" table:formula="of:=[.C263]" office:value-type="float" office:value="2149.61306964746" calcext:value-type="float">
            <text:p>2150</text:p>
          </table:table-cell>
          <table:table-cell table:style-name="ce5" table:formula="of:=SUMPRODUCT([.B264:.D264];burner_heat_diffusion)" office:value-type="float" office:value="2149.61306964746" calcext:value-type="float">
            <text:p>2150</text:p>
          </table:table-cell>
          <table:table-cell table:formula="of:=[.F263]+[.E264]-[.J263]" office:value-type="float" office:value="51318.4866069895" calcext:value-type="float">
            <text:p>51318</text:p>
          </table:table-cell>
          <table:table-cell table:style-name="ce7" table:formula="of:=temp_out + [.F264] / burner_heat_mass" office:value-type="float" office:value="122.636973213979" calcext:value-type="float">
            <text:p>122.6</text:p>
          </table:table-cell>
          <table:table-cell table:style-name="ce7" table:formula="of:=[.G264]-[.W263]" office:value-type="float" office:value="10.9699807921637" calcext:value-type="float">
            <text:p>11.0</text:p>
          </table:table-cell>
          <table:table-cell table:style-name="ce5" table:formula="of:=thermagon_k * burner_A * [.H264] / thermagon_L" office:value-type="float" office:value="1438.0505437648" calcext:value-type="float">
            <text:p>1438</text:p>
          </table:table-cell>
          <table:table-cell table:style-name="ce5" table:formula="of:=[.I264]/C_per_s_to_W*time_incr" office:value-type="float" office:value="2060.83482912696" calcext:value-type="float">
            <text:p>2061</text:p>
          </table:table-cell>
          <table:table-cell table:style-name="ce7" table:formula="of:=[.J263]" office:value-type="float" office:value="2060.38213606759" calcext:value-type="float">
            <text:p>2060.4</text:p>
          </table:table-cell>
          <table:table-cell table:style-name="ce7" table:formula="of:=[.K263]" office:value-type="float" office:value="2059.92713466098" calcext:value-type="float">
            <text:p>2059.9</text:p>
          </table:table-cell>
          <table:table-cell table:style-name="ce7" table:formula="of:=[.L263]" office:value-type="float" office:value="2059.46981313653" calcext:value-type="float">
            <text:p>2059.5</text:p>
          </table:table-cell>
          <table:table-cell table:style-name="ce7" table:formula="of:=[.M263]" office:value-type="float" office:value="2059.01015966364" calcext:value-type="float">
            <text:p>2059.0</text:p>
          </table:table-cell>
          <table:table-cell table:style-name="ce7" table:formula="of:=[.N263]" office:value-type="float" office:value="2058.54816235136" calcext:value-type="float">
            <text:p>2058.5</text:p>
          </table:table-cell>
          <table:table-cell table:style-name="ce7" table:formula="of:=[.O263]" office:value-type="float" office:value="2058.08380924812" calcext:value-type="float">
            <text:p>2058.1</text:p>
          </table:table-cell>
          <table:table-cell table:style-name="ce7" table:formula="of:=[.P263]" office:value-type="float" office:value="2057.6170883414" calcext:value-type="float">
            <text:p>2057.6</text:p>
          </table:table-cell>
          <table:table-cell table:style-name="ce7" table:formula="of:=[.Q263]" office:value-type="float" office:value="2057.14798755743" calcext:value-type="float">
            <text:p>2057.1</text:p>
          </table:table-cell>
          <table:table-cell table:style-name="ce7" table:formula="of:=[.R263]" office:value-type="float" office:value="2056.67649476087" calcext:value-type="float">
            <text:p>2056.7</text:p>
          </table:table-cell>
          <table:table-cell table:style-name="ce5" table:formula="of:=SUMPRODUCT([.J264:.S264];pot_heat_diffusion)" office:value-type="float" office:value="2058.77469627965" calcext:value-type="float">
            <text:p>2059</text:p>
          </table:table-cell>
          <table:table-cell table:style-name="ce5" table:formula="of:=[.V263]*leakage_out" office:value-type="float" office:value="1561.48799902852" calcext:value-type="float">
            <text:p>1561</text:p>
          </table:table-cell>
          <table:table-cell table:style-name="ce5" table:formula="of:=[.V263]+[.T264]-[.U264]" office:value-type="float" office:value="260745.286535338" calcext:value-type="float">
            <text:p>260745</text:p>
          </table:table-cell>
          <table:table-cell table:style-name="ce12" table:formula="of:= temp_out + [.V264]/pot_water_mass" office:value-type="float" office:value="111.842151408385" calcext:value-type="float">
            <text:p>111.8</text:p>
          </table:table-cell>
          <table:table-cell table:style-name="ce7" table:formula="of:=IF([.G264]&gt;thermagon_temp_max;0;IF([.W2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table:formula="of:=burner_C_per_s * [.X264]/100 * time_incr" office:value-type="float" office:value="2149.61306964746" calcext:value-type="float">
            <text:p>2150</text:p>
          </table:table-cell>
          <table:table-cell table:style-name="ce3" table:formula="of:=[.B265]" office:value-type="float" office:value="2149.61306964746" calcext:value-type="float">
            <text:p>2150</text:p>
          </table:table-cell>
          <table:table-cell table:style-name="ce3" table:formula="of:=[.C264]" office:value-type="float" office:value="2149.61306964746" calcext:value-type="float">
            <text:p>2150</text:p>
          </table:table-cell>
          <table:table-cell table:style-name="ce5" table:formula="of:=SUMPRODUCT([.B265:.D265];burner_heat_diffusion)" office:value-type="float" office:value="2149.61306964746" calcext:value-type="float">
            <text:p>2150</text:p>
          </table:table-cell>
          <table:table-cell table:formula="of:=[.F264]+[.E265]-[.J264]" office:value-type="float" office:value="51407.26484751" calcext:value-type="float">
            <text:p>51407</text:p>
          </table:table-cell>
          <table:table-cell table:style-name="ce7" table:formula="of:=temp_out + [.F265] / burner_heat_mass" office:value-type="float" office:value="122.81452969502" calcext:value-type="float">
            <text:p>122.8</text:p>
          </table:table-cell>
          <table:table-cell table:style-name="ce7" table:formula="of:=[.G265]-[.W264]" office:value-type="float" office:value="10.9723782866352" calcext:value-type="float">
            <text:p>11.0</text:p>
          </table:table-cell>
          <table:table-cell table:style-name="ce5" table:formula="of:=thermagon_k * burner_A * [.H265] / thermagon_L" office:value-type="float" office:value="1438.36483038878" calcext:value-type="float">
            <text:p>1438</text:p>
          </table:table-cell>
          <table:table-cell table:style-name="ce5" table:formula="of:=[.I265]/C_per_s_to_W*time_incr" office:value-type="float" office:value="2061.28522554999" calcext:value-type="float">
            <text:p>2061</text:p>
          </table:table-cell>
          <table:table-cell table:style-name="ce7" table:formula="of:=[.J264]" office:value-type="float" office:value="2060.83482912696" calcext:value-type="float">
            <text:p>2060.8</text:p>
          </table:table-cell>
          <table:table-cell table:style-name="ce7" table:formula="of:=[.K264]" office:value-type="float" office:value="2060.38213606759" calcext:value-type="float">
            <text:p>2060.4</text:p>
          </table:table-cell>
          <table:table-cell table:style-name="ce7" table:formula="of:=[.L264]" office:value-type="float" office:value="2059.92713466098" calcext:value-type="float">
            <text:p>2059.9</text:p>
          </table:table-cell>
          <table:table-cell table:style-name="ce7" table:formula="of:=[.M264]" office:value-type="float" office:value="2059.46981313653" calcext:value-type="float">
            <text:p>2059.5</text:p>
          </table:table-cell>
          <table:table-cell table:style-name="ce7" table:formula="of:=[.N264]" office:value-type="float" office:value="2059.01015966364" calcext:value-type="float">
            <text:p>2059.0</text:p>
          </table:table-cell>
          <table:table-cell table:style-name="ce7" table:formula="of:=[.O264]" office:value-type="float" office:value="2058.54816235136" calcext:value-type="float">
            <text:p>2058.5</text:p>
          </table:table-cell>
          <table:table-cell table:style-name="ce7" table:formula="of:=[.P264]" office:value-type="float" office:value="2058.08380924812" calcext:value-type="float">
            <text:p>2058.1</text:p>
          </table:table-cell>
          <table:table-cell table:style-name="ce7" table:formula="of:=[.Q264]" office:value-type="float" office:value="2057.6170883414" calcext:value-type="float">
            <text:p>2057.6</text:p>
          </table:table-cell>
          <table:table-cell table:style-name="ce7" table:formula="of:=[.R264]" office:value-type="float" office:value="2057.14798755743" calcext:value-type="float">
            <text:p>2057.1</text:p>
          </table:table-cell>
          <table:table-cell table:style-name="ce5" table:formula="of:=SUMPRODUCT([.J265:.S265];pot_heat_diffusion)" office:value-type="float" office:value="2059.23554432302" calcext:value-type="float">
            <text:p>2059</text:p>
          </table:table-cell>
          <table:table-cell table:style-name="ce5" table:formula="of:=[.V264]*leakage_out" office:value-type="float" office:value="1564.47171921203" calcext:value-type="float">
            <text:p>1564</text:p>
          </table:table-cell>
          <table:table-cell table:style-name="ce5" table:formula="of:=[.V264]+[.T265]-[.U265]" office:value-type="float" office:value="261240.050360449" calcext:value-type="float">
            <text:p>261240</text:p>
          </table:table-cell>
          <table:table-cell table:style-name="ce12" table:formula="of:= temp_out + [.V265]/pot_water_mass" office:value-type="float" office:value="112.016421765257" calcext:value-type="float">
            <text:p>112.0</text:p>
          </table:table-cell>
          <table:table-cell table:style-name="ce7" table:formula="of:=IF([.G265]&gt;thermagon_temp_max;0;IF([.W2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" table:formula="of:=burner_C_per_s * [.X265]/100 * time_incr" office:value-type="float" office:value="2149.61306964746" calcext:value-type="float">
            <text:p>2150</text:p>
          </table:table-cell>
          <table:table-cell table:style-name="ce3" table:formula="of:=[.B266]" office:value-type="float" office:value="2149.61306964746" calcext:value-type="float">
            <text:p>2150</text:p>
          </table:table-cell>
          <table:table-cell table:style-name="ce3" table:formula="of:=[.C265]" office:value-type="float" office:value="2149.61306964746" calcext:value-type="float">
            <text:p>2150</text:p>
          </table:table-cell>
          <table:table-cell table:style-name="ce5" table:formula="of:=SUMPRODUCT([.B266:.D266];burner_heat_diffusion)" office:value-type="float" office:value="2149.61306964746" calcext:value-type="float">
            <text:p>2150</text:p>
          </table:table-cell>
          <table:table-cell table:formula="of:=[.F265]+[.E266]-[.J265]" office:value-type="float" office:value="51495.5926916075" calcext:value-type="float">
            <text:p>51496</text:p>
          </table:table-cell>
          <table:table-cell table:style-name="ce7" table:formula="of:=temp_out + [.F266] / burner_heat_mass" office:value-type="float" office:value="122.991185383215" calcext:value-type="float">
            <text:p>123.0</text:p>
          </table:table-cell>
          <table:table-cell table:style-name="ce7" table:formula="of:=[.G266]-[.W265]" office:value-type="float" office:value="10.974763617958" calcext:value-type="float">
            <text:p>11.0</text:p>
          </table:table-cell>
          <table:table-cell table:style-name="ce5" table:formula="of:=thermagon_k * burner_A * [.H266] / thermagon_L" office:value-type="float" office:value="1438.67752255031" calcext:value-type="float">
            <text:p>1439</text:p>
          </table:table-cell>
          <table:table-cell table:style-name="ce5" table:formula="of:=[.I266]/C_per_s_to_W*time_incr" office:value-type="float" office:value="2061.73333698812" calcext:value-type="float">
            <text:p>2062</text:p>
          </table:table-cell>
          <table:table-cell table:style-name="ce7" table:formula="of:=[.J265]" office:value-type="float" office:value="2061.28522554999" calcext:value-type="float">
            <text:p>2061.3</text:p>
          </table:table-cell>
          <table:table-cell table:style-name="ce7" table:formula="of:=[.K265]" office:value-type="float" office:value="2060.83482912696" calcext:value-type="float">
            <text:p>2060.8</text:p>
          </table:table-cell>
          <table:table-cell table:style-name="ce7" table:formula="of:=[.L265]" office:value-type="float" office:value="2060.38213606759" calcext:value-type="float">
            <text:p>2060.4</text:p>
          </table:table-cell>
          <table:table-cell table:style-name="ce7" table:formula="of:=[.M265]" office:value-type="float" office:value="2059.92713466098" calcext:value-type="float">
            <text:p>2059.9</text:p>
          </table:table-cell>
          <table:table-cell table:style-name="ce7" table:formula="of:=[.N265]" office:value-type="float" office:value="2059.46981313653" calcext:value-type="float">
            <text:p>2059.5</text:p>
          </table:table-cell>
          <table:table-cell table:style-name="ce7" table:formula="of:=[.O265]" office:value-type="float" office:value="2059.01015966364" calcext:value-type="float">
            <text:p>2059.0</text:p>
          </table:table-cell>
          <table:table-cell table:style-name="ce7" table:formula="of:=[.P265]" office:value-type="float" office:value="2058.54816235136" calcext:value-type="float">
            <text:p>2058.5</text:p>
          </table:table-cell>
          <table:table-cell table:style-name="ce7" table:formula="of:=[.Q265]" office:value-type="float" office:value="2058.08380924812" calcext:value-type="float">
            <text:p>2058.1</text:p>
          </table:table-cell>
          <table:table-cell table:style-name="ce7" table:formula="of:=[.R265]" office:value-type="float" office:value="2057.6170883414" calcext:value-type="float">
            <text:p>2057.6</text:p>
          </table:table-cell>
          <table:table-cell table:style-name="ce5" table:formula="of:=SUMPRODUCT([.J266:.S266];pot_heat_diffusion)" office:value-type="float" office:value="2059.69405435756" calcext:value-type="float">
            <text:p>2060</text:p>
          </table:table-cell>
          <table:table-cell table:style-name="ce5" table:formula="of:=[.V265]*leakage_out" office:value-type="float" office:value="1567.44030216269" calcext:value-type="float">
            <text:p>1567</text:p>
          </table:table-cell>
          <table:table-cell table:style-name="ce5" table:formula="of:=[.V265]+[.T266]-[.U266]" office:value-type="float" office:value="261732.304112644" calcext:value-type="float">
            <text:p>261732</text:p>
          </table:table-cell>
          <table:table-cell table:style-name="ce12" table:formula="of:= temp_out + [.V266]/pot_water_mass" office:value-type="float" office:value="112.189808000695" calcext:value-type="float">
            <text:p>112.2</text:p>
          </table:table-cell>
          <table:table-cell table:style-name="ce7" table:formula="of:=IF([.G266]&gt;thermagon_temp_max;0;IF([.W2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table:formula="of:=burner_C_per_s * [.X266]/100 * time_incr" office:value-type="float" office:value="2149.61306964746" calcext:value-type="float">
            <text:p>2150</text:p>
          </table:table-cell>
          <table:table-cell table:style-name="ce3" table:formula="of:=[.B267]" office:value-type="float" office:value="2149.61306964746" calcext:value-type="float">
            <text:p>2150</text:p>
          </table:table-cell>
          <table:table-cell table:style-name="ce3" table:formula="of:=[.C266]" office:value-type="float" office:value="2149.61306964746" calcext:value-type="float">
            <text:p>2150</text:p>
          </table:table-cell>
          <table:table-cell table:style-name="ce5" table:formula="of:=SUMPRODUCT([.B267:.D267];burner_heat_diffusion)" office:value-type="float" office:value="2149.61306964746" calcext:value-type="float">
            <text:p>2150</text:p>
          </table:table-cell>
          <table:table-cell table:formula="of:=[.F266]+[.E267]-[.J266]" office:value-type="float" office:value="51583.4724242669" calcext:value-type="float">
            <text:p>51583</text:p>
          </table:table-cell>
          <table:table-cell table:style-name="ce7" table:formula="of:=temp_out + [.F267] / burner_heat_mass" office:value-type="float" office:value="123.166944848534" calcext:value-type="float">
            <text:p>123.2</text:p>
          </table:table-cell>
          <table:table-cell table:style-name="ce7" table:formula="of:=[.G267]-[.W266]" office:value-type="float" office:value="10.9771368478392" calcext:value-type="float">
            <text:p>11.0</text:p>
          </table:table-cell>
          <table:table-cell table:style-name="ce5" table:formula="of:=thermagon_k * burner_A * [.H267] / thermagon_L" office:value-type="float" office:value="1438.98862833853" calcext:value-type="float">
            <text:p>1439</text:p>
          </table:table-cell>
          <table:table-cell table:style-name="ce5" table:formula="of:=[.I267]/C_per_s_to_W*time_incr" office:value-type="float" office:value="2062.17917503372" calcext:value-type="float">
            <text:p>2062</text:p>
          </table:table-cell>
          <table:table-cell table:style-name="ce7" table:formula="of:=[.J266]" office:value-type="float" office:value="2061.73333698812" calcext:value-type="float">
            <text:p>2061.7</text:p>
          </table:table-cell>
          <table:table-cell table:style-name="ce7" table:formula="of:=[.K266]" office:value-type="float" office:value="2061.28522554999" calcext:value-type="float">
            <text:p>2061.3</text:p>
          </table:table-cell>
          <table:table-cell table:style-name="ce7" table:formula="of:=[.L266]" office:value-type="float" office:value="2060.83482912696" calcext:value-type="float">
            <text:p>2060.8</text:p>
          </table:table-cell>
          <table:table-cell table:style-name="ce7" table:formula="of:=[.M266]" office:value-type="float" office:value="2060.38213606759" calcext:value-type="float">
            <text:p>2060.4</text:p>
          </table:table-cell>
          <table:table-cell table:style-name="ce7" table:formula="of:=[.N266]" office:value-type="float" office:value="2059.92713466098" calcext:value-type="float">
            <text:p>2059.9</text:p>
          </table:table-cell>
          <table:table-cell table:style-name="ce7" table:formula="of:=[.O266]" office:value-type="float" office:value="2059.46981313653" calcext:value-type="float">
            <text:p>2059.5</text:p>
          </table:table-cell>
          <table:table-cell table:style-name="ce7" table:formula="of:=[.P266]" office:value-type="float" office:value="2059.01015966364" calcext:value-type="float">
            <text:p>2059.0</text:p>
          </table:table-cell>
          <table:table-cell table:style-name="ce7" table:formula="of:=[.Q266]" office:value-type="float" office:value="2058.54816235136" calcext:value-type="float">
            <text:p>2058.5</text:p>
          </table:table-cell>
          <table:table-cell table:style-name="ce7" table:formula="of:=[.R266]" office:value-type="float" office:value="2058.08380924812" calcext:value-type="float">
            <text:p>2058.1</text:p>
          </table:table-cell>
          <table:table-cell table:style-name="ce5" table:formula="of:=SUMPRODUCT([.J267:.S267];pot_heat_diffusion)" office:value-type="float" office:value="2060.15023824464" calcext:value-type="float">
            <text:p>2060</text:p>
          </table:table-cell>
          <table:table-cell table:style-name="ce5" table:formula="of:=[.V266]*leakage_out" office:value-type="float" office:value="1570.39382467586" calcext:value-type="float">
            <text:p>1570</text:p>
          </table:table-cell>
          <table:table-cell table:style-name="ce5" table:formula="of:=[.V266]+[.T267]-[.U267]" office:value-type="float" office:value="262222.060526213" calcext:value-type="float">
            <text:p>262222</text:p>
          </table:table-cell>
          <table:table-cell table:style-name="ce12" table:formula="of:= temp_out + [.V267]/pot_water_mass" office:value-type="float" office:value="112.362314600088" calcext:value-type="float">
            <text:p>112.4</text:p>
          </table:table-cell>
          <table:table-cell table:style-name="ce7" table:formula="of:=IF([.G267]&gt;thermagon_temp_max;0;IF([.W2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" table:formula="of:=burner_C_per_s * [.X267]/100 * time_incr" office:value-type="float" office:value="2149.61306964746" calcext:value-type="float">
            <text:p>2150</text:p>
          </table:table-cell>
          <table:table-cell table:style-name="ce3" table:formula="of:=[.B268]" office:value-type="float" office:value="2149.61306964746" calcext:value-type="float">
            <text:p>2150</text:p>
          </table:table-cell>
          <table:table-cell table:style-name="ce3" table:formula="of:=[.C267]" office:value-type="float" office:value="2149.61306964746" calcext:value-type="float">
            <text:p>2150</text:p>
          </table:table-cell>
          <table:table-cell table:style-name="ce5" table:formula="of:=SUMPRODUCT([.B268:.D268];burner_heat_diffusion)" office:value-type="float" office:value="2149.61306964746" calcext:value-type="float">
            <text:p>2150</text:p>
          </table:table-cell>
          <table:table-cell table:formula="of:=[.F267]+[.E268]-[.J267]" office:value-type="float" office:value="51670.9063188806" calcext:value-type="float">
            <text:p>51671</text:p>
          </table:table-cell>
          <table:table-cell table:style-name="ce7" table:formula="of:=temp_out + [.F268] / burner_heat_mass" office:value-type="float" office:value="123.341812637761" calcext:value-type="float">
            <text:p>123.3</text:p>
          </table:table-cell>
          <table:table-cell table:style-name="ce7" table:formula="of:=[.G268]-[.W267]" office:value-type="float" office:value="10.9794980376727" calcext:value-type="float">
            <text:p>11.0</text:p>
          </table:table-cell>
          <table:table-cell table:style-name="ce5" table:formula="of:=thermagon_k * burner_A * [.H268] / thermagon_L" office:value-type="float" office:value="1439.29815580156" calcext:value-type="float">
            <text:p>1439</text:p>
          </table:table-cell>
          <table:table-cell table:style-name="ce5" table:formula="of:=[.I268]/C_per_s_to_W*time_incr" office:value-type="float" office:value="2062.62275122035" calcext:value-type="float">
            <text:p>2063</text:p>
          </table:table-cell>
          <table:table-cell table:style-name="ce7" table:formula="of:=[.J267]" office:value-type="float" office:value="2062.17917503372" calcext:value-type="float">
            <text:p>2062.2</text:p>
          </table:table-cell>
          <table:table-cell table:style-name="ce7" table:formula="of:=[.K267]" office:value-type="float" office:value="2061.73333698812" calcext:value-type="float">
            <text:p>2061.7</text:p>
          </table:table-cell>
          <table:table-cell table:style-name="ce7" table:formula="of:=[.L267]" office:value-type="float" office:value="2061.28522554999" calcext:value-type="float">
            <text:p>2061.3</text:p>
          </table:table-cell>
          <table:table-cell table:style-name="ce7" table:formula="of:=[.M267]" office:value-type="float" office:value="2060.83482912696" calcext:value-type="float">
            <text:p>2060.8</text:p>
          </table:table-cell>
          <table:table-cell table:style-name="ce7" table:formula="of:=[.N267]" office:value-type="float" office:value="2060.38213606759" calcext:value-type="float">
            <text:p>2060.4</text:p>
          </table:table-cell>
          <table:table-cell table:style-name="ce7" table:formula="of:=[.O267]" office:value-type="float" office:value="2059.92713466098" calcext:value-type="float">
            <text:p>2059.9</text:p>
          </table:table-cell>
          <table:table-cell table:style-name="ce7" table:formula="of:=[.P267]" office:value-type="float" office:value="2059.46981313653" calcext:value-type="float">
            <text:p>2059.5</text:p>
          </table:table-cell>
          <table:table-cell table:style-name="ce7" table:formula="of:=[.Q267]" office:value-type="float" office:value="2059.01015966364" calcext:value-type="float">
            <text:p>2059.0</text:p>
          </table:table-cell>
          <table:table-cell table:style-name="ce7" table:formula="of:=[.R267]" office:value-type="float" office:value="2058.54816235136" calcext:value-type="float">
            <text:p>2058.5</text:p>
          </table:table-cell>
          <table:table-cell table:style-name="ce5" table:formula="of:=SUMPRODUCT([.J268:.S268];pot_heat_diffusion)" office:value-type="float" office:value="2060.60410778543" calcext:value-type="float">
            <text:p>2061</text:p>
          </table:table-cell>
          <table:table-cell table:style-name="ce5" table:formula="of:=[.V267]*leakage_out" office:value-type="float" office:value="1573.33236315728" calcext:value-type="float">
            <text:p>1573</text:p>
          </table:table-cell>
          <table:table-cell table:style-name="ce5" table:formula="of:=[.V267]+[.T268]-[.U268]" office:value-type="float" office:value="262709.332270841" calcext:value-type="float">
            <text:p>262709</text:p>
          </table:table-cell>
          <table:table-cell table:style-name="ce12" table:formula="of:= temp_out + [.V268]/pot_water_mass" office:value-type="float" office:value="112.533946026074" calcext:value-type="float">
            <text:p>112.5</text:p>
          </table:table-cell>
          <table:table-cell table:style-name="ce7" table:formula="of:=IF([.G268]&gt;thermagon_temp_max;0;IF([.W2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table:formula="of:=burner_C_per_s * [.X268]/100 * time_incr" office:value-type="float" office:value="2149.61306964746" calcext:value-type="float">
            <text:p>2150</text:p>
          </table:table-cell>
          <table:table-cell table:style-name="ce3" table:formula="of:=[.B269]" office:value-type="float" office:value="2149.61306964746" calcext:value-type="float">
            <text:p>2150</text:p>
          </table:table-cell>
          <table:table-cell table:style-name="ce3" table:formula="of:=[.C268]" office:value-type="float" office:value="2149.61306964746" calcext:value-type="float">
            <text:p>2150</text:p>
          </table:table-cell>
          <table:table-cell table:style-name="ce5" table:formula="of:=SUMPRODUCT([.B269:.D269];burner_heat_diffusion)" office:value-type="float" office:value="2149.61306964746" calcext:value-type="float">
            <text:p>2150</text:p>
          </table:table-cell>
          <table:table-cell table:formula="of:=[.F268]+[.E269]-[.J268]" office:value-type="float" office:value="51757.8966373077" calcext:value-type="float">
            <text:p>51758</text:p>
          </table:table-cell>
          <table:table-cell table:style-name="ce7" table:formula="of:=temp_out + [.F269] / burner_heat_mass" office:value-type="float" office:value="123.515793274615" calcext:value-type="float">
            <text:p>123.5</text:p>
          </table:table-cell>
          <table:table-cell table:style-name="ce7" table:formula="of:=[.G269]-[.W268]" office:value-type="float" office:value="10.981847248541" calcext:value-type="float">
            <text:p>11.0</text:p>
          </table:table-cell>
          <table:table-cell table:style-name="ce5" table:formula="of:=thermagon_k * burner_A * [.H269] / thermagon_L" office:value-type="float" office:value="1439.60611294666" calcext:value-type="float">
            <text:p>1440</text:p>
          </table:table-cell>
          <table:table-cell table:style-name="ce5" table:formula="of:=[.I269]/C_per_s_to_W*time_incr" office:value-type="float" office:value="2063.06407702302" calcext:value-type="float">
            <text:p>2063</text:p>
          </table:table-cell>
          <table:table-cell table:style-name="ce7" table:formula="of:=[.J268]" office:value-type="float" office:value="2062.62275122035" calcext:value-type="float">
            <text:p>2062.6</text:p>
          </table:table-cell>
          <table:table-cell table:style-name="ce7" table:formula="of:=[.K268]" office:value-type="float" office:value="2062.17917503372" calcext:value-type="float">
            <text:p>2062.2</text:p>
          </table:table-cell>
          <table:table-cell table:style-name="ce7" table:formula="of:=[.L268]" office:value-type="float" office:value="2061.73333698812" calcext:value-type="float">
            <text:p>2061.7</text:p>
          </table:table-cell>
          <table:table-cell table:style-name="ce7" table:formula="of:=[.M268]" office:value-type="float" office:value="2061.28522554999" calcext:value-type="float">
            <text:p>2061.3</text:p>
          </table:table-cell>
          <table:table-cell table:style-name="ce7" table:formula="of:=[.N268]" office:value-type="float" office:value="2060.83482912696" calcext:value-type="float">
            <text:p>2060.8</text:p>
          </table:table-cell>
          <table:table-cell table:style-name="ce7" table:formula="of:=[.O268]" office:value-type="float" office:value="2060.38213606759" calcext:value-type="float">
            <text:p>2060.4</text:p>
          </table:table-cell>
          <table:table-cell table:style-name="ce7" table:formula="of:=[.P268]" office:value-type="float" office:value="2059.92713466098" calcext:value-type="float">
            <text:p>2059.9</text:p>
          </table:table-cell>
          <table:table-cell table:style-name="ce7" table:formula="of:=[.Q268]" office:value-type="float" office:value="2059.46981313653" calcext:value-type="float">
            <text:p>2059.5</text:p>
          </table:table-cell>
          <table:table-cell table:style-name="ce7" table:formula="of:=[.R268]" office:value-type="float" office:value="2059.01015966364" calcext:value-type="float">
            <text:p>2059.0</text:p>
          </table:table-cell>
          <table:table-cell table:style-name="ce5" table:formula="of:=SUMPRODUCT([.J269:.S269];pot_heat_diffusion)" office:value-type="float" office:value="2061.05567472126" calcext:value-type="float">
            <text:p>2061</text:p>
          </table:table-cell>
          <table:table-cell table:style-name="ce5" table:formula="of:=[.V268]*leakage_out" office:value-type="float" office:value="1576.25599362504" calcext:value-type="float">
            <text:p>1576</text:p>
          </table:table-cell>
          <table:table-cell table:style-name="ce5" table:formula="of:=[.V268]+[.T269]-[.U269]" office:value-type="float" office:value="263194.131951937" calcext:value-type="float">
            <text:p>263194</text:p>
          </table:table-cell>
          <table:table-cell table:style-name="ce12" table:formula="of:= temp_out + [.V269]/pot_water_mass" office:value-type="float" office:value="112.704706718648" calcext:value-type="float">
            <text:p>112.7</text:p>
          </table:table-cell>
          <table:table-cell table:style-name="ce7" table:formula="of:=IF([.G269]&gt;thermagon_temp_max;0;IF([.W2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table:formula="of:=burner_C_per_s * [.X269]/100 * time_incr" office:value-type="float" office:value="2149.61306964746" calcext:value-type="float">
            <text:p>2150</text:p>
          </table:table-cell>
          <table:table-cell table:style-name="ce3" table:formula="of:=[.B270]" office:value-type="float" office:value="2149.61306964746" calcext:value-type="float">
            <text:p>2150</text:p>
          </table:table-cell>
          <table:table-cell table:style-name="ce3" table:formula="of:=[.C269]" office:value-type="float" office:value="2149.61306964746" calcext:value-type="float">
            <text:p>2150</text:p>
          </table:table-cell>
          <table:table-cell table:style-name="ce5" table:formula="of:=SUMPRODUCT([.B270:.D270];burner_heat_diffusion)" office:value-type="float" office:value="2149.61306964746" calcext:value-type="float">
            <text:p>2150</text:p>
          </table:table-cell>
          <table:table-cell table:formula="of:=[.F269]+[.E270]-[.J269]" office:value-type="float" office:value="51844.4456299322" calcext:value-type="float">
            <text:p>51844</text:p>
          </table:table-cell>
          <table:table-cell table:style-name="ce7" table:formula="of:=temp_out + [.F270] / burner_heat_mass" office:value-type="float" office:value="123.688891259864" calcext:value-type="float">
            <text:p>123.7</text:p>
          </table:table-cell>
          <table:table-cell table:style-name="ce7" table:formula="of:=[.G270]-[.W269]" office:value-type="float" office:value="10.9841845412167" calcext:value-type="float">
            <text:p>11.0</text:p>
          </table:table-cell>
          <table:table-cell table:style-name="ce5" table:formula="of:=thermagon_k * burner_A * [.H270] / thermagon_L" office:value-type="float" office:value="1439.9125077405" calcext:value-type="float">
            <text:p>1440</text:p>
          </table:table-cell>
          <table:table-cell table:style-name="ce5" table:formula="of:=[.I270]/C_per_s_to_W*time_incr" office:value-type="float" office:value="2063.50316385855" calcext:value-type="float">
            <text:p>2064</text:p>
          </table:table-cell>
          <table:table-cell table:style-name="ce7" table:formula="of:=[.J269]" office:value-type="float" office:value="2063.06407702302" calcext:value-type="float">
            <text:p>2063.1</text:p>
          </table:table-cell>
          <table:table-cell table:style-name="ce7" table:formula="of:=[.K269]" office:value-type="float" office:value="2062.62275122035" calcext:value-type="float">
            <text:p>2062.6</text:p>
          </table:table-cell>
          <table:table-cell table:style-name="ce7" table:formula="of:=[.L269]" office:value-type="float" office:value="2062.17917503372" calcext:value-type="float">
            <text:p>2062.2</text:p>
          </table:table-cell>
          <table:table-cell table:style-name="ce7" table:formula="of:=[.M269]" office:value-type="float" office:value="2061.73333698812" calcext:value-type="float">
            <text:p>2061.7</text:p>
          </table:table-cell>
          <table:table-cell table:style-name="ce7" table:formula="of:=[.N269]" office:value-type="float" office:value="2061.28522554999" calcext:value-type="float">
            <text:p>2061.3</text:p>
          </table:table-cell>
          <table:table-cell table:style-name="ce7" table:formula="of:=[.O269]" office:value-type="float" office:value="2060.83482912696" calcext:value-type="float">
            <text:p>2060.8</text:p>
          </table:table-cell>
          <table:table-cell table:style-name="ce7" table:formula="of:=[.P269]" office:value-type="float" office:value="2060.38213606759" calcext:value-type="float">
            <text:p>2060.4</text:p>
          </table:table-cell>
          <table:table-cell table:style-name="ce7" table:formula="of:=[.Q269]" office:value-type="float" office:value="2059.92713466098" calcext:value-type="float">
            <text:p>2059.9</text:p>
          </table:table-cell>
          <table:table-cell table:style-name="ce7" table:formula="of:=[.R269]" office:value-type="float" office:value="2059.46981313653" calcext:value-type="float">
            <text:p>2059.5</text:p>
          </table:table-cell>
          <table:table-cell table:style-name="ce5" table:formula="of:=SUMPRODUCT([.J270:.S270];pot_heat_diffusion)" office:value-type="float" office:value="2061.50495073386" calcext:value-type="float">
            <text:p>2062</text:p>
          </table:table-cell>
          <table:table-cell table:style-name="ce5" table:formula="of:=[.V269]*leakage_out" office:value-type="float" office:value="1579.16479171162" calcext:value-type="float">
            <text:p>1579</text:p>
          </table:table-cell>
          <table:table-cell table:style-name="ce5" table:formula="of:=[.V269]+[.T270]-[.U270]" office:value-type="float" office:value="263676.472110959" calcext:value-type="float">
            <text:p>263676</text:p>
          </table:table-cell>
          <table:table-cell table:style-name="ce12" table:formula="of:= temp_out + [.V270]/pot_water_mass" office:value-type="float" office:value="112.874601095278" calcext:value-type="float">
            <text:p>112.9</text:p>
          </table:table-cell>
          <table:table-cell table:style-name="ce7" table:formula="of:=IF([.G270]&gt;thermagon_temp_max;0;IF([.W2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table:formula="of:=burner_C_per_s * [.X270]/100 * time_incr" office:value-type="float" office:value="2149.61306964746" calcext:value-type="float">
            <text:p>2150</text:p>
          </table:table-cell>
          <table:table-cell table:style-name="ce3" table:formula="of:=[.B271]" office:value-type="float" office:value="2149.61306964746" calcext:value-type="float">
            <text:p>2150</text:p>
          </table:table-cell>
          <table:table-cell table:style-name="ce3" table:formula="of:=[.C270]" office:value-type="float" office:value="2149.61306964746" calcext:value-type="float">
            <text:p>2150</text:p>
          </table:table-cell>
          <table:table-cell table:style-name="ce5" table:formula="of:=SUMPRODUCT([.B271:.D271];burner_heat_diffusion)" office:value-type="float" office:value="2149.61306964746" calcext:value-type="float">
            <text:p>2150</text:p>
          </table:table-cell>
          <table:table-cell table:formula="of:=[.F270]+[.E271]-[.J270]" office:value-type="float" office:value="51930.5555357211" calcext:value-type="float">
            <text:p>51931</text:p>
          </table:table-cell>
          <table:table-cell table:style-name="ce7" table:formula="of:=temp_out + [.F271] / burner_heat_mass" office:value-type="float" office:value="123.861111071442" calcext:value-type="float">
            <text:p>123.9</text:p>
          </table:table-cell>
          <table:table-cell table:style-name="ce7" table:formula="of:=[.G271]-[.W270]" office:value-type="float" office:value="10.986509976164" calcext:value-type="float">
            <text:p>11.0</text:p>
          </table:table-cell>
          <table:table-cell table:style-name="ce5" table:formula="of:=thermagon_k * burner_A * [.H271] / thermagon_L" office:value-type="float" office:value="1440.2173481093" calcext:value-type="float">
            <text:p>1440</text:p>
          </table:table-cell>
          <table:table-cell table:style-name="ce5" table:formula="of:=[.I271]/C_per_s_to_W*time_incr" office:value-type="float" office:value="2063.94002308585" calcext:value-type="float">
            <text:p>2064</text:p>
          </table:table-cell>
          <table:table-cell table:style-name="ce7" table:formula="of:=[.J270]" office:value-type="float" office:value="2063.50316385855" calcext:value-type="float">
            <text:p>2063.5</text:p>
          </table:table-cell>
          <table:table-cell table:style-name="ce7" table:formula="of:=[.K270]" office:value-type="float" office:value="2063.06407702302" calcext:value-type="float">
            <text:p>2063.1</text:p>
          </table:table-cell>
          <table:table-cell table:style-name="ce7" table:formula="of:=[.L270]" office:value-type="float" office:value="2062.62275122035" calcext:value-type="float">
            <text:p>2062.6</text:p>
          </table:table-cell>
          <table:table-cell table:style-name="ce7" table:formula="of:=[.M270]" office:value-type="float" office:value="2062.17917503372" calcext:value-type="float">
            <text:p>2062.2</text:p>
          </table:table-cell>
          <table:table-cell table:style-name="ce7" table:formula="of:=[.N270]" office:value-type="float" office:value="2061.73333698812" calcext:value-type="float">
            <text:p>2061.7</text:p>
          </table:table-cell>
          <table:table-cell table:style-name="ce7" table:formula="of:=[.O270]" office:value-type="float" office:value="2061.28522554999" calcext:value-type="float">
            <text:p>2061.3</text:p>
          </table:table-cell>
          <table:table-cell table:style-name="ce7" table:formula="of:=[.P270]" office:value-type="float" office:value="2060.83482912696" calcext:value-type="float">
            <text:p>2060.8</text:p>
          </table:table-cell>
          <table:table-cell table:style-name="ce7" table:formula="of:=[.Q270]" office:value-type="float" office:value="2060.38213606759" calcext:value-type="float">
            <text:p>2060.4</text:p>
          </table:table-cell>
          <table:table-cell table:style-name="ce7" table:formula="of:=[.R270]" office:value-type="float" office:value="2059.92713466098" calcext:value-type="float">
            <text:p>2059.9</text:p>
          </table:table-cell>
          <table:table-cell table:style-name="ce5" table:formula="of:=SUMPRODUCT([.J271:.S271];pot_heat_diffusion)" office:value-type="float" office:value="2061.95194744572" calcext:value-type="float">
            <text:p>2062</text:p>
          </table:table-cell>
          <table:table-cell table:style-name="ce5" table:formula="of:=[.V270]*leakage_out" office:value-type="float" office:value="1582.05883266576" calcext:value-type="float">
            <text:p>1582</text:p>
          </table:table-cell>
          <table:table-cell table:style-name="ce5" table:formula="of:=[.V270]+[.T271]-[.U271]" office:value-type="float" office:value="264156.365225739" calcext:value-type="float">
            <text:p>264156</text:p>
          </table:table-cell>
          <table:table-cell table:style-name="ce12" table:formula="of:= temp_out + [.V271]/pot_water_mass" office:value-type="float" office:value="113.043633551025" calcext:value-type="float">
            <text:p>113.0</text:p>
          </table:table-cell>
          <table:table-cell table:style-name="ce7" table:formula="of:=IF([.G271]&gt;thermagon_temp_max;0;IF([.W2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table:formula="of:=burner_C_per_s * [.X271]/100 * time_incr" office:value-type="float" office:value="2149.61306964746" calcext:value-type="float">
            <text:p>2150</text:p>
          </table:table-cell>
          <table:table-cell table:style-name="ce3" table:formula="of:=[.B272]" office:value-type="float" office:value="2149.61306964746" calcext:value-type="float">
            <text:p>2150</text:p>
          </table:table-cell>
          <table:table-cell table:style-name="ce3" table:formula="of:=[.C271]" office:value-type="float" office:value="2149.61306964746" calcext:value-type="float">
            <text:p>2150</text:p>
          </table:table-cell>
          <table:table-cell table:style-name="ce5" table:formula="of:=SUMPRODUCT([.B272:.D272];burner_heat_diffusion)" office:value-type="float" office:value="2149.61306964746" calcext:value-type="float">
            <text:p>2150</text:p>
          </table:table-cell>
          <table:table-cell table:formula="of:=[.F271]+[.E272]-[.J271]" office:value-type="float" office:value="52016.2285822827" calcext:value-type="float">
            <text:p>52016</text:p>
          </table:table-cell>
          <table:table-cell table:style-name="ce7" table:formula="of:=temp_out + [.F272] / burner_heat_mass" office:value-type="float" office:value="124.032457164565" calcext:value-type="float">
            <text:p>124.0</text:p>
          </table:table-cell>
          <table:table-cell table:style-name="ce7" table:formula="of:=[.G272]-[.W271]" office:value-type="float" office:value="10.9888236135405" calcext:value-type="float">
            <text:p>11.0</text:p>
          </table:table-cell>
          <table:table-cell table:style-name="ce5" table:formula="of:=thermagon_k * burner_A * [.H272] / thermagon_L" office:value-type="float" office:value="1440.5206419391" calcext:value-type="float">
            <text:p>1441</text:p>
          </table:table-cell>
          <table:table-cell table:style-name="ce5" table:formula="of:=[.I272]/C_per_s_to_W*time_incr" office:value-type="float" office:value="2064.37466600617" calcext:value-type="float">
            <text:p>2064</text:p>
          </table:table-cell>
          <table:table-cell table:style-name="ce7" table:formula="of:=[.J271]" office:value-type="float" office:value="2063.94002308585" calcext:value-type="float">
            <text:p>2063.9</text:p>
          </table:table-cell>
          <table:table-cell table:style-name="ce7" table:formula="of:=[.K271]" office:value-type="float" office:value="2063.50316385855" calcext:value-type="float">
            <text:p>2063.5</text:p>
          </table:table-cell>
          <table:table-cell table:style-name="ce7" table:formula="of:=[.L271]" office:value-type="float" office:value="2063.06407702302" calcext:value-type="float">
            <text:p>2063.1</text:p>
          </table:table-cell>
          <table:table-cell table:style-name="ce7" table:formula="of:=[.M271]" office:value-type="float" office:value="2062.62275122035" calcext:value-type="float">
            <text:p>2062.6</text:p>
          </table:table-cell>
          <table:table-cell table:style-name="ce7" table:formula="of:=[.N271]" office:value-type="float" office:value="2062.17917503372" calcext:value-type="float">
            <text:p>2062.2</text:p>
          </table:table-cell>
          <table:table-cell table:style-name="ce7" table:formula="of:=[.O271]" office:value-type="float" office:value="2061.73333698812" calcext:value-type="float">
            <text:p>2061.7</text:p>
          </table:table-cell>
          <table:table-cell table:style-name="ce7" table:formula="of:=[.P271]" office:value-type="float" office:value="2061.28522554999" calcext:value-type="float">
            <text:p>2061.3</text:p>
          </table:table-cell>
          <table:table-cell table:style-name="ce7" table:formula="of:=[.Q271]" office:value-type="float" office:value="2060.83482912696" calcext:value-type="float">
            <text:p>2060.8</text:p>
          </table:table-cell>
          <table:table-cell table:style-name="ce7" table:formula="of:=[.R271]" office:value-type="float" office:value="2060.38213606759" calcext:value-type="float">
            <text:p>2060.4</text:p>
          </table:table-cell>
          <table:table-cell table:style-name="ce5" table:formula="of:=SUMPRODUCT([.J272:.S272];pot_heat_diffusion)" office:value-type="float" office:value="2062.39667642037" calcext:value-type="float">
            <text:p>2062</text:p>
          </table:table-cell>
          <table:table-cell table:style-name="ce5" table:formula="of:=[.V271]*leakage_out" office:value-type="float" office:value="1584.93819135444" calcext:value-type="float">
            <text:p>1585</text:p>
          </table:table-cell>
          <table:table-cell table:style-name="ce5" table:formula="of:=[.V271]+[.T272]-[.U272]" office:value-type="float" office:value="264633.823710805" calcext:value-type="float">
            <text:p>264634</text:p>
          </table:table-cell>
          <table:table-cell table:style-name="ce12" table:formula="of:= temp_out + [.V272]/pot_water_mass" office:value-type="float" office:value="113.21180845865" calcext:value-type="float">
            <text:p>113.2</text:p>
          </table:table-cell>
          <table:table-cell table:style-name="ce7" table:formula="of:=IF([.G272]&gt;thermagon_temp_max;0;IF([.W2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table:formula="of:=burner_C_per_s * [.X272]/100 * time_incr" office:value-type="float" office:value="2149.61306964746" calcext:value-type="float">
            <text:p>2150</text:p>
          </table:table-cell>
          <table:table-cell table:style-name="ce3" table:formula="of:=[.B273]" office:value-type="float" office:value="2149.61306964746" calcext:value-type="float">
            <text:p>2150</text:p>
          </table:table-cell>
          <table:table-cell table:style-name="ce3" table:formula="of:=[.C272]" office:value-type="float" office:value="2149.61306964746" calcext:value-type="float">
            <text:p>2150</text:p>
          </table:table-cell>
          <table:table-cell table:style-name="ce5" table:formula="of:=SUMPRODUCT([.B273:.D273];burner_heat_diffusion)" office:value-type="float" office:value="2149.61306964746" calcext:value-type="float">
            <text:p>2150</text:p>
          </table:table-cell>
          <table:table-cell table:formula="of:=[.F272]+[.E273]-[.J272]" office:value-type="float" office:value="52101.466985924" calcext:value-type="float">
            <text:p>52101</text:p>
          </table:table-cell>
          <table:table-cell table:style-name="ce7" table:formula="of:=temp_out + [.F273] / burner_heat_mass" office:value-type="float" office:value="124.202933971848" calcext:value-type="float">
            <text:p>124.2</text:p>
          </table:table-cell>
          <table:table-cell table:style-name="ce7" table:formula="of:=[.G273]-[.W272]" office:value-type="float" office:value="10.9911255131984" calcext:value-type="float">
            <text:p>11.0</text:p>
          </table:table-cell>
          <table:table-cell table:style-name="ce5" table:formula="of:=thermagon_k * burner_A * [.H273] / thermagon_L" office:value-type="float" office:value="1440.82239707592" calcext:value-type="float">
            <text:p>1441</text:p>
          </table:table-cell>
          <table:table-cell table:style-name="ce5" table:formula="of:=[.I273]/C_per_s_to_W*time_incr" office:value-type="float" office:value="2064.80710386345" calcext:value-type="float">
            <text:p>2065</text:p>
          </table:table-cell>
          <table:table-cell table:style-name="ce7" table:formula="of:=[.J272]" office:value-type="float" office:value="2064.37466600617" calcext:value-type="float">
            <text:p>2064.4</text:p>
          </table:table-cell>
          <table:table-cell table:style-name="ce7" table:formula="of:=[.K272]" office:value-type="float" office:value="2063.94002308585" calcext:value-type="float">
            <text:p>2063.9</text:p>
          </table:table-cell>
          <table:table-cell table:style-name="ce7" table:formula="of:=[.L272]" office:value-type="float" office:value="2063.50316385855" calcext:value-type="float">
            <text:p>2063.5</text:p>
          </table:table-cell>
          <table:table-cell table:style-name="ce7" table:formula="of:=[.M272]" office:value-type="float" office:value="2063.06407702302" calcext:value-type="float">
            <text:p>2063.1</text:p>
          </table:table-cell>
          <table:table-cell table:style-name="ce7" table:formula="of:=[.N272]" office:value-type="float" office:value="2062.62275122035" calcext:value-type="float">
            <text:p>2062.6</text:p>
          </table:table-cell>
          <table:table-cell table:style-name="ce7" table:formula="of:=[.O272]" office:value-type="float" office:value="2062.17917503372" calcext:value-type="float">
            <text:p>2062.2</text:p>
          </table:table-cell>
          <table:table-cell table:style-name="ce7" table:formula="of:=[.P272]" office:value-type="float" office:value="2061.73333698812" calcext:value-type="float">
            <text:p>2061.7</text:p>
          </table:table-cell>
          <table:table-cell table:style-name="ce7" table:formula="of:=[.Q272]" office:value-type="float" office:value="2061.28522554999" calcext:value-type="float">
            <text:p>2061.3</text:p>
          </table:table-cell>
          <table:table-cell table:style-name="ce7" table:formula="of:=[.R272]" office:value-type="float" office:value="2060.83482912696" calcext:value-type="float">
            <text:p>2060.8</text:p>
          </table:table-cell>
          <table:table-cell table:style-name="ce5" table:formula="of:=SUMPRODUCT([.J273:.S273];pot_heat_diffusion)" office:value-type="float" office:value="2062.83914916266" calcext:value-type="float">
            <text:p>2063</text:p>
          </table:table-cell>
          <table:table-cell table:style-name="ce5" table:formula="of:=[.V272]*leakage_out" office:value-type="float" office:value="1587.80294226483" calcext:value-type="float">
            <text:p>1588</text:p>
          </table:table-cell>
          <table:table-cell table:style-name="ce5" table:formula="of:=[.V272]+[.T273]-[.U273]" office:value-type="float" office:value="265108.859917703" calcext:value-type="float">
            <text:p>265109</text:p>
          </table:table-cell>
          <table:table-cell table:style-name="ce12" table:formula="of:= temp_out + [.V273]/pot_water_mass" office:value-type="float" office:value="113.379130168729" calcext:value-type="float">
            <text:p>113.4</text:p>
          </table:table-cell>
          <table:table-cell table:style-name="ce7" table:formula="of:=IF([.G273]&gt;thermagon_temp_max;0;IF([.W2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3" table:formula="of:=burner_C_per_s * [.X273]/100 * time_incr" office:value-type="float" office:value="2149.61306964746" calcext:value-type="float">
            <text:p>2150</text:p>
          </table:table-cell>
          <table:table-cell table:style-name="ce3" table:formula="of:=[.B274]" office:value-type="float" office:value="2149.61306964746" calcext:value-type="float">
            <text:p>2150</text:p>
          </table:table-cell>
          <table:table-cell table:style-name="ce3" table:formula="of:=[.C273]" office:value-type="float" office:value="2149.61306964746" calcext:value-type="float">
            <text:p>2150</text:p>
          </table:table-cell>
          <table:table-cell table:style-name="ce5" table:formula="of:=SUMPRODUCT([.B274:.D274];burner_heat_diffusion)" office:value-type="float" office:value="2149.61306964746" calcext:value-type="float">
            <text:p>2150</text:p>
          </table:table-cell>
          <table:table-cell table:formula="of:=[.F273]+[.E274]-[.J273]" office:value-type="float" office:value="52186.272951708" calcext:value-type="float">
            <text:p>52186</text:p>
          </table:table-cell>
          <table:table-cell table:style-name="ce7" table:formula="of:=temp_out + [.F274] / burner_heat_mass" office:value-type="float" office:value="124.372545903416" calcext:value-type="float">
            <text:p>124.4</text:p>
          </table:table-cell>
          <table:table-cell table:style-name="ce7" table:formula="of:=[.G274]-[.W273]" office:value-type="float" office:value="10.9934157346865" calcext:value-type="float">
            <text:p>11.0</text:p>
          </table:table-cell>
          <table:table-cell table:style-name="ce5" table:formula="of:=thermagon_k * burner_A * [.H274] / thermagon_L" office:value-type="float" office:value="1441.12262132596" calcext:value-type="float">
            <text:p>1441</text:p>
          </table:table-cell>
          <table:table-cell table:style-name="ce5" table:formula="of:=[.I274]/C_per_s_to_W*time_incr" office:value-type="float" office:value="2065.2373478446" calcext:value-type="float">
            <text:p>2065</text:p>
          </table:table-cell>
          <table:table-cell table:style-name="ce7" table:formula="of:=[.J273]" office:value-type="float" office:value="2064.80710386345" calcext:value-type="float">
            <text:p>2064.8</text:p>
          </table:table-cell>
          <table:table-cell table:style-name="ce7" table:formula="of:=[.K273]" office:value-type="float" office:value="2064.37466600617" calcext:value-type="float">
            <text:p>2064.4</text:p>
          </table:table-cell>
          <table:table-cell table:style-name="ce7" table:formula="of:=[.L273]" office:value-type="float" office:value="2063.94002308585" calcext:value-type="float">
            <text:p>2063.9</text:p>
          </table:table-cell>
          <table:table-cell table:style-name="ce7" table:formula="of:=[.M273]" office:value-type="float" office:value="2063.50316385855" calcext:value-type="float">
            <text:p>2063.5</text:p>
          </table:table-cell>
          <table:table-cell table:style-name="ce7" table:formula="of:=[.N273]" office:value-type="float" office:value="2063.06407702302" calcext:value-type="float">
            <text:p>2063.1</text:p>
          </table:table-cell>
          <table:table-cell table:style-name="ce7" table:formula="of:=[.O273]" office:value-type="float" office:value="2062.62275122035" calcext:value-type="float">
            <text:p>2062.6</text:p>
          </table:table-cell>
          <table:table-cell table:style-name="ce7" table:formula="of:=[.P273]" office:value-type="float" office:value="2062.17917503372" calcext:value-type="float">
            <text:p>2062.2</text:p>
          </table:table-cell>
          <table:table-cell table:style-name="ce7" table:formula="of:=[.Q273]" office:value-type="float" office:value="2061.73333698812" calcext:value-type="float">
            <text:p>2061.7</text:p>
          </table:table-cell>
          <table:table-cell table:style-name="ce7" table:formula="of:=[.R273]" office:value-type="float" office:value="2061.28522554999" calcext:value-type="float">
            <text:p>2061.3</text:p>
          </table:table-cell>
          <table:table-cell table:style-name="ce5" table:formula="of:=SUMPRODUCT([.J274:.S274];pot_heat_diffusion)" office:value-type="float" office:value="2063.27937711907" calcext:value-type="float">
            <text:p>2063</text:p>
          </table:table-cell>
          <table:table-cell table:style-name="ce5" table:formula="of:=[.V273]*leakage_out" office:value-type="float" office:value="1590.65315950622" calcext:value-type="float">
            <text:p>1591</text:p>
          </table:table-cell>
          <table:table-cell table:style-name="ce5" table:formula="of:=[.V273]+[.T274]-[.U274]" office:value-type="float" office:value="265581.486135316" calcext:value-type="float">
            <text:p>265581</text:p>
          </table:table-cell>
          <table:table-cell table:style-name="ce12" table:formula="of:= temp_out + [.V274]/pot_water_mass" office:value-type="float" office:value="113.54560300977" calcext:value-type="float">
            <text:p>113.5</text:p>
          </table:table-cell>
          <table:table-cell table:style-name="ce7" table:formula="of:=IF([.G274]&gt;thermagon_temp_max;0;IF([.W2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table:formula="of:=burner_C_per_s * [.X274]/100 * time_incr" office:value-type="float" office:value="2149.61306964746" calcext:value-type="float">
            <text:p>2150</text:p>
          </table:table-cell>
          <table:table-cell table:style-name="ce3" table:formula="of:=[.B275]" office:value-type="float" office:value="2149.61306964746" calcext:value-type="float">
            <text:p>2150</text:p>
          </table:table-cell>
          <table:table-cell table:style-name="ce3" table:formula="of:=[.C274]" office:value-type="float" office:value="2149.61306964746" calcext:value-type="float">
            <text:p>2150</text:p>
          </table:table-cell>
          <table:table-cell table:style-name="ce5" table:formula="of:=SUMPRODUCT([.B275:.D275];burner_heat_diffusion)" office:value-type="float" office:value="2149.61306964746" calcext:value-type="float">
            <text:p>2150</text:p>
          </table:table-cell>
          <table:table-cell table:formula="of:=[.F274]+[.E275]-[.J274]" office:value-type="float" office:value="52270.6486735109" calcext:value-type="float">
            <text:p>52271</text:p>
          </table:table-cell>
          <table:table-cell table:style-name="ce7" table:formula="of:=temp_out + [.F275] / burner_heat_mass" office:value-type="float" office:value="124.541297347022" calcext:value-type="float">
            <text:p>124.5</text:p>
          </table:table-cell>
          <table:table-cell table:style-name="ce7" table:formula="of:=[.G275]-[.W274]" office:value-type="float" office:value="10.9956943372513" calcext:value-type="float">
            <text:p>11.0</text:p>
          </table:table-cell>
          <table:table-cell table:style-name="ce5" table:formula="of:=thermagon_k * burner_A * [.H275] / thermagon_L" office:value-type="float" office:value="1441.42132245583" calcext:value-type="float">
            <text:p>1441</text:p>
          </table:table-cell>
          <table:table-cell table:style-name="ce5" table:formula="of:=[.I275]/C_per_s_to_W*time_incr" office:value-type="float" office:value="2065.66540907973" calcext:value-type="float">
            <text:p>2066</text:p>
          </table:table-cell>
          <table:table-cell table:style-name="ce7" table:formula="of:=[.J274]" office:value-type="float" office:value="2065.2373478446" calcext:value-type="float">
            <text:p>2065.2</text:p>
          </table:table-cell>
          <table:table-cell table:style-name="ce7" table:formula="of:=[.K274]" office:value-type="float" office:value="2064.80710386345" calcext:value-type="float">
            <text:p>2064.8</text:p>
          </table:table-cell>
          <table:table-cell table:style-name="ce7" table:formula="of:=[.L274]" office:value-type="float" office:value="2064.37466600617" calcext:value-type="float">
            <text:p>2064.4</text:p>
          </table:table-cell>
          <table:table-cell table:style-name="ce7" table:formula="of:=[.M274]" office:value-type="float" office:value="2063.94002308585" calcext:value-type="float">
            <text:p>2063.9</text:p>
          </table:table-cell>
          <table:table-cell table:style-name="ce7" table:formula="of:=[.N274]" office:value-type="float" office:value="2063.50316385855" calcext:value-type="float">
            <text:p>2063.5</text:p>
          </table:table-cell>
          <table:table-cell table:style-name="ce7" table:formula="of:=[.O274]" office:value-type="float" office:value="2063.06407702302" calcext:value-type="float">
            <text:p>2063.1</text:p>
          </table:table-cell>
          <table:table-cell table:style-name="ce7" table:formula="of:=[.P274]" office:value-type="float" office:value="2062.62275122035" calcext:value-type="float">
            <text:p>2062.6</text:p>
          </table:table-cell>
          <table:table-cell table:style-name="ce7" table:formula="of:=[.Q274]" office:value-type="float" office:value="2062.17917503372" calcext:value-type="float">
            <text:p>2062.2</text:p>
          </table:table-cell>
          <table:table-cell table:style-name="ce7" table:formula="of:=[.R274]" office:value-type="float" office:value="2061.73333698812" calcext:value-type="float">
            <text:p>2061.7</text:p>
          </table:table-cell>
          <table:table-cell table:style-name="ce5" table:formula="of:=SUMPRODUCT([.J275:.S275];pot_heat_diffusion)" office:value-type="float" office:value="2063.71737167802" calcext:value-type="float">
            <text:p>2064</text:p>
          </table:table-cell>
          <table:table-cell table:style-name="ce5" table:formula="of:=[.V274]*leakage_out" office:value-type="float" office:value="1593.4889168119" calcext:value-type="float">
            <text:p>1593</text:p>
          </table:table-cell>
          <table:table-cell table:style-name="ce5" table:formula="of:=[.V274]+[.T275]-[.U275]" office:value-type="float" office:value="266051.714590182" calcext:value-type="float">
            <text:p>266052</text:p>
          </table:table-cell>
          <table:table-cell table:style-name="ce12" table:formula="of:= temp_out + [.V275]/pot_water_mass" office:value-type="float" office:value="113.711231288318" calcext:value-type="float">
            <text:p>113.7</text:p>
          </table:table-cell>
          <table:table-cell table:style-name="ce7" table:formula="of:=IF([.G275]&gt;thermagon_temp_max;0;IF([.W2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" table:formula="of:=burner_C_per_s * [.X275]/100 * time_incr" office:value-type="float" office:value="2149.61306964746" calcext:value-type="float">
            <text:p>2150</text:p>
          </table:table-cell>
          <table:table-cell table:style-name="ce3" table:formula="of:=[.B276]" office:value-type="float" office:value="2149.61306964746" calcext:value-type="float">
            <text:p>2150</text:p>
          </table:table-cell>
          <table:table-cell table:style-name="ce3" table:formula="of:=[.C275]" office:value-type="float" office:value="2149.61306964746" calcext:value-type="float">
            <text:p>2150</text:p>
          </table:table-cell>
          <table:table-cell table:style-name="ce5" table:formula="of:=SUMPRODUCT([.B276:.D276];burner_heat_diffusion)" office:value-type="float" office:value="2149.61306964746" calcext:value-type="float">
            <text:p>2150</text:p>
          </table:table-cell>
          <table:table-cell table:formula="of:=[.F275]+[.E276]-[.J275]" office:value-type="float" office:value="52354.5963340786" calcext:value-type="float">
            <text:p>52355</text:p>
          </table:table-cell>
          <table:table-cell table:style-name="ce7" table:formula="of:=temp_out + [.F276] / burner_heat_mass" office:value-type="float" office:value="124.709192668157" calcext:value-type="float">
            <text:p>124.7</text:p>
          </table:table-cell>
          <table:table-cell table:style-name="ce7" table:formula="of:=[.G276]-[.W275]" office:value-type="float" office:value="10.9979613798388" calcext:value-type="float">
            <text:p>11.0</text:p>
          </table:table-cell>
          <table:table-cell table:style-name="ce5" table:formula="of:=thermagon_k * burner_A * [.H276] / thermagon_L" office:value-type="float" office:value="1441.71850819275" calcext:value-type="float">
            <text:p>1442</text:p>
          </table:table-cell>
          <table:table-cell table:style-name="ce5" table:formula="of:=[.I276]/C_per_s_to_W*time_incr" office:value-type="float" office:value="2066.09129864252" calcext:value-type="float">
            <text:p>2066</text:p>
          </table:table-cell>
          <table:table-cell table:style-name="ce7" table:formula="of:=[.J275]" office:value-type="float" office:value="2065.66540907973" calcext:value-type="float">
            <text:p>2065.7</text:p>
          </table:table-cell>
          <table:table-cell table:style-name="ce7" table:formula="of:=[.K275]" office:value-type="float" office:value="2065.2373478446" calcext:value-type="float">
            <text:p>2065.2</text:p>
          </table:table-cell>
          <table:table-cell table:style-name="ce7" table:formula="of:=[.L275]" office:value-type="float" office:value="2064.80710386345" calcext:value-type="float">
            <text:p>2064.8</text:p>
          </table:table-cell>
          <table:table-cell table:style-name="ce7" table:formula="of:=[.M275]" office:value-type="float" office:value="2064.37466600617" calcext:value-type="float">
            <text:p>2064.4</text:p>
          </table:table-cell>
          <table:table-cell table:style-name="ce7" table:formula="of:=[.N275]" office:value-type="float" office:value="2063.94002308585" calcext:value-type="float">
            <text:p>2063.9</text:p>
          </table:table-cell>
          <table:table-cell table:style-name="ce7" table:formula="of:=[.O275]" office:value-type="float" office:value="2063.50316385855" calcext:value-type="float">
            <text:p>2063.5</text:p>
          </table:table-cell>
          <table:table-cell table:style-name="ce7" table:formula="of:=[.P275]" office:value-type="float" office:value="2063.06407702302" calcext:value-type="float">
            <text:p>2063.1</text:p>
          </table:table-cell>
          <table:table-cell table:style-name="ce7" table:formula="of:=[.Q275]" office:value-type="float" office:value="2062.62275122035" calcext:value-type="float">
            <text:p>2062.6</text:p>
          </table:table-cell>
          <table:table-cell table:style-name="ce7" table:formula="of:=[.R275]" office:value-type="float" office:value="2062.17917503372" calcext:value-type="float">
            <text:p>2062.2</text:p>
          </table:table-cell>
          <table:table-cell table:style-name="ce5" table:formula="of:=SUMPRODUCT([.J276:.S276];pot_heat_diffusion)" office:value-type="float" office:value="2064.15314417015" calcext:value-type="float">
            <text:p>2064</text:p>
          </table:table-cell>
          <table:table-cell table:style-name="ce5" table:formula="of:=[.V275]*leakage_out" office:value-type="float" office:value="1596.31028754109" calcext:value-type="float">
            <text:p>1596</text:p>
          </table:table-cell>
          <table:table-cell table:style-name="ce5" table:formula="of:=[.V275]+[.T276]-[.U276]" office:value-type="float" office:value="266519.557446811" calcext:value-type="float">
            <text:p>266520</text:p>
          </table:table-cell>
          <table:table-cell table:style-name="ce12" table:formula="of:= temp_out + [.V276]/pot_water_mass" office:value-type="float" office:value="113.876019289071" calcext:value-type="float">
            <text:p>113.9</text:p>
          </table:table-cell>
          <table:table-cell table:style-name="ce7" table:formula="of:=IF([.G276]&gt;thermagon_temp_max;0;IF([.W2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table:formula="of:=burner_C_per_s * [.X276]/100 * time_incr" office:value-type="float" office:value="2149.61306964746" calcext:value-type="float">
            <text:p>2150</text:p>
          </table:table-cell>
          <table:table-cell table:style-name="ce3" table:formula="of:=[.B277]" office:value-type="float" office:value="2149.61306964746" calcext:value-type="float">
            <text:p>2150</text:p>
          </table:table-cell>
          <table:table-cell table:style-name="ce3" table:formula="of:=[.C276]" office:value-type="float" office:value="2149.61306964746" calcext:value-type="float">
            <text:p>2150</text:p>
          </table:table-cell>
          <table:table-cell table:style-name="ce5" table:formula="of:=SUMPRODUCT([.B277:.D277];burner_heat_diffusion)" office:value-type="float" office:value="2149.61306964746" calcext:value-type="float">
            <text:p>2150</text:p>
          </table:table-cell>
          <table:table-cell table:formula="of:=[.F276]+[.E277]-[.J276]" office:value-type="float" office:value="52438.1181050835" calcext:value-type="float">
            <text:p>52438</text:p>
          </table:table-cell>
          <table:table-cell table:style-name="ce7" table:formula="of:=temp_out + [.F277] / burner_heat_mass" office:value-type="float" office:value="124.876236210167" calcext:value-type="float">
            <text:p>124.9</text:p>
          </table:table-cell>
          <table:table-cell table:style-name="ce7" table:formula="of:=[.G277]-[.W276]" office:value-type="float" office:value="11.0002169210959" calcext:value-type="float">
            <text:p>11.0</text:p>
          </table:table-cell>
          <table:table-cell table:style-name="ce5" table:formula="of:=thermagon_k * burner_A * [.H277] / thermagon_L" office:value-type="float" office:value="1442.01418622472" calcext:value-type="float">
            <text:p>1442</text:p>
          </table:table-cell>
          <table:table-cell table:style-name="ce5" table:formula="of:=[.I277]/C_per_s_to_W*time_incr" office:value-type="float" office:value="2066.51502755047" calcext:value-type="float">
            <text:p>2067</text:p>
          </table:table-cell>
          <table:table-cell table:style-name="ce7" table:formula="of:=[.J276]" office:value-type="float" office:value="2066.09129864252" calcext:value-type="float">
            <text:p>2066.1</text:p>
          </table:table-cell>
          <table:table-cell table:style-name="ce7" table:formula="of:=[.K276]" office:value-type="float" office:value="2065.66540907973" calcext:value-type="float">
            <text:p>2065.7</text:p>
          </table:table-cell>
          <table:table-cell table:style-name="ce7" table:formula="of:=[.L276]" office:value-type="float" office:value="2065.2373478446" calcext:value-type="float">
            <text:p>2065.2</text:p>
          </table:table-cell>
          <table:table-cell table:style-name="ce7" table:formula="of:=[.M276]" office:value-type="float" office:value="2064.80710386345" calcext:value-type="float">
            <text:p>2064.8</text:p>
          </table:table-cell>
          <table:table-cell table:style-name="ce7" table:formula="of:=[.N276]" office:value-type="float" office:value="2064.37466600617" calcext:value-type="float">
            <text:p>2064.4</text:p>
          </table:table-cell>
          <table:table-cell table:style-name="ce7" table:formula="of:=[.O276]" office:value-type="float" office:value="2063.94002308585" calcext:value-type="float">
            <text:p>2063.9</text:p>
          </table:table-cell>
          <table:table-cell table:style-name="ce7" table:formula="of:=[.P276]" office:value-type="float" office:value="2063.50316385855" calcext:value-type="float">
            <text:p>2063.5</text:p>
          </table:table-cell>
          <table:table-cell table:style-name="ce7" table:formula="of:=[.Q276]" office:value-type="float" office:value="2063.06407702302" calcext:value-type="float">
            <text:p>2063.1</text:p>
          </table:table-cell>
          <table:table-cell table:style-name="ce7" table:formula="of:=[.R276]" office:value-type="float" office:value="2062.62275122035" calcext:value-type="float">
            <text:p>2062.6</text:p>
          </table:table-cell>
          <table:table-cell table:style-name="ce5" table:formula="of:=SUMPRODUCT([.J277:.S277];pot_heat_diffusion)" office:value-type="float" office:value="2064.58670586862" calcext:value-type="float">
            <text:p>2065</text:p>
          </table:table-cell>
          <table:table-cell table:style-name="ce5" table:formula="of:=[.V276]*leakage_out" office:value-type="float" office:value="1599.11734468087" calcext:value-type="float">
            <text:p>1599</text:p>
          </table:table-cell>
          <table:table-cell table:style-name="ce5" table:formula="of:=[.V276]+[.T277]-[.U277]" office:value-type="float" office:value="266985.026807999" calcext:value-type="float">
            <text:p>266985</text:p>
          </table:table-cell>
          <table:table-cell table:style-name="ce12" table:formula="of:= temp_out + [.V277]/pot_water_mass" office:value-type="float" office:value="114.039971274989" calcext:value-type="float">
            <text:p>114.0</text:p>
          </table:table-cell>
          <table:table-cell table:style-name="ce7" table:formula="of:=IF([.G277]&gt;thermagon_temp_max;0;IF([.W2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" table:formula="of:=burner_C_per_s * [.X277]/100 * time_incr" office:value-type="float" office:value="2149.61306964746" calcext:value-type="float">
            <text:p>2150</text:p>
          </table:table-cell>
          <table:table-cell table:style-name="ce3" table:formula="of:=[.B278]" office:value-type="float" office:value="2149.61306964746" calcext:value-type="float">
            <text:p>2150</text:p>
          </table:table-cell>
          <table:table-cell table:style-name="ce3" table:formula="of:=[.C277]" office:value-type="float" office:value="2149.61306964746" calcext:value-type="float">
            <text:p>2150</text:p>
          </table:table-cell>
          <table:table-cell table:style-name="ce5" table:formula="of:=SUMPRODUCT([.B278:.D278];burner_heat_diffusion)" office:value-type="float" office:value="2149.61306964746" calcext:value-type="float">
            <text:p>2150</text:p>
          </table:table-cell>
          <table:table-cell table:formula="of:=[.F277]+[.E278]-[.J277]" office:value-type="float" office:value="52521.2161471805" calcext:value-type="float">
            <text:p>52521</text:p>
          </table:table-cell>
          <table:table-cell table:style-name="ce7" table:formula="of:=temp_out + [.F278] / burner_heat_mass" office:value-type="float" office:value="125.042432294361" calcext:value-type="float">
            <text:p>125.0</text:p>
          </table:table-cell>
          <table:table-cell table:style-name="ce7" table:formula="of:=[.G278]-[.W277]" office:value-type="float" office:value="11.0024610193722" calcext:value-type="float">
            <text:p>11.0</text:p>
          </table:table-cell>
          <table:table-cell table:style-name="ce5" table:formula="of:=thermagon_k * burner_A * [.H278] / thermagon_L" office:value-type="float" office:value="1442.30836420073" calcext:value-type="float">
            <text:p>1442</text:p>
          </table:table-cell>
          <table:table-cell table:style-name="ce5" table:formula="of:=[.I278]/C_per_s_to_W*time_incr" office:value-type="float" office:value="2066.93660676517" calcext:value-type="float">
            <text:p>2067</text:p>
          </table:table-cell>
          <table:table-cell table:style-name="ce7" table:formula="of:=[.J277]" office:value-type="float" office:value="2066.51502755047" calcext:value-type="float">
            <text:p>2066.5</text:p>
          </table:table-cell>
          <table:table-cell table:style-name="ce7" table:formula="of:=[.K277]" office:value-type="float" office:value="2066.09129864252" calcext:value-type="float">
            <text:p>2066.1</text:p>
          </table:table-cell>
          <table:table-cell table:style-name="ce7" table:formula="of:=[.L277]" office:value-type="float" office:value="2065.66540907973" calcext:value-type="float">
            <text:p>2065.7</text:p>
          </table:table-cell>
          <table:table-cell table:style-name="ce7" table:formula="of:=[.M277]" office:value-type="float" office:value="2065.2373478446" calcext:value-type="float">
            <text:p>2065.2</text:p>
          </table:table-cell>
          <table:table-cell table:style-name="ce7" table:formula="of:=[.N277]" office:value-type="float" office:value="2064.80710386345" calcext:value-type="float">
            <text:p>2064.8</text:p>
          </table:table-cell>
          <table:table-cell table:style-name="ce7" table:formula="of:=[.O277]" office:value-type="float" office:value="2064.37466600617" calcext:value-type="float">
            <text:p>2064.4</text:p>
          </table:table-cell>
          <table:table-cell table:style-name="ce7" table:formula="of:=[.P277]" office:value-type="float" office:value="2063.94002308585" calcext:value-type="float">
            <text:p>2063.9</text:p>
          </table:table-cell>
          <table:table-cell table:style-name="ce7" table:formula="of:=[.Q277]" office:value-type="float" office:value="2063.50316385855" calcext:value-type="float">
            <text:p>2063.5</text:p>
          </table:table-cell>
          <table:table-cell table:style-name="ce7" table:formula="of:=[.R277]" office:value-type="float" office:value="2063.06407702302" calcext:value-type="float">
            <text:p>2063.1</text:p>
          </table:table-cell>
          <table:table-cell table:style-name="ce5" table:formula="of:=SUMPRODUCT([.J278:.S278];pot_heat_diffusion)" office:value-type="float" office:value="2065.01806798938" calcext:value-type="float">
            <text:p>2065</text:p>
          </table:table-cell>
          <table:table-cell table:style-name="ce5" table:formula="of:=[.V277]*leakage_out" office:value-type="float" office:value="1601.91016084799" calcext:value-type="float">
            <text:p>1602</text:p>
          </table:table-cell>
          <table:table-cell table:style-name="ce5" table:formula="of:=[.V277]+[.T278]-[.U278]" office:value-type="float" office:value="267448.13471514" calcext:value-type="float">
            <text:p>267448</text:p>
          </table:table-cell>
          <table:table-cell table:style-name="ce12" table:formula="of:= temp_out + [.V278]/pot_water_mass" office:value-type="float" office:value="114.203091487405" calcext:value-type="float">
            <text:p>114.2</text:p>
          </table:table-cell>
          <table:table-cell table:style-name="ce7" table:formula="of:=IF([.G278]&gt;thermagon_temp_max;0;IF([.W2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table:formula="of:=burner_C_per_s * [.X278]/100 * time_incr" office:value-type="float" office:value="2149.61306964746" calcext:value-type="float">
            <text:p>2150</text:p>
          </table:table-cell>
          <table:table-cell table:style-name="ce3" table:formula="of:=[.B279]" office:value-type="float" office:value="2149.61306964746" calcext:value-type="float">
            <text:p>2150</text:p>
          </table:table-cell>
          <table:table-cell table:style-name="ce3" table:formula="of:=[.C278]" office:value-type="float" office:value="2149.61306964746" calcext:value-type="float">
            <text:p>2150</text:p>
          </table:table-cell>
          <table:table-cell table:style-name="ce5" table:formula="of:=SUMPRODUCT([.B279:.D279];burner_heat_diffusion)" office:value-type="float" office:value="2149.61306964746" calcext:value-type="float">
            <text:p>2150</text:p>
          </table:table-cell>
          <table:table-cell table:formula="of:=[.F278]+[.E279]-[.J278]" office:value-type="float" office:value="52603.8926100628" calcext:value-type="float">
            <text:p>52604</text:p>
          </table:table-cell>
          <table:table-cell table:style-name="ce7" table:formula="of:=temp_out + [.F279] / burner_heat_mass" office:value-type="float" office:value="125.207785220126" calcext:value-type="float">
            <text:p>125.2</text:p>
          </table:table-cell>
          <table:table-cell table:style-name="ce7" table:formula="of:=[.G279]-[.W278]" office:value-type="float" office:value="11.0046937327208" calcext:value-type="float">
            <text:p>11.0</text:p>
          </table:table-cell>
          <table:table-cell table:style-name="ce5" table:formula="of:=thermagon_k * burner_A * [.H279] / thermagon_L" office:value-type="float" office:value="1442.60104973099" calcext:value-type="float">
            <text:p>1443</text:p>
          </table:table-cell>
          <table:table-cell table:style-name="ce5" table:formula="of:=[.I279]/C_per_s_to_W*time_incr" office:value-type="float" office:value="2067.3560471926" calcext:value-type="float">
            <text:p>2067</text:p>
          </table:table-cell>
          <table:table-cell table:style-name="ce7" table:formula="of:=[.J278]" office:value-type="float" office:value="2066.93660676517" calcext:value-type="float">
            <text:p>2066.9</text:p>
          </table:table-cell>
          <table:table-cell table:style-name="ce7" table:formula="of:=[.K278]" office:value-type="float" office:value="2066.51502755047" calcext:value-type="float">
            <text:p>2066.5</text:p>
          </table:table-cell>
          <table:table-cell table:style-name="ce7" table:formula="of:=[.L278]" office:value-type="float" office:value="2066.09129864252" calcext:value-type="float">
            <text:p>2066.1</text:p>
          </table:table-cell>
          <table:table-cell table:style-name="ce7" table:formula="of:=[.M278]" office:value-type="float" office:value="2065.66540907973" calcext:value-type="float">
            <text:p>2065.7</text:p>
          </table:table-cell>
          <table:table-cell table:style-name="ce7" table:formula="of:=[.N278]" office:value-type="float" office:value="2065.2373478446" calcext:value-type="float">
            <text:p>2065.2</text:p>
          </table:table-cell>
          <table:table-cell table:style-name="ce7" table:formula="of:=[.O278]" office:value-type="float" office:value="2064.80710386345" calcext:value-type="float">
            <text:p>2064.8</text:p>
          </table:table-cell>
          <table:table-cell table:style-name="ce7" table:formula="of:=[.P278]" office:value-type="float" office:value="2064.37466600617" calcext:value-type="float">
            <text:p>2064.4</text:p>
          </table:table-cell>
          <table:table-cell table:style-name="ce7" table:formula="of:=[.Q278]" office:value-type="float" office:value="2063.94002308585" calcext:value-type="float">
            <text:p>2063.9</text:p>
          </table:table-cell>
          <table:table-cell table:style-name="ce7" table:formula="of:=[.R278]" office:value-type="float" office:value="2063.50316385855" calcext:value-type="float">
            <text:p>2063.5</text:p>
          </table:table-cell>
          <table:table-cell table:style-name="ce5" table:formula="of:=SUMPRODUCT([.J279:.S279];pot_heat_diffusion)" office:value-type="float" office:value="2065.44724169151" calcext:value-type="float">
            <text:p>2065</text:p>
          </table:table-cell>
          <table:table-cell table:style-name="ce5" table:formula="of:=[.V278]*leakage_out" office:value-type="float" office:value="1604.68880829084" calcext:value-type="float">
            <text:p>1605</text:p>
          </table:table-cell>
          <table:table-cell table:style-name="ce5" table:formula="of:=[.V278]+[.T279]-[.U279]" office:value-type="float" office:value="267908.893148541" calcext:value-type="float">
            <text:p>267909</text:p>
          </table:table-cell>
          <table:table-cell table:style-name="ce12" table:formula="of:= temp_out + [.V279]/pot_water_mass" office:value-type="float" office:value="114.365384146135" calcext:value-type="float">
            <text:p>114.4</text:p>
          </table:table-cell>
          <table:table-cell table:style-name="ce7" table:formula="of:=IF([.G279]&gt;thermagon_temp_max;0;IF([.W2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table:formula="of:=burner_C_per_s * [.X279]/100 * time_incr" office:value-type="float" office:value="2149.61306964746" calcext:value-type="float">
            <text:p>2150</text:p>
          </table:table-cell>
          <table:table-cell table:style-name="ce3" table:formula="of:=[.B280]" office:value-type="float" office:value="2149.61306964746" calcext:value-type="float">
            <text:p>2150</text:p>
          </table:table-cell>
          <table:table-cell table:style-name="ce3" table:formula="of:=[.C279]" office:value-type="float" office:value="2149.61306964746" calcext:value-type="float">
            <text:p>2150</text:p>
          </table:table-cell>
          <table:table-cell table:style-name="ce5" table:formula="of:=SUMPRODUCT([.B280:.D280];burner_heat_diffusion)" office:value-type="float" office:value="2149.61306964746" calcext:value-type="float">
            <text:p>2150</text:p>
          </table:table-cell>
          <table:table-cell table:formula="of:=[.F279]+[.E280]-[.J279]" office:value-type="float" office:value="52686.1496325177" calcext:value-type="float">
            <text:p>52686</text:p>
          </table:table-cell>
          <table:table-cell table:style-name="ce7" table:formula="of:=temp_out + [.F280] / burner_heat_mass" office:value-type="float" office:value="125.372299265035" calcext:value-type="float">
            <text:p>125.4</text:p>
          </table:table-cell>
          <table:table-cell table:style-name="ce7" table:formula="of:=[.G280]-[.W279]" office:value-type="float" office:value="11.0069151189008" calcext:value-type="float">
            <text:p>11.0</text:p>
          </table:table-cell>
          <table:table-cell table:style-name="ce5" table:formula="of:=thermagon_k * burner_A * [.H280] / thermagon_L" office:value-type="float" office:value="1442.89225038709" calcext:value-type="float">
            <text:p>1443</text:p>
          </table:table-cell>
          <table:table-cell table:style-name="ce5" table:formula="of:=[.I280]/C_per_s_to_W*time_incr" office:value-type="float" office:value="2067.77335968342" calcext:value-type="float">
            <text:p>2068</text:p>
          </table:table-cell>
          <table:table-cell table:style-name="ce7" table:formula="of:=[.J279]" office:value-type="float" office:value="2067.3560471926" calcext:value-type="float">
            <text:p>2067.4</text:p>
          </table:table-cell>
          <table:table-cell table:style-name="ce7" table:formula="of:=[.K279]" office:value-type="float" office:value="2066.93660676517" calcext:value-type="float">
            <text:p>2066.9</text:p>
          </table:table-cell>
          <table:table-cell table:style-name="ce7" table:formula="of:=[.L279]" office:value-type="float" office:value="2066.51502755047" calcext:value-type="float">
            <text:p>2066.5</text:p>
          </table:table-cell>
          <table:table-cell table:style-name="ce7" table:formula="of:=[.M279]" office:value-type="float" office:value="2066.09129864252" calcext:value-type="float">
            <text:p>2066.1</text:p>
          </table:table-cell>
          <table:table-cell table:style-name="ce7" table:formula="of:=[.N279]" office:value-type="float" office:value="2065.66540907973" calcext:value-type="float">
            <text:p>2065.7</text:p>
          </table:table-cell>
          <table:table-cell table:style-name="ce7" table:formula="of:=[.O279]" office:value-type="float" office:value="2065.2373478446" calcext:value-type="float">
            <text:p>2065.2</text:p>
          </table:table-cell>
          <table:table-cell table:style-name="ce7" table:formula="of:=[.P279]" office:value-type="float" office:value="2064.80710386345" calcext:value-type="float">
            <text:p>2064.8</text:p>
          </table:table-cell>
          <table:table-cell table:style-name="ce7" table:formula="of:=[.Q279]" office:value-type="float" office:value="2064.37466600617" calcext:value-type="float">
            <text:p>2064.4</text:p>
          </table:table-cell>
          <table:table-cell table:style-name="ce7" table:formula="of:=[.R279]" office:value-type="float" office:value="2063.94002308585" calcext:value-type="float">
            <text:p>2063.9</text:p>
          </table:table-cell>
          <table:table-cell table:style-name="ce5" table:formula="of:=SUMPRODUCT([.J280:.S280];pot_heat_diffusion)" office:value-type="float" office:value="2065.87423807745" calcext:value-type="float">
            <text:p>2066</text:p>
          </table:table-cell>
          <table:table-cell table:style-name="ce5" table:formula="of:=[.V279]*leakage_out" office:value-type="float" office:value="1607.45335889125" calcext:value-type="float">
            <text:p>1607</text:p>
          </table:table-cell>
          <table:table-cell table:style-name="ce5" table:formula="of:=[.V279]+[.T280]-[.U280]" office:value-type="float" office:value="268367.314027727" calcext:value-type="float">
            <text:p>268367</text:p>
          </table:table-cell>
          <table:table-cell table:style-name="ce12" table:formula="of:= temp_out + [.V280]/pot_water_mass" office:value-type="float" office:value="114.526853449586" calcext:value-type="float">
            <text:p>114.5</text:p>
          </table:table-cell>
          <table:table-cell table:style-name="ce7" table:formula="of:=IF([.G280]&gt;thermagon_temp_max;0;IF([.W2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table:formula="of:=burner_C_per_s * [.X280]/100 * time_incr" office:value-type="float" office:value="2149.61306964746" calcext:value-type="float">
            <text:p>2150</text:p>
          </table:table-cell>
          <table:table-cell table:style-name="ce3" table:formula="of:=[.B281]" office:value-type="float" office:value="2149.61306964746" calcext:value-type="float">
            <text:p>2150</text:p>
          </table:table-cell>
          <table:table-cell table:style-name="ce3" table:formula="of:=[.C280]" office:value-type="float" office:value="2149.61306964746" calcext:value-type="float">
            <text:p>2150</text:p>
          </table:table-cell>
          <table:table-cell table:style-name="ce5" table:formula="of:=SUMPRODUCT([.B281:.D281];burner_heat_diffusion)" office:value-type="float" office:value="2149.61306964746" calcext:value-type="float">
            <text:p>2150</text:p>
          </table:table-cell>
          <table:table-cell table:formula="of:=[.F280]+[.E281]-[.J280]" office:value-type="float" office:value="52767.9893424818" calcext:value-type="float">
            <text:p>52768</text:p>
          </table:table-cell>
          <table:table-cell table:style-name="ce7" table:formula="of:=temp_out + [.F281] / burner_heat_mass" office:value-type="float" office:value="125.535978684964" calcext:value-type="float">
            <text:p>125.5</text:p>
          </table:table-cell>
          <table:table-cell table:style-name="ce7" table:formula="of:=[.G281]-[.W280]" office:value-type="float" office:value="11.0091252353779" calcext:value-type="float">
            <text:p>11.0</text:p>
          </table:table-cell>
          <table:table-cell table:style-name="ce5" table:formula="of:=thermagon_k * burner_A * [.H281] / thermagon_L" office:value-type="float" office:value="1443.18197370219" calcext:value-type="float">
            <text:p>1443</text:p>
          </table:table-cell>
          <table:table-cell table:style-name="ce5" table:formula="of:=[.I281]/C_per_s_to_W*time_incr" office:value-type="float" office:value="2068.18855503323" calcext:value-type="float">
            <text:p>2068</text:p>
          </table:table-cell>
          <table:table-cell table:style-name="ce7" table:formula="of:=[.J280]" office:value-type="float" office:value="2067.77335968342" calcext:value-type="float">
            <text:p>2067.8</text:p>
          </table:table-cell>
          <table:table-cell table:style-name="ce7" table:formula="of:=[.K280]" office:value-type="float" office:value="2067.3560471926" calcext:value-type="float">
            <text:p>2067.4</text:p>
          </table:table-cell>
          <table:table-cell table:style-name="ce7" table:formula="of:=[.L280]" office:value-type="float" office:value="2066.93660676517" calcext:value-type="float">
            <text:p>2066.9</text:p>
          </table:table-cell>
          <table:table-cell table:style-name="ce7" table:formula="of:=[.M280]" office:value-type="float" office:value="2066.51502755047" calcext:value-type="float">
            <text:p>2066.5</text:p>
          </table:table-cell>
          <table:table-cell table:style-name="ce7" table:formula="of:=[.N280]" office:value-type="float" office:value="2066.09129864252" calcext:value-type="float">
            <text:p>2066.1</text:p>
          </table:table-cell>
          <table:table-cell table:style-name="ce7" table:formula="of:=[.O280]" office:value-type="float" office:value="2065.66540907973" calcext:value-type="float">
            <text:p>2065.7</text:p>
          </table:table-cell>
          <table:table-cell table:style-name="ce7" table:formula="of:=[.P280]" office:value-type="float" office:value="2065.2373478446" calcext:value-type="float">
            <text:p>2065.2</text:p>
          </table:table-cell>
          <table:table-cell table:style-name="ce7" table:formula="of:=[.Q280]" office:value-type="float" office:value="2064.80710386345" calcext:value-type="float">
            <text:p>2064.8</text:p>
          </table:table-cell>
          <table:table-cell table:style-name="ce7" table:formula="of:=[.R280]" office:value-type="float" office:value="2064.37466600617" calcext:value-type="float">
            <text:p>2064.4</text:p>
          </table:table-cell>
          <table:table-cell table:style-name="ce5" table:formula="of:=SUMPRODUCT([.J281:.S281];pot_heat_diffusion)" office:value-type="float" office:value="2066.29906819332" calcext:value-type="float">
            <text:p>2066</text:p>
          </table:table-cell>
          <table:table-cell table:style-name="ce5" table:formula="of:=[.V280]*leakage_out" office:value-type="float" office:value="1610.20388416636" calcext:value-type="float">
            <text:p>1610</text:p>
          </table:table-cell>
          <table:table-cell table:style-name="ce5" table:formula="of:=[.V280]+[.T281]-[.U281]" office:value-type="float" office:value="268823.409211754" calcext:value-type="float">
            <text:p>268823</text:p>
          </table:table-cell>
          <table:table-cell table:style-name="ce12" table:formula="of:= temp_out + [.V281]/pot_water_mass" office:value-type="float" office:value="114.687503574865" calcext:value-type="float">
            <text:p>114.7</text:p>
          </table:table-cell>
          <table:table-cell table:style-name="ce7" table:formula="of:=IF([.G281]&gt;thermagon_temp_max;0;IF([.W2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table:formula="of:=burner_C_per_s * [.X281]/100 * time_incr" office:value-type="float" office:value="2149.61306964746" calcext:value-type="float">
            <text:p>2150</text:p>
          </table:table-cell>
          <table:table-cell table:style-name="ce3" table:formula="of:=[.B282]" office:value-type="float" office:value="2149.61306964746" calcext:value-type="float">
            <text:p>2150</text:p>
          </table:table-cell>
          <table:table-cell table:style-name="ce3" table:formula="of:=[.C281]" office:value-type="float" office:value="2149.61306964746" calcext:value-type="float">
            <text:p>2150</text:p>
          </table:table-cell>
          <table:table-cell table:style-name="ce5" table:formula="of:=SUMPRODUCT([.B282:.D282];burner_heat_diffusion)" office:value-type="float" office:value="2149.61306964746" calcext:value-type="float">
            <text:p>2150</text:p>
          </table:table-cell>
          <table:table-cell table:formula="of:=[.F281]+[.E282]-[.J281]" office:value-type="float" office:value="52849.413857096" calcext:value-type="float">
            <text:p>52849</text:p>
          </table:table-cell>
          <table:table-cell table:style-name="ce7" table:formula="of:=temp_out + [.F282] / burner_heat_mass" office:value-type="float" office:value="125.698827714192" calcext:value-type="float">
            <text:p>125.7</text:p>
          </table:table-cell>
          <table:table-cell table:style-name="ce7" table:formula="of:=[.G282]-[.W281]" office:value-type="float" office:value="11.0113241393265" calcext:value-type="float">
            <text:p>11.0</text:p>
          </table:table-cell>
          <table:table-cell table:style-name="ce5" table:formula="of:=thermagon_k * burner_A * [.H282] / thermagon_L" office:value-type="float" office:value="1443.47022717126" calcext:value-type="float">
            <text:p>1443</text:p>
          </table:table-cell>
          <table:table-cell table:style-name="ce5" table:formula="of:=[.I282]/C_per_s_to_W*time_incr" office:value-type="float" office:value="2068.60164398289" calcext:value-type="float">
            <text:p>2069</text:p>
          </table:table-cell>
          <table:table-cell table:style-name="ce7" table:formula="of:=[.J281]" office:value-type="float" office:value="2068.18855503323" calcext:value-type="float">
            <text:p>2068.2</text:p>
          </table:table-cell>
          <table:table-cell table:style-name="ce7" table:formula="of:=[.K281]" office:value-type="float" office:value="2067.77335968342" calcext:value-type="float">
            <text:p>2067.8</text:p>
          </table:table-cell>
          <table:table-cell table:style-name="ce7" table:formula="of:=[.L281]" office:value-type="float" office:value="2067.3560471926" calcext:value-type="float">
            <text:p>2067.4</text:p>
          </table:table-cell>
          <table:table-cell table:style-name="ce7" table:formula="of:=[.M281]" office:value-type="float" office:value="2066.93660676517" calcext:value-type="float">
            <text:p>2066.9</text:p>
          </table:table-cell>
          <table:table-cell table:style-name="ce7" table:formula="of:=[.N281]" office:value-type="float" office:value="2066.51502755047" calcext:value-type="float">
            <text:p>2066.5</text:p>
          </table:table-cell>
          <table:table-cell table:style-name="ce7" table:formula="of:=[.O281]" office:value-type="float" office:value="2066.09129864252" calcext:value-type="float">
            <text:p>2066.1</text:p>
          </table:table-cell>
          <table:table-cell table:style-name="ce7" table:formula="of:=[.P281]" office:value-type="float" office:value="2065.66540907973" calcext:value-type="float">
            <text:p>2065.7</text:p>
          </table:table-cell>
          <table:table-cell table:style-name="ce7" table:formula="of:=[.Q281]" office:value-type="float" office:value="2065.2373478446" calcext:value-type="float">
            <text:p>2065.2</text:p>
          </table:table-cell>
          <table:table-cell table:style-name="ce7" table:formula="of:=[.R281]" office:value-type="float" office:value="2064.80710386345" calcext:value-type="float">
            <text:p>2064.8</text:p>
          </table:table-cell>
          <table:table-cell table:style-name="ce5" table:formula="of:=SUMPRODUCT([.J282:.S282];pot_heat_diffusion)" office:value-type="float" office:value="2066.72174302921" calcext:value-type="float">
            <text:p>2067</text:p>
          </table:table-cell>
          <table:table-cell table:style-name="ce5" table:formula="of:=[.V281]*leakage_out" office:value-type="float" office:value="1612.94045527052" calcext:value-type="float">
            <text:p>1613</text:p>
          </table:table-cell>
          <table:table-cell table:style-name="ce5" table:formula="of:=[.V281]+[.T282]-[.U282]" office:value-type="float" office:value="269277.190499513" calcext:value-type="float">
            <text:p>269277</text:p>
          </table:table-cell>
          <table:table-cell table:style-name="ce12" table:formula="of:= temp_out + [.V282]/pot_water_mass" office:value-type="float" office:value="114.84733867789" calcext:value-type="float">
            <text:p>114.8</text:p>
          </table:table-cell>
          <table:table-cell table:style-name="ce7" table:formula="of:=IF([.G282]&gt;thermagon_temp_max;0;IF([.W2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table:formula="of:=burner_C_per_s * [.X282]/100 * time_incr" office:value-type="float" office:value="2149.61306964746" calcext:value-type="float">
            <text:p>2150</text:p>
          </table:table-cell>
          <table:table-cell table:style-name="ce3" table:formula="of:=[.B283]" office:value-type="float" office:value="2149.61306964746" calcext:value-type="float">
            <text:p>2150</text:p>
          </table:table-cell>
          <table:table-cell table:style-name="ce3" table:formula="of:=[.C282]" office:value-type="float" office:value="2149.61306964746" calcext:value-type="float">
            <text:p>2150</text:p>
          </table:table-cell>
          <table:table-cell table:style-name="ce5" table:formula="of:=SUMPRODUCT([.B283:.D283];burner_heat_diffusion)" office:value-type="float" office:value="2149.61306964746" calcext:value-type="float">
            <text:p>2150</text:p>
          </table:table-cell>
          <table:table-cell table:formula="of:=[.F282]+[.E283]-[.J282]" office:value-type="float" office:value="52930.4252827606" calcext:value-type="float">
            <text:p>52930</text:p>
          </table:table-cell>
          <table:table-cell table:style-name="ce7" table:formula="of:=temp_out + [.F283] / burner_heat_mass" office:value-type="float" office:value="125.860850565521" calcext:value-type="float">
            <text:p>125.9</text:p>
          </table:table-cell>
          <table:table-cell table:style-name="ce7" table:formula="of:=[.G283]-[.W282]" office:value-type="float" office:value="11.0135118876308" calcext:value-type="float">
            <text:p>11.0</text:p>
          </table:table-cell>
          <table:table-cell table:style-name="ce5" table:formula="of:=thermagon_k * burner_A * [.H283] / thermagon_L" office:value-type="float" office:value="1443.75701825123" calcext:value-type="float">
            <text:p>1444</text:p>
          </table:table-cell>
          <table:table-cell table:style-name="ce5" table:formula="of:=[.I283]/C_per_s_to_W*time_incr" office:value-type="float" office:value="2069.01263721873" calcext:value-type="float">
            <text:p>2069</text:p>
          </table:table-cell>
          <table:table-cell table:style-name="ce7" table:formula="of:=[.J282]" office:value-type="float" office:value="2068.60164398289" calcext:value-type="float">
            <text:p>2068.6</text:p>
          </table:table-cell>
          <table:table-cell table:style-name="ce7" table:formula="of:=[.K282]" office:value-type="float" office:value="2068.18855503323" calcext:value-type="float">
            <text:p>2068.2</text:p>
          </table:table-cell>
          <table:table-cell table:style-name="ce7" table:formula="of:=[.L282]" office:value-type="float" office:value="2067.77335968342" calcext:value-type="float">
            <text:p>2067.8</text:p>
          </table:table-cell>
          <table:table-cell table:style-name="ce7" table:formula="of:=[.M282]" office:value-type="float" office:value="2067.3560471926" calcext:value-type="float">
            <text:p>2067.4</text:p>
          </table:table-cell>
          <table:table-cell table:style-name="ce7" table:formula="of:=[.N282]" office:value-type="float" office:value="2066.93660676517" calcext:value-type="float">
            <text:p>2066.9</text:p>
          </table:table-cell>
          <table:table-cell table:style-name="ce7" table:formula="of:=[.O282]" office:value-type="float" office:value="2066.51502755047" calcext:value-type="float">
            <text:p>2066.5</text:p>
          </table:table-cell>
          <table:table-cell table:style-name="ce7" table:formula="of:=[.P282]" office:value-type="float" office:value="2066.09129864252" calcext:value-type="float">
            <text:p>2066.1</text:p>
          </table:table-cell>
          <table:table-cell table:style-name="ce7" table:formula="of:=[.Q282]" office:value-type="float" office:value="2065.66540907973" calcext:value-type="float">
            <text:p>2065.7</text:p>
          </table:table-cell>
          <table:table-cell table:style-name="ce7" table:formula="of:=[.R282]" office:value-type="float" office:value="2065.2373478446" calcext:value-type="float">
            <text:p>2065.2</text:p>
          </table:table-cell>
          <table:table-cell table:style-name="ce5" table:formula="of:=SUMPRODUCT([.J283:.S283];pot_heat_diffusion)" office:value-type="float" office:value="2067.14227351945" calcext:value-type="float">
            <text:p>2067</text:p>
          </table:table-cell>
          <table:table-cell table:style-name="ce5" table:formula="of:=[.V282]*leakage_out" office:value-type="float" office:value="1615.66314299708" calcext:value-type="float">
            <text:p>1616</text:p>
          </table:table-cell>
          <table:table-cell table:style-name="ce5" table:formula="of:=[.V282]+[.T283]-[.U283]" office:value-type="float" office:value="269728.669630035" calcext:value-type="float">
            <text:p>269729</text:p>
          </table:table-cell>
          <table:table-cell table:style-name="ce12" table:formula="of:= temp_out + [.V283]/pot_water_mass" office:value-type="float" office:value="115.006362893492" calcext:value-type="float">
            <text:p>115.0</text:p>
          </table:table-cell>
          <table:table-cell table:style-name="ce7" table:formula="of:=IF([.G283]&gt;thermagon_temp_max;0;IF([.W2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table:formula="of:=burner_C_per_s * [.X283]/100 * time_incr" office:value-type="float" office:value="2149.61306964746" calcext:value-type="float">
            <text:p>2150</text:p>
          </table:table-cell>
          <table:table-cell table:style-name="ce3" table:formula="of:=[.B284]" office:value-type="float" office:value="2149.61306964746" calcext:value-type="float">
            <text:p>2150</text:p>
          </table:table-cell>
          <table:table-cell table:style-name="ce3" table:formula="of:=[.C283]" office:value-type="float" office:value="2149.61306964746" calcext:value-type="float">
            <text:p>2150</text:p>
          </table:table-cell>
          <table:table-cell table:style-name="ce5" table:formula="of:=SUMPRODUCT([.B284:.D284];burner_heat_diffusion)" office:value-type="float" office:value="2149.61306964746" calcext:value-type="float">
            <text:p>2150</text:p>
          </table:table-cell>
          <table:table-cell table:formula="of:=[.F283]+[.E284]-[.J283]" office:value-type="float" office:value="53011.0257151893" calcext:value-type="float">
            <text:p>53011</text:p>
          </table:table-cell>
          <table:table-cell table:style-name="ce7" table:formula="of:=temp_out + [.F284] / burner_heat_mass" office:value-type="float" office:value="126.022051430379" calcext:value-type="float">
            <text:p>126.0</text:p>
          </table:table-cell>
          <table:table-cell table:style-name="ce7" table:formula="of:=[.G284]-[.W283]" office:value-type="float" office:value="11.0156885368864" calcext:value-type="float">
            <text:p>11.0</text:p>
          </table:table-cell>
          <table:table-cell table:style-name="ce5" table:formula="of:=thermagon_k * burner_A * [.H284] / thermagon_L" office:value-type="float" office:value="1444.04235436119" calcext:value-type="float">
            <text:p>1444</text:p>
          </table:table-cell>
          <table:table-cell table:style-name="ce5" table:formula="of:=[.I284]/C_per_s_to_W*time_incr" office:value-type="float" office:value="2069.42154537287" calcext:value-type="float">
            <text:p>2069</text:p>
          </table:table-cell>
          <table:table-cell table:style-name="ce7" table:formula="of:=[.J283]" office:value-type="float" office:value="2069.01263721873" calcext:value-type="float">
            <text:p>2069.0</text:p>
          </table:table-cell>
          <table:table-cell table:style-name="ce7" table:formula="of:=[.K283]" office:value-type="float" office:value="2068.60164398289" calcext:value-type="float">
            <text:p>2068.6</text:p>
          </table:table-cell>
          <table:table-cell table:style-name="ce7" table:formula="of:=[.L283]" office:value-type="float" office:value="2068.18855503323" calcext:value-type="float">
            <text:p>2068.2</text:p>
          </table:table-cell>
          <table:table-cell table:style-name="ce7" table:formula="of:=[.M283]" office:value-type="float" office:value="2067.77335968342" calcext:value-type="float">
            <text:p>2067.8</text:p>
          </table:table-cell>
          <table:table-cell table:style-name="ce7" table:formula="of:=[.N283]" office:value-type="float" office:value="2067.3560471926" calcext:value-type="float">
            <text:p>2067.4</text:p>
          </table:table-cell>
          <table:table-cell table:style-name="ce7" table:formula="of:=[.O283]" office:value-type="float" office:value="2066.93660676517" calcext:value-type="float">
            <text:p>2066.9</text:p>
          </table:table-cell>
          <table:table-cell table:style-name="ce7" table:formula="of:=[.P283]" office:value-type="float" office:value="2066.51502755047" calcext:value-type="float">
            <text:p>2066.5</text:p>
          </table:table-cell>
          <table:table-cell table:style-name="ce7" table:formula="of:=[.Q283]" office:value-type="float" office:value="2066.09129864252" calcext:value-type="float">
            <text:p>2066.1</text:p>
          </table:table-cell>
          <table:table-cell table:style-name="ce7" table:formula="of:=[.R283]" office:value-type="float" office:value="2065.66540907973" calcext:value-type="float">
            <text:p>2065.7</text:p>
          </table:table-cell>
          <table:table-cell table:style-name="ce5" table:formula="of:=SUMPRODUCT([.J284:.S284];pot_heat_diffusion)" office:value-type="float" office:value="2067.56067054289" calcext:value-type="float">
            <text:p>2068</text:p>
          </table:table-cell>
          <table:table-cell table:style-name="ce5" table:formula="of:=[.V283]*leakage_out" office:value-type="float" office:value="1618.37201778021" calcext:value-type="float">
            <text:p>1618</text:p>
          </table:table-cell>
          <table:table-cell table:style-name="ce5" table:formula="of:=[.V283]+[.T284]-[.U284]" office:value-type="float" office:value="270177.858282798" calcext:value-type="float">
            <text:p>270178</text:p>
          </table:table-cell>
          <table:table-cell table:style-name="ce12" table:formula="of:= temp_out + [.V284]/pot_water_mass" office:value-type="float" office:value="115.164580335526" calcext:value-type="float">
            <text:p>115.2</text:p>
          </table:table-cell>
          <table:table-cell table:style-name="ce7" table:formula="of:=IF([.G284]&gt;thermagon_temp_max;0;IF([.W2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table:formula="of:=burner_C_per_s * [.X284]/100 * time_incr" office:value-type="float" office:value="2149.61306964746" calcext:value-type="float">
            <text:p>2150</text:p>
          </table:table-cell>
          <table:table-cell table:style-name="ce3" table:formula="of:=[.B285]" office:value-type="float" office:value="2149.61306964746" calcext:value-type="float">
            <text:p>2150</text:p>
          </table:table-cell>
          <table:table-cell table:style-name="ce3" table:formula="of:=[.C284]" office:value-type="float" office:value="2149.61306964746" calcext:value-type="float">
            <text:p>2150</text:p>
          </table:table-cell>
          <table:table-cell table:style-name="ce5" table:formula="of:=SUMPRODUCT([.B285:.D285];burner_heat_diffusion)" office:value-type="float" office:value="2149.61306964746" calcext:value-type="float">
            <text:p>2150</text:p>
          </table:table-cell>
          <table:table-cell table:formula="of:=[.F284]+[.E285]-[.J284]" office:value-type="float" office:value="53091.2172394639" calcext:value-type="float">
            <text:p>53091</text:p>
          </table:table-cell>
          <table:table-cell table:style-name="ce7" table:formula="of:=temp_out + [.F285] / burner_heat_mass" office:value-type="float" office:value="126.182434478928" calcext:value-type="float">
            <text:p>126.2</text:p>
          </table:table-cell>
          <table:table-cell table:style-name="ce7" table:formula="of:=[.G285]-[.W284]" office:value-type="float" office:value="11.0178541434019" calcext:value-type="float">
            <text:p>11.0</text:p>
          </table:table-cell>
          <table:table-cell table:style-name="ce5" table:formula="of:=thermagon_k * burner_A * [.H285] / thermagon_L" office:value-type="float" office:value="1444.32624288262" calcext:value-type="float">
            <text:p>1444</text:p>
          </table:table-cell>
          <table:table-cell table:style-name="ce5" table:formula="of:=[.I285]/C_per_s_to_W*time_incr" office:value-type="float" office:value="2069.82837902354" calcext:value-type="float">
            <text:p>2070</text:p>
          </table:table-cell>
          <table:table-cell table:style-name="ce7" table:formula="of:=[.J284]" office:value-type="float" office:value="2069.42154537287" calcext:value-type="float">
            <text:p>2069.4</text:p>
          </table:table-cell>
          <table:table-cell table:style-name="ce7" table:formula="of:=[.K284]" office:value-type="float" office:value="2069.01263721873" calcext:value-type="float">
            <text:p>2069.0</text:p>
          </table:table-cell>
          <table:table-cell table:style-name="ce7" table:formula="of:=[.L284]" office:value-type="float" office:value="2068.60164398289" calcext:value-type="float">
            <text:p>2068.6</text:p>
          </table:table-cell>
          <table:table-cell table:style-name="ce7" table:formula="of:=[.M284]" office:value-type="float" office:value="2068.18855503323" calcext:value-type="float">
            <text:p>2068.2</text:p>
          </table:table-cell>
          <table:table-cell table:style-name="ce7" table:formula="of:=[.N284]" office:value-type="float" office:value="2067.77335968342" calcext:value-type="float">
            <text:p>2067.8</text:p>
          </table:table-cell>
          <table:table-cell table:style-name="ce7" table:formula="of:=[.O284]" office:value-type="float" office:value="2067.3560471926" calcext:value-type="float">
            <text:p>2067.4</text:p>
          </table:table-cell>
          <table:table-cell table:style-name="ce7" table:formula="of:=[.P284]" office:value-type="float" office:value="2066.93660676517" calcext:value-type="float">
            <text:p>2066.9</text:p>
          </table:table-cell>
          <table:table-cell table:style-name="ce7" table:formula="of:=[.Q284]" office:value-type="float" office:value="2066.51502755047" calcext:value-type="float">
            <text:p>2066.5</text:p>
          </table:table-cell>
          <table:table-cell table:style-name="ce7" table:formula="of:=[.R284]" office:value-type="float" office:value="2066.09129864252" calcext:value-type="float">
            <text:p>2066.1</text:p>
          </table:table-cell>
          <table:table-cell table:style-name="ce5" table:formula="of:=SUMPRODUCT([.J285:.S285];pot_heat_diffusion)" office:value-type="float" office:value="2067.9769449232" calcext:value-type="float">
            <text:p>2068</text:p>
          </table:table-cell>
          <table:table-cell table:style-name="ce5" table:formula="of:=[.V284]*leakage_out" office:value-type="float" office:value="1621.06714969679" calcext:value-type="float">
            <text:p>1621</text:p>
          </table:table-cell>
          <table:table-cell table:style-name="ce5" table:formula="of:=[.V284]+[.T285]-[.U285]" office:value-type="float" office:value="270624.768078024" calcext:value-type="float">
            <text:p>270625</text:p>
          </table:table-cell>
          <table:table-cell table:style-name="ce12" table:formula="of:= temp_out + [.V285]/pot_water_mass" office:value-type="float" office:value="115.321995096976" calcext:value-type="float">
            <text:p>115.3</text:p>
          </table:table-cell>
          <table:table-cell table:style-name="ce7" table:formula="of:=IF([.G285]&gt;thermagon_temp_max;0;IF([.W2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table:formula="of:=burner_C_per_s * [.X285]/100 * time_incr" office:value-type="float" office:value="2149.61306964746" calcext:value-type="float">
            <text:p>2150</text:p>
          </table:table-cell>
          <table:table-cell table:style-name="ce3" table:formula="of:=[.B286]" office:value-type="float" office:value="2149.61306964746" calcext:value-type="float">
            <text:p>2150</text:p>
          </table:table-cell>
          <table:table-cell table:style-name="ce3" table:formula="of:=[.C285]" office:value-type="float" office:value="2149.61306964746" calcext:value-type="float">
            <text:p>2150</text:p>
          </table:table-cell>
          <table:table-cell table:style-name="ce5" table:formula="of:=SUMPRODUCT([.B286:.D286];burner_heat_diffusion)" office:value-type="float" office:value="2149.61306964746" calcext:value-type="float">
            <text:p>2150</text:p>
          </table:table-cell>
          <table:table-cell table:formula="of:=[.F285]+[.E286]-[.J285]" office:value-type="float" office:value="53171.0019300878" calcext:value-type="float">
            <text:p>53171</text:p>
          </table:table-cell>
          <table:table-cell table:style-name="ce7" table:formula="of:=temp_out + [.F286] / burner_heat_mass" office:value-type="float" office:value="126.342003860176" calcext:value-type="float">
            <text:p>126.3</text:p>
          </table:table-cell>
          <table:table-cell table:style-name="ce7" table:formula="of:=[.G286]-[.W285]" office:value-type="float" office:value="11.0200087632002" calcext:value-type="float">
            <text:p>11.0</text:p>
          </table:table-cell>
          <table:table-cell table:style-name="ce5" table:formula="of:=thermagon_k * burner_A * [.H286] / thermagon_L" office:value-type="float" office:value="1444.60869115953" calcext:value-type="float">
            <text:p>1445</text:p>
          </table:table-cell>
          <table:table-cell table:style-name="ce5" table:formula="of:=[.I286]/C_per_s_to_W*time_incr" office:value-type="float" office:value="2070.23314869523" calcext:value-type="float">
            <text:p>2070</text:p>
          </table:table-cell>
          <table:table-cell table:style-name="ce7" table:formula="of:=[.J285]" office:value-type="float" office:value="2069.82837902354" calcext:value-type="float">
            <text:p>2069.8</text:p>
          </table:table-cell>
          <table:table-cell table:style-name="ce7" table:formula="of:=[.K285]" office:value-type="float" office:value="2069.42154537287" calcext:value-type="float">
            <text:p>2069.4</text:p>
          </table:table-cell>
          <table:table-cell table:style-name="ce7" table:formula="of:=[.L285]" office:value-type="float" office:value="2069.01263721873" calcext:value-type="float">
            <text:p>2069.0</text:p>
          </table:table-cell>
          <table:table-cell table:style-name="ce7" table:formula="of:=[.M285]" office:value-type="float" office:value="2068.60164398289" calcext:value-type="float">
            <text:p>2068.6</text:p>
          </table:table-cell>
          <table:table-cell table:style-name="ce7" table:formula="of:=[.N285]" office:value-type="float" office:value="2068.18855503323" calcext:value-type="float">
            <text:p>2068.2</text:p>
          </table:table-cell>
          <table:table-cell table:style-name="ce7" table:formula="of:=[.O285]" office:value-type="float" office:value="2067.77335968342" calcext:value-type="float">
            <text:p>2067.8</text:p>
          </table:table-cell>
          <table:table-cell table:style-name="ce7" table:formula="of:=[.P285]" office:value-type="float" office:value="2067.3560471926" calcext:value-type="float">
            <text:p>2067.4</text:p>
          </table:table-cell>
          <table:table-cell table:style-name="ce7" table:formula="of:=[.Q285]" office:value-type="float" office:value="2066.93660676517" calcext:value-type="float">
            <text:p>2066.9</text:p>
          </table:table-cell>
          <table:table-cell table:style-name="ce7" table:formula="of:=[.R285]" office:value-type="float" office:value="2066.51502755047" calcext:value-type="float">
            <text:p>2066.5</text:p>
          </table:table-cell>
          <table:table-cell table:style-name="ce5" table:formula="of:=SUMPRODUCT([.J286:.S286];pot_heat_diffusion)" office:value-type="float" office:value="2068.39110742912" calcext:value-type="float">
            <text:p>2068</text:p>
          </table:table-cell>
          <table:table-cell table:style-name="ce5" table:formula="of:=[.V285]*leakage_out" office:value-type="float" office:value="1623.74860846815" calcext:value-type="float">
            <text:p>1624</text:p>
          </table:table-cell>
          <table:table-cell table:style-name="ce5" table:formula="of:=[.V285]+[.T286]-[.U286]" office:value-type="float" office:value="271069.410576985" calcext:value-type="float">
            <text:p>271069</text:p>
          </table:table-cell>
          <table:table-cell table:style-name="ce12" table:formula="of:= temp_out + [.V286]/pot_water_mass" office:value-type="float" office:value="115.47861125006" calcext:value-type="float">
            <text:p>115.5</text:p>
          </table:table-cell>
          <table:table-cell table:style-name="ce7" table:formula="of:=IF([.G286]&gt;thermagon_temp_max;0;IF([.W2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table:formula="of:=burner_C_per_s * [.X286]/100 * time_incr" office:value-type="float" office:value="2149.61306964746" calcext:value-type="float">
            <text:p>2150</text:p>
          </table:table-cell>
          <table:table-cell table:style-name="ce3" table:formula="of:=[.B287]" office:value-type="float" office:value="2149.61306964746" calcext:value-type="float">
            <text:p>2150</text:p>
          </table:table-cell>
          <table:table-cell table:style-name="ce3" table:formula="of:=[.C286]" office:value-type="float" office:value="2149.61306964746" calcext:value-type="float">
            <text:p>2150</text:p>
          </table:table-cell>
          <table:table-cell table:style-name="ce5" table:formula="of:=SUMPRODUCT([.B287:.D287];burner_heat_diffusion)" office:value-type="float" office:value="2149.61306964746" calcext:value-type="float">
            <text:p>2150</text:p>
          </table:table-cell>
          <table:table-cell table:formula="of:=[.F286]+[.E287]-[.J286]" office:value-type="float" office:value="53250.3818510401" calcext:value-type="float">
            <text:p>53250</text:p>
          </table:table-cell>
          <table:table-cell table:style-name="ce7" table:formula="of:=temp_out + [.F287] / burner_heat_mass" office:value-type="float" office:value="126.50076370208" calcext:value-type="float">
            <text:p>126.5</text:p>
          </table:table-cell>
          <table:table-cell table:style-name="ce7" table:formula="of:=[.G287]-[.W286]" office:value-type="float" office:value="11.0221524520198" calcext:value-type="float">
            <text:p>11.0</text:p>
          </table:table-cell>
          <table:table-cell table:style-name="ce5" table:formula="of:=thermagon_k * burner_A * [.H287] / thermagon_L" office:value-type="float" office:value="1444.88970649867" calcext:value-type="float">
            <text:p>1445</text:p>
          </table:table-cell>
          <table:table-cell table:style-name="ce5" table:formula="of:=[.I287]/C_per_s_to_W*time_incr" office:value-type="float" office:value="2070.63586485909" calcext:value-type="float">
            <text:p>2071</text:p>
          </table:table-cell>
          <table:table-cell table:style-name="ce7" table:formula="of:=[.J286]" office:value-type="float" office:value="2070.23314869523" calcext:value-type="float">
            <text:p>2070.2</text:p>
          </table:table-cell>
          <table:table-cell table:style-name="ce7" table:formula="of:=[.K286]" office:value-type="float" office:value="2069.82837902354" calcext:value-type="float">
            <text:p>2069.8</text:p>
          </table:table-cell>
          <table:table-cell table:style-name="ce7" table:formula="of:=[.L286]" office:value-type="float" office:value="2069.42154537287" calcext:value-type="float">
            <text:p>2069.4</text:p>
          </table:table-cell>
          <table:table-cell table:style-name="ce7" table:formula="of:=[.M286]" office:value-type="float" office:value="2069.01263721873" calcext:value-type="float">
            <text:p>2069.0</text:p>
          </table:table-cell>
          <table:table-cell table:style-name="ce7" table:formula="of:=[.N286]" office:value-type="float" office:value="2068.60164398289" calcext:value-type="float">
            <text:p>2068.6</text:p>
          </table:table-cell>
          <table:table-cell table:style-name="ce7" table:formula="of:=[.O286]" office:value-type="float" office:value="2068.18855503323" calcext:value-type="float">
            <text:p>2068.2</text:p>
          </table:table-cell>
          <table:table-cell table:style-name="ce7" table:formula="of:=[.P286]" office:value-type="float" office:value="2067.77335968342" calcext:value-type="float">
            <text:p>2067.8</text:p>
          </table:table-cell>
          <table:table-cell table:style-name="ce7" table:formula="of:=[.Q286]" office:value-type="float" office:value="2067.3560471926" calcext:value-type="float">
            <text:p>2067.4</text:p>
          </table:table-cell>
          <table:table-cell table:style-name="ce7" table:formula="of:=[.R286]" office:value-type="float" office:value="2066.93660676517" calcext:value-type="float">
            <text:p>2066.9</text:p>
          </table:table-cell>
          <table:table-cell table:style-name="ce5" table:formula="of:=SUMPRODUCT([.J287:.S287];pot_heat_diffusion)" office:value-type="float" office:value="2068.80316877478" calcext:value-type="float">
            <text:p>2069</text:p>
          </table:table-cell>
          <table:table-cell table:style-name="ce5" table:formula="of:=[.V286]*leakage_out" office:value-type="float" office:value="1626.41646346191" calcext:value-type="float">
            <text:p>1626</text:p>
          </table:table-cell>
          <table:table-cell table:style-name="ce5" table:formula="of:=[.V286]+[.T287]-[.U287]" office:value-type="float" office:value="271511.797282298" calcext:value-type="float">
            <text:p>271512</text:p>
          </table:table-cell>
          <table:table-cell table:style-name="ce12" table:formula="of:= temp_out + [.V287]/pot_water_mass" office:value-type="float" office:value="115.63443284634" calcext:value-type="float">
            <text:p>115.6</text:p>
          </table:table-cell>
          <table:table-cell table:style-name="ce7" table:formula="of:=IF([.G287]&gt;thermagon_temp_max;0;IF([.W2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3" table:formula="of:=burner_C_per_s * [.X287]/100 * time_incr" office:value-type="float" office:value="2149.61306964746" calcext:value-type="float">
            <text:p>2150</text:p>
          </table:table-cell>
          <table:table-cell table:style-name="ce3" table:formula="of:=[.B288]" office:value-type="float" office:value="2149.61306964746" calcext:value-type="float">
            <text:p>2150</text:p>
          </table:table-cell>
          <table:table-cell table:style-name="ce3" table:formula="of:=[.C287]" office:value-type="float" office:value="2149.61306964746" calcext:value-type="float">
            <text:p>2150</text:p>
          </table:table-cell>
          <table:table-cell table:style-name="ce5" table:formula="of:=SUMPRODUCT([.B288:.D288];burner_heat_diffusion)" office:value-type="float" office:value="2149.61306964746" calcext:value-type="float">
            <text:p>2150</text:p>
          </table:table-cell>
          <table:table-cell table:formula="of:=[.F287]+[.E288]-[.J287]" office:value-type="float" office:value="53329.3590558284" calcext:value-type="float">
            <text:p>53329</text:p>
          </table:table-cell>
          <table:table-cell table:style-name="ce7" table:formula="of:=temp_out + [.F288] / burner_heat_mass" office:value-type="float" office:value="126.658718111657" calcext:value-type="float">
            <text:p>126.7</text:p>
          </table:table-cell>
          <table:table-cell table:style-name="ce7" table:formula="of:=[.G288]-[.W287]" office:value-type="float" office:value="11.0242852653166" calcext:value-type="float">
            <text:p>11.0</text:p>
          </table:table-cell>
          <table:table-cell table:style-name="ce5" table:formula="of:=thermagon_k * burner_A * [.H288] / thermagon_L" office:value-type="float" office:value="1445.16929616974" calcext:value-type="float">
            <text:p>1445</text:p>
          </table:table-cell>
          <table:table-cell table:style-name="ce5" table:formula="of:=[.I288]/C_per_s_to_W*time_incr" office:value-type="float" office:value="2071.03653793313" calcext:value-type="float">
            <text:p>2071</text:p>
          </table:table-cell>
          <table:table-cell table:style-name="ce7" table:formula="of:=[.J287]" office:value-type="float" office:value="2070.63586485909" calcext:value-type="float">
            <text:p>2070.6</text:p>
          </table:table-cell>
          <table:table-cell table:style-name="ce7" table:formula="of:=[.K287]" office:value-type="float" office:value="2070.23314869523" calcext:value-type="float">
            <text:p>2070.2</text:p>
          </table:table-cell>
          <table:table-cell table:style-name="ce7" table:formula="of:=[.L287]" office:value-type="float" office:value="2069.82837902354" calcext:value-type="float">
            <text:p>2069.8</text:p>
          </table:table-cell>
          <table:table-cell table:style-name="ce7" table:formula="of:=[.M287]" office:value-type="float" office:value="2069.42154537287" calcext:value-type="float">
            <text:p>2069.4</text:p>
          </table:table-cell>
          <table:table-cell table:style-name="ce7" table:formula="of:=[.N287]" office:value-type="float" office:value="2069.01263721873" calcext:value-type="float">
            <text:p>2069.0</text:p>
          </table:table-cell>
          <table:table-cell table:style-name="ce7" table:formula="of:=[.O287]" office:value-type="float" office:value="2068.60164398289" calcext:value-type="float">
            <text:p>2068.6</text:p>
          </table:table-cell>
          <table:table-cell table:style-name="ce7" table:formula="of:=[.P287]" office:value-type="float" office:value="2068.18855503323" calcext:value-type="float">
            <text:p>2068.2</text:p>
          </table:table-cell>
          <table:table-cell table:style-name="ce7" table:formula="of:=[.Q287]" office:value-type="float" office:value="2067.77335968342" calcext:value-type="float">
            <text:p>2067.8</text:p>
          </table:table-cell>
          <table:table-cell table:style-name="ce7" table:formula="of:=[.R287]" office:value-type="float" office:value="2067.3560471926" calcext:value-type="float">
            <text:p>2067.4</text:p>
          </table:table-cell>
          <table:table-cell table:style-name="ce5" table:formula="of:=SUMPRODUCT([.J288:.S288];pot_heat_diffusion)" office:value-type="float" office:value="2069.21313961994" calcext:value-type="float">
            <text:p>2069</text:p>
          </table:table-cell>
          <table:table-cell table:style-name="ce5" table:formula="of:=[.V287]*leakage_out" office:value-type="float" office:value="1629.07078369379" calcext:value-type="float">
            <text:p>1629</text:p>
          </table:table-cell>
          <table:table-cell table:style-name="ce5" table:formula="of:=[.V287]+[.T288]-[.U288]" office:value-type="float" office:value="271951.939638224" calcext:value-type="float">
            <text:p>271952</text:p>
          </table:table-cell>
          <table:table-cell table:style-name="ce12" table:formula="of:= temp_out + [.V288]/pot_water_mass" office:value-type="float" office:value="115.78946391682" calcext:value-type="float">
            <text:p>115.8</text:p>
          </table:table-cell>
          <table:table-cell table:style-name="ce7" table:formula="of:=IF([.G288]&gt;thermagon_temp_max;0;IF([.W2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table:formula="of:=burner_C_per_s * [.X288]/100 * time_incr" office:value-type="float" office:value="2149.61306964746" calcext:value-type="float">
            <text:p>2150</text:p>
          </table:table-cell>
          <table:table-cell table:style-name="ce3" table:formula="of:=[.B289]" office:value-type="float" office:value="2149.61306964746" calcext:value-type="float">
            <text:p>2150</text:p>
          </table:table-cell>
          <table:table-cell table:style-name="ce3" table:formula="of:=[.C288]" office:value-type="float" office:value="2149.61306964746" calcext:value-type="float">
            <text:p>2150</text:p>
          </table:table-cell>
          <table:table-cell table:style-name="ce5" table:formula="of:=SUMPRODUCT([.B289:.D289];burner_heat_diffusion)" office:value-type="float" office:value="2149.61306964746" calcext:value-type="float">
            <text:p>2150</text:p>
          </table:table-cell>
          <table:table-cell table:formula="of:=[.F288]+[.E289]-[.J288]" office:value-type="float" office:value="53407.9355875428" calcext:value-type="float">
            <text:p>53408</text:p>
          </table:table-cell>
          <table:table-cell table:style-name="ce7" table:formula="of:=temp_out + [.F289] / burner_heat_mass" office:value-type="float" office:value="126.815871175086" calcext:value-type="float">
            <text:p>126.8</text:p>
          </table:table-cell>
          <table:table-cell table:style-name="ce7" table:formula="of:=[.G289]-[.W288]" office:value-type="float" office:value="11.0264072582652" calcext:value-type="float">
            <text:p>11.0</text:p>
          </table:table-cell>
          <table:table-cell table:style-name="ce5" table:formula="of:=thermagon_k * burner_A * [.H289] / thermagon_L" office:value-type="float" office:value="1445.44746740553" calcext:value-type="float">
            <text:p>1445</text:p>
          </table:table-cell>
          <table:table-cell table:style-name="ce5" table:formula="of:=[.I289]/C_per_s_to_W*time_incr" office:value-type="float" office:value="2071.43517828251" calcext:value-type="float">
            <text:p>2071</text:p>
          </table:table-cell>
          <table:table-cell table:style-name="ce7" table:formula="of:=[.J288]" office:value-type="float" office:value="2071.03653793313" calcext:value-type="float">
            <text:p>2071.0</text:p>
          </table:table-cell>
          <table:table-cell table:style-name="ce7" table:formula="of:=[.K288]" office:value-type="float" office:value="2070.63586485909" calcext:value-type="float">
            <text:p>2070.6</text:p>
          </table:table-cell>
          <table:table-cell table:style-name="ce7" table:formula="of:=[.L288]" office:value-type="float" office:value="2070.23314869523" calcext:value-type="float">
            <text:p>2070.2</text:p>
          </table:table-cell>
          <table:table-cell table:style-name="ce7" table:formula="of:=[.M288]" office:value-type="float" office:value="2069.82837902354" calcext:value-type="float">
            <text:p>2069.8</text:p>
          </table:table-cell>
          <table:table-cell table:style-name="ce7" table:formula="of:=[.N288]" office:value-type="float" office:value="2069.42154537287" calcext:value-type="float">
            <text:p>2069.4</text:p>
          </table:table-cell>
          <table:table-cell table:style-name="ce7" table:formula="of:=[.O288]" office:value-type="float" office:value="2069.01263721873" calcext:value-type="float">
            <text:p>2069.0</text:p>
          </table:table-cell>
          <table:table-cell table:style-name="ce7" table:formula="of:=[.P288]" office:value-type="float" office:value="2068.60164398289" calcext:value-type="float">
            <text:p>2068.6</text:p>
          </table:table-cell>
          <table:table-cell table:style-name="ce7" table:formula="of:=[.Q288]" office:value-type="float" office:value="2068.18855503323" calcext:value-type="float">
            <text:p>2068.2</text:p>
          </table:table-cell>
          <table:table-cell table:style-name="ce7" table:formula="of:=[.R288]" office:value-type="float" office:value="2067.77335968342" calcext:value-type="float">
            <text:p>2067.8</text:p>
          </table:table-cell>
          <table:table-cell table:style-name="ce5" table:formula="of:=SUMPRODUCT([.J289:.S289];pot_heat_diffusion)" office:value-type="float" office:value="2069.62103057028" calcext:value-type="float">
            <text:p>2070</text:p>
          </table:table-cell>
          <table:table-cell table:style-name="ce5" table:formula="of:=[.V288]*leakage_out" office:value-type="float" office:value="1631.71163782934" calcext:value-type="float">
            <text:p>1632</text:p>
          </table:table-cell>
          <table:table-cell table:style-name="ce5" table:formula="of:=[.V288]+[.T289]-[.U289]" office:value-type="float" office:value="272389.849030965" calcext:value-type="float">
            <text:p>272390</text:p>
          </table:table-cell>
          <table:table-cell table:style-name="ce12" table:formula="of:= temp_out + [.V289]/pot_water_mass" office:value-type="float" office:value="115.943708472055" calcext:value-type="float">
            <text:p>115.9</text:p>
          </table:table-cell>
          <table:table-cell table:style-name="ce7" table:formula="of:=IF([.G289]&gt;thermagon_temp_max;0;IF([.W2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table:formula="of:=burner_C_per_s * [.X289]/100 * time_incr" office:value-type="float" office:value="2149.61306964746" calcext:value-type="float">
            <text:p>2150</text:p>
          </table:table-cell>
          <table:table-cell table:style-name="ce3" table:formula="of:=[.B290]" office:value-type="float" office:value="2149.61306964746" calcext:value-type="float">
            <text:p>2150</text:p>
          </table:table-cell>
          <table:table-cell table:style-name="ce3" table:formula="of:=[.C289]" office:value-type="float" office:value="2149.61306964746" calcext:value-type="float">
            <text:p>2150</text:p>
          </table:table-cell>
          <table:table-cell table:style-name="ce5" table:formula="of:=SUMPRODUCT([.B290:.D290];burner_heat_diffusion)" office:value-type="float" office:value="2149.61306964746" calcext:value-type="float">
            <text:p>2150</text:p>
          </table:table-cell>
          <table:table-cell table:formula="of:=[.F289]+[.E290]-[.J289]" office:value-type="float" office:value="53486.1134789077" calcext:value-type="float">
            <text:p>53486</text:p>
          </table:table-cell>
          <table:table-cell table:style-name="ce7" table:formula="of:=temp_out + [.F290] / burner_heat_mass" office:value-type="float" office:value="126.972226957815" calcext:value-type="float">
            <text:p>127.0</text:p>
          </table:table-cell>
          <table:table-cell table:style-name="ce7" table:formula="of:=[.G290]-[.W289]" office:value-type="float" office:value="11.0285184857601" calcext:value-type="float">
            <text:p>11.0</text:p>
          </table:table-cell>
          <table:table-cell table:style-name="ce5" table:formula="of:=thermagon_k * burner_A * [.H290] / thermagon_L" office:value-type="float" office:value="1445.72422740216" calcext:value-type="float">
            <text:p>1446</text:p>
          </table:table-cell>
          <table:table-cell table:style-name="ce5" table:formula="of:=[.I290]/C_per_s_to_W*time_incr" office:value-type="float" office:value="2071.83179621978" calcext:value-type="float">
            <text:p>2072</text:p>
          </table:table-cell>
          <table:table-cell table:style-name="ce7" table:formula="of:=[.J289]" office:value-type="float" office:value="2071.43517828251" calcext:value-type="float">
            <text:p>2071.4</text:p>
          </table:table-cell>
          <table:table-cell table:style-name="ce7" table:formula="of:=[.K289]" office:value-type="float" office:value="2071.03653793313" calcext:value-type="float">
            <text:p>2071.0</text:p>
          </table:table-cell>
          <table:table-cell table:style-name="ce7" table:formula="of:=[.L289]" office:value-type="float" office:value="2070.63586485909" calcext:value-type="float">
            <text:p>2070.6</text:p>
          </table:table-cell>
          <table:table-cell table:style-name="ce7" table:formula="of:=[.M289]" office:value-type="float" office:value="2070.23314869523" calcext:value-type="float">
            <text:p>2070.2</text:p>
          </table:table-cell>
          <table:table-cell table:style-name="ce7" table:formula="of:=[.N289]" office:value-type="float" office:value="2069.82837902354" calcext:value-type="float">
            <text:p>2069.8</text:p>
          </table:table-cell>
          <table:table-cell table:style-name="ce7" table:formula="of:=[.O289]" office:value-type="float" office:value="2069.42154537287" calcext:value-type="float">
            <text:p>2069.4</text:p>
          </table:table-cell>
          <table:table-cell table:style-name="ce7" table:formula="of:=[.P289]" office:value-type="float" office:value="2069.01263721873" calcext:value-type="float">
            <text:p>2069.0</text:p>
          </table:table-cell>
          <table:table-cell table:style-name="ce7" table:formula="of:=[.Q289]" office:value-type="float" office:value="2068.60164398289" calcext:value-type="float">
            <text:p>2068.6</text:p>
          </table:table-cell>
          <table:table-cell table:style-name="ce7" table:formula="of:=[.R289]" office:value-type="float" office:value="2068.18855503323" calcext:value-type="float">
            <text:p>2068.2</text:p>
          </table:table-cell>
          <table:table-cell table:style-name="ce5" table:formula="of:=SUMPRODUCT([.J290:.S290];pot_heat_diffusion)" office:value-type="float" office:value="2070.02685217769" calcext:value-type="float">
            <text:p>2070</text:p>
          </table:table-cell>
          <table:table-cell table:style-name="ce5" table:formula="of:=[.V289]*leakage_out" office:value-type="float" office:value="1634.33909418579" calcext:value-type="float">
            <text:p>1634</text:p>
          </table:table-cell>
          <table:table-cell table:style-name="ce5" table:formula="of:=[.V289]+[.T290]-[.U290]" office:value-type="float" office:value="272825.536788957" calcext:value-type="float">
            <text:p>272826</text:p>
          </table:table-cell>
          <table:table-cell table:style-name="ce12" table:formula="of:= temp_out + [.V290]/pot_water_mass" office:value-type="float" office:value="116.097170502253" calcext:value-type="float">
            <text:p>116.1</text:p>
          </table:table-cell>
          <table:table-cell table:style-name="ce7" table:formula="of:=IF([.G290]&gt;thermagon_temp_max;0;IF([.W2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table:formula="of:=burner_C_per_s * [.X290]/100 * time_incr" office:value-type="float" office:value="2149.61306964746" calcext:value-type="float">
            <text:p>2150</text:p>
          </table:table-cell>
          <table:table-cell table:style-name="ce3" table:formula="of:=[.B291]" office:value-type="float" office:value="2149.61306964746" calcext:value-type="float">
            <text:p>2150</text:p>
          </table:table-cell>
          <table:table-cell table:style-name="ce3" table:formula="of:=[.C290]" office:value-type="float" office:value="2149.61306964746" calcext:value-type="float">
            <text:p>2150</text:p>
          </table:table-cell>
          <table:table-cell table:style-name="ce5" table:formula="of:=SUMPRODUCT([.B291:.D291];burner_heat_diffusion)" office:value-type="float" office:value="2149.61306964746" calcext:value-type="float">
            <text:p>2150</text:p>
          </table:table-cell>
          <table:table-cell table:formula="of:=[.F290]+[.E291]-[.J290]" office:value-type="float" office:value="53563.8947523354" calcext:value-type="float">
            <text:p>53564</text:p>
          </table:table-cell>
          <table:table-cell table:style-name="ce7" table:formula="of:=temp_out + [.F291] / burner_heat_mass" office:value-type="float" office:value="127.127789504671" calcext:value-type="float">
            <text:p>127.1</text:p>
          </table:table-cell>
          <table:table-cell table:style-name="ce7" table:formula="of:=[.G291]-[.W290]" office:value-type="float" office:value="11.0306190024175" calcext:value-type="float">
            <text:p>11.0</text:p>
          </table:table-cell>
          <table:table-cell table:style-name="ce5" table:formula="of:=thermagon_k * burner_A * [.H291] / thermagon_L" office:value-type="float" office:value="1445.99958331924" calcext:value-type="float">
            <text:p>1446</text:p>
          </table:table-cell>
          <table:table-cell table:style-name="ce5" table:formula="of:=[.I291]/C_per_s_to_W*time_incr" office:value-type="float" office:value="2072.22640200521" calcext:value-type="float">
            <text:p>2072</text:p>
          </table:table-cell>
          <table:table-cell table:style-name="ce7" table:formula="of:=[.J290]" office:value-type="float" office:value="2071.83179621978" calcext:value-type="float">
            <text:p>2071.8</text:p>
          </table:table-cell>
          <table:table-cell table:style-name="ce7" table:formula="of:=[.K290]" office:value-type="float" office:value="2071.43517828251" calcext:value-type="float">
            <text:p>2071.4</text:p>
          </table:table-cell>
          <table:table-cell table:style-name="ce7" table:formula="of:=[.L290]" office:value-type="float" office:value="2071.03653793313" calcext:value-type="float">
            <text:p>2071.0</text:p>
          </table:table-cell>
          <table:table-cell table:style-name="ce7" table:formula="of:=[.M290]" office:value-type="float" office:value="2070.63586485909" calcext:value-type="float">
            <text:p>2070.6</text:p>
          </table:table-cell>
          <table:table-cell table:style-name="ce7" table:formula="of:=[.N290]" office:value-type="float" office:value="2070.23314869523" calcext:value-type="float">
            <text:p>2070.2</text:p>
          </table:table-cell>
          <table:table-cell table:style-name="ce7" table:formula="of:=[.O290]" office:value-type="float" office:value="2069.82837902354" calcext:value-type="float">
            <text:p>2069.8</text:p>
          </table:table-cell>
          <table:table-cell table:style-name="ce7" table:formula="of:=[.P290]" office:value-type="float" office:value="2069.42154537287" calcext:value-type="float">
            <text:p>2069.4</text:p>
          </table:table-cell>
          <table:table-cell table:style-name="ce7" table:formula="of:=[.Q290]" office:value-type="float" office:value="2069.01263721873" calcext:value-type="float">
            <text:p>2069.0</text:p>
          </table:table-cell>
          <table:table-cell table:style-name="ce7" table:formula="of:=[.R290]" office:value-type="float" office:value="2068.60164398289" calcext:value-type="float">
            <text:p>2068.6</text:p>
          </table:table-cell>
          <table:table-cell table:style-name="ce5" table:formula="of:=SUMPRODUCT([.J291:.S291];pot_heat_diffusion)" office:value-type="float" office:value="2070.4306149405" calcext:value-type="float">
            <text:p>2070</text:p>
          </table:table-cell>
          <table:table-cell table:style-name="ce5" table:formula="of:=[.V290]*leakage_out" office:value-type="float" office:value="1636.95322073374" calcext:value-type="float">
            <text:p>1637</text:p>
          </table:table-cell>
          <table:table-cell table:style-name="ce5" table:formula="of:=[.V290]+[.T291]-[.U291]" office:value-type="float" office:value="273259.014183164" calcext:value-type="float">
            <text:p>273259</text:p>
          </table:table-cell>
          <table:table-cell table:style-name="ce12" table:formula="of:= temp_out + [.V291]/pot_water_mass" office:value-type="float" office:value="116.249853977379" calcext:value-type="float">
            <text:p>116.2</text:p>
          </table:table-cell>
          <table:table-cell table:style-name="ce7" table:formula="of:=IF([.G291]&gt;thermagon_temp_max;0;IF([.W2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table:formula="of:=burner_C_per_s * [.X291]/100 * time_incr" office:value-type="float" office:value="2149.61306964746" calcext:value-type="float">
            <text:p>2150</text:p>
          </table:table-cell>
          <table:table-cell table:style-name="ce3" table:formula="of:=[.B292]" office:value-type="float" office:value="2149.61306964746" calcext:value-type="float">
            <text:p>2150</text:p>
          </table:table-cell>
          <table:table-cell table:style-name="ce3" table:formula="of:=[.C291]" office:value-type="float" office:value="2149.61306964746" calcext:value-type="float">
            <text:p>2150</text:p>
          </table:table-cell>
          <table:table-cell table:style-name="ce5" table:formula="of:=SUMPRODUCT([.B292:.D292];burner_heat_diffusion)" office:value-type="float" office:value="2149.61306964746" calcext:value-type="float">
            <text:p>2150</text:p>
          </table:table-cell>
          <table:table-cell table:formula="of:=[.F291]+[.E292]-[.J291]" office:value-type="float" office:value="53641.2814199777" calcext:value-type="float">
            <text:p>53641</text:p>
          </table:table-cell>
          <table:table-cell table:style-name="ce7" table:formula="of:=temp_out + [.F292] / burner_heat_mass" office:value-type="float" office:value="127.282562839955" calcext:value-type="float">
            <text:p>127.3</text:p>
          </table:table-cell>
          <table:table-cell table:style-name="ce7" table:formula="of:=[.G292]-[.W291]" office:value-type="float" office:value="11.0327088625763" calcext:value-type="float">
            <text:p>11.0</text:p>
          </table:table-cell>
          <table:table-cell table:style-name="ce5" table:formula="of:=thermagon_k * burner_A * [.H292] / thermagon_L" office:value-type="float" office:value="1446.27354228004" calcext:value-type="float">
            <text:p>1446</text:p>
          </table:table-cell>
          <table:table-cell table:style-name="ce5" table:formula="of:=[.I292]/C_per_s_to_W*time_incr" office:value-type="float" office:value="2072.619005847" calcext:value-type="float">
            <text:p>2073</text:p>
          </table:table-cell>
          <table:table-cell table:style-name="ce7" table:formula="of:=[.J291]" office:value-type="float" office:value="2072.22640200521" calcext:value-type="float">
            <text:p>2072.2</text:p>
          </table:table-cell>
          <table:table-cell table:style-name="ce7" table:formula="of:=[.K291]" office:value-type="float" office:value="2071.83179621978" calcext:value-type="float">
            <text:p>2071.8</text:p>
          </table:table-cell>
          <table:table-cell table:style-name="ce7" table:formula="of:=[.L291]" office:value-type="float" office:value="2071.43517828251" calcext:value-type="float">
            <text:p>2071.4</text:p>
          </table:table-cell>
          <table:table-cell table:style-name="ce7" table:formula="of:=[.M291]" office:value-type="float" office:value="2071.03653793313" calcext:value-type="float">
            <text:p>2071.0</text:p>
          </table:table-cell>
          <table:table-cell table:style-name="ce7" table:formula="of:=[.N291]" office:value-type="float" office:value="2070.63586485909" calcext:value-type="float">
            <text:p>2070.6</text:p>
          </table:table-cell>
          <table:table-cell table:style-name="ce7" table:formula="of:=[.O291]" office:value-type="float" office:value="2070.23314869523" calcext:value-type="float">
            <text:p>2070.2</text:p>
          </table:table-cell>
          <table:table-cell table:style-name="ce7" table:formula="of:=[.P291]" office:value-type="float" office:value="2069.82837902354" calcext:value-type="float">
            <text:p>2069.8</text:p>
          </table:table-cell>
          <table:table-cell table:style-name="ce7" table:formula="of:=[.Q291]" office:value-type="float" office:value="2069.42154537287" calcext:value-type="float">
            <text:p>2069.4</text:p>
          </table:table-cell>
          <table:table-cell table:style-name="ce7" table:formula="of:=[.R291]" office:value-type="float" office:value="2069.01263721873" calcext:value-type="float">
            <text:p>2069.0</text:p>
          </table:table-cell>
          <table:table-cell table:style-name="ce5" table:formula="of:=SUMPRODUCT([.J292:.S292];pot_heat_diffusion)" office:value-type="float" office:value="2070.83232930381" calcext:value-type="float">
            <text:p>2071</text:p>
          </table:table-cell>
          <table:table-cell table:style-name="ce5" table:formula="of:=[.V291]*leakage_out" office:value-type="float" office:value="1639.55408509898" calcext:value-type="float">
            <text:p>1640</text:p>
          </table:table-cell>
          <table:table-cell table:style-name="ce5" table:formula="of:=[.V291]+[.T292]-[.U292]" office:value-type="float" office:value="273690.292427368" calcext:value-type="float">
            <text:p>273690</text:p>
          </table:table-cell>
          <table:table-cell table:style-name="ce12" table:formula="of:= temp_out + [.V292]/pot_water_mass" office:value-type="float" office:value="116.401762847256" calcext:value-type="float">
            <text:p>116.4</text:p>
          </table:table-cell>
          <table:table-cell table:style-name="ce7" table:formula="of:=IF([.G292]&gt;thermagon_temp_max;0;IF([.W2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table:formula="of:=burner_C_per_s * [.X292]/100 * time_incr" office:value-type="float" office:value="2149.61306964746" calcext:value-type="float">
            <text:p>2150</text:p>
          </table:table-cell>
          <table:table-cell table:style-name="ce3" table:formula="of:=[.B293]" office:value-type="float" office:value="2149.61306964746" calcext:value-type="float">
            <text:p>2150</text:p>
          </table:table-cell>
          <table:table-cell table:style-name="ce3" table:formula="of:=[.C292]" office:value-type="float" office:value="2149.61306964746" calcext:value-type="float">
            <text:p>2150</text:p>
          </table:table-cell>
          <table:table-cell table:style-name="ce5" table:formula="of:=SUMPRODUCT([.B293:.D293];burner_heat_diffusion)" office:value-type="float" office:value="2149.61306964746" calcext:value-type="float">
            <text:p>2150</text:p>
          </table:table-cell>
          <table:table-cell table:formula="of:=[.F292]+[.E293]-[.J292]" office:value-type="float" office:value="53718.2754837781" calcext:value-type="float">
            <text:p>53718</text:p>
          </table:table-cell>
          <table:table-cell table:style-name="ce7" table:formula="of:=temp_out + [.F293] / burner_heat_mass" office:value-type="float" office:value="127.436550967556" calcext:value-type="float">
            <text:p>127.4</text:p>
          </table:table-cell>
          <table:table-cell table:style-name="ce7" table:formula="of:=[.G293]-[.W292]" office:value-type="float" office:value="11.0347881203" calcext:value-type="float">
            <text:p>11.0</text:p>
          </table:table-cell>
          <table:table-cell table:style-name="ce5" table:formula="of:=thermagon_k * burner_A * [.H293] / thermagon_L" office:value-type="float" office:value="1446.54611137171" calcext:value-type="float">
            <text:p>1447</text:p>
          </table:table-cell>
          <table:table-cell table:style-name="ce5" table:formula="of:=[.I293]/C_per_s_to_W*time_incr" office:value-type="float" office:value="2073.00961790156" calcext:value-type="float">
            <text:p>2073</text:p>
          </table:table-cell>
          <table:table-cell table:style-name="ce7" table:formula="of:=[.J292]" office:value-type="float" office:value="2072.619005847" calcext:value-type="float">
            <text:p>2072.6</text:p>
          </table:table-cell>
          <table:table-cell table:style-name="ce7" table:formula="of:=[.K292]" office:value-type="float" office:value="2072.22640200521" calcext:value-type="float">
            <text:p>2072.2</text:p>
          </table:table-cell>
          <table:table-cell table:style-name="ce7" table:formula="of:=[.L292]" office:value-type="float" office:value="2071.83179621978" calcext:value-type="float">
            <text:p>2071.8</text:p>
          </table:table-cell>
          <table:table-cell table:style-name="ce7" table:formula="of:=[.M292]" office:value-type="float" office:value="2071.43517828251" calcext:value-type="float">
            <text:p>2071.4</text:p>
          </table:table-cell>
          <table:table-cell table:style-name="ce7" table:formula="of:=[.N292]" office:value-type="float" office:value="2071.03653793313" calcext:value-type="float">
            <text:p>2071.0</text:p>
          </table:table-cell>
          <table:table-cell table:style-name="ce7" table:formula="of:=[.O292]" office:value-type="float" office:value="2070.63586485909" calcext:value-type="float">
            <text:p>2070.6</text:p>
          </table:table-cell>
          <table:table-cell table:style-name="ce7" table:formula="of:=[.P292]" office:value-type="float" office:value="2070.23314869523" calcext:value-type="float">
            <text:p>2070.2</text:p>
          </table:table-cell>
          <table:table-cell table:style-name="ce7" table:formula="of:=[.Q292]" office:value-type="float" office:value="2069.82837902354" calcext:value-type="float">
            <text:p>2069.8</text:p>
          </table:table-cell>
          <table:table-cell table:style-name="ce7" table:formula="of:=[.R292]" office:value-type="float" office:value="2069.42154537287" calcext:value-type="float">
            <text:p>2069.4</text:p>
          </table:table-cell>
          <table:table-cell table:style-name="ce5" table:formula="of:=SUMPRODUCT([.J293:.S293];pot_heat_diffusion)" office:value-type="float" office:value="2071.23200565971" calcext:value-type="float">
            <text:p>2071</text:p>
          </table:table-cell>
          <table:table-cell table:style-name="ce5" table:formula="of:=[.V292]*leakage_out" office:value-type="float" office:value="1642.14175456421" calcext:value-type="float">
            <text:p>1642</text:p>
          </table:table-cell>
          <table:table-cell table:style-name="ce5" table:formula="of:=[.V292]+[.T293]-[.U293]" office:value-type="float" office:value="274119.382678464" calcext:value-type="float">
            <text:p>274119</text:p>
          </table:table-cell>
          <table:table-cell table:style-name="ce12" table:formula="of:= temp_out + [.V293]/pot_water_mass" office:value-type="float" office:value="116.55290104167" calcext:value-type="float">
            <text:p>116.6</text:p>
          </table:table-cell>
          <table:table-cell table:style-name="ce7" table:formula="of:=IF([.G293]&gt;thermagon_temp_max;0;IF([.W2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" table:formula="of:=burner_C_per_s * [.X293]/100 * time_incr" office:value-type="float" office:value="2149.61306964746" calcext:value-type="float">
            <text:p>2150</text:p>
          </table:table-cell>
          <table:table-cell table:style-name="ce3" table:formula="of:=[.B294]" office:value-type="float" office:value="2149.61306964746" calcext:value-type="float">
            <text:p>2150</text:p>
          </table:table-cell>
          <table:table-cell table:style-name="ce3" table:formula="of:=[.C293]" office:value-type="float" office:value="2149.61306964746" calcext:value-type="float">
            <text:p>2150</text:p>
          </table:table-cell>
          <table:table-cell table:style-name="ce5" table:formula="of:=SUMPRODUCT([.B294:.D294];burner_heat_diffusion)" office:value-type="float" office:value="2149.61306964746" calcext:value-type="float">
            <text:p>2150</text:p>
          </table:table-cell>
          <table:table-cell table:formula="of:=[.F293]+[.E294]-[.J293]" office:value-type="float" office:value="53794.878935524" calcext:value-type="float">
            <text:p>53795</text:p>
          </table:table-cell>
          <table:table-cell table:style-name="ce7" table:formula="of:=temp_out + [.F294] / burner_heat_mass" office:value-type="float" office:value="127.589757871048" calcext:value-type="float">
            <text:p>127.6</text:p>
          </table:table-cell>
          <table:table-cell table:style-name="ce7" table:formula="of:=[.G294]-[.W293]" office:value-type="float" office:value="11.0368568293776" calcext:value-type="float">
            <text:p>11.0</text:p>
          </table:table-cell>
          <table:table-cell table:style-name="ce5" table:formula="of:=thermagon_k * burner_A * [.H294] / thermagon_L" office:value-type="float" office:value="1446.81729764543" calcext:value-type="float">
            <text:p>1447</text:p>
          </table:table-cell>
          <table:table-cell table:style-name="ce5" table:formula="of:=[.I294]/C_per_s_to_W*time_incr" office:value-type="float" office:value="2073.39824827377" calcext:value-type="float">
            <text:p>2073</text:p>
          </table:table-cell>
          <table:table-cell table:style-name="ce7" table:formula="of:=[.J293]" office:value-type="float" office:value="2073.00961790156" calcext:value-type="float">
            <text:p>2073.0</text:p>
          </table:table-cell>
          <table:table-cell table:style-name="ce7" table:formula="of:=[.K293]" office:value-type="float" office:value="2072.619005847" calcext:value-type="float">
            <text:p>2072.6</text:p>
          </table:table-cell>
          <table:table-cell table:style-name="ce7" table:formula="of:=[.L293]" office:value-type="float" office:value="2072.22640200521" calcext:value-type="float">
            <text:p>2072.2</text:p>
          </table:table-cell>
          <table:table-cell table:style-name="ce7" table:formula="of:=[.M293]" office:value-type="float" office:value="2071.83179621978" calcext:value-type="float">
            <text:p>2071.8</text:p>
          </table:table-cell>
          <table:table-cell table:style-name="ce7" table:formula="of:=[.N293]" office:value-type="float" office:value="2071.43517828251" calcext:value-type="float">
            <text:p>2071.4</text:p>
          </table:table-cell>
          <table:table-cell table:style-name="ce7" table:formula="of:=[.O293]" office:value-type="float" office:value="2071.03653793313" calcext:value-type="float">
            <text:p>2071.0</text:p>
          </table:table-cell>
          <table:table-cell table:style-name="ce7" table:formula="of:=[.P293]" office:value-type="float" office:value="2070.63586485909" calcext:value-type="float">
            <text:p>2070.6</text:p>
          </table:table-cell>
          <table:table-cell table:style-name="ce7" table:formula="of:=[.Q293]" office:value-type="float" office:value="2070.23314869523" calcext:value-type="float">
            <text:p>2070.2</text:p>
          </table:table-cell>
          <table:table-cell table:style-name="ce7" table:formula="of:=[.R293]" office:value-type="float" office:value="2069.82837902354" calcext:value-type="float">
            <text:p>2069.8</text:p>
          </table:table-cell>
          <table:table-cell table:style-name="ce5" table:formula="of:=SUMPRODUCT([.J294:.S294];pot_heat_diffusion)" office:value-type="float" office:value="2071.62965434756" calcext:value-type="float">
            <text:p>2072</text:p>
          </table:table-cell>
          <table:table-cell table:style-name="ce5" table:formula="of:=[.V293]*leakage_out" office:value-type="float" office:value="1644.71629607078" calcext:value-type="float">
            <text:p>1645</text:p>
          </table:table-cell>
          <table:table-cell table:style-name="ce5" table:formula="of:=[.V293]+[.T294]-[.U294]" office:value-type="float" office:value="274546.296036741" calcext:value-type="float">
            <text:p>274546</text:p>
          </table:table-cell>
          <table:table-cell table:style-name="ce12" table:formula="of:= temp_out + [.V294]/pot_water_mass" office:value-type="float" office:value="116.70327247047" calcext:value-type="float">
            <text:p>116.7</text:p>
          </table:table-cell>
          <table:table-cell table:style-name="ce7" table:formula="of:=IF([.G294]&gt;thermagon_temp_max;0;IF([.W2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table:formula="of:=burner_C_per_s * [.X294]/100 * time_incr" office:value-type="float" office:value="2149.61306964746" calcext:value-type="float">
            <text:p>2150</text:p>
          </table:table-cell>
          <table:table-cell table:style-name="ce3" table:formula="of:=[.B295]" office:value-type="float" office:value="2149.61306964746" calcext:value-type="float">
            <text:p>2150</text:p>
          </table:table-cell>
          <table:table-cell table:style-name="ce3" table:formula="of:=[.C294]" office:value-type="float" office:value="2149.61306964746" calcext:value-type="float">
            <text:p>2150</text:p>
          </table:table-cell>
          <table:table-cell table:style-name="ce5" table:formula="of:=SUMPRODUCT([.B295:.D295];burner_heat_diffusion)" office:value-type="float" office:value="2149.61306964746" calcext:value-type="float">
            <text:p>2150</text:p>
          </table:table-cell>
          <table:table-cell table:formula="of:=[.F294]+[.E295]-[.J294]" office:value-type="float" office:value="53871.0937568977" calcext:value-type="float">
            <text:p>53871</text:p>
          </table:table-cell>
          <table:table-cell table:style-name="ce7" table:formula="of:=temp_out + [.F295] / burner_heat_mass" office:value-type="float" office:value="127.742187513795" calcext:value-type="float">
            <text:p>127.7</text:p>
          </table:table-cell>
          <table:table-cell table:style-name="ce7" table:formula="of:=[.G295]-[.W294]" office:value-type="float" office:value="11.0389150433252" calcext:value-type="float">
            <text:p>11.0</text:p>
          </table:table-cell>
          <table:table-cell table:style-name="ce5" table:formula="of:=thermagon_k * burner_A * [.H295] / thermagon_L" office:value-type="float" office:value="1447.08710811663" calcext:value-type="float">
            <text:p>1447</text:p>
          </table:table-cell>
          <table:table-cell table:style-name="ce5" table:formula="of:=[.I295]/C_per_s_to_W*time_incr" office:value-type="float" office:value="2073.78490701724" calcext:value-type="float">
            <text:p>2074</text:p>
          </table:table-cell>
          <table:table-cell table:style-name="ce7" table:formula="of:=[.J294]" office:value-type="float" office:value="2073.39824827377" calcext:value-type="float">
            <text:p>2073.4</text:p>
          </table:table-cell>
          <table:table-cell table:style-name="ce7" table:formula="of:=[.K294]" office:value-type="float" office:value="2073.00961790156" calcext:value-type="float">
            <text:p>2073.0</text:p>
          </table:table-cell>
          <table:table-cell table:style-name="ce7" table:formula="of:=[.L294]" office:value-type="float" office:value="2072.619005847" calcext:value-type="float">
            <text:p>2072.6</text:p>
          </table:table-cell>
          <table:table-cell table:style-name="ce7" table:formula="of:=[.M294]" office:value-type="float" office:value="2072.22640200521" calcext:value-type="float">
            <text:p>2072.2</text:p>
          </table:table-cell>
          <table:table-cell table:style-name="ce7" table:formula="of:=[.N294]" office:value-type="float" office:value="2071.83179621978" calcext:value-type="float">
            <text:p>2071.8</text:p>
          </table:table-cell>
          <table:table-cell table:style-name="ce7" table:formula="of:=[.O294]" office:value-type="float" office:value="2071.43517828251" calcext:value-type="float">
            <text:p>2071.4</text:p>
          </table:table-cell>
          <table:table-cell table:style-name="ce7" table:formula="of:=[.P294]" office:value-type="float" office:value="2071.03653793313" calcext:value-type="float">
            <text:p>2071.0</text:p>
          </table:table-cell>
          <table:table-cell table:style-name="ce7" table:formula="of:=[.Q294]" office:value-type="float" office:value="2070.63586485909" calcext:value-type="float">
            <text:p>2070.6</text:p>
          </table:table-cell>
          <table:table-cell table:style-name="ce7" table:formula="of:=[.R294]" office:value-type="float" office:value="2070.23314869523" calcext:value-type="float">
            <text:p>2070.2</text:p>
          </table:table-cell>
          <table:table-cell table:style-name="ce5" table:formula="of:=SUMPRODUCT([.J295:.S295];pot_heat_diffusion)" office:value-type="float" office:value="2072.02528565429" calcext:value-type="float">
            <text:p>2072</text:p>
          </table:table-cell>
          <table:table-cell table:style-name="ce5" table:formula="of:=[.V294]*leakage_out" office:value-type="float" office:value="1647.27777622044" calcext:value-type="float">
            <text:p>1647</text:p>
          </table:table-cell>
          <table:table-cell table:style-name="ce5" table:formula="of:=[.V294]+[.T295]-[.U295]" office:value-type="float" office:value="274971.043546175" calcext:value-type="float">
            <text:p>274971</text:p>
          </table:table-cell>
          <table:table-cell table:style-name="ce12" table:formula="of:= temp_out + [.V295]/pot_water_mass" office:value-type="float" office:value="116.852881023668" calcext:value-type="float">
            <text:p>116.9</text:p>
          </table:table-cell>
          <table:table-cell table:style-name="ce7" table:formula="of:=IF([.G295]&gt;thermagon_temp_max;0;IF([.W2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table:formula="of:=burner_C_per_s * [.X295]/100 * time_incr" office:value-type="float" office:value="2149.61306964746" calcext:value-type="float">
            <text:p>2150</text:p>
          </table:table-cell>
          <table:table-cell table:style-name="ce3" table:formula="of:=[.B296]" office:value-type="float" office:value="2149.61306964746" calcext:value-type="float">
            <text:p>2150</text:p>
          </table:table-cell>
          <table:table-cell table:style-name="ce3" table:formula="of:=[.C295]" office:value-type="float" office:value="2149.61306964746" calcext:value-type="float">
            <text:p>2150</text:p>
          </table:table-cell>
          <table:table-cell table:style-name="ce5" table:formula="of:=SUMPRODUCT([.B296:.D296];burner_heat_diffusion)" office:value-type="float" office:value="2149.61306964746" calcext:value-type="float">
            <text:p>2150</text:p>
          </table:table-cell>
          <table:table-cell table:formula="of:=[.F295]+[.E296]-[.J295]" office:value-type="float" office:value="53946.9219195279" calcext:value-type="float">
            <text:p>53947</text:p>
          </table:table-cell>
          <table:table-cell table:style-name="ce7" table:formula="of:=temp_out + [.F296] / burner_heat_mass" office:value-type="float" office:value="127.893843839056" calcext:value-type="float">
            <text:p>127.9</text:p>
          </table:table-cell>
          <table:table-cell table:style-name="ce7" table:formula="of:=[.G296]-[.W295]" office:value-type="float" office:value="11.0409628153876" calcext:value-type="float">
            <text:p>11.0</text:p>
          </table:table-cell>
          <table:table-cell table:style-name="ce5" table:formula="of:=thermagon_k * burner_A * [.H296] / thermagon_L" office:value-type="float" office:value="1447.35554976514" calcext:value-type="float">
            <text:p>1447</text:p>
          </table:table-cell>
          <table:table-cell table:style-name="ce5" table:formula="of:=[.I296]/C_per_s_to_W*time_incr" office:value-type="float" office:value="2074.16960413462" calcext:value-type="float">
            <text:p>2074</text:p>
          </table:table-cell>
          <table:table-cell table:style-name="ce7" table:formula="of:=[.J295]" office:value-type="float" office:value="2073.78490701724" calcext:value-type="float">
            <text:p>2073.8</text:p>
          </table:table-cell>
          <table:table-cell table:style-name="ce7" table:formula="of:=[.K295]" office:value-type="float" office:value="2073.39824827377" calcext:value-type="float">
            <text:p>2073.4</text:p>
          </table:table-cell>
          <table:table-cell table:style-name="ce7" table:formula="of:=[.L295]" office:value-type="float" office:value="2073.00961790156" calcext:value-type="float">
            <text:p>2073.0</text:p>
          </table:table-cell>
          <table:table-cell table:style-name="ce7" table:formula="of:=[.M295]" office:value-type="float" office:value="2072.619005847" calcext:value-type="float">
            <text:p>2072.6</text:p>
          </table:table-cell>
          <table:table-cell table:style-name="ce7" table:formula="of:=[.N295]" office:value-type="float" office:value="2072.22640200521" calcext:value-type="float">
            <text:p>2072.2</text:p>
          </table:table-cell>
          <table:table-cell table:style-name="ce7" table:formula="of:=[.O295]" office:value-type="float" office:value="2071.83179621978" calcext:value-type="float">
            <text:p>2071.8</text:p>
          </table:table-cell>
          <table:table-cell table:style-name="ce7" table:formula="of:=[.P295]" office:value-type="float" office:value="2071.43517828251" calcext:value-type="float">
            <text:p>2071.4</text:p>
          </table:table-cell>
          <table:table-cell table:style-name="ce7" table:formula="of:=[.Q295]" office:value-type="float" office:value="2071.03653793313" calcext:value-type="float">
            <text:p>2071.0</text:p>
          </table:table-cell>
          <table:table-cell table:style-name="ce7" table:formula="of:=[.R295]" office:value-type="float" office:value="2070.63586485909" calcext:value-type="float">
            <text:p>2070.6</text:p>
          </table:table-cell>
          <table:table-cell table:style-name="ce5" table:formula="of:=SUMPRODUCT([.J296:.S296];pot_heat_diffusion)" office:value-type="float" office:value="2072.41890981462" calcext:value-type="float">
            <text:p>2072</text:p>
          </table:table-cell>
          <table:table-cell table:style-name="ce5" table:formula="of:=[.V295]*leakage_out" office:value-type="float" office:value="1649.82626127705" calcext:value-type="float">
            <text:p>1650</text:p>
          </table:table-cell>
          <table:table-cell table:style-name="ce5" table:formula="of:=[.V295]+[.T296]-[.U296]" office:value-type="float" office:value="275393.636194712" calcext:value-type="float">
            <text:p>275394</text:p>
          </table:table-cell>
          <table:table-cell table:style-name="ce12" table:formula="of:= temp_out + [.V296]/pot_water_mass" office:value-type="float" office:value="117.001730571542" calcext:value-type="float">
            <text:p>117.0</text:p>
          </table:table-cell>
          <table:table-cell table:style-name="ce7" table:formula="of:=IF([.G296]&gt;thermagon_temp_max;0;IF([.W2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table:formula="of:=burner_C_per_s * [.X296]/100 * time_incr" office:value-type="float" office:value="2149.61306964746" calcext:value-type="float">
            <text:p>2150</text:p>
          </table:table-cell>
          <table:table-cell table:style-name="ce3" table:formula="of:=[.B297]" office:value-type="float" office:value="2149.61306964746" calcext:value-type="float">
            <text:p>2150</text:p>
          </table:table-cell>
          <table:table-cell table:style-name="ce3" table:formula="of:=[.C296]" office:value-type="float" office:value="2149.61306964746" calcext:value-type="float">
            <text:p>2150</text:p>
          </table:table-cell>
          <table:table-cell table:style-name="ce5" table:formula="of:=SUMPRODUCT([.B297:.D297];burner_heat_diffusion)" office:value-type="float" office:value="2149.61306964746" calcext:value-type="float">
            <text:p>2150</text:p>
          </table:table-cell>
          <table:table-cell table:formula="of:=[.F296]+[.E297]-[.J296]" office:value-type="float" office:value="54022.3653850408" calcext:value-type="float">
            <text:p>54022</text:p>
          </table:table-cell>
          <table:table-cell table:style-name="ce7" table:formula="of:=temp_out + [.F297] / burner_heat_mass" office:value-type="float" office:value="128.044730770082" calcext:value-type="float">
            <text:p>128.0</text:p>
          </table:table-cell>
          <table:table-cell table:style-name="ce7" table:formula="of:=[.G297]-[.W296]" office:value-type="float" office:value="11.0430001985393" calcext:value-type="float">
            <text:p>11.0</text:p>
          </table:table-cell>
          <table:table-cell table:style-name="ce5" table:formula="of:=thermagon_k * burner_A * [.H297] / thermagon_L" office:value-type="float" office:value="1447.62262953534" calcext:value-type="float">
            <text:p>1448</text:p>
          </table:table-cell>
          <table:table-cell table:style-name="ce5" table:formula="of:=[.I297]/C_per_s_to_W*time_incr" office:value-type="float" office:value="2074.55234957773" calcext:value-type="float">
            <text:p>2075</text:p>
          </table:table-cell>
          <table:table-cell table:style-name="ce7" table:formula="of:=[.J296]" office:value-type="float" office:value="2074.16960413462" calcext:value-type="float">
            <text:p>2074.2</text:p>
          </table:table-cell>
          <table:table-cell table:style-name="ce7" table:formula="of:=[.K296]" office:value-type="float" office:value="2073.78490701724" calcext:value-type="float">
            <text:p>2073.8</text:p>
          </table:table-cell>
          <table:table-cell table:style-name="ce7" table:formula="of:=[.L296]" office:value-type="float" office:value="2073.39824827377" calcext:value-type="float">
            <text:p>2073.4</text:p>
          </table:table-cell>
          <table:table-cell table:style-name="ce7" table:formula="of:=[.M296]" office:value-type="float" office:value="2073.00961790156" calcext:value-type="float">
            <text:p>2073.0</text:p>
          </table:table-cell>
          <table:table-cell table:style-name="ce7" table:formula="of:=[.N296]" office:value-type="float" office:value="2072.619005847" calcext:value-type="float">
            <text:p>2072.6</text:p>
          </table:table-cell>
          <table:table-cell table:style-name="ce7" table:formula="of:=[.O296]" office:value-type="float" office:value="2072.22640200521" calcext:value-type="float">
            <text:p>2072.2</text:p>
          </table:table-cell>
          <table:table-cell table:style-name="ce7" table:formula="of:=[.P296]" office:value-type="float" office:value="2071.83179621978" calcext:value-type="float">
            <text:p>2071.8</text:p>
          </table:table-cell>
          <table:table-cell table:style-name="ce7" table:formula="of:=[.Q296]" office:value-type="float" office:value="2071.43517828251" calcext:value-type="float">
            <text:p>2071.4</text:p>
          </table:table-cell>
          <table:table-cell table:style-name="ce7" table:formula="of:=[.R296]" office:value-type="float" office:value="2071.03653793313" calcext:value-type="float">
            <text:p>2071.0</text:p>
          </table:table-cell>
          <table:table-cell table:style-name="ce5" table:formula="of:=SUMPRODUCT([.J297:.S297];pot_heat_diffusion)" office:value-type="float" office:value="2072.81053701136" calcext:value-type="float">
            <text:p>2073</text:p>
          </table:table-cell>
          <table:table-cell table:style-name="ce5" table:formula="of:=[.V296]*leakage_out" office:value-type="float" office:value="1652.36181716827" calcext:value-type="float">
            <text:p>1652</text:p>
          </table:table-cell>
          <table:table-cell table:style-name="ce5" table:formula="of:=[.V296]+[.T297]-[.U297]" office:value-type="float" office:value="275814.084914555" calcext:value-type="float">
            <text:p>275814</text:p>
          </table:table-cell>
          <table:table-cell table:style-name="ce12" table:formula="of:= temp_out + [.V297]/pot_water_mass" office:value-type="float" office:value="117.149824964735" calcext:value-type="float">
            <text:p>117.1</text:p>
          </table:table-cell>
          <table:table-cell table:style-name="ce7" table:formula="of:=IF([.G297]&gt;thermagon_temp_max;0;IF([.W2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" table:formula="of:=burner_C_per_s * [.X297]/100 * time_incr" office:value-type="float" office:value="2149.61306964746" calcext:value-type="float">
            <text:p>2150</text:p>
          </table:table-cell>
          <table:table-cell table:style-name="ce3" table:formula="of:=[.B298]" office:value-type="float" office:value="2149.61306964746" calcext:value-type="float">
            <text:p>2150</text:p>
          </table:table-cell>
          <table:table-cell table:style-name="ce3" table:formula="of:=[.C297]" office:value-type="float" office:value="2149.61306964746" calcext:value-type="float">
            <text:p>2150</text:p>
          </table:table-cell>
          <table:table-cell table:style-name="ce5" table:formula="of:=SUMPRODUCT([.B298:.D298];burner_heat_diffusion)" office:value-type="float" office:value="2149.61306964746" calcext:value-type="float">
            <text:p>2150</text:p>
          </table:table-cell>
          <table:table-cell table:formula="of:=[.F297]+[.E298]-[.J297]" office:value-type="float" office:value="54097.4261051105" calcext:value-type="float">
            <text:p>54097</text:p>
          </table:table-cell>
          <table:table-cell table:style-name="ce7" table:formula="of:=temp_out + [.F298] / burner_heat_mass" office:value-type="float" office:value="128.194852210221" calcext:value-type="float">
            <text:p>128.2</text:p>
          </table:table-cell>
          <table:table-cell table:style-name="ce7" table:formula="of:=[.G298]-[.W297]" office:value-type="float" office:value="11.0450272454862" calcext:value-type="float">
            <text:p>11.0</text:p>
          </table:table-cell>
          <table:table-cell table:style-name="ce5" table:formula="of:=thermagon_k * burner_A * [.H298] / thermagon_L" office:value-type="float" office:value="1447.88835433645" calcext:value-type="float">
            <text:p>1448</text:p>
          </table:table-cell>
          <table:table-cell table:style-name="ce5" table:formula="of:=[.I298]/C_per_s_to_W*time_incr" office:value-type="float" office:value="2074.93315324799" calcext:value-type="float">
            <text:p>2075</text:p>
          </table:table-cell>
          <table:table-cell table:style-name="ce7" table:formula="of:=[.J297]" office:value-type="float" office:value="2074.55234957773" calcext:value-type="float">
            <text:p>2074.6</text:p>
          </table:table-cell>
          <table:table-cell table:style-name="ce7" table:formula="of:=[.K297]" office:value-type="float" office:value="2074.16960413462" calcext:value-type="float">
            <text:p>2074.2</text:p>
          </table:table-cell>
          <table:table-cell table:style-name="ce7" table:formula="of:=[.L297]" office:value-type="float" office:value="2073.78490701724" calcext:value-type="float">
            <text:p>2073.8</text:p>
          </table:table-cell>
          <table:table-cell table:style-name="ce7" table:formula="of:=[.M297]" office:value-type="float" office:value="2073.39824827377" calcext:value-type="float">
            <text:p>2073.4</text:p>
          </table:table-cell>
          <table:table-cell table:style-name="ce7" table:formula="of:=[.N297]" office:value-type="float" office:value="2073.00961790156" calcext:value-type="float">
            <text:p>2073.0</text:p>
          </table:table-cell>
          <table:table-cell table:style-name="ce7" table:formula="of:=[.O297]" office:value-type="float" office:value="2072.619005847" calcext:value-type="float">
            <text:p>2072.6</text:p>
          </table:table-cell>
          <table:table-cell table:style-name="ce7" table:formula="of:=[.P297]" office:value-type="float" office:value="2072.22640200521" calcext:value-type="float">
            <text:p>2072.2</text:p>
          </table:table-cell>
          <table:table-cell table:style-name="ce7" table:formula="of:=[.Q297]" office:value-type="float" office:value="2071.83179621978" calcext:value-type="float">
            <text:p>2071.8</text:p>
          </table:table-cell>
          <table:table-cell table:style-name="ce7" table:formula="of:=[.R297]" office:value-type="float" office:value="2071.43517828251" calcext:value-type="float">
            <text:p>2071.4</text:p>
          </table:table-cell>
          <table:table-cell table:style-name="ce5" table:formula="of:=SUMPRODUCT([.J298:.S298];pot_heat_diffusion)" office:value-type="float" office:value="2073.20017737566" calcext:value-type="float">
            <text:p>2073</text:p>
          </table:table-cell>
          <table:table-cell table:style-name="ce5" table:formula="of:=[.V297]*leakage_out" office:value-type="float" office:value="1654.88450948733" calcext:value-type="float">
            <text:p>1655</text:p>
          </table:table-cell>
          <table:table-cell table:style-name="ce5" table:formula="of:=[.V297]+[.T298]-[.U298]" office:value-type="float" office:value="276232.400582444" calcext:value-type="float">
            <text:p>276232</text:p>
          </table:table-cell>
          <table:table-cell table:style-name="ce12" table:formula="of:= temp_out + [.V298]/pot_water_mass" office:value-type="float" office:value="117.297168034354" calcext:value-type="float">
            <text:p>117.3</text:p>
          </table:table-cell>
          <table:table-cell table:style-name="ce7" table:formula="of:=IF([.G298]&gt;thermagon_temp_max;0;IF([.W2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" table:formula="of:=burner_C_per_s * [.X298]/100 * time_incr" office:value-type="float" office:value="2149.61306964746" calcext:value-type="float">
            <text:p>2150</text:p>
          </table:table-cell>
          <table:table-cell table:style-name="ce3" table:formula="of:=[.B299]" office:value-type="float" office:value="2149.61306964746" calcext:value-type="float">
            <text:p>2150</text:p>
          </table:table-cell>
          <table:table-cell table:style-name="ce3" table:formula="of:=[.C298]" office:value-type="float" office:value="2149.61306964746" calcext:value-type="float">
            <text:p>2150</text:p>
          </table:table-cell>
          <table:table-cell table:style-name="ce5" table:formula="of:=SUMPRODUCT([.B299:.D299];burner_heat_diffusion)" office:value-type="float" office:value="2149.61306964746" calcext:value-type="float">
            <text:p>2150</text:p>
          </table:table-cell>
          <table:table-cell table:formula="of:=[.F298]+[.E299]-[.J298]" office:value-type="float" office:value="54172.10602151" calcext:value-type="float">
            <text:p>54172</text:p>
          </table:table-cell>
          <table:table-cell table:style-name="ce7" table:formula="of:=temp_out + [.F299] / burner_heat_mass" office:value-type="float" office:value="128.34421204302" calcext:value-type="float">
            <text:p>128.3</text:p>
          </table:table-cell>
          <table:table-cell table:style-name="ce7" table:formula="of:=[.G299]-[.W298]" office:value-type="float" office:value="11.0470440086665" calcext:value-type="float">
            <text:p>11.0</text:p>
          </table:table-cell>
          <table:table-cell table:style-name="ce5" table:formula="of:=thermagon_k * burner_A * [.H299] / thermagon_L" office:value-type="float" office:value="1448.15273104258" calcext:value-type="float">
            <text:p>1448</text:p>
          </table:table-cell>
          <table:table-cell table:style-name="ce5" table:formula="of:=[.I299]/C_per_s_to_W*time_incr" office:value-type="float" office:value="2075.31202499653" calcext:value-type="float">
            <text:p>2075</text:p>
          </table:table-cell>
          <table:table-cell table:style-name="ce7" table:formula="of:=[.J298]" office:value-type="float" office:value="2074.93315324799" calcext:value-type="float">
            <text:p>2074.9</text:p>
          </table:table-cell>
          <table:table-cell table:style-name="ce7" table:formula="of:=[.K298]" office:value-type="float" office:value="2074.55234957773" calcext:value-type="float">
            <text:p>2074.6</text:p>
          </table:table-cell>
          <table:table-cell table:style-name="ce7" table:formula="of:=[.L298]" office:value-type="float" office:value="2074.16960413462" calcext:value-type="float">
            <text:p>2074.2</text:p>
          </table:table-cell>
          <table:table-cell table:style-name="ce7" table:formula="of:=[.M298]" office:value-type="float" office:value="2073.78490701724" calcext:value-type="float">
            <text:p>2073.8</text:p>
          </table:table-cell>
          <table:table-cell table:style-name="ce7" table:formula="of:=[.N298]" office:value-type="float" office:value="2073.39824827377" calcext:value-type="float">
            <text:p>2073.4</text:p>
          </table:table-cell>
          <table:table-cell table:style-name="ce7" table:formula="of:=[.O298]" office:value-type="float" office:value="2073.00961790156" calcext:value-type="float">
            <text:p>2073.0</text:p>
          </table:table-cell>
          <table:table-cell table:style-name="ce7" table:formula="of:=[.P298]" office:value-type="float" office:value="2072.619005847" calcext:value-type="float">
            <text:p>2072.6</text:p>
          </table:table-cell>
          <table:table-cell table:style-name="ce7" table:formula="of:=[.Q298]" office:value-type="float" office:value="2072.22640200521" calcext:value-type="float">
            <text:p>2072.2</text:p>
          </table:table-cell>
          <table:table-cell table:style-name="ce7" table:formula="of:=[.R298]" office:value-type="float" office:value="2071.83179621978" calcext:value-type="float">
            <text:p>2071.8</text:p>
          </table:table-cell>
          <table:table-cell table:style-name="ce5" table:formula="of:=SUMPRODUCT([.J299:.S299];pot_heat_diffusion)" office:value-type="float" office:value="2073.58784098727" calcext:value-type="float">
            <text:p>2074</text:p>
          </table:table-cell>
          <table:table-cell table:style-name="ce5" table:formula="of:=[.V298]*leakage_out" office:value-type="float" office:value="1657.39440349466" calcext:value-type="float">
            <text:p>1657</text:p>
          </table:table-cell>
          <table:table-cell table:style-name="ce5" table:formula="of:=[.V298]+[.T299]-[.U299]" office:value-type="float" office:value="276648.594019936" calcext:value-type="float">
            <text:p>276649</text:p>
          </table:table-cell>
          <table:table-cell table:style-name="ce12" table:formula="of:= temp_out + [.V299]/pot_water_mass" office:value-type="float" office:value="117.443763592069" calcext:value-type="float">
            <text:p>117.4</text:p>
          </table:table-cell>
          <table:table-cell table:style-name="ce7" table:formula="of:=IF([.G299]&gt;thermagon_temp_max;0;IF([.W2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table:formula="of:=burner_C_per_s * [.X299]/100 * time_incr" office:value-type="float" office:value="2149.61306964746" calcext:value-type="float">
            <text:p>2150</text:p>
          </table:table-cell>
          <table:table-cell table:style-name="ce3" table:formula="of:=[.B300]" office:value-type="float" office:value="2149.61306964746" calcext:value-type="float">
            <text:p>2150</text:p>
          </table:table-cell>
          <table:table-cell table:style-name="ce3" table:formula="of:=[.C299]" office:value-type="float" office:value="2149.61306964746" calcext:value-type="float">
            <text:p>2150</text:p>
          </table:table-cell>
          <table:table-cell table:style-name="ce5" table:formula="of:=SUMPRODUCT([.B300:.D300];burner_heat_diffusion)" office:value-type="float" office:value="2149.61306964746" calcext:value-type="float">
            <text:p>2150</text:p>
          </table:table-cell>
          <table:table-cell table:formula="of:=[.F299]+[.E300]-[.J299]" office:value-type="float" office:value="54246.4070661609" calcext:value-type="float">
            <text:p>54246</text:p>
          </table:table-cell>
          <table:table-cell table:style-name="ce7" table:formula="of:=temp_out + [.F300] / burner_heat_mass" office:value-type="float" office:value="128.492814132322" calcext:value-type="float">
            <text:p>128.5</text:p>
          </table:table-cell>
          <table:table-cell table:style-name="ce7" table:formula="of:=[.G300]-[.W299]" office:value-type="float" office:value="11.0490505402527" calcext:value-type="float">
            <text:p>11.0</text:p>
          </table:table-cell>
          <table:table-cell table:style-name="ce5" table:formula="of:=thermagon_k * burner_A * [.H300] / thermagon_L" office:value-type="float" office:value="1448.41576649299" calcext:value-type="float">
            <text:p>1448</text:p>
          </table:table-cell>
          <table:table-cell table:style-name="ce5" table:formula="of:=[.I300]/C_per_s_to_W*time_incr" office:value-type="float" office:value="2075.68897462452" calcext:value-type="float">
            <text:p>2076</text:p>
          </table:table-cell>
          <table:table-cell table:style-name="ce7" table:formula="of:=[.J299]" office:value-type="float" office:value="2075.31202499653" calcext:value-type="float">
            <text:p>2075.3</text:p>
          </table:table-cell>
          <table:table-cell table:style-name="ce7" table:formula="of:=[.K299]" office:value-type="float" office:value="2074.93315324799" calcext:value-type="float">
            <text:p>2074.9</text:p>
          </table:table-cell>
          <table:table-cell table:style-name="ce7" table:formula="of:=[.L299]" office:value-type="float" office:value="2074.55234957773" calcext:value-type="float">
            <text:p>2074.6</text:p>
          </table:table-cell>
          <table:table-cell table:style-name="ce7" table:formula="of:=[.M299]" office:value-type="float" office:value="2074.16960413462" calcext:value-type="float">
            <text:p>2074.2</text:p>
          </table:table-cell>
          <table:table-cell table:style-name="ce7" table:formula="of:=[.N299]" office:value-type="float" office:value="2073.78490701724" calcext:value-type="float">
            <text:p>2073.8</text:p>
          </table:table-cell>
          <table:table-cell table:style-name="ce7" table:formula="of:=[.O299]" office:value-type="float" office:value="2073.39824827377" calcext:value-type="float">
            <text:p>2073.4</text:p>
          </table:table-cell>
          <table:table-cell table:style-name="ce7" table:formula="of:=[.P299]" office:value-type="float" office:value="2073.00961790156" calcext:value-type="float">
            <text:p>2073.0</text:p>
          </table:table-cell>
          <table:table-cell table:style-name="ce7" table:formula="of:=[.Q299]" office:value-type="float" office:value="2072.619005847" calcext:value-type="float">
            <text:p>2072.6</text:p>
          </table:table-cell>
          <table:table-cell table:style-name="ce7" table:formula="of:=[.R299]" office:value-type="float" office:value="2072.22640200521" calcext:value-type="float">
            <text:p>2072.2</text:p>
          </table:table-cell>
          <table:table-cell table:style-name="ce5" table:formula="of:=SUMPRODUCT([.J300:.S300];pot_heat_diffusion)" office:value-type="float" office:value="2073.97353787479" calcext:value-type="float">
            <text:p>2074</text:p>
          </table:table-cell>
          <table:table-cell table:style-name="ce5" table:formula="of:=[.V299]*leakage_out" office:value-type="float" office:value="1659.89156411962" calcext:value-type="float">
            <text:p>1660</text:p>
          </table:table-cell>
          <table:table-cell table:style-name="ce5" table:formula="of:=[.V299]+[.T300]-[.U300]" office:value-type="float" office:value="277062.675993691" calcext:value-type="float">
            <text:p>277063</text:p>
          </table:table-cell>
          <table:table-cell table:style-name="ce12" table:formula="of:= temp_out + [.V300]/pot_water_mass" office:value-type="float" office:value="117.589615430215" calcext:value-type="float">
            <text:p>117.6</text:p>
          </table:table-cell>
          <table:table-cell table:style-name="ce7" table:formula="of:=IF([.G300]&gt;thermagon_temp_max;0;IF([.W3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table:formula="of:=burner_C_per_s * [.X300]/100 * time_incr" office:value-type="float" office:value="2149.61306964746" calcext:value-type="float">
            <text:p>2150</text:p>
          </table:table-cell>
          <table:table-cell table:style-name="ce3" table:formula="of:=[.B301]" office:value-type="float" office:value="2149.61306964746" calcext:value-type="float">
            <text:p>2150</text:p>
          </table:table-cell>
          <table:table-cell table:style-name="ce3" table:formula="of:=[.C300]" office:value-type="float" office:value="2149.61306964746" calcext:value-type="float">
            <text:p>2150</text:p>
          </table:table-cell>
          <table:table-cell table:style-name="ce5" table:formula="of:=SUMPRODUCT([.B301:.D301];burner_heat_diffusion)" office:value-type="float" office:value="2149.61306964746" calcext:value-type="float">
            <text:p>2150</text:p>
          </table:table-cell>
          <table:table-cell table:formula="of:=[.F300]+[.E301]-[.J300]" office:value-type="float" office:value="54320.3311611839" calcext:value-type="float">
            <text:p>54320</text:p>
          </table:table-cell>
          <table:table-cell table:style-name="ce7" table:formula="of:=temp_out + [.F301] / burner_heat_mass" office:value-type="float" office:value="128.640662322368" calcext:value-type="float">
            <text:p>128.6</text:p>
          </table:table-cell>
          <table:table-cell table:style-name="ce7" table:formula="of:=[.G301]-[.W300]" office:value-type="float" office:value="11.0510468921525" calcext:value-type="float">
            <text:p>11.1</text:p>
          </table:table-cell>
          <table:table-cell table:style-name="ce5" table:formula="of:=thermagon_k * burner_A * [.H301] / thermagon_L" office:value-type="float" office:value="1448.67746749224" calcext:value-type="float">
            <text:p>1449</text:p>
          </table:table-cell>
          <table:table-cell table:style-name="ce5" table:formula="of:=[.I301]/C_per_s_to_W*time_incr" office:value-type="float" office:value="2076.0640118834" calcext:value-type="float">
            <text:p>2076</text:p>
          </table:table-cell>
          <table:table-cell table:style-name="ce7" table:formula="of:=[.J300]" office:value-type="float" office:value="2075.68897462452" calcext:value-type="float">
            <text:p>2075.7</text:p>
          </table:table-cell>
          <table:table-cell table:style-name="ce7" table:formula="of:=[.K300]" office:value-type="float" office:value="2075.31202499653" calcext:value-type="float">
            <text:p>2075.3</text:p>
          </table:table-cell>
          <table:table-cell table:style-name="ce7" table:formula="of:=[.L300]" office:value-type="float" office:value="2074.93315324799" calcext:value-type="float">
            <text:p>2074.9</text:p>
          </table:table-cell>
          <table:table-cell table:style-name="ce7" table:formula="of:=[.M300]" office:value-type="float" office:value="2074.55234957773" calcext:value-type="float">
            <text:p>2074.6</text:p>
          </table:table-cell>
          <table:table-cell table:style-name="ce7" table:formula="of:=[.N300]" office:value-type="float" office:value="2074.16960413462" calcext:value-type="float">
            <text:p>2074.2</text:p>
          </table:table-cell>
          <table:table-cell table:style-name="ce7" table:formula="of:=[.O300]" office:value-type="float" office:value="2073.78490701724" calcext:value-type="float">
            <text:p>2073.8</text:p>
          </table:table-cell>
          <table:table-cell table:style-name="ce7" table:formula="of:=[.P300]" office:value-type="float" office:value="2073.39824827377" calcext:value-type="float">
            <text:p>2073.4</text:p>
          </table:table-cell>
          <table:table-cell table:style-name="ce7" table:formula="of:=[.Q300]" office:value-type="float" office:value="2073.00961790156" calcext:value-type="float">
            <text:p>2073.0</text:p>
          </table:table-cell>
          <table:table-cell table:style-name="ce7" table:formula="of:=[.R300]" office:value-type="float" office:value="2072.619005847" calcext:value-type="float">
            <text:p>2072.6</text:p>
          </table:table-cell>
          <table:table-cell table:style-name="ce5" table:formula="of:=SUMPRODUCT([.J301:.S301];pot_heat_diffusion)" office:value-type="float" office:value="2074.35727801595" calcext:value-type="float">
            <text:p>2074</text:p>
          </table:table-cell>
          <table:table-cell table:style-name="ce5" table:formula="of:=[.V300]*leakage_out" office:value-type="float" office:value="1662.37605596215" calcext:value-type="float">
            <text:p>1662</text:p>
          </table:table-cell>
          <table:table-cell table:style-name="ce5" table:formula="of:=[.V300]+[.T301]-[.U301]" office:value-type="float" office:value="277474.657215745" calcext:value-type="float">
            <text:p>277475</text:p>
          </table:table-cell>
          <table:table-cell table:style-name="ce12" table:formula="of:= temp_out + [.V301]/pot_water_mass" office:value-type="float" office:value="117.734727321886" calcext:value-type="float">
            <text:p>117.7</text:p>
          </table:table-cell>
          <table:table-cell table:style-name="ce7" table:formula="of:=IF([.G301]&gt;thermagon_temp_max;0;IF([.W3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table:formula="of:=burner_C_per_s * [.X301]/100 * time_incr" office:value-type="float" office:value="2149.61306964746" calcext:value-type="float">
            <text:p>2150</text:p>
          </table:table-cell>
          <table:table-cell table:style-name="ce3" table:formula="of:=[.B302]" office:value-type="float" office:value="2149.61306964746" calcext:value-type="float">
            <text:p>2150</text:p>
          </table:table-cell>
          <table:table-cell table:style-name="ce3" table:formula="of:=[.C301]" office:value-type="float" office:value="2149.61306964746" calcext:value-type="float">
            <text:p>2150</text:p>
          </table:table-cell>
          <table:table-cell table:style-name="ce5" table:formula="of:=SUMPRODUCT([.B302:.D302];burner_heat_diffusion)" office:value-type="float" office:value="2149.61306964746" calcext:value-type="float">
            <text:p>2150</text:p>
          </table:table-cell>
          <table:table-cell table:formula="of:=[.F301]+[.E302]-[.J301]" office:value-type="float" office:value="54393.8802189479" calcext:value-type="float">
            <text:p>54394</text:p>
          </table:table-cell>
          <table:table-cell table:style-name="ce7" table:formula="of:=temp_out + [.F302] / burner_heat_mass" office:value-type="float" office:value="128.787760437896" calcext:value-type="float">
            <text:p>128.8</text:p>
          </table:table-cell>
          <table:table-cell table:style-name="ce7" table:formula="of:=[.G302]-[.W301]" office:value-type="float" office:value="11.0530331160103" calcext:value-type="float">
            <text:p>11.1</text:p>
          </table:table-cell>
          <table:table-cell table:style-name="ce5" table:formula="of:=thermagon_k * burner_A * [.H302] / thermagon_L" office:value-type="float" office:value="1448.93784081037" calcext:value-type="float">
            <text:p>1449</text:p>
          </table:table-cell>
          <table:table-cell table:style-name="ce5" table:formula="of:=[.I302]/C_per_s_to_W*time_incr" office:value-type="float" office:value="2076.43714647516" calcext:value-type="float">
            <text:p>2076</text:p>
          </table:table-cell>
          <table:table-cell table:style-name="ce7" table:formula="of:=[.J301]" office:value-type="float" office:value="2076.0640118834" calcext:value-type="float">
            <text:p>2076.1</text:p>
          </table:table-cell>
          <table:table-cell table:style-name="ce7" table:formula="of:=[.K301]" office:value-type="float" office:value="2075.68897462452" calcext:value-type="float">
            <text:p>2075.7</text:p>
          </table:table-cell>
          <table:table-cell table:style-name="ce7" table:formula="of:=[.L301]" office:value-type="float" office:value="2075.31202499653" calcext:value-type="float">
            <text:p>2075.3</text:p>
          </table:table-cell>
          <table:table-cell table:style-name="ce7" table:formula="of:=[.M301]" office:value-type="float" office:value="2074.93315324799" calcext:value-type="float">
            <text:p>2074.9</text:p>
          </table:table-cell>
          <table:table-cell table:style-name="ce7" table:formula="of:=[.N301]" office:value-type="float" office:value="2074.55234957773" calcext:value-type="float">
            <text:p>2074.6</text:p>
          </table:table-cell>
          <table:table-cell table:style-name="ce7" table:formula="of:=[.O301]" office:value-type="float" office:value="2074.16960413462" calcext:value-type="float">
            <text:p>2074.2</text:p>
          </table:table-cell>
          <table:table-cell table:style-name="ce7" table:formula="of:=[.P301]" office:value-type="float" office:value="2073.78490701724" calcext:value-type="float">
            <text:p>2073.8</text:p>
          </table:table-cell>
          <table:table-cell table:style-name="ce7" table:formula="of:=[.Q301]" office:value-type="float" office:value="2073.39824827377" calcext:value-type="float">
            <text:p>2073.4</text:p>
          </table:table-cell>
          <table:table-cell table:style-name="ce7" table:formula="of:=[.R301]" office:value-type="float" office:value="2073.00961790156" calcext:value-type="float">
            <text:p>2073.0</text:p>
          </table:table-cell>
          <table:table-cell table:style-name="ce5" table:formula="of:=SUMPRODUCT([.J302:.S302];pot_heat_diffusion)" office:value-type="float" office:value="2074.73907133787" calcext:value-type="float">
            <text:p>2075</text:p>
          </table:table-cell>
          <table:table-cell table:style-name="ce5" table:formula="of:=[.V301]*leakage_out" office:value-type="float" office:value="1664.84794329447" calcext:value-type="float">
            <text:p>1665</text:p>
          </table:table-cell>
          <table:table-cell table:style-name="ce5" table:formula="of:=[.V301]+[.T302]-[.U302]" office:value-type="float" office:value="277884.548343789" calcext:value-type="float">
            <text:p>277885</text:p>
          </table:table-cell>
          <table:table-cell table:style-name="ce12" table:formula="of:= temp_out + [.V302]/pot_water_mass" office:value-type="float" office:value="117.879103021032" calcext:value-type="float">
            <text:p>117.9</text:p>
          </table:table-cell>
          <table:table-cell table:style-name="ce7" table:formula="of:=IF([.G302]&gt;thermagon_temp_max;0;IF([.W3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3" table:formula="of:=burner_C_per_s * [.X302]/100 * time_incr" office:value-type="float" office:value="2149.61306964746" calcext:value-type="float">
            <text:p>2150</text:p>
          </table:table-cell>
          <table:table-cell table:style-name="ce3" table:formula="of:=[.B303]" office:value-type="float" office:value="2149.61306964746" calcext:value-type="float">
            <text:p>2150</text:p>
          </table:table-cell>
          <table:table-cell table:style-name="ce3" table:formula="of:=[.C302]" office:value-type="float" office:value="2149.61306964746" calcext:value-type="float">
            <text:p>2150</text:p>
          </table:table-cell>
          <table:table-cell table:style-name="ce5" table:formula="of:=SUMPRODUCT([.B303:.D303];burner_heat_diffusion)" office:value-type="float" office:value="2149.61306964746" calcext:value-type="float">
            <text:p>2150</text:p>
          </table:table-cell>
          <table:table-cell table:formula="of:=[.F302]+[.E303]-[.J302]" office:value-type="float" office:value="54467.0561421203" calcext:value-type="float">
            <text:p>54467</text:p>
          </table:table-cell>
          <table:table-cell table:style-name="ce7" table:formula="of:=temp_out + [.F303] / burner_heat_mass" office:value-type="float" office:value="128.93411228424" calcext:value-type="float">
            <text:p>128.9</text:p>
          </table:table-cell>
          <table:table-cell table:style-name="ce7" table:formula="of:=[.G303]-[.W302]" office:value-type="float" office:value="11.0550092632083" calcext:value-type="float">
            <text:p>11.1</text:p>
          </table:table-cell>
          <table:table-cell table:style-name="ce5" table:formula="of:=thermagon_k * burner_A * [.H303] / thermagon_L" office:value-type="float" office:value="1449.19689318307" calcext:value-type="float">
            <text:p>1449</text:p>
          </table:table-cell>
          <table:table-cell table:style-name="ce5" table:formula="of:=[.I303]/C_per_s_to_W*time_incr" office:value-type="float" office:value="2076.80838805255" calcext:value-type="float">
            <text:p>2077</text:p>
          </table:table-cell>
          <table:table-cell table:style-name="ce7" table:formula="of:=[.J302]" office:value-type="float" office:value="2076.43714647516" calcext:value-type="float">
            <text:p>2076.4</text:p>
          </table:table-cell>
          <table:table-cell table:style-name="ce7" table:formula="of:=[.K302]" office:value-type="float" office:value="2076.0640118834" calcext:value-type="float">
            <text:p>2076.1</text:p>
          </table:table-cell>
          <table:table-cell table:style-name="ce7" table:formula="of:=[.L302]" office:value-type="float" office:value="2075.68897462452" calcext:value-type="float">
            <text:p>2075.7</text:p>
          </table:table-cell>
          <table:table-cell table:style-name="ce7" table:formula="of:=[.M302]" office:value-type="float" office:value="2075.31202499653" calcext:value-type="float">
            <text:p>2075.3</text:p>
          </table:table-cell>
          <table:table-cell table:style-name="ce7" table:formula="of:=[.N302]" office:value-type="float" office:value="2074.93315324799" calcext:value-type="float">
            <text:p>2074.9</text:p>
          </table:table-cell>
          <table:table-cell table:style-name="ce7" table:formula="of:=[.O302]" office:value-type="float" office:value="2074.55234957773" calcext:value-type="float">
            <text:p>2074.6</text:p>
          </table:table-cell>
          <table:table-cell table:style-name="ce7" table:formula="of:=[.P302]" office:value-type="float" office:value="2074.16960413462" calcext:value-type="float">
            <text:p>2074.2</text:p>
          </table:table-cell>
          <table:table-cell table:style-name="ce7" table:formula="of:=[.Q302]" office:value-type="float" office:value="2073.78490701724" calcext:value-type="float">
            <text:p>2073.8</text:p>
          </table:table-cell>
          <table:table-cell table:style-name="ce7" table:formula="of:=[.R302]" office:value-type="float" office:value="2073.39824827377" calcext:value-type="float">
            <text:p>2073.4</text:p>
          </table:table-cell>
          <table:table-cell table:style-name="ce5" table:formula="of:=SUMPRODUCT([.J303:.S303];pot_heat_diffusion)" office:value-type="float" office:value="2075.1189277173" calcext:value-type="float">
            <text:p>2075</text:p>
          </table:table-cell>
          <table:table-cell table:style-name="ce5" table:formula="of:=[.V302]*leakage_out" office:value-type="float" office:value="1667.30729006273" calcext:value-type="float">
            <text:p>1667</text:p>
          </table:table-cell>
          <table:table-cell table:style-name="ce5" table:formula="of:=[.V302]+[.T303]-[.U303]" office:value-type="float" office:value="278292.359981443" calcext:value-type="float">
            <text:p>278292</text:p>
          </table:table-cell>
          <table:table-cell table:style-name="ce12" table:formula="of:= temp_out + [.V303]/pot_water_mass" office:value-type="float" office:value="118.022746262562" calcext:value-type="float">
            <text:p>118.0</text:p>
          </table:table-cell>
          <table:table-cell table:style-name="ce7" table:formula="of:=IF([.G303]&gt;thermagon_temp_max;0;IF([.W3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3" table:formula="of:=burner_C_per_s * [.X303]/100 * time_incr" office:value-type="float" office:value="2149.61306964746" calcext:value-type="float">
            <text:p>2150</text:p>
          </table:table-cell>
          <table:table-cell table:style-name="ce3" table:formula="of:=[.B304]" office:value-type="float" office:value="2149.61306964746" calcext:value-type="float">
            <text:p>2150</text:p>
          </table:table-cell>
          <table:table-cell table:style-name="ce3" table:formula="of:=[.C303]" office:value-type="float" office:value="2149.61306964746" calcext:value-type="float">
            <text:p>2150</text:p>
          </table:table-cell>
          <table:table-cell table:style-name="ce5" table:formula="of:=SUMPRODUCT([.B304:.D304];burner_heat_diffusion)" office:value-type="float" office:value="2149.61306964746" calcext:value-type="float">
            <text:p>2150</text:p>
          </table:table-cell>
          <table:table-cell table:formula="of:=[.F303]+[.E304]-[.J303]" office:value-type="float" office:value="54539.8608237152" calcext:value-type="float">
            <text:p>54540</text:p>
          </table:table-cell>
          <table:table-cell table:style-name="ce7" table:formula="of:=temp_out + [.F304] / burner_heat_mass" office:value-type="float" office:value="129.07972164743" calcext:value-type="float">
            <text:p>129.1</text:p>
          </table:table-cell>
          <table:table-cell table:style-name="ce7" table:formula="of:=[.G304]-[.W303]" office:value-type="float" office:value="11.0569753848683" calcext:value-type="float">
            <text:p>11.1</text:p>
          </table:table-cell>
          <table:table-cell table:style-name="ce5" table:formula="of:=thermagon_k * burner_A * [.H304] / thermagon_L" office:value-type="float" office:value="1449.45463131186" calcext:value-type="float">
            <text:p>1449</text:p>
          </table:table-cell>
          <table:table-cell table:style-name="ce5" table:formula="of:=[.I304]/C_per_s_to_W*time_incr" office:value-type="float" office:value="2077.17774621934" calcext:value-type="float">
            <text:p>2077</text:p>
          </table:table-cell>
          <table:table-cell table:style-name="ce7" table:formula="of:=[.J303]" office:value-type="float" office:value="2076.80838805255" calcext:value-type="float">
            <text:p>2076.8</text:p>
          </table:table-cell>
          <table:table-cell table:style-name="ce7" table:formula="of:=[.K303]" office:value-type="float" office:value="2076.43714647516" calcext:value-type="float">
            <text:p>2076.4</text:p>
          </table:table-cell>
          <table:table-cell table:style-name="ce7" table:formula="of:=[.L303]" office:value-type="float" office:value="2076.0640118834" calcext:value-type="float">
            <text:p>2076.1</text:p>
          </table:table-cell>
          <table:table-cell table:style-name="ce7" table:formula="of:=[.M303]" office:value-type="float" office:value="2075.68897462452" calcext:value-type="float">
            <text:p>2075.7</text:p>
          </table:table-cell>
          <table:table-cell table:style-name="ce7" table:formula="of:=[.N303]" office:value-type="float" office:value="2075.31202499653" calcext:value-type="float">
            <text:p>2075.3</text:p>
          </table:table-cell>
          <table:table-cell table:style-name="ce7" table:formula="of:=[.O303]" office:value-type="float" office:value="2074.93315324799" calcext:value-type="float">
            <text:p>2074.9</text:p>
          </table:table-cell>
          <table:table-cell table:style-name="ce7" table:formula="of:=[.P303]" office:value-type="float" office:value="2074.55234957773" calcext:value-type="float">
            <text:p>2074.6</text:p>
          </table:table-cell>
          <table:table-cell table:style-name="ce7" table:formula="of:=[.Q303]" office:value-type="float" office:value="2074.16960413462" calcext:value-type="float">
            <text:p>2074.2</text:p>
          </table:table-cell>
          <table:table-cell table:style-name="ce7" table:formula="of:=[.R303]" office:value-type="float" office:value="2073.78490701724" calcext:value-type="float">
            <text:p>2073.8</text:p>
          </table:table-cell>
          <table:table-cell table:style-name="ce5" table:formula="of:=SUMPRODUCT([.J304:.S304];pot_heat_diffusion)" office:value-type="float" office:value="2075.49685698088" calcext:value-type="float">
            <text:p>2075</text:p>
          </table:table-cell>
          <table:table-cell table:style-name="ce5" table:formula="of:=[.V303]*leakage_out" office:value-type="float" office:value="1669.75415988866" calcext:value-type="float">
            <text:p>1670</text:p>
          </table:table-cell>
          <table:table-cell table:style-name="ce5" table:formula="of:=[.V303]+[.T304]-[.U304]" office:value-type="float" office:value="278698.102678535" calcext:value-type="float">
            <text:p>278698</text:p>
          </table:table-cell>
          <table:table-cell table:style-name="ce12" table:formula="of:= temp_out + [.V304]/pot_water_mass" office:value-type="float" office:value="118.165660762434" calcext:value-type="float">
            <text:p>118.2</text:p>
          </table:table-cell>
          <table:table-cell table:style-name="ce7" table:formula="of:=IF([.G304]&gt;thermagon_temp_max;0;IF([.W3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3" table:formula="of:=burner_C_per_s * [.X304]/100 * time_incr" office:value-type="float" office:value="2149.61306964746" calcext:value-type="float">
            <text:p>2150</text:p>
          </table:table-cell>
          <table:table-cell table:style-name="ce3" table:formula="of:=[.B305]" office:value-type="float" office:value="2149.61306964746" calcext:value-type="float">
            <text:p>2150</text:p>
          </table:table-cell>
          <table:table-cell table:style-name="ce3" table:formula="of:=[.C304]" office:value-type="float" office:value="2149.61306964746" calcext:value-type="float">
            <text:p>2150</text:p>
          </table:table-cell>
          <table:table-cell table:style-name="ce5" table:formula="of:=SUMPRODUCT([.B305:.D305];burner_heat_diffusion)" office:value-type="float" office:value="2149.61306964746" calcext:value-type="float">
            <text:p>2150</text:p>
          </table:table-cell>
          <table:table-cell table:formula="of:=[.F304]+[.E305]-[.J304]" office:value-type="float" office:value="54612.2961471433" calcext:value-type="float">
            <text:p>54612</text:p>
          </table:table-cell>
          <table:table-cell table:style-name="ce7" table:formula="of:=temp_out + [.F305] / burner_heat_mass" office:value-type="float" office:value="129.224592294287" calcext:value-type="float">
            <text:p>129.2</text:p>
          </table:table-cell>
          <table:table-cell table:style-name="ce7" table:formula="of:=[.G305]-[.W304]" office:value-type="float" office:value="11.0589315318525" calcext:value-type="float">
            <text:p>11.1</text:p>
          </table:table-cell>
          <table:table-cell table:style-name="ce5" table:formula="of:=thermagon_k * burner_A * [.H305] / thermagon_L" office:value-type="float" office:value="1449.71106186425" calcext:value-type="float">
            <text:p>1450</text:p>
          </table:table-cell>
          <table:table-cell table:style-name="ce5" table:formula="of:=[.I305]/C_per_s_to_W*time_incr" office:value-type="float" office:value="2077.5452305306" calcext:value-type="float">
            <text:p>2078</text:p>
          </table:table-cell>
          <table:table-cell table:style-name="ce7" table:formula="of:=[.J304]" office:value-type="float" office:value="2077.17774621934" calcext:value-type="float">
            <text:p>2077.2</text:p>
          </table:table-cell>
          <table:table-cell table:style-name="ce7" table:formula="of:=[.K304]" office:value-type="float" office:value="2076.80838805255" calcext:value-type="float">
            <text:p>2076.8</text:p>
          </table:table-cell>
          <table:table-cell table:style-name="ce7" table:formula="of:=[.L304]" office:value-type="float" office:value="2076.43714647516" calcext:value-type="float">
            <text:p>2076.4</text:p>
          </table:table-cell>
          <table:table-cell table:style-name="ce7" table:formula="of:=[.M304]" office:value-type="float" office:value="2076.0640118834" calcext:value-type="float">
            <text:p>2076.1</text:p>
          </table:table-cell>
          <table:table-cell table:style-name="ce7" table:formula="of:=[.N304]" office:value-type="float" office:value="2075.68897462452" calcext:value-type="float">
            <text:p>2075.7</text:p>
          </table:table-cell>
          <table:table-cell table:style-name="ce7" table:formula="of:=[.O304]" office:value-type="float" office:value="2075.31202499653" calcext:value-type="float">
            <text:p>2075.3</text:p>
          </table:table-cell>
          <table:table-cell table:style-name="ce7" table:formula="of:=[.P304]" office:value-type="float" office:value="2074.93315324799" calcext:value-type="float">
            <text:p>2074.9</text:p>
          </table:table-cell>
          <table:table-cell table:style-name="ce7" table:formula="of:=[.Q304]" office:value-type="float" office:value="2074.55234957773" calcext:value-type="float">
            <text:p>2074.6</text:p>
          </table:table-cell>
          <table:table-cell table:style-name="ce7" table:formula="of:=[.R304]" office:value-type="float" office:value="2074.16960413462" calcext:value-type="float">
            <text:p>2074.2</text:p>
          </table:table-cell>
          <table:table-cell table:style-name="ce5" table:formula="of:=SUMPRODUCT([.J305:.S305];pot_heat_diffusion)" office:value-type="float" office:value="2075.87286890539" calcext:value-type="float">
            <text:p>2076</text:p>
          </table:table-cell>
          <table:table-cell table:style-name="ce5" table:formula="of:=[.V304]*leakage_out" office:value-type="float" office:value="1672.18861607121" calcext:value-type="float">
            <text:p>1672</text:p>
          </table:table-cell>
          <table:table-cell table:style-name="ce5" table:formula="of:=[.V304]+[.T305]-[.U305]" office:value-type="float" office:value="279101.78693137" calcext:value-type="float">
            <text:p>279102</text:p>
          </table:table-cell>
          <table:table-cell table:style-name="ce12" table:formula="of:= temp_out + [.V305]/pot_water_mass" office:value-type="float" office:value="118.307850217755" calcext:value-type="float">
            <text:p>118.3</text:p>
          </table:table-cell>
          <table:table-cell table:style-name="ce7" table:formula="of:=IF([.G305]&gt;thermagon_temp_max;0;IF([.W3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table:formula="of:=burner_C_per_s * [.X305]/100 * time_incr" office:value-type="float" office:value="2149.61306964746" calcext:value-type="float">
            <text:p>2150</text:p>
          </table:table-cell>
          <table:table-cell table:style-name="ce3" table:formula="of:=[.B306]" office:value-type="float" office:value="2149.61306964746" calcext:value-type="float">
            <text:p>2150</text:p>
          </table:table-cell>
          <table:table-cell table:style-name="ce3" table:formula="of:=[.C305]" office:value-type="float" office:value="2149.61306964746" calcext:value-type="float">
            <text:p>2150</text:p>
          </table:table-cell>
          <table:table-cell table:style-name="ce5" table:formula="of:=SUMPRODUCT([.B306:.D306];burner_heat_diffusion)" office:value-type="float" office:value="2149.61306964746" calcext:value-type="float">
            <text:p>2150</text:p>
          </table:table-cell>
          <table:table-cell table:formula="of:=[.F305]+[.E306]-[.J305]" office:value-type="float" office:value="54684.3639862602" calcext:value-type="float">
            <text:p>54684</text:p>
          </table:table-cell>
          <table:table-cell table:style-name="ce7" table:formula="of:=temp_out + [.F306] / burner_heat_mass" office:value-type="float" office:value="129.36872797252" calcext:value-type="float">
            <text:p>129.4</text:p>
          </table:table-cell>
          <table:table-cell table:style-name="ce7" table:formula="of:=[.G306]-[.W305]" office:value-type="float" office:value="11.0608777547652" calcext:value-type="float">
            <text:p>11.1</text:p>
          </table:table-cell>
          <table:table-cell table:style-name="ce5" table:formula="of:=thermagon_k * burner_A * [.H306] / thermagon_L" office:value-type="float" office:value="1449.96619147396" calcext:value-type="float">
            <text:p>1450</text:p>
          </table:table-cell>
          <table:table-cell table:style-name="ce5" table:formula="of:=[.I306]/C_per_s_to_W*time_incr" office:value-type="float" office:value="2077.91085049291" calcext:value-type="float">
            <text:p>2078</text:p>
          </table:table-cell>
          <table:table-cell table:style-name="ce7" table:formula="of:=[.J305]" office:value-type="float" office:value="2077.5452305306" calcext:value-type="float">
            <text:p>2077.5</text:p>
          </table:table-cell>
          <table:table-cell table:style-name="ce7" table:formula="of:=[.K305]" office:value-type="float" office:value="2077.17774621934" calcext:value-type="float">
            <text:p>2077.2</text:p>
          </table:table-cell>
          <table:table-cell table:style-name="ce7" table:formula="of:=[.L305]" office:value-type="float" office:value="2076.80838805255" calcext:value-type="float">
            <text:p>2076.8</text:p>
          </table:table-cell>
          <table:table-cell table:style-name="ce7" table:formula="of:=[.M305]" office:value-type="float" office:value="2076.43714647516" calcext:value-type="float">
            <text:p>2076.4</text:p>
          </table:table-cell>
          <table:table-cell table:style-name="ce7" table:formula="of:=[.N305]" office:value-type="float" office:value="2076.0640118834" calcext:value-type="float">
            <text:p>2076.1</text:p>
          </table:table-cell>
          <table:table-cell table:style-name="ce7" table:formula="of:=[.O305]" office:value-type="float" office:value="2075.68897462452" calcext:value-type="float">
            <text:p>2075.7</text:p>
          </table:table-cell>
          <table:table-cell table:style-name="ce7" table:formula="of:=[.P305]" office:value-type="float" office:value="2075.31202499653" calcext:value-type="float">
            <text:p>2075.3</text:p>
          </table:table-cell>
          <table:table-cell table:style-name="ce7" table:formula="of:=[.Q305]" office:value-type="float" office:value="2074.93315324799" calcext:value-type="float">
            <text:p>2074.9</text:p>
          </table:table-cell>
          <table:table-cell table:style-name="ce7" table:formula="of:=[.R305]" office:value-type="float" office:value="2074.55234957773" calcext:value-type="float">
            <text:p>2074.6</text:p>
          </table:table-cell>
          <table:table-cell table:style-name="ce5" table:formula="of:=SUMPRODUCT([.J306:.S306];pot_heat_diffusion)" office:value-type="float" office:value="2076.24697321803" calcext:value-type="float">
            <text:p>2076</text:p>
          </table:table-cell>
          <table:table-cell table:style-name="ce5" table:formula="of:=[.V305]*leakage_out" office:value-type="float" office:value="1674.61072158822" calcext:value-type="float">
            <text:p>1675</text:p>
          </table:table-cell>
          <table:table-cell table:style-name="ce5" table:formula="of:=[.V305]+[.T306]-[.U306]" office:value-type="float" office:value="279503.423182999" calcext:value-type="float">
            <text:p>279503</text:p>
          </table:table-cell>
          <table:table-cell table:style-name="ce12" table:formula="of:= temp_out + [.V306]/pot_water_mass" office:value-type="float" office:value="118.449318306875" calcext:value-type="float">
            <text:p>118.4</text:p>
          </table:table-cell>
          <table:table-cell table:style-name="ce7" table:formula="of:=IF([.G306]&gt;thermagon_temp_max;0;IF([.W3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table:formula="of:=burner_C_per_s * [.X306]/100 * time_incr" office:value-type="float" office:value="2149.61306964746" calcext:value-type="float">
            <text:p>2150</text:p>
          </table:table-cell>
          <table:table-cell table:style-name="ce3" table:formula="of:=[.B307]" office:value-type="float" office:value="2149.61306964746" calcext:value-type="float">
            <text:p>2150</text:p>
          </table:table-cell>
          <table:table-cell table:style-name="ce3" table:formula="of:=[.C306]" office:value-type="float" office:value="2149.61306964746" calcext:value-type="float">
            <text:p>2150</text:p>
          </table:table-cell>
          <table:table-cell table:style-name="ce5" table:formula="of:=SUMPRODUCT([.B307:.D307];burner_heat_diffusion)" office:value-type="float" office:value="2149.61306964746" calcext:value-type="float">
            <text:p>2150</text:p>
          </table:table-cell>
          <table:table-cell table:formula="of:=[.F306]+[.E307]-[.J306]" office:value-type="float" office:value="54756.0662054147" calcext:value-type="float">
            <text:p>54756</text:p>
          </table:table-cell>
          <table:table-cell table:style-name="ce7" table:formula="of:=temp_out + [.F307] / burner_heat_mass" office:value-type="float" office:value="129.512132410829" calcext:value-type="float">
            <text:p>129.5</text:p>
          </table:table-cell>
          <table:table-cell table:style-name="ce7" table:formula="of:=[.G307]-[.W306]" office:value-type="float" office:value="11.062814103954" calcext:value-type="float">
            <text:p>11.1</text:p>
          </table:table-cell>
          <table:table-cell table:style-name="ce5" table:formula="of:=thermagon_k * burner_A * [.H307] / thermagon_L" office:value-type="float" office:value="1450.220026741" calcext:value-type="float">
            <text:p>1450</text:p>
          </table:table-cell>
          <table:table-cell table:style-name="ce5" table:formula="of:=[.I307]/C_per_s_to_W*time_incr" office:value-type="float" office:value="2078.27461556463" calcext:value-type="float">
            <text:p>2078</text:p>
          </table:table-cell>
          <table:table-cell table:style-name="ce7" table:formula="of:=[.J306]" office:value-type="float" office:value="2077.91085049291" calcext:value-type="float">
            <text:p>2077.9</text:p>
          </table:table-cell>
          <table:table-cell table:style-name="ce7" table:formula="of:=[.K306]" office:value-type="float" office:value="2077.5452305306" calcext:value-type="float">
            <text:p>2077.5</text:p>
          </table:table-cell>
          <table:table-cell table:style-name="ce7" table:formula="of:=[.L306]" office:value-type="float" office:value="2077.17774621934" calcext:value-type="float">
            <text:p>2077.2</text:p>
          </table:table-cell>
          <table:table-cell table:style-name="ce7" table:formula="of:=[.M306]" office:value-type="float" office:value="2076.80838805255" calcext:value-type="float">
            <text:p>2076.8</text:p>
          </table:table-cell>
          <table:table-cell table:style-name="ce7" table:formula="of:=[.N306]" office:value-type="float" office:value="2076.43714647516" calcext:value-type="float">
            <text:p>2076.4</text:p>
          </table:table-cell>
          <table:table-cell table:style-name="ce7" table:formula="of:=[.O306]" office:value-type="float" office:value="2076.0640118834" calcext:value-type="float">
            <text:p>2076.1</text:p>
          </table:table-cell>
          <table:table-cell table:style-name="ce7" table:formula="of:=[.P306]" office:value-type="float" office:value="2075.68897462452" calcext:value-type="float">
            <text:p>2075.7</text:p>
          </table:table-cell>
          <table:table-cell table:style-name="ce7" table:formula="of:=[.Q306]" office:value-type="float" office:value="2075.31202499653" calcext:value-type="float">
            <text:p>2075.3</text:p>
          </table:table-cell>
          <table:table-cell table:style-name="ce7" table:formula="of:=[.R306]" office:value-type="float" office:value="2074.93315324799" calcext:value-type="float">
            <text:p>2074.9</text:p>
          </table:table-cell>
          <table:table-cell table:style-name="ce5" table:formula="of:=SUMPRODUCT([.J307:.S307];pot_heat_diffusion)" office:value-type="float" office:value="2076.61917959664" calcext:value-type="float">
            <text:p>2077</text:p>
          </table:table-cell>
          <table:table-cell table:style-name="ce5" table:formula="of:=[.V306]*leakage_out" office:value-type="float" office:value="1677.020539098" calcext:value-type="float">
            <text:p>1677</text:p>
          </table:table-cell>
          <table:table-cell table:style-name="ce5" table:formula="of:=[.V306]+[.T307]-[.U307]" office:value-type="float" office:value="279903.021823498" calcext:value-type="float">
            <text:p>279903</text:p>
          </table:table-cell>
          <table:table-cell table:style-name="ce12" table:formula="of:= temp_out + [.V307]/pot_water_mass" office:value-type="float" office:value="118.590068689484" calcext:value-type="float">
            <text:p>118.6</text:p>
          </table:table-cell>
          <table:table-cell table:style-name="ce7" table:formula="of:=IF([.G307]&gt;thermagon_temp_max;0;IF([.W3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3" table:formula="of:=burner_C_per_s * [.X307]/100 * time_incr" office:value-type="float" office:value="2149.61306964746" calcext:value-type="float">
            <text:p>2150</text:p>
          </table:table-cell>
          <table:table-cell table:style-name="ce3" table:formula="of:=[.B308]" office:value-type="float" office:value="2149.61306964746" calcext:value-type="float">
            <text:p>2150</text:p>
          </table:table-cell>
          <table:table-cell table:style-name="ce3" table:formula="of:=[.C307]" office:value-type="float" office:value="2149.61306964746" calcext:value-type="float">
            <text:p>2150</text:p>
          </table:table-cell>
          <table:table-cell table:style-name="ce5" table:formula="of:=SUMPRODUCT([.B308:.D308];burner_heat_diffusion)" office:value-type="float" office:value="2149.61306964746" calcext:value-type="float">
            <text:p>2150</text:p>
          </table:table-cell>
          <table:table-cell table:formula="of:=[.F307]+[.E308]-[.J307]" office:value-type="float" office:value="54827.4046594975" calcext:value-type="float">
            <text:p>54827</text:p>
          </table:table-cell>
          <table:table-cell table:style-name="ce7" table:formula="of:=temp_out + [.F308] / burner_heat_mass" office:value-type="float" office:value="129.654809318995" calcext:value-type="float">
            <text:p>129.7</text:p>
          </table:table-cell>
          <table:table-cell table:style-name="ce7" table:formula="of:=[.G308]-[.W307]" office:value-type="float" office:value="11.064740629511" calcext:value-type="float">
            <text:p>11.1</text:p>
          </table:table-cell>
          <table:table-cell table:style-name="ce5" table:formula="of:=thermagon_k * burner_A * [.H308] / thermagon_L" office:value-type="float" office:value="1450.47257423194" calcext:value-type="float">
            <text:p>1450</text:p>
          </table:table-cell>
          <table:table-cell table:style-name="ce5" table:formula="of:=[.I308]/C_per_s_to_W*time_incr" office:value-type="float" office:value="2078.63653515612" calcext:value-type="float">
            <text:p>2079</text:p>
          </table:table-cell>
          <table:table-cell table:style-name="ce7" table:formula="of:=[.J307]" office:value-type="float" office:value="2078.27461556463" calcext:value-type="float">
            <text:p>2078.3</text:p>
          </table:table-cell>
          <table:table-cell table:style-name="ce7" table:formula="of:=[.K307]" office:value-type="float" office:value="2077.91085049291" calcext:value-type="float">
            <text:p>2077.9</text:p>
          </table:table-cell>
          <table:table-cell table:style-name="ce7" table:formula="of:=[.L307]" office:value-type="float" office:value="2077.5452305306" calcext:value-type="float">
            <text:p>2077.5</text:p>
          </table:table-cell>
          <table:table-cell table:style-name="ce7" table:formula="of:=[.M307]" office:value-type="float" office:value="2077.17774621934" calcext:value-type="float">
            <text:p>2077.2</text:p>
          </table:table-cell>
          <table:table-cell table:style-name="ce7" table:formula="of:=[.N307]" office:value-type="float" office:value="2076.80838805255" calcext:value-type="float">
            <text:p>2076.8</text:p>
          </table:table-cell>
          <table:table-cell table:style-name="ce7" table:formula="of:=[.O307]" office:value-type="float" office:value="2076.43714647516" calcext:value-type="float">
            <text:p>2076.4</text:p>
          </table:table-cell>
          <table:table-cell table:style-name="ce7" table:formula="of:=[.P307]" office:value-type="float" office:value="2076.0640118834" calcext:value-type="float">
            <text:p>2076.1</text:p>
          </table:table-cell>
          <table:table-cell table:style-name="ce7" table:formula="of:=[.Q307]" office:value-type="float" office:value="2075.68897462452" calcext:value-type="float">
            <text:p>2075.7</text:p>
          </table:table-cell>
          <table:table-cell table:style-name="ce7" table:formula="of:=[.R307]" office:value-type="float" office:value="2075.31202499653" calcext:value-type="float">
            <text:p>2075.3</text:p>
          </table:table-cell>
          <table:table-cell table:style-name="ce5" table:formula="of:=SUMPRODUCT([.J308:.S308];pot_heat_diffusion)" office:value-type="float" office:value="2076.98949766995" calcext:value-type="float">
            <text:p>2077</text:p>
          </table:table-cell>
          <table:table-cell table:style-name="ce5" table:formula="of:=[.V307]*leakage_out" office:value-type="float" office:value="1679.41813094099" calcext:value-type="float">
            <text:p>1679</text:p>
          </table:table-cell>
          <table:table-cell table:style-name="ce5" table:formula="of:=[.V307]+[.T308]-[.U308]" office:value-type="float" office:value="280300.593190227" calcext:value-type="float">
            <text:p>280301</text:p>
          </table:table-cell>
          <table:table-cell table:style-name="ce12" table:formula="of:= temp_out + [.V308]/pot_water_mass" office:value-type="float" office:value="118.730105006704" calcext:value-type="float">
            <text:p>118.7</text:p>
          </table:table-cell>
          <table:table-cell table:style-name="ce7" table:formula="of:=IF([.G308]&gt;thermagon_temp_max;0;IF([.W3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3" table:formula="of:=burner_C_per_s * [.X308]/100 * time_incr" office:value-type="float" office:value="2149.61306964746" calcext:value-type="float">
            <text:p>2150</text:p>
          </table:table-cell>
          <table:table-cell table:style-name="ce3" table:formula="of:=[.B309]" office:value-type="float" office:value="2149.61306964746" calcext:value-type="float">
            <text:p>2150</text:p>
          </table:table-cell>
          <table:table-cell table:style-name="ce3" table:formula="of:=[.C308]" office:value-type="float" office:value="2149.61306964746" calcext:value-type="float">
            <text:p>2150</text:p>
          </table:table-cell>
          <table:table-cell table:style-name="ce5" table:formula="of:=SUMPRODUCT([.B309:.D309];burner_heat_diffusion)" office:value-type="float" office:value="2149.61306964746" calcext:value-type="float">
            <text:p>2150</text:p>
          </table:table-cell>
          <table:table-cell table:formula="of:=[.F308]+[.E309]-[.J308]" office:value-type="float" office:value="54898.3811939889" calcext:value-type="float">
            <text:p>54898</text:p>
          </table:table-cell>
          <table:table-cell table:style-name="ce7" table:formula="of:=temp_out + [.F309] / burner_heat_mass" office:value-type="float" office:value="129.796762387978" calcext:value-type="float">
            <text:p>129.8</text:p>
          </table:table-cell>
          <table:table-cell table:style-name="ce7" table:formula="of:=[.G309]-[.W308]" office:value-type="float" office:value="11.0666573812741" calcext:value-type="float">
            <text:p>11.1</text:p>
          </table:table-cell>
          <table:table-cell table:style-name="ce5" table:formula="of:=thermagon_k * burner_A * [.H309] / thermagon_L" office:value-type="float" office:value="1450.72384048003" calcext:value-type="float">
            <text:p>1451</text:p>
          </table:table-cell>
          <table:table-cell table:style-name="ce5" table:formula="of:=[.I309]/C_per_s_to_W*time_incr" office:value-type="float" office:value="2078.99661863002" calcext:value-type="float">
            <text:p>2079</text:p>
          </table:table-cell>
          <table:table-cell table:style-name="ce7" table:formula="of:=[.J308]" office:value-type="float" office:value="2078.63653515612" calcext:value-type="float">
            <text:p>2078.6</text:p>
          </table:table-cell>
          <table:table-cell table:style-name="ce7" table:formula="of:=[.K308]" office:value-type="float" office:value="2078.27461556463" calcext:value-type="float">
            <text:p>2078.3</text:p>
          </table:table-cell>
          <table:table-cell table:style-name="ce7" table:formula="of:=[.L308]" office:value-type="float" office:value="2077.91085049291" calcext:value-type="float">
            <text:p>2077.9</text:p>
          </table:table-cell>
          <table:table-cell table:style-name="ce7" table:formula="of:=[.M308]" office:value-type="float" office:value="2077.5452305306" calcext:value-type="float">
            <text:p>2077.5</text:p>
          </table:table-cell>
          <table:table-cell table:style-name="ce7" table:formula="of:=[.N308]" office:value-type="float" office:value="2077.17774621934" calcext:value-type="float">
            <text:p>2077.2</text:p>
          </table:table-cell>
          <table:table-cell table:style-name="ce7" table:formula="of:=[.O308]" office:value-type="float" office:value="2076.80838805255" calcext:value-type="float">
            <text:p>2076.8</text:p>
          </table:table-cell>
          <table:table-cell table:style-name="ce7" table:formula="of:=[.P308]" office:value-type="float" office:value="2076.43714647516" calcext:value-type="float">
            <text:p>2076.4</text:p>
          </table:table-cell>
          <table:table-cell table:style-name="ce7" table:formula="of:=[.Q308]" office:value-type="float" office:value="2076.0640118834" calcext:value-type="float">
            <text:p>2076.1</text:p>
          </table:table-cell>
          <table:table-cell table:style-name="ce7" table:formula="of:=[.R308]" office:value-type="float" office:value="2075.68897462452" calcext:value-type="float">
            <text:p>2075.7</text:p>
          </table:table-cell>
          <table:table-cell table:style-name="ce5" table:formula="of:=SUMPRODUCT([.J309:.S309];pot_heat_diffusion)" office:value-type="float" office:value="2077.35793701785" calcext:value-type="float">
            <text:p>2077</text:p>
          </table:table-cell>
          <table:table-cell table:style-name="ce5" table:formula="of:=[.V308]*leakage_out" office:value-type="float" office:value="1681.80355914136" calcext:value-type="float">
            <text:p>1682</text:p>
          </table:table-cell>
          <table:table-cell table:style-name="ce5" table:formula="of:=[.V308]+[.T309]-[.U309]" office:value-type="float" office:value="280696.147568104" calcext:value-type="float">
            <text:p>280696</text:p>
          </table:table-cell>
          <table:table-cell table:style-name="ce12" table:formula="of:= temp_out + [.V309]/pot_water_mass" office:value-type="float" office:value="118.869430881184" calcext:value-type="float">
            <text:p>118.9</text:p>
          </table:table-cell>
          <table:table-cell table:style-name="ce7" table:formula="of:=IF([.G309]&gt;thermagon_temp_max;0;IF([.W3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table:formula="of:=burner_C_per_s * [.X309]/100 * time_incr" office:value-type="float" office:value="2149.61306964746" calcext:value-type="float">
            <text:p>2150</text:p>
          </table:table-cell>
          <table:table-cell table:style-name="ce3" table:formula="of:=[.B310]" office:value-type="float" office:value="2149.61306964746" calcext:value-type="float">
            <text:p>2150</text:p>
          </table:table-cell>
          <table:table-cell table:style-name="ce3" table:formula="of:=[.C309]" office:value-type="float" office:value="2149.61306964746" calcext:value-type="float">
            <text:p>2150</text:p>
          </table:table-cell>
          <table:table-cell table:style-name="ce5" table:formula="of:=SUMPRODUCT([.B310:.D310];burner_heat_diffusion)" office:value-type="float" office:value="2149.61306964746" calcext:value-type="float">
            <text:p>2150</text:p>
          </table:table-cell>
          <table:table-cell table:formula="of:=[.F309]+[.E310]-[.J309]" office:value-type="float" office:value="54968.9976450063" calcext:value-type="float">
            <text:p>54969</text:p>
          </table:table-cell>
          <table:table-cell table:style-name="ce7" table:formula="of:=temp_out + [.F310] / burner_heat_mass" office:value-type="float" office:value="129.937995290013" calcext:value-type="float">
            <text:p>129.9</text:p>
          </table:table-cell>
          <table:table-cell table:style-name="ce7" table:formula="of:=[.G310]-[.W309]" office:value-type="float" office:value="11.0685644088286" calcext:value-type="float">
            <text:p>11.1</text:p>
          </table:table-cell>
          <table:table-cell table:style-name="ce5" table:formula="of:=thermagon_k * burner_A * [.H310] / thermagon_L" office:value-type="float" office:value="1450.97383198536" calcext:value-type="float">
            <text:p>1451</text:p>
          </table:table-cell>
          <table:table-cell table:style-name="ce5" table:formula="of:=[.I310]/C_per_s_to_W*time_incr" office:value-type="float" office:value="2079.35487530146" calcext:value-type="float">
            <text:p>2079</text:p>
          </table:table-cell>
          <table:table-cell table:style-name="ce7" table:formula="of:=[.J309]" office:value-type="float" office:value="2078.99661863002" calcext:value-type="float">
            <text:p>2079.0</text:p>
          </table:table-cell>
          <table:table-cell table:style-name="ce7" table:formula="of:=[.K309]" office:value-type="float" office:value="2078.63653515612" calcext:value-type="float">
            <text:p>2078.6</text:p>
          </table:table-cell>
          <table:table-cell table:style-name="ce7" table:formula="of:=[.L309]" office:value-type="float" office:value="2078.27461556463" calcext:value-type="float">
            <text:p>2078.3</text:p>
          </table:table-cell>
          <table:table-cell table:style-name="ce7" table:formula="of:=[.M309]" office:value-type="float" office:value="2077.91085049291" calcext:value-type="float">
            <text:p>2077.9</text:p>
          </table:table-cell>
          <table:table-cell table:style-name="ce7" table:formula="of:=[.N309]" office:value-type="float" office:value="2077.5452305306" calcext:value-type="float">
            <text:p>2077.5</text:p>
          </table:table-cell>
          <table:table-cell table:style-name="ce7" table:formula="of:=[.O309]" office:value-type="float" office:value="2077.17774621934" calcext:value-type="float">
            <text:p>2077.2</text:p>
          </table:table-cell>
          <table:table-cell table:style-name="ce7" table:formula="of:=[.P309]" office:value-type="float" office:value="2076.80838805255" calcext:value-type="float">
            <text:p>2076.8</text:p>
          </table:table-cell>
          <table:table-cell table:style-name="ce7" table:formula="of:=[.Q309]" office:value-type="float" office:value="2076.43714647516" calcext:value-type="float">
            <text:p>2076.4</text:p>
          </table:table-cell>
          <table:table-cell table:style-name="ce7" table:formula="of:=[.R309]" office:value-type="float" office:value="2076.0640118834" calcext:value-type="float">
            <text:p>2076.1</text:p>
          </table:table-cell>
          <table:table-cell table:style-name="ce5" table:formula="of:=SUMPRODUCT([.J310:.S310];pot_heat_diffusion)" office:value-type="float" office:value="2077.72450717165" calcext:value-type="float">
            <text:p>2078</text:p>
          </table:table-cell>
          <table:table-cell table:style-name="ce5" table:formula="of:=[.V309]*leakage_out" office:value-type="float" office:value="1684.17688540862" calcext:value-type="float">
            <text:p>1684</text:p>
          </table:table-cell>
          <table:table-cell table:style-name="ce5" table:formula="of:=[.V309]+[.T310]-[.U310]" office:value-type="float" office:value="281089.695189867" calcext:value-type="float">
            <text:p>281090</text:p>
          </table:table-cell>
          <table:table-cell table:style-name="ce12" table:formula="of:= temp_out + [.V310]/pot_water_mass" office:value-type="float" office:value="119.008049917197" calcext:value-type="float">
            <text:p>119.0</text:p>
          </table:table-cell>
          <table:table-cell table:style-name="ce7" table:formula="of:=IF([.G310]&gt;thermagon_temp_max;0;IF([.W3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table:formula="of:=burner_C_per_s * [.X310]/100 * time_incr" office:value-type="float" office:value="2149.61306964746" calcext:value-type="float">
            <text:p>2150</text:p>
          </table:table-cell>
          <table:table-cell table:style-name="ce3" table:formula="of:=[.B311]" office:value-type="float" office:value="2149.61306964746" calcext:value-type="float">
            <text:p>2150</text:p>
          </table:table-cell>
          <table:table-cell table:style-name="ce3" table:formula="of:=[.C310]" office:value-type="float" office:value="2149.61306964746" calcext:value-type="float">
            <text:p>2150</text:p>
          </table:table-cell>
          <table:table-cell table:style-name="ce5" table:formula="of:=SUMPRODUCT([.B311:.D311];burner_heat_diffusion)" office:value-type="float" office:value="2149.61306964746" calcext:value-type="float">
            <text:p>2150</text:p>
          </table:table-cell>
          <table:table-cell table:formula="of:=[.F310]+[.E311]-[.J310]" office:value-type="float" office:value="55039.2558393523" calcext:value-type="float">
            <text:p>55039</text:p>
          </table:table-cell>
          <table:table-cell table:style-name="ce7" table:formula="of:=temp_out + [.F311] / burner_heat_mass" office:value-type="float" office:value="130.078511678705" calcext:value-type="float">
            <text:p>130.1</text:p>
          </table:table-cell>
          <table:table-cell table:style-name="ce7" table:formula="of:=[.G311]-[.W310]" office:value-type="float" office:value="11.0704617615079" calcext:value-type="float">
            <text:p>11.1</text:p>
          </table:table-cell>
          <table:table-cell table:style-name="ce5" table:formula="of:=thermagon_k * burner_A * [.H311] / thermagon_L" office:value-type="float" office:value="1451.22255521505" calcext:value-type="float">
            <text:p>1451</text:p>
          </table:table-cell>
          <table:table-cell table:style-name="ce5" table:formula="of:=[.I311]/C_per_s_to_W*time_incr" office:value-type="float" office:value="2079.71131443831" calcext:value-type="float">
            <text:p>2080</text:p>
          </table:table-cell>
          <table:table-cell table:style-name="ce7" table:formula="of:=[.J310]" office:value-type="float" office:value="2079.35487530146" calcext:value-type="float">
            <text:p>2079.4</text:p>
          </table:table-cell>
          <table:table-cell table:style-name="ce7" table:formula="of:=[.K310]" office:value-type="float" office:value="2078.99661863002" calcext:value-type="float">
            <text:p>2079.0</text:p>
          </table:table-cell>
          <table:table-cell table:style-name="ce7" table:formula="of:=[.L310]" office:value-type="float" office:value="2078.63653515612" calcext:value-type="float">
            <text:p>2078.6</text:p>
          </table:table-cell>
          <table:table-cell table:style-name="ce7" table:formula="of:=[.M310]" office:value-type="float" office:value="2078.27461556463" calcext:value-type="float">
            <text:p>2078.3</text:p>
          </table:table-cell>
          <table:table-cell table:style-name="ce7" table:formula="of:=[.N310]" office:value-type="float" office:value="2077.91085049291" calcext:value-type="float">
            <text:p>2077.9</text:p>
          </table:table-cell>
          <table:table-cell table:style-name="ce7" table:formula="of:=[.O310]" office:value-type="float" office:value="2077.5452305306" calcext:value-type="float">
            <text:p>2077.5</text:p>
          </table:table-cell>
          <table:table-cell table:style-name="ce7" table:formula="of:=[.P310]" office:value-type="float" office:value="2077.17774621934" calcext:value-type="float">
            <text:p>2077.2</text:p>
          </table:table-cell>
          <table:table-cell table:style-name="ce7" table:formula="of:=[.Q310]" office:value-type="float" office:value="2076.80838805255" calcext:value-type="float">
            <text:p>2076.8</text:p>
          </table:table-cell>
          <table:table-cell table:style-name="ce7" table:formula="of:=[.R310]" office:value-type="float" office:value="2076.43714647516" calcext:value-type="float">
            <text:p>2076.4</text:p>
          </table:table-cell>
          <table:table-cell table:style-name="ce5" table:formula="of:=SUMPRODUCT([.J311:.S311];pot_heat_diffusion)" office:value-type="float" office:value="2078.08921761427" calcext:value-type="float">
            <text:p>2078</text:p>
          </table:table-cell>
          <table:table-cell table:style-name="ce5" table:formula="of:=[.V310]*leakage_out" office:value-type="float" office:value="1686.5381711392" calcext:value-type="float">
            <text:p>1687</text:p>
          </table:table-cell>
          <table:table-cell table:style-name="ce5" table:formula="of:=[.V310]+[.T311]-[.U311]" office:value-type="float" office:value="281481.246236342" calcext:value-type="float">
            <text:p>281481</text:p>
          </table:table-cell>
          <table:table-cell table:style-name="ce12" table:formula="of:= temp_out + [.V311]/pot_water_mass" office:value-type="float" office:value="119.145965700727" calcext:value-type="float">
            <text:p>119.1</text:p>
          </table:table-cell>
          <table:table-cell table:style-name="ce7" table:formula="of:=IF([.G311]&gt;thermagon_temp_max;0;IF([.W3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3" table:formula="of:=burner_C_per_s * [.X311]/100 * time_incr" office:value-type="float" office:value="2149.61306964746" calcext:value-type="float">
            <text:p>2150</text:p>
          </table:table-cell>
          <table:table-cell table:style-name="ce3" table:formula="of:=[.B312]" office:value-type="float" office:value="2149.61306964746" calcext:value-type="float">
            <text:p>2150</text:p>
          </table:table-cell>
          <table:table-cell table:style-name="ce3" table:formula="of:=[.C311]" office:value-type="float" office:value="2149.61306964746" calcext:value-type="float">
            <text:p>2150</text:p>
          </table:table-cell>
          <table:table-cell table:style-name="ce5" table:formula="of:=SUMPRODUCT([.B312:.D312];burner_heat_diffusion)" office:value-type="float" office:value="2149.61306964746" calcext:value-type="float">
            <text:p>2150</text:p>
          </table:table-cell>
          <table:table-cell table:formula="of:=[.F311]+[.E312]-[.J311]" office:value-type="float" office:value="55109.1575945615" calcext:value-type="float">
            <text:p>55109</text:p>
          </table:table-cell>
          <table:table-cell table:style-name="ce7" table:formula="of:=temp_out + [.F312] / burner_heat_mass" office:value-type="float" office:value="130.218315189123" calcext:value-type="float">
            <text:p>130.2</text:p>
          </table:table-cell>
          <table:table-cell table:style-name="ce7" table:formula="of:=[.G312]-[.W311]" office:value-type="float" office:value="11.0723494883955" calcext:value-type="float">
            <text:p>11.1</text:p>
          </table:table-cell>
          <table:table-cell table:style-name="ce5" table:formula="of:=thermagon_k * burner_A * [.H312] / thermagon_L" office:value-type="float" office:value="1451.47001660341" calcext:value-type="float">
            <text:p>1451</text:p>
          </table:table-cell>
          <table:table-cell table:style-name="ce5" table:formula="of:=[.I312]/C_per_s_to_W*time_incr" office:value-type="float" office:value="2080.06594526141" calcext:value-type="float">
            <text:p>2080</text:p>
          </table:table-cell>
          <table:table-cell table:style-name="ce7" table:formula="of:=[.J311]" office:value-type="float" office:value="2079.71131443831" calcext:value-type="float">
            <text:p>2079.7</text:p>
          </table:table-cell>
          <table:table-cell table:style-name="ce7" table:formula="of:=[.K311]" office:value-type="float" office:value="2079.35487530146" calcext:value-type="float">
            <text:p>2079.4</text:p>
          </table:table-cell>
          <table:table-cell table:style-name="ce7" table:formula="of:=[.L311]" office:value-type="float" office:value="2078.99661863002" calcext:value-type="float">
            <text:p>2079.0</text:p>
          </table:table-cell>
          <table:table-cell table:style-name="ce7" table:formula="of:=[.M311]" office:value-type="float" office:value="2078.63653515612" calcext:value-type="float">
            <text:p>2078.6</text:p>
          </table:table-cell>
          <table:table-cell table:style-name="ce7" table:formula="of:=[.N311]" office:value-type="float" office:value="2078.27461556463" calcext:value-type="float">
            <text:p>2078.3</text:p>
          </table:table-cell>
          <table:table-cell table:style-name="ce7" table:formula="of:=[.O311]" office:value-type="float" office:value="2077.91085049291" calcext:value-type="float">
            <text:p>2077.9</text:p>
          </table:table-cell>
          <table:table-cell table:style-name="ce7" table:formula="of:=[.P311]" office:value-type="float" office:value="2077.5452305306" calcext:value-type="float">
            <text:p>2077.5</text:p>
          </table:table-cell>
          <table:table-cell table:style-name="ce7" table:formula="of:=[.Q311]" office:value-type="float" office:value="2077.17774621934" calcext:value-type="float">
            <text:p>2077.2</text:p>
          </table:table-cell>
          <table:table-cell table:style-name="ce7" table:formula="of:=[.R311]" office:value-type="float" office:value="2076.80838805255" calcext:value-type="float">
            <text:p>2076.8</text:p>
          </table:table-cell>
          <table:table-cell table:style-name="ce5" table:formula="of:=SUMPRODUCT([.J312:.S312];pot_heat_diffusion)" office:value-type="float" office:value="2078.45207778054" calcext:value-type="float">
            <text:p>2078</text:p>
          </table:table-cell>
          <table:table-cell table:style-name="ce5" table:formula="of:=[.V311]*leakage_out" office:value-type="float" office:value="1688.88747741805" calcext:value-type="float">
            <text:p>1689</text:p>
          </table:table-cell>
          <table:table-cell table:style-name="ce5" table:formula="of:=[.V311]+[.T312]-[.U312]" office:value-type="float" office:value="281870.810836704" calcext:value-type="float">
            <text:p>281871</text:p>
          </table:table-cell>
          <table:table-cell table:style-name="ce12" table:formula="of:= temp_out + [.V312]/pot_water_mass" office:value-type="float" office:value="119.28318179957" calcext:value-type="float">
            <text:p>119.3</text:p>
          </table:table-cell>
          <table:table-cell table:style-name="ce7" table:formula="of:=IF([.G312]&gt;thermagon_temp_max;0;IF([.W3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table:formula="of:=burner_C_per_s * [.X312]/100 * time_incr" office:value-type="float" office:value="2149.61306964746" calcext:value-type="float">
            <text:p>2150</text:p>
          </table:table-cell>
          <table:table-cell table:style-name="ce3" table:formula="of:=[.B313]" office:value-type="float" office:value="2149.61306964746" calcext:value-type="float">
            <text:p>2150</text:p>
          </table:table-cell>
          <table:table-cell table:style-name="ce3" table:formula="of:=[.C312]" office:value-type="float" office:value="2149.61306964746" calcext:value-type="float">
            <text:p>2150</text:p>
          </table:table-cell>
          <table:table-cell table:style-name="ce5" table:formula="of:=SUMPRODUCT([.B313:.D313];burner_heat_diffusion)" office:value-type="float" office:value="2149.61306964746" calcext:value-type="float">
            <text:p>2150</text:p>
          </table:table-cell>
          <table:table-cell table:formula="of:=[.F312]+[.E313]-[.J312]" office:value-type="float" office:value="55178.7047189475" calcext:value-type="float">
            <text:p>55179</text:p>
          </table:table-cell>
          <table:table-cell table:style-name="ce7" table:formula="of:=temp_out + [.F313] / burner_heat_mass" office:value-type="float" office:value="130.357409437895" calcext:value-type="float">
            <text:p>130.4</text:p>
          </table:table-cell>
          <table:table-cell table:style-name="ce7" table:formula="of:=[.G313]-[.W312]" office:value-type="float" office:value="11.0742276383255" calcext:value-type="float">
            <text:p>11.1</text:p>
          </table:table-cell>
          <table:table-cell table:style-name="ce5" table:formula="of:=thermagon_k * burner_A * [.H313] / thermagon_L" office:value-type="float" office:value="1451.71622255211" calcext:value-type="float">
            <text:p>1452</text:p>
          </table:table-cell>
          <table:table-cell table:style-name="ce5" table:formula="of:=[.I313]/C_per_s_to_W*time_incr" office:value-type="float" office:value="2080.41877694484" calcext:value-type="float">
            <text:p>2080</text:p>
          </table:table-cell>
          <table:table-cell table:style-name="ce7" table:formula="of:=[.J312]" office:value-type="float" office:value="2080.06594526141" calcext:value-type="float">
            <text:p>2080.1</text:p>
          </table:table-cell>
          <table:table-cell table:style-name="ce7" table:formula="of:=[.K312]" office:value-type="float" office:value="2079.71131443831" calcext:value-type="float">
            <text:p>2079.7</text:p>
          </table:table-cell>
          <table:table-cell table:style-name="ce7" table:formula="of:=[.L312]" office:value-type="float" office:value="2079.35487530146" calcext:value-type="float">
            <text:p>2079.4</text:p>
          </table:table-cell>
          <table:table-cell table:style-name="ce7" table:formula="of:=[.M312]" office:value-type="float" office:value="2078.99661863002" calcext:value-type="float">
            <text:p>2079.0</text:p>
          </table:table-cell>
          <table:table-cell table:style-name="ce7" table:formula="of:=[.N312]" office:value-type="float" office:value="2078.63653515612" calcext:value-type="float">
            <text:p>2078.6</text:p>
          </table:table-cell>
          <table:table-cell table:style-name="ce7" table:formula="of:=[.O312]" office:value-type="float" office:value="2078.27461556463" calcext:value-type="float">
            <text:p>2078.3</text:p>
          </table:table-cell>
          <table:table-cell table:style-name="ce7" table:formula="of:=[.P312]" office:value-type="float" office:value="2077.91085049291" calcext:value-type="float">
            <text:p>2077.9</text:p>
          </table:table-cell>
          <table:table-cell table:style-name="ce7" table:formula="of:=[.Q312]" office:value-type="float" office:value="2077.5452305306" calcext:value-type="float">
            <text:p>2077.5</text:p>
          </table:table-cell>
          <table:table-cell table:style-name="ce7" table:formula="of:=[.R312]" office:value-type="float" office:value="2077.17774621934" calcext:value-type="float">
            <text:p>2077.2</text:p>
          </table:table-cell>
          <table:table-cell table:style-name="ce5" table:formula="of:=SUMPRODUCT([.J313:.S313];pot_heat_diffusion)" office:value-type="float" office:value="2078.81309705743" calcext:value-type="float">
            <text:p>2079</text:p>
          </table:table-cell>
          <table:table-cell table:style-name="ce5" table:formula="of:=[.V312]*leakage_out" office:value-type="float" office:value="1691.22486502023" calcext:value-type="float">
            <text:p>1691</text:p>
          </table:table-cell>
          <table:table-cell table:style-name="ce5" table:formula="of:=[.V312]+[.T313]-[.U313]" office:value-type="float" office:value="282258.399068741" calcext:value-type="float">
            <text:p>282258</text:p>
          </table:table-cell>
          <table:table-cell table:style-name="ce12" table:formula="of:= temp_out + [.V313]/pot_water_mass" office:value-type="float" office:value="119.419701763416" calcext:value-type="float">
            <text:p>119.4</text:p>
          </table:table-cell>
          <table:table-cell table:style-name="ce7" table:formula="of:=IF([.G313]&gt;thermagon_temp_max;0;IF([.W3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table:formula="of:=burner_C_per_s * [.X313]/100 * time_incr" office:value-type="float" office:value="2149.61306964746" calcext:value-type="float">
            <text:p>2150</text:p>
          </table:table-cell>
          <table:table-cell table:style-name="ce3" table:formula="of:=[.B314]" office:value-type="float" office:value="2149.61306964746" calcext:value-type="float">
            <text:p>2150</text:p>
          </table:table-cell>
          <table:table-cell table:style-name="ce3" table:formula="of:=[.C313]" office:value-type="float" office:value="2149.61306964746" calcext:value-type="float">
            <text:p>2150</text:p>
          </table:table-cell>
          <table:table-cell table:style-name="ce5" table:formula="of:=SUMPRODUCT([.B314:.D314];burner_heat_diffusion)" office:value-type="float" office:value="2149.61306964746" calcext:value-type="float">
            <text:p>2150</text:p>
          </table:table-cell>
          <table:table-cell table:formula="of:=[.F313]+[.E314]-[.J313]" office:value-type="float" office:value="55247.8990116502" calcext:value-type="float">
            <text:p>55248</text:p>
          </table:table-cell>
          <table:table-cell table:style-name="ce7" table:formula="of:=temp_out + [.F314] / burner_heat_mass" office:value-type="float" office:value="130.4957980233" calcext:value-type="float">
            <text:p>130.5</text:p>
          </table:table-cell>
          <table:table-cell table:style-name="ce7" table:formula="of:=[.G314]-[.W313]" office:value-type="float" office:value="11.0760962598846" calcext:value-type="float">
            <text:p>11.1</text:p>
          </table:table-cell>
          <table:table-cell table:style-name="ce5" table:formula="of:=thermagon_k * burner_A * [.H314] / thermagon_L" office:value-type="float" office:value="1451.96117943034" calcext:value-type="float">
            <text:p>1452</text:p>
          </table:table-cell>
          <table:table-cell table:style-name="ce5" table:formula="of:=[.I314]/C_per_s_to_W*time_incr" office:value-type="float" office:value="2080.76981861614" calcext:value-type="float">
            <text:p>2081</text:p>
          </table:table-cell>
          <table:table-cell table:style-name="ce7" table:formula="of:=[.J313]" office:value-type="float" office:value="2080.41877694484" calcext:value-type="float">
            <text:p>2080.4</text:p>
          </table:table-cell>
          <table:table-cell table:style-name="ce7" table:formula="of:=[.K313]" office:value-type="float" office:value="2080.06594526141" calcext:value-type="float">
            <text:p>2080.1</text:p>
          </table:table-cell>
          <table:table-cell table:style-name="ce7" table:formula="of:=[.L313]" office:value-type="float" office:value="2079.71131443831" calcext:value-type="float">
            <text:p>2079.7</text:p>
          </table:table-cell>
          <table:table-cell table:style-name="ce7" table:formula="of:=[.M313]" office:value-type="float" office:value="2079.35487530146" calcext:value-type="float">
            <text:p>2079.4</text:p>
          </table:table-cell>
          <table:table-cell table:style-name="ce7" table:formula="of:=[.N313]" office:value-type="float" office:value="2078.99661863002" calcext:value-type="float">
            <text:p>2079.0</text:p>
          </table:table-cell>
          <table:table-cell table:style-name="ce7" table:formula="of:=[.O313]" office:value-type="float" office:value="2078.63653515612" calcext:value-type="float">
            <text:p>2078.6</text:p>
          </table:table-cell>
          <table:table-cell table:style-name="ce7" table:formula="of:=[.P313]" office:value-type="float" office:value="2078.27461556463" calcext:value-type="float">
            <text:p>2078.3</text:p>
          </table:table-cell>
          <table:table-cell table:style-name="ce7" table:formula="of:=[.Q313]" office:value-type="float" office:value="2077.91085049291" calcext:value-type="float">
            <text:p>2077.9</text:p>
          </table:table-cell>
          <table:table-cell table:style-name="ce7" table:formula="of:=[.R313]" office:value-type="float" office:value="2077.5452305306" calcext:value-type="float">
            <text:p>2077.5</text:p>
          </table:table-cell>
          <table:table-cell table:style-name="ce5" table:formula="of:=SUMPRODUCT([.J314:.S314];pot_heat_diffusion)" office:value-type="float" office:value="2079.17228478426" calcext:value-type="float">
            <text:p>2079</text:p>
          </table:table-cell>
          <table:table-cell table:style-name="ce5" table:formula="of:=[.V313]*leakage_out" office:value-type="float" office:value="1693.55039441245" calcext:value-type="float">
            <text:p>1694</text:p>
          </table:table-cell>
          <table:table-cell table:style-name="ce5" table:formula="of:=[.V313]+[.T314]-[.U314]" office:value-type="float" office:value="282644.020959113" calcext:value-type="float">
            <text:p>282644</text:p>
          </table:table-cell>
          <table:table-cell table:style-name="ce12" table:formula="of:= temp_out + [.V314]/pot_water_mass" office:value-type="float" office:value="119.55552912395" calcext:value-type="float">
            <text:p>119.6</text:p>
          </table:table-cell>
          <table:table-cell table:style-name="ce7" table:formula="of:=IF([.G314]&gt;thermagon_temp_max;0;IF([.W3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3" table:formula="of:=burner_C_per_s * [.X314]/100 * time_incr" office:value-type="float" office:value="2149.61306964746" calcext:value-type="float">
            <text:p>2150</text:p>
          </table:table-cell>
          <table:table-cell table:style-name="ce3" table:formula="of:=[.B315]" office:value-type="float" office:value="2149.61306964746" calcext:value-type="float">
            <text:p>2150</text:p>
          </table:table-cell>
          <table:table-cell table:style-name="ce3" table:formula="of:=[.C314]" office:value-type="float" office:value="2149.61306964746" calcext:value-type="float">
            <text:p>2150</text:p>
          </table:table-cell>
          <table:table-cell table:style-name="ce5" table:formula="of:=SUMPRODUCT([.B315:.D315];burner_heat_diffusion)" office:value-type="float" office:value="2149.61306964746" calcext:value-type="float">
            <text:p>2150</text:p>
          </table:table-cell>
          <table:table-cell table:formula="of:=[.F314]+[.E315]-[.J314]" office:value-type="float" office:value="55316.7422626815" calcext:value-type="float">
            <text:p>55317</text:p>
          </table:table-cell>
          <table:table-cell table:style-name="ce7" table:formula="of:=temp_out + [.F315] / burner_heat_mass" office:value-type="float" office:value="130.633484525363" calcext:value-type="float">
            <text:p>130.6</text:p>
          </table:table-cell>
          <table:table-cell table:style-name="ce7" table:formula="of:=[.G315]-[.W314]" office:value-type="float" office:value="11.0779554014127" calcext:value-type="float">
            <text:p>11.1</text:p>
          </table:table-cell>
          <table:table-cell table:style-name="ce5" table:formula="of:=thermagon_k * burner_A * [.H315] / thermagon_L" office:value-type="float" office:value="1452.20489357498" calcext:value-type="float">
            <text:p>1452</text:p>
          </table:table-cell>
          <table:table-cell table:style-name="ce5" table:formula="of:=[.I315]/C_per_s_to_W*time_incr" office:value-type="float" office:value="2081.11907935652" calcext:value-type="float">
            <text:p>2081</text:p>
          </table:table-cell>
          <table:table-cell table:style-name="ce7" table:formula="of:=[.J314]" office:value-type="float" office:value="2080.76981861614" calcext:value-type="float">
            <text:p>2080.8</text:p>
          </table:table-cell>
          <table:table-cell table:style-name="ce7" table:formula="of:=[.K314]" office:value-type="float" office:value="2080.41877694484" calcext:value-type="float">
            <text:p>2080.4</text:p>
          </table:table-cell>
          <table:table-cell table:style-name="ce7" table:formula="of:=[.L314]" office:value-type="float" office:value="2080.06594526141" calcext:value-type="float">
            <text:p>2080.1</text:p>
          </table:table-cell>
          <table:table-cell table:style-name="ce7" table:formula="of:=[.M314]" office:value-type="float" office:value="2079.71131443831" calcext:value-type="float">
            <text:p>2079.7</text:p>
          </table:table-cell>
          <table:table-cell table:style-name="ce7" table:formula="of:=[.N314]" office:value-type="float" office:value="2079.35487530146" calcext:value-type="float">
            <text:p>2079.4</text:p>
          </table:table-cell>
          <table:table-cell table:style-name="ce7" table:formula="of:=[.O314]" office:value-type="float" office:value="2078.99661863002" calcext:value-type="float">
            <text:p>2079.0</text:p>
          </table:table-cell>
          <table:table-cell table:style-name="ce7" table:formula="of:=[.P314]" office:value-type="float" office:value="2078.63653515612" calcext:value-type="float">
            <text:p>2078.6</text:p>
          </table:table-cell>
          <table:table-cell table:style-name="ce7" table:formula="of:=[.Q314]" office:value-type="float" office:value="2078.27461556463" calcext:value-type="float">
            <text:p>2078.3</text:p>
          </table:table-cell>
          <table:table-cell table:style-name="ce7" table:formula="of:=[.R314]" office:value-type="float" office:value="2077.91085049291" calcext:value-type="float">
            <text:p>2077.9</text:p>
          </table:table-cell>
          <table:table-cell table:style-name="ce5" table:formula="of:=SUMPRODUCT([.J315:.S315];pot_heat_diffusion)" office:value-type="float" office:value="2079.529650253" calcext:value-type="float">
            <text:p>2080</text:p>
          </table:table-cell>
          <table:table-cell table:style-name="ce5" table:formula="of:=[.V314]*leakage_out" office:value-type="float" office:value="1695.86412575468" calcext:value-type="float">
            <text:p>1696</text:p>
          </table:table-cell>
          <table:table-cell table:style-name="ce5" table:formula="of:=[.V314]+[.T315]-[.U315]" office:value-type="float" office:value="283027.686483612" calcext:value-type="float">
            <text:p>283028</text:p>
          </table:table-cell>
          <table:table-cell table:style-name="ce12" table:formula="of:= temp_out + [.V315]/pot_water_mass" office:value-type="float" office:value="119.69066739494" calcext:value-type="float">
            <text:p>119.7</text:p>
          </table:table-cell>
          <table:table-cell table:style-name="ce7" table:formula="of:=IF([.G315]&gt;thermagon_temp_max;0;IF([.W3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table:formula="of:=burner_C_per_s * [.X315]/100 * time_incr" office:value-type="float" office:value="2149.61306964746" calcext:value-type="float">
            <text:p>2150</text:p>
          </table:table-cell>
          <table:table-cell table:style-name="ce3" table:formula="of:=[.B316]" office:value-type="float" office:value="2149.61306964746" calcext:value-type="float">
            <text:p>2150</text:p>
          </table:table-cell>
          <table:table-cell table:style-name="ce3" table:formula="of:=[.C315]" office:value-type="float" office:value="2149.61306964746" calcext:value-type="float">
            <text:p>2150</text:p>
          </table:table-cell>
          <table:table-cell table:style-name="ce5" table:formula="of:=SUMPRODUCT([.B316:.D316];burner_heat_diffusion)" office:value-type="float" office:value="2149.61306964746" calcext:value-type="float">
            <text:p>2150</text:p>
          </table:table-cell>
          <table:table-cell table:formula="of:=[.F315]+[.E316]-[.J315]" office:value-type="float" office:value="55385.2362529724" calcext:value-type="float">
            <text:p>55385</text:p>
          </table:table-cell>
          <table:table-cell table:style-name="ce7" table:formula="of:=temp_out + [.F316] / burner_heat_mass" office:value-type="float" office:value="130.770472505945" calcext:value-type="float">
            <text:p>130.8</text:p>
          </table:table-cell>
          <table:table-cell table:style-name="ce7" table:formula="of:=[.G316]-[.W315]" office:value-type="float" office:value="11.0798051110046" calcext:value-type="float">
            <text:p>11.1</text:p>
          </table:table-cell>
          <table:table-cell table:style-name="ce5" table:formula="of:=thermagon_k * burner_A * [.H316] / thermagon_L" office:value-type="float" office:value="1452.44737129075" calcext:value-type="float">
            <text:p>1452</text:p>
          </table:table-cell>
          <table:table-cell table:style-name="ce5" table:formula="of:=[.I316]/C_per_s_to_W*time_incr" office:value-type="float" office:value="2081.46656820113" calcext:value-type="float">
            <text:p>2081</text:p>
          </table:table-cell>
          <table:table-cell table:style-name="ce7" table:formula="of:=[.J315]" office:value-type="float" office:value="2081.11907935652" calcext:value-type="float">
            <text:p>2081.1</text:p>
          </table:table-cell>
          <table:table-cell table:style-name="ce7" table:formula="of:=[.K315]" office:value-type="float" office:value="2080.76981861614" calcext:value-type="float">
            <text:p>2080.8</text:p>
          </table:table-cell>
          <table:table-cell table:style-name="ce7" table:formula="of:=[.L315]" office:value-type="float" office:value="2080.41877694484" calcext:value-type="float">
            <text:p>2080.4</text:p>
          </table:table-cell>
          <table:table-cell table:style-name="ce7" table:formula="of:=[.M315]" office:value-type="float" office:value="2080.06594526141" calcext:value-type="float">
            <text:p>2080.1</text:p>
          </table:table-cell>
          <table:table-cell table:style-name="ce7" table:formula="of:=[.N315]" office:value-type="float" office:value="2079.71131443831" calcext:value-type="float">
            <text:p>2079.7</text:p>
          </table:table-cell>
          <table:table-cell table:style-name="ce7" table:formula="of:=[.O315]" office:value-type="float" office:value="2079.35487530146" calcext:value-type="float">
            <text:p>2079.4</text:p>
          </table:table-cell>
          <table:table-cell table:style-name="ce7" table:formula="of:=[.P315]" office:value-type="float" office:value="2078.99661863002" calcext:value-type="float">
            <text:p>2079.0</text:p>
          </table:table-cell>
          <table:table-cell table:style-name="ce7" table:formula="of:=[.Q315]" office:value-type="float" office:value="2078.63653515612" calcext:value-type="float">
            <text:p>2078.6</text:p>
          </table:table-cell>
          <table:table-cell table:style-name="ce7" table:formula="of:=[.R315]" office:value-type="float" office:value="2078.27461556463" calcext:value-type="float">
            <text:p>2078.3</text:p>
          </table:table-cell>
          <table:table-cell table:style-name="ce5" table:formula="of:=SUMPRODUCT([.J316:.S316];pot_heat_diffusion)" office:value-type="float" office:value="2079.88520270846" calcext:value-type="float">
            <text:p>2080</text:p>
          </table:table-cell>
          <table:table-cell table:style-name="ce5" table:formula="of:=[.V315]*leakage_out" office:value-type="float" office:value="1698.16611890167" calcext:value-type="float">
            <text:p>1698</text:p>
          </table:table-cell>
          <table:table-cell table:style-name="ce5" table:formula="of:=[.V315]+[.T316]-[.U316]" office:value-type="float" office:value="283409.405567418" calcext:value-type="float">
            <text:p>283409</text:p>
          </table:table-cell>
          <table:table-cell table:style-name="ce12" table:formula="of:= temp_out + [.V316]/pot_water_mass" office:value-type="float" office:value="119.825120072326" calcext:value-type="float">
            <text:p>119.8</text:p>
          </table:table-cell>
          <table:table-cell table:style-name="ce7" table:formula="of:=IF([.G316]&gt;thermagon_temp_max;0;IF([.W3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table:formula="of:=burner_C_per_s * [.X316]/100 * time_incr" office:value-type="float" office:value="2149.61306964746" calcext:value-type="float">
            <text:p>2150</text:p>
          </table:table-cell>
          <table:table-cell table:style-name="ce3" table:formula="of:=[.B317]" office:value-type="float" office:value="2149.61306964746" calcext:value-type="float">
            <text:p>2150</text:p>
          </table:table-cell>
          <table:table-cell table:style-name="ce3" table:formula="of:=[.C316]" office:value-type="float" office:value="2149.61306964746" calcext:value-type="float">
            <text:p>2150</text:p>
          </table:table-cell>
          <table:table-cell table:style-name="ce5" table:formula="of:=SUMPRODUCT([.B317:.D317];burner_heat_diffusion)" office:value-type="float" office:value="2149.61306964746" calcext:value-type="float">
            <text:p>2150</text:p>
          </table:table-cell>
          <table:table-cell table:formula="of:=[.F316]+[.E317]-[.J316]" office:value-type="float" office:value="55453.3827544188" calcext:value-type="float">
            <text:p>55453</text:p>
          </table:table-cell>
          <table:table-cell table:style-name="ce7" table:formula="of:=temp_out + [.F317] / burner_heat_mass" office:value-type="float" office:value="130.906765508838" calcext:value-type="float">
            <text:p>130.9</text:p>
          </table:table-cell>
          <table:table-cell table:style-name="ce7" table:formula="of:=[.G317]-[.W316]" office:value-type="float" office:value="11.0816454365113" calcext:value-type="float">
            <text:p>11.1</text:p>
          </table:table-cell>
          <table:table-cell table:style-name="ce5" table:formula="of:=thermagon_k * burner_A * [.H317] / thermagon_L" office:value-type="float" office:value="1452.68861885041" calcext:value-type="float">
            <text:p>1453</text:p>
          </table:table-cell>
          <table:table-cell table:style-name="ce5" table:formula="of:=[.I317]/C_per_s_to_W*time_incr" office:value-type="float" office:value="2081.8122941393" calcext:value-type="float">
            <text:p>2082</text:p>
          </table:table-cell>
          <table:table-cell table:style-name="ce7" table:formula="of:=[.J316]" office:value-type="float" office:value="2081.46656820113" calcext:value-type="float">
            <text:p>2081.5</text:p>
          </table:table-cell>
          <table:table-cell table:style-name="ce7" table:formula="of:=[.K316]" office:value-type="float" office:value="2081.11907935652" calcext:value-type="float">
            <text:p>2081.1</text:p>
          </table:table-cell>
          <table:table-cell table:style-name="ce7" table:formula="of:=[.L316]" office:value-type="float" office:value="2080.76981861614" calcext:value-type="float">
            <text:p>2080.8</text:p>
          </table:table-cell>
          <table:table-cell table:style-name="ce7" table:formula="of:=[.M316]" office:value-type="float" office:value="2080.41877694484" calcext:value-type="float">
            <text:p>2080.4</text:p>
          </table:table-cell>
          <table:table-cell table:style-name="ce7" table:formula="of:=[.N316]" office:value-type="float" office:value="2080.06594526141" calcext:value-type="float">
            <text:p>2080.1</text:p>
          </table:table-cell>
          <table:table-cell table:style-name="ce7" table:formula="of:=[.O316]" office:value-type="float" office:value="2079.71131443831" calcext:value-type="float">
            <text:p>2079.7</text:p>
          </table:table-cell>
          <table:table-cell table:style-name="ce7" table:formula="of:=[.P316]" office:value-type="float" office:value="2079.35487530146" calcext:value-type="float">
            <text:p>2079.4</text:p>
          </table:table-cell>
          <table:table-cell table:style-name="ce7" table:formula="of:=[.Q316]" office:value-type="float" office:value="2078.99661863002" calcext:value-type="float">
            <text:p>2079.0</text:p>
          </table:table-cell>
          <table:table-cell table:style-name="ce7" table:formula="of:=[.R316]" office:value-type="float" office:value="2078.63653515612" calcext:value-type="float">
            <text:p>2078.6</text:p>
          </table:table-cell>
          <table:table-cell table:style-name="ce5" table:formula="of:=SUMPRODUCT([.J317:.S317];pot_heat_diffusion)" office:value-type="float" office:value="2080.23895134856" calcext:value-type="float">
            <text:p>2080</text:p>
          </table:table-cell>
          <table:table-cell table:style-name="ce5" table:formula="of:=[.V316]*leakage_out" office:value-type="float" office:value="1700.45643340451" calcext:value-type="float">
            <text:p>1700</text:p>
          </table:table-cell>
          <table:table-cell table:style-name="ce5" table:formula="of:=[.V316]+[.T317]-[.U317]" office:value-type="float" office:value="283789.188085362" calcext:value-type="float">
            <text:p>283789</text:p>
          </table:table-cell>
          <table:table-cell table:style-name="ce12" table:formula="of:= temp_out + [.V317]/pot_water_mass" office:value-type="float" office:value="119.958890634313" calcext:value-type="float">
            <text:p>120.0</text:p>
          </table:table-cell>
          <table:table-cell table:style-name="ce7" table:formula="of:=IF([.G317]&gt;thermagon_temp_max;0;IF([.W3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3" table:formula="of:=burner_C_per_s * [.X317]/100 * time_incr" office:value-type="float" office:value="2149.61306964746" calcext:value-type="float">
            <text:p>2150</text:p>
          </table:table-cell>
          <table:table-cell table:style-name="ce3" table:formula="of:=[.B318]" office:value-type="float" office:value="2149.61306964746" calcext:value-type="float">
            <text:p>2150</text:p>
          </table:table-cell>
          <table:table-cell table:style-name="ce3" table:formula="of:=[.C317]" office:value-type="float" office:value="2149.61306964746" calcext:value-type="float">
            <text:p>2150</text:p>
          </table:table-cell>
          <table:table-cell table:style-name="ce5" table:formula="of:=SUMPRODUCT([.B318:.D318];burner_heat_diffusion)" office:value-type="float" office:value="2149.61306964746" calcext:value-type="float">
            <text:p>2150</text:p>
          </table:table-cell>
          <table:table-cell table:formula="of:=[.F317]+[.E318]-[.J317]" office:value-type="float" office:value="55521.1835299269" calcext:value-type="float">
            <text:p>55521</text:p>
          </table:table-cell>
          <table:table-cell table:style-name="ce7" table:formula="of:=temp_out + [.F318] / burner_heat_mass" office:value-type="float" office:value="131.042367059854" calcext:value-type="float">
            <text:p>131.0</text:p>
          </table:table-cell>
          <table:table-cell table:style-name="ce7" table:formula="of:=[.G318]-[.W317]" office:value-type="float" office:value="11.0834764255408" calcext:value-type="float">
            <text:p>11.1</text:p>
          </table:table-cell>
          <table:table-cell table:style-name="ce5" table:formula="of:=thermagon_k * burner_A * [.H318] / thermagon_L" office:value-type="float" office:value="1452.92864249487" calcext:value-type="float">
            <text:p>1453</text:p>
          </table:table-cell>
          <table:table-cell table:style-name="ce5" table:formula="of:=[.I318]/C_per_s_to_W*time_incr" office:value-type="float" office:value="2082.15626611474" calcext:value-type="float">
            <text:p>2082</text:p>
          </table:table-cell>
          <table:table-cell table:style-name="ce7" table:formula="of:=[.J317]" office:value-type="float" office:value="2081.8122941393" calcext:value-type="float">
            <text:p>2081.8</text:p>
          </table:table-cell>
          <table:table-cell table:style-name="ce7" table:formula="of:=[.K317]" office:value-type="float" office:value="2081.46656820113" calcext:value-type="float">
            <text:p>2081.5</text:p>
          </table:table-cell>
          <table:table-cell table:style-name="ce7" table:formula="of:=[.L317]" office:value-type="float" office:value="2081.11907935652" calcext:value-type="float">
            <text:p>2081.1</text:p>
          </table:table-cell>
          <table:table-cell table:style-name="ce7" table:formula="of:=[.M317]" office:value-type="float" office:value="2080.76981861614" calcext:value-type="float">
            <text:p>2080.8</text:p>
          </table:table-cell>
          <table:table-cell table:style-name="ce7" table:formula="of:=[.N317]" office:value-type="float" office:value="2080.41877694484" calcext:value-type="float">
            <text:p>2080.4</text:p>
          </table:table-cell>
          <table:table-cell table:style-name="ce7" table:formula="of:=[.O317]" office:value-type="float" office:value="2080.06594526141" calcext:value-type="float">
            <text:p>2080.1</text:p>
          </table:table-cell>
          <table:table-cell table:style-name="ce7" table:formula="of:=[.P317]" office:value-type="float" office:value="2079.71131443831" calcext:value-type="float">
            <text:p>2079.7</text:p>
          </table:table-cell>
          <table:table-cell table:style-name="ce7" table:formula="of:=[.Q317]" office:value-type="float" office:value="2079.35487530146" calcext:value-type="float">
            <text:p>2079.4</text:p>
          </table:table-cell>
          <table:table-cell table:style-name="ce7" table:formula="of:=[.R317]" office:value-type="float" office:value="2078.99661863002" calcext:value-type="float">
            <text:p>2079.0</text:p>
          </table:table-cell>
          <table:table-cell table:style-name="ce5" table:formula="of:=SUMPRODUCT([.J318:.S318];pot_heat_diffusion)" office:value-type="float" office:value="2080.59090532454" calcext:value-type="float">
            <text:p>2081</text:p>
          </table:table-cell>
          <table:table-cell table:style-name="ce5" table:formula="of:=[.V317]*leakage_out" office:value-type="float" office:value="1702.73512851217" calcext:value-type="float">
            <text:p>1703</text:p>
          </table:table-cell>
          <table:table-cell table:style-name="ce5" table:formula="of:=[.V317]+[.T318]-[.U318]" office:value-type="float" office:value="284167.043862175" calcext:value-type="float">
            <text:p>284167</text:p>
          </table:table-cell>
          <table:table-cell table:style-name="ce12" table:formula="of:= temp_out + [.V318]/pot_water_mass" office:value-type="float" office:value="120.09198254146" calcext:value-type="float">
            <text:p>120.1</text:p>
          </table:table-cell>
          <table:table-cell table:style-name="ce7" table:formula="of:=IF([.G318]&gt;thermagon_temp_max;0;IF([.W3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table:formula="of:=burner_C_per_s * [.X318]/100 * time_incr" office:value-type="float" office:value="2149.61306964746" calcext:value-type="float">
            <text:p>2150</text:p>
          </table:table-cell>
          <table:table-cell table:style-name="ce3" table:formula="of:=[.B319]" office:value-type="float" office:value="2149.61306964746" calcext:value-type="float">
            <text:p>2150</text:p>
          </table:table-cell>
          <table:table-cell table:style-name="ce3" table:formula="of:=[.C318]" office:value-type="float" office:value="2149.61306964746" calcext:value-type="float">
            <text:p>2150</text:p>
          </table:table-cell>
          <table:table-cell table:style-name="ce5" table:formula="of:=SUMPRODUCT([.B319:.D319];burner_heat_diffusion)" office:value-type="float" office:value="2149.61306964746" calcext:value-type="float">
            <text:p>2150</text:p>
          </table:table-cell>
          <table:table-cell table:formula="of:=[.F318]+[.E319]-[.J318]" office:value-type="float" office:value="55588.6403334597" calcext:value-type="float">
            <text:p>55589</text:p>
          </table:table-cell>
          <table:table-cell table:style-name="ce7" table:formula="of:=temp_out + [.F319] / burner_heat_mass" office:value-type="float" office:value="131.177280666919" calcext:value-type="float">
            <text:p>131.2</text:p>
          </table:table-cell>
          <table:table-cell table:style-name="ce7" table:formula="of:=[.G319]-[.W318]" office:value-type="float" office:value="11.0852981254593" calcext:value-type="float">
            <text:p>11.1</text:p>
          </table:table-cell>
          <table:table-cell table:style-name="ce5" table:formula="of:=thermagon_k * burner_A * [.H319] / thermagon_L" office:value-type="float" office:value="1453.16744843337" calcext:value-type="float">
            <text:p>1453</text:p>
          </table:table-cell>
          <table:table-cell table:style-name="ce5" table:formula="of:=[.I319]/C_per_s_to_W*time_incr" office:value-type="float" office:value="2082.49849302576" calcext:value-type="float">
            <text:p>2082</text:p>
          </table:table-cell>
          <table:table-cell table:style-name="ce7" table:formula="of:=[.J318]" office:value-type="float" office:value="2082.15626611474" calcext:value-type="float">
            <text:p>2082.2</text:p>
          </table:table-cell>
          <table:table-cell table:style-name="ce7" table:formula="of:=[.K318]" office:value-type="float" office:value="2081.8122941393" calcext:value-type="float">
            <text:p>2081.8</text:p>
          </table:table-cell>
          <table:table-cell table:style-name="ce7" table:formula="of:=[.L318]" office:value-type="float" office:value="2081.46656820113" calcext:value-type="float">
            <text:p>2081.5</text:p>
          </table:table-cell>
          <table:table-cell table:style-name="ce7" table:formula="of:=[.M318]" office:value-type="float" office:value="2081.11907935652" calcext:value-type="float">
            <text:p>2081.1</text:p>
          </table:table-cell>
          <table:table-cell table:style-name="ce7" table:formula="of:=[.N318]" office:value-type="float" office:value="2080.76981861614" calcext:value-type="float">
            <text:p>2080.8</text:p>
          </table:table-cell>
          <table:table-cell table:style-name="ce7" table:formula="of:=[.O318]" office:value-type="float" office:value="2080.41877694484" calcext:value-type="float">
            <text:p>2080.4</text:p>
          </table:table-cell>
          <table:table-cell table:style-name="ce7" table:formula="of:=[.P318]" office:value-type="float" office:value="2080.06594526141" calcext:value-type="float">
            <text:p>2080.1</text:p>
          </table:table-cell>
          <table:table-cell table:style-name="ce7" table:formula="of:=[.Q318]" office:value-type="float" office:value="2079.71131443831" calcext:value-type="float">
            <text:p>2079.7</text:p>
          </table:table-cell>
          <table:table-cell table:style-name="ce7" table:formula="of:=[.R318]" office:value-type="float" office:value="2079.35487530146" calcext:value-type="float">
            <text:p>2079.4</text:p>
          </table:table-cell>
          <table:table-cell table:style-name="ce5" table:formula="of:=SUMPRODUCT([.J319:.S319];pot_heat_diffusion)" office:value-type="float" office:value="2080.94107374124" calcext:value-type="float">
            <text:p>2081</text:p>
          </table:table-cell>
          <table:table-cell table:style-name="ce5" table:formula="of:=[.V318]*leakage_out" office:value-type="float" office:value="1705.00226317305" calcext:value-type="float">
            <text:p>1705</text:p>
          </table:table-cell>
          <table:table-cell table:style-name="ce5" table:formula="of:=[.V318]+[.T319]-[.U319]" office:value-type="float" office:value="284542.982672743" calcext:value-type="float">
            <text:p>284543</text:p>
          </table:table-cell>
          <table:table-cell table:style-name="ce12" table:formula="of:= temp_out + [.V319]/pot_water_mass" office:value-type="float" office:value="120.224399236769" calcext:value-type="float">
            <text:p>120.2</text:p>
          </table:table-cell>
          <table:table-cell table:style-name="ce7" table:formula="of:=IF([.G319]&gt;thermagon_temp_max;0;IF([.W3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table:formula="of:=burner_C_per_s * [.X319]/100 * time_incr" office:value-type="float" office:value="2149.61306964746" calcext:value-type="float">
            <text:p>2150</text:p>
          </table:table-cell>
          <table:table-cell table:style-name="ce3" table:formula="of:=[.B320]" office:value-type="float" office:value="2149.61306964746" calcext:value-type="float">
            <text:p>2150</text:p>
          </table:table-cell>
          <table:table-cell table:style-name="ce3" table:formula="of:=[.C319]" office:value-type="float" office:value="2149.61306964746" calcext:value-type="float">
            <text:p>2150</text:p>
          </table:table-cell>
          <table:table-cell table:style-name="ce5" table:formula="of:=SUMPRODUCT([.B320:.D320];burner_heat_diffusion)" office:value-type="float" office:value="2149.61306964746" calcext:value-type="float">
            <text:p>2150</text:p>
          </table:table-cell>
          <table:table-cell table:formula="of:=[.F319]+[.E320]-[.J319]" office:value-type="float" office:value="55655.7549100814" calcext:value-type="float">
            <text:p>55656</text:p>
          </table:table-cell>
          <table:table-cell table:style-name="ce7" table:formula="of:=temp_out + [.F320] / burner_heat_mass" office:value-type="float" office:value="131.311509820163" calcext:value-type="float">
            <text:p>131.3</text:p>
          </table:table-cell>
          <table:table-cell table:style-name="ce7" table:formula="of:=[.G320]-[.W319]" office:value-type="float" office:value="11.0871105833935" calcext:value-type="float">
            <text:p>11.1</text:p>
          </table:table-cell>
          <table:table-cell table:style-name="ce5" table:formula="of:=thermagon_k * burner_A * [.H320] / thermagon_L" office:value-type="float" office:value="1453.40504284371" calcext:value-type="float">
            <text:p>1453</text:p>
          </table:table-cell>
          <table:table-cell table:style-name="ce5" table:formula="of:=[.I320]/C_per_s_to_W*time_incr" office:value-type="float" office:value="2082.83898372558" calcext:value-type="float">
            <text:p>2083</text:p>
          </table:table-cell>
          <table:table-cell table:style-name="ce7" table:formula="of:=[.J319]" office:value-type="float" office:value="2082.49849302576" calcext:value-type="float">
            <text:p>2082.5</text:p>
          </table:table-cell>
          <table:table-cell table:style-name="ce7" table:formula="of:=[.K319]" office:value-type="float" office:value="2082.15626611474" calcext:value-type="float">
            <text:p>2082.2</text:p>
          </table:table-cell>
          <table:table-cell table:style-name="ce7" table:formula="of:=[.L319]" office:value-type="float" office:value="2081.8122941393" calcext:value-type="float">
            <text:p>2081.8</text:p>
          </table:table-cell>
          <table:table-cell table:style-name="ce7" table:formula="of:=[.M319]" office:value-type="float" office:value="2081.46656820113" calcext:value-type="float">
            <text:p>2081.5</text:p>
          </table:table-cell>
          <table:table-cell table:style-name="ce7" table:formula="of:=[.N319]" office:value-type="float" office:value="2081.11907935652" calcext:value-type="float">
            <text:p>2081.1</text:p>
          </table:table-cell>
          <table:table-cell table:style-name="ce7" table:formula="of:=[.O319]" office:value-type="float" office:value="2080.76981861614" calcext:value-type="float">
            <text:p>2080.8</text:p>
          </table:table-cell>
          <table:table-cell table:style-name="ce7" table:formula="of:=[.P319]" office:value-type="float" office:value="2080.41877694484" calcext:value-type="float">
            <text:p>2080.4</text:p>
          </table:table-cell>
          <table:table-cell table:style-name="ce7" table:formula="of:=[.Q319]" office:value-type="float" office:value="2080.06594526141" calcext:value-type="float">
            <text:p>2080.1</text:p>
          </table:table-cell>
          <table:table-cell table:style-name="ce7" table:formula="of:=[.R319]" office:value-type="float" office:value="2079.71131443831" calcext:value-type="float">
            <text:p>2079.7</text:p>
          </table:table-cell>
          <table:table-cell table:style-name="ce5" table:formula="of:=SUMPRODUCT([.J320:.S320];pot_heat_diffusion)" office:value-type="float" office:value="2081.28946565729" calcext:value-type="float">
            <text:p>2081</text:p>
          </table:table-cell>
          <table:table-cell table:style-name="ce5" table:formula="of:=[.V319]*leakage_out" office:value-type="float" office:value="1707.25789603646" calcext:value-type="float">
            <text:p>1707</text:p>
          </table:table-cell>
          <table:table-cell table:style-name="ce5" table:formula="of:=[.V319]+[.T320]-[.U320]" office:value-type="float" office:value="284917.014242364" calcext:value-type="float">
            <text:p>284917</text:p>
          </table:table-cell>
          <table:table-cell table:style-name="ce12" table:formula="of:= temp_out + [.V320]/pot_water_mass" office:value-type="float" office:value="120.356144145776" calcext:value-type="float">
            <text:p>120.4</text:p>
          </table:table-cell>
          <table:table-cell table:style-name="ce7" table:formula="of:=IF([.G320]&gt;thermagon_temp_max;0;IF([.W3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table:formula="of:=burner_C_per_s * [.X320]/100 * time_incr" office:value-type="float" office:value="2149.61306964746" calcext:value-type="float">
            <text:p>2150</text:p>
          </table:table-cell>
          <table:table-cell table:style-name="ce3" table:formula="of:=[.B321]" office:value-type="float" office:value="2149.61306964746" calcext:value-type="float">
            <text:p>2150</text:p>
          </table:table-cell>
          <table:table-cell table:style-name="ce3" table:formula="of:=[.C320]" office:value-type="float" office:value="2149.61306964746" calcext:value-type="float">
            <text:p>2150</text:p>
          </table:table-cell>
          <table:table-cell table:style-name="ce5" table:formula="of:=SUMPRODUCT([.B321:.D321];burner_heat_diffusion)" office:value-type="float" office:value="2149.61306964746" calcext:value-type="float">
            <text:p>2150</text:p>
          </table:table-cell>
          <table:table-cell table:formula="of:=[.F320]+[.E321]-[.J320]" office:value-type="float" office:value="55722.5289960032" calcext:value-type="float">
            <text:p>55723</text:p>
          </table:table-cell>
          <table:table-cell table:style-name="ce7" table:formula="of:=temp_out + [.F321] / burner_heat_mass" office:value-type="float" office:value="131.445057992006" calcext:value-type="float">
            <text:p>131.4</text:p>
          </table:table-cell>
          <table:table-cell table:style-name="ce7" table:formula="of:=[.G321]-[.W320]" office:value-type="float" office:value="11.0889138462301" calcext:value-type="float">
            <text:p>11.1</text:p>
          </table:table-cell>
          <table:table-cell table:style-name="ce5" table:formula="of:=thermagon_k * burner_A * [.H321] / thermagon_L" office:value-type="float" office:value="1453.64143187227" calcext:value-type="float">
            <text:p>1454</text:p>
          </table:table-cell>
          <table:table-cell table:style-name="ce5" table:formula="of:=[.I321]/C_per_s_to_W*time_incr" office:value-type="float" office:value="2083.17774702246" calcext:value-type="float">
            <text:p>2083</text:p>
          </table:table-cell>
          <table:table-cell table:style-name="ce7" table:formula="of:=[.J320]" office:value-type="float" office:value="2082.83898372558" calcext:value-type="float">
            <text:p>2082.8</text:p>
          </table:table-cell>
          <table:table-cell table:style-name="ce7" table:formula="of:=[.K320]" office:value-type="float" office:value="2082.49849302576" calcext:value-type="float">
            <text:p>2082.5</text:p>
          </table:table-cell>
          <table:table-cell table:style-name="ce7" table:formula="of:=[.L320]" office:value-type="float" office:value="2082.15626611474" calcext:value-type="float">
            <text:p>2082.2</text:p>
          </table:table-cell>
          <table:table-cell table:style-name="ce7" table:formula="of:=[.M320]" office:value-type="float" office:value="2081.8122941393" calcext:value-type="float">
            <text:p>2081.8</text:p>
          </table:table-cell>
          <table:table-cell table:style-name="ce7" table:formula="of:=[.N320]" office:value-type="float" office:value="2081.46656820113" calcext:value-type="float">
            <text:p>2081.5</text:p>
          </table:table-cell>
          <table:table-cell table:style-name="ce7" table:formula="of:=[.O320]" office:value-type="float" office:value="2081.11907935652" calcext:value-type="float">
            <text:p>2081.1</text:p>
          </table:table-cell>
          <table:table-cell table:style-name="ce7" table:formula="of:=[.P320]" office:value-type="float" office:value="2080.76981861614" calcext:value-type="float">
            <text:p>2080.8</text:p>
          </table:table-cell>
          <table:table-cell table:style-name="ce7" table:formula="of:=[.Q320]" office:value-type="float" office:value="2080.41877694484" calcext:value-type="float">
            <text:p>2080.4</text:p>
          </table:table-cell>
          <table:table-cell table:style-name="ce7" table:formula="of:=[.R320]" office:value-type="float" office:value="2080.06594526141" calcext:value-type="float">
            <text:p>2080.1</text:p>
          </table:table-cell>
          <table:table-cell table:style-name="ce5" table:formula="of:=SUMPRODUCT([.J321:.S321];pot_heat_diffusion)" office:value-type="float" office:value="2081.63609008536" calcext:value-type="float">
            <text:p>2082</text:p>
          </table:table-cell>
          <table:table-cell table:style-name="ce5" table:formula="of:=[.V320]*leakage_out" office:value-type="float" office:value="1709.50208545418" calcext:value-type="float">
            <text:p>1710</text:p>
          </table:table-cell>
          <table:table-cell table:style-name="ce5" table:formula="of:=[.V320]+[.T321]-[.U321]" office:value-type="float" office:value="285289.148246995" calcext:value-type="float">
            <text:p>285289</text:p>
          </table:table-cell>
          <table:table-cell table:style-name="ce12" table:formula="of:= temp_out + [.V321]/pot_water_mass" office:value-type="float" office:value="120.487220676638" calcext:value-type="float">
            <text:p>120.5</text:p>
          </table:table-cell>
          <table:table-cell table:style-name="ce7" table:formula="of:=IF([.G321]&gt;thermagon_temp_max;0;IF([.W3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table:formula="of:=burner_C_per_s * [.X321]/100 * time_incr" office:value-type="float" office:value="2149.61306964746" calcext:value-type="float">
            <text:p>2150</text:p>
          </table:table-cell>
          <table:table-cell table:style-name="ce3" table:formula="of:=[.B322]" office:value-type="float" office:value="2149.61306964746" calcext:value-type="float">
            <text:p>2150</text:p>
          </table:table-cell>
          <table:table-cell table:style-name="ce3" table:formula="of:=[.C321]" office:value-type="float" office:value="2149.61306964746" calcext:value-type="float">
            <text:p>2150</text:p>
          </table:table-cell>
          <table:table-cell table:style-name="ce5" table:formula="of:=SUMPRODUCT([.B322:.D322];burner_heat_diffusion)" office:value-type="float" office:value="2149.61306964746" calcext:value-type="float">
            <text:p>2150</text:p>
          </table:table-cell>
          <table:table-cell table:formula="of:=[.F321]+[.E322]-[.J321]" office:value-type="float" office:value="55788.9643186283" calcext:value-type="float">
            <text:p>55789</text:p>
          </table:table-cell>
          <table:table-cell table:style-name="ce7" table:formula="of:=temp_out + [.F322] / burner_heat_mass" office:value-type="float" office:value="131.577928637256" calcext:value-type="float">
            <text:p>131.6</text:p>
          </table:table-cell>
          <table:table-cell table:style-name="ce7" table:formula="of:=[.G322]-[.W321]" office:value-type="float" office:value="11.0907079606186" calcext:value-type="float">
            <text:p>11.1</text:p>
          </table:table-cell>
          <table:table-cell table:style-name="ce5" table:formula="of:=thermagon_k * burner_A * [.H322] / thermagon_L" office:value-type="float" office:value="1453.8766216343" calcext:value-type="float">
            <text:p>1454</text:p>
          </table:table-cell>
          <table:table-cell table:style-name="ce5" table:formula="of:=[.I322]/C_per_s_to_W*time_incr" office:value-type="float" office:value="2083.51479167999" calcext:value-type="float">
            <text:p>2084</text:p>
          </table:table-cell>
          <table:table-cell table:style-name="ce7" table:formula="of:=[.J321]" office:value-type="float" office:value="2083.17774702246" calcext:value-type="float">
            <text:p>2083.2</text:p>
          </table:table-cell>
          <table:table-cell table:style-name="ce7" table:formula="of:=[.K321]" office:value-type="float" office:value="2082.83898372558" calcext:value-type="float">
            <text:p>2082.8</text:p>
          </table:table-cell>
          <table:table-cell table:style-name="ce7" table:formula="of:=[.L321]" office:value-type="float" office:value="2082.49849302576" calcext:value-type="float">
            <text:p>2082.5</text:p>
          </table:table-cell>
          <table:table-cell table:style-name="ce7" table:formula="of:=[.M321]" office:value-type="float" office:value="2082.15626611474" calcext:value-type="float">
            <text:p>2082.2</text:p>
          </table:table-cell>
          <table:table-cell table:style-name="ce7" table:formula="of:=[.N321]" office:value-type="float" office:value="2081.8122941393" calcext:value-type="float">
            <text:p>2081.8</text:p>
          </table:table-cell>
          <table:table-cell table:style-name="ce7" table:formula="of:=[.O321]" office:value-type="float" office:value="2081.46656820113" calcext:value-type="float">
            <text:p>2081.5</text:p>
          </table:table-cell>
          <table:table-cell table:style-name="ce7" table:formula="of:=[.P321]" office:value-type="float" office:value="2081.11907935652" calcext:value-type="float">
            <text:p>2081.1</text:p>
          </table:table-cell>
          <table:table-cell table:style-name="ce7" table:formula="of:=[.Q321]" office:value-type="float" office:value="2080.76981861614" calcext:value-type="float">
            <text:p>2080.8</text:p>
          </table:table-cell>
          <table:table-cell table:style-name="ce7" table:formula="of:=[.R321]" office:value-type="float" office:value="2080.41877694484" calcext:value-type="float">
            <text:p>2080.4</text:p>
          </table:table-cell>
          <table:table-cell table:style-name="ce5" table:formula="of:=SUMPRODUCT([.J322:.S322];pot_heat_diffusion)" office:value-type="float" office:value="2081.9809559924" calcext:value-type="float">
            <text:p>2082</text:p>
          </table:table-cell>
          <table:table-cell table:style-name="ce5" table:formula="of:=[.V321]*leakage_out" office:value-type="float" office:value="1711.73488948197" calcext:value-type="float">
            <text:p>1712</text:p>
          </table:table-cell>
          <table:table-cell table:style-name="ce5" table:formula="of:=[.V321]+[.T322]-[.U322]" office:value-type="float" office:value="285659.394313505" calcext:value-type="float">
            <text:p>285659</text:p>
          </table:table-cell>
          <table:table-cell table:style-name="ce12" table:formula="of:= temp_out + [.V322]/pot_water_mass" office:value-type="float" office:value="120.61763222022" calcext:value-type="float">
            <text:p>120.6</text:p>
          </table:table-cell>
          <table:table-cell table:style-name="ce7" table:formula="of:=IF([.G322]&gt;thermagon_temp_max;0;IF([.W3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table:formula="of:=burner_C_per_s * [.X322]/100 * time_incr" office:value-type="float" office:value="2149.61306964746" calcext:value-type="float">
            <text:p>2150</text:p>
          </table:table-cell>
          <table:table-cell table:style-name="ce3" table:formula="of:=[.B323]" office:value-type="float" office:value="2149.61306964746" calcext:value-type="float">
            <text:p>2150</text:p>
          </table:table-cell>
          <table:table-cell table:style-name="ce3" table:formula="of:=[.C322]" office:value-type="float" office:value="2149.61306964746" calcext:value-type="float">
            <text:p>2150</text:p>
          </table:table-cell>
          <table:table-cell table:style-name="ce5" table:formula="of:=SUMPRODUCT([.B323:.D323];burner_heat_diffusion)" office:value-type="float" office:value="2149.61306964746" calcext:value-type="float">
            <text:p>2150</text:p>
          </table:table-cell>
          <table:table-cell table:formula="of:=[.F322]+[.E323]-[.J322]" office:value-type="float" office:value="55855.0625965957" calcext:value-type="float">
            <text:p>55855</text:p>
          </table:table-cell>
          <table:table-cell table:style-name="ce7" table:formula="of:=temp_out + [.F323] / burner_heat_mass" office:value-type="float" office:value="131.710125193191" calcext:value-type="float">
            <text:p>131.7</text:p>
          </table:table-cell>
          <table:table-cell table:style-name="ce7" table:formula="of:=[.G323]-[.W322]" office:value-type="float" office:value="11.0924929729715" calcext:value-type="float">
            <text:p>11.1</text:p>
          </table:table-cell>
          <table:table-cell table:style-name="ce5" table:formula="of:=thermagon_k * burner_A * [.H323] / thermagon_L" office:value-type="float" office:value="1454.110618214" calcext:value-type="float">
            <text:p>1454</text:p>
          </table:table-cell>
          <table:table-cell table:style-name="ce5" table:formula="of:=[.I323]/C_per_s_to_W*time_incr" office:value-type="float" office:value="2083.85012641731" calcext:value-type="float">
            <text:p>2084</text:p>
          </table:table-cell>
          <table:table-cell table:style-name="ce7" table:formula="of:=[.J322]" office:value-type="float" office:value="2083.51479167999" calcext:value-type="float">
            <text:p>2083.5</text:p>
          </table:table-cell>
          <table:table-cell table:style-name="ce7" table:formula="of:=[.K322]" office:value-type="float" office:value="2083.17774702246" calcext:value-type="float">
            <text:p>2083.2</text:p>
          </table:table-cell>
          <table:table-cell table:style-name="ce7" table:formula="of:=[.L322]" office:value-type="float" office:value="2082.83898372558" calcext:value-type="float">
            <text:p>2082.8</text:p>
          </table:table-cell>
          <table:table-cell table:style-name="ce7" table:formula="of:=[.M322]" office:value-type="float" office:value="2082.49849302576" calcext:value-type="float">
            <text:p>2082.5</text:p>
          </table:table-cell>
          <table:table-cell table:style-name="ce7" table:formula="of:=[.N322]" office:value-type="float" office:value="2082.15626611474" calcext:value-type="float">
            <text:p>2082.2</text:p>
          </table:table-cell>
          <table:table-cell table:style-name="ce7" table:formula="of:=[.O322]" office:value-type="float" office:value="2081.8122941393" calcext:value-type="float">
            <text:p>2081.8</text:p>
          </table:table-cell>
          <table:table-cell table:style-name="ce7" table:formula="of:=[.P322]" office:value-type="float" office:value="2081.46656820113" calcext:value-type="float">
            <text:p>2081.5</text:p>
          </table:table-cell>
          <table:table-cell table:style-name="ce7" table:formula="of:=[.Q322]" office:value-type="float" office:value="2081.11907935652" calcext:value-type="float">
            <text:p>2081.1</text:p>
          </table:table-cell>
          <table:table-cell table:style-name="ce7" table:formula="of:=[.R322]" office:value-type="float" office:value="2080.76981861614" calcext:value-type="float">
            <text:p>2080.8</text:p>
          </table:table-cell>
          <table:table-cell table:style-name="ce5" table:formula="of:=SUMPRODUCT([.J323:.S323];pot_heat_diffusion)" office:value-type="float" office:value="2082.32407229988" calcext:value-type="float">
            <text:p>2082</text:p>
          </table:table-cell>
          <table:table-cell table:style-name="ce5" table:formula="of:=[.V322]*leakage_out" office:value-type="float" office:value="1713.95636588103" calcext:value-type="float">
            <text:p>1714</text:p>
          </table:table-cell>
          <table:table-cell table:style-name="ce5" table:formula="of:=[.V322]+[.T323]-[.U323]" office:value-type="float" office:value="286027.762019924" calcext:value-type="float">
            <text:p>286028</text:p>
          </table:table-cell>
          <table:table-cell table:style-name="ce12" table:formula="of:= temp_out + [.V323]/pot_water_mass" office:value-type="float" office:value="120.747382150186" calcext:value-type="float">
            <text:p>120.7</text:p>
          </table:table-cell>
          <table:table-cell table:style-name="ce7" table:formula="of:=IF([.G323]&gt;thermagon_temp_max;0;IF([.W3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table:formula="of:=burner_C_per_s * [.X323]/100 * time_incr" office:value-type="float" office:value="2149.61306964746" calcext:value-type="float">
            <text:p>2150</text:p>
          </table:table-cell>
          <table:table-cell table:style-name="ce3" table:formula="of:=[.B324]" office:value-type="float" office:value="2149.61306964746" calcext:value-type="float">
            <text:p>2150</text:p>
          </table:table-cell>
          <table:table-cell table:style-name="ce3" table:formula="of:=[.C323]" office:value-type="float" office:value="2149.61306964746" calcext:value-type="float">
            <text:p>2150</text:p>
          </table:table-cell>
          <table:table-cell table:style-name="ce5" table:formula="of:=SUMPRODUCT([.B324:.D324];burner_heat_diffusion)" office:value-type="float" office:value="2149.61306964746" calcext:value-type="float">
            <text:p>2150</text:p>
          </table:table-cell>
          <table:table-cell table:formula="of:=[.F323]+[.E324]-[.J323]" office:value-type="float" office:value="55920.8255398259" calcext:value-type="float">
            <text:p>55921</text:p>
          </table:table-cell>
          <table:table-cell table:style-name="ce7" table:formula="of:=temp_out + [.F324] / burner_heat_mass" office:value-type="float" office:value="131.841651079652" calcext:value-type="float">
            <text:p>131.8</text:p>
          </table:table-cell>
          <table:table-cell table:style-name="ce7" table:formula="of:=[.G324]-[.W323]" office:value-type="float" office:value="11.094268929466" calcext:value-type="float">
            <text:p>11.1</text:p>
          </table:table-cell>
          <table:table-cell table:style-name="ce5" table:formula="of:=thermagon_k * burner_A * [.H324] / thermagon_L" office:value-type="float" office:value="1454.34342766471" calcext:value-type="float">
            <text:p>1454</text:p>
          </table:table-cell>
          <table:table-cell table:style-name="ce5" table:formula="of:=[.I324]/C_per_s_to_W*time_incr" office:value-type="float" office:value="2084.18375990931" calcext:value-type="float">
            <text:p>2084</text:p>
          </table:table-cell>
          <table:table-cell table:style-name="ce7" table:formula="of:=[.J323]" office:value-type="float" office:value="2083.85012641731" calcext:value-type="float">
            <text:p>2083.9</text:p>
          </table:table-cell>
          <table:table-cell table:style-name="ce7" table:formula="of:=[.K323]" office:value-type="float" office:value="2083.51479167999" calcext:value-type="float">
            <text:p>2083.5</text:p>
          </table:table-cell>
          <table:table-cell table:style-name="ce7" table:formula="of:=[.L323]" office:value-type="float" office:value="2083.17774702246" calcext:value-type="float">
            <text:p>2083.2</text:p>
          </table:table-cell>
          <table:table-cell table:style-name="ce7" table:formula="of:=[.M323]" office:value-type="float" office:value="2082.83898372558" calcext:value-type="float">
            <text:p>2082.8</text:p>
          </table:table-cell>
          <table:table-cell table:style-name="ce7" table:formula="of:=[.N323]" office:value-type="float" office:value="2082.49849302576" calcext:value-type="float">
            <text:p>2082.5</text:p>
          </table:table-cell>
          <table:table-cell table:style-name="ce7" table:formula="of:=[.O323]" office:value-type="float" office:value="2082.15626611474" calcext:value-type="float">
            <text:p>2082.2</text:p>
          </table:table-cell>
          <table:table-cell table:style-name="ce7" table:formula="of:=[.P323]" office:value-type="float" office:value="2081.8122941393" calcext:value-type="float">
            <text:p>2081.8</text:p>
          </table:table-cell>
          <table:table-cell table:style-name="ce7" table:formula="of:=[.Q323]" office:value-type="float" office:value="2081.46656820113" calcext:value-type="float">
            <text:p>2081.5</text:p>
          </table:table-cell>
          <table:table-cell table:style-name="ce7" table:formula="of:=[.R323]" office:value-type="float" office:value="2081.11907935652" calcext:value-type="float">
            <text:p>2081.1</text:p>
          </table:table-cell>
          <table:table-cell table:style-name="ce5" table:formula="of:=SUMPRODUCT([.J324:.S324];pot_heat_diffusion)" office:value-type="float" office:value="2082.66544788399" calcext:value-type="float">
            <text:p>2083</text:p>
          </table:table-cell>
          <table:table-cell table:style-name="ce5" table:formula="of:=[.V323]*leakage_out" office:value-type="float" office:value="1716.16657211955" calcext:value-type="float">
            <text:p>1716</text:p>
          </table:table-cell>
          <table:table-cell table:style-name="ce5" table:formula="of:=[.V323]+[.T324]-[.U324]" office:value-type="float" office:value="286394.260895689" calcext:value-type="float">
            <text:p>286394</text:p>
          </table:table-cell>
          <table:table-cell table:style-name="ce12" table:formula="of:= temp_out + [.V324]/pot_water_mass" office:value-type="float" office:value="120.876473823083" calcext:value-type="float">
            <text:p>120.9</text:p>
          </table:table-cell>
          <table:table-cell table:style-name="ce7" table:formula="of:=IF([.G324]&gt;thermagon_temp_max;0;IF([.W3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table:formula="of:=burner_C_per_s * [.X324]/100 * time_incr" office:value-type="float" office:value="2149.61306964746" calcext:value-type="float">
            <text:p>2150</text:p>
          </table:table-cell>
          <table:table-cell table:style-name="ce3" table:formula="of:=[.B325]" office:value-type="float" office:value="2149.61306964746" calcext:value-type="float">
            <text:p>2150</text:p>
          </table:table-cell>
          <table:table-cell table:style-name="ce3" table:formula="of:=[.C324]" office:value-type="float" office:value="2149.61306964746" calcext:value-type="float">
            <text:p>2150</text:p>
          </table:table-cell>
          <table:table-cell table:style-name="ce5" table:formula="of:=SUMPRODUCT([.B325:.D325];burner_heat_diffusion)" office:value-type="float" office:value="2149.61306964746" calcext:value-type="float">
            <text:p>2150</text:p>
          </table:table-cell>
          <table:table-cell table:formula="of:=[.F324]+[.E325]-[.J324]" office:value-type="float" office:value="55986.254849564" calcext:value-type="float">
            <text:p>55986</text:p>
          </table:table-cell>
          <table:table-cell table:style-name="ce7" table:formula="of:=temp_out + [.F325] / burner_heat_mass" office:value-type="float" office:value="131.972509699128" calcext:value-type="float">
            <text:p>132.0</text:p>
          </table:table-cell>
          <table:table-cell table:style-name="ce7" table:formula="of:=[.G325]-[.W324]" office:value-type="float" office:value="11.0960358760449" calcext:value-type="float">
            <text:p>11.1</text:p>
          </table:table-cell>
          <table:table-cell table:style-name="ce5" table:formula="of:=thermagon_k * burner_A * [.H325] / thermagon_L" office:value-type="float" office:value="1454.57505600908" calcext:value-type="float">
            <text:p>1455</text:p>
          </table:table-cell>
          <table:table-cell table:style-name="ce5" table:formula="of:=[.I325]/C_per_s_to_W*time_incr" office:value-type="float" office:value="2084.51570078687" calcext:value-type="float">
            <text:p>2085</text:p>
          </table:table-cell>
          <table:table-cell table:style-name="ce7" table:formula="of:=[.J324]" office:value-type="float" office:value="2084.18375990931" calcext:value-type="float">
            <text:p>2084.2</text:p>
          </table:table-cell>
          <table:table-cell table:style-name="ce7" table:formula="of:=[.K324]" office:value-type="float" office:value="2083.85012641731" calcext:value-type="float">
            <text:p>2083.9</text:p>
          </table:table-cell>
          <table:table-cell table:style-name="ce7" table:formula="of:=[.L324]" office:value-type="float" office:value="2083.51479167999" calcext:value-type="float">
            <text:p>2083.5</text:p>
          </table:table-cell>
          <table:table-cell table:style-name="ce7" table:formula="of:=[.M324]" office:value-type="float" office:value="2083.17774702246" calcext:value-type="float">
            <text:p>2083.2</text:p>
          </table:table-cell>
          <table:table-cell table:style-name="ce7" table:formula="of:=[.N324]" office:value-type="float" office:value="2082.83898372558" calcext:value-type="float">
            <text:p>2082.8</text:p>
          </table:table-cell>
          <table:table-cell table:style-name="ce7" table:formula="of:=[.O324]" office:value-type="float" office:value="2082.49849302576" calcext:value-type="float">
            <text:p>2082.5</text:p>
          </table:table-cell>
          <table:table-cell table:style-name="ce7" table:formula="of:=[.P324]" office:value-type="float" office:value="2082.15626611474" calcext:value-type="float">
            <text:p>2082.2</text:p>
          </table:table-cell>
          <table:table-cell table:style-name="ce7" table:formula="of:=[.Q324]" office:value-type="float" office:value="2081.8122941393" calcext:value-type="float">
            <text:p>2081.8</text:p>
          </table:table-cell>
          <table:table-cell table:style-name="ce7" table:formula="of:=[.R324]" office:value-type="float" office:value="2081.46656820113" calcext:value-type="float">
            <text:p>2081.5</text:p>
          </table:table-cell>
          <table:table-cell table:style-name="ce5" table:formula="of:=SUMPRODUCT([.J325:.S325];pot_heat_diffusion)" office:value-type="float" office:value="2083.00509157591" calcext:value-type="float">
            <text:p>2083</text:p>
          </table:table-cell>
          <table:table-cell table:style-name="ce5" table:formula="of:=[.V324]*leakage_out" office:value-type="float" office:value="1718.36556537413" calcext:value-type="float">
            <text:p>1718</text:p>
          </table:table-cell>
          <table:table-cell table:style-name="ce5" table:formula="of:=[.V324]+[.T325]-[.U325]" office:value-type="float" office:value="286758.90042189" calcext:value-type="float">
            <text:p>286759</text:p>
          </table:table-cell>
          <table:table-cell table:style-name="ce12" table:formula="of:= temp_out + [.V325]/pot_water_mass" office:value-type="float" office:value="121.004910578431" calcext:value-type="float">
            <text:p>121.0</text:p>
          </table:table-cell>
          <table:table-cell table:style-name="ce7" table:formula="of:=IF([.G325]&gt;thermagon_temp_max;0;IF([.W32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3" table:formula="of:=burner_C_per_s * [.X325]/100 * time_incr" office:value-type="float" office:value="0" calcext:value-type="float">
            <text:p>0</text:p>
          </table:table-cell>
          <table:table-cell table:style-name="ce3" table:formula="of:=[.B326]" office:value-type="float" office:value="0" calcext:value-type="float">
            <text:p>0</text:p>
          </table:table-cell>
          <table:table-cell table:style-name="ce3" table:formula="of:=[.C325]" office:value-type="float" office:value="2149.61306964746" calcext:value-type="float">
            <text:p>2150</text:p>
          </table:table-cell>
          <table:table-cell table:style-name="ce5" table:formula="of:=SUMPRODUCT([.B326:.D326];burner_heat_diffusion)" office:value-type="float" office:value="644.883920894239" calcext:value-type="float">
            <text:p>645</text:p>
          </table:table-cell>
          <table:table-cell table:formula="of:=[.F325]+[.E326]-[.J325]" office:value-type="float" office:value="54546.6230696714" calcext:value-type="float">
            <text:p>54547</text:p>
          </table:table-cell>
          <table:table-cell table:style-name="ce7" table:formula="of:=temp_out + [.F326] / burner_heat_mass" office:value-type="float" office:value="129.093246139343" calcext:value-type="float">
            <text:p>129.1</text:p>
          </table:table-cell>
          <table:table-cell table:style-name="ce7" table:formula="of:=[.G326]-[.W325]" office:value-type="float" office:value="8.08833556091153" calcext:value-type="float">
            <text:p>8.1</text:p>
          </table:table-cell>
          <table:table-cell table:style-name="ce5" table:formula="of:=thermagon_k * burner_A * [.H326] / thermagon_L" office:value-type="float" office:value="1060.2967837309" calcext:value-type="float">
            <text:p>1060</text:p>
          </table:table-cell>
          <table:table-cell table:style-name="ce5" table:formula="of:=[.I326]/C_per_s_to_W*time_incr" office:value-type="float" office:value="1519.48521600875" calcext:value-type="float">
            <text:p>1519</text:p>
          </table:table-cell>
          <table:table-cell table:style-name="ce7" table:formula="of:=[.J325]" office:value-type="float" office:value="2084.51570078687" calcext:value-type="float">
            <text:p>2084.5</text:p>
          </table:table-cell>
          <table:table-cell table:style-name="ce7" table:formula="of:=[.K325]" office:value-type="float" office:value="2084.18375990931" calcext:value-type="float">
            <text:p>2084.2</text:p>
          </table:table-cell>
          <table:table-cell table:style-name="ce7" table:formula="of:=[.L325]" office:value-type="float" office:value="2083.85012641731" calcext:value-type="float">
            <text:p>2083.9</text:p>
          </table:table-cell>
          <table:table-cell table:style-name="ce7" table:formula="of:=[.M325]" office:value-type="float" office:value="2083.51479167999" calcext:value-type="float">
            <text:p>2083.5</text:p>
          </table:table-cell>
          <table:table-cell table:style-name="ce7" table:formula="of:=[.N325]" office:value-type="float" office:value="2083.17774702246" calcext:value-type="float">
            <text:p>2083.2</text:p>
          </table:table-cell>
          <table:table-cell table:style-name="ce7" table:formula="of:=[.O325]" office:value-type="float" office:value="2082.83898372558" calcext:value-type="float">
            <text:p>2082.8</text:p>
          </table:table-cell>
          <table:table-cell table:style-name="ce7" table:formula="of:=[.P325]" office:value-type="float" office:value="2082.49849302576" calcext:value-type="float">
            <text:p>2082.5</text:p>
          </table:table-cell>
          <table:table-cell table:style-name="ce7" table:formula="of:=[.Q325]" office:value-type="float" office:value="2082.15626611474" calcext:value-type="float">
            <text:p>2082.2</text:p>
          </table:table-cell>
          <table:table-cell table:style-name="ce7" table:formula="of:=[.R325]" office:value-type="float" office:value="2081.8122941393" calcext:value-type="float">
            <text:p>2081.8</text:p>
          </table:table-cell>
          <table:table-cell table:style-name="ce5" table:formula="of:=SUMPRODUCT([.J326:.S326];pot_heat_diffusion)" office:value-type="float" office:value="2072.03579732942" calcext:value-type="float">
            <text:p>2072</text:p>
          </table:table-cell>
          <table:table-cell table:style-name="ce5" table:formula="of:=[.V325]*leakage_out" office:value-type="float" office:value="1720.55340253134" calcext:value-type="float">
            <text:p>1721</text:p>
          </table:table-cell>
          <table:table-cell table:style-name="ce5" table:formula="of:=[.V325]+[.T326]-[.U326]" office:value-type="float" office:value="287110.382816689" calcext:value-type="float">
            <text:p>287110</text:p>
          </table:table-cell>
          <table:table-cell table:style-name="ce12" table:formula="of:= temp_out + [.V326]/pot_water_mass" office:value-type="float" office:value="121.128713005502" calcext:value-type="float">
            <text:p>121.1</text:p>
          </table:table-cell>
          <table:table-cell table:style-name="ce7" table:formula="of:=IF([.G326]&gt;thermagon_temp_max;0;IF([.W32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3" table:formula="of:=burner_C_per_s * [.X326]/100 * time_incr" office:value-type="float" office:value="0" calcext:value-type="float">
            <text:p>0</text:p>
          </table:table-cell>
          <table:table-cell table:style-name="ce3" table:formula="of:=[.B327]" office:value-type="float" office:value="0" calcext:value-type="float">
            <text:p>0</text:p>
          </table:table-cell>
          <table:table-cell table:style-name="ce3" table:formula="of:=[.C326]" office:value-type="float" office:value="0" calcext:value-type="float">
            <text:p>0</text:p>
          </table:table-cell>
          <table:table-cell table:style-name="ce5" table:formula="of:=SUMPRODUCT([.B327:.D327];burner_heat_diffusion)" office:value-type="float" office:value="0" calcext:value-type="float">
            <text:p>0</text:p>
          </table:table-cell>
          <table:table-cell table:formula="of:=[.F326]+[.E327]-[.J326]" office:value-type="float" office:value="53027.1378536627" calcext:value-type="float">
            <text:p>53027</text:p>
          </table:table-cell>
          <table:table-cell table:style-name="ce7" table:formula="of:=temp_out + [.F327] / burner_heat_mass" office:value-type="float" office:value="126.054275707325" calcext:value-type="float">
            <text:p>126.1</text:p>
          </table:table-cell>
          <table:table-cell table:style-name="ce7" table:formula="of:=[.G327]-[.W326]" office:value-type="float" office:value="4.92556270182295" calcext:value-type="float">
            <text:p>4.9</text:p>
          </table:table-cell>
          <table:table-cell table:style-name="ce5" table:formula="of:=thermagon_k * burner_A * [.H327] / thermagon_L" office:value-type="float" office:value="645.690111578309" calcext:value-type="float">
            <text:p>646</text:p>
          </table:table-cell>
          <table:table-cell table:style-name="ce5" table:formula="of:=[.I327]/C_per_s_to_W*time_incr" office:value-type="float" office:value="925.322601860575" calcext:value-type="float">
            <text:p>925</text:p>
          </table:table-cell>
          <table:table-cell table:style-name="ce7" table:formula="of:=[.J326]" office:value-type="float" office:value="1519.48521600875" calcext:value-type="float">
            <text:p>1519.5</text:p>
          </table:table-cell>
          <table:table-cell table:style-name="ce7" table:formula="of:=[.K326]" office:value-type="float" office:value="2084.51570078687" calcext:value-type="float">
            <text:p>2084.5</text:p>
          </table:table-cell>
          <table:table-cell table:style-name="ce7" table:formula="of:=[.L326]" office:value-type="float" office:value="2084.18375990931" calcext:value-type="float">
            <text:p>2084.2</text:p>
          </table:table-cell>
          <table:table-cell table:style-name="ce7" table:formula="of:=[.M326]" office:value-type="float" office:value="2083.85012641731" calcext:value-type="float">
            <text:p>2083.9</text:p>
          </table:table-cell>
          <table:table-cell table:style-name="ce7" table:formula="of:=[.N326]" office:value-type="float" office:value="2083.51479167999" calcext:value-type="float">
            <text:p>2083.5</text:p>
          </table:table-cell>
          <table:table-cell table:style-name="ce7" table:formula="of:=[.O326]" office:value-type="float" office:value="2083.17774702246" calcext:value-type="float">
            <text:p>2083.2</text:p>
          </table:table-cell>
          <table:table-cell table:style-name="ce7" table:formula="of:=[.P326]" office:value-type="float" office:value="2082.83898372558" calcext:value-type="float">
            <text:p>2082.8</text:p>
          </table:table-cell>
          <table:table-cell table:style-name="ce7" table:formula="of:=[.Q326]" office:value-type="float" office:value="2082.49849302576" calcext:value-type="float">
            <text:p>2082.5</text:p>
          </table:table-cell>
          <table:table-cell table:style-name="ce7" table:formula="of:=[.R326]" office:value-type="float" office:value="2082.15626611474" calcext:value-type="float">
            <text:p>2082.2</text:p>
          </table:table-cell>
          <table:table-cell table:style-name="ce5" table:formula="of:=SUMPRODUCT([.J327:.S327];pot_heat_diffusion)" office:value-type="float" office:value="2032.21414255976" calcext:value-type="float">
            <text:p>2032</text:p>
          </table:table-cell>
          <table:table-cell table:style-name="ce5" table:formula="of:=[.V326]*leakage_out" office:value-type="float" office:value="1722.66229690013" calcext:value-type="float">
            <text:p>1723</text:p>
          </table:table-cell>
          <table:table-cell table:style-name="ce5" table:formula="of:=[.V326]+[.T327]-[.U327]" office:value-type="float" office:value="287419.934662348" calcext:value-type="float">
            <text:p>287420</text:p>
          </table:table-cell>
          <table:table-cell table:style-name="ce12" table:formula="of:= temp_out + [.V327]/pot_water_mass" office:value-type="float" office:value="121.23774626112" calcext:value-type="float">
            <text:p>121.2</text:p>
          </table:table-cell>
          <table:table-cell table:style-name="ce7" table:formula="of:=IF([.G327]&gt;thermagon_temp_max;0;IF([.W32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3" table:formula="of:=burner_C_per_s * [.X327]/100 * time_incr" office:value-type="float" office:value="0" calcext:value-type="float">
            <text:p>0</text:p>
          </table:table-cell>
          <table:table-cell table:style-name="ce3" table:formula="of:=[.B328]" office:value-type="float" office:value="0" calcext:value-type="float">
            <text:p>0</text:p>
          </table:table-cell>
          <table:table-cell table:style-name="ce3" table:formula="of:=[.C327]" office:value-type="float" office:value="0" calcext:value-type="float">
            <text:p>0</text:p>
          </table:table-cell>
          <table:table-cell table:style-name="ce5" table:formula="of:=SUMPRODUCT([.B328:.D328];burner_heat_diffusion)" office:value-type="float" office:value="0" calcext:value-type="float">
            <text:p>0</text:p>
          </table:table-cell>
          <table:table-cell table:formula="of:=[.F327]+[.E328]-[.J327]" office:value-type="float" office:value="52101.8152518021" calcext:value-type="float">
            <text:p>52102</text:p>
          </table:table-cell>
          <table:table-cell table:style-name="ce7" table:formula="of:=temp_out + [.F328] / burner_heat_mass" office:value-type="float" office:value="124.203630503604" calcext:value-type="float">
            <text:p>124.2</text:p>
          </table:table-cell>
          <table:table-cell table:style-name="ce7" table:formula="of:=[.G328]-[.W327]" office:value-type="float" office:value="2.96588424248448" calcext:value-type="float">
            <text:p>3.0</text:p>
          </table:table-cell>
          <table:table-cell table:style-name="ce5" table:formula="of:=thermagon_k * burner_A * [.H328] / thermagon_L" office:value-type="float" office:value="388.796619470379" calcext:value-type="float">
            <text:p>389</text:p>
          </table:table-cell>
          <table:table-cell table:style-name="ce5" table:formula="of:=[.I328]/C_per_s_to_W*time_incr" office:value-type="float" office:value="557.174863098853" calcext:value-type="float">
            <text:p>557</text:p>
          </table:table-cell>
          <table:table-cell table:style-name="ce7" table:formula="of:=[.J327]" office:value-type="float" office:value="925.322601860575" calcext:value-type="float">
            <text:p>925.3</text:p>
          </table:table-cell>
          <table:table-cell table:style-name="ce7" table:formula="of:=[.K327]" office:value-type="float" office:value="1519.48521600875" calcext:value-type="float">
            <text:p>1519.5</text:p>
          </table:table-cell>
          <table:table-cell table:style-name="ce7" table:formula="of:=[.L327]" office:value-type="float" office:value="2084.51570078687" calcext:value-type="float">
            <text:p>2084.5</text:p>
          </table:table-cell>
          <table:table-cell table:style-name="ce7" table:formula="of:=[.M327]" office:value-type="float" office:value="2084.18375990931" calcext:value-type="float">
            <text:p>2084.2</text:p>
          </table:table-cell>
          <table:table-cell table:style-name="ce7" table:formula="of:=[.N327]" office:value-type="float" office:value="2083.85012641731" calcext:value-type="float">
            <text:p>2083.9</text:p>
          </table:table-cell>
          <table:table-cell table:style-name="ce7" table:formula="of:=[.O327]" office:value-type="float" office:value="2083.51479167999" calcext:value-type="float">
            <text:p>2083.5</text:p>
          </table:table-cell>
          <table:table-cell table:style-name="ce7" table:formula="of:=[.P327]" office:value-type="float" office:value="2083.17774702246" calcext:value-type="float">
            <text:p>2083.2</text:p>
          </table:table-cell>
          <table:table-cell table:style-name="ce7" table:formula="of:=[.Q327]" office:value-type="float" office:value="2082.83898372558" calcext:value-type="float">
            <text:p>2082.8</text:p>
          </table:table-cell>
          <table:table-cell table:style-name="ce7" table:formula="of:=[.R327]" office:value-type="float" office:value="2082.49849302576" calcext:value-type="float">
            <text:p>2082.5</text:p>
          </table:table-cell>
          <table:table-cell table:style-name="ce5" table:formula="of:=SUMPRODUCT([.J328:.S328];pot_heat_diffusion)" office:value-type="float" office:value="1938.91851611374" calcext:value-type="float">
            <text:p>1939</text:p>
          </table:table-cell>
          <table:table-cell table:style-name="ce5" table:formula="of:=[.V327]*leakage_out" office:value-type="float" office:value="1724.51960797409" calcext:value-type="float">
            <text:p>1725</text:p>
          </table:table-cell>
          <table:table-cell table:style-name="ce5" table:formula="of:=[.V327]+[.T328]-[.U328]" office:value-type="float" office:value="287634.333570488" calcext:value-type="float">
            <text:p>287634</text:p>
          </table:table-cell>
          <table:table-cell table:style-name="ce12" table:formula="of:= temp_out + [.V328]/pot_water_mass" office:value-type="float" office:value="121.313263856259" calcext:value-type="float">
            <text:p>121.3</text:p>
          </table:table-cell>
          <table:table-cell table:style-name="ce7" table:formula="of:=IF([.G328]&gt;thermagon_temp_max;0;IF([.W32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3" table:formula="of:=burner_C_per_s * [.X328]/100 * time_incr" office:value-type="float" office:value="0" calcext:value-type="float">
            <text:p>0</text:p>
          </table:table-cell>
          <table:table-cell table:style-name="ce3" table:formula="of:=[.B329]" office:value-type="float" office:value="0" calcext:value-type="float">
            <text:p>0</text:p>
          </table:table-cell>
          <table:table-cell table:style-name="ce3" table:formula="of:=[.C328]" office:value-type="float" office:value="0" calcext:value-type="float">
            <text:p>0</text:p>
          </table:table-cell>
          <table:table-cell table:style-name="ce5" table:formula="of:=SUMPRODUCT([.B329:.D329];burner_heat_diffusion)" office:value-type="float" office:value="0" calcext:value-type="float">
            <text:p>0</text:p>
          </table:table-cell>
          <table:table-cell table:formula="of:=[.F328]+[.E329]-[.J328]" office:value-type="float" office:value="51544.6403887032" calcext:value-type="float">
            <text:p>51545</text:p>
          </table:table-cell>
          <table:table-cell table:style-name="ce7" table:formula="of:=temp_out + [.F329] / burner_heat_mass" office:value-type="float" office:value="123.089280777406" calcext:value-type="float">
            <text:p>123.1</text:p>
          </table:table-cell>
          <table:table-cell table:style-name="ce7" table:formula="of:=[.G329]-[.W328]" office:value-type="float" office:value="1.77601692114712" calcext:value-type="float">
            <text:p>1.8</text:p>
          </table:table-cell>
          <table:table-cell table:style-name="ce5" table:formula="of:=thermagon_k * burner_A * [.H329] / thermagon_L" office:value-type="float" office:value="232.817372024527" calcext:value-type="float">
            <text:p>233</text:p>
          </table:table-cell>
          <table:table-cell table:style-name="ce5" table:formula="of:=[.I329]/C_per_s_to_W*time_incr" office:value-type="float" office:value="333.644843829932" calcext:value-type="float">
            <text:p>334</text:p>
          </table:table-cell>
          <table:table-cell table:style-name="ce7" table:formula="of:=[.J328]" office:value-type="float" office:value="557.174863098853" calcext:value-type="float">
            <text:p>557.2</text:p>
          </table:table-cell>
          <table:table-cell table:style-name="ce7" table:formula="of:=[.K328]" office:value-type="float" office:value="925.322601860575" calcext:value-type="float">
            <text:p>925.3</text:p>
          </table:table-cell>
          <table:table-cell table:style-name="ce7" table:formula="of:=[.L328]" office:value-type="float" office:value="1519.48521600875" calcext:value-type="float">
            <text:p>1519.5</text:p>
          </table:table-cell>
          <table:table-cell table:style-name="ce7" table:formula="of:=[.M328]" office:value-type="float" office:value="2084.51570078687" calcext:value-type="float">
            <text:p>2084.5</text:p>
          </table:table-cell>
          <table:table-cell table:style-name="ce7" table:formula="of:=[.N328]" office:value-type="float" office:value="2084.18375990931" calcext:value-type="float">
            <text:p>2084.2</text:p>
          </table:table-cell>
          <table:table-cell table:style-name="ce7" table:formula="of:=[.O328]" office:value-type="float" office:value="2083.85012641731" calcext:value-type="float">
            <text:p>2083.9</text:p>
          </table:table-cell>
          <table:table-cell table:style-name="ce7" table:formula="of:=[.P328]" office:value-type="float" office:value="2083.51479167999" calcext:value-type="float">
            <text:p>2083.5</text:p>
          </table:table-cell>
          <table:table-cell table:style-name="ce7" table:formula="of:=[.Q328]" office:value-type="float" office:value="2083.17774702246" calcext:value-type="float">
            <text:p>2083.2</text:p>
          </table:table-cell>
          <table:table-cell table:style-name="ce7" table:formula="of:=[.R328]" office:value-type="float" office:value="2082.83898372558" calcext:value-type="float">
            <text:p>2082.8</text:p>
          </table:table-cell>
          <table:table-cell table:style-name="ce5" table:formula="of:=SUMPRODUCT([.J329:.S329];pot_heat_diffusion)" office:value-type="float" office:value="1772.09725070045" calcext:value-type="float">
            <text:p>1772</text:p>
          </table:table-cell>
          <table:table-cell table:style-name="ce5" table:formula="of:=[.V328]*leakage_out" office:value-type="float" office:value="1725.80600142293" calcext:value-type="float">
            <text:p>1726</text:p>
          </table:table-cell>
          <table:table-cell table:style-name="ce5" table:formula="of:=[.V328]+[.T329]-[.U329]" office:value-type="float" office:value="287680.624819765" calcext:value-type="float">
            <text:p>287681</text:p>
          </table:table-cell>
          <table:table-cell table:style-name="ce12" table:formula="of:= temp_out + [.V329]/pot_water_mass" office:value-type="float" office:value="121.329568994433" calcext:value-type="float">
            <text:p>121.3</text:p>
          </table:table-cell>
          <table:table-cell table:style-name="ce7" table:formula="of:=IF([.G329]&gt;thermagon_temp_max;0;IF([.W32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table:formula="of:=burner_C_per_s * [.X329]/100 * time_incr" office:value-type="float" office:value="0" calcext:value-type="float">
            <text:p>0</text:p>
          </table:table-cell>
          <table:table-cell table:style-name="ce3" table:formula="of:=[.B330]" office:value-type="float" office:value="0" calcext:value-type="float">
            <text:p>0</text:p>
          </table:table-cell>
          <table:table-cell table:style-name="ce3" table:formula="of:=[.C329]" office:value-type="float" office:value="0" calcext:value-type="float">
            <text:p>0</text:p>
          </table:table-cell>
          <table:table-cell table:style-name="ce5" table:formula="of:=SUMPRODUCT([.B330:.D330];burner_heat_diffusion)" office:value-type="float" office:value="0" calcext:value-type="float">
            <text:p>0</text:p>
          </table:table-cell>
          <table:table-cell table:formula="of:=[.F329]+[.E330]-[.J329]" office:value-type="float" office:value="51210.9955448733" calcext:value-type="float">
            <text:p>51211</text:p>
          </table:table-cell>
          <table:table-cell table:style-name="ce7" table:formula="of:=temp_out + [.F330] / burner_heat_mass" office:value-type="float" office:value="122.421991089747" calcext:value-type="float">
            <text:p>122.4</text:p>
          </table:table-cell>
          <table:table-cell table:style-name="ce7" table:formula="of:=[.G330]-[.W329]" office:value-type="float" office:value="1.09242209531381" calcext:value-type="float">
            <text:p>1.1</text:p>
          </table:table-cell>
          <table:table-cell table:style-name="ce5" table:formula="of:=thermagon_k * burner_A * [.H330] / thermagon_L" office:value-type="float" office:value="143.205190414636" calcext:value-type="float">
            <text:p>143</text:p>
          </table:table-cell>
          <table:table-cell table:style-name="ce5" table:formula="of:=[.I330]/C_per_s_to_W*time_incr" office:value-type="float" office:value="205.22383263777" calcext:value-type="float">
            <text:p>205</text:p>
          </table:table-cell>
          <table:table-cell table:style-name="ce7" table:formula="of:=[.J329]" office:value-type="float" office:value="333.644843829932" calcext:value-type="float">
            <text:p>333.6</text:p>
          </table:table-cell>
          <table:table-cell table:style-name="ce7" table:formula="of:=[.K329]" office:value-type="float" office:value="557.174863098853" calcext:value-type="float">
            <text:p>557.2</text:p>
          </table:table-cell>
          <table:table-cell table:style-name="ce7" table:formula="of:=[.L329]" office:value-type="float" office:value="925.322601860575" calcext:value-type="float">
            <text:p>925.3</text:p>
          </table:table-cell>
          <table:table-cell table:style-name="ce7" table:formula="of:=[.M329]" office:value-type="float" office:value="1519.48521600875" calcext:value-type="float">
            <text:p>1519.5</text:p>
          </table:table-cell>
          <table:table-cell table:style-name="ce7" table:formula="of:=[.N329]" office:value-type="float" office:value="2084.51570078687" calcext:value-type="float">
            <text:p>2084.5</text:p>
          </table:table-cell>
          <table:table-cell table:style-name="ce7" table:formula="of:=[.O329]" office:value-type="float" office:value="2084.18375990931" calcext:value-type="float">
            <text:p>2084.2</text:p>
          </table:table-cell>
          <table:table-cell table:style-name="ce7" table:formula="of:=[.P329]" office:value-type="float" office:value="2083.85012641731" calcext:value-type="float">
            <text:p>2083.9</text:p>
          </table:table-cell>
          <table:table-cell table:style-name="ce7" table:formula="of:=[.Q329]" office:value-type="float" office:value="2083.51479167999" calcext:value-type="float">
            <text:p>2083.5</text:p>
          </table:table-cell>
          <table:table-cell table:style-name="ce7" table:formula="of:=[.R329]" office:value-type="float" office:value="2083.17774702246" calcext:value-type="float">
            <text:p>2083.2</text:p>
          </table:table-cell>
          <table:table-cell table:style-name="ce5" table:formula="of:=SUMPRODUCT([.J330:.S330];pot_heat_diffusion)" office:value-type="float" office:value="1530.87463160901" calcext:value-type="float">
            <text:p>1531</text:p>
          </table:table-cell>
          <table:table-cell table:style-name="ce5" table:formula="of:=[.V329]*leakage_out" office:value-type="float" office:value="1726.08374891859" calcext:value-type="float">
            <text:p>1726</text:p>
          </table:table-cell>
          <table:table-cell table:style-name="ce5" table:formula="of:=[.V329]+[.T330]-[.U330]" office:value-type="float" office:value="287485.415702456" calcext:value-type="float">
            <text:p>287485</text:p>
          </table:table-cell>
          <table:table-cell table:style-name="ce12" table:formula="of:= temp_out + [.V330]/pot_water_mass" office:value-type="float" office:value="121.260810607478" calcext:value-type="float">
            <text:p>121.3</text:p>
          </table:table-cell>
          <table:table-cell table:style-name="ce7" table:formula="of:=IF([.G330]&gt;thermagon_temp_max;0;IF([.W33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table:formula="of:=burner_C_per_s * [.X330]/100 * time_incr" office:value-type="float" office:value="0" calcext:value-type="float">
            <text:p>0</text:p>
          </table:table-cell>
          <table:table-cell table:style-name="ce3" table:formula="of:=[.B331]" office:value-type="float" office:value="0" calcext:value-type="float">
            <text:p>0</text:p>
          </table:table-cell>
          <table:table-cell table:style-name="ce3" table:formula="of:=[.C330]" office:value-type="float" office:value="0" calcext:value-type="float">
            <text:p>0</text:p>
          </table:table-cell>
          <table:table-cell table:style-name="ce5" table:formula="of:=SUMPRODUCT([.B331:.D331];burner_heat_diffusion)" office:value-type="float" office:value="0" calcext:value-type="float">
            <text:p>0</text:p>
          </table:table-cell>
          <table:table-cell table:formula="of:=[.F330]+[.E331]-[.J330]" office:value-type="float" office:value="51005.7717122355" calcext:value-type="float">
            <text:p>51006</text:p>
          </table:table-cell>
          <table:table-cell table:style-name="ce7" table:formula="of:=temp_out + [.F331] / burner_heat_mass" office:value-type="float" office:value="122.011543424471" calcext:value-type="float">
            <text:p>122.0</text:p>
          </table:table-cell>
          <table:table-cell table:style-name="ce7" table:formula="of:=[.G331]-[.W330]" office:value-type="float" office:value="0.750732816993107" calcext:value-type="float">
            <text:p>0.8</text:p>
          </table:table-cell>
          <table:table-cell table:style-name="ce5" table:formula="of:=thermagon_k * burner_A * [.H331] / thermagon_L" office:value-type="float" office:value="98.4132749320956" calcext:value-type="float">
            <text:p>98</text:p>
          </table:table-cell>
          <table:table-cell table:style-name="ce5" table:formula="of:=[.I331]/C_per_s_to_W*time_incr" office:value-type="float" office:value="141.033641347228" calcext:value-type="float">
            <text:p>141</text:p>
          </table:table-cell>
          <table:table-cell table:style-name="ce7" table:formula="of:=[.J330]" office:value-type="float" office:value="205.22383263777" calcext:value-type="float">
            <text:p>205.2</text:p>
          </table:table-cell>
          <table:table-cell table:style-name="ce7" table:formula="of:=[.K330]" office:value-type="float" office:value="333.644843829932" calcext:value-type="float">
            <text:p>333.6</text:p>
          </table:table-cell>
          <table:table-cell table:style-name="ce7" table:formula="of:=[.L330]" office:value-type="float" office:value="557.174863098853" calcext:value-type="float">
            <text:p>557.2</text:p>
          </table:table-cell>
          <table:table-cell table:style-name="ce7" table:formula="of:=[.M330]" office:value-type="float" office:value="925.322601860575" calcext:value-type="float">
            <text:p>925.3</text:p>
          </table:table-cell>
          <table:table-cell table:style-name="ce7" table:formula="of:=[.N330]" office:value-type="float" office:value="1519.48521600875" calcext:value-type="float">
            <text:p>1519.5</text:p>
          </table:table-cell>
          <table:table-cell table:style-name="ce7" table:formula="of:=[.O330]" office:value-type="float" office:value="2084.51570078687" calcext:value-type="float">
            <text:p>2084.5</text:p>
          </table:table-cell>
          <table:table-cell table:style-name="ce7" table:formula="of:=[.P330]" office:value-type="float" office:value="2084.18375990931" calcext:value-type="float">
            <text:p>2084.2</text:p>
          </table:table-cell>
          <table:table-cell table:style-name="ce7" table:formula="of:=[.Q330]" office:value-type="float" office:value="2083.85012641731" calcext:value-type="float">
            <text:p>2083.9</text:p>
          </table:table-cell>
          <table:table-cell table:style-name="ce7" table:formula="of:=[.R330]" office:value-type="float" office:value="2083.51479167999" calcext:value-type="float">
            <text:p>2083.5</text:p>
          </table:table-cell>
          <table:table-cell table:style-name="ce5" table:formula="of:=SUMPRODUCT([.J331:.S331];pot_heat_diffusion)" office:value-type="float" office:value="1237.04651878656" calcext:value-type="float">
            <text:p>1237</text:p>
          </table:table-cell>
          <table:table-cell table:style-name="ce5" table:formula="of:=[.V330]*leakage_out" office:value-type="float" office:value="1724.91249421473" calcext:value-type="float">
            <text:p>1725</text:p>
          </table:table-cell>
          <table:table-cell table:style-name="ce5" table:formula="of:=[.V330]+[.T331]-[.U331]" office:value-type="float" office:value="286997.549727028" calcext:value-type="float">
            <text:p>286998</text:p>
          </table:table-cell>
          <table:table-cell table:style-name="ce12" table:formula="of:= temp_out + [.V331]/pot_water_mass" office:value-type="float" office:value="121.088969875944" calcext:value-type="float">
            <text:p>121.1</text:p>
          </table:table-cell>
          <table:table-cell table:style-name="ce7" table:formula="of:=IF([.G331]&gt;thermagon_temp_max;0;IF([.W33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table:formula="of:=burner_C_per_s * [.X331]/100 * time_incr" office:value-type="float" office:value="0" calcext:value-type="float">
            <text:p>0</text:p>
          </table:table-cell>
          <table:table-cell table:style-name="ce3" table:formula="of:=[.B332]" office:value-type="float" office:value="0" calcext:value-type="float">
            <text:p>0</text:p>
          </table:table-cell>
          <table:table-cell table:style-name="ce3" table:formula="of:=[.C331]" office:value-type="float" office:value="0" calcext:value-type="float">
            <text:p>0</text:p>
          </table:table-cell>
          <table:table-cell table:style-name="ce5" table:formula="of:=SUMPRODUCT([.B332:.D332];burner_heat_diffusion)" office:value-type="float" office:value="0" calcext:value-type="float">
            <text:p>0</text:p>
          </table:table-cell>
          <table:table-cell table:formula="of:=[.F331]+[.E332]-[.J331]" office:value-type="float" office:value="50864.7380708883" calcext:value-type="float">
            <text:p>50865</text:p>
          </table:table-cell>
          <table:table-cell table:style-name="ce7" table:formula="of:=temp_out + [.F332] / burner_heat_mass" office:value-type="float" office:value="121.729476141777" calcext:value-type="float">
            <text:p>121.7</text:p>
          </table:table-cell>
          <table:table-cell table:style-name="ce7" table:formula="of:=[.G332]-[.W331]" office:value-type="float" office:value="0.640506265832642" calcext:value-type="float">
            <text:p>0.6</text:p>
          </table:table-cell>
          <table:table-cell table:style-name="ce5" table:formula="of:=thermagon_k * burner_A * [.H332] / thermagon_L" office:value-type="float" office:value="83.9637189267782" calcext:value-type="float">
            <text:p>84</text:p>
          </table:table-cell>
          <table:table-cell table:style-name="ce5" table:formula="of:=[.I332]/C_per_s_to_W*time_incr" office:value-type="float" office:value="120.326338387472" calcext:value-type="float">
            <text:p>120</text:p>
          </table:table-cell>
          <table:table-cell table:style-name="ce7" table:formula="of:=[.J331]" office:value-type="float" office:value="141.033641347228" calcext:value-type="float">
            <text:p>141.0</text:p>
          </table:table-cell>
          <table:table-cell table:style-name="ce7" table:formula="of:=[.K331]" office:value-type="float" office:value="205.22383263777" calcext:value-type="float">
            <text:p>205.2</text:p>
          </table:table-cell>
          <table:table-cell table:style-name="ce7" table:formula="of:=[.L331]" office:value-type="float" office:value="333.644843829932" calcext:value-type="float">
            <text:p>333.6</text:p>
          </table:table-cell>
          <table:table-cell table:style-name="ce7" table:formula="of:=[.M331]" office:value-type="float" office:value="557.174863098853" calcext:value-type="float">
            <text:p>557.2</text:p>
          </table:table-cell>
          <table:table-cell table:style-name="ce7" table:formula="of:=[.N331]" office:value-type="float" office:value="925.322601860575" calcext:value-type="float">
            <text:p>925.3</text:p>
          </table:table-cell>
          <table:table-cell table:style-name="ce7" table:formula="of:=[.O331]" office:value-type="float" office:value="1519.48521600875" calcext:value-type="float">
            <text:p>1519.5</text:p>
          </table:table-cell>
          <table:table-cell table:style-name="ce7" table:formula="of:=[.P331]" office:value-type="float" office:value="2084.51570078687" calcext:value-type="float">
            <text:p>2084.5</text:p>
          </table:table-cell>
          <table:table-cell table:style-name="ce7" table:formula="of:=[.Q331]" office:value-type="float" office:value="2084.18375990931" calcext:value-type="float">
            <text:p>2084.2</text:p>
          </table:table-cell>
          <table:table-cell table:style-name="ce7" table:formula="of:=[.R331]" office:value-type="float" office:value="2083.85012641731" calcext:value-type="float">
            <text:p>2083.9</text:p>
          </table:table-cell>
          <table:table-cell table:style-name="ce5" table:formula="of:=SUMPRODUCT([.J332:.S332];pot_heat_diffusion)" office:value-type="float" office:value="929.137405369885" calcext:value-type="float">
            <text:p>929</text:p>
          </table:table-cell>
          <table:table-cell table:style-name="ce5" table:formula="of:=[.V331]*leakage_out" office:value-type="float" office:value="1721.98529836217" calcext:value-type="float">
            <text:p>1722</text:p>
          </table:table-cell>
          <table:table-cell table:style-name="ce5" table:formula="of:=[.V331]+[.T332]-[.U332]" office:value-type="float" office:value="286204.701834035" calcext:value-type="float">
            <text:p>286205</text:p>
          </table:table-cell>
          <table:table-cell table:style-name="ce12" table:formula="of:= temp_out + [.V332]/pot_water_mass" office:value-type="float" office:value="120.809705551746" calcext:value-type="float">
            <text:p>120.8</text:p>
          </table:table-cell>
          <table:table-cell table:style-name="ce7" table:formula="of:=IF([.G332]&gt;thermagon_temp_max;0;IF([.W3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3" table:formula="of:=burner_C_per_s * [.X332]/100 * time_incr" office:value-type="float" office:value="2149.61306964746" calcext:value-type="float">
            <text:p>2150</text:p>
          </table:table-cell>
          <table:table-cell table:style-name="ce3" table:formula="of:=[.B333]" office:value-type="float" office:value="2149.61306964746" calcext:value-type="float">
            <text:p>2150</text:p>
          </table:table-cell>
          <table:table-cell table:style-name="ce3" table:formula="of:=[.C332]" office:value-type="float" office:value="0" calcext:value-type="float">
            <text:p>0</text:p>
          </table:table-cell>
          <table:table-cell table:style-name="ce5" table:formula="of:=SUMPRODUCT([.B333:.D333];burner_heat_diffusion)" office:value-type="float" office:value="1504.72914875323" calcext:value-type="float">
            <text:p>1505</text:p>
          </table:table-cell>
          <table:table-cell table:formula="of:=[.F332]+[.E333]-[.J332]" office:value-type="float" office:value="52249.1408812541" calcext:value-type="float">
            <text:p>52249</text:p>
          </table:table-cell>
          <table:table-cell table:style-name="ce7" table:formula="of:=temp_out + [.F333] / burner_heat_mass" office:value-type="float" office:value="124.498281762508" calcext:value-type="float">
            <text:p>124.5</text:p>
          </table:table-cell>
          <table:table-cell table:style-name="ce7" table:formula="of:=[.G333]-[.W332]" office:value-type="float" office:value="3.68857621076181" calcext:value-type="float">
            <text:p>3.7</text:p>
          </table:table-cell>
          <table:table-cell table:style-name="ce5" table:formula="of:=thermagon_k * burner_A * [.H333] / thermagon_L" office:value-type="float" office:value="483.534030377977" calcext:value-type="float">
            <text:p>484</text:p>
          </table:table-cell>
          <table:table-cell table:style-name="ce5" table:formula="of:=[.I333]/C_per_s_to_W*time_incr" office:value-type="float" office:value="692.940714213209" calcext:value-type="float">
            <text:p>693</text:p>
          </table:table-cell>
          <table:table-cell table:style-name="ce7" table:formula="of:=[.J332]" office:value-type="float" office:value="120.326338387472" calcext:value-type="float">
            <text:p>120.3</text:p>
          </table:table-cell>
          <table:table-cell table:style-name="ce7" table:formula="of:=[.K332]" office:value-type="float" office:value="141.033641347228" calcext:value-type="float">
            <text:p>141.0</text:p>
          </table:table-cell>
          <table:table-cell table:style-name="ce7" table:formula="of:=[.L332]" office:value-type="float" office:value="205.22383263777" calcext:value-type="float">
            <text:p>205.2</text:p>
          </table:table-cell>
          <table:table-cell table:style-name="ce7" table:formula="of:=[.M332]" office:value-type="float" office:value="333.644843829932" calcext:value-type="float">
            <text:p>333.6</text:p>
          </table:table-cell>
          <table:table-cell table:style-name="ce7" table:formula="of:=[.N332]" office:value-type="float" office:value="557.174863098853" calcext:value-type="float">
            <text:p>557.2</text:p>
          </table:table-cell>
          <table:table-cell table:style-name="ce7" table:formula="of:=[.O332]" office:value-type="float" office:value="925.322601860575" calcext:value-type="float">
            <text:p>925.3</text:p>
          </table:table-cell>
          <table:table-cell table:style-name="ce7" table:formula="of:=[.P332]" office:value-type="float" office:value="1519.48521600875" calcext:value-type="float">
            <text:p>1519.5</text:p>
          </table:table-cell>
          <table:table-cell table:style-name="ce7" table:formula="of:=[.Q332]" office:value-type="float" office:value="2084.51570078687" calcext:value-type="float">
            <text:p>2084.5</text:p>
          </table:table-cell>
          <table:table-cell table:style-name="ce7" table:formula="of:=[.R332]" office:value-type="float" office:value="2084.18375990931" calcext:value-type="float">
            <text:p>2084.2</text:p>
          </table:table-cell>
          <table:table-cell table:style-name="ce5" table:formula="of:=SUMPRODUCT([.J333:.S333];pot_heat_diffusion)" office:value-type="float" office:value="661.765989598698" calcext:value-type="float">
            <text:p>662</text:p>
          </table:table-cell>
          <table:table-cell table:style-name="ce5" table:formula="of:=[.V332]*leakage_out" office:value-type="float" office:value="1717.22821100421" calcext:value-type="float">
            <text:p>1717</text:p>
          </table:table-cell>
          <table:table-cell table:style-name="ce5" table:formula="of:=[.V332]+[.T333]-[.U333]" office:value-type="float" office:value="285149.23961263" calcext:value-type="float">
            <text:p>285149</text:p>
          </table:table-cell>
          <table:table-cell table:style-name="ce12" table:formula="of:= temp_out + [.V333]/pot_water_mass" office:value-type="float" office:value="120.437940744673" calcext:value-type="float">
            <text:p>120.4</text:p>
          </table:table-cell>
          <table:table-cell table:style-name="ce7" table:formula="of:=IF([.G333]&gt;thermagon_temp_max;0;IF([.W3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3" table:formula="of:=burner_C_per_s * [.X333]/100 * time_incr" office:value-type="float" office:value="2149.61306964746" calcext:value-type="float">
            <text:p>2150</text:p>
          </table:table-cell>
          <table:table-cell table:style-name="ce3" table:formula="of:=[.B334]" office:value-type="float" office:value="2149.61306964746" calcext:value-type="float">
            <text:p>2150</text:p>
          </table:table-cell>
          <table:table-cell table:style-name="ce3" table:formula="of:=[.C333]" office:value-type="float" office:value="2149.61306964746" calcext:value-type="float">
            <text:p>2150</text:p>
          </table:table-cell>
          <table:table-cell table:style-name="ce5" table:formula="of:=SUMPRODUCT([.B334:.D334];burner_heat_diffusion)" office:value-type="float" office:value="2149.61306964746" calcext:value-type="float">
            <text:p>2150</text:p>
          </table:table-cell>
          <table:table-cell table:formula="of:=[.F333]+[.E334]-[.J333]" office:value-type="float" office:value="53705.8132366883" calcext:value-type="float">
            <text:p>53706</text:p>
          </table:table-cell>
          <table:table-cell table:style-name="ce7" table:formula="of:=temp_out + [.F334] / burner_heat_mass" office:value-type="float" office:value="127.411626473377" calcext:value-type="float">
            <text:p>127.4</text:p>
          </table:table-cell>
          <table:table-cell table:style-name="ce7" table:formula="of:=[.G334]-[.W333]" office:value-type="float" office:value="6.9736857287039" calcext:value-type="float">
            <text:p>7.0</text:p>
          </table:table-cell>
          <table:table-cell table:style-name="ce5" table:formula="of:=thermagon_k * burner_A * [.H334] / thermagon_L" office:value-type="float" office:value="914.177767874599" calcext:value-type="float">
            <text:p>914</text:p>
          </table:table-cell>
          <table:table-cell table:style-name="ce5" table:formula="of:=[.I334]/C_per_s_to_W*time_incr" office:value-type="float" office:value="1310.08565186959" calcext:value-type="float">
            <text:p>1310</text:p>
          </table:table-cell>
          <table:table-cell table:style-name="ce7" table:formula="of:=[.J333]" office:value-type="float" office:value="692.940714213209" calcext:value-type="float">
            <text:p>692.9</text:p>
          </table:table-cell>
          <table:table-cell table:style-name="ce7" table:formula="of:=[.K333]" office:value-type="float" office:value="120.326338387472" calcext:value-type="float">
            <text:p>120.3</text:p>
          </table:table-cell>
          <table:table-cell table:style-name="ce7" table:formula="of:=[.L333]" office:value-type="float" office:value="141.033641347228" calcext:value-type="float">
            <text:p>141.0</text:p>
          </table:table-cell>
          <table:table-cell table:style-name="ce7" table:formula="of:=[.M333]" office:value-type="float" office:value="205.22383263777" calcext:value-type="float">
            <text:p>205.2</text:p>
          </table:table-cell>
          <table:table-cell table:style-name="ce7" table:formula="of:=[.N333]" office:value-type="float" office:value="333.644843829932" calcext:value-type="float">
            <text:p>333.6</text:p>
          </table:table-cell>
          <table:table-cell table:style-name="ce7" table:formula="of:=[.O333]" office:value-type="float" office:value="557.174863098853" calcext:value-type="float">
            <text:p>557.2</text:p>
          </table:table-cell>
          <table:table-cell table:style-name="ce7" table:formula="of:=[.P333]" office:value-type="float" office:value="925.322601860575" calcext:value-type="float">
            <text:p>925.3</text:p>
          </table:table-cell>
          <table:table-cell table:style-name="ce7" table:formula="of:=[.Q333]" office:value-type="float" office:value="1519.48521600875" calcext:value-type="float">
            <text:p>1519.5</text:p>
          </table:table-cell>
          <table:table-cell table:style-name="ce7" table:formula="of:=[.R333]" office:value-type="float" office:value="2084.51570078687" calcext:value-type="float">
            <text:p>2084.5</text:p>
          </table:table-cell>
          <table:table-cell table:style-name="ce5" table:formula="of:=SUMPRODUCT([.J334:.S334];pot_heat_diffusion)" office:value-type="float" office:value="484.80585502013" calcext:value-type="float">
            <text:p>485</text:p>
          </table:table-cell>
          <table:table-cell table:style-name="ce5" table:formula="of:=[.V333]*leakage_out" office:value-type="float" office:value="1710.89543767578" calcext:value-type="float">
            <text:p>1711</text:p>
          </table:table-cell>
          <table:table-cell table:style-name="ce5" table:formula="of:=[.V333]+[.T334]-[.U334]" office:value-type="float" office:value="283923.150029974" calcext:value-type="float">
            <text:p>283923</text:p>
          </table:table-cell>
          <table:table-cell table:style-name="ce12" table:formula="of:= temp_out + [.V334]/pot_water_mass" office:value-type="float" office:value="120.006075967415" calcext:value-type="float">
            <text:p>120.0</text:p>
          </table:table-cell>
          <table:table-cell table:style-name="ce7" table:formula="of:=IF([.G334]&gt;thermagon_temp_max;0;IF([.W3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table:formula="of:=burner_C_per_s * [.X334]/100 * time_incr" office:value-type="float" office:value="2149.61306964746" calcext:value-type="float">
            <text:p>2150</text:p>
          </table:table-cell>
          <table:table-cell table:style-name="ce3" table:formula="of:=[.B335]" office:value-type="float" office:value="2149.61306964746" calcext:value-type="float">
            <text:p>2150</text:p>
          </table:table-cell>
          <table:table-cell table:style-name="ce3" table:formula="of:=[.C334]" office:value-type="float" office:value="2149.61306964746" calcext:value-type="float">
            <text:p>2150</text:p>
          </table:table-cell>
          <table:table-cell table:style-name="ce5" table:formula="of:=SUMPRODUCT([.B335:.D335];burner_heat_diffusion)" office:value-type="float" office:value="2149.61306964746" calcext:value-type="float">
            <text:p>2150</text:p>
          </table:table-cell>
          <table:table-cell table:formula="of:=[.F334]+[.E335]-[.J334]" office:value-type="float" office:value="54545.3406544662" calcext:value-type="float">
            <text:p>54545</text:p>
          </table:table-cell>
          <table:table-cell table:style-name="ce7" table:formula="of:=temp_out + [.F335] / burner_heat_mass" office:value-type="float" office:value="129.090681308932" calcext:value-type="float">
            <text:p>129.1</text:p>
          </table:table-cell>
          <table:table-cell table:style-name="ce7" table:formula="of:=[.G335]-[.W334]" office:value-type="float" office:value="9.08460534151706" calcext:value-type="float">
            <text:p>9.1</text:p>
          </table:table-cell>
          <table:table-cell table:style-name="ce5" table:formula="of:=thermagon_k * burner_A * [.H335] / thermagon_L" office:value-type="float" office:value="1190.89740435912" calcext:value-type="float">
            <text:p>1191</text:p>
          </table:table-cell>
          <table:table-cell table:style-name="ce5" table:formula="of:=[.I335]/C_per_s_to_W*time_incr" office:value-type="float" office:value="1706.64575001307" calcext:value-type="float">
            <text:p>1707</text:p>
          </table:table-cell>
          <table:table-cell table:style-name="ce7" table:formula="of:=[.J334]" office:value-type="float" office:value="1310.08565186959" calcext:value-type="float">
            <text:p>1310.1</text:p>
          </table:table-cell>
          <table:table-cell table:style-name="ce7" table:formula="of:=[.K334]" office:value-type="float" office:value="692.940714213209" calcext:value-type="float">
            <text:p>692.9</text:p>
          </table:table-cell>
          <table:table-cell table:style-name="ce7" table:formula="of:=[.L334]" office:value-type="float" office:value="120.326338387472" calcext:value-type="float">
            <text:p>120.3</text:p>
          </table:table-cell>
          <table:table-cell table:style-name="ce7" table:formula="of:=[.M334]" office:value-type="float" office:value="141.033641347228" calcext:value-type="float">
            <text:p>141.0</text:p>
          </table:table-cell>
          <table:table-cell table:style-name="ce7" table:formula="of:=[.N334]" office:value-type="float" office:value="205.22383263777" calcext:value-type="float">
            <text:p>205.2</text:p>
          </table:table-cell>
          <table:table-cell table:style-name="ce7" table:formula="of:=[.O334]" office:value-type="float" office:value="333.644843829932" calcext:value-type="float">
            <text:p>333.6</text:p>
          </table:table-cell>
          <table:table-cell table:style-name="ce7" table:formula="of:=[.P334]" office:value-type="float" office:value="557.174863098853" calcext:value-type="float">
            <text:p>557.2</text:p>
          </table:table-cell>
          <table:table-cell table:style-name="ce7" table:formula="of:=[.Q334]" office:value-type="float" office:value="925.322601860575" calcext:value-type="float">
            <text:p>925.3</text:p>
          </table:table-cell>
          <table:table-cell table:style-name="ce7" table:formula="of:=[.R334]" office:value-type="float" office:value="1519.48521600875" calcext:value-type="float">
            <text:p>1519.5</text:p>
          </table:table-cell>
          <table:table-cell table:style-name="ce5" table:formula="of:=SUMPRODUCT([.J335:.S335];pot_heat_diffusion)" office:value-type="float" office:value="431.726612388061" calcext:value-type="float">
            <text:p>432</text:p>
          </table:table-cell>
          <table:table-cell table:style-name="ce5" table:formula="of:=[.V334]*leakage_out" office:value-type="float" office:value="1703.53890017985" calcext:value-type="float">
            <text:p>1704</text:p>
          </table:table-cell>
          <table:table-cell table:style-name="ce5" table:formula="of:=[.V334]+[.T335]-[.U335]" office:value-type="float" office:value="282651.337742182" calcext:value-type="float">
            <text:p>282651</text:p>
          </table:table-cell>
          <table:table-cell table:style-name="ce12" table:formula="of:= temp_out + [.V335]/pot_water_mass" office:value-type="float" office:value="119.558106309937" calcext:value-type="float">
            <text:p>119.6</text:p>
          </table:table-cell>
          <table:table-cell table:style-name="ce7" table:formula="of:=IF([.G335]&gt;thermagon_temp_max;0;IF([.W3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3" table:formula="of:=burner_C_per_s * [.X335]/100 * time_incr" office:value-type="float" office:value="2149.61306964746" calcext:value-type="float">
            <text:p>2150</text:p>
          </table:table-cell>
          <table:table-cell table:style-name="ce3" table:formula="of:=[.B336]" office:value-type="float" office:value="2149.61306964746" calcext:value-type="float">
            <text:p>2150</text:p>
          </table:table-cell>
          <table:table-cell table:style-name="ce3" table:formula="of:=[.C335]" office:value-type="float" office:value="2149.61306964746" calcext:value-type="float">
            <text:p>2150</text:p>
          </table:table-cell>
          <table:table-cell table:style-name="ce5" table:formula="of:=SUMPRODUCT([.B336:.D336];burner_heat_diffusion)" office:value-type="float" office:value="2149.61306964746" calcext:value-type="float">
            <text:p>2150</text:p>
          </table:table-cell>
          <table:table-cell table:formula="of:=[.F335]+[.E336]-[.J335]" office:value-type="float" office:value="54988.3079741006" calcext:value-type="float">
            <text:p>54988</text:p>
          </table:table-cell>
          <table:table-cell table:style-name="ce7" table:formula="of:=temp_out + [.F336] / burner_heat_mass" office:value-type="float" office:value="129.976615948201" calcext:value-type="float">
            <text:p>130.0</text:p>
          </table:table-cell>
          <table:table-cell table:style-name="ce7" table:formula="of:=[.G336]-[.W335]" office:value-type="float" office:value="10.4185096382645" calcext:value-type="float">
            <text:p>10.4</text:p>
          </table:table-cell>
          <table:table-cell table:style-name="ce5" table:formula="of:=thermagon_k * burner_A * [.H336] / thermagon_L" office:value-type="float" office:value="1365.75840326244" calcext:value-type="float">
            <text:p>1366</text:p>
          </table:table-cell>
          <table:table-cell table:style-name="ce5" table:formula="of:=[.I336]/C_per_s_to_W*time_incr" office:value-type="float" office:value="1957.23474242252" calcext:value-type="float">
            <text:p>1957</text:p>
          </table:table-cell>
          <table:table-cell table:style-name="ce7" table:formula="of:=[.J335]" office:value-type="float" office:value="1706.64575001307" calcext:value-type="float">
            <text:p>1706.6</text:p>
          </table:table-cell>
          <table:table-cell table:style-name="ce7" table:formula="of:=[.K335]" office:value-type="float" office:value="1310.08565186959" calcext:value-type="float">
            <text:p>1310.1</text:p>
          </table:table-cell>
          <table:table-cell table:style-name="ce7" table:formula="of:=[.L335]" office:value-type="float" office:value="692.940714213209" calcext:value-type="float">
            <text:p>692.9</text:p>
          </table:table-cell>
          <table:table-cell table:style-name="ce7" table:formula="of:=[.M335]" office:value-type="float" office:value="120.326338387472" calcext:value-type="float">
            <text:p>120.3</text:p>
          </table:table-cell>
          <table:table-cell table:style-name="ce7" table:formula="of:=[.N335]" office:value-type="float" office:value="141.033641347228" calcext:value-type="float">
            <text:p>141.0</text:p>
          </table:table-cell>
          <table:table-cell table:style-name="ce7" table:formula="of:=[.O335]" office:value-type="float" office:value="205.22383263777" calcext:value-type="float">
            <text:p>205.2</text:p>
          </table:table-cell>
          <table:table-cell table:style-name="ce7" table:formula="of:=[.P335]" office:value-type="float" office:value="333.644843829932" calcext:value-type="float">
            <text:p>333.6</text:p>
          </table:table-cell>
          <table:table-cell table:style-name="ce7" table:formula="of:=[.Q335]" office:value-type="float" office:value="557.174863098853" calcext:value-type="float">
            <text:p>557.2</text:p>
          </table:table-cell>
          <table:table-cell table:style-name="ce7" table:formula="of:=[.R335]" office:value-type="float" office:value="925.322601860575" calcext:value-type="float">
            <text:p>925.3</text:p>
          </table:table-cell>
          <table:table-cell table:style-name="ce5" table:formula="of:=SUMPRODUCT([.J336:.S336];pot_heat_diffusion)" office:value-type="float" office:value="516.984705491103" calcext:value-type="float">
            <text:p>517</text:p>
          </table:table-cell>
          <table:table-cell table:style-name="ce5" table:formula="of:=[.V335]*leakage_out" office:value-type="float" office:value="1695.90802645309" calcext:value-type="float">
            <text:p>1696</text:p>
          </table:table-cell>
          <table:table-cell table:style-name="ce5" table:formula="of:=[.V335]+[.T336]-[.U336]" office:value-type="float" office:value="281472.41442122" calcext:value-type="float">
            <text:p>281472</text:p>
          </table:table-cell>
          <table:table-cell table:style-name="ce12" table:formula="of:= temp_out + [.V336]/pot_water_mass" office:value-type="float" office:value="119.142854875936" calcext:value-type="float">
            <text:p>119.1</text:p>
          </table:table-cell>
          <table:table-cell table:style-name="ce7" table:formula="of:=IF([.G336]&gt;thermagon_temp_max;0;IF([.W3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table:formula="of:=burner_C_per_s * [.X336]/100 * time_incr" office:value-type="float" office:value="2149.61306964746" calcext:value-type="float">
            <text:p>2150</text:p>
          </table:table-cell>
          <table:table-cell table:style-name="ce3" table:formula="of:=[.B337]" office:value-type="float" office:value="2149.61306964746" calcext:value-type="float">
            <text:p>2150</text:p>
          </table:table-cell>
          <table:table-cell table:style-name="ce3" table:formula="of:=[.C336]" office:value-type="float" office:value="2149.61306964746" calcext:value-type="float">
            <text:p>2150</text:p>
          </table:table-cell>
          <table:table-cell table:style-name="ce5" table:formula="of:=SUMPRODUCT([.B337:.D337];burner_heat_diffusion)" office:value-type="float" office:value="2149.61306964746" calcext:value-type="float">
            <text:p>2150</text:p>
          </table:table-cell>
          <table:table-cell table:formula="of:=[.F336]+[.E337]-[.J336]" office:value-type="float" office:value="55180.6863013255" calcext:value-type="float">
            <text:p>55181</text:p>
          </table:table-cell>
          <table:table-cell table:style-name="ce7" table:formula="of:=temp_out + [.F337] / burner_heat_mass" office:value-type="float" office:value="130.361372602651" calcext:value-type="float">
            <text:p>130.4</text:p>
          </table:table-cell>
          <table:table-cell table:style-name="ce7" table:formula="of:=[.G337]-[.W336]" office:value-type="float" office:value="11.2185177267149" calcext:value-type="float">
            <text:p>11.2</text:p>
          </table:table-cell>
          <table:table-cell table:style-name="ce5" table:formula="of:=thermagon_k * burner_A * [.H337] / thermagon_L" office:value-type="float" office:value="1470.63115449224" calcext:value-type="float">
            <text:p>1471</text:p>
          </table:table-cell>
          <table:table-cell table:style-name="ce5" table:formula="of:=[.I337]/C_per_s_to_W*time_incr" office:value-type="float" office:value="2107.52530021817" calcext:value-type="float">
            <text:p>2108</text:p>
          </table:table-cell>
          <table:table-cell table:style-name="ce7" table:formula="of:=[.J336]" office:value-type="float" office:value="1957.23474242252" calcext:value-type="float">
            <text:p>1957.2</text:p>
          </table:table-cell>
          <table:table-cell table:style-name="ce7" table:formula="of:=[.K336]" office:value-type="float" office:value="1706.64575001307" calcext:value-type="float">
            <text:p>1706.6</text:p>
          </table:table-cell>
          <table:table-cell table:style-name="ce7" table:formula="of:=[.L336]" office:value-type="float" office:value="1310.08565186959" calcext:value-type="float">
            <text:p>1310.1</text:p>
          </table:table-cell>
          <table:table-cell table:style-name="ce7" table:formula="of:=[.M336]" office:value-type="float" office:value="692.940714213209" calcext:value-type="float">
            <text:p>692.9</text:p>
          </table:table-cell>
          <table:table-cell table:style-name="ce7" table:formula="of:=[.N336]" office:value-type="float" office:value="120.326338387472" calcext:value-type="float">
            <text:p>120.3</text:p>
          </table:table-cell>
          <table:table-cell table:style-name="ce7" table:formula="of:=[.O336]" office:value-type="float" office:value="141.033641347228" calcext:value-type="float">
            <text:p>141.0</text:p>
          </table:table-cell>
          <table:table-cell table:style-name="ce7" table:formula="of:=[.P336]" office:value-type="float" office:value="205.22383263777" calcext:value-type="float">
            <text:p>205.2</text:p>
          </table:table-cell>
          <table:table-cell table:style-name="ce7" table:formula="of:=[.Q336]" office:value-type="float" office:value="333.644843829932" calcext:value-type="float">
            <text:p>333.6</text:p>
          </table:table-cell>
          <table:table-cell table:style-name="ce7" table:formula="of:=[.R336]" office:value-type="float" office:value="557.174863098853" calcext:value-type="float">
            <text:p>557.2</text:p>
          </table:table-cell>
          <table:table-cell table:style-name="ce5" table:formula="of:=SUMPRODUCT([.J337:.S337];pot_heat_diffusion)" office:value-type="float" office:value="723.080904294692" calcext:value-type="float">
            <text:p>723</text:p>
          </table:table-cell>
          <table:table-cell table:style-name="ce5" table:formula="of:=[.V336]*leakage_out" office:value-type="float" office:value="1688.83448652732" calcext:value-type="float">
            <text:p>1689</text:p>
          </table:table-cell>
          <table:table-cell table:style-name="ce5" table:formula="of:=[.V336]+[.T337]-[.U337]" office:value-type="float" office:value="280506.660838988" calcext:value-type="float">
            <text:p>280507</text:p>
          </table:table-cell>
          <table:table-cell table:style-name="ce12" table:formula="of:= temp_out + [.V337]/pot_water_mass" office:value-type="float" office:value="118.802688087492" calcext:value-type="float">
            <text:p>118.8</text:p>
          </table:table-cell>
          <table:table-cell table:style-name="ce7" table:formula="of:=IF([.G337]&gt;thermagon_temp_max;0;IF([.W3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3" table:formula="of:=burner_C_per_s * [.X337]/100 * time_incr" office:value-type="float" office:value="2149.61306964746" calcext:value-type="float">
            <text:p>2150</text:p>
          </table:table-cell>
          <table:table-cell table:style-name="ce3" table:formula="of:=[.B338]" office:value-type="float" office:value="2149.61306964746" calcext:value-type="float">
            <text:p>2150</text:p>
          </table:table-cell>
          <table:table-cell table:style-name="ce3" table:formula="of:=[.C337]" office:value-type="float" office:value="2149.61306964746" calcext:value-type="float">
            <text:p>2150</text:p>
          </table:table-cell>
          <table:table-cell table:style-name="ce5" table:formula="of:=SUMPRODUCT([.B338:.D338];burner_heat_diffusion)" office:value-type="float" office:value="2149.61306964746" calcext:value-type="float">
            <text:p>2150</text:p>
          </table:table-cell>
          <table:table-cell table:formula="of:=[.F337]+[.E338]-[.J337]" office:value-type="float" office:value="55222.7740707548" calcext:value-type="float">
            <text:p>55223</text:p>
          </table:table-cell>
          <table:table-cell table:style-name="ce7" table:formula="of:=temp_out + [.F338] / burner_heat_mass" office:value-type="float" office:value="130.44554814151" calcext:value-type="float">
            <text:p>130.4</text:p>
          </table:table-cell>
          <table:table-cell table:style-name="ce7" table:formula="of:=[.G338]-[.W337]" office:value-type="float" office:value="11.6428600540173" calcext:value-type="float">
            <text:p>11.6</text:p>
          </table:table-cell>
          <table:table-cell table:style-name="ce5" table:formula="of:=thermagon_k * burner_A * [.H338] / thermagon_L" office:value-type="float" office:value="1526.25802623258" calcext:value-type="float">
            <text:p>1526</text:p>
          </table:table-cell>
          <table:table-cell table:style-name="ce5" table:formula="of:=[.I338]/C_per_s_to_W*time_incr" office:value-type="float" office:value="2187.24280056259" calcext:value-type="float">
            <text:p>2187</text:p>
          </table:table-cell>
          <table:table-cell table:style-name="ce7" table:formula="of:=[.J337]" office:value-type="float" office:value="2107.52530021817" calcext:value-type="float">
            <text:p>2107.5</text:p>
          </table:table-cell>
          <table:table-cell table:style-name="ce7" table:formula="of:=[.K337]" office:value-type="float" office:value="1957.23474242252" calcext:value-type="float">
            <text:p>1957.2</text:p>
          </table:table-cell>
          <table:table-cell table:style-name="ce7" table:formula="of:=[.L337]" office:value-type="float" office:value="1706.64575001307" calcext:value-type="float">
            <text:p>1706.6</text:p>
          </table:table-cell>
          <table:table-cell table:style-name="ce7" table:formula="of:=[.M337]" office:value-type="float" office:value="1310.08565186959" calcext:value-type="float">
            <text:p>1310.1</text:p>
          </table:table-cell>
          <table:table-cell table:style-name="ce7" table:formula="of:=[.N337]" office:value-type="float" office:value="692.940714213209" calcext:value-type="float">
            <text:p>692.9</text:p>
          </table:table-cell>
          <table:table-cell table:style-name="ce7" table:formula="of:=[.O337]" office:value-type="float" office:value="120.326338387472" calcext:value-type="float">
            <text:p>120.3</text:p>
          </table:table-cell>
          <table:table-cell table:style-name="ce7" table:formula="of:=[.P337]" office:value-type="float" office:value="141.033641347228" calcext:value-type="float">
            <text:p>141.0</text:p>
          </table:table-cell>
          <table:table-cell table:style-name="ce7" table:formula="of:=[.Q337]" office:value-type="float" office:value="205.22383263777" calcext:value-type="float">
            <text:p>205.2</text:p>
          </table:table-cell>
          <table:table-cell table:style-name="ce7" table:formula="of:=[.R337]" office:value-type="float" office:value="333.644843829932" calcext:value-type="float">
            <text:p>333.6</text:p>
          </table:table-cell>
          <table:table-cell table:style-name="ce5" table:formula="of:=SUMPRODUCT([.J338:.S338];pot_heat_diffusion)" office:value-type="float" office:value="1010.47260706261" calcext:value-type="float">
            <text:p>1010</text:p>
          </table:table-cell>
          <table:table-cell table:style-name="ce5" table:formula="of:=[.V337]*leakage_out" office:value-type="float" office:value="1683.03996503393" calcext:value-type="float">
            <text:p>1683</text:p>
          </table:table-cell>
          <table:table-cell table:style-name="ce5" table:formula="of:=[.V337]+[.T338]-[.U338]" office:value-type="float" office:value="279834.093481016" calcext:value-type="float">
            <text:p>279834</text:p>
          </table:table-cell>
          <table:table-cell table:style-name="ce12" table:formula="of:= temp_out + [.V338]/pot_water_mass" office:value-type="float" office:value="118.565790101937" calcext:value-type="float">
            <text:p>118.6</text:p>
          </table:table-cell>
          <table:table-cell table:style-name="ce7" table:formula="of:=IF([.G338]&gt;thermagon_temp_max;0;IF([.W3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table:formula="of:=burner_C_per_s * [.X338]/100 * time_incr" office:value-type="float" office:value="2149.61306964746" calcext:value-type="float">
            <text:p>2150</text:p>
          </table:table-cell>
          <table:table-cell table:style-name="ce3" table:formula="of:=[.B339]" office:value-type="float" office:value="2149.61306964746" calcext:value-type="float">
            <text:p>2150</text:p>
          </table:table-cell>
          <table:table-cell table:style-name="ce3" table:formula="of:=[.C338]" office:value-type="float" office:value="2149.61306964746" calcext:value-type="float">
            <text:p>2150</text:p>
          </table:table-cell>
          <table:table-cell table:style-name="ce5" table:formula="of:=SUMPRODUCT([.B339:.D339];burner_heat_diffusion)" office:value-type="float" office:value="2149.61306964746" calcext:value-type="float">
            <text:p>2150</text:p>
          </table:table-cell>
          <table:table-cell table:formula="of:=[.F338]+[.E339]-[.J338]" office:value-type="float" office:value="55185.1443398397" calcext:value-type="float">
            <text:p>55185</text:p>
          </table:table-cell>
          <table:table-cell table:style-name="ce7" table:formula="of:=temp_out + [.F339] / burner_heat_mass" office:value-type="float" office:value="130.370288679679" calcext:value-type="float">
            <text:p>130.4</text:p>
          </table:table-cell>
          <table:table-cell table:style-name="ce7" table:formula="of:=[.G339]-[.W338]" office:value-type="float" office:value="11.804498577742" calcext:value-type="float">
            <text:p>11.8</text:p>
          </table:table-cell>
          <table:table-cell table:style-name="ce5" table:formula="of:=thermagon_k * burner_A * [.H339] / thermagon_L" office:value-type="float" office:value="1547.44715785818" calcext:value-type="float">
            <text:p>1547</text:p>
          </table:table-cell>
          <table:table-cell table:style-name="ce5" table:formula="of:=[.I339]/C_per_s_to_W*time_incr" office:value-type="float" office:value="2217.60842341385" calcext:value-type="float">
            <text:p>2218</text:p>
          </table:table-cell>
          <table:table-cell table:style-name="ce7" table:formula="of:=[.J338]" office:value-type="float" office:value="2187.24280056259" calcext:value-type="float">
            <text:p>2187.2</text:p>
          </table:table-cell>
          <table:table-cell table:style-name="ce7" table:formula="of:=[.K338]" office:value-type="float" office:value="2107.52530021817" calcext:value-type="float">
            <text:p>2107.5</text:p>
          </table:table-cell>
          <table:table-cell table:style-name="ce7" table:formula="of:=[.L338]" office:value-type="float" office:value="1957.23474242252" calcext:value-type="float">
            <text:p>1957.2</text:p>
          </table:table-cell>
          <table:table-cell table:style-name="ce7" table:formula="of:=[.M338]" office:value-type="float" office:value="1706.64575001307" calcext:value-type="float">
            <text:p>1706.6</text:p>
          </table:table-cell>
          <table:table-cell table:style-name="ce7" table:formula="of:=[.N338]" office:value-type="float" office:value="1310.08565186959" calcext:value-type="float">
            <text:p>1310.1</text:p>
          </table:table-cell>
          <table:table-cell table:style-name="ce7" table:formula="of:=[.O338]" office:value-type="float" office:value="692.940714213209" calcext:value-type="float">
            <text:p>692.9</text:p>
          </table:table-cell>
          <table:table-cell table:style-name="ce7" table:formula="of:=[.P338]" office:value-type="float" office:value="120.326338387472" calcext:value-type="float">
            <text:p>120.3</text:p>
          </table:table-cell>
          <table:table-cell table:style-name="ce7" table:formula="of:=[.Q338]" office:value-type="float" office:value="141.033641347228" calcext:value-type="float">
            <text:p>141.0</text:p>
          </table:table-cell>
          <table:table-cell table:style-name="ce7" table:formula="of:=[.R338]" office:value-type="float" office:value="205.22383263777" calcext:value-type="float">
            <text:p>205.2</text:p>
          </table:table-cell>
          <table:table-cell table:style-name="ce5" table:formula="of:=SUMPRODUCT([.J339:.S339];pot_heat_diffusion)" office:value-type="float" office:value="1328.19360191133" calcext:value-type="float">
            <text:p>1328</text:p>
          </table:table-cell>
          <table:table-cell table:style-name="ce5" table:formula="of:=[.V338]*leakage_out" office:value-type="float" office:value="1679.0045608861" calcext:value-type="float">
            <text:p>1679</text:p>
          </table:table-cell>
          <table:table-cell table:style-name="ce5" table:formula="of:=[.V338]+[.T339]-[.U339]" office:value-type="float" office:value="279483.282522042" calcext:value-type="float">
            <text:p>279483</text:p>
          </table:table-cell>
          <table:table-cell table:style-name="ce12" table:formula="of:= temp_out + [.V339]/pot_water_mass" office:value-type="float" office:value="118.442224174292" calcext:value-type="float">
            <text:p>118.4</text:p>
          </table:table-cell>
          <table:table-cell table:style-name="ce7" table:formula="of:=IF([.G339]&gt;thermagon_temp_max;0;IF([.W3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table:formula="of:=burner_C_per_s * [.X339]/100 * time_incr" office:value-type="float" office:value="2149.61306964746" calcext:value-type="float">
            <text:p>2150</text:p>
          </table:table-cell>
          <table:table-cell table:style-name="ce3" table:formula="of:=[.B340]" office:value-type="float" office:value="2149.61306964746" calcext:value-type="float">
            <text:p>2150</text:p>
          </table:table-cell>
          <table:table-cell table:style-name="ce3" table:formula="of:=[.C339]" office:value-type="float" office:value="2149.61306964746" calcext:value-type="float">
            <text:p>2150</text:p>
          </table:table-cell>
          <table:table-cell table:style-name="ce5" table:formula="of:=SUMPRODUCT([.B340:.D340];burner_heat_diffusion)" office:value-type="float" office:value="2149.61306964746" calcext:value-type="float">
            <text:p>2150</text:p>
          </table:table-cell>
          <table:table-cell table:formula="of:=[.F339]+[.E340]-[.J339]" office:value-type="float" office:value="55117.1489860733" calcext:value-type="float">
            <text:p>55117</text:p>
          </table:table-cell>
          <table:table-cell table:style-name="ce7" table:formula="of:=temp_out + [.F340] / burner_heat_mass" office:value-type="float" office:value="130.234297972147" calcext:value-type="float">
            <text:p>130.2</text:p>
          </table:table-cell>
          <table:table-cell table:style-name="ce7" table:formula="of:=[.G340]-[.W339]" office:value-type="float" office:value="11.7920737978545" calcext:value-type="float">
            <text:p>11.8</text:p>
          </table:table-cell>
          <table:table-cell table:style-name="ce5" table:formula="of:=thermagon_k * burner_A * [.H340] / thermagon_L" office:value-type="float" office:value="1545.81839826308" calcext:value-type="float">
            <text:p>1546</text:p>
          </table:table-cell>
          <table:table-cell table:style-name="ce5" table:formula="of:=[.I340]/C_per_s_to_W*time_incr" office:value-type="float" office:value="2215.27428813855" calcext:value-type="float">
            <text:p>2215</text:p>
          </table:table-cell>
          <table:table-cell table:style-name="ce7" table:formula="of:=[.J339]" office:value-type="float" office:value="2217.60842341385" calcext:value-type="float">
            <text:p>2217.6</text:p>
          </table:table-cell>
          <table:table-cell table:style-name="ce7" table:formula="of:=[.K339]" office:value-type="float" office:value="2187.24280056259" calcext:value-type="float">
            <text:p>2187.2</text:p>
          </table:table-cell>
          <table:table-cell table:style-name="ce7" table:formula="of:=[.L339]" office:value-type="float" office:value="2107.52530021817" calcext:value-type="float">
            <text:p>2107.5</text:p>
          </table:table-cell>
          <table:table-cell table:style-name="ce7" table:formula="of:=[.M339]" office:value-type="float" office:value="1957.23474242252" calcext:value-type="float">
            <text:p>1957.2</text:p>
          </table:table-cell>
          <table:table-cell table:style-name="ce7" table:formula="of:=[.N339]" office:value-type="float" office:value="1706.64575001307" calcext:value-type="float">
            <text:p>1706.6</text:p>
          </table:table-cell>
          <table:table-cell table:style-name="ce7" table:formula="of:=[.O339]" office:value-type="float" office:value="1310.08565186959" calcext:value-type="float">
            <text:p>1310.1</text:p>
          </table:table-cell>
          <table:table-cell table:style-name="ce7" table:formula="of:=[.P339]" office:value-type="float" office:value="692.940714213209" calcext:value-type="float">
            <text:p>692.9</text:p>
          </table:table-cell>
          <table:table-cell table:style-name="ce7" table:formula="of:=[.Q339]" office:value-type="float" office:value="120.326338387472" calcext:value-type="float">
            <text:p>120.3</text:p>
          </table:table-cell>
          <table:table-cell table:style-name="ce7" table:formula="of:=[.R339]" office:value-type="float" office:value="141.033641347228" calcext:value-type="float">
            <text:p>141.0</text:p>
          </table:table-cell>
          <table:table-cell table:style-name="ce5" table:formula="of:=SUMPRODUCT([.J340:.S340];pot_heat_diffusion)" office:value-type="float" office:value="1624.18137960893" calcext:value-type="float">
            <text:p>1624</text:p>
          </table:table-cell>
          <table:table-cell table:style-name="ce5" table:formula="of:=[.V339]*leakage_out" office:value-type="float" office:value="1676.89969513225" calcext:value-type="float">
            <text:p>1677</text:p>
          </table:table-cell>
          <table:table-cell table:style-name="ce5" table:formula="of:=[.V339]+[.T340]-[.U340]" office:value-type="float" office:value="279430.564206518" calcext:value-type="float">
            <text:p>279431</text:p>
          </table:table-cell>
          <table:table-cell table:style-name="ce12" table:formula="of:= temp_out + [.V340]/pot_water_mass" office:value-type="float" office:value="118.42365523454" calcext:value-type="float">
            <text:p>118.4</text:p>
          </table:table-cell>
          <table:table-cell table:style-name="ce7" table:formula="of:=IF([.G340]&gt;thermagon_temp_max;0;IF([.W3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3" table:formula="of:=burner_C_per_s * [.X340]/100 * time_incr" office:value-type="float" office:value="2149.61306964746" calcext:value-type="float">
            <text:p>2150</text:p>
          </table:table-cell>
          <table:table-cell table:style-name="ce3" table:formula="of:=[.B341]" office:value-type="float" office:value="2149.61306964746" calcext:value-type="float">
            <text:p>2150</text:p>
          </table:table-cell>
          <table:table-cell table:style-name="ce3" table:formula="of:=[.C340]" office:value-type="float" office:value="2149.61306964746" calcext:value-type="float">
            <text:p>2150</text:p>
          </table:table-cell>
          <table:table-cell table:style-name="ce5" table:formula="of:=SUMPRODUCT([.B341:.D341];burner_heat_diffusion)" office:value-type="float" office:value="2149.61306964746" calcext:value-type="float">
            <text:p>2150</text:p>
          </table:table-cell>
          <table:table-cell table:formula="of:=[.F340]+[.E341]-[.J340]" office:value-type="float" office:value="55051.4877675822" calcext:value-type="float">
            <text:p>55051</text:p>
          </table:table-cell>
          <table:table-cell table:style-name="ce7" table:formula="of:=temp_out + [.F341] / burner_heat_mass" office:value-type="float" office:value="130.102975535164" calcext:value-type="float">
            <text:p>130.1</text:p>
          </table:table-cell>
          <table:table-cell table:style-name="ce7" table:formula="of:=[.G341]-[.W340]" office:value-type="float" office:value="11.6793203006243" calcext:value-type="float">
            <text:p>11.7</text:p>
          </table:table-cell>
          <table:table-cell table:style-name="ce5" table:formula="of:=thermagon_k * burner_A * [.H341] / thermagon_L" office:value-type="float" office:value="1531.03758587378" calcext:value-type="float">
            <text:p>1531</text:p>
          </table:table-cell>
          <table:table-cell table:style-name="ce5" table:formula="of:=[.I341]/C_per_s_to_W*time_incr" office:value-type="float" office:value="2194.09226981052" calcext:value-type="float">
            <text:p>2194</text:p>
          </table:table-cell>
          <table:table-cell table:style-name="ce7" table:formula="of:=[.J340]" office:value-type="float" office:value="2215.27428813855" calcext:value-type="float">
            <text:p>2215.3</text:p>
          </table:table-cell>
          <table:table-cell table:style-name="ce7" table:formula="of:=[.K340]" office:value-type="float" office:value="2217.60842341385" calcext:value-type="float">
            <text:p>2217.6</text:p>
          </table:table-cell>
          <table:table-cell table:style-name="ce7" table:formula="of:=[.L340]" office:value-type="float" office:value="2187.24280056259" calcext:value-type="float">
            <text:p>2187.2</text:p>
          </table:table-cell>
          <table:table-cell table:style-name="ce7" table:formula="of:=[.M340]" office:value-type="float" office:value="2107.52530021817" calcext:value-type="float">
            <text:p>2107.5</text:p>
          </table:table-cell>
          <table:table-cell table:style-name="ce7" table:formula="of:=[.N340]" office:value-type="float" office:value="1957.23474242252" calcext:value-type="float">
            <text:p>1957.2</text:p>
          </table:table-cell>
          <table:table-cell table:style-name="ce7" table:formula="of:=[.O340]" office:value-type="float" office:value="1706.64575001307" calcext:value-type="float">
            <text:p>1706.6</text:p>
          </table:table-cell>
          <table:table-cell table:style-name="ce7" table:formula="of:=[.P340]" office:value-type="float" office:value="1310.08565186959" calcext:value-type="float">
            <text:p>1310.1</text:p>
          </table:table-cell>
          <table:table-cell table:style-name="ce7" table:formula="of:=[.Q340]" office:value-type="float" office:value="692.940714213209" calcext:value-type="float">
            <text:p>692.9</text:p>
          </table:table-cell>
          <table:table-cell table:style-name="ce7" table:formula="of:=[.R340]" office:value-type="float" office:value="120.326338387472" calcext:value-type="float">
            <text:p>120.3</text:p>
          </table:table-cell>
          <table:table-cell table:style-name="ce5" table:formula="of:=SUMPRODUCT([.J341:.S341];pot_heat_diffusion)" office:value-type="float" office:value="1860.20862007157" calcext:value-type="float">
            <text:p>1860</text:p>
          </table:table-cell>
          <table:table-cell table:style-name="ce5" table:formula="of:=[.V340]*leakage_out" office:value-type="float" office:value="1676.58338523911" calcext:value-type="float">
            <text:p>1677</text:p>
          </table:table-cell>
          <table:table-cell table:style-name="ce5" table:formula="of:=[.V340]+[.T341]-[.U341]" office:value-type="float" office:value="279614.189441351" calcext:value-type="float">
            <text:p>279614</text:p>
          </table:table-cell>
          <table:table-cell table:style-name="ce12" table:formula="of:= temp_out + [.V341]/pot_water_mass" office:value-type="float" office:value="118.488333437717" calcext:value-type="float">
            <text:p>118.5</text:p>
          </table:table-cell>
          <table:table-cell table:style-name="ce7" table:formula="of:=IF([.G341]&gt;thermagon_temp_max;0;IF([.W3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3" table:formula="of:=burner_C_per_s * [.X341]/100 * time_incr" office:value-type="float" office:value="2149.61306964746" calcext:value-type="float">
            <text:p>2150</text:p>
          </table:table-cell>
          <table:table-cell table:style-name="ce3" table:formula="of:=[.B342]" office:value-type="float" office:value="2149.61306964746" calcext:value-type="float">
            <text:p>2150</text:p>
          </table:table-cell>
          <table:table-cell table:style-name="ce3" table:formula="of:=[.C341]" office:value-type="float" office:value="2149.61306964746" calcext:value-type="float">
            <text:p>2150</text:p>
          </table:table-cell>
          <table:table-cell table:style-name="ce5" table:formula="of:=SUMPRODUCT([.B342:.D342];burner_heat_diffusion)" office:value-type="float" office:value="2149.61306964746" calcext:value-type="float">
            <text:p>2150</text:p>
          </table:table-cell>
          <table:table-cell table:formula="of:=[.F341]+[.E342]-[.J341]" office:value-type="float" office:value="55007.0085674192" calcext:value-type="float">
            <text:p>55007</text:p>
          </table:table-cell>
          <table:table-cell table:style-name="ce7" table:formula="of:=temp_out + [.F342] / burner_heat_mass" office:value-type="float" office:value="130.014017134838" calcext:value-type="float">
            <text:p>130.0</text:p>
          </table:table-cell>
          <table:table-cell table:style-name="ce7" table:formula="of:=[.G342]-[.W341]" office:value-type="float" office:value="11.5256836971216" calcext:value-type="float">
            <text:p>11.5</text:p>
          </table:table-cell>
          <table:table-cell table:style-name="ce5" table:formula="of:=thermagon_k * burner_A * [.H342] / thermagon_L" office:value-type="float" office:value="1510.8974228785" calcext:value-type="float">
            <text:p>1511</text:p>
          </table:table-cell>
          <table:table-cell table:style-name="ce5" table:formula="of:=[.I342]/C_per_s_to_W*time_incr" office:value-type="float" office:value="2165.22989807753" calcext:value-type="float">
            <text:p>2165</text:p>
          </table:table-cell>
          <table:table-cell table:style-name="ce7" table:formula="of:=[.J341]" office:value-type="float" office:value="2194.09226981052" calcext:value-type="float">
            <text:p>2194.1</text:p>
          </table:table-cell>
          <table:table-cell table:style-name="ce7" table:formula="of:=[.K341]" office:value-type="float" office:value="2215.27428813855" calcext:value-type="float">
            <text:p>2215.3</text:p>
          </table:table-cell>
          <table:table-cell table:style-name="ce7" table:formula="of:=[.L341]" office:value-type="float" office:value="2217.60842341385" calcext:value-type="float">
            <text:p>2217.6</text:p>
          </table:table-cell>
          <table:table-cell table:style-name="ce7" table:formula="of:=[.M341]" office:value-type="float" office:value="2187.24280056259" calcext:value-type="float">
            <text:p>2187.2</text:p>
          </table:table-cell>
          <table:table-cell table:style-name="ce7" table:formula="of:=[.N341]" office:value-type="float" office:value="2107.52530021817" calcext:value-type="float">
            <text:p>2107.5</text:p>
          </table:table-cell>
          <table:table-cell table:style-name="ce7" table:formula="of:=[.O341]" office:value-type="float" office:value="1957.23474242252" calcext:value-type="float">
            <text:p>1957.2</text:p>
          </table:table-cell>
          <table:table-cell table:style-name="ce7" table:formula="of:=[.P341]" office:value-type="float" office:value="1706.64575001307" calcext:value-type="float">
            <text:p>1706.6</text:p>
          </table:table-cell>
          <table:table-cell table:style-name="ce7" table:formula="of:=[.Q341]" office:value-type="float" office:value="1310.08565186959" calcext:value-type="float">
            <text:p>1310.1</text:p>
          </table:table-cell>
          <table:table-cell table:style-name="ce7" table:formula="of:=[.R341]" office:value-type="float" office:value="692.940714213209" calcext:value-type="float">
            <text:p>692.9</text:p>
          </table:table-cell>
          <table:table-cell table:style-name="ce5" table:formula="of:=SUMPRODUCT([.J342:.S342];pot_heat_diffusion)" office:value-type="float" office:value="2023.84904516097" calcext:value-type="float">
            <text:p>2024</text:p>
          </table:table-cell>
          <table:table-cell table:style-name="ce5" table:formula="of:=[.V341]*leakage_out" office:value-type="float" office:value="1677.6851366481" calcext:value-type="float">
            <text:p>1678</text:p>
          </table:table-cell>
          <table:table-cell table:style-name="ce5" table:formula="of:=[.V341]+[.T342]-[.U342]" office:value-type="float" office:value="279960.353349864" calcext:value-type="float">
            <text:p>279960</text:p>
          </table:table-cell>
          <table:table-cell table:style-name="ce12" table:formula="of:= temp_out + [.V342]/pot_water_mass" office:value-type="float" office:value="118.610262537645" calcext:value-type="float">
            <text:p>118.6</text:p>
          </table:table-cell>
          <table:table-cell table:style-name="ce7" table:formula="of:=IF([.G342]&gt;thermagon_temp_max;0;IF([.W3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3" table:formula="of:=burner_C_per_s * [.X342]/100 * time_incr" office:value-type="float" office:value="2149.61306964746" calcext:value-type="float">
            <text:p>2150</text:p>
          </table:table-cell>
          <table:table-cell table:style-name="ce3" table:formula="of:=[.B343]" office:value-type="float" office:value="2149.61306964746" calcext:value-type="float">
            <text:p>2150</text:p>
          </table:table-cell>
          <table:table-cell table:style-name="ce3" table:formula="of:=[.C342]" office:value-type="float" office:value="2149.61306964746" calcext:value-type="float">
            <text:p>2150</text:p>
          </table:table-cell>
          <table:table-cell table:style-name="ce5" table:formula="of:=SUMPRODUCT([.B343:.D343];burner_heat_diffusion)" office:value-type="float" office:value="2149.61306964746" calcext:value-type="float">
            <text:p>2150</text:p>
          </table:table-cell>
          <table:table-cell table:formula="of:=[.F342]+[.E343]-[.J342]" office:value-type="float" office:value="54991.3917389891" calcext:value-type="float">
            <text:p>54991</text:p>
          </table:table-cell>
          <table:table-cell table:style-name="ce7" table:formula="of:=temp_out + [.F343] / burner_heat_mass" office:value-type="float" office:value="129.982783477978" calcext:value-type="float">
            <text:p>130.0</text:p>
          </table:table-cell>
          <table:table-cell table:style-name="ce7" table:formula="of:=[.G343]-[.W342]" office:value-type="float" office:value="11.3725209403333" calcext:value-type="float">
            <text:p>11.4</text:p>
          </table:table-cell>
          <table:table-cell table:style-name="ce5" table:formula="of:=thermagon_k * burner_A * [.H343] / thermagon_L" office:value-type="float" office:value="1490.81937626594" calcext:value-type="float">
            <text:p>1491</text:p>
          </table:table-cell>
          <table:table-cell table:style-name="ce5" table:formula="of:=[.I343]/C_per_s_to_W*time_incr" office:value-type="float" office:value="2136.4565438033" calcext:value-type="float">
            <text:p>2136</text:p>
          </table:table-cell>
          <table:table-cell table:style-name="ce7" table:formula="of:=[.J342]" office:value-type="float" office:value="2165.22989807753" calcext:value-type="float">
            <text:p>2165.2</text:p>
          </table:table-cell>
          <table:table-cell table:style-name="ce7" table:formula="of:=[.K342]" office:value-type="float" office:value="2194.09226981052" calcext:value-type="float">
            <text:p>2194.1</text:p>
          </table:table-cell>
          <table:table-cell table:style-name="ce7" table:formula="of:=[.L342]" office:value-type="float" office:value="2215.27428813855" calcext:value-type="float">
            <text:p>2215.3</text:p>
          </table:table-cell>
          <table:table-cell table:style-name="ce7" table:formula="of:=[.M342]" office:value-type="float" office:value="2217.60842341385" calcext:value-type="float">
            <text:p>2217.6</text:p>
          </table:table-cell>
          <table:table-cell table:style-name="ce7" table:formula="of:=[.N342]" office:value-type="float" office:value="2187.24280056259" calcext:value-type="float">
            <text:p>2187.2</text:p>
          </table:table-cell>
          <table:table-cell table:style-name="ce7" table:formula="of:=[.O342]" office:value-type="float" office:value="2107.52530021817" calcext:value-type="float">
            <text:p>2107.5</text:p>
          </table:table-cell>
          <table:table-cell table:style-name="ce7" table:formula="of:=[.P342]" office:value-type="float" office:value="1957.23474242252" calcext:value-type="float">
            <text:p>1957.2</text:p>
          </table:table-cell>
          <table:table-cell table:style-name="ce7" table:formula="of:=[.Q342]" office:value-type="float" office:value="1706.64575001307" calcext:value-type="float">
            <text:p>1706.6</text:p>
          </table:table-cell>
          <table:table-cell table:style-name="ce7" table:formula="of:=[.R342]" office:value-type="float" office:value="1310.08565186959" calcext:value-type="float">
            <text:p>1310.1</text:p>
          </table:table-cell>
          <table:table-cell table:style-name="ce5" table:formula="of:=SUMPRODUCT([.J343:.S343];pot_heat_diffusion)" office:value-type="float" office:value="2118.95048611056" calcext:value-type="float">
            <text:p>2119</text:p>
          </table:table-cell>
          <table:table-cell table:style-name="ce5" table:formula="of:=[.V342]*leakage_out" office:value-type="float" office:value="1679.76212009918" calcext:value-type="float">
            <text:p>1680</text:p>
          </table:table-cell>
          <table:table-cell table:style-name="ce5" table:formula="of:=[.V342]+[.T343]-[.U343]" office:value-type="float" office:value="280399.541715875" calcext:value-type="float">
            <text:p>280400</text:p>
          </table:table-cell>
          <table:table-cell table:style-name="ce12" table:formula="of:= temp_out + [.V343]/pot_water_mass" office:value-type="float" office:value="118.764957584846" calcext:value-type="float">
            <text:p>118.8</text:p>
          </table:table-cell>
          <table:table-cell table:style-name="ce7" table:formula="of:=IF([.G343]&gt;thermagon_temp_max;0;IF([.W3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table:formula="of:=burner_C_per_s * [.X343]/100 * time_incr" office:value-type="float" office:value="2149.61306964746" calcext:value-type="float">
            <text:p>2150</text:p>
          </table:table-cell>
          <table:table-cell table:style-name="ce3" table:formula="of:=[.B344]" office:value-type="float" office:value="2149.61306964746" calcext:value-type="float">
            <text:p>2150</text:p>
          </table:table-cell>
          <table:table-cell table:style-name="ce3" table:formula="of:=[.C343]" office:value-type="float" office:value="2149.61306964746" calcext:value-type="float">
            <text:p>2150</text:p>
          </table:table-cell>
          <table:table-cell table:style-name="ce5" table:formula="of:=SUMPRODUCT([.B344:.D344];burner_heat_diffusion)" office:value-type="float" office:value="2149.61306964746" calcext:value-type="float">
            <text:p>2150</text:p>
          </table:table-cell>
          <table:table-cell table:formula="of:=[.F343]+[.E344]-[.J343]" office:value-type="float" office:value="55004.5482648333" calcext:value-type="float">
            <text:p>55005</text:p>
          </table:table-cell>
          <table:table-cell table:style-name="ce7" table:formula="of:=temp_out + [.F344] / burner_heat_mass" office:value-type="float" office:value="130.009096529667" calcext:value-type="float">
            <text:p>130.0</text:p>
          </table:table-cell>
          <table:table-cell table:style-name="ce7" table:formula="of:=[.G344]-[.W343]" office:value-type="float" office:value="11.2441389448207" calcext:value-type="float">
            <text:p>11.2</text:p>
          </table:table-cell>
          <table:table-cell table:style-name="ce5" table:formula="of:=thermagon_k * burner_A * [.H344] / thermagon_L" office:value-type="float" office:value="1473.9898300749" calcext:value-type="float">
            <text:p>1474</text:p>
          </table:table-cell>
          <table:table-cell table:style-name="ce5" table:formula="of:=[.I344]/C_per_s_to_W*time_incr" office:value-type="float" office:value="2112.3385355043" calcext:value-type="float">
            <text:p>2112</text:p>
          </table:table-cell>
          <table:table-cell table:style-name="ce7" table:formula="of:=[.J343]" office:value-type="float" office:value="2136.4565438033" calcext:value-type="float">
            <text:p>2136.5</text:p>
          </table:table-cell>
          <table:table-cell table:style-name="ce7" table:formula="of:=[.K343]" office:value-type="float" office:value="2165.22989807753" calcext:value-type="float">
            <text:p>2165.2</text:p>
          </table:table-cell>
          <table:table-cell table:style-name="ce7" table:formula="of:=[.L343]" office:value-type="float" office:value="2194.09226981052" calcext:value-type="float">
            <text:p>2194.1</text:p>
          </table:table-cell>
          <table:table-cell table:style-name="ce7" table:formula="of:=[.M343]" office:value-type="float" office:value="2215.27428813855" calcext:value-type="float">
            <text:p>2215.3</text:p>
          </table:table-cell>
          <table:table-cell table:style-name="ce7" table:formula="of:=[.N343]" office:value-type="float" office:value="2217.60842341385" calcext:value-type="float">
            <text:p>2217.6</text:p>
          </table:table-cell>
          <table:table-cell table:style-name="ce7" table:formula="of:=[.O343]" office:value-type="float" office:value="2187.24280056259" calcext:value-type="float">
            <text:p>2187.2</text:p>
          </table:table-cell>
          <table:table-cell table:style-name="ce7" table:formula="of:=[.P343]" office:value-type="float" office:value="2107.52530021817" calcext:value-type="float">
            <text:p>2107.5</text:p>
          </table:table-cell>
          <table:table-cell table:style-name="ce7" table:formula="of:=[.Q343]" office:value-type="float" office:value="1957.23474242252" calcext:value-type="float">
            <text:p>1957.2</text:p>
          </table:table-cell>
          <table:table-cell table:style-name="ce7" table:formula="of:=[.R343]" office:value-type="float" office:value="1706.64575001307" calcext:value-type="float">
            <text:p>1706.6</text:p>
          </table:table-cell>
          <table:table-cell table:style-name="ce5" table:formula="of:=SUMPRODUCT([.J344:.S344];pot_heat_diffusion)" office:value-type="float" office:value="2163.45891848661" calcext:value-type="float">
            <text:p>2163</text:p>
          </table:table-cell>
          <table:table-cell table:style-name="ce5" table:formula="of:=[.V343]*leakage_out" office:value-type="float" office:value="1682.39725029525" calcext:value-type="float">
            <text:p>1682</text:p>
          </table:table-cell>
          <table:table-cell table:style-name="ce5" table:formula="of:=[.V343]+[.T344]-[.U344]" office:value-type="float" office:value="280880.603384066" calcext:value-type="float">
            <text:p>280881</text:p>
          </table:table-cell>
          <table:table-cell table:style-name="ce12" table:formula="of:= temp_out + [.V344]/pot_water_mass" office:value-type="float" office:value="118.93440163944" calcext:value-type="float">
            <text:p>118.9</text:p>
          </table:table-cell>
          <table:table-cell table:style-name="ce7" table:formula="of:=IF([.G344]&gt;thermagon_temp_max;0;IF([.W3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table:formula="of:=burner_C_per_s * [.X344]/100 * time_incr" office:value-type="float" office:value="2149.61306964746" calcext:value-type="float">
            <text:p>2150</text:p>
          </table:table-cell>
          <table:table-cell table:style-name="ce3" table:formula="of:=[.B345]" office:value-type="float" office:value="2149.61306964746" calcext:value-type="float">
            <text:p>2150</text:p>
          </table:table-cell>
          <table:table-cell table:style-name="ce3" table:formula="of:=[.C344]" office:value-type="float" office:value="2149.61306964746" calcext:value-type="float">
            <text:p>2150</text:p>
          </table:table-cell>
          <table:table-cell table:style-name="ce5" table:formula="of:=SUMPRODUCT([.B345:.D345];burner_heat_diffusion)" office:value-type="float" office:value="2149.61306964746" calcext:value-type="float">
            <text:p>2150</text:p>
          </table:table-cell>
          <table:table-cell table:formula="of:=[.F344]+[.E345]-[.J344]" office:value-type="float" office:value="55041.8227989764" calcext:value-type="float">
            <text:p>55042</text:p>
          </table:table-cell>
          <table:table-cell table:style-name="ce7" table:formula="of:=temp_out + [.F345] / burner_heat_mass" office:value-type="float" office:value="130.083645597953" calcext:value-type="float">
            <text:p>130.1</text:p>
          </table:table-cell>
          <table:table-cell table:style-name="ce7" table:formula="of:=[.G345]-[.W344]" office:value-type="float" office:value="11.1492439585131" calcext:value-type="float">
            <text:p>11.1</text:p>
          </table:table-cell>
          <table:table-cell table:style-name="ce5" table:formula="of:=thermagon_k * burner_A * [.H345] / thermagon_L" office:value-type="float" office:value="1461.55008298276" calcext:value-type="float">
            <text:p>1462</text:p>
          </table:table-cell>
          <table:table-cell table:style-name="ce5" table:formula="of:=[.I345]/C_per_s_to_W*time_incr" office:value-type="float" office:value="2094.51144021604" calcext:value-type="float">
            <text:p>2095</text:p>
          </table:table-cell>
          <table:table-cell table:style-name="ce7" table:formula="of:=[.J344]" office:value-type="float" office:value="2112.3385355043" calcext:value-type="float">
            <text:p>2112.3</text:p>
          </table:table-cell>
          <table:table-cell table:style-name="ce7" table:formula="of:=[.K344]" office:value-type="float" office:value="2136.4565438033" calcext:value-type="float">
            <text:p>2136.5</text:p>
          </table:table-cell>
          <table:table-cell table:style-name="ce7" table:formula="of:=[.L344]" office:value-type="float" office:value="2165.22989807753" calcext:value-type="float">
            <text:p>2165.2</text:p>
          </table:table-cell>
          <table:table-cell table:style-name="ce7" table:formula="of:=[.M344]" office:value-type="float" office:value="2194.09226981052" calcext:value-type="float">
            <text:p>2194.1</text:p>
          </table:table-cell>
          <table:table-cell table:style-name="ce7" table:formula="of:=[.N344]" office:value-type="float" office:value="2215.27428813855" calcext:value-type="float">
            <text:p>2215.3</text:p>
          </table:table-cell>
          <table:table-cell table:style-name="ce7" table:formula="of:=[.O344]" office:value-type="float" office:value="2217.60842341385" calcext:value-type="float">
            <text:p>2217.6</text:p>
          </table:table-cell>
          <table:table-cell table:style-name="ce7" table:formula="of:=[.P344]" office:value-type="float" office:value="2187.24280056259" calcext:value-type="float">
            <text:p>2187.2</text:p>
          </table:table-cell>
          <table:table-cell table:style-name="ce7" table:formula="of:=[.Q344]" office:value-type="float" office:value="2107.52530021817" calcext:value-type="float">
            <text:p>2107.5</text:p>
          </table:table-cell>
          <table:table-cell table:style-name="ce7" table:formula="of:=[.R344]" office:value-type="float" office:value="1957.23474242252" calcext:value-type="float">
            <text:p>1957.2</text:p>
          </table:table-cell>
          <table:table-cell table:style-name="ce5" table:formula="of:=SUMPRODUCT([.J345:.S345];pot_heat_diffusion)" office:value-type="float" office:value="2175.50977853002" calcext:value-type="float">
            <text:p>2176</text:p>
          </table:table-cell>
          <table:table-cell table:style-name="ce5" table:formula="of:=[.V344]*leakage_out" office:value-type="float" office:value="1685.2836203044" calcext:value-type="float">
            <text:p>1685</text:p>
          </table:table-cell>
          <table:table-cell table:style-name="ce5" table:formula="of:=[.V344]+[.T345]-[.U345]" office:value-type="float" office:value="281370.829542292" calcext:value-type="float">
            <text:p>281371</text:p>
          </table:table-cell>
          <table:table-cell table:style-name="ce12" table:formula="of:= temp_out + [.V345]/pot_water_mass" office:value-type="float" office:value="119.107073696704" calcext:value-type="float">
            <text:p>119.1</text:p>
          </table:table-cell>
          <table:table-cell table:style-name="ce7" table:formula="of:=IF([.G345]&gt;thermagon_temp_max;0;IF([.W3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3" table:formula="of:=burner_C_per_s * [.X345]/100 * time_incr" office:value-type="float" office:value="2149.61306964746" calcext:value-type="float">
            <text:p>2150</text:p>
          </table:table-cell>
          <table:table-cell table:style-name="ce3" table:formula="of:=[.B346]" office:value-type="float" office:value="2149.61306964746" calcext:value-type="float">
            <text:p>2150</text:p>
          </table:table-cell>
          <table:table-cell table:style-name="ce3" table:formula="of:=[.C345]" office:value-type="float" office:value="2149.61306964746" calcext:value-type="float">
            <text:p>2150</text:p>
          </table:table-cell>
          <table:table-cell table:style-name="ce5" table:formula="of:=SUMPRODUCT([.B346:.D346];burner_heat_diffusion)" office:value-type="float" office:value="2149.61306964746" calcext:value-type="float">
            <text:p>2150</text:p>
          </table:table-cell>
          <table:table-cell table:formula="of:=[.F345]+[.E346]-[.J345]" office:value-type="float" office:value="55096.9244284079" calcext:value-type="float">
            <text:p>55097</text:p>
          </table:table-cell>
          <table:table-cell table:style-name="ce7" table:formula="of:=temp_out + [.F346] / burner_heat_mass" office:value-type="float" office:value="130.193848856816" calcext:value-type="float">
            <text:p>130.2</text:p>
          </table:table-cell>
          <table:table-cell table:style-name="ce7" table:formula="of:=[.G346]-[.W345]" office:value-type="float" office:value="11.0867751601113" calcext:value-type="float">
            <text:p>11.1</text:p>
          </table:table-cell>
          <table:table-cell table:style-name="ce5" table:formula="of:=thermagon_k * burner_A * [.H346] / thermagon_L" office:value-type="float" office:value="1453.36107233524" calcext:value-type="float">
            <text:p>1453</text:p>
          </table:table-cell>
          <table:table-cell table:style-name="ce5" table:formula="of:=[.I346]/C_per_s_to_W*time_incr" office:value-type="float" office:value="2082.77597067246" calcext:value-type="float">
            <text:p>2083</text:p>
          </table:table-cell>
          <table:table-cell table:style-name="ce7" table:formula="of:=[.J345]" office:value-type="float" office:value="2094.51144021604" calcext:value-type="float">
            <text:p>2094.5</text:p>
          </table:table-cell>
          <table:table-cell table:style-name="ce7" table:formula="of:=[.K345]" office:value-type="float" office:value="2112.3385355043" calcext:value-type="float">
            <text:p>2112.3</text:p>
          </table:table-cell>
          <table:table-cell table:style-name="ce7" table:formula="of:=[.L345]" office:value-type="float" office:value="2136.4565438033" calcext:value-type="float">
            <text:p>2136.5</text:p>
          </table:table-cell>
          <table:table-cell table:style-name="ce7" table:formula="of:=[.M345]" office:value-type="float" office:value="2165.22989807753" calcext:value-type="float">
            <text:p>2165.2</text:p>
          </table:table-cell>
          <table:table-cell table:style-name="ce7" table:formula="of:=[.N345]" office:value-type="float" office:value="2194.09226981052" calcext:value-type="float">
            <text:p>2194.1</text:p>
          </table:table-cell>
          <table:table-cell table:style-name="ce7" table:formula="of:=[.O345]" office:value-type="float" office:value="2215.27428813855" calcext:value-type="float">
            <text:p>2215.3</text:p>
          </table:table-cell>
          <table:table-cell table:style-name="ce7" table:formula="of:=[.P345]" office:value-type="float" office:value="2217.60842341385" calcext:value-type="float">
            <text:p>2217.6</text:p>
          </table:table-cell>
          <table:table-cell table:style-name="ce7" table:formula="of:=[.Q345]" office:value-type="float" office:value="2187.24280056259" calcext:value-type="float">
            <text:p>2187.2</text:p>
          </table:table-cell>
          <table:table-cell table:style-name="ce7" table:formula="of:=[.R345]" office:value-type="float" office:value="2107.52530021817" calcext:value-type="float">
            <text:p>2107.5</text:p>
          </table:table-cell>
          <table:table-cell table:style-name="ce5" table:formula="of:=SUMPRODUCT([.J346:.S346];pot_heat_diffusion)" office:value-type="float" office:value="2168.32604835968" calcext:value-type="float">
            <text:p>2168</text:p>
          </table:table-cell>
          <table:table-cell table:style-name="ce5" table:formula="of:=[.V345]*leakage_out" office:value-type="float" office:value="1688.22497725375" calcext:value-type="float">
            <text:p>1688</text:p>
          </table:table-cell>
          <table:table-cell table:style-name="ce5" table:formula="of:=[.V345]+[.T346]-[.U346]" office:value-type="float" office:value="281850.930613398" calcext:value-type="float">
            <text:p>281851</text:p>
          </table:table-cell>
          <table:table-cell table:style-name="ce12" table:formula="of:= temp_out + [.V346]/pot_water_mass" office:value-type="float" office:value="119.27617940078" calcext:value-type="float">
            <text:p>119.3</text:p>
          </table:table-cell>
          <table:table-cell table:style-name="ce7" table:formula="of:=IF([.G346]&gt;thermagon_temp_max;0;IF([.W3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table:formula="of:=burner_C_per_s * [.X346]/100 * time_incr" office:value-type="float" office:value="2149.61306964746" calcext:value-type="float">
            <text:p>2150</text:p>
          </table:table-cell>
          <table:table-cell table:style-name="ce3" table:formula="of:=[.B347]" office:value-type="float" office:value="2149.61306964746" calcext:value-type="float">
            <text:p>2150</text:p>
          </table:table-cell>
          <table:table-cell table:style-name="ce3" table:formula="of:=[.C346]" office:value-type="float" office:value="2149.61306964746" calcext:value-type="float">
            <text:p>2150</text:p>
          </table:table-cell>
          <table:table-cell table:style-name="ce5" table:formula="of:=SUMPRODUCT([.B347:.D347];burner_heat_diffusion)" office:value-type="float" office:value="2149.61306964746" calcext:value-type="float">
            <text:p>2150</text:p>
          </table:table-cell>
          <table:table-cell table:formula="of:=[.F346]+[.E347]-[.J346]" office:value-type="float" office:value="55163.7615273829" calcext:value-type="float">
            <text:p>55164</text:p>
          </table:table-cell>
          <table:table-cell table:style-name="ce7" table:formula="of:=temp_out + [.F347] / burner_heat_mass" office:value-type="float" office:value="130.327523054766" calcext:value-type="float">
            <text:p>130.3</text:p>
          </table:table-cell>
          <table:table-cell table:style-name="ce7" table:formula="of:=[.G347]-[.W346]" office:value-type="float" office:value="11.0513436539861" calcext:value-type="float">
            <text:p>11.1</text:p>
          </table:table-cell>
          <table:table-cell table:style-name="ce5" table:formula="of:=thermagon_k * burner_A * [.H347] / thermagon_L" office:value-type="float" office:value="1448.71636988635" calcext:value-type="float">
            <text:p>1449</text:p>
          </table:table-cell>
          <table:table-cell table:style-name="ce5" table:formula="of:=[.I347]/C_per_s_to_W*time_incr" office:value-type="float" office:value="2076.11976194662" calcext:value-type="float">
            <text:p>2076</text:p>
          </table:table-cell>
          <table:table-cell table:style-name="ce7" table:formula="of:=[.J346]" office:value-type="float" office:value="2082.77597067246" calcext:value-type="float">
            <text:p>2082.8</text:p>
          </table:table-cell>
          <table:table-cell table:style-name="ce7" table:formula="of:=[.K346]" office:value-type="float" office:value="2094.51144021604" calcext:value-type="float">
            <text:p>2094.5</text:p>
          </table:table-cell>
          <table:table-cell table:style-name="ce7" table:formula="of:=[.L346]" office:value-type="float" office:value="2112.3385355043" calcext:value-type="float">
            <text:p>2112.3</text:p>
          </table:table-cell>
          <table:table-cell table:style-name="ce7" table:formula="of:=[.M346]" office:value-type="float" office:value="2136.4565438033" calcext:value-type="float">
            <text:p>2136.5</text:p>
          </table:table-cell>
          <table:table-cell table:style-name="ce7" table:formula="of:=[.N346]" office:value-type="float" office:value="2165.22989807753" calcext:value-type="float">
            <text:p>2165.2</text:p>
          </table:table-cell>
          <table:table-cell table:style-name="ce7" table:formula="of:=[.O346]" office:value-type="float" office:value="2194.09226981052" calcext:value-type="float">
            <text:p>2194.1</text:p>
          </table:table-cell>
          <table:table-cell table:style-name="ce7" table:formula="of:=[.P346]" office:value-type="float" office:value="2215.27428813855" calcext:value-type="float">
            <text:p>2215.3</text:p>
          </table:table-cell>
          <table:table-cell table:style-name="ce7" table:formula="of:=[.Q346]" office:value-type="float" office:value="2217.60842341385" calcext:value-type="float">
            <text:p>2217.6</text:p>
          </table:table-cell>
          <table:table-cell table:style-name="ce7" table:formula="of:=[.R346]" office:value-type="float" office:value="2187.24280056259" calcext:value-type="float">
            <text:p>2187.2</text:p>
          </table:table-cell>
          <table:table-cell table:style-name="ce5" table:formula="of:=SUMPRODUCT([.J347:.S347];pot_heat_diffusion)" office:value-type="float" office:value="2151.53322412573" calcext:value-type="float">
            <text:p>2152</text:p>
          </table:table-cell>
          <table:table-cell table:style-name="ce5" table:formula="of:=[.V346]*leakage_out" office:value-type="float" office:value="1691.10558368039" calcext:value-type="float">
            <text:p>1691</text:p>
          </table:table-cell>
          <table:table-cell table:style-name="ce5" table:formula="of:=[.V346]+[.T347]-[.U347]" office:value-type="float" office:value="282311.358253843" calcext:value-type="float">
            <text:p>282311</text:p>
          </table:table-cell>
          <table:table-cell table:style-name="ce12" table:formula="of:= temp_out + [.V347]/pot_water_mass" office:value-type="float" office:value="119.438355544511" calcext:value-type="float">
            <text:p>119.4</text:p>
          </table:table-cell>
          <table:table-cell table:style-name="ce7" table:formula="of:=IF([.G347]&gt;thermagon_temp_max;0;IF([.W3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3" table:formula="of:=burner_C_per_s * [.X347]/100 * time_incr" office:value-type="float" office:value="2149.61306964746" calcext:value-type="float">
            <text:p>2150</text:p>
          </table:table-cell>
          <table:table-cell table:style-name="ce3" table:formula="of:=[.B348]" office:value-type="float" office:value="2149.61306964746" calcext:value-type="float">
            <text:p>2150</text:p>
          </table:table-cell>
          <table:table-cell table:style-name="ce3" table:formula="of:=[.C347]" office:value-type="float" office:value="2149.61306964746" calcext:value-type="float">
            <text:p>2150</text:p>
          </table:table-cell>
          <table:table-cell table:style-name="ce5" table:formula="of:=SUMPRODUCT([.B348:.D348];burner_heat_diffusion)" office:value-type="float" office:value="2149.61306964746" calcext:value-type="float">
            <text:p>2150</text:p>
          </table:table-cell>
          <table:table-cell table:formula="of:=[.F347]+[.E348]-[.J347]" office:value-type="float" office:value="55237.2548350837" calcext:value-type="float">
            <text:p>55237</text:p>
          </table:table-cell>
          <table:table-cell table:style-name="ce7" table:formula="of:=temp_out + [.F348] / burner_heat_mass" office:value-type="float" office:value="130.474509670167" calcext:value-type="float">
            <text:p>130.5</text:p>
          </table:table-cell>
          <table:table-cell table:style-name="ce7" table:formula="of:=[.G348]-[.W347]" office:value-type="float" office:value="11.0361541256567" calcext:value-type="float">
            <text:p>11.0</text:p>
          </table:table-cell>
          <table:table-cell table:style-name="ce5" table:formula="of:=thermagon_k * burner_A * [.H348] / thermagon_L" office:value-type="float" office:value="1446.72518048615" calcext:value-type="float">
            <text:p>1447</text:p>
          </table:table-cell>
          <table:table-cell table:style-name="ce5" table:formula="of:=[.I348]/C_per_s_to_W*time_incr" office:value-type="float" office:value="2073.26623744074" calcext:value-type="float">
            <text:p>2073</text:p>
          </table:table-cell>
          <table:table-cell table:style-name="ce7" table:formula="of:=[.J347]" office:value-type="float" office:value="2076.11976194662" calcext:value-type="float">
            <text:p>2076.1</text:p>
          </table:table-cell>
          <table:table-cell table:style-name="ce7" table:formula="of:=[.K347]" office:value-type="float" office:value="2082.77597067246" calcext:value-type="float">
            <text:p>2082.8</text:p>
          </table:table-cell>
          <table:table-cell table:style-name="ce7" table:formula="of:=[.L347]" office:value-type="float" office:value="2094.51144021604" calcext:value-type="float">
            <text:p>2094.5</text:p>
          </table:table-cell>
          <table:table-cell table:style-name="ce7" table:formula="of:=[.M347]" office:value-type="float" office:value="2112.3385355043" calcext:value-type="float">
            <text:p>2112.3</text:p>
          </table:table-cell>
          <table:table-cell table:style-name="ce7" table:formula="of:=[.N347]" office:value-type="float" office:value="2136.4565438033" calcext:value-type="float">
            <text:p>2136.5</text:p>
          </table:table-cell>
          <table:table-cell table:style-name="ce7" table:formula="of:=[.O347]" office:value-type="float" office:value="2165.22989807753" calcext:value-type="float">
            <text:p>2165.2</text:p>
          </table:table-cell>
          <table:table-cell table:style-name="ce7" table:formula="of:=[.P347]" office:value-type="float" office:value="2194.09226981052" calcext:value-type="float">
            <text:p>2194.1</text:p>
          </table:table-cell>
          <table:table-cell table:style-name="ce7" table:formula="of:=[.Q347]" office:value-type="float" office:value="2215.27428813855" calcext:value-type="float">
            <text:p>2215.3</text:p>
          </table:table-cell>
          <table:table-cell table:style-name="ce7" table:formula="of:=[.R347]" office:value-type="float" office:value="2217.60842341385" calcext:value-type="float">
            <text:p>2217.6</text:p>
          </table:table-cell>
          <table:table-cell table:style-name="ce5" table:formula="of:=SUMPRODUCT([.J348:.S348];pot_heat_diffusion)" office:value-type="float" office:value="2131.81833478905" calcext:value-type="float">
            <text:p>2132</text:p>
          </table:table-cell>
          <table:table-cell table:style-name="ce5" table:formula="of:=[.V347]*leakage_out" office:value-type="float" office:value="1693.86814952306" calcext:value-type="float">
            <text:p>1694</text:p>
          </table:table-cell>
          <table:table-cell table:style-name="ce5" table:formula="of:=[.V347]+[.T348]-[.U348]" office:value-type="float" office:value="282749.308439109" calcext:value-type="float">
            <text:p>282749</text:p>
          </table:table-cell>
          <table:table-cell table:style-name="ce12" table:formula="of:= temp_out + [.V348]/pot_water_mass" office:value-type="float" office:value="119.592614468072" calcext:value-type="float">
            <text:p>119.6</text:p>
          </table:table-cell>
          <table:table-cell table:style-name="ce7" table:formula="of:=IF([.G348]&gt;thermagon_temp_max;0;IF([.W3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3" table:formula="of:=burner_C_per_s * [.X348]/100 * time_incr" office:value-type="float" office:value="2149.61306964746" calcext:value-type="float">
            <text:p>2150</text:p>
          </table:table-cell>
          <table:table-cell table:style-name="ce3" table:formula="of:=[.B349]" office:value-type="float" office:value="2149.61306964746" calcext:value-type="float">
            <text:p>2150</text:p>
          </table:table-cell>
          <table:table-cell table:style-name="ce3" table:formula="of:=[.C348]" office:value-type="float" office:value="2149.61306964746" calcext:value-type="float">
            <text:p>2150</text:p>
          </table:table-cell>
          <table:table-cell table:style-name="ce5" table:formula="of:=SUMPRODUCT([.B349:.D349];burner_heat_diffusion)" office:value-type="float" office:value="2149.61306964746" calcext:value-type="float">
            <text:p>2150</text:p>
          </table:table-cell>
          <table:table-cell table:formula="of:=[.F348]+[.E349]-[.J348]" office:value-type="float" office:value="55313.6016672904" calcext:value-type="float">
            <text:p>55314</text:p>
          </table:table-cell>
          <table:table-cell table:style-name="ce7" table:formula="of:=temp_out + [.F349] / burner_heat_mass" office:value-type="float" office:value="130.627203334581" calcext:value-type="float">
            <text:p>130.6</text:p>
          </table:table-cell>
          <table:table-cell table:style-name="ce7" table:formula="of:=[.G349]-[.W348]" office:value-type="float" office:value="11.0345888665091" calcext:value-type="float">
            <text:p>11.0</text:p>
          </table:table-cell>
          <table:table-cell table:style-name="ce5" table:formula="of:=thermagon_k * burner_A * [.H349] / thermagon_L" office:value-type="float" office:value="1446.51999126924" calcext:value-type="float">
            <text:p>1447</text:p>
          </table:table-cell>
          <table:table-cell table:style-name="ce5" table:formula="of:=[.I349]/C_per_s_to_W*time_incr" office:value-type="float" office:value="2072.9721858258" calcext:value-type="float">
            <text:p>2073</text:p>
          </table:table-cell>
          <table:table-cell table:style-name="ce7" table:formula="of:=[.J348]" office:value-type="float" office:value="2073.26623744074" calcext:value-type="float">
            <text:p>2073.3</text:p>
          </table:table-cell>
          <table:table-cell table:style-name="ce7" table:formula="of:=[.K348]" office:value-type="float" office:value="2076.11976194662" calcext:value-type="float">
            <text:p>2076.1</text:p>
          </table:table-cell>
          <table:table-cell table:style-name="ce7" table:formula="of:=[.L348]" office:value-type="float" office:value="2082.77597067246" calcext:value-type="float">
            <text:p>2082.8</text:p>
          </table:table-cell>
          <table:table-cell table:style-name="ce7" table:formula="of:=[.M348]" office:value-type="float" office:value="2094.51144021604" calcext:value-type="float">
            <text:p>2094.5</text:p>
          </table:table-cell>
          <table:table-cell table:style-name="ce7" table:formula="of:=[.N348]" office:value-type="float" office:value="2112.3385355043" calcext:value-type="float">
            <text:p>2112.3</text:p>
          </table:table-cell>
          <table:table-cell table:style-name="ce7" table:formula="of:=[.O348]" office:value-type="float" office:value="2136.4565438033" calcext:value-type="float">
            <text:p>2136.5</text:p>
          </table:table-cell>
          <table:table-cell table:style-name="ce7" table:formula="of:=[.P348]" office:value-type="float" office:value="2165.22989807753" calcext:value-type="float">
            <text:p>2165.2</text:p>
          </table:table-cell>
          <table:table-cell table:style-name="ce7" table:formula="of:=[.Q348]" office:value-type="float" office:value="2194.09226981052" calcext:value-type="float">
            <text:p>2194.1</text:p>
          </table:table-cell>
          <table:table-cell table:style-name="ce7" table:formula="of:=[.R348]" office:value-type="float" office:value="2215.27428813855" calcext:value-type="float">
            <text:p>2215.3</text:p>
          </table:table-cell>
          <table:table-cell table:style-name="ce5" table:formula="of:=SUMPRODUCT([.J349:.S349];pot_heat_diffusion)" office:value-type="float" office:value="2113.38569364529" calcext:value-type="float">
            <text:p>2113</text:p>
          </table:table-cell>
          <table:table-cell table:style-name="ce5" table:formula="of:=[.V348]*leakage_out" office:value-type="float" office:value="1696.49585063466" calcext:value-type="float">
            <text:p>1696</text:p>
          </table:table-cell>
          <table:table-cell table:style-name="ce5" table:formula="of:=[.V348]+[.T349]-[.U349]" office:value-type="float" office:value="283166.19828212" calcext:value-type="float">
            <text:p>283166</text:p>
          </table:table-cell>
          <table:table-cell table:style-name="ce12" table:formula="of:= temp_out + [.V349]/pot_water_mass" office:value-type="float" office:value="119.739455320273" calcext:value-type="float">
            <text:p>119.7</text:p>
          </table:table-cell>
          <table:table-cell table:style-name="ce7" table:formula="of:=IF([.G349]&gt;thermagon_temp_max;0;IF([.W3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3" table:formula="of:=burner_C_per_s * [.X349]/100 * time_incr" office:value-type="float" office:value="2149.61306964746" calcext:value-type="float">
            <text:p>2150</text:p>
          </table:table-cell>
          <table:table-cell table:style-name="ce3" table:formula="of:=[.B350]" office:value-type="float" office:value="2149.61306964746" calcext:value-type="float">
            <text:p>2150</text:p>
          </table:table-cell>
          <table:table-cell table:style-name="ce3" table:formula="of:=[.C349]" office:value-type="float" office:value="2149.61306964746" calcext:value-type="float">
            <text:p>2150</text:p>
          </table:table-cell>
          <table:table-cell table:style-name="ce5" table:formula="of:=SUMPRODUCT([.B350:.D350];burner_heat_diffusion)" office:value-type="float" office:value="2149.61306964746" calcext:value-type="float">
            <text:p>2150</text:p>
          </table:table-cell>
          <table:table-cell table:formula="of:=[.F349]+[.E350]-[.J349]" office:value-type="float" office:value="55390.2425511121" calcext:value-type="float">
            <text:p>55390</text:p>
          </table:table-cell>
          <table:table-cell table:style-name="ce7" table:formula="of:=temp_out + [.F350] / burner_heat_mass" office:value-type="float" office:value="130.780485102224" calcext:value-type="float">
            <text:p>130.8</text:p>
          </table:table-cell>
          <table:table-cell table:style-name="ce7" table:formula="of:=[.G350]-[.W349]" office:value-type="float" office:value="11.0410297819509" calcext:value-type="float">
            <text:p>11.0</text:p>
          </table:table-cell>
          <table:table-cell table:style-name="ce5" table:formula="of:=thermagon_k * burner_A * [.H350] / thermagon_L" office:value-type="float" office:value="1447.36432838604" calcext:value-type="float">
            <text:p>1447</text:p>
          </table:table-cell>
          <table:table-cell table:style-name="ce5" table:formula="of:=[.I350]/C_per_s_to_W*time_incr" office:value-type="float" office:value="2074.1821845601" calcext:value-type="float">
            <text:p>2074</text:p>
          </table:table-cell>
          <table:table-cell table:style-name="ce7" table:formula="of:=[.J349]" office:value-type="float" office:value="2072.9721858258" calcext:value-type="float">
            <text:p>2073.0</text:p>
          </table:table-cell>
          <table:table-cell table:style-name="ce7" table:formula="of:=[.K349]" office:value-type="float" office:value="2073.26623744074" calcext:value-type="float">
            <text:p>2073.3</text:p>
          </table:table-cell>
          <table:table-cell table:style-name="ce7" table:formula="of:=[.L349]" office:value-type="float" office:value="2076.11976194662" calcext:value-type="float">
            <text:p>2076.1</text:p>
          </table:table-cell>
          <table:table-cell table:style-name="ce7" table:formula="of:=[.M349]" office:value-type="float" office:value="2082.77597067246" calcext:value-type="float">
            <text:p>2082.8</text:p>
          </table:table-cell>
          <table:table-cell table:style-name="ce7" table:formula="of:=[.N349]" office:value-type="float" office:value="2094.51144021604" calcext:value-type="float">
            <text:p>2094.5</text:p>
          </table:table-cell>
          <table:table-cell table:style-name="ce7" table:formula="of:=[.O349]" office:value-type="float" office:value="2112.3385355043" calcext:value-type="float">
            <text:p>2112.3</text:p>
          </table:table-cell>
          <table:table-cell table:style-name="ce7" table:formula="of:=[.P349]" office:value-type="float" office:value="2136.4565438033" calcext:value-type="float">
            <text:p>2136.5</text:p>
          </table:table-cell>
          <table:table-cell table:style-name="ce7" table:formula="of:=[.Q349]" office:value-type="float" office:value="2165.22989807753" calcext:value-type="float">
            <text:p>2165.2</text:p>
          </table:table-cell>
          <table:table-cell table:style-name="ce7" table:formula="of:=[.R349]" office:value-type="float" office:value="2194.09226981052" calcext:value-type="float">
            <text:p>2194.1</text:p>
          </table:table-cell>
          <table:table-cell table:style-name="ce5" table:formula="of:=SUMPRODUCT([.J350:.S350];pot_heat_diffusion)" office:value-type="float" office:value="2098.42834998455" calcext:value-type="float">
            <text:p>2098</text:p>
          </table:table-cell>
          <table:table-cell table:style-name="ce5" table:formula="of:=[.V349]*leakage_out" office:value-type="float" office:value="1698.99718969272" calcext:value-type="float">
            <text:p>1699</text:p>
          </table:table-cell>
          <table:table-cell table:style-name="ce5" table:formula="of:=[.V349]+[.T350]-[.U350]" office:value-type="float" office:value="283565.629442412" calcext:value-type="float">
            <text:p>283566</text:p>
          </table:table-cell>
          <table:table-cell table:style-name="ce12" table:formula="of:= temp_out + [.V350]/pot_water_mass" office:value-type="float" office:value="119.880146711432" calcext:value-type="float">
            <text:p>119.9</text:p>
          </table:table-cell>
          <table:table-cell table:style-name="ce7" table:formula="of:=IF([.G350]&gt;thermagon_temp_max;0;IF([.W3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table:formula="of:=burner_C_per_s * [.X350]/100 * time_incr" office:value-type="float" office:value="2149.61306964746" calcext:value-type="float">
            <text:p>2150</text:p>
          </table:table-cell>
          <table:table-cell table:style-name="ce3" table:formula="of:=[.B351]" office:value-type="float" office:value="2149.61306964746" calcext:value-type="float">
            <text:p>2150</text:p>
          </table:table-cell>
          <table:table-cell table:style-name="ce3" table:formula="of:=[.C350]" office:value-type="float" office:value="2149.61306964746" calcext:value-type="float">
            <text:p>2150</text:p>
          </table:table-cell>
          <table:table-cell table:style-name="ce5" table:formula="of:=SUMPRODUCT([.B351:.D351];burner_heat_diffusion)" office:value-type="float" office:value="2149.61306964746" calcext:value-type="float">
            <text:p>2150</text:p>
          </table:table-cell>
          <table:table-cell table:formula="of:=[.F350]+[.E351]-[.J350]" office:value-type="float" office:value="55465.6734361995" calcext:value-type="float">
            <text:p>55466</text:p>
          </table:table-cell>
          <table:table-cell table:style-name="ce7" table:formula="of:=temp_out + [.F351] / burner_heat_mass" office:value-type="float" office:value="130.931346872399" calcext:value-type="float">
            <text:p>130.9</text:p>
          </table:table-cell>
          <table:table-cell table:style-name="ce7" table:formula="of:=[.G351]-[.W350]" office:value-type="float" office:value="11.0512001609668" calcext:value-type="float">
            <text:p>11.1</text:p>
          </table:table-cell>
          <table:table-cell table:style-name="ce5" table:formula="of:=thermagon_k * burner_A * [.H351] / thermagon_L" office:value-type="float" office:value="1448.69755944189" calcext:value-type="float">
            <text:p>1449</text:p>
          </table:table-cell>
          <table:table-cell table:style-name="ce5" table:formula="of:=[.I351]/C_per_s_to_W*time_incr" office:value-type="float" office:value="2076.09280516177" calcext:value-type="float">
            <text:p>2076</text:p>
          </table:table-cell>
          <table:table-cell table:style-name="ce7" table:formula="of:=[.J350]" office:value-type="float" office:value="2074.1821845601" calcext:value-type="float">
            <text:p>2074.2</text:p>
          </table:table-cell>
          <table:table-cell table:style-name="ce7" table:formula="of:=[.K350]" office:value-type="float" office:value="2072.9721858258" calcext:value-type="float">
            <text:p>2073.0</text:p>
          </table:table-cell>
          <table:table-cell table:style-name="ce7" table:formula="of:=[.L350]" office:value-type="float" office:value="2073.26623744074" calcext:value-type="float">
            <text:p>2073.3</text:p>
          </table:table-cell>
          <table:table-cell table:style-name="ce7" table:formula="of:=[.M350]" office:value-type="float" office:value="2076.11976194662" calcext:value-type="float">
            <text:p>2076.1</text:p>
          </table:table-cell>
          <table:table-cell table:style-name="ce7" table:formula="of:=[.N350]" office:value-type="float" office:value="2082.77597067246" calcext:value-type="float">
            <text:p>2082.8</text:p>
          </table:table-cell>
          <table:table-cell table:style-name="ce7" table:formula="of:=[.O350]" office:value-type="float" office:value="2094.51144021604" calcext:value-type="float">
            <text:p>2094.5</text:p>
          </table:table-cell>
          <table:table-cell table:style-name="ce7" table:formula="of:=[.P350]" office:value-type="float" office:value="2112.3385355043" calcext:value-type="float">
            <text:p>2112.3</text:p>
          </table:table-cell>
          <table:table-cell table:style-name="ce7" table:formula="of:=[.Q350]" office:value-type="float" office:value="2136.4565438033" calcext:value-type="float">
            <text:p>2136.5</text:p>
          </table:table-cell>
          <table:table-cell table:style-name="ce7" table:formula="of:=[.R350]" office:value-type="float" office:value="2165.22989807753" calcext:value-type="float">
            <text:p>2165.2</text:p>
          </table:table-cell>
          <table:table-cell table:style-name="ce5" table:formula="of:=SUMPRODUCT([.J351:.S351];pot_heat_diffusion)" office:value-type="float" office:value="2087.65734613592" calcext:value-type="float">
            <text:p>2088</text:p>
          </table:table-cell>
          <table:table-cell table:style-name="ce5" table:formula="of:=[.V350]*leakage_out" office:value-type="float" office:value="1701.39377665447" calcext:value-type="float">
            <text:p>1701</text:p>
          </table:table-cell>
          <table:table-cell table:style-name="ce5" table:formula="of:=[.V350]+[.T351]-[.U351]" office:value-type="float" office:value="283951.893011893" calcext:value-type="float">
            <text:p>283952</text:p>
          </table:table-cell>
          <table:table-cell table:style-name="ce12" table:formula="of:= temp_out + [.V351]/pot_water_mass" office:value-type="float" office:value="120.016200090204" calcext:value-type="float">
            <text:p>120.0</text:p>
          </table:table-cell>
          <table:table-cell table:style-name="ce7" table:formula="of:=IF([.G351]&gt;thermagon_temp_max;0;IF([.W3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3" table:formula="of:=burner_C_per_s * [.X351]/100 * time_incr" office:value-type="float" office:value="2149.61306964746" calcext:value-type="float">
            <text:p>2150</text:p>
          </table:table-cell>
          <table:table-cell table:style-name="ce3" table:formula="of:=[.B352]" office:value-type="float" office:value="2149.61306964746" calcext:value-type="float">
            <text:p>2150</text:p>
          </table:table-cell>
          <table:table-cell table:style-name="ce3" table:formula="of:=[.C351]" office:value-type="float" office:value="2149.61306964746" calcext:value-type="float">
            <text:p>2150</text:p>
          </table:table-cell>
          <table:table-cell table:style-name="ce5" table:formula="of:=SUMPRODUCT([.B352:.D352];burner_heat_diffusion)" office:value-type="float" office:value="2149.61306964746" calcext:value-type="float">
            <text:p>2150</text:p>
          </table:table-cell>
          <table:table-cell table:formula="of:=[.F351]+[.E352]-[.J351]" office:value-type="float" office:value="55539.1937006852" calcext:value-type="float">
            <text:p>55539</text:p>
          </table:table-cell>
          <table:table-cell table:style-name="ce7" table:formula="of:=temp_out + [.F352] / burner_heat_mass" office:value-type="float" office:value="131.07838740137" calcext:value-type="float">
            <text:p>131.1</text:p>
          </table:table-cell>
          <table:table-cell table:style-name="ce7" table:formula="of:=[.G352]-[.W351]" office:value-type="float" office:value="11.0621873111668" calcext:value-type="float">
            <text:p>11.1</text:p>
          </table:table-cell>
          <table:table-cell table:style-name="ce5" table:formula="of:=thermagon_k * burner_A * [.H352] / thermagon_L" office:value-type="float" office:value="1450.13786071669" calcext:value-type="float">
            <text:p>1450</text:p>
          </table:table-cell>
          <table:table-cell table:style-name="ce5" table:formula="of:=[.I352]/C_per_s_to_W*time_incr" office:value-type="float" office:value="2078.15686545813" calcext:value-type="float">
            <text:p>2078</text:p>
          </table:table-cell>
          <table:table-cell table:style-name="ce7" table:formula="of:=[.J351]" office:value-type="float" office:value="2076.09280516177" calcext:value-type="float">
            <text:p>2076.1</text:p>
          </table:table-cell>
          <table:table-cell table:style-name="ce7" table:formula="of:=[.K351]" office:value-type="float" office:value="2074.1821845601" calcext:value-type="float">
            <text:p>2074.2</text:p>
          </table:table-cell>
          <table:table-cell table:style-name="ce7" table:formula="of:=[.L351]" office:value-type="float" office:value="2072.9721858258" calcext:value-type="float">
            <text:p>2073.0</text:p>
          </table:table-cell>
          <table:table-cell table:style-name="ce7" table:formula="of:=[.M351]" office:value-type="float" office:value="2073.26623744074" calcext:value-type="float">
            <text:p>2073.3</text:p>
          </table:table-cell>
          <table:table-cell table:style-name="ce7" table:formula="of:=[.N351]" office:value-type="float" office:value="2076.11976194662" calcext:value-type="float">
            <text:p>2076.1</text:p>
          </table:table-cell>
          <table:table-cell table:style-name="ce7" table:formula="of:=[.O351]" office:value-type="float" office:value="2082.77597067246" calcext:value-type="float">
            <text:p>2082.8</text:p>
          </table:table-cell>
          <table:table-cell table:style-name="ce7" table:formula="of:=[.P351]" office:value-type="float" office:value="2094.51144021604" calcext:value-type="float">
            <text:p>2094.5</text:p>
          </table:table-cell>
          <table:table-cell table:style-name="ce7" table:formula="of:=[.Q351]" office:value-type="float" office:value="2112.3385355043" calcext:value-type="float">
            <text:p>2112.3</text:p>
          </table:table-cell>
          <table:table-cell table:style-name="ce7" table:formula="of:=[.R351]" office:value-type="float" office:value="2136.4565438033" calcext:value-type="float">
            <text:p>2136.5</text:p>
          </table:table-cell>
          <table:table-cell table:style-name="ce5" table:formula="of:=SUMPRODUCT([.J352:.S352];pot_heat_diffusion)" office:value-type="float" office:value="2080.83490106061" calcext:value-type="float">
            <text:p>2081</text:p>
          </table:table-cell>
          <table:table-cell table:style-name="ce5" table:formula="of:=[.V351]*leakage_out" office:value-type="float" office:value="1703.71135807136" calcext:value-type="float">
            <text:p>1704</text:p>
          </table:table-cell>
          <table:table-cell table:style-name="ce5" table:formula="of:=[.V351]+[.T352]-[.U352]" office:value-type="float" office:value="284329.016554882" calcext:value-type="float">
            <text:p>284329</text:p>
          </table:table-cell>
          <table:table-cell table:style-name="ce12" table:formula="of:= temp_out + [.V352]/pot_water_mass" office:value-type="float" office:value="120.149034083083" calcext:value-type="float">
            <text:p>120.1</text:p>
          </table:table-cell>
          <table:table-cell table:style-name="ce7" table:formula="of:=IF([.G352]&gt;thermagon_temp_max;0;IF([.W3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table:formula="of:=burner_C_per_s * [.X352]/100 * time_incr" office:value-type="float" office:value="2149.61306964746" calcext:value-type="float">
            <text:p>2150</text:p>
          </table:table-cell>
          <table:table-cell table:style-name="ce3" table:formula="of:=[.B353]" office:value-type="float" office:value="2149.61306964746" calcext:value-type="float">
            <text:p>2150</text:p>
          </table:table-cell>
          <table:table-cell table:style-name="ce3" table:formula="of:=[.C352]" office:value-type="float" office:value="2149.61306964746" calcext:value-type="float">
            <text:p>2150</text:p>
          </table:table-cell>
          <table:table-cell table:style-name="ce5" table:formula="of:=SUMPRODUCT([.B353:.D353];burner_heat_diffusion)" office:value-type="float" office:value="2149.61306964746" calcext:value-type="float">
            <text:p>2150</text:p>
          </table:table-cell>
          <table:table-cell table:formula="of:=[.F352]+[.E353]-[.J352]" office:value-type="float" office:value="55610.6499048745" calcext:value-type="float">
            <text:p>55611</text:p>
          </table:table-cell>
          <table:table-cell table:style-name="ce7" table:formula="of:=temp_out + [.F353] / burner_heat_mass" office:value-type="float" office:value="131.221299809749" calcext:value-type="float">
            <text:p>131.2</text:p>
          </table:table-cell>
          <table:table-cell table:style-name="ce7" table:formula="of:=[.G353]-[.W352]" office:value-type="float" office:value="11.0722657266664" calcext:value-type="float">
            <text:p>11.1</text:p>
          </table:table-cell>
          <table:table-cell table:style-name="ce5" table:formula="of:=thermagon_k * burner_A * [.H353] / thermagon_L" office:value-type="float" office:value="1451.45903631071" calcext:value-type="float">
            <text:p>1451</text:p>
          </table:table-cell>
          <table:table-cell table:style-name="ce5" table:formula="of:=[.I353]/C_per_s_to_W*time_incr" office:value-type="float" office:value="2080.05020967427" calcext:value-type="float">
            <text:p>2080</text:p>
          </table:table-cell>
          <table:table-cell table:style-name="ce7" table:formula="of:=[.J352]" office:value-type="float" office:value="2078.15686545813" calcext:value-type="float">
            <text:p>2078.2</text:p>
          </table:table-cell>
          <table:table-cell table:style-name="ce7" table:formula="of:=[.K352]" office:value-type="float" office:value="2076.09280516177" calcext:value-type="float">
            <text:p>2076.1</text:p>
          </table:table-cell>
          <table:table-cell table:style-name="ce7" table:formula="of:=[.L352]" office:value-type="float" office:value="2074.1821845601" calcext:value-type="float">
            <text:p>2074.2</text:p>
          </table:table-cell>
          <table:table-cell table:style-name="ce7" table:formula="of:=[.M352]" office:value-type="float" office:value="2072.9721858258" calcext:value-type="float">
            <text:p>2073.0</text:p>
          </table:table-cell>
          <table:table-cell table:style-name="ce7" table:formula="of:=[.N352]" office:value-type="float" office:value="2073.26623744074" calcext:value-type="float">
            <text:p>2073.3</text:p>
          </table:table-cell>
          <table:table-cell table:style-name="ce7" table:formula="of:=[.O352]" office:value-type="float" office:value="2076.11976194662" calcext:value-type="float">
            <text:p>2076.1</text:p>
          </table:table-cell>
          <table:table-cell table:style-name="ce7" table:formula="of:=[.P352]" office:value-type="float" office:value="2082.77597067246" calcext:value-type="float">
            <text:p>2082.8</text:p>
          </table:table-cell>
          <table:table-cell table:style-name="ce7" table:formula="of:=[.Q352]" office:value-type="float" office:value="2094.51144021604" calcext:value-type="float">
            <text:p>2094.5</text:p>
          </table:table-cell>
          <table:table-cell table:style-name="ce7" table:formula="of:=[.R352]" office:value-type="float" office:value="2112.3385355043" calcext:value-type="float">
            <text:p>2112.3</text:p>
          </table:table-cell>
          <table:table-cell table:style-name="ce5" table:formula="of:=SUMPRODUCT([.J353:.S353];pot_heat_diffusion)" office:value-type="float" office:value="2077.23627593469" calcext:value-type="float">
            <text:p>2077</text:p>
          </table:table-cell>
          <table:table-cell table:style-name="ce5" table:formula="of:=[.V352]*leakage_out" office:value-type="float" office:value="1705.97409932929" calcext:value-type="float">
            <text:p>1706</text:p>
          </table:table-cell>
          <table:table-cell table:style-name="ce5" table:formula="of:=[.V352]+[.T353]-[.U353]" office:value-type="float" office:value="284700.278731488" calcext:value-type="float">
            <text:p>284700</text:p>
          </table:table-cell>
          <table:table-cell table:style-name="ce12" table:formula="of:= temp_out + [.V353]/pot_water_mass" office:value-type="float" office:value="120.279803530496" calcext:value-type="float">
            <text:p>120.3</text:p>
          </table:table-cell>
          <table:table-cell table:style-name="ce7" table:formula="of:=IF([.G353]&gt;thermagon_temp_max;0;IF([.W3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3" table:formula="of:=burner_C_per_s * [.X353]/100 * time_incr" office:value-type="float" office:value="2149.61306964746" calcext:value-type="float">
            <text:p>2150</text:p>
          </table:table-cell>
          <table:table-cell table:style-name="ce3" table:formula="of:=[.B354]" office:value-type="float" office:value="2149.61306964746" calcext:value-type="float">
            <text:p>2150</text:p>
          </table:table-cell>
          <table:table-cell table:style-name="ce3" table:formula="of:=[.C353]" office:value-type="float" office:value="2149.61306964746" calcext:value-type="float">
            <text:p>2150</text:p>
          </table:table-cell>
          <table:table-cell table:style-name="ce5" table:formula="of:=SUMPRODUCT([.B354:.D354];burner_heat_diffusion)" office:value-type="float" office:value="2149.61306964746" calcext:value-type="float">
            <text:p>2150</text:p>
          </table:table-cell>
          <table:table-cell table:formula="of:=[.F353]+[.E354]-[.J353]" office:value-type="float" office:value="55680.2127648477" calcext:value-type="float">
            <text:p>55680</text:p>
          </table:table-cell>
          <table:table-cell table:style-name="ce7" table:formula="of:=temp_out + [.F354] / burner_heat_mass" office:value-type="float" office:value="131.360425529695" calcext:value-type="float">
            <text:p>131.4</text:p>
          </table:table-cell>
          <table:table-cell table:style-name="ce7" table:formula="of:=[.G354]-[.W353]" office:value-type="float" office:value="11.0806219991989" calcext:value-type="float">
            <text:p>11.1</text:p>
          </table:table-cell>
          <table:table-cell table:style-name="ce5" table:formula="of:=thermagon_k * burner_A * [.H354] / thermagon_L" office:value-type="float" office:value="1452.55445684853" calcext:value-type="float">
            <text:p>1453</text:p>
          </table:table-cell>
          <table:table-cell table:style-name="ce5" table:formula="of:=[.I354]/C_per_s_to_W*time_incr" office:value-type="float" office:value="2081.62002987751" calcext:value-type="float">
            <text:p>2082</text:p>
          </table:table-cell>
          <table:table-cell table:style-name="ce7" table:formula="of:=[.J353]" office:value-type="float" office:value="2080.05020967427" calcext:value-type="float">
            <text:p>2080.1</text:p>
          </table:table-cell>
          <table:table-cell table:style-name="ce7" table:formula="of:=[.K353]" office:value-type="float" office:value="2078.15686545813" calcext:value-type="float">
            <text:p>2078.2</text:p>
          </table:table-cell>
          <table:table-cell table:style-name="ce7" table:formula="of:=[.L353]" office:value-type="float" office:value="2076.09280516177" calcext:value-type="float">
            <text:p>2076.1</text:p>
          </table:table-cell>
          <table:table-cell table:style-name="ce7" table:formula="of:=[.M353]" office:value-type="float" office:value="2074.1821845601" calcext:value-type="float">
            <text:p>2074.2</text:p>
          </table:table-cell>
          <table:table-cell table:style-name="ce7" table:formula="of:=[.N353]" office:value-type="float" office:value="2072.9721858258" calcext:value-type="float">
            <text:p>2073.0</text:p>
          </table:table-cell>
          <table:table-cell table:style-name="ce7" table:formula="of:=[.O353]" office:value-type="float" office:value="2073.26623744074" calcext:value-type="float">
            <text:p>2073.3</text:p>
          </table:table-cell>
          <table:table-cell table:style-name="ce7" table:formula="of:=[.P353]" office:value-type="float" office:value="2076.11976194662" calcext:value-type="float">
            <text:p>2076.1</text:p>
          </table:table-cell>
          <table:table-cell table:style-name="ce7" table:formula="of:=[.Q353]" office:value-type="float" office:value="2082.77597067246" calcext:value-type="float">
            <text:p>2082.8</text:p>
          </table:table-cell>
          <table:table-cell table:style-name="ce7" table:formula="of:=[.R353]" office:value-type="float" office:value="2094.51144021604" calcext:value-type="float">
            <text:p>2094.5</text:p>
          </table:table-cell>
          <table:table-cell table:style-name="ce5" table:formula="of:=SUMPRODUCT([.J354:.S354];pot_heat_diffusion)" office:value-type="float" office:value="2075.98324421952" calcext:value-type="float">
            <text:p>2076</text:p>
          </table:table-cell>
          <table:table-cell table:style-name="ce5" table:formula="of:=[.V353]*leakage_out" office:value-type="float" office:value="1708.20167238893" calcext:value-type="float">
            <text:p>1708</text:p>
          </table:table-cell>
          <table:table-cell table:style-name="ce5" table:formula="of:=[.V353]+[.T354]-[.U354]" office:value-type="float" office:value="285068.060303318" calcext:value-type="float">
            <text:p>285068</text:p>
          </table:table-cell>
          <table:table-cell table:style-name="ce12" table:formula="of:= temp_out + [.V354]/pot_water_mass" office:value-type="float" office:value="120.409347006638" calcext:value-type="float">
            <text:p>120.4</text:p>
          </table:table-cell>
          <table:table-cell table:style-name="ce7" table:formula="of:=IF([.G354]&gt;thermagon_temp_max;0;IF([.W3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3" table:formula="of:=burner_C_per_s * [.X354]/100 * time_incr" office:value-type="float" office:value="2149.61306964746" calcext:value-type="float">
            <text:p>2150</text:p>
          </table:table-cell>
          <table:table-cell table:style-name="ce3" table:formula="of:=[.B355]" office:value-type="float" office:value="2149.61306964746" calcext:value-type="float">
            <text:p>2150</text:p>
          </table:table-cell>
          <table:table-cell table:style-name="ce3" table:formula="of:=[.C354]" office:value-type="float" office:value="2149.61306964746" calcext:value-type="float">
            <text:p>2150</text:p>
          </table:table-cell>
          <table:table-cell table:style-name="ce5" table:formula="of:=SUMPRODUCT([.B355:.D355];burner_heat_diffusion)" office:value-type="float" office:value="2149.61306964746" calcext:value-type="float">
            <text:p>2150</text:p>
          </table:table-cell>
          <table:table-cell table:formula="of:=[.F354]+[.E355]-[.J354]" office:value-type="float" office:value="55748.2058046176" calcext:value-type="float">
            <text:p>55748</text:p>
          </table:table-cell>
          <table:table-cell table:style-name="ce7" table:formula="of:=temp_out + [.F355] / burner_heat_mass" office:value-type="float" office:value="131.496411609235" calcext:value-type="float">
            <text:p>131.5</text:p>
          </table:table-cell>
          <table:table-cell table:style-name="ce7" table:formula="of:=[.G355]-[.W354]" office:value-type="float" office:value="11.0870646025974" calcext:value-type="float">
            <text:p>11.1</text:p>
          </table:table-cell>
          <table:table-cell table:style-name="ce5" table:formula="of:=thermagon_k * burner_A * [.H355] / thermagon_L" office:value-type="float" office:value="1453.39901523892" calcext:value-type="float">
            <text:p>1453</text:p>
          </table:table-cell>
          <table:table-cell table:style-name="ce5" table:formula="of:=[.I355]/C_per_s_to_W*time_incr" office:value-type="float" office:value="2082.83034571356" calcext:value-type="float">
            <text:p>2083</text:p>
          </table:table-cell>
          <table:table-cell table:style-name="ce7" table:formula="of:=[.J354]" office:value-type="float" office:value="2081.62002987751" calcext:value-type="float">
            <text:p>2081.6</text:p>
          </table:table-cell>
          <table:table-cell table:style-name="ce7" table:formula="of:=[.K354]" office:value-type="float" office:value="2080.05020967427" calcext:value-type="float">
            <text:p>2080.1</text:p>
          </table:table-cell>
          <table:table-cell table:style-name="ce7" table:formula="of:=[.L354]" office:value-type="float" office:value="2078.15686545813" calcext:value-type="float">
            <text:p>2078.2</text:p>
          </table:table-cell>
          <table:table-cell table:style-name="ce7" table:formula="of:=[.M354]" office:value-type="float" office:value="2076.09280516177" calcext:value-type="float">
            <text:p>2076.1</text:p>
          </table:table-cell>
          <table:table-cell table:style-name="ce7" table:formula="of:=[.N354]" office:value-type="float" office:value="2074.1821845601" calcext:value-type="float">
            <text:p>2074.2</text:p>
          </table:table-cell>
          <table:table-cell table:style-name="ce7" table:formula="of:=[.O354]" office:value-type="float" office:value="2072.9721858258" calcext:value-type="float">
            <text:p>2073.0</text:p>
          </table:table-cell>
          <table:table-cell table:style-name="ce7" table:formula="of:=[.P354]" office:value-type="float" office:value="2073.26623744074" calcext:value-type="float">
            <text:p>2073.3</text:p>
          </table:table-cell>
          <table:table-cell table:style-name="ce7" table:formula="of:=[.Q354]" office:value-type="float" office:value="2076.11976194662" calcext:value-type="float">
            <text:p>2076.1</text:p>
          </table:table-cell>
          <table:table-cell table:style-name="ce7" table:formula="of:=[.R354]" office:value-type="float" office:value="2082.77597067246" calcext:value-type="float">
            <text:p>2082.8</text:p>
          </table:table-cell>
          <table:table-cell table:style-name="ce5" table:formula="of:=SUMPRODUCT([.J355:.S355];pot_heat_diffusion)" office:value-type="float" office:value="2076.24961647295" calcext:value-type="float">
            <text:p>2076</text:p>
          </table:table-cell>
          <table:table-cell table:style-name="ce5" table:formula="of:=[.V354]*leakage_out" office:value-type="float" office:value="1710.40836181991" calcext:value-type="float">
            <text:p>1710</text:p>
          </table:table-cell>
          <table:table-cell table:style-name="ce5" table:formula="of:=[.V354]+[.T355]-[.U355]" office:value-type="float" office:value="285433.901557971" calcext:value-type="float">
            <text:p>285434</text:p>
          </table:table-cell>
          <table:table-cell table:style-name="ce12" table:formula="of:= temp_out + [.V355]/pot_water_mass" office:value-type="float" office:value="120.538207046057" calcext:value-type="float">
            <text:p>120.5</text:p>
          </table:table-cell>
          <table:table-cell table:style-name="ce7" table:formula="of:=IF([.G355]&gt;thermagon_temp_max;0;IF([.W3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3" table:formula="of:=burner_C_per_s * [.X355]/100 * time_incr" office:value-type="float" office:value="2149.61306964746" calcext:value-type="float">
            <text:p>2150</text:p>
          </table:table-cell>
          <table:table-cell table:style-name="ce3" table:formula="of:=[.B356]" office:value-type="float" office:value="2149.61306964746" calcext:value-type="float">
            <text:p>2150</text:p>
          </table:table-cell>
          <table:table-cell table:style-name="ce3" table:formula="of:=[.C355]" office:value-type="float" office:value="2149.61306964746" calcext:value-type="float">
            <text:p>2150</text:p>
          </table:table-cell>
          <table:table-cell table:style-name="ce5" table:formula="of:=SUMPRODUCT([.B356:.D356];burner_heat_diffusion)" office:value-type="float" office:value="2149.61306964746" calcext:value-type="float">
            <text:p>2150</text:p>
          </table:table-cell>
          <table:table-cell table:formula="of:=[.F355]+[.E356]-[.J355]" office:value-type="float" office:value="55814.9885285516" calcext:value-type="float">
            <text:p>55815</text:p>
          </table:table-cell>
          <table:table-cell table:style-name="ce7" table:formula="of:=temp_out + [.F356] / burner_heat_mass" office:value-type="float" office:value="131.629977057103" calcext:value-type="float">
            <text:p>131.6</text:p>
          </table:table-cell>
          <table:table-cell table:style-name="ce7" table:formula="of:=[.G356]-[.W355]" office:value-type="float" office:value="11.0917700110461" calcext:value-type="float">
            <text:p>11.1</text:p>
          </table:table-cell>
          <table:table-cell table:style-name="ce5" table:formula="of:=thermagon_k * burner_A * [.H356] / thermagon_L" office:value-type="float" office:value="1454.01584541452" calcext:value-type="float">
            <text:p>1454</text:p>
          </table:table-cell>
          <table:table-cell table:style-name="ce5" table:formula="of:=[.I356]/C_per_s_to_W*time_incr" office:value-type="float" office:value="2083.7143098517" calcext:value-type="float">
            <text:p>2084</text:p>
          </table:table-cell>
          <table:table-cell table:style-name="ce7" table:formula="of:=[.J355]" office:value-type="float" office:value="2082.83034571356" calcext:value-type="float">
            <text:p>2082.8</text:p>
          </table:table-cell>
          <table:table-cell table:style-name="ce7" table:formula="of:=[.K355]" office:value-type="float" office:value="2081.62002987751" calcext:value-type="float">
            <text:p>2081.6</text:p>
          </table:table-cell>
          <table:table-cell table:style-name="ce7" table:formula="of:=[.L355]" office:value-type="float" office:value="2080.05020967427" calcext:value-type="float">
            <text:p>2080.1</text:p>
          </table:table-cell>
          <table:table-cell table:style-name="ce7" table:formula="of:=[.M355]" office:value-type="float" office:value="2078.15686545813" calcext:value-type="float">
            <text:p>2078.2</text:p>
          </table:table-cell>
          <table:table-cell table:style-name="ce7" table:formula="of:=[.N355]" office:value-type="float" office:value="2076.09280516177" calcext:value-type="float">
            <text:p>2076.1</text:p>
          </table:table-cell>
          <table:table-cell table:style-name="ce7" table:formula="of:=[.O355]" office:value-type="float" office:value="2074.1821845601" calcext:value-type="float">
            <text:p>2074.2</text:p>
          </table:table-cell>
          <table:table-cell table:style-name="ce7" table:formula="of:=[.P355]" office:value-type="float" office:value="2072.9721858258" calcext:value-type="float">
            <text:p>2073.0</text:p>
          </table:table-cell>
          <table:table-cell table:style-name="ce7" table:formula="of:=[.Q355]" office:value-type="float" office:value="2073.26623744074" calcext:value-type="float">
            <text:p>2073.3</text:p>
          </table:table-cell>
          <table:table-cell table:style-name="ce7" table:formula="of:=[.R355]" office:value-type="float" office:value="2076.11976194662" calcext:value-type="float">
            <text:p>2076.1</text:p>
          </table:table-cell>
          <table:table-cell table:style-name="ce5" table:formula="of:=SUMPRODUCT([.J356:.S356];pot_heat_diffusion)" office:value-type="float" office:value="2077.36053201075" calcext:value-type="float">
            <text:p>2077</text:p>
          </table:table-cell>
          <table:table-cell table:style-name="ce5" table:formula="of:=[.V355]*leakage_out" office:value-type="float" office:value="1712.60340934783" calcext:value-type="float">
            <text:p>1713</text:p>
          </table:table-cell>
          <table:table-cell table:style-name="ce5" table:formula="of:=[.V355]+[.T356]-[.U356]" office:value-type="float" office:value="285798.658680634" calcext:value-type="float">
            <text:p>285799</text:p>
          </table:table-cell>
          <table:table-cell table:style-name="ce12" table:formula="of:= temp_out + [.V356]/pot_water_mass" office:value-type="float" office:value="120.666685222334" calcext:value-type="float">
            <text:p>120.7</text:p>
          </table:table-cell>
          <table:table-cell table:style-name="ce7" table:formula="of:=IF([.G356]&gt;thermagon_temp_max;0;IF([.W3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table:formula="of:=burner_C_per_s * [.X356]/100 * time_incr" office:value-type="float" office:value="2149.61306964746" calcext:value-type="float">
            <text:p>2150</text:p>
          </table:table-cell>
          <table:table-cell table:style-name="ce3" table:formula="of:=[.B357]" office:value-type="float" office:value="2149.61306964746" calcext:value-type="float">
            <text:p>2150</text:p>
          </table:table-cell>
          <table:table-cell table:style-name="ce3" table:formula="of:=[.C356]" office:value-type="float" office:value="2149.61306964746" calcext:value-type="float">
            <text:p>2150</text:p>
          </table:table-cell>
          <table:table-cell table:style-name="ce5" table:formula="of:=SUMPRODUCT([.B357:.D357];burner_heat_diffusion)" office:value-type="float" office:value="2149.61306964746" calcext:value-type="float">
            <text:p>2150</text:p>
          </table:table-cell>
          <table:table-cell table:formula="of:=[.F356]+[.E357]-[.J356]" office:value-type="float" office:value="55880.8872883473" calcext:value-type="float">
            <text:p>55881</text:p>
          </table:table-cell>
          <table:table-cell table:style-name="ce7" table:formula="of:=temp_out + [.F357] / burner_heat_mass" office:value-type="float" office:value="131.761774576695" calcext:value-type="float">
            <text:p>131.8</text:p>
          </table:table-cell>
          <table:table-cell table:style-name="ce7" table:formula="of:=[.G357]-[.W356]" office:value-type="float" office:value="11.0950893543606" calcext:value-type="float">
            <text:p>11.1</text:p>
          </table:table-cell>
          <table:table-cell table:style-name="ce5" table:formula="of:=thermagon_k * burner_A * [.H357] / thermagon_L" office:value-type="float" office:value="1454.45097684718" calcext:value-type="float">
            <text:p>1454</text:p>
          </table:table-cell>
          <table:table-cell table:style-name="ce5" table:formula="of:=[.I357]/C_per_s_to_W*time_incr" office:value-type="float" office:value="2084.33788599481" calcext:value-type="float">
            <text:p>2084</text:p>
          </table:table-cell>
          <table:table-cell table:style-name="ce7" table:formula="of:=[.J356]" office:value-type="float" office:value="2083.7143098517" calcext:value-type="float">
            <text:p>2083.7</text:p>
          </table:table-cell>
          <table:table-cell table:style-name="ce7" table:formula="of:=[.K356]" office:value-type="float" office:value="2082.83034571356" calcext:value-type="float">
            <text:p>2082.8</text:p>
          </table:table-cell>
          <table:table-cell table:style-name="ce7" table:formula="of:=[.L356]" office:value-type="float" office:value="2081.62002987751" calcext:value-type="float">
            <text:p>2081.6</text:p>
          </table:table-cell>
          <table:table-cell table:style-name="ce7" table:formula="of:=[.M356]" office:value-type="float" office:value="2080.05020967427" calcext:value-type="float">
            <text:p>2080.1</text:p>
          </table:table-cell>
          <table:table-cell table:style-name="ce7" table:formula="of:=[.N356]" office:value-type="float" office:value="2078.15686545813" calcext:value-type="float">
            <text:p>2078.2</text:p>
          </table:table-cell>
          <table:table-cell table:style-name="ce7" table:formula="of:=[.O356]" office:value-type="float" office:value="2076.09280516177" calcext:value-type="float">
            <text:p>2076.1</text:p>
          </table:table-cell>
          <table:table-cell table:style-name="ce7" table:formula="of:=[.P356]" office:value-type="float" office:value="2074.1821845601" calcext:value-type="float">
            <text:p>2074.2</text:p>
          </table:table-cell>
          <table:table-cell table:style-name="ce7" table:formula="of:=[.Q356]" office:value-type="float" office:value="2072.9721858258" calcext:value-type="float">
            <text:p>2073.0</text:p>
          </table:table-cell>
          <table:table-cell table:style-name="ce7" table:formula="of:=[.R356]" office:value-type="float" office:value="2073.26623744074" calcext:value-type="float">
            <text:p>2073.3</text:p>
          </table:table-cell>
          <table:table-cell table:style-name="ce5" table:formula="of:=SUMPRODUCT([.J357:.S357];pot_heat_diffusion)" office:value-type="float" office:value="2078.82185905968" calcext:value-type="float">
            <text:p>2079</text:p>
          </table:table-cell>
          <table:table-cell table:style-name="ce5" table:formula="of:=[.V356]*leakage_out" office:value-type="float" office:value="1714.79195208381" calcext:value-type="float">
            <text:p>1715</text:p>
          </table:table-cell>
          <table:table-cell table:style-name="ce5" table:formula="of:=[.V356]+[.T357]-[.U357]" office:value-type="float" office:value="286162.68858761" calcext:value-type="float">
            <text:p>286163</text:p>
          </table:table-cell>
          <table:table-cell table:style-name="ce12" table:formula="of:= temp_out + [.V357]/pot_water_mass" office:value-type="float" office:value="120.794907251878" calcext:value-type="float">
            <text:p>120.8</text:p>
          </table:table-cell>
          <table:table-cell table:style-name="ce7" table:formula="of:=IF([.G357]&gt;thermagon_temp_max;0;IF([.W3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3" table:formula="of:=burner_C_per_s * [.X357]/100 * time_incr" office:value-type="float" office:value="2149.61306964746" calcext:value-type="float">
            <text:p>2150</text:p>
          </table:table-cell>
          <table:table-cell table:style-name="ce3" table:formula="of:=[.B358]" office:value-type="float" office:value="2149.61306964746" calcext:value-type="float">
            <text:p>2150</text:p>
          </table:table-cell>
          <table:table-cell table:style-name="ce3" table:formula="of:=[.C357]" office:value-type="float" office:value="2149.61306964746" calcext:value-type="float">
            <text:p>2150</text:p>
          </table:table-cell>
          <table:table-cell table:style-name="ce5" table:formula="of:=SUMPRODUCT([.B358:.D358];burner_heat_diffusion)" office:value-type="float" office:value="2149.61306964746" calcext:value-type="float">
            <text:p>2150</text:p>
          </table:table-cell>
          <table:table-cell table:formula="of:=[.F357]+[.E358]-[.J357]" office:value-type="float" office:value="55946.162472" calcext:value-type="float">
            <text:p>55946</text:p>
          </table:table-cell>
          <table:table-cell table:style-name="ce7" table:formula="of:=temp_out + [.F358] / burner_heat_mass" office:value-type="float" office:value="131.892324944" calcext:value-type="float">
            <text:p>131.9</text:p>
          </table:table-cell>
          <table:table-cell table:style-name="ce7" table:formula="of:=[.G358]-[.W357]" office:value-type="float" office:value="11.0974176921217" calcext:value-type="float">
            <text:p>11.1</text:p>
          </table:table-cell>
          <table:table-cell table:style-name="ce5" table:formula="of:=thermagon_k * burner_A * [.H358] / thermagon_L" office:value-type="float" office:value="1454.75619774472" calcext:value-type="float">
            <text:p>1455</text:p>
          </table:table-cell>
          <table:table-cell table:style-name="ce5" table:formula="of:=[.I358]/C_per_s_to_W*time_incr" office:value-type="float" office:value="2084.77529054846" calcext:value-type="float">
            <text:p>2085</text:p>
          </table:table-cell>
          <table:table-cell table:style-name="ce7" table:formula="of:=[.J357]" office:value-type="float" office:value="2084.33788599481" calcext:value-type="float">
            <text:p>2084.3</text:p>
          </table:table-cell>
          <table:table-cell table:style-name="ce7" table:formula="of:=[.K357]" office:value-type="float" office:value="2083.7143098517" calcext:value-type="float">
            <text:p>2083.7</text:p>
          </table:table-cell>
          <table:table-cell table:style-name="ce7" table:formula="of:=[.L357]" office:value-type="float" office:value="2082.83034571356" calcext:value-type="float">
            <text:p>2082.8</text:p>
          </table:table-cell>
          <table:table-cell table:style-name="ce7" table:formula="of:=[.M357]" office:value-type="float" office:value="2081.62002987751" calcext:value-type="float">
            <text:p>2081.6</text:p>
          </table:table-cell>
          <table:table-cell table:style-name="ce7" table:formula="of:=[.N357]" office:value-type="float" office:value="2080.05020967427" calcext:value-type="float">
            <text:p>2080.1</text:p>
          </table:table-cell>
          <table:table-cell table:style-name="ce7" table:formula="of:=[.O357]" office:value-type="float" office:value="2078.15686545813" calcext:value-type="float">
            <text:p>2078.2</text:p>
          </table:table-cell>
          <table:table-cell table:style-name="ce7" table:formula="of:=[.P357]" office:value-type="float" office:value="2076.09280516177" calcext:value-type="float">
            <text:p>2076.1</text:p>
          </table:table-cell>
          <table:table-cell table:style-name="ce7" table:formula="of:=[.Q357]" office:value-type="float" office:value="2074.1821845601" calcext:value-type="float">
            <text:p>2074.2</text:p>
          </table:table-cell>
          <table:table-cell table:style-name="ce7" table:formula="of:=[.R357]" office:value-type="float" office:value="2072.9721858258" calcext:value-type="float">
            <text:p>2073.0</text:p>
          </table:table-cell>
          <table:table-cell table:style-name="ce5" table:formula="of:=SUMPRODUCT([.J358:.S358];pot_heat_diffusion)" office:value-type="float" office:value="2080.31038935165" calcext:value-type="float">
            <text:p>2080</text:p>
          </table:table-cell>
          <table:table-cell table:style-name="ce5" table:formula="of:=[.V357]*leakage_out" office:value-type="float" office:value="1716.97613152566" calcext:value-type="float">
            <text:p>1717</text:p>
          </table:table-cell>
          <table:table-cell table:style-name="ce5" table:formula="of:=[.V357]+[.T358]-[.U358]" office:value-type="float" office:value="286526.022845436" calcext:value-type="float">
            <text:p>286526</text:p>
          </table:table-cell>
          <table:table-cell table:style-name="ce12" table:formula="of:= temp_out + [.V358]/pot_water_mass" office:value-type="float" office:value="120.922884253352" calcext:value-type="float">
            <text:p>120.9</text:p>
          </table:table-cell>
          <table:table-cell table:style-name="ce7" table:formula="of:=IF([.G358]&gt;thermagon_temp_max;0;IF([.W3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3" table:formula="of:=burner_C_per_s * [.X358]/100 * time_incr" office:value-type="float" office:value="2149.61306964746" calcext:value-type="float">
            <text:p>2150</text:p>
          </table:table-cell>
          <table:table-cell table:style-name="ce3" table:formula="of:=[.B359]" office:value-type="float" office:value="2149.61306964746" calcext:value-type="float">
            <text:p>2150</text:p>
          </table:table-cell>
          <table:table-cell table:style-name="ce3" table:formula="of:=[.C358]" office:value-type="float" office:value="2149.61306964746" calcext:value-type="float">
            <text:p>2150</text:p>
          </table:table-cell>
          <table:table-cell table:style-name="ce5" table:formula="of:=SUMPRODUCT([.B359:.D359];burner_heat_diffusion)" office:value-type="float" office:value="2149.61306964746" calcext:value-type="float">
            <text:p>2150</text:p>
          </table:table-cell>
          <table:table-cell table:formula="of:=[.F358]+[.E359]-[.J358]" office:value-type="float" office:value="56011.000251099" calcext:value-type="float">
            <text:p>56011</text:p>
          </table:table-cell>
          <table:table-cell table:style-name="ce7" table:formula="of:=temp_out + [.F359] / burner_heat_mass" office:value-type="float" office:value="132.022000502198" calcext:value-type="float">
            <text:p>132.0</text:p>
          </table:table-cell>
          <table:table-cell table:style-name="ce7" table:formula="of:=[.G359]-[.W358]" office:value-type="float" office:value="11.0991162488463" calcext:value-type="float">
            <text:p>11.1</text:p>
          </table:table-cell>
          <table:table-cell table:style-name="ce5" table:formula="of:=thermagon_k * burner_A * [.H359] / thermagon_L" office:value-type="float" office:value="1454.9788608895" calcext:value-type="float">
            <text:p>1455</text:p>
          </table:table-cell>
          <table:table-cell table:style-name="ce5" table:formula="of:=[.I359]/C_per_s_to_W*time_incr" office:value-type="float" office:value="2085.09438361924" calcext:value-type="float">
            <text:p>2085</text:p>
          </table:table-cell>
          <table:table-cell table:style-name="ce7" table:formula="of:=[.J358]" office:value-type="float" office:value="2084.77529054846" calcext:value-type="float">
            <text:p>2084.8</text:p>
          </table:table-cell>
          <table:table-cell table:style-name="ce7" table:formula="of:=[.K358]" office:value-type="float" office:value="2084.33788599481" calcext:value-type="float">
            <text:p>2084.3</text:p>
          </table:table-cell>
          <table:table-cell table:style-name="ce7" table:formula="of:=[.L358]" office:value-type="float" office:value="2083.7143098517" calcext:value-type="float">
            <text:p>2083.7</text:p>
          </table:table-cell>
          <table:table-cell table:style-name="ce7" table:formula="of:=[.M358]" office:value-type="float" office:value="2082.83034571356" calcext:value-type="float">
            <text:p>2082.8</text:p>
          </table:table-cell>
          <table:table-cell table:style-name="ce7" table:formula="of:=[.N358]" office:value-type="float" office:value="2081.62002987751" calcext:value-type="float">
            <text:p>2081.6</text:p>
          </table:table-cell>
          <table:table-cell table:style-name="ce7" table:formula="of:=[.O358]" office:value-type="float" office:value="2080.05020967427" calcext:value-type="float">
            <text:p>2080.1</text:p>
          </table:table-cell>
          <table:table-cell table:style-name="ce7" table:formula="of:=[.P358]" office:value-type="float" office:value="2078.15686545813" calcext:value-type="float">
            <text:p>2078.2</text:p>
          </table:table-cell>
          <table:table-cell table:style-name="ce7" table:formula="of:=[.Q358]" office:value-type="float" office:value="2076.09280516177" calcext:value-type="float">
            <text:p>2076.1</text:p>
          </table:table-cell>
          <table:table-cell table:style-name="ce7" table:formula="of:=[.R358]" office:value-type="float" office:value="2074.1821845601" calcext:value-type="float">
            <text:p>2074.2</text:p>
          </table:table-cell>
          <table:table-cell table:style-name="ce5" table:formula="of:=SUMPRODUCT([.J359:.S359];pot_heat_diffusion)" office:value-type="float" office:value="2081.64415682968" calcext:value-type="float">
            <text:p>2082</text:p>
          </table:table-cell>
          <table:table-cell table:style-name="ce5" table:formula="of:=[.V358]*leakage_out" office:value-type="float" office:value="1719.15613707262" calcext:value-type="float">
            <text:p>1719</text:p>
          </table:table-cell>
          <table:table-cell table:style-name="ce5" table:formula="of:=[.V358]+[.T359]-[.U359]" office:value-type="float" office:value="286888.510865193" calcext:value-type="float">
            <text:p>286889</text:p>
          </table:table-cell>
          <table:table-cell table:style-name="ce12" table:formula="of:= temp_out + [.V359]/pot_water_mass" office:value-type="float" office:value="121.050563184912" calcext:value-type="float">
            <text:p>121.1</text:p>
          </table:table-cell>
          <table:table-cell table:style-name="ce7" table:formula="of:=IF([.G359]&gt;thermagon_temp_max;0;IF([.W35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3" table:formula="of:=burner_C_per_s * [.X359]/100 * time_incr" office:value-type="float" office:value="0" calcext:value-type="float">
            <text:p>0</text:p>
          </table:table-cell>
          <table:table-cell table:style-name="ce3" table:formula="of:=[.B360]" office:value-type="float" office:value="0" calcext:value-type="float">
            <text:p>0</text:p>
          </table:table-cell>
          <table:table-cell table:style-name="ce3" table:formula="of:=[.C359]" office:value-type="float" office:value="2149.61306964746" calcext:value-type="float">
            <text:p>2150</text:p>
          </table:table-cell>
          <table:table-cell table:style-name="ce5" table:formula="of:=SUMPRODUCT([.B360:.D360];burner_heat_diffusion)" office:value-type="float" office:value="644.883920894239" calcext:value-type="float">
            <text:p>645</text:p>
          </table:table-cell>
          <table:table-cell table:formula="of:=[.F359]+[.E360]-[.J359]" office:value-type="float" office:value="54570.789788374" calcext:value-type="float">
            <text:p>54571</text:p>
          </table:table-cell>
          <table:table-cell table:style-name="ce7" table:formula="of:=temp_out + [.F360] / burner_heat_mass" office:value-type="float" office:value="129.141579576748" calcext:value-type="float">
            <text:p>129.1</text:p>
          </table:table-cell>
          <table:table-cell table:style-name="ce7" table:formula="of:=[.G360]-[.W359]" office:value-type="float" office:value="8.09101639183585" calcext:value-type="float">
            <text:p>8.1</text:p>
          </table:table-cell>
          <table:table-cell table:style-name="ce5" table:formula="of:=thermagon_k * burner_A * [.H360] / thermagon_L" office:value-type="float" office:value="1060.64821282103" calcext:value-type="float">
            <text:p>1061</text:p>
          </table:table-cell>
          <table:table-cell table:style-name="ce5" table:formula="of:=[.I360]/C_per_s_to_W*time_incr" office:value-type="float" office:value="1519.98884038553" calcext:value-type="float">
            <text:p>1520</text:p>
          </table:table-cell>
          <table:table-cell table:style-name="ce7" table:formula="of:=[.J359]" office:value-type="float" office:value="2085.09438361924" calcext:value-type="float">
            <text:p>2085.1</text:p>
          </table:table-cell>
          <table:table-cell table:style-name="ce7" table:formula="of:=[.K359]" office:value-type="float" office:value="2084.77529054846" calcext:value-type="float">
            <text:p>2084.8</text:p>
          </table:table-cell>
          <table:table-cell table:style-name="ce7" table:formula="of:=[.L359]" office:value-type="float" office:value="2084.33788599481" calcext:value-type="float">
            <text:p>2084.3</text:p>
          </table:table-cell>
          <table:table-cell table:style-name="ce7" table:formula="of:=[.M359]" office:value-type="float" office:value="2083.7143098517" calcext:value-type="float">
            <text:p>2083.7</text:p>
          </table:table-cell>
          <table:table-cell table:style-name="ce7" table:formula="of:=[.N359]" office:value-type="float" office:value="2082.83034571356" calcext:value-type="float">
            <text:p>2082.8</text:p>
          </table:table-cell>
          <table:table-cell table:style-name="ce7" table:formula="of:=[.O359]" office:value-type="float" office:value="2081.62002987751" calcext:value-type="float">
            <text:p>2081.6</text:p>
          </table:table-cell>
          <table:table-cell table:style-name="ce7" table:formula="of:=[.P359]" office:value-type="float" office:value="2080.05020967427" calcext:value-type="float">
            <text:p>2080.1</text:p>
          </table:table-cell>
          <table:table-cell table:style-name="ce7" table:formula="of:=[.Q359]" office:value-type="float" office:value="2078.15686545813" calcext:value-type="float">
            <text:p>2078.2</text:p>
          </table:table-cell>
          <table:table-cell table:style-name="ce7" table:formula="of:=[.R359]" office:value-type="float" office:value="2076.09280516177" calcext:value-type="float">
            <text:p>2076.1</text:p>
          </table:table-cell>
          <table:table-cell table:style-name="ce5" table:formula="of:=SUMPRODUCT([.J360:.S360];pot_heat_diffusion)" office:value-type="float" office:value="2071.43847076968" calcext:value-type="float">
            <text:p>2071</text:p>
          </table:table-cell>
          <table:table-cell table:style-name="ce5" table:formula="of:=[.V359]*leakage_out" office:value-type="float" office:value="1721.33106519116" calcext:value-type="float">
            <text:p>1721</text:p>
          </table:table-cell>
          <table:table-cell table:style-name="ce5" table:formula="of:=[.V359]+[.T360]-[.U360]" office:value-type="float" office:value="287238.618270772" calcext:value-type="float">
            <text:p>287239</text:p>
          </table:table-cell>
          <table:table-cell table:style-name="ce12" table:formula="of:= temp_out + [.V360]/pot_water_mass" office:value-type="float" office:value="121.173881300379" calcext:value-type="float">
            <text:p>121.2</text:p>
          </table:table-cell>
          <table:table-cell table:style-name="ce7" table:formula="of:=IF([.G360]&gt;thermagon_temp_max;0;IF([.W36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table:formula="of:=burner_C_per_s * [.X360]/100 * time_incr" office:value-type="float" office:value="0" calcext:value-type="float">
            <text:p>0</text:p>
          </table:table-cell>
          <table:table-cell table:style-name="ce3" table:formula="of:=[.B361]" office:value-type="float" office:value="0" calcext:value-type="float">
            <text:p>0</text:p>
          </table:table-cell>
          <table:table-cell table:style-name="ce3" table:formula="of:=[.C360]" office:value-type="float" office:value="0" calcext:value-type="float">
            <text:p>0</text:p>
          </table:table-cell>
          <table:table-cell table:style-name="ce5" table:formula="of:=SUMPRODUCT([.B361:.D361];burner_heat_diffusion)" office:value-type="float" office:value="0" calcext:value-type="float">
            <text:p>0</text:p>
          </table:table-cell>
          <table:table-cell table:formula="of:=[.F360]+[.E361]-[.J360]" office:value-type="float" office:value="53050.8009479884" calcext:value-type="float">
            <text:p>53051</text:p>
          </table:table-cell>
          <table:table-cell table:style-name="ce7" table:formula="of:=temp_out + [.F361] / burner_heat_mass" office:value-type="float" office:value="126.101601895977" calcext:value-type="float">
            <text:p>126.1</text:p>
          </table:table-cell>
          <table:table-cell table:style-name="ce7" table:formula="of:=[.G361]-[.W360]" office:value-type="float" office:value="4.92772059559816" calcext:value-type="float">
            <text:p>4.9</text:p>
          </table:table-cell>
          <table:table-cell table:style-name="ce5" table:formula="of:=thermagon_k * burner_A * [.H361] / thermagon_L" office:value-type="float" office:value="645.972989039594" calcext:value-type="float">
            <text:p>646</text:p>
          </table:table-cell>
          <table:table-cell table:style-name="ce5" table:formula="of:=[.I361]/C_per_s_to_W*time_incr" office:value-type="float" office:value="925.727986585832" calcext:value-type="float">
            <text:p>926</text:p>
          </table:table-cell>
          <table:table-cell table:style-name="ce7" table:formula="of:=[.J360]" office:value-type="float" office:value="1519.98884038553" calcext:value-type="float">
            <text:p>1520.0</text:p>
          </table:table-cell>
          <table:table-cell table:style-name="ce7" table:formula="of:=[.K360]" office:value-type="float" office:value="2085.09438361924" calcext:value-type="float">
            <text:p>2085.1</text:p>
          </table:table-cell>
          <table:table-cell table:style-name="ce7" table:formula="of:=[.L360]" office:value-type="float" office:value="2084.77529054846" calcext:value-type="float">
            <text:p>2084.8</text:p>
          </table:table-cell>
          <table:table-cell table:style-name="ce7" table:formula="of:=[.M360]" office:value-type="float" office:value="2084.33788599481" calcext:value-type="float">
            <text:p>2084.3</text:p>
          </table:table-cell>
          <table:table-cell table:style-name="ce7" table:formula="of:=[.N360]" office:value-type="float" office:value="2083.7143098517" calcext:value-type="float">
            <text:p>2083.7</text:p>
          </table:table-cell>
          <table:table-cell table:style-name="ce7" table:formula="of:=[.O360]" office:value-type="float" office:value="2082.83034571356" calcext:value-type="float">
            <text:p>2082.8</text:p>
          </table:table-cell>
          <table:table-cell table:style-name="ce7" table:formula="of:=[.P360]" office:value-type="float" office:value="2081.62002987751" calcext:value-type="float">
            <text:p>2081.6</text:p>
          </table:table-cell>
          <table:table-cell table:style-name="ce7" table:formula="of:=[.Q360]" office:value-type="float" office:value="2080.05020967427" calcext:value-type="float">
            <text:p>2080.1</text:p>
          </table:table-cell>
          <table:table-cell table:style-name="ce7" table:formula="of:=[.R360]" office:value-type="float" office:value="2078.15686545813" calcext:value-type="float">
            <text:p>2078.2</text:p>
          </table:table-cell>
          <table:table-cell table:style-name="ce5" table:formula="of:=SUMPRODUCT([.J361:.S361];pot_heat_diffusion)" office:value-type="float" office:value="2032.14133158522" calcext:value-type="float">
            <text:p>2032</text:p>
          </table:table-cell>
          <table:table-cell table:style-name="ce5" table:formula="of:=[.V360]*leakage_out" office:value-type="float" office:value="1723.43170962463" calcext:value-type="float">
            <text:p>1723</text:p>
          </table:table-cell>
          <table:table-cell table:style-name="ce5" table:formula="of:=[.V360]+[.T361]-[.U361]" office:value-type="float" office:value="287547.327892732" calcext:value-type="float">
            <text:p>287547</text:p>
          </table:table-cell>
          <table:table-cell table:style-name="ce12" table:formula="of:= temp_out + [.V361]/pot_water_mass" office:value-type="float" office:value="121.282617900062" calcext:value-type="float">
            <text:p>121.3</text:p>
          </table:table-cell>
          <table:table-cell table:style-name="ce7" table:formula="of:=IF([.G361]&gt;thermagon_temp_max;0;IF([.W3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table:formula="of:=burner_C_per_s * [.X361]/100 * time_incr" office:value-type="float" office:value="0" calcext:value-type="float">
            <text:p>0</text:p>
          </table:table-cell>
          <table:table-cell table:style-name="ce3" table:formula="of:=[.B362]" office:value-type="float" office:value="0" calcext:value-type="float">
            <text:p>0</text:p>
          </table:table-cell>
          <table:table-cell table:style-name="ce3" table:formula="of:=[.C361]" office:value-type="float" office:value="0" calcext:value-type="float">
            <text:p>0</text:p>
          </table:table-cell>
          <table:table-cell table:style-name="ce5" table:formula="of:=SUMPRODUCT([.B362:.D362];burner_heat_diffusion)" office:value-type="float" office:value="0" calcext:value-type="float">
            <text:p>0</text:p>
          </table:table-cell>
          <table:table-cell table:formula="of:=[.F361]+[.E362]-[.J361]" office:value-type="float" office:value="52125.0729614026" calcext:value-type="float">
            <text:p>52125</text:p>
          </table:table-cell>
          <table:table-cell table:style-name="ce7" table:formula="of:=temp_out + [.F362] / burner_heat_mass" office:value-type="float" office:value="124.250145922805" calcext:value-type="float">
            <text:p>124.3</text:p>
          </table:table-cell>
          <table:table-cell table:style-name="ce7" table:formula="of:=[.G362]-[.W361]" office:value-type="float" office:value="2.9675280227431" calcext:value-type="float">
            <text:p>3.0</text:p>
          </table:table-cell>
          <table:table-cell table:style-name="ce5" table:formula="of:=thermagon_k * burner_A * [.H362] / thermagon_L" office:value-type="float" office:value="389.012101989403" calcext:value-type="float">
            <text:p>389</text:p>
          </table:table-cell>
          <table:table-cell table:style-name="ce5" table:formula="of:=[.I362]/C_per_s_to_W*time_incr" office:value-type="float" office:value="557.483665791635" calcext:value-type="float">
            <text:p>557</text:p>
          </table:table-cell>
          <table:table-cell table:style-name="ce7" table:formula="of:=[.J361]" office:value-type="float" office:value="925.727986585832" calcext:value-type="float">
            <text:p>925.7</text:p>
          </table:table-cell>
          <table:table-cell table:style-name="ce7" table:formula="of:=[.K361]" office:value-type="float" office:value="1519.98884038553" calcext:value-type="float">
            <text:p>1520.0</text:p>
          </table:table-cell>
          <table:table-cell table:style-name="ce7" table:formula="of:=[.L361]" office:value-type="float" office:value="2085.09438361924" calcext:value-type="float">
            <text:p>2085.1</text:p>
          </table:table-cell>
          <table:table-cell table:style-name="ce7" table:formula="of:=[.M361]" office:value-type="float" office:value="2084.77529054846" calcext:value-type="float">
            <text:p>2084.8</text:p>
          </table:table-cell>
          <table:table-cell table:style-name="ce7" table:formula="of:=[.N361]" office:value-type="float" office:value="2084.33788599481" calcext:value-type="float">
            <text:p>2084.3</text:p>
          </table:table-cell>
          <table:table-cell table:style-name="ce7" table:formula="of:=[.O361]" office:value-type="float" office:value="2083.7143098517" calcext:value-type="float">
            <text:p>2083.7</text:p>
          </table:table-cell>
          <table:table-cell table:style-name="ce7" table:formula="of:=[.P361]" office:value-type="float" office:value="2082.83034571356" calcext:value-type="float">
            <text:p>2082.8</text:p>
          </table:table-cell>
          <table:table-cell table:style-name="ce7" table:formula="of:=[.Q361]" office:value-type="float" office:value="2081.62002987751" calcext:value-type="float">
            <text:p>2081.6</text:p>
          </table:table-cell>
          <table:table-cell table:style-name="ce7" table:formula="of:=[.R361]" office:value-type="float" office:value="2080.05020967427" calcext:value-type="float">
            <text:p>2080.1</text:p>
          </table:table-cell>
          <table:table-cell table:style-name="ce5" table:formula="of:=SUMPRODUCT([.J362:.S362];pot_heat_diffusion)" office:value-type="float" office:value="1939.16167274082" calcext:value-type="float">
            <text:p>1939</text:p>
          </table:table-cell>
          <table:table-cell table:style-name="ce5" table:formula="of:=[.V361]*leakage_out" office:value-type="float" office:value="1725.28396735639" calcext:value-type="float">
            <text:p>1725</text:p>
          </table:table-cell>
          <table:table-cell table:style-name="ce5" table:formula="of:=[.V361]+[.T362]-[.U362]" office:value-type="float" office:value="287761.205598117" calcext:value-type="float">
            <text:p>287761</text:p>
          </table:table-cell>
          <table:table-cell table:style-name="ce12" table:formula="of:= temp_out + [.V362]/pot_water_mass" office:value-type="float" office:value="121.357951912277" calcext:value-type="float">
            <text:p>121.4</text:p>
          </table:table-cell>
          <table:table-cell table:style-name="ce7" table:formula="of:=IF([.G362]&gt;thermagon_temp_max;0;IF([.W36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table:formula="of:=burner_C_per_s * [.X362]/100 * time_incr" office:value-type="float" office:value="0" calcext:value-type="float">
            <text:p>0</text:p>
          </table:table-cell>
          <table:table-cell table:style-name="ce3" table:formula="of:=[.B363]" office:value-type="float" office:value="0" calcext:value-type="float">
            <text:p>0</text:p>
          </table:table-cell>
          <table:table-cell table:style-name="ce3" table:formula="of:=[.C362]" office:value-type="float" office:value="0" calcext:value-type="float">
            <text:p>0</text:p>
          </table:table-cell>
          <table:table-cell table:style-name="ce5" table:formula="of:=SUMPRODUCT([.B363:.D363];burner_heat_diffusion)" office:value-type="float" office:value="0" calcext:value-type="float">
            <text:p>0</text:p>
          </table:table-cell>
          <table:table-cell table:formula="of:=[.F362]+[.E363]-[.J362]" office:value-type="float" office:value="51567.589295611" calcext:value-type="float">
            <text:p>51568</text:p>
          </table:table-cell>
          <table:table-cell table:style-name="ce7" table:formula="of:=temp_out + [.F363] / burner_heat_mass" office:value-type="float" office:value="123.135178591222" calcext:value-type="float">
            <text:p>123.1</text:p>
          </table:table-cell>
          <table:table-cell table:style-name="ce7" table:formula="of:=[.G363]-[.W362]" office:value-type="float" office:value="1.77722667894506" calcext:value-type="float">
            <text:p>1.8</text:p>
          </table:table-cell>
          <table:table-cell table:style-name="ce5" table:formula="of:=thermagon_k * burner_A * [.H363] / thermagon_L" office:value-type="float" office:value="232.975958706865" calcext:value-type="float">
            <text:p>233</text:p>
          </table:table-cell>
          <table:table-cell table:style-name="ce5" table:formula="of:=[.I363]/C_per_s_to_W*time_incr" office:value-type="float" office:value="333.872110499951" calcext:value-type="float">
            <text:p>334</text:p>
          </table:table-cell>
          <table:table-cell table:style-name="ce7" table:formula="of:=[.J362]" office:value-type="float" office:value="557.483665791635" calcext:value-type="float">
            <text:p>557.5</text:p>
          </table:table-cell>
          <table:table-cell table:style-name="ce7" table:formula="of:=[.K362]" office:value-type="float" office:value="925.727986585832" calcext:value-type="float">
            <text:p>925.7</text:p>
          </table:table-cell>
          <table:table-cell table:style-name="ce7" table:formula="of:=[.L362]" office:value-type="float" office:value="1519.98884038553" calcext:value-type="float">
            <text:p>1520.0</text:p>
          </table:table-cell>
          <table:table-cell table:style-name="ce7" table:formula="of:=[.M362]" office:value-type="float" office:value="2085.09438361924" calcext:value-type="float">
            <text:p>2085.1</text:p>
          </table:table-cell>
          <table:table-cell table:style-name="ce7" table:formula="of:=[.N362]" office:value-type="float" office:value="2084.77529054846" calcext:value-type="float">
            <text:p>2084.8</text:p>
          </table:table-cell>
          <table:table-cell table:style-name="ce7" table:formula="of:=[.O362]" office:value-type="float" office:value="2084.33788599481" calcext:value-type="float">
            <text:p>2084.3</text:p>
          </table:table-cell>
          <table:table-cell table:style-name="ce7" table:formula="of:=[.P362]" office:value-type="float" office:value="2083.7143098517" calcext:value-type="float">
            <text:p>2083.7</text:p>
          </table:table-cell>
          <table:table-cell table:style-name="ce7" table:formula="of:=[.Q362]" office:value-type="float" office:value="2082.83034571356" calcext:value-type="float">
            <text:p>2082.8</text:p>
          </table:table-cell>
          <table:table-cell table:style-name="ce7" table:formula="of:=[.R362]" office:value-type="float" office:value="2081.62002987751" calcext:value-type="float">
            <text:p>2081.6</text:p>
          </table:table-cell>
          <table:table-cell table:style-name="ce5" table:formula="of:=SUMPRODUCT([.J363:.S363];pot_heat_diffusion)" office:value-type="float" office:value="1772.4953233338" calcext:value-type="float">
            <text:p>1772</text:p>
          </table:table-cell>
          <table:table-cell table:style-name="ce5" table:formula="of:=[.V362]*leakage_out" office:value-type="float" office:value="1726.5672335887" calcext:value-type="float">
            <text:p>1727</text:p>
          </table:table-cell>
          <table:table-cell table:style-name="ce5" table:formula="of:=[.V362]+[.T363]-[.U363]" office:value-type="float" office:value="287807.133687862" calcext:value-type="float">
            <text:p>287807</text:p>
          </table:table-cell>
          <table:table-cell table:style-name="ce12" table:formula="of:= temp_out + [.V363]/pot_water_mass" office:value-type="float" office:value="121.374129134992" calcext:value-type="float">
            <text:p>121.4</text:p>
          </table:table-cell>
          <table:table-cell table:style-name="ce7" table:formula="of:=IF([.G363]&gt;thermagon_temp_max;0;IF([.W36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table:formula="of:=burner_C_per_s * [.X363]/100 * time_incr" office:value-type="float" office:value="0" calcext:value-type="float">
            <text:p>0</text:p>
          </table:table-cell>
          <table:table-cell table:style-name="ce3" table:formula="of:=[.B364]" office:value-type="float" office:value="0" calcext:value-type="float">
            <text:p>0</text:p>
          </table:table-cell>
          <table:table-cell table:style-name="ce3" table:formula="of:=[.C363]" office:value-type="float" office:value="0" calcext:value-type="float">
            <text:p>0</text:p>
          </table:table-cell>
          <table:table-cell table:style-name="ce5" table:formula="of:=SUMPRODUCT([.B364:.D364];burner_heat_diffusion)" office:value-type="float" office:value="0" calcext:value-type="float">
            <text:p>0</text:p>
          </table:table-cell>
          <table:table-cell table:formula="of:=[.F363]+[.E364]-[.J363]" office:value-type="float" office:value="51233.717185111" calcext:value-type="float">
            <text:p>51234</text:p>
          </table:table-cell>
          <table:table-cell table:style-name="ce7" table:formula="of:=temp_out + [.F364] / burner_heat_mass" office:value-type="float" office:value="122.467434370222" calcext:value-type="float">
            <text:p>122.5</text:p>
          </table:table-cell>
          <table:table-cell table:style-name="ce7" table:formula="of:=[.G364]-[.W363]" office:value-type="float" office:value="1.09330523522981" calcext:value-type="float">
            <text:p>1.1</text:p>
          </table:table-cell>
          <table:table-cell table:style-name="ce5" table:formula="of:=thermagon_k * burner_A * [.H364] / thermagon_L" office:value-type="float" office:value="143.32096088502" calcext:value-type="float">
            <text:p>143</text:p>
          </table:table-cell>
          <table:table-cell table:style-name="ce5" table:formula="of:=[.I364]/C_per_s_to_W*time_incr" office:value-type="float" office:value="205.389740448582" calcext:value-type="float">
            <text:p>205</text:p>
          </table:table-cell>
          <table:table-cell table:style-name="ce7" table:formula="of:=[.J363]" office:value-type="float" office:value="333.872110499951" calcext:value-type="float">
            <text:p>333.9</text:p>
          </table:table-cell>
          <table:table-cell table:style-name="ce7" table:formula="of:=[.K363]" office:value-type="float" office:value="557.483665791635" calcext:value-type="float">
            <text:p>557.5</text:p>
          </table:table-cell>
          <table:table-cell table:style-name="ce7" table:formula="of:=[.L363]" office:value-type="float" office:value="925.727986585832" calcext:value-type="float">
            <text:p>925.7</text:p>
          </table:table-cell>
          <table:table-cell table:style-name="ce7" table:formula="of:=[.M363]" office:value-type="float" office:value="1519.98884038553" calcext:value-type="float">
            <text:p>1520.0</text:p>
          </table:table-cell>
          <table:table-cell table:style-name="ce7" table:formula="of:=[.N363]" office:value-type="float" office:value="2085.09438361924" calcext:value-type="float">
            <text:p>2085.1</text:p>
          </table:table-cell>
          <table:table-cell table:style-name="ce7" table:formula="of:=[.O363]" office:value-type="float" office:value="2084.77529054846" calcext:value-type="float">
            <text:p>2084.8</text:p>
          </table:table-cell>
          <table:table-cell table:style-name="ce7" table:formula="of:=[.P363]" office:value-type="float" office:value="2084.33788599481" calcext:value-type="float">
            <text:p>2084.3</text:p>
          </table:table-cell>
          <table:table-cell table:style-name="ce7" table:formula="of:=[.Q363]" office:value-type="float" office:value="2083.7143098517" calcext:value-type="float">
            <text:p>2083.7</text:p>
          </table:table-cell>
          <table:table-cell table:style-name="ce7" table:formula="of:=[.R363]" office:value-type="float" office:value="2082.83034571356" calcext:value-type="float">
            <text:p>2082.8</text:p>
          </table:table-cell>
          <table:table-cell table:style-name="ce5" table:formula="of:=SUMPRODUCT([.J364:.S364];pot_heat_diffusion)" office:value-type="float" office:value="1531.31634981047" calcext:value-type="float">
            <text:p>1531</text:p>
          </table:table-cell>
          <table:table-cell table:style-name="ce5" table:formula="of:=[.V363]*leakage_out" office:value-type="float" office:value="1726.84280212717" calcext:value-type="float">
            <text:p>1727</text:p>
          </table:table-cell>
          <table:table-cell table:style-name="ce5" table:formula="of:=[.V363]+[.T364]-[.U364]" office:value-type="float" office:value="287611.607235545" calcext:value-type="float">
            <text:p>287612</text:p>
          </table:table-cell>
          <table:table-cell table:style-name="ce12" table:formula="of:= temp_out + [.V364]/pot_water_mass" office:value-type="float" office:value="121.305258973324" calcext:value-type="float">
            <text:p>121.3</text:p>
          </table:table-cell>
          <table:table-cell table:style-name="ce7" table:formula="of:=IF([.G364]&gt;thermagon_temp_max;0;IF([.W36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3" table:formula="of:=burner_C_per_s * [.X364]/100 * time_incr" office:value-type="float" office:value="0" calcext:value-type="float">
            <text:p>0</text:p>
          </table:table-cell>
          <table:table-cell table:style-name="ce3" table:formula="of:=[.B365]" office:value-type="float" office:value="0" calcext:value-type="float">
            <text:p>0</text:p>
          </table:table-cell>
          <table:table-cell table:style-name="ce3" table:formula="of:=[.C364]" office:value-type="float" office:value="0" calcext:value-type="float">
            <text:p>0</text:p>
          </table:table-cell>
          <table:table-cell table:style-name="ce5" table:formula="of:=SUMPRODUCT([.B365:.D365];burner_heat_diffusion)" office:value-type="float" office:value="0" calcext:value-type="float">
            <text:p>0</text:p>
          </table:table-cell>
          <table:table-cell table:formula="of:=[.F364]+[.E365]-[.J364]" office:value-type="float" office:value="51028.3274446624" calcext:value-type="float">
            <text:p>51028</text:p>
          </table:table-cell>
          <table:table-cell table:style-name="ce7" table:formula="of:=temp_out + [.F365] / burner_heat_mass" office:value-type="float" office:value="122.056654889325" calcext:value-type="float">
            <text:p>122.1</text:p>
          </table:table-cell>
          <table:table-cell table:style-name="ce7" table:formula="of:=[.G365]-[.W364]" office:value-type="float" office:value="0.751395916001243" calcext:value-type="float">
            <text:p>0.8</text:p>
          </table:table-cell>
          <table:table-cell table:style-name="ce5" table:formula="of:=thermagon_k * burner_A * [.H365] / thermagon_L" office:value-type="float" office:value="98.5002003248822" calcext:value-type="float">
            <text:p>99</text:p>
          </table:table-cell>
          <table:table-cell table:style-name="ce5" table:formula="of:=[.I365]/C_per_s_to_W*time_incr" office:value-type="float" office:value="141.158211987507" calcext:value-type="float">
            <text:p>141</text:p>
          </table:table-cell>
          <table:table-cell table:style-name="ce7" table:formula="of:=[.J364]" office:value-type="float" office:value="205.389740448582" calcext:value-type="float">
            <text:p>205.4</text:p>
          </table:table-cell>
          <table:table-cell table:style-name="ce7" table:formula="of:=[.K364]" office:value-type="float" office:value="333.872110499951" calcext:value-type="float">
            <text:p>333.9</text:p>
          </table:table-cell>
          <table:table-cell table:style-name="ce7" table:formula="of:=[.L364]" office:value-type="float" office:value="557.483665791635" calcext:value-type="float">
            <text:p>557.5</text:p>
          </table:table-cell>
          <table:table-cell table:style-name="ce7" table:formula="of:=[.M364]" office:value-type="float" office:value="925.727986585832" calcext:value-type="float">
            <text:p>925.7</text:p>
          </table:table-cell>
          <table:table-cell table:style-name="ce7" table:formula="of:=[.N364]" office:value-type="float" office:value="1519.98884038553" calcext:value-type="float">
            <text:p>1520.0</text:p>
          </table:table-cell>
          <table:table-cell table:style-name="ce7" table:formula="of:=[.O364]" office:value-type="float" office:value="2085.09438361924" calcext:value-type="float">
            <text:p>2085.1</text:p>
          </table:table-cell>
          <table:table-cell table:style-name="ce7" table:formula="of:=[.P364]" office:value-type="float" office:value="2084.77529054846" calcext:value-type="float">
            <text:p>2084.8</text:p>
          </table:table-cell>
          <table:table-cell table:style-name="ce7" table:formula="of:=[.Q364]" office:value-type="float" office:value="2084.33788599481" calcext:value-type="float">
            <text:p>2084.3</text:p>
          </table:table-cell>
          <table:table-cell table:style-name="ce7" table:formula="of:=[.R364]" office:value-type="float" office:value="2083.7143098517" calcext:value-type="float">
            <text:p>2083.7</text:p>
          </table:table-cell>
          <table:table-cell table:style-name="ce5" table:formula="of:=SUMPRODUCT([.J365:.S365];pot_heat_diffusion)" office:value-type="float" office:value="1237.46430813027" calcext:value-type="float">
            <text:p>1237</text:p>
          </table:table-cell>
          <table:table-cell table:style-name="ce5" table:formula="of:=[.V364]*leakage_out" office:value-type="float" office:value="1725.66964341327" calcext:value-type="float">
            <text:p>1726</text:p>
          </table:table-cell>
          <table:table-cell table:style-name="ce5" table:formula="of:=[.V364]+[.T365]-[.U365]" office:value-type="float" office:value="287123.401900262" calcext:value-type="float">
            <text:p>287123</text:p>
          </table:table-cell>
          <table:table-cell table:style-name="ce12" table:formula="of:= temp_out + [.V365]/pot_water_mass" office:value-type="float" office:value="121.133298709277" calcext:value-type="float">
            <text:p>121.1</text:p>
          </table:table-cell>
          <table:table-cell table:style-name="ce7" table:formula="of:=IF([.G365]&gt;thermagon_temp_max;0;IF([.W36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table:formula="of:=burner_C_per_s * [.X365]/100 * time_incr" office:value-type="float" office:value="0" calcext:value-type="float">
            <text:p>0</text:p>
          </table:table-cell>
          <table:table-cell table:style-name="ce3" table:formula="of:=[.B366]" office:value-type="float" office:value="0" calcext:value-type="float">
            <text:p>0</text:p>
          </table:table-cell>
          <table:table-cell table:style-name="ce3" table:formula="of:=[.C365]" office:value-type="float" office:value="0" calcext:value-type="float">
            <text:p>0</text:p>
          </table:table-cell>
          <table:table-cell table:style-name="ce5" table:formula="of:=SUMPRODUCT([.B366:.D366];burner_heat_diffusion)" office:value-type="float" office:value="0" calcext:value-type="float">
            <text:p>0</text:p>
          </table:table-cell>
          <table:table-cell table:formula="of:=[.F365]+[.E366]-[.J365]" office:value-type="float" office:value="50887.1692326749" calcext:value-type="float">
            <text:p>50887</text:p>
          </table:table-cell>
          <table:table-cell table:style-name="ce7" table:formula="of:=temp_out + [.F366] / burner_heat_mass" office:value-type="float" office:value="121.77433846535" calcext:value-type="float">
            <text:p>121.8</text:p>
          </table:table-cell>
          <table:table-cell table:style-name="ce7" table:formula="of:=[.G366]-[.W365]" office:value-type="float" office:value="0.64103975607253" calcext:value-type="float">
            <text:p>0.6</text:p>
          </table:table-cell>
          <table:table-cell table:style-name="ce5" table:formula="of:=thermagon_k * burner_A * [.H366] / thermagon_L" office:value-type="float" office:value="84.0336539562099" calcext:value-type="float">
            <text:p>84</text:p>
          </table:table-cell>
          <table:table-cell table:style-name="ce5" table:formula="of:=[.I366]/C_per_s_to_W*time_incr" office:value-type="float" office:value="120.426560556334" calcext:value-type="float">
            <text:p>120</text:p>
          </table:table-cell>
          <table:table-cell table:style-name="ce7" table:formula="of:=[.J365]" office:value-type="float" office:value="141.158211987507" calcext:value-type="float">
            <text:p>141.2</text:p>
          </table:table-cell>
          <table:table-cell table:style-name="ce7" table:formula="of:=[.K365]" office:value-type="float" office:value="205.389740448582" calcext:value-type="float">
            <text:p>205.4</text:p>
          </table:table-cell>
          <table:table-cell table:style-name="ce7" table:formula="of:=[.L365]" office:value-type="float" office:value="333.872110499951" calcext:value-type="float">
            <text:p>333.9</text:p>
          </table:table-cell>
          <table:table-cell table:style-name="ce7" table:formula="of:=[.M365]" office:value-type="float" office:value="557.483665791635" calcext:value-type="float">
            <text:p>557.5</text:p>
          </table:table-cell>
          <table:table-cell table:style-name="ce7" table:formula="of:=[.N365]" office:value-type="float" office:value="925.727986585832" calcext:value-type="float">
            <text:p>925.7</text:p>
          </table:table-cell>
          <table:table-cell table:style-name="ce7" table:formula="of:=[.O365]" office:value-type="float" office:value="1519.98884038553" calcext:value-type="float">
            <text:p>1520.0</text:p>
          </table:table-cell>
          <table:table-cell table:style-name="ce7" table:formula="of:=[.P365]" office:value-type="float" office:value="2085.09438361924" calcext:value-type="float">
            <text:p>2085.1</text:p>
          </table:table-cell>
          <table:table-cell table:style-name="ce7" table:formula="of:=[.Q365]" office:value-type="float" office:value="2084.77529054846" calcext:value-type="float">
            <text:p>2084.8</text:p>
          </table:table-cell>
          <table:table-cell table:style-name="ce7" table:formula="of:=[.R365]" office:value-type="float" office:value="2084.33788599481" calcext:value-type="float">
            <text:p>2084.3</text:p>
          </table:table-cell>
          <table:table-cell table:style-name="ce5" table:formula="of:=SUMPRODUCT([.J366:.S366];pot_heat_diffusion)" office:value-type="float" office:value="929.49761652537" calcext:value-type="float">
            <text:p>929</text:p>
          </table:table-cell>
          <table:table-cell table:style-name="ce5" table:formula="of:=[.V365]*leakage_out" office:value-type="float" office:value="1722.74041140157" calcext:value-type="float">
            <text:p>1723</text:p>
          </table:table-cell>
          <table:table-cell table:style-name="ce5" table:formula="of:=[.V365]+[.T366]-[.U366]" office:value-type="float" office:value="286330.159105386" calcext:value-type="float">
            <text:p>286330</text:p>
          </table:table-cell>
          <table:table-cell table:style-name="ce12" table:formula="of:= temp_out + [.V366]/pot_water_mass" office:value-type="float" office:value="120.853895289033" calcext:value-type="float">
            <text:p>120.9</text:p>
          </table:table-cell>
          <table:table-cell table:style-name="ce7" table:formula="of:=IF([.G366]&gt;thermagon_temp_max;0;IF([.W3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table:formula="of:=burner_C_per_s * [.X366]/100 * time_incr" office:value-type="float" office:value="2149.61306964746" calcext:value-type="float">
            <text:p>2150</text:p>
          </table:table-cell>
          <table:table-cell table:style-name="ce3" table:formula="of:=[.B367]" office:value-type="float" office:value="2149.61306964746" calcext:value-type="float">
            <text:p>2150</text:p>
          </table:table-cell>
          <table:table-cell table:style-name="ce3" table:formula="of:=[.C366]" office:value-type="float" office:value="0" calcext:value-type="float">
            <text:p>0</text:p>
          </table:table-cell>
          <table:table-cell table:style-name="ce5" table:formula="of:=SUMPRODUCT([.B367:.D367];burner_heat_diffusion)" office:value-type="float" office:value="1504.72914875323" calcext:value-type="float">
            <text:p>1505</text:p>
          </table:table-cell>
          <table:table-cell table:formula="of:=[.F366]+[.E367]-[.J366]" office:value-type="float" office:value="52271.4718208718" calcext:value-type="float">
            <text:p>52271</text:p>
          </table:table-cell>
          <table:table-cell table:style-name="ce7" table:formula="of:=temp_out + [.F367] / burner_heat_mass" office:value-type="float" office:value="124.542943641744" calcext:value-type="float">
            <text:p>124.5</text:p>
          </table:table-cell>
          <table:table-cell table:style-name="ce7" table:formula="of:=[.G367]-[.W366]" office:value-type="float" office:value="3.68904835271088" calcext:value-type="float">
            <text:p>3.7</text:p>
          </table:table-cell>
          <table:table-cell table:style-name="ce5" table:formula="of:=thermagon_k * burner_A * [.H367] / thermagon_L" office:value-type="float" office:value="483.595923283668" calcext:value-type="float">
            <text:p>484</text:p>
          </table:table-cell>
          <table:table-cell table:style-name="ce5" table:formula="of:=[.I367]/C_per_s_to_W*time_incr" office:value-type="float" office:value="693.029411412537" calcext:value-type="float">
            <text:p>693</text:p>
          </table:table-cell>
          <table:table-cell table:style-name="ce7" table:formula="of:=[.J366]" office:value-type="float" office:value="120.426560556334" calcext:value-type="float">
            <text:p>120.4</text:p>
          </table:table-cell>
          <table:table-cell table:style-name="ce7" table:formula="of:=[.K366]" office:value-type="float" office:value="141.158211987507" calcext:value-type="float">
            <text:p>141.2</text:p>
          </table:table-cell>
          <table:table-cell table:style-name="ce7" table:formula="of:=[.L366]" office:value-type="float" office:value="205.389740448582" calcext:value-type="float">
            <text:p>205.4</text:p>
          </table:table-cell>
          <table:table-cell table:style-name="ce7" table:formula="of:=[.M366]" office:value-type="float" office:value="333.872110499951" calcext:value-type="float">
            <text:p>333.9</text:p>
          </table:table-cell>
          <table:table-cell table:style-name="ce7" table:formula="of:=[.N366]" office:value-type="float" office:value="557.483665791635" calcext:value-type="float">
            <text:p>557.5</text:p>
          </table:table-cell>
          <table:table-cell table:style-name="ce7" table:formula="of:=[.O366]" office:value-type="float" office:value="925.727986585832" calcext:value-type="float">
            <text:p>925.7</text:p>
          </table:table-cell>
          <table:table-cell table:style-name="ce7" table:formula="of:=[.P366]" office:value-type="float" office:value="1519.98884038553" calcext:value-type="float">
            <text:p>1520.0</text:p>
          </table:table-cell>
          <table:table-cell table:style-name="ce7" table:formula="of:=[.Q366]" office:value-type="float" office:value="2085.09438361924" calcext:value-type="float">
            <text:p>2085.1</text:p>
          </table:table-cell>
          <table:table-cell table:style-name="ce7" table:formula="of:=[.R366]" office:value-type="float" office:value="2084.77529054846" calcext:value-type="float">
            <text:p>2084.8</text:p>
          </table:table-cell>
          <table:table-cell table:style-name="ce5" table:formula="of:=SUMPRODUCT([.J367:.S367];pot_heat_diffusion)" office:value-type="float" office:value="662.05854527295" calcext:value-type="float">
            <text:p>662</text:p>
          </table:table-cell>
          <table:table-cell table:style-name="ce5" table:formula="of:=[.V366]*leakage_out" office:value-type="float" office:value="1717.98095463232" calcext:value-type="float">
            <text:p>1718</text:p>
          </table:table-cell>
          <table:table-cell table:style-name="ce5" table:formula="of:=[.V366]+[.T367]-[.U367]" office:value-type="float" office:value="285274.236696027" calcext:value-type="float">
            <text:p>285274</text:p>
          </table:table-cell>
          <table:table-cell table:style-name="ce12" table:formula="of:= temp_out + [.V367]/pot_water_mass" office:value-type="float" office:value="120.48196839024" calcext:value-type="float">
            <text:p>120.5</text:p>
          </table:table-cell>
          <table:table-cell table:style-name="ce7" table:formula="of:=IF([.G367]&gt;thermagon_temp_max;0;IF([.W3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table:formula="of:=burner_C_per_s * [.X367]/100 * time_incr" office:value-type="float" office:value="2149.61306964746" calcext:value-type="float">
            <text:p>2150</text:p>
          </table:table-cell>
          <table:table-cell table:style-name="ce3" table:formula="of:=[.B368]" office:value-type="float" office:value="2149.61306964746" calcext:value-type="float">
            <text:p>2150</text:p>
          </table:table-cell>
          <table:table-cell table:style-name="ce3" table:formula="of:=[.C367]" office:value-type="float" office:value="2149.61306964746" calcext:value-type="float">
            <text:p>2150</text:p>
          </table:table-cell>
          <table:table-cell table:style-name="ce5" table:formula="of:=SUMPRODUCT([.B368:.D368];burner_heat_diffusion)" office:value-type="float" office:value="2149.61306964746" calcext:value-type="float">
            <text:p>2150</text:p>
          </table:table-cell>
          <table:table-cell table:formula="of:=[.F367]+[.E368]-[.J367]" office:value-type="float" office:value="53728.0554791067" calcext:value-type="float">
            <text:p>53728</text:p>
          </table:table-cell>
          <table:table-cell table:style-name="ce7" table:formula="of:=temp_out + [.F368] / burner_heat_mass" office:value-type="float" office:value="127.456110958213" calcext:value-type="float">
            <text:p>127.5</text:p>
          </table:table-cell>
          <table:table-cell table:style-name="ce7" table:formula="of:=[.G368]-[.W367]" office:value-type="float" office:value="6.9741425679734" calcext:value-type="float">
            <text:p>7.0</text:p>
          </table:table-cell>
          <table:table-cell table:style-name="ce5" table:formula="of:=thermagon_k * burner_A * [.H368] / thermagon_L" office:value-type="float" office:value="914.237654757937" calcext:value-type="float">
            <text:p>914</text:p>
          </table:table-cell>
          <table:table-cell table:style-name="ce5" table:formula="of:=[.I368]/C_per_s_to_W*time_incr" office:value-type="float" office:value="1310.17147428767" calcext:value-type="float">
            <text:p>1310</text:p>
          </table:table-cell>
          <table:table-cell table:style-name="ce7" table:formula="of:=[.J367]" office:value-type="float" office:value="693.029411412537" calcext:value-type="float">
            <text:p>693.0</text:p>
          </table:table-cell>
          <table:table-cell table:style-name="ce7" table:formula="of:=[.K367]" office:value-type="float" office:value="120.426560556334" calcext:value-type="float">
            <text:p>120.4</text:p>
          </table:table-cell>
          <table:table-cell table:style-name="ce7" table:formula="of:=[.L367]" office:value-type="float" office:value="141.158211987507" calcext:value-type="float">
            <text:p>141.2</text:p>
          </table:table-cell>
          <table:table-cell table:style-name="ce7" table:formula="of:=[.M367]" office:value-type="float" office:value="205.389740448582" calcext:value-type="float">
            <text:p>205.4</text:p>
          </table:table-cell>
          <table:table-cell table:style-name="ce7" table:formula="of:=[.N367]" office:value-type="float" office:value="333.872110499951" calcext:value-type="float">
            <text:p>333.9</text:p>
          </table:table-cell>
          <table:table-cell table:style-name="ce7" table:formula="of:=[.O367]" office:value-type="float" office:value="557.483665791635" calcext:value-type="float">
            <text:p>557.5</text:p>
          </table:table-cell>
          <table:table-cell table:style-name="ce7" table:formula="of:=[.P367]" office:value-type="float" office:value="925.727986585832" calcext:value-type="float">
            <text:p>925.7</text:p>
          </table:table-cell>
          <table:table-cell table:style-name="ce7" table:formula="of:=[.Q367]" office:value-type="float" office:value="1519.98884038553" calcext:value-type="float">
            <text:p>1520.0</text:p>
          </table:table-cell>
          <table:table-cell table:style-name="ce7" table:formula="of:=[.R367]" office:value-type="float" office:value="2085.09438361924" calcext:value-type="float">
            <text:p>2085.1</text:p>
          </table:table-cell>
          <table:table-cell table:style-name="ce5" table:formula="of:=SUMPRODUCT([.J368:.S368];pot_heat_diffusion)" office:value-type="float" office:value="485.035099299865" calcext:value-type="float">
            <text:p>485</text:p>
          </table:table-cell>
          <table:table-cell table:style-name="ce5" table:formula="of:=[.V367]*leakage_out" office:value-type="float" office:value="1711.64542017616" calcext:value-type="float">
            <text:p>1712</text:p>
          </table:table-cell>
          <table:table-cell table:style-name="ce5" table:formula="of:=[.V367]+[.T368]-[.U368]" office:value-type="float" office:value="284047.62637515" calcext:value-type="float">
            <text:p>284048</text:p>
          </table:table-cell>
          <table:table-cell table:style-name="ce12" table:formula="of:= temp_out + [.V368]/pot_water_mass" office:value-type="float" office:value="120.04992019368" calcext:value-type="float">
            <text:p>120.0</text:p>
          </table:table-cell>
          <table:table-cell table:style-name="ce7" table:formula="of:=IF([.G368]&gt;thermagon_temp_max;0;IF([.W3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table:formula="of:=burner_C_per_s * [.X368]/100 * time_incr" office:value-type="float" office:value="2149.61306964746" calcext:value-type="float">
            <text:p>2150</text:p>
          </table:table-cell>
          <table:table-cell table:style-name="ce3" table:formula="of:=[.B369]" office:value-type="float" office:value="2149.61306964746" calcext:value-type="float">
            <text:p>2150</text:p>
          </table:table-cell>
          <table:table-cell table:style-name="ce3" table:formula="of:=[.C368]" office:value-type="float" office:value="2149.61306964746" calcext:value-type="float">
            <text:p>2150</text:p>
          </table:table-cell>
          <table:table-cell table:style-name="ce5" table:formula="of:=SUMPRODUCT([.B369:.D369];burner_heat_diffusion)" office:value-type="float" office:value="2149.61306964746" calcext:value-type="float">
            <text:p>2150</text:p>
          </table:table-cell>
          <table:table-cell table:formula="of:=[.F368]+[.E369]-[.J368]" office:value-type="float" office:value="54567.4970744665" calcext:value-type="float">
            <text:p>54567</text:p>
          </table:table-cell>
          <table:table-cell table:style-name="ce7" table:formula="of:=temp_out + [.F369] / burner_heat_mass" office:value-type="float" office:value="129.134994148933" calcext:value-type="float">
            <text:p>129.1</text:p>
          </table:table-cell>
          <table:table-cell table:style-name="ce7" table:formula="of:=[.G369]-[.W368]" office:value-type="float" office:value="9.08507395525258" calcext:value-type="float">
            <text:p>9.1</text:p>
          </table:table-cell>
          <table:table-cell table:style-name="ce5" table:formula="of:=thermagon_k * burner_A * [.H369] / thermagon_L" office:value-type="float" office:value="1190.95883475266" calcext:value-type="float">
            <text:p>1191</text:p>
          </table:table-cell>
          <table:table-cell table:style-name="ce5" table:formula="of:=[.I369]/C_per_s_to_W*time_incr" office:value-type="float" office:value="1706.73378439762" calcext:value-type="float">
            <text:p>1707</text:p>
          </table:table-cell>
          <table:table-cell table:style-name="ce7" table:formula="of:=[.J368]" office:value-type="float" office:value="1310.17147428767" calcext:value-type="float">
            <text:p>1310.2</text:p>
          </table:table-cell>
          <table:table-cell table:style-name="ce7" table:formula="of:=[.K368]" office:value-type="float" office:value="693.029411412537" calcext:value-type="float">
            <text:p>693.0</text:p>
          </table:table-cell>
          <table:table-cell table:style-name="ce7" table:formula="of:=[.L368]" office:value-type="float" office:value="120.426560556334" calcext:value-type="float">
            <text:p>120.4</text:p>
          </table:table-cell>
          <table:table-cell table:style-name="ce7" table:formula="of:=[.M368]" office:value-type="float" office:value="141.158211987507" calcext:value-type="float">
            <text:p>141.2</text:p>
          </table:table-cell>
          <table:table-cell table:style-name="ce7" table:formula="of:=[.N368]" office:value-type="float" office:value="205.389740448582" calcext:value-type="float">
            <text:p>205.4</text:p>
          </table:table-cell>
          <table:table-cell table:style-name="ce7" table:formula="of:=[.O368]" office:value-type="float" office:value="333.872110499951" calcext:value-type="float">
            <text:p>333.9</text:p>
          </table:table-cell>
          <table:table-cell table:style-name="ce7" table:formula="of:=[.P368]" office:value-type="float" office:value="557.483665791635" calcext:value-type="float">
            <text:p>557.5</text:p>
          </table:table-cell>
          <table:table-cell table:style-name="ce7" table:formula="of:=[.Q368]" office:value-type="float" office:value="925.727986585832" calcext:value-type="float">
            <text:p>925.7</text:p>
          </table:table-cell>
          <table:table-cell table:style-name="ce7" table:formula="of:=[.R368]" office:value-type="float" office:value="1519.98884038553" calcext:value-type="float">
            <text:p>1520.0</text:p>
          </table:table-cell>
          <table:table-cell table:style-name="ce5" table:formula="of:=SUMPRODUCT([.J369:.S369];pot_heat_diffusion)" office:value-type="float" office:value="431.904165356694" calcext:value-type="float">
            <text:p>432</text:p>
          </table:table-cell>
          <table:table-cell table:style-name="ce5" table:formula="of:=[.V368]*leakage_out" office:value-type="float" office:value="1704.2857582509" calcext:value-type="float">
            <text:p>1704</text:p>
          </table:table-cell>
          <table:table-cell table:style-name="ce5" table:formula="of:=[.V368]+[.T369]-[.U369]" office:value-type="float" office:value="282775.244782256" calcext:value-type="float">
            <text:p>282775</text:p>
          </table:table-cell>
          <table:table-cell table:style-name="ce12" table:formula="of:= temp_out + [.V369]/pot_water_mass" office:value-type="float" office:value="119.601750010217" calcext:value-type="float">
            <text:p>119.6</text:p>
          </table:table-cell>
          <table:table-cell table:style-name="ce7" table:formula="of:=IF([.G369]&gt;thermagon_temp_max;0;IF([.W3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table:formula="of:=burner_C_per_s * [.X369]/100 * time_incr" office:value-type="float" office:value="2149.61306964746" calcext:value-type="float">
            <text:p>2150</text:p>
          </table:table-cell>
          <table:table-cell table:style-name="ce3" table:formula="of:=[.B370]" office:value-type="float" office:value="2149.61306964746" calcext:value-type="float">
            <text:p>2150</text:p>
          </table:table-cell>
          <table:table-cell table:style-name="ce3" table:formula="of:=[.C369]" office:value-type="float" office:value="2149.61306964746" calcext:value-type="float">
            <text:p>2150</text:p>
          </table:table-cell>
          <table:table-cell table:style-name="ce5" table:formula="of:=SUMPRODUCT([.B370:.D370];burner_heat_diffusion)" office:value-type="float" office:value="2149.61306964746" calcext:value-type="float">
            <text:p>2150</text:p>
          </table:table-cell>
          <table:table-cell table:formula="of:=[.F369]+[.E370]-[.J369]" office:value-type="float" office:value="55010.3763597164" calcext:value-type="float">
            <text:p>55010</text:p>
          </table:table-cell>
          <table:table-cell table:style-name="ce7" table:formula="of:=temp_out + [.F370] / burner_heat_mass" office:value-type="float" office:value="130.020752719433" calcext:value-type="float">
            <text:p>130.0</text:p>
          </table:table-cell>
          <table:table-cell table:style-name="ce7" table:formula="of:=[.G370]-[.W369]" office:value-type="float" office:value="10.4190027092159" calcext:value-type="float">
            <text:p>10.4</text:p>
          </table:table-cell>
          <table:table-cell table:style-name="ce5" table:formula="of:=thermagon_k * burner_A * [.H370] / thermagon_L" office:value-type="float" office:value="1365.82303974296" calcext:value-type="float">
            <text:p>1366</text:p>
          </table:table-cell>
          <table:table-cell table:style-name="ce5" table:formula="of:=[.I370]/C_per_s_to_W*time_incr" office:value-type="float" office:value="1957.32737137139" calcext:value-type="float">
            <text:p>1957</text:p>
          </table:table-cell>
          <table:table-cell table:style-name="ce7" table:formula="of:=[.J369]" office:value-type="float" office:value="1706.73378439762" calcext:value-type="float">
            <text:p>1706.7</text:p>
          </table:table-cell>
          <table:table-cell table:style-name="ce7" table:formula="of:=[.K369]" office:value-type="float" office:value="1310.17147428767" calcext:value-type="float">
            <text:p>1310.2</text:p>
          </table:table-cell>
          <table:table-cell table:style-name="ce7" table:formula="of:=[.L369]" office:value-type="float" office:value="693.029411412537" calcext:value-type="float">
            <text:p>693.0</text:p>
          </table:table-cell>
          <table:table-cell table:style-name="ce7" table:formula="of:=[.M369]" office:value-type="float" office:value="120.426560556334" calcext:value-type="float">
            <text:p>120.4</text:p>
          </table:table-cell>
          <table:table-cell table:style-name="ce7" table:formula="of:=[.N369]" office:value-type="float" office:value="141.158211987507" calcext:value-type="float">
            <text:p>141.2</text:p>
          </table:table-cell>
          <table:table-cell table:style-name="ce7" table:formula="of:=[.O369]" office:value-type="float" office:value="205.389740448582" calcext:value-type="float">
            <text:p>205.4</text:p>
          </table:table-cell>
          <table:table-cell table:style-name="ce7" table:formula="of:=[.P369]" office:value-type="float" office:value="333.872110499951" calcext:value-type="float">
            <text:p>333.9</text:p>
          </table:table-cell>
          <table:table-cell table:style-name="ce7" table:formula="of:=[.Q369]" office:value-type="float" office:value="557.483665791635" calcext:value-type="float">
            <text:p>557.5</text:p>
          </table:table-cell>
          <table:table-cell table:style-name="ce7" table:formula="of:=[.R369]" office:value-type="float" office:value="925.727986585832" calcext:value-type="float">
            <text:p>925.7</text:p>
          </table:table-cell>
          <table:table-cell table:style-name="ce5" table:formula="of:=SUMPRODUCT([.J370:.S370];pot_heat_diffusion)" office:value-type="float" office:value="517.124469984429" calcext:value-type="float">
            <text:p>517</text:p>
          </table:table-cell>
          <table:table-cell table:style-name="ce5" table:formula="of:=[.V369]*leakage_out" office:value-type="float" office:value="1696.65146869354" calcext:value-type="float">
            <text:p>1697</text:p>
          </table:table-cell>
          <table:table-cell table:style-name="ce5" table:formula="of:=[.V369]+[.T370]-[.U370]" office:value-type="float" office:value="281595.717783547" calcext:value-type="float">
            <text:p>281596</text:p>
          </table:table-cell>
          <table:table-cell table:style-name="ce12" table:formula="of:= temp_out + [.V370]/pot_water_mass" office:value-type="float" office:value="119.186285943176" calcext:value-type="float">
            <text:p>119.2</text:p>
          </table:table-cell>
          <table:table-cell table:style-name="ce7" table:formula="of:=IF([.G370]&gt;thermagon_temp_max;0;IF([.W3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table:formula="of:=burner_C_per_s * [.X370]/100 * time_incr" office:value-type="float" office:value="2149.61306964746" calcext:value-type="float">
            <text:p>2150</text:p>
          </table:table-cell>
          <table:table-cell table:style-name="ce3" table:formula="of:=[.B371]" office:value-type="float" office:value="2149.61306964746" calcext:value-type="float">
            <text:p>2150</text:p>
          </table:table-cell>
          <table:table-cell table:style-name="ce3" table:formula="of:=[.C370]" office:value-type="float" office:value="2149.61306964746" calcext:value-type="float">
            <text:p>2150</text:p>
          </table:table-cell>
          <table:table-cell table:style-name="ce5" table:formula="of:=SUMPRODUCT([.B371:.D371];burner_heat_diffusion)" office:value-type="float" office:value="2149.61306964746" calcext:value-type="float">
            <text:p>2150</text:p>
          </table:table-cell>
          <table:table-cell table:formula="of:=[.F370]+[.E371]-[.J370]" office:value-type="float" office:value="55202.6620579924" calcext:value-type="float">
            <text:p>55203</text:p>
          </table:table-cell>
          <table:table-cell table:style-name="ce7" table:formula="of:=temp_out + [.F371] / burner_heat_mass" office:value-type="float" office:value="130.405324115985" calcext:value-type="float">
            <text:p>130.4</text:p>
          </table:table-cell>
          <table:table-cell table:style-name="ce7" table:formula="of:=[.G371]-[.W370]" office:value-type="float" office:value="11.219038172809" calcext:value-type="float">
            <text:p>11.2</text:p>
          </table:table-cell>
          <table:table-cell table:style-name="ce5" table:formula="of:=thermagon_k * burner_A * [.H371] / thermagon_L" office:value-type="float" office:value="1470.69937956964" calcext:value-type="float">
            <text:p>1471</text:p>
          </table:table-cell>
          <table:table-cell table:style-name="ce5" table:formula="of:=[.I371]/C_per_s_to_W*time_incr" office:value-type="float" office:value="2107.62307189687" calcext:value-type="float">
            <text:p>2108</text:p>
          </table:table-cell>
          <table:table-cell table:style-name="ce7" table:formula="of:=[.J370]" office:value-type="float" office:value="1957.32737137139" calcext:value-type="float">
            <text:p>1957.3</text:p>
          </table:table-cell>
          <table:table-cell table:style-name="ce7" table:formula="of:=[.K370]" office:value-type="float" office:value="1706.73378439762" calcext:value-type="float">
            <text:p>1706.7</text:p>
          </table:table-cell>
          <table:table-cell table:style-name="ce7" table:formula="of:=[.L370]" office:value-type="float" office:value="1310.17147428767" calcext:value-type="float">
            <text:p>1310.2</text:p>
          </table:table-cell>
          <table:table-cell table:style-name="ce7" table:formula="of:=[.M370]" office:value-type="float" office:value="693.029411412537" calcext:value-type="float">
            <text:p>693.0</text:p>
          </table:table-cell>
          <table:table-cell table:style-name="ce7" table:formula="of:=[.N370]" office:value-type="float" office:value="120.426560556334" calcext:value-type="float">
            <text:p>120.4</text:p>
          </table:table-cell>
          <table:table-cell table:style-name="ce7" table:formula="of:=[.O370]" office:value-type="float" office:value="141.158211987507" calcext:value-type="float">
            <text:p>141.2</text:p>
          </table:table-cell>
          <table:table-cell table:style-name="ce7" table:formula="of:=[.P370]" office:value-type="float" office:value="205.389740448582" calcext:value-type="float">
            <text:p>205.4</text:p>
          </table:table-cell>
          <table:table-cell table:style-name="ce7" table:formula="of:=[.Q370]" office:value-type="float" office:value="333.872110499951" calcext:value-type="float">
            <text:p>333.9</text:p>
          </table:table-cell>
          <table:table-cell table:style-name="ce7" table:formula="of:=[.R370]" office:value-type="float" office:value="557.483665791635" calcext:value-type="float">
            <text:p>557.5</text:p>
          </table:table-cell>
          <table:table-cell table:style-name="ce5" table:formula="of:=SUMPRODUCT([.J371:.S371];pot_heat_diffusion)" office:value-type="float" office:value="723.195989227631" calcext:value-type="float">
            <text:p>723</text:p>
          </table:table-cell>
          <table:table-cell table:style-name="ce5" table:formula="of:=[.V370]*leakage_out" office:value-type="float" office:value="1689.57430670128" calcext:value-type="float">
            <text:p>1690</text:p>
          </table:table-cell>
          <table:table-cell table:style-name="ce5" table:formula="of:=[.V370]+[.T371]-[.U371]" office:value-type="float" office:value="280629.339466073" calcext:value-type="float">
            <text:p>280629</text:p>
          </table:table-cell>
          <table:table-cell table:style-name="ce12" table:formula="of:= temp_out + [.V371]/pot_water_mass" office:value-type="float" office:value="118.845899104624" calcext:value-type="float">
            <text:p>118.8</text:p>
          </table:table-cell>
          <table:table-cell table:style-name="ce7" table:formula="of:=IF([.G371]&gt;thermagon_temp_max;0;IF([.W3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3" table:formula="of:=burner_C_per_s * [.X371]/100 * time_incr" office:value-type="float" office:value="2149.61306964746" calcext:value-type="float">
            <text:p>2150</text:p>
          </table:table-cell>
          <table:table-cell table:style-name="ce3" table:formula="of:=[.B372]" office:value-type="float" office:value="2149.61306964746" calcext:value-type="float">
            <text:p>2150</text:p>
          </table:table-cell>
          <table:table-cell table:style-name="ce3" table:formula="of:=[.C371]" office:value-type="float" office:value="2149.61306964746" calcext:value-type="float">
            <text:p>2150</text:p>
          </table:table-cell>
          <table:table-cell table:style-name="ce5" table:formula="of:=SUMPRODUCT([.B372:.D372];burner_heat_diffusion)" office:value-type="float" office:value="2149.61306964746" calcext:value-type="float">
            <text:p>2150</text:p>
          </table:table-cell>
          <table:table-cell table:formula="of:=[.F371]+[.E372]-[.J371]" office:value-type="float" office:value="55244.652055743" calcext:value-type="float">
            <text:p>55245</text:p>
          </table:table-cell>
          <table:table-cell table:style-name="ce7" table:formula="of:=temp_out + [.F372] / burner_heat_mass" office:value-type="float" office:value="130.489304111486" calcext:value-type="float">
            <text:p>130.5</text:p>
          </table:table-cell>
          <table:table-cell table:style-name="ce7" table:formula="of:=[.G372]-[.W371]" office:value-type="float" office:value="11.6434050068626" calcext:value-type="float">
            <text:p>11.6</text:p>
          </table:table-cell>
          <table:table-cell table:style-name="ce5" table:formula="of:=thermagon_k * burner_A * [.H372] / thermagon_L" office:value-type="float" office:value="1526.32946389051" calcext:value-type="float">
            <text:p>1526</text:p>
          </table:table-cell>
          <table:table-cell table:style-name="ce5" table:formula="of:=[.I372]/C_per_s_to_W*time_incr" office:value-type="float" office:value="2187.34517611137" calcext:value-type="float">
            <text:p>2187</text:p>
          </table:table-cell>
          <table:table-cell table:style-name="ce7" table:formula="of:=[.J371]" office:value-type="float" office:value="2107.62307189687" calcext:value-type="float">
            <text:p>2107.6</text:p>
          </table:table-cell>
          <table:table-cell table:style-name="ce7" table:formula="of:=[.K371]" office:value-type="float" office:value="1957.32737137139" calcext:value-type="float">
            <text:p>1957.3</text:p>
          </table:table-cell>
          <table:table-cell table:style-name="ce7" table:formula="of:=[.L371]" office:value-type="float" office:value="1706.73378439762" calcext:value-type="float">
            <text:p>1706.7</text:p>
          </table:table-cell>
          <table:table-cell table:style-name="ce7" table:formula="of:=[.M371]" office:value-type="float" office:value="1310.17147428767" calcext:value-type="float">
            <text:p>1310.2</text:p>
          </table:table-cell>
          <table:table-cell table:style-name="ce7" table:formula="of:=[.N371]" office:value-type="float" office:value="693.029411412537" calcext:value-type="float">
            <text:p>693.0</text:p>
          </table:table-cell>
          <table:table-cell table:style-name="ce7" table:formula="of:=[.O371]" office:value-type="float" office:value="120.426560556334" calcext:value-type="float">
            <text:p>120.4</text:p>
          </table:table-cell>
          <table:table-cell table:style-name="ce7" table:formula="of:=[.P371]" office:value-type="float" office:value="141.158211987507" calcext:value-type="float">
            <text:p>141.2</text:p>
          </table:table-cell>
          <table:table-cell table:style-name="ce7" table:formula="of:=[.Q371]" office:value-type="float" office:value="205.389740448582" calcext:value-type="float">
            <text:p>205.4</text:p>
          </table:table-cell>
          <table:table-cell table:style-name="ce7" table:formula="of:=[.R371]" office:value-type="float" office:value="333.872110499951" calcext:value-type="float">
            <text:p>333.9</text:p>
          </table:table-cell>
          <table:table-cell table:style-name="ce5" table:formula="of:=SUMPRODUCT([.J372:.S372];pot_heat_diffusion)" office:value-type="float" office:value="1010.57375585452" calcext:value-type="float">
            <text:p>1011</text:p>
          </table:table-cell>
          <table:table-cell table:style-name="ce5" table:formula="of:=[.V371]*leakage_out" office:value-type="float" office:value="1683.77603679644" calcext:value-type="float">
            <text:p>1684</text:p>
          </table:table-cell>
          <table:table-cell table:style-name="ce5" table:formula="of:=[.V371]+[.T372]-[.U372]" office:value-type="float" office:value="279956.137185131" calcext:value-type="float">
            <text:p>279956</text:p>
          </table:table-cell>
          <table:table-cell table:style-name="ce12" table:formula="of:= temp_out + [.V372]/pot_water_mass" office:value-type="float" office:value="118.608777480542" calcext:value-type="float">
            <text:p>118.6</text:p>
          </table:table-cell>
          <table:table-cell table:style-name="ce7" table:formula="of:=IF([.G372]&gt;thermagon_temp_max;0;IF([.W3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table:formula="of:=burner_C_per_s * [.X372]/100 * time_incr" office:value-type="float" office:value="2149.61306964746" calcext:value-type="float">
            <text:p>2150</text:p>
          </table:table-cell>
          <table:table-cell table:style-name="ce3" table:formula="of:=[.B373]" office:value-type="float" office:value="2149.61306964746" calcext:value-type="float">
            <text:p>2150</text:p>
          </table:table-cell>
          <table:table-cell table:style-name="ce3" table:formula="of:=[.C372]" office:value-type="float" office:value="2149.61306964746" calcext:value-type="float">
            <text:p>2150</text:p>
          </table:table-cell>
          <table:table-cell table:style-name="ce5" table:formula="of:=SUMPRODUCT([.B373:.D373];burner_heat_diffusion)" office:value-type="float" office:value="2149.61306964746" calcext:value-type="float">
            <text:p>2150</text:p>
          </table:table-cell>
          <table:table-cell table:formula="of:=[.F372]+[.E373]-[.J372]" office:value-type="float" office:value="55206.9199492791" calcext:value-type="float">
            <text:p>55207</text:p>
          </table:table-cell>
          <table:table-cell table:style-name="ce7" table:formula="of:=temp_out + [.F373] / burner_heat_mass" office:value-type="float" office:value="130.413839898558" calcext:value-type="float">
            <text:p>130.4</text:p>
          </table:table-cell>
          <table:table-cell table:style-name="ce7" table:formula="of:=[.G373]-[.W372]" office:value-type="float" office:value="11.8050624180158" calcext:value-type="float">
            <text:p>11.8</text:p>
          </table:table-cell>
          <table:table-cell table:style-name="ce5" table:formula="of:=thermagon_k * burner_A * [.H373] / thermagon_L" office:value-type="float" office:value="1547.52107146184" calcext:value-type="float">
            <text:p>1548</text:p>
          </table:table-cell>
          <table:table-cell table:style-name="ce5" table:formula="of:=[.I373]/C_per_s_to_W*time_incr" office:value-type="float" office:value="2217.71434717948" calcext:value-type="float">
            <text:p>2218</text:p>
          </table:table-cell>
          <table:table-cell table:style-name="ce7" table:formula="of:=[.J372]" office:value-type="float" office:value="2187.34517611137" calcext:value-type="float">
            <text:p>2187.3</text:p>
          </table:table-cell>
          <table:table-cell table:style-name="ce7" table:formula="of:=[.K372]" office:value-type="float" office:value="2107.62307189687" calcext:value-type="float">
            <text:p>2107.6</text:p>
          </table:table-cell>
          <table:table-cell table:style-name="ce7" table:formula="of:=[.L372]" office:value-type="float" office:value="1957.32737137139" calcext:value-type="float">
            <text:p>1957.3</text:p>
          </table:table-cell>
          <table:table-cell table:style-name="ce7" table:formula="of:=[.M372]" office:value-type="float" office:value="1706.73378439762" calcext:value-type="float">
            <text:p>1706.7</text:p>
          </table:table-cell>
          <table:table-cell table:style-name="ce7" table:formula="of:=[.N372]" office:value-type="float" office:value="1310.17147428767" calcext:value-type="float">
            <text:p>1310.2</text:p>
          </table:table-cell>
          <table:table-cell table:style-name="ce7" table:formula="of:=[.O372]" office:value-type="float" office:value="693.029411412537" calcext:value-type="float">
            <text:p>693.0</text:p>
          </table:table-cell>
          <table:table-cell table:style-name="ce7" table:formula="of:=[.P372]" office:value-type="float" office:value="120.426560556334" calcext:value-type="float">
            <text:p>120.4</text:p>
          </table:table-cell>
          <table:table-cell table:style-name="ce7" table:formula="of:=[.Q372]" office:value-type="float" office:value="141.158211987507" calcext:value-type="float">
            <text:p>141.2</text:p>
          </table:table-cell>
          <table:table-cell table:style-name="ce7" table:formula="of:=[.R372]" office:value-type="float" office:value="205.389740448582" calcext:value-type="float">
            <text:p>205.4</text:p>
          </table:table-cell>
          <table:table-cell table:style-name="ce5" table:formula="of:=SUMPRODUCT([.J373:.S373];pot_heat_diffusion)" office:value-type="float" office:value="1328.28867838377" calcext:value-type="float">
            <text:p>1328</text:p>
          </table:table-cell>
          <table:table-cell table:style-name="ce5" table:formula="of:=[.V372]*leakage_out" office:value-type="float" office:value="1679.73682311079" calcext:value-type="float">
            <text:p>1680</text:p>
          </table:table-cell>
          <table:table-cell table:style-name="ce5" table:formula="of:=[.V372]+[.T373]-[.U373]" office:value-type="float" office:value="279604.689040404" calcext:value-type="float">
            <text:p>279605</text:p>
          </table:table-cell>
          <table:table-cell table:style-name="ce12" table:formula="of:= temp_out + [.V373]/pot_water_mass" office:value-type="float" office:value="118.484987117353" calcext:value-type="float">
            <text:p>118.5</text:p>
          </table:table-cell>
          <table:table-cell table:style-name="ce7" table:formula="of:=IF([.G373]&gt;thermagon_temp_max;0;IF([.W3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3" table:formula="of:=burner_C_per_s * [.X373]/100 * time_incr" office:value-type="float" office:value="2149.61306964746" calcext:value-type="float">
            <text:p>2150</text:p>
          </table:table-cell>
          <table:table-cell table:style-name="ce3" table:formula="of:=[.B374]" office:value-type="float" office:value="2149.61306964746" calcext:value-type="float">
            <text:p>2150</text:p>
          </table:table-cell>
          <table:table-cell table:style-name="ce3" table:formula="of:=[.C373]" office:value-type="float" office:value="2149.61306964746" calcext:value-type="float">
            <text:p>2150</text:p>
          </table:table-cell>
          <table:table-cell table:style-name="ce5" table:formula="of:=SUMPRODUCT([.B374:.D374];burner_heat_diffusion)" office:value-type="float" office:value="2149.61306964746" calcext:value-type="float">
            <text:p>2150</text:p>
          </table:table-cell>
          <table:table-cell table:formula="of:=[.F373]+[.E374]-[.J373]" office:value-type="float" office:value="55138.8186717471" calcext:value-type="float">
            <text:p>55139</text:p>
          </table:table-cell>
          <table:table-cell table:style-name="ce7" table:formula="of:=temp_out + [.F374] / burner_heat_mass" office:value-type="float" office:value="130.277637343494" calcext:value-type="float">
            <text:p>130.3</text:p>
          </table:table-cell>
          <table:table-cell table:style-name="ce7" table:formula="of:=[.G374]-[.W373]" office:value-type="float" office:value="11.7926502261415" calcext:value-type="float">
            <text:p>11.8</text:p>
          </table:table-cell>
          <table:table-cell table:style-name="ce5" table:formula="of:=thermagon_k * burner_A * [.H374] / thermagon_L" office:value-type="float" office:value="1545.89396202452" calcext:value-type="float">
            <text:p>1546</text:p>
          </table:table-cell>
          <table:table-cell table:style-name="ce5" table:formula="of:=[.I374]/C_per_s_to_W*time_incr" office:value-type="float" office:value="2215.38257670467" calcext:value-type="float">
            <text:p>2215</text:p>
          </table:table-cell>
          <table:table-cell table:style-name="ce7" table:formula="of:=[.J373]" office:value-type="float" office:value="2217.71434717948" calcext:value-type="float">
            <text:p>2217.7</text:p>
          </table:table-cell>
          <table:table-cell table:style-name="ce7" table:formula="of:=[.K373]" office:value-type="float" office:value="2187.34517611137" calcext:value-type="float">
            <text:p>2187.3</text:p>
          </table:table-cell>
          <table:table-cell table:style-name="ce7" table:formula="of:=[.L373]" office:value-type="float" office:value="2107.62307189687" calcext:value-type="float">
            <text:p>2107.6</text:p>
          </table:table-cell>
          <table:table-cell table:style-name="ce7" table:formula="of:=[.M373]" office:value-type="float" office:value="1957.32737137139" calcext:value-type="float">
            <text:p>1957.3</text:p>
          </table:table-cell>
          <table:table-cell table:style-name="ce7" table:formula="of:=[.N373]" office:value-type="float" office:value="1706.73378439762" calcext:value-type="float">
            <text:p>1706.7</text:p>
          </table:table-cell>
          <table:table-cell table:style-name="ce7" table:formula="of:=[.O373]" office:value-type="float" office:value="1310.17147428767" calcext:value-type="float">
            <text:p>1310.2</text:p>
          </table:table-cell>
          <table:table-cell table:style-name="ce7" table:formula="of:=[.P373]" office:value-type="float" office:value="693.029411412537" calcext:value-type="float">
            <text:p>693.0</text:p>
          </table:table-cell>
          <table:table-cell table:style-name="ce7" table:formula="of:=[.Q373]" office:value-type="float" office:value="120.426560556334" calcext:value-type="float">
            <text:p>120.4</text:p>
          </table:table-cell>
          <table:table-cell table:style-name="ce7" table:formula="of:=[.R373]" office:value-type="float" office:value="141.158211987507" calcext:value-type="float">
            <text:p>141.2</text:p>
          </table:table-cell>
          <table:table-cell table:style-name="ce5" table:formula="of:=SUMPRODUCT([.J374:.S374];pot_heat_diffusion)" office:value-type="float" office:value="1624.27550987913" calcext:value-type="float">
            <text:p>1624</text:p>
          </table:table-cell>
          <table:table-cell table:style-name="ce5" table:formula="of:=[.V373]*leakage_out" office:value-type="float" office:value="1677.62813424243" calcext:value-type="float">
            <text:p>1678</text:p>
          </table:table-cell>
          <table:table-cell table:style-name="ce5" table:formula="of:=[.V373]+[.T374]-[.U374]" office:value-type="float" office:value="279551.336416041" calcext:value-type="float">
            <text:p>279551</text:p>
          </table:table-cell>
          <table:table-cell table:style-name="ce12" table:formula="of:= temp_out + [.V374]/pot_water_mass" office:value-type="float" office:value="118.466194755389" calcext:value-type="float">
            <text:p>118.5</text:p>
          </table:table-cell>
          <table:table-cell table:style-name="ce7" table:formula="of:=IF([.G374]&gt;thermagon_temp_max;0;IF([.W3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table:formula="of:=burner_C_per_s * [.X374]/100 * time_incr" office:value-type="float" office:value="2149.61306964746" calcext:value-type="float">
            <text:p>2150</text:p>
          </table:table-cell>
          <table:table-cell table:style-name="ce3" table:formula="of:=[.B375]" office:value-type="float" office:value="2149.61306964746" calcext:value-type="float">
            <text:p>2150</text:p>
          </table:table-cell>
          <table:table-cell table:style-name="ce3" table:formula="of:=[.C374]" office:value-type="float" office:value="2149.61306964746" calcext:value-type="float">
            <text:p>2150</text:p>
          </table:table-cell>
          <table:table-cell table:style-name="ce5" table:formula="of:=SUMPRODUCT([.B375:.D375];burner_heat_diffusion)" office:value-type="float" office:value="2149.61306964746" calcext:value-type="float">
            <text:p>2150</text:p>
          </table:table-cell>
          <table:table-cell table:formula="of:=[.F374]+[.E375]-[.J374]" office:value-type="float" office:value="55073.0491646899" calcext:value-type="float">
            <text:p>55073</text:p>
          </table:table-cell>
          <table:table-cell table:style-name="ce7" table:formula="of:=temp_out + [.F375] / burner_heat_mass" office:value-type="float" office:value="130.14609832938" calcext:value-type="float">
            <text:p>130.1</text:p>
          </table:table-cell>
          <table:table-cell table:style-name="ce7" table:formula="of:=[.G375]-[.W374]" office:value-type="float" office:value="11.6799035739905" calcext:value-type="float">
            <text:p>11.7</text:p>
          </table:table-cell>
          <table:table-cell table:style-name="ce5" table:formula="of:=thermagon_k * burner_A * [.H375] / thermagon_L" office:value-type="float" office:value="1531.114046954" calcext:value-type="float">
            <text:p>1531</text:p>
          </table:table-cell>
          <table:table-cell table:style-name="ce5" table:formula="of:=[.I375]/C_per_s_to_W*time_incr" office:value-type="float" office:value="2194.20184430209" calcext:value-type="float">
            <text:p>2194</text:p>
          </table:table-cell>
          <table:table-cell table:style-name="ce7" table:formula="of:=[.J374]" office:value-type="float" office:value="2215.38257670467" calcext:value-type="float">
            <text:p>2215.4</text:p>
          </table:table-cell>
          <table:table-cell table:style-name="ce7" table:formula="of:=[.K374]" office:value-type="float" office:value="2217.71434717948" calcext:value-type="float">
            <text:p>2217.7</text:p>
          </table:table-cell>
          <table:table-cell table:style-name="ce7" table:formula="of:=[.L374]" office:value-type="float" office:value="2187.34517611137" calcext:value-type="float">
            <text:p>2187.3</text:p>
          </table:table-cell>
          <table:table-cell table:style-name="ce7" table:formula="of:=[.M374]" office:value-type="float" office:value="2107.62307189687" calcext:value-type="float">
            <text:p>2107.6</text:p>
          </table:table-cell>
          <table:table-cell table:style-name="ce7" table:formula="of:=[.N374]" office:value-type="float" office:value="1957.32737137139" calcext:value-type="float">
            <text:p>1957.3</text:p>
          </table:table-cell>
          <table:table-cell table:style-name="ce7" table:formula="of:=[.O374]" office:value-type="float" office:value="1706.73378439762" calcext:value-type="float">
            <text:p>1706.7</text:p>
          </table:table-cell>
          <table:table-cell table:style-name="ce7" table:formula="of:=[.P374]" office:value-type="float" office:value="1310.17147428767" calcext:value-type="float">
            <text:p>1310.2</text:p>
          </table:table-cell>
          <table:table-cell table:style-name="ce7" table:formula="of:=[.Q374]" office:value-type="float" office:value="693.029411412537" calcext:value-type="float">
            <text:p>693.0</text:p>
          </table:table-cell>
          <table:table-cell table:style-name="ce7" table:formula="of:=[.R374]" office:value-type="float" office:value="120.426560556334" calcext:value-type="float">
            <text:p>120.4</text:p>
          </table:table-cell>
          <table:table-cell table:style-name="ce5" table:formula="of:=SUMPRODUCT([.J375:.S375];pot_heat_diffusion)" office:value-type="float" office:value="1860.30467351438" calcext:value-type="float">
            <text:p>1860</text:p>
          </table:table-cell>
          <table:table-cell table:style-name="ce5" table:formula="of:=[.V374]*leakage_out" office:value-type="float" office:value="1677.30801849625" calcext:value-type="float">
            <text:p>1677</text:p>
          </table:table-cell>
          <table:table-cell table:style-name="ce5" table:formula="of:=[.V374]+[.T375]-[.U375]" office:value-type="float" office:value="279734.333071059" calcext:value-type="float">
            <text:p>279734</text:p>
          </table:table-cell>
          <table:table-cell table:style-name="ce12" table:formula="of:= temp_out + [.V375]/pot_water_mass" office:value-type="float" office:value="118.530651554286" calcext:value-type="float">
            <text:p>118.5</text:p>
          </table:table-cell>
          <table:table-cell table:style-name="ce7" table:formula="of:=IF([.G375]&gt;thermagon_temp_max;0;IF([.W3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3" table:formula="of:=burner_C_per_s * [.X375]/100 * time_incr" office:value-type="float" office:value="2149.61306964746" calcext:value-type="float">
            <text:p>2150</text:p>
          </table:table-cell>
          <table:table-cell table:style-name="ce3" table:formula="of:=[.B376]" office:value-type="float" office:value="2149.61306964746" calcext:value-type="float">
            <text:p>2150</text:p>
          </table:table-cell>
          <table:table-cell table:style-name="ce3" table:formula="of:=[.C375]" office:value-type="float" office:value="2149.61306964746" calcext:value-type="float">
            <text:p>2150</text:p>
          </table:table-cell>
          <table:table-cell table:style-name="ce5" table:formula="of:=SUMPRODUCT([.B376:.D376];burner_heat_diffusion)" office:value-type="float" office:value="2149.61306964746" calcext:value-type="float">
            <text:p>2150</text:p>
          </table:table-cell>
          <table:table-cell table:formula="of:=[.F375]+[.E376]-[.J375]" office:value-type="float" office:value="55028.4603900353" calcext:value-type="float">
            <text:p>55028</text:p>
          </table:table-cell>
          <table:table-cell table:style-name="ce7" table:formula="of:=temp_out + [.F376] / burner_heat_mass" office:value-type="float" office:value="130.056920780071" calcext:value-type="float">
            <text:p>130.1</text:p>
          </table:table-cell>
          <table:table-cell table:style-name="ce7" table:formula="of:=[.G376]-[.W375]" office:value-type="float" office:value="11.5262692257848" calcext:value-type="float">
            <text:p>11.5</text:p>
          </table:table-cell>
          <table:table-cell table:style-name="ce5" table:formula="of:=thermagon_k * burner_A * [.H376] / thermagon_L" office:value-type="float" office:value="1510.97417960473" calcext:value-type="float">
            <text:p>1511</text:p>
          </table:table-cell>
          <table:table-cell table:style-name="ce5" table:formula="of:=[.I376]/C_per_s_to_W*time_incr" office:value-type="float" office:value="2165.33989625213" calcext:value-type="float">
            <text:p>2165</text:p>
          </table:table-cell>
          <table:table-cell table:style-name="ce7" table:formula="of:=[.J375]" office:value-type="float" office:value="2194.20184430209" calcext:value-type="float">
            <text:p>2194.2</text:p>
          </table:table-cell>
          <table:table-cell table:style-name="ce7" table:formula="of:=[.K375]" office:value-type="float" office:value="2215.38257670467" calcext:value-type="float">
            <text:p>2215.4</text:p>
          </table:table-cell>
          <table:table-cell table:style-name="ce7" table:formula="of:=[.L375]" office:value-type="float" office:value="2217.71434717948" calcext:value-type="float">
            <text:p>2217.7</text:p>
          </table:table-cell>
          <table:table-cell table:style-name="ce7" table:formula="of:=[.M375]" office:value-type="float" office:value="2187.34517611137" calcext:value-type="float">
            <text:p>2187.3</text:p>
          </table:table-cell>
          <table:table-cell table:style-name="ce7" table:formula="of:=[.N375]" office:value-type="float" office:value="2107.62307189687" calcext:value-type="float">
            <text:p>2107.6</text:p>
          </table:table-cell>
          <table:table-cell table:style-name="ce7" table:formula="of:=[.O375]" office:value-type="float" office:value="1957.32737137139" calcext:value-type="float">
            <text:p>1957.3</text:p>
          </table:table-cell>
          <table:table-cell table:style-name="ce7" table:formula="of:=[.P375]" office:value-type="float" office:value="1706.73378439762" calcext:value-type="float">
            <text:p>1706.7</text:p>
          </table:table-cell>
          <table:table-cell table:style-name="ce7" table:formula="of:=[.Q375]" office:value-type="float" office:value="1310.17147428767" calcext:value-type="float">
            <text:p>1310.2</text:p>
          </table:table-cell>
          <table:table-cell table:style-name="ce7" table:formula="of:=[.R375]" office:value-type="float" office:value="693.029411412537" calcext:value-type="float">
            <text:p>693.0</text:p>
          </table:table-cell>
          <table:table-cell table:style-name="ce5" table:formula="of:=SUMPRODUCT([.J376:.S376];pot_heat_diffusion)" office:value-type="float" office:value="2023.94823061712" calcext:value-type="float">
            <text:p>2024</text:p>
          </table:table-cell>
          <table:table-cell table:style-name="ce5" table:formula="of:=[.V375]*leakage_out" office:value-type="float" office:value="1678.40599842636" calcext:value-type="float">
            <text:p>1678</text:p>
          </table:table-cell>
          <table:table-cell table:style-name="ce5" table:formula="of:=[.V375]+[.T376]-[.U376]" office:value-type="float" office:value="280079.87530325" calcext:value-type="float">
            <text:p>280080</text:p>
          </table:table-cell>
          <table:table-cell table:style-name="ce12" table:formula="of:= temp_out + [.V376]/pot_water_mass" office:value-type="float" office:value="118.652361681547" calcext:value-type="float">
            <text:p>118.7</text:p>
          </table:table-cell>
          <table:table-cell table:style-name="ce7" table:formula="of:=IF([.G376]&gt;thermagon_temp_max;0;IF([.W3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3" table:formula="of:=burner_C_per_s * [.X376]/100 * time_incr" office:value-type="float" office:value="2149.61306964746" calcext:value-type="float">
            <text:p>2150</text:p>
          </table:table-cell>
          <table:table-cell table:style-name="ce3" table:formula="of:=[.B377]" office:value-type="float" office:value="2149.61306964746" calcext:value-type="float">
            <text:p>2150</text:p>
          </table:table-cell>
          <table:table-cell table:style-name="ce3" table:formula="of:=[.C376]" office:value-type="float" office:value="2149.61306964746" calcext:value-type="float">
            <text:p>2150</text:p>
          </table:table-cell>
          <table:table-cell table:style-name="ce5" table:formula="of:=SUMPRODUCT([.B377:.D377];burner_heat_diffusion)" office:value-type="float" office:value="2149.61306964746" calcext:value-type="float">
            <text:p>2150</text:p>
          </table:table-cell>
          <table:table-cell table:formula="of:=[.F376]+[.E377]-[.J376]" office:value-type="float" office:value="55012.7335634307" calcext:value-type="float">
            <text:p>55013</text:p>
          </table:table-cell>
          <table:table-cell table:style-name="ce7" table:formula="of:=temp_out + [.F377] / burner_heat_mass" office:value-type="float" office:value="130.025467126861" calcext:value-type="float">
            <text:p>130.0</text:p>
          </table:table-cell>
          <table:table-cell table:style-name="ce7" table:formula="of:=[.G377]-[.W376]" office:value-type="float" office:value="11.3731054453147" calcext:value-type="float">
            <text:p>11.4</text:p>
          </table:table-cell>
          <table:table-cell table:style-name="ce5" table:formula="of:=thermagon_k * burner_A * [.H377] / thermagon_L" office:value-type="float" office:value="1490.89599879813" calcext:value-type="float">
            <text:p>1491</text:p>
          </table:table-cell>
          <table:table-cell table:style-name="ce5" table:formula="of:=[.I377]/C_per_s_to_W*time_incr" office:value-type="float" office:value="2136.56634966771" calcext:value-type="float">
            <text:p>2137</text:p>
          </table:table-cell>
          <table:table-cell table:style-name="ce7" table:formula="of:=[.J376]" office:value-type="float" office:value="2165.33989625213" calcext:value-type="float">
            <text:p>2165.3</text:p>
          </table:table-cell>
          <table:table-cell table:style-name="ce7" table:formula="of:=[.K376]" office:value-type="float" office:value="2194.20184430209" calcext:value-type="float">
            <text:p>2194.2</text:p>
          </table:table-cell>
          <table:table-cell table:style-name="ce7" table:formula="of:=[.L376]" office:value-type="float" office:value="2215.38257670467" calcext:value-type="float">
            <text:p>2215.4</text:p>
          </table:table-cell>
          <table:table-cell table:style-name="ce7" table:formula="of:=[.M376]" office:value-type="float" office:value="2217.71434717948" calcext:value-type="float">
            <text:p>2217.7</text:p>
          </table:table-cell>
          <table:table-cell table:style-name="ce7" table:formula="of:=[.N376]" office:value-type="float" office:value="2187.34517611137" calcext:value-type="float">
            <text:p>2187.3</text:p>
          </table:table-cell>
          <table:table-cell table:style-name="ce7" table:formula="of:=[.O376]" office:value-type="float" office:value="2107.62307189687" calcext:value-type="float">
            <text:p>2107.6</text:p>
          </table:table-cell>
          <table:table-cell table:style-name="ce7" table:formula="of:=[.P376]" office:value-type="float" office:value="1957.32737137139" calcext:value-type="float">
            <text:p>1957.3</text:p>
          </table:table-cell>
          <table:table-cell table:style-name="ce7" table:formula="of:=[.Q376]" office:value-type="float" office:value="1706.73378439762" calcext:value-type="float">
            <text:p>1706.7</text:p>
          </table:table-cell>
          <table:table-cell table:style-name="ce7" table:formula="of:=[.R376]" office:value-type="float" office:value="1310.17147428767" calcext:value-type="float">
            <text:p>1310.2</text:p>
          </table:table-cell>
          <table:table-cell table:style-name="ce5" table:formula="of:=SUMPRODUCT([.J377:.S377];pot_heat_diffusion)" office:value-type="float" office:value="2119.05292356153" calcext:value-type="float">
            <text:p>2119</text:p>
          </table:table-cell>
          <table:table-cell table:style-name="ce5" table:formula="of:=[.V376]*leakage_out" office:value-type="float" office:value="1680.4792518195" calcext:value-type="float">
            <text:p>1680</text:p>
          </table:table-cell>
          <table:table-cell table:style-name="ce5" table:formula="of:=[.V376]+[.T377]-[.U377]" office:value-type="float" office:value="280518.448974992" calcext:value-type="float">
            <text:p>280518</text:p>
          </table:table-cell>
          <table:table-cell table:style-name="ce12" table:formula="of:= temp_out + [.V377]/pot_water_mass" office:value-type="float" office:value="118.806840215364" calcext:value-type="float">
            <text:p>118.8</text:p>
          </table:table-cell>
          <table:table-cell table:style-name="ce7" table:formula="of:=IF([.G377]&gt;thermagon_temp_max;0;IF([.W3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table:formula="of:=burner_C_per_s * [.X377]/100 * time_incr" office:value-type="float" office:value="2149.61306964746" calcext:value-type="float">
            <text:p>2150</text:p>
          </table:table-cell>
          <table:table-cell table:style-name="ce3" table:formula="of:=[.B378]" office:value-type="float" office:value="2149.61306964746" calcext:value-type="float">
            <text:p>2150</text:p>
          </table:table-cell>
          <table:table-cell table:style-name="ce3" table:formula="of:=[.C377]" office:value-type="float" office:value="2149.61306964746" calcext:value-type="float">
            <text:p>2150</text:p>
          </table:table-cell>
          <table:table-cell table:style-name="ce5" table:formula="of:=SUMPRODUCT([.B378:.D378];burner_heat_diffusion)" office:value-type="float" office:value="2149.61306964746" calcext:value-type="float">
            <text:p>2150</text:p>
          </table:table-cell>
          <table:table-cell table:formula="of:=[.F377]+[.E378]-[.J377]" office:value-type="float" office:value="55025.7802834104" calcext:value-type="float">
            <text:p>55026</text:p>
          </table:table-cell>
          <table:table-cell table:style-name="ce7" table:formula="of:=temp_out + [.F378] / burner_heat_mass" office:value-type="float" office:value="130.051560566821" calcext:value-type="float">
            <text:p>130.1</text:p>
          </table:table-cell>
          <table:table-cell table:style-name="ce7" table:formula="of:=[.G378]-[.W377]" office:value-type="float" office:value="11.2447203514565" calcext:value-type="float">
            <text:p>11.2</text:p>
          </table:table-cell>
          <table:table-cell table:style-name="ce5" table:formula="of:=thermagon_k * burner_A * [.H378] / thermagon_L" office:value-type="float" office:value="1474.06604644616" calcext:value-type="float">
            <text:p>1474</text:p>
          </table:table-cell>
          <table:table-cell table:style-name="ce5" table:formula="of:=[.I378]/C_per_s_to_W*time_incr" office:value-type="float" office:value="2112.44775930949" calcext:value-type="float">
            <text:p>2112</text:p>
          </table:table-cell>
          <table:table-cell table:style-name="ce7" table:formula="of:=[.J377]" office:value-type="float" office:value="2136.56634966771" calcext:value-type="float">
            <text:p>2136.6</text:p>
          </table:table-cell>
          <table:table-cell table:style-name="ce7" table:formula="of:=[.K377]" office:value-type="float" office:value="2165.33989625213" calcext:value-type="float">
            <text:p>2165.3</text:p>
          </table:table-cell>
          <table:table-cell table:style-name="ce7" table:formula="of:=[.L377]" office:value-type="float" office:value="2194.20184430209" calcext:value-type="float">
            <text:p>2194.2</text:p>
          </table:table-cell>
          <table:table-cell table:style-name="ce7" table:formula="of:=[.M377]" office:value-type="float" office:value="2215.38257670467" calcext:value-type="float">
            <text:p>2215.4</text:p>
          </table:table-cell>
          <table:table-cell table:style-name="ce7" table:formula="of:=[.N377]" office:value-type="float" office:value="2217.71434717948" calcext:value-type="float">
            <text:p>2217.7</text:p>
          </table:table-cell>
          <table:table-cell table:style-name="ce7" table:formula="of:=[.O377]" office:value-type="float" office:value="2187.34517611137" calcext:value-type="float">
            <text:p>2187.3</text:p>
          </table:table-cell>
          <table:table-cell table:style-name="ce7" table:formula="of:=[.P377]" office:value-type="float" office:value="2107.62307189687" calcext:value-type="float">
            <text:p>2107.6</text:p>
          </table:table-cell>
          <table:table-cell table:style-name="ce7" table:formula="of:=[.Q377]" office:value-type="float" office:value="1957.32737137139" calcext:value-type="float">
            <text:p>1957.3</text:p>
          </table:table-cell>
          <table:table-cell table:style-name="ce7" table:formula="of:=[.R377]" office:value-type="float" office:value="1706.73378439762" calcext:value-type="float">
            <text:p>1706.7</text:p>
          </table:table-cell>
          <table:table-cell table:style-name="ce5" table:formula="of:=SUMPRODUCT([.J378:.S378];pot_heat_diffusion)" office:value-type="float" office:value="2163.56411310216" calcext:value-type="float">
            <text:p>2164</text:p>
          </table:table-cell>
          <table:table-cell table:style-name="ce5" table:formula="of:=[.V377]*leakage_out" office:value-type="float" office:value="1683.11069384995" calcext:value-type="float">
            <text:p>1683</text:p>
          </table:table-cell>
          <table:table-cell table:style-name="ce5" table:formula="of:=[.V377]+[.T378]-[.U378]" office:value-type="float" office:value="280998.902394244" calcext:value-type="float">
            <text:p>280999</text:p>
          </table:table-cell>
          <table:table-cell table:style-name="ce12" table:formula="of:= temp_out + [.V378]/pot_water_mass" office:value-type="float" office:value="118.97607002681" calcext:value-type="float">
            <text:p>119.0</text:p>
          </table:table-cell>
          <table:table-cell table:style-name="ce7" table:formula="of:=IF([.G378]&gt;thermagon_temp_max;0;IF([.W3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table:formula="of:=burner_C_per_s * [.X378]/100 * time_incr" office:value-type="float" office:value="2149.61306964746" calcext:value-type="float">
            <text:p>2150</text:p>
          </table:table-cell>
          <table:table-cell table:style-name="ce3" table:formula="of:=[.B379]" office:value-type="float" office:value="2149.61306964746" calcext:value-type="float">
            <text:p>2150</text:p>
          </table:table-cell>
          <table:table-cell table:style-name="ce3" table:formula="of:=[.C378]" office:value-type="float" office:value="2149.61306964746" calcext:value-type="float">
            <text:p>2150</text:p>
          </table:table-cell>
          <table:table-cell table:style-name="ce5" table:formula="of:=SUMPRODUCT([.B379:.D379];burner_heat_diffusion)" office:value-type="float" office:value="2149.61306964746" calcext:value-type="float">
            <text:p>2150</text:p>
          </table:table-cell>
          <table:table-cell table:formula="of:=[.F378]+[.E379]-[.J378]" office:value-type="float" office:value="55062.9455937484" calcext:value-type="float">
            <text:p>55063</text:p>
          </table:table-cell>
          <table:table-cell table:style-name="ce7" table:formula="of:=temp_out + [.F379] / burner_heat_mass" office:value-type="float" office:value="130.125891187497" calcext:value-type="float">
            <text:p>130.1</text:p>
          </table:table-cell>
          <table:table-cell table:style-name="ce7" table:formula="of:=[.G379]-[.W378]" office:value-type="float" office:value="11.1498211606871" calcext:value-type="float">
            <text:p>11.1</text:p>
          </table:table-cell>
          <table:table-cell table:style-name="ce5" table:formula="of:=thermagon_k * burner_A * [.H379] / thermagon_L" office:value-type="float" office:value="1461.62574819275" calcext:value-type="float">
            <text:p>1462</text:p>
          </table:table-cell>
          <table:table-cell table:style-name="ce5" table:formula="of:=[.I379]/C_per_s_to_W*time_incr" office:value-type="float" office:value="2094.61987416559" calcext:value-type="float">
            <text:p>2095</text:p>
          </table:table-cell>
          <table:table-cell table:style-name="ce7" table:formula="of:=[.J378]" office:value-type="float" office:value="2112.44775930949" calcext:value-type="float">
            <text:p>2112.4</text:p>
          </table:table-cell>
          <table:table-cell table:style-name="ce7" table:formula="of:=[.K378]" office:value-type="float" office:value="2136.56634966771" calcext:value-type="float">
            <text:p>2136.6</text:p>
          </table:table-cell>
          <table:table-cell table:style-name="ce7" table:formula="of:=[.L378]" office:value-type="float" office:value="2165.33989625213" calcext:value-type="float">
            <text:p>2165.3</text:p>
          </table:table-cell>
          <table:table-cell table:style-name="ce7" table:formula="of:=[.M378]" office:value-type="float" office:value="2194.20184430209" calcext:value-type="float">
            <text:p>2194.2</text:p>
          </table:table-cell>
          <table:table-cell table:style-name="ce7" table:formula="of:=[.N378]" office:value-type="float" office:value="2215.38257670467" calcext:value-type="float">
            <text:p>2215.4</text:p>
          </table:table-cell>
          <table:table-cell table:style-name="ce7" table:formula="of:=[.O378]" office:value-type="float" office:value="2217.71434717948" calcext:value-type="float">
            <text:p>2217.7</text:p>
          </table:table-cell>
          <table:table-cell table:style-name="ce7" table:formula="of:=[.P378]" office:value-type="float" office:value="2187.34517611137" calcext:value-type="float">
            <text:p>2187.3</text:p>
          </table:table-cell>
          <table:table-cell table:style-name="ce7" table:formula="of:=[.Q378]" office:value-type="float" office:value="2107.62307189687" calcext:value-type="float">
            <text:p>2107.6</text:p>
          </table:table-cell>
          <table:table-cell table:style-name="ce7" table:formula="of:=[.R378]" office:value-type="float" office:value="1957.32737137139" calcext:value-type="float">
            <text:p>1957.3</text:p>
          </table:table-cell>
          <table:table-cell table:style-name="ce5" table:formula="of:=SUMPRODUCT([.J379:.S379];pot_heat_diffusion)" office:value-type="float" office:value="2175.61697134492" calcext:value-type="float">
            <text:p>2176</text:p>
          </table:table-cell>
          <table:table-cell table:style-name="ce5" table:formula="of:=[.V378]*leakage_out" office:value-type="float" office:value="1685.99341436546" calcext:value-type="float">
            <text:p>1686</text:p>
          </table:table-cell>
          <table:table-cell table:style-name="ce5" table:formula="of:=[.V378]+[.T379]-[.U379]" office:value-type="float" office:value="281488.525951224" calcext:value-type="float">
            <text:p>281489</text:p>
          </table:table-cell>
          <table:table-cell table:style-name="ce12" table:formula="of:= temp_out + [.V379]/pot_water_mass" office:value-type="float" office:value="119.148529830209" calcext:value-type="float">
            <text:p>119.1</text:p>
          </table:table-cell>
          <table:table-cell table:style-name="ce7" table:formula="of:=IF([.G379]&gt;thermagon_temp_max;0;IF([.W3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table:formula="of:=burner_C_per_s * [.X379]/100 * time_incr" office:value-type="float" office:value="2149.61306964746" calcext:value-type="float">
            <text:p>2150</text:p>
          </table:table-cell>
          <table:table-cell table:style-name="ce3" table:formula="of:=[.B380]" office:value-type="float" office:value="2149.61306964746" calcext:value-type="float">
            <text:p>2150</text:p>
          </table:table-cell>
          <table:table-cell table:style-name="ce3" table:formula="of:=[.C379]" office:value-type="float" office:value="2149.61306964746" calcext:value-type="float">
            <text:p>2150</text:p>
          </table:table-cell>
          <table:table-cell table:style-name="ce5" table:formula="of:=SUMPRODUCT([.B380:.D380];burner_heat_diffusion)" office:value-type="float" office:value="2149.61306964746" calcext:value-type="float">
            <text:p>2150</text:p>
          </table:table-cell>
          <table:table-cell table:formula="of:=[.F379]+[.E380]-[.J379]" office:value-type="float" office:value="55117.9387892303" calcext:value-type="float">
            <text:p>55118</text:p>
          </table:table-cell>
          <table:table-cell table:style-name="ce7" table:formula="of:=temp_out + [.F380] / burner_heat_mass" office:value-type="float" office:value="130.235877578461" calcext:value-type="float">
            <text:p>130.2</text:p>
          </table:table-cell>
          <table:table-cell table:style-name="ce7" table:formula="of:=[.G380]-[.W379]" office:value-type="float" office:value="11.0873477482514" calcext:value-type="float">
            <text:p>11.1</text:p>
          </table:table-cell>
          <table:table-cell table:style-name="ce5" table:formula="of:=thermagon_k * burner_A * [.H380] / thermagon_L" office:value-type="float" office:value="1453.43613269331" calcext:value-type="float">
            <text:p>1453</text:p>
          </table:table-cell>
          <table:table-cell table:style-name="ce5" table:formula="of:=[.I380]/C_per_s_to_W*time_incr" office:value-type="float" office:value="2082.8835378236" calcext:value-type="float">
            <text:p>2083</text:p>
          </table:table-cell>
          <table:table-cell table:style-name="ce7" table:formula="of:=[.J379]" office:value-type="float" office:value="2094.61987416559" calcext:value-type="float">
            <text:p>2094.6</text:p>
          </table:table-cell>
          <table:table-cell table:style-name="ce7" table:formula="of:=[.K379]" office:value-type="float" office:value="2112.44775930949" calcext:value-type="float">
            <text:p>2112.4</text:p>
          </table:table-cell>
          <table:table-cell table:style-name="ce7" table:formula="of:=[.L379]" office:value-type="float" office:value="2136.56634966771" calcext:value-type="float">
            <text:p>2136.6</text:p>
          </table:table-cell>
          <table:table-cell table:style-name="ce7" table:formula="of:=[.M379]" office:value-type="float" office:value="2165.33989625213" calcext:value-type="float">
            <text:p>2165.3</text:p>
          </table:table-cell>
          <table:table-cell table:style-name="ce7" table:formula="of:=[.N379]" office:value-type="float" office:value="2194.20184430209" calcext:value-type="float">
            <text:p>2194.2</text:p>
          </table:table-cell>
          <table:table-cell table:style-name="ce7" table:formula="of:=[.O379]" office:value-type="float" office:value="2215.38257670467" calcext:value-type="float">
            <text:p>2215.4</text:p>
          </table:table-cell>
          <table:table-cell table:style-name="ce7" table:formula="of:=[.P379]" office:value-type="float" office:value="2217.71434717948" calcext:value-type="float">
            <text:p>2217.7</text:p>
          </table:table-cell>
          <table:table-cell table:style-name="ce7" table:formula="of:=[.Q379]" office:value-type="float" office:value="2187.34517611137" calcext:value-type="float">
            <text:p>2187.3</text:p>
          </table:table-cell>
          <table:table-cell table:style-name="ce7" table:formula="of:=[.R379]" office:value-type="float" office:value="2107.62307189687" calcext:value-type="float">
            <text:p>2107.6</text:p>
          </table:table-cell>
          <table:table-cell table:style-name="ce5" table:formula="of:=SUMPRODUCT([.J380:.S380];pot_heat_diffusion)" office:value-type="float" office:value="2168.43444761277" calcext:value-type="float">
            <text:p>2168</text:p>
          </table:table-cell>
          <table:table-cell table:style-name="ce5" table:formula="of:=[.V379]*leakage_out" office:value-type="float" office:value="1688.93115570734" calcext:value-type="float">
            <text:p>1689</text:p>
          </table:table-cell>
          <table:table-cell table:style-name="ce5" table:formula="of:=[.V379]+[.T380]-[.U380]" office:value-type="float" office:value="281968.029243129" calcext:value-type="float">
            <text:p>281968</text:p>
          </table:table-cell>
          <table:table-cell table:style-name="ce12" table:formula="of:= temp_out + [.V380]/pot_water_mass" office:value-type="float" office:value="119.317424978885" calcext:value-type="float">
            <text:p>119.3</text:p>
          </table:table-cell>
          <table:table-cell table:style-name="ce7" table:formula="of:=IF([.G380]&gt;thermagon_temp_max;0;IF([.W3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table:formula="of:=burner_C_per_s * [.X380]/100 * time_incr" office:value-type="float" office:value="2149.61306964746" calcext:value-type="float">
            <text:p>2150</text:p>
          </table:table-cell>
          <table:table-cell table:style-name="ce3" table:formula="of:=[.B381]" office:value-type="float" office:value="2149.61306964746" calcext:value-type="float">
            <text:p>2150</text:p>
          </table:table-cell>
          <table:table-cell table:style-name="ce3" table:formula="of:=[.C380]" office:value-type="float" office:value="2149.61306964746" calcext:value-type="float">
            <text:p>2150</text:p>
          </table:table-cell>
          <table:table-cell table:style-name="ce5" table:formula="of:=SUMPRODUCT([.B381:.D381];burner_heat_diffusion)" office:value-type="float" office:value="2149.61306964746" calcext:value-type="float">
            <text:p>2150</text:p>
          </table:table-cell>
          <table:table-cell table:formula="of:=[.F380]+[.E381]-[.J380]" office:value-type="float" office:value="55184.6683210541" calcext:value-type="float">
            <text:p>55185</text:p>
          </table:table-cell>
          <table:table-cell table:style-name="ce7" table:formula="of:=temp_out + [.F381] / burner_heat_mass" office:value-type="float" office:value="130.369336642108" calcext:value-type="float">
            <text:p>130.4</text:p>
          </table:table-cell>
          <table:table-cell table:style-name="ce7" table:formula="of:=[.G381]-[.W380]" office:value-type="float" office:value="11.051911663223" calcext:value-type="float">
            <text:p>11.1</text:p>
          </table:table-cell>
          <table:table-cell table:style-name="ce5" table:formula="of:=thermagon_k * burner_A * [.H381] / thermagon_L" office:value-type="float" office:value="1448.79082999775" calcext:value-type="float">
            <text:p>1449</text:p>
          </table:table-cell>
          <table:table-cell table:style-name="ce5" table:formula="of:=[.I381]/C_per_s_to_W*time_incr" office:value-type="float" office:value="2076.22646889905" calcext:value-type="float">
            <text:p>2076</text:p>
          </table:table-cell>
          <table:table-cell table:style-name="ce7" table:formula="of:=[.J380]" office:value-type="float" office:value="2082.8835378236" calcext:value-type="float">
            <text:p>2082.9</text:p>
          </table:table-cell>
          <table:table-cell table:style-name="ce7" table:formula="of:=[.K380]" office:value-type="float" office:value="2094.61987416559" calcext:value-type="float">
            <text:p>2094.6</text:p>
          </table:table-cell>
          <table:table-cell table:style-name="ce7" table:formula="of:=[.L380]" office:value-type="float" office:value="2112.44775930949" calcext:value-type="float">
            <text:p>2112.4</text:p>
          </table:table-cell>
          <table:table-cell table:style-name="ce7" table:formula="of:=[.M380]" office:value-type="float" office:value="2136.56634966771" calcext:value-type="float">
            <text:p>2136.6</text:p>
          </table:table-cell>
          <table:table-cell table:style-name="ce7" table:formula="of:=[.N380]" office:value-type="float" office:value="2165.33989625213" calcext:value-type="float">
            <text:p>2165.3</text:p>
          </table:table-cell>
          <table:table-cell table:style-name="ce7" table:formula="of:=[.O380]" office:value-type="float" office:value="2194.20184430209" calcext:value-type="float">
            <text:p>2194.2</text:p>
          </table:table-cell>
          <table:table-cell table:style-name="ce7" table:formula="of:=[.P380]" office:value-type="float" office:value="2215.38257670467" calcext:value-type="float">
            <text:p>2215.4</text:p>
          </table:table-cell>
          <table:table-cell table:style-name="ce7" table:formula="of:=[.Q380]" office:value-type="float" office:value="2217.71434717948" calcext:value-type="float">
            <text:p>2217.7</text:p>
          </table:table-cell>
          <table:table-cell table:style-name="ce7" table:formula="of:=[.R380]" office:value-type="float" office:value="2187.34517611137" calcext:value-type="float">
            <text:p>2187.3</text:p>
          </table:table-cell>
          <table:table-cell table:style-name="ce5" table:formula="of:=SUMPRODUCT([.J381:.S381];pot_heat_diffusion)" office:value-type="float" office:value="2151.64213704469" calcext:value-type="float">
            <text:p>2152</text:p>
          </table:table-cell>
          <table:table-cell table:style-name="ce5" table:formula="of:=[.V380]*leakage_out" office:value-type="float" office:value="1691.80817545877" calcext:value-type="float">
            <text:p>1692</text:p>
          </table:table-cell>
          <table:table-cell table:style-name="ce5" table:formula="of:=[.V380]+[.T381]-[.U381]" office:value-type="float" office:value="282427.863204715" calcext:value-type="float">
            <text:p>282428</text:p>
          </table:table-cell>
          <table:table-cell table:style-name="ce12" table:formula="of:= temp_out + [.V381]/pot_water_mass" office:value-type="float" office:value="119.479392011478" calcext:value-type="float">
            <text:p>119.5</text:p>
          </table:table-cell>
          <table:table-cell table:style-name="ce7" table:formula="of:=IF([.G381]&gt;thermagon_temp_max;0;IF([.W3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table:formula="of:=burner_C_per_s * [.X381]/100 * time_incr" office:value-type="float" office:value="2149.61306964746" calcext:value-type="float">
            <text:p>2150</text:p>
          </table:table-cell>
          <table:table-cell table:style-name="ce3" table:formula="of:=[.B382]" office:value-type="float" office:value="2149.61306964746" calcext:value-type="float">
            <text:p>2150</text:p>
          </table:table-cell>
          <table:table-cell table:style-name="ce3" table:formula="of:=[.C381]" office:value-type="float" office:value="2149.61306964746" calcext:value-type="float">
            <text:p>2150</text:p>
          </table:table-cell>
          <table:table-cell table:style-name="ce5" table:formula="of:=SUMPRODUCT([.B382:.D382];burner_heat_diffusion)" office:value-type="float" office:value="2149.61306964746" calcext:value-type="float">
            <text:p>2150</text:p>
          </table:table-cell>
          <table:table-cell table:formula="of:=[.F381]+[.E382]-[.J381]" office:value-type="float" office:value="55258.0549218025" calcext:value-type="float">
            <text:p>55258</text:p>
          </table:table-cell>
          <table:table-cell table:style-name="ce7" table:formula="of:=temp_out + [.F382] / burner_heat_mass" office:value-type="float" office:value="130.516109843605" calcext:value-type="float">
            <text:p>130.5</text:p>
          </table:table-cell>
          <table:table-cell table:style-name="ce7" table:formula="of:=[.G382]-[.W381]" office:value-type="float" office:value="11.036717832127" calcext:value-type="float">
            <text:p>11.0</text:p>
          </table:table-cell>
          <table:table-cell table:style-name="ce5" table:formula="of:=thermagon_k * burner_A * [.H382] / thermagon_L" office:value-type="float" office:value="1446.79907654956" calcext:value-type="float">
            <text:p>1447</text:p>
          </table:table-cell>
          <table:table-cell table:style-name="ce5" table:formula="of:=[.I382]/C_per_s_to_W*time_incr" office:value-type="float" office:value="2073.37213606987" calcext:value-type="float">
            <text:p>2073</text:p>
          </table:table-cell>
          <table:table-cell table:style-name="ce7" table:formula="of:=[.J381]" office:value-type="float" office:value="2076.22646889905" calcext:value-type="float">
            <text:p>2076.2</text:p>
          </table:table-cell>
          <table:table-cell table:style-name="ce7" table:formula="of:=[.K381]" office:value-type="float" office:value="2082.8835378236" calcext:value-type="float">
            <text:p>2082.9</text:p>
          </table:table-cell>
          <table:table-cell table:style-name="ce7" table:formula="of:=[.L381]" office:value-type="float" office:value="2094.61987416559" calcext:value-type="float">
            <text:p>2094.6</text:p>
          </table:table-cell>
          <table:table-cell table:style-name="ce7" table:formula="of:=[.M381]" office:value-type="float" office:value="2112.44775930949" calcext:value-type="float">
            <text:p>2112.4</text:p>
          </table:table-cell>
          <table:table-cell table:style-name="ce7" table:formula="of:=[.N381]" office:value-type="float" office:value="2136.56634966771" calcext:value-type="float">
            <text:p>2136.6</text:p>
          </table:table-cell>
          <table:table-cell table:style-name="ce7" table:formula="of:=[.O381]" office:value-type="float" office:value="2165.33989625213" calcext:value-type="float">
            <text:p>2165.3</text:p>
          </table:table-cell>
          <table:table-cell table:style-name="ce7" table:formula="of:=[.P381]" office:value-type="float" office:value="2194.20184430209" calcext:value-type="float">
            <text:p>2194.2</text:p>
          </table:table-cell>
          <table:table-cell table:style-name="ce7" table:formula="of:=[.Q381]" office:value-type="float" office:value="2215.38257670467" calcext:value-type="float">
            <text:p>2215.4</text:p>
          </table:table-cell>
          <table:table-cell table:style-name="ce7" table:formula="of:=[.R381]" office:value-type="float" office:value="2217.71434717948" calcext:value-type="float">
            <text:p>2217.7</text:p>
          </table:table-cell>
          <table:table-cell table:style-name="ce5" table:formula="of:=SUMPRODUCT([.J382:.S382];pot_heat_diffusion)" office:value-type="float" office:value="2131.92722533629" calcext:value-type="float">
            <text:p>2132</text:p>
          </table:table-cell>
          <table:table-cell table:style-name="ce5" table:formula="of:=[.V381]*leakage_out" office:value-type="float" office:value="1694.56717922829" calcext:value-type="float">
            <text:p>1695</text:p>
          </table:table-cell>
          <table:table-cell table:style-name="ce5" table:formula="of:=[.V381]+[.T382]-[.U382]" office:value-type="float" office:value="282865.223250823" calcext:value-type="float">
            <text:p>282865</text:p>
          </table:table-cell>
          <table:table-cell table:style-name="ce12" table:formula="of:= temp_out + [.V382]/pot_water_mass" office:value-type="float" office:value="119.633443070688" calcext:value-type="float">
            <text:p>119.6</text:p>
          </table:table-cell>
          <table:table-cell table:style-name="ce7" table:formula="of:=IF([.G382]&gt;thermagon_temp_max;0;IF([.W3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table:formula="of:=burner_C_per_s * [.X382]/100 * time_incr" office:value-type="float" office:value="2149.61306964746" calcext:value-type="float">
            <text:p>2150</text:p>
          </table:table-cell>
          <table:table-cell table:style-name="ce3" table:formula="of:=[.B383]" office:value-type="float" office:value="2149.61306964746" calcext:value-type="float">
            <text:p>2150</text:p>
          </table:table-cell>
          <table:table-cell table:style-name="ce3" table:formula="of:=[.C382]" office:value-type="float" office:value="2149.61306964746" calcext:value-type="float">
            <text:p>2150</text:p>
          </table:table-cell>
          <table:table-cell table:style-name="ce5" table:formula="of:=SUMPRODUCT([.B383:.D383];burner_heat_diffusion)" office:value-type="float" office:value="2149.61306964746" calcext:value-type="float">
            <text:p>2150</text:p>
          </table:table-cell>
          <table:table-cell table:formula="of:=[.F382]+[.E383]-[.J382]" office:value-type="float" office:value="55334.2958553801" calcext:value-type="float">
            <text:p>55334</text:p>
          </table:table-cell>
          <table:table-cell table:style-name="ce7" table:formula="of:=temp_out + [.F383] / burner_heat_mass" office:value-type="float" office:value="130.66859171076" calcext:value-type="float">
            <text:p>130.7</text:p>
          </table:table-cell>
          <table:table-cell table:style-name="ce7" table:formula="of:=[.G383]-[.W382]" office:value-type="float" office:value="11.0351486400728" calcext:value-type="float">
            <text:p>11.0</text:p>
          </table:table-cell>
          <table:table-cell table:style-name="ce5" table:formula="of:=thermagon_k * burner_A * [.H383] / thermagon_L" office:value-type="float" office:value="1446.59337176943" calcext:value-type="float">
            <text:p>1447</text:p>
          </table:table-cell>
          <table:table-cell table:style-name="ce5" table:formula="of:=[.I383]/C_per_s_to_W*time_incr" office:value-type="float" office:value="2073.07734561397" calcext:value-type="float">
            <text:p>2073</text:p>
          </table:table-cell>
          <table:table-cell table:style-name="ce7" table:formula="of:=[.J382]" office:value-type="float" office:value="2073.37213606987" calcext:value-type="float">
            <text:p>2073.4</text:p>
          </table:table-cell>
          <table:table-cell table:style-name="ce7" table:formula="of:=[.K382]" office:value-type="float" office:value="2076.22646889905" calcext:value-type="float">
            <text:p>2076.2</text:p>
          </table:table-cell>
          <table:table-cell table:style-name="ce7" table:formula="of:=[.L382]" office:value-type="float" office:value="2082.8835378236" calcext:value-type="float">
            <text:p>2082.9</text:p>
          </table:table-cell>
          <table:table-cell table:style-name="ce7" table:formula="of:=[.M382]" office:value-type="float" office:value="2094.61987416559" calcext:value-type="float">
            <text:p>2094.6</text:p>
          </table:table-cell>
          <table:table-cell table:style-name="ce7" table:formula="of:=[.N382]" office:value-type="float" office:value="2112.44775930949" calcext:value-type="float">
            <text:p>2112.4</text:p>
          </table:table-cell>
          <table:table-cell table:style-name="ce7" table:formula="of:=[.O382]" office:value-type="float" office:value="2136.56634966771" calcext:value-type="float">
            <text:p>2136.6</text:p>
          </table:table-cell>
          <table:table-cell table:style-name="ce7" table:formula="of:=[.P382]" office:value-type="float" office:value="2165.33989625213" calcext:value-type="float">
            <text:p>2165.3</text:p>
          </table:table-cell>
          <table:table-cell table:style-name="ce7" table:formula="of:=[.Q382]" office:value-type="float" office:value="2194.20184430209" calcext:value-type="float">
            <text:p>2194.2</text:p>
          </table:table-cell>
          <table:table-cell table:style-name="ce7" table:formula="of:=[.R382]" office:value-type="float" office:value="2215.38257670467" calcext:value-type="float">
            <text:p>2215.4</text:p>
          </table:table-cell>
          <table:table-cell table:style-name="ce5" table:formula="of:=SUMPRODUCT([.J383:.S383];pot_heat_diffusion)" office:value-type="float" office:value="2113.4941911293" calcext:value-type="float">
            <text:p>2113</text:p>
          </table:table-cell>
          <table:table-cell table:style-name="ce5" table:formula="of:=[.V382]*leakage_out" office:value-type="float" office:value="1697.19133950494" calcext:value-type="float">
            <text:p>1697</text:p>
          </table:table-cell>
          <table:table-cell table:style-name="ce5" table:formula="of:=[.V382]+[.T383]-[.U383]" office:value-type="float" office:value="283281.526102447" calcext:value-type="float">
            <text:p>283282</text:p>
          </table:table-cell>
          <table:table-cell table:style-name="ce12" table:formula="of:= temp_out + [.V383]/pot_water_mass" office:value-type="float" office:value="119.780077167275" calcext:value-type="float">
            <text:p>119.8</text:p>
          </table:table-cell>
          <table:table-cell table:style-name="ce7" table:formula="of:=IF([.G383]&gt;thermagon_temp_max;0;IF([.W3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table:formula="of:=burner_C_per_s * [.X383]/100 * time_incr" office:value-type="float" office:value="2149.61306964746" calcext:value-type="float">
            <text:p>2150</text:p>
          </table:table-cell>
          <table:table-cell table:style-name="ce3" table:formula="of:=[.B384]" office:value-type="float" office:value="2149.61306964746" calcext:value-type="float">
            <text:p>2150</text:p>
          </table:table-cell>
          <table:table-cell table:style-name="ce3" table:formula="of:=[.C383]" office:value-type="float" office:value="2149.61306964746" calcext:value-type="float">
            <text:p>2150</text:p>
          </table:table-cell>
          <table:table-cell table:style-name="ce5" table:formula="of:=SUMPRODUCT([.B384:.D384];burner_heat_diffusion)" office:value-type="float" office:value="2149.61306964746" calcext:value-type="float">
            <text:p>2150</text:p>
          </table:table-cell>
          <table:table-cell table:formula="of:=[.F383]+[.E384]-[.J383]" office:value-type="float" office:value="55410.8315794136" calcext:value-type="float">
            <text:p>55411</text:p>
          </table:table-cell>
          <table:table-cell table:style-name="ce7" table:formula="of:=temp_out + [.F384] / burner_heat_mass" office:value-type="float" office:value="130.821663158827" calcext:value-type="float">
            <text:p>130.8</text:p>
          </table:table-cell>
          <table:table-cell table:style-name="ce7" table:formula="of:=[.G384]-[.W383]" office:value-type="float" office:value="11.041585991552" calcext:value-type="float">
            <text:p>11.0</text:p>
          </table:table-cell>
          <table:table-cell table:style-name="ce5" table:formula="of:=thermagon_k * burner_A * [.H384] / thermagon_L" office:value-type="float" office:value="1447.43724168775" calcext:value-type="float">
            <text:p>1447</text:p>
          </table:table-cell>
          <table:table-cell table:style-name="ce5" table:formula="of:=[.I384]/C_per_s_to_W*time_incr" office:value-type="float" office:value="2074.28667481765" calcext:value-type="float">
            <text:p>2074</text:p>
          </table:table-cell>
          <table:table-cell table:style-name="ce7" table:formula="of:=[.J383]" office:value-type="float" office:value="2073.07734561397" calcext:value-type="float">
            <text:p>2073.1</text:p>
          </table:table-cell>
          <table:table-cell table:style-name="ce7" table:formula="of:=[.K383]" office:value-type="float" office:value="2073.37213606987" calcext:value-type="float">
            <text:p>2073.4</text:p>
          </table:table-cell>
          <table:table-cell table:style-name="ce7" table:formula="of:=[.L383]" office:value-type="float" office:value="2076.22646889905" calcext:value-type="float">
            <text:p>2076.2</text:p>
          </table:table-cell>
          <table:table-cell table:style-name="ce7" table:formula="of:=[.M383]" office:value-type="float" office:value="2082.8835378236" calcext:value-type="float">
            <text:p>2082.9</text:p>
          </table:table-cell>
          <table:table-cell table:style-name="ce7" table:formula="of:=[.N383]" office:value-type="float" office:value="2094.61987416559" calcext:value-type="float">
            <text:p>2094.6</text:p>
          </table:table-cell>
          <table:table-cell table:style-name="ce7" table:formula="of:=[.O383]" office:value-type="float" office:value="2112.44775930949" calcext:value-type="float">
            <text:p>2112.4</text:p>
          </table:table-cell>
          <table:table-cell table:style-name="ce7" table:formula="of:=[.P383]" office:value-type="float" office:value="2136.56634966771" calcext:value-type="float">
            <text:p>2136.6</text:p>
          </table:table-cell>
          <table:table-cell table:style-name="ce7" table:formula="of:=[.Q383]" office:value-type="float" office:value="2165.33989625213" calcext:value-type="float">
            <text:p>2165.3</text:p>
          </table:table-cell>
          <table:table-cell table:style-name="ce7" table:formula="of:=[.R383]" office:value-type="float" office:value="2194.20184430209" calcext:value-type="float">
            <text:p>2194.2</text:p>
          </table:table-cell>
          <table:table-cell table:style-name="ce5" table:formula="of:=SUMPRODUCT([.J384:.S384];pot_heat_diffusion)" office:value-type="float" office:value="2098.53622943879" calcext:value-type="float">
            <text:p>2099</text:p>
          </table:table-cell>
          <table:table-cell table:style-name="ce5" table:formula="of:=[.V383]*leakage_out" office:value-type="float" office:value="1699.68915661468" calcext:value-type="float">
            <text:p>1700</text:p>
          </table:table-cell>
          <table:table-cell table:style-name="ce5" table:formula="of:=[.V383]+[.T384]-[.U384]" office:value-type="float" office:value="283680.373175271" calcext:value-type="float">
            <text:p>283680</text:p>
          </table:table-cell>
          <table:table-cell table:style-name="ce12" table:formula="of:= temp_out + [.V384]/pot_water_mass" office:value-type="float" office:value="119.920562825666" calcext:value-type="float">
            <text:p>119.9</text:p>
          </table:table-cell>
          <table:table-cell table:style-name="ce7" table:formula="of:=IF([.G384]&gt;thermagon_temp_max;0;IF([.W3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table:formula="of:=burner_C_per_s * [.X384]/100 * time_incr" office:value-type="float" office:value="2149.61306964746" calcext:value-type="float">
            <text:p>2150</text:p>
          </table:table-cell>
          <table:table-cell table:style-name="ce3" table:formula="of:=[.B385]" office:value-type="float" office:value="2149.61306964746" calcext:value-type="float">
            <text:p>2150</text:p>
          </table:table-cell>
          <table:table-cell table:style-name="ce3" table:formula="of:=[.C384]" office:value-type="float" office:value="2149.61306964746" calcext:value-type="float">
            <text:p>2150</text:p>
          </table:table-cell>
          <table:table-cell table:style-name="ce5" table:formula="of:=SUMPRODUCT([.B385:.D385];burner_heat_diffusion)" office:value-type="float" office:value="2149.61306964746" calcext:value-type="float">
            <text:p>2150</text:p>
          </table:table-cell>
          <table:table-cell table:formula="of:=[.F384]+[.E385]-[.J384]" office:value-type="float" office:value="55486.1579742434" calcext:value-type="float">
            <text:p>55486</text:p>
          </table:table-cell>
          <table:table-cell table:style-name="ce7" table:formula="of:=temp_out + [.F385] / burner_heat_mass" office:value-type="float" office:value="130.972315948487" calcext:value-type="float">
            <text:p>131.0</text:p>
          </table:table-cell>
          <table:table-cell table:style-name="ce7" table:formula="of:=[.G385]-[.W384]" office:value-type="float" office:value="11.0517531228213" calcext:value-type="float">
            <text:p>11.1</text:p>
          </table:table-cell>
          <table:table-cell table:style-name="ce5" table:formula="of:=thermagon_k * burner_A * [.H385] / thermagon_L" office:value-type="float" office:value="1448.77004699775" calcext:value-type="float">
            <text:p>1449</text:p>
          </table:table-cell>
          <table:table-cell table:style-name="ce5" table:formula="of:=[.I385]/C_per_s_to_W*time_incr" office:value-type="float" office:value="2076.19668529342" calcext:value-type="float">
            <text:p>2076</text:p>
          </table:table-cell>
          <table:table-cell table:style-name="ce7" table:formula="of:=[.J384]" office:value-type="float" office:value="2074.28667481765" calcext:value-type="float">
            <text:p>2074.3</text:p>
          </table:table-cell>
          <table:table-cell table:style-name="ce7" table:formula="of:=[.K384]" office:value-type="float" office:value="2073.07734561397" calcext:value-type="float">
            <text:p>2073.1</text:p>
          </table:table-cell>
          <table:table-cell table:style-name="ce7" table:formula="of:=[.L384]" office:value-type="float" office:value="2073.37213606987" calcext:value-type="float">
            <text:p>2073.4</text:p>
          </table:table-cell>
          <table:table-cell table:style-name="ce7" table:formula="of:=[.M384]" office:value-type="float" office:value="2076.22646889905" calcext:value-type="float">
            <text:p>2076.2</text:p>
          </table:table-cell>
          <table:table-cell table:style-name="ce7" table:formula="of:=[.N384]" office:value-type="float" office:value="2082.8835378236" calcext:value-type="float">
            <text:p>2082.9</text:p>
          </table:table-cell>
          <table:table-cell table:style-name="ce7" table:formula="of:=[.O384]" office:value-type="float" office:value="2094.61987416559" calcext:value-type="float">
            <text:p>2094.6</text:p>
          </table:table-cell>
          <table:table-cell table:style-name="ce7" table:formula="of:=[.P384]" office:value-type="float" office:value="2112.44775930949" calcext:value-type="float">
            <text:p>2112.4</text:p>
          </table:table-cell>
          <table:table-cell table:style-name="ce7" table:formula="of:=[.Q384]" office:value-type="float" office:value="2136.56634966771" calcext:value-type="float">
            <text:p>2136.6</text:p>
          </table:table-cell>
          <table:table-cell table:style-name="ce7" table:formula="of:=[.R384]" office:value-type="float" office:value="2165.33989625213" calcext:value-type="float">
            <text:p>2165.3</text:p>
          </table:table-cell>
          <table:table-cell table:style-name="ce5" table:formula="of:=SUMPRODUCT([.J385:.S385];pot_heat_diffusion)" office:value-type="float" office:value="2087.76449609292" calcext:value-type="float">
            <text:p>2088</text:p>
          </table:table-cell>
          <table:table-cell table:style-name="ce5" table:formula="of:=[.V384]*leakage_out" office:value-type="float" office:value="1702.08223905163" calcext:value-type="float">
            <text:p>1702</text:p>
          </table:table-cell>
          <table:table-cell table:style-name="ce5" table:formula="of:=[.V384]+[.T385]-[.U385]" office:value-type="float" office:value="284066.055432313" calcext:value-type="float">
            <text:p>284066</text:p>
          </table:table-cell>
          <table:table-cell table:style-name="ce12" table:formula="of:= temp_out + [.V385]/pot_water_mass" office:value-type="float" office:value="120.056411449115" calcext:value-type="float">
            <text:p>120.1</text:p>
          </table:table-cell>
          <table:table-cell table:style-name="ce7" table:formula="of:=IF([.G385]&gt;thermagon_temp_max;0;IF([.W3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table:formula="of:=burner_C_per_s * [.X385]/100 * time_incr" office:value-type="float" office:value="2149.61306964746" calcext:value-type="float">
            <text:p>2150</text:p>
          </table:table-cell>
          <table:table-cell table:style-name="ce3" table:formula="of:=[.B386]" office:value-type="float" office:value="2149.61306964746" calcext:value-type="float">
            <text:p>2150</text:p>
          </table:table-cell>
          <table:table-cell table:style-name="ce3" table:formula="of:=[.C385]" office:value-type="float" office:value="2149.61306964746" calcext:value-type="float">
            <text:p>2150</text:p>
          </table:table-cell>
          <table:table-cell table:style-name="ce5" table:formula="of:=SUMPRODUCT([.B386:.D386];burner_heat_diffusion)" office:value-type="float" office:value="2149.61306964746" calcext:value-type="float">
            <text:p>2150</text:p>
          </table:table-cell>
          <table:table-cell table:formula="of:=[.F385]+[.E386]-[.J385]" office:value-type="float" office:value="55559.5743585975" calcext:value-type="float">
            <text:p>55560</text:p>
          </table:table-cell>
          <table:table-cell table:style-name="ce7" table:formula="of:=temp_out + [.F386] / burner_heat_mass" office:value-type="float" office:value="131.119148717195" calcext:value-type="float">
            <text:p>131.1</text:p>
          </table:table-cell>
          <table:table-cell table:style-name="ce7" table:formula="of:=[.G386]-[.W385]" office:value-type="float" office:value="11.0627372680801" calcext:value-type="float">
            <text:p>11.1</text:p>
          </table:table-cell>
          <table:table-cell table:style-name="ce5" table:formula="of:=thermagon_k * burner_A * [.H386] / thermagon_L" office:value-type="float" office:value="1450.20995435598" calcext:value-type="float">
            <text:p>1450</text:p>
          </table:table-cell>
          <table:table-cell table:style-name="ce5" table:formula="of:=[.I386]/C_per_s_to_W*time_incr" office:value-type="float" office:value="2078.26018107764" calcext:value-type="float">
            <text:p>2078</text:p>
          </table:table-cell>
          <table:table-cell table:style-name="ce7" table:formula="of:=[.J385]" office:value-type="float" office:value="2076.19668529342" calcext:value-type="float">
            <text:p>2076.2</text:p>
          </table:table-cell>
          <table:table-cell table:style-name="ce7" table:formula="of:=[.K385]" office:value-type="float" office:value="2074.28667481765" calcext:value-type="float">
            <text:p>2074.3</text:p>
          </table:table-cell>
          <table:table-cell table:style-name="ce7" table:formula="of:=[.L385]" office:value-type="float" office:value="2073.07734561397" calcext:value-type="float">
            <text:p>2073.1</text:p>
          </table:table-cell>
          <table:table-cell table:style-name="ce7" table:formula="of:=[.M385]" office:value-type="float" office:value="2073.37213606987" calcext:value-type="float">
            <text:p>2073.4</text:p>
          </table:table-cell>
          <table:table-cell table:style-name="ce7" table:formula="of:=[.N385]" office:value-type="float" office:value="2076.22646889905" calcext:value-type="float">
            <text:p>2076.2</text:p>
          </table:table-cell>
          <table:table-cell table:style-name="ce7" table:formula="of:=[.O385]" office:value-type="float" office:value="2082.8835378236" calcext:value-type="float">
            <text:p>2082.9</text:p>
          </table:table-cell>
          <table:table-cell table:style-name="ce7" table:formula="of:=[.P385]" office:value-type="float" office:value="2094.61987416559" calcext:value-type="float">
            <text:p>2094.6</text:p>
          </table:table-cell>
          <table:table-cell table:style-name="ce7" table:formula="of:=[.Q385]" office:value-type="float" office:value="2112.44775930949" calcext:value-type="float">
            <text:p>2112.4</text:p>
          </table:table-cell>
          <table:table-cell table:style-name="ce7" table:formula="of:=[.R385]" office:value-type="float" office:value="2136.56634966771" calcext:value-type="float">
            <text:p>2136.6</text:p>
          </table:table-cell>
          <table:table-cell table:style-name="ce5" table:formula="of:=SUMPRODUCT([.J386:.S386];pot_heat_diffusion)" office:value-type="float" office:value="2080.94128915342" calcext:value-type="float">
            <text:p>2081</text:p>
          </table:table-cell>
          <table:table-cell table:style-name="ce5" table:formula="of:=[.V385]*leakage_out" office:value-type="float" office:value="1704.39633259388" calcext:value-type="float">
            <text:p>1704</text:p>
          </table:table-cell>
          <table:table-cell table:style-name="ce5" table:formula="of:=[.V385]+[.T386]-[.U386]" office:value-type="float" office:value="284442.600388872" calcext:value-type="float">
            <text:p>284443</text:p>
          </table:table-cell>
          <table:table-cell table:style-name="ce12" table:formula="of:= temp_out + [.V386]/pot_water_mass" office:value-type="float" office:value="120.189041646853" calcext:value-type="float">
            <text:p>120.2</text:p>
          </table:table-cell>
          <table:table-cell table:style-name="ce7" table:formula="of:=IF([.G386]&gt;thermagon_temp_max;0;IF([.W3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table:formula="of:=burner_C_per_s * [.X386]/100 * time_incr" office:value-type="float" office:value="2149.61306964746" calcext:value-type="float">
            <text:p>2150</text:p>
          </table:table-cell>
          <table:table-cell table:style-name="ce3" table:formula="of:=[.B387]" office:value-type="float" office:value="2149.61306964746" calcext:value-type="float">
            <text:p>2150</text:p>
          </table:table-cell>
          <table:table-cell table:style-name="ce3" table:formula="of:=[.C386]" office:value-type="float" office:value="2149.61306964746" calcext:value-type="float">
            <text:p>2150</text:p>
          </table:table-cell>
          <table:table-cell table:style-name="ce5" table:formula="of:=SUMPRODUCT([.B387:.D387];burner_heat_diffusion)" office:value-type="float" office:value="2149.61306964746" calcext:value-type="float">
            <text:p>2150</text:p>
          </table:table-cell>
          <table:table-cell table:formula="of:=[.F386]+[.E387]-[.J386]" office:value-type="float" office:value="55630.9272471673" calcext:value-type="float">
            <text:p>55631</text:p>
          </table:table-cell>
          <table:table-cell table:style-name="ce7" table:formula="of:=temp_out + [.F387] / burner_heat_mass" office:value-type="float" office:value="131.261854494335" calcext:value-type="float">
            <text:p>131.3</text:p>
          </table:table-cell>
          <table:table-cell table:style-name="ce7" table:formula="of:=[.G387]-[.W386]" office:value-type="float" office:value="11.0728128474819" calcext:value-type="float">
            <text:p>11.1</text:p>
          </table:table-cell>
          <table:table-cell table:style-name="ce5" table:formula="of:=thermagon_k * burner_A * [.H387] / thermagon_L" office:value-type="float" office:value="1451.53075816703" calcext:value-type="float">
            <text:p>1452</text:p>
          </table:table-cell>
          <table:table-cell table:style-name="ce5" table:formula="of:=[.I387]/C_per_s_to_W*time_incr" office:value-type="float" office:value="2080.15299250075" calcext:value-type="float">
            <text:p>2080</text:p>
          </table:table-cell>
          <table:table-cell table:style-name="ce7" table:formula="of:=[.J386]" office:value-type="float" office:value="2078.26018107764" calcext:value-type="float">
            <text:p>2078.3</text:p>
          </table:table-cell>
          <table:table-cell table:style-name="ce7" table:formula="of:=[.K386]" office:value-type="float" office:value="2076.19668529342" calcext:value-type="float">
            <text:p>2076.2</text:p>
          </table:table-cell>
          <table:table-cell table:style-name="ce7" table:formula="of:=[.L386]" office:value-type="float" office:value="2074.28667481765" calcext:value-type="float">
            <text:p>2074.3</text:p>
          </table:table-cell>
          <table:table-cell table:style-name="ce7" table:formula="of:=[.M386]" office:value-type="float" office:value="2073.07734561397" calcext:value-type="float">
            <text:p>2073.1</text:p>
          </table:table-cell>
          <table:table-cell table:style-name="ce7" table:formula="of:=[.N386]" office:value-type="float" office:value="2073.37213606987" calcext:value-type="float">
            <text:p>2073.4</text:p>
          </table:table-cell>
          <table:table-cell table:style-name="ce7" table:formula="of:=[.O386]" office:value-type="float" office:value="2076.22646889905" calcext:value-type="float">
            <text:p>2076.2</text:p>
          </table:table-cell>
          <table:table-cell table:style-name="ce7" table:formula="of:=[.P386]" office:value-type="float" office:value="2082.8835378236" calcext:value-type="float">
            <text:p>2082.9</text:p>
          </table:table-cell>
          <table:table-cell table:style-name="ce7" table:formula="of:=[.Q386]" office:value-type="float" office:value="2094.61987416559" calcext:value-type="float">
            <text:p>2094.6</text:p>
          </table:table-cell>
          <table:table-cell table:style-name="ce7" table:formula="of:=[.R386]" office:value-type="float" office:value="2112.44775930949" calcext:value-type="float">
            <text:p>2112.4</text:p>
          </table:table-cell>
          <table:table-cell table:style-name="ce5" table:formula="of:=SUMPRODUCT([.J387:.S387];pot_heat_diffusion)" office:value-type="float" office:value="2077.34191837066" calcext:value-type="float">
            <text:p>2077</text:p>
          </table:table-cell>
          <table:table-cell table:style-name="ce5" table:formula="of:=[.V386]*leakage_out" office:value-type="float" office:value="1706.65560233323" calcext:value-type="float">
            <text:p>1707</text:p>
          </table:table-cell>
          <table:table-cell table:style-name="ce5" table:formula="of:=[.V386]+[.T387]-[.U387]" office:value-type="float" office:value="284813.28670491" calcext:value-type="float">
            <text:p>284813</text:p>
          </table:table-cell>
          <table:table-cell table:style-name="ce12" table:formula="of:= temp_out + [.V387]/pot_water_mass" office:value-type="float" office:value="120.319608259254" calcext:value-type="float">
            <text:p>120.3</text:p>
          </table:table-cell>
          <table:table-cell table:style-name="ce7" table:formula="of:=IF([.G387]&gt;thermagon_temp_max;0;IF([.W3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3" table:formula="of:=burner_C_per_s * [.X387]/100 * time_incr" office:value-type="float" office:value="2149.61306964746" calcext:value-type="float">
            <text:p>2150</text:p>
          </table:table-cell>
          <table:table-cell table:style-name="ce3" table:formula="of:=[.B388]" office:value-type="float" office:value="2149.61306964746" calcext:value-type="float">
            <text:p>2150</text:p>
          </table:table-cell>
          <table:table-cell table:style-name="ce3" table:formula="of:=[.C387]" office:value-type="float" office:value="2149.61306964746" calcext:value-type="float">
            <text:p>2150</text:p>
          </table:table-cell>
          <table:table-cell table:style-name="ce5" table:formula="of:=SUMPRODUCT([.B388:.D388];burner_heat_diffusion)" office:value-type="float" office:value="2149.61306964746" calcext:value-type="float">
            <text:p>2150</text:p>
          </table:table-cell>
          <table:table-cell table:formula="of:=[.F387]+[.E388]-[.J387]" office:value-type="float" office:value="55700.387324314" calcext:value-type="float">
            <text:p>55700</text:p>
          </table:table-cell>
          <table:table-cell table:style-name="ce7" table:formula="of:=temp_out + [.F388] / burner_heat_mass" office:value-type="float" office:value="131.400774648628" calcext:value-type="float">
            <text:p>131.4</text:p>
          </table:table-cell>
          <table:table-cell table:style-name="ce7" table:formula="of:=[.G388]-[.W387]" office:value-type="float" office:value="11.0811663893739" calcext:value-type="float">
            <text:p>11.1</text:p>
          </table:table-cell>
          <table:table-cell table:style-name="ce5" table:formula="of:=thermagon_k * burner_A * [.H388] / thermagon_L" office:value-type="float" office:value="1452.62582074625" calcext:value-type="float">
            <text:p>1453</text:p>
          </table:table-cell>
          <table:table-cell table:style-name="ce5" table:formula="of:=[.I388]/C_per_s_to_W*time_incr" office:value-type="float" office:value="2081.72229972234" calcext:value-type="float">
            <text:p>2082</text:p>
          </table:table-cell>
          <table:table-cell table:style-name="ce7" table:formula="of:=[.J387]" office:value-type="float" office:value="2080.15299250075" calcext:value-type="float">
            <text:p>2080.2</text:p>
          </table:table-cell>
          <table:table-cell table:style-name="ce7" table:formula="of:=[.K387]" office:value-type="float" office:value="2078.26018107764" calcext:value-type="float">
            <text:p>2078.3</text:p>
          </table:table-cell>
          <table:table-cell table:style-name="ce7" table:formula="of:=[.L387]" office:value-type="float" office:value="2076.19668529342" calcext:value-type="float">
            <text:p>2076.2</text:p>
          </table:table-cell>
          <table:table-cell table:style-name="ce7" table:formula="of:=[.M387]" office:value-type="float" office:value="2074.28667481765" calcext:value-type="float">
            <text:p>2074.3</text:p>
          </table:table-cell>
          <table:table-cell table:style-name="ce7" table:formula="of:=[.N387]" office:value-type="float" office:value="2073.07734561397" calcext:value-type="float">
            <text:p>2073.1</text:p>
          </table:table-cell>
          <table:table-cell table:style-name="ce7" table:formula="of:=[.O387]" office:value-type="float" office:value="2073.37213606987" calcext:value-type="float">
            <text:p>2073.4</text:p>
          </table:table-cell>
          <table:table-cell table:style-name="ce7" table:formula="of:=[.P387]" office:value-type="float" office:value="2076.22646889905" calcext:value-type="float">
            <text:p>2076.2</text:p>
          </table:table-cell>
          <table:table-cell table:style-name="ce7" table:formula="of:=[.Q387]" office:value-type="float" office:value="2082.8835378236" calcext:value-type="float">
            <text:p>2082.9</text:p>
          </table:table-cell>
          <table:table-cell table:style-name="ce7" table:formula="of:=[.R387]" office:value-type="float" office:value="2094.61987416559" calcext:value-type="float">
            <text:p>2094.6</text:p>
          </table:table-cell>
          <table:table-cell table:style-name="ce5" table:formula="of:=SUMPRODUCT([.J388:.S388];pot_heat_diffusion)" office:value-type="float" office:value="2076.08818187383" calcext:value-type="float">
            <text:p>2076</text:p>
          </table:table-cell>
          <table:table-cell table:style-name="ce5" table:formula="of:=[.V387]*leakage_out" office:value-type="float" office:value="1708.87972022946" calcext:value-type="float">
            <text:p>1709</text:p>
          </table:table-cell>
          <table:table-cell table:style-name="ce5" table:formula="of:=[.V387]+[.T388]-[.U388]" office:value-type="float" office:value="285180.495166554" calcext:value-type="float">
            <text:p>285180</text:p>
          </table:table-cell>
          <table:table-cell table:style-name="ce12" table:formula="of:= temp_out + [.V388]/pot_water_mass" office:value-type="float" office:value="120.448949869148" calcext:value-type="float">
            <text:p>120.4</text:p>
          </table:table-cell>
          <table:table-cell table:style-name="ce7" table:formula="of:=IF([.G388]&gt;thermagon_temp_max;0;IF([.W3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table:formula="of:=burner_C_per_s * [.X388]/100 * time_incr" office:value-type="float" office:value="2149.61306964746" calcext:value-type="float">
            <text:p>2150</text:p>
          </table:table-cell>
          <table:table-cell table:style-name="ce3" table:formula="of:=[.B389]" office:value-type="float" office:value="2149.61306964746" calcext:value-type="float">
            <text:p>2150</text:p>
          </table:table-cell>
          <table:table-cell table:style-name="ce3" table:formula="of:=[.C388]" office:value-type="float" office:value="2149.61306964746" calcext:value-type="float">
            <text:p>2150</text:p>
          </table:table-cell>
          <table:table-cell table:style-name="ce5" table:formula="of:=SUMPRODUCT([.B389:.D389];burner_heat_diffusion)" office:value-type="float" office:value="2149.61306964746" calcext:value-type="float">
            <text:p>2150</text:p>
          </table:table-cell>
          <table:table-cell table:formula="of:=[.F388]+[.E389]-[.J388]" office:value-type="float" office:value="55768.2780942392" calcext:value-type="float">
            <text:p>55768</text:p>
          </table:table-cell>
          <table:table-cell table:style-name="ce7" table:formula="of:=temp_out + [.F389] / burner_heat_mass" office:value-type="float" office:value="131.536556188478" calcext:value-type="float">
            <text:p>131.5</text:p>
          </table:table-cell>
          <table:table-cell table:style-name="ce7" table:formula="of:=[.G389]-[.W388]" office:value-type="float" office:value="11.0876063193301" calcext:value-type="float">
            <text:p>11.1</text:p>
          </table:table-cell>
          <table:table-cell table:style-name="ce5" table:formula="of:=thermagon_k * burner_A * [.H389] / thermagon_L" office:value-type="float" office:value="1453.47002867612" calcext:value-type="float">
            <text:p>1453</text:p>
          </table:table-cell>
          <table:table-cell table:style-name="ce5" table:formula="of:=[.I389]/C_per_s_to_W*time_incr" office:value-type="float" office:value="2082.93211332203" calcext:value-type="float">
            <text:p>2083</text:p>
          </table:table-cell>
          <table:table-cell table:style-name="ce7" table:formula="of:=[.J388]" office:value-type="float" office:value="2081.72229972234" calcext:value-type="float">
            <text:p>2081.7</text:p>
          </table:table-cell>
          <table:table-cell table:style-name="ce7" table:formula="of:=[.K388]" office:value-type="float" office:value="2080.15299250075" calcext:value-type="float">
            <text:p>2080.2</text:p>
          </table:table-cell>
          <table:table-cell table:style-name="ce7" table:formula="of:=[.L388]" office:value-type="float" office:value="2078.26018107764" calcext:value-type="float">
            <text:p>2078.3</text:p>
          </table:table-cell>
          <table:table-cell table:style-name="ce7" table:formula="of:=[.M388]" office:value-type="float" office:value="2076.19668529342" calcext:value-type="float">
            <text:p>2076.2</text:p>
          </table:table-cell>
          <table:table-cell table:style-name="ce7" table:formula="of:=[.N388]" office:value-type="float" office:value="2074.28667481765" calcext:value-type="float">
            <text:p>2074.3</text:p>
          </table:table-cell>
          <table:table-cell table:style-name="ce7" table:formula="of:=[.O388]" office:value-type="float" office:value="2073.07734561397" calcext:value-type="float">
            <text:p>2073.1</text:p>
          </table:table-cell>
          <table:table-cell table:style-name="ce7" table:formula="of:=[.P388]" office:value-type="float" office:value="2073.37213606987" calcext:value-type="float">
            <text:p>2073.4</text:p>
          </table:table-cell>
          <table:table-cell table:style-name="ce7" table:formula="of:=[.Q388]" office:value-type="float" office:value="2076.22646889905" calcext:value-type="float">
            <text:p>2076.2</text:p>
          </table:table-cell>
          <table:table-cell table:style-name="ce7" table:formula="of:=[.R388]" office:value-type="float" office:value="2082.8835378236" calcext:value-type="float">
            <text:p>2082.9</text:p>
          </table:table-cell>
          <table:table-cell table:style-name="ce5" table:formula="of:=SUMPRODUCT([.J389:.S389];pot_heat_diffusion)" office:value-type="float" office:value="2076.35389813478" calcext:value-type="float">
            <text:p>2076</text:p>
          </table:table-cell>
          <table:table-cell table:style-name="ce5" table:formula="of:=[.V388]*leakage_out" office:value-type="float" office:value="1711.08297099932" calcext:value-type="float">
            <text:p>1711</text:p>
          </table:table-cell>
          <table:table-cell table:style-name="ce5" table:formula="of:=[.V388]+[.T389]-[.U389]" office:value-type="float" office:value="285545.76609369" calcext:value-type="float">
            <text:p>285546</text:p>
          </table:table-cell>
          <table:table-cell table:style-name="ce12" table:formula="of:= temp_out + [.V389]/pot_water_mass" office:value-type="float" office:value="120.577609022458" calcext:value-type="float">
            <text:p>120.6</text:p>
          </table:table-cell>
          <table:table-cell table:style-name="ce7" table:formula="of:=IF([.G389]&gt;thermagon_temp_max;0;IF([.W3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table:formula="of:=burner_C_per_s * [.X389]/100 * time_incr" office:value-type="float" office:value="2149.61306964746" calcext:value-type="float">
            <text:p>2150</text:p>
          </table:table-cell>
          <table:table-cell table:style-name="ce3" table:formula="of:=[.B390]" office:value-type="float" office:value="2149.61306964746" calcext:value-type="float">
            <text:p>2150</text:p>
          </table:table-cell>
          <table:table-cell table:style-name="ce3" table:formula="of:=[.C389]" office:value-type="float" office:value="2149.61306964746" calcext:value-type="float">
            <text:p>2150</text:p>
          </table:table-cell>
          <table:table-cell table:style-name="ce5" table:formula="of:=SUMPRODUCT([.B390:.D390];burner_heat_diffusion)" office:value-type="float" office:value="2149.61306964746" calcext:value-type="float">
            <text:p>2150</text:p>
          </table:table-cell>
          <table:table-cell table:formula="of:=[.F389]+[.E390]-[.J389]" office:value-type="float" office:value="55834.9590505646" calcext:value-type="float">
            <text:p>55835</text:p>
          </table:table-cell>
          <table:table-cell table:style-name="ce7" table:formula="of:=temp_out + [.F390] / burner_heat_mass" office:value-type="float" office:value="131.669918101129" calcext:value-type="float">
            <text:p>131.7</text:p>
          </table:table-cell>
          <table:table-cell table:style-name="ce7" table:formula="of:=[.G390]-[.W389]" office:value-type="float" office:value="11.0923090786715" calcext:value-type="float">
            <text:p>11.1</text:p>
          </table:table-cell>
          <table:table-cell table:style-name="ce5" table:formula="of:=thermagon_k * burner_A * [.H390] / thermagon_L" office:value-type="float" office:value="1454.08651158126" calcext:value-type="float">
            <text:p>1454</text:p>
          </table:table-cell>
          <table:table-cell table:style-name="ce5" table:formula="of:=[.I390]/C_per_s_to_W*time_incr" office:value-type="float" office:value="2083.81557979545" calcext:value-type="float">
            <text:p>2084</text:p>
          </table:table-cell>
          <table:table-cell table:style-name="ce7" table:formula="of:=[.J389]" office:value-type="float" office:value="2082.93211332203" calcext:value-type="float">
            <text:p>2082.9</text:p>
          </table:table-cell>
          <table:table-cell table:style-name="ce7" table:formula="of:=[.K389]" office:value-type="float" office:value="2081.72229972234" calcext:value-type="float">
            <text:p>2081.7</text:p>
          </table:table-cell>
          <table:table-cell table:style-name="ce7" table:formula="of:=[.L389]" office:value-type="float" office:value="2080.15299250075" calcext:value-type="float">
            <text:p>2080.2</text:p>
          </table:table-cell>
          <table:table-cell table:style-name="ce7" table:formula="of:=[.M389]" office:value-type="float" office:value="2078.26018107764" calcext:value-type="float">
            <text:p>2078.3</text:p>
          </table:table-cell>
          <table:table-cell table:style-name="ce7" table:formula="of:=[.N389]" office:value-type="float" office:value="2076.19668529342" calcext:value-type="float">
            <text:p>2076.2</text:p>
          </table:table-cell>
          <table:table-cell table:style-name="ce7" table:formula="of:=[.O389]" office:value-type="float" office:value="2074.28667481765" calcext:value-type="float">
            <text:p>2074.3</text:p>
          </table:table-cell>
          <table:table-cell table:style-name="ce7" table:formula="of:=[.P389]" office:value-type="float" office:value="2073.07734561397" calcext:value-type="float">
            <text:p>2073.1</text:p>
          </table:table-cell>
          <table:table-cell table:style-name="ce7" table:formula="of:=[.Q389]" office:value-type="float" office:value="2073.37213606987" calcext:value-type="float">
            <text:p>2073.4</text:p>
          </table:table-cell>
          <table:table-cell table:style-name="ce7" table:formula="of:=[.R389]" office:value-type="float" office:value="2076.22646889905" calcext:value-type="float">
            <text:p>2076.2</text:p>
          </table:table-cell>
          <table:table-cell table:style-name="ce5" table:formula="of:=SUMPRODUCT([.J390:.S390];pot_heat_diffusion)" office:value-type="float" office:value="2077.46420402167" calcext:value-type="float">
            <text:p>2077</text:p>
          </table:table-cell>
          <table:table-cell table:style-name="ce5" table:formula="of:=[.V389]*leakage_out" office:value-type="float" office:value="1713.27459656214" calcext:value-type="float">
            <text:p>1713</text:p>
          </table:table-cell>
          <table:table-cell table:style-name="ce5" table:formula="of:=[.V389]+[.T390]-[.U390]" office:value-type="float" office:value="285909.955701149" calcext:value-type="float">
            <text:p>285910</text:p>
          </table:table-cell>
          <table:table-cell table:style-name="ce12" table:formula="of:= temp_out + [.V390]/pot_water_mass" office:value-type="float" office:value="120.705887303205" calcext:value-type="float">
            <text:p>120.7</text:p>
          </table:table-cell>
          <table:table-cell table:style-name="ce7" table:formula="of:=IF([.G390]&gt;thermagon_temp_max;0;IF([.W3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table:formula="of:=burner_C_per_s * [.X390]/100 * time_incr" office:value-type="float" office:value="2149.61306964746" calcext:value-type="float">
            <text:p>2150</text:p>
          </table:table-cell>
          <table:table-cell table:style-name="ce3" table:formula="of:=[.B391]" office:value-type="float" office:value="2149.61306964746" calcext:value-type="float">
            <text:p>2150</text:p>
          </table:table-cell>
          <table:table-cell table:style-name="ce3" table:formula="of:=[.C390]" office:value-type="float" office:value="2149.61306964746" calcext:value-type="float">
            <text:p>2150</text:p>
          </table:table-cell>
          <table:table-cell table:style-name="ce5" table:formula="of:=SUMPRODUCT([.B391:.D391];burner_heat_diffusion)" office:value-type="float" office:value="2149.61306964746" calcext:value-type="float">
            <text:p>2150</text:p>
          </table:table-cell>
          <table:table-cell table:formula="of:=[.F390]+[.E391]-[.J390]" office:value-type="float" office:value="55900.7565404166" calcext:value-type="float">
            <text:p>55901</text:p>
          </table:table-cell>
          <table:table-cell table:style-name="ce7" table:formula="of:=temp_out + [.F391] / burner_heat_mass" office:value-type="float" office:value="131.801513080833" calcext:value-type="float">
            <text:p>131.8</text:p>
          </table:table-cell>
          <table:table-cell table:style-name="ce7" table:formula="of:=[.G391]-[.W390]" office:value-type="float" office:value="11.0956257776285" calcext:value-type="float">
            <text:p>11.1</text:p>
          </table:table-cell>
          <table:table-cell table:style-name="ce5" table:formula="of:=thermagon_k * burner_A * [.H391] / thermagon_L" office:value-type="float" office:value="1454.52129636612" calcext:value-type="float">
            <text:p>1455</text:p>
          </table:table-cell>
          <table:table-cell table:style-name="ce5" table:formula="of:=[.I391]/C_per_s_to_W*time_incr" office:value-type="float" office:value="2084.43865916612" calcext:value-type="float">
            <text:p>2084</text:p>
          </table:table-cell>
          <table:table-cell table:style-name="ce7" table:formula="of:=[.J390]" office:value-type="float" office:value="2083.81557979545" calcext:value-type="float">
            <text:p>2083.8</text:p>
          </table:table-cell>
          <table:table-cell table:style-name="ce7" table:formula="of:=[.K390]" office:value-type="float" office:value="2082.93211332203" calcext:value-type="float">
            <text:p>2082.9</text:p>
          </table:table-cell>
          <table:table-cell table:style-name="ce7" table:formula="of:=[.L390]" office:value-type="float" office:value="2081.72229972234" calcext:value-type="float">
            <text:p>2081.7</text:p>
          </table:table-cell>
          <table:table-cell table:style-name="ce7" table:formula="of:=[.M390]" office:value-type="float" office:value="2080.15299250075" calcext:value-type="float">
            <text:p>2080.2</text:p>
          </table:table-cell>
          <table:table-cell table:style-name="ce7" table:formula="of:=[.N390]" office:value-type="float" office:value="2078.26018107764" calcext:value-type="float">
            <text:p>2078.3</text:p>
          </table:table-cell>
          <table:table-cell table:style-name="ce7" table:formula="of:=[.O390]" office:value-type="float" office:value="2076.19668529342" calcext:value-type="float">
            <text:p>2076.2</text:p>
          </table:table-cell>
          <table:table-cell table:style-name="ce7" table:formula="of:=[.P390]" office:value-type="float" office:value="2074.28667481765" calcext:value-type="float">
            <text:p>2074.3</text:p>
          </table:table-cell>
          <table:table-cell table:style-name="ce7" table:formula="of:=[.Q390]" office:value-type="float" office:value="2073.07734561397" calcext:value-type="float">
            <text:p>2073.1</text:p>
          </table:table-cell>
          <table:table-cell table:style-name="ce7" table:formula="of:=[.R390]" office:value-type="float" office:value="2073.37213606987" calcext:value-type="float">
            <text:p>2073.4</text:p>
          </table:table-cell>
          <table:table-cell table:style-name="ce5" table:formula="of:=SUMPRODUCT([.J391:.S391];pot_heat_diffusion)" office:value-type="float" office:value="2078.92495998563" calcext:value-type="float">
            <text:p>2079</text:p>
          </table:table-cell>
          <table:table-cell table:style-name="ce5" table:formula="of:=[.V390]*leakage_out" office:value-type="float" office:value="1715.45973420689" calcext:value-type="float">
            <text:p>1715</text:p>
          </table:table-cell>
          <table:table-cell table:style-name="ce5" table:formula="of:=[.V390]+[.T391]-[.U391]" office:value-type="float" office:value="286273.420926928" calcext:value-type="float">
            <text:p>286273</text:p>
          </table:table-cell>
          <table:table-cell table:style-name="ce12" table:formula="of:= temp_out + [.V391]/pot_water_mass" office:value-type="float" office:value="120.833910435439" calcext:value-type="float">
            <text:p>120.8</text:p>
          </table:table-cell>
          <table:table-cell table:style-name="ce7" table:formula="of:=IF([.G391]&gt;thermagon_temp_max;0;IF([.W3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3" table:formula="of:=burner_C_per_s * [.X391]/100 * time_incr" office:value-type="float" office:value="2149.61306964746" calcext:value-type="float">
            <text:p>2150</text:p>
          </table:table-cell>
          <table:table-cell table:style-name="ce3" table:formula="of:=[.B392]" office:value-type="float" office:value="2149.61306964746" calcext:value-type="float">
            <text:p>2150</text:p>
          </table:table-cell>
          <table:table-cell table:style-name="ce3" table:formula="of:=[.C391]" office:value-type="float" office:value="2149.61306964746" calcext:value-type="float">
            <text:p>2150</text:p>
          </table:table-cell>
          <table:table-cell table:style-name="ce5" table:formula="of:=SUMPRODUCT([.B392:.D392];burner_heat_diffusion)" office:value-type="float" office:value="2149.61306964746" calcext:value-type="float">
            <text:p>2150</text:p>
          </table:table-cell>
          <table:table-cell table:formula="of:=[.F391]+[.E392]-[.J391]" office:value-type="float" office:value="55965.930950898" calcext:value-type="float">
            <text:p>55966</text:p>
          </table:table-cell>
          <table:table-cell table:style-name="ce7" table:formula="of:=temp_out + [.F392] / burner_heat_mass" office:value-type="float" office:value="131.931861901796" calcext:value-type="float">
            <text:p>131.9</text:p>
          </table:table-cell>
          <table:table-cell table:style-name="ce7" table:formula="of:=[.G392]-[.W391]" office:value-type="float" office:value="11.0979514663566" calcext:value-type="float">
            <text:p>11.1</text:p>
          </table:table-cell>
          <table:table-cell table:style-name="ce5" table:formula="of:=thermagon_k * burner_A * [.H392] / thermagon_L" office:value-type="float" office:value="1454.82617000295" calcext:value-type="float">
            <text:p>1455</text:p>
          </table:table-cell>
          <table:table-cell table:style-name="ce5" table:formula="of:=[.I392]/C_per_s_to_W*time_incr" office:value-type="float" office:value="2084.875566069" calcext:value-type="float">
            <text:p>2085</text:p>
          </table:table-cell>
          <table:table-cell table:style-name="ce7" table:formula="of:=[.J391]" office:value-type="float" office:value="2084.43865916612" calcext:value-type="float">
            <text:p>2084.4</text:p>
          </table:table-cell>
          <table:table-cell table:style-name="ce7" table:formula="of:=[.K391]" office:value-type="float" office:value="2083.81557979545" calcext:value-type="float">
            <text:p>2083.8</text:p>
          </table:table-cell>
          <table:table-cell table:style-name="ce7" table:formula="of:=[.L391]" office:value-type="float" office:value="2082.93211332203" calcext:value-type="float">
            <text:p>2082.9</text:p>
          </table:table-cell>
          <table:table-cell table:style-name="ce7" table:formula="of:=[.M391]" office:value-type="float" office:value="2081.72229972234" calcext:value-type="float">
            <text:p>2081.7</text:p>
          </table:table-cell>
          <table:table-cell table:style-name="ce7" table:formula="of:=[.N391]" office:value-type="float" office:value="2080.15299250075" calcext:value-type="float">
            <text:p>2080.2</text:p>
          </table:table-cell>
          <table:table-cell table:style-name="ce7" table:formula="of:=[.O391]" office:value-type="float" office:value="2078.26018107764" calcext:value-type="float">
            <text:p>2078.3</text:p>
          </table:table-cell>
          <table:table-cell table:style-name="ce7" table:formula="of:=[.P391]" office:value-type="float" office:value="2076.19668529342" calcext:value-type="float">
            <text:p>2076.2</text:p>
          </table:table-cell>
          <table:table-cell table:style-name="ce7" table:formula="of:=[.Q391]" office:value-type="float" office:value="2074.28667481765" calcext:value-type="float">
            <text:p>2074.3</text:p>
          </table:table-cell>
          <table:table-cell table:style-name="ce7" table:formula="of:=[.R391]" office:value-type="float" office:value="2073.07734561397" calcext:value-type="float">
            <text:p>2073.1</text:p>
          </table:table-cell>
          <table:table-cell table:style-name="ce5" table:formula="of:=SUMPRODUCT([.J392:.S392];pot_heat_diffusion)" office:value-type="float" office:value="2080.41294820184" calcext:value-type="float">
            <text:p>2080</text:p>
          </table:table-cell>
          <table:table-cell table:style-name="ce5" table:formula="of:=[.V391]*leakage_out" office:value-type="float" office:value="1717.64052556157" calcext:value-type="float">
            <text:p>1718</text:p>
          </table:table-cell>
          <table:table-cell table:style-name="ce5" table:formula="of:=[.V391]+[.T392]-[.U392]" office:value-type="float" office:value="286636.193349568" calcext:value-type="float">
            <text:p>286636</text:p>
          </table:table-cell>
          <table:table-cell table:style-name="ce12" table:formula="of:= temp_out + [.V392]/pot_water_mass" office:value-type="float" office:value="120.961689542052" calcext:value-type="float">
            <text:p>121.0</text:p>
          </table:table-cell>
          <table:table-cell table:style-name="ce7" table:formula="of:=IF([.G392]&gt;thermagon_temp_max;0;IF([.W3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table:formula="of:=burner_C_per_s * [.X392]/100 * time_incr" office:value-type="float" office:value="2149.61306964746" calcext:value-type="float">
            <text:p>2150</text:p>
          </table:table-cell>
          <table:table-cell table:style-name="ce3" table:formula="of:=[.B393]" office:value-type="float" office:value="2149.61306964746" calcext:value-type="float">
            <text:p>2150</text:p>
          </table:table-cell>
          <table:table-cell table:style-name="ce3" table:formula="of:=[.C392]" office:value-type="float" office:value="2149.61306964746" calcext:value-type="float">
            <text:p>2150</text:p>
          </table:table-cell>
          <table:table-cell table:style-name="ce5" table:formula="of:=SUMPRODUCT([.B393:.D393];burner_heat_diffusion)" office:value-type="float" office:value="2149.61306964746" calcext:value-type="float">
            <text:p>2150</text:p>
          </table:table-cell>
          <table:table-cell table:formula="of:=[.F392]+[.E393]-[.J392]" office:value-type="float" office:value="56030.6684544764" calcext:value-type="float">
            <text:p>56031</text:p>
          </table:table-cell>
          <table:table-cell table:style-name="ce7" table:formula="of:=temp_out + [.F393] / burner_heat_mass" office:value-type="float" office:value="132.061336908953" calcext:value-type="float">
            <text:p>132.1</text:p>
          </table:table-cell>
          <table:table-cell table:style-name="ce7" table:formula="of:=[.G393]-[.W392]" office:value-type="float" office:value="11.099647366901" calcext:value-type="float">
            <text:p>11.1</text:p>
          </table:table-cell>
          <table:table-cell table:style-name="ce5" table:formula="of:=thermagon_k * burner_A * [.H393] / thermagon_L" office:value-type="float" office:value="1455.0484849501" calcext:value-type="float">
            <text:p>1455</text:p>
          </table:table-cell>
          <table:table-cell table:style-name="ce5" table:formula="of:=[.I393]/C_per_s_to_W*time_incr" office:value-type="float" office:value="2085.19416014631" calcext:value-type="float">
            <text:p>2085</text:p>
          </table:table-cell>
          <table:table-cell table:style-name="ce7" table:formula="of:=[.J392]" office:value-type="float" office:value="2084.875566069" calcext:value-type="float">
            <text:p>2084.9</text:p>
          </table:table-cell>
          <table:table-cell table:style-name="ce7" table:formula="of:=[.K392]" office:value-type="float" office:value="2084.43865916612" calcext:value-type="float">
            <text:p>2084.4</text:p>
          </table:table-cell>
          <table:table-cell table:style-name="ce7" table:formula="of:=[.L392]" office:value-type="float" office:value="2083.81557979545" calcext:value-type="float">
            <text:p>2083.8</text:p>
          </table:table-cell>
          <table:table-cell table:style-name="ce7" table:formula="of:=[.M392]" office:value-type="float" office:value="2082.93211332203" calcext:value-type="float">
            <text:p>2082.9</text:p>
          </table:table-cell>
          <table:table-cell table:style-name="ce7" table:formula="of:=[.N392]" office:value-type="float" office:value="2081.72229972234" calcext:value-type="float">
            <text:p>2081.7</text:p>
          </table:table-cell>
          <table:table-cell table:style-name="ce7" table:formula="of:=[.O392]" office:value-type="float" office:value="2080.15299250075" calcext:value-type="float">
            <text:p>2080.2</text:p>
          </table:table-cell>
          <table:table-cell table:style-name="ce7" table:formula="of:=[.P392]" office:value-type="float" office:value="2078.26018107764" calcext:value-type="float">
            <text:p>2078.3</text:p>
          </table:table-cell>
          <table:table-cell table:style-name="ce7" table:formula="of:=[.Q392]" office:value-type="float" office:value="2076.19668529342" calcext:value-type="float">
            <text:p>2076.2</text:p>
          </table:table-cell>
          <table:table-cell table:style-name="ce7" table:formula="of:=[.R392]" office:value-type="float" office:value="2074.28667481765" calcext:value-type="float">
            <text:p>2074.3</text:p>
          </table:table-cell>
          <table:table-cell table:style-name="ce5" table:formula="of:=SUMPRODUCT([.J393:.S393];pot_heat_diffusion)" office:value-type="float" office:value="2081.74619348419" calcext:value-type="float">
            <text:p>2082</text:p>
          </table:table-cell>
          <table:table-cell table:style-name="ce5" table:formula="of:=[.V392]*leakage_out" office:value-type="float" office:value="1719.81716009741" calcext:value-type="float">
            <text:p>1720</text:p>
          </table:table-cell>
          <table:table-cell table:style-name="ce5" table:formula="of:=[.V392]+[.T393]-[.U393]" office:value-type="float" office:value="286998.122382955" calcext:value-type="float">
            <text:p>286998</text:p>
          </table:table-cell>
          <table:table-cell table:style-name="ce12" table:formula="of:= temp_out + [.V393]/pot_water_mass" office:value-type="float" office:value="121.089171582188" calcext:value-type="float">
            <text:p>121.1</text:p>
          </table:table-cell>
          <table:table-cell table:style-name="ce7" table:formula="of:=IF([.G393]&gt;thermagon_temp_max;0;IF([.W39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table:formula="of:=burner_C_per_s * [.X393]/100 * time_incr" office:value-type="float" office:value="0" calcext:value-type="float">
            <text:p>0</text:p>
          </table:table-cell>
          <table:table-cell table:style-name="ce3" table:formula="of:=[.B394]" office:value-type="float" office:value="0" calcext:value-type="float">
            <text:p>0</text:p>
          </table:table-cell>
          <table:table-cell table:style-name="ce3" table:formula="of:=[.C393]" office:value-type="float" office:value="2149.61306964746" calcext:value-type="float">
            <text:p>2150</text:p>
          </table:table-cell>
          <table:table-cell table:style-name="ce5" table:formula="of:=SUMPRODUCT([.B394:.D394];burner_heat_diffusion)" office:value-type="float" office:value="644.883920894239" calcext:value-type="float">
            <text:p>645</text:p>
          </table:table-cell>
          <table:table-cell table:formula="of:=[.F393]+[.E394]-[.J393]" office:value-type="float" office:value="54590.3582152243" calcext:value-type="float">
            <text:p>54590</text:p>
          </table:table-cell>
          <table:table-cell table:style-name="ce7" table:formula="of:=temp_out + [.F394] / burner_heat_mass" office:value-type="float" office:value="129.180716430449" calcext:value-type="float">
            <text:p>129.2</text:p>
          </table:table-cell>
          <table:table-cell table:style-name="ce7" table:formula="of:=[.G394]-[.W393]" office:value-type="float" office:value="8.09154484826078" calcext:value-type="float">
            <text:p>8.1</text:p>
          </table:table-cell>
          <table:table-cell table:style-name="ce5" table:formula="of:=thermagon_k * burner_A * [.H394] / thermagon_L" office:value-type="float" office:value="1060.7174879696" calcext:value-type="float">
            <text:p>1061</text:p>
          </table:table-cell>
          <table:table-cell table:style-name="ce5" table:formula="of:=[.I394]/C_per_s_to_W*time_incr" office:value-type="float" office:value="1520.08811689539" calcext:value-type="float">
            <text:p>1520</text:p>
          </table:table-cell>
          <table:table-cell table:style-name="ce7" table:formula="of:=[.J393]" office:value-type="float" office:value="2085.19416014631" calcext:value-type="float">
            <text:p>2085.2</text:p>
          </table:table-cell>
          <table:table-cell table:style-name="ce7" table:formula="of:=[.K393]" office:value-type="float" office:value="2084.875566069" calcext:value-type="float">
            <text:p>2084.9</text:p>
          </table:table-cell>
          <table:table-cell table:style-name="ce7" table:formula="of:=[.L393]" office:value-type="float" office:value="2084.43865916612" calcext:value-type="float">
            <text:p>2084.4</text:p>
          </table:table-cell>
          <table:table-cell table:style-name="ce7" table:formula="of:=[.M393]" office:value-type="float" office:value="2083.81557979545" calcext:value-type="float">
            <text:p>2083.8</text:p>
          </table:table-cell>
          <table:table-cell table:style-name="ce7" table:formula="of:=[.N393]" office:value-type="float" office:value="2082.93211332203" calcext:value-type="float">
            <text:p>2082.9</text:p>
          </table:table-cell>
          <table:table-cell table:style-name="ce7" table:formula="of:=[.O393]" office:value-type="float" office:value="2081.72229972234" calcext:value-type="float">
            <text:p>2081.7</text:p>
          </table:table-cell>
          <table:table-cell table:style-name="ce7" table:formula="of:=[.P393]" office:value-type="float" office:value="2080.15299250075" calcext:value-type="float">
            <text:p>2080.2</text:p>
          </table:table-cell>
          <table:table-cell table:style-name="ce7" table:formula="of:=[.Q393]" office:value-type="float" office:value="2078.26018107764" calcext:value-type="float">
            <text:p>2078.3</text:p>
          </table:table-cell>
          <table:table-cell table:style-name="ce7" table:formula="of:=[.R393]" office:value-type="float" office:value="2076.19668529342" calcext:value-type="float">
            <text:p>2076.2</text:p>
          </table:table-cell>
          <table:table-cell table:style-name="ce5" table:formula="of:=SUMPRODUCT([.J394:.S394];pot_heat_diffusion)" office:value-type="float" office:value="2071.53999755636" calcext:value-type="float">
            <text:p>2072</text:p>
          </table:table-cell>
          <table:table-cell table:style-name="ce5" table:formula="of:=[.V393]*leakage_out" office:value-type="float" office:value="1721.98873429773" calcext:value-type="float">
            <text:p>1722</text:p>
          </table:table-cell>
          <table:table-cell table:style-name="ce5" table:formula="of:=[.V393]+[.T394]-[.U394]" office:value-type="float" office:value="287347.673646213" calcext:value-type="float">
            <text:p>287348</text:p>
          </table:table-cell>
          <table:table-cell table:style-name="ce12" table:formula="of:= temp_out + [.V394]/pot_water_mass" office:value-type="float" office:value="121.212293807988" calcext:value-type="float">
            <text:p>121.2</text:p>
          </table:table-cell>
          <table:table-cell table:style-name="ce7" table:formula="of:=IF([.G394]&gt;thermagon_temp_max;0;IF([.W39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table:formula="of:=burner_C_per_s * [.X394]/100 * time_incr" office:value-type="float" office:value="0" calcext:value-type="float">
            <text:p>0</text:p>
          </table:table-cell>
          <table:table-cell table:style-name="ce3" table:formula="of:=[.B395]" office:value-type="float" office:value="0" calcext:value-type="float">
            <text:p>0</text:p>
          </table:table-cell>
          <table:table-cell table:style-name="ce3" table:formula="of:=[.C394]" office:value-type="float" office:value="0" calcext:value-type="float">
            <text:p>0</text:p>
          </table:table-cell>
          <table:table-cell table:style-name="ce5" table:formula="of:=SUMPRODUCT([.B395:.D395];burner_heat_diffusion)" office:value-type="float" office:value="0" calcext:value-type="float">
            <text:p>0</text:p>
          </table:table-cell>
          <table:table-cell table:formula="of:=[.F394]+[.E395]-[.J394]" office:value-type="float" office:value="53070.270098329" calcext:value-type="float">
            <text:p>53070</text:p>
          </table:table-cell>
          <table:table-cell table:style-name="ce7" table:formula="of:=temp_out + [.F395] / burner_heat_mass" office:value-type="float" office:value="126.140540196658" calcext:value-type="float">
            <text:p>126.1</text:p>
          </table:table-cell>
          <table:table-cell table:style-name="ce7" table:formula="of:=[.G395]-[.W394]" office:value-type="float" office:value="4.92824638866961" calcext:value-type="float">
            <text:p>4.9</text:p>
          </table:table-cell>
          <table:table-cell table:style-name="ce5" table:formula="of:=thermagon_k * burner_A * [.H395] / thermagon_L" office:value-type="float" office:value="646.041915050188" calcext:value-type="float">
            <text:p>646</text:p>
          </table:table-cell>
          <table:table-cell table:style-name="ce5" table:formula="of:=[.I395]/C_per_s_to_W*time_incr" office:value-type="float" office:value="925.82676275464" calcext:value-type="float">
            <text:p>926</text:p>
          </table:table-cell>
          <table:table-cell table:style-name="ce7" table:formula="of:=[.J394]" office:value-type="float" office:value="1520.08811689539" calcext:value-type="float">
            <text:p>1520.1</text:p>
          </table:table-cell>
          <table:table-cell table:style-name="ce7" table:formula="of:=[.K394]" office:value-type="float" office:value="2085.19416014631" calcext:value-type="float">
            <text:p>2085.2</text:p>
          </table:table-cell>
          <table:table-cell table:style-name="ce7" table:formula="of:=[.L394]" office:value-type="float" office:value="2084.875566069" calcext:value-type="float">
            <text:p>2084.9</text:p>
          </table:table-cell>
          <table:table-cell table:style-name="ce7" table:formula="of:=[.M394]" office:value-type="float" office:value="2084.43865916612" calcext:value-type="float">
            <text:p>2084.4</text:p>
          </table:table-cell>
          <table:table-cell table:style-name="ce7" table:formula="of:=[.N394]" office:value-type="float" office:value="2083.81557979545" calcext:value-type="float">
            <text:p>2083.8</text:p>
          </table:table-cell>
          <table:table-cell table:style-name="ce7" table:formula="of:=[.O394]" office:value-type="float" office:value="2082.93211332203" calcext:value-type="float">
            <text:p>2082.9</text:p>
          </table:table-cell>
          <table:table-cell table:style-name="ce7" table:formula="of:=[.P394]" office:value-type="float" office:value="2081.72229972234" calcext:value-type="float">
            <text:p>2081.7</text:p>
          </table:table-cell>
          <table:table-cell table:style-name="ce7" table:formula="of:=[.Q394]" office:value-type="float" office:value="2080.15299250075" calcext:value-type="float">
            <text:p>2080.2</text:p>
          </table:table-cell>
          <table:table-cell table:style-name="ce7" table:formula="of:=[.R394]" office:value-type="float" office:value="2078.26018107764" calcext:value-type="float">
            <text:p>2078.3</text:p>
          </table:table-cell>
          <table:table-cell table:style-name="ce5" table:formula="of:=SUMPRODUCT([.J395:.S395];pot_heat_diffusion)" office:value-type="float" office:value="2032.24235525505" calcext:value-type="float">
            <text:p>2032</text:p>
          </table:table-cell>
          <table:table-cell table:style-name="ce5" table:formula="of:=[.V394]*leakage_out" office:value-type="float" office:value="1724.08604187728" calcext:value-type="float">
            <text:p>1724</text:p>
          </table:table-cell>
          <table:table-cell table:style-name="ce5" table:formula="of:=[.V394]+[.T395]-[.U395]" office:value-type="float" office:value="287655.829959591" calcext:value-type="float">
            <text:p>287656</text:p>
          </table:table-cell>
          <table:table-cell table:style-name="ce12" table:formula="of:= temp_out + [.V395]/pot_water_mass" office:value-type="float" office:value="121.320835516131" calcext:value-type="float">
            <text:p>121.3</text:p>
          </table:table-cell>
          <table:table-cell table:style-name="ce7" table:formula="of:=IF([.G395]&gt;thermagon_temp_max;0;IF([.W39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table:formula="of:=burner_C_per_s * [.X395]/100 * time_incr" office:value-type="float" office:value="0" calcext:value-type="float">
            <text:p>0</text:p>
          </table:table-cell>
          <table:table-cell table:style-name="ce3" table:formula="of:=[.B396]" office:value-type="float" office:value="0" calcext:value-type="float">
            <text:p>0</text:p>
          </table:table-cell>
          <table:table-cell table:style-name="ce3" table:formula="of:=[.C395]" office:value-type="float" office:value="0" calcext:value-type="float">
            <text:p>0</text:p>
          </table:table-cell>
          <table:table-cell table:style-name="ce5" table:formula="of:=SUMPRODUCT([.B396:.D396];burner_heat_diffusion)" office:value-type="float" office:value="0" calcext:value-type="float">
            <text:p>0</text:p>
          </table:table-cell>
          <table:table-cell table:formula="of:=[.F395]+[.E396]-[.J395]" office:value-type="float" office:value="52144.4433355743" calcext:value-type="float">
            <text:p>52144</text:p>
          </table:table-cell>
          <table:table-cell table:style-name="ce7" table:formula="of:=temp_out + [.F396] / burner_heat_mass" office:value-type="float" office:value="124.288886671149" calcext:value-type="float">
            <text:p>124.3</text:p>
          </table:table-cell>
          <table:table-cell table:style-name="ce7" table:formula="of:=[.G396]-[.W395]" office:value-type="float" office:value="2.96805115501768" calcext:value-type="float">
            <text:p>3.0</text:p>
          </table:table-cell>
          <table:table-cell table:style-name="ce5" table:formula="of:=thermagon_k * burner_A * [.H396] / thermagon_L" office:value-type="float" office:value="389.080679197164" calcext:value-type="float">
            <text:p>389</text:p>
          </table:table-cell>
          <table:table-cell table:style-name="ce5" table:formula="of:=[.I396]/C_per_s_to_W*time_incr" office:value-type="float" office:value="557.581942099691" calcext:value-type="float">
            <text:p>558</text:p>
          </table:table-cell>
          <table:table-cell table:style-name="ce7" table:formula="of:=[.J395]" office:value-type="float" office:value="925.82676275464" calcext:value-type="float">
            <text:p>925.8</text:p>
          </table:table-cell>
          <table:table-cell table:style-name="ce7" table:formula="of:=[.K395]" office:value-type="float" office:value="1520.08811689539" calcext:value-type="float">
            <text:p>1520.1</text:p>
          </table:table-cell>
          <table:table-cell table:style-name="ce7" table:formula="of:=[.L395]" office:value-type="float" office:value="2085.19416014631" calcext:value-type="float">
            <text:p>2085.2</text:p>
          </table:table-cell>
          <table:table-cell table:style-name="ce7" table:formula="of:=[.M395]" office:value-type="float" office:value="2084.875566069" calcext:value-type="float">
            <text:p>2084.9</text:p>
          </table:table-cell>
          <table:table-cell table:style-name="ce7" table:formula="of:=[.N395]" office:value-type="float" office:value="2084.43865916612" calcext:value-type="float">
            <text:p>2084.4</text:p>
          </table:table-cell>
          <table:table-cell table:style-name="ce7" table:formula="of:=[.O395]" office:value-type="float" office:value="2083.81557979545" calcext:value-type="float">
            <text:p>2083.8</text:p>
          </table:table-cell>
          <table:table-cell table:style-name="ce7" table:formula="of:=[.P395]" office:value-type="float" office:value="2082.93211332203" calcext:value-type="float">
            <text:p>2082.9</text:p>
          </table:table-cell>
          <table:table-cell table:style-name="ce7" table:formula="of:=[.Q395]" office:value-type="float" office:value="2081.72229972234" calcext:value-type="float">
            <text:p>2081.7</text:p>
          </table:table-cell>
          <table:table-cell table:style-name="ce7" table:formula="of:=[.R395]" office:value-type="float" office:value="2080.15299250075" calcext:value-type="float">
            <text:p>2080.2</text:p>
          </table:table-cell>
          <table:table-cell table:style-name="ce5" table:formula="of:=SUMPRODUCT([.J396:.S396];pot_heat_diffusion)" office:value-type="float" office:value="1939.26219637119" calcext:value-type="float">
            <text:p>1939</text:p>
          </table:table-cell>
          <table:table-cell table:style-name="ce5" table:formula="of:=[.V395]*leakage_out" office:value-type="float" office:value="1725.93497975755" calcext:value-type="float">
            <text:p>1726</text:p>
          </table:table-cell>
          <table:table-cell table:style-name="ce5" table:formula="of:=[.V395]+[.T396]-[.U396]" office:value-type="float" office:value="287869.157176205" calcext:value-type="float">
            <text:p>287869</text:p>
          </table:table-cell>
          <table:table-cell table:style-name="ce12" table:formula="of:= temp_out + [.V396]/pot_water_mass" office:value-type="float" office:value="121.395975630026" calcext:value-type="float">
            <text:p>121.4</text:p>
          </table:table-cell>
          <table:table-cell table:style-name="ce7" table:formula="of:=IF([.G396]&gt;thermagon_temp_max;0;IF([.W3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table:formula="of:=burner_C_per_s * [.X396]/100 * time_incr" office:value-type="float" office:value="0" calcext:value-type="float">
            <text:p>0</text:p>
          </table:table-cell>
          <table:table-cell table:style-name="ce3" table:formula="of:=[.B397]" office:value-type="float" office:value="0" calcext:value-type="float">
            <text:p>0</text:p>
          </table:table-cell>
          <table:table-cell table:style-name="ce3" table:formula="of:=[.C396]" office:value-type="float" office:value="0" calcext:value-type="float">
            <text:p>0</text:p>
          </table:table-cell>
          <table:table-cell table:style-name="ce5" table:formula="of:=SUMPRODUCT([.B397:.D397];burner_heat_diffusion)" office:value-type="float" office:value="0" calcext:value-type="float">
            <text:p>0</text:p>
          </table:table-cell>
          <table:table-cell table:formula="of:=[.F396]+[.E397]-[.J396]" office:value-type="float" office:value="51586.8613934746" calcext:value-type="float">
            <text:p>51587</text:p>
          </table:table-cell>
          <table:table-cell table:style-name="ce7" table:formula="of:=temp_out + [.F397] / burner_heat_mass" office:value-type="float" office:value="123.173722786949" calcext:value-type="float">
            <text:p>123.2</text:p>
          </table:table-cell>
          <table:table-cell table:style-name="ce7" table:formula="of:=[.G397]-[.W396]" office:value-type="float" office:value="1.77774715692365" calcext:value-type="float">
            <text:p>1.8</text:p>
          </table:table-cell>
          <table:table-cell table:style-name="ce5" table:formula="of:=thermagon_k * burner_A * [.H397] / thermagon_L" office:value-type="float" office:value="233.044187963992" calcext:value-type="float">
            <text:p>233</text:p>
          </table:table-cell>
          <table:table-cell table:style-name="ce5" table:formula="of:=[.I397]/C_per_s_to_W*time_incr" office:value-type="float" office:value="333.969888168518" calcext:value-type="float">
            <text:p>334</text:p>
          </table:table-cell>
          <table:table-cell table:style-name="ce7" table:formula="of:=[.J396]" office:value-type="float" office:value="557.581942099691" calcext:value-type="float">
            <text:p>557.6</text:p>
          </table:table-cell>
          <table:table-cell table:style-name="ce7" table:formula="of:=[.K396]" office:value-type="float" office:value="925.82676275464" calcext:value-type="float">
            <text:p>925.8</text:p>
          </table:table-cell>
          <table:table-cell table:style-name="ce7" table:formula="of:=[.L396]" office:value-type="float" office:value="1520.08811689539" calcext:value-type="float">
            <text:p>1520.1</text:p>
          </table:table-cell>
          <table:table-cell table:style-name="ce7" table:formula="of:=[.M396]" office:value-type="float" office:value="2085.19416014631" calcext:value-type="float">
            <text:p>2085.2</text:p>
          </table:table-cell>
          <table:table-cell table:style-name="ce7" table:formula="of:=[.N396]" office:value-type="float" office:value="2084.875566069" calcext:value-type="float">
            <text:p>2084.9</text:p>
          </table:table-cell>
          <table:table-cell table:style-name="ce7" table:formula="of:=[.O396]" office:value-type="float" office:value="2084.43865916612" calcext:value-type="float">
            <text:p>2084.4</text:p>
          </table:table-cell>
          <table:table-cell table:style-name="ce7" table:formula="of:=[.P396]" office:value-type="float" office:value="2083.81557979545" calcext:value-type="float">
            <text:p>2083.8</text:p>
          </table:table-cell>
          <table:table-cell table:style-name="ce7" table:formula="of:=[.Q396]" office:value-type="float" office:value="2082.93211332203" calcext:value-type="float">
            <text:p>2082.9</text:p>
          </table:table-cell>
          <table:table-cell table:style-name="ce7" table:formula="of:=[.R396]" office:value-type="float" office:value="2081.72229972234" calcext:value-type="float">
            <text:p>2081.7</text:p>
          </table:table-cell>
          <table:table-cell table:style-name="ce5" table:formula="of:=SUMPRODUCT([.J397:.S397];pot_heat_diffusion)" office:value-type="float" office:value="1772.59534791189" calcext:value-type="float">
            <text:p>1773</text:p>
          </table:table-cell>
          <table:table-cell table:style-name="ce5" table:formula="of:=[.V396]*leakage_out" office:value-type="float" office:value="1727.21494305723" calcext:value-type="float">
            <text:p>1727</text:p>
          </table:table-cell>
          <table:table-cell table:style-name="ce5" table:formula="of:=[.V396]+[.T397]-[.U397]" office:value-type="float" office:value="287914.537581059" calcext:value-type="float">
            <text:p>287915</text:p>
          </table:table-cell>
          <table:table-cell table:style-name="ce12" table:formula="of:= temp_out + [.V397]/pot_water_mass" office:value-type="float" office:value="121.41195994203" calcext:value-type="float">
            <text:p>121.4</text:p>
          </table:table-cell>
          <table:table-cell table:style-name="ce7" table:formula="of:=IF([.G397]&gt;thermagon_temp_max;0;IF([.W3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table:formula="of:=burner_C_per_s * [.X397]/100 * time_incr" office:value-type="float" office:value="0" calcext:value-type="float">
            <text:p>0</text:p>
          </table:table-cell>
          <table:table-cell table:style-name="ce3" table:formula="of:=[.B398]" office:value-type="float" office:value="0" calcext:value-type="float">
            <text:p>0</text:p>
          </table:table-cell>
          <table:table-cell table:style-name="ce3" table:formula="of:=[.C397]" office:value-type="float" office:value="0" calcext:value-type="float">
            <text:p>0</text:p>
          </table:table-cell>
          <table:table-cell table:style-name="ce5" table:formula="of:=SUMPRODUCT([.B398:.D398];burner_heat_diffusion)" office:value-type="float" office:value="0" calcext:value-type="float">
            <text:p>0</text:p>
          </table:table-cell>
          <table:table-cell table:formula="of:=[.F397]+[.E398]-[.J397]" office:value-type="float" office:value="51252.8915053061" calcext:value-type="float">
            <text:p>51253</text:p>
          </table:table-cell>
          <table:table-cell table:style-name="ce7" table:formula="of:=temp_out + [.F398] / burner_heat_mass" office:value-type="float" office:value="122.505783010612" calcext:value-type="float">
            <text:p>122.5</text:p>
          </table:table-cell>
          <table:table-cell table:style-name="ce7" table:formula="of:=[.G398]-[.W397]" office:value-type="float" office:value="1.09382306858228" calcext:value-type="float">
            <text:p>1.1</text:p>
          </table:table-cell>
          <table:table-cell table:style-name="ce5" table:formula="of:=thermagon_k * burner_A * [.H398] / thermagon_L" office:value-type="float" office:value="143.38884345913" calcext:value-type="float">
            <text:p>143</text:p>
          </table:table-cell>
          <table:table-cell table:style-name="ce5" table:formula="of:=[.I398]/C_per_s_to_W*time_incr" office:value-type="float" office:value="205.487021294254" calcext:value-type="float">
            <text:p>205</text:p>
          </table:table-cell>
          <table:table-cell table:style-name="ce7" table:formula="of:=[.J397]" office:value-type="float" office:value="333.969888168518" calcext:value-type="float">
            <text:p>334.0</text:p>
          </table:table-cell>
          <table:table-cell table:style-name="ce7" table:formula="of:=[.K397]" office:value-type="float" office:value="557.581942099691" calcext:value-type="float">
            <text:p>557.6</text:p>
          </table:table-cell>
          <table:table-cell table:style-name="ce7" table:formula="of:=[.L397]" office:value-type="float" office:value="925.82676275464" calcext:value-type="float">
            <text:p>925.8</text:p>
          </table:table-cell>
          <table:table-cell table:style-name="ce7" table:formula="of:=[.M397]" office:value-type="float" office:value="1520.08811689539" calcext:value-type="float">
            <text:p>1520.1</text:p>
          </table:table-cell>
          <table:table-cell table:style-name="ce7" table:formula="of:=[.N397]" office:value-type="float" office:value="2085.19416014631" calcext:value-type="float">
            <text:p>2085.2</text:p>
          </table:table-cell>
          <table:table-cell table:style-name="ce7" table:formula="of:=[.O397]" office:value-type="float" office:value="2084.875566069" calcext:value-type="float">
            <text:p>2084.9</text:p>
          </table:table-cell>
          <table:table-cell table:style-name="ce7" table:formula="of:=[.P397]" office:value-type="float" office:value="2084.43865916612" calcext:value-type="float">
            <text:p>2084.4</text:p>
          </table:table-cell>
          <table:table-cell table:style-name="ce7" table:formula="of:=[.Q397]" office:value-type="float" office:value="2083.81557979545" calcext:value-type="float">
            <text:p>2083.8</text:p>
          </table:table-cell>
          <table:table-cell table:style-name="ce7" table:formula="of:=[.R397]" office:value-type="float" office:value="2082.93211332203" calcext:value-type="float">
            <text:p>2082.9</text:p>
          </table:table-cell>
          <table:table-cell table:style-name="ce5" table:formula="of:=SUMPRODUCT([.J398:.S398];pot_heat_diffusion)" office:value-type="float" office:value="1531.41587540816" calcext:value-type="float">
            <text:p>1531</text:p>
          </table:table-cell>
          <table:table-cell table:style-name="ce5" table:formula="of:=[.V397]*leakage_out" office:value-type="float" office:value="1727.48722548636" calcext:value-type="float">
            <text:p>1727</text:p>
          </table:table-cell>
          <table:table-cell table:style-name="ce5" table:formula="of:=[.V397]+[.T398]-[.U398]" office:value-type="float" office:value="287718.466230981" calcext:value-type="float">
            <text:p>287718</text:p>
          </table:table-cell>
          <table:table-cell table:style-name="ce12" table:formula="of:= temp_out + [.V398]/pot_water_mass" office:value-type="float" office:value="121.342897851359" calcext:value-type="float">
            <text:p>121.3</text:p>
          </table:table-cell>
          <table:table-cell table:style-name="ce7" table:formula="of:=IF([.G398]&gt;thermagon_temp_max;0;IF([.W3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table:formula="of:=burner_C_per_s * [.X398]/100 * time_incr" office:value-type="float" office:value="0" calcext:value-type="float">
            <text:p>0</text:p>
          </table:table-cell>
          <table:table-cell table:style-name="ce3" table:formula="of:=[.B399]" office:value-type="float" office:value="0" calcext:value-type="float">
            <text:p>0</text:p>
          </table:table-cell>
          <table:table-cell table:style-name="ce3" table:formula="of:=[.C398]" office:value-type="float" office:value="0" calcext:value-type="float">
            <text:p>0</text:p>
          </table:table-cell>
          <table:table-cell table:style-name="ce5" table:formula="of:=SUMPRODUCT([.B399:.D399];burner_heat_diffusion)" office:value-type="float" office:value="0" calcext:value-type="float">
            <text:p>0</text:p>
          </table:table-cell>
          <table:table-cell table:formula="of:=[.F398]+[.E399]-[.J398]" office:value-type="float" office:value="51047.4044840118" calcext:value-type="float">
            <text:p>51047</text:p>
          </table:table-cell>
          <table:table-cell table:style-name="ce7" table:formula="of:=temp_out + [.F399] / burner_heat_mass" office:value-type="float" office:value="122.094808968024" calcext:value-type="float">
            <text:p>122.1</text:p>
          </table:table-cell>
          <table:table-cell table:style-name="ce7" table:formula="of:=[.G399]-[.W398]" office:value-type="float" office:value="0.751911116664743" calcext:value-type="float">
            <text:p>0.8</text:p>
          </table:table-cell>
          <table:table-cell table:style-name="ce5" table:formula="of:=thermagon_k * burner_A * [.H399] / thermagon_L" office:value-type="float" office:value="98.5677377808113" calcext:value-type="float">
            <text:p>99</text:p>
          </table:table-cell>
          <table:table-cell table:style-name="ce5" table:formula="of:=[.I399]/C_per_s_to_W*time_incr" office:value-type="float" office:value="141.254998252811" calcext:value-type="float">
            <text:p>141</text:p>
          </table:table-cell>
          <table:table-cell table:style-name="ce7" table:formula="of:=[.J398]" office:value-type="float" office:value="205.487021294254" calcext:value-type="float">
            <text:p>205.5</text:p>
          </table:table-cell>
          <table:table-cell table:style-name="ce7" table:formula="of:=[.K398]" office:value-type="float" office:value="333.969888168518" calcext:value-type="float">
            <text:p>334.0</text:p>
          </table:table-cell>
          <table:table-cell table:style-name="ce7" table:formula="of:=[.L398]" office:value-type="float" office:value="557.581942099691" calcext:value-type="float">
            <text:p>557.6</text:p>
          </table:table-cell>
          <table:table-cell table:style-name="ce7" table:formula="of:=[.M398]" office:value-type="float" office:value="925.82676275464" calcext:value-type="float">
            <text:p>925.8</text:p>
          </table:table-cell>
          <table:table-cell table:style-name="ce7" table:formula="of:=[.N398]" office:value-type="float" office:value="1520.08811689539" calcext:value-type="float">
            <text:p>1520.1</text:p>
          </table:table-cell>
          <table:table-cell table:style-name="ce7" table:formula="of:=[.O398]" office:value-type="float" office:value="2085.19416014631" calcext:value-type="float">
            <text:p>2085.2</text:p>
          </table:table-cell>
          <table:table-cell table:style-name="ce7" table:formula="of:=[.P398]" office:value-type="float" office:value="2084.875566069" calcext:value-type="float">
            <text:p>2084.9</text:p>
          </table:table-cell>
          <table:table-cell table:style-name="ce7" table:formula="of:=[.Q398]" office:value-type="float" office:value="2084.43865916612" calcext:value-type="float">
            <text:p>2084.4</text:p>
          </table:table-cell>
          <table:table-cell table:style-name="ce7" table:formula="of:=[.R398]" office:value-type="float" office:value="2083.81557979545" calcext:value-type="float">
            <text:p>2083.8</text:p>
          </table:table-cell>
          <table:table-cell table:style-name="ce5" table:formula="of:=SUMPRODUCT([.J399:.S399];pot_heat_diffusion)" office:value-type="float" office:value="1237.56333468164" calcext:value-type="float">
            <text:p>1238</text:p>
          </table:table-cell>
          <table:table-cell table:style-name="ce5" table:formula="of:=[.V398]*leakage_out" office:value-type="float" office:value="1726.31079738589" calcext:value-type="float">
            <text:p>1726</text:p>
          </table:table-cell>
          <table:table-cell table:style-name="ce5" table:formula="of:=[.V398]+[.T399]-[.U399]" office:value-type="float" office:value="287229.718768277" calcext:value-type="float">
            <text:p>287230</text:p>
          </table:table-cell>
          <table:table-cell table:style-name="ce12" table:formula="of:= temp_out + [.V399]/pot_water_mass" office:value-type="float" office:value="121.170746634106" calcext:value-type="float">
            <text:p>121.2</text:p>
          </table:table-cell>
          <table:table-cell table:style-name="ce7" table:formula="of:=IF([.G399]&gt;thermagon_temp_max;0;IF([.W3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table:formula="of:=burner_C_per_s * [.X399]/100 * time_incr" office:value-type="float" office:value="0" calcext:value-type="float">
            <text:p>0</text:p>
          </table:table-cell>
          <table:table-cell table:style-name="ce3" table:formula="of:=[.B400]" office:value-type="float" office:value="0" calcext:value-type="float">
            <text:p>0</text:p>
          </table:table-cell>
          <table:table-cell table:style-name="ce3" table:formula="of:=[.C399]" office:value-type="float" office:value="0" calcext:value-type="float">
            <text:p>0</text:p>
          </table:table-cell>
          <table:table-cell table:style-name="ce5" table:formula="of:=SUMPRODUCT([.B400:.D400];burner_heat_diffusion)" office:value-type="float" office:value="0" calcext:value-type="float">
            <text:p>0</text:p>
          </table:table-cell>
          <table:table-cell table:formula="of:=[.F399]+[.E400]-[.J399]" office:value-type="float" office:value="50906.149485759" calcext:value-type="float">
            <text:p>50906</text:p>
          </table:table-cell>
          <table:table-cell table:style-name="ce7" table:formula="of:=temp_out + [.F400] / burner_heat_mass" office:value-type="float" office:value="121.812298971518" calcext:value-type="float">
            <text:p>121.8</text:p>
          </table:table-cell>
          <table:table-cell table:style-name="ce7" table:formula="of:=[.G400]-[.W399]" office:value-type="float" office:value="0.641552337412549" calcext:value-type="float">
            <text:p>0.6</text:p>
          </table:table-cell>
          <table:table-cell table:style-name="ce5" table:formula="of:=thermagon_k * burner_A * [.H400] / thermagon_L" office:value-type="float" office:value="84.1008480460358" calcext:value-type="float">
            <text:p>84</text:p>
          </table:table-cell>
          <table:table-cell table:style-name="ce5" table:formula="of:=[.I400]/C_per_s_to_W*time_incr" office:value-type="float" office:value="120.522854752129" calcext:value-type="float">
            <text:p>121</text:p>
          </table:table-cell>
          <table:table-cell table:style-name="ce7" table:formula="of:=[.J399]" office:value-type="float" office:value="141.254998252811" calcext:value-type="float">
            <text:p>141.3</text:p>
          </table:table-cell>
          <table:table-cell table:style-name="ce7" table:formula="of:=[.K399]" office:value-type="float" office:value="205.487021294254" calcext:value-type="float">
            <text:p>205.5</text:p>
          </table:table-cell>
          <table:table-cell table:style-name="ce7" table:formula="of:=[.L399]" office:value-type="float" office:value="333.969888168518" calcext:value-type="float">
            <text:p>334.0</text:p>
          </table:table-cell>
          <table:table-cell table:style-name="ce7" table:formula="of:=[.M399]" office:value-type="float" office:value="557.581942099691" calcext:value-type="float">
            <text:p>557.6</text:p>
          </table:table-cell>
          <table:table-cell table:style-name="ce7" table:formula="of:=[.N399]" office:value-type="float" office:value="925.82676275464" calcext:value-type="float">
            <text:p>925.8</text:p>
          </table:table-cell>
          <table:table-cell table:style-name="ce7" table:formula="of:=[.O399]" office:value-type="float" office:value="1520.08811689539" calcext:value-type="float">
            <text:p>1520.1</text:p>
          </table:table-cell>
          <table:table-cell table:style-name="ce7" table:formula="of:=[.P399]" office:value-type="float" office:value="2085.19416014631" calcext:value-type="float">
            <text:p>2085.2</text:p>
          </table:table-cell>
          <table:table-cell table:style-name="ce7" table:formula="of:=[.Q399]" office:value-type="float" office:value="2084.875566069" calcext:value-type="float">
            <text:p>2084.9</text:p>
          </table:table-cell>
          <table:table-cell table:style-name="ce7" table:formula="of:=[.R399]" office:value-type="float" office:value="2084.43865916612" calcext:value-type="float">
            <text:p>2084.4</text:p>
          </table:table-cell>
          <table:table-cell table:style-name="ce5" table:formula="of:=SUMPRODUCT([.J400:.S400];pot_heat_diffusion)" office:value-type="float" office:value="929.596144271877" calcext:value-type="float">
            <text:p>930</text:p>
          </table:table-cell>
          <table:table-cell table:style-name="ce5" table:formula="of:=[.V399]*leakage_out" office:value-type="float" office:value="1723.37831260966" calcext:value-type="float">
            <text:p>1723</text:p>
          </table:table-cell>
          <table:table-cell table:style-name="ce5" table:formula="of:=[.V399]+[.T400]-[.U400]" office:value-type="float" office:value="286435.936599939" calcext:value-type="float">
            <text:p>286436</text:p>
          </table:table-cell>
          <table:table-cell table:style-name="ce12" table:formula="of:= temp_out + [.V400]/pot_water_mass" office:value-type="float" office:value="120.891153230679" calcext:value-type="float">
            <text:p>120.9</text:p>
          </table:table-cell>
          <table:table-cell table:style-name="ce7" table:formula="of:=IF([.G400]&gt;thermagon_temp_max;0;IF([.W4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table:formula="of:=burner_C_per_s * [.X400]/100 * time_incr" office:value-type="float" office:value="2149.61306964746" calcext:value-type="float">
            <text:p>2150</text:p>
          </table:table-cell>
          <table:table-cell table:style-name="ce3" table:formula="of:=[.B401]" office:value-type="float" office:value="2149.61306964746" calcext:value-type="float">
            <text:p>2150</text:p>
          </table:table-cell>
          <table:table-cell table:style-name="ce3" table:formula="of:=[.C400]" office:value-type="float" office:value="0" calcext:value-type="float">
            <text:p>0</text:p>
          </table:table-cell>
          <table:table-cell table:style-name="ce5" table:formula="of:=SUMPRODUCT([.B401:.D401];burner_heat_diffusion)" office:value-type="float" office:value="1504.72914875323" calcext:value-type="float">
            <text:p>1505</text:p>
          </table:table-cell>
          <table:table-cell table:formula="of:=[.F400]+[.E401]-[.J400]" office:value-type="float" office:value="52290.3557797601" calcext:value-type="float">
            <text:p>52290</text:p>
          </table:table-cell>
          <table:table-cell table:style-name="ce7" table:formula="of:=temp_out + [.F401] / burner_heat_mass" office:value-type="float" office:value="124.58071155952" calcext:value-type="float">
            <text:p>124.6</text:p>
          </table:table-cell>
          <table:table-cell table:style-name="ce7" table:formula="of:=[.G401]-[.W400]" office:value-type="float" office:value="3.68955832884095" calcext:value-type="float">
            <text:p>3.7</text:p>
          </table:table-cell>
          <table:table-cell table:style-name="ce5" table:formula="of:=thermagon_k * burner_A * [.H401] / thermagon_L" office:value-type="float" office:value="483.662775857527" calcext:value-type="float">
            <text:p>484</text:p>
          </table:table-cell>
          <table:table-cell table:style-name="ce5" table:formula="of:=[.I401]/C_per_s_to_W*time_incr" office:value-type="float" office:value="693.125216190208" calcext:value-type="float">
            <text:p>693</text:p>
          </table:table-cell>
          <table:table-cell table:style-name="ce7" table:formula="of:=[.J400]" office:value-type="float" office:value="120.522854752129" calcext:value-type="float">
            <text:p>120.5</text:p>
          </table:table-cell>
          <table:table-cell table:style-name="ce7" table:formula="of:=[.K400]" office:value-type="float" office:value="141.254998252811" calcext:value-type="float">
            <text:p>141.3</text:p>
          </table:table-cell>
          <table:table-cell table:style-name="ce7" table:formula="of:=[.L400]" office:value-type="float" office:value="205.487021294254" calcext:value-type="float">
            <text:p>205.5</text:p>
          </table:table-cell>
          <table:table-cell table:style-name="ce7" table:formula="of:=[.M400]" office:value-type="float" office:value="333.969888168518" calcext:value-type="float">
            <text:p>334.0</text:p>
          </table:table-cell>
          <table:table-cell table:style-name="ce7" table:formula="of:=[.N400]" office:value-type="float" office:value="557.581942099691" calcext:value-type="float">
            <text:p>557.6</text:p>
          </table:table-cell>
          <table:table-cell table:style-name="ce7" table:formula="of:=[.O400]" office:value-type="float" office:value="925.82676275464" calcext:value-type="float">
            <text:p>925.8</text:p>
          </table:table-cell>
          <table:table-cell table:style-name="ce7" table:formula="of:=[.P400]" office:value-type="float" office:value="1520.08811689539" calcext:value-type="float">
            <text:p>1520.1</text:p>
          </table:table-cell>
          <table:table-cell table:style-name="ce7" table:formula="of:=[.Q400]" office:value-type="float" office:value="2085.19416014631" calcext:value-type="float">
            <text:p>2085.2</text:p>
          </table:table-cell>
          <table:table-cell table:style-name="ce7" table:formula="of:=[.R400]" office:value-type="float" office:value="2084.875566069" calcext:value-type="float">
            <text:p>2084.9</text:p>
          </table:table-cell>
          <table:table-cell table:style-name="ce5" table:formula="of:=SUMPRODUCT([.J401:.S401];pot_heat_diffusion)" office:value-type="float" office:value="662.156574960537" calcext:value-type="float">
            <text:p>662</text:p>
          </table:table-cell>
          <table:table-cell table:style-name="ce5" table:formula="of:=[.V400]*leakage_out" office:value-type="float" office:value="1718.61561959964" calcext:value-type="float">
            <text:p>1719</text:p>
          </table:table-cell>
          <table:table-cell table:style-name="ce5" table:formula="of:=[.V400]+[.T401]-[.U401]" office:value-type="float" office:value="285379.4775553" calcext:value-type="float">
            <text:p>285379</text:p>
          </table:table-cell>
          <table:table-cell table:style-name="ce12" table:formula="of:= temp_out + [.V401]/pot_water_mass" office:value-type="float" office:value="120.519037313173" calcext:value-type="float">
            <text:p>120.5</text:p>
          </table:table-cell>
          <table:table-cell table:style-name="ce7" table:formula="of:=IF([.G401]&gt;thermagon_temp_max;0;IF([.W4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3" table:formula="of:=burner_C_per_s * [.X401]/100 * time_incr" office:value-type="float" office:value="2149.61306964746" calcext:value-type="float">
            <text:p>2150</text:p>
          </table:table-cell>
          <table:table-cell table:style-name="ce3" table:formula="of:=[.B402]" office:value-type="float" office:value="2149.61306964746" calcext:value-type="float">
            <text:p>2150</text:p>
          </table:table-cell>
          <table:table-cell table:style-name="ce3" table:formula="of:=[.C401]" office:value-type="float" office:value="2149.61306964746" calcext:value-type="float">
            <text:p>2150</text:p>
          </table:table-cell>
          <table:table-cell table:style-name="ce5" table:formula="of:=SUMPRODUCT([.B402:.D402];burner_heat_diffusion)" office:value-type="float" office:value="2149.61306964746" calcext:value-type="float">
            <text:p>2150</text:p>
          </table:table-cell>
          <table:table-cell table:formula="of:=[.F401]+[.E402]-[.J401]" office:value-type="float" office:value="53746.8436332174" calcext:value-type="float">
            <text:p>53747</text:p>
          </table:table-cell>
          <table:table-cell table:style-name="ce7" table:formula="of:=temp_out + [.F402] / burner_heat_mass" office:value-type="float" office:value="127.493687266435" calcext:value-type="float">
            <text:p>127.5</text:p>
          </table:table-cell>
          <table:table-cell table:style-name="ce7" table:formula="of:=[.G402]-[.W401]" office:value-type="float" office:value="6.9746499532616" calcext:value-type="float">
            <text:p>7.0</text:p>
          </table:table-cell>
          <table:table-cell table:style-name="ce5" table:formula="of:=thermagon_k * burner_A * [.H402] / thermagon_L" office:value-type="float" office:value="914.304167699337" calcext:value-type="float">
            <text:p>914</text:p>
          </table:table-cell>
          <table:table-cell table:style-name="ce5" table:formula="of:=[.I402]/C_per_s_to_W*time_incr" office:value-type="float" office:value="1310.26679234643" calcext:value-type="float">
            <text:p>1310</text:p>
          </table:table-cell>
          <table:table-cell table:style-name="ce7" table:formula="of:=[.J401]" office:value-type="float" office:value="693.125216190208" calcext:value-type="float">
            <text:p>693.1</text:p>
          </table:table-cell>
          <table:table-cell table:style-name="ce7" table:formula="of:=[.K401]" office:value-type="float" office:value="120.522854752129" calcext:value-type="float">
            <text:p>120.5</text:p>
          </table:table-cell>
          <table:table-cell table:style-name="ce7" table:formula="of:=[.L401]" office:value-type="float" office:value="141.254998252811" calcext:value-type="float">
            <text:p>141.3</text:p>
          </table:table-cell>
          <table:table-cell table:style-name="ce7" table:formula="of:=[.M401]" office:value-type="float" office:value="205.487021294254" calcext:value-type="float">
            <text:p>205.5</text:p>
          </table:table-cell>
          <table:table-cell table:style-name="ce7" table:formula="of:=[.N401]" office:value-type="float" office:value="333.969888168518" calcext:value-type="float">
            <text:p>334.0</text:p>
          </table:table-cell>
          <table:table-cell table:style-name="ce7" table:formula="of:=[.O401]" office:value-type="float" office:value="557.581942099691" calcext:value-type="float">
            <text:p>557.6</text:p>
          </table:table-cell>
          <table:table-cell table:style-name="ce7" table:formula="of:=[.P401]" office:value-type="float" office:value="925.82676275464" calcext:value-type="float">
            <text:p>925.8</text:p>
          </table:table-cell>
          <table:table-cell table:style-name="ce7" table:formula="of:=[.Q401]" office:value-type="float" office:value="1520.08811689539" calcext:value-type="float">
            <text:p>1520.1</text:p>
          </table:table-cell>
          <table:table-cell table:style-name="ce7" table:formula="of:=[.R401]" office:value-type="float" office:value="2085.19416014631" calcext:value-type="float">
            <text:p>2085.2</text:p>
          </table:table-cell>
          <table:table-cell table:style-name="ce5" table:formula="of:=SUMPRODUCT([.J402:.S402];pot_heat_diffusion)" office:value-type="float" office:value="485.132632210985" calcext:value-type="float">
            <text:p>485</text:p>
          </table:table-cell>
          <table:table-cell table:style-name="ce5" table:formula="of:=[.V401]*leakage_out" office:value-type="float" office:value="1712.2768653318" calcext:value-type="float">
            <text:p>1712</text:p>
          </table:table-cell>
          <table:table-cell table:style-name="ce5" table:formula="of:=[.V401]+[.T402]-[.U402]" office:value-type="float" office:value="284152.333322179" calcext:value-type="float">
            <text:p>284152</text:p>
          </table:table-cell>
          <table:table-cell table:style-name="ce12" table:formula="of:= temp_out + [.V402]/pot_water_mass" office:value-type="float" office:value="120.086801057033" calcext:value-type="float">
            <text:p>120.1</text:p>
          </table:table-cell>
          <table:table-cell table:style-name="ce7" table:formula="of:=IF([.G402]&gt;thermagon_temp_max;0;IF([.W4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table:formula="of:=burner_C_per_s * [.X402]/100 * time_incr" office:value-type="float" office:value="2149.61306964746" calcext:value-type="float">
            <text:p>2150</text:p>
          </table:table-cell>
          <table:table-cell table:style-name="ce3" table:formula="of:=[.B403]" office:value-type="float" office:value="2149.61306964746" calcext:value-type="float">
            <text:p>2150</text:p>
          </table:table-cell>
          <table:table-cell table:style-name="ce3" table:formula="of:=[.C402]" office:value-type="float" office:value="2149.61306964746" calcext:value-type="float">
            <text:p>2150</text:p>
          </table:table-cell>
          <table:table-cell table:style-name="ce5" table:formula="of:=SUMPRODUCT([.B403:.D403];burner_heat_diffusion)" office:value-type="float" office:value="2149.61306964746" calcext:value-type="float">
            <text:p>2150</text:p>
          </table:table-cell>
          <table:table-cell table:formula="of:=[.F402]+[.E403]-[.J402]" office:value-type="float" office:value="54586.1899105184" calcext:value-type="float">
            <text:p>54586</text:p>
          </table:table-cell>
          <table:table-cell table:style-name="ce7" table:formula="of:=temp_out + [.F403] / burner_heat_mass" office:value-type="float" office:value="129.172379821037" calcext:value-type="float">
            <text:p>129.2</text:p>
          </table:table-cell>
          <table:table-cell table:style-name="ce7" table:formula="of:=[.G403]-[.W402]" office:value-type="float" office:value="9.0855787640038" calcext:value-type="float">
            <text:p>9.1</text:p>
          </table:table-cell>
          <table:table-cell table:style-name="ce5" table:formula="of:=thermagon_k * burner_A * [.H403] / thermagon_L" office:value-type="float" office:value="1191.02500993682" calcext:value-type="float">
            <text:p>1191</text:p>
          </table:table-cell>
          <table:table-cell table:style-name="ce5" table:formula="of:=[.I403]/C_per_s_to_W*time_incr" office:value-type="float" office:value="1706.8286184248" calcext:value-type="float">
            <text:p>1707</text:p>
          </table:table-cell>
          <table:table-cell table:style-name="ce7" table:formula="of:=[.J402]" office:value-type="float" office:value="1310.26679234643" calcext:value-type="float">
            <text:p>1310.3</text:p>
          </table:table-cell>
          <table:table-cell table:style-name="ce7" table:formula="of:=[.K402]" office:value-type="float" office:value="693.125216190208" calcext:value-type="float">
            <text:p>693.1</text:p>
          </table:table-cell>
          <table:table-cell table:style-name="ce7" table:formula="of:=[.L402]" office:value-type="float" office:value="120.522854752129" calcext:value-type="float">
            <text:p>120.5</text:p>
          </table:table-cell>
          <table:table-cell table:style-name="ce7" table:formula="of:=[.M402]" office:value-type="float" office:value="141.254998252811" calcext:value-type="float">
            <text:p>141.3</text:p>
          </table:table-cell>
          <table:table-cell table:style-name="ce7" table:formula="of:=[.N402]" office:value-type="float" office:value="205.487021294254" calcext:value-type="float">
            <text:p>205.5</text:p>
          </table:table-cell>
          <table:table-cell table:style-name="ce7" table:formula="of:=[.O402]" office:value-type="float" office:value="333.969888168518" calcext:value-type="float">
            <text:p>334.0</text:p>
          </table:table-cell>
          <table:table-cell table:style-name="ce7" table:formula="of:=[.P402]" office:value-type="float" office:value="557.581942099691" calcext:value-type="float">
            <text:p>557.6</text:p>
          </table:table-cell>
          <table:table-cell table:style-name="ce7" table:formula="of:=[.Q402]" office:value-type="float" office:value="925.82676275464" calcext:value-type="float">
            <text:p>925.8</text:p>
          </table:table-cell>
          <table:table-cell table:style-name="ce7" table:formula="of:=[.R402]" office:value-type="float" office:value="1520.08811689539" calcext:value-type="float">
            <text:p>1520.1</text:p>
          </table:table-cell>
          <table:table-cell table:style-name="ce5" table:formula="of:=SUMPRODUCT([.J403:.S403];pot_heat_diffusion)" office:value-type="float" office:value="432.001203247016" calcext:value-type="float">
            <text:p>432</text:p>
          </table:table-cell>
          <table:table-cell table:style-name="ce5" table:formula="of:=[.V402]*leakage_out" office:value-type="float" office:value="1704.91399993308" calcext:value-type="float">
            <text:p>1705</text:p>
          </table:table-cell>
          <table:table-cell table:style-name="ce5" table:formula="of:=[.V402]+[.T403]-[.U403]" office:value-type="float" office:value="282879.420525493" calcext:value-type="float">
            <text:p>282879</text:p>
          </table:table-cell>
          <table:table-cell table:style-name="ce12" table:formula="of:= temp_out + [.V403]/pot_water_mass" office:value-type="float" office:value="119.638443767986" calcext:value-type="float">
            <text:p>119.6</text:p>
          </table:table-cell>
          <table:table-cell table:style-name="ce7" table:formula="of:=IF([.G403]&gt;thermagon_temp_max;0;IF([.W4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table:formula="of:=burner_C_per_s * [.X403]/100 * time_incr" office:value-type="float" office:value="2149.61306964746" calcext:value-type="float">
            <text:p>2150</text:p>
          </table:table-cell>
          <table:table-cell table:style-name="ce3" table:formula="of:=[.B404]" office:value-type="float" office:value="2149.61306964746" calcext:value-type="float">
            <text:p>2150</text:p>
          </table:table-cell>
          <table:table-cell table:style-name="ce3" table:formula="of:=[.C403]" office:value-type="float" office:value="2149.61306964746" calcext:value-type="float">
            <text:p>2150</text:p>
          </table:table-cell>
          <table:table-cell table:style-name="ce5" table:formula="of:=SUMPRODUCT([.B404:.D404];burner_heat_diffusion)" office:value-type="float" office:value="2149.61306964746" calcext:value-type="float">
            <text:p>2150</text:p>
          </table:table-cell>
          <table:table-cell table:formula="of:=[.F403]+[.E404]-[.J403]" office:value-type="float" office:value="55028.9743617411" calcext:value-type="float">
            <text:p>55029</text:p>
          </table:table-cell>
          <table:table-cell table:style-name="ce7" table:formula="of:=temp_out + [.F404] / burner_heat_mass" office:value-type="float" office:value="130.057948723482" calcext:value-type="float">
            <text:p>130.1</text:p>
          </table:table-cell>
          <table:table-cell table:style-name="ce7" table:formula="of:=[.G404]-[.W403]" office:value-type="float" office:value="10.4195049554966" calcext:value-type="float">
            <text:p>10.4</text:p>
          </table:table-cell>
          <table:table-cell table:style-name="ce5" table:formula="of:=thermagon_k * burner_A * [.H404] / thermagon_L" office:value-type="float" office:value="1365.88887901385" calcext:value-type="float">
            <text:p>1366</text:p>
          </table:table-cell>
          <table:table-cell table:style-name="ce5" table:formula="of:=[.I404]/C_per_s_to_W*time_incr" office:value-type="float" office:value="1957.42172400953" calcext:value-type="float">
            <text:p>1957</text:p>
          </table:table-cell>
          <table:table-cell table:style-name="ce7" table:formula="of:=[.J403]" office:value-type="float" office:value="1706.8286184248" calcext:value-type="float">
            <text:p>1706.8</text:p>
          </table:table-cell>
          <table:table-cell table:style-name="ce7" table:formula="of:=[.K403]" office:value-type="float" office:value="1310.26679234643" calcext:value-type="float">
            <text:p>1310.3</text:p>
          </table:table-cell>
          <table:table-cell table:style-name="ce7" table:formula="of:=[.L403]" office:value-type="float" office:value="693.125216190208" calcext:value-type="float">
            <text:p>693.1</text:p>
          </table:table-cell>
          <table:table-cell table:style-name="ce7" table:formula="of:=[.M403]" office:value-type="float" office:value="120.522854752129" calcext:value-type="float">
            <text:p>120.5</text:p>
          </table:table-cell>
          <table:table-cell table:style-name="ce7" table:formula="of:=[.N403]" office:value-type="float" office:value="141.254998252811" calcext:value-type="float">
            <text:p>141.3</text:p>
          </table:table-cell>
          <table:table-cell table:style-name="ce7" table:formula="of:=[.O403]" office:value-type="float" office:value="205.487021294254" calcext:value-type="float">
            <text:p>205.5</text:p>
          </table:table-cell>
          <table:table-cell table:style-name="ce7" table:formula="of:=[.P403]" office:value-type="float" office:value="333.969888168518" calcext:value-type="float">
            <text:p>334.0</text:p>
          </table:table-cell>
          <table:table-cell table:style-name="ce7" table:formula="of:=[.Q403]" office:value-type="float" office:value="557.581942099691" calcext:value-type="float">
            <text:p>557.6</text:p>
          </table:table-cell>
          <table:table-cell table:style-name="ce7" table:formula="of:=[.R403]" office:value-type="float" office:value="925.82676275464" calcext:value-type="float">
            <text:p>925.8</text:p>
          </table:table-cell>
          <table:table-cell table:style-name="ce5" table:formula="of:=SUMPRODUCT([.J404:.S404];pot_heat_diffusion)" office:value-type="float" office:value="517.221014976561" calcext:value-type="float">
            <text:p>517</text:p>
          </table:table-cell>
          <table:table-cell table:style-name="ce5" table:formula="of:=[.V403]*leakage_out" office:value-type="float" office:value="1697.27652315296" calcext:value-type="float">
            <text:p>1697</text:p>
          </table:table-cell>
          <table:table-cell table:style-name="ce5" table:formula="of:=[.V403]+[.T404]-[.U404]" office:value-type="float" office:value="281699.365017317" calcext:value-type="float">
            <text:p>281699</text:p>
          </table:table-cell>
          <table:table-cell table:style-name="ce12" table:formula="of:= temp_out + [.V404]/pot_water_mass" office:value-type="float" office:value="119.222793544381" calcext:value-type="float">
            <text:p>119.2</text:p>
          </table:table-cell>
          <table:table-cell table:style-name="ce7" table:formula="of:=IF([.G404]&gt;thermagon_temp_max;0;IF([.W4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3" table:formula="of:=burner_C_per_s * [.X404]/100 * time_incr" office:value-type="float" office:value="2149.61306964746" calcext:value-type="float">
            <text:p>2150</text:p>
          </table:table-cell>
          <table:table-cell table:style-name="ce3" table:formula="of:=[.B405]" office:value-type="float" office:value="2149.61306964746" calcext:value-type="float">
            <text:p>2150</text:p>
          </table:table-cell>
          <table:table-cell table:style-name="ce3" table:formula="of:=[.C404]" office:value-type="float" office:value="2149.61306964746" calcext:value-type="float">
            <text:p>2150</text:p>
          </table:table-cell>
          <table:table-cell table:style-name="ce5" table:formula="of:=SUMPRODUCT([.B405:.D405];burner_heat_diffusion)" office:value-type="float" office:value="2149.61306964746" calcext:value-type="float">
            <text:p>2150</text:p>
          </table:table-cell>
          <table:table-cell table:formula="of:=[.F404]+[.E405]-[.J404]" office:value-type="float" office:value="55221.165707379" calcext:value-type="float">
            <text:p>55221</text:p>
          </table:table-cell>
          <table:table-cell table:style-name="ce7" table:formula="of:=temp_out + [.F405] / burner_heat_mass" office:value-type="float" office:value="130.442331414758" calcext:value-type="float">
            <text:p>130.4</text:p>
          </table:table-cell>
          <table:table-cell table:style-name="ce7" table:formula="of:=[.G405]-[.W404]" office:value-type="float" office:value="11.2195378703771" calcext:value-type="float">
            <text:p>11.2</text:p>
          </table:table-cell>
          <table:table-cell table:style-name="ce5" table:formula="of:=thermagon_k * burner_A * [.H405] / thermagon_L" office:value-type="float" office:value="1470.76488473077" calcext:value-type="float">
            <text:p>1471</text:p>
          </table:table-cell>
          <table:table-cell table:style-name="ce5" table:formula="of:=[.I405]/C_per_s_to_W*time_incr" office:value-type="float" office:value="2107.71694573054" calcext:value-type="float">
            <text:p>2108</text:p>
          </table:table-cell>
          <table:table-cell table:style-name="ce7" table:formula="of:=[.J404]" office:value-type="float" office:value="1957.42172400953" calcext:value-type="float">
            <text:p>1957.4</text:p>
          </table:table-cell>
          <table:table-cell table:style-name="ce7" table:formula="of:=[.K404]" office:value-type="float" office:value="1706.8286184248" calcext:value-type="float">
            <text:p>1706.8</text:p>
          </table:table-cell>
          <table:table-cell table:style-name="ce7" table:formula="of:=[.L404]" office:value-type="float" office:value="1310.26679234643" calcext:value-type="float">
            <text:p>1310.3</text:p>
          </table:table-cell>
          <table:table-cell table:style-name="ce7" table:formula="of:=[.M404]" office:value-type="float" office:value="693.125216190208" calcext:value-type="float">
            <text:p>693.1</text:p>
          </table:table-cell>
          <table:table-cell table:style-name="ce7" table:formula="of:=[.N404]" office:value-type="float" office:value="120.522854752129" calcext:value-type="float">
            <text:p>120.5</text:p>
          </table:table-cell>
          <table:table-cell table:style-name="ce7" table:formula="of:=[.O404]" office:value-type="float" office:value="141.254998252811" calcext:value-type="float">
            <text:p>141.3</text:p>
          </table:table-cell>
          <table:table-cell table:style-name="ce7" table:formula="of:=[.P404]" office:value-type="float" office:value="205.487021294254" calcext:value-type="float">
            <text:p>205.5</text:p>
          </table:table-cell>
          <table:table-cell table:style-name="ce7" table:formula="of:=[.Q404]" office:value-type="float" office:value="333.969888168518" calcext:value-type="float">
            <text:p>334.0</text:p>
          </table:table-cell>
          <table:table-cell table:style-name="ce7" table:formula="of:=[.R404]" office:value-type="float" office:value="557.581942099691" calcext:value-type="float">
            <text:p>557.6</text:p>
          </table:table-cell>
          <table:table-cell table:style-name="ce5" table:formula="of:=SUMPRODUCT([.J405:.S405];pot_heat_diffusion)" office:value-type="float" office:value="723.292043696919" calcext:value-type="float">
            <text:p>723</text:p>
          </table:table-cell>
          <table:table-cell table:style-name="ce5" table:formula="of:=[.V404]*leakage_out" office:value-type="float" office:value="1690.1961901039" calcext:value-type="float">
            <text:p>1690</text:p>
          </table:table-cell>
          <table:table-cell table:style-name="ce5" table:formula="of:=[.V404]+[.T405]-[.U405]" office:value-type="float" office:value="280732.46087091" calcext:value-type="float">
            <text:p>280732</text:p>
          </table:table-cell>
          <table:table-cell table:style-name="ce12" table:formula="of:= temp_out + [.V405]/pot_water_mass" office:value-type="float" office:value="118.882221493428" calcext:value-type="float">
            <text:p>118.9</text:p>
          </table:table-cell>
          <table:table-cell table:style-name="ce7" table:formula="of:=IF([.G405]&gt;thermagon_temp_max;0;IF([.W4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3" table:formula="of:=burner_C_per_s * [.X405]/100 * time_incr" office:value-type="float" office:value="2149.61306964746" calcext:value-type="float">
            <text:p>2150</text:p>
          </table:table-cell>
          <table:table-cell table:style-name="ce3" table:formula="of:=[.B406]" office:value-type="float" office:value="2149.61306964746" calcext:value-type="float">
            <text:p>2150</text:p>
          </table:table-cell>
          <table:table-cell table:style-name="ce3" table:formula="of:=[.C405]" office:value-type="float" office:value="2149.61306964746" calcext:value-type="float">
            <text:p>2150</text:p>
          </table:table-cell>
          <table:table-cell table:style-name="ce5" table:formula="of:=SUMPRODUCT([.B406:.D406];burner_heat_diffusion)" office:value-type="float" office:value="2149.61306964746" calcext:value-type="float">
            <text:p>2150</text:p>
          </table:table-cell>
          <table:table-cell table:formula="of:=[.F405]+[.E406]-[.J405]" office:value-type="float" office:value="55263.061831296" calcext:value-type="float">
            <text:p>55263</text:p>
          </table:table-cell>
          <table:table-cell table:style-name="ce7" table:formula="of:=temp_out + [.F406] / burner_heat_mass" office:value-type="float" office:value="130.526123662592" calcext:value-type="float">
            <text:p>130.5</text:p>
          </table:table-cell>
          <table:table-cell table:style-name="ce7" table:formula="of:=[.G406]-[.W405]" office:value-type="float" office:value="11.643902169164" calcext:value-type="float">
            <text:p>11.6</text:p>
          </table:table-cell>
          <table:table-cell table:style-name="ce5" table:formula="of:=thermagon_k * burner_A * [.H406] / thermagon_L" office:value-type="float" office:value="1526.39463670453" calcext:value-type="float">
            <text:p>1526</text:p>
          </table:table-cell>
          <table:table-cell table:style-name="ce5" table:formula="of:=[.I406]/C_per_s_to_W*time_incr" office:value-type="float" office:value="2187.43857366657" calcext:value-type="float">
            <text:p>2187</text:p>
          </table:table-cell>
          <table:table-cell table:style-name="ce7" table:formula="of:=[.J405]" office:value-type="float" office:value="2107.71694573054" calcext:value-type="float">
            <text:p>2107.7</text:p>
          </table:table-cell>
          <table:table-cell table:style-name="ce7" table:formula="of:=[.K405]" office:value-type="float" office:value="1957.42172400953" calcext:value-type="float">
            <text:p>1957.4</text:p>
          </table:table-cell>
          <table:table-cell table:style-name="ce7" table:formula="of:=[.L405]" office:value-type="float" office:value="1706.8286184248" calcext:value-type="float">
            <text:p>1706.8</text:p>
          </table:table-cell>
          <table:table-cell table:style-name="ce7" table:formula="of:=[.M405]" office:value-type="float" office:value="1310.26679234643" calcext:value-type="float">
            <text:p>1310.3</text:p>
          </table:table-cell>
          <table:table-cell table:style-name="ce7" table:formula="of:=[.N405]" office:value-type="float" office:value="693.125216190208" calcext:value-type="float">
            <text:p>693.1</text:p>
          </table:table-cell>
          <table:table-cell table:style-name="ce7" table:formula="of:=[.O405]" office:value-type="float" office:value="120.522854752129" calcext:value-type="float">
            <text:p>120.5</text:p>
          </table:table-cell>
          <table:table-cell table:style-name="ce7" table:formula="of:=[.P405]" office:value-type="float" office:value="141.254998252811" calcext:value-type="float">
            <text:p>141.3</text:p>
          </table:table-cell>
          <table:table-cell table:style-name="ce7" table:formula="of:=[.Q405]" office:value-type="float" office:value="205.487021294254" calcext:value-type="float">
            <text:p>205.5</text:p>
          </table:table-cell>
          <table:table-cell table:style-name="ce7" table:formula="of:=[.R405]" office:value-type="float" office:value="333.969888168518" calcext:value-type="float">
            <text:p>334.0</text:p>
          </table:table-cell>
          <table:table-cell table:style-name="ce5" table:formula="of:=SUMPRODUCT([.J406:.S406];pot_heat_diffusion)" office:value-type="float" office:value="1010.66932232731" calcext:value-type="float">
            <text:p>1011</text:p>
          </table:table-cell>
          <table:table-cell table:style-name="ce5" table:formula="of:=[.V405]*leakage_out" office:value-type="float" office:value="1684.39476522546" calcext:value-type="float">
            <text:p>1684</text:p>
          </table:table-cell>
          <table:table-cell table:style-name="ce5" table:formula="of:=[.V405]+[.T406]-[.U406]" office:value-type="float" office:value="280058.735428012" calcext:value-type="float">
            <text:p>280059</text:p>
          </table:table-cell>
          <table:table-cell table:style-name="ce12" table:formula="of:= temp_out + [.V406]/pot_water_mass" office:value-type="float" office:value="118.644915596334" calcext:value-type="float">
            <text:p>118.6</text:p>
          </table:table-cell>
          <table:table-cell table:style-name="ce7" table:formula="of:=IF([.G406]&gt;thermagon_temp_max;0;IF([.W4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3" table:formula="of:=burner_C_per_s * [.X406]/100 * time_incr" office:value-type="float" office:value="2149.61306964746" calcext:value-type="float">
            <text:p>2150</text:p>
          </table:table-cell>
          <table:table-cell table:style-name="ce3" table:formula="of:=[.B407]" office:value-type="float" office:value="2149.61306964746" calcext:value-type="float">
            <text:p>2150</text:p>
          </table:table-cell>
          <table:table-cell table:style-name="ce3" table:formula="of:=[.C406]" office:value-type="float" office:value="2149.61306964746" calcext:value-type="float">
            <text:p>2150</text:p>
          </table:table-cell>
          <table:table-cell table:style-name="ce5" table:formula="of:=SUMPRODUCT([.B407:.D407];burner_heat_diffusion)" office:value-type="float" office:value="2149.61306964746" calcext:value-type="float">
            <text:p>2150</text:p>
          </table:table-cell>
          <table:table-cell table:formula="of:=[.F406]+[.E407]-[.J406]" office:value-type="float" office:value="55225.2363272769" calcext:value-type="float">
            <text:p>55225</text:p>
          </table:table-cell>
          <table:table-cell table:style-name="ce7" table:formula="of:=temp_out + [.F407] / burner_heat_mass" office:value-type="float" office:value="130.450472654554" calcext:value-type="float">
            <text:p>130.5</text:p>
          </table:table-cell>
          <table:table-cell table:style-name="ce7" table:formula="of:=[.G407]-[.W406]" office:value-type="float" office:value="11.80555705822" calcext:value-type="float">
            <text:p>11.8</text:p>
          </table:table-cell>
          <table:table-cell table:style-name="ce5" table:formula="of:=thermagon_k * burner_A * [.H407] / thermagon_L" office:value-type="float" office:value="1547.5859136551" calcext:value-type="float">
            <text:p>1548</text:p>
          </table:table-cell>
          <table:table-cell table:style-name="ce5" table:formula="of:=[.I407]/C_per_s_to_W*time_incr" office:value-type="float" office:value="2217.8072709302" calcext:value-type="float">
            <text:p>2218</text:p>
          </table:table-cell>
          <table:table-cell table:style-name="ce7" table:formula="of:=[.J406]" office:value-type="float" office:value="2187.43857366657" calcext:value-type="float">
            <text:p>2187.4</text:p>
          </table:table-cell>
          <table:table-cell table:style-name="ce7" table:formula="of:=[.K406]" office:value-type="float" office:value="2107.71694573054" calcext:value-type="float">
            <text:p>2107.7</text:p>
          </table:table-cell>
          <table:table-cell table:style-name="ce7" table:formula="of:=[.L406]" office:value-type="float" office:value="1957.42172400953" calcext:value-type="float">
            <text:p>1957.4</text:p>
          </table:table-cell>
          <table:table-cell table:style-name="ce7" table:formula="of:=[.M406]" office:value-type="float" office:value="1706.8286184248" calcext:value-type="float">
            <text:p>1706.8</text:p>
          </table:table-cell>
          <table:table-cell table:style-name="ce7" table:formula="of:=[.N406]" office:value-type="float" office:value="1310.26679234643" calcext:value-type="float">
            <text:p>1310.3</text:p>
          </table:table-cell>
          <table:table-cell table:style-name="ce7" table:formula="of:=[.O406]" office:value-type="float" office:value="693.125216190208" calcext:value-type="float">
            <text:p>693.1</text:p>
          </table:table-cell>
          <table:table-cell table:style-name="ce7" table:formula="of:=[.P406]" office:value-type="float" office:value="120.522854752129" calcext:value-type="float">
            <text:p>120.5</text:p>
          </table:table-cell>
          <table:table-cell table:style-name="ce7" table:formula="of:=[.Q406]" office:value-type="float" office:value="141.254998252811" calcext:value-type="float">
            <text:p>141.3</text:p>
          </table:table-cell>
          <table:table-cell table:style-name="ce7" table:formula="of:=[.R406]" office:value-type="float" office:value="205.487021294254" calcext:value-type="float">
            <text:p>205.5</text:p>
          </table:table-cell>
          <table:table-cell table:style-name="ce5" table:formula="of:=SUMPRODUCT([.J407:.S407];pot_heat_diffusion)" office:value-type="float" office:value="1328.38375945751" calcext:value-type="float">
            <text:p>1328</text:p>
          </table:table-cell>
          <table:table-cell table:style-name="ce5" table:formula="of:=[.V406]*leakage_out" office:value-type="float" office:value="1680.35241256807" calcext:value-type="float">
            <text:p>1680</text:p>
          </table:table-cell>
          <table:table-cell table:style-name="ce5" table:formula="of:=[.V406]+[.T407]-[.U407]" office:value-type="float" office:value="279706.766774901" calcext:value-type="float">
            <text:p>279707</text:p>
          </table:table-cell>
          <table:table-cell table:style-name="ce12" table:formula="of:= temp_out + [.V407]/pot_water_mass" office:value-type="float" office:value="118.520941894797" calcext:value-type="float">
            <text:p>118.5</text:p>
          </table:table-cell>
          <table:table-cell table:style-name="ce7" table:formula="of:=IF([.G407]&gt;thermagon_temp_max;0;IF([.W4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3" table:formula="of:=burner_C_per_s * [.X407]/100 * time_incr" office:value-type="float" office:value="2149.61306964746" calcext:value-type="float">
            <text:p>2150</text:p>
          </table:table-cell>
          <table:table-cell table:style-name="ce3" table:formula="of:=[.B408]" office:value-type="float" office:value="2149.61306964746" calcext:value-type="float">
            <text:p>2150</text:p>
          </table:table-cell>
          <table:table-cell table:style-name="ce3" table:formula="of:=[.C407]" office:value-type="float" office:value="2149.61306964746" calcext:value-type="float">
            <text:p>2150</text:p>
          </table:table-cell>
          <table:table-cell table:style-name="ce5" table:formula="of:=SUMPRODUCT([.B408:.D408];burner_heat_diffusion)" office:value-type="float" office:value="2149.61306964746" calcext:value-type="float">
            <text:p>2150</text:p>
          </table:table-cell>
          <table:table-cell table:formula="of:=[.F407]+[.E408]-[.J407]" office:value-type="float" office:value="55157.0421259941" calcext:value-type="float">
            <text:p>55157</text:p>
          </table:table-cell>
          <table:table-cell table:style-name="ce7" table:formula="of:=temp_out + [.F408] / burner_heat_mass" office:value-type="float" office:value="130.314084251988" calcext:value-type="float">
            <text:p>130.3</text:p>
          </table:table-cell>
          <table:table-cell table:style-name="ce7" table:formula="of:=[.G408]-[.W407]" office:value-type="float" office:value="11.793142357191" calcext:value-type="float">
            <text:p>11.8</text:p>
          </table:table-cell>
          <table:table-cell table:style-name="ce5" table:formula="of:=thermagon_k * burner_A * [.H408] / thermagon_L" office:value-type="float" office:value="1545.95847529366" calcext:value-type="float">
            <text:p>1546</text:p>
          </table:table-cell>
          <table:table-cell table:style-name="ce5" table:formula="of:=[.I408]/C_per_s_to_W*time_incr" office:value-type="float" office:value="2215.47502908234" calcext:value-type="float">
            <text:p>2215</text:p>
          </table:table-cell>
          <table:table-cell table:style-name="ce7" table:formula="of:=[.J407]" office:value-type="float" office:value="2217.8072709302" calcext:value-type="float">
            <text:p>2217.8</text:p>
          </table:table-cell>
          <table:table-cell table:style-name="ce7" table:formula="of:=[.K407]" office:value-type="float" office:value="2187.43857366657" calcext:value-type="float">
            <text:p>2187.4</text:p>
          </table:table-cell>
          <table:table-cell table:style-name="ce7" table:formula="of:=[.L407]" office:value-type="float" office:value="2107.71694573054" calcext:value-type="float">
            <text:p>2107.7</text:p>
          </table:table-cell>
          <table:table-cell table:style-name="ce7" table:formula="of:=[.M407]" office:value-type="float" office:value="1957.42172400953" calcext:value-type="float">
            <text:p>1957.4</text:p>
          </table:table-cell>
          <table:table-cell table:style-name="ce7" table:formula="of:=[.N407]" office:value-type="float" office:value="1706.8286184248" calcext:value-type="float">
            <text:p>1706.8</text:p>
          </table:table-cell>
          <table:table-cell table:style-name="ce7" table:formula="of:=[.O407]" office:value-type="float" office:value="1310.26679234643" calcext:value-type="float">
            <text:p>1310.3</text:p>
          </table:table-cell>
          <table:table-cell table:style-name="ce7" table:formula="of:=[.P407]" office:value-type="float" office:value="693.125216190208" calcext:value-type="float">
            <text:p>693.1</text:p>
          </table:table-cell>
          <table:table-cell table:style-name="ce7" table:formula="of:=[.Q407]" office:value-type="float" office:value="120.522854752129" calcext:value-type="float">
            <text:p>120.5</text:p>
          </table:table-cell>
          <table:table-cell table:style-name="ce7" table:formula="of:=[.R407]" office:value-type="float" office:value="141.254998252811" calcext:value-type="float">
            <text:p>141.3</text:p>
          </table:table-cell>
          <table:table-cell table:style-name="ce5" table:formula="of:=SUMPRODUCT([.J408:.S408];pot_heat_diffusion)" office:value-type="float" office:value="1624.37010816622" calcext:value-type="float">
            <text:p>1624</text:p>
          </table:table-cell>
          <table:table-cell table:style-name="ce5" table:formula="of:=[.V407]*leakage_out" office:value-type="float" office:value="1678.24060064941" calcext:value-type="float">
            <text:p>1678</text:p>
          </table:table-cell>
          <table:table-cell table:style-name="ce5" table:formula="of:=[.V407]+[.T408]-[.U408]" office:value-type="float" office:value="279652.896282418" calcext:value-type="float">
            <text:p>279653</text:p>
          </table:table-cell>
          <table:table-cell table:style-name="ce12" table:formula="of:= temp_out + [.V408]/pot_water_mass" office:value-type="float" office:value="118.501967124466" calcext:value-type="float">
            <text:p>118.5</text:p>
          </table:table-cell>
          <table:table-cell table:style-name="ce7" table:formula="of:=IF([.G408]&gt;thermagon_temp_max;0;IF([.W4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3" table:formula="of:=burner_C_per_s * [.X408]/100 * time_incr" office:value-type="float" office:value="2149.61306964746" calcext:value-type="float">
            <text:p>2150</text:p>
          </table:table-cell>
          <table:table-cell table:style-name="ce3" table:formula="of:=[.B409]" office:value-type="float" office:value="2149.61306964746" calcext:value-type="float">
            <text:p>2150</text:p>
          </table:table-cell>
          <table:table-cell table:style-name="ce3" table:formula="of:=[.C408]" office:value-type="float" office:value="2149.61306964746" calcext:value-type="float">
            <text:p>2150</text:p>
          </table:table-cell>
          <table:table-cell table:style-name="ce5" table:formula="of:=SUMPRODUCT([.B409:.D409];burner_heat_diffusion)" office:value-type="float" office:value="2149.61306964746" calcext:value-type="float">
            <text:p>2150</text:p>
          </table:table-cell>
          <table:table-cell table:formula="of:=[.F408]+[.E409]-[.J408]" office:value-type="float" office:value="55091.1801665592" calcext:value-type="float">
            <text:p>55091</text:p>
          </table:table-cell>
          <table:table-cell table:style-name="ce7" table:formula="of:=temp_out + [.F409] / burner_heat_mass" office:value-type="float" office:value="130.182360333118" calcext:value-type="float">
            <text:p>130.2</text:p>
          </table:table-cell>
          <table:table-cell table:style-name="ce7" table:formula="of:=[.G409]-[.W408]" office:value-type="float" office:value="11.6803932086529" calcext:value-type="float">
            <text:p>11.7</text:p>
          </table:table-cell>
          <table:table-cell table:style-name="ce5" table:formula="of:=thermagon_k * burner_A * [.H409] / thermagon_L" office:value-type="float" office:value="1531.17823297273" calcext:value-type="float">
            <text:p>1531</text:p>
          </table:table-cell>
          <table:table-cell table:style-name="ce5" table:formula="of:=[.I409]/C_per_s_to_W*time_incr" office:value-type="float" office:value="2194.29382770525" calcext:value-type="float">
            <text:p>2194</text:p>
          </table:table-cell>
          <table:table-cell table:style-name="ce7" table:formula="of:=[.J408]" office:value-type="float" office:value="2215.47502908234" calcext:value-type="float">
            <text:p>2215.5</text:p>
          </table:table-cell>
          <table:table-cell table:style-name="ce7" table:formula="of:=[.K408]" office:value-type="float" office:value="2217.8072709302" calcext:value-type="float">
            <text:p>2217.8</text:p>
          </table:table-cell>
          <table:table-cell table:style-name="ce7" table:formula="of:=[.L408]" office:value-type="float" office:value="2187.43857366657" calcext:value-type="float">
            <text:p>2187.4</text:p>
          </table:table-cell>
          <table:table-cell table:style-name="ce7" table:formula="of:=[.M408]" office:value-type="float" office:value="2107.71694573054" calcext:value-type="float">
            <text:p>2107.7</text:p>
          </table:table-cell>
          <table:table-cell table:style-name="ce7" table:formula="of:=[.N408]" office:value-type="float" office:value="1957.42172400953" calcext:value-type="float">
            <text:p>1957.4</text:p>
          </table:table-cell>
          <table:table-cell table:style-name="ce7" table:formula="of:=[.O408]" office:value-type="float" office:value="1706.8286184248" calcext:value-type="float">
            <text:p>1706.8</text:p>
          </table:table-cell>
          <table:table-cell table:style-name="ce7" table:formula="of:=[.P408]" office:value-type="float" office:value="1310.26679234643" calcext:value-type="float">
            <text:p>1310.3</text:p>
          </table:table-cell>
          <table:table-cell table:style-name="ce7" table:formula="of:=[.Q408]" office:value-type="float" office:value="693.125216190208" calcext:value-type="float">
            <text:p>693.1</text:p>
          </table:table-cell>
          <table:table-cell table:style-name="ce7" table:formula="of:=[.R408]" office:value-type="float" office:value="120.522854752129" calcext:value-type="float">
            <text:p>120.5</text:p>
          </table:table-cell>
          <table:table-cell table:style-name="ce5" table:formula="of:=SUMPRODUCT([.J409:.S409];pot_heat_diffusion)" office:value-type="float" office:value="1860.39879160736" calcext:value-type="float">
            <text:p>1860</text:p>
          </table:table-cell>
          <table:table-cell table:style-name="ce5" table:formula="of:=[.V408]*leakage_out" office:value-type="float" office:value="1677.91737769451" calcext:value-type="float">
            <text:p>1678</text:p>
          </table:table-cell>
          <table:table-cell table:style-name="ce5" table:formula="of:=[.V408]+[.T409]-[.U409]" office:value-type="float" office:value="279835.377696331" calcext:value-type="float">
            <text:p>279835</text:p>
          </table:table-cell>
          <table:table-cell table:style-name="ce12" table:formula="of:= temp_out + [.V409]/pot_water_mass" office:value-type="float" office:value="118.566242440305" calcext:value-type="float">
            <text:p>118.6</text:p>
          </table:table-cell>
          <table:table-cell table:style-name="ce7" table:formula="of:=IF([.G409]&gt;thermagon_temp_max;0;IF([.W4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table:formula="of:=burner_C_per_s * [.X409]/100 * time_incr" office:value-type="float" office:value="2149.61306964746" calcext:value-type="float">
            <text:p>2150</text:p>
          </table:table-cell>
          <table:table-cell table:style-name="ce3" table:formula="of:=[.B410]" office:value-type="float" office:value="2149.61306964746" calcext:value-type="float">
            <text:p>2150</text:p>
          </table:table-cell>
          <table:table-cell table:style-name="ce3" table:formula="of:=[.C409]" office:value-type="float" office:value="2149.61306964746" calcext:value-type="float">
            <text:p>2150</text:p>
          </table:table-cell>
          <table:table-cell table:style-name="ce5" table:formula="of:=SUMPRODUCT([.B410:.D410];burner_heat_diffusion)" office:value-type="float" office:value="2149.61306964746" calcext:value-type="float">
            <text:p>2150</text:p>
          </table:table-cell>
          <table:table-cell table:formula="of:=[.F409]+[.E410]-[.J409]" office:value-type="float" office:value="55046.4994085015" calcext:value-type="float">
            <text:p>55046</text:p>
          </table:table-cell>
          <table:table-cell table:style-name="ce7" table:formula="of:=temp_out + [.F410] / burner_heat_mass" office:value-type="float" office:value="130.092998817003" calcext:value-type="float">
            <text:p>130.1</text:p>
          </table:table-cell>
          <table:table-cell table:style-name="ce7" table:formula="of:=[.G410]-[.W409]" office:value-type="float" office:value="11.5267563766976" calcext:value-type="float">
            <text:p>11.5</text:p>
          </table:table-cell>
          <table:table-cell table:style-name="ce5" table:formula="of:=thermagon_k * burner_A * [.H410] / thermagon_L" office:value-type="float" office:value="1511.03804002968" calcext:value-type="float">
            <text:p>1511</text:p>
          </table:table-cell>
          <table:table-cell table:style-name="ce5" table:formula="of:=[.I410]/C_per_s_to_W*time_incr" office:value-type="float" office:value="2165.43141305485" calcext:value-type="float">
            <text:p>2165</text:p>
          </table:table-cell>
          <table:table-cell table:style-name="ce7" table:formula="of:=[.J409]" office:value-type="float" office:value="2194.29382770525" calcext:value-type="float">
            <text:p>2194.3</text:p>
          </table:table-cell>
          <table:table-cell table:style-name="ce7" table:formula="of:=[.K409]" office:value-type="float" office:value="2215.47502908234" calcext:value-type="float">
            <text:p>2215.5</text:p>
          </table:table-cell>
          <table:table-cell table:style-name="ce7" table:formula="of:=[.L409]" office:value-type="float" office:value="2217.8072709302" calcext:value-type="float">
            <text:p>2217.8</text:p>
          </table:table-cell>
          <table:table-cell table:style-name="ce7" table:formula="of:=[.M409]" office:value-type="float" office:value="2187.43857366657" calcext:value-type="float">
            <text:p>2187.4</text:p>
          </table:table-cell>
          <table:table-cell table:style-name="ce7" table:formula="of:=[.N409]" office:value-type="float" office:value="2107.71694573054" calcext:value-type="float">
            <text:p>2107.7</text:p>
          </table:table-cell>
          <table:table-cell table:style-name="ce7" table:formula="of:=[.O409]" office:value-type="float" office:value="1957.42172400953" calcext:value-type="float">
            <text:p>1957.4</text:p>
          </table:table-cell>
          <table:table-cell table:style-name="ce7" table:formula="of:=[.P409]" office:value-type="float" office:value="1706.8286184248" calcext:value-type="float">
            <text:p>1706.8</text:p>
          </table:table-cell>
          <table:table-cell table:style-name="ce7" table:formula="of:=[.Q409]" office:value-type="float" office:value="1310.26679234643" calcext:value-type="float">
            <text:p>1310.3</text:p>
          </table:table-cell>
          <table:table-cell table:style-name="ce7" table:formula="of:=[.R409]" office:value-type="float" office:value="693.125216190208" calcext:value-type="float">
            <text:p>693.1</text:p>
          </table:table-cell>
          <table:table-cell table:style-name="ce5" table:formula="of:=SUMPRODUCT([.J410:.S410];pot_heat_diffusion)" office:value-type="float" office:value="2024.04187107064" calcext:value-type="float">
            <text:p>2024</text:p>
          </table:table-cell>
          <table:table-cell table:style-name="ce5" table:formula="of:=[.V409]*leakage_out" office:value-type="float" office:value="1679.01226617799" calcext:value-type="float">
            <text:p>1679</text:p>
          </table:table-cell>
          <table:table-cell table:style-name="ce5" table:formula="of:=[.V409]+[.T410]-[.U410]" office:value-type="float" office:value="280180.407301224" calcext:value-type="float">
            <text:p>280180</text:p>
          </table:table-cell>
          <table:table-cell table:style-name="ce12" table:formula="of:= temp_out + [.V410]/pot_water_mass" office:value-type="float" office:value="118.687772005169" calcext:value-type="float">
            <text:p>118.7</text:p>
          </table:table-cell>
          <table:table-cell table:style-name="ce7" table:formula="of:=IF([.G410]&gt;thermagon_temp_max;0;IF([.W4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3" table:formula="of:=burner_C_per_s * [.X410]/100 * time_incr" office:value-type="float" office:value="2149.61306964746" calcext:value-type="float">
            <text:p>2150</text:p>
          </table:table-cell>
          <table:table-cell table:style-name="ce3" table:formula="of:=[.B411]" office:value-type="float" office:value="2149.61306964746" calcext:value-type="float">
            <text:p>2150</text:p>
          </table:table-cell>
          <table:table-cell table:style-name="ce3" table:formula="of:=[.C410]" office:value-type="float" office:value="2149.61306964746" calcext:value-type="float">
            <text:p>2150</text:p>
          </table:table-cell>
          <table:table-cell table:style-name="ce5" table:formula="of:=SUMPRODUCT([.B411:.D411];burner_heat_diffusion)" office:value-type="float" office:value="2149.61306964746" calcext:value-type="float">
            <text:p>2150</text:p>
          </table:table-cell>
          <table:table-cell table:formula="of:=[.F410]+[.E411]-[.J410]" office:value-type="float" office:value="55030.6810650941" calcext:value-type="float">
            <text:p>55031</text:p>
          </table:table-cell>
          <table:table-cell table:style-name="ce7" table:formula="of:=temp_out + [.F411] / burner_heat_mass" office:value-type="float" office:value="130.061362130188" calcext:value-type="float">
            <text:p>130.1</text:p>
          </table:table-cell>
          <table:table-cell table:style-name="ce7" table:formula="of:=[.G411]-[.W410]" office:value-type="float" office:value="11.373590125019" calcext:value-type="float">
            <text:p>11.4</text:p>
          </table:table-cell>
          <table:table-cell table:style-name="ce5" table:formula="of:=thermagon_k * burner_A * [.H411] / thermagon_L" office:value-type="float" office:value="1490.9595352733" calcext:value-type="float">
            <text:p>1491</text:p>
          </table:table-cell>
          <table:table-cell table:style-name="ce5" table:formula="of:=[.I411]/C_per_s_to_W*time_incr" office:value-type="float" office:value="2136.657402226" calcext:value-type="float">
            <text:p>2137</text:p>
          </table:table-cell>
          <table:table-cell table:style-name="ce7" table:formula="of:=[.J410]" office:value-type="float" office:value="2165.43141305485" calcext:value-type="float">
            <text:p>2165.4</text:p>
          </table:table-cell>
          <table:table-cell table:style-name="ce7" table:formula="of:=[.K410]" office:value-type="float" office:value="2194.29382770525" calcext:value-type="float">
            <text:p>2194.3</text:p>
          </table:table-cell>
          <table:table-cell table:style-name="ce7" table:formula="of:=[.L410]" office:value-type="float" office:value="2215.47502908234" calcext:value-type="float">
            <text:p>2215.5</text:p>
          </table:table-cell>
          <table:table-cell table:style-name="ce7" table:formula="of:=[.M410]" office:value-type="float" office:value="2217.8072709302" calcext:value-type="float">
            <text:p>2217.8</text:p>
          </table:table-cell>
          <table:table-cell table:style-name="ce7" table:formula="of:=[.N410]" office:value-type="float" office:value="2187.43857366657" calcext:value-type="float">
            <text:p>2187.4</text:p>
          </table:table-cell>
          <table:table-cell table:style-name="ce7" table:formula="of:=[.O410]" office:value-type="float" office:value="2107.71694573054" calcext:value-type="float">
            <text:p>2107.7</text:p>
          </table:table-cell>
          <table:table-cell table:style-name="ce7" table:formula="of:=[.P410]" office:value-type="float" office:value="1957.42172400953" calcext:value-type="float">
            <text:p>1957.4</text:p>
          </table:table-cell>
          <table:table-cell table:style-name="ce7" table:formula="of:=[.Q410]" office:value-type="float" office:value="1706.8286184248" calcext:value-type="float">
            <text:p>1706.8</text:p>
          </table:table-cell>
          <table:table-cell table:style-name="ce7" table:formula="of:=[.R410]" office:value-type="float" office:value="1310.26679234643" calcext:value-type="float">
            <text:p>1310.3</text:p>
          </table:table-cell>
          <table:table-cell table:style-name="ce5" table:formula="of:=SUMPRODUCT([.J411:.S411];pot_heat_diffusion)" office:value-type="float" office:value="2119.14608888626" calcext:value-type="float">
            <text:p>2119</text:p>
          </table:table-cell>
          <table:table-cell table:style-name="ce5" table:formula="of:=[.V410]*leakage_out" office:value-type="float" office:value="1681.08244380734" calcext:value-type="float">
            <text:p>1681</text:p>
          </table:table-cell>
          <table:table-cell table:style-name="ce5" table:formula="of:=[.V410]+[.T411]-[.U411]" office:value-type="float" office:value="280618.470946302" calcext:value-type="float">
            <text:p>280618</text:p>
          </table:table-cell>
          <table:table-cell table:style-name="ce12" table:formula="of:= temp_out + [.V411]/pot_water_mass" office:value-type="float" office:value="118.84207089261" calcext:value-type="float">
            <text:p>118.8</text:p>
          </table:table-cell>
          <table:table-cell table:style-name="ce7" table:formula="of:=IF([.G411]&gt;thermagon_temp_max;0;IF([.W4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3" table:formula="of:=burner_C_per_s * [.X411]/100 * time_incr" office:value-type="float" office:value="2149.61306964746" calcext:value-type="float">
            <text:p>2150</text:p>
          </table:table-cell>
          <table:table-cell table:style-name="ce3" table:formula="of:=[.B412]" office:value-type="float" office:value="2149.61306964746" calcext:value-type="float">
            <text:p>2150</text:p>
          </table:table-cell>
          <table:table-cell table:style-name="ce3" table:formula="of:=[.C411]" office:value-type="float" office:value="2149.61306964746" calcext:value-type="float">
            <text:p>2150</text:p>
          </table:table-cell>
          <table:table-cell table:style-name="ce5" table:formula="of:=SUMPRODUCT([.B412:.D412];burner_heat_diffusion)" office:value-type="float" office:value="2149.61306964746" calcext:value-type="float">
            <text:p>2150</text:p>
          </table:table-cell>
          <table:table-cell table:formula="of:=[.F411]+[.E412]-[.J411]" office:value-type="float" office:value="55043.6367325155" calcext:value-type="float">
            <text:p>55044</text:p>
          </table:table-cell>
          <table:table-cell table:style-name="ce7" table:formula="of:=temp_out + [.F412] / burner_heat_mass" office:value-type="float" office:value="130.087273465031" calcext:value-type="float">
            <text:p>130.1</text:p>
          </table:table-cell>
          <table:table-cell table:style-name="ce7" table:formula="of:=[.G412]-[.W411]" office:value-type="float" office:value="11.2452025724211" calcext:value-type="float">
            <text:p>11.2</text:p>
          </table:table-cell>
          <table:table-cell table:style-name="ce5" table:formula="of:=thermagon_k * burner_A * [.H412] / thermagon_L" office:value-type="float" office:value="1474.1292606061" calcext:value-type="float">
            <text:p>1474</text:p>
          </table:table-cell>
          <table:table-cell table:style-name="ce5" table:formula="of:=[.I412]/C_per_s_to_W*time_incr" office:value-type="float" office:value="2112.53834996574" calcext:value-type="float">
            <text:p>2113</text:p>
          </table:table-cell>
          <table:table-cell table:style-name="ce7" table:formula="of:=[.J411]" office:value-type="float" office:value="2136.657402226" calcext:value-type="float">
            <text:p>2136.7</text:p>
          </table:table-cell>
          <table:table-cell table:style-name="ce7" table:formula="of:=[.K411]" office:value-type="float" office:value="2165.43141305485" calcext:value-type="float">
            <text:p>2165.4</text:p>
          </table:table-cell>
          <table:table-cell table:style-name="ce7" table:formula="of:=[.L411]" office:value-type="float" office:value="2194.29382770525" calcext:value-type="float">
            <text:p>2194.3</text:p>
          </table:table-cell>
          <table:table-cell table:style-name="ce7" table:formula="of:=[.M411]" office:value-type="float" office:value="2215.47502908234" calcext:value-type="float">
            <text:p>2215.5</text:p>
          </table:table-cell>
          <table:table-cell table:style-name="ce7" table:formula="of:=[.N411]" office:value-type="float" office:value="2217.8072709302" calcext:value-type="float">
            <text:p>2217.8</text:p>
          </table:table-cell>
          <table:table-cell table:style-name="ce7" table:formula="of:=[.O411]" office:value-type="float" office:value="2187.43857366657" calcext:value-type="float">
            <text:p>2187.4</text:p>
          </table:table-cell>
          <table:table-cell table:style-name="ce7" table:formula="of:=[.P411]" office:value-type="float" office:value="2107.71694573054" calcext:value-type="float">
            <text:p>2107.7</text:p>
          </table:table-cell>
          <table:table-cell table:style-name="ce7" table:formula="of:=[.Q411]" office:value-type="float" office:value="1957.42172400953" calcext:value-type="float">
            <text:p>1957.4</text:p>
          </table:table-cell>
          <table:table-cell table:style-name="ce7" table:formula="of:=[.R411]" office:value-type="float" office:value="1706.8286184248" calcext:value-type="float">
            <text:p>1706.8</text:p>
          </table:table-cell>
          <table:table-cell table:style-name="ce5" table:formula="of:=SUMPRODUCT([.J412:.S412];pot_heat_diffusion)" office:value-type="float" office:value="2163.65680576616" calcext:value-type="float">
            <text:p>2164</text:p>
          </table:table-cell>
          <table:table-cell table:style-name="ce5" table:formula="of:=[.V411]*leakage_out" office:value-type="float" office:value="1683.71082567781" calcext:value-type="float">
            <text:p>1684</text:p>
          </table:table-cell>
          <table:table-cell table:style-name="ce5" table:formula="of:=[.V411]+[.T412]-[.U412]" office:value-type="float" office:value="281098.416926391" calcext:value-type="float">
            <text:p>281098</text:p>
          </table:table-cell>
          <table:table-cell table:style-name="ce12" table:formula="of:= temp_out + [.V412]/pot_water_mass" office:value-type="float" office:value="119.011121969072" calcext:value-type="float">
            <text:p>119.0</text:p>
          </table:table-cell>
          <table:table-cell table:style-name="ce7" table:formula="of:=IF([.G412]&gt;thermagon_temp_max;0;IF([.W4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3" table:formula="of:=burner_C_per_s * [.X412]/100 * time_incr" office:value-type="float" office:value="2149.61306964746" calcext:value-type="float">
            <text:p>2150</text:p>
          </table:table-cell>
          <table:table-cell table:style-name="ce3" table:formula="of:=[.B413]" office:value-type="float" office:value="2149.61306964746" calcext:value-type="float">
            <text:p>2150</text:p>
          </table:table-cell>
          <table:table-cell table:style-name="ce3" table:formula="of:=[.C412]" office:value-type="float" office:value="2149.61306964746" calcext:value-type="float">
            <text:p>2150</text:p>
          </table:table-cell>
          <table:table-cell table:style-name="ce5" table:formula="of:=SUMPRODUCT([.B413:.D413];burner_heat_diffusion)" office:value-type="float" office:value="2149.61306964746" calcext:value-type="float">
            <text:p>2150</text:p>
          </table:table-cell>
          <table:table-cell table:formula="of:=[.F412]+[.E413]-[.J412]" office:value-type="float" office:value="55080.7114521972" calcext:value-type="float">
            <text:p>55081</text:p>
          </table:table-cell>
          <table:table-cell table:style-name="ce7" table:formula="of:=temp_out + [.F413] / burner_heat_mass" office:value-type="float" office:value="130.161422904395" calcext:value-type="float">
            <text:p>130.2</text:p>
          </table:table-cell>
          <table:table-cell table:style-name="ce7" table:formula="of:=[.G413]-[.W412]" office:value-type="float" office:value="11.1503009353228" calcext:value-type="float">
            <text:p>11.2</text:p>
          </table:table-cell>
          <table:table-cell table:style-name="ce5" table:formula="of:=thermagon_k * burner_A * [.H413] / thermagon_L" office:value-type="float" office:value="1461.68864166437" calcext:value-type="float">
            <text:p>1462</text:p>
          </table:table-cell>
          <table:table-cell table:style-name="ce5" table:formula="of:=[.I413]/C_per_s_to_W*time_incr" office:value-type="float" office:value="2094.71000525132" calcext:value-type="float">
            <text:p>2095</text:p>
          </table:table-cell>
          <table:table-cell table:style-name="ce7" table:formula="of:=[.J412]" office:value-type="float" office:value="2112.53834996574" calcext:value-type="float">
            <text:p>2112.5</text:p>
          </table:table-cell>
          <table:table-cell table:style-name="ce7" table:formula="of:=[.K412]" office:value-type="float" office:value="2136.657402226" calcext:value-type="float">
            <text:p>2136.7</text:p>
          </table:table-cell>
          <table:table-cell table:style-name="ce7" table:formula="of:=[.L412]" office:value-type="float" office:value="2165.43141305485" calcext:value-type="float">
            <text:p>2165.4</text:p>
          </table:table-cell>
          <table:table-cell table:style-name="ce7" table:formula="of:=[.M412]" office:value-type="float" office:value="2194.29382770525" calcext:value-type="float">
            <text:p>2194.3</text:p>
          </table:table-cell>
          <table:table-cell table:style-name="ce7" table:formula="of:=[.N412]" office:value-type="float" office:value="2215.47502908234" calcext:value-type="float">
            <text:p>2215.5</text:p>
          </table:table-cell>
          <table:table-cell table:style-name="ce7" table:formula="of:=[.O412]" office:value-type="float" office:value="2217.8072709302" calcext:value-type="float">
            <text:p>2217.8</text:p>
          </table:table-cell>
          <table:table-cell table:style-name="ce7" table:formula="of:=[.P412]" office:value-type="float" office:value="2187.43857366657" calcext:value-type="float">
            <text:p>2187.4</text:p>
          </table:table-cell>
          <table:table-cell table:style-name="ce7" table:formula="of:=[.Q412]" office:value-type="float" office:value="2107.71694573054" calcext:value-type="float">
            <text:p>2107.7</text:p>
          </table:table-cell>
          <table:table-cell table:style-name="ce7" table:formula="of:=[.R412]" office:value-type="float" office:value="1957.42172400953" calcext:value-type="float">
            <text:p>1957.4</text:p>
          </table:table-cell>
          <table:table-cell table:style-name="ce5" table:formula="of:=SUMPRODUCT([.J413:.S413];pot_heat_diffusion)" office:value-type="float" office:value="2175.70919377881" calcext:value-type="float">
            <text:p>2176</text:p>
          </table:table-cell>
          <table:table-cell table:style-name="ce5" table:formula="of:=[.V412]*leakage_out" office:value-type="float" office:value="1686.59050155835" calcext:value-type="float">
            <text:p>1687</text:p>
          </table:table-cell>
          <table:table-cell table:style-name="ce5" table:formula="of:=[.V412]+[.T413]-[.U413]" office:value-type="float" office:value="281587.535618611" calcext:value-type="float">
            <text:p>281588</text:p>
          </table:table-cell>
          <table:table-cell table:style-name="ce12" table:formula="of:= temp_out + [.V413]/pot_water_mass" office:value-type="float" office:value="119.183403944269" calcext:value-type="float">
            <text:p>119.2</text:p>
          </table:table-cell>
          <table:table-cell table:style-name="ce7" table:formula="of:=IF([.G413]&gt;thermagon_temp_max;0;IF([.W4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3" table:formula="of:=burner_C_per_s * [.X413]/100 * time_incr" office:value-type="float" office:value="2149.61306964746" calcext:value-type="float">
            <text:p>2150</text:p>
          </table:table-cell>
          <table:table-cell table:style-name="ce3" table:formula="of:=[.B414]" office:value-type="float" office:value="2149.61306964746" calcext:value-type="float">
            <text:p>2150</text:p>
          </table:table-cell>
          <table:table-cell table:style-name="ce3" table:formula="of:=[.C413]" office:value-type="float" office:value="2149.61306964746" calcext:value-type="float">
            <text:p>2150</text:p>
          </table:table-cell>
          <table:table-cell table:style-name="ce5" table:formula="of:=SUMPRODUCT([.B414:.D414];burner_heat_diffusion)" office:value-type="float" office:value="2149.61306964746" calcext:value-type="float">
            <text:p>2150</text:p>
          </table:table-cell>
          <table:table-cell table:formula="of:=[.F413]+[.E414]-[.J413]" office:value-type="float" office:value="55135.6145165934" calcext:value-type="float">
            <text:p>55136</text:p>
          </table:table-cell>
          <table:table-cell table:style-name="ce7" table:formula="of:=temp_out + [.F414] / burner_heat_mass" office:value-type="float" office:value="130.271229033187" calcext:value-type="float">
            <text:p>130.3</text:p>
          </table:table-cell>
          <table:table-cell table:style-name="ce7" table:formula="of:=[.G414]-[.W413]" office:value-type="float" office:value="11.0878250889182" calcext:value-type="float">
            <text:p>11.1</text:p>
          </table:table-cell>
          <table:table-cell table:style-name="ce5" table:formula="of:=thermagon_k * burner_A * [.H414] / thermagon_L" office:value-type="float" office:value="1453.4987070969" calcext:value-type="float">
            <text:p>1453</text:p>
          </table:table-cell>
          <table:table-cell table:style-name="ce5" table:formula="of:=[.I414]/C_per_s_to_W*time_incr" office:value-type="float" office:value="2082.97321166079" calcext:value-type="float">
            <text:p>2083</text:p>
          </table:table-cell>
          <table:table-cell table:style-name="ce7" table:formula="of:=[.J413]" office:value-type="float" office:value="2094.71000525132" calcext:value-type="float">
            <text:p>2094.7</text:p>
          </table:table-cell>
          <table:table-cell table:style-name="ce7" table:formula="of:=[.K413]" office:value-type="float" office:value="2112.53834996574" calcext:value-type="float">
            <text:p>2112.5</text:p>
          </table:table-cell>
          <table:table-cell table:style-name="ce7" table:formula="of:=[.L413]" office:value-type="float" office:value="2136.657402226" calcext:value-type="float">
            <text:p>2136.7</text:p>
          </table:table-cell>
          <table:table-cell table:style-name="ce7" table:formula="of:=[.M413]" office:value-type="float" office:value="2165.43141305485" calcext:value-type="float">
            <text:p>2165.4</text:p>
          </table:table-cell>
          <table:table-cell table:style-name="ce7" table:formula="of:=[.N413]" office:value-type="float" office:value="2194.29382770525" calcext:value-type="float">
            <text:p>2194.3</text:p>
          </table:table-cell>
          <table:table-cell table:style-name="ce7" table:formula="of:=[.O413]" office:value-type="float" office:value="2215.47502908234" calcext:value-type="float">
            <text:p>2215.5</text:p>
          </table:table-cell>
          <table:table-cell table:style-name="ce7" table:formula="of:=[.P413]" office:value-type="float" office:value="2217.8072709302" calcext:value-type="float">
            <text:p>2217.8</text:p>
          </table:table-cell>
          <table:table-cell table:style-name="ce7" table:formula="of:=[.Q413]" office:value-type="float" office:value="2187.43857366657" calcext:value-type="float">
            <text:p>2187.4</text:p>
          </table:table-cell>
          <table:table-cell table:style-name="ce7" table:formula="of:=[.R413]" office:value-type="float" office:value="2107.71694573054" calcext:value-type="float">
            <text:p>2107.7</text:p>
          </table:table-cell>
          <table:table-cell table:style-name="ce5" table:formula="of:=SUMPRODUCT([.J414:.S414];pot_heat_diffusion)" office:value-type="float" office:value="2168.52620221639" calcext:value-type="float">
            <text:p>2169</text:p>
          </table:table-cell>
          <table:table-cell table:style-name="ce5" table:formula="of:=[.V413]*leakage_out" office:value-type="float" office:value="1689.52521371167" calcext:value-type="float">
            <text:p>1690</text:p>
          </table:table-cell>
          <table:table-cell table:style-name="ce5" table:formula="of:=[.V413]+[.T414]-[.U414]" office:value-type="float" office:value="282066.536607116" calcext:value-type="float">
            <text:p>282067</text:p>
          </table:table-cell>
          <table:table-cell table:style-name="ce12" table:formula="of:= temp_out + [.V414]/pot_water_mass" office:value-type="float" office:value="119.352122166928" calcext:value-type="float">
            <text:p>119.4</text:p>
          </table:table-cell>
          <table:table-cell table:style-name="ce7" table:formula="of:=IF([.G414]&gt;thermagon_temp_max;0;IF([.W4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3" table:formula="of:=burner_C_per_s * [.X414]/100 * time_incr" office:value-type="float" office:value="2149.61306964746" calcext:value-type="float">
            <text:p>2150</text:p>
          </table:table-cell>
          <table:table-cell table:style-name="ce3" table:formula="of:=[.B415]" office:value-type="float" office:value="2149.61306964746" calcext:value-type="float">
            <text:p>2150</text:p>
          </table:table-cell>
          <table:table-cell table:style-name="ce3" table:formula="of:=[.C414]" office:value-type="float" office:value="2149.61306964746" calcext:value-type="float">
            <text:p>2150</text:p>
          </table:table-cell>
          <table:table-cell table:style-name="ce5" table:formula="of:=SUMPRODUCT([.B415:.D415];burner_heat_diffusion)" office:value-type="float" office:value="2149.61306964746" calcext:value-type="float">
            <text:p>2150</text:p>
          </table:table-cell>
          <table:table-cell table:formula="of:=[.F414]+[.E415]-[.J414]" office:value-type="float" office:value="55202.2543745801" calcext:value-type="float">
            <text:p>55202</text:p>
          </table:table-cell>
          <table:table-cell table:style-name="ce7" table:formula="of:=temp_out + [.F415] / burner_heat_mass" office:value-type="float" office:value="130.40450874916" calcext:value-type="float">
            <text:p>130.4</text:p>
          </table:table-cell>
          <table:table-cell table:style-name="ce7" table:formula="of:=[.G415]-[.W414]" office:value-type="float" office:value="11.0523865822323" calcext:value-type="float">
            <text:p>11.1</text:p>
          </table:table-cell>
          <table:table-cell table:style-name="ce5" table:formula="of:=thermagon_k * burner_A * [.H415] / thermagon_L" office:value-type="float" office:value="1448.8530869472" calcext:value-type="float">
            <text:p>1449</text:p>
          </table:table-cell>
          <table:table-cell table:style-name="ce5" table:formula="of:=[.I415]/C_per_s_to_W*time_incr" office:value-type="float" office:value="2076.31568780051" calcext:value-type="float">
            <text:p>2076</text:p>
          </table:table-cell>
          <table:table-cell table:style-name="ce7" table:formula="of:=[.J414]" office:value-type="float" office:value="2082.97321166079" calcext:value-type="float">
            <text:p>2083.0</text:p>
          </table:table-cell>
          <table:table-cell table:style-name="ce7" table:formula="of:=[.K414]" office:value-type="float" office:value="2094.71000525132" calcext:value-type="float">
            <text:p>2094.7</text:p>
          </table:table-cell>
          <table:table-cell table:style-name="ce7" table:formula="of:=[.L414]" office:value-type="float" office:value="2112.53834996574" calcext:value-type="float">
            <text:p>2112.5</text:p>
          </table:table-cell>
          <table:table-cell table:style-name="ce7" table:formula="of:=[.M414]" office:value-type="float" office:value="2136.657402226" calcext:value-type="float">
            <text:p>2136.7</text:p>
          </table:table-cell>
          <table:table-cell table:style-name="ce7" table:formula="of:=[.N414]" office:value-type="float" office:value="2165.43141305485" calcext:value-type="float">
            <text:p>2165.4</text:p>
          </table:table-cell>
          <table:table-cell table:style-name="ce7" table:formula="of:=[.O414]" office:value-type="float" office:value="2194.29382770525" calcext:value-type="float">
            <text:p>2194.3</text:p>
          </table:table-cell>
          <table:table-cell table:style-name="ce7" table:formula="of:=[.P414]" office:value-type="float" office:value="2215.47502908234" calcext:value-type="float">
            <text:p>2215.5</text:p>
          </table:table-cell>
          <table:table-cell table:style-name="ce7" table:formula="of:=[.Q414]" office:value-type="float" office:value="2217.8072709302" calcext:value-type="float">
            <text:p>2217.8</text:p>
          </table:table-cell>
          <table:table-cell table:style-name="ce7" table:formula="of:=[.R414]" office:value-type="float" office:value="2187.43857366657" calcext:value-type="float">
            <text:p>2187.4</text:p>
          </table:table-cell>
          <table:table-cell table:style-name="ce5" table:formula="of:=SUMPRODUCT([.J415:.S415];pot_heat_diffusion)" office:value-type="float" office:value="2151.73342619346" calcext:value-type="float">
            <text:p>2152</text:p>
          </table:table-cell>
          <table:table-cell table:style-name="ce5" table:formula="of:=[.V414]*leakage_out" office:value-type="float" office:value="1692.3992196427" calcext:value-type="float">
            <text:p>1692</text:p>
          </table:table-cell>
          <table:table-cell table:style-name="ce5" table:formula="of:=[.V414]+[.T415]-[.U415]" office:value-type="float" office:value="282525.870813667" calcext:value-type="float">
            <text:p>282526</text:p>
          </table:table-cell>
          <table:table-cell table:style-name="ce12" table:formula="of:= temp_out + [.V415]/pot_water_mass" office:value-type="float" office:value="119.513913171113" calcext:value-type="float">
            <text:p>119.5</text:p>
          </table:table-cell>
          <table:table-cell table:style-name="ce7" table:formula="of:=IF([.G415]&gt;thermagon_temp_max;0;IF([.W4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3" table:formula="of:=burner_C_per_s * [.X415]/100 * time_incr" office:value-type="float" office:value="2149.61306964746" calcext:value-type="float">
            <text:p>2150</text:p>
          </table:table-cell>
          <table:table-cell table:style-name="ce3" table:formula="of:=[.B416]" office:value-type="float" office:value="2149.61306964746" calcext:value-type="float">
            <text:p>2150</text:p>
          </table:table-cell>
          <table:table-cell table:style-name="ce3" table:formula="of:=[.C415]" office:value-type="float" office:value="2149.61306964746" calcext:value-type="float">
            <text:p>2150</text:p>
          </table:table-cell>
          <table:table-cell table:style-name="ce5" table:formula="of:=SUMPRODUCT([.B416:.D416];burner_heat_diffusion)" office:value-type="float" office:value="2149.61306964746" calcext:value-type="float">
            <text:p>2150</text:p>
          </table:table-cell>
          <table:table-cell table:formula="of:=[.F415]+[.E416]-[.J415]" office:value-type="float" office:value="55275.551756427" calcext:value-type="float">
            <text:p>55276</text:p>
          </table:table-cell>
          <table:table-cell table:style-name="ce7" table:formula="of:=temp_out + [.F416] / burner_heat_mass" office:value-type="float" office:value="130.551103512854" calcext:value-type="float">
            <text:p>130.6</text:p>
          </table:table-cell>
          <table:table-cell table:style-name="ce7" table:formula="of:=[.G416]-[.W415]" office:value-type="float" office:value="11.0371903417411" calcext:value-type="float">
            <text:p>11.0</text:p>
          </table:table-cell>
          <table:table-cell table:style-name="ce5" table:formula="of:=thermagon_k * burner_A * [.H416] / thermagon_L" office:value-type="float" office:value="1446.86101765232" calcext:value-type="float">
            <text:p>1447</text:p>
          </table:table-cell>
          <table:table-cell table:style-name="ce5" table:formula="of:=[.I416]/C_per_s_to_W*time_incr" office:value-type="float" office:value="2073.46090233923" calcext:value-type="float">
            <text:p>2073</text:p>
          </table:table-cell>
          <table:table-cell table:style-name="ce7" table:formula="of:=[.J415]" office:value-type="float" office:value="2076.31568780051" calcext:value-type="float">
            <text:p>2076.3</text:p>
          </table:table-cell>
          <table:table-cell table:style-name="ce7" table:formula="of:=[.K415]" office:value-type="float" office:value="2082.97321166079" calcext:value-type="float">
            <text:p>2083.0</text:p>
          </table:table-cell>
          <table:table-cell table:style-name="ce7" table:formula="of:=[.L415]" office:value-type="float" office:value="2094.71000525132" calcext:value-type="float">
            <text:p>2094.7</text:p>
          </table:table-cell>
          <table:table-cell table:style-name="ce7" table:formula="of:=[.M415]" office:value-type="float" office:value="2112.53834996574" calcext:value-type="float">
            <text:p>2112.5</text:p>
          </table:table-cell>
          <table:table-cell table:style-name="ce7" table:formula="of:=[.N415]" office:value-type="float" office:value="2136.657402226" calcext:value-type="float">
            <text:p>2136.7</text:p>
          </table:table-cell>
          <table:table-cell table:style-name="ce7" table:formula="of:=[.O415]" office:value-type="float" office:value="2165.43141305485" calcext:value-type="float">
            <text:p>2165.4</text:p>
          </table:table-cell>
          <table:table-cell table:style-name="ce7" table:formula="of:=[.P415]" office:value-type="float" office:value="2194.29382770525" calcext:value-type="float">
            <text:p>2194.3</text:p>
          </table:table-cell>
          <table:table-cell table:style-name="ce7" table:formula="of:=[.Q415]" office:value-type="float" office:value="2215.47502908234" calcext:value-type="float">
            <text:p>2215.5</text:p>
          </table:table-cell>
          <table:table-cell table:style-name="ce7" table:formula="of:=[.R415]" office:value-type="float" office:value="2217.8072709302" calcext:value-type="float">
            <text:p>2217.8</text:p>
          </table:table-cell>
          <table:table-cell table:style-name="ce5" table:formula="of:=SUMPRODUCT([.J416:.S416];pot_heat_diffusion)" office:value-type="float" office:value="2132.01805138657" calcext:value-type="float">
            <text:p>2132</text:p>
          </table:table-cell>
          <table:table-cell table:style-name="ce5" table:formula="of:=[.V415]*leakage_out" office:value-type="float" office:value="1695.155224882" calcext:value-type="float">
            <text:p>1695</text:p>
          </table:table-cell>
          <table:table-cell table:style-name="ce5" table:formula="of:=[.V415]+[.T416]-[.U416]" office:value-type="float" office:value="282962.733640171" calcext:value-type="float">
            <text:p>282963</text:p>
          </table:table-cell>
          <table:table-cell table:style-name="ce12" table:formula="of:= temp_out + [.V416]/pot_water_mass" office:value-type="float" office:value="119.667789094968" calcext:value-type="float">
            <text:p>119.7</text:p>
          </table:table-cell>
          <table:table-cell table:style-name="ce7" table:formula="of:=IF([.G416]&gt;thermagon_temp_max;0;IF([.W4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3" table:formula="of:=burner_C_per_s * [.X416]/100 * time_incr" office:value-type="float" office:value="2149.61306964746" calcext:value-type="float">
            <text:p>2150</text:p>
          </table:table-cell>
          <table:table-cell table:style-name="ce3" table:formula="of:=[.B417]" office:value-type="float" office:value="2149.61306964746" calcext:value-type="float">
            <text:p>2150</text:p>
          </table:table-cell>
          <table:table-cell table:style-name="ce3" table:formula="of:=[.C416]" office:value-type="float" office:value="2149.61306964746" calcext:value-type="float">
            <text:p>2150</text:p>
          </table:table-cell>
          <table:table-cell table:style-name="ce5" table:formula="of:=SUMPRODUCT([.B417:.D417];burner_heat_diffusion)" office:value-type="float" office:value="2149.61306964746" calcext:value-type="float">
            <text:p>2150</text:p>
          </table:table-cell>
          <table:table-cell table:formula="of:=[.F416]+[.E417]-[.J416]" office:value-type="float" office:value="55351.7039237353" calcext:value-type="float">
            <text:p>55352</text:p>
          </table:table-cell>
          <table:table-cell table:style-name="ce7" table:formula="of:=temp_out + [.F417] / burner_heat_mass" office:value-type="float" office:value="130.703407847471" calcext:value-type="float">
            <text:p>130.7</text:p>
          </table:table-cell>
          <table:table-cell table:style-name="ce7" table:formula="of:=[.G417]-[.W416]" office:value-type="float" office:value="11.0356187525023" calcext:value-type="float">
            <text:p>11.0</text:p>
          </table:table-cell>
          <table:table-cell table:style-name="ce5" table:formula="of:=thermagon_k * burner_A * [.H417] / thermagon_L" office:value-type="float" office:value="1446.65499862619" calcext:value-type="float">
            <text:p>1447</text:p>
          </table:table-cell>
          <table:table-cell table:style-name="ce5" table:formula="of:=[.I417]/C_per_s_to_W*time_incr" office:value-type="float" office:value="2073.16566154512" calcext:value-type="float">
            <text:p>2073</text:p>
          </table:table-cell>
          <table:table-cell table:style-name="ce7" table:formula="of:=[.J416]" office:value-type="float" office:value="2073.46090233923" calcext:value-type="float">
            <text:p>2073.5</text:p>
          </table:table-cell>
          <table:table-cell table:style-name="ce7" table:formula="of:=[.K416]" office:value-type="float" office:value="2076.31568780051" calcext:value-type="float">
            <text:p>2076.3</text:p>
          </table:table-cell>
          <table:table-cell table:style-name="ce7" table:formula="of:=[.L416]" office:value-type="float" office:value="2082.97321166079" calcext:value-type="float">
            <text:p>2083.0</text:p>
          </table:table-cell>
          <table:table-cell table:style-name="ce7" table:formula="of:=[.M416]" office:value-type="float" office:value="2094.71000525132" calcext:value-type="float">
            <text:p>2094.7</text:p>
          </table:table-cell>
          <table:table-cell table:style-name="ce7" table:formula="of:=[.N416]" office:value-type="float" office:value="2112.53834996574" calcext:value-type="float">
            <text:p>2112.5</text:p>
          </table:table-cell>
          <table:table-cell table:style-name="ce7" table:formula="of:=[.O416]" office:value-type="float" office:value="2136.657402226" calcext:value-type="float">
            <text:p>2136.7</text:p>
          </table:table-cell>
          <table:table-cell table:style-name="ce7" table:formula="of:=[.P416]" office:value-type="float" office:value="2165.43141305485" calcext:value-type="float">
            <text:p>2165.4</text:p>
          </table:table-cell>
          <table:table-cell table:style-name="ce7" table:formula="of:=[.Q416]" office:value-type="float" office:value="2194.29382770525" calcext:value-type="float">
            <text:p>2194.3</text:p>
          </table:table-cell>
          <table:table-cell table:style-name="ce7" table:formula="of:=[.R416]" office:value-type="float" office:value="2215.47502908234" calcext:value-type="float">
            <text:p>2215.5</text:p>
          </table:table-cell>
          <table:table-cell table:style-name="ce5" table:formula="of:=SUMPRODUCT([.J417:.S417];pot_heat_diffusion)" office:value-type="float" office:value="2113.5845564224" calcext:value-type="float">
            <text:p>2114</text:p>
          </table:table-cell>
          <table:table-cell table:style-name="ce5" table:formula="of:=[.V416]*leakage_out" office:value-type="float" office:value="1697.77640184103" calcext:value-type="float">
            <text:p>1698</text:p>
          </table:table-cell>
          <table:table-cell table:style-name="ce5" table:formula="of:=[.V416]+[.T417]-[.U417]" office:value-type="float" office:value="283378.541794753" calcext:value-type="float">
            <text:p>283379</text:p>
          </table:table-cell>
          <table:table-cell table:style-name="ce12" table:formula="of:= temp_out + [.V417]/pot_water_mass" office:value-type="float" office:value="119.814248944722" calcext:value-type="float">
            <text:p>119.8</text:p>
          </table:table-cell>
          <table:table-cell table:style-name="ce7" table:formula="of:=IF([.G417]&gt;thermagon_temp_max;0;IF([.W4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3" table:formula="of:=burner_C_per_s * [.X417]/100 * time_incr" office:value-type="float" office:value="2149.61306964746" calcext:value-type="float">
            <text:p>2150</text:p>
          </table:table-cell>
          <table:table-cell table:style-name="ce3" table:formula="of:=[.B418]" office:value-type="float" office:value="2149.61306964746" calcext:value-type="float">
            <text:p>2150</text:p>
          </table:table-cell>
          <table:table-cell table:style-name="ce3" table:formula="of:=[.C417]" office:value-type="float" office:value="2149.61306964746" calcext:value-type="float">
            <text:p>2150</text:p>
          </table:table-cell>
          <table:table-cell table:style-name="ce5" table:formula="of:=SUMPRODUCT([.B418:.D418];burner_heat_diffusion)" office:value-type="float" office:value="2149.61306964746" calcext:value-type="float">
            <text:p>2150</text:p>
          </table:table-cell>
          <table:table-cell table:formula="of:=[.F417]+[.E418]-[.J417]" office:value-type="float" office:value="55428.1513318376" calcext:value-type="float">
            <text:p>55428</text:p>
          </table:table-cell>
          <table:table-cell table:style-name="ce7" table:formula="of:=temp_out + [.F418] / burner_heat_mass" office:value-type="float" office:value="130.856302663675" calcext:value-type="float">
            <text:p>130.9</text:p>
          </table:table-cell>
          <table:table-cell table:style-name="ce7" table:formula="of:=[.G418]-[.W417]" office:value-type="float" office:value="11.0420537189535" calcext:value-type="float">
            <text:p>11.0</text:p>
          </table:table-cell>
          <table:table-cell table:style-name="ce5" table:formula="of:=thermagon_k * burner_A * [.H418] / thermagon_L" office:value-type="float" office:value="1447.49855589211" calcext:value-type="float">
            <text:p>1447</text:p>
          </table:table-cell>
          <table:table-cell table:style-name="ce5" table:formula="of:=[.I418]/C_per_s_to_W*time_incr" office:value-type="float" office:value="2074.37454269433" calcext:value-type="float">
            <text:p>2074</text:p>
          </table:table-cell>
          <table:table-cell table:style-name="ce7" table:formula="of:=[.J417]" office:value-type="float" office:value="2073.16566154512" calcext:value-type="float">
            <text:p>2073.2</text:p>
          </table:table-cell>
          <table:table-cell table:style-name="ce7" table:formula="of:=[.K417]" office:value-type="float" office:value="2073.46090233923" calcext:value-type="float">
            <text:p>2073.5</text:p>
          </table:table-cell>
          <table:table-cell table:style-name="ce7" table:formula="of:=[.L417]" office:value-type="float" office:value="2076.31568780051" calcext:value-type="float">
            <text:p>2076.3</text:p>
          </table:table-cell>
          <table:table-cell table:style-name="ce7" table:formula="of:=[.M417]" office:value-type="float" office:value="2082.97321166079" calcext:value-type="float">
            <text:p>2083.0</text:p>
          </table:table-cell>
          <table:table-cell table:style-name="ce7" table:formula="of:=[.N417]" office:value-type="float" office:value="2094.71000525132" calcext:value-type="float">
            <text:p>2094.7</text:p>
          </table:table-cell>
          <table:table-cell table:style-name="ce7" table:formula="of:=[.O417]" office:value-type="float" office:value="2112.53834996574" calcext:value-type="float">
            <text:p>2112.5</text:p>
          </table:table-cell>
          <table:table-cell table:style-name="ce7" table:formula="of:=[.P417]" office:value-type="float" office:value="2136.657402226" calcext:value-type="float">
            <text:p>2136.7</text:p>
          </table:table-cell>
          <table:table-cell table:style-name="ce7" table:formula="of:=[.Q417]" office:value-type="float" office:value="2165.43141305485" calcext:value-type="float">
            <text:p>2165.4</text:p>
          </table:table-cell>
          <table:table-cell table:style-name="ce7" table:formula="of:=[.R417]" office:value-type="float" office:value="2194.29382770525" calcext:value-type="float">
            <text:p>2194.3</text:p>
          </table:table-cell>
          <table:table-cell table:style-name="ce5" table:formula="of:=SUMPRODUCT([.J418:.S418];pot_heat_diffusion)" office:value-type="float" office:value="2098.62613630363" calcext:value-type="float">
            <text:p>2099</text:p>
          </table:table-cell>
          <table:table-cell table:style-name="ce5" table:formula="of:=[.V417]*leakage_out" office:value-type="float" office:value="1700.27125076852" calcext:value-type="float">
            <text:p>1700</text:p>
          </table:table-cell>
          <table:table-cell table:style-name="ce5" table:formula="of:=[.V417]+[.T418]-[.U418]" office:value-type="float" office:value="283776.896680288" calcext:value-type="float">
            <text:p>283777</text:p>
          </table:table-cell>
          <table:table-cell table:style-name="ce12" table:formula="of:= temp_out + [.V418]/pot_water_mass" office:value-type="float" office:value="119.954561240287" calcext:value-type="float">
            <text:p>120.0</text:p>
          </table:table-cell>
          <table:table-cell table:style-name="ce7" table:formula="of:=IF([.G418]&gt;thermagon_temp_max;0;IF([.W4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3" table:formula="of:=burner_C_per_s * [.X418]/100 * time_incr" office:value-type="float" office:value="2149.61306964746" calcext:value-type="float">
            <text:p>2150</text:p>
          </table:table-cell>
          <table:table-cell table:style-name="ce3" table:formula="of:=[.B419]" office:value-type="float" office:value="2149.61306964746" calcext:value-type="float">
            <text:p>2150</text:p>
          </table:table-cell>
          <table:table-cell table:style-name="ce3" table:formula="of:=[.C418]" office:value-type="float" office:value="2149.61306964746" calcext:value-type="float">
            <text:p>2150</text:p>
          </table:table-cell>
          <table:table-cell table:style-name="ce5" table:formula="of:=SUMPRODUCT([.B419:.D419];burner_heat_diffusion)" office:value-type="float" office:value="2149.61306964746" calcext:value-type="float">
            <text:p>2150</text:p>
          </table:table-cell>
          <table:table-cell table:formula="of:=[.F418]+[.E419]-[.J418]" office:value-type="float" office:value="55503.3898587907" calcext:value-type="float">
            <text:p>55503</text:p>
          </table:table-cell>
          <table:table-cell table:style-name="ce7" table:formula="of:=temp_out + [.F419] / burner_heat_mass" office:value-type="float" office:value="131.006779717581" calcext:value-type="float">
            <text:p>131.0</text:p>
          </table:table-cell>
          <table:table-cell table:style-name="ce7" table:formula="of:=[.G419]-[.W418]" office:value-type="float" office:value="11.0522184772945" calcext:value-type="float">
            <text:p>11.1</text:p>
          </table:table-cell>
          <table:table-cell table:style-name="ce5" table:formula="of:=thermagon_k * burner_A * [.H419] / thermagon_L" office:value-type="float" office:value="1448.83105013586" calcext:value-type="float">
            <text:p>1449</text:p>
          </table:table-cell>
          <table:table-cell table:style-name="ce5" table:formula="of:=[.I419]/C_per_s_to_W*time_incr" office:value-type="float" office:value="2076.28410738873" calcext:value-type="float">
            <text:p>2076</text:p>
          </table:table-cell>
          <table:table-cell table:style-name="ce7" table:formula="of:=[.J418]" office:value-type="float" office:value="2074.37454269433" calcext:value-type="float">
            <text:p>2074.4</text:p>
          </table:table-cell>
          <table:table-cell table:style-name="ce7" table:formula="of:=[.K418]" office:value-type="float" office:value="2073.16566154512" calcext:value-type="float">
            <text:p>2073.2</text:p>
          </table:table-cell>
          <table:table-cell table:style-name="ce7" table:formula="of:=[.L418]" office:value-type="float" office:value="2073.46090233923" calcext:value-type="float">
            <text:p>2073.5</text:p>
          </table:table-cell>
          <table:table-cell table:style-name="ce7" table:formula="of:=[.M418]" office:value-type="float" office:value="2076.31568780051" calcext:value-type="float">
            <text:p>2076.3</text:p>
          </table:table-cell>
          <table:table-cell table:style-name="ce7" table:formula="of:=[.N418]" office:value-type="float" office:value="2082.97321166079" calcext:value-type="float">
            <text:p>2083.0</text:p>
          </table:table-cell>
          <table:table-cell table:style-name="ce7" table:formula="of:=[.O418]" office:value-type="float" office:value="2094.71000525132" calcext:value-type="float">
            <text:p>2094.7</text:p>
          </table:table-cell>
          <table:table-cell table:style-name="ce7" table:formula="of:=[.P418]" office:value-type="float" office:value="2112.53834996574" calcext:value-type="float">
            <text:p>2112.5</text:p>
          </table:table-cell>
          <table:table-cell table:style-name="ce7" table:formula="of:=[.Q418]" office:value-type="float" office:value="2136.657402226" calcext:value-type="float">
            <text:p>2136.7</text:p>
          </table:table-cell>
          <table:table-cell table:style-name="ce7" table:formula="of:=[.R418]" office:value-type="float" office:value="2165.43141305485" calcext:value-type="float">
            <text:p>2165.4</text:p>
          </table:table-cell>
          <table:table-cell table:style-name="ce5" table:formula="of:=SUMPRODUCT([.J419:.S419];pot_heat_diffusion)" office:value-type="float" office:value="2087.85394684759" calcext:value-type="float">
            <text:p>2088</text:p>
          </table:table-cell>
          <table:table-cell table:style-name="ce5" table:formula="of:=[.V418]*leakage_out" office:value-type="float" office:value="1702.66138008173" calcext:value-type="float">
            <text:p>1703</text:p>
          </table:table-cell>
          <table:table-cell table:style-name="ce5" table:formula="of:=[.V418]+[.T419]-[.U419]" office:value-type="float" office:value="284162.089247054" calcext:value-type="float">
            <text:p>284162</text:p>
          </table:table-cell>
          <table:table-cell table:style-name="ce12" table:formula="of:= temp_out + [.V419]/pot_water_mass" office:value-type="float" office:value="120.090237380433" calcext:value-type="float">
            <text:p>120.1</text:p>
          </table:table-cell>
          <table:table-cell table:style-name="ce7" table:formula="of:=IF([.G419]&gt;thermagon_temp_max;0;IF([.W4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3" table:formula="of:=burner_C_per_s * [.X419]/100 * time_incr" office:value-type="float" office:value="2149.61306964746" calcext:value-type="float">
            <text:p>2150</text:p>
          </table:table-cell>
          <table:table-cell table:style-name="ce3" table:formula="of:=[.B420]" office:value-type="float" office:value="2149.61306964746" calcext:value-type="float">
            <text:p>2150</text:p>
          </table:table-cell>
          <table:table-cell table:style-name="ce3" table:formula="of:=[.C419]" office:value-type="float" office:value="2149.61306964746" calcext:value-type="float">
            <text:p>2150</text:p>
          </table:table-cell>
          <table:table-cell table:style-name="ce5" table:formula="of:=SUMPRODUCT([.B420:.D420];burner_heat_diffusion)" office:value-type="float" office:value="2149.61306964746" calcext:value-type="float">
            <text:p>2150</text:p>
          </table:table-cell>
          <table:table-cell table:formula="of:=[.F419]+[.E420]-[.J419]" office:value-type="float" office:value="55576.7188210495" calcext:value-type="float">
            <text:p>55577</text:p>
          </table:table-cell>
          <table:table-cell table:style-name="ce7" table:formula="of:=temp_out + [.F420] / burner_heat_mass" office:value-type="float" office:value="131.153437642099" calcext:value-type="float">
            <text:p>131.2</text:p>
          </table:table-cell>
          <table:table-cell table:style-name="ce7" table:formula="of:=[.G420]-[.W419]" office:value-type="float" office:value="11.0632002616663" calcext:value-type="float">
            <text:p>11.1</text:p>
          </table:table-cell>
          <table:table-cell table:style-name="ce5" table:formula="of:=thermagon_k * burner_A * [.H420] / thermagon_L" office:value-type="float" office:value="1450.27064800631" calcext:value-type="float">
            <text:p>1450</text:p>
          </table:table-cell>
          <table:table-cell table:style-name="ce5" table:formula="of:=[.I420]/C_per_s_to_W*time_incr" office:value-type="float" office:value="2078.34715965364" calcext:value-type="float">
            <text:p>2078</text:p>
          </table:table-cell>
          <table:table-cell table:style-name="ce7" table:formula="of:=[.J419]" office:value-type="float" office:value="2076.28410738873" calcext:value-type="float">
            <text:p>2076.3</text:p>
          </table:table-cell>
          <table:table-cell table:style-name="ce7" table:formula="of:=[.K419]" office:value-type="float" office:value="2074.37454269433" calcext:value-type="float">
            <text:p>2074.4</text:p>
          </table:table-cell>
          <table:table-cell table:style-name="ce7" table:formula="of:=[.L419]" office:value-type="float" office:value="2073.16566154512" calcext:value-type="float">
            <text:p>2073.2</text:p>
          </table:table-cell>
          <table:table-cell table:style-name="ce7" table:formula="of:=[.M419]" office:value-type="float" office:value="2073.46090233923" calcext:value-type="float">
            <text:p>2073.5</text:p>
          </table:table-cell>
          <table:table-cell table:style-name="ce7" table:formula="of:=[.N419]" office:value-type="float" office:value="2076.31568780051" calcext:value-type="float">
            <text:p>2076.3</text:p>
          </table:table-cell>
          <table:table-cell table:style-name="ce7" table:formula="of:=[.O419]" office:value-type="float" office:value="2082.97321166079" calcext:value-type="float">
            <text:p>2083.0</text:p>
          </table:table-cell>
          <table:table-cell table:style-name="ce7" table:formula="of:=[.P419]" office:value-type="float" office:value="2094.71000525132" calcext:value-type="float">
            <text:p>2094.7</text:p>
          </table:table-cell>
          <table:table-cell table:style-name="ce7" table:formula="of:=[.Q419]" office:value-type="float" office:value="2112.53834996574" calcext:value-type="float">
            <text:p>2112.5</text:p>
          </table:table-cell>
          <table:table-cell table:style-name="ce7" table:formula="of:=[.R419]" office:value-type="float" office:value="2136.657402226" calcext:value-type="float">
            <text:p>2136.7</text:p>
          </table:table-cell>
          <table:table-cell table:style-name="ce5" table:formula="of:=SUMPRODUCT([.J420:.S420];pot_heat_diffusion)" office:value-type="float" office:value="2081.03028610592" calcext:value-type="float">
            <text:p>2081</text:p>
          </table:table-cell>
          <table:table-cell table:style-name="ce5" table:formula="of:=[.V419]*leakage_out" office:value-type="float" office:value="1704.97253548232" calcext:value-type="float">
            <text:p>1705</text:p>
          </table:table-cell>
          <table:table-cell table:style-name="ce5" table:formula="of:=[.V419]+[.T420]-[.U420]" office:value-type="float" office:value="284538.146997677" calcext:value-type="float">
            <text:p>284538</text:p>
          </table:table-cell>
          <table:table-cell table:style-name="ce12" table:formula="of:= temp_out + [.V420]/pot_water_mass" office:value-type="float" office:value="120.222695969924" calcext:value-type="float">
            <text:p>120.2</text:p>
          </table:table-cell>
          <table:table-cell table:style-name="ce7" table:formula="of:=IF([.G420]&gt;thermagon_temp_max;0;IF([.W4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3" table:formula="of:=burner_C_per_s * [.X420]/100 * time_incr" office:value-type="float" office:value="2149.61306964746" calcext:value-type="float">
            <text:p>2150</text:p>
          </table:table-cell>
          <table:table-cell table:style-name="ce3" table:formula="of:=[.B421]" office:value-type="float" office:value="2149.61306964746" calcext:value-type="float">
            <text:p>2150</text:p>
          </table:table-cell>
          <table:table-cell table:style-name="ce3" table:formula="of:=[.C420]" office:value-type="float" office:value="2149.61306964746" calcext:value-type="float">
            <text:p>2150</text:p>
          </table:table-cell>
          <table:table-cell table:style-name="ce5" table:formula="of:=SUMPRODUCT([.B421:.D421];burner_heat_diffusion)" office:value-type="float" office:value="2149.61306964746" calcext:value-type="float">
            <text:p>2150</text:p>
          </table:table-cell>
          <table:table-cell table:formula="of:=[.F420]+[.E421]-[.J420]" office:value-type="float" office:value="55647.9847310433" calcext:value-type="float">
            <text:p>55648</text:p>
          </table:table-cell>
          <table:table-cell table:style-name="ce7" table:formula="of:=temp_out + [.F421] / burner_heat_mass" office:value-type="float" office:value="131.295969462087" calcext:value-type="float">
            <text:p>131.3</text:p>
          </table:table-cell>
          <table:table-cell table:style-name="ce7" table:formula="of:=[.G421]-[.W420]" office:value-type="float" office:value="11.0732734921623" calcext:value-type="float">
            <text:p>11.1</text:p>
          </table:table-cell>
          <table:table-cell table:style-name="ce5" table:formula="of:=thermagon_k * burner_A * [.H421] / thermagon_L" office:value-type="float" office:value="1451.59114390021" calcext:value-type="float">
            <text:p>1452</text:p>
          </table:table-cell>
          <table:table-cell table:style-name="ce5" table:formula="of:=[.I421]/C_per_s_to_W*time_incr" office:value-type="float" office:value="2080.23952980827" calcext:value-type="float">
            <text:p>2080</text:p>
          </table:table-cell>
          <table:table-cell table:style-name="ce7" table:formula="of:=[.J420]" office:value-type="float" office:value="2078.34715965364" calcext:value-type="float">
            <text:p>2078.3</text:p>
          </table:table-cell>
          <table:table-cell table:style-name="ce7" table:formula="of:=[.K420]" office:value-type="float" office:value="2076.28410738873" calcext:value-type="float">
            <text:p>2076.3</text:p>
          </table:table-cell>
          <table:table-cell table:style-name="ce7" table:formula="of:=[.L420]" office:value-type="float" office:value="2074.37454269433" calcext:value-type="float">
            <text:p>2074.4</text:p>
          </table:table-cell>
          <table:table-cell table:style-name="ce7" table:formula="of:=[.M420]" office:value-type="float" office:value="2073.16566154512" calcext:value-type="float">
            <text:p>2073.2</text:p>
          </table:table-cell>
          <table:table-cell table:style-name="ce7" table:formula="of:=[.N420]" office:value-type="float" office:value="2073.46090233923" calcext:value-type="float">
            <text:p>2073.5</text:p>
          </table:table-cell>
          <table:table-cell table:style-name="ce7" table:formula="of:=[.O420]" office:value-type="float" office:value="2076.31568780051" calcext:value-type="float">
            <text:p>2076.3</text:p>
          </table:table-cell>
          <table:table-cell table:style-name="ce7" table:formula="of:=[.P420]" office:value-type="float" office:value="2082.97321166079" calcext:value-type="float">
            <text:p>2083.0</text:p>
          </table:table-cell>
          <table:table-cell table:style-name="ce7" table:formula="of:=[.Q420]" office:value-type="float" office:value="2094.71000525132" calcext:value-type="float">
            <text:p>2094.7</text:p>
          </table:table-cell>
          <table:table-cell table:style-name="ce7" table:formula="of:=[.R420]" office:value-type="float" office:value="2112.53834996574" calcext:value-type="float">
            <text:p>2112.5</text:p>
          </table:table-cell>
          <table:table-cell table:style-name="ce5" table:formula="of:=SUMPRODUCT([.J421:.S421];pot_heat_diffusion)" office:value-type="float" office:value="2077.43046381909" calcext:value-type="float">
            <text:p>2077</text:p>
          </table:table-cell>
          <table:table-cell table:style-name="ce5" table:formula="of:=[.V420]*leakage_out" office:value-type="float" office:value="1707.22888198606" calcext:value-type="float">
            <text:p>1707</text:p>
          </table:table-cell>
          <table:table-cell table:style-name="ce5" table:formula="of:=[.V420]+[.T421]-[.U421]" office:value-type="float" office:value="284908.34857951" calcext:value-type="float">
            <text:p>284908</text:p>
          </table:table-cell>
          <table:table-cell table:style-name="ce12" table:formula="of:= temp_out + [.V421]/pot_water_mass" office:value-type="float" office:value="120.353091844696" calcext:value-type="float">
            <text:p>120.4</text:p>
          </table:table-cell>
          <table:table-cell table:style-name="ce7" table:formula="of:=IF([.G421]&gt;thermagon_temp_max;0;IF([.W4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3" table:formula="of:=burner_C_per_s * [.X421]/100 * time_incr" office:value-type="float" office:value="2149.61306964746" calcext:value-type="float">
            <text:p>2150</text:p>
          </table:table-cell>
          <table:table-cell table:style-name="ce3" table:formula="of:=[.B422]" office:value-type="float" office:value="2149.61306964746" calcext:value-type="float">
            <text:p>2150</text:p>
          </table:table-cell>
          <table:table-cell table:style-name="ce3" table:formula="of:=[.C421]" office:value-type="float" office:value="2149.61306964746" calcext:value-type="float">
            <text:p>2150</text:p>
          </table:table-cell>
          <table:table-cell table:style-name="ce5" table:formula="of:=SUMPRODUCT([.B422:.D422];burner_heat_diffusion)" office:value-type="float" office:value="2149.61306964746" calcext:value-type="float">
            <text:p>2150</text:p>
          </table:table-cell>
          <table:table-cell table:formula="of:=[.F421]+[.E422]-[.J421]" office:value-type="float" office:value="55717.3582708825" calcext:value-type="float">
            <text:p>55717</text:p>
          </table:table-cell>
          <table:table-cell table:style-name="ce7" table:formula="of:=temp_out + [.F422] / burner_heat_mass" office:value-type="float" office:value="131.434716541765" calcext:value-type="float">
            <text:p>131.4</text:p>
          </table:table-cell>
          <table:table-cell table:style-name="ce7" table:formula="of:=[.G422]-[.W421]" office:value-type="float" office:value="11.0816246970691" calcext:value-type="float">
            <text:p>11.1</text:p>
          </table:table-cell>
          <table:table-cell table:style-name="ce5" table:formula="of:=thermagon_k * burner_A * [.H422] / thermagon_L" office:value-type="float" office:value="1452.68590012494" calcext:value-type="float">
            <text:p>1453</text:p>
          </table:table-cell>
          <table:table-cell table:style-name="ce5" table:formula="of:=[.I422]/C_per_s_to_W*time_incr" office:value-type="float" office:value="2081.80839800077" calcext:value-type="float">
            <text:p>2082</text:p>
          </table:table-cell>
          <table:table-cell table:style-name="ce7" table:formula="of:=[.J421]" office:value-type="float" office:value="2080.23952980827" calcext:value-type="float">
            <text:p>2080.2</text:p>
          </table:table-cell>
          <table:table-cell table:style-name="ce7" table:formula="of:=[.K421]" office:value-type="float" office:value="2078.34715965364" calcext:value-type="float">
            <text:p>2078.3</text:p>
          </table:table-cell>
          <table:table-cell table:style-name="ce7" table:formula="of:=[.L421]" office:value-type="float" office:value="2076.28410738873" calcext:value-type="float">
            <text:p>2076.3</text:p>
          </table:table-cell>
          <table:table-cell table:style-name="ce7" table:formula="of:=[.M421]" office:value-type="float" office:value="2074.37454269433" calcext:value-type="float">
            <text:p>2074.4</text:p>
          </table:table-cell>
          <table:table-cell table:style-name="ce7" table:formula="of:=[.N421]" office:value-type="float" office:value="2073.16566154512" calcext:value-type="float">
            <text:p>2073.2</text:p>
          </table:table-cell>
          <table:table-cell table:style-name="ce7" table:formula="of:=[.O421]" office:value-type="float" office:value="2073.46090233923" calcext:value-type="float">
            <text:p>2073.5</text:p>
          </table:table-cell>
          <table:table-cell table:style-name="ce7" table:formula="of:=[.P421]" office:value-type="float" office:value="2076.31568780051" calcext:value-type="float">
            <text:p>2076.3</text:p>
          </table:table-cell>
          <table:table-cell table:style-name="ce7" table:formula="of:=[.Q421]" office:value-type="float" office:value="2082.97321166079" calcext:value-type="float">
            <text:p>2083.0</text:p>
          </table:table-cell>
          <table:table-cell table:style-name="ce7" table:formula="of:=[.R421]" office:value-type="float" office:value="2094.71000525132" calcext:value-type="float">
            <text:p>2094.7</text:p>
          </table:table-cell>
          <table:table-cell table:style-name="ce5" table:formula="of:=SUMPRODUCT([.J422:.S422];pot_heat_diffusion)" office:value-type="float" office:value="2076.17627810621" calcext:value-type="float">
            <text:p>2076</text:p>
          </table:table-cell>
          <table:table-cell table:style-name="ce5" table:formula="of:=[.V421]*leakage_out" office:value-type="float" office:value="1709.45009147706" calcext:value-type="float">
            <text:p>1709</text:p>
          </table:table-cell>
          <table:table-cell table:style-name="ce5" table:formula="of:=[.V421]+[.T422]-[.U422]" office:value-type="float" office:value="285275.07476614" calcext:value-type="float">
            <text:p>285275</text:p>
          </table:table-cell>
          <table:table-cell table:style-name="ce12" table:formula="of:= temp_out + [.V422]/pot_water_mass" office:value-type="float" office:value="120.482263583159" calcext:value-type="float">
            <text:p>120.5</text:p>
          </table:table-cell>
          <table:table-cell table:style-name="ce7" table:formula="of:=IF([.G422]&gt;thermagon_temp_max;0;IF([.W4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3" table:formula="of:=burner_C_per_s * [.X422]/100 * time_incr" office:value-type="float" office:value="2149.61306964746" calcext:value-type="float">
            <text:p>2150</text:p>
          </table:table-cell>
          <table:table-cell table:style-name="ce3" table:formula="of:=[.B423]" office:value-type="float" office:value="2149.61306964746" calcext:value-type="float">
            <text:p>2150</text:p>
          </table:table-cell>
          <table:table-cell table:style-name="ce3" table:formula="of:=[.C422]" office:value-type="float" office:value="2149.61306964746" calcext:value-type="float">
            <text:p>2150</text:p>
          </table:table-cell>
          <table:table-cell table:style-name="ce5" table:formula="of:=SUMPRODUCT([.B423:.D423];burner_heat_diffusion)" office:value-type="float" office:value="2149.61306964746" calcext:value-type="float">
            <text:p>2150</text:p>
          </table:table-cell>
          <table:table-cell table:formula="of:=[.F422]+[.E423]-[.J422]" office:value-type="float" office:value="55785.1629425292" calcext:value-type="float">
            <text:p>55785</text:p>
          </table:table-cell>
          <table:table-cell table:style-name="ce7" table:formula="of:=temp_out + [.F423] / burner_heat_mass" office:value-type="float" office:value="131.570325885058" calcext:value-type="float">
            <text:p>131.6</text:p>
          </table:table-cell>
          <table:table-cell table:style-name="ce7" table:formula="of:=[.G423]-[.W422]" office:value-type="float" office:value="11.0880623018995" calcext:value-type="float">
            <text:p>11.1</text:p>
          </table:table-cell>
          <table:table-cell table:style-name="ce5" table:formula="of:=thermagon_k * burner_A * [.H423] / thermagon_L" office:value-type="float" office:value="1453.52980325496" calcext:value-type="float">
            <text:p>1454</text:p>
          </table:table-cell>
          <table:table-cell table:style-name="ce5" table:formula="of:=[.I423]/C_per_s_to_W*time_incr" office:value-type="float" office:value="2083.01777479932" calcext:value-type="float">
            <text:p>2083</text:p>
          </table:table-cell>
          <table:table-cell table:style-name="ce7" table:formula="of:=[.J422]" office:value-type="float" office:value="2081.80839800077" calcext:value-type="float">
            <text:p>2081.8</text:p>
          </table:table-cell>
          <table:table-cell table:style-name="ce7" table:formula="of:=[.K422]" office:value-type="float" office:value="2080.23952980827" calcext:value-type="float">
            <text:p>2080.2</text:p>
          </table:table-cell>
          <table:table-cell table:style-name="ce7" table:formula="of:=[.L422]" office:value-type="float" office:value="2078.34715965364" calcext:value-type="float">
            <text:p>2078.3</text:p>
          </table:table-cell>
          <table:table-cell table:style-name="ce7" table:formula="of:=[.M422]" office:value-type="float" office:value="2076.28410738873" calcext:value-type="float">
            <text:p>2076.3</text:p>
          </table:table-cell>
          <table:table-cell table:style-name="ce7" table:formula="of:=[.N422]" office:value-type="float" office:value="2074.37454269433" calcext:value-type="float">
            <text:p>2074.4</text:p>
          </table:table-cell>
          <table:table-cell table:style-name="ce7" table:formula="of:=[.O422]" office:value-type="float" office:value="2073.16566154512" calcext:value-type="float">
            <text:p>2073.2</text:p>
          </table:table-cell>
          <table:table-cell table:style-name="ce7" table:formula="of:=[.P422]" office:value-type="float" office:value="2073.46090233923" calcext:value-type="float">
            <text:p>2073.5</text:p>
          </table:table-cell>
          <table:table-cell table:style-name="ce7" table:formula="of:=[.Q422]" office:value-type="float" office:value="2076.31568780051" calcext:value-type="float">
            <text:p>2076.3</text:p>
          </table:table-cell>
          <table:table-cell table:style-name="ce7" table:formula="of:=[.R422]" office:value-type="float" office:value="2082.97321166079" calcext:value-type="float">
            <text:p>2083.0</text:p>
          </table:table-cell>
          <table:table-cell table:style-name="ce5" table:formula="of:=SUMPRODUCT([.J423:.S423];pot_heat_diffusion)" office:value-type="float" office:value="2076.44154742878" calcext:value-type="float">
            <text:p>2076</text:p>
          </table:table-cell>
          <table:table-cell table:style-name="ce5" table:formula="of:=[.V422]*leakage_out" office:value-type="float" office:value="1711.65044859684" calcext:value-type="float">
            <text:p>1712</text:p>
          </table:table-cell>
          <table:table-cell table:style-name="ce5" table:formula="of:=[.V422]+[.T423]-[.U423]" office:value-type="float" office:value="285639.865864971" calcext:value-type="float">
            <text:p>285640</text:p>
          </table:table-cell>
          <table:table-cell table:style-name="ce12" table:formula="of:= temp_out + [.V423]/pot_water_mass" office:value-type="float" office:value="120.610753726841" calcext:value-type="float">
            <text:p>120.6</text:p>
          </table:table-cell>
          <table:table-cell table:style-name="ce7" table:formula="of:=IF([.G423]&gt;thermagon_temp_max;0;IF([.W4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3" table:formula="of:=burner_C_per_s * [.X423]/100 * time_incr" office:value-type="float" office:value="2149.61306964746" calcext:value-type="float">
            <text:p>2150</text:p>
          </table:table-cell>
          <table:table-cell table:style-name="ce3" table:formula="of:=[.B424]" office:value-type="float" office:value="2149.61306964746" calcext:value-type="float">
            <text:p>2150</text:p>
          </table:table-cell>
          <table:table-cell table:style-name="ce3" table:formula="of:=[.C423]" office:value-type="float" office:value="2149.61306964746" calcext:value-type="float">
            <text:p>2150</text:p>
          </table:table-cell>
          <table:table-cell table:style-name="ce5" table:formula="of:=SUMPRODUCT([.B424:.D424];burner_heat_diffusion)" office:value-type="float" office:value="2149.61306964746" calcext:value-type="float">
            <text:p>2150</text:p>
          </table:table-cell>
          <table:table-cell table:formula="of:=[.F423]+[.E424]-[.J423]" office:value-type="float" office:value="55851.7582373773" calcext:value-type="float">
            <text:p>55852</text:p>
          </table:table-cell>
          <table:table-cell table:style-name="ce7" table:formula="of:=temp_out + [.F424] / burner_heat_mass" office:value-type="float" office:value="131.703516474755" calcext:value-type="float">
            <text:p>131.7</text:p>
          </table:table-cell>
          <table:table-cell table:style-name="ce7" table:formula="of:=[.G424]-[.W423]" office:value-type="float" office:value="11.0927627479137" calcext:value-type="float">
            <text:p>11.1</text:p>
          </table:table-cell>
          <table:table-cell table:style-name="ce5" table:formula="of:=thermagon_k * burner_A * [.H424] / thermagon_L" office:value-type="float" office:value="1454.14598290694" calcext:value-type="float">
            <text:p>1454</text:p>
          </table:table-cell>
          <table:table-cell table:style-name="ce5" table:formula="of:=[.I424]/C_per_s_to_W*time_incr" office:value-type="float" office:value="2083.90080668807" calcext:value-type="float">
            <text:p>2084</text:p>
          </table:table-cell>
          <table:table-cell table:style-name="ce7" table:formula="of:=[.J423]" office:value-type="float" office:value="2083.01777479932" calcext:value-type="float">
            <text:p>2083.0</text:p>
          </table:table-cell>
          <table:table-cell table:style-name="ce7" table:formula="of:=[.K423]" office:value-type="float" office:value="2081.80839800077" calcext:value-type="float">
            <text:p>2081.8</text:p>
          </table:table-cell>
          <table:table-cell table:style-name="ce7" table:formula="of:=[.L423]" office:value-type="float" office:value="2080.23952980827" calcext:value-type="float">
            <text:p>2080.2</text:p>
          </table:table-cell>
          <table:table-cell table:style-name="ce7" table:formula="of:=[.M423]" office:value-type="float" office:value="2078.34715965364" calcext:value-type="float">
            <text:p>2078.3</text:p>
          </table:table-cell>
          <table:table-cell table:style-name="ce7" table:formula="of:=[.N423]" office:value-type="float" office:value="2076.28410738873" calcext:value-type="float">
            <text:p>2076.3</text:p>
          </table:table-cell>
          <table:table-cell table:style-name="ce7" table:formula="of:=[.O423]" office:value-type="float" office:value="2074.37454269433" calcext:value-type="float">
            <text:p>2074.4</text:p>
          </table:table-cell>
          <table:table-cell table:style-name="ce7" table:formula="of:=[.P423]" office:value-type="float" office:value="2073.16566154512" calcext:value-type="float">
            <text:p>2073.2</text:p>
          </table:table-cell>
          <table:table-cell table:style-name="ce7" table:formula="of:=[.Q423]" office:value-type="float" office:value="2073.46090233923" calcext:value-type="float">
            <text:p>2073.5</text:p>
          </table:table-cell>
          <table:table-cell table:style-name="ce7" table:formula="of:=[.R423]" office:value-type="float" office:value="2076.31568780051" calcext:value-type="float">
            <text:p>2076.3</text:p>
          </table:table-cell>
          <table:table-cell table:style-name="ce5" table:formula="of:=SUMPRODUCT([.J424:.S424];pot_heat_diffusion)" office:value-type="float" office:value="2077.5514086443" calcext:value-type="float">
            <text:p>2078</text:p>
          </table:table-cell>
          <table:table-cell table:style-name="ce5" table:formula="of:=[.V423]*leakage_out" office:value-type="float" office:value="1713.83919518983" calcext:value-type="float">
            <text:p>1714</text:p>
          </table:table-cell>
          <table:table-cell table:style-name="ce5" table:formula="of:=[.V423]+[.T424]-[.U424]" office:value-type="float" office:value="286003.578078426" calcext:value-type="float">
            <text:p>286004</text:p>
          </table:table-cell>
          <table:table-cell table:style-name="ce12" table:formula="of:= temp_out + [.V424]/pot_water_mass" office:value-type="float" office:value="120.738863855392" calcext:value-type="float">
            <text:p>120.7</text:p>
          </table:table-cell>
          <table:table-cell table:style-name="ce7" table:formula="of:=IF([.G424]&gt;thermagon_temp_max;0;IF([.W4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3" table:formula="of:=burner_C_per_s * [.X424]/100 * time_incr" office:value-type="float" office:value="2149.61306964746" calcext:value-type="float">
            <text:p>2150</text:p>
          </table:table-cell>
          <table:table-cell table:style-name="ce3" table:formula="of:=[.B425]" office:value-type="float" office:value="2149.61306964746" calcext:value-type="float">
            <text:p>2150</text:p>
          </table:table-cell>
          <table:table-cell table:style-name="ce3" table:formula="of:=[.C424]" office:value-type="float" office:value="2149.61306964746" calcext:value-type="float">
            <text:p>2150</text:p>
          </table:table-cell>
          <table:table-cell table:style-name="ce5" table:formula="of:=SUMPRODUCT([.B425:.D425];burner_heat_diffusion)" office:value-type="float" office:value="2149.61306964746" calcext:value-type="float">
            <text:p>2150</text:p>
          </table:table-cell>
          <table:table-cell table:formula="of:=[.F424]+[.E425]-[.J424]" office:value-type="float" office:value="55917.4705003367" calcext:value-type="float">
            <text:p>55917</text:p>
          </table:table-cell>
          <table:table-cell table:style-name="ce7" table:formula="of:=temp_out + [.F425] / burner_heat_mass" office:value-type="float" office:value="131.834941000673" calcext:value-type="float">
            <text:p>131.8</text:p>
          </table:table-cell>
          <table:table-cell table:style-name="ce7" table:formula="of:=[.G425]-[.W424]" office:value-type="float" office:value="11.0960771452812" calcext:value-type="float">
            <text:p>11.1</text:p>
          </table:table-cell>
          <table:table-cell table:style-name="ce5" table:formula="of:=thermagon_k * burner_A * [.H425] / thermagon_L" office:value-type="float" office:value="1454.58046597733" calcext:value-type="float">
            <text:p>1455</text:p>
          </table:table-cell>
          <table:table-cell table:style-name="ce5" table:formula="of:=[.I425]/C_per_s_to_W*time_incr" office:value-type="float" office:value="2084.52345367917" calcext:value-type="float">
            <text:p>2085</text:p>
          </table:table-cell>
          <table:table-cell table:style-name="ce7" table:formula="of:=[.J424]" office:value-type="float" office:value="2083.90080668807" calcext:value-type="float">
            <text:p>2083.9</text:p>
          </table:table-cell>
          <table:table-cell table:style-name="ce7" table:formula="of:=[.K424]" office:value-type="float" office:value="2083.01777479932" calcext:value-type="float">
            <text:p>2083.0</text:p>
          </table:table-cell>
          <table:table-cell table:style-name="ce7" table:formula="of:=[.L424]" office:value-type="float" office:value="2081.80839800077" calcext:value-type="float">
            <text:p>2081.8</text:p>
          </table:table-cell>
          <table:table-cell table:style-name="ce7" table:formula="of:=[.M424]" office:value-type="float" office:value="2080.23952980827" calcext:value-type="float">
            <text:p>2080.2</text:p>
          </table:table-cell>
          <table:table-cell table:style-name="ce7" table:formula="of:=[.N424]" office:value-type="float" office:value="2078.34715965364" calcext:value-type="float">
            <text:p>2078.3</text:p>
          </table:table-cell>
          <table:table-cell table:style-name="ce7" table:formula="of:=[.O424]" office:value-type="float" office:value="2076.28410738873" calcext:value-type="float">
            <text:p>2076.3</text:p>
          </table:table-cell>
          <table:table-cell table:style-name="ce7" table:formula="of:=[.P424]" office:value-type="float" office:value="2074.37454269433" calcext:value-type="float">
            <text:p>2074.4</text:p>
          </table:table-cell>
          <table:table-cell table:style-name="ce7" table:formula="of:=[.Q424]" office:value-type="float" office:value="2073.16566154512" calcext:value-type="float">
            <text:p>2073.2</text:p>
          </table:table-cell>
          <table:table-cell table:style-name="ce7" table:formula="of:=[.R424]" office:value-type="float" office:value="2073.46090233923" calcext:value-type="float">
            <text:p>2073.5</text:p>
          </table:table-cell>
          <table:table-cell table:style-name="ce5" table:formula="of:=SUMPRODUCT([.J425:.S425];pot_heat_diffusion)" office:value-type="float" office:value="2079.01172219296" calcext:value-type="float">
            <text:p>2079</text:p>
          </table:table-cell>
          <table:table-cell table:style-name="ce5" table:formula="of:=[.V424]*leakage_out" office:value-type="float" office:value="1716.02146847056" calcext:value-type="float">
            <text:p>1716</text:p>
          </table:table-cell>
          <table:table-cell table:style-name="ce5" table:formula="of:=[.V424]+[.T425]-[.U425]" office:value-type="float" office:value="286366.568332148" calcext:value-type="float">
            <text:p>286367</text:p>
          </table:table-cell>
          <table:table-cell table:style-name="ce12" table:formula="of:= temp_out + [.V425]/pot_water_mass" office:value-type="float" office:value="120.866719688512" calcext:value-type="float">
            <text:p>120.9</text:p>
          </table:table-cell>
          <table:table-cell table:style-name="ce7" table:formula="of:=IF([.G425]&gt;thermagon_temp_max;0;IF([.W4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3" table:formula="of:=burner_C_per_s * [.X425]/100 * time_incr" office:value-type="float" office:value="2149.61306964746" calcext:value-type="float">
            <text:p>2150</text:p>
          </table:table-cell>
          <table:table-cell table:style-name="ce3" table:formula="of:=[.B426]" office:value-type="float" office:value="2149.61306964746" calcext:value-type="float">
            <text:p>2150</text:p>
          </table:table-cell>
          <table:table-cell table:style-name="ce3" table:formula="of:=[.C425]" office:value-type="float" office:value="2149.61306964746" calcext:value-type="float">
            <text:p>2150</text:p>
          </table:table-cell>
          <table:table-cell table:style-name="ce5" table:formula="of:=SUMPRODUCT([.B426:.D426];burner_heat_diffusion)" office:value-type="float" office:value="2149.61306964746" calcext:value-type="float">
            <text:p>2150</text:p>
          </table:table-cell>
          <table:table-cell table:formula="of:=[.F425]+[.E426]-[.J425]" office:value-type="float" office:value="55982.560116305" calcext:value-type="float">
            <text:p>55983</text:p>
          </table:table-cell>
          <table:table-cell table:style-name="ce7" table:formula="of:=temp_out + [.F426] / burner_heat_mass" office:value-type="float" office:value="131.96512023261" calcext:value-type="float">
            <text:p>132.0</text:p>
          </table:table-cell>
          <table:table-cell table:style-name="ce7" table:formula="of:=[.G426]-[.W425]" office:value-type="float" office:value="11.0984005440976" calcext:value-type="float">
            <text:p>11.1</text:p>
          </table:table-cell>
          <table:table-cell table:style-name="ce5" table:formula="of:=thermagon_k * burner_A * [.H426] / thermagon_L" office:value-type="float" office:value="1454.88503943052" calcext:value-type="float">
            <text:p>1455</text:p>
          </table:table-cell>
          <table:table-cell table:style-name="ce5" table:formula="of:=[.I426]/C_per_s_to_W*time_incr" office:value-type="float" office:value="2084.95993039627" calcext:value-type="float">
            <text:p>2085</text:p>
          </table:table-cell>
          <table:table-cell table:style-name="ce7" table:formula="of:=[.J425]" office:value-type="float" office:value="2084.52345367917" calcext:value-type="float">
            <text:p>2084.5</text:p>
          </table:table-cell>
          <table:table-cell table:style-name="ce7" table:formula="of:=[.K425]" office:value-type="float" office:value="2083.90080668807" calcext:value-type="float">
            <text:p>2083.9</text:p>
          </table:table-cell>
          <table:table-cell table:style-name="ce7" table:formula="of:=[.L425]" office:value-type="float" office:value="2083.01777479932" calcext:value-type="float">
            <text:p>2083.0</text:p>
          </table:table-cell>
          <table:table-cell table:style-name="ce7" table:formula="of:=[.M425]" office:value-type="float" office:value="2081.80839800077" calcext:value-type="float">
            <text:p>2081.8</text:p>
          </table:table-cell>
          <table:table-cell table:style-name="ce7" table:formula="of:=[.N425]" office:value-type="float" office:value="2080.23952980827" calcext:value-type="float">
            <text:p>2080.2</text:p>
          </table:table-cell>
          <table:table-cell table:style-name="ce7" table:formula="of:=[.O425]" office:value-type="float" office:value="2078.34715965364" calcext:value-type="float">
            <text:p>2078.3</text:p>
          </table:table-cell>
          <table:table-cell table:style-name="ce7" table:formula="of:=[.P425]" office:value-type="float" office:value="2076.28410738873" calcext:value-type="float">
            <text:p>2076.3</text:p>
          </table:table-cell>
          <table:table-cell table:style-name="ce7" table:formula="of:=[.Q425]" office:value-type="float" office:value="2074.37454269433" calcext:value-type="float">
            <text:p>2074.4</text:p>
          </table:table-cell>
          <table:table-cell table:style-name="ce7" table:formula="of:=[.R425]" office:value-type="float" office:value="2073.16566154512" calcext:value-type="float">
            <text:p>2073.2</text:p>
          </table:table-cell>
          <table:table-cell table:style-name="ce5" table:formula="of:=SUMPRODUCT([.J426:.S426];pot_heat_diffusion)" office:value-type="float" office:value="2080.49927023875" calcext:value-type="float">
            <text:p>2080</text:p>
          </table:table-cell>
          <table:table-cell table:style-name="ce5" table:formula="of:=[.V425]*leakage_out" office:value-type="float" office:value="1718.19940999289" calcext:value-type="float">
            <text:p>1718</text:p>
          </table:table-cell>
          <table:table-cell table:style-name="ce5" table:formula="of:=[.V425]+[.T426]-[.U426]" office:value-type="float" office:value="286728.868192394" calcext:value-type="float">
            <text:p>286729</text:p>
          </table:table-cell>
          <table:table-cell table:style-name="ce12" table:formula="of:= temp_out + [.V426]/pot_water_mass" office:value-type="float" office:value="120.994332344764" calcext:value-type="float">
            <text:p>121.0</text:p>
          </table:table-cell>
          <table:table-cell table:style-name="ce7" table:formula="of:=IF([.G426]&gt;thermagon_temp_max;0;IF([.W4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3" table:formula="of:=burner_C_per_s * [.X426]/100 * time_incr" office:value-type="float" office:value="2149.61306964746" calcext:value-type="float">
            <text:p>2150</text:p>
          </table:table-cell>
          <table:table-cell table:style-name="ce3" table:formula="of:=[.B427]" office:value-type="float" office:value="2149.61306964746" calcext:value-type="float">
            <text:p>2150</text:p>
          </table:table-cell>
          <table:table-cell table:style-name="ce3" table:formula="of:=[.C426]" office:value-type="float" office:value="2149.61306964746" calcext:value-type="float">
            <text:p>2150</text:p>
          </table:table-cell>
          <table:table-cell table:style-name="ce5" table:formula="of:=SUMPRODUCT([.B427:.D427];burner_heat_diffusion)" office:value-type="float" office:value="2149.61306964746" calcext:value-type="float">
            <text:p>2150</text:p>
          </table:table-cell>
          <table:table-cell table:formula="of:=[.F426]+[.E427]-[.J426]" office:value-type="float" office:value="56047.2132555562" calcext:value-type="float">
            <text:p>56047</text:p>
          </table:table-cell>
          <table:table-cell table:style-name="ce7" table:formula="of:=temp_out + [.F427] / burner_heat_mass" office:value-type="float" office:value="132.094426511112" calcext:value-type="float">
            <text:p>132.1</text:p>
          </table:table-cell>
          <table:table-cell table:style-name="ce7" table:formula="of:=[.G427]-[.W426]" office:value-type="float" office:value="11.1000941663481" calcext:value-type="float">
            <text:p>11.1</text:p>
          </table:table-cell>
          <table:table-cell table:style-name="ce5" table:formula="of:=thermagon_k * burner_A * [.H427] / thermagon_L" office:value-type="float" office:value="1455.107055717" calcext:value-type="float">
            <text:p>1455</text:p>
          </table:table-cell>
          <table:table-cell table:style-name="ce5" table:formula="of:=[.I427]/C_per_s_to_W*time_incr" office:value-type="float" office:value="2085.27809647033" calcext:value-type="float">
            <text:p>2085</text:p>
          </table:table-cell>
          <table:table-cell table:style-name="ce7" table:formula="of:=[.J426]" office:value-type="float" office:value="2084.95993039627" calcext:value-type="float">
            <text:p>2085.0</text:p>
          </table:table-cell>
          <table:table-cell table:style-name="ce7" table:formula="of:=[.K426]" office:value-type="float" office:value="2084.52345367917" calcext:value-type="float">
            <text:p>2084.5</text:p>
          </table:table-cell>
          <table:table-cell table:style-name="ce7" table:formula="of:=[.L426]" office:value-type="float" office:value="2083.90080668807" calcext:value-type="float">
            <text:p>2083.9</text:p>
          </table:table-cell>
          <table:table-cell table:style-name="ce7" table:formula="of:=[.M426]" office:value-type="float" office:value="2083.01777479932" calcext:value-type="float">
            <text:p>2083.0</text:p>
          </table:table-cell>
          <table:table-cell table:style-name="ce7" table:formula="of:=[.N426]" office:value-type="float" office:value="2081.80839800077" calcext:value-type="float">
            <text:p>2081.8</text:p>
          </table:table-cell>
          <table:table-cell table:style-name="ce7" table:formula="of:=[.O426]" office:value-type="float" office:value="2080.23952980827" calcext:value-type="float">
            <text:p>2080.2</text:p>
          </table:table-cell>
          <table:table-cell table:style-name="ce7" table:formula="of:=[.P426]" office:value-type="float" office:value="2078.34715965364" calcext:value-type="float">
            <text:p>2078.3</text:p>
          </table:table-cell>
          <table:table-cell table:style-name="ce7" table:formula="of:=[.Q426]" office:value-type="float" office:value="2076.28410738873" calcext:value-type="float">
            <text:p>2076.3</text:p>
          </table:table-cell>
          <table:table-cell table:style-name="ce7" table:formula="of:=[.R426]" office:value-type="float" office:value="2074.37454269433" calcext:value-type="float">
            <text:p>2074.4</text:p>
          </table:table-cell>
          <table:table-cell table:style-name="ce5" table:formula="of:=SUMPRODUCT([.J427:.S427];pot_heat_diffusion)" office:value-type="float" office:value="2081.83207758429" calcext:value-type="float">
            <text:p>2082</text:p>
          </table:table-cell>
          <table:table-cell table:style-name="ce5" table:formula="of:=[.V426]*leakage_out" office:value-type="float" office:value="1720.37320915437" calcext:value-type="float">
            <text:p>1720</text:p>
          </table:table-cell>
          <table:table-cell table:style-name="ce5" table:formula="of:=[.V426]+[.T427]-[.U427]" office:value-type="float" office:value="287090.327060824" calcext:value-type="float">
            <text:p>287090</text:p>
          </table:table-cell>
          <table:table-cell table:style-name="ce12" table:formula="of:= temp_out + [.V427]/pot_water_mass" office:value-type="float" office:value="121.121648778988" calcext:value-type="float">
            <text:p>121.1</text:p>
          </table:table-cell>
          <table:table-cell table:style-name="ce7" table:formula="of:=IF([.G427]&gt;thermagon_temp_max;0;IF([.W42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3" table:formula="of:=burner_C_per_s * [.X427]/100 * time_incr" office:value-type="float" office:value="0" calcext:value-type="float">
            <text:p>0</text:p>
          </table:table-cell>
          <table:table-cell table:style-name="ce3" table:formula="of:=[.B428]" office:value-type="float" office:value="0" calcext:value-type="float">
            <text:p>0</text:p>
          </table:table-cell>
          <table:table-cell table:style-name="ce3" table:formula="of:=[.C427]" office:value-type="float" office:value="2149.61306964746" calcext:value-type="float">
            <text:p>2150</text:p>
          </table:table-cell>
          <table:table-cell table:style-name="ce5" table:formula="of:=SUMPRODUCT([.B428:.D428];burner_heat_diffusion)" office:value-type="float" office:value="644.883920894239" calcext:value-type="float">
            <text:p>645</text:p>
          </table:table-cell>
          <table:table-cell table:formula="of:=[.F427]+[.E428]-[.J427]" office:value-type="float" office:value="54606.8190799801" calcext:value-type="float">
            <text:p>54607</text:p>
          </table:table-cell>
          <table:table-cell table:style-name="ce7" table:formula="of:=temp_out + [.F428] / burner_heat_mass" office:value-type="float" office:value="129.21363815996" calcext:value-type="float">
            <text:p>129.2</text:p>
          </table:table-cell>
          <table:table-cell table:style-name="ce7" table:formula="of:=[.G428]-[.W427]" office:value-type="float" office:value="8.09198938097249" calcext:value-type="float">
            <text:p>8.1</text:p>
          </table:table-cell>
          <table:table-cell table:style-name="ce5" table:formula="of:=thermagon_k * burner_A * [.H428] / thermagon_L" office:value-type="float" office:value="1060.77576159103" calcext:value-type="float">
            <text:p>1061</text:p>
          </table:table-cell>
          <table:table-cell table:style-name="ce5" table:formula="of:=[.I428]/C_per_s_to_W*time_incr" office:value-type="float" office:value="1520.17162738755" calcext:value-type="float">
            <text:p>1520</text:p>
          </table:table-cell>
          <table:table-cell table:style-name="ce7" table:formula="of:=[.J427]" office:value-type="float" office:value="2085.27809647033" calcext:value-type="float">
            <text:p>2085.3</text:p>
          </table:table-cell>
          <table:table-cell table:style-name="ce7" table:formula="of:=[.K427]" office:value-type="float" office:value="2084.95993039627" calcext:value-type="float">
            <text:p>2085.0</text:p>
          </table:table-cell>
          <table:table-cell table:style-name="ce7" table:formula="of:=[.L427]" office:value-type="float" office:value="2084.52345367917" calcext:value-type="float">
            <text:p>2084.5</text:p>
          </table:table-cell>
          <table:table-cell table:style-name="ce7" table:formula="of:=[.M427]" office:value-type="float" office:value="2083.90080668807" calcext:value-type="float">
            <text:p>2083.9</text:p>
          </table:table-cell>
          <table:table-cell table:style-name="ce7" table:formula="of:=[.N427]" office:value-type="float" office:value="2083.01777479932" calcext:value-type="float">
            <text:p>2083.0</text:p>
          </table:table-cell>
          <table:table-cell table:style-name="ce7" table:formula="of:=[.O427]" office:value-type="float" office:value="2081.80839800077" calcext:value-type="float">
            <text:p>2081.8</text:p>
          </table:table-cell>
          <table:table-cell table:style-name="ce7" table:formula="of:=[.P427]" office:value-type="float" office:value="2080.23952980827" calcext:value-type="float">
            <text:p>2080.2</text:p>
          </table:table-cell>
          <table:table-cell table:style-name="ce7" table:formula="of:=[.Q427]" office:value-type="float" office:value="2078.34715965364" calcext:value-type="float">
            <text:p>2078.3</text:p>
          </table:table-cell>
          <table:table-cell table:style-name="ce7" table:formula="of:=[.R427]" office:value-type="float" office:value="2076.28410738873" calcext:value-type="float">
            <text:p>2076.3</text:p>
          </table:table-cell>
          <table:table-cell table:style-name="ce5" table:formula="of:=SUMPRODUCT([.J428:.S428];pot_heat_diffusion)" office:value-type="float" office:value="2071.6254459419" calcext:value-type="float">
            <text:p>2072</text:p>
          </table:table-cell>
          <table:table-cell table:style-name="ce5" table:formula="of:=[.V427]*leakage_out" office:value-type="float" office:value="1722.54196236495" calcext:value-type="float">
            <text:p>1723</text:p>
          </table:table-cell>
          <table:table-cell table:style-name="ce5" table:formula="of:=[.V427]+[.T428]-[.U428]" office:value-type="float" office:value="287439.410544401" calcext:value-type="float">
            <text:p>287439</text:p>
          </table:table-cell>
          <table:table-cell table:style-name="ce12" table:formula="of:= temp_out + [.V428]/pot_water_mass" office:value-type="float" office:value="121.244606239039" calcext:value-type="float">
            <text:p>121.2</text:p>
          </table:table-cell>
          <table:table-cell table:style-name="ce7" table:formula="of:=IF([.G428]&gt;thermagon_temp_max;0;IF([.W42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3" table:formula="of:=burner_C_per_s * [.X428]/100 * time_incr" office:value-type="float" office:value="0" calcext:value-type="float">
            <text:p>0</text:p>
          </table:table-cell>
          <table:table-cell table:style-name="ce3" table:formula="of:=[.B429]" office:value-type="float" office:value="0" calcext:value-type="float">
            <text:p>0</text:p>
          </table:table-cell>
          <table:table-cell table:style-name="ce3" table:formula="of:=[.C428]" office:value-type="float" office:value="0" calcext:value-type="float">
            <text:p>0</text:p>
          </table:table-cell>
          <table:table-cell table:style-name="ce5" table:formula="of:=SUMPRODUCT([.B429:.D429];burner_heat_diffusion)" office:value-type="float" office:value="0" calcext:value-type="float">
            <text:p>0</text:p>
          </table:table-cell>
          <table:table-cell table:formula="of:=[.F428]+[.E429]-[.J428]" office:value-type="float" office:value="53086.6474525926" calcext:value-type="float">
            <text:p>53087</text:p>
          </table:table-cell>
          <table:table-cell table:style-name="ce7" table:formula="of:=temp_out + [.F429] / burner_heat_mass" office:value-type="float" office:value="126.173294905185" calcext:value-type="float">
            <text:p>126.2</text:p>
          </table:table-cell>
          <table:table-cell table:style-name="ce7" table:formula="of:=[.G429]-[.W428]" office:value-type="float" office:value="4.92868866614569" calcext:value-type="float">
            <text:p>4.9</text:p>
          </table:table-cell>
          <table:table-cell table:style-name="ce5" table:formula="of:=thermagon_k * burner_A * [.H429] / thermagon_L" office:value-type="float" office:value="646.099893033653" calcext:value-type="float">
            <text:p>646</text:p>
          </table:table-cell>
          <table:table-cell table:style-name="ce5" table:formula="of:=[.I429]/C_per_s_to_W*time_incr" office:value-type="float" office:value="925.909849575312" calcext:value-type="float">
            <text:p>926</text:p>
          </table:table-cell>
          <table:table-cell table:style-name="ce7" table:formula="of:=[.J428]" office:value-type="float" office:value="1520.17162738755" calcext:value-type="float">
            <text:p>1520.2</text:p>
          </table:table-cell>
          <table:table-cell table:style-name="ce7" table:formula="of:=[.K428]" office:value-type="float" office:value="2085.27809647033" calcext:value-type="float">
            <text:p>2085.3</text:p>
          </table:table-cell>
          <table:table-cell table:style-name="ce7" table:formula="of:=[.L428]" office:value-type="float" office:value="2084.95993039627" calcext:value-type="float">
            <text:p>2085.0</text:p>
          </table:table-cell>
          <table:table-cell table:style-name="ce7" table:formula="of:=[.M428]" office:value-type="float" office:value="2084.52345367917" calcext:value-type="float">
            <text:p>2084.5</text:p>
          </table:table-cell>
          <table:table-cell table:style-name="ce7" table:formula="of:=[.N428]" office:value-type="float" office:value="2083.90080668807" calcext:value-type="float">
            <text:p>2083.9</text:p>
          </table:table-cell>
          <table:table-cell table:style-name="ce7" table:formula="of:=[.O428]" office:value-type="float" office:value="2083.01777479932" calcext:value-type="float">
            <text:p>2083.0</text:p>
          </table:table-cell>
          <table:table-cell table:style-name="ce7" table:formula="of:=[.P428]" office:value-type="float" office:value="2081.80839800077" calcext:value-type="float">
            <text:p>2081.8</text:p>
          </table:table-cell>
          <table:table-cell table:style-name="ce7" table:formula="of:=[.Q428]" office:value-type="float" office:value="2080.23952980827" calcext:value-type="float">
            <text:p>2080.2</text:p>
          </table:table-cell>
          <table:table-cell table:style-name="ce7" table:formula="of:=[.R428]" office:value-type="float" office:value="2078.34715965364" calcext:value-type="float">
            <text:p>2078.3</text:p>
          </table:table-cell>
          <table:table-cell table:style-name="ce5" table:formula="of:=SUMPRODUCT([.J429:.S429];pot_heat_diffusion)" office:value-type="float" office:value="2032.32737013692" calcext:value-type="float">
            <text:p>2032</text:p>
          </table:table-cell>
          <table:table-cell table:style-name="ce5" table:formula="of:=[.V428]*leakage_out" office:value-type="float" office:value="1724.63646326641" calcext:value-type="float">
            <text:p>1725</text:p>
          </table:table-cell>
          <table:table-cell table:style-name="ce5" table:formula="of:=[.V428]+[.T429]-[.U429]" office:value-type="float" office:value="287747.101451272" calcext:value-type="float">
            <text:p>287747</text:p>
          </table:table-cell>
          <table:table-cell table:style-name="ce12" table:formula="of:= temp_out + [.V429]/pot_water_mass" office:value-type="float" office:value="121.352984017335" calcext:value-type="float">
            <text:p>121.4</text:p>
          </table:table-cell>
          <table:table-cell table:style-name="ce7" table:formula="of:=IF([.G429]&gt;thermagon_temp_max;0;IF([.W42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3" table:formula="of:=burner_C_per_s * [.X429]/100 * time_incr" office:value-type="float" office:value="0" calcext:value-type="float">
            <text:p>0</text:p>
          </table:table-cell>
          <table:table-cell table:style-name="ce3" table:formula="of:=[.B430]" office:value-type="float" office:value="0" calcext:value-type="float">
            <text:p>0</text:p>
          </table:table-cell>
          <table:table-cell table:style-name="ce3" table:formula="of:=[.C429]" office:value-type="float" office:value="0" calcext:value-type="float">
            <text:p>0</text:p>
          </table:table-cell>
          <table:table-cell table:style-name="ce5" table:formula="of:=SUMPRODUCT([.B430:.D430];burner_heat_diffusion)" office:value-type="float" office:value="0" calcext:value-type="float">
            <text:p>0</text:p>
          </table:table-cell>
          <table:table-cell table:formula="of:=[.F429]+[.E430]-[.J429]" office:value-type="float" office:value="52160.7376030173" calcext:value-type="float">
            <text:p>52161</text:p>
          </table:table-cell>
          <table:table-cell table:style-name="ce7" table:formula="of:=temp_out + [.F430] / burner_heat_mass" office:value-type="float" office:value="124.321475206035" calcext:value-type="float">
            <text:p>124.3</text:p>
          </table:table-cell>
          <table:table-cell table:style-name="ce7" table:formula="of:=[.G430]-[.W429]" office:value-type="float" office:value="2.96849118869933" calcext:value-type="float">
            <text:p>3.0</text:p>
          </table:table-cell>
          <table:table-cell table:style-name="ce5" table:formula="of:=thermagon_k * burner_A * [.H430] / thermagon_L" office:value-type="float" office:value="389.138363042484" calcext:value-type="float">
            <text:p>389</text:p>
          </table:table-cell>
          <table:table-cell table:style-name="ce5" table:formula="of:=[.I430]/C_per_s_to_W*time_incr" office:value-type="float" office:value="557.664607398229" calcext:value-type="float">
            <text:p>558</text:p>
          </table:table-cell>
          <table:table-cell table:style-name="ce7" table:formula="of:=[.J429]" office:value-type="float" office:value="925.909849575312" calcext:value-type="float">
            <text:p>925.9</text:p>
          </table:table-cell>
          <table:table-cell table:style-name="ce7" table:formula="of:=[.K429]" office:value-type="float" office:value="1520.17162738755" calcext:value-type="float">
            <text:p>1520.2</text:p>
          </table:table-cell>
          <table:table-cell table:style-name="ce7" table:formula="of:=[.L429]" office:value-type="float" office:value="2085.27809647033" calcext:value-type="float">
            <text:p>2085.3</text:p>
          </table:table-cell>
          <table:table-cell table:style-name="ce7" table:formula="of:=[.M429]" office:value-type="float" office:value="2084.95993039627" calcext:value-type="float">
            <text:p>2085.0</text:p>
          </table:table-cell>
          <table:table-cell table:style-name="ce7" table:formula="of:=[.N429]" office:value-type="float" office:value="2084.52345367917" calcext:value-type="float">
            <text:p>2084.5</text:p>
          </table:table-cell>
          <table:table-cell table:style-name="ce7" table:formula="of:=[.O429]" office:value-type="float" office:value="2083.90080668807" calcext:value-type="float">
            <text:p>2083.9</text:p>
          </table:table-cell>
          <table:table-cell table:style-name="ce7" table:formula="of:=[.P429]" office:value-type="float" office:value="2083.01777479932" calcext:value-type="float">
            <text:p>2083.0</text:p>
          </table:table-cell>
          <table:table-cell table:style-name="ce7" table:formula="of:=[.Q429]" office:value-type="float" office:value="2081.80839800077" calcext:value-type="float">
            <text:p>2081.8</text:p>
          </table:table-cell>
          <table:table-cell table:style-name="ce7" table:formula="of:=[.R429]" office:value-type="float" office:value="2080.23952980827" calcext:value-type="float">
            <text:p>2080.2</text:p>
          </table:table-cell>
          <table:table-cell table:style-name="ce5" table:formula="of:=SUMPRODUCT([.J430:.S430];pot_heat_diffusion)" office:value-type="float" office:value="1939.34677994896" calcext:value-type="float">
            <text:p>1939</text:p>
          </table:table-cell>
          <table:table-cell table:style-name="ce5" table:formula="of:=[.V429]*leakage_out" office:value-type="float" office:value="1726.48260870763" calcext:value-type="float">
            <text:p>1726</text:p>
          </table:table-cell>
          <table:table-cell table:style-name="ce5" table:formula="of:=[.V429]+[.T430]-[.U430]" office:value-type="float" office:value="287959.965622513" calcext:value-type="float">
            <text:p>287960</text:p>
          </table:table-cell>
          <table:table-cell table:style-name="ce12" table:formula="of:= temp_out + [.V430]/pot_water_mass" office:value-type="float" office:value="121.427961033044" calcext:value-type="float">
            <text:p>121.4</text:p>
          </table:table-cell>
          <table:table-cell table:style-name="ce7" table:formula="of:=IF([.G430]&gt;thermagon_temp_max;0;IF([.W43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3" table:formula="of:=burner_C_per_s * [.X430]/100 * time_incr" office:value-type="float" office:value="0" calcext:value-type="float">
            <text:p>0</text:p>
          </table:table-cell>
          <table:table-cell table:style-name="ce3" table:formula="of:=[.B431]" office:value-type="float" office:value="0" calcext:value-type="float">
            <text:p>0</text:p>
          </table:table-cell>
          <table:table-cell table:style-name="ce3" table:formula="of:=[.C430]" office:value-type="float" office:value="0" calcext:value-type="float">
            <text:p>0</text:p>
          </table:table-cell>
          <table:table-cell table:style-name="ce5" table:formula="of:=SUMPRODUCT([.B431:.D431];burner_heat_diffusion)" office:value-type="float" office:value="0" calcext:value-type="float">
            <text:p>0</text:p>
          </table:table-cell>
          <table:table-cell table:formula="of:=[.F430]+[.E431]-[.J430]" office:value-type="float" office:value="51603.072995619" calcext:value-type="float">
            <text:p>51603</text:p>
          </table:table-cell>
          <table:table-cell table:style-name="ce7" table:formula="of:=temp_out + [.F431] / burner_heat_mass" office:value-type="float" office:value="123.206145991238" calcext:value-type="float">
            <text:p>123.2</text:p>
          </table:table-cell>
          <table:table-cell table:style-name="ce7" table:formula="of:=[.G431]-[.W430]" office:value-type="float" office:value="1.77818495819402" calcext:value-type="float">
            <text:p>1.8</text:p>
          </table:table-cell>
          <table:table-cell table:style-name="ce5" table:formula="of:=thermagon_k * burner_A * [.H431] / thermagon_L" office:value-type="float" office:value="233.101579163378" calcext:value-type="float">
            <text:p>233</text:p>
          </table:table-cell>
          <table:table-cell table:style-name="ce5" table:formula="of:=[.I431]/C_per_s_to_W*time_incr" office:value-type="float" office:value="334.052134083374" calcext:value-type="float">
            <text:p>334</text:p>
          </table:table-cell>
          <table:table-cell table:style-name="ce7" table:formula="of:=[.J430]" office:value-type="float" office:value="557.664607398229" calcext:value-type="float">
            <text:p>557.7</text:p>
          </table:table-cell>
          <table:table-cell table:style-name="ce7" table:formula="of:=[.K430]" office:value-type="float" office:value="925.909849575312" calcext:value-type="float">
            <text:p>925.9</text:p>
          </table:table-cell>
          <table:table-cell table:style-name="ce7" table:formula="of:=[.L430]" office:value-type="float" office:value="1520.17162738755" calcext:value-type="float">
            <text:p>1520.2</text:p>
          </table:table-cell>
          <table:table-cell table:style-name="ce7" table:formula="of:=[.M430]" office:value-type="float" office:value="2085.27809647033" calcext:value-type="float">
            <text:p>2085.3</text:p>
          </table:table-cell>
          <table:table-cell table:style-name="ce7" table:formula="of:=[.N430]" office:value-type="float" office:value="2084.95993039627" calcext:value-type="float">
            <text:p>2085.0</text:p>
          </table:table-cell>
          <table:table-cell table:style-name="ce7" table:formula="of:=[.O430]" office:value-type="float" office:value="2084.52345367917" calcext:value-type="float">
            <text:p>2084.5</text:p>
          </table:table-cell>
          <table:table-cell table:style-name="ce7" table:formula="of:=[.P430]" office:value-type="float" office:value="2083.90080668807" calcext:value-type="float">
            <text:p>2083.9</text:p>
          </table:table-cell>
          <table:table-cell table:style-name="ce7" table:formula="of:=[.Q430]" office:value-type="float" office:value="2083.01777479932" calcext:value-type="float">
            <text:p>2083.0</text:p>
          </table:table-cell>
          <table:table-cell table:style-name="ce7" table:formula="of:=[.R430]" office:value-type="float" office:value="2081.80839800077" calcext:value-type="float">
            <text:p>2081.8</text:p>
          </table:table-cell>
          <table:table-cell table:style-name="ce5" table:formula="of:=SUMPRODUCT([.J431:.S431];pot_heat_diffusion)" office:value-type="float" office:value="1772.6795023739" calcext:value-type="float">
            <text:p>1773</text:p>
          </table:table-cell>
          <table:table-cell table:style-name="ce5" table:formula="of:=[.V430]*leakage_out" office:value-type="float" office:value="1727.75979373508" calcext:value-type="float">
            <text:p>1728</text:p>
          </table:table-cell>
          <table:table-cell table:style-name="ce5" table:formula="of:=[.V430]+[.T431]-[.U431]" office:value-type="float" office:value="288004.885331152" calcext:value-type="float">
            <text:p>288005</text:p>
          </table:table-cell>
          <table:table-cell table:style-name="ce12" table:formula="of:= temp_out + [.V431]/pot_water_mass" office:value-type="float" office:value="121.443783074304" calcext:value-type="float">
            <text:p>121.4</text:p>
          </table:table-cell>
          <table:table-cell table:style-name="ce7" table:formula="of:=IF([.G431]&gt;thermagon_temp_max;0;IF([.W43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3" table:formula="of:=burner_C_per_s * [.X431]/100 * time_incr" office:value-type="float" office:value="0" calcext:value-type="float">
            <text:p>0</text:p>
          </table:table-cell>
          <table:table-cell table:style-name="ce3" table:formula="of:=[.B432]" office:value-type="float" office:value="0" calcext:value-type="float">
            <text:p>0</text:p>
          </table:table-cell>
          <table:table-cell table:style-name="ce3" table:formula="of:=[.C431]" office:value-type="float" office:value="0" calcext:value-type="float">
            <text:p>0</text:p>
          </table:table-cell>
          <table:table-cell table:style-name="ce5" table:formula="of:=SUMPRODUCT([.B432:.D432];burner_heat_diffusion)" office:value-type="float" office:value="0" calcext:value-type="float">
            <text:p>0</text:p>
          </table:table-cell>
          <table:table-cell table:formula="of:=[.F431]+[.E432]-[.J431]" office:value-type="float" office:value="51269.0208615357" calcext:value-type="float">
            <text:p>51269</text:p>
          </table:table-cell>
          <table:table-cell table:style-name="ce7" table:formula="of:=temp_out + [.F432] / burner_heat_mass" office:value-type="float" office:value="122.538041723071" calcext:value-type="float">
            <text:p>122.5</text:p>
          </table:table-cell>
          <table:table-cell table:style-name="ce7" table:formula="of:=[.G432]-[.W431]" office:value-type="float" office:value="1.09425864876683" calcext:value-type="float">
            <text:p>1.1</text:p>
          </table:table-cell>
          <table:table-cell table:style-name="ce5" table:formula="of:=thermagon_k * burner_A * [.H432] / thermagon_L" office:value-type="float" office:value="143.445943497235" calcext:value-type="float">
            <text:p>143</text:p>
          </table:table-cell>
          <table:table-cell table:style-name="ce5" table:formula="of:=[.I432]/C_per_s_to_W*time_incr" office:value-type="float" office:value="205.568849953045" calcext:value-type="float">
            <text:p>206</text:p>
          </table:table-cell>
          <table:table-cell table:style-name="ce7" table:formula="of:=[.J431]" office:value-type="float" office:value="334.052134083374" calcext:value-type="float">
            <text:p>334.1</text:p>
          </table:table-cell>
          <table:table-cell table:style-name="ce7" table:formula="of:=[.K431]" office:value-type="float" office:value="557.664607398229" calcext:value-type="float">
            <text:p>557.7</text:p>
          </table:table-cell>
          <table:table-cell table:style-name="ce7" table:formula="of:=[.L431]" office:value-type="float" office:value="925.909849575312" calcext:value-type="float">
            <text:p>925.9</text:p>
          </table:table-cell>
          <table:table-cell table:style-name="ce7" table:formula="of:=[.M431]" office:value-type="float" office:value="1520.17162738755" calcext:value-type="float">
            <text:p>1520.2</text:p>
          </table:table-cell>
          <table:table-cell table:style-name="ce7" table:formula="of:=[.N431]" office:value-type="float" office:value="2085.27809647033" calcext:value-type="float">
            <text:p>2085.3</text:p>
          </table:table-cell>
          <table:table-cell table:style-name="ce7" table:formula="of:=[.O431]" office:value-type="float" office:value="2084.95993039627" calcext:value-type="float">
            <text:p>2085.0</text:p>
          </table:table-cell>
          <table:table-cell table:style-name="ce7" table:formula="of:=[.P431]" office:value-type="float" office:value="2084.52345367917" calcext:value-type="float">
            <text:p>2084.5</text:p>
          </table:table-cell>
          <table:table-cell table:style-name="ce7" table:formula="of:=[.Q431]" office:value-type="float" office:value="2083.90080668807" calcext:value-type="float">
            <text:p>2083.9</text:p>
          </table:table-cell>
          <table:table-cell table:style-name="ce7" table:formula="of:=[.R431]" office:value-type="float" office:value="2083.01777479932" calcext:value-type="float">
            <text:p>2083.0</text:p>
          </table:table-cell>
          <table:table-cell table:style-name="ce5" table:formula="of:=SUMPRODUCT([.J432:.S432];pot_heat_diffusion)" office:value-type="float" office:value="1531.49960293152" calcext:value-type="float">
            <text:p>1531</text:p>
          </table:table-cell>
          <table:table-cell table:style-name="ce5" table:formula="of:=[.V431]*leakage_out" office:value-type="float" office:value="1728.02931198691" calcext:value-type="float">
            <text:p>1728</text:p>
          </table:table-cell>
          <table:table-cell table:style-name="ce5" table:formula="of:=[.V431]+[.T432]-[.U432]" office:value-type="float" office:value="287808.355622096" calcext:value-type="float">
            <text:p>287808</text:p>
          </table:table-cell>
          <table:table-cell table:style-name="ce12" table:formula="of:= temp_out + [.V432]/pot_water_mass" office:value-type="float" office:value="121.374559536134" calcext:value-type="float">
            <text:p>121.4</text:p>
          </table:table-cell>
          <table:table-cell table:style-name="ce7" table:formula="of:=IF([.G432]&gt;thermagon_temp_max;0;IF([.W43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3" table:formula="of:=burner_C_per_s * [.X432]/100 * time_incr" office:value-type="float" office:value="0" calcext:value-type="float">
            <text:p>0</text:p>
          </table:table-cell>
          <table:table-cell table:style-name="ce3" table:formula="of:=[.B433]" office:value-type="float" office:value="0" calcext:value-type="float">
            <text:p>0</text:p>
          </table:table-cell>
          <table:table-cell table:style-name="ce3" table:formula="of:=[.C432]" office:value-type="float" office:value="0" calcext:value-type="float">
            <text:p>0</text:p>
          </table:table-cell>
          <table:table-cell table:style-name="ce5" table:formula="of:=SUMPRODUCT([.B433:.D433];burner_heat_diffusion)" office:value-type="float" office:value="0" calcext:value-type="float">
            <text:p>0</text:p>
          </table:table-cell>
          <table:table-cell table:formula="of:=[.F432]+[.E433]-[.J432]" office:value-type="float" office:value="51063.4520115826" calcext:value-type="float">
            <text:p>51063</text:p>
          </table:table-cell>
          <table:table-cell table:style-name="ce7" table:formula="of:=temp_out + [.F433] / burner_heat_mass" office:value-type="float" office:value="122.126904023165" calcext:value-type="float">
            <text:p>122.1</text:p>
          </table:table-cell>
          <table:table-cell table:style-name="ce7" table:formula="of:=[.G433]-[.W432]" office:value-type="float" office:value="0.752344487031465" calcext:value-type="float">
            <text:p>0.8</text:p>
          </table:table-cell>
          <table:table-cell table:style-name="ce5" table:formula="of:=thermagon_k * burner_A * [.H433] / thermagon_L" office:value-type="float" office:value="98.6245481347511" calcext:value-type="float">
            <text:p>99</text:p>
          </table:table-cell>
          <table:table-cell table:style-name="ce5" table:formula="of:=[.I433]/C_per_s_to_W*time_incr" office:value-type="float" office:value="141.336411772358" calcext:value-type="float">
            <text:p>141</text:p>
          </table:table-cell>
          <table:table-cell table:style-name="ce7" table:formula="of:=[.J432]" office:value-type="float" office:value="205.568849953045" calcext:value-type="float">
            <text:p>205.6</text:p>
          </table:table-cell>
          <table:table-cell table:style-name="ce7" table:formula="of:=[.K432]" office:value-type="float" office:value="334.052134083374" calcext:value-type="float">
            <text:p>334.1</text:p>
          </table:table-cell>
          <table:table-cell table:style-name="ce7" table:formula="of:=[.L432]" office:value-type="float" office:value="557.664607398229" calcext:value-type="float">
            <text:p>557.7</text:p>
          </table:table-cell>
          <table:table-cell table:style-name="ce7" table:formula="of:=[.M432]" office:value-type="float" office:value="925.909849575312" calcext:value-type="float">
            <text:p>925.9</text:p>
          </table:table-cell>
          <table:table-cell table:style-name="ce7" table:formula="of:=[.N432]" office:value-type="float" office:value="1520.17162738755" calcext:value-type="float">
            <text:p>1520.2</text:p>
          </table:table-cell>
          <table:table-cell table:style-name="ce7" table:formula="of:=[.O432]" office:value-type="float" office:value="2085.27809647033" calcext:value-type="float">
            <text:p>2085.3</text:p>
          </table:table-cell>
          <table:table-cell table:style-name="ce7" table:formula="of:=[.P432]" office:value-type="float" office:value="2084.95993039627" calcext:value-type="float">
            <text:p>2085.0</text:p>
          </table:table-cell>
          <table:table-cell table:style-name="ce7" table:formula="of:=[.Q432]" office:value-type="float" office:value="2084.52345367917" calcext:value-type="float">
            <text:p>2084.5</text:p>
          </table:table-cell>
          <table:table-cell table:style-name="ce7" table:formula="of:=[.R432]" office:value-type="float" office:value="2083.90080668807" calcext:value-type="float">
            <text:p>2083.9</text:p>
          </table:table-cell>
          <table:table-cell table:style-name="ce5" table:formula="of:=SUMPRODUCT([.J433:.S433];pot_heat_diffusion)" office:value-type="float" office:value="1237.64663743238" calcext:value-type="float">
            <text:p>1238</text:p>
          </table:table-cell>
          <table:table-cell table:style-name="ce5" table:formula="of:=[.V432]*leakage_out" office:value-type="float" office:value="1726.85013373258" calcext:value-type="float">
            <text:p>1727</text:p>
          </table:table-cell>
          <table:table-cell table:style-name="ce5" table:formula="of:=[.V432]+[.T433]-[.U433]" office:value-type="float" office:value="287319.152125796" calcext:value-type="float">
            <text:p>287319</text:p>
          </table:table-cell>
          <table:table-cell table:style-name="ce12" table:formula="of:= temp_out + [.V433]/pot_water_mass" office:value-type="float" office:value="121.202247690448" calcext:value-type="float">
            <text:p>121.2</text:p>
          </table:table-cell>
          <table:table-cell table:style-name="ce7" table:formula="of:=IF([.G433]&gt;thermagon_temp_max;0;IF([.W43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3" table:formula="of:=burner_C_per_s * [.X433]/100 * time_incr" office:value-type="float" office:value="0" calcext:value-type="float">
            <text:p>0</text:p>
          </table:table-cell>
          <table:table-cell table:style-name="ce3" table:formula="of:=[.B434]" office:value-type="float" office:value="0" calcext:value-type="float">
            <text:p>0</text:p>
          </table:table-cell>
          <table:table-cell table:style-name="ce3" table:formula="of:=[.C433]" office:value-type="float" office:value="0" calcext:value-type="float">
            <text:p>0</text:p>
          </table:table-cell>
          <table:table-cell table:style-name="ce5" table:formula="of:=SUMPRODUCT([.B434:.D434];burner_heat_diffusion)" office:value-type="float" office:value="0" calcext:value-type="float">
            <text:p>0</text:p>
          </table:table-cell>
          <table:table-cell table:formula="of:=[.F433]+[.E434]-[.J433]" office:value-type="float" office:value="50922.1155998103" calcext:value-type="float">
            <text:p>50922</text:p>
          </table:table-cell>
          <table:table-cell table:style-name="ce7" table:formula="of:=temp_out + [.F434] / burner_heat_mass" office:value-type="float" office:value="121.844231199621" calcext:value-type="float">
            <text:p>121.8</text:p>
          </table:table-cell>
          <table:table-cell table:style-name="ce7" table:formula="of:=[.G434]-[.W433]" office:value-type="float" office:value="0.641983509172306" calcext:value-type="float">
            <text:p>0.6</text:p>
          </table:table-cell>
          <table:table-cell table:style-name="ce5" table:formula="of:=thermagon_k * burner_A * [.H434] / thermagon_L" office:value-type="float" office:value="84.1573701854381" calcext:value-type="float">
            <text:p>84</text:p>
          </table:table-cell>
          <table:table-cell table:style-name="ce5" table:formula="of:=[.I434]/C_per_s_to_W*time_incr" office:value-type="float" office:value="120.603855238518" calcext:value-type="float">
            <text:p>121</text:p>
          </table:table-cell>
          <table:table-cell table:style-name="ce7" table:formula="of:=[.J433]" office:value-type="float" office:value="141.336411772358" calcext:value-type="float">
            <text:p>141.3</text:p>
          </table:table-cell>
          <table:table-cell table:style-name="ce7" table:formula="of:=[.K433]" office:value-type="float" office:value="205.568849953045" calcext:value-type="float">
            <text:p>205.6</text:p>
          </table:table-cell>
          <table:table-cell table:style-name="ce7" table:formula="of:=[.L433]" office:value-type="float" office:value="334.052134083374" calcext:value-type="float">
            <text:p>334.1</text:p>
          </table:table-cell>
          <table:table-cell table:style-name="ce7" table:formula="of:=[.M433]" office:value-type="float" office:value="557.664607398229" calcext:value-type="float">
            <text:p>557.7</text:p>
          </table:table-cell>
          <table:table-cell table:style-name="ce7" table:formula="of:=[.N433]" office:value-type="float" office:value="925.909849575312" calcext:value-type="float">
            <text:p>925.9</text:p>
          </table:table-cell>
          <table:table-cell table:style-name="ce7" table:formula="of:=[.O433]" office:value-type="float" office:value="1520.17162738755" calcext:value-type="float">
            <text:p>1520.2</text:p>
          </table:table-cell>
          <table:table-cell table:style-name="ce7" table:formula="of:=[.P433]" office:value-type="float" office:value="2085.27809647033" calcext:value-type="float">
            <text:p>2085.3</text:p>
          </table:table-cell>
          <table:table-cell table:style-name="ce7" table:formula="of:=[.Q433]" office:value-type="float" office:value="2084.95993039627" calcext:value-type="float">
            <text:p>2085.0</text:p>
          </table:table-cell>
          <table:table-cell table:style-name="ce7" table:formula="of:=[.R433]" office:value-type="float" office:value="2084.52345367917" calcext:value-type="float">
            <text:p>2084.5</text:p>
          </table:table-cell>
          <table:table-cell table:style-name="ce5" table:formula="of:=SUMPRODUCT([.J434:.S434];pot_heat_diffusion)" office:value-type="float" office:value="929.679024404999" calcext:value-type="float">
            <text:p>930</text:p>
          </table:table-cell>
          <table:table-cell table:style-name="ce5" table:formula="of:=[.V433]*leakage_out" office:value-type="float" office:value="1723.91491275478" calcext:value-type="float">
            <text:p>1724</text:p>
          </table:table-cell>
          <table:table-cell table:style-name="ce5" table:formula="of:=[.V433]+[.T434]-[.U434]" office:value-type="float" office:value="286524.916237446" calcext:value-type="float">
            <text:p>286525</text:p>
          </table:table-cell>
          <table:table-cell table:style-name="ce12" table:formula="of:= temp_out + [.V434]/pot_water_mass" office:value-type="float" office:value="120.922494473502" calcext:value-type="float">
            <text:p>120.9</text:p>
          </table:table-cell>
          <table:table-cell table:style-name="ce7" table:formula="of:=IF([.G434]&gt;thermagon_temp_max;0;IF([.W4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3" table:formula="of:=burner_C_per_s * [.X434]/100 * time_incr" office:value-type="float" office:value="2149.61306964746" calcext:value-type="float">
            <text:p>2150</text:p>
          </table:table-cell>
          <table:table-cell table:style-name="ce3" table:formula="of:=[.B435]" office:value-type="float" office:value="2149.61306964746" calcext:value-type="float">
            <text:p>2150</text:p>
          </table:table-cell>
          <table:table-cell table:style-name="ce3" table:formula="of:=[.C434]" office:value-type="float" office:value="0" calcext:value-type="float">
            <text:p>0</text:p>
          </table:table-cell>
          <table:table-cell table:style-name="ce5" table:formula="of:=SUMPRODUCT([.B435:.D435];burner_heat_diffusion)" office:value-type="float" office:value="1504.72914875323" calcext:value-type="float">
            <text:p>1505</text:p>
          </table:table-cell>
          <table:table-cell table:formula="of:=[.F434]+[.E435]-[.J434]" office:value-type="float" office:value="52306.240893325" calcext:value-type="float">
            <text:p>52306</text:p>
          </table:table-cell>
          <table:table-cell table:style-name="ce7" table:formula="of:=temp_out + [.F435] / burner_heat_mass" office:value-type="float" office:value="124.61248178665" calcext:value-type="float">
            <text:p>124.6</text:p>
          </table:table-cell>
          <table:table-cell table:style-name="ce7" table:formula="of:=[.G435]-[.W434]" office:value-type="float" office:value="3.68998731314782" calcext:value-type="float">
            <text:p>3.7</text:p>
          </table:table-cell>
          <table:table-cell table:style-name="ce5" table:formula="of:=thermagon_k * burner_A * [.H435] / thermagon_L" office:value-type="float" office:value="483.719011244577" calcext:value-type="float">
            <text:p>484</text:p>
          </table:table-cell>
          <table:table-cell table:style-name="ce5" table:formula="of:=[.I435]/C_per_s_to_W*time_incr" office:value-type="float" office:value="693.20580573886" calcext:value-type="float">
            <text:p>693</text:p>
          </table:table-cell>
          <table:table-cell table:style-name="ce7" table:formula="of:=[.J434]" office:value-type="float" office:value="120.603855238518" calcext:value-type="float">
            <text:p>120.6</text:p>
          </table:table-cell>
          <table:table-cell table:style-name="ce7" table:formula="of:=[.K434]" office:value-type="float" office:value="141.336411772358" calcext:value-type="float">
            <text:p>141.3</text:p>
          </table:table-cell>
          <table:table-cell table:style-name="ce7" table:formula="of:=[.L434]" office:value-type="float" office:value="205.568849953045" calcext:value-type="float">
            <text:p>205.6</text:p>
          </table:table-cell>
          <table:table-cell table:style-name="ce7" table:formula="of:=[.M434]" office:value-type="float" office:value="334.052134083374" calcext:value-type="float">
            <text:p>334.1</text:p>
          </table:table-cell>
          <table:table-cell table:style-name="ce7" table:formula="of:=[.N434]" office:value-type="float" office:value="557.664607398229" calcext:value-type="float">
            <text:p>557.7</text:p>
          </table:table-cell>
          <table:table-cell table:style-name="ce7" table:formula="of:=[.O434]" office:value-type="float" office:value="925.909849575312" calcext:value-type="float">
            <text:p>925.9</text:p>
          </table:table-cell>
          <table:table-cell table:style-name="ce7" table:formula="of:=[.P434]" office:value-type="float" office:value="1520.17162738755" calcext:value-type="float">
            <text:p>1520.2</text:p>
          </table:table-cell>
          <table:table-cell table:style-name="ce7" table:formula="of:=[.Q434]" office:value-type="float" office:value="2085.27809647033" calcext:value-type="float">
            <text:p>2085.3</text:p>
          </table:table-cell>
          <table:table-cell table:style-name="ce7" table:formula="of:=[.R434]" office:value-type="float" office:value="2084.95993039627" calcext:value-type="float">
            <text:p>2085.0</text:p>
          </table:table-cell>
          <table:table-cell table:style-name="ce5" table:formula="of:=SUMPRODUCT([.J435:.S435];pot_heat_diffusion)" office:value-type="float" office:value="662.239034620078" calcext:value-type="float">
            <text:p>662</text:p>
          </table:table-cell>
          <table:table-cell table:style-name="ce5" table:formula="of:=[.V434]*leakage_out" office:value-type="float" office:value="1719.14949742468" calcext:value-type="float">
            <text:p>1719</text:p>
          </table:table-cell>
          <table:table-cell table:style-name="ce5" table:formula="of:=[.V434]+[.T435]-[.U435]" office:value-type="float" office:value="285468.005774642" calcext:value-type="float">
            <text:p>285468</text:p>
          </table:table-cell>
          <table:table-cell table:style-name="ce12" table:formula="of:= temp_out + [.V435]/pot_water_mass" office:value-type="float" office:value="120.550219553254" calcext:value-type="float">
            <text:p>120.6</text:p>
          </table:table-cell>
          <table:table-cell table:style-name="ce7" table:formula="of:=IF([.G435]&gt;thermagon_temp_max;0;IF([.W4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3" table:formula="of:=burner_C_per_s * [.X435]/100 * time_incr" office:value-type="float" office:value="2149.61306964746" calcext:value-type="float">
            <text:p>2150</text:p>
          </table:table-cell>
          <table:table-cell table:style-name="ce3" table:formula="of:=[.B436]" office:value-type="float" office:value="2149.61306964746" calcext:value-type="float">
            <text:p>2150</text:p>
          </table:table-cell>
          <table:table-cell table:style-name="ce3" table:formula="of:=[.C435]" office:value-type="float" office:value="2149.61306964746" calcext:value-type="float">
            <text:p>2150</text:p>
          </table:table-cell>
          <table:table-cell table:style-name="ce5" table:formula="of:=SUMPRODUCT([.B436:.D436];burner_heat_diffusion)" office:value-type="float" office:value="2149.61306964746" calcext:value-type="float">
            <text:p>2150</text:p>
          </table:table-cell>
          <table:table-cell table:formula="of:=[.F435]+[.E436]-[.J435]" office:value-type="float" office:value="53762.6481572336" calcext:value-type="float">
            <text:p>53763</text:p>
          </table:table-cell>
          <table:table-cell table:style-name="ce7" table:formula="of:=temp_out + [.F436] / burner_heat_mass" office:value-type="float" office:value="127.525296314467" calcext:value-type="float">
            <text:p>127.5</text:p>
          </table:table-cell>
          <table:table-cell table:style-name="ce7" table:formula="of:=[.G436]-[.W435]" office:value-type="float" office:value="6.97507676121312" calcext:value-type="float">
            <text:p>7.0</text:p>
          </table:table-cell>
          <table:table-cell table:style-name="ce5" table:formula="of:=thermagon_k * burner_A * [.H436] / thermagon_L" office:value-type="float" office:value="914.360117788803" calcext:value-type="float">
            <text:p>914</text:p>
          </table:table-cell>
          <table:table-cell table:style-name="ce5" table:formula="of:=[.I436]/C_per_s_to_W*time_incr" office:value-type="float" office:value="1310.34697304214" calcext:value-type="float">
            <text:p>1310</text:p>
          </table:table-cell>
          <table:table-cell table:style-name="ce7" table:formula="of:=[.J435]" office:value-type="float" office:value="693.20580573886" calcext:value-type="float">
            <text:p>693.2</text:p>
          </table:table-cell>
          <table:table-cell table:style-name="ce7" table:formula="of:=[.K435]" office:value-type="float" office:value="120.603855238518" calcext:value-type="float">
            <text:p>120.6</text:p>
          </table:table-cell>
          <table:table-cell table:style-name="ce7" table:formula="of:=[.L435]" office:value-type="float" office:value="141.336411772358" calcext:value-type="float">
            <text:p>141.3</text:p>
          </table:table-cell>
          <table:table-cell table:style-name="ce7" table:formula="of:=[.M435]" office:value-type="float" office:value="205.568849953045" calcext:value-type="float">
            <text:p>205.6</text:p>
          </table:table-cell>
          <table:table-cell table:style-name="ce7" table:formula="of:=[.N435]" office:value-type="float" office:value="334.052134083374" calcext:value-type="float">
            <text:p>334.1</text:p>
          </table:table-cell>
          <table:table-cell table:style-name="ce7" table:formula="of:=[.O435]" office:value-type="float" office:value="557.664607398229" calcext:value-type="float">
            <text:p>557.7</text:p>
          </table:table-cell>
          <table:table-cell table:style-name="ce7" table:formula="of:=[.P435]" office:value-type="float" office:value="925.909849575312" calcext:value-type="float">
            <text:p>925.9</text:p>
          </table:table-cell>
          <table:table-cell table:style-name="ce7" table:formula="of:=[.Q435]" office:value-type="float" office:value="1520.17162738755" calcext:value-type="float">
            <text:p>1520.2</text:p>
          </table:table-cell>
          <table:table-cell table:style-name="ce7" table:formula="of:=[.R435]" office:value-type="float" office:value="2085.27809647033" calcext:value-type="float">
            <text:p>2085.3</text:p>
          </table:table-cell>
          <table:table-cell table:style-name="ce5" table:formula="of:=SUMPRODUCT([.J436:.S436];pot_heat_diffusion)" office:value-type="float" office:value="485.214673530096" calcext:value-type="float">
            <text:p>485</text:p>
          </table:table-cell>
          <table:table-cell table:style-name="ce5" table:formula="of:=[.V435]*leakage_out" office:value-type="float" office:value="1712.80803464785" calcext:value-type="float">
            <text:p>1713</text:p>
          </table:table-cell>
          <table:table-cell table:style-name="ce5" table:formula="of:=[.V435]+[.T436]-[.U436]" office:value-type="float" office:value="284240.412413524" calcext:value-type="float">
            <text:p>284240</text:p>
          </table:table-cell>
          <table:table-cell table:style-name="ce12" table:formula="of:= temp_out + [.V436]/pot_water_mass" office:value-type="float" office:value="120.117825101037" calcext:value-type="float">
            <text:p>120.1</text:p>
          </table:table-cell>
          <table:table-cell table:style-name="ce7" table:formula="of:=IF([.G436]&gt;thermagon_temp_max;0;IF([.W4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" table:formula="of:=burner_C_per_s * [.X436]/100 * time_incr" office:value-type="float" office:value="2149.61306964746" calcext:value-type="float">
            <text:p>2150</text:p>
          </table:table-cell>
          <table:table-cell table:style-name="ce3" table:formula="of:=[.B437]" office:value-type="float" office:value="2149.61306964746" calcext:value-type="float">
            <text:p>2150</text:p>
          </table:table-cell>
          <table:table-cell table:style-name="ce3" table:formula="of:=[.C436]" office:value-type="float" office:value="2149.61306964746" calcext:value-type="float">
            <text:p>2150</text:p>
          </table:table-cell>
          <table:table-cell table:style-name="ce5" table:formula="of:=SUMPRODUCT([.B437:.D437];burner_heat_diffusion)" office:value-type="float" office:value="2149.61306964746" calcext:value-type="float">
            <text:p>2150</text:p>
          </table:table-cell>
          <table:table-cell table:formula="of:=[.F436]+[.E437]-[.J436]" office:value-type="float" office:value="54601.9142538389" calcext:value-type="float">
            <text:p>54602</text:p>
          </table:table-cell>
          <table:table-cell table:style-name="ce7" table:formula="of:=temp_out + [.F437] / burner_heat_mass" office:value-type="float" office:value="129.203828507678" calcext:value-type="float">
            <text:p>129.2</text:p>
          </table:table-cell>
          <table:table-cell table:style-name="ce7" table:formula="of:=[.G437]-[.W436]" office:value-type="float" office:value="9.08600340664114" calcext:value-type="float">
            <text:p>9.1</text:p>
          </table:table-cell>
          <table:table-cell table:style-name="ce5" table:formula="of:=thermagon_k * burner_A * [.H437] / thermagon_L" office:value-type="float" office:value="1191.08067617609" calcext:value-type="float">
            <text:p>1191</text:p>
          </table:table-cell>
          <table:table-cell table:style-name="ce5" table:formula="of:=[.I437]/C_per_s_to_W*time_incr" office:value-type="float" office:value="1706.90839234178" calcext:value-type="float">
            <text:p>1707</text:p>
          </table:table-cell>
          <table:table-cell table:style-name="ce7" table:formula="of:=[.J436]" office:value-type="float" office:value="1310.34697304214" calcext:value-type="float">
            <text:p>1310.3</text:p>
          </table:table-cell>
          <table:table-cell table:style-name="ce7" table:formula="of:=[.K436]" office:value-type="float" office:value="693.20580573886" calcext:value-type="float">
            <text:p>693.2</text:p>
          </table:table-cell>
          <table:table-cell table:style-name="ce7" table:formula="of:=[.L436]" office:value-type="float" office:value="120.603855238518" calcext:value-type="float">
            <text:p>120.6</text:p>
          </table:table-cell>
          <table:table-cell table:style-name="ce7" table:formula="of:=[.M436]" office:value-type="float" office:value="141.336411772358" calcext:value-type="float">
            <text:p>141.3</text:p>
          </table:table-cell>
          <table:table-cell table:style-name="ce7" table:formula="of:=[.N436]" office:value-type="float" office:value="205.568849953045" calcext:value-type="float">
            <text:p>205.6</text:p>
          </table:table-cell>
          <table:table-cell table:style-name="ce7" table:formula="of:=[.O436]" office:value-type="float" office:value="334.052134083374" calcext:value-type="float">
            <text:p>334.1</text:p>
          </table:table-cell>
          <table:table-cell table:style-name="ce7" table:formula="of:=[.P436]" office:value-type="float" office:value="557.664607398229" calcext:value-type="float">
            <text:p>557.7</text:p>
          </table:table-cell>
          <table:table-cell table:style-name="ce7" table:formula="of:=[.Q436]" office:value-type="float" office:value="925.909849575312" calcext:value-type="float">
            <text:p>925.9</text:p>
          </table:table-cell>
          <table:table-cell table:style-name="ce7" table:formula="of:=[.R436]" office:value-type="float" office:value="1520.17162738755" calcext:value-type="float">
            <text:p>1520.2</text:p>
          </table:table-cell>
          <table:table-cell table:style-name="ce5" table:formula="of:=SUMPRODUCT([.J437:.S437];pot_heat_diffusion)" office:value-type="float" office:value="432.082828348024" calcext:value-type="float">
            <text:p>432</text:p>
          </table:table-cell>
          <table:table-cell table:style-name="ce5" table:formula="of:=[.V436]*leakage_out" office:value-type="float" office:value="1705.44247448114" calcext:value-type="float">
            <text:p>1705</text:p>
          </table:table-cell>
          <table:table-cell table:style-name="ce5" table:formula="of:=[.V436]+[.T437]-[.U437]" office:value-type="float" office:value="282967.052767391" calcext:value-type="float">
            <text:p>282967</text:p>
          </table:table-cell>
          <table:table-cell table:style-name="ce12" table:formula="of:= temp_out + [.V437]/pot_water_mass" office:value-type="float" office:value="119.669310418484" calcext:value-type="float">
            <text:p>119.7</text:p>
          </table:table-cell>
          <table:table-cell table:style-name="ce7" table:formula="of:=IF([.G437]&gt;thermagon_temp_max;0;IF([.W4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" table:formula="of:=burner_C_per_s * [.X437]/100 * time_incr" office:value-type="float" office:value="2149.61306964746" calcext:value-type="float">
            <text:p>2150</text:p>
          </table:table-cell>
          <table:table-cell table:style-name="ce3" table:formula="of:=[.B438]" office:value-type="float" office:value="2149.61306964746" calcext:value-type="float">
            <text:p>2150</text:p>
          </table:table-cell>
          <table:table-cell table:style-name="ce3" table:formula="of:=[.C437]" office:value-type="float" office:value="2149.61306964746" calcext:value-type="float">
            <text:p>2150</text:p>
          </table:table-cell>
          <table:table-cell table:style-name="ce5" table:formula="of:=SUMPRODUCT([.B438:.D438];burner_heat_diffusion)" office:value-type="float" office:value="2149.61306964746" calcext:value-type="float">
            <text:p>2150</text:p>
          </table:table-cell>
          <table:table-cell table:formula="of:=[.F437]+[.E438]-[.J437]" office:value-type="float" office:value="55044.6189311446" calcext:value-type="float">
            <text:p>55045</text:p>
          </table:table-cell>
          <table:table-cell table:style-name="ce7" table:formula="of:=temp_out + [.F438] / burner_heat_mass" office:value-type="float" office:value="130.089237862289" calcext:value-type="float">
            <text:p>130.1</text:p>
          </table:table-cell>
          <table:table-cell table:style-name="ce7" table:formula="of:=[.G438]-[.W437]" office:value-type="float" office:value="10.4199274438051" calcext:value-type="float">
            <text:p>10.4</text:p>
          </table:table-cell>
          <table:table-cell table:style-name="ce5" table:formula="of:=thermagon_k * burner_A * [.H438] / thermagon_L" office:value-type="float" office:value="1365.94426284298" calcext:value-type="float">
            <text:p>1366</text:p>
          </table:table-cell>
          <table:table-cell table:style-name="ce5" table:formula="of:=[.I438]/C_per_s_to_W*time_incr" office:value-type="float" office:value="1957.50109321149" calcext:value-type="float">
            <text:p>1958</text:p>
          </table:table-cell>
          <table:table-cell table:style-name="ce7" table:formula="of:=[.J437]" office:value-type="float" office:value="1706.90839234178" calcext:value-type="float">
            <text:p>1706.9</text:p>
          </table:table-cell>
          <table:table-cell table:style-name="ce7" table:formula="of:=[.K437]" office:value-type="float" office:value="1310.34697304214" calcext:value-type="float">
            <text:p>1310.3</text:p>
          </table:table-cell>
          <table:table-cell table:style-name="ce7" table:formula="of:=[.L437]" office:value-type="float" office:value="693.20580573886" calcext:value-type="float">
            <text:p>693.2</text:p>
          </table:table-cell>
          <table:table-cell table:style-name="ce7" table:formula="of:=[.M437]" office:value-type="float" office:value="120.603855238518" calcext:value-type="float">
            <text:p>120.6</text:p>
          </table:table-cell>
          <table:table-cell table:style-name="ce7" table:formula="of:=[.N437]" office:value-type="float" office:value="141.336411772358" calcext:value-type="float">
            <text:p>141.3</text:p>
          </table:table-cell>
          <table:table-cell table:style-name="ce7" table:formula="of:=[.O437]" office:value-type="float" office:value="205.568849953045" calcext:value-type="float">
            <text:p>205.6</text:p>
          </table:table-cell>
          <table:table-cell table:style-name="ce7" table:formula="of:=[.P437]" office:value-type="float" office:value="334.052134083374" calcext:value-type="float">
            <text:p>334.1</text:p>
          </table:table-cell>
          <table:table-cell table:style-name="ce7" table:formula="of:=[.Q437]" office:value-type="float" office:value="557.664607398229" calcext:value-type="float">
            <text:p>557.7</text:p>
          </table:table-cell>
          <table:table-cell table:style-name="ce7" table:formula="of:=[.R437]" office:value-type="float" office:value="925.909849575312" calcext:value-type="float">
            <text:p>925.9</text:p>
          </table:table-cell>
          <table:table-cell table:style-name="ce5" table:formula="of:=SUMPRODUCT([.J438:.S438];pot_heat_diffusion)" office:value-type="float" office:value="517.302225971031" calcext:value-type="float">
            <text:p>517</text:p>
          </table:table-cell>
          <table:table-cell table:style-name="ce5" table:formula="of:=[.V437]*leakage_out" office:value-type="float" office:value="1697.80231660435" calcext:value-type="float">
            <text:p>1698</text:p>
          </table:table-cell>
          <table:table-cell table:style-name="ce5" table:formula="of:=[.V437]+[.T438]-[.U438]" office:value-type="float" office:value="281786.552676758" calcext:value-type="float">
            <text:p>281787</text:p>
          </table:table-cell>
          <table:table-cell table:style-name="ce12" table:formula="of:= temp_out + [.V438]/pot_water_mass" office:value-type="float" office:value="119.253503599875" calcext:value-type="float">
            <text:p>119.3</text:p>
          </table:table-cell>
          <table:table-cell table:style-name="ce7" table:formula="of:=IF([.G438]&gt;thermagon_temp_max;0;IF([.W4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table:formula="of:=burner_C_per_s * [.X438]/100 * time_incr" office:value-type="float" office:value="2149.61306964746" calcext:value-type="float">
            <text:p>2150</text:p>
          </table:table-cell>
          <table:table-cell table:style-name="ce3" table:formula="of:=[.B439]" office:value-type="float" office:value="2149.61306964746" calcext:value-type="float">
            <text:p>2150</text:p>
          </table:table-cell>
          <table:table-cell table:style-name="ce3" table:formula="of:=[.C438]" office:value-type="float" office:value="2149.61306964746" calcext:value-type="float">
            <text:p>2150</text:p>
          </table:table-cell>
          <table:table-cell table:style-name="ce5" table:formula="of:=SUMPRODUCT([.B439:.D439];burner_heat_diffusion)" office:value-type="float" office:value="2149.61306964746" calcext:value-type="float">
            <text:p>2150</text:p>
          </table:table-cell>
          <table:table-cell table:formula="of:=[.F438]+[.E439]-[.J438]" office:value-type="float" office:value="55236.7309075806" calcext:value-type="float">
            <text:p>55237</text:p>
          </table:table-cell>
          <table:table-cell table:style-name="ce7" table:formula="of:=temp_out + [.F439] / burner_heat_mass" office:value-type="float" office:value="130.473461815161" calcext:value-type="float">
            <text:p>130.5</text:p>
          </table:table-cell>
          <table:table-cell table:style-name="ce7" table:formula="of:=[.G439]-[.W438]" office:value-type="float" office:value="11.2199582152861" calcext:value-type="float">
            <text:p>11.2</text:p>
          </table:table-cell>
          <table:table-cell table:style-name="ce5" table:formula="of:=thermagon_k * burner_A * [.H439] / thermagon_L" office:value-type="float" office:value="1470.81998758249" calcext:value-type="float">
            <text:p>1471</text:p>
          </table:table-cell>
          <table:table-cell table:style-name="ce5" table:formula="of:=[.I439]/C_per_s_to_W*time_incr" office:value-type="float" office:value="2107.7959122707" calcext:value-type="float">
            <text:p>2108</text:p>
          </table:table-cell>
          <table:table-cell table:style-name="ce7" table:formula="of:=[.J438]" office:value-type="float" office:value="1957.50109321149" calcext:value-type="float">
            <text:p>1957.5</text:p>
          </table:table-cell>
          <table:table-cell table:style-name="ce7" table:formula="of:=[.K438]" office:value-type="float" office:value="1706.90839234178" calcext:value-type="float">
            <text:p>1706.9</text:p>
          </table:table-cell>
          <table:table-cell table:style-name="ce7" table:formula="of:=[.L438]" office:value-type="float" office:value="1310.34697304214" calcext:value-type="float">
            <text:p>1310.3</text:p>
          </table:table-cell>
          <table:table-cell table:style-name="ce7" table:formula="of:=[.M438]" office:value-type="float" office:value="693.20580573886" calcext:value-type="float">
            <text:p>693.2</text:p>
          </table:table-cell>
          <table:table-cell table:style-name="ce7" table:formula="of:=[.N438]" office:value-type="float" office:value="120.603855238518" calcext:value-type="float">
            <text:p>120.6</text:p>
          </table:table-cell>
          <table:table-cell table:style-name="ce7" table:formula="of:=[.O438]" office:value-type="float" office:value="141.336411772358" calcext:value-type="float">
            <text:p>141.3</text:p>
          </table:table-cell>
          <table:table-cell table:style-name="ce7" table:formula="of:=[.P438]" office:value-type="float" office:value="205.568849953045" calcext:value-type="float">
            <text:p>205.6</text:p>
          </table:table-cell>
          <table:table-cell table:style-name="ce7" table:formula="of:=[.Q438]" office:value-type="float" office:value="334.052134083374" calcext:value-type="float">
            <text:p>334.1</text:p>
          </table:table-cell>
          <table:table-cell table:style-name="ce7" table:formula="of:=[.R438]" office:value-type="float" office:value="557.664607398229" calcext:value-type="float">
            <text:p>557.7</text:p>
          </table:table-cell>
          <table:table-cell table:style-name="ce5" table:formula="of:=SUMPRODUCT([.J439:.S439];pot_heat_diffusion)" office:value-type="float" office:value="723.372842685706" calcext:value-type="float">
            <text:p>723</text:p>
          </table:table-cell>
          <table:table-cell table:style-name="ce5" table:formula="of:=[.V438]*leakage_out" office:value-type="float" office:value="1690.71931606055" calcext:value-type="float">
            <text:p>1691</text:p>
          </table:table-cell>
          <table:table-cell table:style-name="ce5" table:formula="of:=[.V438]+[.T439]-[.U439]" office:value-type="float" office:value="280819.206203383" calcext:value-type="float">
            <text:p>280819</text:p>
          </table:table-cell>
          <table:table-cell table:style-name="ce12" table:formula="of:= temp_out + [.V439]/pot_water_mass" office:value-type="float" office:value="118.912775748367" calcext:value-type="float">
            <text:p>118.9</text:p>
          </table:table-cell>
          <table:table-cell table:style-name="ce7" table:formula="of:=IF([.G439]&gt;thermagon_temp_max;0;IF([.W4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" table:formula="of:=burner_C_per_s * [.X439]/100 * time_incr" office:value-type="float" office:value="2149.61306964746" calcext:value-type="float">
            <text:p>2150</text:p>
          </table:table-cell>
          <table:table-cell table:style-name="ce3" table:formula="of:=[.B440]" office:value-type="float" office:value="2149.61306964746" calcext:value-type="float">
            <text:p>2150</text:p>
          </table:table-cell>
          <table:table-cell table:style-name="ce3" table:formula="of:=[.C439]" office:value-type="float" office:value="2149.61306964746" calcext:value-type="float">
            <text:p>2150</text:p>
          </table:table-cell>
          <table:table-cell table:style-name="ce5" table:formula="of:=SUMPRODUCT([.B440:.D440];burner_heat_diffusion)" office:value-type="float" office:value="2149.61306964746" calcext:value-type="float">
            <text:p>2150</text:p>
          </table:table-cell>
          <table:table-cell table:formula="of:=[.F439]+[.E440]-[.J439]" office:value-type="float" office:value="55278.5480649573" calcext:value-type="float">
            <text:p>55279</text:p>
          </table:table-cell>
          <table:table-cell table:style-name="ce7" table:formula="of:=temp_out + [.F440] / burner_heat_mass" office:value-type="float" office:value="130.557096129915" calcext:value-type="float">
            <text:p>130.6</text:p>
          </table:table-cell>
          <table:table-cell table:style-name="ce7" table:formula="of:=[.G440]-[.W439]" office:value-type="float" office:value="11.6443203815478" calcext:value-type="float">
            <text:p>11.6</text:p>
          </table:table-cell>
          <table:table-cell table:style-name="ce5" table:formula="of:=thermagon_k * burner_A * [.H440] / thermagon_L" office:value-type="float" office:value="1526.44946000434" calcext:value-type="float">
            <text:p>1526</text:p>
          </table:table-cell>
          <table:table-cell table:style-name="ce5" table:formula="of:=[.I440]/C_per_s_to_W*time_incr" office:value-type="float" office:value="2187.51713958776" calcext:value-type="float">
            <text:p>2188</text:p>
          </table:table-cell>
          <table:table-cell table:style-name="ce7" table:formula="of:=[.J439]" office:value-type="float" office:value="2107.7959122707" calcext:value-type="float">
            <text:p>2107.8</text:p>
          </table:table-cell>
          <table:table-cell table:style-name="ce7" table:formula="of:=[.K439]" office:value-type="float" office:value="1957.50109321149" calcext:value-type="float">
            <text:p>1957.5</text:p>
          </table:table-cell>
          <table:table-cell table:style-name="ce7" table:formula="of:=[.L439]" office:value-type="float" office:value="1706.90839234178" calcext:value-type="float">
            <text:p>1706.9</text:p>
          </table:table-cell>
          <table:table-cell table:style-name="ce7" table:formula="of:=[.M439]" office:value-type="float" office:value="1310.34697304214" calcext:value-type="float">
            <text:p>1310.3</text:p>
          </table:table-cell>
          <table:table-cell table:style-name="ce7" table:formula="of:=[.N439]" office:value-type="float" office:value="693.20580573886" calcext:value-type="float">
            <text:p>693.2</text:p>
          </table:table-cell>
          <table:table-cell table:style-name="ce7" table:formula="of:=[.O439]" office:value-type="float" office:value="120.603855238518" calcext:value-type="float">
            <text:p>120.6</text:p>
          </table:table-cell>
          <table:table-cell table:style-name="ce7" table:formula="of:=[.P439]" office:value-type="float" office:value="141.336411772358" calcext:value-type="float">
            <text:p>141.3</text:p>
          </table:table-cell>
          <table:table-cell table:style-name="ce7" table:formula="of:=[.Q439]" office:value-type="float" office:value="205.568849953045" calcext:value-type="float">
            <text:p>205.6</text:p>
          </table:table-cell>
          <table:table-cell table:style-name="ce7" table:formula="of:=[.R439]" office:value-type="float" office:value="334.052134083374" calcext:value-type="float">
            <text:p>334.1</text:p>
          </table:table-cell>
          <table:table-cell table:style-name="ce5" table:formula="of:=SUMPRODUCT([.J440:.S440];pot_heat_diffusion)" office:value-type="float" office:value="1010.74971140062" calcext:value-type="float">
            <text:p>1011</text:p>
          </table:table-cell>
          <table:table-cell table:style-name="ce5" table:formula="of:=[.V439]*leakage_out" office:value-type="float" office:value="1684.9152372203" calcext:value-type="float">
            <text:p>1685</text:p>
          </table:table-cell>
          <table:table-cell table:style-name="ce5" table:formula="of:=[.V439]+[.T440]-[.U440]" office:value-type="float" office:value="280145.040677563" calcext:value-type="float">
            <text:p>280145</text:p>
          </table:table-cell>
          <table:table-cell table:style-name="ce12" table:formula="of:= temp_out + [.V440]/pot_water_mass" office:value-type="float" office:value="118.675314841137" calcext:value-type="float">
            <text:p>118.7</text:p>
          </table:table-cell>
          <table:table-cell table:style-name="ce7" table:formula="of:=IF([.G440]&gt;thermagon_temp_max;0;IF([.W4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" table:formula="of:=burner_C_per_s * [.X440]/100 * time_incr" office:value-type="float" office:value="2149.61306964746" calcext:value-type="float">
            <text:p>2150</text:p>
          </table:table-cell>
          <table:table-cell table:style-name="ce3" table:formula="of:=[.B441]" office:value-type="float" office:value="2149.61306964746" calcext:value-type="float">
            <text:p>2150</text:p>
          </table:table-cell>
          <table:table-cell table:style-name="ce3" table:formula="of:=[.C440]" office:value-type="float" office:value="2149.61306964746" calcext:value-type="float">
            <text:p>2150</text:p>
          </table:table-cell>
          <table:table-cell table:style-name="ce5" table:formula="of:=SUMPRODUCT([.B441:.D441];burner_heat_diffusion)" office:value-type="float" office:value="2149.61306964746" calcext:value-type="float">
            <text:p>2150</text:p>
          </table:table-cell>
          <table:table-cell table:formula="of:=[.F440]+[.E441]-[.J440]" office:value-type="float" office:value="55240.643995017" calcext:value-type="float">
            <text:p>55241</text:p>
          </table:table-cell>
          <table:table-cell table:style-name="ce7" table:formula="of:=temp_out + [.F441] / burner_heat_mass" office:value-type="float" office:value="130.481287990034" calcext:value-type="float">
            <text:p>130.5</text:p>
          </table:table-cell>
          <table:table-cell table:style-name="ce7" table:formula="of:=[.G441]-[.W440]" office:value-type="float" office:value="11.8059731488972" calcext:value-type="float">
            <text:p>11.8</text:p>
          </table:table-cell>
          <table:table-cell table:style-name="ce5" table:formula="of:=thermagon_k * burner_A * [.H441] / thermagon_L" office:value-type="float" office:value="1547.64045882122" calcext:value-type="float">
            <text:p>1548</text:p>
          </table:table-cell>
          <table:table-cell table:style-name="ce5" table:formula="of:=[.I441]/C_per_s_to_W*time_incr" office:value-type="float" office:value="2217.88543826486" calcext:value-type="float">
            <text:p>2218</text:p>
          </table:table-cell>
          <table:table-cell table:style-name="ce7" table:formula="of:=[.J440]" office:value-type="float" office:value="2187.51713958776" calcext:value-type="float">
            <text:p>2187.5</text:p>
          </table:table-cell>
          <table:table-cell table:style-name="ce7" table:formula="of:=[.K440]" office:value-type="float" office:value="2107.7959122707" calcext:value-type="float">
            <text:p>2107.8</text:p>
          </table:table-cell>
          <table:table-cell table:style-name="ce7" table:formula="of:=[.L440]" office:value-type="float" office:value="1957.50109321149" calcext:value-type="float">
            <text:p>1957.5</text:p>
          </table:table-cell>
          <table:table-cell table:style-name="ce7" table:formula="of:=[.M440]" office:value-type="float" office:value="1706.90839234178" calcext:value-type="float">
            <text:p>1706.9</text:p>
          </table:table-cell>
          <table:table-cell table:style-name="ce7" table:formula="of:=[.N440]" office:value-type="float" office:value="1310.34697304214" calcext:value-type="float">
            <text:p>1310.3</text:p>
          </table:table-cell>
          <table:table-cell table:style-name="ce7" table:formula="of:=[.O440]" office:value-type="float" office:value="693.20580573886" calcext:value-type="float">
            <text:p>693.2</text:p>
          </table:table-cell>
          <table:table-cell table:style-name="ce7" table:formula="of:=[.P440]" office:value-type="float" office:value="120.603855238518" calcext:value-type="float">
            <text:p>120.6</text:p>
          </table:table-cell>
          <table:table-cell table:style-name="ce7" table:formula="of:=[.Q440]" office:value-type="float" office:value="141.336411772358" calcext:value-type="float">
            <text:p>141.3</text:p>
          </table:table-cell>
          <table:table-cell table:style-name="ce7" table:formula="of:=[.R440]" office:value-type="float" office:value="205.568849953045" calcext:value-type="float">
            <text:p>205.6</text:p>
          </table:table-cell>
          <table:table-cell table:style-name="ce5" table:formula="of:=SUMPRODUCT([.J441:.S441];pot_heat_diffusion)" office:value-type="float" office:value="1328.46374069494" calcext:value-type="float">
            <text:p>1328</text:p>
          </table:table-cell>
          <table:table-cell table:style-name="ce5" table:formula="of:=[.V440]*leakage_out" office:value-type="float" office:value="1680.87024406538" calcext:value-type="float">
            <text:p>1681</text:p>
          </table:table-cell>
          <table:table-cell table:style-name="ce5" table:formula="of:=[.V440]+[.T441]-[.U441]" office:value-type="float" office:value="279792.634174193" calcext:value-type="float">
            <text:p>279793</text:p>
          </table:table-cell>
          <table:table-cell table:style-name="ce12" table:formula="of:= temp_out + [.V441]/pot_water_mass" office:value-type="float" office:value="118.551186915873" calcext:value-type="float">
            <text:p>118.6</text:p>
          </table:table-cell>
          <table:table-cell table:style-name="ce7" table:formula="of:=IF([.G441]&gt;thermagon_temp_max;0;IF([.W4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3" table:formula="of:=burner_C_per_s * [.X441]/100 * time_incr" office:value-type="float" office:value="2149.61306964746" calcext:value-type="float">
            <text:p>2150</text:p>
          </table:table-cell>
          <table:table-cell table:style-name="ce3" table:formula="of:=[.B442]" office:value-type="float" office:value="2149.61306964746" calcext:value-type="float">
            <text:p>2150</text:p>
          </table:table-cell>
          <table:table-cell table:style-name="ce3" table:formula="of:=[.C441]" office:value-type="float" office:value="2149.61306964746" calcext:value-type="float">
            <text:p>2150</text:p>
          </table:table-cell>
          <table:table-cell table:style-name="ce5" table:formula="of:=SUMPRODUCT([.B442:.D442];burner_heat_diffusion)" office:value-type="float" office:value="2149.61306964746" calcext:value-type="float">
            <text:p>2150</text:p>
          </table:table-cell>
          <table:table-cell table:formula="of:=[.F441]+[.E442]-[.J441]" office:value-type="float" office:value="55172.3716263996" calcext:value-type="float">
            <text:p>55172</text:p>
          </table:table-cell>
          <table:table-cell table:style-name="ce7" table:formula="of:=temp_out + [.F442] / burner_heat_mass" office:value-type="float" office:value="130.344743252799" calcext:value-type="float">
            <text:p>130.3</text:p>
          </table:table-cell>
          <table:table-cell table:style-name="ce7" table:formula="of:=[.G442]-[.W441]" office:value-type="float" office:value="11.7935563369259" calcext:value-type="float">
            <text:p>11.8</text:p>
          </table:table-cell>
          <table:table-cell table:style-name="ce5" table:formula="of:=thermagon_k * burner_A * [.H442] / thermagon_L" office:value-type="float" office:value="1546.01274373716" calcext:value-type="float">
            <text:p>1546</text:p>
          </table:table-cell>
          <table:table-cell table:style-name="ce5" table:formula="of:=[.I442]/C_per_s_to_W*time_incr" office:value-type="float" office:value="2215.55279985263" calcext:value-type="float">
            <text:p>2216</text:p>
          </table:table-cell>
          <table:table-cell table:style-name="ce7" table:formula="of:=[.J441]" office:value-type="float" office:value="2217.88543826486" calcext:value-type="float">
            <text:p>2217.9</text:p>
          </table:table-cell>
          <table:table-cell table:style-name="ce7" table:formula="of:=[.K441]" office:value-type="float" office:value="2187.51713958776" calcext:value-type="float">
            <text:p>2187.5</text:p>
          </table:table-cell>
          <table:table-cell table:style-name="ce7" table:formula="of:=[.L441]" office:value-type="float" office:value="2107.7959122707" calcext:value-type="float">
            <text:p>2107.8</text:p>
          </table:table-cell>
          <table:table-cell table:style-name="ce7" table:formula="of:=[.M441]" office:value-type="float" office:value="1957.50109321149" calcext:value-type="float">
            <text:p>1957.5</text:p>
          </table:table-cell>
          <table:table-cell table:style-name="ce7" table:formula="of:=[.N441]" office:value-type="float" office:value="1706.90839234178" calcext:value-type="float">
            <text:p>1706.9</text:p>
          </table:table-cell>
          <table:table-cell table:style-name="ce7" table:formula="of:=[.O441]" office:value-type="float" office:value="1310.34697304214" calcext:value-type="float">
            <text:p>1310.3</text:p>
          </table:table-cell>
          <table:table-cell table:style-name="ce7" table:formula="of:=[.P441]" office:value-type="float" office:value="693.20580573886" calcext:value-type="float">
            <text:p>693.2</text:p>
          </table:table-cell>
          <table:table-cell table:style-name="ce7" table:formula="of:=[.Q441]" office:value-type="float" office:value="120.603855238518" calcext:value-type="float">
            <text:p>120.6</text:p>
          </table:table-cell>
          <table:table-cell table:style-name="ce7" table:formula="of:=[.R441]" office:value-type="float" office:value="141.336411772358" calcext:value-type="float">
            <text:p>141.3</text:p>
          </table:table-cell>
          <table:table-cell table:style-name="ce5" table:formula="of:=SUMPRODUCT([.J442:.S442];pot_heat_diffusion)" office:value-type="float" office:value="1624.44968363684" calcext:value-type="float">
            <text:p>1624</text:p>
          </table:table-cell>
          <table:table-cell table:style-name="ce5" table:formula="of:=[.V441]*leakage_out" office:value-type="float" office:value="1678.75580504516" calcext:value-type="float">
            <text:p>1679</text:p>
          </table:table-cell>
          <table:table-cell table:style-name="ce5" table:formula="of:=[.V441]+[.T442]-[.U442]" office:value-type="float" office:value="279738.328052784" calcext:value-type="float">
            <text:p>279738</text:p>
          </table:table-cell>
          <table:table-cell table:style-name="ce12" table:formula="of:= temp_out + [.V442]/pot_water_mass" office:value-type="float" office:value="118.532058704234" calcext:value-type="float">
            <text:p>118.5</text:p>
          </table:table-cell>
          <table:table-cell table:style-name="ce7" table:formula="of:=IF([.G442]&gt;thermagon_temp_max;0;IF([.W4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3" table:formula="of:=burner_C_per_s * [.X442]/100 * time_incr" office:value-type="float" office:value="2149.61306964746" calcext:value-type="float">
            <text:p>2150</text:p>
          </table:table-cell>
          <table:table-cell table:style-name="ce3" table:formula="of:=[.B443]" office:value-type="float" office:value="2149.61306964746" calcext:value-type="float">
            <text:p>2150</text:p>
          </table:table-cell>
          <table:table-cell table:style-name="ce3" table:formula="of:=[.C442]" office:value-type="float" office:value="2149.61306964746" calcext:value-type="float">
            <text:p>2150</text:p>
          </table:table-cell>
          <table:table-cell table:style-name="ce5" table:formula="of:=SUMPRODUCT([.B443:.D443];burner_heat_diffusion)" office:value-type="float" office:value="2149.61306964746" calcext:value-type="float">
            <text:p>2150</text:p>
          </table:table-cell>
          <table:table-cell table:formula="of:=[.F442]+[.E443]-[.J442]" office:value-type="float" office:value="55106.4318961945" calcext:value-type="float">
            <text:p>55106</text:p>
          </table:table-cell>
          <table:table-cell table:style-name="ce7" table:formula="of:=temp_out + [.F443] / burner_heat_mass" office:value-type="float" office:value="130.212863792389" calcext:value-type="float">
            <text:p>130.2</text:p>
          </table:table-cell>
          <table:table-cell table:style-name="ce7" table:formula="of:=[.G443]-[.W442]" office:value-type="float" office:value="11.6808050881548" calcext:value-type="float">
            <text:p>11.7</text:p>
          </table:table-cell>
          <table:table-cell table:style-name="ce5" table:formula="of:=thermagon_k * burner_A * [.H443] / thermagon_L" office:value-type="float" office:value="1531.23222609749" calcext:value-type="float">
            <text:p>1531</text:p>
          </table:table-cell>
          <table:table-cell table:style-name="ce5" table:formula="of:=[.I443]/C_per_s_to_W*time_incr" office:value-type="float" office:value="2194.37120392303" calcext:value-type="float">
            <text:p>2194</text:p>
          </table:table-cell>
          <table:table-cell table:style-name="ce7" table:formula="of:=[.J442]" office:value-type="float" office:value="2215.55279985263" calcext:value-type="float">
            <text:p>2215.6</text:p>
          </table:table-cell>
          <table:table-cell table:style-name="ce7" table:formula="of:=[.K442]" office:value-type="float" office:value="2217.88543826486" calcext:value-type="float">
            <text:p>2217.9</text:p>
          </table:table-cell>
          <table:table-cell table:style-name="ce7" table:formula="of:=[.L442]" office:value-type="float" office:value="2187.51713958776" calcext:value-type="float">
            <text:p>2187.5</text:p>
          </table:table-cell>
          <table:table-cell table:style-name="ce7" table:formula="of:=[.M442]" office:value-type="float" office:value="2107.7959122707" calcext:value-type="float">
            <text:p>2107.8</text:p>
          </table:table-cell>
          <table:table-cell table:style-name="ce7" table:formula="of:=[.N442]" office:value-type="float" office:value="1957.50109321149" calcext:value-type="float">
            <text:p>1957.5</text:p>
          </table:table-cell>
          <table:table-cell table:style-name="ce7" table:formula="of:=[.O442]" office:value-type="float" office:value="1706.90839234178" calcext:value-type="float">
            <text:p>1706.9</text:p>
          </table:table-cell>
          <table:table-cell table:style-name="ce7" table:formula="of:=[.P442]" office:value-type="float" office:value="1310.34697304214" calcext:value-type="float">
            <text:p>1310.3</text:p>
          </table:table-cell>
          <table:table-cell table:style-name="ce7" table:formula="of:=[.Q442]" office:value-type="float" office:value="693.20580573886" calcext:value-type="float">
            <text:p>693.2</text:p>
          </table:table-cell>
          <table:table-cell table:style-name="ce7" table:formula="of:=[.R442]" office:value-type="float" office:value="120.603855238518" calcext:value-type="float">
            <text:p>120.6</text:p>
          </table:table-cell>
          <table:table-cell table:style-name="ce5" table:formula="of:=SUMPRODUCT([.J443:.S443];pot_heat_diffusion)" office:value-type="float" office:value="1860.47796336973" calcext:value-type="float">
            <text:p>1860</text:p>
          </table:table-cell>
          <table:table-cell table:style-name="ce5" table:formula="of:=[.V442]*leakage_out" office:value-type="float" office:value="1678.42996831671" calcext:value-type="float">
            <text:p>1678</text:p>
          </table:table-cell>
          <table:table-cell table:style-name="ce5" table:formula="of:=[.V442]+[.T443]-[.U443]" office:value-type="float" office:value="279920.376047837" calcext:value-type="float">
            <text:p>279920</text:p>
          </table:table-cell>
          <table:table-cell table:style-name="ce12" table:formula="of:= temp_out + [.V443]/pot_water_mass" office:value-type="float" office:value="118.596181357216" calcext:value-type="float">
            <text:p>118.6</text:p>
          </table:table-cell>
          <table:table-cell table:style-name="ce7" table:formula="of:=IF([.G443]&gt;thermagon_temp_max;0;IF([.W4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table:formula="of:=burner_C_per_s * [.X443]/100 * time_incr" office:value-type="float" office:value="2149.61306964746" calcext:value-type="float">
            <text:p>2150</text:p>
          </table:table-cell>
          <table:table-cell table:style-name="ce3" table:formula="of:=[.B444]" office:value-type="float" office:value="2149.61306964746" calcext:value-type="float">
            <text:p>2150</text:p>
          </table:table-cell>
          <table:table-cell table:style-name="ce3" table:formula="of:=[.C443]" office:value-type="float" office:value="2149.61306964746" calcext:value-type="float">
            <text:p>2150</text:p>
          </table:table-cell>
          <table:table-cell table:style-name="ce5" table:formula="of:=SUMPRODUCT([.B444:.D444];burner_heat_diffusion)" office:value-type="float" office:value="2149.61306964746" calcext:value-type="float">
            <text:p>2150</text:p>
          </table:table-cell>
          <table:table-cell table:formula="of:=[.F443]+[.E444]-[.J443]" office:value-type="float" office:value="55061.6737619189" calcext:value-type="float">
            <text:p>55062</text:p>
          </table:table-cell>
          <table:table-cell table:style-name="ce7" table:formula="of:=temp_out + [.F444] / burner_heat_mass" office:value-type="float" office:value="130.123347523838" calcext:value-type="float">
            <text:p>130.1</text:p>
          </table:table-cell>
          <table:table-cell table:style-name="ce7" table:formula="of:=[.G444]-[.W443]" office:value-type="float" office:value="11.5271661666214" calcext:value-type="float">
            <text:p>11.5</text:p>
          </table:table-cell>
          <table:table-cell table:style-name="ce5" table:formula="of:=thermagon_k * burner_A * [.H444] / thermagon_L" office:value-type="float" office:value="1511.09175923247" calcext:value-type="float">
            <text:p>1511</text:p>
          </table:table-cell>
          <table:table-cell table:style-name="ce5" table:formula="of:=[.I444]/C_per_s_to_W*time_incr" office:value-type="float" office:value="2165.5083967218" calcext:value-type="float">
            <text:p>2166</text:p>
          </table:table-cell>
          <table:table-cell table:style-name="ce7" table:formula="of:=[.J443]" office:value-type="float" office:value="2194.37120392303" calcext:value-type="float">
            <text:p>2194.4</text:p>
          </table:table-cell>
          <table:table-cell table:style-name="ce7" table:formula="of:=[.K443]" office:value-type="float" office:value="2215.55279985263" calcext:value-type="float">
            <text:p>2215.6</text:p>
          </table:table-cell>
          <table:table-cell table:style-name="ce7" table:formula="of:=[.L443]" office:value-type="float" office:value="2217.88543826486" calcext:value-type="float">
            <text:p>2217.9</text:p>
          </table:table-cell>
          <table:table-cell table:style-name="ce7" table:formula="of:=[.M443]" office:value-type="float" office:value="2187.51713958776" calcext:value-type="float">
            <text:p>2187.5</text:p>
          </table:table-cell>
          <table:table-cell table:style-name="ce7" table:formula="of:=[.N443]" office:value-type="float" office:value="2107.7959122707" calcext:value-type="float">
            <text:p>2107.8</text:p>
          </table:table-cell>
          <table:table-cell table:style-name="ce7" table:formula="of:=[.O443]" office:value-type="float" office:value="1957.50109321149" calcext:value-type="float">
            <text:p>1957.5</text:p>
          </table:table-cell>
          <table:table-cell table:style-name="ce7" table:formula="of:=[.P443]" office:value-type="float" office:value="1706.90839234178" calcext:value-type="float">
            <text:p>1706.9</text:p>
          </table:table-cell>
          <table:table-cell table:style-name="ce7" table:formula="of:=[.Q443]" office:value-type="float" office:value="1310.34697304214" calcext:value-type="float">
            <text:p>1310.3</text:p>
          </table:table-cell>
          <table:table-cell table:style-name="ce7" table:formula="of:=[.R443]" office:value-type="float" office:value="693.20580573886" calcext:value-type="float">
            <text:p>693.2</text:p>
          </table:table-cell>
          <table:table-cell table:style-name="ce5" table:formula="of:=SUMPRODUCT([.J444:.S444];pot_heat_diffusion)" office:value-type="float" office:value="2024.12064117289" calcext:value-type="float">
            <text:p>2024</text:p>
          </table:table-cell>
          <table:table-cell table:style-name="ce5" table:formula="of:=[.V443]*leakage_out" office:value-type="float" office:value="1679.52225628702" calcext:value-type="float">
            <text:p>1680</text:p>
          </table:table-cell>
          <table:table-cell table:style-name="ce5" table:formula="of:=[.V443]+[.T444]-[.U444]" office:value-type="float" office:value="280264.974432723" calcext:value-type="float">
            <text:p>280265</text:p>
          </table:table-cell>
          <table:table-cell table:style-name="ce12" table:formula="of:= temp_out + [.V444]/pot_water_mass" office:value-type="float" office:value="118.717559033723" calcext:value-type="float">
            <text:p>118.7</text:p>
          </table:table-cell>
          <table:table-cell table:style-name="ce7" table:formula="of:=IF([.G444]&gt;thermagon_temp_max;0;IF([.W4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" table:formula="of:=burner_C_per_s * [.X444]/100 * time_incr" office:value-type="float" office:value="2149.61306964746" calcext:value-type="float">
            <text:p>2150</text:p>
          </table:table-cell>
          <table:table-cell table:style-name="ce3" table:formula="of:=[.B445]" office:value-type="float" office:value="2149.61306964746" calcext:value-type="float">
            <text:p>2150</text:p>
          </table:table-cell>
          <table:table-cell table:style-name="ce3" table:formula="of:=[.C444]" office:value-type="float" office:value="2149.61306964746" calcext:value-type="float">
            <text:p>2150</text:p>
          </table:table-cell>
          <table:table-cell table:style-name="ce5" table:formula="of:=SUMPRODUCT([.B445:.D445];burner_heat_diffusion)" office:value-type="float" office:value="2149.61306964746" calcext:value-type="float">
            <text:p>2150</text:p>
          </table:table-cell>
          <table:table-cell table:formula="of:=[.F444]+[.E445]-[.J444]" office:value-type="float" office:value="55045.7784348446" calcext:value-type="float">
            <text:p>55046</text:p>
          </table:table-cell>
          <table:table-cell table:style-name="ce7" table:formula="of:=temp_out + [.F445] / burner_heat_mass" office:value-type="float" office:value="130.091556869689" calcext:value-type="float">
            <text:p>130.1</text:p>
          </table:table-cell>
          <table:table-cell table:style-name="ce7" table:formula="of:=[.G445]-[.W444]" office:value-type="float" office:value="11.3739978359659" calcext:value-type="float">
            <text:p>11.4</text:p>
          </table:table-cell>
          <table:table-cell table:style-name="ce5" table:formula="of:=thermagon_k * burner_A * [.H445] / thermagon_L" office:value-type="float" office:value="1491.01298194382" calcext:value-type="float">
            <text:p>1491</text:p>
          </table:table-cell>
          <table:table-cell table:style-name="ce5" table:formula="of:=[.I445]/C_per_s_to_W*time_incr" office:value-type="float" office:value="2136.73399533365" calcext:value-type="float">
            <text:p>2137</text:p>
          </table:table-cell>
          <table:table-cell table:style-name="ce7" table:formula="of:=[.J444]" office:value-type="float" office:value="2165.5083967218" calcext:value-type="float">
            <text:p>2165.5</text:p>
          </table:table-cell>
          <table:table-cell table:style-name="ce7" table:formula="of:=[.K444]" office:value-type="float" office:value="2194.37120392303" calcext:value-type="float">
            <text:p>2194.4</text:p>
          </table:table-cell>
          <table:table-cell table:style-name="ce7" table:formula="of:=[.L444]" office:value-type="float" office:value="2215.55279985263" calcext:value-type="float">
            <text:p>2215.6</text:p>
          </table:table-cell>
          <table:table-cell table:style-name="ce7" table:formula="of:=[.M444]" office:value-type="float" office:value="2217.88543826486" calcext:value-type="float">
            <text:p>2217.9</text:p>
          </table:table-cell>
          <table:table-cell table:style-name="ce7" table:formula="of:=[.N444]" office:value-type="float" office:value="2187.51713958776" calcext:value-type="float">
            <text:p>2187.5</text:p>
          </table:table-cell>
          <table:table-cell table:style-name="ce7" table:formula="of:=[.O444]" office:value-type="float" office:value="2107.7959122707" calcext:value-type="float">
            <text:p>2107.8</text:p>
          </table:table-cell>
          <table:table-cell table:style-name="ce7" table:formula="of:=[.P444]" office:value-type="float" office:value="1957.50109321149" calcext:value-type="float">
            <text:p>1957.5</text:p>
          </table:table-cell>
          <table:table-cell table:style-name="ce7" table:formula="of:=[.Q444]" office:value-type="float" office:value="1706.90839234178" calcext:value-type="float">
            <text:p>1706.9</text:p>
          </table:table-cell>
          <table:table-cell table:style-name="ce7" table:formula="of:=[.R444]" office:value-type="float" office:value="1310.34697304214" calcext:value-type="float">
            <text:p>1310.3</text:p>
          </table:table-cell>
          <table:table-cell table:style-name="ce5" table:formula="of:=SUMPRODUCT([.J445:.S445];pot_heat_diffusion)" office:value-type="float" office:value="2119.22445936612" calcext:value-type="float">
            <text:p>2119</text:p>
          </table:table-cell>
          <table:table-cell table:style-name="ce5" table:formula="of:=[.V444]*leakage_out" office:value-type="float" office:value="1681.58984659634" calcext:value-type="float">
            <text:p>1682</text:p>
          </table:table-cell>
          <table:table-cell table:style-name="ce5" table:formula="of:=[.V444]+[.T445]-[.U445]" office:value-type="float" office:value="280702.609045493" calcext:value-type="float">
            <text:p>280703</text:p>
          </table:table-cell>
          <table:table-cell table:style-name="ce12" table:formula="of:= temp_out + [.V445]/pot_water_mass" office:value-type="float" office:value="118.871706803379" calcext:value-type="float">
            <text:p>118.9</text:p>
          </table:table-cell>
          <table:table-cell table:style-name="ce7" table:formula="of:=IF([.G445]&gt;thermagon_temp_max;0;IF([.W4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" table:formula="of:=burner_C_per_s * [.X445]/100 * time_incr" office:value-type="float" office:value="2149.61306964746" calcext:value-type="float">
            <text:p>2150</text:p>
          </table:table-cell>
          <table:table-cell table:style-name="ce3" table:formula="of:=[.B446]" office:value-type="float" office:value="2149.61306964746" calcext:value-type="float">
            <text:p>2150</text:p>
          </table:table-cell>
          <table:table-cell table:style-name="ce3" table:formula="of:=[.C445]" office:value-type="float" office:value="2149.61306964746" calcext:value-type="float">
            <text:p>2150</text:p>
          </table:table-cell>
          <table:table-cell table:style-name="ce5" table:formula="of:=SUMPRODUCT([.B446:.D446];burner_heat_diffusion)" office:value-type="float" office:value="2149.61306964746" calcext:value-type="float">
            <text:p>2150</text:p>
          </table:table-cell>
          <table:table-cell table:formula="of:=[.F445]+[.E446]-[.J445]" office:value-type="float" office:value="55058.6575091584" calcext:value-type="float">
            <text:p>55059</text:p>
          </table:table-cell>
          <table:table-cell table:style-name="ce7" table:formula="of:=temp_out + [.F446] / burner_heat_mass" office:value-type="float" office:value="130.117315018317" calcext:value-type="float">
            <text:p>130.1</text:p>
          </table:table-cell>
          <table:table-cell table:style-name="ce7" table:formula="of:=[.G446]-[.W445]" office:value-type="float" office:value="11.2456082149383" calcext:value-type="float">
            <text:p>11.2</text:p>
          </table:table-cell>
          <table:table-cell table:style-name="ce5" table:formula="of:=thermagon_k * burner_A * [.H446] / thermagon_L" office:value-type="float" office:value="1474.18243612696" calcext:value-type="float">
            <text:p>1474</text:p>
          </table:table-cell>
          <table:table-cell table:style-name="ce5" table:formula="of:=[.I446]/C_per_s_to_W*time_incr" office:value-type="float" office:value="2112.6145544955" calcext:value-type="float">
            <text:p>2113</text:p>
          </table:table-cell>
          <table:table-cell table:style-name="ce7" table:formula="of:=[.J445]" office:value-type="float" office:value="2136.73399533365" calcext:value-type="float">
            <text:p>2136.7</text:p>
          </table:table-cell>
          <table:table-cell table:style-name="ce7" table:formula="of:=[.K445]" office:value-type="float" office:value="2165.5083967218" calcext:value-type="float">
            <text:p>2165.5</text:p>
          </table:table-cell>
          <table:table-cell table:style-name="ce7" table:formula="of:=[.L445]" office:value-type="float" office:value="2194.37120392303" calcext:value-type="float">
            <text:p>2194.4</text:p>
          </table:table-cell>
          <table:table-cell table:style-name="ce7" table:formula="of:=[.M445]" office:value-type="float" office:value="2215.55279985263" calcext:value-type="float">
            <text:p>2215.6</text:p>
          </table:table-cell>
          <table:table-cell table:style-name="ce7" table:formula="of:=[.N445]" office:value-type="float" office:value="2217.88543826486" calcext:value-type="float">
            <text:p>2217.9</text:p>
          </table:table-cell>
          <table:table-cell table:style-name="ce7" table:formula="of:=[.O445]" office:value-type="float" office:value="2187.51713958776" calcext:value-type="float">
            <text:p>2187.5</text:p>
          </table:table-cell>
          <table:table-cell table:style-name="ce7" table:formula="of:=[.P445]" office:value-type="float" office:value="2107.7959122707" calcext:value-type="float">
            <text:p>2107.8</text:p>
          </table:table-cell>
          <table:table-cell table:style-name="ce7" table:formula="of:=[.Q445]" office:value-type="float" office:value="1957.50109321149" calcext:value-type="float">
            <text:p>1957.5</text:p>
          </table:table-cell>
          <table:table-cell table:style-name="ce7" table:formula="of:=[.R445]" office:value-type="float" office:value="1706.90839234178" calcext:value-type="float">
            <text:p>1706.9</text:p>
          </table:table-cell>
          <table:table-cell table:style-name="ce5" table:formula="of:=SUMPRODUCT([.J446:.S446];pot_heat_diffusion)" office:value-type="float" office:value="2163.73477865102" calcext:value-type="float">
            <text:p>2164</text:p>
          </table:table-cell>
          <table:table-cell table:style-name="ce5" table:formula="of:=[.V445]*leakage_out" office:value-type="float" office:value="1684.21565427296" calcext:value-type="float">
            <text:p>1684</text:p>
          </table:table-cell>
          <table:table-cell table:style-name="ce5" table:formula="of:=[.V445]+[.T446]-[.U446]" office:value-type="float" office:value="281182.128169871" calcext:value-type="float">
            <text:p>281182</text:p>
          </table:table-cell>
          <table:table-cell table:style-name="ce12" table:formula="of:= temp_out + [.V446]/pot_water_mass" office:value-type="float" office:value="119.040607528717" calcext:value-type="float">
            <text:p>119.0</text:p>
          </table:table-cell>
          <table:table-cell table:style-name="ce7" table:formula="of:=IF([.G446]&gt;thermagon_temp_max;0;IF([.W4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" table:formula="of:=burner_C_per_s * [.X446]/100 * time_incr" office:value-type="float" office:value="2149.61306964746" calcext:value-type="float">
            <text:p>2150</text:p>
          </table:table-cell>
          <table:table-cell table:style-name="ce3" table:formula="of:=[.B447]" office:value-type="float" office:value="2149.61306964746" calcext:value-type="float">
            <text:p>2150</text:p>
          </table:table-cell>
          <table:table-cell table:style-name="ce3" table:formula="of:=[.C446]" office:value-type="float" office:value="2149.61306964746" calcext:value-type="float">
            <text:p>2150</text:p>
          </table:table-cell>
          <table:table-cell table:style-name="ce5" table:formula="of:=SUMPRODUCT([.B447:.D447];burner_heat_diffusion)" office:value-type="float" office:value="2149.61306964746" calcext:value-type="float">
            <text:p>2150</text:p>
          </table:table-cell>
          <table:table-cell table:formula="of:=[.F446]+[.E447]-[.J446]" office:value-type="float" office:value="55095.6560243104" calcext:value-type="float">
            <text:p>55096</text:p>
          </table:table-cell>
          <table:table-cell table:style-name="ce7" table:formula="of:=temp_out + [.F447] / burner_heat_mass" office:value-type="float" office:value="130.191312048621" calcext:value-type="float">
            <text:p>130.2</text:p>
          </table:table-cell>
          <table:table-cell table:style-name="ce7" table:formula="of:=[.G447]-[.W446]" office:value-type="float" office:value="11.150704519904" calcext:value-type="float">
            <text:p>11.2</text:p>
          </table:table-cell>
          <table:table-cell table:style-name="ce5" table:formula="of:=thermagon_k * burner_A * [.H447] / thermagon_L" office:value-type="float" office:value="1461.74154741119" calcext:value-type="float">
            <text:p>1462</text:p>
          </table:table-cell>
          <table:table-cell table:style-name="ce5" table:formula="of:=[.I447]/C_per_s_to_W*time_incr" office:value-type="float" office:value="2094.78582317454" calcext:value-type="float">
            <text:p>2095</text:p>
          </table:table-cell>
          <table:table-cell table:style-name="ce7" table:formula="of:=[.J446]" office:value-type="float" office:value="2112.6145544955" calcext:value-type="float">
            <text:p>2112.6</text:p>
          </table:table-cell>
          <table:table-cell table:style-name="ce7" table:formula="of:=[.K446]" office:value-type="float" office:value="2136.73399533365" calcext:value-type="float">
            <text:p>2136.7</text:p>
          </table:table-cell>
          <table:table-cell table:style-name="ce7" table:formula="of:=[.L446]" office:value-type="float" office:value="2165.5083967218" calcext:value-type="float">
            <text:p>2165.5</text:p>
          </table:table-cell>
          <table:table-cell table:style-name="ce7" table:formula="of:=[.M446]" office:value-type="float" office:value="2194.37120392303" calcext:value-type="float">
            <text:p>2194.4</text:p>
          </table:table-cell>
          <table:table-cell table:style-name="ce7" table:formula="of:=[.N446]" office:value-type="float" office:value="2215.55279985263" calcext:value-type="float">
            <text:p>2215.6</text:p>
          </table:table-cell>
          <table:table-cell table:style-name="ce7" table:formula="of:=[.O446]" office:value-type="float" office:value="2217.88543826486" calcext:value-type="float">
            <text:p>2217.9</text:p>
          </table:table-cell>
          <table:table-cell table:style-name="ce7" table:formula="of:=[.P446]" office:value-type="float" office:value="2187.51713958776" calcext:value-type="float">
            <text:p>2187.5</text:p>
          </table:table-cell>
          <table:table-cell table:style-name="ce7" table:formula="of:=[.Q446]" office:value-type="float" office:value="2107.7959122707" calcext:value-type="float">
            <text:p>2107.8</text:p>
          </table:table-cell>
          <table:table-cell table:style-name="ce7" table:formula="of:=[.R446]" office:value-type="float" office:value="1957.50109321149" calcext:value-type="float">
            <text:p>1957.5</text:p>
          </table:table-cell>
          <table:table-cell table:style-name="ce5" table:formula="of:=SUMPRODUCT([.J447:.S447];pot_heat_diffusion)" office:value-type="float" office:value="2175.78677108579" calcext:value-type="float">
            <text:p>2176</text:p>
          </table:table-cell>
          <table:table-cell table:style-name="ce5" table:formula="of:=[.V446]*leakage_out" office:value-type="float" office:value="1687.09276901923" calcext:value-type="float">
            <text:p>1687</text:p>
          </table:table-cell>
          <table:table-cell table:style-name="ce5" table:formula="of:=[.V446]+[.T447]-[.U447]" office:value-type="float" office:value="281670.822171938" calcext:value-type="float">
            <text:p>281671</text:p>
          </table:table-cell>
          <table:table-cell table:style-name="ce12" table:formula="of:= temp_out + [.V447]/pot_water_mass" office:value-type="float" office:value="119.212739915563" calcext:value-type="float">
            <text:p>119.2</text:p>
          </table:table-cell>
          <table:table-cell table:style-name="ce7" table:formula="of:=IF([.G447]&gt;thermagon_temp_max;0;IF([.W4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" table:formula="of:=burner_C_per_s * [.X447]/100 * time_incr" office:value-type="float" office:value="2149.61306964746" calcext:value-type="float">
            <text:p>2150</text:p>
          </table:table-cell>
          <table:table-cell table:style-name="ce3" table:formula="of:=[.B448]" office:value-type="float" office:value="2149.61306964746" calcext:value-type="float">
            <text:p>2150</text:p>
          </table:table-cell>
          <table:table-cell table:style-name="ce3" table:formula="of:=[.C447]" office:value-type="float" office:value="2149.61306964746" calcext:value-type="float">
            <text:p>2150</text:p>
          </table:table-cell>
          <table:table-cell table:style-name="ce5" table:formula="of:=SUMPRODUCT([.B448:.D448];burner_heat_diffusion)" office:value-type="float" office:value="2149.61306964746" calcext:value-type="float">
            <text:p>2150</text:p>
          </table:table-cell>
          <table:table-cell table:formula="of:=[.F447]+[.E448]-[.J447]" office:value-type="float" office:value="55150.4832707833" calcext:value-type="float">
            <text:p>55150</text:p>
          </table:table-cell>
          <table:table-cell table:style-name="ce7" table:formula="of:=temp_out + [.F448] / burner_heat_mass" office:value-type="float" office:value="130.300966541567" calcext:value-type="float">
            <text:p>130.3</text:p>
          </table:table-cell>
          <table:table-cell table:style-name="ce7" table:formula="of:=[.G448]-[.W447]" office:value-type="float" office:value="11.0882266260038" calcext:value-type="float">
            <text:p>11.1</text:p>
          </table:table-cell>
          <table:table-cell table:style-name="ce5" table:formula="of:=thermagon_k * burner_A * [.H448] / thermagon_L" office:value-type="float" office:value="1453.55134443831" calcext:value-type="float">
            <text:p>1454</text:p>
          </table:table-cell>
          <table:table-cell table:style-name="ce5" table:formula="of:=[.I448]/C_per_s_to_W*time_incr" office:value-type="float" office:value="2083.04864493883" calcext:value-type="float">
            <text:p>2083</text:p>
          </table:table-cell>
          <table:table-cell table:style-name="ce7" table:formula="of:=[.J447]" office:value-type="float" office:value="2094.78582317454" calcext:value-type="float">
            <text:p>2094.8</text:p>
          </table:table-cell>
          <table:table-cell table:style-name="ce7" table:formula="of:=[.K447]" office:value-type="float" office:value="2112.6145544955" calcext:value-type="float">
            <text:p>2112.6</text:p>
          </table:table-cell>
          <table:table-cell table:style-name="ce7" table:formula="of:=[.L447]" office:value-type="float" office:value="2136.73399533365" calcext:value-type="float">
            <text:p>2136.7</text:p>
          </table:table-cell>
          <table:table-cell table:style-name="ce7" table:formula="of:=[.M447]" office:value-type="float" office:value="2165.5083967218" calcext:value-type="float">
            <text:p>2165.5</text:p>
          </table:table-cell>
          <table:table-cell table:style-name="ce7" table:formula="of:=[.N447]" office:value-type="float" office:value="2194.37120392303" calcext:value-type="float">
            <text:p>2194.4</text:p>
          </table:table-cell>
          <table:table-cell table:style-name="ce7" table:formula="of:=[.O447]" office:value-type="float" office:value="2215.55279985263" calcext:value-type="float">
            <text:p>2215.6</text:p>
          </table:table-cell>
          <table:table-cell table:style-name="ce7" table:formula="of:=[.P447]" office:value-type="float" office:value="2217.88543826486" calcext:value-type="float">
            <text:p>2217.9</text:p>
          </table:table-cell>
          <table:table-cell table:style-name="ce7" table:formula="of:=[.Q447]" office:value-type="float" office:value="2187.51713958776" calcext:value-type="float">
            <text:p>2187.5</text:p>
          </table:table-cell>
          <table:table-cell table:style-name="ce7" table:formula="of:=[.R447]" office:value-type="float" office:value="2107.7959122707" calcext:value-type="float">
            <text:p>2107.8</text:p>
          </table:table-cell>
          <table:table-cell table:style-name="ce5" table:formula="of:=SUMPRODUCT([.J448:.S448];pot_heat_diffusion)" office:value-type="float" office:value="2168.60338595235" calcext:value-type="float">
            <text:p>2169</text:p>
          </table:table-cell>
          <table:table-cell table:style-name="ce5" table:formula="of:=[.V447]*leakage_out" office:value-type="float" office:value="1690.02493303163" calcext:value-type="float">
            <text:p>1690</text:p>
          </table:table-cell>
          <table:table-cell table:style-name="ce5" table:formula="of:=[.V447]+[.T448]-[.U448]" office:value-type="float" office:value="282149.400624858" calcext:value-type="float">
            <text:p>282149</text:p>
          </table:table-cell>
          <table:table-cell table:style-name="ce12" table:formula="of:= temp_out + [.V448]/pot_water_mass" office:value-type="float" office:value="119.381309308774" calcext:value-type="float">
            <text:p>119.4</text:p>
          </table:table-cell>
          <table:table-cell table:style-name="ce7" table:formula="of:=IF([.G448]&gt;thermagon_temp_max;0;IF([.W4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3" table:formula="of:=burner_C_per_s * [.X448]/100 * time_incr" office:value-type="float" office:value="2149.61306964746" calcext:value-type="float">
            <text:p>2150</text:p>
          </table:table-cell>
          <table:table-cell table:style-name="ce3" table:formula="of:=[.B449]" office:value-type="float" office:value="2149.61306964746" calcext:value-type="float">
            <text:p>2150</text:p>
          </table:table-cell>
          <table:table-cell table:style-name="ce3" table:formula="of:=[.C448]" office:value-type="float" office:value="2149.61306964746" calcext:value-type="float">
            <text:p>2150</text:p>
          </table:table-cell>
          <table:table-cell table:style-name="ce5" table:formula="of:=SUMPRODUCT([.B449:.D449];burner_heat_diffusion)" office:value-type="float" office:value="2149.61306964746" calcext:value-type="float">
            <text:p>2150</text:p>
          </table:table-cell>
          <table:table-cell table:formula="of:=[.F448]+[.E449]-[.J448]" office:value-type="float" office:value="55217.0476954919" calcext:value-type="float">
            <text:p>55217</text:p>
          </table:table-cell>
          <table:table-cell table:style-name="ce7" table:formula="of:=temp_out + [.F449] / burner_heat_mass" office:value-type="float" office:value="130.434095390984" calcext:value-type="float">
            <text:p>130.4</text:p>
          </table:table-cell>
          <table:table-cell table:style-name="ce7" table:formula="of:=[.G449]-[.W448]" office:value-type="float" office:value="11.0527860822099" calcext:value-type="float">
            <text:p>11.1</text:p>
          </table:table-cell>
          <table:table-cell table:style-name="ce5" table:formula="of:=thermagon_k * burner_A * [.H449] / thermagon_L" office:value-type="float" office:value="1448.90545724492" calcext:value-type="float">
            <text:p>1449</text:p>
          </table:table-cell>
          <table:table-cell table:style-name="ce5" table:formula="of:=[.I449]/C_per_s_to_W*time_incr" office:value-type="float" office:value="2076.39073838481" calcext:value-type="float">
            <text:p>2076</text:p>
          </table:table-cell>
          <table:table-cell table:style-name="ce7" table:formula="of:=[.J448]" office:value-type="float" office:value="2083.04864493883" calcext:value-type="float">
            <text:p>2083.0</text:p>
          </table:table-cell>
          <table:table-cell table:style-name="ce7" table:formula="of:=[.K448]" office:value-type="float" office:value="2094.78582317454" calcext:value-type="float">
            <text:p>2094.8</text:p>
          </table:table-cell>
          <table:table-cell table:style-name="ce7" table:formula="of:=[.L448]" office:value-type="float" office:value="2112.6145544955" calcext:value-type="float">
            <text:p>2112.6</text:p>
          </table:table-cell>
          <table:table-cell table:style-name="ce7" table:formula="of:=[.M448]" office:value-type="float" office:value="2136.73399533365" calcext:value-type="float">
            <text:p>2136.7</text:p>
          </table:table-cell>
          <table:table-cell table:style-name="ce7" table:formula="of:=[.N448]" office:value-type="float" office:value="2165.5083967218" calcext:value-type="float">
            <text:p>2165.5</text:p>
          </table:table-cell>
          <table:table-cell table:style-name="ce7" table:formula="of:=[.O448]" office:value-type="float" office:value="2194.37120392303" calcext:value-type="float">
            <text:p>2194.4</text:p>
          </table:table-cell>
          <table:table-cell table:style-name="ce7" table:formula="of:=[.P448]" office:value-type="float" office:value="2215.55279985263" calcext:value-type="float">
            <text:p>2215.6</text:p>
          </table:table-cell>
          <table:table-cell table:style-name="ce7" table:formula="of:=[.Q448]" office:value-type="float" office:value="2217.88543826486" calcext:value-type="float">
            <text:p>2217.9</text:p>
          </table:table-cell>
          <table:table-cell table:style-name="ce7" table:formula="of:=[.R448]" office:value-type="float" office:value="2187.51713958776" calcext:value-type="float">
            <text:p>2187.5</text:p>
          </table:table-cell>
          <table:table-cell table:style-name="ce5" table:formula="of:=SUMPRODUCT([.J449:.S449];pot_heat_diffusion)" office:value-type="float" office:value="2151.81021835511" calcext:value-type="float">
            <text:p>2152</text:p>
          </table:table-cell>
          <table:table-cell table:style-name="ce5" table:formula="of:=[.V448]*leakage_out" office:value-type="float" office:value="1692.89640374915" calcext:value-type="float">
            <text:p>1693</text:p>
          </table:table-cell>
          <table:table-cell table:style-name="ce5" table:formula="of:=[.V448]+[.T449]-[.U449]" office:value-type="float" office:value="282608.314439464" calcext:value-type="float">
            <text:p>282608</text:p>
          </table:table-cell>
          <table:table-cell table:style-name="ce12" table:formula="of:= temp_out + [.V449]/pot_water_mass" office:value-type="float" office:value="119.542952238564" calcext:value-type="float">
            <text:p>119.5</text:p>
          </table:table-cell>
          <table:table-cell table:style-name="ce7" table:formula="of:=IF([.G449]&gt;thermagon_temp_max;0;IF([.W4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table:formula="of:=burner_C_per_s * [.X449]/100 * time_incr" office:value-type="float" office:value="2149.61306964746" calcext:value-type="float">
            <text:p>2150</text:p>
          </table:table-cell>
          <table:table-cell table:style-name="ce3" table:formula="of:=[.B450]" office:value-type="float" office:value="2149.61306964746" calcext:value-type="float">
            <text:p>2150</text:p>
          </table:table-cell>
          <table:table-cell table:style-name="ce3" table:formula="of:=[.C449]" office:value-type="float" office:value="2149.61306964746" calcext:value-type="float">
            <text:p>2150</text:p>
          </table:table-cell>
          <table:table-cell table:style-name="ce5" table:formula="of:=SUMPRODUCT([.B450:.D450];burner_heat_diffusion)" office:value-type="float" office:value="2149.61306964746" calcext:value-type="float">
            <text:p>2150</text:p>
          </table:table-cell>
          <table:table-cell table:formula="of:=[.F449]+[.E450]-[.J449]" office:value-type="float" office:value="55290.2700267546" calcext:value-type="float">
            <text:p>55290</text:p>
          </table:table-cell>
          <table:table-cell table:style-name="ce7" table:formula="of:=temp_out + [.F450] / burner_heat_mass" office:value-type="float" office:value="130.580540053509" calcext:value-type="float">
            <text:p>130.6</text:p>
          </table:table-cell>
          <table:table-cell table:style-name="ce7" table:formula="of:=[.G450]-[.W449]" office:value-type="float" office:value="11.0375878149455" calcext:value-type="float">
            <text:p>11.0</text:p>
          </table:table-cell>
          <table:table-cell table:style-name="ce5" table:formula="of:=thermagon_k * burner_A * [.H450] / thermagon_L" office:value-type="float" office:value="1446.91312226111" calcext:value-type="float">
            <text:p>1447</text:p>
          </table:table-cell>
          <table:table-cell table:style-name="ce5" table:formula="of:=[.I450]/C_per_s_to_W*time_incr" office:value-type="float" office:value="2073.53557217127" calcext:value-type="float">
            <text:p>2074</text:p>
          </table:table-cell>
          <table:table-cell table:style-name="ce7" table:formula="of:=[.J449]" office:value-type="float" office:value="2076.39073838481" calcext:value-type="float">
            <text:p>2076.4</text:p>
          </table:table-cell>
          <table:table-cell table:style-name="ce7" table:formula="of:=[.K449]" office:value-type="float" office:value="2083.04864493883" calcext:value-type="float">
            <text:p>2083.0</text:p>
          </table:table-cell>
          <table:table-cell table:style-name="ce7" table:formula="of:=[.L449]" office:value-type="float" office:value="2094.78582317454" calcext:value-type="float">
            <text:p>2094.8</text:p>
          </table:table-cell>
          <table:table-cell table:style-name="ce7" table:formula="of:=[.M449]" office:value-type="float" office:value="2112.6145544955" calcext:value-type="float">
            <text:p>2112.6</text:p>
          </table:table-cell>
          <table:table-cell table:style-name="ce7" table:formula="of:=[.N449]" office:value-type="float" office:value="2136.73399533365" calcext:value-type="float">
            <text:p>2136.7</text:p>
          </table:table-cell>
          <table:table-cell table:style-name="ce7" table:formula="of:=[.O449]" office:value-type="float" office:value="2165.5083967218" calcext:value-type="float">
            <text:p>2165.5</text:p>
          </table:table-cell>
          <table:table-cell table:style-name="ce7" table:formula="of:=[.P449]" office:value-type="float" office:value="2194.37120392303" calcext:value-type="float">
            <text:p>2194.4</text:p>
          </table:table-cell>
          <table:table-cell table:style-name="ce7" table:formula="of:=[.Q449]" office:value-type="float" office:value="2215.55279985263" calcext:value-type="float">
            <text:p>2215.6</text:p>
          </table:table-cell>
          <table:table-cell table:style-name="ce7" table:formula="of:=[.R449]" office:value-type="float" office:value="2217.88543826486" calcext:value-type="float">
            <text:p>2217.9</text:p>
          </table:table-cell>
          <table:table-cell table:style-name="ce5" table:formula="of:=SUMPRODUCT([.J450:.S450];pot_heat_diffusion)" office:value-type="float" office:value="2132.09445396048" calcext:value-type="float">
            <text:p>2132</text:p>
          </table:table-cell>
          <table:table-cell table:style-name="ce5" table:formula="of:=[.V449]*leakage_out" office:value-type="float" office:value="1695.64988663679" calcext:value-type="float">
            <text:p>1696</text:p>
          </table:table-cell>
          <table:table-cell table:style-name="ce5" table:formula="of:=[.V449]+[.T450]-[.U450]" office:value-type="float" office:value="283044.759006788" calcext:value-type="float">
            <text:p>283045</text:p>
          </table:table-cell>
          <table:table-cell table:style-name="ce12" table:formula="of:= temp_out + [.V450]/pot_water_mass" office:value-type="float" office:value="119.696680839246" calcext:value-type="float">
            <text:p>119.7</text:p>
          </table:table-cell>
          <table:table-cell table:style-name="ce7" table:formula="of:=IF([.G450]&gt;thermagon_temp_max;0;IF([.W4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" table:formula="of:=burner_C_per_s * [.X450]/100 * time_incr" office:value-type="float" office:value="2149.61306964746" calcext:value-type="float">
            <text:p>2150</text:p>
          </table:table-cell>
          <table:table-cell table:style-name="ce3" table:formula="of:=[.B451]" office:value-type="float" office:value="2149.61306964746" calcext:value-type="float">
            <text:p>2150</text:p>
          </table:table-cell>
          <table:table-cell table:style-name="ce3" table:formula="of:=[.C450]" office:value-type="float" office:value="2149.61306964746" calcext:value-type="float">
            <text:p>2150</text:p>
          </table:table-cell>
          <table:table-cell table:style-name="ce5" table:formula="of:=SUMPRODUCT([.B451:.D451];burner_heat_diffusion)" office:value-type="float" office:value="2149.61306964746" calcext:value-type="float">
            <text:p>2150</text:p>
          </table:table-cell>
          <table:table-cell table:formula="of:=[.F450]+[.E451]-[.J450]" office:value-type="float" office:value="55366.3475242308" calcext:value-type="float">
            <text:p>55366</text:p>
          </table:table-cell>
          <table:table-cell table:style-name="ce7" table:formula="of:=temp_out + [.F451] / burner_heat_mass" office:value-type="float" office:value="130.732695048462" calcext:value-type="float">
            <text:p>130.7</text:p>
          </table:table-cell>
          <table:table-cell table:style-name="ce7" table:formula="of:=[.G451]-[.W450]" office:value-type="float" office:value="11.0360142092159" calcext:value-type="float">
            <text:p>11.0</text:p>
          </table:table-cell>
          <table:table-cell table:style-name="ce5" table:formula="of:=thermagon_k * burner_A * [.H451] / thermagon_L" office:value-type="float" office:value="1446.70683889398" calcext:value-type="float">
            <text:p>1447</text:p>
          </table:table-cell>
          <table:table-cell table:style-name="ce5" table:formula="of:=[.I451]/C_per_s_to_W*time_incr" office:value-type="float" office:value="2073.23995255658" calcext:value-type="float">
            <text:p>2073</text:p>
          </table:table-cell>
          <table:table-cell table:style-name="ce7" table:formula="of:=[.J450]" office:value-type="float" office:value="2073.53557217127" calcext:value-type="float">
            <text:p>2073.5</text:p>
          </table:table-cell>
          <table:table-cell table:style-name="ce7" table:formula="of:=[.K450]" office:value-type="float" office:value="2076.39073838481" calcext:value-type="float">
            <text:p>2076.4</text:p>
          </table:table-cell>
          <table:table-cell table:style-name="ce7" table:formula="of:=[.L450]" office:value-type="float" office:value="2083.04864493883" calcext:value-type="float">
            <text:p>2083.0</text:p>
          </table:table-cell>
          <table:table-cell table:style-name="ce7" table:formula="of:=[.M450]" office:value-type="float" office:value="2094.78582317454" calcext:value-type="float">
            <text:p>2094.8</text:p>
          </table:table-cell>
          <table:table-cell table:style-name="ce7" table:formula="of:=[.N450]" office:value-type="float" office:value="2112.6145544955" calcext:value-type="float">
            <text:p>2112.6</text:p>
          </table:table-cell>
          <table:table-cell table:style-name="ce7" table:formula="of:=[.O450]" office:value-type="float" office:value="2136.73399533365" calcext:value-type="float">
            <text:p>2136.7</text:p>
          </table:table-cell>
          <table:table-cell table:style-name="ce7" table:formula="of:=[.P450]" office:value-type="float" office:value="2165.5083967218" calcext:value-type="float">
            <text:p>2165.5</text:p>
          </table:table-cell>
          <table:table-cell table:style-name="ce7" table:formula="of:=[.Q450]" office:value-type="float" office:value="2194.37120392303" calcext:value-type="float">
            <text:p>2194.4</text:p>
          </table:table-cell>
          <table:table-cell table:style-name="ce7" table:formula="of:=[.R450]" office:value-type="float" office:value="2215.55279985263" calcext:value-type="float">
            <text:p>2215.6</text:p>
          </table:table-cell>
          <table:table-cell table:style-name="ce5" table:formula="of:=SUMPRODUCT([.J451:.S451];pot_heat_diffusion)" office:value-type="float" office:value="2113.66057138504" calcext:value-type="float">
            <text:p>2114</text:p>
          </table:table-cell>
          <table:table-cell table:style-name="ce5" table:formula="of:=[.V450]*leakage_out" office:value-type="float" office:value="1698.26855404073" calcext:value-type="float">
            <text:p>1698</text:p>
          </table:table-cell>
          <table:table-cell table:style-name="ce5" table:formula="of:=[.V450]+[.T451]-[.U451]" office:value-type="float" office:value="283460.151024132" calcext:value-type="float">
            <text:p>283460</text:p>
          </table:table-cell>
          <table:table-cell table:style-name="ce12" table:formula="of:= temp_out + [.V451]/pot_water_mass" office:value-type="float" office:value="119.842994113237" calcext:value-type="float">
            <text:p>119.8</text:p>
          </table:table-cell>
          <table:table-cell table:style-name="ce7" table:formula="of:=IF([.G451]&gt;thermagon_temp_max;0;IF([.W4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" table:formula="of:=burner_C_per_s * [.X451]/100 * time_incr" office:value-type="float" office:value="2149.61306964746" calcext:value-type="float">
            <text:p>2150</text:p>
          </table:table-cell>
          <table:table-cell table:style-name="ce3" table:formula="of:=[.B452]" office:value-type="float" office:value="2149.61306964746" calcext:value-type="float">
            <text:p>2150</text:p>
          </table:table-cell>
          <table:table-cell table:style-name="ce3" table:formula="of:=[.C451]" office:value-type="float" office:value="2149.61306964746" calcext:value-type="float">
            <text:p>2150</text:p>
          </table:table-cell>
          <table:table-cell table:style-name="ce5" table:formula="of:=SUMPRODUCT([.B452:.D452];burner_heat_diffusion)" office:value-type="float" office:value="2149.61306964746" calcext:value-type="float">
            <text:p>2150</text:p>
          </table:table-cell>
          <table:table-cell table:formula="of:=[.F451]+[.E452]-[.J451]" office:value-type="float" office:value="55442.7206413217" calcext:value-type="float">
            <text:p>55443</text:p>
          </table:table-cell>
          <table:table-cell table:style-name="ce7" table:formula="of:=temp_out + [.F452] / burner_heat_mass" office:value-type="float" office:value="130.885441282643" calcext:value-type="float">
            <text:p>130.9</text:p>
          </table:table-cell>
          <table:table-cell table:style-name="ce7" table:formula="of:=[.G452]-[.W451]" office:value-type="float" office:value="11.0424471694063" calcext:value-type="float">
            <text:p>11.0</text:p>
          </table:table-cell>
          <table:table-cell table:style-name="ce5" table:formula="of:=thermagon_k * burner_A * [.H452] / thermagon_L" office:value-type="float" office:value="1447.55013315996" calcext:value-type="float">
            <text:p>1448</text:p>
          </table:table-cell>
          <table:table-cell table:style-name="ce5" table:formula="of:=[.I452]/C_per_s_to_W*time_incr" office:value-type="float" office:value="2074.44845680706" calcext:value-type="float">
            <text:p>2074</text:p>
          </table:table-cell>
          <table:table-cell table:style-name="ce7" table:formula="of:=[.J451]" office:value-type="float" office:value="2073.23995255658" calcext:value-type="float">
            <text:p>2073.2</text:p>
          </table:table-cell>
          <table:table-cell table:style-name="ce7" table:formula="of:=[.K451]" office:value-type="float" office:value="2073.53557217127" calcext:value-type="float">
            <text:p>2073.5</text:p>
          </table:table-cell>
          <table:table-cell table:style-name="ce7" table:formula="of:=[.L451]" office:value-type="float" office:value="2076.39073838481" calcext:value-type="float">
            <text:p>2076.4</text:p>
          </table:table-cell>
          <table:table-cell table:style-name="ce7" table:formula="of:=[.M451]" office:value-type="float" office:value="2083.04864493883" calcext:value-type="float">
            <text:p>2083.0</text:p>
          </table:table-cell>
          <table:table-cell table:style-name="ce7" table:formula="of:=[.N451]" office:value-type="float" office:value="2094.78582317454" calcext:value-type="float">
            <text:p>2094.8</text:p>
          </table:table-cell>
          <table:table-cell table:style-name="ce7" table:formula="of:=[.O451]" office:value-type="float" office:value="2112.6145544955" calcext:value-type="float">
            <text:p>2112.6</text:p>
          </table:table-cell>
          <table:table-cell table:style-name="ce7" table:formula="of:=[.P451]" office:value-type="float" office:value="2136.73399533365" calcext:value-type="float">
            <text:p>2136.7</text:p>
          </table:table-cell>
          <table:table-cell table:style-name="ce7" table:formula="of:=[.Q451]" office:value-type="float" office:value="2165.5083967218" calcext:value-type="float">
            <text:p>2165.5</text:p>
          </table:table-cell>
          <table:table-cell table:style-name="ce7" table:formula="of:=[.R451]" office:value-type="float" office:value="2194.37120392303" calcext:value-type="float">
            <text:p>2194.4</text:p>
          </table:table-cell>
          <table:table-cell table:style-name="ce5" table:formula="of:=SUMPRODUCT([.J452:.S452];pot_heat_diffusion)" office:value-type="float" office:value="2098.70176562146" calcext:value-type="float">
            <text:p>2099</text:p>
          </table:table-cell>
          <table:table-cell table:style-name="ce5" table:formula="of:=[.V451]*leakage_out" office:value-type="float" office:value="1700.76090614479" calcext:value-type="float">
            <text:p>1701</text:p>
          </table:table-cell>
          <table:table-cell table:style-name="ce5" table:formula="of:=[.V451]+[.T452]-[.U452]" office:value-type="float" office:value="283858.091883609" calcext:value-type="float">
            <text:p>283858</text:p>
          </table:table-cell>
          <table:table-cell table:style-name="ce12" table:formula="of:= temp_out + [.V452]/pot_water_mass" office:value-type="float" office:value="119.983160576659" calcext:value-type="float">
            <text:p>120.0</text:p>
          </table:table-cell>
          <table:table-cell table:style-name="ce7" table:formula="of:=IF([.G452]&gt;thermagon_temp_max;0;IF([.W4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3" table:formula="of:=burner_C_per_s * [.X452]/100 * time_incr" office:value-type="float" office:value="2149.61306964746" calcext:value-type="float">
            <text:p>2150</text:p>
          </table:table-cell>
          <table:table-cell table:style-name="ce3" table:formula="of:=[.B453]" office:value-type="float" office:value="2149.61306964746" calcext:value-type="float">
            <text:p>2150</text:p>
          </table:table-cell>
          <table:table-cell table:style-name="ce3" table:formula="of:=[.C452]" office:value-type="float" office:value="2149.61306964746" calcext:value-type="float">
            <text:p>2150</text:p>
          </table:table-cell>
          <table:table-cell table:style-name="ce5" table:formula="of:=SUMPRODUCT([.B453:.D453];burner_heat_diffusion)" office:value-type="float" office:value="2149.61306964746" calcext:value-type="float">
            <text:p>2150</text:p>
          </table:table-cell>
          <table:table-cell table:formula="of:=[.F452]+[.E453]-[.J452]" office:value-type="float" office:value="55517.8852541621" calcext:value-type="float">
            <text:p>55518</text:p>
          </table:table-cell>
          <table:table-cell table:style-name="ce7" table:formula="of:=temp_out + [.F453] / burner_heat_mass" office:value-type="float" office:value="131.035770508324" calcext:value-type="float">
            <text:p>131.0</text:p>
          </table:table-cell>
          <table:table-cell table:style-name="ce7" table:formula="of:=[.G453]-[.W452]" office:value-type="float" office:value="11.0526099316651" calcext:value-type="float">
            <text:p>11.1</text:p>
          </table:table-cell>
          <table:table-cell table:style-name="ce5" table:formula="of:=thermagon_k * burner_A * [.H453] / thermagon_L" office:value-type="float" office:value="1448.88236573805" calcext:value-type="float">
            <text:p>1449</text:p>
          </table:table-cell>
          <table:table-cell table:style-name="ce5" table:formula="of:=[.I453]/C_per_s_to_W*time_incr" office:value-type="float" office:value="2076.35764651483" calcext:value-type="float">
            <text:p>2076</text:p>
          </table:table-cell>
          <table:table-cell table:style-name="ce7" table:formula="of:=[.J452]" office:value-type="float" office:value="2074.44845680706" calcext:value-type="float">
            <text:p>2074.4</text:p>
          </table:table-cell>
          <table:table-cell table:style-name="ce7" table:formula="of:=[.K452]" office:value-type="float" office:value="2073.23995255658" calcext:value-type="float">
            <text:p>2073.2</text:p>
          </table:table-cell>
          <table:table-cell table:style-name="ce7" table:formula="of:=[.L452]" office:value-type="float" office:value="2073.53557217127" calcext:value-type="float">
            <text:p>2073.5</text:p>
          </table:table-cell>
          <table:table-cell table:style-name="ce7" table:formula="of:=[.M452]" office:value-type="float" office:value="2076.39073838481" calcext:value-type="float">
            <text:p>2076.4</text:p>
          </table:table-cell>
          <table:table-cell table:style-name="ce7" table:formula="of:=[.N452]" office:value-type="float" office:value="2083.04864493883" calcext:value-type="float">
            <text:p>2083.0</text:p>
          </table:table-cell>
          <table:table-cell table:style-name="ce7" table:formula="of:=[.O452]" office:value-type="float" office:value="2094.78582317454" calcext:value-type="float">
            <text:p>2094.8</text:p>
          </table:table-cell>
          <table:table-cell table:style-name="ce7" table:formula="of:=[.P452]" office:value-type="float" office:value="2112.6145544955" calcext:value-type="float">
            <text:p>2112.6</text:p>
          </table:table-cell>
          <table:table-cell table:style-name="ce7" table:formula="of:=[.Q452]" office:value-type="float" office:value="2136.73399533365" calcext:value-type="float">
            <text:p>2136.7</text:p>
          </table:table-cell>
          <table:table-cell table:style-name="ce7" table:formula="of:=[.R452]" office:value-type="float" office:value="2165.5083967218" calcext:value-type="float">
            <text:p>2165.5</text:p>
          </table:table-cell>
          <table:table-cell table:style-name="ce5" table:formula="of:=SUMPRODUCT([.J453:.S453];pot_heat_diffusion)" office:value-type="float" office:value="2087.9291924771" calcext:value-type="float">
            <text:p>2088</text:p>
          </table:table-cell>
          <table:table-cell table:style-name="ce5" table:formula="of:=[.V452]*leakage_out" office:value-type="float" office:value="1703.14855130165" calcext:value-type="float">
            <text:p>1703</text:p>
          </table:table-cell>
          <table:table-cell table:style-name="ce5" table:formula="of:=[.V452]+[.T453]-[.U453]" office:value-type="float" office:value="284242.872524784" calcext:value-type="float">
            <text:p>284243</text:p>
          </table:table-cell>
          <table:table-cell table:style-name="ce12" table:formula="of:= temp_out + [.V453]/pot_water_mass" office:value-type="float" office:value="120.118691624508" calcext:value-type="float">
            <text:p>120.1</text:p>
          </table:table-cell>
          <table:table-cell table:style-name="ce7" table:formula="of:=IF([.G453]&gt;thermagon_temp_max;0;IF([.W4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3" table:formula="of:=burner_C_per_s * [.X453]/100 * time_incr" office:value-type="float" office:value="2149.61306964746" calcext:value-type="float">
            <text:p>2150</text:p>
          </table:table-cell>
          <table:table-cell table:style-name="ce3" table:formula="of:=[.B454]" office:value-type="float" office:value="2149.61306964746" calcext:value-type="float">
            <text:p>2150</text:p>
          </table:table-cell>
          <table:table-cell table:style-name="ce3" table:formula="of:=[.C453]" office:value-type="float" office:value="2149.61306964746" calcext:value-type="float">
            <text:p>2150</text:p>
          </table:table-cell>
          <table:table-cell table:style-name="ce5" table:formula="of:=SUMPRODUCT([.B454:.D454];burner_heat_diffusion)" office:value-type="float" office:value="2149.61306964746" calcext:value-type="float">
            <text:p>2150</text:p>
          </table:table-cell>
          <table:table-cell table:formula="of:=[.F453]+[.E454]-[.J453]" office:value-type="float" office:value="55591.1406772947" calcext:value-type="float">
            <text:p>55591</text:p>
          </table:table-cell>
          <table:table-cell table:style-name="ce7" table:formula="of:=temp_out + [.F454] / burner_heat_mass" office:value-type="float" office:value="131.182281354589" calcext:value-type="float">
            <text:p>131.2</text:p>
          </table:table-cell>
          <table:table-cell table:style-name="ce7" table:formula="of:=[.G454]-[.W453]" office:value-type="float" office:value="11.0635897300813" calcext:value-type="float">
            <text:p>11.1</text:p>
          </table:table-cell>
          <table:table-cell table:style-name="ce5" table:formula="of:=thermagon_k * burner_A * [.H454] / thermagon_L" office:value-type="float" office:value="1450.32170327036" calcext:value-type="float">
            <text:p>1450</text:p>
          </table:table-cell>
          <table:table-cell table:style-name="ce5" table:formula="of:=[.I454]/C_per_s_to_W*time_incr" office:value-type="float" office:value="2078.42032569555" calcext:value-type="float">
            <text:p>2078</text:p>
          </table:table-cell>
          <table:table-cell table:style-name="ce7" table:formula="of:=[.J453]" office:value-type="float" office:value="2076.35764651483" calcext:value-type="float">
            <text:p>2076.4</text:p>
          </table:table-cell>
          <table:table-cell table:style-name="ce7" table:formula="of:=[.K453]" office:value-type="float" office:value="2074.44845680706" calcext:value-type="float">
            <text:p>2074.4</text:p>
          </table:table-cell>
          <table:table-cell table:style-name="ce7" table:formula="of:=[.L453]" office:value-type="float" office:value="2073.23995255658" calcext:value-type="float">
            <text:p>2073.2</text:p>
          </table:table-cell>
          <table:table-cell table:style-name="ce7" table:formula="of:=[.M453]" office:value-type="float" office:value="2073.53557217127" calcext:value-type="float">
            <text:p>2073.5</text:p>
          </table:table-cell>
          <table:table-cell table:style-name="ce7" table:formula="of:=[.N453]" office:value-type="float" office:value="2076.39073838481" calcext:value-type="float">
            <text:p>2076.4</text:p>
          </table:table-cell>
          <table:table-cell table:style-name="ce7" table:formula="of:=[.O453]" office:value-type="float" office:value="2083.04864493883" calcext:value-type="float">
            <text:p>2083.0</text:p>
          </table:table-cell>
          <table:table-cell table:style-name="ce7" table:formula="of:=[.P453]" office:value-type="float" office:value="2094.78582317454" calcext:value-type="float">
            <text:p>2094.8</text:p>
          </table:table-cell>
          <table:table-cell table:style-name="ce7" table:formula="of:=[.Q453]" office:value-type="float" office:value="2112.6145544955" calcext:value-type="float">
            <text:p>2112.6</text:p>
          </table:table-cell>
          <table:table-cell table:style-name="ce7" table:formula="of:=[.R453]" office:value-type="float" office:value="2136.73399533365" calcext:value-type="float">
            <text:p>2136.7</text:p>
          </table:table-cell>
          <table:table-cell table:style-name="ce5" table:formula="of:=SUMPRODUCT([.J454:.S454];pot_heat_diffusion)" office:value-type="float" office:value="2081.10514999366" calcext:value-type="float">
            <text:p>2081</text:p>
          </table:table-cell>
          <table:table-cell table:style-name="ce5" table:formula="of:=[.V453]*leakage_out" office:value-type="float" office:value="1705.45723514871" calcext:value-type="float">
            <text:p>1705</text:p>
          </table:table-cell>
          <table:table-cell table:style-name="ce5" table:formula="of:=[.V453]+[.T454]-[.U454]" office:value-type="float" office:value="284618.520439629" calcext:value-type="float">
            <text:p>284619</text:p>
          </table:table-cell>
          <table:table-cell table:style-name="ce12" table:formula="of:= temp_out + [.V454]/pot_water_mass" office:value-type="float" office:value="120.251005857796" calcext:value-type="float">
            <text:p>120.3</text:p>
          </table:table-cell>
          <table:table-cell table:style-name="ce7" table:formula="of:=IF([.G454]&gt;thermagon_temp_max;0;IF([.W4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3" table:formula="of:=burner_C_per_s * [.X454]/100 * time_incr" office:value-type="float" office:value="2149.61306964746" calcext:value-type="float">
            <text:p>2150</text:p>
          </table:table-cell>
          <table:table-cell table:style-name="ce3" table:formula="of:=[.B455]" office:value-type="float" office:value="2149.61306964746" calcext:value-type="float">
            <text:p>2150</text:p>
          </table:table-cell>
          <table:table-cell table:style-name="ce3" table:formula="of:=[.C454]" office:value-type="float" office:value="2149.61306964746" calcext:value-type="float">
            <text:p>2150</text:p>
          </table:table-cell>
          <table:table-cell table:style-name="ce5" table:formula="of:=SUMPRODUCT([.B455:.D455];burner_heat_diffusion)" office:value-type="float" office:value="2149.61306964746" calcext:value-type="float">
            <text:p>2150</text:p>
          </table:table-cell>
          <table:table-cell table:formula="of:=[.F454]+[.E455]-[.J454]" office:value-type="float" office:value="55662.3334212466" calcext:value-type="float">
            <text:p>55662</text:p>
          </table:table-cell>
          <table:table-cell table:style-name="ce7" table:formula="of:=temp_out + [.F455] / burner_heat_mass" office:value-type="float" office:value="131.324666842493" calcext:value-type="float">
            <text:p>131.3</text:p>
          </table:table-cell>
          <table:table-cell table:style-name="ce7" table:formula="of:=[.G455]-[.W454]" office:value-type="float" office:value="11.0736609846969" calcext:value-type="float">
            <text:p>11.1</text:p>
          </table:table-cell>
          <table:table-cell table:style-name="ce5" table:formula="of:=thermagon_k * burner_A * [.H455] / thermagon_L" office:value-type="float" office:value="1451.64194014686" calcext:value-type="float">
            <text:p>1452</text:p>
          </table:table-cell>
          <table:table-cell table:style-name="ce5" table:formula="of:=[.I455]/C_per_s_to_W*time_incr" office:value-type="float" office:value="2080.31232465873" calcext:value-type="float">
            <text:p>2080</text:p>
          </table:table-cell>
          <table:table-cell table:style-name="ce7" table:formula="of:=[.J454]" office:value-type="float" office:value="2078.42032569555" calcext:value-type="float">
            <text:p>2078.4</text:p>
          </table:table-cell>
          <table:table-cell table:style-name="ce7" table:formula="of:=[.K454]" office:value-type="float" office:value="2076.35764651483" calcext:value-type="float">
            <text:p>2076.4</text:p>
          </table:table-cell>
          <table:table-cell table:style-name="ce7" table:formula="of:=[.L454]" office:value-type="float" office:value="2074.44845680706" calcext:value-type="float">
            <text:p>2074.4</text:p>
          </table:table-cell>
          <table:table-cell table:style-name="ce7" table:formula="of:=[.M454]" office:value-type="float" office:value="2073.23995255658" calcext:value-type="float">
            <text:p>2073.2</text:p>
          </table:table-cell>
          <table:table-cell table:style-name="ce7" table:formula="of:=[.N454]" office:value-type="float" office:value="2073.53557217127" calcext:value-type="float">
            <text:p>2073.5</text:p>
          </table:table-cell>
          <table:table-cell table:style-name="ce7" table:formula="of:=[.O454]" office:value-type="float" office:value="2076.39073838481" calcext:value-type="float">
            <text:p>2076.4</text:p>
          </table:table-cell>
          <table:table-cell table:style-name="ce7" table:formula="of:=[.P454]" office:value-type="float" office:value="2083.04864493883" calcext:value-type="float">
            <text:p>2083.0</text:p>
          </table:table-cell>
          <table:table-cell table:style-name="ce7" table:formula="of:=[.Q454]" office:value-type="float" office:value="2094.78582317454" calcext:value-type="float">
            <text:p>2094.8</text:p>
          </table:table-cell>
          <table:table-cell table:style-name="ce7" table:formula="of:=[.R454]" office:value-type="float" office:value="2112.6145544955" calcext:value-type="float">
            <text:p>2112.6</text:p>
          </table:table-cell>
          <table:table-cell table:style-name="ce5" table:formula="of:=SUMPRODUCT([.J455:.S455];pot_heat_diffusion)" office:value-type="float" office:value="2077.50494790175" calcext:value-type="float">
            <text:p>2078</text:p>
          </table:table-cell>
          <table:table-cell table:style-name="ce5" table:formula="of:=[.V454]*leakage_out" office:value-type="float" office:value="1707.71112263778" calcext:value-type="float">
            <text:p>1708</text:p>
          </table:table-cell>
          <table:table-cell table:style-name="ce5" table:formula="of:=[.V454]+[.T455]-[.U455]" office:value-type="float" office:value="284988.314264893" calcext:value-type="float">
            <text:p>284988</text:p>
          </table:table-cell>
          <table:table-cell table:style-name="ce12" table:formula="of:= temp_out + [.V455]/pot_water_mass" office:value-type="float" office:value="120.381258108723" calcext:value-type="float">
            <text:p>120.4</text:p>
          </table:table-cell>
          <table:table-cell table:style-name="ce7" table:formula="of:=IF([.G455]&gt;thermagon_temp_max;0;IF([.W4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3" table:formula="of:=burner_C_per_s * [.X455]/100 * time_incr" office:value-type="float" office:value="2149.61306964746" calcext:value-type="float">
            <text:p>2150</text:p>
          </table:table-cell>
          <table:table-cell table:style-name="ce3" table:formula="of:=[.B456]" office:value-type="float" office:value="2149.61306964746" calcext:value-type="float">
            <text:p>2150</text:p>
          </table:table-cell>
          <table:table-cell table:style-name="ce3" table:formula="of:=[.C455]" office:value-type="float" office:value="2149.61306964746" calcext:value-type="float">
            <text:p>2150</text:p>
          </table:table-cell>
          <table:table-cell table:style-name="ce5" table:formula="of:=SUMPRODUCT([.B456:.D456];burner_heat_diffusion)" office:value-type="float" office:value="2149.61306964746" calcext:value-type="float">
            <text:p>2150</text:p>
          </table:table-cell>
          <table:table-cell table:formula="of:=[.F455]+[.E456]-[.J455]" office:value-type="float" office:value="55731.6341662353" calcext:value-type="float">
            <text:p>55732</text:p>
          </table:table-cell>
          <table:table-cell table:style-name="ce7" table:formula="of:=temp_out + [.F456] / burner_heat_mass" office:value-type="float" office:value="131.463268332471" calcext:value-type="float">
            <text:p>131.5</text:p>
          </table:table-cell>
          <table:table-cell table:style-name="ce7" table:formula="of:=[.G456]-[.W455]" office:value-type="float" office:value="11.0820102237475" calcext:value-type="float">
            <text:p>11.1</text:p>
          </table:table-cell>
          <table:table-cell table:style-name="ce5" table:formula="of:=thermagon_k * burner_A * [.H456] / thermagon_L" office:value-type="float" office:value="1452.73643866827" calcext:value-type="float">
            <text:p>1453</text:p>
          </table:table-cell>
          <table:table-cell table:style-name="ce5" table:formula="of:=[.I456]/C_per_s_to_W*time_incr" office:value-type="float" office:value="2081.88082354294" calcext:value-type="float">
            <text:p>2082</text:p>
          </table:table-cell>
          <table:table-cell table:style-name="ce7" table:formula="of:=[.J455]" office:value-type="float" office:value="2080.31232465873" calcext:value-type="float">
            <text:p>2080.3</text:p>
          </table:table-cell>
          <table:table-cell table:style-name="ce7" table:formula="of:=[.K455]" office:value-type="float" office:value="2078.42032569555" calcext:value-type="float">
            <text:p>2078.4</text:p>
          </table:table-cell>
          <table:table-cell table:style-name="ce7" table:formula="of:=[.L455]" office:value-type="float" office:value="2076.35764651483" calcext:value-type="float">
            <text:p>2076.4</text:p>
          </table:table-cell>
          <table:table-cell table:style-name="ce7" table:formula="of:=[.M455]" office:value-type="float" office:value="2074.44845680706" calcext:value-type="float">
            <text:p>2074.4</text:p>
          </table:table-cell>
          <table:table-cell table:style-name="ce7" table:formula="of:=[.N455]" office:value-type="float" office:value="2073.23995255658" calcext:value-type="float">
            <text:p>2073.2</text:p>
          </table:table-cell>
          <table:table-cell table:style-name="ce7" table:formula="of:=[.O455]" office:value-type="float" office:value="2073.53557217127" calcext:value-type="float">
            <text:p>2073.5</text:p>
          </table:table-cell>
          <table:table-cell table:style-name="ce7" table:formula="of:=[.P455]" office:value-type="float" office:value="2076.39073838481" calcext:value-type="float">
            <text:p>2076.4</text:p>
          </table:table-cell>
          <table:table-cell table:style-name="ce7" table:formula="of:=[.Q455]" office:value-type="float" office:value="2083.04864493883" calcext:value-type="float">
            <text:p>2083.0</text:p>
          </table:table-cell>
          <table:table-cell table:style-name="ce7" table:formula="of:=[.R455]" office:value-type="float" office:value="2094.78582317454" calcext:value-type="float">
            <text:p>2094.8</text:p>
          </table:table-cell>
          <table:table-cell table:style-name="ce5" table:formula="of:=SUMPRODUCT([.J456:.S456];pot_heat_diffusion)" office:value-type="float" office:value="2076.25038431063" calcext:value-type="float">
            <text:p>2076</text:p>
          </table:table-cell>
          <table:table-cell table:style-name="ce5" table:formula="of:=[.V455]*leakage_out" office:value-type="float" office:value="1709.92988558936" calcext:value-type="float">
            <text:p>1710</text:p>
          </table:table-cell>
          <table:table-cell table:style-name="ce5" table:formula="of:=[.V455]+[.T456]-[.U456]" office:value-type="float" office:value="285354.634763615" calcext:value-type="float">
            <text:p>285355</text:p>
          </table:table-cell>
          <table:table-cell table:style-name="ce12" table:formula="of:= temp_out + [.V456]/pot_water_mass" office:value-type="float" office:value="120.510286951985" calcext:value-type="float">
            <text:p>120.5</text:p>
          </table:table-cell>
          <table:table-cell table:style-name="ce7" table:formula="of:=IF([.G456]&gt;thermagon_temp_max;0;IF([.W4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3" table:formula="of:=burner_C_per_s * [.X456]/100 * time_incr" office:value-type="float" office:value="2149.61306964746" calcext:value-type="float">
            <text:p>2150</text:p>
          </table:table-cell>
          <table:table-cell table:style-name="ce3" table:formula="of:=[.B457]" office:value-type="float" office:value="2149.61306964746" calcext:value-type="float">
            <text:p>2150</text:p>
          </table:table-cell>
          <table:table-cell table:style-name="ce3" table:formula="of:=[.C456]" office:value-type="float" office:value="2149.61306964746" calcext:value-type="float">
            <text:p>2150</text:p>
          </table:table-cell>
          <table:table-cell table:style-name="ce5" table:formula="of:=SUMPRODUCT([.B457:.D457];burner_heat_diffusion)" office:value-type="float" office:value="2149.61306964746" calcext:value-type="float">
            <text:p>2150</text:p>
          </table:table-cell>
          <table:table-cell table:formula="of:=[.F456]+[.E457]-[.J456]" office:value-type="float" office:value="55799.3664123399" calcext:value-type="float">
            <text:p>55799</text:p>
          </table:table-cell>
          <table:table-cell table:style-name="ce7" table:formula="of:=temp_out + [.F457] / burner_heat_mass" office:value-type="float" office:value="131.59873282468" calcext:value-type="float">
            <text:p>131.6</text:p>
          </table:table-cell>
          <table:table-cell table:style-name="ce7" table:formula="of:=[.G457]-[.W456]" office:value-type="float" office:value="11.088445872695" calcext:value-type="float">
            <text:p>11.1</text:p>
          </table:table-cell>
          <table:table-cell table:style-name="ce5" table:formula="of:=thermagon_k * burner_A * [.H457] / thermagon_L" office:value-type="float" office:value="1453.58008540236" calcext:value-type="float">
            <text:p>1454</text:p>
          </table:table-cell>
          <table:table-cell table:style-name="ce5" table:formula="of:=[.I457]/C_per_s_to_W*time_incr" office:value-type="float" office:value="2083.08983290679" calcext:value-type="float">
            <text:p>2083</text:p>
          </table:table-cell>
          <table:table-cell table:style-name="ce7" table:formula="of:=[.J456]" office:value-type="float" office:value="2081.88082354294" calcext:value-type="float">
            <text:p>2081.9</text:p>
          </table:table-cell>
          <table:table-cell table:style-name="ce7" table:formula="of:=[.K456]" office:value-type="float" office:value="2080.31232465873" calcext:value-type="float">
            <text:p>2080.3</text:p>
          </table:table-cell>
          <table:table-cell table:style-name="ce7" table:formula="of:=[.L456]" office:value-type="float" office:value="2078.42032569555" calcext:value-type="float">
            <text:p>2078.4</text:p>
          </table:table-cell>
          <table:table-cell table:style-name="ce7" table:formula="of:=[.M456]" office:value-type="float" office:value="2076.35764651483" calcext:value-type="float">
            <text:p>2076.4</text:p>
          </table:table-cell>
          <table:table-cell table:style-name="ce7" table:formula="of:=[.N456]" office:value-type="float" office:value="2074.44845680706" calcext:value-type="float">
            <text:p>2074.4</text:p>
          </table:table-cell>
          <table:table-cell table:style-name="ce7" table:formula="of:=[.O456]" office:value-type="float" office:value="2073.23995255658" calcext:value-type="float">
            <text:p>2073.2</text:p>
          </table:table-cell>
          <table:table-cell table:style-name="ce7" table:formula="of:=[.P456]" office:value-type="float" office:value="2073.53557217127" calcext:value-type="float">
            <text:p>2073.5</text:p>
          </table:table-cell>
          <table:table-cell table:style-name="ce7" table:formula="of:=[.Q456]" office:value-type="float" office:value="2076.39073838481" calcext:value-type="float">
            <text:p>2076.4</text:p>
          </table:table-cell>
          <table:table-cell table:style-name="ce7" table:formula="of:=[.R456]" office:value-type="float" office:value="2083.04864493883" calcext:value-type="float">
            <text:p>2083.0</text:p>
          </table:table-cell>
          <table:table-cell table:style-name="ce5" table:formula="of:=SUMPRODUCT([.J457:.S457];pot_heat_diffusion)" office:value-type="float" office:value="2076.51527767206" calcext:value-type="float">
            <text:p>2077</text:p>
          </table:table-cell>
          <table:table-cell table:style-name="ce5" table:formula="of:=[.V456]*leakage_out" office:value-type="float" office:value="1712.12780858169" calcext:value-type="float">
            <text:p>1712</text:p>
          </table:table-cell>
          <table:table-cell table:style-name="ce5" table:formula="of:=[.V456]+[.T457]-[.U457]" office:value-type="float" office:value="285719.022232705" calcext:value-type="float">
            <text:p>285719</text:p>
          </table:table-cell>
          <table:table-cell table:style-name="ce12" table:formula="of:= temp_out + [.V457]/pot_water_mass" office:value-type="float" office:value="120.638634925412" calcext:value-type="float">
            <text:p>120.6</text:p>
          </table:table-cell>
          <table:table-cell table:style-name="ce7" table:formula="of:=IF([.G457]&gt;thermagon_temp_max;0;IF([.W4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3" table:formula="of:=burner_C_per_s * [.X457]/100 * time_incr" office:value-type="float" office:value="2149.61306964746" calcext:value-type="float">
            <text:p>2150</text:p>
          </table:table-cell>
          <table:table-cell table:style-name="ce3" table:formula="of:=[.B458]" office:value-type="float" office:value="2149.61306964746" calcext:value-type="float">
            <text:p>2150</text:p>
          </table:table-cell>
          <table:table-cell table:style-name="ce3" table:formula="of:=[.C457]" office:value-type="float" office:value="2149.61306964746" calcext:value-type="float">
            <text:p>2150</text:p>
          </table:table-cell>
          <table:table-cell table:style-name="ce5" table:formula="of:=SUMPRODUCT([.B458:.D458];burner_heat_diffusion)" office:value-type="float" office:value="2149.61306964746" calcext:value-type="float">
            <text:p>2150</text:p>
          </table:table-cell>
          <table:table-cell table:formula="of:=[.F457]+[.E458]-[.J457]" office:value-type="float" office:value="55865.8896490805" calcext:value-type="float">
            <text:p>55866</text:p>
          </table:table-cell>
          <table:table-cell table:style-name="ce7" table:formula="of:=temp_out + [.F458] / burner_heat_mass" office:value-type="float" office:value="131.731779298161" calcext:value-type="float">
            <text:p>131.7</text:p>
          </table:table-cell>
          <table:table-cell table:style-name="ce7" table:formula="of:=[.G458]-[.W457]" office:value-type="float" office:value="11.0931443727492" calcext:value-type="float">
            <text:p>11.1</text:p>
          </table:table-cell>
          <table:table-cell table:style-name="ce5" table:formula="of:=thermagon_k * burner_A * [.H458] / thermagon_L" office:value-type="float" office:value="1454.19600995918" calcext:value-type="float">
            <text:p>1454</text:p>
          </table:table-cell>
          <table:table-cell table:style-name="ce5" table:formula="of:=[.I458]/C_per_s_to_W*time_incr" office:value-type="float" office:value="2083.97249922496" calcext:value-type="float">
            <text:p>2084</text:p>
          </table:table-cell>
          <table:table-cell table:style-name="ce7" table:formula="of:=[.J457]" office:value-type="float" office:value="2083.08983290679" calcext:value-type="float">
            <text:p>2083.1</text:p>
          </table:table-cell>
          <table:table-cell table:style-name="ce7" table:formula="of:=[.K457]" office:value-type="float" office:value="2081.88082354294" calcext:value-type="float">
            <text:p>2081.9</text:p>
          </table:table-cell>
          <table:table-cell table:style-name="ce7" table:formula="of:=[.L457]" office:value-type="float" office:value="2080.31232465873" calcext:value-type="float">
            <text:p>2080.3</text:p>
          </table:table-cell>
          <table:table-cell table:style-name="ce7" table:formula="of:=[.M457]" office:value-type="float" office:value="2078.42032569555" calcext:value-type="float">
            <text:p>2078.4</text:p>
          </table:table-cell>
          <table:table-cell table:style-name="ce7" table:formula="of:=[.N457]" office:value-type="float" office:value="2076.35764651483" calcext:value-type="float">
            <text:p>2076.4</text:p>
          </table:table-cell>
          <table:table-cell table:style-name="ce7" table:formula="of:=[.O457]" office:value-type="float" office:value="2074.44845680706" calcext:value-type="float">
            <text:p>2074.4</text:p>
          </table:table-cell>
          <table:table-cell table:style-name="ce7" table:formula="of:=[.P457]" office:value-type="float" office:value="2073.23995255658" calcext:value-type="float">
            <text:p>2073.2</text:p>
          </table:table-cell>
          <table:table-cell table:style-name="ce7" table:formula="of:=[.Q457]" office:value-type="float" office:value="2073.53557217127" calcext:value-type="float">
            <text:p>2073.5</text:p>
          </table:table-cell>
          <table:table-cell table:style-name="ce7" table:formula="of:=[.R457]" office:value-type="float" office:value="2076.39073838481" calcext:value-type="float">
            <text:p>2076.4</text:p>
          </table:table-cell>
          <table:table-cell table:style-name="ce5" table:formula="of:=SUMPRODUCT([.J458:.S458];pot_heat_diffusion)" office:value-type="float" office:value="2077.62476483379" calcext:value-type="float">
            <text:p>2078</text:p>
          </table:table-cell>
          <table:table-cell table:style-name="ce5" table:formula="of:=[.V457]*leakage_out" office:value-type="float" office:value="1714.31413339623" calcext:value-type="float">
            <text:p>1714</text:p>
          </table:table-cell>
          <table:table-cell table:style-name="ce5" table:formula="of:=[.V457]+[.T458]-[.U458]" office:value-type="float" office:value="286082.332864143" calcext:value-type="float">
            <text:p>286082</text:p>
          </table:table-cell>
          <table:table-cell table:style-name="ce12" table:formula="of:= temp_out + [.V458]/pot_water_mass" office:value-type="float" office:value="120.766603604977" calcext:value-type="float">
            <text:p>120.8</text:p>
          </table:table-cell>
          <table:table-cell table:style-name="ce7" table:formula="of:=IF([.G458]&gt;thermagon_temp_max;0;IF([.W4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3" table:formula="of:=burner_C_per_s * [.X458]/100 * time_incr" office:value-type="float" office:value="2149.61306964746" calcext:value-type="float">
            <text:p>2150</text:p>
          </table:table-cell>
          <table:table-cell table:style-name="ce3" table:formula="of:=[.B459]" office:value-type="float" office:value="2149.61306964746" calcext:value-type="float">
            <text:p>2150</text:p>
          </table:table-cell>
          <table:table-cell table:style-name="ce3" table:formula="of:=[.C458]" office:value-type="float" office:value="2149.61306964746" calcext:value-type="float">
            <text:p>2150</text:p>
          </table:table-cell>
          <table:table-cell table:style-name="ce5" table:formula="of:=SUMPRODUCT([.B459:.D459];burner_heat_diffusion)" office:value-type="float" office:value="2149.61306964746" calcext:value-type="float">
            <text:p>2150</text:p>
          </table:table-cell>
          <table:table-cell table:formula="of:=[.F458]+[.E459]-[.J458]" office:value-type="float" office:value="55931.530219503" calcext:value-type="float">
            <text:p>55932</text:p>
          </table:table-cell>
          <table:table-cell table:style-name="ce7" table:formula="of:=temp_out + [.F459] / burner_heat_mass" office:value-type="float" office:value="131.863060439006" calcext:value-type="float">
            <text:p>131.9</text:p>
          </table:table-cell>
          <table:table-cell table:style-name="ce7" table:formula="of:=[.G459]-[.W458]" office:value-type="float" office:value="11.096456834029" calcext:value-type="float">
            <text:p>11.1</text:p>
          </table:table-cell>
          <table:table-cell table:style-name="ce5" table:formula="of:=thermagon_k * burner_A * [.H459] / thermagon_L" office:value-type="float" office:value="1454.63023922858" calcext:value-type="float">
            <text:p>1455</text:p>
          </table:table-cell>
          <table:table-cell table:style-name="ce5" table:formula="of:=[.I459]/C_per_s_to_W*time_incr" office:value-type="float" office:value="2084.59478250011" calcext:value-type="float">
            <text:p>2085</text:p>
          </table:table-cell>
          <table:table-cell table:style-name="ce7" table:formula="of:=[.J458]" office:value-type="float" office:value="2083.97249922496" calcext:value-type="float">
            <text:p>2084.0</text:p>
          </table:table-cell>
          <table:table-cell table:style-name="ce7" table:formula="of:=[.K458]" office:value-type="float" office:value="2083.08983290679" calcext:value-type="float">
            <text:p>2083.1</text:p>
          </table:table-cell>
          <table:table-cell table:style-name="ce7" table:formula="of:=[.L458]" office:value-type="float" office:value="2081.88082354294" calcext:value-type="float">
            <text:p>2081.9</text:p>
          </table:table-cell>
          <table:table-cell table:style-name="ce7" table:formula="of:=[.M458]" office:value-type="float" office:value="2080.31232465873" calcext:value-type="float">
            <text:p>2080.3</text:p>
          </table:table-cell>
          <table:table-cell table:style-name="ce7" table:formula="of:=[.N458]" office:value-type="float" office:value="2078.42032569555" calcext:value-type="float">
            <text:p>2078.4</text:p>
          </table:table-cell>
          <table:table-cell table:style-name="ce7" table:formula="of:=[.O458]" office:value-type="float" office:value="2076.35764651483" calcext:value-type="float">
            <text:p>2076.4</text:p>
          </table:table-cell>
          <table:table-cell table:style-name="ce7" table:formula="of:=[.P458]" office:value-type="float" office:value="2074.44845680706" calcext:value-type="float">
            <text:p>2074.4</text:p>
          </table:table-cell>
          <table:table-cell table:style-name="ce7" table:formula="of:=[.Q458]" office:value-type="float" office:value="2073.23995255658" calcext:value-type="float">
            <text:p>2073.2</text:p>
          </table:table-cell>
          <table:table-cell table:style-name="ce7" table:formula="of:=[.R458]" office:value-type="float" office:value="2073.53557217127" calcext:value-type="float">
            <text:p>2073.5</text:p>
          </table:table-cell>
          <table:table-cell table:style-name="ce5" table:formula="of:=SUMPRODUCT([.J459:.S459];pot_heat_diffusion)" office:value-type="float" office:value="2079.08470622633" calcext:value-type="float">
            <text:p>2079</text:p>
          </table:table-cell>
          <table:table-cell table:style-name="ce5" table:formula="of:=[.V458]*leakage_out" office:value-type="float" office:value="1716.49399718486" calcext:value-type="float">
            <text:p>1716</text:p>
          </table:table-cell>
          <table:table-cell table:style-name="ce5" table:formula="of:=[.V458]+[.T459]-[.U459]" office:value-type="float" office:value="286444.923573184" calcext:value-type="float">
            <text:p>286445</text:p>
          </table:table-cell>
          <table:table-cell table:style-name="ce12" table:formula="of:= temp_out + [.V459]/pot_water_mass" office:value-type="float" office:value="120.894318706721" calcext:value-type="float">
            <text:p>120.9</text:p>
          </table:table-cell>
          <table:table-cell table:style-name="ce7" table:formula="of:=IF([.G459]&gt;thermagon_temp_max;0;IF([.W4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3" table:formula="of:=burner_C_per_s * [.X459]/100 * time_incr" office:value-type="float" office:value="2149.61306964746" calcext:value-type="float">
            <text:p>2150</text:p>
          </table:table-cell>
          <table:table-cell table:style-name="ce3" table:formula="of:=[.B460]" office:value-type="float" office:value="2149.61306964746" calcext:value-type="float">
            <text:p>2150</text:p>
          </table:table-cell>
          <table:table-cell table:style-name="ce3" table:formula="of:=[.C459]" office:value-type="float" office:value="2149.61306964746" calcext:value-type="float">
            <text:p>2150</text:p>
          </table:table-cell>
          <table:table-cell table:style-name="ce5" table:formula="of:=SUMPRODUCT([.B460:.D460];burner_heat_diffusion)" office:value-type="float" office:value="2149.61306964746" calcext:value-type="float">
            <text:p>2150</text:p>
          </table:table-cell>
          <table:table-cell table:formula="of:=[.F459]+[.E460]-[.J459]" office:value-type="float" office:value="55996.5485066504" calcext:value-type="float">
            <text:p>55997</text:p>
          </table:table-cell>
          <table:table-cell table:style-name="ce7" table:formula="of:=temp_out + [.F460] / burner_heat_mass" office:value-type="float" office:value="131.993097013301" calcext:value-type="float">
            <text:p>132.0</text:p>
          </table:table-cell>
          <table:table-cell table:style-name="ce7" table:formula="of:=[.G460]-[.W459]" office:value-type="float" office:value="11.09877830658" calcext:value-type="float">
            <text:p>11.1</text:p>
          </table:table-cell>
          <table:table-cell table:style-name="ce5" table:formula="of:=thermagon_k * burner_A * [.H460] / thermagon_L" office:value-type="float" office:value="1454.93456016838" calcext:value-type="float">
            <text:p>1455</text:p>
          </table:table-cell>
          <table:table-cell table:style-name="ce5" table:formula="of:=[.I460]/C_per_s_to_W*time_incr" office:value-type="float" office:value="2085.03089734649" calcext:value-type="float">
            <text:p>2085</text:p>
          </table:table-cell>
          <table:table-cell table:style-name="ce7" table:formula="of:=[.J459]" office:value-type="float" office:value="2084.59478250011" calcext:value-type="float">
            <text:p>2084.6</text:p>
          </table:table-cell>
          <table:table-cell table:style-name="ce7" table:formula="of:=[.K459]" office:value-type="float" office:value="2083.97249922496" calcext:value-type="float">
            <text:p>2084.0</text:p>
          </table:table-cell>
          <table:table-cell table:style-name="ce7" table:formula="of:=[.L459]" office:value-type="float" office:value="2083.08983290679" calcext:value-type="float">
            <text:p>2083.1</text:p>
          </table:table-cell>
          <table:table-cell table:style-name="ce7" table:formula="of:=[.M459]" office:value-type="float" office:value="2081.88082354294" calcext:value-type="float">
            <text:p>2081.9</text:p>
          </table:table-cell>
          <table:table-cell table:style-name="ce7" table:formula="of:=[.N459]" office:value-type="float" office:value="2080.31232465873" calcext:value-type="float">
            <text:p>2080.3</text:p>
          </table:table-cell>
          <table:table-cell table:style-name="ce7" table:formula="of:=[.O459]" office:value-type="float" office:value="2078.42032569555" calcext:value-type="float">
            <text:p>2078.4</text:p>
          </table:table-cell>
          <table:table-cell table:style-name="ce7" table:formula="of:=[.P459]" office:value-type="float" office:value="2076.35764651483" calcext:value-type="float">
            <text:p>2076.4</text:p>
          </table:table-cell>
          <table:table-cell table:style-name="ce7" table:formula="of:=[.Q459]" office:value-type="float" office:value="2074.44845680706" calcext:value-type="float">
            <text:p>2074.4</text:p>
          </table:table-cell>
          <table:table-cell table:style-name="ce7" table:formula="of:=[.R459]" office:value-type="float" office:value="2073.23995255658" calcext:value-type="float">
            <text:p>2073.2</text:p>
          </table:table-cell>
          <table:table-cell table:style-name="ce5" table:formula="of:=SUMPRODUCT([.J460:.S460];pot_heat_diffusion)" office:value-type="float" office:value="2080.57188400405" calcext:value-type="float">
            <text:p>2081</text:p>
          </table:table-cell>
          <table:table-cell table:style-name="ce5" table:formula="of:=[.V459]*leakage_out" office:value-type="float" office:value="1718.6695414391" calcext:value-type="float">
            <text:p>1719</text:p>
          </table:table-cell>
          <table:table-cell table:style-name="ce5" table:formula="of:=[.V459]+[.T460]-[.U460]" office:value-type="float" office:value="286806.825915749" calcext:value-type="float">
            <text:p>286807</text:p>
          </table:table-cell>
          <table:table-cell table:style-name="ce12" table:formula="of:= temp_out + [.V460]/pot_water_mass" office:value-type="float" office:value="121.021791345565" calcext:value-type="float">
            <text:p>121.0</text:p>
          </table:table-cell>
          <table:table-cell table:style-name="ce7" table:formula="of:=IF([.G460]&gt;thermagon_temp_max;0;IF([.W46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3" table:formula="of:=burner_C_per_s * [.X460]/100 * time_incr" office:value-type="float" office:value="0" calcext:value-type="float">
            <text:p>0</text:p>
          </table:table-cell>
          <table:table-cell table:style-name="ce3" table:formula="of:=[.B461]" office:value-type="float" office:value="0" calcext:value-type="float">
            <text:p>0</text:p>
          </table:table-cell>
          <table:table-cell table:style-name="ce3" table:formula="of:=[.C460]" office:value-type="float" office:value="2149.61306964746" calcext:value-type="float">
            <text:p>2150</text:p>
          </table:table-cell>
          <table:table-cell table:style-name="ce5" table:formula="of:=SUMPRODUCT([.B461:.D461];burner_heat_diffusion)" office:value-type="float" office:value="644.883920894239" calcext:value-type="float">
            <text:p>645</text:p>
          </table:table-cell>
          <table:table-cell table:formula="of:=[.F460]+[.E461]-[.J460]" office:value-type="float" office:value="54556.4015301981" calcext:value-type="float">
            <text:p>54556</text:p>
          </table:table-cell>
          <table:table-cell table:style-name="ce7" table:formula="of:=temp_out + [.F461] / burner_heat_mass" office:value-type="float" office:value="129.112803060396" calcext:value-type="float">
            <text:p>129.1</text:p>
          </table:table-cell>
          <table:table-cell table:style-name="ce7" table:formula="of:=[.G461]-[.W460]" office:value-type="float" office:value="8.09101171483111" calcext:value-type="float">
            <text:p>8.1</text:p>
          </table:table-cell>
          <table:table-cell table:style-name="ce5" table:formula="of:=thermagon_k * burner_A * [.H461] / thermagon_L" office:value-type="float" office:value="1060.64759971428" calcext:value-type="float">
            <text:p>1061</text:p>
          </table:table-cell>
          <table:table-cell table:style-name="ce5" table:formula="of:=[.I461]/C_per_s_to_W*time_incr" office:value-type="float" office:value="1519.98796175735" calcext:value-type="float">
            <text:p>1520</text:p>
          </table:table-cell>
          <table:table-cell table:style-name="ce7" table:formula="of:=[.J460]" office:value-type="float" office:value="2085.03089734649" calcext:value-type="float">
            <text:p>2085.0</text:p>
          </table:table-cell>
          <table:table-cell table:style-name="ce7" table:formula="of:=[.K460]" office:value-type="float" office:value="2084.59478250011" calcext:value-type="float">
            <text:p>2084.6</text:p>
          </table:table-cell>
          <table:table-cell table:style-name="ce7" table:formula="of:=[.L460]" office:value-type="float" office:value="2083.97249922496" calcext:value-type="float">
            <text:p>2084.0</text:p>
          </table:table-cell>
          <table:table-cell table:style-name="ce7" table:formula="of:=[.M460]" office:value-type="float" office:value="2083.08983290679" calcext:value-type="float">
            <text:p>2083.1</text:p>
          </table:table-cell>
          <table:table-cell table:style-name="ce7" table:formula="of:=[.N460]" office:value-type="float" office:value="2081.88082354294" calcext:value-type="float">
            <text:p>2081.9</text:p>
          </table:table-cell>
          <table:table-cell table:style-name="ce7" table:formula="of:=[.O460]" office:value-type="float" office:value="2080.31232465873" calcext:value-type="float">
            <text:p>2080.3</text:p>
          </table:table-cell>
          <table:table-cell table:style-name="ce7" table:formula="of:=[.P460]" office:value-type="float" office:value="2078.42032569555" calcext:value-type="float">
            <text:p>2078.4</text:p>
          </table:table-cell>
          <table:table-cell table:style-name="ce7" table:formula="of:=[.Q460]" office:value-type="float" office:value="2076.35764651483" calcext:value-type="float">
            <text:p>2076.4</text:p>
          </table:table-cell>
          <table:table-cell table:style-name="ce7" table:formula="of:=[.R460]" office:value-type="float" office:value="2074.44845680706" calcext:value-type="float">
            <text:p>2074.4</text:p>
          </table:table-cell>
          <table:table-cell table:style-name="ce5" table:formula="of:=SUMPRODUCT([.J461:.S461];pot_heat_diffusion)" office:value-type="float" office:value="2070.59710812743" calcext:value-type="float">
            <text:p>2071</text:p>
          </table:table-cell>
          <table:table-cell table:style-name="ce5" table:formula="of:=[.V460]*leakage_out" office:value-type="float" office:value="1720.84095549449" calcext:value-type="float">
            <text:p>1721</text:p>
          </table:table-cell>
          <table:table-cell table:style-name="ce5" table:formula="of:=[.V460]+[.T461]-[.U461]" office:value-type="float" office:value="287156.582068382" calcext:value-type="float">
            <text:p>287157</text:p>
          </table:table-cell>
          <table:table-cell table:style-name="ce12" table:formula="of:= temp_out + [.V461]/pot_water_mass" office:value-type="float" office:value="121.144985739423" calcext:value-type="float">
            <text:p>121.1</text:p>
          </table:table-cell>
          <table:table-cell table:style-name="ce7" table:formula="of:=IF([.G461]&gt;thermagon_temp_max;0;IF([.W4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" table:formula="of:=burner_C_per_s * [.X461]/100 * time_incr" office:value-type="float" office:value="0" calcext:value-type="float">
            <text:p>0</text:p>
          </table:table-cell>
          <table:table-cell table:style-name="ce3" table:formula="of:=[.B462]" office:value-type="float" office:value="0" calcext:value-type="float">
            <text:p>0</text:p>
          </table:table-cell>
          <table:table-cell table:style-name="ce3" table:formula="of:=[.C461]" office:value-type="float" office:value="0" calcext:value-type="float">
            <text:p>0</text:p>
          </table:table-cell>
          <table:table-cell table:style-name="ce5" table:formula="of:=SUMPRODUCT([.B462:.D462];burner_heat_diffusion)" office:value-type="float" office:value="0" calcext:value-type="float">
            <text:p>0</text:p>
          </table:table-cell>
          <table:table-cell table:formula="of:=[.F461]+[.E462]-[.J461]" office:value-type="float" office:value="53036.4135684408" calcext:value-type="float">
            <text:p>53036</text:p>
          </table:table-cell>
          <table:table-cell table:style-name="ce7" table:formula="of:=temp_out + [.F462] / burner_heat_mass" office:value-type="float" office:value="126.072827136882" calcext:value-type="float">
            <text:p>126.1</text:p>
          </table:table-cell>
          <table:table-cell table:style-name="ce7" table:formula="of:=[.G462]-[.W461]" office:value-type="float" office:value="4.92784139745808" calcext:value-type="float">
            <text:p>4.9</text:p>
          </table:table-cell>
          <table:table-cell table:style-name="ce5" table:formula="of:=thermagon_k * burner_A * [.H462] / thermagon_L" office:value-type="float" office:value="645.988824908738" calcext:value-type="float">
            <text:p>646</text:p>
          </table:table-cell>
          <table:table-cell table:style-name="ce5" table:formula="of:=[.I462]/C_per_s_to_W*time_incr" office:value-type="float" office:value="925.750680580021" calcext:value-type="float">
            <text:p>926</text:p>
          </table:table-cell>
          <table:table-cell table:style-name="ce7" table:formula="of:=[.J461]" office:value-type="float" office:value="1519.98796175735" calcext:value-type="float">
            <text:p>1520.0</text:p>
          </table:table-cell>
          <table:table-cell table:style-name="ce7" table:formula="of:=[.K461]" office:value-type="float" office:value="2085.03089734649" calcext:value-type="float">
            <text:p>2085.0</text:p>
          </table:table-cell>
          <table:table-cell table:style-name="ce7" table:formula="of:=[.L461]" office:value-type="float" office:value="2084.59478250011" calcext:value-type="float">
            <text:p>2084.6</text:p>
          </table:table-cell>
          <table:table-cell table:style-name="ce7" table:formula="of:=[.M461]" office:value-type="float" office:value="2083.97249922496" calcext:value-type="float">
            <text:p>2084.0</text:p>
          </table:table-cell>
          <table:table-cell table:style-name="ce7" table:formula="of:=[.N461]" office:value-type="float" office:value="2083.08983290679" calcext:value-type="float">
            <text:p>2083.1</text:p>
          </table:table-cell>
          <table:table-cell table:style-name="ce7" table:formula="of:=[.O461]" office:value-type="float" office:value="2081.88082354294" calcext:value-type="float">
            <text:p>2081.9</text:p>
          </table:table-cell>
          <table:table-cell table:style-name="ce7" table:formula="of:=[.P461]" office:value-type="float" office:value="2080.31232465873" calcext:value-type="float">
            <text:p>2080.3</text:p>
          </table:table-cell>
          <table:table-cell table:style-name="ce7" table:formula="of:=[.Q461]" office:value-type="float" office:value="2078.42032569555" calcext:value-type="float">
            <text:p>2078.4</text:p>
          </table:table-cell>
          <table:table-cell table:style-name="ce7" table:formula="of:=[.R461]" office:value-type="float" office:value="2076.35764651483" calcext:value-type="float">
            <text:p>2076.4</text:p>
          </table:table-cell>
          <table:table-cell table:style-name="ce5" table:formula="of:=SUMPRODUCT([.J462:.S462];pot_heat_diffusion)" office:value-type="float" office:value="2031.53946380524" calcext:value-type="float">
            <text:p>2032</text:p>
          </table:table-cell>
          <table:table-cell table:style-name="ce5" table:formula="of:=[.V461]*leakage_out" office:value-type="float" office:value="1722.93949241029" calcext:value-type="float">
            <text:p>1723</text:p>
          </table:table-cell>
          <table:table-cell table:style-name="ce5" table:formula="of:=[.V461]+[.T462]-[.U462]" office:value-type="float" office:value="287465.182039777" calcext:value-type="float">
            <text:p>287465</text:p>
          </table:table-cell>
          <table:table-cell table:style-name="ce12" table:formula="of:= temp_out + [.V462]/pot_water_mass" office:value-type="float" office:value="121.253683716956" calcext:value-type="float">
            <text:p>121.3</text:p>
          </table:table-cell>
          <table:table-cell table:style-name="ce7" table:formula="of:=IF([.G462]&gt;thermagon_temp_max;0;IF([.W46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 table:formula="of:=burner_C_per_s * [.X462]/100 * time_incr" office:value-type="float" office:value="0" calcext:value-type="float">
            <text:p>0</text:p>
          </table:table-cell>
          <table:table-cell table:style-name="ce3" table:formula="of:=[.B463]" office:value-type="float" office:value="0" calcext:value-type="float">
            <text:p>0</text:p>
          </table:table-cell>
          <table:table-cell table:style-name="ce3" table:formula="of:=[.C462]" office:value-type="float" office:value="0" calcext:value-type="float">
            <text:p>0</text:p>
          </table:table-cell>
          <table:table-cell table:style-name="ce5" table:formula="of:=SUMPRODUCT([.B463:.D463];burner_heat_diffusion)" office:value-type="float" office:value="0" calcext:value-type="float">
            <text:p>0</text:p>
          </table:table-cell>
          <table:table-cell table:formula="of:=[.F462]+[.E463]-[.J462]" office:value-type="float" office:value="52110.6628878608" calcext:value-type="float">
            <text:p>52111</text:p>
          </table:table-cell>
          <table:table-cell table:style-name="ce7" table:formula="of:=temp_out + [.F463] / burner_heat_mass" office:value-type="float" office:value="124.221325775722" calcext:value-type="float">
            <text:p>124.2</text:p>
          </table:table-cell>
          <table:table-cell table:style-name="ce7" table:formula="of:=[.G463]-[.W462]" office:value-type="float" office:value="2.9676420587657" calcext:value-type="float">
            <text:p>3.0</text:p>
          </table:table-cell>
          <table:table-cell table:style-name="ce5" table:formula="of:=thermagon_k * burner_A * [.H463] / thermagon_L" office:value-type="float" office:value="389.027050927549" calcext:value-type="float">
            <text:p>389</text:p>
          </table:table-cell>
          <table:table-cell table:style-name="ce5" table:formula="of:=[.I463]/C_per_s_to_W*time_incr" office:value-type="float" office:value="557.505088746845" calcext:value-type="float">
            <text:p>558</text:p>
          </table:table-cell>
          <table:table-cell table:style-name="ce7" table:formula="of:=[.J462]" office:value-type="float" office:value="925.750680580021" calcext:value-type="float">
            <text:p>925.8</text:p>
          </table:table-cell>
          <table:table-cell table:style-name="ce7" table:formula="of:=[.K462]" office:value-type="float" office:value="1519.98796175735" calcext:value-type="float">
            <text:p>1520.0</text:p>
          </table:table-cell>
          <table:table-cell table:style-name="ce7" table:formula="of:=[.L462]" office:value-type="float" office:value="2085.03089734649" calcext:value-type="float">
            <text:p>2085.0</text:p>
          </table:table-cell>
          <table:table-cell table:style-name="ce7" table:formula="of:=[.M462]" office:value-type="float" office:value="2084.59478250011" calcext:value-type="float">
            <text:p>2084.6</text:p>
          </table:table-cell>
          <table:table-cell table:style-name="ce7" table:formula="of:=[.N462]" office:value-type="float" office:value="2083.97249922496" calcext:value-type="float">
            <text:p>2084.0</text:p>
          </table:table-cell>
          <table:table-cell table:style-name="ce7" table:formula="of:=[.O462]" office:value-type="float" office:value="2083.08983290679" calcext:value-type="float">
            <text:p>2083.1</text:p>
          </table:table-cell>
          <table:table-cell table:style-name="ce7" table:formula="of:=[.P462]" office:value-type="float" office:value="2081.88082354294" calcext:value-type="float">
            <text:p>2081.9</text:p>
          </table:table-cell>
          <table:table-cell table:style-name="ce7" table:formula="of:=[.Q462]" office:value-type="float" office:value="2080.31232465873" calcext:value-type="float">
            <text:p>2080.3</text:p>
          </table:table-cell>
          <table:table-cell table:style-name="ce7" table:formula="of:=[.R462]" office:value-type="float" office:value="2078.42032569555" calcext:value-type="float">
            <text:p>2078.4</text:p>
          </table:table-cell>
          <table:table-cell table:style-name="ce5" table:formula="of:=SUMPRODUCT([.J463:.S463];pot_heat_diffusion)" office:value-type="float" office:value="1938.76875732932" calcext:value-type="float">
            <text:p>1939</text:p>
          </table:table-cell>
          <table:table-cell table:style-name="ce5" table:formula="of:=[.V462]*leakage_out" office:value-type="float" office:value="1724.79109223866" calcext:value-type="float">
            <text:p>1725</text:p>
          </table:table-cell>
          <table:table-cell table:style-name="ce5" table:formula="of:=[.V462]+[.T463]-[.U463]" office:value-type="float" office:value="287679.159704868" calcext:value-type="float">
            <text:p>287679</text:p>
          </table:table-cell>
          <table:table-cell table:style-name="ce12" table:formula="of:= temp_out + [.V463]/pot_water_mass" office:value-type="float" office:value="121.329052937916" calcext:value-type="float">
            <text:p>121.3</text:p>
          </table:table-cell>
          <table:table-cell table:style-name="ce7" table:formula="of:=IF([.G463]&gt;thermagon_temp_max;0;IF([.W46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3" table:formula="of:=burner_C_per_s * [.X463]/100 * time_incr" office:value-type="float" office:value="0" calcext:value-type="float">
            <text:p>0</text:p>
          </table:table-cell>
          <table:table-cell table:style-name="ce3" table:formula="of:=[.B464]" office:value-type="float" office:value="0" calcext:value-type="float">
            <text:p>0</text:p>
          </table:table-cell>
          <table:table-cell table:style-name="ce3" table:formula="of:=[.C463]" office:value-type="float" office:value="0" calcext:value-type="float">
            <text:p>0</text:p>
          </table:table-cell>
          <table:table-cell table:style-name="ce5" table:formula="of:=SUMPRODUCT([.B464:.D464];burner_heat_diffusion)" office:value-type="float" office:value="0" calcext:value-type="float">
            <text:p>0</text:p>
          </table:table-cell>
          <table:table-cell table:formula="of:=[.F463]+[.E464]-[.J463]" office:value-type="float" office:value="51553.1577991139" calcext:value-type="float">
            <text:p>51553</text:p>
          </table:table-cell>
          <table:table-cell table:style-name="ce7" table:formula="of:=temp_out + [.F464] / burner_heat_mass" office:value-type="float" office:value="123.106315598228" calcext:value-type="float">
            <text:p>123.1</text:p>
          </table:table-cell>
          <table:table-cell table:style-name="ce7" table:formula="of:=[.G464]-[.W463]" office:value-type="float" office:value="1.77726266031159" calcext:value-type="float">
            <text:p>1.8</text:p>
          </table:table-cell>
          <table:table-cell table:style-name="ce5" table:formula="of:=thermagon_k * burner_A * [.H464] / thermagon_L" office:value-type="float" office:value="232.980675490303" calcext:value-type="float">
            <text:p>233</text:p>
          </table:table-cell>
          <table:table-cell table:style-name="ce5" table:formula="of:=[.I464]/C_per_s_to_W*time_incr" office:value-type="float" office:value="333.878870006167" calcext:value-type="float">
            <text:p>334</text:p>
          </table:table-cell>
          <table:table-cell table:style-name="ce7" table:formula="of:=[.J463]" office:value-type="float" office:value="557.505088746845" calcext:value-type="float">
            <text:p>557.5</text:p>
          </table:table-cell>
          <table:table-cell table:style-name="ce7" table:formula="of:=[.K463]" office:value-type="float" office:value="925.750680580021" calcext:value-type="float">
            <text:p>925.8</text:p>
          </table:table-cell>
          <table:table-cell table:style-name="ce7" table:formula="of:=[.L463]" office:value-type="float" office:value="1519.98796175735" calcext:value-type="float">
            <text:p>1520.0</text:p>
          </table:table-cell>
          <table:table-cell table:style-name="ce7" table:formula="of:=[.M463]" office:value-type="float" office:value="2085.03089734649" calcext:value-type="float">
            <text:p>2085.0</text:p>
          </table:table-cell>
          <table:table-cell table:style-name="ce7" table:formula="of:=[.N463]" office:value-type="float" office:value="2084.59478250011" calcext:value-type="float">
            <text:p>2084.6</text:p>
          </table:table-cell>
          <table:table-cell table:style-name="ce7" table:formula="of:=[.O463]" office:value-type="float" office:value="2083.97249922496" calcext:value-type="float">
            <text:p>2084.0</text:p>
          </table:table-cell>
          <table:table-cell table:style-name="ce7" table:formula="of:=[.P463]" office:value-type="float" office:value="2083.08983290679" calcext:value-type="float">
            <text:p>2083.1</text:p>
          </table:table-cell>
          <table:table-cell table:style-name="ce7" table:formula="of:=[.Q463]" office:value-type="float" office:value="2081.88082354294" calcext:value-type="float">
            <text:p>2081.9</text:p>
          </table:table-cell>
          <table:table-cell table:style-name="ce7" table:formula="of:=[.R463]" office:value-type="float" office:value="2080.31232465873" calcext:value-type="float">
            <text:p>2080.3</text:p>
          </table:table-cell>
          <table:table-cell table:style-name="ce5" table:formula="of:=SUMPRODUCT([.J464:.S464];pot_heat_diffusion)" office:value-type="float" office:value="1772.2638623762" calcext:value-type="float">
            <text:p>1772</text:p>
          </table:table-cell>
          <table:table-cell table:style-name="ce5" table:formula="of:=[.V463]*leakage_out" office:value-type="float" office:value="1726.07495822921" calcext:value-type="float">
            <text:p>1726</text:p>
          </table:table-cell>
          <table:table-cell table:style-name="ce5" table:formula="of:=[.V463]+[.T464]-[.U464]" office:value-type="float" office:value="287725.348609014" calcext:value-type="float">
            <text:p>287725</text:p>
          </table:table-cell>
          <table:table-cell table:style-name="ce12" table:formula="of:= temp_out + [.V464]/pot_water_mass" office:value-type="float" office:value="121.345322027127" calcext:value-type="float">
            <text:p>121.3</text:p>
          </table:table-cell>
          <table:table-cell table:style-name="ce7" table:formula="of:=IF([.G464]&gt;thermagon_temp_max;0;IF([.W46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table:formula="of:=burner_C_per_s * [.X464]/100 * time_incr" office:value-type="float" office:value="0" calcext:value-type="float">
            <text:p>0</text:p>
          </table:table-cell>
          <table:table-cell table:style-name="ce3" table:formula="of:=[.B465]" office:value-type="float" office:value="0" calcext:value-type="float">
            <text:p>0</text:p>
          </table:table-cell>
          <table:table-cell table:style-name="ce3" table:formula="of:=[.C464]" office:value-type="float" office:value="0" calcext:value-type="float">
            <text:p>0</text:p>
          </table:table-cell>
          <table:table-cell table:style-name="ce5" table:formula="of:=SUMPRODUCT([.B465:.D465];burner_heat_diffusion)" office:value-type="float" office:value="0" calcext:value-type="float">
            <text:p>0</text:p>
          </table:table-cell>
          <table:table-cell table:formula="of:=[.F464]+[.E465]-[.J464]" office:value-type="float" office:value="51219.2789291077" calcext:value-type="float">
            <text:p>51219</text:p>
          </table:table-cell>
          <table:table-cell table:style-name="ce7" table:formula="of:=temp_out + [.F465] / burner_heat_mass" office:value-type="float" office:value="122.438557858216" calcext:value-type="float">
            <text:p>122.4</text:p>
          </table:table-cell>
          <table:table-cell table:style-name="ce7" table:formula="of:=[.G465]-[.W464]" office:value-type="float" office:value="1.09323583108801" calcext:value-type="float">
            <text:p>1.1</text:p>
          </table:table-cell>
          <table:table-cell table:style-name="ce5" table:formula="of:=thermagon_k * burner_A * [.H465] / thermagon_L" office:value-type="float" office:value="143.311862722887" calcext:value-type="float">
            <text:p>143</text:p>
          </table:table-cell>
          <table:table-cell table:style-name="ce5" table:formula="of:=[.I465]/C_per_s_to_W*time_incr" office:value-type="float" office:value="205.376702096427" calcext:value-type="float">
            <text:p>205</text:p>
          </table:table-cell>
          <table:table-cell table:style-name="ce7" table:formula="of:=[.J464]" office:value-type="float" office:value="333.878870006167" calcext:value-type="float">
            <text:p>333.9</text:p>
          </table:table-cell>
          <table:table-cell table:style-name="ce7" table:formula="of:=[.K464]" office:value-type="float" office:value="557.505088746845" calcext:value-type="float">
            <text:p>557.5</text:p>
          </table:table-cell>
          <table:table-cell table:style-name="ce7" table:formula="of:=[.L464]" office:value-type="float" office:value="925.750680580021" calcext:value-type="float">
            <text:p>925.8</text:p>
          </table:table-cell>
          <table:table-cell table:style-name="ce7" table:formula="of:=[.M464]" office:value-type="float" office:value="1519.98796175735" calcext:value-type="float">
            <text:p>1520.0</text:p>
          </table:table-cell>
          <table:table-cell table:style-name="ce7" table:formula="of:=[.N464]" office:value-type="float" office:value="2085.03089734649" calcext:value-type="float">
            <text:p>2085.0</text:p>
          </table:table-cell>
          <table:table-cell table:style-name="ce7" table:formula="of:=[.O464]" office:value-type="float" office:value="2084.59478250011" calcext:value-type="float">
            <text:p>2084.6</text:p>
          </table:table-cell>
          <table:table-cell table:style-name="ce7" table:formula="of:=[.P464]" office:value-type="float" office:value="2083.97249922496" calcext:value-type="float">
            <text:p>2084.0</text:p>
          </table:table-cell>
          <table:table-cell table:style-name="ce7" table:formula="of:=[.Q464]" office:value-type="float" office:value="2083.08983290679" calcext:value-type="float">
            <text:p>2083.1</text:p>
          </table:table-cell>
          <table:table-cell table:style-name="ce7" table:formula="of:=[.R464]" office:value-type="float" office:value="2081.88082354294" calcext:value-type="float">
            <text:p>2081.9</text:p>
          </table:table-cell>
          <table:table-cell table:style-name="ce5" table:formula="of:=SUMPRODUCT([.J465:.S465];pot_heat_diffusion)" office:value-type="float" office:value="1531.19655855633" calcext:value-type="float">
            <text:p>1531</text:p>
          </table:table-cell>
          <table:table-cell table:style-name="ce5" table:formula="of:=[.V464]*leakage_out" office:value-type="float" office:value="1726.35209165409" calcext:value-type="float">
            <text:p>1726</text:p>
          </table:table-cell>
          <table:table-cell table:style-name="ce5" table:formula="of:=[.V464]+[.T465]-[.U465]" office:value-type="float" office:value="287530.193075917" calcext:value-type="float">
            <text:p>287530</text:p>
          </table:table-cell>
          <table:table-cell table:style-name="ce12" table:formula="of:= temp_out + [.V465]/pot_water_mass" office:value-type="float" office:value="121.276582514107" calcext:value-type="float">
            <text:p>121.3</text:p>
          </table:table-cell>
          <table:table-cell table:style-name="ce7" table:formula="of:=IF([.G465]&gt;thermagon_temp_max;0;IF([.W46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3" table:formula="of:=burner_C_per_s * [.X465]/100 * time_incr" office:value-type="float" office:value="0" calcext:value-type="float">
            <text:p>0</text:p>
          </table:table-cell>
          <table:table-cell table:style-name="ce3" table:formula="of:=[.B466]" office:value-type="float" office:value="0" calcext:value-type="float">
            <text:p>0</text:p>
          </table:table-cell>
          <table:table-cell table:style-name="ce3" table:formula="of:=[.C465]" office:value-type="float" office:value="0" calcext:value-type="float">
            <text:p>0</text:p>
          </table:table-cell>
          <table:table-cell table:style-name="ce5" table:formula="of:=SUMPRODUCT([.B466:.D466];burner_heat_diffusion)" office:value-type="float" office:value="0" calcext:value-type="float">
            <text:p>0</text:p>
          </table:table-cell>
          <table:table-cell table:formula="of:=[.F465]+[.E466]-[.J465]" office:value-type="float" office:value="51013.9022270113" calcext:value-type="float">
            <text:p>51014</text:p>
          </table:table-cell>
          <table:table-cell table:style-name="ce7" table:formula="of:=temp_out + [.F466] / burner_heat_mass" office:value-type="float" office:value="122.027804454023" calcext:value-type="float">
            <text:p>122.0</text:p>
          </table:table-cell>
          <table:table-cell table:style-name="ce7" table:formula="of:=[.G466]-[.W465]" office:value-type="float" office:value="0.751221939916107" calcext:value-type="float">
            <text:p>0.8</text:p>
          </table:table-cell>
          <table:table-cell table:style-name="ce5" table:formula="of:=thermagon_k * burner_A * [.H466] / thermagon_L" office:value-type="float" office:value="98.4773938670977" calcext:value-type="float">
            <text:p>98</text:p>
          </table:table-cell>
          <table:table-cell table:style-name="ce5" table:formula="of:=[.I466]/C_per_s_to_W*time_incr" office:value-type="float" office:value="141.125528614356" calcext:value-type="float">
            <text:p>141</text:p>
          </table:table-cell>
          <table:table-cell table:style-name="ce7" table:formula="of:=[.J465]" office:value-type="float" office:value="205.376702096427" calcext:value-type="float">
            <text:p>205.4</text:p>
          </table:table-cell>
          <table:table-cell table:style-name="ce7" table:formula="of:=[.K465]" office:value-type="float" office:value="333.878870006167" calcext:value-type="float">
            <text:p>333.9</text:p>
          </table:table-cell>
          <table:table-cell table:style-name="ce7" table:formula="of:=[.L465]" office:value-type="float" office:value="557.505088746845" calcext:value-type="float">
            <text:p>557.5</text:p>
          </table:table-cell>
          <table:table-cell table:style-name="ce7" table:formula="of:=[.M465]" office:value-type="float" office:value="925.750680580021" calcext:value-type="float">
            <text:p>925.8</text:p>
          </table:table-cell>
          <table:table-cell table:style-name="ce7" table:formula="of:=[.N465]" office:value-type="float" office:value="1519.98796175735" calcext:value-type="float">
            <text:p>1520.0</text:p>
          </table:table-cell>
          <table:table-cell table:style-name="ce7" table:formula="of:=[.O465]" office:value-type="float" office:value="2085.03089734649" calcext:value-type="float">
            <text:p>2085.0</text:p>
          </table:table-cell>
          <table:table-cell table:style-name="ce7" table:formula="of:=[.P465]" office:value-type="float" office:value="2084.59478250011" calcext:value-type="float">
            <text:p>2084.6</text:p>
          </table:table-cell>
          <table:table-cell table:style-name="ce7" table:formula="of:=[.Q465]" office:value-type="float" office:value="2083.97249922496" calcext:value-type="float">
            <text:p>2084.0</text:p>
          </table:table-cell>
          <table:table-cell table:style-name="ce7" table:formula="of:=[.R465]" office:value-type="float" office:value="2083.08983290679" calcext:value-type="float">
            <text:p>2083.1</text:p>
          </table:table-cell>
          <table:table-cell table:style-name="ce5" table:formula="of:=SUMPRODUCT([.J466:.S466];pot_heat_diffusion)" office:value-type="float" office:value="1237.41248608185" calcext:value-type="float">
            <text:p>1237</text:p>
          </table:table-cell>
          <table:table-cell table:style-name="ce5" table:formula="of:=[.V465]*leakage_out" office:value-type="float" office:value="1725.1811584555" calcext:value-type="float">
            <text:p>1725</text:p>
          </table:table-cell>
          <table:table-cell table:style-name="ce5" table:formula="of:=[.V465]+[.T466]-[.U466]" office:value-type="float" office:value="287042.424403543" calcext:value-type="float">
            <text:p>287042</text:p>
          </table:table-cell>
          <table:table-cell table:style-name="ce12" table:formula="of:= temp_out + [.V466]/pot_water_mass" office:value-type="float" office:value="121.104776055567" calcext:value-type="float">
            <text:p>121.1</text:p>
          </table:table-cell>
          <table:table-cell table:style-name="ce7" table:formula="of:=IF([.G466]&gt;thermagon_temp_max;0;IF([.W46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table:formula="of:=burner_C_per_s * [.X466]/100 * time_incr" office:value-type="float" office:value="0" calcext:value-type="float">
            <text:p>0</text:p>
          </table:table-cell>
          <table:table-cell table:style-name="ce3" table:formula="of:=[.B467]" office:value-type="float" office:value="0" calcext:value-type="float">
            <text:p>0</text:p>
          </table:table-cell>
          <table:table-cell table:style-name="ce3" table:formula="of:=[.C466]" office:value-type="float" office:value="0" calcext:value-type="float">
            <text:p>0</text:p>
          </table:table-cell>
          <table:table-cell table:style-name="ce5" table:formula="of:=SUMPRODUCT([.B467:.D467];burner_heat_diffusion)" office:value-type="float" office:value="0" calcext:value-type="float">
            <text:p>0</text:p>
          </table:table-cell>
          <table:table-cell table:formula="of:=[.F466]+[.E467]-[.J466]" office:value-type="float" office:value="50872.776698397" calcext:value-type="float">
            <text:p>50873</text:p>
          </table:table-cell>
          <table:table-cell table:style-name="ce7" table:formula="of:=temp_out + [.F467] / burner_heat_mass" office:value-type="float" office:value="121.745553396794" calcext:value-type="float">
            <text:p>121.7</text:p>
          </table:table-cell>
          <table:table-cell table:style-name="ce7" table:formula="of:=[.G467]-[.W466]" office:value-type="float" office:value="0.640777341226524" calcext:value-type="float">
            <text:p>0.6</text:p>
          </table:table-cell>
          <table:table-cell table:style-name="ce5" table:formula="of:=thermagon_k * burner_A * [.H467] / thermagon_L" office:value-type="float" office:value="83.9992540954316" calcext:value-type="float">
            <text:p>84</text:p>
          </table:table-cell>
          <table:table-cell table:style-name="ce5" table:formula="of:=[.I467]/C_per_s_to_W*time_incr" office:value-type="float" office:value="120.377262962785" calcext:value-type="float">
            <text:p>120</text:p>
          </table:table-cell>
          <table:table-cell table:style-name="ce7" table:formula="of:=[.J466]" office:value-type="float" office:value="141.125528614356" calcext:value-type="float">
            <text:p>141.1</text:p>
          </table:table-cell>
          <table:table-cell table:style-name="ce7" table:formula="of:=[.K466]" office:value-type="float" office:value="205.376702096427" calcext:value-type="float">
            <text:p>205.4</text:p>
          </table:table-cell>
          <table:table-cell table:style-name="ce7" table:formula="of:=[.L466]" office:value-type="float" office:value="333.878870006167" calcext:value-type="float">
            <text:p>333.9</text:p>
          </table:table-cell>
          <table:table-cell table:style-name="ce7" table:formula="of:=[.M466]" office:value-type="float" office:value="557.505088746845" calcext:value-type="float">
            <text:p>557.5</text:p>
          </table:table-cell>
          <table:table-cell table:style-name="ce7" table:formula="of:=[.N466]" office:value-type="float" office:value="925.750680580021" calcext:value-type="float">
            <text:p>925.8</text:p>
          </table:table-cell>
          <table:table-cell table:style-name="ce7" table:formula="of:=[.O466]" office:value-type="float" office:value="1519.98796175735" calcext:value-type="float">
            <text:p>1520.0</text:p>
          </table:table-cell>
          <table:table-cell table:style-name="ce7" table:formula="of:=[.P466]" office:value-type="float" office:value="2085.03089734649" calcext:value-type="float">
            <text:p>2085.0</text:p>
          </table:table-cell>
          <table:table-cell table:style-name="ce7" table:formula="of:=[.Q466]" office:value-type="float" office:value="2084.59478250011" calcext:value-type="float">
            <text:p>2084.6</text:p>
          </table:table-cell>
          <table:table-cell table:style-name="ce7" table:formula="of:=[.R466]" office:value-type="float" office:value="2083.97249922496" calcext:value-type="float">
            <text:p>2084.0</text:p>
          </table:table-cell>
          <table:table-cell table:style-name="ce5" table:formula="of:=SUMPRODUCT([.J467:.S467];pot_heat_diffusion)" office:value-type="float" office:value="929.479833987134" calcext:value-type="float">
            <text:p>929</text:p>
          </table:table-cell>
          <table:table-cell table:style-name="ce5" table:formula="of:=[.V466]*leakage_out" office:value-type="float" office:value="1722.25454642126" calcext:value-type="float">
            <text:p>1722</text:p>
          </table:table-cell>
          <table:table-cell table:style-name="ce5" table:formula="of:=[.V466]+[.T467]-[.U467]" office:value-type="float" office:value="286249.649691109" calcext:value-type="float">
            <text:p>286250</text:p>
          </table:table-cell>
          <table:table-cell table:style-name="ce12" table:formula="of:= temp_out + [.V467]/pot_water_mass" office:value-type="float" office:value="120.825537507713" calcext:value-type="float">
            <text:p>120.8</text:p>
          </table:table-cell>
          <table:table-cell table:style-name="ce7" table:formula="of:=IF([.G467]&gt;thermagon_temp_max;0;IF([.W4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3" table:formula="of:=burner_C_per_s * [.X467]/100 * time_incr" office:value-type="float" office:value="2149.61306964746" calcext:value-type="float">
            <text:p>2150</text:p>
          </table:table-cell>
          <table:table-cell table:style-name="ce3" table:formula="of:=[.B468]" office:value-type="float" office:value="2149.61306964746" calcext:value-type="float">
            <text:p>2150</text:p>
          </table:table-cell>
          <table:table-cell table:style-name="ce3" table:formula="of:=[.C467]" office:value-type="float" office:value="0" calcext:value-type="float">
            <text:p>0</text:p>
          </table:table-cell>
          <table:table-cell table:style-name="ce5" table:formula="of:=SUMPRODUCT([.B468:.D468];burner_heat_diffusion)" office:value-type="float" office:value="1504.72914875323" calcext:value-type="float">
            <text:p>1505</text:p>
          </table:table-cell>
          <table:table-cell table:formula="of:=[.F467]+[.E468]-[.J467]" office:value-type="float" office:value="52257.1285841874" calcext:value-type="float">
            <text:p>52257</text:p>
          </table:table-cell>
          <table:table-cell table:style-name="ce7" table:formula="of:=temp_out + [.F468] / burner_heat_mass" office:value-type="float" office:value="124.514257168375" calcext:value-type="float">
            <text:p>124.5</text:p>
          </table:table-cell>
          <table:table-cell table:style-name="ce7" table:formula="of:=[.G468]-[.W467]" office:value-type="float" office:value="3.6887196606622" calcext:value-type="float">
            <text:p>3.7</text:p>
          </table:table-cell>
          <table:table-cell table:style-name="ce5" table:formula="of:=thermagon_k * burner_A * [.H468] / thermagon_L" office:value-type="float" office:value="483.552835169997" calcext:value-type="float">
            <text:p>484</text:p>
          </table:table-cell>
          <table:table-cell table:style-name="ce5" table:formula="of:=[.I468]/C_per_s_to_W*time_incr" office:value-type="float" office:value="692.967662897674" calcext:value-type="float">
            <text:p>693</text:p>
          </table:table-cell>
          <table:table-cell table:style-name="ce7" table:formula="of:=[.J467]" office:value-type="float" office:value="120.377262962785" calcext:value-type="float">
            <text:p>120.4</text:p>
          </table:table-cell>
          <table:table-cell table:style-name="ce7" table:formula="of:=[.K467]" office:value-type="float" office:value="141.125528614356" calcext:value-type="float">
            <text:p>141.1</text:p>
          </table:table-cell>
          <table:table-cell table:style-name="ce7" table:formula="of:=[.L467]" office:value-type="float" office:value="205.376702096427" calcext:value-type="float">
            <text:p>205.4</text:p>
          </table:table-cell>
          <table:table-cell table:style-name="ce7" table:formula="of:=[.M467]" office:value-type="float" office:value="333.878870006167" calcext:value-type="float">
            <text:p>333.9</text:p>
          </table:table-cell>
          <table:table-cell table:style-name="ce7" table:formula="of:=[.N467]" office:value-type="float" office:value="557.505088746845" calcext:value-type="float">
            <text:p>557.5</text:p>
          </table:table-cell>
          <table:table-cell table:style-name="ce7" table:formula="of:=[.O467]" office:value-type="float" office:value="925.750680580021" calcext:value-type="float">
            <text:p>925.8</text:p>
          </table:table-cell>
          <table:table-cell table:style-name="ce7" table:formula="of:=[.P467]" office:value-type="float" office:value="1519.98796175735" calcext:value-type="float">
            <text:p>1520.0</text:p>
          </table:table-cell>
          <table:table-cell table:style-name="ce7" table:formula="of:=[.Q467]" office:value-type="float" office:value="2085.03089734649" calcext:value-type="float">
            <text:p>2085.0</text:p>
          </table:table-cell>
          <table:table-cell table:style-name="ce7" table:formula="of:=[.R467]" office:value-type="float" office:value="2084.59478250011" calcext:value-type="float">
            <text:p>2084.6</text:p>
          </table:table-cell>
          <table:table-cell table:style-name="ce5" table:formula="of:=SUMPRODUCT([.J468:.S468];pot_heat_diffusion)" office:value-type="float" office:value="662.0512259376" calcext:value-type="float">
            <text:p>662</text:p>
          </table:table-cell>
          <table:table-cell table:style-name="ce5" table:formula="of:=[.V467]*leakage_out" office:value-type="float" office:value="1717.49789814665" calcext:value-type="float">
            <text:p>1717</text:p>
          </table:table-cell>
          <table:table-cell table:style-name="ce5" table:formula="of:=[.V467]+[.T468]-[.U468]" office:value-type="float" office:value="285194.2030189" calcext:value-type="float">
            <text:p>285194</text:p>
          </table:table-cell>
          <table:table-cell table:style-name="ce12" table:formula="of:= temp_out + [.V468]/pot_water_mass" office:value-type="float" office:value="120.453778177523" calcext:value-type="float">
            <text:p>120.5</text:p>
          </table:table-cell>
          <table:table-cell table:style-name="ce7" table:formula="of:=IF([.G468]&gt;thermagon_temp_max;0;IF([.W4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table:formula="of:=burner_C_per_s * [.X468]/100 * time_incr" office:value-type="float" office:value="2149.61306964746" calcext:value-type="float">
            <text:p>2150</text:p>
          </table:table-cell>
          <table:table-cell table:style-name="ce3" table:formula="of:=[.B469]" office:value-type="float" office:value="2149.61306964746" calcext:value-type="float">
            <text:p>2150</text:p>
          </table:table-cell>
          <table:table-cell table:style-name="ce3" table:formula="of:=[.C468]" office:value-type="float" office:value="2149.61306964746" calcext:value-type="float">
            <text:p>2150</text:p>
          </table:table-cell>
          <table:table-cell table:style-name="ce5" table:formula="of:=SUMPRODUCT([.B469:.D469];burner_heat_diffusion)" office:value-type="float" office:value="2149.61306964746" calcext:value-type="float">
            <text:p>2150</text:p>
          </table:table-cell>
          <table:table-cell table:formula="of:=[.F468]+[.E469]-[.J468]" office:value-type="float" office:value="53713.7739909372" calcext:value-type="float">
            <text:p>53714</text:p>
          </table:table-cell>
          <table:table-cell table:style-name="ce7" table:formula="of:=temp_out + [.F469] / burner_heat_mass" office:value-type="float" office:value="127.427547981874" calcext:value-type="float">
            <text:p>127.4</text:p>
          </table:table-cell>
          <table:table-cell table:style-name="ce7" table:formula="of:=[.G469]-[.W468]" office:value-type="float" office:value="6.97376980435148" calcext:value-type="float">
            <text:p>7.0</text:p>
          </table:table-cell>
          <table:table-cell table:style-name="ce5" table:formula="of:=thermagon_k * burner_A * [.H469] / thermagon_L" office:value-type="float" office:value="914.188789318757" calcext:value-type="float">
            <text:p>914</text:p>
          </table:table-cell>
          <table:table-cell table:style-name="ce5" table:formula="of:=[.I469]/C_per_s_to_W*time_incr" office:value-type="float" office:value="1310.10144642986" calcext:value-type="float">
            <text:p>1310</text:p>
          </table:table-cell>
          <table:table-cell table:style-name="ce7" table:formula="of:=[.J468]" office:value-type="float" office:value="692.967662897674" calcext:value-type="float">
            <text:p>693.0</text:p>
          </table:table-cell>
          <table:table-cell table:style-name="ce7" table:formula="of:=[.K468]" office:value-type="float" office:value="120.377262962785" calcext:value-type="float">
            <text:p>120.4</text:p>
          </table:table-cell>
          <table:table-cell table:style-name="ce7" table:formula="of:=[.L468]" office:value-type="float" office:value="141.125528614356" calcext:value-type="float">
            <text:p>141.1</text:p>
          </table:table-cell>
          <table:table-cell table:style-name="ce7" table:formula="of:=[.M468]" office:value-type="float" office:value="205.376702096427" calcext:value-type="float">
            <text:p>205.4</text:p>
          </table:table-cell>
          <table:table-cell table:style-name="ce7" table:formula="of:=[.N468]" office:value-type="float" office:value="333.878870006167" calcext:value-type="float">
            <text:p>333.9</text:p>
          </table:table-cell>
          <table:table-cell table:style-name="ce7" table:formula="of:=[.O468]" office:value-type="float" office:value="557.505088746845" calcext:value-type="float">
            <text:p>557.5</text:p>
          </table:table-cell>
          <table:table-cell table:style-name="ce7" table:formula="of:=[.P468]" office:value-type="float" office:value="925.750680580021" calcext:value-type="float">
            <text:p>925.8</text:p>
          </table:table-cell>
          <table:table-cell table:style-name="ce7" table:formula="of:=[.Q468]" office:value-type="float" office:value="1519.98796175735" calcext:value-type="float">
            <text:p>1520.0</text:p>
          </table:table-cell>
          <table:table-cell table:style-name="ce7" table:formula="of:=[.R468]" office:value-type="float" office:value="2085.03089734649" calcext:value-type="float">
            <text:p>2085.0</text:p>
          </table:table-cell>
          <table:table-cell table:style-name="ce5" table:formula="of:=SUMPRODUCT([.J469:.S469];pot_heat_diffusion)" office:value-type="float" office:value="485.023818045206" calcext:value-type="float">
            <text:p>485</text:p>
          </table:table-cell>
          <table:table-cell table:style-name="ce5" table:formula="of:=[.V468]*leakage_out" office:value-type="float" office:value="1711.1652181134" calcext:value-type="float">
            <text:p>1711</text:p>
          </table:table-cell>
          <table:table-cell table:style-name="ce5" table:formula="of:=[.V468]+[.T469]-[.U469]" office:value-type="float" office:value="283968.061618832" calcext:value-type="float">
            <text:p>283968</text:p>
          </table:table-cell>
          <table:table-cell table:style-name="ce12" table:formula="of:= temp_out + [.V469]/pot_water_mass" office:value-type="float" office:value="120.02189514865" calcext:value-type="float">
            <text:p>120.0</text:p>
          </table:table-cell>
          <table:table-cell table:style-name="ce7" table:formula="of:=IF([.G469]&gt;thermagon_temp_max;0;IF([.W4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" table:formula="of:=burner_C_per_s * [.X469]/100 * time_incr" office:value-type="float" office:value="2149.61306964746" calcext:value-type="float">
            <text:p>2150</text:p>
          </table:table-cell>
          <table:table-cell table:style-name="ce3" table:formula="of:=[.B470]" office:value-type="float" office:value="2149.61306964746" calcext:value-type="float">
            <text:p>2150</text:p>
          </table:table-cell>
          <table:table-cell table:style-name="ce3" table:formula="of:=[.C469]" office:value-type="float" office:value="2149.61306964746" calcext:value-type="float">
            <text:p>2150</text:p>
          </table:table-cell>
          <table:table-cell table:style-name="ce5" table:formula="of:=SUMPRODUCT([.B470:.D470];burner_heat_diffusion)" office:value-type="float" office:value="2149.61306964746" calcext:value-type="float">
            <text:p>2150</text:p>
          </table:table-cell>
          <table:table-cell table:formula="of:=[.F469]+[.E470]-[.J469]" office:value-type="float" office:value="54553.2856141548" calcext:value-type="float">
            <text:p>54553</text:p>
          </table:table-cell>
          <table:table-cell table:style-name="ce7" table:formula="of:=temp_out + [.F470] / burner_heat_mass" office:value-type="float" office:value="129.10657122831" calcext:value-type="float">
            <text:p>129.1</text:p>
          </table:table-cell>
          <table:table-cell table:style-name="ce7" table:formula="of:=[.G470]-[.W469]" office:value-type="float" office:value="9.08467607965933" calcext:value-type="float">
            <text:p>9.1</text:p>
          </table:table-cell>
          <table:table-cell table:style-name="ce5" table:formula="of:=thermagon_k * burner_A * [.H470] / thermagon_L" office:value-type="float" office:value="1190.90667739486" calcext:value-type="float">
            <text:p>1191</text:p>
          </table:table-cell>
          <table:table-cell table:style-name="ce5" table:formula="of:=[.I470]/C_per_s_to_W*time_incr" office:value-type="float" office:value="1706.65903897229" calcext:value-type="float">
            <text:p>1707</text:p>
          </table:table-cell>
          <table:table-cell table:style-name="ce7" table:formula="of:=[.J469]" office:value-type="float" office:value="1310.10144642986" calcext:value-type="float">
            <text:p>1310.1</text:p>
          </table:table-cell>
          <table:table-cell table:style-name="ce7" table:formula="of:=[.K469]" office:value-type="float" office:value="692.967662897674" calcext:value-type="float">
            <text:p>693.0</text:p>
          </table:table-cell>
          <table:table-cell table:style-name="ce7" table:formula="of:=[.L469]" office:value-type="float" office:value="120.377262962785" calcext:value-type="float">
            <text:p>120.4</text:p>
          </table:table-cell>
          <table:table-cell table:style-name="ce7" table:formula="of:=[.M469]" office:value-type="float" office:value="141.125528614356" calcext:value-type="float">
            <text:p>141.1</text:p>
          </table:table-cell>
          <table:table-cell table:style-name="ce7" table:formula="of:=[.N469]" office:value-type="float" office:value="205.376702096427" calcext:value-type="float">
            <text:p>205.4</text:p>
          </table:table-cell>
          <table:table-cell table:style-name="ce7" table:formula="of:=[.O469]" office:value-type="float" office:value="333.878870006167" calcext:value-type="float">
            <text:p>333.9</text:p>
          </table:table-cell>
          <table:table-cell table:style-name="ce7" table:formula="of:=[.P469]" office:value-type="float" office:value="557.505088746845" calcext:value-type="float">
            <text:p>557.5</text:p>
          </table:table-cell>
          <table:table-cell table:style-name="ce7" table:formula="of:=[.Q469]" office:value-type="float" office:value="925.750680580021" calcext:value-type="float">
            <text:p>925.8</text:p>
          </table:table-cell>
          <table:table-cell table:style-name="ce7" table:formula="of:=[.R469]" office:value-type="float" office:value="1519.98796175735" calcext:value-type="float">
            <text:p>1520.0</text:p>
          </table:table-cell>
          <table:table-cell table:style-name="ce5" table:formula="of:=SUMPRODUCT([.J470:.S470];pot_heat_diffusion)" office:value-type="float" office:value="431.881643002823" calcext:value-type="float">
            <text:p>432</text:p>
          </table:table-cell>
          <table:table-cell table:style-name="ce5" table:formula="of:=[.V469]*leakage_out" office:value-type="float" office:value="1703.80836971299" calcext:value-type="float">
            <text:p>1704</text:p>
          </table:table-cell>
          <table:table-cell table:style-name="ce5" table:formula="of:=[.V469]+[.T470]-[.U470]" office:value-type="float" office:value="282696.134892122" calcext:value-type="float">
            <text:p>282696</text:p>
          </table:table-cell>
          <table:table-cell table:style-name="ce12" table:formula="of:= temp_out + [.V470]/pot_water_mass" office:value-type="float" office:value="119.573885182422" calcext:value-type="float">
            <text:p>119.6</text:p>
          </table:table-cell>
          <table:table-cell table:style-name="ce7" table:formula="of:=IF([.G470]&gt;thermagon_temp_max;0;IF([.W4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table:formula="of:=burner_C_per_s * [.X470]/100 * time_incr" office:value-type="float" office:value="2149.61306964746" calcext:value-type="float">
            <text:p>2150</text:p>
          </table:table-cell>
          <table:table-cell table:style-name="ce3" table:formula="of:=[.B471]" office:value-type="float" office:value="2149.61306964746" calcext:value-type="float">
            <text:p>2150</text:p>
          </table:table-cell>
          <table:table-cell table:style-name="ce3" table:formula="of:=[.C470]" office:value-type="float" office:value="2149.61306964746" calcext:value-type="float">
            <text:p>2150</text:p>
          </table:table-cell>
          <table:table-cell table:style-name="ce5" table:formula="of:=SUMPRODUCT([.B471:.D471];burner_heat_diffusion)" office:value-type="float" office:value="2149.61306964746" calcext:value-type="float">
            <text:p>2150</text:p>
          </table:table-cell>
          <table:table-cell table:formula="of:=[.F470]+[.E471]-[.J470]" office:value-type="float" office:value="54996.23964483" calcext:value-type="float">
            <text:p>54996</text:p>
          </table:table-cell>
          <table:table-cell table:style-name="ce7" table:formula="of:=temp_out + [.F471] / burner_heat_mass" office:value-type="float" office:value="129.99247928966" calcext:value-type="float">
            <text:p>130.0</text:p>
          </table:table-cell>
          <table:table-cell table:style-name="ce7" table:formula="of:=[.G471]-[.W470]" office:value-type="float" office:value="10.418594107238" calcext:value-type="float">
            <text:p>10.4</text:p>
          </table:table-cell>
          <table:table-cell table:style-name="ce5" table:formula="of:=thermagon_k * burner_A * [.H471] / thermagon_L" office:value-type="float" office:value="1365.76947626754" calcext:value-type="float">
            <text:p>1366</text:p>
          </table:table-cell>
          <table:table-cell table:style-name="ce5" table:formula="of:=[.I471]/C_per_s_to_W*time_incr" office:value-type="float" office:value="1957.25061087351" calcext:value-type="float">
            <text:p>1957</text:p>
          </table:table-cell>
          <table:table-cell table:style-name="ce7" table:formula="of:=[.J470]" office:value-type="float" office:value="1706.65903897229" calcext:value-type="float">
            <text:p>1706.7</text:p>
          </table:table-cell>
          <table:table-cell table:style-name="ce7" table:formula="of:=[.K470]" office:value-type="float" office:value="1310.10144642986" calcext:value-type="float">
            <text:p>1310.1</text:p>
          </table:table-cell>
          <table:table-cell table:style-name="ce7" table:formula="of:=[.L470]" office:value-type="float" office:value="692.967662897674" calcext:value-type="float">
            <text:p>693.0</text:p>
          </table:table-cell>
          <table:table-cell table:style-name="ce7" table:formula="of:=[.M470]" office:value-type="float" office:value="120.377262962785" calcext:value-type="float">
            <text:p>120.4</text:p>
          </table:table-cell>
          <table:table-cell table:style-name="ce7" table:formula="of:=[.N470]" office:value-type="float" office:value="141.125528614356" calcext:value-type="float">
            <text:p>141.1</text:p>
          </table:table-cell>
          <table:table-cell table:style-name="ce7" table:formula="of:=[.O470]" office:value-type="float" office:value="205.376702096427" calcext:value-type="float">
            <text:p>205.4</text:p>
          </table:table-cell>
          <table:table-cell table:style-name="ce7" table:formula="of:=[.P470]" office:value-type="float" office:value="333.878870006167" calcext:value-type="float">
            <text:p>333.9</text:p>
          </table:table-cell>
          <table:table-cell table:style-name="ce7" table:formula="of:=[.Q470]" office:value-type="float" office:value="557.505088746845" calcext:value-type="float">
            <text:p>557.5</text:p>
          </table:table-cell>
          <table:table-cell table:style-name="ce7" table:formula="of:=[.R470]" office:value-type="float" office:value="925.750680580021" calcext:value-type="float">
            <text:p>925.8</text:p>
          </table:table-cell>
          <table:table-cell table:style-name="ce5" table:formula="of:=SUMPRODUCT([.J471:.S471];pot_heat_diffusion)" office:value-type="float" office:value="517.088421091631" calcext:value-type="float">
            <text:p>517</text:p>
          </table:table-cell>
          <table:table-cell table:style-name="ce5" table:formula="of:=[.V470]*leakage_out" office:value-type="float" office:value="1696.17680935273" calcext:value-type="float">
            <text:p>1696</text:p>
          </table:table-cell>
          <table:table-cell table:style-name="ce5" table:formula="of:=[.V470]+[.T471]-[.U471]" office:value-type="float" office:value="281517.046503861" calcext:value-type="float">
            <text:p>281517</text:p>
          </table:table-cell>
          <table:table-cell table:style-name="ce12" table:formula="of:= temp_out + [.V471]/pot_water_mass" office:value-type="float" office:value="119.158575606869" calcext:value-type="float">
            <text:p>119.2</text:p>
          </table:table-cell>
          <table:table-cell table:style-name="ce7" table:formula="of:=IF([.G471]&gt;thermagon_temp_max;0;IF([.W4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3" table:formula="of:=burner_C_per_s * [.X471]/100 * time_incr" office:value-type="float" office:value="2149.61306964746" calcext:value-type="float">
            <text:p>2150</text:p>
          </table:table-cell>
          <table:table-cell table:style-name="ce3" table:formula="of:=[.B472]" office:value-type="float" office:value="2149.61306964746" calcext:value-type="float">
            <text:p>2150</text:p>
          </table:table-cell>
          <table:table-cell table:style-name="ce3" table:formula="of:=[.C471]" office:value-type="float" office:value="2149.61306964746" calcext:value-type="float">
            <text:p>2150</text:p>
          </table:table-cell>
          <table:table-cell table:style-name="ce5" table:formula="of:=SUMPRODUCT([.B472:.D472];burner_heat_diffusion)" office:value-type="float" office:value="2149.61306964746" calcext:value-type="float">
            <text:p>2150</text:p>
          </table:table-cell>
          <table:table-cell table:formula="of:=[.F471]+[.E472]-[.J471]" office:value-type="float" office:value="55188.6021036039" calcext:value-type="float">
            <text:p>55189</text:p>
          </table:table-cell>
          <table:table-cell table:style-name="ce7" table:formula="of:=temp_out + [.F472] / burner_heat_mass" office:value-type="float" office:value="130.377204207208" calcext:value-type="float">
            <text:p>130.4</text:p>
          </table:table-cell>
          <table:table-cell table:style-name="ce7" table:formula="of:=[.G472]-[.W471]" office:value-type="float" office:value="11.2186286003393" calcext:value-type="float">
            <text:p>11.2</text:p>
          </table:table-cell>
          <table:table-cell table:style-name="ce5" table:formula="of:=thermagon_k * burner_A * [.H472] / thermagon_L" office:value-type="float" office:value="1470.64568887283" calcext:value-type="float">
            <text:p>1471</text:p>
          </table:table-cell>
          <table:table-cell table:style-name="ce5" table:formula="of:=[.I472]/C_per_s_to_W*time_incr" office:value-type="float" office:value="2107.54612908115" calcext:value-type="float">
            <text:p>2108</text:p>
          </table:table-cell>
          <table:table-cell table:style-name="ce7" table:formula="of:=[.J471]" office:value-type="float" office:value="1957.25061087351" calcext:value-type="float">
            <text:p>1957.3</text:p>
          </table:table-cell>
          <table:table-cell table:style-name="ce7" table:formula="of:=[.K471]" office:value-type="float" office:value="1706.65903897229" calcext:value-type="float">
            <text:p>1706.7</text:p>
          </table:table-cell>
          <table:table-cell table:style-name="ce7" table:formula="of:=[.L471]" office:value-type="float" office:value="1310.10144642986" calcext:value-type="float">
            <text:p>1310.1</text:p>
          </table:table-cell>
          <table:table-cell table:style-name="ce7" table:formula="of:=[.M471]" office:value-type="float" office:value="692.967662897674" calcext:value-type="float">
            <text:p>693.0</text:p>
          </table:table-cell>
          <table:table-cell table:style-name="ce7" table:formula="of:=[.N471]" office:value-type="float" office:value="120.377262962785" calcext:value-type="float">
            <text:p>120.4</text:p>
          </table:table-cell>
          <table:table-cell table:style-name="ce7" table:formula="of:=[.O471]" office:value-type="float" office:value="141.125528614356" calcext:value-type="float">
            <text:p>141.1</text:p>
          </table:table-cell>
          <table:table-cell table:style-name="ce7" table:formula="of:=[.P471]" office:value-type="float" office:value="205.376702096427" calcext:value-type="float">
            <text:p>205.4</text:p>
          </table:table-cell>
          <table:table-cell table:style-name="ce7" table:formula="of:=[.Q471]" office:value-type="float" office:value="333.878870006167" calcext:value-type="float">
            <text:p>333.9</text:p>
          </table:table-cell>
          <table:table-cell table:style-name="ce7" table:formula="of:=[.R471]" office:value-type="float" office:value="557.505088746845" calcext:value-type="float">
            <text:p>557.5</text:p>
          </table:table-cell>
          <table:table-cell table:style-name="ce5" table:formula="of:=SUMPRODUCT([.J472:.S472];pot_heat_diffusion)" office:value-type="float" office:value="723.147205418931" calcext:value-type="float">
            <text:p>723</text:p>
          </table:table-cell>
          <table:table-cell table:style-name="ce5" table:formula="of:=[.V471]*leakage_out" office:value-type="float" office:value="1689.10227902316" calcext:value-type="float">
            <text:p>1689</text:p>
          </table:table-cell>
          <table:table-cell table:style-name="ce5" table:formula="of:=[.V471]+[.T472]-[.U472]" office:value-type="float" office:value="280551.091430256" calcext:value-type="float">
            <text:p>280551</text:p>
          </table:table-cell>
          <table:table-cell table:style-name="ce12" table:formula="of:= temp_out + [.V472]/pot_water_mass" office:value-type="float" office:value="118.818337847243" calcext:value-type="float">
            <text:p>118.8</text:p>
          </table:table-cell>
          <table:table-cell table:style-name="ce7" table:formula="of:=IF([.G472]&gt;thermagon_temp_max;0;IF([.W4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table:formula="of:=burner_C_per_s * [.X472]/100 * time_incr" office:value-type="float" office:value="2149.61306964746" calcext:value-type="float">
            <text:p>2150</text:p>
          </table:table-cell>
          <table:table-cell table:style-name="ce3" table:formula="of:=[.B473]" office:value-type="float" office:value="2149.61306964746" calcext:value-type="float">
            <text:p>2150</text:p>
          </table:table-cell>
          <table:table-cell table:style-name="ce3" table:formula="of:=[.C472]" office:value-type="float" office:value="2149.61306964746" calcext:value-type="float">
            <text:p>2150</text:p>
          </table:table-cell>
          <table:table-cell table:style-name="ce5" table:formula="of:=SUMPRODUCT([.B473:.D473];burner_heat_diffusion)" office:value-type="float" office:value="2149.61306964746" calcext:value-type="float">
            <text:p>2150</text:p>
          </table:table-cell>
          <table:table-cell table:formula="of:=[.F472]+[.E473]-[.J472]" office:value-type="float" office:value="55230.6690441703" calcext:value-type="float">
            <text:p>55231</text:p>
          </table:table-cell>
          <table:table-cell table:style-name="ce7" table:formula="of:=temp_out + [.F473] / burner_heat_mass" office:value-type="float" office:value="130.46133808834" calcext:value-type="float">
            <text:p>130.5</text:p>
          </table:table-cell>
          <table:table-cell table:style-name="ce7" table:formula="of:=[.G473]-[.W472]" office:value-type="float" office:value="11.6430002410973" calcext:value-type="float">
            <text:p>11.6</text:p>
          </table:table-cell>
          <table:table-cell table:style-name="ce5" table:formula="of:=thermagon_k * burner_A * [.H473] / thermagon_L" office:value-type="float" office:value="1526.27640330273" calcext:value-type="float">
            <text:p>1526</text:p>
          </table:table-cell>
          <table:table-cell table:style-name="ce5" table:formula="of:=[.I473]/C_per_s_to_W*time_incr" office:value-type="float" office:value="2187.26913628938" calcext:value-type="float">
            <text:p>2187</text:p>
          </table:table-cell>
          <table:table-cell table:style-name="ce7" table:formula="of:=[.J472]" office:value-type="float" office:value="2107.54612908115" calcext:value-type="float">
            <text:p>2107.5</text:p>
          </table:table-cell>
          <table:table-cell table:style-name="ce7" table:formula="of:=[.K472]" office:value-type="float" office:value="1957.25061087351" calcext:value-type="float">
            <text:p>1957.3</text:p>
          </table:table-cell>
          <table:table-cell table:style-name="ce7" table:formula="of:=[.L472]" office:value-type="float" office:value="1706.65903897229" calcext:value-type="float">
            <text:p>1706.7</text:p>
          </table:table-cell>
          <table:table-cell table:style-name="ce7" table:formula="of:=[.M472]" office:value-type="float" office:value="1310.10144642986" calcext:value-type="float">
            <text:p>1310.1</text:p>
          </table:table-cell>
          <table:table-cell table:style-name="ce7" table:formula="of:=[.N472]" office:value-type="float" office:value="692.967662897674" calcext:value-type="float">
            <text:p>693.0</text:p>
          </table:table-cell>
          <table:table-cell table:style-name="ce7" table:formula="of:=[.O472]" office:value-type="float" office:value="120.377262962785" calcext:value-type="float">
            <text:p>120.4</text:p>
          </table:table-cell>
          <table:table-cell table:style-name="ce7" table:formula="of:=[.P472]" office:value-type="float" office:value="141.125528614356" calcext:value-type="float">
            <text:p>141.1</text:p>
          </table:table-cell>
          <table:table-cell table:style-name="ce7" table:formula="of:=[.Q472]" office:value-type="float" office:value="205.376702096427" calcext:value-type="float">
            <text:p>205.4</text:p>
          </table:table-cell>
          <table:table-cell table:style-name="ce7" table:formula="of:=[.R472]" office:value-type="float" office:value="333.878870006167" calcext:value-type="float">
            <text:p>333.9</text:p>
          </table:table-cell>
          <table:table-cell table:style-name="ce5" table:formula="of:=SUMPRODUCT([.J473:.S473];pot_heat_diffusion)" office:value-type="float" office:value="1010.51460060279" calcext:value-type="float">
            <text:p>1011</text:p>
          </table:table-cell>
          <table:table-cell table:style-name="ce5" table:formula="of:=[.V472]*leakage_out" office:value-type="float" office:value="1683.30654858154" calcext:value-type="float">
            <text:p>1683</text:p>
          </table:table-cell>
          <table:table-cell table:style-name="ce5" table:formula="of:=[.V472]+[.T473]-[.U473]" office:value-type="float" office:value="279878.299482278" calcext:value-type="float">
            <text:p>279878</text:p>
          </table:table-cell>
          <table:table-cell table:style-name="ce12" table:formula="of:= temp_out + [.V473]/pot_water_mass" office:value-type="float" office:value="118.581360754489" calcext:value-type="float">
            <text:p>118.6</text:p>
          </table:table-cell>
          <table:table-cell table:style-name="ce7" table:formula="of:=IF([.G473]&gt;thermagon_temp_max;0;IF([.W4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" table:formula="of:=burner_C_per_s * [.X473]/100 * time_incr" office:value-type="float" office:value="2149.61306964746" calcext:value-type="float">
            <text:p>2150</text:p>
          </table:table-cell>
          <table:table-cell table:style-name="ce3" table:formula="of:=[.B474]" office:value-type="float" office:value="2149.61306964746" calcext:value-type="float">
            <text:p>2150</text:p>
          </table:table-cell>
          <table:table-cell table:style-name="ce3" table:formula="of:=[.C473]" office:value-type="float" office:value="2149.61306964746" calcext:value-type="float">
            <text:p>2150</text:p>
          </table:table-cell>
          <table:table-cell table:style-name="ce5" table:formula="of:=SUMPRODUCT([.B474:.D474];burner_heat_diffusion)" office:value-type="float" office:value="2149.61306964746" calcext:value-type="float">
            <text:p>2150</text:p>
          </table:table-cell>
          <table:table-cell table:formula="of:=[.F473]+[.E474]-[.J473]" office:value-type="float" office:value="55193.0129775283" calcext:value-type="float">
            <text:p>55193</text:p>
          </table:table-cell>
          <table:table-cell table:style-name="ce7" table:formula="of:=temp_out + [.F474] / burner_heat_mass" office:value-type="float" office:value="130.386025955057" calcext:value-type="float">
            <text:p>130.4</text:p>
          </table:table-cell>
          <table:table-cell table:style-name="ce7" table:formula="of:=[.G474]-[.W473]" office:value-type="float" office:value="11.8046652005681" calcext:value-type="float">
            <text:p>11.8</text:p>
          </table:table-cell>
          <table:table-cell table:style-name="ce5" table:formula="of:=thermagon_k * burner_A * [.H474] / thermagon_L" office:value-type="float" office:value="1547.46900038008" calcext:value-type="float">
            <text:p>1547</text:p>
          </table:table-cell>
          <table:table-cell table:style-name="ce5" table:formula="of:=[.I474]/C_per_s_to_W*time_incr" office:value-type="float" office:value="2217.63972539422" calcext:value-type="float">
            <text:p>2218</text:p>
          </table:table-cell>
          <table:table-cell table:style-name="ce7" table:formula="of:=[.J473]" office:value-type="float" office:value="2187.26913628938" calcext:value-type="float">
            <text:p>2187.3</text:p>
          </table:table-cell>
          <table:table-cell table:style-name="ce7" table:formula="of:=[.K473]" office:value-type="float" office:value="2107.54612908115" calcext:value-type="float">
            <text:p>2107.5</text:p>
          </table:table-cell>
          <table:table-cell table:style-name="ce7" table:formula="of:=[.L473]" office:value-type="float" office:value="1957.25061087351" calcext:value-type="float">
            <text:p>1957.3</text:p>
          </table:table-cell>
          <table:table-cell table:style-name="ce7" table:formula="of:=[.M473]" office:value-type="float" office:value="1706.65903897229" calcext:value-type="float">
            <text:p>1706.7</text:p>
          </table:table-cell>
          <table:table-cell table:style-name="ce7" table:formula="of:=[.N473]" office:value-type="float" office:value="1310.10144642986" calcext:value-type="float">
            <text:p>1310.1</text:p>
          </table:table-cell>
          <table:table-cell table:style-name="ce7" table:formula="of:=[.O473]" office:value-type="float" office:value="692.967662897674" calcext:value-type="float">
            <text:p>693.0</text:p>
          </table:table-cell>
          <table:table-cell table:style-name="ce7" table:formula="of:=[.P473]" office:value-type="float" office:value="120.377262962785" calcext:value-type="float">
            <text:p>120.4</text:p>
          </table:table-cell>
          <table:table-cell table:style-name="ce7" table:formula="of:=[.Q473]" office:value-type="float" office:value="141.125528614356" calcext:value-type="float">
            <text:p>141.1</text:p>
          </table:table-cell>
          <table:table-cell table:style-name="ce7" table:formula="of:=[.R473]" office:value-type="float" office:value="205.376702096427" calcext:value-type="float">
            <text:p>205.4</text:p>
          </table:table-cell>
          <table:table-cell table:style-name="ce5" table:formula="of:=SUMPRODUCT([.J474:.S474];pot_heat_diffusion)" office:value-type="float" office:value="1328.22202943746" calcext:value-type="float">
            <text:p>1328</text:p>
          </table:table-cell>
          <table:table-cell table:style-name="ce5" table:formula="of:=[.V473]*leakage_out" office:value-type="float" office:value="1679.26979689367" calcext:value-type="float">
            <text:p>1679</text:p>
          </table:table-cell>
          <table:table-cell table:style-name="ce5" table:formula="of:=[.V473]+[.T474]-[.U474]" office:value-type="float" office:value="279527.251714821" calcext:value-type="float">
            <text:p>279527</text:p>
          </table:table-cell>
          <table:table-cell table:style-name="ce12" table:formula="of:= temp_out + [.V474]/pot_water_mass" office:value-type="float" office:value="118.457711415938" calcext:value-type="float">
            <text:p>118.5</text:p>
          </table:table-cell>
          <table:table-cell table:style-name="ce7" table:formula="of:=IF([.G474]&gt;thermagon_temp_max;0;IF([.W4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table:formula="of:=burner_C_per_s * [.X474]/100 * time_incr" office:value-type="float" office:value="2149.61306964746" calcext:value-type="float">
            <text:p>2150</text:p>
          </table:table-cell>
          <table:table-cell table:style-name="ce3" table:formula="of:=[.B475]" office:value-type="float" office:value="2149.61306964746" calcext:value-type="float">
            <text:p>2150</text:p>
          </table:table-cell>
          <table:table-cell table:style-name="ce3" table:formula="of:=[.C474]" office:value-type="float" office:value="2149.61306964746" calcext:value-type="float">
            <text:p>2150</text:p>
          </table:table-cell>
          <table:table-cell table:style-name="ce5" table:formula="of:=SUMPRODUCT([.B475:.D475];burner_heat_diffusion)" office:value-type="float" office:value="2149.61306964746" calcext:value-type="float">
            <text:p>2150</text:p>
          </table:table-cell>
          <table:table-cell table:formula="of:=[.F474]+[.E475]-[.J474]" office:value-type="float" office:value="55124.9863217816" calcext:value-type="float">
            <text:p>55125</text:p>
          </table:table-cell>
          <table:table-cell table:style-name="ce7" table:formula="of:=temp_out + [.F475] / burner_heat_mass" office:value-type="float" office:value="130.249972643563" calcext:value-type="float">
            <text:p>130.2</text:p>
          </table:table-cell>
          <table:table-cell table:style-name="ce7" table:formula="of:=[.G475]-[.W474]" office:value-type="float" office:value="11.7922612276252" calcext:value-type="float">
            <text:p>11.8</text:p>
          </table:table-cell>
          <table:table-cell table:style-name="ce5" table:formula="of:=thermagon_k * burner_A * [.H475] / thermagon_L" office:value-type="float" office:value="1545.84296835931" calcext:value-type="float">
            <text:p>1546</text:p>
          </table:table-cell>
          <table:table-cell table:style-name="ce5" table:formula="of:=[.I475]/C_per_s_to_W*time_incr" office:value-type="float" office:value="2215.30949893853" calcext:value-type="float">
            <text:p>2215</text:p>
          </table:table-cell>
          <table:table-cell table:style-name="ce7" table:formula="of:=[.J474]" office:value-type="float" office:value="2217.63972539422" calcext:value-type="float">
            <text:p>2217.6</text:p>
          </table:table-cell>
          <table:table-cell table:style-name="ce7" table:formula="of:=[.K474]" office:value-type="float" office:value="2187.26913628938" calcext:value-type="float">
            <text:p>2187.3</text:p>
          </table:table-cell>
          <table:table-cell table:style-name="ce7" table:formula="of:=[.L474]" office:value-type="float" office:value="2107.54612908115" calcext:value-type="float">
            <text:p>2107.5</text:p>
          </table:table-cell>
          <table:table-cell table:style-name="ce7" table:formula="of:=[.M474]" office:value-type="float" office:value="1957.25061087351" calcext:value-type="float">
            <text:p>1957.3</text:p>
          </table:table-cell>
          <table:table-cell table:style-name="ce7" table:formula="of:=[.N474]" office:value-type="float" office:value="1706.65903897229" calcext:value-type="float">
            <text:p>1706.7</text:p>
          </table:table-cell>
          <table:table-cell table:style-name="ce7" table:formula="of:=[.O474]" office:value-type="float" office:value="1310.10144642986" calcext:value-type="float">
            <text:p>1310.1</text:p>
          </table:table-cell>
          <table:table-cell table:style-name="ce7" table:formula="of:=[.P474]" office:value-type="float" office:value="692.967662897674" calcext:value-type="float">
            <text:p>693.0</text:p>
          </table:table-cell>
          <table:table-cell table:style-name="ce7" table:formula="of:=[.Q474]" office:value-type="float" office:value="120.377262962785" calcext:value-type="float">
            <text:p>120.4</text:p>
          </table:table-cell>
          <table:table-cell table:style-name="ce7" table:formula="of:=[.R474]" office:value-type="float" office:value="141.125528614356" calcext:value-type="float">
            <text:p>141.1</text:p>
          </table:table-cell>
          <table:table-cell table:style-name="ce5" table:formula="of:=SUMPRODUCT([.J475:.S475];pot_heat_diffusion)" office:value-type="float" office:value="1624.20410318651" calcext:value-type="float">
            <text:p>1624</text:p>
          </table:table-cell>
          <table:table-cell table:style-name="ce5" table:formula="of:=[.V474]*leakage_out" office:value-type="float" office:value="1677.16351028893" calcext:value-type="float">
            <text:p>1677</text:p>
          </table:table-cell>
          <table:table-cell table:style-name="ce5" table:formula="of:=[.V474]+[.T475]-[.U475]" office:value-type="float" office:value="279474.292307719" calcext:value-type="float">
            <text:p>279474</text:p>
          </table:table-cell>
          <table:table-cell table:style-name="ce12" table:formula="of:= temp_out + [.V475]/pot_water_mass" office:value-type="float" office:value="118.439057556648" calcext:value-type="float">
            <text:p>118.4</text:p>
          </table:table-cell>
          <table:table-cell table:style-name="ce7" table:formula="of:=IF([.G475]&gt;thermagon_temp_max;0;IF([.W4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" table:formula="of:=burner_C_per_s * [.X475]/100 * time_incr" office:value-type="float" office:value="2149.61306964746" calcext:value-type="float">
            <text:p>2150</text:p>
          </table:table-cell>
          <table:table-cell table:style-name="ce3" table:formula="of:=[.B476]" office:value-type="float" office:value="2149.61306964746" calcext:value-type="float">
            <text:p>2150</text:p>
          </table:table-cell>
          <table:table-cell table:style-name="ce3" table:formula="of:=[.C475]" office:value-type="float" office:value="2149.61306964746" calcext:value-type="float">
            <text:p>2150</text:p>
          </table:table-cell>
          <table:table-cell table:style-name="ce5" table:formula="of:=SUMPRODUCT([.B476:.D476];burner_heat_diffusion)" office:value-type="float" office:value="2149.61306964746" calcext:value-type="float">
            <text:p>2150</text:p>
          </table:table-cell>
          <table:table-cell table:formula="of:=[.F475]+[.E476]-[.J475]" office:value-type="float" office:value="55059.2898924905" calcext:value-type="float">
            <text:p>55059</text:p>
          </table:table-cell>
          <table:table-cell table:style-name="ce7" table:formula="of:=temp_out + [.F476] / burner_heat_mass" office:value-type="float" office:value="130.118579784981" calcext:value-type="float">
            <text:p>130.1</text:p>
          </table:table-cell>
          <table:table-cell table:style-name="ce7" table:formula="of:=[.G476]-[.W475]" office:value-type="float" office:value="11.6795222283332" calcext:value-type="float">
            <text:p>11.7</text:p>
          </table:table-cell>
          <table:table-cell table:style-name="ce5" table:formula="of:=thermagon_k * burner_A * [.H476] / thermagon_L" office:value-type="float" office:value="1531.06405649912" calcext:value-type="float">
            <text:p>1531</text:p>
          </table:table-cell>
          <table:table-cell table:style-name="ce5" table:formula="of:=[.I476]/C_per_s_to_W*time_incr" office:value-type="float" office:value="2194.13020421198" calcext:value-type="float">
            <text:p>2194</text:p>
          </table:table-cell>
          <table:table-cell table:style-name="ce7" table:formula="of:=[.J475]" office:value-type="float" office:value="2215.30949893853" calcext:value-type="float">
            <text:p>2215.3</text:p>
          </table:table-cell>
          <table:table-cell table:style-name="ce7" table:formula="of:=[.K475]" office:value-type="float" office:value="2217.63972539422" calcext:value-type="float">
            <text:p>2217.6</text:p>
          </table:table-cell>
          <table:table-cell table:style-name="ce7" table:formula="of:=[.L475]" office:value-type="float" office:value="2187.26913628938" calcext:value-type="float">
            <text:p>2187.3</text:p>
          </table:table-cell>
          <table:table-cell table:style-name="ce7" table:formula="of:=[.M475]" office:value-type="float" office:value="2107.54612908115" calcext:value-type="float">
            <text:p>2107.5</text:p>
          </table:table-cell>
          <table:table-cell table:style-name="ce7" table:formula="of:=[.N475]" office:value-type="float" office:value="1957.25061087351" calcext:value-type="float">
            <text:p>1957.3</text:p>
          </table:table-cell>
          <table:table-cell table:style-name="ce7" table:formula="of:=[.O475]" office:value-type="float" office:value="1706.65903897229" calcext:value-type="float">
            <text:p>1706.7</text:p>
          </table:table-cell>
          <table:table-cell table:style-name="ce7" table:formula="of:=[.P475]" office:value-type="float" office:value="1310.10144642986" calcext:value-type="float">
            <text:p>1310.1</text:p>
          </table:table-cell>
          <table:table-cell table:style-name="ce7" table:formula="of:=[.Q475]" office:value-type="float" office:value="692.967662897674" calcext:value-type="float">
            <text:p>693.0</text:p>
          </table:table-cell>
          <table:table-cell table:style-name="ce7" table:formula="of:=[.R475]" office:value-type="float" office:value="120.377262962785" calcext:value-type="float">
            <text:p>120.4</text:p>
          </table:table-cell>
          <table:table-cell table:style-name="ce5" table:formula="of:=SUMPRODUCT([.J476:.S476];pot_heat_diffusion)" office:value-type="float" office:value="1860.2307640988" calcext:value-type="float">
            <text:p>1860</text:p>
          </table:table-cell>
          <table:table-cell table:style-name="ce5" table:formula="of:=[.V475]*leakage_out" office:value-type="float" office:value="1676.84575384631" calcext:value-type="float">
            <text:p>1677</text:p>
          </table:table-cell>
          <table:table-cell table:style-name="ce5" table:formula="of:=[.V475]+[.T476]-[.U476]" office:value-type="float" office:value="279657.677317971" calcext:value-type="float">
            <text:p>279658</text:p>
          </table:table-cell>
          <table:table-cell table:style-name="ce12" table:formula="of:= temp_out + [.V476]/pot_water_mass" office:value-type="float" office:value="118.503651145669" calcext:value-type="float">
            <text:p>118.5</text:p>
          </table:table-cell>
          <table:table-cell table:style-name="ce7" table:formula="of:=IF([.G476]&gt;thermagon_temp_max;0;IF([.W4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table:formula="of:=burner_C_per_s * [.X476]/100 * time_incr" office:value-type="float" office:value="2149.61306964746" calcext:value-type="float">
            <text:p>2150</text:p>
          </table:table-cell>
          <table:table-cell table:style-name="ce3" table:formula="of:=[.B477]" office:value-type="float" office:value="2149.61306964746" calcext:value-type="float">
            <text:p>2150</text:p>
          </table:table-cell>
          <table:table-cell table:style-name="ce3" table:formula="of:=[.C476]" office:value-type="float" office:value="2149.61306964746" calcext:value-type="float">
            <text:p>2150</text:p>
          </table:table-cell>
          <table:table-cell table:style-name="ce5" table:formula="of:=SUMPRODUCT([.B477:.D477];burner_heat_diffusion)" office:value-type="float" office:value="2149.61306964746" calcext:value-type="float">
            <text:p>2150</text:p>
          </table:table-cell>
          <table:table-cell table:formula="of:=[.F476]+[.E477]-[.J476]" office:value-type="float" office:value="55014.772757926" calcext:value-type="float">
            <text:p>55015</text:p>
          </table:table-cell>
          <table:table-cell table:style-name="ce7" table:formula="of:=temp_out + [.F477] / burner_heat_mass" office:value-type="float" office:value="130.029545515852" calcext:value-type="float">
            <text:p>130.0</text:p>
          </table:table-cell>
          <table:table-cell table:style-name="ce7" table:formula="of:=[.G477]-[.W476]" office:value-type="float" office:value="11.5258943701832" calcext:value-type="float">
            <text:p>11.5</text:p>
          </table:table-cell>
          <table:table-cell table:style-name="ce5" table:formula="of:=thermagon_k * burner_A * [.H477] / thermagon_L" office:value-type="float" office:value="1510.92503992874" calcext:value-type="float">
            <text:p>1511</text:p>
          </table:table-cell>
          <table:table-cell table:style-name="ce5" table:formula="of:=[.I477]/C_per_s_to_W*time_incr" office:value-type="float" office:value="2165.2694753923" calcext:value-type="float">
            <text:p>2165</text:p>
          </table:table-cell>
          <table:table-cell table:style-name="ce7" table:formula="of:=[.J476]" office:value-type="float" office:value="2194.13020421198" calcext:value-type="float">
            <text:p>2194.1</text:p>
          </table:table-cell>
          <table:table-cell table:style-name="ce7" table:formula="of:=[.K476]" office:value-type="float" office:value="2215.30949893853" calcext:value-type="float">
            <text:p>2215.3</text:p>
          </table:table-cell>
          <table:table-cell table:style-name="ce7" table:formula="of:=[.L476]" office:value-type="float" office:value="2217.63972539422" calcext:value-type="float">
            <text:p>2217.6</text:p>
          </table:table-cell>
          <table:table-cell table:style-name="ce7" table:formula="of:=[.M476]" office:value-type="float" office:value="2187.26913628938" calcext:value-type="float">
            <text:p>2187.3</text:p>
          </table:table-cell>
          <table:table-cell table:style-name="ce7" table:formula="of:=[.N476]" office:value-type="float" office:value="2107.54612908115" calcext:value-type="float">
            <text:p>2107.5</text:p>
          </table:table-cell>
          <table:table-cell table:style-name="ce7" table:formula="of:=[.O476]" office:value-type="float" office:value="1957.25061087351" calcext:value-type="float">
            <text:p>1957.3</text:p>
          </table:table-cell>
          <table:table-cell table:style-name="ce7" table:formula="of:=[.P476]" office:value-type="float" office:value="1706.65903897229" calcext:value-type="float">
            <text:p>1706.7</text:p>
          </table:table-cell>
          <table:table-cell table:style-name="ce7" table:formula="of:=[.Q476]" office:value-type="float" office:value="1310.10144642986" calcext:value-type="float">
            <text:p>1310.1</text:p>
          </table:table-cell>
          <table:table-cell table:style-name="ce7" table:formula="of:=[.R476]" office:value-type="float" office:value="692.967662897674" calcext:value-type="float">
            <text:p>693.0</text:p>
          </table:table-cell>
          <table:table-cell table:style-name="ce5" table:formula="of:=SUMPRODUCT([.J477:.S477];pot_heat_diffusion)" office:value-type="float" office:value="2023.87347729583" calcext:value-type="float">
            <text:p>2024</text:p>
          </table:table-cell>
          <table:table-cell table:style-name="ce5" table:formula="of:=[.V476]*leakage_out" office:value-type="float" office:value="1677.94606390783" calcext:value-type="float">
            <text:p>1678</text:p>
          </table:table-cell>
          <table:table-cell table:style-name="ce5" table:formula="of:=[.V476]+[.T477]-[.U477]" office:value-type="float" office:value="280003.60473136" calcext:value-type="float">
            <text:p>280004</text:p>
          </table:table-cell>
          <table:table-cell table:style-name="ce12" table:formula="of:= temp_out + [.V477]/pot_water_mass" office:value-type="float" office:value="118.625496945065" calcext:value-type="float">
            <text:p>118.6</text:p>
          </table:table-cell>
          <table:table-cell table:style-name="ce7" table:formula="of:=IF([.G477]&gt;thermagon_temp_max;0;IF([.W4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3" table:formula="of:=burner_C_per_s * [.X477]/100 * time_incr" office:value-type="float" office:value="2149.61306964746" calcext:value-type="float">
            <text:p>2150</text:p>
          </table:table-cell>
          <table:table-cell table:style-name="ce3" table:formula="of:=[.B478]" office:value-type="float" office:value="2149.61306964746" calcext:value-type="float">
            <text:p>2150</text:p>
          </table:table-cell>
          <table:table-cell table:style-name="ce3" table:formula="of:=[.C477]" office:value-type="float" office:value="2149.61306964746" calcext:value-type="float">
            <text:p>2150</text:p>
          </table:table-cell>
          <table:table-cell table:style-name="ce5" table:formula="of:=SUMPRODUCT([.B478:.D478];burner_heat_diffusion)" office:value-type="float" office:value="2149.61306964746" calcext:value-type="float">
            <text:p>2150</text:p>
          </table:table-cell>
          <table:table-cell table:formula="of:=[.F477]+[.E478]-[.J477]" office:value-type="float" office:value="54999.1163521812" calcext:value-type="float">
            <text:p>54999</text:p>
          </table:table-cell>
          <table:table-cell table:style-name="ce7" table:formula="of:=temp_out + [.F478] / burner_heat_mass" office:value-type="float" office:value="129.998232704362" calcext:value-type="float">
            <text:p>130.0</text:p>
          </table:table-cell>
          <table:table-cell table:style-name="ce7" table:formula="of:=[.G478]-[.W477]" office:value-type="float" office:value="11.3727357592973" calcext:value-type="float">
            <text:p>11.4</text:p>
          </table:table-cell>
          <table:table-cell table:style-name="ce5" table:formula="of:=thermagon_k * burner_A * [.H478] / thermagon_L" office:value-type="float" office:value="1490.84753680093" calcext:value-type="float">
            <text:p>1491</text:p>
          </table:table-cell>
          <table:table-cell table:style-name="ce5" table:formula="of:=[.I478]/C_per_s_to_W*time_incr" office:value-type="float" office:value="2136.49689997267" calcext:value-type="float">
            <text:p>2136</text:p>
          </table:table-cell>
          <table:table-cell table:style-name="ce7" table:formula="of:=[.J477]" office:value-type="float" office:value="2165.2694753923" calcext:value-type="float">
            <text:p>2165.3</text:p>
          </table:table-cell>
          <table:table-cell table:style-name="ce7" table:formula="of:=[.K477]" office:value-type="float" office:value="2194.13020421198" calcext:value-type="float">
            <text:p>2194.1</text:p>
          </table:table-cell>
          <table:table-cell table:style-name="ce7" table:formula="of:=[.L477]" office:value-type="float" office:value="2215.30949893853" calcext:value-type="float">
            <text:p>2215.3</text:p>
          </table:table-cell>
          <table:table-cell table:style-name="ce7" table:formula="of:=[.M477]" office:value-type="float" office:value="2217.63972539422" calcext:value-type="float">
            <text:p>2217.6</text:p>
          </table:table-cell>
          <table:table-cell table:style-name="ce7" table:formula="of:=[.N477]" office:value-type="float" office:value="2187.26913628938" calcext:value-type="float">
            <text:p>2187.3</text:p>
          </table:table-cell>
          <table:table-cell table:style-name="ce7" table:formula="of:=[.O477]" office:value-type="float" office:value="2107.54612908115" calcext:value-type="float">
            <text:p>2107.5</text:p>
          </table:table-cell>
          <table:table-cell table:style-name="ce7" table:formula="of:=[.P477]" office:value-type="float" office:value="1957.25061087351" calcext:value-type="float">
            <text:p>1957.3</text:p>
          </table:table-cell>
          <table:table-cell table:style-name="ce7" table:formula="of:=[.Q477]" office:value-type="float" office:value="1706.65903897229" calcext:value-type="float">
            <text:p>1706.7</text:p>
          </table:table-cell>
          <table:table-cell table:style-name="ce7" table:formula="of:=[.R477]" office:value-type="float" office:value="1310.10144642986" calcext:value-type="float">
            <text:p>1310.1</text:p>
          </table:table-cell>
          <table:table-cell table:style-name="ce5" table:formula="of:=SUMPRODUCT([.J478:.S478];pot_heat_diffusion)" office:value-type="float" office:value="2118.97841346083" calcext:value-type="float">
            <text:p>2119</text:p>
          </table:table-cell>
          <table:table-cell table:style-name="ce5" table:formula="of:=[.V477]*leakage_out" office:value-type="float" office:value="1680.02162838816" calcext:value-type="float">
            <text:p>1680</text:p>
          </table:table-cell>
          <table:table-cell table:style-name="ce5" table:formula="of:=[.V477]+[.T478]-[.U478]" office:value-type="float" office:value="280442.561516432" calcext:value-type="float">
            <text:p>280443</text:p>
          </table:table-cell>
          <table:table-cell table:style-name="ce12" table:formula="of:= temp_out + [.V478]/pot_water_mass" office:value-type="float" office:value="118.780110422655" calcext:value-type="float">
            <text:p>118.8</text:p>
          </table:table-cell>
          <table:table-cell table:style-name="ce7" table:formula="of:=IF([.G478]&gt;thermagon_temp_max;0;IF([.W4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table:formula="of:=burner_C_per_s * [.X478]/100 * time_incr" office:value-type="float" office:value="2149.61306964746" calcext:value-type="float">
            <text:p>2150</text:p>
          </table:table-cell>
          <table:table-cell table:style-name="ce3" table:formula="of:=[.B479]" office:value-type="float" office:value="2149.61306964746" calcext:value-type="float">
            <text:p>2150</text:p>
          </table:table-cell>
          <table:table-cell table:style-name="ce3" table:formula="of:=[.C478]" office:value-type="float" office:value="2149.61306964746" calcext:value-type="float">
            <text:p>2150</text:p>
          </table:table-cell>
          <table:table-cell table:style-name="ce5" table:formula="of:=SUMPRODUCT([.B479:.D479];burner_heat_diffusion)" office:value-type="float" office:value="2149.61306964746" calcext:value-type="float">
            <text:p>2150</text:p>
          </table:table-cell>
          <table:table-cell table:formula="of:=[.F478]+[.E479]-[.J478]" office:value-type="float" office:value="55012.232521856" calcext:value-type="float">
            <text:p>55012</text:p>
          </table:table-cell>
          <table:table-cell table:style-name="ce7" table:formula="of:=temp_out + [.F479] / burner_heat_mass" office:value-type="float" office:value="130.024465043712" calcext:value-type="float">
            <text:p>130.0</text:p>
          </table:table-cell>
          <table:table-cell table:style-name="ce7" table:formula="of:=[.G479]-[.W478]" office:value-type="float" office:value="11.244354621057" calcext:value-type="float">
            <text:p>11.2</text:p>
          </table:table-cell>
          <table:table-cell table:style-name="ce5" table:formula="of:=thermagon_k * burner_A * [.H479] / thermagon_L" office:value-type="float" office:value="1474.0181029894" calcext:value-type="float">
            <text:p>1474</text:p>
          </table:table-cell>
          <table:table-cell table:style-name="ce5" table:formula="of:=[.I479]/C_per_s_to_W*time_incr" office:value-type="float" office:value="2112.37905272198" calcext:value-type="float">
            <text:p>2112</text:p>
          </table:table-cell>
          <table:table-cell table:style-name="ce7" table:formula="of:=[.J478]" office:value-type="float" office:value="2136.49689997267" calcext:value-type="float">
            <text:p>2136.5</text:p>
          </table:table-cell>
          <table:table-cell table:style-name="ce7" table:formula="of:=[.K478]" office:value-type="float" office:value="2165.2694753923" calcext:value-type="float">
            <text:p>2165.3</text:p>
          </table:table-cell>
          <table:table-cell table:style-name="ce7" table:formula="of:=[.L478]" office:value-type="float" office:value="2194.13020421198" calcext:value-type="float">
            <text:p>2194.1</text:p>
          </table:table-cell>
          <table:table-cell table:style-name="ce7" table:formula="of:=[.M478]" office:value-type="float" office:value="2215.30949893853" calcext:value-type="float">
            <text:p>2215.3</text:p>
          </table:table-cell>
          <table:table-cell table:style-name="ce7" table:formula="of:=[.N478]" office:value-type="float" office:value="2217.63972539422" calcext:value-type="float">
            <text:p>2217.6</text:p>
          </table:table-cell>
          <table:table-cell table:style-name="ce7" table:formula="of:=[.O478]" office:value-type="float" office:value="2187.26913628938" calcext:value-type="float">
            <text:p>2187.3</text:p>
          </table:table-cell>
          <table:table-cell table:style-name="ce7" table:formula="of:=[.P478]" office:value-type="float" office:value="2107.54612908115" calcext:value-type="float">
            <text:p>2107.5</text:p>
          </table:table-cell>
          <table:table-cell table:style-name="ce7" table:formula="of:=[.Q478]" office:value-type="float" office:value="1957.25061087351" calcext:value-type="float">
            <text:p>1957.3</text:p>
          </table:table-cell>
          <table:table-cell table:style-name="ce7" table:formula="of:=[.R478]" office:value-type="float" office:value="1706.65903897229" calcext:value-type="float">
            <text:p>1706.7</text:p>
          </table:table-cell>
          <table:table-cell table:style-name="ce5" table:formula="of:=SUMPRODUCT([.J479:.S479];pot_heat_diffusion)" office:value-type="float" office:value="2163.49045927864" calcext:value-type="float">
            <text:p>2163</text:p>
          </table:table-cell>
          <table:table-cell table:style-name="ce5" table:formula="of:=[.V478]*leakage_out" office:value-type="float" office:value="1682.65536909859" calcext:value-type="float">
            <text:p>1683</text:p>
          </table:table-cell>
          <table:table-cell table:style-name="ce5" table:formula="of:=[.V478]+[.T479]-[.U479]" office:value-type="float" office:value="280923.396606612" calcext:value-type="float">
            <text:p>280923</text:p>
          </table:table-cell>
          <table:table-cell table:style-name="ce12" table:formula="of:= temp_out + [.V479]/pot_water_mass" office:value-type="float" office:value="118.949474669816" calcext:value-type="float">
            <text:p>118.9</text:p>
          </table:table-cell>
          <table:table-cell table:style-name="ce7" table:formula="of:=IF([.G479]&gt;thermagon_temp_max;0;IF([.W4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3" table:formula="of:=burner_C_per_s * [.X479]/100 * time_incr" office:value-type="float" office:value="2149.61306964746" calcext:value-type="float">
            <text:p>2150</text:p>
          </table:table-cell>
          <table:table-cell table:style-name="ce3" table:formula="of:=[.B480]" office:value-type="float" office:value="2149.61306964746" calcext:value-type="float">
            <text:p>2150</text:p>
          </table:table-cell>
          <table:table-cell table:style-name="ce3" table:formula="of:=[.C479]" office:value-type="float" office:value="2149.61306964746" calcext:value-type="float">
            <text:p>2150</text:p>
          </table:table-cell>
          <table:table-cell table:style-name="ce5" table:formula="of:=SUMPRODUCT([.B480:.D480];burner_heat_diffusion)" office:value-type="float" office:value="2149.61306964746" calcext:value-type="float">
            <text:p>2150</text:p>
          </table:table-cell>
          <table:table-cell table:formula="of:=[.F479]+[.E480]-[.J479]" office:value-type="float" office:value="55049.4665387815" calcext:value-type="float">
            <text:p>55049</text:p>
          </table:table-cell>
          <table:table-cell table:style-name="ce7" table:formula="of:=temp_out + [.F480] / burner_heat_mass" office:value-type="float" office:value="130.098933077563" calcext:value-type="float">
            <text:p>130.1</text:p>
          </table:table-cell>
          <table:table-cell table:style-name="ce7" table:formula="of:=[.G480]-[.W479]" office:value-type="float" office:value="11.1494584077472" calcext:value-type="float">
            <text:p>11.1</text:p>
          </table:table-cell>
          <table:table-cell table:style-name="ce5" table:formula="of:=thermagon_k * burner_A * [.H480] / thermagon_L" office:value-type="float" office:value="1461.57819505" calcext:value-type="float">
            <text:p>1462</text:p>
          </table:table-cell>
          <table:table-cell table:style-name="ce5" table:formula="of:=[.I480]/C_per_s_to_W*time_incr" office:value-type="float" office:value="2094.55172692749" calcext:value-type="float">
            <text:p>2095</text:p>
          </table:table-cell>
          <table:table-cell table:style-name="ce7" table:formula="of:=[.J479]" office:value-type="float" office:value="2112.37905272198" calcext:value-type="float">
            <text:p>2112.4</text:p>
          </table:table-cell>
          <table:table-cell table:style-name="ce7" table:formula="of:=[.K479]" office:value-type="float" office:value="2136.49689997267" calcext:value-type="float">
            <text:p>2136.5</text:p>
          </table:table-cell>
          <table:table-cell table:style-name="ce7" table:formula="of:=[.L479]" office:value-type="float" office:value="2165.2694753923" calcext:value-type="float">
            <text:p>2165.3</text:p>
          </table:table-cell>
          <table:table-cell table:style-name="ce7" table:formula="of:=[.M479]" office:value-type="float" office:value="2194.13020421198" calcext:value-type="float">
            <text:p>2194.1</text:p>
          </table:table-cell>
          <table:table-cell table:style-name="ce7" table:formula="of:=[.N479]" office:value-type="float" office:value="2215.30949893853" calcext:value-type="float">
            <text:p>2215.3</text:p>
          </table:table-cell>
          <table:table-cell table:style-name="ce7" table:formula="of:=[.O479]" office:value-type="float" office:value="2217.63972539422" calcext:value-type="float">
            <text:p>2217.6</text:p>
          </table:table-cell>
          <table:table-cell table:style-name="ce7" table:formula="of:=[.P479]" office:value-type="float" office:value="2187.26913628938" calcext:value-type="float">
            <text:p>2187.3</text:p>
          </table:table-cell>
          <table:table-cell table:style-name="ce7" table:formula="of:=[.Q479]" office:value-type="float" office:value="2107.54612908115" calcext:value-type="float">
            <text:p>2107.5</text:p>
          </table:table-cell>
          <table:table-cell table:style-name="ce7" table:formula="of:=[.R479]" office:value-type="float" office:value="1957.25061087351" calcext:value-type="float">
            <text:p>1957.3</text:p>
          </table:table-cell>
          <table:table-cell table:style-name="ce5" table:formula="of:=SUMPRODUCT([.J480:.S480];pot_heat_diffusion)" office:value-type="float" office:value="2175.54443615745" calcext:value-type="float">
            <text:p>2176</text:p>
          </table:table-cell>
          <table:table-cell table:style-name="ce5" table:formula="of:=[.V479]*leakage_out" office:value-type="float" office:value="1685.54037963967" calcext:value-type="float">
            <text:p>1686</text:p>
          </table:table-cell>
          <table:table-cell table:style-name="ce5" table:formula="of:=[.V479]+[.T480]-[.U480]" office:value-type="float" office:value="281413.40066313" calcext:value-type="float">
            <text:p>281413</text:p>
          </table:table-cell>
          <table:table-cell table:style-name="ce12" table:formula="of:= temp_out + [.V480]/pot_water_mass" office:value-type="float" office:value="119.122068496333" calcext:value-type="float">
            <text:p>119.1</text:p>
          </table:table-cell>
          <table:table-cell table:style-name="ce7" table:formula="of:=IF([.G480]&gt;thermagon_temp_max;0;IF([.W4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table:formula="of:=burner_C_per_s * [.X480]/100 * time_incr" office:value-type="float" office:value="2149.61306964746" calcext:value-type="float">
            <text:p>2150</text:p>
          </table:table-cell>
          <table:table-cell table:style-name="ce3" table:formula="of:=[.B481]" office:value-type="float" office:value="2149.61306964746" calcext:value-type="float">
            <text:p>2150</text:p>
          </table:table-cell>
          <table:table-cell table:style-name="ce3" table:formula="of:=[.C480]" office:value-type="float" office:value="2149.61306964746" calcext:value-type="float">
            <text:p>2150</text:p>
          </table:table-cell>
          <table:table-cell table:style-name="ce5" table:formula="of:=SUMPRODUCT([.B481:.D481];burner_heat_diffusion)" office:value-type="float" office:value="2149.61306964746" calcext:value-type="float">
            <text:p>2150</text:p>
          </table:table-cell>
          <table:table-cell table:formula="of:=[.F480]+[.E481]-[.J480]" office:value-type="float" office:value="55104.5278815014" calcext:value-type="float">
            <text:p>55105</text:p>
          </table:table-cell>
          <table:table-cell table:style-name="ce7" table:formula="of:=temp_out + [.F481] / burner_heat_mass" office:value-type="float" office:value="130.209055763003" calcext:value-type="float">
            <text:p>130.2</text:p>
          </table:table-cell>
          <table:table-cell table:style-name="ce7" table:formula="of:=[.G481]-[.W480]" office:value-type="float" office:value="11.0869872666701" calcext:value-type="float">
            <text:p>11.1</text:p>
          </table:table-cell>
          <table:table-cell table:style-name="ce5" table:formula="of:=thermagon_k * burner_A * [.H481] / thermagon_L" office:value-type="float" office:value="1453.38887730208" calcext:value-type="float">
            <text:p>1453</text:p>
          </table:table-cell>
          <table:table-cell table:style-name="ce5" table:formula="of:=[.I481]/C_per_s_to_W*time_incr" office:value-type="float" office:value="2082.81581728588" calcext:value-type="float">
            <text:p>2083</text:p>
          </table:table-cell>
          <table:table-cell table:style-name="ce7" table:formula="of:=[.J480]" office:value-type="float" office:value="2094.55172692749" calcext:value-type="float">
            <text:p>2094.6</text:p>
          </table:table-cell>
          <table:table-cell table:style-name="ce7" table:formula="of:=[.K480]" office:value-type="float" office:value="2112.37905272198" calcext:value-type="float">
            <text:p>2112.4</text:p>
          </table:table-cell>
          <table:table-cell table:style-name="ce7" table:formula="of:=[.L480]" office:value-type="float" office:value="2136.49689997267" calcext:value-type="float">
            <text:p>2136.5</text:p>
          </table:table-cell>
          <table:table-cell table:style-name="ce7" table:formula="of:=[.M480]" office:value-type="float" office:value="2165.2694753923" calcext:value-type="float">
            <text:p>2165.3</text:p>
          </table:table-cell>
          <table:table-cell table:style-name="ce7" table:formula="of:=[.N480]" office:value-type="float" office:value="2194.13020421198" calcext:value-type="float">
            <text:p>2194.1</text:p>
          </table:table-cell>
          <table:table-cell table:style-name="ce7" table:formula="of:=[.O480]" office:value-type="float" office:value="2215.30949893853" calcext:value-type="float">
            <text:p>2215.3</text:p>
          </table:table-cell>
          <table:table-cell table:style-name="ce7" table:formula="of:=[.P480]" office:value-type="float" office:value="2217.63972539422" calcext:value-type="float">
            <text:p>2217.6</text:p>
          </table:table-cell>
          <table:table-cell table:style-name="ce7" table:formula="of:=[.Q480]" office:value-type="float" office:value="2187.26913628938" calcext:value-type="float">
            <text:p>2187.3</text:p>
          </table:table-cell>
          <table:table-cell table:style-name="ce7" table:formula="of:=[.R480]" office:value-type="float" office:value="2107.54612908115" calcext:value-type="float">
            <text:p>2107.5</text:p>
          </table:table-cell>
          <table:table-cell table:style-name="ce5" table:formula="of:=SUMPRODUCT([.J481:.S481];pot_heat_diffusion)" office:value-type="float" office:value="2168.36306206525" calcext:value-type="float">
            <text:p>2168</text:p>
          </table:table-cell>
          <table:table-cell table:style-name="ce5" table:formula="of:=[.V480]*leakage_out" office:value-type="float" office:value="1688.48040397878" calcext:value-type="float">
            <text:p>1688</text:p>
          </table:table-cell>
          <table:table-cell table:style-name="ce5" table:formula="of:=[.V480]+[.T481]-[.U481]" office:value-type="float" office:value="281893.283321217" calcext:value-type="float">
            <text:p>281893</text:p>
          </table:table-cell>
          <table:table-cell table:style-name="ce12" table:formula="of:= temp_out + [.V481]/pot_water_mass" office:value-type="float" office:value="119.291097268925" calcext:value-type="float">
            <text:p>119.3</text:p>
          </table:table-cell>
          <table:table-cell table:style-name="ce7" table:formula="of:=IF([.G481]&gt;thermagon_temp_max;0;IF([.W4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3" table:formula="of:=burner_C_per_s * [.X481]/100 * time_incr" office:value-type="float" office:value="2149.61306964746" calcext:value-type="float">
            <text:p>2150</text:p>
          </table:table-cell>
          <table:table-cell table:style-name="ce3" table:formula="of:=[.B482]" office:value-type="float" office:value="2149.61306964746" calcext:value-type="float">
            <text:p>2150</text:p>
          </table:table-cell>
          <table:table-cell table:style-name="ce3" table:formula="of:=[.C481]" office:value-type="float" office:value="2149.61306964746" calcext:value-type="float">
            <text:p>2150</text:p>
          </table:table-cell>
          <table:table-cell table:style-name="ce5" table:formula="of:=SUMPRODUCT([.B482:.D482];burner_heat_diffusion)" office:value-type="float" office:value="2149.61306964746" calcext:value-type="float">
            <text:p>2150</text:p>
          </table:table-cell>
          <table:table-cell table:formula="of:=[.F481]+[.E482]-[.J481]" office:value-type="float" office:value="55171.325133863" calcext:value-type="float">
            <text:p>55171</text:p>
          </table:table-cell>
          <table:table-cell table:style-name="ce7" table:formula="of:=temp_out + [.F482] / burner_heat_mass" office:value-type="float" office:value="130.342650267726" calcext:value-type="float">
            <text:p>130.3</text:p>
          </table:table-cell>
          <table:table-cell table:style-name="ce7" table:formula="of:=[.G482]-[.W481]" office:value-type="float" office:value="11.0515529988012" calcext:value-type="float">
            <text:p>11.1</text:p>
          </table:table-cell>
          <table:table-cell table:style-name="ce5" table:formula="of:=thermagon_k * burner_A * [.H482] / thermagon_L" office:value-type="float" office:value="1448.74381281727" calcext:value-type="float">
            <text:p>1449</text:p>
          </table:table-cell>
          <table:table-cell table:style-name="ce5" table:formula="of:=[.I482]/C_per_s_to_W*time_incr" office:value-type="float" office:value="2076.15908973527" calcext:value-type="float">
            <text:p>2076</text:p>
          </table:table-cell>
          <table:table-cell table:style-name="ce7" table:formula="of:=[.J481]" office:value-type="float" office:value="2082.81581728588" calcext:value-type="float">
            <text:p>2082.8</text:p>
          </table:table-cell>
          <table:table-cell table:style-name="ce7" table:formula="of:=[.K481]" office:value-type="float" office:value="2094.55172692749" calcext:value-type="float">
            <text:p>2094.6</text:p>
          </table:table-cell>
          <table:table-cell table:style-name="ce7" table:formula="of:=[.L481]" office:value-type="float" office:value="2112.37905272198" calcext:value-type="float">
            <text:p>2112.4</text:p>
          </table:table-cell>
          <table:table-cell table:style-name="ce7" table:formula="of:=[.M481]" office:value-type="float" office:value="2136.49689997267" calcext:value-type="float">
            <text:p>2136.5</text:p>
          </table:table-cell>
          <table:table-cell table:style-name="ce7" table:formula="of:=[.N481]" office:value-type="float" office:value="2165.2694753923" calcext:value-type="float">
            <text:p>2165.3</text:p>
          </table:table-cell>
          <table:table-cell table:style-name="ce7" table:formula="of:=[.O481]" office:value-type="float" office:value="2194.13020421198" calcext:value-type="float">
            <text:p>2194.1</text:p>
          </table:table-cell>
          <table:table-cell table:style-name="ce7" table:formula="of:=[.P481]" office:value-type="float" office:value="2215.30949893853" calcext:value-type="float">
            <text:p>2215.3</text:p>
          </table:table-cell>
          <table:table-cell table:style-name="ce7" table:formula="of:=[.Q481]" office:value-type="float" office:value="2217.63972539422" calcext:value-type="float">
            <text:p>2217.6</text:p>
          </table:table-cell>
          <table:table-cell table:style-name="ce7" table:formula="of:=[.R481]" office:value-type="float" office:value="2187.26913628938" calcext:value-type="float">
            <text:p>2187.3</text:p>
          </table:table-cell>
          <table:table-cell table:style-name="ce5" table:formula="of:=SUMPRODUCT([.J482:.S482];pot_heat_diffusion)" office:value-type="float" office:value="2151.57180034689" calcext:value-type="float">
            <text:p>2152</text:p>
          </table:table-cell>
          <table:table-cell table:style-name="ce5" table:formula="of:=[.V481]*leakage_out" office:value-type="float" office:value="1691.3596999273" calcext:value-type="float">
            <text:p>1691</text:p>
          </table:table-cell>
          <table:table-cell table:style-name="ce5" table:formula="of:=[.V481]+[.T482]-[.U482]" office:value-type="float" office:value="282353.495421636" calcext:value-type="float">
            <text:p>282353</text:p>
          </table:table-cell>
          <table:table-cell table:style-name="ce12" table:formula="of:= temp_out + [.V482]/pot_water_mass" office:value-type="float" office:value="119.453197493126" calcext:value-type="float">
            <text:p>119.5</text:p>
          </table:table-cell>
          <table:table-cell table:style-name="ce7" table:formula="of:=IF([.G482]&gt;thermagon_temp_max;0;IF([.W4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table:formula="of:=burner_C_per_s * [.X482]/100 * time_incr" office:value-type="float" office:value="2149.61306964746" calcext:value-type="float">
            <text:p>2150</text:p>
          </table:table-cell>
          <table:table-cell table:style-name="ce3" table:formula="of:=[.B483]" office:value-type="float" office:value="2149.61306964746" calcext:value-type="float">
            <text:p>2150</text:p>
          </table:table-cell>
          <table:table-cell table:style-name="ce3" table:formula="of:=[.C482]" office:value-type="float" office:value="2149.61306964746" calcext:value-type="float">
            <text:p>2150</text:p>
          </table:table-cell>
          <table:table-cell table:style-name="ce5" table:formula="of:=SUMPRODUCT([.B483:.D483];burner_heat_diffusion)" office:value-type="float" office:value="2149.61306964746" calcext:value-type="float">
            <text:p>2150</text:p>
          </table:table-cell>
          <table:table-cell table:formula="of:=[.F482]+[.E483]-[.J482]" office:value-type="float" office:value="55244.7791137752" calcext:value-type="float">
            <text:p>55245</text:p>
          </table:table-cell>
          <table:table-cell table:style-name="ce7" table:formula="of:=temp_out + [.F483] / burner_heat_mass" office:value-type="float" office:value="130.48955822755" calcext:value-type="float">
            <text:p>130.5</text:p>
          </table:table-cell>
          <table:table-cell table:style-name="ce7" table:formula="of:=[.G483]-[.W482]" office:value-type="float" office:value="11.0363607344246" calcext:value-type="float">
            <text:p>11.0</text:p>
          </table:table-cell>
          <table:table-cell table:style-name="ce5" table:formula="of:=thermagon_k * burner_A * [.H483] / thermagon_L" office:value-type="float" office:value="1446.75226474972" calcext:value-type="float">
            <text:p>1447</text:p>
          </table:table-cell>
          <table:table-cell table:style-name="ce5" table:formula="of:=[.I483]/C_per_s_to_W*time_incr" office:value-type="float" office:value="2073.30505123205" calcext:value-type="float">
            <text:p>2073</text:p>
          </table:table-cell>
          <table:table-cell table:style-name="ce7" table:formula="of:=[.J482]" office:value-type="float" office:value="2076.15908973527" calcext:value-type="float">
            <text:p>2076.2</text:p>
          </table:table-cell>
          <table:table-cell table:style-name="ce7" table:formula="of:=[.K482]" office:value-type="float" office:value="2082.81581728588" calcext:value-type="float">
            <text:p>2082.8</text:p>
          </table:table-cell>
          <table:table-cell table:style-name="ce7" table:formula="of:=[.L482]" office:value-type="float" office:value="2094.55172692749" calcext:value-type="float">
            <text:p>2094.6</text:p>
          </table:table-cell>
          <table:table-cell table:style-name="ce7" table:formula="of:=[.M482]" office:value-type="float" office:value="2112.37905272198" calcext:value-type="float">
            <text:p>2112.4</text:p>
          </table:table-cell>
          <table:table-cell table:style-name="ce7" table:formula="of:=[.N482]" office:value-type="float" office:value="2136.49689997267" calcext:value-type="float">
            <text:p>2136.5</text:p>
          </table:table-cell>
          <table:table-cell table:style-name="ce7" table:formula="of:=[.O482]" office:value-type="float" office:value="2165.2694753923" calcext:value-type="float">
            <text:p>2165.3</text:p>
          </table:table-cell>
          <table:table-cell table:style-name="ce7" table:formula="of:=[.P482]" office:value-type="float" office:value="2194.13020421198" calcext:value-type="float">
            <text:p>2194.1</text:p>
          </table:table-cell>
          <table:table-cell table:style-name="ce7" table:formula="of:=[.Q482]" office:value-type="float" office:value="2215.30949893853" calcext:value-type="float">
            <text:p>2215.3</text:p>
          </table:table-cell>
          <table:table-cell table:style-name="ce7" table:formula="of:=[.R482]" office:value-type="float" office:value="2217.63972539422" calcext:value-type="float">
            <text:p>2217.6</text:p>
          </table:table-cell>
          <table:table-cell table:style-name="ce5" table:formula="of:=SUMPRODUCT([.J483:.S483];pot_heat_diffusion)" office:value-type="float" office:value="2131.85777894901" calcext:value-type="float">
            <text:p>2132</text:p>
          </table:table-cell>
          <table:table-cell table:style-name="ce5" table:formula="of:=[.V482]*leakage_out" office:value-type="float" office:value="1694.12097252982" calcext:value-type="float">
            <text:p>1694</text:p>
          </table:table-cell>
          <table:table-cell table:style-name="ce5" table:formula="of:=[.V482]+[.T483]-[.U483]" office:value-type="float" office:value="282791.232228055" calcext:value-type="float">
            <text:p>282791</text:p>
          </table:table-cell>
          <table:table-cell table:style-name="ce12" table:formula="of:= temp_out + [.V483]/pot_water_mass" office:value-type="float" office:value="119.607381258387" calcext:value-type="float">
            <text:p>119.6</text:p>
          </table:table-cell>
          <table:table-cell table:style-name="ce7" table:formula="of:=IF([.G483]&gt;thermagon_temp_max;0;IF([.W4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3" table:formula="of:=burner_C_per_s * [.X483]/100 * time_incr" office:value-type="float" office:value="2149.61306964746" calcext:value-type="float">
            <text:p>2150</text:p>
          </table:table-cell>
          <table:table-cell table:style-name="ce3" table:formula="of:=[.B484]" office:value-type="float" office:value="2149.61306964746" calcext:value-type="float">
            <text:p>2150</text:p>
          </table:table-cell>
          <table:table-cell table:style-name="ce3" table:formula="of:=[.C483]" office:value-type="float" office:value="2149.61306964746" calcext:value-type="float">
            <text:p>2150</text:p>
          </table:table-cell>
          <table:table-cell table:style-name="ce5" table:formula="of:=SUMPRODUCT([.B484:.D484];burner_heat_diffusion)" office:value-type="float" office:value="2149.61306964746" calcext:value-type="float">
            <text:p>2150</text:p>
          </table:table-cell>
          <table:table-cell table:formula="of:=[.F483]+[.E484]-[.J483]" office:value-type="float" office:value="55321.0871321906" calcext:value-type="float">
            <text:p>55321</text:p>
          </table:table-cell>
          <table:table-cell table:style-name="ce7" table:formula="of:=temp_out + [.F484] / burner_heat_mass" office:value-type="float" office:value="130.642174264381" calcext:value-type="float">
            <text:p>130.6</text:p>
          </table:table-cell>
          <table:table-cell table:style-name="ce7" table:formula="of:=[.G484]-[.W483]" office:value-type="float" office:value="11.0347930059941" calcext:value-type="float">
            <text:p>11.0</text:p>
          </table:table-cell>
          <table:table-cell table:style-name="ce5" table:formula="of:=thermagon_k * burner_A * [.H484] / thermagon_L" office:value-type="float" office:value="1446.54675183546" calcext:value-type="float">
            <text:p>1447</text:p>
          </table:table-cell>
          <table:table-cell table:style-name="ce5" table:formula="of:=[.I484]/C_per_s_to_W*time_incr" office:value-type="float" office:value="2073.01053573439" calcext:value-type="float">
            <text:p>2073</text:p>
          </table:table-cell>
          <table:table-cell table:style-name="ce7" table:formula="of:=[.J483]" office:value-type="float" office:value="2073.30505123205" calcext:value-type="float">
            <text:p>2073.3</text:p>
          </table:table-cell>
          <table:table-cell table:style-name="ce7" table:formula="of:=[.K483]" office:value-type="float" office:value="2076.15908973527" calcext:value-type="float">
            <text:p>2076.2</text:p>
          </table:table-cell>
          <table:table-cell table:style-name="ce7" table:formula="of:=[.L483]" office:value-type="float" office:value="2082.81581728588" calcext:value-type="float">
            <text:p>2082.8</text:p>
          </table:table-cell>
          <table:table-cell table:style-name="ce7" table:formula="of:=[.M483]" office:value-type="float" office:value="2094.55172692749" calcext:value-type="float">
            <text:p>2094.6</text:p>
          </table:table-cell>
          <table:table-cell table:style-name="ce7" table:formula="of:=[.N483]" office:value-type="float" office:value="2112.37905272198" calcext:value-type="float">
            <text:p>2112.4</text:p>
          </table:table-cell>
          <table:table-cell table:style-name="ce7" table:formula="of:=[.O483]" office:value-type="float" office:value="2136.49689997267" calcext:value-type="float">
            <text:p>2136.5</text:p>
          </table:table-cell>
          <table:table-cell table:style-name="ce7" table:formula="of:=[.P483]" office:value-type="float" office:value="2165.2694753923" calcext:value-type="float">
            <text:p>2165.3</text:p>
          </table:table-cell>
          <table:table-cell table:style-name="ce7" table:formula="of:=[.Q483]" office:value-type="float" office:value="2194.13020421198" calcext:value-type="float">
            <text:p>2194.1</text:p>
          </table:table-cell>
          <table:table-cell table:style-name="ce7" table:formula="of:=[.R483]" office:value-type="float" office:value="2215.30949893853" calcext:value-type="float">
            <text:p>2215.3</text:p>
          </table:table-cell>
          <table:table-cell table:style-name="ce5" table:formula="of:=SUMPRODUCT([.J484:.S484];pot_heat_diffusion)" office:value-type="float" office:value="2113.4254679041" calcext:value-type="float">
            <text:p>2113</text:p>
          </table:table-cell>
          <table:table-cell table:style-name="ce5" table:formula="of:=[.V483]*leakage_out" office:value-type="float" office:value="1696.74739336833" calcext:value-type="float">
            <text:p>1697</text:p>
          </table:table-cell>
          <table:table-cell table:style-name="ce5" table:formula="of:=[.V483]+[.T484]-[.U484]" office:value-type="float" office:value="283207.910302591" calcext:value-type="float">
            <text:p>283208</text:p>
          </table:table-cell>
          <table:table-cell table:style-name="ce12" table:formula="of:= temp_out + [.V484]/pot_water_mass" office:value-type="float" office:value="119.754147519509" calcext:value-type="float">
            <text:p>119.8</text:p>
          </table:table-cell>
          <table:table-cell table:style-name="ce7" table:formula="of:=IF([.G484]&gt;thermagon_temp_max;0;IF([.W4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table:formula="of:=burner_C_per_s * [.X484]/100 * time_incr" office:value-type="float" office:value="2149.61306964746" calcext:value-type="float">
            <text:p>2150</text:p>
          </table:table-cell>
          <table:table-cell table:style-name="ce3" table:formula="of:=[.B485]" office:value-type="float" office:value="2149.61306964746" calcext:value-type="float">
            <text:p>2150</text:p>
          </table:table-cell>
          <table:table-cell table:style-name="ce3" table:formula="of:=[.C484]" office:value-type="float" office:value="2149.61306964746" calcext:value-type="float">
            <text:p>2150</text:p>
          </table:table-cell>
          <table:table-cell table:style-name="ce5" table:formula="of:=SUMPRODUCT([.B485:.D485];burner_heat_diffusion)" office:value-type="float" office:value="2149.61306964746" calcext:value-type="float">
            <text:p>2150</text:p>
          </table:table-cell>
          <table:table-cell table:formula="of:=[.F484]+[.E485]-[.J484]" office:value-type="float" office:value="55397.6896661037" calcext:value-type="float">
            <text:p>55398</text:p>
          </table:table-cell>
          <table:table-cell table:style-name="ce7" table:formula="of:=temp_out + [.F485] / burner_heat_mass" office:value-type="float" office:value="130.795379332207" calcext:value-type="float">
            <text:p>130.8</text:p>
          </table:table-cell>
          <table:table-cell table:style-name="ce7" table:formula="of:=[.G485]-[.W484]" office:value-type="float" office:value="11.0412318126979" calcext:value-type="float">
            <text:p>11.0</text:p>
          </table:table-cell>
          <table:table-cell table:style-name="ce5" table:formula="of:=thermagon_k * burner_A * [.H485] / thermagon_L" office:value-type="float" office:value="1447.39081251861" calcext:value-type="float">
            <text:p>1447</text:p>
          </table:table-cell>
          <table:table-cell table:style-name="ce5" table:formula="of:=[.I485]/C_per_s_to_W*time_incr" office:value-type="float" office:value="2074.22013831845" calcext:value-type="float">
            <text:p>2074</text:p>
          </table:table-cell>
          <table:table-cell table:style-name="ce7" table:formula="of:=[.J484]" office:value-type="float" office:value="2073.01053573439" calcext:value-type="float">
            <text:p>2073.0</text:p>
          </table:table-cell>
          <table:table-cell table:style-name="ce7" table:formula="of:=[.K484]" office:value-type="float" office:value="2073.30505123205" calcext:value-type="float">
            <text:p>2073.3</text:p>
          </table:table-cell>
          <table:table-cell table:style-name="ce7" table:formula="of:=[.L484]" office:value-type="float" office:value="2076.15908973527" calcext:value-type="float">
            <text:p>2076.2</text:p>
          </table:table-cell>
          <table:table-cell table:style-name="ce7" table:formula="of:=[.M484]" office:value-type="float" office:value="2082.81581728588" calcext:value-type="float">
            <text:p>2082.8</text:p>
          </table:table-cell>
          <table:table-cell table:style-name="ce7" table:formula="of:=[.N484]" office:value-type="float" office:value="2094.55172692749" calcext:value-type="float">
            <text:p>2094.6</text:p>
          </table:table-cell>
          <table:table-cell table:style-name="ce7" table:formula="of:=[.O484]" office:value-type="float" office:value="2112.37905272198" calcext:value-type="float">
            <text:p>2112.4</text:p>
          </table:table-cell>
          <table:table-cell table:style-name="ce7" table:formula="of:=[.P484]" office:value-type="float" office:value="2136.49689997267" calcext:value-type="float">
            <text:p>2136.5</text:p>
          </table:table-cell>
          <table:table-cell table:style-name="ce7" table:formula="of:=[.Q484]" office:value-type="float" office:value="2165.2694753923" calcext:value-type="float">
            <text:p>2165.3</text:p>
          </table:table-cell>
          <table:table-cell table:style-name="ce7" table:formula="of:=[.R484]" office:value-type="float" office:value="2194.13020421198" calcext:value-type="float">
            <text:p>2194.1</text:p>
          </table:table-cell>
          <table:table-cell table:style-name="ce5" table:formula="of:=SUMPRODUCT([.J485:.S485];pot_heat_diffusion)" office:value-type="float" office:value="2098.46808185441" calcext:value-type="float">
            <text:p>2098</text:p>
          </table:table-cell>
          <table:table-cell table:style-name="ce5" table:formula="of:=[.V484]*leakage_out" office:value-type="float" office:value="1699.24746181555" calcext:value-type="float">
            <text:p>1699</text:p>
          </table:table-cell>
          <table:table-cell table:style-name="ce5" table:formula="of:=[.V484]+[.T485]-[.U485]" office:value-type="float" office:value="283607.13092263" calcext:value-type="float">
            <text:p>283607</text:p>
          </table:table-cell>
          <table:table-cell table:style-name="ce12" table:formula="of:= temp_out + [.V485]/pot_water_mass" office:value-type="float" office:value="119.894764752205" calcext:value-type="float">
            <text:p>119.9</text:p>
          </table:table-cell>
          <table:table-cell table:style-name="ce7" table:formula="of:=IF([.G485]&gt;thermagon_temp_max;0;IF([.W4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3" table:formula="of:=burner_C_per_s * [.X485]/100 * time_incr" office:value-type="float" office:value="2149.61306964746" calcext:value-type="float">
            <text:p>2150</text:p>
          </table:table-cell>
          <table:table-cell table:style-name="ce3" table:formula="of:=[.B486]" office:value-type="float" office:value="2149.61306964746" calcext:value-type="float">
            <text:p>2150</text:p>
          </table:table-cell>
          <table:table-cell table:style-name="ce3" table:formula="of:=[.C485]" office:value-type="float" office:value="2149.61306964746" calcext:value-type="float">
            <text:p>2150</text:p>
          </table:table-cell>
          <table:table-cell table:style-name="ce5" table:formula="of:=SUMPRODUCT([.B486:.D486];burner_heat_diffusion)" office:value-type="float" office:value="2149.61306964746" calcext:value-type="float">
            <text:p>2150</text:p>
          </table:table-cell>
          <table:table-cell table:formula="of:=[.F485]+[.E486]-[.J485]" office:value-type="float" office:value="55473.0825974327" calcext:value-type="float">
            <text:p>55473</text:p>
          </table:table-cell>
          <table:table-cell table:style-name="ce7" table:formula="of:=temp_out + [.F486] / burner_heat_mass" office:value-type="float" office:value="130.946165194865" calcext:value-type="float">
            <text:p>130.9</text:p>
          </table:table-cell>
          <table:table-cell table:style-name="ce7" table:formula="of:=[.G486]-[.W485]" office:value-type="float" office:value="11.0514004426606" calcext:value-type="float">
            <text:p>11.1</text:p>
          </table:table-cell>
          <table:table-cell table:style-name="ce5" table:formula="of:=thermagon_k * burner_A * [.H486] / thermagon_L" office:value-type="float" office:value="1448.72381429174" calcext:value-type="float">
            <text:p>1449</text:p>
          </table:table-cell>
          <table:table-cell table:style-name="ce5" table:formula="of:=[.I486]/C_per_s_to_W*time_incr" office:value-type="float" office:value="2076.1304303407" calcext:value-type="float">
            <text:p>2076</text:p>
          </table:table-cell>
          <table:table-cell table:style-name="ce7" table:formula="of:=[.J485]" office:value-type="float" office:value="2074.22013831845" calcext:value-type="float">
            <text:p>2074.2</text:p>
          </table:table-cell>
          <table:table-cell table:style-name="ce7" table:formula="of:=[.K485]" office:value-type="float" office:value="2073.01053573439" calcext:value-type="float">
            <text:p>2073.0</text:p>
          </table:table-cell>
          <table:table-cell table:style-name="ce7" table:formula="of:=[.L485]" office:value-type="float" office:value="2073.30505123205" calcext:value-type="float">
            <text:p>2073.3</text:p>
          </table:table-cell>
          <table:table-cell table:style-name="ce7" table:formula="of:=[.M485]" office:value-type="float" office:value="2076.15908973527" calcext:value-type="float">
            <text:p>2076.2</text:p>
          </table:table-cell>
          <table:table-cell table:style-name="ce7" table:formula="of:=[.N485]" office:value-type="float" office:value="2082.81581728588" calcext:value-type="float">
            <text:p>2082.8</text:p>
          </table:table-cell>
          <table:table-cell table:style-name="ce7" table:formula="of:=[.O485]" office:value-type="float" office:value="2094.55172692749" calcext:value-type="float">
            <text:p>2094.6</text:p>
          </table:table-cell>
          <table:table-cell table:style-name="ce7" table:formula="of:=[.P485]" office:value-type="float" office:value="2112.37905272198" calcext:value-type="float">
            <text:p>2112.4</text:p>
          </table:table-cell>
          <table:table-cell table:style-name="ce7" table:formula="of:=[.Q485]" office:value-type="float" office:value="2136.49689997267" calcext:value-type="float">
            <text:p>2136.5</text:p>
          </table:table-cell>
          <table:table-cell table:style-name="ce7" table:formula="of:=[.R485]" office:value-type="float" office:value="2165.2694753923" calcext:value-type="float">
            <text:p>2165.3</text:p>
          </table:table-cell>
          <table:table-cell table:style-name="ce5" table:formula="of:=SUMPRODUCT([.J486:.S486];pot_heat_diffusion)" office:value-type="float" office:value="2087.69680886259" calcext:value-type="float">
            <text:p>2088</text:p>
          </table:table-cell>
          <table:table-cell table:style-name="ce5" table:formula="of:=[.V485]*leakage_out" office:value-type="float" office:value="1701.64278553578" calcext:value-type="float">
            <text:p>1702</text:p>
          </table:table-cell>
          <table:table-cell table:style-name="ce5" table:formula="of:=[.V485]+[.T486]-[.U486]" office:value-type="float" office:value="283993.184945957" calcext:value-type="float">
            <text:p>283993</text:p>
          </table:table-cell>
          <table:table-cell table:style-name="ce12" table:formula="of:= temp_out + [.V486]/pot_water_mass" office:value-type="float" office:value="120.030744322664" calcext:value-type="float">
            <text:p>120.0</text:p>
          </table:table-cell>
          <table:table-cell table:style-name="ce7" table:formula="of:=IF([.G486]&gt;thermagon_temp_max;0;IF([.W4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table:formula="of:=burner_C_per_s * [.X486]/100 * time_incr" office:value-type="float" office:value="2149.61306964746" calcext:value-type="float">
            <text:p>2150</text:p>
          </table:table-cell>
          <table:table-cell table:style-name="ce3" table:formula="of:=[.B487]" office:value-type="float" office:value="2149.61306964746" calcext:value-type="float">
            <text:p>2150</text:p>
          </table:table-cell>
          <table:table-cell table:style-name="ce3" table:formula="of:=[.C486]" office:value-type="float" office:value="2149.61306964746" calcext:value-type="float">
            <text:p>2150</text:p>
          </table:table-cell>
          <table:table-cell table:style-name="ce5" table:formula="of:=SUMPRODUCT([.B487:.D487];burner_heat_diffusion)" office:value-type="float" office:value="2149.61306964746" calcext:value-type="float">
            <text:p>2150</text:p>
          </table:table-cell>
          <table:table-cell table:formula="of:=[.F486]+[.E487]-[.J486]" office:value-type="float" office:value="55546.5652367395" calcext:value-type="float">
            <text:p>55547</text:p>
          </table:table-cell>
          <table:table-cell table:style-name="ce7" table:formula="of:=temp_out + [.F487] / burner_heat_mass" office:value-type="float" office:value="131.093130473479" calcext:value-type="float">
            <text:p>131.1</text:p>
          </table:table-cell>
          <table:table-cell table:style-name="ce7" table:formula="of:=[.G487]-[.W486]" office:value-type="float" office:value="11.0623861508154" calcext:value-type="float">
            <text:p>11.1</text:p>
          </table:table-cell>
          <table:table-cell table:style-name="ce5" table:formula="of:=thermagon_k * burner_A * [.H487] / thermagon_L" office:value-type="float" office:value="1450.16392652941" calcext:value-type="float">
            <text:p>1450</text:p>
          </table:table-cell>
          <table:table-cell table:style-name="ce5" table:formula="of:=[.I487]/C_per_s_to_W*time_incr" office:value-type="float" office:value="2078.1942197326" calcext:value-type="float">
            <text:p>2078</text:p>
          </table:table-cell>
          <table:table-cell table:style-name="ce7" table:formula="of:=[.J486]" office:value-type="float" office:value="2076.1304303407" calcext:value-type="float">
            <text:p>2076.1</text:p>
          </table:table-cell>
          <table:table-cell table:style-name="ce7" table:formula="of:=[.K486]" office:value-type="float" office:value="2074.22013831845" calcext:value-type="float">
            <text:p>2074.2</text:p>
          </table:table-cell>
          <table:table-cell table:style-name="ce7" table:formula="of:=[.L486]" office:value-type="float" office:value="2073.01053573439" calcext:value-type="float">
            <text:p>2073.0</text:p>
          </table:table-cell>
          <table:table-cell table:style-name="ce7" table:formula="of:=[.M486]" office:value-type="float" office:value="2073.30505123205" calcext:value-type="float">
            <text:p>2073.3</text:p>
          </table:table-cell>
          <table:table-cell table:style-name="ce7" table:formula="of:=[.N486]" office:value-type="float" office:value="2076.15908973527" calcext:value-type="float">
            <text:p>2076.2</text:p>
          </table:table-cell>
          <table:table-cell table:style-name="ce7" table:formula="of:=[.O486]" office:value-type="float" office:value="2082.81581728588" calcext:value-type="float">
            <text:p>2082.8</text:p>
          </table:table-cell>
          <table:table-cell table:style-name="ce7" table:formula="of:=[.P486]" office:value-type="float" office:value="2094.55172692749" calcext:value-type="float">
            <text:p>2094.6</text:p>
          </table:table-cell>
          <table:table-cell table:style-name="ce7" table:formula="of:=[.Q486]" office:value-type="float" office:value="2112.37905272198" calcext:value-type="float">
            <text:p>2112.4</text:p>
          </table:table-cell>
          <table:table-cell table:style-name="ce7" table:formula="of:=[.R486]" office:value-type="float" office:value="2136.49689997267" calcext:value-type="float">
            <text:p>2136.5</text:p>
          </table:table-cell>
          <table:table-cell table:style-name="ce5" table:formula="of:=SUMPRODUCT([.J487:.S487];pot_heat_diffusion)" office:value-type="float" office:value="2080.87398139899" calcext:value-type="float">
            <text:p>2081</text:p>
          </table:table-cell>
          <table:table-cell table:style-name="ce5" table:formula="of:=[.V486]*leakage_out" office:value-type="float" office:value="1703.95910967574" calcext:value-type="float">
            <text:p>1704</text:p>
          </table:table-cell>
          <table:table-cell table:style-name="ce5" table:formula="of:=[.V486]+[.T487]-[.U487]" office:value-type="float" office:value="284370.09981768" calcext:value-type="float">
            <text:p>284370</text:p>
          </table:table-cell>
          <table:table-cell table:style-name="ce12" table:formula="of:= temp_out + [.V487]/pot_water_mass" office:value-type="float" office:value="120.163504815391" calcext:value-type="float">
            <text:p>120.2</text:p>
          </table:table-cell>
          <table:table-cell table:style-name="ce7" table:formula="of:=IF([.G487]&gt;thermagon_temp_max;0;IF([.W4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table:formula="of:=burner_C_per_s * [.X487]/100 * time_incr" office:value-type="float" office:value="2149.61306964746" calcext:value-type="float">
            <text:p>2150</text:p>
          </table:table-cell>
          <table:table-cell table:style-name="ce3" table:formula="of:=[.B488]" office:value-type="float" office:value="2149.61306964746" calcext:value-type="float">
            <text:p>2150</text:p>
          </table:table-cell>
          <table:table-cell table:style-name="ce3" table:formula="of:=[.C487]" office:value-type="float" office:value="2149.61306964746" calcext:value-type="float">
            <text:p>2150</text:p>
          </table:table-cell>
          <table:table-cell table:style-name="ce5" table:formula="of:=SUMPRODUCT([.B488:.D488];burner_heat_diffusion)" office:value-type="float" office:value="2149.61306964746" calcext:value-type="float">
            <text:p>2150</text:p>
          </table:table-cell>
          <table:table-cell table:formula="of:=[.F487]+[.E488]-[.J487]" office:value-type="float" office:value="55617.9840866543" calcext:value-type="float">
            <text:p>55618</text:p>
          </table:table-cell>
          <table:table-cell table:style-name="ce7" table:formula="of:=temp_out + [.F488] / burner_heat_mass" office:value-type="float" office:value="131.235968173309" calcext:value-type="float">
            <text:p>131.2</text:p>
          </table:table-cell>
          <table:table-cell table:style-name="ce7" table:formula="of:=[.G488]-[.W487]" office:value-type="float" office:value="11.0724633579174" calcext:value-type="float">
            <text:p>11.1</text:p>
          </table:table-cell>
          <table:table-cell table:style-name="ce5" table:formula="of:=thermagon_k * burner_A * [.H488] / thermagon_L" office:value-type="float" office:value="1451.48494371504" calcext:value-type="float">
            <text:p>1451</text:p>
          </table:table-cell>
          <table:table-cell table:style-name="ce5" table:formula="of:=[.I488]/C_per_s_to_W*time_incr" office:value-type="float" office:value="2080.08733693758" calcext:value-type="float">
            <text:p>2080</text:p>
          </table:table-cell>
          <table:table-cell table:style-name="ce7" table:formula="of:=[.J487]" office:value-type="float" office:value="2078.1942197326" calcext:value-type="float">
            <text:p>2078.2</text:p>
          </table:table-cell>
          <table:table-cell table:style-name="ce7" table:formula="of:=[.K487]" office:value-type="float" office:value="2076.1304303407" calcext:value-type="float">
            <text:p>2076.1</text:p>
          </table:table-cell>
          <table:table-cell table:style-name="ce7" table:formula="of:=[.L487]" office:value-type="float" office:value="2074.22013831845" calcext:value-type="float">
            <text:p>2074.2</text:p>
          </table:table-cell>
          <table:table-cell table:style-name="ce7" table:formula="of:=[.M487]" office:value-type="float" office:value="2073.01053573439" calcext:value-type="float">
            <text:p>2073.0</text:p>
          </table:table-cell>
          <table:table-cell table:style-name="ce7" table:formula="of:=[.N487]" office:value-type="float" office:value="2073.30505123205" calcext:value-type="float">
            <text:p>2073.3</text:p>
          </table:table-cell>
          <table:table-cell table:style-name="ce7" table:formula="of:=[.O487]" office:value-type="float" office:value="2076.15908973527" calcext:value-type="float">
            <text:p>2076.2</text:p>
          </table:table-cell>
          <table:table-cell table:style-name="ce7" table:formula="of:=[.P487]" office:value-type="float" office:value="2082.81581728588" calcext:value-type="float">
            <text:p>2082.8</text:p>
          </table:table-cell>
          <table:table-cell table:style-name="ce7" table:formula="of:=[.Q487]" office:value-type="float" office:value="2094.55172692749" calcext:value-type="float">
            <text:p>2094.6</text:p>
          </table:table-cell>
          <table:table-cell table:style-name="ce7" table:formula="of:=[.R487]" office:value-type="float" office:value="2112.37905272198" calcext:value-type="float">
            <text:p>2112.4</text:p>
          </table:table-cell>
          <table:table-cell table:style-name="ce5" table:formula="of:=SUMPRODUCT([.J488:.S488];pot_heat_diffusion)" office:value-type="float" office:value="2077.27493975087" calcext:value-type="float">
            <text:p>2077</text:p>
          </table:table-cell>
          <table:table-cell table:style-name="ce5" table:formula="of:=[.V487]*leakage_out" office:value-type="float" office:value="1706.22059890608" calcext:value-type="float">
            <text:p>1706</text:p>
          </table:table-cell>
          <table:table-cell table:style-name="ce5" table:formula="of:=[.V487]+[.T488]-[.U488]" office:value-type="float" office:value="284741.154158525" calcext:value-type="float">
            <text:p>284741</text:p>
          </table:table-cell>
          <table:table-cell table:style-name="ce12" table:formula="of:= temp_out + [.V488]/pot_water_mass" office:value-type="float" office:value="120.294201056943" calcext:value-type="float">
            <text:p>120.3</text:p>
          </table:table-cell>
          <table:table-cell table:style-name="ce7" table:formula="of:=IF([.G488]&gt;thermagon_temp_max;0;IF([.W4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3" table:formula="of:=burner_C_per_s * [.X488]/100 * time_incr" office:value-type="float" office:value="2149.61306964746" calcext:value-type="float">
            <text:p>2150</text:p>
          </table:table-cell>
          <table:table-cell table:style-name="ce3" table:formula="of:=[.B489]" office:value-type="float" office:value="2149.61306964746" calcext:value-type="float">
            <text:p>2150</text:p>
          </table:table-cell>
          <table:table-cell table:style-name="ce3" table:formula="of:=[.C488]" office:value-type="float" office:value="2149.61306964746" calcext:value-type="float">
            <text:p>2150</text:p>
          </table:table-cell>
          <table:table-cell table:style-name="ce5" table:formula="of:=SUMPRODUCT([.B489:.D489];burner_heat_diffusion)" office:value-type="float" office:value="2149.61306964746" calcext:value-type="float">
            <text:p>2150</text:p>
          </table:table-cell>
          <table:table-cell table:formula="of:=[.F488]+[.E489]-[.J488]" office:value-type="float" office:value="55687.5098193642" calcext:value-type="float">
            <text:p>55688</text:p>
          </table:table-cell>
          <table:table-cell table:style-name="ce7" table:formula="of:=temp_out + [.F489] / burner_heat_mass" office:value-type="float" office:value="131.375019638728" calcext:value-type="float">
            <text:p>131.4</text:p>
          </table:table-cell>
          <table:table-cell table:style-name="ce7" table:formula="of:=[.G489]-[.W488]" office:value-type="float" office:value="11.080818581785" calcext:value-type="float">
            <text:p>11.1</text:p>
          </table:table-cell>
          <table:table-cell table:style-name="ce5" table:formula="of:=thermagon_k * burner_A * [.H489] / thermagon_L" office:value-type="float" office:value="1452.58022678379" calcext:value-type="float">
            <text:p>1453</text:p>
          </table:table-cell>
          <table:table-cell table:style-name="ce5" table:formula="of:=[.I489]/C_per_s_to_W*time_incr" office:value-type="float" office:value="2081.65696013727" calcext:value-type="float">
            <text:p>2082</text:p>
          </table:table-cell>
          <table:table-cell table:style-name="ce7" table:formula="of:=[.J488]" office:value-type="float" office:value="2080.08733693758" calcext:value-type="float">
            <text:p>2080.1</text:p>
          </table:table-cell>
          <table:table-cell table:style-name="ce7" table:formula="of:=[.K488]" office:value-type="float" office:value="2078.1942197326" calcext:value-type="float">
            <text:p>2078.2</text:p>
          </table:table-cell>
          <table:table-cell table:style-name="ce7" table:formula="of:=[.L488]" office:value-type="float" office:value="2076.1304303407" calcext:value-type="float">
            <text:p>2076.1</text:p>
          </table:table-cell>
          <table:table-cell table:style-name="ce7" table:formula="of:=[.M488]" office:value-type="float" office:value="2074.22013831845" calcext:value-type="float">
            <text:p>2074.2</text:p>
          </table:table-cell>
          <table:table-cell table:style-name="ce7" table:formula="of:=[.N488]" office:value-type="float" office:value="2073.01053573439" calcext:value-type="float">
            <text:p>2073.0</text:p>
          </table:table-cell>
          <table:table-cell table:style-name="ce7" table:formula="of:=[.O488]" office:value-type="float" office:value="2073.30505123205" calcext:value-type="float">
            <text:p>2073.3</text:p>
          </table:table-cell>
          <table:table-cell table:style-name="ce7" table:formula="of:=[.P488]" office:value-type="float" office:value="2076.15908973527" calcext:value-type="float">
            <text:p>2076.2</text:p>
          </table:table-cell>
          <table:table-cell table:style-name="ce7" table:formula="of:=[.Q488]" office:value-type="float" office:value="2082.81581728588" calcext:value-type="float">
            <text:p>2082.8</text:p>
          </table:table-cell>
          <table:table-cell table:style-name="ce7" table:formula="of:=[.R488]" office:value-type="float" office:value="2094.55172692749" calcext:value-type="float">
            <text:p>2094.6</text:p>
          </table:table-cell>
          <table:table-cell table:style-name="ce5" table:formula="of:=SUMPRODUCT([.J489:.S489];pot_heat_diffusion)" office:value-type="float" office:value="2076.02150596468" calcext:value-type="float">
            <text:p>2076</text:p>
          </table:table-cell>
          <table:table-cell table:style-name="ce5" table:formula="of:=[.V488]*leakage_out" office:value-type="float" office:value="1708.44692495115" calcext:value-type="float">
            <text:p>1708</text:p>
          </table:table-cell>
          <table:table-cell table:style-name="ce5" table:formula="of:=[.V488]+[.T489]-[.U489]" office:value-type="float" office:value="285108.728739538" calcext:value-type="float">
            <text:p>285109</text:p>
          </table:table-cell>
          <table:table-cell table:style-name="ce12" table:formula="of:= temp_out + [.V489]/pot_water_mass" office:value-type="float" office:value="120.423671624837" calcext:value-type="float">
            <text:p>120.4</text:p>
          </table:table-cell>
          <table:table-cell table:style-name="ce7" table:formula="of:=IF([.G489]&gt;thermagon_temp_max;0;IF([.W4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3" table:formula="of:=burner_C_per_s * [.X489]/100 * time_incr" office:value-type="float" office:value="2149.61306964746" calcext:value-type="float">
            <text:p>2150</text:p>
          </table:table-cell>
          <table:table-cell table:style-name="ce3" table:formula="of:=[.B490]" office:value-type="float" office:value="2149.61306964746" calcext:value-type="float">
            <text:p>2150</text:p>
          </table:table-cell>
          <table:table-cell table:style-name="ce3" table:formula="of:=[.C489]" office:value-type="float" office:value="2149.61306964746" calcext:value-type="float">
            <text:p>2150</text:p>
          </table:table-cell>
          <table:table-cell table:style-name="ce5" table:formula="of:=SUMPRODUCT([.B490:.D490];burner_heat_diffusion)" office:value-type="float" office:value="2149.61306964746" calcext:value-type="float">
            <text:p>2150</text:p>
          </table:table-cell>
          <table:table-cell table:formula="of:=[.F489]+[.E490]-[.J489]" office:value-type="float" office:value="55755.4659288744" calcext:value-type="float">
            <text:p>55755</text:p>
          </table:table-cell>
          <table:table-cell table:style-name="ce7" table:formula="of:=temp_out + [.F490] / burner_heat_mass" office:value-type="float" office:value="131.510931857749" calcext:value-type="float">
            <text:p>131.5</text:p>
          </table:table-cell>
          <table:table-cell table:style-name="ce7" table:formula="of:=[.G490]-[.W489]" office:value-type="float" office:value="11.0872602329117" calcext:value-type="float">
            <text:p>11.1</text:p>
          </table:table-cell>
          <table:table-cell table:style-name="ce5" table:formula="of:=thermagon_k * burner_A * [.H490] / thermagon_L" office:value-type="float" office:value="1453.42466034125" calcext:value-type="float">
            <text:p>1453</text:p>
          </table:table-cell>
          <table:table-cell table:style-name="ce5" table:formula="of:=[.I490]/C_per_s_to_W*time_incr" office:value-type="float" office:value="2082.86709707831" calcext:value-type="float">
            <text:p>2083</text:p>
          </table:table-cell>
          <table:table-cell table:style-name="ce7" table:formula="of:=[.J489]" office:value-type="float" office:value="2081.65696013727" calcext:value-type="float">
            <text:p>2081.7</text:p>
          </table:table-cell>
          <table:table-cell table:style-name="ce7" table:formula="of:=[.K489]" office:value-type="float" office:value="2080.08733693758" calcext:value-type="float">
            <text:p>2080.1</text:p>
          </table:table-cell>
          <table:table-cell table:style-name="ce7" table:formula="of:=[.L489]" office:value-type="float" office:value="2078.1942197326" calcext:value-type="float">
            <text:p>2078.2</text:p>
          </table:table-cell>
          <table:table-cell table:style-name="ce7" table:formula="of:=[.M489]" office:value-type="float" office:value="2076.1304303407" calcext:value-type="float">
            <text:p>2076.1</text:p>
          </table:table-cell>
          <table:table-cell table:style-name="ce7" table:formula="of:=[.N489]" office:value-type="float" office:value="2074.22013831845" calcext:value-type="float">
            <text:p>2074.2</text:p>
          </table:table-cell>
          <table:table-cell table:style-name="ce7" table:formula="of:=[.O489]" office:value-type="float" office:value="2073.01053573439" calcext:value-type="float">
            <text:p>2073.0</text:p>
          </table:table-cell>
          <table:table-cell table:style-name="ce7" table:formula="of:=[.P489]" office:value-type="float" office:value="2073.30505123205" calcext:value-type="float">
            <text:p>2073.3</text:p>
          </table:table-cell>
          <table:table-cell table:style-name="ce7" table:formula="of:=[.Q489]" office:value-type="float" office:value="2076.15908973527" calcext:value-type="float">
            <text:p>2076.2</text:p>
          </table:table-cell>
          <table:table-cell table:style-name="ce7" table:formula="of:=[.R489]" office:value-type="float" office:value="2082.81581728588" calcext:value-type="float">
            <text:p>2082.8</text:p>
          </table:table-cell>
          <table:table-cell table:style-name="ce5" table:formula="of:=SUMPRODUCT([.J490:.S490];pot_heat_diffusion)" office:value-type="float" office:value="2076.28751527657" calcext:value-type="float">
            <text:p>2076</text:p>
          </table:table-cell>
          <table:table-cell table:style-name="ce5" table:formula="of:=[.V489]*leakage_out" office:value-type="float" office:value="1710.65237243723" calcext:value-type="float">
            <text:p>1711</text:p>
          </table:table-cell>
          <table:table-cell table:style-name="ce5" table:formula="of:=[.V489]+[.T490]-[.U490]" office:value-type="float" office:value="285474.363882378" calcext:value-type="float">
            <text:p>285474</text:p>
          </table:table-cell>
          <table:table-cell table:style-name="ce12" table:formula="of:= temp_out + [.V490]/pot_water_mass" office:value-type="float" office:value="120.552459065619" calcext:value-type="float">
            <text:p>120.6</text:p>
          </table:table-cell>
          <table:table-cell table:style-name="ce7" table:formula="of:=IF([.G490]&gt;thermagon_temp_max;0;IF([.W4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table:formula="of:=burner_C_per_s * [.X490]/100 * time_incr" office:value-type="float" office:value="2149.61306964746" calcext:value-type="float">
            <text:p>2150</text:p>
          </table:table-cell>
          <table:table-cell table:style-name="ce3" table:formula="of:=[.B491]" office:value-type="float" office:value="2149.61306964746" calcext:value-type="float">
            <text:p>2150</text:p>
          </table:table-cell>
          <table:table-cell table:style-name="ce3" table:formula="of:=[.C490]" office:value-type="float" office:value="2149.61306964746" calcext:value-type="float">
            <text:p>2150</text:p>
          </table:table-cell>
          <table:table-cell table:style-name="ce5" table:formula="of:=SUMPRODUCT([.B491:.D491];burner_heat_diffusion)" office:value-type="float" office:value="2149.61306964746" calcext:value-type="float">
            <text:p>2150</text:p>
          </table:table-cell>
          <table:table-cell table:formula="of:=[.F490]+[.E491]-[.J490]" office:value-type="float" office:value="55822.2119014436" calcext:value-type="float">
            <text:p>55822</text:p>
          </table:table-cell>
          <table:table-cell table:style-name="ce7" table:formula="of:=temp_out + [.F491] / burner_heat_mass" office:value-type="float" office:value="131.644423802887" calcext:value-type="float">
            <text:p>131.6</text:p>
          </table:table-cell>
          <table:table-cell table:style-name="ce7" table:formula="of:=[.G491]-[.W490]" office:value-type="float" office:value="11.091964737268" calcext:value-type="float">
            <text:p>11.1</text:p>
          </table:table-cell>
          <table:table-cell table:style-name="ce5" table:formula="of:=thermagon_k * burner_A * [.H491] / thermagon_L" office:value-type="float" office:value="1454.04137199971" calcext:value-type="float">
            <text:p>1454</text:p>
          </table:table-cell>
          <table:table-cell table:style-name="ce5" table:formula="of:=[.I491]/C_per_s_to_W*time_incr" office:value-type="float" office:value="2083.75089137247" calcext:value-type="float">
            <text:p>2084</text:p>
          </table:table-cell>
          <table:table-cell table:style-name="ce7" table:formula="of:=[.J490]" office:value-type="float" office:value="2082.86709707831" calcext:value-type="float">
            <text:p>2082.9</text:p>
          </table:table-cell>
          <table:table-cell table:style-name="ce7" table:formula="of:=[.K490]" office:value-type="float" office:value="2081.65696013727" calcext:value-type="float">
            <text:p>2081.7</text:p>
          </table:table-cell>
          <table:table-cell table:style-name="ce7" table:formula="of:=[.L490]" office:value-type="float" office:value="2080.08733693758" calcext:value-type="float">
            <text:p>2080.1</text:p>
          </table:table-cell>
          <table:table-cell table:style-name="ce7" table:formula="of:=[.M490]" office:value-type="float" office:value="2078.1942197326" calcext:value-type="float">
            <text:p>2078.2</text:p>
          </table:table-cell>
          <table:table-cell table:style-name="ce7" table:formula="of:=[.N490]" office:value-type="float" office:value="2076.1304303407" calcext:value-type="float">
            <text:p>2076.1</text:p>
          </table:table-cell>
          <table:table-cell table:style-name="ce7" table:formula="of:=[.O490]" office:value-type="float" office:value="2074.22013831845" calcext:value-type="float">
            <text:p>2074.2</text:p>
          </table:table-cell>
          <table:table-cell table:style-name="ce7" table:formula="of:=[.P490]" office:value-type="float" office:value="2073.01053573439" calcext:value-type="float">
            <text:p>2073.0</text:p>
          </table:table-cell>
          <table:table-cell table:style-name="ce7" table:formula="of:=[.Q490]" office:value-type="float" office:value="2073.30505123205" calcext:value-type="float">
            <text:p>2073.3</text:p>
          </table:table-cell>
          <table:table-cell table:style-name="ce7" table:formula="of:=[.R490]" office:value-type="float" office:value="2076.15908973527" calcext:value-type="float">
            <text:p>2076.2</text:p>
          </table:table-cell>
          <table:table-cell table:style-name="ce5" table:formula="of:=SUMPRODUCT([.J491:.S491];pot_heat_diffusion)" office:value-type="float" office:value="2077.39811492644" calcext:value-type="float">
            <text:p>2077</text:p>
          </table:table-cell>
          <table:table-cell table:style-name="ce5" table:formula="of:=[.V490]*leakage_out" office:value-type="float" office:value="1712.84618329427" calcext:value-type="float">
            <text:p>1713</text:p>
          </table:table-cell>
          <table:table-cell table:style-name="ce5" table:formula="of:=[.V490]+[.T491]-[.U491]" office:value-type="float" office:value="285838.91581401" calcext:value-type="float">
            <text:p>285839</text:p>
          </table:table-cell>
          <table:table-cell table:style-name="ce12" table:formula="of:= temp_out + [.V491]/pot_water_mass" office:value-type="float" office:value="120.680864967586" calcext:value-type="float">
            <text:p>120.7</text:p>
          </table:table-cell>
          <table:table-cell table:style-name="ce7" table:formula="of:=IF([.G491]&gt;thermagon_temp_max;0;IF([.W4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3" table:formula="of:=burner_C_per_s * [.X491]/100 * time_incr" office:value-type="float" office:value="2149.61306964746" calcext:value-type="float">
            <text:p>2150</text:p>
          </table:table-cell>
          <table:table-cell table:style-name="ce3" table:formula="of:=[.B492]" office:value-type="float" office:value="2149.61306964746" calcext:value-type="float">
            <text:p>2150</text:p>
          </table:table-cell>
          <table:table-cell table:style-name="ce3" table:formula="of:=[.C491]" office:value-type="float" office:value="2149.61306964746" calcext:value-type="float">
            <text:p>2150</text:p>
          </table:table-cell>
          <table:table-cell table:style-name="ce5" table:formula="of:=SUMPRODUCT([.B492:.D492];burner_heat_diffusion)" office:value-type="float" office:value="2149.61306964746" calcext:value-type="float">
            <text:p>2150</text:p>
          </table:table-cell>
          <table:table-cell table:formula="of:=[.F491]+[.E492]-[.J491]" office:value-type="float" office:value="55888.0740797186" calcext:value-type="float">
            <text:p>55888</text:p>
          </table:table-cell>
          <table:table-cell table:style-name="ce7" table:formula="of:=temp_out + [.F492] / burner_heat_mass" office:value-type="float" office:value="131.776148159437" calcext:value-type="float">
            <text:p>131.8</text:p>
          </table:table-cell>
          <table:table-cell table:style-name="ce7" table:formula="of:=[.G492]-[.W491]" office:value-type="float" office:value="11.0952831918511" calcext:value-type="float">
            <text:p>11.1</text:p>
          </table:table-cell>
          <table:table-cell table:style-name="ce5" table:formula="of:=thermagon_k * burner_A * [.H492] / thermagon_L" office:value-type="float" office:value="1454.47638692892" calcext:value-type="float">
            <text:p>1454</text:p>
          </table:table-cell>
          <table:table-cell table:style-name="ce5" table:formula="of:=[.I492]/C_per_s_to_W*time_incr" office:value-type="float" office:value="2084.37430055734" calcext:value-type="float">
            <text:p>2084</text:p>
          </table:table-cell>
          <table:table-cell table:style-name="ce7" table:formula="of:=[.J491]" office:value-type="float" office:value="2083.75089137247" calcext:value-type="float">
            <text:p>2083.8</text:p>
          </table:table-cell>
          <table:table-cell table:style-name="ce7" table:formula="of:=[.K491]" office:value-type="float" office:value="2082.86709707831" calcext:value-type="float">
            <text:p>2082.9</text:p>
          </table:table-cell>
          <table:table-cell table:style-name="ce7" table:formula="of:=[.L491]" office:value-type="float" office:value="2081.65696013727" calcext:value-type="float">
            <text:p>2081.7</text:p>
          </table:table-cell>
          <table:table-cell table:style-name="ce7" table:formula="of:=[.M491]" office:value-type="float" office:value="2080.08733693758" calcext:value-type="float">
            <text:p>2080.1</text:p>
          </table:table-cell>
          <table:table-cell table:style-name="ce7" table:formula="of:=[.N491]" office:value-type="float" office:value="2078.1942197326" calcext:value-type="float">
            <text:p>2078.2</text:p>
          </table:table-cell>
          <table:table-cell table:style-name="ce7" table:formula="of:=[.O491]" office:value-type="float" office:value="2076.1304303407" calcext:value-type="float">
            <text:p>2076.1</text:p>
          </table:table-cell>
          <table:table-cell table:style-name="ce7" table:formula="of:=[.P491]" office:value-type="float" office:value="2074.22013831845" calcext:value-type="float">
            <text:p>2074.2</text:p>
          </table:table-cell>
          <table:table-cell table:style-name="ce7" table:formula="of:=[.Q491]" office:value-type="float" office:value="2073.01053573439" calcext:value-type="float">
            <text:p>2073.0</text:p>
          </table:table-cell>
          <table:table-cell table:style-name="ce7" table:formula="of:=[.R491]" office:value-type="float" office:value="2073.30505123205" calcext:value-type="float">
            <text:p>2073.3</text:p>
          </table:table-cell>
          <table:table-cell table:style-name="ce5" table:formula="of:=SUMPRODUCT([.J492:.S492];pot_heat_diffusion)" office:value-type="float" office:value="2078.85917070314" calcext:value-type="float">
            <text:p>2079</text:p>
          </table:table-cell>
          <table:table-cell table:style-name="ce5" table:formula="of:=[.V491]*leakage_out" office:value-type="float" office:value="1715.03349488406" calcext:value-type="float">
            <text:p>1715</text:p>
          </table:table-cell>
          <table:table-cell table:style-name="ce5" table:formula="of:=[.V491]+[.T492]-[.U492]" office:value-type="float" office:value="286202.741489829" calcext:value-type="float">
            <text:p>286203</text:p>
          </table:table-cell>
          <table:table-cell table:style-name="ce12" table:formula="of:= temp_out + [.V492]/pot_water_mass" office:value-type="float" office:value="120.809015060916" calcext:value-type="float">
            <text:p>120.8</text:p>
          </table:table-cell>
          <table:table-cell table:style-name="ce7" table:formula="of:=IF([.G492]&gt;thermagon_temp_max;0;IF([.W4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table:formula="of:=burner_C_per_s * [.X492]/100 * time_incr" office:value-type="float" office:value="2149.61306964746" calcext:value-type="float">
            <text:p>2150</text:p>
          </table:table-cell>
          <table:table-cell table:style-name="ce3" table:formula="of:=[.B493]" office:value-type="float" office:value="2149.61306964746" calcext:value-type="float">
            <text:p>2150</text:p>
          </table:table-cell>
          <table:table-cell table:style-name="ce3" table:formula="of:=[.C492]" office:value-type="float" office:value="2149.61306964746" calcext:value-type="float">
            <text:p>2150</text:p>
          </table:table-cell>
          <table:table-cell table:style-name="ce5" table:formula="of:=SUMPRODUCT([.B493:.D493];burner_heat_diffusion)" office:value-type="float" office:value="2149.61306964746" calcext:value-type="float">
            <text:p>2150</text:p>
          </table:table-cell>
          <table:table-cell table:formula="of:=[.F492]+[.E493]-[.J492]" office:value-type="float" office:value="55953.3128488087" calcext:value-type="float">
            <text:p>55953</text:p>
          </table:table-cell>
          <table:table-cell table:style-name="ce7" table:formula="of:=temp_out + [.F493] / burner_heat_mass" office:value-type="float" office:value="131.906625697617" calcext:value-type="float">
            <text:p>131.9</text:p>
          </table:table-cell>
          <table:table-cell table:style-name="ce7" table:formula="of:=[.G493]-[.W492]" office:value-type="float" office:value="11.0976106367014" calcext:value-type="float">
            <text:p>11.1</text:p>
          </table:table-cell>
          <table:table-cell table:style-name="ce5" table:formula="of:=thermagon_k * burner_A * [.H493] / thermagon_L" office:value-type="float" office:value="1454.78149077513" calcext:value-type="float">
            <text:p>1455</text:p>
          </table:table-cell>
          <table:table-cell table:style-name="ce5" table:formula="of:=[.I493]/C_per_s_to_W*time_incr" office:value-type="float" office:value="2084.81153736763" calcext:value-type="float">
            <text:p>2085</text:p>
          </table:table-cell>
          <table:table-cell table:style-name="ce7" table:formula="of:=[.J492]" office:value-type="float" office:value="2084.37430055734" calcext:value-type="float">
            <text:p>2084.4</text:p>
          </table:table-cell>
          <table:table-cell table:style-name="ce7" table:formula="of:=[.K492]" office:value-type="float" office:value="2083.75089137247" calcext:value-type="float">
            <text:p>2083.8</text:p>
          </table:table-cell>
          <table:table-cell table:style-name="ce7" table:formula="of:=[.L492]" office:value-type="float" office:value="2082.86709707831" calcext:value-type="float">
            <text:p>2082.9</text:p>
          </table:table-cell>
          <table:table-cell table:style-name="ce7" table:formula="of:=[.M492]" office:value-type="float" office:value="2081.65696013727" calcext:value-type="float">
            <text:p>2081.7</text:p>
          </table:table-cell>
          <table:table-cell table:style-name="ce7" table:formula="of:=[.N492]" office:value-type="float" office:value="2080.08733693758" calcext:value-type="float">
            <text:p>2080.1</text:p>
          </table:table-cell>
          <table:table-cell table:style-name="ce7" table:formula="of:=[.O492]" office:value-type="float" office:value="2078.1942197326" calcext:value-type="float">
            <text:p>2078.2</text:p>
          </table:table-cell>
          <table:table-cell table:style-name="ce7" table:formula="of:=[.P492]" office:value-type="float" office:value="2076.1304303407" calcext:value-type="float">
            <text:p>2076.1</text:p>
          </table:table-cell>
          <table:table-cell table:style-name="ce7" table:formula="of:=[.Q492]" office:value-type="float" office:value="2074.22013831845" calcext:value-type="float">
            <text:p>2074.2</text:p>
          </table:table-cell>
          <table:table-cell table:style-name="ce7" table:formula="of:=[.R492]" office:value-type="float" office:value="2073.01053573439" calcext:value-type="float">
            <text:p>2073.0</text:p>
          </table:table-cell>
          <table:table-cell table:style-name="ce5" table:formula="of:=SUMPRODUCT([.J493:.S493];pot_heat_diffusion)" office:value-type="float" office:value="2080.34746657226" calcext:value-type="float">
            <text:p>2080</text:p>
          </table:table-cell>
          <table:table-cell table:style-name="ce5" table:formula="of:=[.V492]*leakage_out" office:value-type="float" office:value="1717.21644893897" calcext:value-type="float">
            <text:p>1717</text:p>
          </table:table-cell>
          <table:table-cell table:style-name="ce5" table:formula="of:=[.V492]+[.T493]-[.U493]" office:value-type="float" office:value="286565.872507462" calcext:value-type="float">
            <text:p>286566</text:p>
          </table:table-cell>
          <table:table-cell table:style-name="ce12" table:formula="of:= temp_out + [.V493]/pot_water_mass" office:value-type="float" office:value="120.936920475222" calcext:value-type="float">
            <text:p>120.9</text:p>
          </table:table-cell>
          <table:table-cell table:style-name="ce7" table:formula="of:=IF([.G493]&gt;thermagon_temp_max;0;IF([.W4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3" table:formula="of:=burner_C_per_s * [.X493]/100 * time_incr" office:value-type="float" office:value="2149.61306964746" calcext:value-type="float">
            <text:p>2150</text:p>
          </table:table-cell>
          <table:table-cell table:style-name="ce3" table:formula="of:=[.B494]" office:value-type="float" office:value="2149.61306964746" calcext:value-type="float">
            <text:p>2150</text:p>
          </table:table-cell>
          <table:table-cell table:style-name="ce3" table:formula="of:=[.C493]" office:value-type="float" office:value="2149.61306964746" calcext:value-type="float">
            <text:p>2150</text:p>
          </table:table-cell>
          <table:table-cell table:style-name="ce5" table:formula="of:=SUMPRODUCT([.B494:.D494];burner_heat_diffusion)" office:value-type="float" office:value="2149.61306964746" calcext:value-type="float">
            <text:p>2150</text:p>
          </table:table-cell>
          <table:table-cell table:formula="of:=[.F493]+[.E494]-[.J493]" office:value-type="float" office:value="56018.1143810885" calcext:value-type="float">
            <text:p>56018</text:p>
          </table:table-cell>
          <table:table-cell table:style-name="ce7" table:formula="of:=temp_out + [.F494] / burner_heat_mass" office:value-type="float" office:value="132.036228762177" calcext:value-type="float">
            <text:p>132.0</text:p>
          </table:table-cell>
          <table:table-cell table:style-name="ce7" table:formula="of:=[.G494]-[.W493]" office:value-type="float" office:value="11.0993082869554" calcext:value-type="float">
            <text:p>11.1</text:p>
          </table:table-cell>
          <table:table-cell table:style-name="ce5" table:formula="of:=thermagon_k * burner_A * [.H494] / thermagon_L" office:value-type="float" office:value="1455.00403509104" calcext:value-type="float">
            <text:p>1455</text:p>
          </table:table-cell>
          <table:table-cell table:style-name="ce5" table:formula="of:=[.I494]/C_per_s_to_W*time_incr" office:value-type="float" office:value="2085.13046014766" calcext:value-type="float">
            <text:p>2085</text:p>
          </table:table-cell>
          <table:table-cell table:style-name="ce7" table:formula="of:=[.J493]" office:value-type="float" office:value="2084.81153736763" calcext:value-type="float">
            <text:p>2084.8</text:p>
          </table:table-cell>
          <table:table-cell table:style-name="ce7" table:formula="of:=[.K493]" office:value-type="float" office:value="2084.37430055734" calcext:value-type="float">
            <text:p>2084.4</text:p>
          </table:table-cell>
          <table:table-cell table:style-name="ce7" table:formula="of:=[.L493]" office:value-type="float" office:value="2083.75089137247" calcext:value-type="float">
            <text:p>2083.8</text:p>
          </table:table-cell>
          <table:table-cell table:style-name="ce7" table:formula="of:=[.M493]" office:value-type="float" office:value="2082.86709707831" calcext:value-type="float">
            <text:p>2082.9</text:p>
          </table:table-cell>
          <table:table-cell table:style-name="ce7" table:formula="of:=[.N493]" office:value-type="float" office:value="2081.65696013727" calcext:value-type="float">
            <text:p>2081.7</text:p>
          </table:table-cell>
          <table:table-cell table:style-name="ce7" table:formula="of:=[.O493]" office:value-type="float" office:value="2080.08733693758" calcext:value-type="float">
            <text:p>2080.1</text:p>
          </table:table-cell>
          <table:table-cell table:style-name="ce7" table:formula="of:=[.P493]" office:value-type="float" office:value="2078.1942197326" calcext:value-type="float">
            <text:p>2078.2</text:p>
          </table:table-cell>
          <table:table-cell table:style-name="ce7" table:formula="of:=[.Q493]" office:value-type="float" office:value="2076.1304303407" calcext:value-type="float">
            <text:p>2076.1</text:p>
          </table:table-cell>
          <table:table-cell table:style-name="ce7" table:formula="of:=[.R493]" office:value-type="float" office:value="2074.22013831845" calcext:value-type="float">
            <text:p>2074.2</text:p>
          </table:table-cell>
          <table:table-cell table:style-name="ce5" table:formula="of:=SUMPRODUCT([.J494:.S494];pot_heat_diffusion)" office:value-type="float" office:value="2081.68102692905" calcext:value-type="float">
            <text:p>2082</text:p>
          </table:table-cell>
          <table:table-cell table:style-name="ce5" table:formula="of:=[.V493]*leakage_out" office:value-type="float" office:value="1719.39523504477" calcext:value-type="float">
            <text:p>1719</text:p>
          </table:table-cell>
          <table:table-cell table:style-name="ce5" table:formula="of:=[.V493]+[.T494]-[.U494]" office:value-type="float" office:value="286928.158299346" calcext:value-type="float">
            <text:p>286928</text:p>
          </table:table-cell>
          <table:table-cell table:style-name="ce12" table:formula="of:= temp_out + [.V494]/pot_water_mass" office:value-type="float" office:value="121.064528176183" calcext:value-type="float">
            <text:p>121.1</text:p>
          </table:table-cell>
          <table:table-cell table:style-name="ce7" table:formula="of:=IF([.G494]&gt;thermagon_temp_max;0;IF([.W49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table:formula="of:=burner_C_per_s * [.X494]/100 * time_incr" office:value-type="float" office:value="0" calcext:value-type="float">
            <text:p>0</text:p>
          </table:table-cell>
          <table:table-cell table:style-name="ce3" table:formula="of:=[.B495]" office:value-type="float" office:value="0" calcext:value-type="float">
            <text:p>0</text:p>
          </table:table-cell>
          <table:table-cell table:style-name="ce3" table:formula="of:=[.C494]" office:value-type="float" office:value="2149.61306964746" calcext:value-type="float">
            <text:p>2150</text:p>
          </table:table-cell>
          <table:table-cell table:style-name="ce5" table:formula="of:=SUMPRODUCT([.B495:.D495];burner_heat_diffusion)" office:value-type="float" office:value="644.883920894239" calcext:value-type="float">
            <text:p>645</text:p>
          </table:table-cell>
          <table:table-cell table:formula="of:=[.F494]+[.E495]-[.J494]" office:value-type="float" office:value="54577.8678418351" calcext:value-type="float">
            <text:p>54578</text:p>
          </table:table-cell>
          <table:table-cell table:style-name="ce7" table:formula="of:=temp_out + [.F495] / burner_heat_mass" office:value-type="float" office:value="129.15573568367" calcext:value-type="float">
            <text:p>129.2</text:p>
          </table:table-cell>
          <table:table-cell table:style-name="ce7" table:formula="of:=[.G495]-[.W494]" office:value-type="float" office:value="8.09120750748703" calcext:value-type="float">
            <text:p>8.1</text:p>
          </table:table-cell>
          <table:table-cell table:style-name="ce5" table:formula="of:=thermagon_k * burner_A * [.H495] / thermagon_L" office:value-type="float" office:value="1060.6732660979" calcext:value-type="float">
            <text:p>1061</text:p>
          </table:table-cell>
          <table:table-cell table:style-name="ce5" table:formula="of:=[.I495]/C_per_s_to_W*time_incr" office:value-type="float" office:value="1520.02474361981" calcext:value-type="float">
            <text:p>1520</text:p>
          </table:table-cell>
          <table:table-cell table:style-name="ce7" table:formula="of:=[.J494]" office:value-type="float" office:value="2085.13046014766" calcext:value-type="float">
            <text:p>2085.1</text:p>
          </table:table-cell>
          <table:table-cell table:style-name="ce7" table:formula="of:=[.K494]" office:value-type="float" office:value="2084.81153736763" calcext:value-type="float">
            <text:p>2084.8</text:p>
          </table:table-cell>
          <table:table-cell table:style-name="ce7" table:formula="of:=[.L494]" office:value-type="float" office:value="2084.37430055734" calcext:value-type="float">
            <text:p>2084.4</text:p>
          </table:table-cell>
          <table:table-cell table:style-name="ce7" table:formula="of:=[.M494]" office:value-type="float" office:value="2083.75089137247" calcext:value-type="float">
            <text:p>2083.8</text:p>
          </table:table-cell>
          <table:table-cell table:style-name="ce7" table:formula="of:=[.N494]" office:value-type="float" office:value="2082.86709707831" calcext:value-type="float">
            <text:p>2082.9</text:p>
          </table:table-cell>
          <table:table-cell table:style-name="ce7" table:formula="of:=[.O494]" office:value-type="float" office:value="2081.65696013727" calcext:value-type="float">
            <text:p>2081.7</text:p>
          </table:table-cell>
          <table:table-cell table:style-name="ce7" table:formula="of:=[.P494]" office:value-type="float" office:value="2080.08733693758" calcext:value-type="float">
            <text:p>2080.1</text:p>
          </table:table-cell>
          <table:table-cell table:style-name="ce7" table:formula="of:=[.Q494]" office:value-type="float" office:value="2078.1942197326" calcext:value-type="float">
            <text:p>2078.2</text:p>
          </table:table-cell>
          <table:table-cell table:style-name="ce7" table:formula="of:=[.R494]" office:value-type="float" office:value="2076.1304303407" calcext:value-type="float">
            <text:p>2076.1</text:p>
          </table:table-cell>
          <table:table-cell table:style-name="ce5" table:formula="of:=SUMPRODUCT([.J495:.S495];pot_heat_diffusion)" office:value-type="float" office:value="2071.47515192908" calcext:value-type="float">
            <text:p>2071</text:p>
          </table:table-cell>
          <table:table-cell table:style-name="ce5" table:formula="of:=[.V494]*leakage_out" office:value-type="float" office:value="1721.56894979608" calcext:value-type="float">
            <text:p>1722</text:p>
          </table:table-cell>
          <table:table-cell table:style-name="ce5" table:formula="of:=[.V494]+[.T495]-[.U495]" office:value-type="float" office:value="287278.064501479" calcext:value-type="float">
            <text:p>287278</text:p>
          </table:table-cell>
          <table:table-cell table:style-name="ce12" table:formula="of:= temp_out + [.V495]/pot_water_mass" office:value-type="float" office:value="121.187775421884" calcext:value-type="float">
            <text:p>121.2</text:p>
          </table:table-cell>
          <table:table-cell table:style-name="ce7" table:formula="of:=IF([.G495]&gt;thermagon_temp_max;0;IF([.W49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3" table:formula="of:=burner_C_per_s * [.X495]/100 * time_incr" office:value-type="float" office:value="0" calcext:value-type="float">
            <text:p>0</text:p>
          </table:table-cell>
          <table:table-cell table:style-name="ce3" table:formula="of:=[.B496]" office:value-type="float" office:value="0" calcext:value-type="float">
            <text:p>0</text:p>
          </table:table-cell>
          <table:table-cell table:style-name="ce3" table:formula="of:=[.C495]" office:value-type="float" office:value="0" calcext:value-type="float">
            <text:p>0</text:p>
          </table:table-cell>
          <table:table-cell table:style-name="ce5" table:formula="of:=SUMPRODUCT([.B496:.D496];burner_heat_diffusion)" office:value-type="float" office:value="0" calcext:value-type="float">
            <text:p>0</text:p>
          </table:table-cell>
          <table:table-cell table:formula="of:=[.F495]+[.E496]-[.J495]" office:value-type="float" office:value="53057.8430982153" calcext:value-type="float">
            <text:p>53058</text:p>
          </table:table-cell>
          <table:table-cell table:style-name="ce7" table:formula="of:=temp_out + [.F496] / burner_heat_mass" office:value-type="float" office:value="126.115686196431" calcext:value-type="float">
            <text:p>126.1</text:p>
          </table:table-cell>
          <table:table-cell table:style-name="ce7" table:formula="of:=[.G496]-[.W495]" office:value-type="float" office:value="4.92791077454628" calcext:value-type="float">
            <text:p>4.9</text:p>
          </table:table-cell>
          <table:table-cell table:style-name="ce5" table:formula="of:=thermagon_k * burner_A * [.H496] / thermagon_L" office:value-type="float" office:value="645.997919524426" calcext:value-type="float">
            <text:p>646</text:p>
          </table:table-cell>
          <table:table-cell table:style-name="ce5" table:formula="of:=[.I496]/C_per_s_to_W*time_incr" office:value-type="float" office:value="925.763713849851" calcext:value-type="float">
            <text:p>926</text:p>
          </table:table-cell>
          <table:table-cell table:style-name="ce7" table:formula="of:=[.J495]" office:value-type="float" office:value="1520.02474361981" calcext:value-type="float">
            <text:p>1520.0</text:p>
          </table:table-cell>
          <table:table-cell table:style-name="ce7" table:formula="of:=[.K495]" office:value-type="float" office:value="2085.13046014766" calcext:value-type="float">
            <text:p>2085.1</text:p>
          </table:table-cell>
          <table:table-cell table:style-name="ce7" table:formula="of:=[.L495]" office:value-type="float" office:value="2084.81153736763" calcext:value-type="float">
            <text:p>2084.8</text:p>
          </table:table-cell>
          <table:table-cell table:style-name="ce7" table:formula="of:=[.M495]" office:value-type="float" office:value="2084.37430055734" calcext:value-type="float">
            <text:p>2084.4</text:p>
          </table:table-cell>
          <table:table-cell table:style-name="ce7" table:formula="of:=[.N495]" office:value-type="float" office:value="2083.75089137247" calcext:value-type="float">
            <text:p>2083.8</text:p>
          </table:table-cell>
          <table:table-cell table:style-name="ce7" table:formula="of:=[.O495]" office:value-type="float" office:value="2082.86709707831" calcext:value-type="float">
            <text:p>2082.9</text:p>
          </table:table-cell>
          <table:table-cell table:style-name="ce7" table:formula="of:=[.P495]" office:value-type="float" office:value="2081.65696013727" calcext:value-type="float">
            <text:p>2081.7</text:p>
          </table:table-cell>
          <table:table-cell table:style-name="ce7" table:formula="of:=[.Q495]" office:value-type="float" office:value="2080.08733693758" calcext:value-type="float">
            <text:p>2080.1</text:p>
          </table:table-cell>
          <table:table-cell table:style-name="ce7" table:formula="of:=[.R495]" office:value-type="float" office:value="2078.1942197326" calcext:value-type="float">
            <text:p>2078.2</text:p>
          </table:table-cell>
          <table:table-cell table:style-name="ce5" table:formula="of:=SUMPRODUCT([.J496:.S496];pot_heat_diffusion)" office:value-type="float" office:value="2032.17783444227" calcext:value-type="float">
            <text:p>2032</text:p>
          </table:table-cell>
          <table:table-cell table:style-name="ce5" table:formula="of:=[.V495]*leakage_out" office:value-type="float" office:value="1723.66838700888" calcext:value-type="float">
            <text:p>1724</text:p>
          </table:table-cell>
          <table:table-cell table:style-name="ce5" table:formula="of:=[.V495]+[.T496]-[.U496]" office:value-type="float" office:value="287586.573948913" calcext:value-type="float">
            <text:p>287587</text:p>
          </table:table-cell>
          <table:table-cell table:style-name="ce12" table:formula="of:= temp_out + [.V496]/pot_water_mass" office:value-type="float" office:value="121.296441514218" calcext:value-type="float">
            <text:p>121.3</text:p>
          </table:table-cell>
          <table:table-cell table:style-name="ce7" table:formula="of:=IF([.G496]&gt;thermagon_temp_max;0;IF([.W4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table:formula="of:=burner_C_per_s * [.X496]/100 * time_incr" office:value-type="float" office:value="0" calcext:value-type="float">
            <text:p>0</text:p>
          </table:table-cell>
          <table:table-cell table:style-name="ce3" table:formula="of:=[.B497]" office:value-type="float" office:value="0" calcext:value-type="float">
            <text:p>0</text:p>
          </table:table-cell>
          <table:table-cell table:style-name="ce3" table:formula="of:=[.C496]" office:value-type="float" office:value="0" calcext:value-type="float">
            <text:p>0</text:p>
          </table:table-cell>
          <table:table-cell table:style-name="ce5" table:formula="of:=SUMPRODUCT([.B497:.D497];burner_heat_diffusion)" office:value-type="float" office:value="0" calcext:value-type="float">
            <text:p>0</text:p>
          </table:table-cell>
          <table:table-cell table:formula="of:=[.F496]+[.E497]-[.J496]" office:value-type="float" office:value="52132.0793843655" calcext:value-type="float">
            <text:p>52132</text:p>
          </table:table-cell>
          <table:table-cell table:style-name="ce7" table:formula="of:=temp_out + [.F497] / burner_heat_mass" office:value-type="float" office:value="124.264158768731" calcext:value-type="float">
            <text:p>124.3</text:p>
          </table:table-cell>
          <table:table-cell table:style-name="ce7" table:formula="of:=[.G497]-[.W496]" office:value-type="float" office:value="2.96771725451337" calcext:value-type="float">
            <text:p>3.0</text:p>
          </table:table-cell>
          <table:table-cell table:style-name="ce5" table:formula="of:=thermagon_k * burner_A * [.H497] / thermagon_L" office:value-type="float" office:value="389.036908309058" calcext:value-type="float">
            <text:p>389</text:p>
          </table:table-cell>
          <table:table-cell table:style-name="ce5" table:formula="of:=[.I497]/C_per_s_to_W*time_incr" office:value-type="float" office:value="557.519215117596" calcext:value-type="float">
            <text:p>558</text:p>
          </table:table-cell>
          <table:table-cell table:style-name="ce7" table:formula="of:=[.J496]" office:value-type="float" office:value="925.763713849851" calcext:value-type="float">
            <text:p>925.8</text:p>
          </table:table-cell>
          <table:table-cell table:style-name="ce7" table:formula="of:=[.K496]" office:value-type="float" office:value="1520.02474361981" calcext:value-type="float">
            <text:p>1520.0</text:p>
          </table:table-cell>
          <table:table-cell table:style-name="ce7" table:formula="of:=[.L496]" office:value-type="float" office:value="2085.13046014766" calcext:value-type="float">
            <text:p>2085.1</text:p>
          </table:table-cell>
          <table:table-cell table:style-name="ce7" table:formula="of:=[.M496]" office:value-type="float" office:value="2084.81153736763" calcext:value-type="float">
            <text:p>2084.8</text:p>
          </table:table-cell>
          <table:table-cell table:style-name="ce7" table:formula="of:=[.N496]" office:value-type="float" office:value="2084.37430055734" calcext:value-type="float">
            <text:p>2084.4</text:p>
          </table:table-cell>
          <table:table-cell table:style-name="ce7" table:formula="of:=[.O496]" office:value-type="float" office:value="2083.75089137247" calcext:value-type="float">
            <text:p>2083.8</text:p>
          </table:table-cell>
          <table:table-cell table:style-name="ce7" table:formula="of:=[.P496]" office:value-type="float" office:value="2082.86709707831" calcext:value-type="float">
            <text:p>2082.9</text:p>
          </table:table-cell>
          <table:table-cell table:style-name="ce7" table:formula="of:=[.Q496]" office:value-type="float" office:value="2081.65696013727" calcext:value-type="float">
            <text:p>2081.7</text:p>
          </table:table-cell>
          <table:table-cell table:style-name="ce7" table:formula="of:=[.R496]" office:value-type="float" office:value="2080.08733693758" calcext:value-type="float">
            <text:p>2080.1</text:p>
          </table:table-cell>
          <table:table-cell table:style-name="ce5" table:formula="of:=SUMPRODUCT([.J497:.S497];pot_heat_diffusion)" office:value-type="float" office:value="1939.19800236479" calcext:value-type="float">
            <text:p>1939</text:p>
          </table:table-cell>
          <table:table-cell table:style-name="ce5" table:formula="of:=[.V496]*leakage_out" office:value-type="float" office:value="1725.51944369348" calcext:value-type="float">
            <text:p>1726</text:p>
          </table:table-cell>
          <table:table-cell table:style-name="ce5" table:formula="of:=[.V496]+[.T497]-[.U497]" office:value-type="float" office:value="287800.252507584" calcext:value-type="float">
            <text:p>287800</text:p>
          </table:table-cell>
          <table:table-cell table:style-name="ce12" table:formula="of:= temp_out + [.V497]/pot_water_mass" office:value-type="float" office:value="121.371705381108" calcext:value-type="float">
            <text:p>121.4</text:p>
          </table:table-cell>
          <table:table-cell table:style-name="ce7" table:formula="of:=IF([.G497]&gt;thermagon_temp_max;0;IF([.W4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3" table:formula="of:=burner_C_per_s * [.X497]/100 * time_incr" office:value-type="float" office:value="0" calcext:value-type="float">
            <text:p>0</text:p>
          </table:table-cell>
          <table:table-cell table:style-name="ce3" table:formula="of:=[.B498]" office:value-type="float" office:value="0" calcext:value-type="float">
            <text:p>0</text:p>
          </table:table-cell>
          <table:table-cell table:style-name="ce3" table:formula="of:=[.C497]" office:value-type="float" office:value="0" calcext:value-type="float">
            <text:p>0</text:p>
          </table:table-cell>
          <table:table-cell table:style-name="ce5" table:formula="of:=SUMPRODUCT([.B498:.D498];burner_heat_diffusion)" office:value-type="float" office:value="0" calcext:value-type="float">
            <text:p>0</text:p>
          </table:table-cell>
          <table:table-cell table:formula="of:=[.F497]+[.E498]-[.J497]" office:value-type="float" office:value="51574.5601692479" calcext:value-type="float">
            <text:p>51575</text:p>
          </table:table-cell>
          <table:table-cell table:style-name="ce7" table:formula="of:=temp_out + [.F498] / burner_heat_mass" office:value-type="float" office:value="123.149120338496" calcext:value-type="float">
            <text:p>123.1</text:p>
          </table:table-cell>
          <table:table-cell table:style-name="ce7" table:formula="of:=[.G498]-[.W497]" office:value-type="float" office:value="1.77741495738732" calcext:value-type="float">
            <text:p>1.8</text:p>
          </table:table-cell>
          <table:table-cell table:style-name="ce5" table:formula="of:=thermagon_k * burner_A * [.H498] / thermagon_L" office:value-type="float" office:value="233.00064005512" calcext:value-type="float">
            <text:p>233</text:p>
          </table:table-cell>
          <table:table-cell table:style-name="ce5" table:formula="of:=[.I498]/C_per_s_to_W*time_incr" office:value-type="float" office:value="333.907480732474" calcext:value-type="float">
            <text:p>334</text:p>
          </table:table-cell>
          <table:table-cell table:style-name="ce7" table:formula="of:=[.J497]" office:value-type="float" office:value="557.519215117596" calcext:value-type="float">
            <text:p>557.5</text:p>
          </table:table-cell>
          <table:table-cell table:style-name="ce7" table:formula="of:=[.K497]" office:value-type="float" office:value="925.763713849851" calcext:value-type="float">
            <text:p>925.8</text:p>
          </table:table-cell>
          <table:table-cell table:style-name="ce7" table:formula="of:=[.L497]" office:value-type="float" office:value="1520.02474361981" calcext:value-type="float">
            <text:p>1520.0</text:p>
          </table:table-cell>
          <table:table-cell table:style-name="ce7" table:formula="of:=[.M497]" office:value-type="float" office:value="2085.13046014766" calcext:value-type="float">
            <text:p>2085.1</text:p>
          </table:table-cell>
          <table:table-cell table:style-name="ce7" table:formula="of:=[.N497]" office:value-type="float" office:value="2084.81153736763" calcext:value-type="float">
            <text:p>2084.8</text:p>
          </table:table-cell>
          <table:table-cell table:style-name="ce7" table:formula="of:=[.O497]" office:value-type="float" office:value="2084.37430055734" calcext:value-type="float">
            <text:p>2084.4</text:p>
          </table:table-cell>
          <table:table-cell table:style-name="ce7" table:formula="of:=[.P497]" office:value-type="float" office:value="2083.75089137247" calcext:value-type="float">
            <text:p>2083.8</text:p>
          </table:table-cell>
          <table:table-cell table:style-name="ce7" table:formula="of:=[.Q497]" office:value-type="float" office:value="2082.86709707831" calcext:value-type="float">
            <text:p>2082.9</text:p>
          </table:table-cell>
          <table:table-cell table:style-name="ce7" table:formula="of:=[.R497]" office:value-type="float" office:value="2081.65696013727" calcext:value-type="float">
            <text:p>2081.7</text:p>
          </table:table-cell>
          <table:table-cell table:style-name="ce5" table:formula="of:=SUMPRODUCT([.J498:.S498];pot_heat_diffusion)" office:value-type="float" office:value="1772.53148112875" calcext:value-type="float">
            <text:p>1773</text:p>
          </table:table-cell>
          <table:table-cell table:style-name="ce5" table:formula="of:=[.V497]*leakage_out" office:value-type="float" office:value="1726.80151504551" calcext:value-type="float">
            <text:p>1727</text:p>
          </table:table-cell>
          <table:table-cell table:style-name="ce5" table:formula="of:=[.V497]+[.T498]-[.U498]" office:value-type="float" office:value="287845.982473667" calcext:value-type="float">
            <text:p>287846</text:p>
          </table:table-cell>
          <table:table-cell table:style-name="ce12" table:formula="of:= temp_out + [.V498]/pot_water_mass" office:value-type="float" office:value="121.387812818849" calcext:value-type="float">
            <text:p>121.4</text:p>
          </table:table-cell>
          <table:table-cell table:style-name="ce7" table:formula="of:=IF([.G498]&gt;thermagon_temp_max;0;IF([.W4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table:formula="of:=burner_C_per_s * [.X498]/100 * time_incr" office:value-type="float" office:value="0" calcext:value-type="float">
            <text:p>0</text:p>
          </table:table-cell>
          <table:table-cell table:style-name="ce3" table:formula="of:=[.B499]" office:value-type="float" office:value="0" calcext:value-type="float">
            <text:p>0</text:p>
          </table:table-cell>
          <table:table-cell table:style-name="ce3" table:formula="of:=[.C498]" office:value-type="float" office:value="0" calcext:value-type="float">
            <text:p>0</text:p>
          </table:table-cell>
          <table:table-cell table:style-name="ce5" table:formula="of:=SUMPRODUCT([.B499:.D499];burner_heat_diffusion)" office:value-type="float" office:value="0" calcext:value-type="float">
            <text:p>0</text:p>
          </table:table-cell>
          <table:table-cell table:formula="of:=[.F498]+[.E499]-[.J498]" office:value-type="float" office:value="51240.6526885154" calcext:value-type="float">
            <text:p>51241</text:p>
          </table:table-cell>
          <table:table-cell table:style-name="ce7" table:formula="of:=temp_out + [.F499] / burner_heat_mass" office:value-type="float" office:value="122.481305377031" calcext:value-type="float">
            <text:p>122.5</text:p>
          </table:table-cell>
          <table:table-cell table:style-name="ce7" table:formula="of:=[.G499]-[.W498]" office:value-type="float" office:value="1.09349255818218" calcext:value-type="float">
            <text:p>1.1</text:p>
          </table:table-cell>
          <table:table-cell table:style-name="ce5" table:formula="of:=thermagon_k * burner_A * [.H499] / thermagon_L" office:value-type="float" office:value="143.345516978474" calcext:value-type="float">
            <text:p>143</text:p>
          </table:table-cell>
          <table:table-cell table:style-name="ce5" table:formula="of:=[.I499]/C_per_s_to_W*time_incr" office:value-type="float" office:value="205.424931181534" calcext:value-type="float">
            <text:p>205</text:p>
          </table:table-cell>
          <table:table-cell table:style-name="ce7" table:formula="of:=[.J498]" office:value-type="float" office:value="333.907480732474" calcext:value-type="float">
            <text:p>333.9</text:p>
          </table:table-cell>
          <table:table-cell table:style-name="ce7" table:formula="of:=[.K498]" office:value-type="float" office:value="557.519215117596" calcext:value-type="float">
            <text:p>557.5</text:p>
          </table:table-cell>
          <table:table-cell table:style-name="ce7" table:formula="of:=[.L498]" office:value-type="float" office:value="925.763713849851" calcext:value-type="float">
            <text:p>925.8</text:p>
          </table:table-cell>
          <table:table-cell table:style-name="ce7" table:formula="of:=[.M498]" office:value-type="float" office:value="1520.02474361981" calcext:value-type="float">
            <text:p>1520.0</text:p>
          </table:table-cell>
          <table:table-cell table:style-name="ce7" table:formula="of:=[.N498]" office:value-type="float" office:value="2085.13046014766" calcext:value-type="float">
            <text:p>2085.1</text:p>
          </table:table-cell>
          <table:table-cell table:style-name="ce7" table:formula="of:=[.O498]" office:value-type="float" office:value="2084.81153736763" calcext:value-type="float">
            <text:p>2084.8</text:p>
          </table:table-cell>
          <table:table-cell table:style-name="ce7" table:formula="of:=[.P498]" office:value-type="float" office:value="2084.37430055734" calcext:value-type="float">
            <text:p>2084.4</text:p>
          </table:table-cell>
          <table:table-cell table:style-name="ce7" table:formula="of:=[.Q498]" office:value-type="float" office:value="2083.75089137247" calcext:value-type="float">
            <text:p>2083.8</text:p>
          </table:table-cell>
          <table:table-cell table:style-name="ce7" table:formula="of:=[.R498]" office:value-type="float" office:value="2082.86709707831" calcext:value-type="float">
            <text:p>2082.9</text:p>
          </table:table-cell>
          <table:table-cell table:style-name="ce5" table:formula="of:=SUMPRODUCT([.J499:.S499];pot_heat_diffusion)" office:value-type="float" office:value="1531.3523350987" calcext:value-type="float">
            <text:p>1531</text:p>
          </table:table-cell>
          <table:table-cell table:style-name="ce5" table:formula="of:=[.V498]*leakage_out" office:value-type="float" office:value="1727.075894842" calcext:value-type="float">
            <text:p>1727</text:p>
          </table:table-cell>
          <table:table-cell table:style-name="ce5" table:formula="of:=[.V498]+[.T499]-[.U499]" office:value-type="float" office:value="287650.258913924" calcext:value-type="float">
            <text:p>287650</text:p>
          </table:table-cell>
          <table:table-cell table:style-name="ce12" table:formula="of:= temp_out + [.V499]/pot_water_mass" office:value-type="float" office:value="121.318873230153" calcext:value-type="float">
            <text:p>121.3</text:p>
          </table:table-cell>
          <table:table-cell table:style-name="ce7" table:formula="of:=IF([.G499]&gt;thermagon_temp_max;0;IF([.W4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3" table:formula="of:=burner_C_per_s * [.X499]/100 * time_incr" office:value-type="float" office:value="0" calcext:value-type="float">
            <text:p>0</text:p>
          </table:table-cell>
          <table:table-cell table:style-name="ce3" table:formula="of:=[.B500]" office:value-type="float" office:value="0" calcext:value-type="float">
            <text:p>0</text:p>
          </table:table-cell>
          <table:table-cell table:style-name="ce3" table:formula="of:=[.C499]" office:value-type="float" office:value="0" calcext:value-type="float">
            <text:p>0</text:p>
          </table:table-cell>
          <table:table-cell table:style-name="ce5" table:formula="of:=SUMPRODUCT([.B500:.D500];burner_heat_diffusion)" office:value-type="float" office:value="0" calcext:value-type="float">
            <text:p>0</text:p>
          </table:table-cell>
          <table:table-cell table:formula="of:=[.F499]+[.E500]-[.J499]" office:value-type="float" office:value="51035.2277573338" calcext:value-type="float">
            <text:p>51035</text:p>
          </table:table-cell>
          <table:table-cell table:style-name="ce7" table:formula="of:=temp_out + [.F500] / burner_heat_mass" office:value-type="float" office:value="122.070455514668" calcext:value-type="float">
            <text:p>122.1</text:p>
          </table:table-cell>
          <table:table-cell table:style-name="ce7" table:formula="of:=[.G500]-[.W499]" office:value-type="float" office:value="0.751582284514953" calcext:value-type="float">
            <text:p>0.8</text:p>
          </table:table-cell>
          <table:table-cell table:style-name="ce5" table:formula="of:=thermagon_k * burner_A * [.H500] / thermagon_L" office:value-type="float" office:value="98.5246313013404" calcext:value-type="float">
            <text:p>99</text:p>
          </table:table-cell>
          <table:table-cell table:style-name="ce5" table:formula="of:=[.I500]/C_per_s_to_W*time_incr" office:value-type="float" office:value="141.193223418373" calcext:value-type="float">
            <text:p>141</text:p>
          </table:table-cell>
          <table:table-cell table:style-name="ce7" table:formula="of:=[.J499]" office:value-type="float" office:value="205.424931181534" calcext:value-type="float">
            <text:p>205.4</text:p>
          </table:table-cell>
          <table:table-cell table:style-name="ce7" table:formula="of:=[.K499]" office:value-type="float" office:value="333.907480732474" calcext:value-type="float">
            <text:p>333.9</text:p>
          </table:table-cell>
          <table:table-cell table:style-name="ce7" table:formula="of:=[.L499]" office:value-type="float" office:value="557.519215117596" calcext:value-type="float">
            <text:p>557.5</text:p>
          </table:table-cell>
          <table:table-cell table:style-name="ce7" table:formula="of:=[.M499]" office:value-type="float" office:value="925.763713849851" calcext:value-type="float">
            <text:p>925.8</text:p>
          </table:table-cell>
          <table:table-cell table:style-name="ce7" table:formula="of:=[.N499]" office:value-type="float" office:value="1520.02474361981" calcext:value-type="float">
            <text:p>1520.0</text:p>
          </table:table-cell>
          <table:table-cell table:style-name="ce7" table:formula="of:=[.O499]" office:value-type="float" office:value="2085.13046014766" calcext:value-type="float">
            <text:p>2085.1</text:p>
          </table:table-cell>
          <table:table-cell table:style-name="ce7" table:formula="of:=[.P499]" office:value-type="float" office:value="2084.81153736763" calcext:value-type="float">
            <text:p>2084.8</text:p>
          </table:table-cell>
          <table:table-cell table:style-name="ce7" table:formula="of:=[.Q499]" office:value-type="float" office:value="2084.37430055734" calcext:value-type="float">
            <text:p>2084.4</text:p>
          </table:table-cell>
          <table:table-cell table:style-name="ce7" table:formula="of:=[.R499]" office:value-type="float" office:value="2083.75089137247" calcext:value-type="float">
            <text:p>2083.8</text:p>
          </table:table-cell>
          <table:table-cell table:style-name="ce5" table:formula="of:=SUMPRODUCT([.J500:.S500];pot_heat_diffusion)" office:value-type="float" office:value="1237.5001193271" calcext:value-type="float">
            <text:p>1238</text:p>
          </table:table-cell>
          <table:table-cell table:style-name="ce5" table:formula="of:=[.V499]*leakage_out" office:value-type="float" office:value="1725.90155348355" calcext:value-type="float">
            <text:p>1726</text:p>
          </table:table-cell>
          <table:table-cell table:style-name="ce5" table:formula="of:=[.V499]+[.T500]-[.U500]" office:value-type="float" office:value="287161.857479768" calcext:value-type="float">
            <text:p>287162</text:p>
          </table:table-cell>
          <table:table-cell table:style-name="ce12" table:formula="of:= temp_out + [.V500]/pot_water_mass" office:value-type="float" office:value="121.146843894321" calcext:value-type="float">
            <text:p>121.1</text:p>
          </table:table-cell>
          <table:table-cell table:style-name="ce7" table:formula="of:=IF([.G500]&gt;thermagon_temp_max;0;IF([.W50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table:formula="of:=burner_C_per_s * [.X500]/100 * time_incr" office:value-type="float" office:value="0" calcext:value-type="float">
            <text:p>0</text:p>
          </table:table-cell>
          <table:table-cell table:style-name="ce3" table:formula="of:=[.B501]" office:value-type="float" office:value="0" calcext:value-type="float">
            <text:p>0</text:p>
          </table:table-cell>
          <table:table-cell table:style-name="ce3" table:formula="of:=[.C500]" office:value-type="float" office:value="0" calcext:value-type="float">
            <text:p>0</text:p>
          </table:table-cell>
          <table:table-cell table:style-name="ce5" table:formula="of:=SUMPRODUCT([.B501:.D501];burner_heat_diffusion)" office:value-type="float" office:value="0" calcext:value-type="float">
            <text:p>0</text:p>
          </table:table-cell>
          <table:table-cell table:formula="of:=[.F500]+[.E501]-[.J500]" office:value-type="float" office:value="50894.0345339155" calcext:value-type="float">
            <text:p>50894</text:p>
          </table:table-cell>
          <table:table-cell table:style-name="ce7" table:formula="of:=temp_out + [.F501] / burner_heat_mass" office:value-type="float" office:value="121.788069067831" calcext:value-type="float">
            <text:p>121.8</text:p>
          </table:table-cell>
          <table:table-cell table:style-name="ce7" table:formula="of:=[.G501]-[.W500]" office:value-type="float" office:value="0.64122517350971" calcext:value-type="float">
            <text:p>0.6</text:p>
          </table:table-cell>
          <table:table-cell table:style-name="ce5" table:formula="of:=thermagon_k * burner_A * [.H501] / thermagon_L" office:value-type="float" office:value="84.0579602564133" calcext:value-type="float">
            <text:p>84</text:p>
          </table:table-cell>
          <table:table-cell table:style-name="ce5" table:formula="of:=[.I501]/C_per_s_to_W*time_incr" office:value-type="float" office:value="120.461393316729" calcext:value-type="float">
            <text:p>120</text:p>
          </table:table-cell>
          <table:table-cell table:style-name="ce7" table:formula="of:=[.J500]" office:value-type="float" office:value="141.193223418373" calcext:value-type="float">
            <text:p>141.2</text:p>
          </table:table-cell>
          <table:table-cell table:style-name="ce7" table:formula="of:=[.K500]" office:value-type="float" office:value="205.424931181534" calcext:value-type="float">
            <text:p>205.4</text:p>
          </table:table-cell>
          <table:table-cell table:style-name="ce7" table:formula="of:=[.L500]" office:value-type="float" office:value="333.907480732474" calcext:value-type="float">
            <text:p>333.9</text:p>
          </table:table-cell>
          <table:table-cell table:style-name="ce7" table:formula="of:=[.M500]" office:value-type="float" office:value="557.519215117596" calcext:value-type="float">
            <text:p>557.5</text:p>
          </table:table-cell>
          <table:table-cell table:style-name="ce7" table:formula="of:=[.N500]" office:value-type="float" office:value="925.763713849851" calcext:value-type="float">
            <text:p>925.8</text:p>
          </table:table-cell>
          <table:table-cell table:style-name="ce7" table:formula="of:=[.O500]" office:value-type="float" office:value="1520.02474361981" calcext:value-type="float">
            <text:p>1520.0</text:p>
          </table:table-cell>
          <table:table-cell table:style-name="ce7" table:formula="of:=[.P500]" office:value-type="float" office:value="2085.13046014766" calcext:value-type="float">
            <text:p>2085.1</text:p>
          </table:table-cell>
          <table:table-cell table:style-name="ce7" table:formula="of:=[.Q500]" office:value-type="float" office:value="2084.81153736763" calcext:value-type="float">
            <text:p>2084.8</text:p>
          </table:table-cell>
          <table:table-cell table:style-name="ce7" table:formula="of:=[.R500]" office:value-type="float" office:value="2084.37430055734" calcext:value-type="float">
            <text:p>2084.4</text:p>
          </table:table-cell>
          <table:table-cell table:style-name="ce5" table:formula="of:=SUMPRODUCT([.J501:.S501];pot_heat_diffusion)" office:value-type="float" office:value="929.533251916683" calcext:value-type="float">
            <text:p>930</text:p>
          </table:table-cell>
          <table:table-cell table:style-name="ce5" table:formula="of:=[.V500]*leakage_out" office:value-type="float" office:value="1722.97114487861" calcext:value-type="float">
            <text:p>1723</text:p>
          </table:table-cell>
          <table:table-cell table:style-name="ce5" table:formula="of:=[.V500]+[.T501]-[.U501]" office:value-type="float" office:value="286368.419586806" calcext:value-type="float">
            <text:p>286368</text:p>
          </table:table-cell>
          <table:table-cell table:style-name="ce12" table:formula="of:= temp_out + [.V501]/pot_water_mass" office:value-type="float" office:value="120.867371754798" calcext:value-type="float">
            <text:p>120.9</text:p>
          </table:table-cell>
          <table:table-cell table:style-name="ce7" table:formula="of:=IF([.G501]&gt;thermagon_temp_max;0;IF([.W5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 table:number-rows-repeated="1048074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575.57pt" svg:height="326.64pt" svg:x="335.08pt" svg:y="58.88pt">
            <loext:p draw:notify-on-update-of-ranges="Sheet1.A2:Sheet1.A501 Sheet1.B1:Sheet1.B1 Sheet1.B2:Sheet1.B501 Sheet1.A2:Sheet1.A501 Sheet1.F1:Sheet1.F1 Sheet1.F2:Sheet1.F501 Sheet1.A2:Sheet1.A501 Sheet1.G1:Sheet1.G1 Sheet1.G2:Sheet1.G501 Sheet1.A2:Sheet1.A501 Sheet1.H1:Sheet1.H1 Sheet1.H2:Sheet1.H501 Sheet1.A2:Sheet1.A501 Sheet1.T1:Sheet1.T1 Sheet1.T2:Sheet1.T501 Sheet1.A2:Sheet1.A501 Sheet1.U1:Sheet1.U1 Sheet1.U2:Sheet1.U501 Sheet1.A2:Sheet1.A501 Sheet1.V1:Sheet1.V1 Sheet1.V2:Sheet1.V501 Sheet1.A2:Sheet1.A501 Sheet1.W1:Sheet1.W1 Sheet1.W2:Sheet1.W501 Sheet1.A2:Sheet1.A501 Sheet1.X1:Sheet1.X1 Sheet1.X2:Sheet1.X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2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1" table:default-cell-style-name="Default"/>
        <table:table-row table:style-name="ro2">
          <table:table-cell table:style-name="ce17" office:value-type="string" calcext:value-type="string" table:number-columns-spanned="4" table:number-rows-spanned="1">
            <text:p>Settings</text:p>
          </table:table-cell>
          <table:covered-table-cell table:number-columns-repeated="2" table:style-name="ce22"/>
          <table:covered-table-cell table:style-name="ce39"/>
          <table:table-cell/>
          <table:table-cell table:style-name="ce50" office:value-type="string" calcext:value-type="string" table:number-columns-spanned="12" table:number-rows-spanned="1">
            <text:p>Heat propagation delay distributions</text:p>
          </table:table-cell>
          <table:covered-table-cell table:number-columns-repeated="10" table:style-name="ce53"/>
          <table:covered-table-cell table:style-name="ce57"/>
        </table:table-row>
        <table:table-row table:style-name="ro2">
          <table:table-cell table:style-name="ce18" office:value-type="string" calcext:value-type="string">
            <text:p>Outside temperature</text:p>
          </table:table-cell>
          <table:table-cell office:value-type="string" calcext:value-type="string">
            <text:p>temp_out</text:p>
          </table:table-cell>
          <table:table-cell table:style-name="ce28" office:value-type="float" office:value="20" calcext:value-type="float">
            <text:p>20.00</text:p>
          </table:table-cell>
          <table:table-cell table:style-name="ce40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2">
          <table:table-cell table:style-name="ce18" office:value-type="string" calcext:value-type="string">
            <text:p>Pot temp setting</text:p>
          </table:table-cell>
          <table:table-cell office:value-type="string" calcext:value-type="string">
            <text:p>pot_temp_max</text:p>
          </table:table-cell>
          <table:table-cell table:style-name="ce29" office:value-type="float" office:value="121" calcext:value-type="float">
            <text:p>121</text:p>
          </table:table-cell>
          <table:table-cell table:style-name="ce41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_ary_pot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15" calcext:value-type="percentage">
            <text:p>15.0%</text:p>
          </table:table-cell>
          <table:table-cell table:number-columns-repeated="2" table:style-name="ce54" office:value-type="percentage" office:value="0.18" calcext:value-type="percentage">
            <text:p>18.0%</text:p>
          </table:table-cell>
          <table:table-cell table:style-name="ce54" office:value-type="percentage" office:value="0.15" calcext:value-type="percentage">
            <text:p>1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8" table:formula="of:=SUM([.G3:.P3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Pot water</text:p>
          </table:table-cell>
          <table:table-cell/>
          <table:table-cell table:style-name="ce28" office:value-type="float" office:value="3" calcext:value-type="float">
            <text:p>3.00</text:p>
          </table:table-cell>
          <table:table-cell table:style-name="ce40" office:value-type="string" calcext:value-type="string">
            <text:p>qt</text:p>
          </table:table-cell>
          <table:table-cell/>
          <table:table-cell table:style-name="ce52" office:value-type="string" calcext:value-type="string">
            <text:p>burner heat diffusion</text:p>
          </table:table-cell>
          <table:table-cell table:style-name="ce55" office:value-type="percentage" office:value="0.2" calcext:value-type="percentage">
            <text:p>20.0%</text:p>
          </table:table-cell>
          <table:table-cell table:style-name="ce55" office:value-type="percentage" office:value="0.5" calcext:value-type="percentage">
            <text:p>50.0%</text:p>
          </table:table-cell>
          <table:table-cell table:style-name="ce55" office:value-type="percentage" office:value="0.3" calcext:value-type="percentage">
            <text:p>30.0%</text:p>
          </table:table-cell>
          <table:table-cell table:style-name="ce56" table:number-columns-repeated="7"/>
          <table:table-cell table:style-name="ce59" table:formula="of:=SUM([.G4:.P4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time increment</text:p>
          </table:table-cell>
          <table:table-cell office:value-type="string" calcext:value-type="string">
            <text:p>time_incr</text:p>
          </table:table-cell>
          <table:table-cell table:style-name="ce13" office:value-type="float" office:value="6" calcext:value-type="float">
            <text:p>6</text:p>
          </table:table-cell>
          <table:table-cell table:style-name="ce41" office:value-type="string" calcext:value-type="string">
            <text:p>s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Unit conversions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C/s to W</text:p>
          </table:table-cell>
          <table:table-cell table:style-name="ce24" office:value-type="string" calcext:value-type="string">
            <text:p>C_per_s_to_W</text:p>
          </table:table-cell>
          <table:table-cell table:style-name="ce30" office:value-type="float" office:value="4.1868" calcext:value-type="float">
            <text:p>4.1868</text:p>
          </table:table-cell>
          <table:table-cell table:style-name="ce43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ml per qt</text:p>
          </table:table-cell>
          <table:table-cell office:value-type="string" calcext:value-type="string">
            <text:p>ml_per_qt</text:p>
          </table:table-cell>
          <table:table-cell table:style-name="ce3" office:value-type="float" office:value="946.353" calcext:value-type="float">
            <text:p>946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in per m</text:p>
          </table:table-cell>
          <table:table-cell table:style-name="Default" office:value-type="string" calcext:value-type="string">
            <text:p>in_per_m</text:p>
          </table:table-cell>
          <table:table-cell table:formula="of:=0.0254" office:value-type="float" office:value="0.0254" calcext:value-type="float">
            <text:p>0.025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Burner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Burner power</text:p>
          </table:table-cell>
          <table:table-cell/>
          <table:table-cell table:style-name="ce31" office:value-type="float" office:value="1500" calcext:value-type="float">
            <text:p>1,500</text:p>
          </table:table-cell>
          <table:table-cell table:style-name="ce45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burner_C_per_s</text:p>
          </table:table-cell>
          <table:table-cell table:style-name="ce32" table:formula="of:=[.C13]/C_per_s_to_W" office:value-type="float" office:value="358.268844941244" calcext:value-type="float">
            <text:p>358</text:p>
          </table:table-cell>
          <table:table-cell table:style-name="ce45" office:value-type="string" calcext:value-type="string">
            <text:p>Cal/s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heat mass</text:p>
          </table:table-cell>
          <table:table-cell table:style-name="ce24" office:value-type="string" calcext:value-type="string">
            <text:p>burner_heat_mass</text:p>
          </table:table-cell>
          <table:table-cell table:style-name="ce33" office:value-type="float" office:value="500" calcext:value-type="float">
            <text:p>500.00</text:p>
          </table:table-cell>
          <table:table-cell table:style-name="ce40" office:value-type="string" calcext:value-type="string">
            <text:p>ml H2O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Pot</text:p>
          </table:table-cell>
          <table:covered-table-cell table:style-name="ce25"/>
          <table:covered-table-cell table:style-name="ce34"/>
          <table:covered-table-cell table:style-name="ce46"/>
          <table:table-cell table:number-columns-repeated="13"/>
        </table:table-row>
        <table:table-row table:style-name="ro2">
          <table:table-cell table:style-name="ce18" office:value-type="string" calcext:value-type="string">
            <text:p>Pot water mass</text:p>
          </table:table-cell>
          <table:table-cell table:style-name="ce24" office:value-type="string" calcext:value-type="string">
            <text:p>pot_water_mass</text:p>
          </table:table-cell>
          <table:table-cell table:style-name="ce3" table:formula="of:=[.C4]*ml_per_qt" office:value-type="float" office:value="2839.059" calcext:value-type="float">
            <text:p>2839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Heat leakage</text:p>
          </table:table-cell>
          <table:table-cell office:value-type="string" calcext:value-type="string">
            <text:p>leakage_out</text:p>
          </table:table-cell>
          <table:table-cell table:style-name="ce35" office:value-type="percentage" office:value="0.006" calcext:value-type="percentage">
            <text:p>0.600%</text:p>
          </table:table-cell>
          <table:table-cell table:style-name="ce47"/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Thermagon specs &amp; conductivity calculations</text:p>
          </table:table-cell>
          <table:covered-table-cell table:style-name="ce26"/>
          <table:covered-table-cell table:style-name="ce36"/>
          <table:covered-table-cell table:style-name="ce48"/>
          <table:table-cell table:number-columns-repeated="13"/>
        </table:table-row>
        <table:table-row table:style-name="ro2">
          <table:table-cell table:style-name="ce18" office:value-type="string" calcext:value-type="string">
            <text:p>k = QL/(AΔT); Q = kAΔT/L</text:p>
          </table:table-cell>
          <table:table-cell table:style-name="ce8"/>
          <table:table-cell/>
          <table:table-cell table:style-name="ce41"/>
          <table:table-cell table:number-columns-repeated="13"/>
        </table:table-row>
        <table:table-row table:style-name="ro2">
          <table:table-cell table:style-name="ce18" office:value-type="string" calcext:value-type="string">
            <text:p>k</text:p>
          </table:table-cell>
          <table:table-cell office:value-type="string" calcext:value-type="string">
            <text:p>thermagon_k</text:p>
          </table:table-cell>
          <table:table-cell table:style-name="ce13" office:value-type="float" office:value="3" calcext:value-type="float">
            <text:p>3</text:p>
          </table:table-cell>
          <table:table-cell table:style-name="ce41" office:value-type="string" calcext:value-type="string">
            <text:p>W/(mK)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diameter</text:p>
          </table:table-cell>
          <table:table-cell/>
          <table:table-cell table:style-name="ce13" office:value-type="float" office:value="7.4" calcext:value-type="float">
            <text:p>7.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area</text:p>
          </table:table-cell>
          <table:table-cell office:value-type="string" calcext:value-type="string">
            <text:p>burner_A</text:p>
          </table:table-cell>
          <table:table-cell table:style-name="ce37" table:formula="of:= PI() * ([.C24] * in_per_m)^2" office:value-type="float" office:value="0.110989206221516" calcext:value-type="float">
            <text:p>0.11</text:p>
          </table:table-cell>
          <table:table-cell table:style-name="ce49" office:value-type="string" calcext:value-type="string">
            <text:p>M^2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Thermagon thickness</text:p>
          </table:table-cell>
          <table:table-cell/>
          <table:table-cell table:style-name="ce13" office:value-type="float" office:value="0.1" calcext:value-type="float">
            <text:p>0.1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thermagon_L</text:p>
          </table:table-cell>
          <table:table-cell table:formula="of:=[.C26]*in_per_m" office:value-type="float" office:value="0.00254" calcext:value-type="float">
            <text:p>0.00254</text:p>
          </table:table-cell>
          <table:table-cell table:style-name="ce41" office:value-type="string" calcext:value-type="string">
            <text:p>m</text:p>
          </table:table-cell>
          <table:table-cell table:number-columns-repeated="13"/>
        </table:table-row>
        <table:table-row table:style-name="ro2">
          <table:table-cell table:style-name="ce20" office:value-type="string" calcext:value-type="string">
            <text:p>Max Thermagon temp</text:p>
          </table:table-cell>
          <table:table-cell table:style-name="ce27" office:value-type="string" calcext:value-type="string">
            <text:p>thermagon_temp_max</text:p>
          </table:table-cell>
          <table:table-cell table:style-name="ce38" office:value-type="float" office:value="200" calcext:value-type="float">
            <text:p>200</text:p>
          </table:table-cell>
          <table:table-cell table:style-name="ce48" office:value-type="string" calcext:value-type="string">
            <text:p>deg. C</text:p>
          </table:table-cell>
          <table:table-cell table:number-columns-repeated="13"/>
        </table:table-row>
        <table:table-row table:style-name="ro2" table:number-rows-repeated="2">
          <table:table-cell table:style-name="Default" table:number-columns-repeated="2"/>
          <table:table-cell table:number-columns-repeated="15"/>
        </table:table-row>
        <table:table-row table:style-name="ro2" table:number-rows-repeated="104854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range table:name="burner_A" table:base-cell-address="$Sheet2.$B$31" table:cell-range-address="$Sheet2.$C$25"/>
        <table:named-range table:name="burner_C_per_s" table:base-cell-address="$Sheet2.$B$4" table:cell-range-address="$Sheet2.$C$14"/>
        <table:named-range table:name="burner_heat_diffusion" table:base-cell-address="$Sheet2.$G$2" table:cell-range-address="$Sheet2.$G$4:.$I$4"/>
        <table:named-range table:name="burner_heat_mass" table:base-cell-address="$Sheet2.$B$5" table:cell-range-address="$Sheet2.$C$15"/>
        <table:named-range table:name="C_per_s_to_W" table:base-cell-address="$Sheet2.$B$3" table:cell-range-address="$Sheet2.$C$8"/>
        <table:named-range table:name="in_per_m" table:base-cell-address="$Sheet2.$C$12" table:cell-range-address="$Sheet2.$C$10"/>
        <table:named-range table:name="leakage_out" table:base-cell-address="$Sheet2.$B$6" table:cell-range-address="$Sheet2.$C$19"/>
        <table:named-range table:name="ml_per_qt" table:base-cell-address="$Sheet2.$C$11" table:cell-range-address="$Sheet2.$C$9"/>
        <table:named-range table:name="pot_heat_diffusion" table:base-cell-address="$Sheet2.$E$15" table:cell-range-address="$Sheet2.$G$3:.$P$3"/>
        <table:named-range table:name="pot_temp_max" table:base-cell-address="$Sheet2.$B$7" table:cell-range-address="$Sheet2.$C$3"/>
        <table:named-range table:name="pot_water_mass" table:base-cell-address="$Sheet2.$B$9" table:cell-range-address="$Sheet2.$C$18"/>
        <table:named-range table:name="temp_out" table:base-cell-address="$Sheet2.$B$1" table:cell-range-address="$Sheet2.$C$2"/>
        <table:named-range table:name="thermagon_k" table:base-cell-address="$Sheet2.$B$29" table:cell-range-address="$Sheet2.$C$23"/>
        <table:named-range table:name="thermagon_L" table:base-cell-address="$Sheet2.$B$33" table:cell-range-address="$Sheet2.$C$27"/>
        <table:named-range table:name="thermagon_temp_max" table:base-cell-address="$Sheet2.$C$41" table:cell-range-address="$Sheet2.$C$28"/>
        <table:named-range table:name="time_incr" table:base-cell-address="$Sheet2.$B$17" table:cell-range-address="$Sheet2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0:40:36.082275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52:06.628998745</meta:creation-date>
    <dc:date>2018-02-03T22:12:59.862950303</dc:date>
    <meta:editing-duration>PT11H20M55S</meta:editing-duration>
    <meta:editing-cycles>20</meta:editing-cycles>
    <meta:generator>LibreOffice/5.1.6.2$Linux_X86_64 LibreOffice_project/10m0$Build-2</meta:generator>
    <meta:document-statistic meta:table-count="2" meta:cell-count="12125" meta:object-count="1"/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2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2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306cm" svg:height="11.524cm" xlink:href=".." xlink:type="simple" chart:class="chart:scatter" chart:style-name="ch1">
        <chart:legend svg:x="1.258cm" svg:y="0.381cm" style:legend-expansion="custom" chartooo:width="6.365cm" chartooo:height="3.684cm" style:legend-expansion-aspect-ratio="1.72774158523344" chart:style-name="ch2"/>
        <chart:plot-area chart:style-name="ch3" table:cell-range-address="Sheet1.A2:Sheet1.B501 Sheet1.B1:Sheet1.B1 Sheet1.F1:Sheet1.H501 Sheet1.T1:Sheet1.X501" chart:data-source-has-labels="row" svg:x="0.53cm" svg:y="0.274cm" svg:width="19.077cm" svg:height="10.721cm">
          <chartooo:coordinate-region svg:x="1.628cm" svg:y="0.474cm" svg:width="16.616cm" svg:height="9.874cm"/>
          <chart:axis chart:dimension="x" chart:name="primary-x" chart:style-name="ch4">
            <chart:title svg:x="9.508cm" svg:y="10.964cm" chart:style-name="ch5">
              <text:p>Deg. C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6.366cm" chart:style-name="ch8">
              <text:p>Time incr.</text:p>
            </chart:title>
            <chart:grid chart:style-name="ch9" chart:class="major"/>
          </chart:axis>
          <chart:axis chart:dimension="y" chart:name="secondary-y" chart:style-name="ch10">
            <chart:title svg:x="19.746cm" svg:y="6.3cm" chart:style-name="ch8">
              <text:p>Calories</text:p>
            </chart:title>
          </chart:axis>
          <chart:series chart:attached-axis="secondary-y" chart:style-name="ch11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attached-axis="secondary-y" chart:style-name="ch12" chart:values-cell-range-address="Sheet1.F2:Sheet1.F501" chart:label-cell-address="Sheet1.F1:Sheet1.F1" chart:class="chart:scatter">
            <chart:data-point chart:repeated="500"/>
          </chart:series>
          <chart:series chart:attached-axis="primary-y" chart:style-name="ch13" chart:values-cell-range-address="Sheet1.G2:Sheet1.G501" chart:label-cell-address="Sheet1.G1:Sheet1.G1" chart:class="chart:scatter">
            <chart:data-point chart:repeated="500"/>
          </chart:series>
          <chart:series chart:attached-axis="primary-y" chart:style-name="ch14" chart:values-cell-range-address="Sheet1.H2:Sheet1.H501" chart:label-cell-address="Sheet1.H1:Sheet1.H1" chart:class="chart:scatter">
            <chart:data-point chart:repeated="500"/>
          </chart:series>
          <chart:series chart:attached-axis="secondary-y" chart:style-name="ch15" chart:values-cell-range-address="Sheet1.T2:Sheet1.T501" chart:label-cell-address="Sheet1.T1:Sheet1.T1" chart:class="chart:scatter">
            <chart:data-point chart:repeated="500"/>
          </chart:series>
          <chart:series chart:attached-axis="secondary-y" chart:style-name="ch16" chart:values-cell-range-address="Sheet1.U2:Sheet1.U501" chart:label-cell-address="Sheet1.U1:Sheet1.U1" chart:class="chart:scatter">
            <chart:data-point chart:repeated="500"/>
          </chart:series>
          <chart:series chart:attached-axis="secondary-y" chart:style-name="ch17" chart:values-cell-range-address="Sheet1.V2:Sheet1.V501" chart:label-cell-address="Sheet1.V1:Sheet1.V1" chart:class="chart:scatter">
            <chart:data-point chart:repeated="500"/>
          </chart:series>
          <chart:series chart:attached-axis="primary-y" chart:style-name="ch18" chart:values-cell-range-address="Sheet1.W2:Sheet1.W501" chart:label-cell-address="Sheet1.W1:Sheet1.W1" chart:class="chart:scatter">
            <chart:data-point chart:repeated="500"/>
          </chart:series>
          <chart:series chart:attached-axis="primary-y" chart:style-name="ch19" chart:values-cell-range-address="Sheet1.X2:Sheet1.X501" chart:label-cell-address="Sheet1.X1:Sheet1.X1" chart:class="chart:scatter">
            <chart:data-point chart:repeated="5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rner calories in</text:p>
                <draw:g>
                  <svg:desc>Sheet1.B1:Sheet1.B1</svg:desc>
                </draw:g>
              </table:table-cell>
              <table:table-cell office:value-type="string">
                <text:p>Burner calories for temp</text:p>
                <draw:g>
                  <svg:desc>Sheet1.F1:Sheet1.F1</svg:desc>
                </draw:g>
              </table:table-cell>
              <table:table-cell office:value-type="string">
                <text:p>Burner temp, deg. C</text:p>
                <draw:g>
                  <svg:desc>Sheet1.G1:Sheet1.G1</svg:desc>
                </draw:g>
              </table:table-cell>
              <table:table-cell office:value-type="string">
                <text:p>ΔT</text:p>
                <draw:g>
                  <svg:desc>Sheet1.H1:Sheet1.H1</svg:desc>
                </draw:g>
              </table:table-cell>
              <table:table-cell office:value-type="string">
                <text:p>Pot calories in for temp</text:p>
                <draw:g>
                  <svg:desc>Sheet1.T1:Sheet1.T1</svg:desc>
                </draw:g>
              </table:table-cell>
              <table:table-cell office:value-type="string">
                <text:p>Leakage</text:p>
                <draw:g>
                  <svg:desc>Sheet1.U1:Sheet1.U1</svg:desc>
                </draw:g>
              </table:table-cell>
              <table:table-cell office:value-type="string">
                <text:p>Pot calories</text:p>
                <draw:g>
                  <svg:desc>Sheet1.V1:Sheet1.V1</svg:desc>
                </draw:g>
              </table:table-cell>
              <table:table-cell office:value-type="string">
                <text:p>Pot temp</text:p>
                <draw:g>
                  <svg:desc>Sheet1.W1:Sheet1.W1</svg:desc>
                </draw:g>
              </table:table-cell>
              <table:table-cell office:value-type="string">
                <text:p>Duty cycle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">
                <text:p>0</text:p>
                <draw:g>
                  <svg:desc>Sheet1.B2:Sheet1.B501</svg:desc>
                </draw:g>
              </table:table-cell>
              <table:table-cell office:value-type="float" office:value="0">
                <text:p>0</text:p>
                <draw:g>
                  <svg:desc>Sheet1.F2:Sheet1.F501</svg:desc>
                </draw:g>
              </table:table-cell>
              <table:table-cell office:value-type="float" office:value="20">
                <text:p>20</text:p>
                <draw:g>
                  <svg:desc>Sheet1.G2:Sheet1.G501</svg:desc>
                </draw:g>
              </table:table-cell>
              <table:table-cell office:value-type="float" office:value="0">
                <text:p>0</text:p>
                <draw:g>
                  <svg:desc>Sheet1.H2:Sheet1.H501</svg:desc>
                </draw:g>
              </table:table-cell>
              <table:table-cell office:value-type="float" office:value="0">
                <text:p>0</text:p>
                <draw:g>
                  <svg:desc>Sheet1.T2:Sheet1.T501</svg:desc>
                </draw:g>
              </table:table-cell>
              <table:table-cell office:value-type="float" office:value="0">
                <text:p>0</text:p>
                <draw:g>
                  <svg:desc>Sheet1.U2:Sheet1.U501</svg:desc>
                </draw:g>
              </table:table-cell>
              <table:table-cell office:value-type="float" office:value="0">
                <text:p>0</text:p>
                <draw:g>
                  <svg:desc>Sheet1.V2:Sheet1.V501</svg:desc>
                </draw:g>
              </table:table-cell>
              <table:table-cell office:value-type="float" office:value="20">
                <text:p>20</text:p>
                <draw:g>
                  <svg:desc>Sheet1.W2:Sheet1.W501</svg:desc>
                </draw:g>
              </table:table-cell>
              <table:table-cell office:value-type="float" office:value="100">
                <text:p>100</text:p>
                <draw:g>
                  <svg:desc>Sheet1.X2:Sheet1.X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9.922613929492">
                <text:p>429.922613929492</text:p>
              </table:table-cell>
              <table:table-cell office:value-type="float" office:value="20.859845227859">
                <text:p>20.859845227859</text:p>
              </table:table-cell>
              <table:table-cell office:value-type="float" office:value="0.859845227858983">
                <text:p>0.859845227858983</text:p>
              </table:table-cell>
              <table:table-cell office:value-type="float" office:value="3.23063280930485">
                <text:p>3.23063280930485</text:p>
              </table:table-cell>
              <table:table-cell office:value-type="float" office:value="0">
                <text:p>0</text:p>
              </table:table-cell>
              <table:table-cell office:value-type="float" office:value="3.23063280930485">
                <text:p>3.23063280930485</text:p>
              </table:table-cell>
              <table:table-cell office:value-type="float" office:value="20.0011379238013">
                <text:p>20.0011379238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73.12012221747">
                <text:p>1773.12012221747</text:p>
              </table:table-cell>
              <table:table-cell office:value-type="float" office:value="23.5462402444349">
                <text:p>23.5462402444349</text:p>
              </table:table-cell>
              <table:table-cell office:value-type="float" office:value="3.54510232063368">
                <text:p>3.54510232063368</text:p>
              </table:table-cell>
              <table:table-cell office:value-type="float" office:value="21.3963324833533">
                <text:p>21.3963324833533</text:p>
              </table:table-cell>
              <table:table-cell office:value-type="float" office:value="0.0193837968558291">
                <text:p>0.0193837968558291</text:p>
              </table:table-cell>
              <table:table-cell office:value-type="float" office:value="24.6075814958024">
                <text:p>24.6075814958024</text:p>
              </table:table-cell>
              <table:table-cell office:value-type="float" office:value="20.0086675132485">
                <text:p>20.0086675132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56.74566886038">
                <text:p>3256.74566886038</text:p>
              </table:table-cell>
              <table:table-cell office:value-type="float" office:value="26.5134913377208">
                <text:p>26.5134913377208</text:p>
              </table:table-cell>
              <table:table-cell office:value-type="float" office:value="6.50482382447224">
                <text:p>6.50482382447224</text:p>
              </table:table-cell>
              <table:table-cell office:value-type="float" office:value="73.8926331172126">
                <text:p>73.8926331172126</text:p>
              </table:table-cell>
              <table:table-cell office:value-type="float" office:value="0.147645488974814">
                <text:p>0.147645488974814</text:p>
              </table:table-cell>
              <table:table-cell office:value-type="float" office:value="98.3525691240401">
                <text:p>98.3525691240401</text:p>
              </table:table-cell>
              <table:table-cell office:value-type="float" office:value="20.0346426647435">
                <text:p>20.0346426647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84.35409248483">
                <text:p>4184.35409248483</text:p>
              </table:table-cell>
              <table:table-cell office:value-type="float" office:value="28.3687081849697">
                <text:p>28.3687081849697</text:p>
              </table:table-cell>
              <table:table-cell office:value-type="float" office:value="8.33406552022615">
                <text:p>8.33406552022615</text:p>
              </table:table-cell>
              <table:table-cell office:value-type="float" office:value="183.241697973172">
                <text:p>183.241697973172</text:p>
              </table:table-cell>
              <table:table-cell office:value-type="float" office:value="0.590115414744241">
                <text:p>0.590115414744241</text:p>
              </table:table-cell>
              <table:table-cell office:value-type="float" office:value="281.004151682468">
                <text:p>281.004151682468</text:p>
              </table:table-cell>
              <table:table-cell office:value-type="float" office:value="20.0989779189804">
                <text:p>20.0989779189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68.31879704335">
                <text:p>4768.31879704335</text:p>
              </table:table-cell>
              <table:table-cell office:value-type="float" office:value="29.5366375940867">
                <text:p>29.5366375940867</text:p>
              </table:table-cell>
              <table:table-cell office:value-type="float" office:value="9.43765967510634">
                <text:p>9.43765967510634</text:p>
              </table:table-cell>
              <table:table-cell office:value-type="float" office:value="364.916126497909">
                <text:p>364.916126497909</text:p>
              </table:table-cell>
              <table:table-cell office:value-type="float" office:value="1.68602491009481">
                <text:p>1.68602491009481</text:p>
              </table:table-cell>
              <table:table-cell office:value-type="float" office:value="644.234253270282">
                <text:p>644.234253270282</text:p>
              </table:table-cell>
              <table:table-cell office:value-type="float" office:value="20.2269182335662">
                <text:p>20.2269182335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44.96087135419">
                <text:p>5144.96087135419</text:p>
              </table:table-cell>
              <table:table-cell office:value-type="float" office:value="30.2899217427084">
                <text:p>30.2899217427084</text:p>
              </table:table-cell>
              <table:table-cell office:value-type="float" office:value="10.0630035091422">
                <text:p>10.0630035091422</text:p>
              </table:table-cell>
              <table:table-cell office:value-type="float" office:value="615.276510595902">
                <text:p>615.276510595902</text:p>
              </table:table-cell>
              <table:table-cell office:value-type="float" office:value="3.86540551962169">
                <text:p>3.86540551962169</text:p>
              </table:table-cell>
              <table:table-cell office:value-type="float" office:value="1255.64535834656">
                <text:p>1255.64535834656</text:p>
              </table:table-cell>
              <table:table-cell office:value-type="float" office:value="20.4422751898945">
                <text:p>20.4422751898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04.12504139363">
                <text:p>5404.12504139363</text:p>
              </table:table-cell>
              <table:table-cell office:value-type="float" office:value="30.8082500827873">
                <text:p>30.8082500827873</text:p>
              </table:table-cell>
              <table:table-cell office:value-type="float" office:value="10.3659748928928">
                <text:p>10.3659748928928</text:p>
              </table:table-cell>
              <table:table-cell office:value-type="float" office:value="909.682445711639">
                <text:p>909.682445711639</text:p>
              </table:table-cell>
              <table:table-cell office:value-type="float" office:value="7.53387215007938">
                <text:p>7.53387215007938</text:p>
              </table:table-cell>
              <table:table-cell office:value-type="float" office:value="2157.79393190812">
                <text:p>2157.79393190812</text:p>
              </table:table-cell>
              <table:table-cell office:value-type="float" office:value="20.7600384253755">
                <text:p>20.7600384253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6.37261406691">
                <text:p>5606.37261406691</text:p>
              </table:table-cell>
              <table:table-cell office:value-type="float" office:value="31.2127452281338">
                <text:p>31.2127452281338</text:p>
              </table:table-cell>
              <table:table-cell office:value-type="float" office:value="10.4527068027583">
                <text:p>10.4527068027583</text:p>
              </table:table-cell>
              <table:table-cell office:value-type="float" office:value="1209.46082992992">
                <text:p>1209.46082992992</text:p>
              </table:table-cell>
              <table:table-cell office:value-type="float" office:value="12.9467635914487">
                <text:p>12.9467635914487</text:p>
              </table:table-cell>
              <table:table-cell office:value-type="float" office:value="3354.30799824659">
                <text:p>3354.30799824659</text:p>
              </table:table-cell>
              <table:table-cell office:value-type="float" office:value="21.1814858367672">
                <text:p>21.1814858367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92.32661758688">
                <text:p>5792.32661758688</text:p>
              </table:table-cell>
              <table:table-cell office:value-type="float" office:value="31.5846532351738">
                <text:p>31.5846532351738</text:p>
              </table:table-cell>
              <table:table-cell office:value-type="float" office:value="10.4031673984065">
                <text:p>10.4031673984065</text:p>
              </table:table-cell>
              <table:table-cell office:value-type="float" office:value="1474.50140463538">
                <text:p>1474.50140463538</text:p>
              </table:table-cell>
              <table:table-cell office:value-type="float" office:value="20.1258479894795">
                <text:p>20.1258479894795</text:p>
              </table:table-cell>
              <table:table-cell office:value-type="float" office:value="4808.68355489249">
                <text:p>4808.68355489249</text:p>
              </table:table-cell>
              <table:table-cell office:value-type="float" office:value="21.6937596418012">
                <text:p>21.69375964180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987.58715790365">
                <text:p>5987.58715790365</text:p>
              </table:table-cell>
              <table:table-cell office:value-type="float" office:value="31.9751743158073">
                <text:p>31.9751743158073</text:p>
              </table:table-cell>
              <table:table-cell office:value-type="float" office:value="10.2814146740061">
                <text:p>10.2814146740061</text:p>
              </table:table-cell>
              <table:table-cell office:value-type="float" office:value="1677.81126513076">
                <text:p>1677.81126513076</text:p>
              </table:table-cell>
              <table:table-cell office:value-type="float" office:value="28.852101329355">
                <text:p>28.852101329355</text:p>
              </table:table-cell>
              <table:table-cell office:value-type="float" office:value="6457.6427186939">
                <text:p>6457.6427186939</text:p>
              </table:table-cell>
              <table:table-cell office:value-type="float" office:value="22.2745715107343">
                <text:p>22.2745715107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205.7203230444">
                <text:p>6205.7203230444</text:p>
              </table:table-cell>
              <table:table-cell office:value-type="float" office:value="32.4114406460888">
                <text:p>32.4114406460888</text:p>
              </table:table-cell>
              <table:table-cell office:value-type="float" office:value="10.1368691353545">
                <text:p>10.1368691353545</text:p>
              </table:table-cell>
              <table:table-cell office:value-type="float" office:value="1812.38167587327">
                <text:p>1812.38167587327</text:p>
              </table:table-cell>
              <table:table-cell office:value-type="float" office:value="38.7458563121634">
                <text:p>38.7458563121634</text:p>
              </table:table-cell>
              <table:table-cell office:value-type="float" office:value="8231.278538255">
                <text:p>8231.278538255</text:p>
              </table:table-cell>
              <table:table-cell office:value-type="float" office:value="22.8992981612059">
                <text:p>22.89929816120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451.00800067628">
                <text:p>6451.00800067628</text:p>
              </table:table-cell>
              <table:table-cell office:value-type="float" office:value="32.9020160013526">
                <text:p>32.9020160013526</text:p>
              </table:table-cell>
              <table:table-cell office:value-type="float" office:value="10.0027178401467">
                <text:p>10.0027178401467</text:p>
              </table:table-cell>
              <table:table-cell office:value-type="float" office:value="1886.67097757089">
                <text:p>1886.67097757089</text:p>
              </table:table-cell>
              <table:table-cell office:value-type="float" office:value="49.38767122953">
                <text:p>49.38767122953</text:p>
              </table:table-cell>
              <table:table-cell office:value-type="float" office:value="10068.5618445964">
                <text:p>10068.5618445964</text:p>
              </table:table-cell>
              <table:table-cell office:value-type="float" office:value="23.5464433266784">
                <text:p>23.5464433266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721.49751473564">
                <text:p>6721.49751473564</text:p>
              </table:table-cell>
              <table:table-cell office:value-type="float" office:value="33.4429950294713">
                <text:p>33.4429950294713</text:p>
              </table:table-cell>
              <table:table-cell office:value-type="float" office:value="9.89655170279283">
                <text:p>9.89655170279283</text:p>
              </table:table-cell>
              <table:table-cell office:value-type="float" office:value="1917.6476023597">
                <text:p>1917.6476023597</text:p>
              </table:table-cell>
              <table:table-cell office:value-type="float" office:value="60.4113710675782">
                <text:p>60.4113710675782</text:p>
              </table:table-cell>
              <table:table-cell office:value-type="float" office:value="11925.7980758885">
                <text:p>11925.7980758885</text:p>
              </table:table-cell>
              <table:table-cell office:value-type="float" office:value="24.2006164985964">
                <text:p>24.2006164985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011.93153714718">
                <text:p>7011.93153714718</text:p>
              </table:table-cell>
              <table:table-cell office:value-type="float" office:value="34.0238630742944">
                <text:p>34.0238630742944</text:p>
              </table:table-cell>
              <table:table-cell office:value-type="float" office:value="9.82324657569801">
                <text:p>9.82324657569801</text:p>
              </table:table-cell>
              <table:table-cell office:value-type="float" office:value="1922.14538633575">
                <text:p>1922.14538633575</text:p>
              </table:table-cell>
              <table:table-cell office:value-type="float" office:value="71.5547884553309">
                <text:p>71.5547884553309</text:p>
              </table:table-cell>
              <table:table-cell office:value-type="float" office:value="13776.3886737689">
                <text:p>13776.3886737689</text:p>
              </table:table-cell>
              <table:table-cell office:value-type="float" office:value="24.8524488831577">
                <text:p>24.8524488831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316.13675587463">
                <text:p>7316.13675587463</text:p>
              </table:table-cell>
              <table:table-cell office:value-type="float" office:value="34.6322735117493">
                <text:p>34.6322735117493</text:p>
              </table:table-cell>
              <table:table-cell office:value-type="float" office:value="9.77982462859153">
                <text:p>9.77982462859153</text:p>
              </table:table-cell>
              <table:table-cell office:value-type="float" office:value="1911.94283378666">
                <text:p>1911.94283378666</text:p>
              </table:table-cell>
              <table:table-cell office:value-type="float" office:value="82.6583320426135">
                <text:p>82.6583320426135</text:p>
              </table:table-cell>
              <table:table-cell office:value-type="float" office:value="15605.673175513">
                <text:p>15605.673175513</text:p>
              </table:table-cell>
              <table:table-cell office:value-type="float" office:value="25.4967766346219">
                <text:p>25.4967766346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628.49927794116">
                <text:p>7628.49927794116</text:p>
              </table:table-cell>
              <table:table-cell office:value-type="float" office:value="35.2569985558823">
                <text:p>35.2569985558823</text:p>
              </table:table-cell>
              <table:table-cell office:value-type="float" office:value="9.76022192126045">
                <text:p>9.76022192126045</text:p>
              </table:table-cell>
              <table:table-cell office:value-type="float" office:value="1895.25984113084">
                <text:p>1895.25984113084</text:p>
              </table:table-cell>
              <table:table-cell office:value-type="float" office:value="93.6340390530778">
                <text:p>93.6340390530778</text:p>
              </table:table-cell>
              <table:table-cell office:value-type="float" office:value="17407.2989775907">
                <text:p>17407.2989775907</text:p>
              </table:table-cell>
              <table:table-cell office:value-type="float" office:value="26.1313621793667">
                <text:p>26.1313621793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944.5443900485">
                <text:p>7944.5443900485</text:p>
              </table:table-cell>
              <table:table-cell office:value-type="float" office:value="35.889088780097">
                <text:p>35.889088780097</text:p>
              </table:table-cell>
              <table:table-cell office:value-type="float" office:value="9.75772660073027">
                <text:p>9.75772660073027</text:p>
              </table:table-cell>
              <table:table-cell office:value-type="float" office:value="1877.55868949126">
                <text:p>1877.55868949126</text:p>
              </table:table-cell>
              <table:table-cell office:value-type="float" office:value="104.443793865544">
                <text:p>104.443793865544</text:p>
              </table:table-cell>
              <table:table-cell office:value-type="float" office:value="19180.4138732164">
                <text:p>19180.4138732164</text:p>
              </table:table-cell>
              <table:table-cell office:value-type="float" office:value="26.7559053451219">
                <text:p>26.7559053451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261.05827630922">
                <text:p>8261.05827630922</text:p>
              </table:table-cell>
              <table:table-cell office:value-type="float" office:value="36.5221165526184">
                <text:p>36.5221165526184</text:p>
              </table:table-cell>
              <table:table-cell office:value-type="float" office:value="9.76621120749654">
                <text:p>9.76621120749654</text:p>
              </table:table-cell>
              <table:table-cell office:value-type="float" office:value="1862.0809593328">
                <text:p>1862.0809593328</text:p>
              </table:table-cell>
              <table:table-cell office:value-type="float" office:value="115.082483239299">
                <text:p>115.082483239299</text:p>
              </table:table-cell>
              <table:table-cell office:value-type="float" office:value="20927.4123493099">
                <text:p>20927.4123493099</text:p>
              </table:table-cell>
              <table:table-cell office:value-type="float" office:value="27.3712495405379">
                <text:p>27.3712495405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575.97823333098">
                <text:p>8575.97823333098</text:p>
              </table:table-cell>
              <table:table-cell office:value-type="float" office:value="37.151956466662">
                <text:p>37.151956466662</text:p>
              </table:table-cell>
              <table:table-cell office:value-type="float" office:value="9.78070692612408">
                <text:p>9.78070692612408</text:p>
              </table:table-cell>
              <table:table-cell office:value-type="float" office:value="1850.34168560907">
                <text:p>1850.34168560907</text:p>
              </table:table-cell>
              <table:table-cell office:value-type="float" office:value="125.56447409586">
                <text:p>125.56447409586</text:p>
              </table:table-cell>
              <table:table-cell office:value-type="float" office:value="22652.1895608231">
                <text:p>22652.1895608231</text:p>
              </table:table-cell>
              <table:table-cell office:value-type="float" office:value="27.9787667536403">
                <text:p>27.9787667536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888.17500583795">
                <text:p>8888.17500583795</text:p>
              </table:table-cell>
              <table:table-cell office:value-type="float" office:value="37.7763500116759">
                <text:p>37.7763500116759</text:p>
              </table:table-cell>
              <table:table-cell office:value-type="float" office:value="9.79758325803564">
                <text:p>9.79758325803564</text:p>
              </table:table-cell>
              <table:table-cell office:value-type="float" office:value="1842.63583666584">
                <text:p>1842.63583666584</text:p>
              </table:table-cell>
              <table:table-cell office:value-type="float" office:value="135.913137364939">
                <text:p>135.913137364939</text:p>
              </table:table-cell>
              <table:table-cell office:value-type="float" office:value="24358.912260124">
                <text:p>24358.912260124</text:p>
              </table:table-cell>
              <table:table-cell office:value-type="float" office:value="28.5799246370449">
                <text:p>28.5799246370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197.20136872887">
                <text:p>9197.20136872887</text:p>
              </table:table-cell>
              <table:table-cell office:value-type="float" office:value="38.3944027374577">
                <text:p>38.3944027374577</text:p>
              </table:table-cell>
              <table:table-cell office:value-type="float" office:value="9.81447810041285">
                <text:p>9.81447810041285</text:p>
              </table:table-cell>
              <table:table-cell office:value-type="float" office:value="1838.52001989072">
                <text:p>1838.52001989072</text:p>
              </table:table-cell>
              <table:table-cell office:value-type="float" office:value="146.153473560744">
                <text:p>146.153473560744</text:p>
              </table:table-cell>
              <table:table-cell office:value-type="float" office:value="26051.278806454">
                <text:p>26051.278806454</text:p>
              </table:table-cell>
              <table:table-cell office:value-type="float" office:value="29.1760258615457">
                <text:p>29.1760258615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503.05384460366">
                <text:p>9503.05384460366</text:p>
              </table:table-cell>
              <table:table-cell office:value-type="float" office:value="39.0061076892073">
                <text:p>39.0061076892073</text:p>
              </table:table-cell>
              <table:table-cell office:value-type="float" office:value="9.83008182766163">
                <text:p>9.83008182766163</text:p>
              </table:table-cell>
              <table:table-cell office:value-type="float" office:value="1837.20981870194">
                <text:p>1837.20981870194</text:p>
              </table:table-cell>
              <table:table-cell office:value-type="float" office:value="156.307672838724">
                <text:p>156.307672838724</text:p>
              </table:table-cell>
              <table:table-cell office:value-type="float" office:value="27732.1809523172">
                <text:p>27732.1809523172</text:p>
              </table:table-cell>
              <table:table-cell office:value-type="float" office:value="29.7680889873431">
                <text:p>29.7680889873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805.97498402602">
                <text:p>9805.97498402602</text:p>
              </table:table-cell>
              <table:table-cell office:value-type="float" office:value="39.611949968052">
                <text:p>39.611949968052</text:p>
              </table:table-cell>
              <table:table-cell office:value-type="float" office:value="9.84386098070896">
                <text:p>9.84386098070896</text:p>
              </table:table-cell>
              <table:table-cell office:value-type="float" office:value="1837.85632331539">
                <text:p>1837.85632331539</text:p>
              </table:table-cell>
              <table:table-cell office:value-type="float" office:value="166.393085713903">
                <text:p>166.393085713903</text:p>
              </table:table-cell>
              <table:table-cell office:value-type="float" office:value="29403.6441899187">
                <text:p>29403.6441899187</text:p>
              </table:table-cell>
              <table:table-cell office:value-type="float" office:value="30.3568274523068">
                <text:p>30.3568274523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106.3075538735">
                <text:p>10106.3075538735</text:p>
              </table:table-cell>
              <table:table-cell office:value-type="float" office:value="40.212615107747">
                <text:p>40.212615107747</text:p>
              </table:table-cell>
              <table:table-cell office:value-type="float" office:value="9.85578765544015">
                <text:p>9.85578765544015</text:p>
              </table:table-cell>
              <table:table-cell office:value-type="float" office:value="1839.70556304892">
                <text:p>1839.70556304892</text:p>
              </table:table-cell>
              <table:table-cell office:value-type="float" office:value="176.421865139512">
                <text:p>176.421865139512</text:p>
              </table:table-cell>
              <table:table-cell office:value-type="float" office:value="31066.9278878281">
                <text:p>31066.9278878281</text:p>
              </table:table-cell>
              <table:table-cell office:value-type="float" office:value="30.9426848430512">
                <text:p>30.9426848430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404.3995631268">
                <text:p>10404.3995631268</text:p>
              </table:table-cell>
              <table:table-cell office:value-type="float" office:value="40.8087991262535">
                <text:p>40.8087991262535</text:p>
              </table:table-cell>
              <table:table-cell office:value-type="float" office:value="9.86611428320234">
                <text:p>9.86611428320234</text:p>
              </table:table-cell>
              <table:table-cell office:value-type="float" office:value="1842.16770146428">
                <text:p>1842.16770146428</text:p>
              </table:table-cell>
              <table:table-cell office:value-type="float" office:value="186.401567326969">
                <text:p>186.401567326969</text:p>
              </table:table-cell>
              <table:table-cell office:value-type="float" office:value="32722.6940219654">
                <text:p>32722.6940219654</text:p>
              </table:table-cell>
              <table:table-cell office:value-type="float" office:value="31.5258943269462">
                <text:p>31.5258943269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700.5515986861">
                <text:p>10700.5515986861</text:p>
              </table:table-cell>
              <table:table-cell office:value-type="float" office:value="41.4011031973723">
                <text:p>41.4011031973723</text:p>
              </table:table-cell>
              <table:table-cell office:value-type="float" office:value="9.8752088704261">
                <text:p>9.8752088704261</text:p>
              </table:table-cell>
              <table:table-cell office:value-type="float" office:value="1844.82835316092">
                <text:p>1844.82835316092</text:p>
              </table:table-cell>
              <table:table-cell office:value-type="float" office:value="196.336164131793">
                <text:p>196.336164131793</text:p>
              </table:table-cell>
              <table:table-cell office:value-type="float" office:value="34371.1862109946">
                <text:p>34371.1862109946</text:p>
              </table:table-cell>
              <table:table-cell office:value-type="float" office:value="32.1065417136433">
                <text:p>32.1065417136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994.9951132861">
                <text:p>10994.9951132861</text:p>
              </table:table-cell>
              <table:table-cell office:value-type="float" office:value="41.9899902265722">
                <text:p>41.9899902265722</text:p>
              </table:table-cell>
              <table:table-cell office:value-type="float" office:value="9.88344851292889">
                <text:p>9.88344851292889</text:p>
              </table:table-cell>
              <table:table-cell office:value-type="float" office:value="1847.42956377556">
                <text:p>1847.42956377556</text:p>
              </table:table-cell>
              <table:table-cell office:value-type="float" office:value="206.227117265968">
                <text:p>206.227117265968</text:p>
              </table:table-cell>
              <table:table-cell office:value-type="float" office:value="36012.3886575042">
                <text:p>36012.3886575042</text:p>
              </table:table-cell>
              <table:table-cell office:value-type="float" office:value="32.6846214388303">
                <text:p>32.6846214388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287.8907179516">
                <text:p>11287.8907179516</text:p>
              </table:table-cell>
              <table:table-cell office:value-type="float" office:value="42.5757814359033">
                <text:p>42.5757814359033</text:p>
              </table:table-cell>
              <table:table-cell office:value-type="float" office:value="9.89115999707294">
                <text:p>9.89115999707294</text:p>
              </table:table-cell>
              <table:table-cell office:value-type="float" office:value="1849.83709798172">
                <text:p>1849.83709798172</text:p>
              </table:table-cell>
              <table:table-cell office:value-type="float" office:value="216.074331945025">
                <text:p>216.074331945025</text:p>
              </table:table-cell>
              <table:table-cell office:value-type="float" office:value="37646.1514235409">
                <text:p>37646.1514235409</text:p>
              </table:table-cell>
              <table:table-cell office:value-type="float" office:value="33.2600806899543">
                <text:p>33.2600806899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579.3376331974">
                <text:p>11579.3376331974</text:p>
              </table:table-cell>
              <table:table-cell office:value-type="float" office:value="43.1586752663948">
                <text:p>43.1586752663948</text:p>
              </table:table-cell>
              <table:table-cell office:value-type="float" office:value="9.89859457644054">
                <text:p>9.89859457644054</text:p>
              </table:table-cell>
              <table:table-cell office:value-type="float" office:value="1852.0045527811">
                <text:p>1852.0045527811</text:p>
              </table:table-cell>
              <table:table-cell office:value-type="float" office:value="225.876908541245">
                <text:p>225.876908541245</text:p>
              </table:table-cell>
              <table:table-cell office:value-type="float" office:value="39272.2790677807">
                <text:p>39272.2790677807</text:p>
              </table:table-cell>
              <table:table-cell office:value-type="float" office:value="33.8328506268382">
                <text:p>33.8328506268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869.3878787141">
                <text:p>11869.3878787141</text:p>
              </table:table-cell>
              <table:table-cell office:value-type="float" office:value="43.7387757574283">
                <text:p>43.7387757574283</text:p>
              </table:table-cell>
              <table:table-cell office:value-type="float" office:value="9.90592513059001">
                <text:p>9.90592513059001</text:p>
              </table:table-cell>
              <table:table-cell office:value-type="float" office:value="1853.94069889518">
                <text:p>1853.94069889518</text:p>
              </table:table-cell>
              <table:table-cell office:value-type="float" office:value="235.633674406684">
                <text:p>235.633674406684</text:p>
              </table:table-cell>
              <table:table-cell office:value-type="float" office:value="40890.5860922692">
                <text:p>40890.5860922692</text:p>
              </table:table-cell>
              <table:table-cell office:value-type="float" office:value="34.4028659116521">
                <text:p>34.4028659116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158.0609968143">
                <text:p>12158.0609968143</text:p>
              </table:table-cell>
              <table:table-cell office:value-type="float" office:value="44.3161219936286">
                <text:p>44.3161219936286</text:p>
              </table:table-cell>
              <table:table-cell office:value-type="float" office:value="9.91325608197643">
                <text:p>9.91325608197643</text:p>
              </table:table-cell>
              <table:table-cell office:value-type="float" office:value="1855.68333457491">
                <text:p>1855.68333457491</text:p>
              </table:table-cell>
              <table:table-cell office:value-type="float" office:value="245.343516553615">
                <text:p>245.343516553615</text:p>
              </table:table-cell>
              <table:table-cell office:value-type="float" office:value="42500.9259102905">
                <text:p>42500.9259102905</text:p>
              </table:table-cell>
              <table:table-cell office:value-type="float" office:value="34.9700749122475">
                <text:p>34.9700749122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445.3569128724">
                <text:p>12445.3569128724</text:p>
              </table:table-cell>
              <table:table-cell office:value-type="float" office:value="44.8907138257449">
                <text:p>44.8907138257449</text:p>
              </table:table-cell>
              <table:table-cell office:value-type="float" office:value="9.92063891349736">
                <text:p>9.92063891349736</text:p>
              </table:table-cell>
              <table:table-cell office:value-type="float" office:value="1857.28060966252">
                <text:p>1857.28060966252</text:p>
              </table:table-cell>
              <table:table-cell office:value-type="float" office:value="255.005555461743">
                <text:p>255.005555461743</text:p>
              </table:table-cell>
              <table:table-cell office:value-type="float" office:value="44103.2009644913">
                <text:p>44103.2009644913</text:p>
              </table:table-cell>
              <table:table-cell office:value-type="float" office:value="35.534443266058">
                <text:p>35.534443266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731.2658806192">
                <text:p>12731.2658806192</text:p>
              </table:table-cell>
              <table:table-cell office:value-type="float" office:value="45.4625317612384">
                <text:p>45.4625317612384</text:p>
              </table:table-cell>
              <table:table-cell office:value-type="float" office:value="9.92808849518039">
                <text:p>9.92808849518039</text:p>
              </table:table-cell>
              <table:table-cell office:value-type="float" office:value="1858.77924928592">
                <text:p>1858.77924928592</text:p>
              </table:table-cell>
              <table:table-cell office:value-type="float" office:value="264.619205786948">
                <text:p>264.619205786948</text:p>
              </table:table-cell>
              <table:table-cell office:value-type="float" office:value="45697.3610079903">
                <text:p>45697.3610079903</text:p>
              </table:table-cell>
              <table:table-cell office:value-type="float" office:value="36.0959532746555">
                <text:p>36.0959532746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015.7753602824">
                <text:p>13015.7753602824</text:p>
              </table:table-cell>
              <table:table-cell office:value-type="float" office:value="46.0315507205649">
                <text:p>46.0315507205649</text:p>
              </table:table-cell>
              <table:table-cell office:value-type="float" office:value="9.93559744590932">
                <text:p>9.93559744590932</text:p>
              </table:table-cell>
              <table:table-cell office:value-type="float" office:value="1860.21831506659">
                <text:p>1860.21831506659</text:p>
              </table:table-cell>
              <table:table-cell office:value-type="float" office:value="274.184166047942">
                <text:p>274.184166047942</text:p>
              </table:table-cell>
              <table:table-cell office:value-type="float" office:value="47283.3951570089">
                <text:p>47283.3951570089</text:p>
              </table:table-cell>
              <table:table-cell office:value-type="float" office:value="36.6546011044536">
                <text:p>36.6546011044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298.8741987162">
                <text:p>13298.8741987162</text:p>
              </table:table-cell>
              <table:table-cell office:value-type="float" office:value="46.5977483974323">
                <text:p>46.5977483974323</text:p>
              </table:table-cell>
              <table:table-cell office:value-type="float" office:value="9.94314729297874">
                <text:p>9.94314729297874</text:p>
              </table:table-cell>
              <table:table-cell office:value-type="float" office:value="1861.62691928429">
                <text:p>1861.62691928429</text:p>
              </table:table-cell>
              <table:table-cell office:value-type="float" office:value="283.700370942053">
                <text:p>283.700370942053</text:p>
              </table:table-cell>
              <table:table-cell office:value-type="float" office:value="48861.3217053512">
                <text:p>48861.3217053512</text:p>
              </table:table-cell>
              <table:table-cell office:value-type="float" office:value="37.2103931990674">
                <text:p>37.2103931990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580.5547130808">
                <text:p>13580.5547130808</text:p>
              </table:table-cell>
              <table:table-cell office:value-type="float" office:value="47.1611094261616">
                <text:p>47.1611094261616</text:p>
              </table:table-cell>
              <table:table-cell office:value-type="float" office:value="9.95071622709414">
                <text:p>9.95071622709414</text:p>
              </table:table-cell>
              <table:table-cell office:value-type="float" office:value="1863.02443683763">
                <text:p>1863.02443683763</text:p>
              </table:table-cell>
              <table:table-cell office:value-type="float" office:value="293.167930232107">
                <text:p>293.167930232107</text:p>
              </table:table-cell>
              <table:table-cell office:value-type="float" office:value="50431.1782119567">
                <text:p>50431.1782119567</text:p>
              </table:table-cell>
              <table:table-cell office:value-type="float" office:value="37.7633427878592">
                <text:p>37.7633427878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860.8133176591">
                <text:p>13860.8133176591</text:p>
              </table:table-cell>
              <table:table-cell office:value-type="float" office:value="47.7216266353181">
                <text:p>47.7216266353181</text:p>
              </table:table-cell>
              <table:table-cell office:value-type="float" office:value="9.95828384745894">
                <text:p>9.95828384745894</text:p>
              </table:table-cell>
              <table:table-cell office:value-type="float" office:value="1864.42205305184">
                <text:p>1864.42205305184</text:p>
              </table:table-cell>
              <table:table-cell office:value-type="float" office:value="302.58706927174">
                <text:p>302.58706927174</text:p>
              </table:table-cell>
              <table:table-cell office:value-type="float" office:value="51993.0131957368">
                <text:p>51993.0131957368</text:p>
              </table:table-cell>
              <table:table-cell office:value-type="float" office:value="38.313466960615">
                <text:p>38.313466960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139.6502592539">
                <text:p>14139.6502592539</text:p>
              </table:table-cell>
              <table:table-cell office:value-type="float" office:value="48.2793005185078">
                <text:p>48.2793005185078</text:p>
              </table:table-cell>
              <table:table-cell office:value-type="float" office:value="9.96583355789272">
                <text:p>9.96583355789272</text:p>
              </table:table-cell>
              <table:table-cell office:value-type="float" office:value="1865.82481725069">
                <text:p>1865.82481725069</text:p>
              </table:table-cell>
              <table:table-cell office:value-type="float" office:value="311.958079174421">
                <text:p>311.958079174421</text:p>
              </table:table-cell>
              <table:table-cell office:value-type="float" office:value="53546.8799338131">
                <text:p>53546.8799338131</text:p>
              </table:table-cell>
              <table:table-cell office:value-type="float" office:value="38.8607844831027">
                <text:p>38.8607844831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417.0689024481">
                <text:p>14417.0689024481</text:p>
              </table:table-cell>
              <table:table-cell office:value-type="float" office:value="48.8341378048963">
                <text:p>48.8341378048963</text:p>
              </table:table-cell>
              <table:table-cell office:value-type="float" office:value="9.97335332179359">
                <text:p>9.97335332179359</text:p>
              </table:table-cell>
              <table:table-cell office:value-type="float" office:value="1867.23367283699">
                <text:p>1867.23367283699</text:p>
              </table:table-cell>
              <table:table-cell office:value-type="float" office:value="321.281279602878">
                <text:p>321.281279602878</text:p>
              </table:table-cell>
              <table:table-cell office:value-type="float" office:value="55092.8323270472">
                <text:p>55092.8323270472</text:p>
              </table:table-cell>
              <table:table-cell office:value-type="float" office:value="39.4053143407894">
                <text:p>39.4053143407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693.0748730364">
                <text:p>14693.0748730364</text:p>
              </table:table-cell>
              <table:table-cell office:value-type="float" office:value="49.3861497460727">
                <text:p>49.3861497460727</text:p>
              </table:table-cell>
              <table:table-cell office:value-type="float" office:value="9.98083540528337">
                <text:p>9.98083540528337</text:p>
              </table:table-cell>
              <table:table-cell office:value-type="float" office:value="1868.64717617633">
                <text:p>1868.64717617633</text:p>
              </table:table-cell>
              <table:table-cell office:value-type="float" office:value="330.556993962283">
                <text:p>330.556993962283</text:p>
              </table:table-cell>
              <table:table-cell office:value-type="float" office:value="56630.9225092612">
                <text:p>56630.9225092612</text:p>
              </table:table-cell>
              <table:table-cell office:value-type="float" office:value="39.9470748967391">
                <text:p>39.9470748967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967.6752497095">
                <text:p>14967.6752497095</text:p>
              </table:table-cell>
              <table:table-cell office:value-type="float" office:value="49.935350499419">
                <text:p>49.935350499419</text:p>
              </table:table-cell>
              <table:table-cell office:value-type="float" office:value="9.98827560267993">
                <text:p>9.98827560267993</text:p>
              </table:table-cell>
              <table:table-cell office:value-type="float" office:value="1870.06279159785">
                <text:p>1870.06279159785</text:p>
              </table:table-cell>
              <table:table-cell office:value-type="float" office:value="339.785535055567">
                <text:p>339.785535055567</text:p>
              </table:table-cell>
              <table:table-cell office:value-type="float" office:value="58161.1997658035">
                <text:p>58161.1997658035</text:p>
              </table:table-cell>
              <table:table-cell office:value-type="float" office:value="40.4860835106997">
                <text:p>40.4860835106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240.8779012434">
                <text:p>15240.8779012434</text:p>
              </table:table-cell>
              <table:table-cell office:value-type="float" office:value="50.4817558024868">
                <text:p>50.4817558024868</text:p>
              </table:table-cell>
              <table:table-cell office:value-type="float" office:value="9.9956722917871">
                <text:p>9.9956722917871</text:p>
              </table:table-cell>
              <table:table-cell office:value-type="float" office:value="1871.47776291667">
                <text:p>1871.47776291667</text:p>
              </table:table-cell>
              <table:table-cell office:value-type="float" office:value="348.967198594821">
                <text:p>348.967198594821</text:p>
              </table:table-cell>
              <table:table-cell office:value-type="float" office:value="59683.7103301253">
                <text:p>59683.7103301253</text:p>
              </table:table-cell>
              <table:table-cell office:value-type="float" office:value="41.0223564674511">
                <text:p>41.0223564674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512.6910011617">
                <text:p>15512.6910011617</text:p>
              </table:table-cell>
              <table:table-cell office:value-type="float" office:value="51.0253820023234">
                <text:p>51.0253820023234</text:p>
              </table:table-cell>
              <table:table-cell office:value-type="float" office:value="10.0030255348723">
                <text:p>10.0030255348723</text:p>
              </table:table-cell>
              <table:table-cell office:value-type="float" office:value="1872.88962412981">
                <text:p>1872.88962412981</text:p>
              </table:table-cell>
              <table:table-cell office:value-type="float" office:value="358.102261980752">
                <text:p>358.102261980752</text:p>
              </table:table-cell>
              <table:table-cell office:value-type="float" office:value="61198.4976922744">
                <text:p>61198.4976922744</text:p>
              </table:table-cell>
              <table:table-cell office:value-type="float" office:value="41.5559090854661">
                <text:p>41.5559090854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783.1227112906">
                <text:p>15783.1227112906</text:p>
              </table:table-cell>
              <table:table-cell office:value-type="float" office:value="51.5662454225811">
                <text:p>51.5662454225811</text:p>
              </table:table-cell>
              <table:table-cell office:value-type="float" office:value="10.010336337115">
                <text:p>10.010336337115</text:p>
              </table:table-cell>
              <table:table-cell office:value-type="float" office:value="1874.29643689061">
                <text:p>1874.29643689061</text:p>
              </table:table-cell>
              <table:table-cell office:value-type="float" office:value="367.190986153646">
                <text:p>367.190986153646</text:p>
              </table:table-cell>
              <table:table-cell office:value-type="float" office:value="62705.6031430113">
                <text:p>62705.6031430113</text:p>
              </table:table-cell>
              <table:table-cell office:value-type="float" office:value="42.0867559085638">
                <text:p>42.0867559085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052.1810046217">
                <text:p>16052.1810046217</text:p>
              </table:table-cell>
              <table:table-cell office:value-type="float" office:value="52.1043620092434">
                <text:p>52.1043620092434</text:p>
              </table:table-cell>
              <table:table-cell office:value-type="float" office:value="10.0176061006796">
                <text:p>10.0176061006796</text:p>
              </table:table-cell>
              <table:table-cell office:value-type="float" office:value="1875.69684310179">
                <text:p>1875.69684310179</text:p>
              </table:table-cell>
              <table:table-cell office:value-type="float" office:value="376.233618858068">
                <text:p>376.233618858068</text:p>
              </table:table-cell>
              <table:table-cell office:value-type="float" office:value="64205.0663672551">
                <text:p>64205.0663672551</text:p>
              </table:table-cell>
              <table:table-cell office:value-type="float" office:value="42.6149109149387">
                <text:p>42.6149109149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319.8735907345">
                <text:p>16319.8735907345</text:p>
              </table:table-cell>
              <table:table-cell office:value-type="float" office:value="52.6397471814689">
                <text:p>52.6397471814689</text:p>
              </table:table-cell>
              <table:table-cell office:value-type="float" office:value="10.0248362665302">
                <text:p>10.0248362665302</text:p>
              </table:table-cell>
              <table:table-cell office:value-type="float" office:value="1877.09000832114">
                <text:p>1877.09000832114</text:p>
              </table:table-cell>
              <table:table-cell office:value-type="float" office:value="385.23039820353">
                <text:p>385.23039820353</text:p>
              </table:table-cell>
              <table:table-cell office:value-type="float" office:value="65696.9259773727">
                <text:p>65696.9259773727</text:p>
              </table:table-cell>
              <table:table-cell office:value-type="float" office:value="43.1403877050011">
                <text:p>43.1403877050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586.2079085068">
                <text:p>16586.2079085068</text:p>
              </table:table-cell>
              <table:table-cell office:value-type="float" office:value="53.1724158170135">
                <text:p>53.1724158170135</text:p>
              </table:table-cell>
              <table:table-cell office:value-type="float" office:value="10.0320281120125">
                <text:p>10.0320281120125</text:p>
              </table:table-cell>
              <table:table-cell office:value-type="float" office:value="1878.4755135818">
                <text:p>1878.4755135818</text:p>
              </table:table-cell>
              <table:table-cell office:value-type="float" office:value="394.181555864236">
                <text:p>394.181555864236</text:p>
              </table:table-cell>
              <table:table-cell office:value-type="float" office:value="67181.2199350902">
                <text:p>67181.2199350902</text:p>
              </table:table-cell>
              <table:table-cell office:value-type="float" office:value="43.6631996499862">
                <text:p>43.6631996499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851.1911568528">
                <text:p>16851.1911568528</text:p>
              </table:table-cell>
              <table:table-cell office:value-type="float" office:value="53.7023823137055">
                <text:p>53.7023823137055</text:p>
              </table:table-cell>
              <table:table-cell office:value-type="float" office:value="10.0391826637193">
                <text:p>10.0391826637193</text:p>
              </table:table-cell>
              <table:table-cell office:value-type="float" office:value="1879.85323482713">
                <text:p>1879.85323482713</text:p>
              </table:table-cell>
              <table:table-cell office:value-type="float" office:value="403.087319610541">
                <text:p>403.087319610541</text:p>
              </table:table-cell>
              <table:table-cell office:value-type="float" office:value="68657.9858503068">
                <text:p>68657.9858503068</text:p>
              </table:table-cell>
              <table:table-cell office:value-type="float" office:value="44.1833599972057">
                <text:p>44.1833599972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114.8303418295">
                <text:p>17114.8303418295</text:p>
              </table:table-cell>
              <table:table-cell office:value-type="float" office:value="54.229660683659">
                <text:p>54.229660683659</text:p>
              </table:table-cell>
              <table:table-cell office:value-type="float" office:value="10.0463006864533">
                <text:p>10.0463006864533</text:p>
              </table:table-cell>
              <table:table-cell office:value-type="float" office:value="1881.22323329721">
                <text:p>1881.22323329721</text:p>
              </table:table-cell>
              <table:table-cell office:value-type="float" office:value="411.947915101841">
                <text:p>411.947915101841</text:p>
              </table:table-cell>
              <table:table-cell office:value-type="float" office:value="70127.2611685022">
                <text:p>70127.2611685022</text:p>
              </table:table-cell>
              <table:table-cell office:value-type="float" office:value="44.7008819360577">
                <text:p>44.7008819360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377.1323258172">
                <text:p>17377.1323258172</text:p>
              </table:table-cell>
              <table:table-cell office:value-type="float" office:value="54.7542646516344">
                <text:p>54.7542646516344</text:p>
              </table:table-cell>
              <table:table-cell office:value-type="float" office:value="10.0533827155767">
                <text:p>10.0533827155767</text:p>
              </table:table-cell>
              <table:table-cell office:value-type="float" office:value="1882.58566806394">
                <text:p>1882.58566806394</text:p>
              </table:table-cell>
              <table:table-cell office:value-type="float" office:value="420.763567011013">
                <text:p>420.763567011013</text:p>
              </table:table-cell>
              <table:table-cell office:value-type="float" office:value="71589.0832695551">
                <text:p>71589.0832695551</text:p>
              </table:table-cell>
              <table:table-cell office:value-type="float" office:value="45.215778632834">
                <text:p>45.215778632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638.1038706223">
                <text:p>17638.1038706223</text:p>
              </table:table-cell>
              <table:table-cell office:value-type="float" office:value="55.2762077412446">
                <text:p>55.2762077412446</text:p>
              </table:table-cell>
              <table:table-cell office:value-type="float" office:value="10.0604291084106">
                <text:p>10.0604291084106</text:p>
              </table:table-cell>
              <table:table-cell office:value-type="float" office:value="1883.94073359976">
                <text:p>1883.94073359976</text:p>
              </table:table-cell>
              <table:table-cell office:value-type="float" office:value="429.534499617331">
                <text:p>429.534499617331</text:p>
              </table:table-cell>
              <table:table-cell office:value-type="float" office:value="73043.4895035375">
                <text:p>73043.4895035375</text:p>
              </table:table-cell>
              <table:table-cell office:value-type="float" office:value="45.7280632433273">
                <text:p>45.7280632433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897.7516709244">
                <text:p>17897.7516709244</text:p>
              </table:table-cell>
              <table:table-cell office:value-type="float" office:value="55.7955033418488">
                <text:p>55.7955033418488</text:p>
              </table:table-cell>
              <table:table-cell office:value-type="float" office:value="10.0674400985215">
                <text:p>10.0674400985215</text:p>
              </table:table-cell>
              <table:table-cell office:value-type="float" office:value="1885.28862027734">
                <text:p>1885.28862027734</text:p>
              </table:table-cell>
              <table:table-cell office:value-type="float" office:value="438.260937021225">
                <text:p>438.260937021225</text:p>
              </table:table-cell>
              <table:table-cell office:value-type="float" office:value="74490.5171867936">
                <text:p>74490.5171867936</text:p>
              </table:table-cell>
              <table:table-cell office:value-type="float" office:value="46.2377489114505">
                <text:p>46.2377489114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156.082377525">
                <text:p>18156.082377525</text:p>
              </table:table-cell>
              <table:table-cell office:value-type="float" office:value="56.3121647550499">
                <text:p>56.3121647550499</text:p>
              </table:table-cell>
              <table:table-cell office:value-type="float" office:value="10.0744158435995">
                <text:p>10.0744158435995</text:p>
              </table:table-cell>
              <table:table-cell office:value-type="float" office:value="1886.62949326994">
                <text:p>1886.62949326994</text:p>
              </table:table-cell>
              <table:table-cell office:value-type="float" office:value="446.943103120762">
                <text:p>446.943103120762</text:p>
              </table:table-cell>
              <table:table-cell office:value-type="float" office:value="75930.2035769428">
                <text:p>75930.2035769428</text:p>
              </table:table-cell>
              <table:table-cell office:value-type="float" office:value="46.7448487604318">
                <text:p>46.7448487604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413.1026116016">
                <text:p>18413.1026116016</text:p>
              </table:table-cell>
              <table:table-cell office:value-type="float" office:value="56.8262052232033">
                <text:p>56.8262052232033</text:p>
              </table:table-cell>
              <table:table-cell office:value-type="float" office:value="10.0813564627714">
                <text:p>10.0813564627714</text:p>
              </table:table-cell>
              <table:table-cell office:value-type="float" office:value="1887.96348465655">
                <text:p>1887.96348465655</text:p>
              </table:table-cell>
              <table:table-cell office:value-type="float" office:value="455.581221461657">
                <text:p>455.581221461657</text:p>
              </table:table-cell>
              <table:table-cell office:value-type="float" office:value="77362.5858401377">
                <text:p>77362.5858401377</text:p>
              </table:table-cell>
              <table:table-cell office:value-type="float" office:value="47.2493758812824">
                <text:p>47.2493758812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668.8189719527">
                <text:p>18668.8189719527</text:p>
              </table:table-cell>
              <table:table-cell office:value-type="float" office:value="57.3376379439054">
                <text:p>57.3376379439054</text:p>
              </table:table-cell>
              <table:table-cell office:value-type="float" office:value="10.088262062623">
                <text:p>10.088262062623</text:p>
              </table:table-cell>
              <table:table-cell office:value-type="float" office:value="1889.29069393628">
                <text:p>1889.29069393628</text:p>
              </table:table-cell>
              <table:table-cell office:value-type="float" office:value="464.175515040826">
                <text:p>464.175515040826</text:p>
              </table:table-cell>
              <table:table-cell office:value-type="float" office:value="78787.7010190331">
                <text:p>78787.7010190331</text:p>
              </table:table-cell>
              <table:table-cell office:value-type="float" office:value="47.7513433215136">
                <text:p>47.7513433215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923.2380373531">
                <text:p>18923.2380373531</text:p>
              </table:table-cell>
              <table:table-cell office:value-type="float" office:value="57.8464760747063">
                <text:p>57.8464760747063</text:p>
              </table:table-cell>
              <table:table-cell office:value-type="float" office:value="10.0951327531926">
                <text:p>10.0951327531926</text:p>
              </table:table-cell>
              <table:table-cell office:value-type="float" office:value="1890.61119308201">
                <text:p>1890.61119308201</text:p>
              </table:table-cell>
              <table:table-cell office:value-type="float" office:value="472.726206114199">
                <text:p>472.726206114199</text:p>
              </table:table-cell>
              <table:table-cell office:value-type="float" office:value="80205.586006001">
                <text:p>80205.586006001</text:p>
              </table:table-cell>
              <table:table-cell office:value-type="float" office:value="48.2507640757029">
                <text:p>48.2507640757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176.366365906">
                <text:p>19176.366365906</text:p>
              </table:table-cell>
              <table:table-cell office:value-type="float" office:value="58.3527327318119">
                <text:p>58.3527327318119</text:p>
              </table:table-cell>
              <table:table-cell office:value-type="float" office:value="10.101968656109">
                <text:p>10.101968656109</text:p>
              </table:table-cell>
              <table:table-cell office:value-type="float" office:value="1891.9250333413">
                <text:p>1891.9250333413</text:p>
              </table:table-cell>
              <table:table-cell office:value-type="float" office:value="481.233516036006">
                <text:p>481.233516036006</text:p>
              </table:table-cell>
              <table:table-cell office:value-type="float" office:value="81616.2775233062">
                <text:p>81616.2775233062</text:p>
              </table:table-cell>
              <table:table-cell office:value-type="float" office:value="48.747651078511">
                <text:p>48.747651078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428.2104928649">
                <text:p>19428.2104928649</text:p>
              </table:table-cell>
              <table:table-cell office:value-type="float" office:value="58.8564209857297">
                <text:p>58.8564209857297</text:p>
              </table:table-cell>
              <table:table-cell office:value-type="float" office:value="10.1087699072188">
                <text:p>10.1087699072188</text:p>
              </table:table-cell>
              <table:table-cell office:value-type="float" office:value="1893.23225199491">
                <text:p>1893.23225199491</text:p>
              </table:table-cell>
              <table:table-cell office:value-type="float" office:value="489.697665139838">
                <text:p>489.697665139838</text:p>
              </table:table-cell>
              <table:table-cell office:value-type="float" office:value="83019.8121101613">
                <text:p>83019.8121101613</text:p>
              </table:table-cell>
              <table:table-cell office:value-type="float" office:value="49.242017200122">
                <text:p>49.242017200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678.7769279632">
                <text:p>19678.7769279632</text:p>
              </table:table-cell>
              <table:table-cell office:value-type="float" office:value="59.3575538559264">
                <text:p>59.3575538559264</text:p>
              </table:table-cell>
              <table:table-cell office:value-type="float" office:value="10.1155366558044">
                <text:p>10.1155366558044</text:p>
              </table:table-cell>
              <table:table-cell office:value-type="float" office:value="1894.53287809717">
                <text:p>1894.53287809717</text:p>
              </table:table-cell>
              <table:table-cell office:value-type="float" office:value="498.118872660968">
                <text:p>498.118872660968</text:p>
              </table:table-cell>
              <table:table-cell office:value-type="float" office:value="84416.2261155975">
                <text:p>84416.2261155975</text:p>
              </table:table-cell>
              <table:table-cell office:value-type="float" office:value="49.733875243733">
                <text:p>49.733875243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928.07215289">
                <text:p>19928.07215289</text:p>
              </table:table-cell>
              <table:table-cell office:value-type="float" office:value="59.8561443057799">
                <text:p>59.8561443057799</text:p>
              </table:table-cell>
              <table:table-cell office:value-type="float" office:value="10.1222690620469">
                <text:p>10.1222690620469</text:p>
              </table:table-cell>
              <table:table-cell office:value-type="float" office:value="1895.82693681243">
                <text:p>1895.82693681243</text:p>
              </table:table-cell>
              <table:table-cell office:value-type="float" office:value="506.497356693585">
                <text:p>506.497356693585</text:p>
              </table:table-cell>
              <table:table-cell office:value-type="float" office:value="85805.5556957164">
                <text:p>85805.5556957164</text:p>
              </table:table-cell>
              <table:table-cell office:value-type="float" office:value="50.2232379445853">
                <text:p>50.2232379445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176.1026192423">
                <text:p>20176.1026192423</text:p>
              </table:table-cell>
              <table:table-cell office:value-type="float" office:value="60.3522052384845">
                <text:p>60.3522052384845</text:p>
              </table:table-cell>
              <table:table-cell office:value-type="float" office:value="10.1289672938993">
                <text:p>10.1289672938993</text:p>
              </table:table-cell>
              <table:table-cell office:value-type="float" office:value="1897.11445234283">
                <text:p>1897.11445234283</text:p>
              </table:table-cell>
              <table:table-cell office:value-type="float" office:value="514.833334174298">
                <text:p>514.833334174298</text:p>
              </table:table-cell>
              <table:table-cell office:value-type="float" office:value="87187.8368138849">
                <text:p>87187.8368138849</text:p>
              </table:table-cell>
              <table:table-cell office:value-type="float" office:value="50.7101179700333">
                <text:p>50.7101179700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422.8747470654">
                <text:p>20422.8747470654</text:p>
              </table:table-cell>
              <table:table-cell office:value-type="float" office:value="60.8457494941308">
                <text:p>60.8457494941308</text:p>
              </table:table-cell>
              <table:table-cell office:value-type="float" office:value="10.1356315240975">
                <text:p>10.1356315240975</text:p>
              </table:table-cell>
              <table:table-cell office:value-type="float" office:value="1898.39544965193">
                <text:p>1898.39544965193</text:p>
              </table:table-cell>
              <table:table-cell office:value-type="float" office:value="523.127020883309">
                <text:p>523.127020883309</text:p>
              </table:table-cell>
              <table:table-cell office:value-type="float" office:value="88563.1052426535">
                <text:p>88563.1052426535</text:p>
              </table:table-cell>
              <table:table-cell office:value-type="float" office:value="51.1945279202206">
                <text:p>51.1945279202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668.3949239543">
                <text:p>20668.3949239543</text:p>
              </table:table-cell>
              <table:table-cell office:value-type="float" office:value="61.3367898479085">
                <text:p>61.3367898479085</text:p>
              </table:table-cell>
              <table:table-cell office:value-type="float" office:value="10.142261927688">
                <text:p>10.142261927688</text:p>
              </table:table-cell>
              <table:table-cell office:value-type="float" office:value="1899.66995527388">
                <text:p>1899.66995527388</text:p>
              </table:table-cell>
              <table:table-cell office:value-type="float" office:value="531.378631455921">
                <text:p>531.378631455921</text:p>
              </table:table-cell>
              <table:table-cell office:value-type="float" office:value="89931.3965664715">
                <text:p>89931.3965664715</text:p>
              </table:table-cell>
              <table:table-cell office:value-type="float" office:value="51.6764803290356">
                <text:p>51.6764803290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912.6695046193">
                <text:p>20912.6695046193</text:p>
              </table:table-cell>
              <table:table-cell office:value-type="float" office:value="61.8253390092386">
                <text:p>61.8253390092386</text:p>
              </table:table-cell>
              <table:table-cell office:value-type="float" office:value="10.148858680203">
                <text:p>10.148858680203</text:p>
              </table:table-cell>
              <table:table-cell office:value-type="float" office:value="1900.93799750181">
                <text:p>1900.93799750181</text:p>
              </table:table-cell>
              <table:table-cell office:value-type="float" office:value="539.588379398829">
                <text:p>539.588379398829</text:p>
              </table:table-cell>
              <table:table-cell office:value-type="float" office:value="91292.7461845744">
                <text:p>91292.7461845744</text:p>
              </table:table-cell>
              <table:table-cell office:value-type="float" office:value="52.1559876651293">
                <text:p>52.1559876651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155.7048107952">
                <text:p>21155.7048107952</text:p>
              </table:table-cell>
              <table:table-cell office:value-type="float" office:value="62.3114096215903">
                <text:p>62.3114096215903</text:p>
              </table:table-cell>
              <table:table-cell office:value-type="float" office:value="10.155421956461">
                <text:p>10.155421956461</text:p>
              </table:table-cell>
              <table:table-cell office:value-type="float" office:value="1902.19960620781">
                <text:p>1902.19960620781</text:p>
              </table:table-cell>
              <table:table-cell office:value-type="float" office:value="547.756477107447">
                <text:p>547.756477107447</text:p>
              </table:table-cell>
              <table:table-cell office:value-type="float" office:value="92647.1893136748">
                <text:p>92647.1893136748</text:p>
              </table:table-cell>
              <table:table-cell office:value-type="float" office:value="52.6330623328627">
                <text:p>52.6330623328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397.507131375">
                <text:p>21397.507131375</text:p>
              </table:table-cell>
              <table:table-cell office:value-type="float" office:value="62.79501426275">
                <text:p>62.79501426275</text:p>
              </table:table-cell>
              <table:table-cell office:value-type="float" office:value="10.1619519298873">
                <text:p>10.1619519298873</text:p>
              </table:table-cell>
              <table:table-cell office:value-type="float" office:value="1903.45481248742">
                <text:p>1903.45481248742</text:p>
              </table:table-cell>
              <table:table-cell office:value-type="float" office:value="555.883135882049">
                <text:p>555.883135882049</text:p>
              </table:table-cell>
              <table:table-cell office:value-type="float" office:value="93994.7609902802">
                <text:p>93994.7609902802</text:p>
              </table:table-cell>
              <table:table-cell office:value-type="float" office:value="53.1077166731231">
                <text:p>53.1077166731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638.0827226719">
                <text:p>21638.0827226719</text:p>
              </table:table-cell>
              <table:table-cell office:value-type="float" office:value="63.2761654453439">
                <text:p>63.2761654453439</text:p>
              </table:table-cell>
              <table:table-cell office:value-type="float" office:value="10.1684487722208">
                <text:p>10.1684487722208</text:p>
              </table:table-cell>
              <table:table-cell office:value-type="float" office:value="1904.70364826027">
                <text:p>1904.70364826027</text:p>
              </table:table-cell>
              <table:table-cell office:value-type="float" office:value="563.968565941681">
                <text:p>563.968565941681</text:p>
              </table:table-cell>
              <table:table-cell office:value-type="float" office:value="95335.4960725988">
                <text:p>95335.4960725988</text:p>
              </table:table-cell>
              <table:table-cell office:value-type="float" office:value="53.5799629639957">
                <text:p>53.5799629639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877.4378087361">
                <text:p>21877.4378087361</text:p>
              </table:table-cell>
              <table:table-cell office:value-type="float" office:value="63.7548756174723">
                <text:p>63.7548756174723</text:p>
              </table:table-cell>
              <table:table-cell office:value-type="float" office:value="10.1749126534765">
                <text:p>10.1749126534765</text:p>
              </table:table-cell>
              <table:table-cell office:value-type="float" office:value="1905.94614590559">
                <text:p>1905.94614590559</text:p>
              </table:table-cell>
              <table:table-cell office:value-type="float" office:value="572.012976435593">
                <text:p>572.012976435593</text:p>
              </table:table-cell>
              <table:table-cell office:value-type="float" office:value="96669.4292420688">
                <text:p>96669.4292420688</text:p>
              </table:table-cell>
              <table:table-cell office:value-type="float" office:value="54.0498134213022">
                <text:p>54.0498134213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115.5785816784">
                <text:p>22115.5785816784</text:p>
              </table:table-cell>
              <table:table-cell office:value-type="float" office:value="64.2311571633568">
                <text:p>64.2311571633568</text:p>
              </table:table-cell>
              <table:table-cell office:value-type="float" office:value="10.1813437420546">
                <text:p>10.1813437420546</text:p>
              </table:table-cell>
              <table:table-cell office:value-type="float" office:value="1907.18233797062">
                <text:p>1907.18233797062</text:p>
              </table:table-cell>
              <table:table-cell office:value-type="float" office:value="580.016575452413">
                <text:p>580.016575452413</text:p>
              </table:table-cell>
              <table:table-cell office:value-type="float" office:value="97996.595004587">
                <text:p>97996.595004587</text:p>
              </table:table-cell>
              <table:table-cell office:value-type="float" office:value="54.5172801990332">
                <text:p>54.5172801990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352.5112019737">
                <text:p>22352.5112019737</text:p>
              </table:table-cell>
              <table:table-cell office:value-type="float" office:value="64.7050224039474">
                <text:p>64.7050224039474</text:p>
              </table:table-cell>
              <table:table-cell office:value-type="float" office:value="10.1877422049143">
                <text:p>10.1877422049143</text:p>
              </table:table-cell>
              <table:table-cell office:value-type="float" office:value="1908.41225696207">
                <text:p>1908.41225696207</text:p>
              </table:table-cell>
              <table:table-cell office:value-type="float" office:value="587.979570027522">
                <text:p>587.979570027522</text:p>
              </table:table-cell>
              <table:table-cell office:value-type="float" office:value="99317.0276915215">
                <text:p>99317.0276915215</text:p>
              </table:table-cell>
              <table:table-cell office:value-type="float" office:value="54.9823753897054">
                <text:p>54.9823753897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588.2417987319">
                <text:p>22588.2417987319</text:p>
              </table:table-cell>
              <table:table-cell office:value-type="float" office:value="65.1764835974638">
                <text:p>65.1764835974638</text:p>
              </table:table-cell>
              <table:table-cell office:value-type="float" office:value="10.1941082077585">
                <text:p>10.1941082077585</text:p>
              </table:table-cell>
              <table:table-cell office:value-type="float" office:value="1909.63593521405">
                <text:p>1909.63593521405</text:p>
              </table:table-cell>
              <table:table-cell office:value-type="float" office:value="595.902166149129">
                <text:p>595.902166149129</text:p>
              </table:table-cell>
              <table:table-cell office:value-type="float" office:value="100630.761460586">
                <text:p>100630.761460586</text:p>
              </table:table-cell>
              <table:table-cell office:value-type="float" office:value="55.4451110246692">
                <text:p>55.4451110246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822.7764699336">
                <text:p>22822.7764699336</text:p>
              </table:table-cell>
              <table:table-cell office:value-type="float" office:value="65.6455529398672">
                <text:p>65.6455529398672</text:p>
              </table:table-cell>
              <table:table-cell office:value-type="float" office:value="10.200441915198">
                <text:p>10.200441915198</text:p>
              </table:table-cell>
              <table:table-cell office:value-type="float" office:value="1910.85340481744">
                <text:p>1910.85340481744</text:p>
              </table:table-cell>
              <table:table-cell office:value-type="float" office:value="603.784568763519">
                <text:p>603.784568763519</text:p>
              </table:table-cell>
              <table:table-cell office:value-type="float" office:value="101937.83029664">
                <text:p>101937.83029664</text:p>
              </table:table-cell>
              <table:table-cell office:value-type="float" office:value="55.9054990743906">
                <text:p>55.9054990743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056.1212826354">
                <text:p>23056.1212826354</text:p>
              </table:table-cell>
              <table:table-cell office:value-type="float" office:value="66.1122425652709">
                <text:p>66.1122425652709</text:p>
              </table:table-cell>
              <table:table-cell office:value-type="float" office:value="10.2067434908803">
                <text:p>10.2067434908803</text:p>
              </table:table-cell>
              <table:table-cell office:value-type="float" office:value="1912.06469759356">
                <text:p>1912.06469759356</text:p>
              </table:table-cell>
              <table:table-cell office:value-type="float" office:value="611.626981779842">
                <text:p>611.626981779842</text:p>
              </table:table-cell>
              <table:table-cell office:value-type="float" office:value="103238.268012454">
                <text:p>103238.268012454</text:p>
              </table:table-cell>
              <table:table-cell office:value-type="float" office:value="56.3635514487209">
                <text:p>56.3635514487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288.282273151">
                <text:p>23288.282273151</text:p>
              </table:table-cell>
              <table:table-cell office:value-type="float" office:value="66.5765645463021">
                <text:p>66.5765645463021</text:p>
              </table:table-cell>
              <table:table-cell office:value-type="float" office:value="10.2130130975812">
                <text:p>10.2130130975812</text:p>
              </table:table-cell>
              <table:table-cell office:value-type="float" office:value="1913.26984509614">
                <text:p>1913.26984509614</text:p>
              </table:table-cell>
              <table:table-cell office:value-type="float" office:value="619.429608074725">
                <text:p>619.429608074725</text:p>
              </table:table-cell>
              <table:table-cell office:value-type="float" office:value="104532.108249476">
                <text:p>104532.108249476</text:p>
              </table:table-cell>
              <table:table-cell office:value-type="float" office:value="56.8192799971665">
                <text:p>56.819279997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519.2654472147">
                <text:p>23519.2654472147</text:p>
              </table:table-cell>
              <table:table-cell office:value-type="float" office:value="67.0385308944294">
                <text:p>67.0385308944294</text:p>
              </table:table-cell>
              <table:table-cell office:value-type="float" office:value="10.219250897263">
                <text:p>10.219250897263</text:p>
              </table:table-cell>
              <table:table-cell office:value-type="float" office:value="1914.4688786286">
                <text:p>1914.4688786286</text:p>
              </table:table-cell>
              <table:table-cell office:value-type="float" office:value="627.192649496853">
                <text:p>627.192649496853</text:p>
              </table:table-cell>
              <table:table-cell office:value-type="float" office:value="105819.384478607">
                <text:p>105819.384478607</text:p>
              </table:table-cell>
              <table:table-cell office:value-type="float" office:value="57.2726965091628">
                <text:p>57.2726965091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749.0767801344">
                <text:p>23749.0767801344</text:p>
              </table:table-cell>
              <table:table-cell office:value-type="float" office:value="67.4981535602688">
                <text:p>67.4981535602688</text:p>
              </table:table-cell>
              <table:table-cell office:value-type="float" office:value="10.225457051106">
                <text:p>10.225457051106</text:p>
              </table:table-cell>
              <table:table-cell office:value-type="float" office:value="1915.6618292674">
                <text:p>1915.6618292674</text:p>
              </table:table-cell>
              <table:table-cell office:value-type="float" office:value="634.916306871643">
                <text:p>634.916306871643</text:p>
              </table:table-cell>
              <table:table-cell office:value-type="float" office:value="107100.130001003">
                <text:p>107100.130001003</text:p>
              </table:table-cell>
              <table:table-cell office:value-type="float" office:value="57.7238127143546">
                <text:p>57.7238127143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977.7222169384">
                <text:p>23977.7222169384</text:p>
              </table:table-cell>
              <table:table-cell office:value-type="float" office:value="67.9554444338768">
                <text:p>67.9554444338768</text:p>
              </table:table-cell>
              <table:table-cell office:value-type="float" office:value="10.2316317195221">
                <text:p>10.2316317195221</text:p>
              </table:table-cell>
              <table:table-cell office:value-type="float" office:value="1916.84872788529">
                <text:p>1916.84872788529</text:p>
              </table:table-cell>
              <table:table-cell office:value-type="float" office:value="642.600780006018">
                <text:p>642.600780006018</text:p>
              </table:table-cell>
              <table:table-cell office:value-type="float" office:value="108374.377948882">
                <text:p>108374.377948882</text:p>
              </table:table-cell>
              <table:table-cell office:value-type="float" office:value="58.1726402828833">
                <text:p>58.1726402828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205.2076725199">
                <text:p>24205.2076725199</text:p>
              </table:table-cell>
              <table:table-cell office:value-type="float" office:value="68.4104153450397">
                <text:p>68.4104153450397</text:p>
              </table:table-cell>
              <table:table-cell office:value-type="float" office:value="10.2377750621564">
                <text:p>10.2377750621564</text:p>
              </table:table-cell>
              <table:table-cell office:value-type="float" office:value="1918.02960517129">
                <text:p>1918.02960517129</text:p>
              </table:table-cell>
              <table:table-cell office:value-type="float" office:value="650.246267693294">
                <text:p>650.246267693294</text:p>
              </table:table-cell>
              <table:table-cell office:value-type="float" office:value="109642.16128636">
                <text:p>109642.16128636</text:p>
              </table:table-cell>
              <table:table-cell office:value-type="float" office:value="58.6191908256786">
                <text:p>58.6191908256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431.5390317808">
                <text:p>24431.5390317808</text:p>
              </table:table-cell>
              <table:table-cell office:value-type="float" office:value="68.8630780635617">
                <text:p>68.8630780635617</text:p>
              </table:table-cell>
              <table:table-cell office:value-type="float" office:value="10.2438872378831">
                <text:p>10.2438872378831</text:p>
              </table:table-cell>
              <table:table-cell office:value-type="float" office:value="1919.20449164597">
                <text:p>1919.20449164597</text:p>
              </table:table-cell>
              <table:table-cell office:value-type="float" office:value="657.852967718162">
                <text:p>657.852967718162</text:p>
              </table:table-cell>
              <table:table-cell office:value-type="float" office:value="110903.512810288">
                <text:p>110903.512810288</text:p>
              </table:table-cell>
              <table:table-cell office:value-type="float" office:value="59.0634758947553">
                <text:p>59.0634758947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656.7221497771">
                <text:p>24656.7221497771</text:p>
              </table:table-cell>
              <table:table-cell office:value-type="float" office:value="69.3134442995541">
                <text:p>69.3134442995541</text:p>
              </table:table-cell>
              <table:table-cell office:value-type="float" office:value="10.2499684047988">
                <text:p>10.2499684047988</text:p>
              </table:table-cell>
              <table:table-cell office:value-type="float" office:value="1920.3734176721">
                <text:p>1920.3734176721</text:p>
              </table:table-cell>
              <table:table-cell office:value-type="float" office:value="665.421076861728">
                <text:p>665.421076861728</text:p>
              </table:table-cell>
              <table:table-cell office:value-type="float" office:value="112158.465151098">
                <text:p>112158.465151098</text:p>
              </table:table-cell>
              <table:table-cell office:value-type="float" office:value="59.5055069835105">
                <text:p>59.5055069835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880.762851864">
                <text:p>24880.762851864</text:p>
              </table:table-cell>
              <table:table-cell office:value-type="float" office:value="69.761525703728">
                <text:p>69.761525703728</text:p>
              </table:table-cell>
              <table:table-cell office:value-type="float" office:value="10.2560187202174">
                <text:p>10.2560187202174</text:p>
              </table:table-cell>
              <table:table-cell office:value-type="float" office:value="1921.53641346123">
                <text:p>1921.53641346123</text:p>
              </table:table-cell>
              <table:table-cell office:value-type="float" office:value="672.950790906591">
                <text:p>672.950790906591</text:p>
              </table:table-cell>
              <table:table-cell office:value-type="float" office:value="113407.050773653">
                <text:p>113407.050773653</text:p>
              </table:table-cell>
              <table:table-cell office:value-type="float" office:value="59.9452955270225">
                <text:p>59.9452955270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103.6669338439">
                <text:p>25103.6669338439</text:p>
              </table:table-cell>
              <table:table-cell office:value-type="float" office:value="70.2073338676878">
                <text:p>70.2073338676878</text:p>
              </table:table-cell>
              <table:table-cell office:value-type="float" office:value="10.2620383406653">
                <text:p>10.2620383406653</text:p>
              </table:table-cell>
              <table:table-cell office:value-type="float" office:value="1922.69350907724">
                <text:p>1922.69350907724</text:p>
              </table:table-cell>
              <table:table-cell office:value-type="float" office:value="680.442304641919">
                <text:p>680.442304641919</text:p>
              </table:table-cell>
              <table:table-cell office:value-type="float" office:value="114649.301978088">
                <text:p>114649.301978088</text:p>
              </table:table-cell>
              <table:table-cell office:value-type="float" office:value="60.3828529023484">
                <text:p>60.3828529023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325.4401621138">
                <text:p>25325.4401621138</text:p>
              </table:table-cell>
              <table:table-cell office:value-type="float" office:value="70.6508803242277">
                <text:p>70.6508803242277</text:p>
              </table:table-cell>
              <table:table-cell office:value-type="float" office:value="10.2680274218793">
                <text:p>10.2680274218793</text:p>
              </table:table-cell>
              <table:table-cell office:value-type="float" office:value="1923.84473443776">
                <text:p>1923.84473443776</text:p>
              </table:table-cell>
              <table:table-cell office:value-type="float" office:value="687.895811868531">
                <text:p>687.895811868531</text:p>
              </table:table-cell>
              <table:table-cell office:value-type="float" office:value="115885.250900658">
                <text:p>115885.250900658</text:p>
              </table:table-cell>
              <table:table-cell office:value-type="float" office:value="60.8181904288208">
                <text:p>60.8181904288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546.0882738139">
                <text:p>25546.0882738139</text:p>
              </table:table-cell>
              <table:table-cell office:value-type="float" office:value="71.0921765476279">
                <text:p>71.0921765476279</text:p>
              </table:table-cell>
              <table:table-cell office:value-type="float" office:value="10.273986118807">
                <text:p>10.273986118807</text:p>
              </table:table-cell>
              <table:table-cell office:value-type="float" office:value="1924.99011931439">
                <text:p>1924.99011931439</text:p>
              </table:table-cell>
              <table:table-cell office:value-type="float" office:value="695.311505403946">
                <text:p>695.311505403946</text:p>
              </table:table-cell>
              <table:table-cell office:value-type="float" office:value="117114.929514568">
                <text:p>117114.929514568</text:p>
              </table:table-cell>
              <table:table-cell office:value-type="float" office:value="61.2513193683428">
                <text:p>61.2513193683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765.6169769756">
                <text:p>25765.6169769756</text:p>
              </table:table-cell>
              <table:table-cell office:value-type="float" office:value="71.5312339539512">
                <text:p>71.5312339539512</text:p>
              </table:table-cell>
              <table:table-cell office:value-type="float" office:value="10.2799145856084">
                <text:p>10.2799145856084</text:p>
              </table:table-cell>
              <table:table-cell office:value-type="float" office:value="1926.12969333228">
                <text:p>1926.12969333228</text:p>
              </table:table-cell>
              <table:table-cell office:value-type="float" office:value="702.689577087409">
                <text:p>702.689577087409</text:p>
              </table:table-cell>
              <table:table-cell office:value-type="float" office:value="118338.369630813">
                <text:p>118338.369630813</text:p>
              </table:table-cell>
              <table:table-cell office:value-type="float" office:value="61.682250925681">
                <text:p>61.682250925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984.0319506697">
                <text:p>25984.0319506697</text:p>
              </table:table-cell>
              <table:table-cell office:value-type="float" office:value="71.9680639013393">
                <text:p>71.9680639013393</text:p>
              </table:table-cell>
              <table:table-cell office:value-type="float" office:value="10.2858129756584">
                <text:p>10.2858129756584</text:p>
              </table:table-cell>
              <table:table-cell office:value-type="float" office:value="1927.26348596959">
                <text:p>1927.26348596959</text:p>
              </table:table-cell>
              <table:table-cell office:value-type="float" office:value="710.030217784878">
                <text:p>710.030217784878</text:p>
              </table:table-cell>
              <table:table-cell office:value-type="float" office:value="119555.602898998">
                <text:p>119555.602898998</text:p>
              </table:table-cell>
              <table:table-cell office:value-type="float" office:value="62.1109962487563">
                <text:p>62.1109962487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201.3388451536">
                <text:p>26201.3388451536</text:p>
              </table:table-cell>
              <table:table-cell office:value-type="float" office:value="72.4026776903073">
                <text:p>72.4026776903073</text:p>
              </table:table-cell>
              <table:table-cell office:value-type="float" office:value="10.2916814415511">
                <text:p>10.2916814415511</text:p>
              </table:table-cell>
              <table:table-cell office:value-type="float" office:value="1928.39152655699">
                <text:p>1928.39152655699</text:p>
              </table:table-cell>
              <table:table-cell office:value-type="float" office:value="717.333617393986">
                <text:p>717.333617393986</text:p>
              </table:table-cell>
              <table:table-cell office:value-type="float" office:value="120766.660808161">
                <text:p>120766.660808161</text:p>
              </table:table-cell>
              <table:table-cell office:value-type="float" office:value="62.5375664289332">
                <text:p>62.5375664289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417.5432820186">
                <text:p>26417.5432820186</text:p>
              </table:table-cell>
              <table:table-cell office:value-type="float" office:value="72.8350865640371">
                <text:p>72.8350865640371</text:p>
              </table:table-cell>
              <table:table-cell office:value-type="float" office:value="10.2975201351039">
                <text:p>10.2975201351039</text:p>
              </table:table-cell>
              <table:table-cell office:value-type="float" office:value="1929.51384427751">
                <text:p>1929.51384427751</text:p>
              </table:table-cell>
              <table:table-cell office:value-type="float" office:value="724.599964848964">
                <text:p>724.599964848964</text:p>
              </table:table-cell>
              <table:table-cell office:value-type="float" office:value="121971.574687589">
                <text:p>121971.574687589</text:p>
              </table:table-cell>
              <table:table-cell office:value-type="float" office:value="62.9619725013074">
                <text:p>62.9619725013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632.6508543348">
                <text:p>26632.6508543348</text:p>
              </table:table-cell>
              <table:table-cell office:value-type="float" office:value="73.2653017086697">
                <text:p>73.2653017086697</text:p>
              </table:table-cell>
              <table:table-cell office:value-type="float" office:value="10.3033292073623">
                <text:p>10.3033292073623</text:p>
              </table:table-cell>
              <table:table-cell office:value-type="float" office:value="1930.63046816654">
                <text:p>1930.63046816654</text:p>
              </table:table-cell>
              <table:table-cell office:value-type="float" office:value="731.829448125535">
                <text:p>731.829448125535</text:p>
              </table:table-cell>
              <table:table-cell office:value-type="float" office:value="123170.37570763">
                <text:p>123170.37570763</text:p>
              </table:table-cell>
              <table:table-cell office:value-type="float" office:value="63.3842254449908">
                <text:p>63.3842254449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846.6671267973">
                <text:p>26846.6671267973</text:p>
              </table:table-cell>
              <table:table-cell office:value-type="float" office:value="73.6933342535945">
                <text:p>73.6933342535945</text:p>
              </table:table-cell>
              <table:table-cell office:value-type="float" office:value="10.3091088086037">
                <text:p>10.3091088086037</text:p>
              </table:table-cell>
              <table:table-cell office:value-type="float" office:value="1931.74142711213">
                <text:p>1931.74142711213</text:p>
              </table:table-cell>
              <table:table-cell office:value-type="float" office:value="739.022254245782">
                <text:p>739.022254245782</text:p>
              </table:table-cell>
              <table:table-cell office:value-type="float" office:value="124363.094880497">
                <text:p>124363.094880497</text:p>
              </table:table-cell>
              <table:table-cell office:value-type="float" office:value="63.8043361833962">
                <text:p>63.8043361833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059.5976358694">
                <text:p>27059.5976358694</text:p>
              </table:table-cell>
              <table:table-cell office:value-type="float" office:value="74.1191952717388">
                <text:p>74.1191952717388</text:p>
              </table:table-cell>
              <table:table-cell office:value-type="float" office:value="10.3148590883426">
                <text:p>10.3148590883426</text:p>
              </table:table-cell>
              <table:table-cell office:value-type="float" office:value="1932.84674985555">
                <text:p>1932.84674985555</text:p>
              </table:table-cell>
              <table:table-cell office:value-type="float" office:value="746.17856928298">
                <text:p>746.17856928298</text:p>
              </table:table-cell>
              <table:table-cell office:value-type="float" office:value="125549.763061069">
                <text:p>125549.763061069</text:p>
              </table:table-cell>
              <table:table-cell office:value-type="float" office:value="64.2223155845191">
                <text:p>64.2223155845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271.4478899267">
                <text:p>27271.4478899267</text:p>
              </table:table-cell>
              <table:table-cell office:value-type="float" office:value="74.5428957798534">
                <text:p>74.5428957798534</text:p>
              </table:table-cell>
              <table:table-cell office:value-type="float" office:value="10.3205801953343">
                <text:p>10.3205801953343</text:p>
              </table:table-cell>
              <table:table-cell office:value-type="float" office:value="1933.94646499187">
                <text:p>1933.94646499187</text:p>
              </table:table-cell>
              <table:table-cell office:value-type="float" office:value="753.298578366415">
                <text:p>753.298578366415</text:p>
              </table:table-cell>
              <table:table-cell office:value-type="float" office:value="126730.410947695">
                <text:p>126730.410947695</text:p>
              </table:table-cell>
              <table:table-cell office:value-type="float" office:value="64.6381744612192">
                <text:p>64.6381744612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482.2233693993">
                <text:p>27482.2233693993</text:p>
              </table:table-cell>
              <table:table-cell office:value-type="float" office:value="74.9644467387986">
                <text:p>74.9644467387986</text:p>
              </table:table-cell>
              <table:table-cell office:value-type="float" office:value="10.3262722775794">
                <text:p>10.3262722775794</text:p>
              </table:table-cell>
              <table:table-cell office:value-type="float" office:value="1935.04060097076">
                <text:p>1935.04060097076</text:p>
              </table:table-cell>
              <table:table-cell office:value-type="float" office:value="760.382465686168">
                <text:p>760.382465686168</text:p>
              </table:table-cell>
              <table:table-cell office:value-type="float" office:value="127905.069082979">
                <text:p>127905.069082979</text:p>
              </table:table-cell>
              <table:table-cell office:value-type="float" office:value="65.0519235715">
                <text:p>65.0519235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691.9295269139">
                <text:p>27691.9295269139</text:p>
              </table:table-cell>
              <table:table-cell office:value-type="float" office:value="75.3838590538277">
                <text:p>75.3838590538277</text:p>
              </table:table-cell>
              <table:table-cell office:value-type="float" office:value="10.3319354823277">
                <text:p>10.3319354823277</text:p>
              </table:table-cell>
              <table:table-cell office:value-type="float" office:value="1936.12918609724">
                <text:p>1936.12918609724</text:p>
              </table:table-cell>
              <table:table-cell office:value-type="float" office:value="767.430414497875">
                <text:p>767.430414497875</text:p>
              </table:table-cell>
              <table:table-cell office:value-type="float" office:value="129073.767854579">
                <text:p>129073.767854579</text:p>
              </table:table-cell>
              <table:table-cell office:value-type="float" office:value="65.4635736187866">
                <text:p>65.4635736187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900.5717874343">
                <text:p>27900.5717874343</text:p>
              </table:table-cell>
              <table:table-cell office:value-type="float" office:value="75.8011435748686">
                <text:p>75.8011435748686</text:p>
              </table:table-cell>
              <table:table-cell office:value-type="float" office:value="10.3375699560821">
                <text:p>10.3375699560821</text:p>
              </table:table-cell>
              <table:table-cell office:value-type="float" office:value="1937.21224853252">
                <text:p>1937.21224853252</text:p>
              </table:table-cell>
              <table:table-cell office:value-type="float" office:value="774.442607127471">
                <text:p>774.442607127471</text:p>
              </table:table-cell>
              <table:table-cell office:value-type="float" office:value="130236.537495984">
                <text:p>130236.537495984</text:p>
              </table:table-cell>
              <table:table-cell office:value-type="float" office:value="65.8731352522028">
                <text:p>65.87313525220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108.1555484025">
                <text:p>28108.1555484025</text:p>
              </table:table-cell>
              <table:table-cell office:value-type="float" office:value="76.216311096805">
                <text:p>76.216311096805</text:p>
              </table:table-cell>
              <table:table-cell office:value-type="float" office:value="10.3431758446022">
                <text:p>10.3431758446022</text:p>
              </table:table-cell>
              <table:table-cell office:value-type="float" office:value="1938.28981629476">
                <text:p>1938.28981629476</text:p>
              </table:table-cell>
              <table:table-cell office:value-type="float" office:value="781.419224975902">
                <text:p>781.419224975902</text:p>
              </table:table-cell>
              <table:table-cell office:value-type="float" office:value="131393.408087302">
                <text:p>131393.408087302</text:p>
              </table:table-cell>
              <table:table-cell office:value-type="float" office:value="66.2806190668466">
                <text:p>66.2806190668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314.6861798777">
                <text:p>28314.6861798777</text:p>
              </table:table-cell>
              <table:table-cell office:value-type="float" office:value="76.6293723597553">
                <text:p>76.6293723597553</text:p>
              </table:table-cell>
              <table:table-cell office:value-type="float" office:value="10.3487532929087">
                <text:p>10.3487532929087</text:p>
              </table:table-cell>
              <table:table-cell office:value-type="float" office:value="1939.36191725992">
                <text:p>1939.36191725992</text:p>
              </table:table-cell>
              <table:table-cell office:value-type="float" office:value="788.360448523815">
                <text:p>788.360448523815</text:p>
              </table:table-cell>
              <table:table-cell office:value-type="float" office:value="132544.409556039">
                <text:p>132544.409556039</text:p>
              </table:table-cell>
              <table:table-cell office:value-type="float" office:value="66.6860356040641">
                <text:p>66.6860356040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520.1690246752">
                <text:p>28520.1690246752</text:p>
              </table:table-cell>
              <table:table-cell office:value-type="float" office:value="77.0403380493504">
                <text:p>77.0403380493504</text:p>
              </table:table-cell>
              <table:table-cell office:value-type="float" office:value="10.3543024452863">
                <text:p>10.3543024452863</text:p>
              </table:table-cell>
              <table:table-cell office:value-type="float" office:value="1940.42857916247">
                <text:p>1940.42857916247</text:p>
              </table:table-cell>
              <table:table-cell office:value-type="float" office:value="795.266457336232">
                <text:p>795.266457336232</text:p>
              </table:table-cell>
              <table:table-cell office:value-type="float" office:value="133689.571677865">
                <text:p>133689.571677865</text:p>
              </table:table-cell>
              <table:table-cell office:value-type="float" office:value="67.0893953517221">
                <text:p>67.0893953517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724.6093985051">
                <text:p>28724.6093985051</text:p>
              </table:table-cell>
              <table:table-cell office:value-type="float" office:value="77.4492187970101">
                <text:p>77.4492187970101</text:p>
              </table:table-cell>
              <table:table-cell office:value-type="float" office:value="10.359823445288">
                <text:p>10.359823445288</text:p>
              </table:table-cell>
              <table:table-cell office:value-type="float" office:value="1941.48982959615">
                <text:p>1941.48982959615</text:p>
              </table:table-cell>
              <table:table-cell office:value-type="float" office:value="802.137430067189">
                <text:p>802.137430067189</text:p>
              </table:table-cell>
              <table:table-cell office:value-type="float" office:value="134828.924077394">
                <text:p>134828.924077394</text:p>
              </table:table-cell>
              <table:table-cell office:value-type="float" office:value="67.4907087444797">
                <text:p>67.4907087444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928.0125901091">
                <text:p>28928.0125901091</text:p>
              </table:table-cell>
              <table:table-cell office:value-type="float" office:value="77.8560251802182">
                <text:p>77.8560251802182</text:p>
              </table:table-cell>
              <table:table-cell office:value-type="float" office:value="10.3653164357385">
                <text:p>10.3653164357385</text:p>
              </table:table-cell>
              <table:table-cell office:value-type="float" office:value="1942.54569601477">
                <text:p>1942.54569601477</text:p>
              </table:table-cell>
              <table:table-cell office:value-type="float" office:value="808.973544464363">
                <text:p>808.973544464363</text:p>
              </table:table-cell>
              <table:table-cell office:value-type="float" office:value="135962.496228944">
                <text:p>135962.496228944</text:p>
              </table:table-cell>
              <table:table-cell office:value-type="float" office:value="67.8899861640579">
                <text:p>67.8899861640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130.383861398">
                <text:p>29130.383861398</text:p>
              </table:table-cell>
              <table:table-cell office:value-type="float" office:value="78.2607677227959">
                <text:p>78.2607677227959</text:p>
              </table:table-cell>
              <table:table-cell office:value-type="float" office:value="10.370781558738">
                <text:p>10.370781558738</text:p>
              </table:table-cell>
              <table:table-cell office:value-type="float" office:value="1943.59620573282">
                <text:p>1943.59620573282</text:p>
              </table:table-cell>
              <table:table-cell office:value-type="float" office:value="815.774977373665">
                <text:p>815.774977373665</text:p>
              </table:table-cell>
              <table:table-cell office:value-type="float" office:value="137090.317457303">
                <text:p>137090.317457303</text:p>
              </table:table-cell>
              <table:table-cell office:value-type="float" office:value="68.2872379395086">
                <text:p>68.28723793950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331.7284475872">
                <text:p>29331.7284475872</text:p>
              </table:table-cell>
              <table:table-cell office:value-type="float" office:value="78.6634568951744">
                <text:p>78.6634568951744</text:p>
              </table:table-cell>
              <table:table-cell office:value-type="float" office:value="10.3762189556658">
                <text:p>10.3762189556658</text:p>
              </table:table-cell>
              <table:table-cell office:value-type="float" office:value="1944.64138592627">
                <text:p>1944.64138592627</text:p>
              </table:table-cell>
              <table:table-cell office:value-type="float" office:value="822.54190474382">
                <text:p>822.54190474382</text:p>
              </table:table-cell>
              <table:table-cell office:value-type="float" office:value="138212.416938486">
                <text:p>138212.416938486</text:p>
              </table:table-cell>
              <table:table-cell office:value-type="float" office:value="68.6824743474813">
                <text:p>68.6824743474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532.0515573326">
                <text:p>29532.0515573326</text:p>
              </table:table-cell>
              <table:table-cell office:value-type="float" office:value="79.0641031146651">
                <text:p>79.0641031146651</text:p>
              </table:table-cell>
              <table:table-cell office:value-type="float" office:value="10.3816287671839">
                <text:p>10.3816287671839</text:p>
              </table:table-cell>
              <table:table-cell office:value-type="float" office:value="1945.68126363323">
                <text:p>1945.68126363323</text:p>
              </table:table-cell>
              <table:table-cell office:value-type="float" office:value="829.274501630915">
                <text:p>829.274501630915</text:p>
              </table:table-cell>
              <table:table-cell office:value-type="float" office:value="139328.823700488">
                <text:p>139328.823700488</text:p>
              </table:table-cell>
              <table:table-cell office:value-type="float" office:value="69.0757056124892">
                <text:p>69.0757056124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731.358372865">
                <text:p>29731.358372865</text:p>
              </table:table-cell>
              <table:table-cell office:value-type="float" office:value="79.46271674573">
                <text:p>79.46271674573</text:p>
              </table:table-cell>
              <table:table-cell office:value-type="float" office:value="10.3870111332407">
                <text:p>10.3870111332407</text:p>
              </table:table-cell>
              <table:table-cell office:value-type="float" office:value="1946.71586575466">
                <text:p>1946.71586575466</text:p>
              </table:table-cell>
              <table:table-cell office:value-type="float" office:value="835.972942202929">
                <text:p>835.972942202929</text:p>
              </table:table-cell>
              <table:table-cell office:value-type="float" office:value="140439.56662404">
                <text:p>140439.56662404</text:p>
              </table:table-cell>
              <table:table-cell office:value-type="float" office:value="69.4669419071741">
                <text:p>69.4669419071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929.6540501244">
                <text:p>29929.6540501244</text:p>
              </table:table-cell>
              <table:table-cell office:value-type="float" office:value="79.8593081002488">
                <text:p>79.8593081002488</text:p>
              </table:table-cell>
              <table:table-cell office:value-type="float" office:value="10.3923661930747">
                <text:p>10.3923661930747</text:p>
              </table:table-cell>
              <table:table-cell office:value-type="float" office:value="1947.74521905504">
                <text:p>1947.74521905504</text:p>
              </table:table-cell>
              <table:table-cell office:value-type="float" office:value="842.637399744239">
                <text:p>842.637399744239</text:p>
              </table:table-cell>
              <table:table-cell office:value-type="float" office:value="141544.674443351">
                <text:p>141544.674443351</text:p>
              </table:table-cell>
              <table:table-cell office:value-type="float" office:value="69.8561933525688">
                <text:p>69.8561933525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126.9437188933">
                <text:p>30126.9437188933</text:p>
              </table:table-cell>
              <table:table-cell office:value-type="float" office:value="80.2538874377865">
                <text:p>80.2538874377865</text:p>
              </table:table-cell>
              <table:table-cell office:value-type="float" office:value="10.3976940852177">
                <text:p>10.3976940852177</text:p>
              </table:table-cell>
              <table:table-cell office:value-type="float" office:value="1948.76935016309">
                <text:p>1948.76935016309</text:p>
              </table:table-cell>
              <table:table-cell office:value-type="float" office:value="849.268046660104">
                <text:p>849.268046660104</text:p>
              </table:table-cell>
              <table:table-cell office:value-type="float" office:value="142644.175746854">
                <text:p>142644.175746854</text:p>
              </table:table-cell>
              <table:table-cell office:value-type="float" office:value="70.2434700183595">
                <text:p>70.2434700183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323.2324829293">
                <text:p>30323.2324829293</text:p>
              </table:table-cell>
              <table:table-cell office:value-type="float" office:value="80.6464649658586">
                <text:p>80.6464649658586</text:p>
              </table:table-cell>
              <table:table-cell office:value-type="float" office:value="10.4029949474991">
                <text:p>10.4029949474991</text:p>
              </table:table-cell>
              <table:table-cell office:value-type="float" office:value="1949.78828557243">
                <text:p>1949.78828557243</text:p>
              </table:table-cell>
              <table:table-cell office:value-type="float" office:value="855.865054481122">
                <text:p>855.865054481122</text:p>
              </table:table-cell>
              <table:table-cell office:value-type="float" office:value="143738.098977945">
                <text:p>143738.098977945</text:p>
              </table:table-cell>
              <table:table-cell office:value-type="float" office:value="70.628781923146">
                <text:p>70.628781923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518.5254200973">
                <text:p>30518.5254200973</text:p>
              </table:table-cell>
              <table:table-cell office:value-type="float" office:value="81.0370508401947">
                <text:p>81.0370508401947</text:p>
              </table:table-cell>
              <table:table-cell office:value-type="float" office:value="10.4082689170487">
                <text:p>10.4082689170487</text:p>
              </table:table-cell>
              <table:table-cell office:value-type="float" office:value="1950.80205164228">
                <text:p>1950.80205164228</text:p>
              </table:table-cell>
              <table:table-cell office:value-type="float" office:value="862.42859386767">
                <text:p>862.42859386767</text:p>
              </table:table-cell>
              <table:table-cell office:value-type="float" office:value="144826.47243572">
                <text:p>144826.47243572</text:p>
              </table:table-cell>
              <table:table-cell office:value-type="float" office:value="71.0121390347011">
                <text:p>71.0121390347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712.8275825009">
                <text:p>30712.8275825009</text:p>
              </table:table-cell>
              <table:table-cell office:value-type="float" office:value="81.4256551650018">
                <text:p>81.4256551650018</text:p>
              </table:table-cell>
              <table:table-cell office:value-type="float" office:value="10.4135161303007">
                <text:p>10.4135161303007</text:p>
              </table:table-cell>
              <table:table-cell office:value-type="float" office:value="1951.81067459811">
                <text:p>1951.81067459811</text:p>
              </table:table-cell>
              <table:table-cell office:value-type="float" office:value="868.958834614317">
                <text:p>868.958834614317</text:p>
              </table:table-cell>
              <table:table-cell office:value-type="float" office:value="145909.324275703">
                <text:p>145909.324275703</text:p>
              </table:table-cell>
              <table:table-cell office:value-type="float" office:value="71.3935512702284">
                <text:p>71.3935512702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906.1439966128">
                <text:p>30906.1439966128</text:p>
              </table:table-cell>
              <table:table-cell office:value-type="float" office:value="81.8122879932256">
                <text:p>81.8122879932256</text:p>
              </table:table-cell>
              <table:table-cell office:value-type="float" office:value="10.4187367229973">
                <text:p>10.4187367229973</text:p>
              </table:table-cell>
              <table:table-cell office:value-type="float" office:value="1952.81418053237">
                <text:p>1952.81418053237</text:p>
              </table:table-cell>
              <table:table-cell office:value-type="float" office:value="875.45594565422">
                <text:p>875.45594565422</text:p>
              </table:table-cell>
              <table:table-cell office:value-type="float" office:value="146986.682510582">
                <text:p>146986.682510582</text:p>
              </table:table-cell>
              <table:table-cell office:value-type="float" office:value="71.7730284966186">
                <text:p>71.7730284966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098.4796634052">
                <text:p>31098.4796634052</text:p>
              </table:table-cell>
              <table:table-cell office:value-type="float" office:value="82.1969593268103">
                <text:p>82.1969593268103</text:p>
              </table:table-cell>
              <table:table-cell office:value-type="float" office:value="10.4239308301917">
                <text:p>10.4239308301917</text:p>
              </table:table-cell>
              <table:table-cell office:value-type="float" office:value="1953.81259540511">
                <text:p>1953.81259540511</text:p>
              </table:table-cell>
              <table:table-cell office:value-type="float" office:value="881.920095063489">
                <text:p>881.920095063489</text:p>
              </table:table-cell>
              <table:table-cell office:value-type="float" office:value="148058.575010923">
                <text:p>148058.575010923</text:p>
              </table:table-cell>
              <table:table-cell office:value-type="float" office:value="72.1505805307051">
                <text:p>72.1505805307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289.8395584787">
                <text:p>31289.8395584787</text:p>
              </table:table-cell>
              <table:table-cell office:value-type="float" office:value="82.5796791169574">
                <text:p>82.5796791169574</text:p>
              </table:table-cell>
              <table:table-cell office:value-type="float" office:value="10.4290985862523">
                <text:p>10.4290985862523</text:p>
              </table:table-cell>
              <table:table-cell office:value-type="float" office:value="1954.8059450447">
                <text:p>1954.8059450447</text:p>
              </table:table-cell>
              <table:table-cell office:value-type="float" office:value="888.351450065539">
                <text:p>888.351450065539</text:p>
              </table:table-cell>
              <table:table-cell office:value-type="float" office:value="149125.029505902">
                <text:p>149125.029505902</text:p>
              </table:table-cell>
              <table:table-cell office:value-type="float" office:value="72.5262171395178">
                <text:p>72.5262171395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480.2286321917">
                <text:p>31480.2286321917</text:p>
              </table:table-cell>
              <table:table-cell office:value-type="float" office:value="82.9604572643834">
                <text:p>82.9604572643834</text:p>
              </table:table-cell>
              <table:table-cell office:value-type="float" office:value="10.4342401248655">
                <text:p>10.4342401248655</text:p>
              </table:table-cell>
              <table:table-cell office:value-type="float" office:value="1955.79425514846">
                <text:p>1955.79425514846</text:p>
              </table:table-cell>
              <table:table-cell office:value-type="float" office:value="894.750177035414">
                <text:p>894.750177035414</text:p>
              </table:table-cell>
              <table:table-cell office:value-type="float" office:value="150186.073584015">
                <text:p>150186.073584015</text:p>
              </table:table-cell>
              <table:table-cell office:value-type="float" office:value="72.8999480405357">
                <text:p>72.8999480405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669.6518097878">
                <text:p>31669.6518097878</text:p>
              </table:table-cell>
              <table:table-cell office:value-type="float" office:value="83.3393036195755">
                <text:p>83.3393036195755</text:p>
              </table:table-cell>
              <table:table-cell office:value-type="float" office:value="10.4393555790398">
                <text:p>10.4393555790398</text:p>
              </table:table-cell>
              <table:table-cell office:value-type="float" office:value="1956.77755128333">
                <text:p>1956.77755128333</text:p>
              </table:table-cell>
              <table:table-cell office:value-type="float" office:value="901.116441504092">
                <text:p>901.116441504092</text:p>
              </table:table-cell>
              <table:table-cell office:value-type="float" office:value="151241.734693795">
                <text:p>151241.734693795</text:p>
              </table:table-cell>
              <table:table-cell office:value-type="float" office:value="73.2717829019385">
                <text:p>73.2717829019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858.1139915235">
                <text:p>31858.1139915235</text:p>
              </table:table-cell>
              <table:table-cell office:value-type="float" office:value="83.7162279830471">
                <text:p>83.7162279830471</text:p>
              </table:table-cell>
              <table:table-cell office:value-type="float" office:value="10.4444450811086">
                <text:p>10.4444450811086</text:p>
              </table:table-cell>
              <table:table-cell office:value-type="float" office:value="1957.75585888656">
                <text:p>1957.75585888656</text:p>
              </table:table-cell>
              <table:table-cell office:value-type="float" office:value="907.450408162767">
                <text:p>907.450408162767</text:p>
              </table:table-cell>
              <table:table-cell office:value-type="float" office:value="152292.040144518">
                <text:p>152292.040144518</text:p>
              </table:table-cell>
              <table:table-cell office:value-type="float" office:value="73.6417313428563">
                <text:p>73.6417313428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045.6200527952">
                <text:p>32045.6200527952</text:p>
              </table:table-cell>
              <table:table-cell office:value-type="float" office:value="84.0912401055904">
                <text:p>84.0912401055904</text:p>
              </table:table-cell>
              <table:table-cell office:value-type="float" office:value="10.4495087627341">
                <text:p>10.4495087627341</text:p>
              </table:table-cell>
              <table:table-cell office:value-type="float" office:value="1958.72920326634">
                <text:p>1958.72920326634</text:p>
              </table:table-cell>
              <table:table-cell office:value-type="float" office:value="913.75224086711">
                <text:p>913.75224086711</text:p>
              </table:table-cell>
              <table:table-cell office:value-type="float" office:value="153337.017106918">
                <text:p>153337.017106918</text:p>
              </table:table-cell>
              <table:table-cell office:value-type="float" office:value="74.0098029336191">
                <text:p>74.0098029336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232.1748442647">
                <text:p>32232.1748442647</text:p>
              </table:table-cell>
              <table:table-cell office:value-type="float" office:value="84.4643496885295">
                <text:p>84.4643496885295</text:p>
              </table:table-cell>
              <table:table-cell office:value-type="float" office:value="10.4545467549104">
                <text:p>10.4545467549104</text:p>
              </table:table-cell>
              <table:table-cell office:value-type="float" office:value="1959.69760960248">
                <text:p>1959.69760960248</text:p>
              </table:table-cell>
              <table:table-cell office:value-type="float" office:value="920.022102641506">
                <text:p>920.022102641506</text:p>
              </table:table-cell>
              <table:table-cell office:value-type="float" office:value="154376.692613879">
                <text:p>154376.692613879</text:p>
              </table:table-cell>
              <table:table-cell office:value-type="float" office:value="74.3760071960035">
                <text:p>74.3760071960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417.7831919854">
                <text:p>32417.7831919854</text:p>
              </table:table-cell>
              <table:table-cell office:value-type="float" office:value="84.8355663839708">
                <text:p>84.8355663839708</text:p>
              </table:table-cell>
              <table:table-cell office:value-type="float" office:value="10.4595591879673">
                <text:p>10.4595591879673</text:p>
              </table:table-cell>
              <table:table-cell office:value-type="float" office:value="1960.66110294701">
                <text:p>1960.66110294701</text:p>
              </table:table-cell>
              <table:table-cell office:value-type="float" office:value="926.260155683272">
                <text:p>926.260155683272</text:p>
              </table:table-cell>
              <table:table-cell office:value-type="float" office:value="155411.093561142">
                <text:p>155411.093561142</text:p>
              </table:table-cell>
              <table:table-cell office:value-type="float" office:value="74.74035360348">
                <text:p>74.74035360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602.4498975266">
                <text:p>32602.4498975266</text:p>
              </table:table-cell>
              <table:table-cell office:value-type="float" office:value="85.2048997950532">
                <text:p>85.2048997950532</text:p>
              </table:table-cell>
              <table:table-cell office:value-type="float" office:value="10.4645461915732">
                <text:p>10.4645461915732</text:p>
              </table:table-cell>
              <table:table-cell office:value-type="float" office:value="1961.61970822491">
                <text:p>1961.61970822491</text:p>
              </table:table-cell>
              <table:table-cell office:value-type="float" office:value="932.466561366854">
                <text:p>932.466561366854</text:p>
              </table:table-cell>
              <table:table-cell office:value-type="float" office:value="156440.246708">
                <text:p>156440.246708</text:p>
              </table:table-cell>
              <table:table-cell office:value-type="float" office:value="75.1028515814572">
                <text:p>75.1028515814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786.1797380979">
                <text:p>32786.1797380979</text:p>
              </table:table-cell>
              <table:table-cell office:value-type="float" office:value="85.5723594761958">
                <text:p>85.5723594761958</text:p>
              </table:table-cell>
              <table:table-cell office:value-type="float" office:value="10.4695078947386">
                <text:p>10.4695078947386</text:p>
              </table:table-cell>
              <table:table-cell office:value-type="float" office:value="1962.57345023467">
                <text:p>1962.57345023467</text:p>
              </table:table-cell>
              <table:table-cell office:value-type="float" office:value="938.641480248002">
                <text:p>938.641480248002</text:p>
              </table:table-cell>
              <table:table-cell office:value-type="float" office:value="157464.178677987">
                <text:p>157464.178677987</text:p>
              </table:table-cell>
              <table:table-cell office:value-type="float" office:value="75.4635105075263">
                <text:p>75.4635105075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968.977466673">
                <text:p>32968.977466673</text:p>
              </table:table-cell>
              <table:table-cell office:value-type="float" office:value="85.937954933346">
                <text:p>85.937954933346</text:p>
              </table:table-cell>
              <table:table-cell office:value-type="float" office:value="10.4744444258197">
                <text:p>10.4744444258197</text:p>
              </table:table-cell>
              <table:table-cell office:value-type="float" office:value="1963.52235364899">
                <text:p>1963.52235364899</text:p>
              </table:table-cell>
              <table:table-cell office:value-type="float" office:value="944.785072067922">
                <text:p>944.785072067922</text:p>
              </table:table-cell>
              <table:table-cell office:value-type="float" office:value="158482.915959568">
                <text:p>158482.915959568</text:p>
              </table:table-cell>
              <table:table-cell office:value-type="float" office:value="75.8223397117031">
                <text:p>75.8223397117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150.8478121122">
                <text:p>33150.8478121122</text:p>
              </table:table-cell>
              <table:table-cell office:value-type="float" office:value="86.3016956242245">
                <text:p>86.3016956242245</text:p>
              </table:table-cell>
              <table:table-cell office:value-type="float" office:value="10.4793559125214">
                <text:p>10.4793559125214</text:p>
              </table:table-cell>
              <table:table-cell office:value-type="float" office:value="1964.46644301539">
                <text:p>1964.46644301539</text:p>
              </table:table-cell>
              <table:table-cell office:value-type="float" office:value="950.897495757408">
                <text:p>950.897495757408</text:p>
              </table:table-cell>
              <table:table-cell office:value-type="float" office:value="159496.484906826">
                <text:p>159496.484906826</text:p>
              </table:table-cell>
              <table:table-cell office:value-type="float" office:value="76.1793484766699">
                <text:p>76.1793484766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331.7954792853">
                <text:p>33331.7954792853</text:p>
              </table:table-cell>
              <table:table-cell office:value-type="float" office:value="86.6635909585706">
                <text:p>86.6635909585706</text:p>
              </table:table-cell>
              <table:table-cell office:value-type="float" office:value="10.4842424819006">
                <text:p>10.4842424819006</text:p>
              </table:table-cell>
              <table:table-cell office:value-type="float" office:value="1965.40574275687">
                <text:p>1965.40574275687</text:p>
              </table:table-cell>
              <table:table-cell office:value-type="float" office:value="956.978909440957">
                <text:p>956.978909440957</text:p>
              </table:table-cell>
              <table:table-cell office:value-type="float" office:value="160504.911740142">
                <text:p>160504.911740142</text:p>
              </table:table-cell>
              <table:table-cell office:value-type="float" office:value="76.5345460380154">
                <text:p>76.5345460380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511.8251491926">
                <text:p>33511.8251491926</text:p>
              </table:table-cell>
              <table:table-cell office:value-type="float" office:value="87.0236502983853">
                <text:p>87.0236502983853</text:p>
              </table:table-cell>
              <table:table-cell office:value-type="float" office:value="10.4891042603699">
                <text:p>10.4891042603699</text:p>
              </table:table-cell>
              <table:table-cell office:value-type="float" office:value="1966.34027717251">
                <text:p>1966.34027717251</text:p>
              </table:table-cell>
              <table:table-cell office:value-type="float" office:value="963.029470440852">
                <text:p>963.029470440852</text:p>
              </table:table-cell>
              <table:table-cell office:value-type="float" office:value="161508.222546874">
                <text:p>161508.222546874</text:p>
              </table:table-cell>
              <table:table-cell office:value-type="float" office:value="76.8879415844735">
                <text:p>76.8879415844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690.9414790869">
                <text:p>33690.9414790869</text:p>
              </table:table-cell>
              <table:table-cell office:value-type="float" office:value="87.3818829581737">
                <text:p>87.3818829581737</text:p>
              </table:table-cell>
              <table:table-cell office:value-type="float" office:value="10.4939413737003">
                <text:p>10.4939413737003</text:p>
              </table:table-cell>
              <table:table-cell office:value-type="float" office:value="1967.27007043812">
                <text:p>1967.27007043812</text:p>
              </table:table-cell>
              <table:table-cell office:value-type="float" office:value="969.049335281242">
                <text:p>969.049335281242</text:p>
              </table:table-cell>
              <table:table-cell office:value-type="float" office:value="162506.443282031">
                <text:p>162506.443282031</text:p>
              </table:table-cell>
              <table:table-cell office:value-type="float" office:value="77.2395442581611">
                <text:p>77.2395442581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869.1491025929">
                <text:p>33869.1491025929</text:p>
              </table:table-cell>
              <table:table-cell office:value-type="float" office:value="87.7382982051859">
                <text:p>87.7382982051859</text:p>
              </table:table-cell>
              <table:table-cell office:value-type="float" office:value="10.4987539470248">
                <text:p>10.4987539470248</text:p>
              </table:table-cell>
              <table:table-cell office:value-type="float" office:value="1968.19514660685">
                <text:p>1968.19514660685</text:p>
              </table:table-cell>
              <table:table-cell office:value-type="float" office:value="975.038659692183">
                <text:p>975.038659692183</text:p>
              </table:table-cell>
              <table:table-cell office:value-type="float" office:value="163499.599768945">
                <text:p>163499.599768945</text:p>
              </table:table-cell>
              <table:table-cell office:value-type="float" office:value="77.5893631548148">
                <text:p>77.5893631548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046.4526298282">
                <text:p>34046.4526298282</text:p>
              </table:table-cell>
              <table:table-cell office:value-type="float" office:value="88.0929052596564">
                <text:p>88.0929052596564</text:p>
              </table:table-cell>
              <table:table-cell office:value-type="float" office:value="10.5035421048417">
                <text:p>10.5035421048417</text:p>
              </table:table-cell>
              <table:table-cell office:value-type="float" office:value="1969.11552960983">
                <text:p>1969.11552960983</text:p>
              </table:table-cell>
              <table:table-cell office:value-type="float" office:value="980.997598613671">
                <text:p>980.997598613671</text:p>
              </table:table-cell>
              <table:table-cell office:value-type="float" office:value="164487.717699941">
                <text:p>164487.717699941</text:p>
              </table:table-cell>
              <table:table-cell office:value-type="float" office:value="77.9374073240258">
                <text:p>77.9374073240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222.8566475216">
                <text:p>34222.8566475216</text:p>
              </table:table-cell>
              <table:table-cell office:value-type="float" office:value="88.4457132950433">
                <text:p>88.4457132950433</text:p>
              </table:table-cell>
              <table:table-cell office:value-type="float" office:value="10.5083059710175">
                <text:p>10.5083059710175</text:p>
              </table:table-cell>
              <table:table-cell office:value-type="float" office:value="1970.03124325679">
                <text:p>1970.03124325679</text:p>
              </table:table-cell>
              <table:table-cell office:value-type="float" office:value="986.926306199648">
                <text:p>986.926306199648</text:p>
              </table:table-cell>
              <table:table-cell office:value-type="float" office:value="165470.822636998">
                <text:p>165470.822636998</text:p>
              </table:table-cell>
              <table:table-cell office:value-type="float" office:value="78.2836857694745">
                <text:p>78.2836857694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398.3657191325">
                <text:p>34398.3657191325</text:p>
              </table:table-cell>
              <table:table-cell office:value-type="float" office:value="88.7967314382649">
                <text:p>88.7967314382649</text:p>
              </table:table-cell>
              <table:table-cell office:value-type="float" office:value="10.5130456687904">
                <text:p>10.5130456687904</text:p>
              </table:table-cell>
              <table:table-cell office:value-type="float" office:value="1970.94231123665">
                <text:p>1970.94231123665</text:p>
              </table:table-cell>
              <table:table-cell office:value-type="float" office:value="992.824935821991">
                <text:p>992.824935821991</text:p>
              </table:table-cell>
              <table:table-cell office:value-type="float" office:value="166448.940012413">
                <text:p>166448.940012413</text:p>
              </table:table-cell>
              <table:table-cell office:value-type="float" office:value="78.628207449163">
                <text:p>78.628207449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572.9843849682">
                <text:p>34572.9843849682</text:p>
              </table:table-cell>
              <table:table-cell office:value-type="float" office:value="89.1459687699364">
                <text:p>89.1459687699364</text:p>
              </table:table-cell>
              <table:table-cell office:value-type="float" office:value="10.5177613207734">
                <text:p>10.5177613207734</text:p>
              </table:table-cell>
              <table:table-cell office:value-type="float" office:value="1971.84875711816">
                <text:p>1971.84875711816</text:p>
              </table:table-cell>
              <table:table-cell office:value-type="float" office:value="998.693640074479">
                <text:p>998.693640074479</text:p>
              </table:table-cell>
              <table:table-cell office:value-type="float" office:value="167422.095129457">
                <text:p>167422.095129457</text:p>
              </table:table-cell>
              <table:table-cell office:value-type="float" office:value="78.9709812756469">
                <text:p>78.9709812756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746.7171623021">
                <text:p>34746.7171623021</text:p>
              </table:table-cell>
              <table:table-cell office:value-type="float" office:value="89.4934343246042">
                <text:p>89.4934343246042</text:p>
              </table:table-cell>
              <table:table-cell office:value-type="float" office:value="10.5224530489573">
                <text:p>10.5224530489573</text:p>
              </table:table-cell>
              <table:table-cell office:value-type="float" office:value="1972.75060435048">
                <text:p>1972.75060435048</text:p>
              </table:table-cell>
              <table:table-cell office:value-type="float" office:value="1004.53257077674">
                <text:p>1004.53257077674</text:p>
              </table:table-cell>
              <table:table-cell office:value-type="float" office:value="168390.313163031">
                <text:p>168390.313163031</text:p>
              </table:table-cell>
              <table:table-cell office:value-type="float" office:value="79.3120161162662">
                <text:p>79.3120161162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919.5685454902">
                <text:p>34919.5685454902</text:p>
              </table:table-cell>
              <table:table-cell office:value-type="float" office:value="89.8391370909804">
                <text:p>89.8391370909804</text:p>
              </table:table-cell>
              <table:table-cell office:value-type="float" office:value="10.5271209747142">
                <text:p>10.5271209747142</text:p>
              </table:table-cell>
              <table:table-cell office:value-type="float" office:value="1973.64787626385">
                <text:p>1973.64787626385</text:p>
              </table:table-cell>
              <table:table-cell office:value-type="float" office:value="1010.34187897818">
                <text:p>1010.34187897818</text:p>
              </table:table-cell>
              <table:table-cell office:value-type="float" office:value="169353.619160316">
                <text:p>169353.619160316</text:p>
              </table:table-cell>
              <table:table-cell office:value-type="float" office:value="79.6513207933742">
                <text:p>79.6513207933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091.5430060873">
                <text:p>35091.5430060873</text:p>
              </table:table-cell>
              <table:table-cell office:value-type="float" office:value="90.1830860121746">
                <text:p>90.1830860121746</text:p>
              </table:table-cell>
              <table:table-cell office:value-type="float" office:value="10.5317652188003">
                <text:p>10.5317652188003</text:p>
              </table:table-cell>
              <table:table-cell office:value-type="float" office:value="1974.5405960701">
                <text:p>1974.5405960701</text:p>
              </table:table-cell>
              <table:table-cell office:value-type="float" office:value="1016.1217149619">
                <text:p>1016.1217149619</text:p>
              </table:table-cell>
              <table:table-cell office:value-type="float" office:value="170312.038041424">
                <text:p>170312.038041424</text:p>
              </table:table-cell>
              <table:table-cell office:value-type="float" office:value="79.9889040845662">
                <text:p>79.9889040845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262.6449929628">
                <text:p>35262.6449929628</text:p>
              </table:table-cell>
              <table:table-cell office:value-type="float" office:value="90.5252899859255">
                <text:p>90.5252899859255</text:p>
              </table:table-cell>
              <table:table-cell office:value-type="float" office:value="10.5363859013593">
                <text:p>10.5363859013593</text:p>
              </table:table-cell>
              <table:table-cell office:value-type="float" office:value="1975.42878686332">
                <text:p>1975.42878686332</text:p>
              </table:table-cell>
              <table:table-cell office:value-type="float" office:value="1021.87222824855">
                <text:p>1021.87222824855</text:p>
              </table:table-cell>
              <table:table-cell office:value-type="float" office:value="171265.594600039">
                <text:p>171265.594600039</text:p>
              </table:table-cell>
              <table:table-cell office:value-type="float" office:value="80.3247747229062">
                <text:p>80.32477472290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432.8789324157">
                <text:p>35432.8789324157</text:p>
              </table:table-cell>
              <table:table-cell office:value-type="float" office:value="90.8657578648314">
                <text:p>90.8657578648314</text:p>
              </table:table-cell>
              <table:table-cell office:value-type="float" office:value="10.5409831419253">
                <text:p>10.5409831419253</text:p>
              </table:table-cell>
              <table:table-cell office:value-type="float" office:value="1976.31247162045">
                <text:p>1976.31247162045</text:p>
              </table:table-cell>
              <table:table-cell office:value-type="float" office:value="1027.59356760024">
                <text:p>1027.59356760024</text:p>
              </table:table-cell>
              <table:table-cell office:value-type="float" office:value="172214.313504059">
                <text:p>172214.313504059</text:p>
              </table:table-cell>
              <table:table-cell office:value-type="float" office:value="80.6589413971529">
                <text:p>80.6589413971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602.2492282893">
                <text:p>35602.2492282893</text:p>
              </table:table-cell>
              <table:table-cell office:value-type="float" office:value="91.2044984565787">
                <text:p>91.2044984565787</text:p>
              </table:table-cell>
              <table:table-cell office:value-type="float" office:value="10.5455570594258">
                <text:p>10.5455570594258</text:p>
              </table:table-cell>
              <table:table-cell office:value-type="float" office:value="1977.19167320185">
                <text:p>1977.19167320185</text:p>
              </table:table-cell>
              <table:table-cell office:value-type="float" office:value="1033.28588102436">
                <text:p>1033.28588102436</text:p>
              </table:table-cell>
              <table:table-cell office:value-type="float" office:value="173158.219296237">
                <text:p>173158.219296237</text:p>
              </table:table-cell>
              <table:table-cell office:value-type="float" office:value="80.9914127519847">
                <text:p>80.9914127519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770.760262085">
                <text:p>35770.760262085</text:p>
              </table:table-cell>
              <table:table-cell office:value-type="float" office:value="91.5415205241701">
                <text:p>91.5415205241701</text:p>
              </table:table-cell>
              <table:table-cell office:value-type="float" office:value="10.5501077721854">
                <text:p>10.5501077721854</text:p>
              </table:table-cell>
              <table:table-cell office:value-type="float" office:value="1978.06641435189">
                <text:p>1978.06641435189</text:p>
              </table:table-cell>
              <table:table-cell office:value-type="float" office:value="1038.94931577742">
                <text:p>1038.94931577742</text:p>
              </table:table-cell>
              <table:table-cell office:value-type="float" office:value="174097.336394811">
                <text:p>174097.336394811</text:p>
              </table:table-cell>
              <table:table-cell office:value-type="float" office:value="81.3221973882231">
                <text:p>81.3221973882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938.4163930755">
                <text:p>35938.4163930755</text:p>
              </table:table-cell>
              <table:table-cell office:value-type="float" office:value="91.876832786151">
                <text:p>91.876832786151</text:p>
              </table:table-cell>
              <table:table-cell office:value-type="float" office:value="10.5546353979279">
                <text:p>10.5546353979279</text:p>
              </table:table-cell>
              <table:table-cell office:value-type="float" office:value="1978.93671769958">
                <text:p>1978.93671769958</text:p>
              </table:table-cell>
              <table:table-cell office:value-type="float" office:value="1044.58401836887">
                <text:p>1044.58401836887</text:p>
              </table:table-cell>
              <table:table-cell office:value-type="float" office:value="175031.689094142">
                <text:p>175031.689094142</text:p>
              </table:table-cell>
              <table:table-cell office:value-type="float" office:value="81.6513038630554">
                <text:p>81.6513038630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105.2219584178">
                <text:p>36105.2219584178</text:p>
              </table:table-cell>
              <table:table-cell office:value-type="float" office:value="92.2104439168356">
                <text:p>92.2104439168356</text:p>
              </table:table-cell>
              <table:table-cell office:value-type="float" office:value="10.5591400537802">
                <text:p>10.5591400537802</text:p>
              </table:table-cell>
              <table:table-cell office:value-type="float" office:value="1979.8026057591">
                <text:p>1979.8026057591</text:p>
              </table:table-cell>
              <table:table-cell office:value-type="float" office:value="1050.19013456485">
                <text:p>1050.19013456485</text:p>
              </table:table-cell>
              <table:table-cell office:value-type="float" office:value="175961.301565336">
                <text:p>175961.301565336</text:p>
              </table:table-cell>
              <table:table-cell office:value-type="float" office:value="81.9787406902556">
                <text:p>81.9787406902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271.1812732652">
                <text:p>36271.1812732652</text:p>
              </table:table-cell>
              <table:table-cell office:value-type="float" office:value="92.5423625465304">
                <text:p>92.5423625465304</text:p>
              </table:table-cell>
              <table:table-cell office:value-type="float" office:value="10.5636218562748">
                <text:p>10.5636218562748</text:p>
              </table:table-cell>
              <table:table-cell office:value-type="float" office:value="1980.66410093043">
                <text:p>1980.66410093043</text:p>
              </table:table-cell>
              <table:table-cell office:value-type="float" office:value="1055.76780939202">
                <text:p>1055.76780939202</text:p>
              </table:table-cell>
              <table:table-cell office:value-type="float" office:value="176886.197856875">
                <text:p>176886.197856875</text:p>
              </table:table-cell>
              <table:table-cell office:value-type="float" office:value="82.3045163404053">
                <text:p>82.30451634040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436.2986308792">
                <text:p>36436.2986308792</text:p>
              </table:table-cell>
              <table:table-cell office:value-type="float" office:value="92.8725972617585">
                <text:p>92.8725972617585</text:p>
              </table:table-cell>
              <table:table-cell office:value-type="float" office:value="10.5680809213532">
                <text:p>10.5680809213532</text:p>
              </table:table-cell>
              <table:table-cell office:value-type="float" office:value="1981.52122549989">
                <text:p>1981.52122549989</text:p>
              </table:table-cell>
              <table:table-cell office:value-type="float" office:value="1061.31718714125">
                <text:p>1061.31718714125</text:p>
              </table:table-cell>
              <table:table-cell office:value-type="float" office:value="177806.401895233">
                <text:p>177806.401895233</text:p>
              </table:table-cell>
              <table:table-cell office:value-type="float" office:value="82.6286392411124">
                <text:p>82.6286392411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600.5783027404">
                <text:p>36600.5783027404</text:p>
              </table:table-cell>
              <table:table-cell office:value-type="float" office:value="93.2011566054808">
                <text:p>93.2011566054808</text:p>
              </table:table-cell>
              <table:table-cell office:value-type="float" office:value="10.5725173643684">
                <text:p>10.5725173643684</text:p>
              </table:table-cell>
              <table:table-cell office:value-type="float" office:value="1982.37400164075">
                <text:p>1982.37400164075</text:p>
              </table:table-cell>
              <table:table-cell office:value-type="float" office:value="1066.8384113714">
                <text:p>1066.8384113714</text:p>
              </table:table-cell>
              <table:table-cell office:value-type="float" office:value="178721.937485503">
                <text:p>178721.937485503</text:p>
              </table:table-cell>
              <table:table-cell office:value-type="float" office:value="82.9511177772293">
                <text:p>82.9511177772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764.0245386588">
                <text:p>36764.0245386588</text:p>
              </table:table-cell>
              <table:table-cell office:value-type="float" office:value="93.5280490773177">
                <text:p>93.5280490773177</text:p>
              </table:table-cell>
              <table:table-cell office:value-type="float" office:value="10.5769313000884">
                <text:p>10.5769313000884</text:p>
              </table:table-cell>
              <table:table-cell office:value-type="float" office:value="1983.22245141379">
                <text:p>1983.22245141379</text:p>
              </table:table-cell>
              <table:table-cell office:value-type="float" office:value="1072.33162491302">
                <text:p>1072.33162491302</text:p>
              </table:table-cell>
              <table:table-cell office:value-type="float" office:value="179632.828312004">
                <text:p>179632.828312004</text:p>
              </table:table-cell>
              <table:table-cell office:value-type="float" office:value="83.2719602910695">
                <text:p>83.2719602910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926.6415668842">
                <text:p>36926.6415668842</text:p>
              </table:table-cell>
              <table:table-cell office:value-type="float" office:value="93.8532831337685">
                <text:p>93.8532831337685</text:p>
              </table:table-cell>
              <table:table-cell office:value-type="float" office:value="10.581322842699">
                <text:p>10.581322842699</text:p>
              </table:table-cell>
              <table:table-cell office:value-type="float" office:value="1984.06659676785">
                <text:p>1984.06659676785</text:p>
              </table:table-cell>
              <table:table-cell office:value-type="float" office:value="1077.79696987202">
                <text:p>1077.79696987202</text:p>
              </table:table-cell>
              <table:table-cell office:value-type="float" office:value="180539.097938899">
                <text:p>180539.097938899</text:p>
              </table:table-cell>
              <table:table-cell office:value-type="float" office:value="83.591175082624">
                <text:p>83.591175082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088.4335942152">
                <text:p>37088.4335942152</text:p>
              </table:table-cell>
              <table:table-cell office:value-type="float" office:value="94.1768671884305">
                <text:p>94.1768671884305</text:p>
              </table:table-cell>
              <table:table-cell office:value-type="float" office:value="10.5856921058065">
                <text:p>10.5856921058065</text:p>
              </table:table-cell>
              <table:table-cell office:value-type="float" office:value="1984.90645954044">
                <text:p>1984.90645954044</text:p>
              </table:table-cell>
              <table:table-cell office:value-type="float" office:value="1083.2345876334">
                <text:p>1083.2345876334</text:p>
              </table:table-cell>
              <table:table-cell office:value-type="float" office:value="181440.769810806">
                <text:p>181440.769810806</text:p>
              </table:table-cell>
              <table:table-cell office:value-type="float" office:value="83.9087704097753">
                <text:p>83.9087704097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249.4048061081">
                <text:p>37249.4048061081</text:p>
              </table:table-cell>
              <table:table-cell office:value-type="float" office:value="94.4988096122163">
                <text:p>94.4988096122163</text:p>
              </table:table-cell>
              <table:table-cell office:value-type="float" office:value="10.5900392024409">
                <text:p>10.5900392024409</text:p>
              </table:table-cell>
              <table:table-cell office:value-type="float" office:value="1985.74206145827">
                <text:p>1985.74206145827</text:p>
              </table:table-cell>
              <table:table-cell office:value-type="float" office:value="1088.64461886484">
                <text:p>1088.64461886484</text:p>
              </table:table-cell>
              <table:table-cell office:value-type="float" office:value="182337.8672534">
                <text:p>182337.8672534</text:p>
              </table:table-cell>
              <table:table-cell office:value-type="float" office:value="84.2247544885118">
                <text:p>84.2247544885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409.5593667854">
                <text:p>37409.5593667854</text:p>
              </table:table-cell>
              <table:table-cell office:value-type="float" office:value="94.8191187335707">
                <text:p>94.8191187335707</text:p>
              </table:table-cell>
              <table:table-cell office:value-type="float" office:value="10.5943642450589">
                <text:p>10.5943642450589</text:p>
              </table:table-cell>
              <table:table-cell office:value-type="float" office:value="1986.57342413783">
                <text:p>1986.57342413783</text:p>
              </table:table-cell>
              <table:table-cell office:value-type="float" office:value="1094.0272035204">
                <text:p>1094.0272035204</text:p>
              </table:table-cell>
              <table:table-cell office:value-type="float" office:value="183230.413474017">
                <text:p>183230.413474017</text:p>
              </table:table-cell>
              <table:table-cell office:value-type="float" office:value="84.5391354931395">
                <text:p>84.5391354931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568.9014193431">
                <text:p>37568.9014193431</text:p>
              </table:table-cell>
              <table:table-cell office:value-type="float" office:value="95.1378028386861">
                <text:p>95.1378028386861</text:p>
              </table:table-cell>
              <table:table-cell office:value-type="float" office:value="10.5986673455466">
                <text:p>10.5986673455466</text:p>
              </table:table-cell>
              <table:table-cell office:value-type="float" office:value="1987.40056908594">
                <text:p>1987.40056908594</text:p>
              </table:table-cell>
              <table:table-cell office:value-type="float" office:value="1099.3824808441">
                <text:p>1099.3824808441</text:p>
              </table:table-cell>
              <table:table-cell office:value-type="float" office:value="184118.431562259">
                <text:p>184118.431562259</text:p>
              </table:table-cell>
              <table:table-cell office:value-type="float" office:value="84.8519215564943">
                <text:p>84.8519215564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727.4350858583">
                <text:p>37727.4350858583</text:p>
              </table:table-cell>
              <table:table-cell office:value-type="float" office:value="95.4548701717166">
                <text:p>95.4548701717166</text:p>
              </table:table-cell>
              <table:table-cell office:value-type="float" office:value="10.6029486152224">
                <text:p>10.6029486152224</text:p>
              </table:table-cell>
              <table:table-cell office:value-type="float" office:value="1988.22351770031">
                <text:p>1988.22351770031</text:p>
              </table:table-cell>
              <table:table-cell office:value-type="float" office:value="1104.71058937355">
                <text:p>1104.71058937355</text:p>
              </table:table-cell>
              <table:table-cell office:value-type="float" office:value="185001.944490586">
                <text:p>185001.944490586</text:p>
              </table:table-cell>
              <table:table-cell office:value-type="float" office:value="85.1631207701516">
                <text:p>85.1631207701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885.1644674958">
                <text:p>37885.1644674958</text:p>
              </table:table-cell>
              <table:table-cell office:value-type="float" office:value="95.7703289349916">
                <text:p>95.7703289349916</text:p>
              </table:table-cell>
              <table:table-cell office:value-type="float" office:value="10.60720816484">
                <text:p>10.60720816484</text:p>
              </table:table-cell>
              <table:table-cell office:value-type="float" office:value="1989.0422912701">
                <text:p>1989.0422912701</text:p>
              </table:table-cell>
              <table:table-cell office:value-type="float" office:value="1110.01166694352">
                <text:p>1110.01166694352</text:p>
              </table:table-cell>
              <table:table-cell office:value-type="float" office:value="185880.975114912">
                <text:p>185880.975114912</text:p>
              </table:table-cell>
              <table:table-cell office:value-type="float" office:value="85.4727411846363">
                <text:p>85.4727411846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042.0936446138">
                <text:p>38042.0936446138</text:p>
              </table:table-cell>
              <table:table-cell office:value-type="float" office:value="96.0841872892276">
                <text:p>96.0841872892276</text:p>
              </table:table-cell>
              <table:table-cell office:value-type="float" office:value="10.6114461045913">
                <text:p>10.6114461045913</text:p>
              </table:table-cell>
              <table:table-cell office:value-type="float" office:value="1989.85691097645">
                <text:p>1989.85691097645</text:p>
              </table:table-cell>
              <table:table-cell office:value-type="float" office:value="1115.28585068947">
                <text:p>1115.28585068947</text:p>
              </table:table-cell>
              <table:table-cell office:value-type="float" office:value="186755.546175199">
                <text:p>186755.546175199</text:p>
              </table:table-cell>
              <table:table-cell office:value-type="float" office:value="85.7807908096307">
                <text:p>85.7807908096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198.2266768699">
                <text:p>38198.2266768699</text:p>
              </table:table-cell>
              <table:table-cell office:value-type="float" office:value="96.3964533537397">
                <text:p>96.3964533537397</text:p>
              </table:table-cell>
              <table:table-cell office:value-type="float" office:value="10.615662544109">
                <text:p>10.615662544109</text:p>
              </table:table-cell>
              <table:table-cell office:value-type="float" office:value="1990.66739789306">
                <text:p>1990.66739789306</text:p>
              </table:table-cell>
              <table:table-cell office:value-type="float" office:value="1120.5332770512">
                <text:p>1120.5332770512</text:p>
              </table:table-cell>
              <table:table-cell office:value-type="float" office:value="187625.680296041">
                <text:p>187625.680296041</text:p>
              </table:table-cell>
              <table:table-cell office:value-type="float" office:value="86.0872776141818">
                <text:p>86.0872776141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353.5676033258">
                <text:p>38353.5676033258</text:p>
              </table:table-cell>
              <table:table-cell office:value-type="float" office:value="96.7071352066516">
                <text:p>96.7071352066516</text:p>
              </table:table-cell>
              <table:table-cell office:value-type="float" office:value="10.6198575924698">
                <text:p>10.6198575924698</text:p>
              </table:table-cell>
              <table:table-cell office:value-type="float" office:value="1991.4737729867">
                <text:p>1991.4737729867</text:p>
              </table:table-cell>
              <table:table-cell office:value-type="float" office:value="1125.75408177625">
                <text:p>1125.75408177625</text:p>
              </table:table-cell>
              <table:table-cell office:value-type="float" office:value="188491.399987252">
                <text:p>188491.399987252</text:p>
              </table:table-cell>
              <table:table-cell office:value-type="float" office:value="86.3922095269072">
                <text:p>86.3922095269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508.1204425521">
                <text:p>38508.1204425521</text:p>
              </table:table-cell>
              <table:table-cell office:value-type="float" office:value="97.0162408851041">
                <text:p>97.0162408851041</text:p>
              </table:table-cell>
              <table:table-cell office:value-type="float" office:value="10.6240313581969">
                <text:p>10.6240313581969</text:p>
              </table:table-cell>
              <table:table-cell office:value-type="float" office:value="1992.27605711779">
                <text:p>1992.27605711779</text:p>
              </table:table-cell>
              <table:table-cell office:value-type="float" office:value="1130.94839992351">
                <text:p>1130.94839992351</text:p>
              </table:table-cell>
              <table:table-cell office:value-type="float" office:value="189352.727644446">
                <text:p>189352.727644446</text:p>
              </table:table-cell>
              <table:table-cell office:value-type="float" office:value="86.6955944362008">
                <text:p>86.6955944362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661.8891927319">
                <text:p>38661.8891927319</text:p>
              </table:table-cell>
              <table:table-cell office:value-type="float" office:value="97.3237783854637">
                <text:p>97.3237783854637</text:p>
              </table:table-cell>
              <table:table-cell office:value-type="float" office:value="10.6281839492629">
                <text:p>10.6281839492629</text:p>
              </table:table-cell>
              <table:table-cell office:value-type="float" office:value="1993.0742710409">
                <text:p>1993.0742710409</text:p>
              </table:table-cell>
              <table:table-cell office:value-type="float" office:value="1136.11636586668">
                <text:p>1136.11636586668</text:p>
              </table:table-cell>
              <table:table-cell office:value-type="float" office:value="190209.68554962">
                <text:p>190209.68554962</text:p>
              </table:table-cell>
              <table:table-cell office:value-type="float" office:value="86.9974401904364">
                <text:p>86.9974401904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814.8778317645">
                <text:p>38814.8778317645</text:p>
              </table:table-cell>
              <table:table-cell office:value-type="float" office:value="97.6297556635291">
                <text:p>97.6297556635291</text:p>
              </table:table-cell>
              <table:table-cell office:value-type="float" office:value="10.6323154730927">
                <text:p>10.6323154730927</text:p>
              </table:table-cell>
              <table:table-cell office:value-type="float" office:value="1993.86843540531">
                <text:p>1993.86843540531</text:p>
              </table:table-cell>
              <table:table-cell office:value-type="float" office:value="1141.25811329772">
                <text:p>1141.25811329772</text:p>
              </table:table-cell>
              <table:table-cell office:value-type="float" office:value="191062.295871728">
                <text:p>191062.295871728</text:p>
              </table:table-cell>
              <table:table-cell office:value-type="float" office:value="87.2977545981707">
                <text:p>87.2977545981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967.0903173684">
                <text:p>38967.0903173684</text:p>
              </table:table-cell>
              <table:table-cell office:value-type="float" office:value="97.9341806347368">
                <text:p>97.9341806347368</text:p>
              </table:table-cell>
              <table:table-cell office:value-type="float" office:value="10.6364260365661">
                <text:p>10.6364260365661</text:p>
              </table:table-cell>
              <table:table-cell office:value-type="float" office:value="1994.65857075556">
                <text:p>1994.65857075556</text:p>
              </table:table-cell>
              <table:table-cell office:value-type="float" office:value="1146.37377523037">
                <text:p>1146.37377523037</text:p>
              </table:table-cell>
              <table:table-cell office:value-type="float" office:value="191910.580667253">
                <text:p>191910.580667253</text:p>
              </table:table-cell>
              <table:table-cell office:value-type="float" office:value="87.5965454283454">
                <text:p>87.5965454283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118.5305871832">
                <text:p>39118.5305871832</text:p>
              </table:table-cell>
              <table:table-cell office:value-type="float" office:value="98.2370611743664">
                <text:p>98.2370611743664</text:p>
              </table:table-cell>
              <table:table-cell office:value-type="float" office:value="10.640515746021">
                <text:p>10.640515746021</text:p>
              </table:table-cell>
              <table:table-cell office:value-type="float" office:value="1995.44469753193">
                <text:p>1995.44469753193</text:p>
              </table:table-cell>
              <table:table-cell office:value-type="float" office:value="1151.46348400352">
                <text:p>1151.46348400352</text:p>
              </table:table-cell>
              <table:table-cell office:value-type="float" office:value="192754.561880781">
                <text:p>192754.561880781</text:p>
              </table:table-cell>
              <table:table-cell office:value-type="float" office:value="87.8938204104886">
                <text:p>87.8938204104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269.2025588719">
                <text:p>39269.2025588719</text:p>
              </table:table-cell>
              <table:table-cell office:value-type="float" office:value="98.5384051177439">
                <text:p>98.5384051177439</text:p>
              </table:table-cell>
              <table:table-cell office:value-type="float" office:value="10.6445847072553">
                <text:p>10.6445847072553</text:p>
              </table:table-cell>
              <table:table-cell office:value-type="float" office:value="1996.22683607102">
                <text:p>1996.22683607102</text:p>
              </table:table-cell>
              <table:table-cell office:value-type="float" office:value="1156.52737128469">
                <text:p>1156.52737128469</text:p>
              </table:table-cell>
              <table:table-cell office:value-type="float" office:value="193594.261345568">
                <text:p>193594.261345568</text:p>
              </table:table-cell>
              <table:table-cell office:value-type="float" office:value="88.189587234914">
                <text:p>88.189587234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419.1101302222">
                <text:p>39419.1101302222</text:p>
              </table:table-cell>
              <table:table-cell office:value-type="float" office:value="98.8382202604445">
                <text:p>98.8382202604445</text:p>
              </table:table-cell>
              <table:table-cell office:value-type="float" office:value="10.6486330255305">
                <text:p>10.6486330255305</text:p>
              </table:table-cell>
              <table:table-cell office:value-type="float" office:value="1997.00500660627">
                <text:p>1997.00500660627</text:p>
              </table:table-cell>
              <table:table-cell office:value-type="float" office:value="1161.56556807341">
                <text:p>1161.56556807341</text:p>
              </table:table-cell>
              <table:table-cell office:value-type="float" office:value="194429.700784101">
                <text:p>194429.700784101</text:p>
              </table:table-cell>
              <table:table-cell office:value-type="float" office:value="88.4838535529204">
                <text:p>88.4838535529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568.2571792472">
                <text:p>39568.2571792472</text:p>
              </table:table-cell>
              <table:table-cell office:value-type="float" office:value="99.1365143584945">
                <text:p>99.1365143584945</text:p>
              </table:table-cell>
              <table:table-cell office:value-type="float" office:value="10.6526608055741">
                <text:p>10.6526608055741</text:p>
              </table:table-cell>
              <table:table-cell office:value-type="float" office:value="1997.77922926843">
                <text:p>1997.77922926843</text:p>
              </table:table-cell>
              <table:table-cell office:value-type="float" office:value="1166.5782047046">
                <text:p>1166.5782047046</text:p>
              </table:table-cell>
              <table:table-cell office:value-type="float" office:value="195260.901808664">
                <text:p>195260.901808664</text:p>
              </table:table-cell>
              <table:table-cell office:value-type="float" office:value="88.7766269769893">
                <text:p>88.7766269769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716.6475642857">
                <text:p>39716.6475642857</text:p>
              </table:table-cell>
              <table:table-cell office:value-type="float" office:value="99.4332951285714">
                <text:p>99.4332951285714</text:p>
              </table:table-cell>
              <table:table-cell office:value-type="float" office:value="10.6566681515821">
                <text:p>10.6566681515821</text:p>
              </table:table-cell>
              <table:table-cell office:value-type="float" office:value="1998.54952408617">
                <text:p>1998.54952408617</text:p>
              </table:table-cell>
              <table:table-cell office:value-type="float" office:value="1171.56541085199">
                <text:p>1171.56541085199</text:p>
              </table:table-cell>
              <table:table-cell office:value-type="float" office:value="196087.885921899">
                <text:p>196087.885921899</text:p>
              </table:table-cell>
              <table:table-cell office:value-type="float" office:value="89.0679150809823">
                <text:p>89.0679150809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864.2851241022">
                <text:p>39864.2851241022</text:p>
              </table:table-cell>
              <table:table-cell office:value-type="float" office:value="99.7285702482043">
                <text:p>99.7285702482043</text:p>
              </table:table-cell>
              <table:table-cell office:value-type="float" office:value="10.660655167222">
                <text:p>10.660655167222</text:p>
              </table:table-cell>
              <table:table-cell office:value-type="float" office:value="1999.31591098651">
                <text:p>1999.31591098651</text:p>
              </table:table-cell>
              <table:table-cell office:value-type="float" office:value="1176.52731553139">
                <text:p>1176.52731553139</text:p>
              </table:table-cell>
              <table:table-cell office:value-type="float" office:value="196910.674517354">
                <text:p>196910.674517354</text:p>
              </table:table-cell>
              <table:table-cell office:value-type="float" office:value="89.3577254003364">
                <text:p>89.3577254003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011.1736779859">
                <text:p>40011.1736779859</text:p>
              </table:table-cell>
              <table:table-cell office:value-type="float" office:value="100.022347355972">
                <text:p>100.022347355972</text:p>
              </table:table-cell>
              <table:table-cell office:value-type="float" office:value="10.6646219556354">
                <text:p>10.6646219556354</text:p>
              </table:table-cell>
              <table:table-cell office:value-type="float" office:value="2000.07840979539">
                <text:p>2000.07840979539</text:p>
              </table:table-cell>
              <table:table-cell office:value-type="float" office:value="1181.46404710412">
                <text:p>1181.46404710412</text:p>
              </table:table-cell>
              <table:table-cell office:value-type="float" office:value="197729.288880045">
                <text:p>197729.288880045</text:p>
              </table:table-cell>
              <table:table-cell office:value-type="float" office:value="89.6460654322594">
                <text:p>89.6460654322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157.31702585">
                <text:p>40157.31702585</text:p>
              </table:table-cell>
              <table:table-cell office:value-type="float" office:value="100.3146340517">
                <text:p>100.3146340517</text:p>
              </table:table-cell>
              <table:table-cell office:value-type="float" office:value="10.6685686194405">
                <text:p>10.6685686194405</text:p>
              </table:table-cell>
              <table:table-cell office:value-type="float" office:value="2000.83704023817">
                <text:p>2000.83704023817</text:p>
              </table:table-cell>
              <table:table-cell office:value-type="float" office:value="1186.37573328027">
                <text:p>1186.37573328027</text:p>
              </table:table-cell>
              <table:table-cell office:value-type="float" office:value="198543.750187003">
                <text:p>198543.750187003</text:p>
              </table:table-cell>
              <table:table-cell office:value-type="float" office:value="89.9329426359237">
                <text:p>89.9329426359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302.7189483294">
                <text:p>40302.7189483294</text:p>
              </table:table-cell>
              <table:table-cell office:value-type="float" office:value="100.605437896659">
                <text:p>100.605437896659</text:p>
              </table:table-cell>
              <table:table-cell office:value-type="float" office:value="10.672495260735">
                <text:p>10.672495260735</text:p>
              </table:table-cell>
              <table:table-cell office:value-type="float" office:value="2001.59182194014">
                <text:p>2001.59182194014</text:p>
              </table:table-cell>
              <table:table-cell office:value-type="float" office:value="1191.26250112202">
                <text:p>1191.26250112202</text:p>
              </table:table-cell>
              <table:table-cell office:value-type="float" office:value="199354.079507821">
                <text:p>199354.079507821</text:p>
              </table:table-cell>
              <table:table-cell office:value-type="float" office:value="90.2183644326592">
                <text:p>90.2183644326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447.3832068789">
                <text:p>40447.3832068789</text:p>
              </table:table-cell>
              <table:table-cell office:value-type="float" office:value="100.894766413758">
                <text:p>100.894766413758</text:p>
              </table:table-cell>
              <table:table-cell office:value-type="float" office:value="10.6764019810987">
                <text:p>10.6764019810987</text:p>
              </table:table-cell>
              <table:table-cell office:value-type="float" office:value="2002.34277442701">
                <text:p>2002.34277442701</text:p>
              </table:table-cell>
              <table:table-cell office:value-type="float" office:value="1196.12447704693">
                <text:p>1196.12447704693</text:p>
              </table:table-cell>
              <table:table-cell office:value-type="float" office:value="200160.297805201">
                <text:p>200160.297805201</text:p>
              </table:table-cell>
              <table:table-cell office:value-type="float" office:value="90.5023382061454">
                <text:p>90.5023382061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591.3135438706">
                <text:p>40591.3135438706</text:p>
              </table:table-cell>
              <table:table-cell office:value-type="float" office:value="101.182627087741">
                <text:p>101.182627087741</text:p>
              </table:table-cell>
              <table:table-cell office:value-type="float" office:value="10.6802888815958">
                <text:p>10.6802888815958</text:p>
              </table:table-cell>
              <table:table-cell office:value-type="float" office:value="2003.08991712544">
                <text:p>2003.08991712544</text:p>
              </table:table-cell>
              <table:table-cell office:value-type="float" office:value="1200.96178683121">
                <text:p>1200.96178683121</text:p>
              </table:table-cell>
              <table:table-cell office:value-type="float" office:value="200962.425935495">
                <text:p>200962.425935495</text:p>
              </table:table-cell>
              <table:table-cell office:value-type="float" office:value="90.7848713026025">
                <text:p>90.7848713026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734.5136826903">
                <text:p>40734.5136826903</text:p>
              </table:table-cell>
              <table:table-cell office:value-type="float" office:value="101.469027365381">
                <text:p>101.469027365381</text:p>
              </table:table-cell>
              <table:table-cell office:value-type="float" office:value="10.6841560627781">
                <text:p>10.6841560627781</text:p>
              </table:table-cell>
              <table:table-cell office:value-type="float" office:value="2003.83326936355">
                <text:p>2003.83326936355</text:p>
              </table:table-cell>
              <table:table-cell office:value-type="float" office:value="1205.77455561297">
                <text:p>1205.77455561297</text:p>
              </table:table-cell>
              <table:table-cell office:value-type="float" office:value="201760.484649246">
                <text:p>201760.484649246</text:p>
              </table:table-cell>
              <table:table-cell office:value-type="float" office:value="91.065971030981">
                <text:p>91.065971030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876.9873278339">
                <text:p>40876.9873278339</text:p>
              </table:table-cell>
              <table:table-cell office:value-type="float" office:value="101.753974655668">
                <text:p>101.753974655668</text:p>
              </table:table-cell>
              <table:table-cell office:value-type="float" office:value="10.6880036246869">
                <text:p>10.6880036246869</text:p>
              </table:table-cell>
              <table:table-cell office:value-type="float" office:value="2004.57285037137">
                <text:p>2004.57285037137</text:p>
              </table:table-cell>
              <table:table-cell office:value-type="float" office:value="1210.56290789548">
                <text:p>1210.56290789548</text:p>
              </table:table-cell>
              <table:table-cell office:value-type="float" office:value="202554.494591722">
                <text:p>202554.494591722</text:p>
              </table:table-cell>
              <table:table-cell office:value-type="float" office:value="91.3456446631513">
                <text:p>91.345644663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018.7381650038">
                <text:p>41018.7381650038</text:p>
              </table:table-cell>
              <table:table-cell office:value-type="float" office:value="102.037476330008">
                <text:p>102.037476330008</text:p>
              </table:table-cell>
              <table:table-cell office:value-type="float" office:value="10.6918316668563">
                <text:p>10.6918316668563</text:p>
              </table:table-cell>
              <table:table-cell office:value-type="float" office:value="2005.3086792814">
                <text:p>2005.3086792814</text:p>
              </table:table-cell>
              <table:table-cell office:value-type="float" office:value="1215.32696755033">
                <text:p>1215.32696755033</text:p>
              </table:table-cell>
              <table:table-cell office:value-type="float" office:value="203344.476303453">
                <text:p>203344.476303453</text:p>
              </table:table-cell>
              <table:table-cell office:value-type="float" office:value="91.6238994340917">
                <text:p>91.6238994340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159.7698612035">
                <text:p>41159.7698612035</text:p>
              </table:table-cell>
              <table:table-cell office:value-type="float" office:value="102.319539722407">
                <text:p>102.319539722407</text:p>
              </table:table-cell>
              <table:table-cell office:value-type="float" office:value="10.6956402883153">
                <text:p>10.6956402883153</text:p>
              </table:table-cell>
              <table:table-cell office:value-type="float" office:value="2006.04077512906">
                <text:p>2006.04077512906</text:p>
              </table:table-cell>
              <table:table-cell office:value-type="float" office:value="1220.06685782072">
                <text:p>1220.06685782072</text:p>
              </table:table-cell>
              <table:table-cell office:value-type="float" office:value="204130.450220761">
                <text:p>204130.450220761</text:p>
              </table:table-cell>
              <table:table-cell office:value-type="float" office:value="91.9007425420751">
                <text:p>91.9007425420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300.0860648328">
                <text:p>41300.0860648328</text:p>
              </table:table-cell>
              <table:table-cell office:value-type="float" office:value="102.600172129666">
                <text:p>102.600172129666</text:p>
              </table:table-cell>
              <table:table-cell office:value-type="float" office:value="10.6994295875905">
                <text:p>10.6994295875905</text:p>
              </table:table-cell>
              <table:table-cell office:value-type="float" office:value="2006.7691568532">
                <text:p>2006.7691568532</text:p>
              </table:table-cell>
              <table:table-cell office:value-type="float" office:value="1224.78270132457">
                <text:p>1224.78270132457</text:p>
              </table:table-cell>
              <table:table-cell office:value-type="float" office:value="204912.43667629">
                <text:p>204912.43667629</text:p>
              </table:table-cell>
              <table:table-cell office:value-type="float" office:value="92.1761811488559">
                <text:p>92.1761811488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439.6904057823">
                <text:p>41439.6904057823</text:p>
              </table:table-cell>
              <table:table-cell office:value-type="float" office:value="102.879380811565">
                <text:p>102.879380811565</text:p>
              </table:table-cell>
              <table:table-cell office:value-type="float" office:value="10.7031996627087">
                <text:p>10.7031996627087</text:p>
              </table:table-cell>
              <table:table-cell office:value-type="float" office:value="2007.49384329659">
                <text:p>2007.49384329659</text:p>
              </table:table-cell>
              <table:table-cell office:value-type="float" office:value="1229.47462005774">
                <text:p>1229.47462005774</text:p>
              </table:table-cell>
              <table:table-cell office:value-type="float" office:value="205690.455899529">
                <text:p>205690.455899529</text:p>
              </table:table-cell>
              <table:table-cell office:value-type="float" office:value="92.450222379855">
                <text:p>92.450222379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578.5864955271">
                <text:p>41578.5864955271</text:p>
              </table:table-cell>
              <table:table-cell office:value-type="float" office:value="103.157172991054">
                <text:p>103.157172991054</text:p>
              </table:table-cell>
              <table:table-cell office:value-type="float" office:value="10.7069506111992">
                <text:p>10.7069506111992</text:p>
              </table:table-cell>
              <table:table-cell office:value-type="float" office:value="2008.21485320641">
                <text:p>2008.21485320641</text:p>
              </table:table-cell>
              <table:table-cell office:value-type="float" office:value="1234.14273539717">
                <text:p>1234.14273539717</text:p>
              </table:table-cell>
              <table:table-cell office:value-type="float" office:value="206464.528017338">
                <text:p>206464.528017338</text:p>
              </table:table-cell>
              <table:table-cell office:value-type="float" office:value="92.7228733243437">
                <text:p>92.7228733243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716.7779272202">
                <text:p>41716.7779272202</text:p>
              </table:table-cell>
              <table:table-cell office:value-type="float" office:value="103.43355585444">
                <text:p>103.43355585444</text:p>
              </table:table-cell>
              <table:table-cell office:value-type="float" office:value="10.7106825300967">
                <text:p>10.7106825300967</text:p>
              </table:table-cell>
              <table:table-cell office:value-type="float" office:value="2008.93220523471">
                <text:p>2008.93220523471</text:p>
              </table:table-cell>
              <table:table-cell office:value-type="float" office:value="1238.78716810403">
                <text:p>1238.78716810403</text:p>
              </table:table-cell>
              <table:table-cell office:value-type="float" office:value="207234.673054469">
                <text:p>207234.673054469</text:p>
              </table:table-cell>
              <table:table-cell office:value-type="float" office:value="92.9941410356279">
                <text:p>92.9941410356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854.2682757857">
                <text:p>41854.2682757857</text:p>
              </table:table-cell>
              <table:table-cell office:value-type="float" office:value="103.708536551571">
                <text:p>103.708536551571</text:p>
              </table:table-cell>
              <table:table-cell office:value-type="float" office:value="10.7143955159436">
                <text:p>10.7143955159436</text:p>
              </table:table-cell>
              <table:table-cell office:value-type="float" office:value="2009.64591793895">
                <text:p>2009.64591793895</text:p>
              </table:table-cell>
              <table:table-cell office:value-type="float" office:value="1243.40803832681">
                <text:p>1243.40803832681</text:p>
              </table:table-cell>
              <table:table-cell office:value-type="float" office:value="208000.910934081">
                <text:p>208000.910934081</text:p>
              </table:table-cell>
              <table:table-cell office:value-type="float" office:value="93.2640325312298">
                <text:p>93.2640325312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991.0610980111">
                <text:p>41991.0610980111</text:p>
              </table:table-cell>
              <table:table-cell office:value-type="float" office:value="103.982122196022">
                <text:p>103.982122196022</text:p>
              </table:table-cell>
              <table:table-cell office:value-type="float" office:value="10.7180896647925">
                <text:p>10.7180896647925</text:p>
              </table:table-cell>
              <table:table-cell office:value-type="float" office:value="2010.35600978241">
                <text:p>2010.35600978241</text:p>
              </table:table-cell>
              <table:table-cell office:value-type="float" office:value="1248.00546560448">
                <text:p>1248.00546560448</text:p>
              </table:table-cell>
              <table:table-cell office:value-type="float" office:value="208763.261478259">
                <text:p>208763.261478259</text:p>
              </table:table-cell>
              <table:table-cell office:value-type="float" office:value="93.5325547930701">
                <text:p>93.5325547930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127.1599326393">
                <text:p>42127.1599326393</text:p>
              </table:table-cell>
              <table:table-cell office:value-type="float" office:value="104.254319865279">
                <text:p>104.254319865279</text:p>
              </table:table-cell>
              <table:table-cell office:value-type="float" office:value="10.7217650722085">
                <text:p>10.7217650722085</text:p>
              </table:table-cell>
              <table:table-cell office:value-type="float" office:value="2011.06249913471">
                <text:p>2011.06249913471</text:p>
              </table:table-cell>
              <table:table-cell office:value-type="float" office:value="1252.57956886955">
                <text:p>1252.57956886955</text:p>
              </table:table-cell>
              <table:table-cell office:value-type="float" office:value="209521.744408524">
                <text:p>209521.744408524</text:p>
              </table:table-cell>
              <table:table-cell office:value-type="float" office:value="93.799714767648">
                <text:p>93.799714767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262.5683004601">
                <text:p>42262.5683004601</text:p>
              </table:table-cell>
              <table:table-cell office:value-type="float" office:value="104.52513660092">
                <text:p>104.52513660092</text:p>
              </table:table-cell>
              <table:table-cell office:value-type="float" office:value="10.7254218332722">
                <text:p>10.7254218332722</text:p>
              </table:table-cell>
              <table:table-cell office:value-type="float" office:value="2011.76540427229">
                <text:p>2011.76540427229</text:p>
              </table:table-cell>
              <table:table-cell office:value-type="float" office:value="1257.13046645114">
                <text:p>1257.13046645114</text:p>
              </table:table-cell>
              <table:table-cell office:value-type="float" office:value="210276.379346345">
                <text:p>210276.379346345</text:p>
              </table:table-cell>
              <table:table-cell office:value-type="float" office:value="94.0655193662214">
                <text:p>94.0655193662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397.2897044015">
                <text:p>42397.2897044015</text:p>
              </table:table-cell>
              <table:table-cell office:value-type="float" office:value="104.794579408803">
                <text:p>104.794579408803</text:p>
              </table:table-cell>
              <table:table-cell office:value-type="float" office:value="10.7290600425816">
                <text:p>10.7290600425816</text:p>
              </table:table-cell>
              <table:table-cell office:value-type="float" office:value="2012.46474337885">
                <text:p>2012.46474337885</text:p>
              </table:table-cell>
              <table:table-cell office:value-type="float" office:value="1261.65827607807">
                <text:p>1261.65827607807</text:p>
              </table:table-cell>
              <table:table-cell office:value-type="float" office:value="211027.185813646">
                <text:p>211027.185813646</text:p>
              </table:table-cell>
              <table:table-cell office:value-type="float" office:value="94.3299754649853">
                <text:p>94.3299754649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531.3276296202">
                <text:p>42531.3276296202</text:p>
              </table:table-cell>
              <table:table-cell office:value-type="float" office:value="105.06265525924">
                <text:p>105.06265525924</text:p>
              </table:table-cell>
              <table:table-cell office:value-type="float" office:value="10.732679794255">
                <text:p>10.732679794255</text:p>
              </table:table-cell>
              <table:table-cell office:value-type="float" office:value="2013.16053454584">
                <text:p>2013.16053454584</text:p>
              </table:table-cell>
              <table:table-cell office:value-type="float" office:value="1266.16311488187">
                <text:p>1266.16311488187</text:p>
              </table:table-cell>
              <table:table-cell office:value-type="float" office:value="211774.18323331">
                <text:p>211774.18323331</text:p>
              </table:table-cell>
              <table:table-cell office:value-type="float" office:value="94.5930899052502">
                <text:p>94.5930899052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664.6855435915">
                <text:p>42664.6855435915</text:p>
              </table:table-cell>
              <table:table-cell office:value-type="float" office:value="105.329371087183">
                <text:p>105.329371087183</text:p>
              </table:table-cell>
              <table:table-cell office:value-type="float" office:value="10.7362811819328">
                <text:p>10.7362811819328</text:p>
              </table:table-cell>
              <table:table-cell office:value-type="float" office:value="2013.85279577293">
                <text:p>2013.85279577293</text:p>
              </table:table-cell>
              <table:table-cell office:value-type="float" office:value="1270.64509939986">
                <text:p>1270.64509939986</text:p>
              </table:table-cell>
              <table:table-cell office:value-type="float" office:value="212517.390929683">
                <text:p>212517.390929683</text:p>
              </table:table-cell>
              <table:table-cell office:value-type="float" office:value="94.8548694936184">
                <text:p>94.8548694936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797.3668961996">
                <text:p>42797.3668961996</text:p>
              </table:table-cell>
              <table:table-cell office:value-type="float" office:value="105.594733792399">
                <text:p>105.594733792399</text:p>
              </table:table-cell>
              <table:table-cell office:value-type="float" office:value="10.7398642987808">
                <text:p>10.7398642987808</text:p>
              </table:table-cell>
              <table:table-cell office:value-type="float" office:value="2014.54154496849">
                <text:p>2014.54154496849</text:p>
              </table:table-cell>
              <table:table-cell office:value-type="float" office:value="1275.1043455781">
                <text:p>1275.1043455781</text:p>
              </table:table-cell>
              <table:table-cell office:value-type="float" office:value="213256.828129073">
                <text:p>213256.828129073</text:p>
              </table:table-cell>
              <table:table-cell office:value-type="float" office:value="95.1153210021607">
                <text:p>95.1153210021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929.3751198263">
                <text:p>42929.3751198263</text:p>
              </table:table-cell>
              <table:table-cell office:value-type="float" office:value="105.858750239653">
                <text:p>105.858750239653</text:p>
              </table:table-cell>
              <table:table-cell office:value-type="float" office:value="10.7434292374919">
                <text:p>10.7434292374919</text:p>
              </table:table-cell>
              <table:table-cell office:value-type="float" office:value="2015.22679995002">
                <text:p>2015.22679995002</text:p>
              </table:table-cell>
              <table:table-cell office:value-type="float" office:value="1279.54096877444">
                <text:p>1279.54096877444</text:p>
              </table:table-cell>
              <table:table-cell office:value-type="float" office:value="213992.513960249">
                <text:p>213992.513960249</text:p>
              </table:table-cell>
              <table:table-cell office:value-type="float" office:value="95.374451168591">
                <text:p>95.374451168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060.7136294399">
                <text:p>43060.7136294399</text:p>
              </table:table-cell>
              <table:table-cell office:value-type="float" office:value="106.12142725888">
                <text:p>106.12142725888</text:p>
              </table:table-cell>
              <table:table-cell office:value-type="float" office:value="10.7469760902887">
                <text:p>10.7469760902887</text:p>
              </table:table-cell>
              <table:table-cell office:value-type="float" office:value="2015.90857844462">
                <text:p>2015.90857844462</text:p>
              </table:table-cell>
              <table:table-cell office:value-type="float" office:value="1283.95508376149">
                <text:p>1283.95508376149</text:p>
              </table:table-cell>
              <table:table-cell office:value-type="float" office:value="214724.467454932">
                <text:p>214724.467454932</text:p>
              </table:table-cell>
              <table:table-cell office:value-type="float" office:value="95.6322666964413">
                <text:p>95.6322666964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191.3858226837">
                <text:p>43191.3858226837</text:p>
              </table:table-cell>
              <table:table-cell office:value-type="float" office:value="106.382771645367">
                <text:p>106.382771645367</text:p>
              </table:table-cell>
              <table:table-cell office:value-type="float" office:value="10.7505049489262">
                <text:p>10.7505049489262</text:p>
              </table:table-cell>
              <table:table-cell office:value-type="float" office:value="2016.58689808946">
                <text:p>2016.58689808946</text:p>
              </table:table-cell>
              <table:table-cell office:value-type="float" office:value="1288.34680472959">
                <text:p>1288.34680472959</text:p>
              </table:table-cell>
              <table:table-cell office:value-type="float" office:value="215452.707548292">
                <text:p>215452.707548292</text:p>
              </table:table-cell>
              <table:table-cell office:value-type="float" office:value="95.8887742552345">
                <text:p>95.8887742552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321.395079964">
                <text:p>43321.395079964</text:p>
              </table:table-cell>
              <table:table-cell office:value-type="float" office:value="106.642790159928">
                <text:p>106.642790159928</text:p>
              </table:table-cell>
              <table:table-cell office:value-type="float" office:value="10.7540159046935">
                <text:p>10.7540159046935</text:p>
              </table:table-cell>
              <table:table-cell office:value-type="float" office:value="2017.26177643225">
                <text:p>2017.26177643225</text:p>
              </table:table-cell>
              <table:table-cell office:value-type="float" office:value="1292.71624528975">
                <text:p>1292.71624528975</text:p>
              </table:table-cell>
              <table:table-cell office:value-type="float" office:value="216177.253079434">
                <text:p>216177.253079434</text:p>
              </table:table-cell>
              <table:table-cell office:value-type="float" office:value="96.1439804806573">
                <text:p>96.1439804806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450.7447645371">
                <text:p>43450.7447645371</text:p>
              </table:table-cell>
              <table:table-cell office:value-type="float" office:value="106.901489529074">
                <text:p>106.901489529074</text:p>
              </table:table-cell>
              <table:table-cell office:value-type="float" office:value="10.7575090484169">
                <text:p>10.7575090484169</text:p>
              </table:table-cell>
              <table:table-cell office:value-type="float" office:value="2017.93323093166">
                <text:p>2017.93323093166</text:p>
              </table:table-cell>
              <table:table-cell office:value-type="float" office:value="1297.06351847661">
                <text:p>1297.06351847661</text:p>
              </table:table-cell>
              <table:table-cell office:value-type="float" office:value="216898.122791889">
                <text:p>216898.122791889</text:p>
              </table:table-cell>
              <table:table-cell office:value-type="float" office:value="96.3978919747315">
                <text:p>96.3978919747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579.4382225967">
                <text:p>43579.4382225967</text:p>
              </table:table-cell>
              <table:table-cell office:value-type="float" office:value="107.158876445193">
                <text:p>107.158876445193</text:p>
              </table:table-cell>
              <table:table-cell office:value-type="float" office:value="10.7609844704618">
                <text:p>10.7609844704618</text:p>
              </table:table-cell>
              <table:table-cell office:value-type="float" office:value="2018.60127895778">
                <text:p>2018.60127895778</text:p>
              </table:table-cell>
              <table:table-cell office:value-type="float" office:value="1301.38873675134">
                <text:p>1301.38873675134</text:p>
              </table:table-cell>
              <table:table-cell office:value-type="float" office:value="217615.335334096">
                <text:p>217615.335334096</text:p>
              </table:table-cell>
              <table:table-cell office:value-type="float" office:value="96.6505153059855">
                <text:p>96.6505153059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707.4787833603">
                <text:p>43707.4787833603</text:p>
              </table:table-cell>
              <table:table-cell office:value-type="float" office:value="107.414957566721">
                <text:p>107.414957566721</text:p>
              </table:table-cell>
              <table:table-cell office:value-type="float" office:value="10.7644422607351">
                <text:p>10.7644422607351</text:p>
              </table:table-cell>
              <table:table-cell office:value-type="float" office:value="2019.26593779258">
                <text:p>2019.26593779258</text:p>
              </table:table-cell>
              <table:table-cell office:value-type="float" office:value="1305.69201200458">
                <text:p>1305.69201200458</text:p>
              </table:table-cell>
              <table:table-cell office:value-type="float" office:value="218328.909259884">
                <text:p>218328.909259884</text:p>
              </table:table-cell>
              <table:table-cell office:value-type="float" office:value="96.9018570096232">
                <text:p>96.9018570096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834.8697591554">
                <text:p>43834.8697591554</text:p>
              </table:table-cell>
              <table:table-cell office:value-type="float" office:value="107.669739518311">
                <text:p>107.669739518311</text:p>
              </table:table-cell>
              <table:table-cell office:value-type="float" office:value="10.7678825086877">
                <text:p>10.7678825086877</text:p>
              </table:table-cell>
              <table:table-cell office:value-type="float" office:value="2019.92722463038">
                <text:p>2019.92722463038</text:p>
              </table:table-cell>
              <table:table-cell office:value-type="float" office:value="1309.9734555593">
                <text:p>1309.9734555593</text:p>
              </table:table-cell>
              <table:table-cell office:value-type="float" office:value="219038.863028955">
                <text:p>219038.863028955</text:p>
              </table:table-cell>
              <table:table-cell office:value-type="float" office:value="97.151923587694">
                <text:p>97.151923587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961.6144455052">
                <text:p>43961.6144455052</text:p>
              </table:table-cell>
              <table:table-cell office:value-type="float" office:value="107.92322889101">
                <text:p>107.92322889101</text:p>
              </table:table-cell>
              <table:table-cell office:value-type="float" office:value="10.7713053033165">
                <text:p>10.7713053033165</text:p>
              </table:table-cell>
              <table:table-cell office:value-type="float" office:value="2020.58515657823">
                <text:p>2020.58515657823</text:p>
              </table:table-cell>
              <table:table-cell office:value-type="float" office:value="1314.23317817373">
                <text:p>1314.23317817373</text:p>
              </table:table-cell>
              <table:table-cell office:value-type="float" office:value="219745.215007359">
                <text:p>219745.215007359</text:p>
              </table:table-cell>
              <table:table-cell office:value-type="float" office:value="97.4007215092604">
                <text:p>97.4007215092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087.7161212138">
                <text:p>44087.7161212138</text:p>
              </table:table-cell>
              <table:table-cell office:value-type="float" office:value="108.175432242428">
                <text:p>108.175432242428</text:p>
              </table:table-cell>
              <table:table-cell office:value-type="float" office:value="10.7747107331671">
                <text:p>10.7747107331671</text:p>
              </table:table-cell>
              <table:table-cell office:value-type="float" office:value="2021.23975065642">
                <text:p>2021.23975065642</text:p>
              </table:table-cell>
              <table:table-cell office:value-type="float" office:value="1318.47129004416">
                <text:p>1318.47129004416</text:p>
              </table:table-cell>
              <table:table-cell office:value-type="float" office:value="220447.983467972">
                <text:p>220447.983467972</text:p>
              </table:table-cell>
              <table:table-cell office:value-type="float" office:value="97.6482572105658">
                <text:p>97.6482572105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213.1780484508">
                <text:p>44213.1780484508</text:p>
              </table:table-cell>
              <table:table-cell office:value-type="float" office:value="108.426356096902">
                <text:p>108.426356096902</text:p>
              </table:table-cell>
              <table:table-cell office:value-type="float" office:value="10.7780988863358">
                <text:p>10.7780988863358</text:p>
              </table:table-cell>
              <table:table-cell office:value-type="float" office:value="2021.89102379887">
                <text:p>2021.89102379887</text:p>
              </table:table-cell>
              <table:table-cell office:value-type="float" office:value="1322.68790080783">
                <text:p>1322.68790080783</text:p>
              </table:table-cell>
              <table:table-cell office:value-type="float" office:value="221147.186590963">
                <text:p>221147.186590963</text:p>
              </table:table-cell>
              <table:table-cell office:value-type="float" office:value="97.8945370952004">
                <text:p>97.894537095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338.0034728362">
                <text:p>44338.0034728362</text:p>
              </table:table-cell>
              <table:table-cell office:value-type="float" office:value="108.676006945672">
                <text:p>108.676006945672</text:p>
              </table:table-cell>
              <table:table-cell office:value-type="float" office:value="10.7814698504719">
                <text:p>10.7814698504719</text:p>
              </table:table-cell>
              <table:table-cell office:value-type="float" office:value="2022.53899285361">
                <text:p>2022.53899285361</text:p>
              </table:table-cell>
              <table:table-cell office:value-type="float" office:value="1326.88311954578">
                <text:p>1326.88311954578</text:p>
              </table:table-cell>
              <table:table-cell office:value-type="float" office:value="221842.84246427">
                <text:p>221842.84246427</text:p>
              </table:table-cell>
              <table:table-cell office:value-type="float" office:value="98.1395675342677">
                <text:p>98.1395675342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462.1956235239">
                <text:p>44462.1956235239</text:p>
              </table:table-cell>
              <table:table-cell office:value-type="float" office:value="108.924391247048">
                <text:p>108.924391247048</text:p>
              </table:table-cell>
              <table:table-cell office:value-type="float" office:value="10.7848237127801">
                <text:p>10.7848237127801</text:p>
              </table:table-cell>
              <table:table-cell office:value-type="float" office:value="2023.18367458318">
                <text:p>2023.18367458318</text:p>
              </table:table-cell>
              <table:table-cell office:value-type="float" office:value="1331.05705478562">
                <text:p>1331.05705478562</text:p>
              </table:table-cell>
              <table:table-cell office:value-type="float" office:value="222534.969084068">
                <text:p>222534.969084068</text:p>
              </table:table-cell>
              <table:table-cell office:value-type="float" office:value="98.3833548665484">
                <text:p>98.3833548665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585.7577132856">
                <text:p>44585.7577132856</text:p>
              </table:table-cell>
              <table:table-cell office:value-type="float" office:value="109.171515426571">
                <text:p>109.171515426571</text:p>
              </table:table-cell>
              <table:table-cell office:value-type="float" office:value="10.7881605600227">
                <text:p>10.7881605600227</text:p>
              </table:table-cell>
              <table:table-cell office:value-type="float" office:value="2023.82508566509">
                <text:p>2023.82508566509</text:p>
              </table:table-cell>
              <table:table-cell office:value-type="float" office:value="1335.20981450441">
                <text:p>1335.20981450441</text:p>
              </table:table-cell>
              <table:table-cell office:value-type="float" office:value="223223.584355229">
                <text:p>223223.584355229</text:p>
              </table:table-cell>
              <table:table-cell office:value-type="float" office:value="98.6259053986651">
                <text:p>98.6259053986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708.6929385935">
                <text:p>44708.6929385935</text:p>
              </table:table-cell>
              <table:table-cell office:value-type="float" office:value="109.417385877187">
                <text:p>109.417385877187</text:p>
              </table:table-cell>
              <table:table-cell office:value-type="float" office:value="10.7914804785219">
                <text:p>10.7914804785219</text:p>
              </table:table-cell>
              <table:table-cell office:value-type="float" office:value="2024.46324269222">
                <text:p>2024.46324269222</text:p>
              </table:table-cell>
              <table:table-cell office:value-type="float" office:value="1339.34150613137">
                <text:p>1339.34150613137</text:p>
              </table:table-cell>
              <table:table-cell office:value-type="float" office:value="223908.70609179">
                <text:p>223908.70609179</text:p>
              </table:table-cell>
              <table:table-cell office:value-type="float" office:value="98.867225405245">
                <text:p>98.867225405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831.0044797033">
                <text:p>44831.0044797033</text:p>
              </table:table-cell>
              <table:table-cell office:value-type="float" office:value="109.662008959407">
                <text:p>109.662008959407</text:p>
              </table:table-cell>
              <table:table-cell office:value-type="float" office:value="10.7947835541616">
                <text:p>10.7947835541616</text:p>
              </table:table-cell>
              <table:table-cell office:value-type="float" office:value="2025.0981621733">
                <text:p>2025.0981621733</text:p>
              </table:table-cell>
              <table:table-cell office:value-type="float" office:value="1343.45223655074">
                <text:p>1343.45223655074</text:p>
              </table:table-cell>
              <table:table-cell office:value-type="float" office:value="224590.352017412">
                <text:p>224590.352017412</text:p>
              </table:table-cell>
              <table:table-cell office:value-type="float" office:value="99.1073211290826">
                <text:p>99.1073211290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952.6955007366">
                <text:p>44952.6955007366</text:p>
              </table:table-cell>
              <table:table-cell office:value-type="float" office:value="109.905391001473">
                <text:p>109.905391001473</text:p>
              </table:table-cell>
              <table:table-cell office:value-type="float" office:value="10.7980698723906">
                <text:p>10.7980698723906</text:p>
              </table:table-cell>
              <table:table-cell office:value-type="float" office:value="2025.72986053329">
                <text:p>2025.72986053329</text:p>
              </table:table-cell>
              <table:table-cell office:value-type="float" office:value="1347.54211210447">
                <text:p>1347.54211210447</text:p>
              </table:table-cell>
              <table:table-cell office:value-type="float" office:value="225268.539765841">
                <text:p>225268.539765841</text:p>
              </table:table-cell>
              <table:table-cell office:value-type="float" office:value="99.3461987813008">
                <text:p>99.3461987813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073.7691497622">
                <text:p>45073.7691497622</text:p>
              </table:table-cell>
              <table:table-cell office:value-type="float" office:value="110.147538299524">
                <text:p>110.147538299524</text:p>
              </table:table-cell>
              <table:table-cell office:value-type="float" office:value="10.8013395182236">
                <text:p>10.8013395182236</text:p>
              </table:table-cell>
              <table:table-cell office:value-type="float" office:value="2026.35835411382">
                <text:p>2026.35835411382</text:p>
              </table:table-cell>
              <table:table-cell office:value-type="float" office:value="1351.61123859505">
                <text:p>1351.61123859505</text:p>
              </table:table-cell>
              <table:table-cell office:value-type="float" office:value="225943.28688136">
                <text:p>225943.28688136</text:p>
              </table:table-cell>
              <table:table-cell office:value-type="float" office:value="99.5838645415117">
                <text:p>99.5838645415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194.228558878">
                <text:p>45194.228558878</text:p>
              </table:table-cell>
              <table:table-cell office:value-type="float" office:value="110.388457117756">
                <text:p>110.388457117756</text:p>
              </table:table-cell>
              <table:table-cell office:value-type="float" office:value="10.8045925762443">
                <text:p>10.8045925762443</text:p>
              </table:table-cell>
              <table:table-cell office:value-type="float" office:value="2026.98365917361">
                <text:p>2026.98365917361</text:p>
              </table:table-cell>
              <table:table-cell office:value-type="float" office:value="1355.65972128816">
                <text:p>1355.65972128816</text:p>
              </table:table-cell>
              <table:table-cell office:value-type="float" office:value="226614.610819245">
                <text:p>226614.610819245</text:p>
              </table:table-cell>
              <table:table-cell office:value-type="float" office:value="99.8203245579768">
                <text:p>99.8203245579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314.0768442921">
                <text:p>45314.0768442921</text:p>
              </table:table-cell>
              <table:table-cell office:value-type="float" office:value="110.628153688584">
                <text:p>110.628153688584</text:p>
              </table:table-cell>
              <table:table-cell office:value-type="float" office:value="10.8078291306073">
                <text:p>10.8078291306073</text:p>
              </table:table-cell>
              <table:table-cell office:value-type="float" office:value="2027.60579188892">
                <text:p>2027.60579188892</text:p>
              </table:table-cell>
              <table:table-cell office:value-type="float" office:value="1359.68766491547">
                <text:p>1359.68766491547</text:p>
              </table:table-cell>
              <table:table-cell office:value-type="float" office:value="227282.528946219">
                <text:p>227282.528946219</text:p>
              </table:table-cell>
              <table:table-cell office:value-type="float" office:value="100.055584947766">
                <text:p>100.055584947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433.3171064029">
                <text:p>45433.3171064029</text:p>
              </table:table-cell>
              <table:table-cell office:value-type="float" office:value="110.866634212806">
                <text:p>110.866634212806</text:p>
              </table:table-cell>
              <table:table-cell office:value-type="float" office:value="10.8110492650401">
                <text:p>10.8110492650401</text:p>
              </table:table-cell>
              <table:table-cell office:value-type="float" office:value="2028.22476835391">
                <text:p>2028.22476835391</text:p>
              </table:table-cell>
              <table:table-cell office:value-type="float" office:value="1363.69517367731">
                <text:p>1363.69517367731</text:p>
              </table:table-cell>
              <table:table-cell office:value-type="float" office:value="227947.058540895">
                <text:p>227947.058540895</text:p>
              </table:table-cell>
              <table:table-cell office:value-type="float" office:value="100.289651796914">
                <text:p>100.289651796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551.9524298799">
                <text:p>45551.9524298799</text:p>
              </table:table-cell>
              <table:table-cell office:value-type="float" office:value="111.10390485976">
                <text:p>111.10390485976</text:p>
              </table:table-cell>
              <table:table-cell office:value-type="float" office:value="10.8142530628456">
                <text:p>10.8142530628456</text:p>
              </table:table-cell>
              <table:table-cell office:value-type="float" office:value="2028.8406045811">
                <text:p>2028.8406045811</text:p>
              </table:table-cell>
              <table:table-cell office:value-type="float" office:value="1367.68235124537">
                <text:p>1367.68235124537</text:p>
              </table:table-cell>
              <table:table-cell office:value-type="float" office:value="228608.216794231">
                <text:p>228608.216794231</text:p>
              </table:table-cell>
              <table:table-cell office:value-type="float" office:value="100.522531160582">
                <text:p>100.522531160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669.985883743">
                <text:p>45669.985883743</text:p>
              </table:table-cell>
              <table:table-cell office:value-type="float" office:value="111.339971767486">
                <text:p>111.339971767486</text:p>
              </table:table-cell>
              <table:table-cell office:value-type="float" office:value="10.817440606904">
                <text:p>10.817440606904</text:p>
              </table:table-cell>
              <table:table-cell office:value-type="float" office:value="2029.4533165018">
                <text:p>2029.4533165018</text:p>
              </table:table-cell>
              <table:table-cell office:value-type="float" office:value="1371.64930076539">
                <text:p>1371.64930076539</text:p>
              </table:table-cell>
              <table:table-cell office:value-type="float" office:value="229266.020809967">
                <text:p>229266.020809967</text:p>
              </table:table-cell>
              <table:table-cell office:value-type="float" office:value="100.75422906321">
                <text:p>100.75422906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787.4205214424">
                <text:p>45787.4205214424</text:p>
              </table:table-cell>
              <table:table-cell office:value-type="float" office:value="111.574841042885">
                <text:p>111.574841042885</text:p>
              </table:table-cell>
              <table:table-cell office:value-type="float" office:value="10.820611979675">
                <text:p>10.820611979675</text:p>
              </table:table-cell>
              <table:table-cell office:value-type="float" office:value="2030.06291996647">
                <text:p>2030.06291996647</text:p>
              </table:table-cell>
              <table:table-cell office:value-type="float" office:value="1375.5961248598">
                <text:p>1375.5961248598</text:p>
              </table:table-cell>
              <table:table-cell office:value-type="float" office:value="229920.487605074">
                <text:p>229920.487605074</text:p>
              </table:table-cell>
              <table:table-cell office:value-type="float" office:value="100.984751498674">
                <text:p>100.984751498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904.259380937">
                <text:p>45904.259380937</text:p>
              </table:table-cell>
              <table:table-cell office:value-type="float" office:value="111.808518761874">
                <text:p>111.808518761874</text:p>
              </table:table-cell>
              <table:table-cell office:value-type="float" office:value="10.8237672631999">
                <text:p>10.8237672631999</text:p>
              </table:table-cell>
              <table:table-cell office:value-type="float" office:value="2030.66943074515">
                <text:p>2030.66943074515</text:p>
              </table:table-cell>
              <table:table-cell office:value-type="float" office:value="1379.52292563044">
                <text:p>1379.52292563044</text:p>
              </table:table-cell>
              <table:table-cell office:value-type="float" office:value="230571.634110189">
                <text:p>230571.634110189</text:p>
              </table:table-cell>
              <table:table-cell office:value-type="float" office:value="101.214104430443">
                <text:p>101.214104430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020.5054847735">
                <text:p>46020.5054847735</text:p>
              </table:table-cell>
              <table:table-cell office:value-type="float" office:value="112.041010969547">
                <text:p>112.041010969547</text:p>
              </table:table-cell>
              <table:table-cell office:value-type="float" office:value="10.8269065391041">
                <text:p>10.8269065391041</text:p>
              </table:table-cell>
              <table:table-cell office:value-type="float" office:value="2031.2728645279">
                <text:p>2031.2728645279</text:p>
              </table:table-cell>
              <table:table-cell office:value-type="float" office:value="1383.42980466113">
                <text:p>1383.42980466113</text:p>
              </table:table-cell>
              <table:table-cell office:value-type="float" office:value="231219.477170056">
                <text:p>231219.477170056</text:p>
              </table:table-cell>
              <table:table-cell office:value-type="float" office:value="101.44229379173">
                <text:p>101.44229379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136.1618401643">
                <text:p>46136.1618401643</text:p>
              </table:table-cell>
              <table:table-cell office:value-type="float" office:value="112.272323680329">
                <text:p>112.272323680329</text:p>
              </table:table-cell>
              <table:table-cell office:value-type="float" office:value="10.8300298885984">
                <text:p>10.8300298885984</text:p>
              </table:table-cell>
              <table:table-cell office:value-type="float" office:value="2031.87323692516">
                <text:p>2031.87323692516</text:p>
              </table:table-cell>
              <table:table-cell office:value-type="float" office:value="1387.31686302033">
                <text:p>1387.31686302033</text:p>
              </table:table-cell>
              <table:table-cell office:value-type="float" office:value="231864.03354396">
                <text:p>231864.03354396</text:p>
              </table:table-cell>
              <table:table-cell office:value-type="float" office:value="101.669325485649">
                <text:p>101.669325485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251.2314390654">
                <text:p>46251.2314390654</text:p>
              </table:table-cell>
              <table:table-cell office:value-type="float" office:value="112.502462878131">
                <text:p>112.502462878131</text:p>
              </table:table-cell>
              <table:table-cell office:value-type="float" office:value="10.833137392482">
                <text:p>10.833137392482</text:p>
              </table:table-cell>
              <table:table-cell office:value-type="float" office:value="2032.47056346818">
                <text:p>2032.47056346818</text:p>
              </table:table-cell>
              <table:table-cell office:value-type="float" office:value="1391.18420126376">
                <text:p>1391.18420126376</text:p>
              </table:table-cell>
              <table:table-cell office:value-type="float" office:value="232505.319906165">
                <text:p>232505.319906165</text:p>
              </table:table-cell>
              <table:table-cell office:value-type="float" office:value="101.895205385364">
                <text:p>101.895205385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365.7172582538">
                <text:p>46365.7172582538</text:p>
              </table:table-cell>
              <table:table-cell office:value-type="float" office:value="112.731434516508">
                <text:p>112.731434516508</text:p>
              </table:table-cell>
              <table:table-cell office:value-type="float" office:value="10.8362291311441">
                <text:p>10.8362291311441</text:p>
              </table:table-cell>
              <table:table-cell office:value-type="float" office:value="2033.06485960942">
                <text:p>2033.06485960942</text:p>
              </table:table-cell>
              <table:table-cell office:value-type="float" office:value="1395.03191943699">
                <text:p>1395.03191943699</text:p>
              </table:table-cell>
              <table:table-cell office:value-type="float" office:value="233143.352846337">
                <text:p>233143.352846337</text:p>
              </table:table-cell>
              <table:table-cell office:value-type="float" office:value="102.119939334243">
                <text:p>102.119939334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479.6222594045">
                <text:p>46479.6222594045</text:p>
              </table:table-cell>
              <table:table-cell office:value-type="float" office:value="112.959244518809">
                <text:p>112.959244518809</text:p>
              </table:table-cell>
              <table:table-cell office:value-type="float" office:value="10.8393051845658">
                <text:p>10.8393051845658</text:p>
              </table:table-cell>
              <table:table-cell office:value-type="float" office:value="2033.65614072293">
                <text:p>2033.65614072293</text:p>
              </table:table-cell>
              <table:table-cell office:value-type="float" office:value="1398.86011707802">
                <text:p>1398.86011707802</text:p>
              </table:table-cell>
              <table:table-cell office:value-type="float" office:value="233778.148869982">
                <text:p>233778.148869982</text:p>
              </table:table-cell>
              <table:table-cell office:value-type="float" office:value="102.343533146011">
                <text:p>102.343533146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592.9493891671">
                <text:p>46592.9493891671</text:p>
              </table:table-cell>
              <table:table-cell office:value-type="float" office:value="113.185898778334">
                <text:p>113.185898778334</text:p>
              </table:table-cell>
              <table:table-cell office:value-type="float" office:value="10.8423656323228">
                <text:p>10.8423656323228</text:p>
              </table:table-cell>
              <table:table-cell office:value-type="float" office:value="2034.24442210479">
                <text:p>2034.24442210479</text:p>
              </table:table-cell>
              <table:table-cell office:value-type="float" office:value="1402.66889321989">
                <text:p>1402.66889321989</text:p>
              </table:table-cell>
              <table:table-cell office:value-type="float" office:value="234409.724398867">
                <text:p>234409.724398867</text:p>
              </table:table-cell>
              <table:table-cell office:value-type="float" office:value="102.565992604897">
                <text:p>102.565992604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705.7015792421">
                <text:p>46705.7015792421</text:p>
              </table:table-cell>
              <table:table-cell office:value-type="float" office:value="113.411403158484">
                <text:p>113.411403158484</text:p>
              </table:table-cell>
              <table:table-cell office:value-type="float" office:value="10.8454105535869">
                <text:p>10.8454105535869</text:p>
              </table:table-cell>
              <table:table-cell office:value-type="float" office:value="2034.82971897346">
                <text:p>2034.82971897346</text:p>
              </table:table-cell>
              <table:table-cell office:value-type="float" office:value="1406.4583463932">
                <text:p>1406.4583463932</text:p>
              </table:table-cell>
              <table:table-cell office:value-type="float" office:value="235038.095771447">
                <text:p>235038.095771447</text:p>
              </table:table-cell>
              <table:table-cell office:value-type="float" office:value="102.787323465785">
                <text:p>102.787323465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817.8817464565">
                <text:p>46817.8817464565</text:p>
              </table:table-cell>
              <table:table-cell office:value-type="float" office:value="113.635763492913">
                <text:p>113.635763492913</text:p>
              </table:table-cell>
              <table:table-cell office:value-type="float" office:value="10.8484400271283">
                <text:p>10.8484400271283</text:p>
              </table:table-cell>
              <table:table-cell office:value-type="float" office:value="2035.41204647019">
                <text:p>2035.41204647019</text:p>
              </table:table-cell>
              <table:table-cell office:value-type="float" office:value="1410.22857462868">
                <text:p>1410.22857462868</text:p>
              </table:table-cell>
              <table:table-cell office:value-type="float" office:value="235663.279243289">
                <text:p>235663.279243289</text:p>
              </table:table-cell>
              <table:table-cell office:value-type="float" office:value="103.007531454362">
                <text:p>103.007531454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929.4927928396">
                <text:p>46929.4927928396</text:p>
              </table:table-cell>
              <table:table-cell office:value-type="float" office:value="113.858985585679">
                <text:p>113.858985585679</text:p>
              </table:table-cell>
              <table:table-cell office:value-type="float" office:value="10.8514541313174">
                <text:p>10.8514541313174</text:p>
              </table:table-cell>
              <table:table-cell office:value-type="float" office:value="2035.99141965942">
                <text:p>2035.99141965942</text:p>
              </table:table-cell>
              <table:table-cell office:value-type="float" office:value="1413.97967545973">
                <text:p>1413.97967545973</text:p>
              </table:table-cell>
              <table:table-cell office:value-type="float" office:value="236285.290987488">
                <text:p>236285.290987488</text:p>
              </table:table-cell>
              <table:table-cell office:value-type="float" office:value="103.226622267268">
                <text:p>103.226622267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040.5376056978">
                <text:p>47040.5376056978</text:p>
              </table:table-cell>
              <table:table-cell office:value-type="float" office:value="114.081075211396">
                <text:p>114.081075211396</text:p>
              </table:table-cell>
              <table:table-cell office:value-type="float" office:value="10.8544529441273">
                <text:p>10.8544529441273</text:p>
              </table:table-cell>
              <table:table-cell office:value-type="float" office:value="2036.56785352917">
                <text:p>2036.56785352917</text:p>
              </table:table-cell>
              <table:table-cell office:value-type="float" office:value="1417.71174592493">
                <text:p>1417.71174592493</text:p>
              </table:table-cell>
              <table:table-cell office:value-type="float" office:value="236904.147095093">
                <text:p>236904.147095093</text:p>
              </table:table-cell>
              <table:table-cell office:value-type="float" office:value="103.444601572244">
                <text:p>103.444601572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151.0190576895">
                <text:p>47151.0190576895</text:p>
              </table:table-cell>
              <table:table-cell office:value-type="float" office:value="114.302038115379">
                <text:p>114.302038115379</text:p>
              </table:table-cell>
              <table:table-cell office:value-type="float" office:value="10.8574365431353">
                <text:p>10.8574365431353</text:p>
              </table:table-cell>
              <table:table-cell office:value-type="float" office:value="2037.14136299141">
                <text:p>2037.14136299141</text:p>
              </table:table-cell>
              <table:table-cell office:value-type="float" office:value="1421.42488257056">
                <text:p>1421.42488257056</text:p>
              </table:table-cell>
              <table:table-cell office:value-type="float" office:value="237519.863575514">
                <text:p>237519.863575514</text:p>
              </table:table-cell>
              <table:table-cell office:value-type="float" office:value="103.661475008273">
                <text:p>103.661475008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260.9400068993">
                <text:p>47260.9400068993</text:p>
              </table:table-cell>
              <table:table-cell office:value-type="float" office:value="114.521880013799">
                <text:p>114.521880013799</text:p>
              </table:table-cell>
              <table:table-cell office:value-type="float" office:value="10.8604050055252">
                <text:p>10.8604050055252</text:p>
              </table:table-cell>
              <table:table-cell office:value-type="float" office:value="2037.71196288246">
                <text:p>2037.71196288246</text:p>
              </table:table-cell>
              <table:table-cell office:value-type="float" office:value="1425.11918145308">
                <text:p>1425.11918145308</text:p>
              </table:table-cell>
              <table:table-cell office:value-type="float" office:value="238132.456356943">
                <text:p>238132.456356943</text:p>
              </table:table-cell>
              <table:table-cell office:value-type="float" office:value="103.877248185734">
                <text:p>103.877248185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370.3032969118">
                <text:p>47370.3032969118</text:p>
              </table:table-cell>
              <table:table-cell office:value-type="float" office:value="114.740606593824">
                <text:p>114.740606593824</text:p>
              </table:table-cell>
              <table:table-cell office:value-type="float" office:value="10.8633584080893">
                <text:p>10.8633584080893</text:p>
              </table:table-cell>
              <table:table-cell office:value-type="float" office:value="2038.27966796339">
                <text:p>2038.27966796339</text:p>
              </table:table-cell>
              <table:table-cell office:value-type="float" office:value="1428.79473814166">
                <text:p>1428.79473814166</text:p>
              </table:table-cell>
              <table:table-cell office:value-type="float" office:value="238741.941286765">
                <text:p>238741.941286765</text:p>
              </table:table-cell>
              <table:table-cell office:value-type="float" office:value="104.091926686541">
                <text:p>104.091926686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479.1117568856">
                <text:p>47479.1117568856</text:p>
              </table:table-cell>
              <table:table-cell office:value-type="float" office:value="114.958223513771">
                <text:p>114.958223513771</text:p>
              </table:table-cell>
              <table:table-cell office:value-type="float" office:value="10.8662968272301">
                <text:p>10.8662968272301</text:p>
              </table:table-cell>
              <table:table-cell office:value-type="float" office:value="2038.84449292036">
                <text:p>2038.84449292036</text:p>
              </table:table-cell>
              <table:table-cell office:value-type="float" office:value="1432.45164772059">
                <text:p>1432.45164772059</text:p>
              </table:table-cell>
              <table:table-cell office:value-type="float" office:value="239348.334131964">
                <text:p>239348.334131964</text:p>
              </table:table-cell>
              <table:table-cell office:value-type="float" office:value="104.305516064289">
                <text:p>104.305516064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587.3682016259">
                <text:p>47587.3682016259</text:p>
              </table:table-cell>
              <table:table-cell office:value-type="float" office:value="115.174736403252">
                <text:p>115.174736403252</text:p>
              </table:table-cell>
              <table:table-cell office:value-type="float" office:value="10.8692203389628">
                <text:p>10.8692203389628</text:p>
              </table:table-cell>
              <table:table-cell office:value-type="float" office:value="2039.40645236502">
                <text:p>2039.40645236502</text:p>
              </table:table-cell>
              <table:table-cell office:value-type="float" office:value="1436.09000479179">
                <text:p>1436.09000479179</text:p>
              </table:table-cell>
              <table:table-cell office:value-type="float" office:value="239951.650579538">
                <text:p>239951.650579538</text:p>
              </table:table-cell>
              <table:table-cell office:value-type="float" office:value="104.518021844399">
                <text:p>104.518021844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695.0754316578">
                <text:p>47695.0754316578</text:p>
              </table:table-cell>
              <table:table-cell office:value-type="float" office:value="115.390150863316">
                <text:p>115.390150863316</text:p>
              </table:table-cell>
              <table:table-cell office:value-type="float" office:value="10.8721290189166">
                <text:p>10.8721290189166</text:p>
              </table:table-cell>
              <table:table-cell office:value-type="float" office:value="2039.96556083492">
                <text:p>2039.96556083492</text:p>
              </table:table-cell>
              <table:table-cell office:value-type="float" office:value="1439.70990347723">
                <text:p>1439.70990347723</text:p>
              </table:table-cell>
              <table:table-cell office:value-type="float" office:value="240551.906236895">
                <text:p>240551.906236895</text:p>
              </table:table-cell>
              <table:table-cell office:value-type="float" office:value="104.72944952426">
                <text:p>104.72944952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802.2362332985">
                <text:p>47802.2362332985</text:p>
              </table:table-cell>
              <table:table-cell office:value-type="float" office:value="115.604472466597">
                <text:p>115.604472466597</text:p>
              </table:table-cell>
              <table:table-cell office:value-type="float" office:value="10.8750229423373">
                <text:p>10.8750229423373</text:p>
              </table:table-cell>
              <table:table-cell office:value-type="float" office:value="2040.52183279383">
                <text:p>2040.52183279383</text:p>
              </table:table-cell>
              <table:table-cell office:value-type="float" office:value="1443.31143742137">
                <text:p>1443.31143742137</text:p>
              </table:table-cell>
              <table:table-cell office:value-type="float" office:value="241149.116632268">
                <text:p>241149.116632268</text:p>
              </table:table-cell>
              <table:table-cell office:value-type="float" office:value="104.93980457337">
                <text:p>104.93980457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908.8533787295">
                <text:p>47908.8533787295</text:p>
              </table:table-cell>
              <table:table-cell office:value-type="float" office:value="115.817706757459">
                <text:p>115.817706757459</text:p>
              </table:table-cell>
              <table:table-cell office:value-type="float" office:value="10.8779021840888">
                <text:p>10.8779021840888</text:p>
              </table:table-cell>
              <table:table-cell office:value-type="float" office:value="2041.07528263214">
                <text:p>2041.07528263214</text:p>
              </table:table-cell>
              <table:table-cell office:value-type="float" office:value="1446.89469979361">
                <text:p>1446.89469979361</text:p>
              </table:table-cell>
              <table:table-cell office:value-type="float" office:value="241743.297215106">
                <text:p>241743.297215106</text:p>
              </table:table-cell>
              <table:table-cell office:value-type="float" office:value="105.149092433481">
                <text:p>105.149092433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014.9296260682">
                <text:p>48014.9296260682</text:p>
              </table:table-cell>
              <table:table-cell office:value-type="float" office:value="116.029859252136">
                <text:p>116.029859252136</text:p>
              </table:table-cell>
              <table:table-cell office:value-type="float" office:value="10.8807668186553">
                <text:p>10.8807668186553</text:p>
              </table:table-cell>
              <table:table-cell office:value-type="float" office:value="2041.62592466726">
                <text:p>2041.62592466726</text:p>
              </table:table-cell>
              <table:table-cell office:value-type="float" office:value="1450.45978329064">
                <text:p>1450.45978329064</text:p>
              </table:table-cell>
              <table:table-cell office:value-type="float" office:value="242334.463356483">
                <text:p>242334.463356483</text:p>
              </table:table-cell>
              <table:table-cell office:value-type="float" office:value="105.357318518736">
                <text:p>105.357318518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120.4677194393">
                <text:p>48120.4677194393</text:p>
              </table:table-cell>
              <table:table-cell office:value-type="float" office:value="116.240935438879">
                <text:p>116.240935438879</text:p>
              </table:table-cell>
              <table:table-cell office:value-type="float" office:value="10.8836169201431">
                <text:p>10.8836169201431</text:p>
              </table:table-cell>
              <table:table-cell office:value-type="float" office:value="2042.17377314394">
                <text:p>2042.17377314394</text:p>
              </table:table-cell>
              <table:table-cell office:value-type="float" office:value="1454.0067801389">
                <text:p>1454.0067801389</text:p>
              </table:table-cell>
              <table:table-cell office:value-type="float" office:value="242922.630349488">
                <text:p>242922.630349488</text:p>
              </table:table-cell>
              <table:table-cell office:value-type="float" office:value="105.56448821581">
                <text:p>105.56448821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225.4703890459">
                <text:p>48225.4703890459</text:p>
              </table:table-cell>
              <table:table-cell office:value-type="float" office:value="116.450940778092">
                <text:p>116.450940778092</text:p>
              </table:table-cell>
              <table:table-cell office:value-type="float" office:value="10.8864525622823">
                <text:p>10.8864525622823</text:p>
              </table:table-cell>
              <table:table-cell office:value-type="float" office:value="2042.71884223468">
                <text:p>2042.71884223468</text:p>
              </table:table-cell>
              <table:table-cell office:value-type="float" office:value="1457.53578209693">
                <text:p>1457.53578209693</text:p>
              </table:table-cell>
              <table:table-cell office:value-type="float" office:value="243507.813409626">
                <text:p>243507.813409626</text:p>
              </table:table-cell>
              <table:table-cell office:value-type="float" office:value="105.770606884051">
                <text:p>105.770606884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329.94035124">
                <text:p>48329.94035124</text:p>
              </table:table-cell>
              <table:table-cell office:value-type="float" office:value="116.65988070248">
                <text:p>116.65988070248</text:p>
              </table:table-cell>
              <table:table-cell office:value-type="float" office:value="10.8892738184294">
                <text:p>10.8892738184294</text:p>
              </table:table-cell>
              <table:table-cell office:value-type="float" office:value="2043.26114604005">
                <text:p>2043.26114604005</text:p>
              </table:table-cell>
              <table:table-cell office:value-type="float" office:value="1461.04688045775">
                <text:p>1461.04688045775</text:p>
              </table:table-cell>
              <table:table-cell office:value-type="float" office:value="244090.027675208">
                <text:p>244090.027675208</text:p>
              </table:table-cell>
              <table:table-cell office:value-type="float" office:value="105.975679855617">
                <text:p>105.97567985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433.8803085927">
                <text:p>48433.8803085927</text:p>
              </table:table-cell>
              <table:table-cell office:value-type="float" office:value="116.867760617185">
                <text:p>116.867760617185</text:p>
              </table:table-cell>
              <table:table-cell office:value-type="float" office:value="10.8920807615684">
                <text:p>10.8920807615684</text:p>
              </table:table-cell>
              <table:table-cell office:value-type="float" office:value="2043.80069858912">
                <text:p>2043.80069858912</text:p>
              </table:table-cell>
              <table:table-cell office:value-type="float" office:value="1464.54016605125">
                <text:p>1464.54016605125</text:p>
              </table:table-cell>
              <table:table-cell office:value-type="float" office:value="244669.288207746">
                <text:p>244669.288207746</text:p>
              </table:table-cell>
              <table:table-cell office:value-type="float" office:value="106.179712435615">
                <text:p>106.179712435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537.2929499642">
                <text:p>48537.2929499642</text:p>
              </table:table-cell>
              <table:table-cell office:value-type="float" office:value="117.074585899928">
                <text:p>117.074585899928</text:p>
              </table:table-cell>
              <table:table-cell office:value-type="float" office:value="10.894873464313">
                <text:p>10.894873464313</text:p>
              </table:table-cell>
              <table:table-cell office:value-type="float" office:value="2044.33751383976">
                <text:p>2044.33751383976</text:p>
              </table:table-cell>
              <table:table-cell office:value-type="float" office:value="1468.01572924648">
                <text:p>1468.01572924648</text:p>
              </table:table-cell>
              <table:table-cell office:value-type="float" office:value="245245.609992339">
                <text:p>245245.609992339</text:p>
              </table:table-cell>
              <table:table-cell office:value-type="float" office:value="106.382709902238">
                <text:p>106.382709902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640.1809505736">
                <text:p>48640.1809505736</text:p>
              </table:table-cell>
              <table:table-cell office:value-type="float" office:value="117.280361901147">
                <text:p>117.280361901147</text:p>
              </table:table-cell>
              <table:table-cell office:value-type="float" office:value="10.8976519989088">
                <text:p>10.8976519989088</text:p>
              </table:table-cell>
              <table:table-cell office:value-type="float" office:value="2044.87160567903">
                <text:p>2044.87160567903</text:p>
              </table:table-cell>
              <table:table-cell office:value-type="float" office:value="1471.47365995404">
                <text:p>1471.47365995404</text:p>
              </table:table-cell>
              <table:table-cell office:value-type="float" office:value="245819.007938064">
                <text:p>245819.007938064</text:p>
              </table:table-cell>
              <table:table-cell office:value-type="float" office:value="106.584677506901">
                <text:p>106.584677506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742.5469720677">
                <text:p>48742.5469720677</text:p>
              </table:table-cell>
              <table:table-cell office:value-type="float" office:value="117.485093944135">
                <text:p>117.485093944135</text:p>
              </table:table-cell>
              <table:table-cell office:value-type="float" office:value="10.9004164372347">
                <text:p>10.9004164372347</text:p>
              </table:table-cell>
              <table:table-cell office:value-type="float" office:value="2045.40298792357">
                <text:p>2045.40298792357</text:p>
              </table:table-cell>
              <table:table-cell office:value-type="float" office:value="1474.91404762839">
                <text:p>1474.91404762839</text:p>
              </table:table-cell>
              <table:table-cell office:value-type="float" office:value="246389.496878359">
                <text:p>246389.496878359</text:p>
              </table:table-cell>
              <table:table-cell office:value-type="float" office:value="106.785620474375">
                <text:p>106.785620474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844.3936625901">
                <text:p>48844.3936625901</text:p>
              </table:table-cell>
              <table:table-cell office:value-type="float" office:value="117.68878732518">
                <text:p>117.68878732518</text:p>
              </table:table-cell>
              <table:table-cell office:value-type="float" office:value="10.9031668508048">
                <text:p>10.9031668508048</text:p>
              </table:table-cell>
              <table:table-cell office:value-type="float" office:value="2045.93167431988">
                <text:p>2045.93167431988</text:p>
              </table:table-cell>
              <table:table-cell office:value-type="float" office:value="1478.33698127016">
                <text:p>1478.33698127016</text:p>
              </table:table-cell>
              <table:table-cell office:value-type="float" office:value="246957.091571409">
                <text:p>246957.091571409</text:p>
              </table:table-cell>
              <table:table-cell office:value-type="float" office:value="106.985544002928">
                <text:p>106.985544002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945.7236568495">
                <text:p>48945.7236568495</text:p>
              </table:table-cell>
              <table:table-cell office:value-type="float" office:value="117.891447313699">
                <text:p>117.891447313699</text:p>
              </table:table-cell>
              <table:table-cell office:value-type="float" office:value="10.9059033107708">
                <text:p>10.9059033107708</text:p>
              </table:table-cell>
              <table:table-cell office:value-type="float" office:value="2046.45767854474">
                <text:p>2046.45767854474</text:p>
              </table:table-cell>
              <table:table-cell office:value-type="float" office:value="1481.74254942845">
                <text:p>1481.74254942845</text:p>
              </table:table-cell>
              <table:table-cell office:value-type="float" office:value="247521.806700525">
                <text:p>247521.806700525</text:p>
              </table:table-cell>
              <table:table-cell office:value-type="float" office:value="107.184453264453">
                <text:p>107.184453264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046.5395761881">
                <text:p>49046.5395761881</text:p>
              </table:table-cell>
              <table:table-cell office:value-type="float" office:value="118.093079152376">
                <text:p>118.093079152376</text:p>
              </table:table-cell>
              <table:table-cell office:value-type="float" office:value="10.9086258879229">
                <text:p>10.9086258879229</text:p>
              </table:table-cell>
              <table:table-cell office:value-type="float" office:value="2046.98101420555">
                <text:p>2046.98101420555</text:p>
              </table:table-cell>
              <table:table-cell office:value-type="float" office:value="1485.13084020315">
                <text:p>1485.13084020315</text:p>
              </table:table-cell>
              <table:table-cell office:value-type="float" office:value="248083.656874528">
                <text:p>248083.656874528</text:p>
              </table:table-cell>
              <table:table-cell office:value-type="float" office:value="107.382353404606">
                <text:p>107.382353404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146.8440286494">
                <text:p>49146.8440286494</text:p>
              </table:table-cell>
              <table:table-cell office:value-type="float" office:value="118.293688057299">
                <text:p>118.293688057299</text:p>
              </table:table-cell>
              <table:table-cell office:value-type="float" office:value="10.9113346526927">
                <text:p>10.9113346526927</text:p>
              </table:table-cell>
              <table:table-cell office:value-type="float" office:value="2047.50169484066">
                <text:p>2047.50169484066</text:p>
              </table:table-cell>
              <table:table-cell office:value-type="float" office:value="1488.50194124717">
                <text:p>1488.50194124717</text:p>
              </table:table-cell>
              <table:table-cell office:value-type="float" office:value="248642.656628121">
                <text:p>248642.656628121</text:p>
              </table:table-cell>
              <table:table-cell office:value-type="float" office:value="107.579249542937">
                <text:p>107.579249542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246.6396090455">
                <text:p>49246.6396090455</text:p>
              </table:table-cell>
              <table:table-cell office:value-type="float" office:value="118.493279218091">
                <text:p>118.493279218091</text:p>
              </table:table-cell>
              <table:table-cell office:value-type="float" office:value="10.9140296751539">
                <text:p>10.9140296751539</text:p>
              </table:table-cell>
              <table:table-cell office:value-type="float" office:value="2048.01973391976">
                <text:p>2048.01973391976</text:p>
              </table:table-cell>
              <table:table-cell office:value-type="float" office:value="1491.85593976873">
                <text:p>1491.85593976873</text:p>
              </table:table-cell>
              <table:table-cell office:value-type="float" office:value="249198.820422272">
                <text:p>249198.820422272</text:p>
              </table:table-cell>
              <table:table-cell office:value-type="float" office:value="107.775146773023">
                <text:p>107.775146773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345.9288990242">
                <text:p>49345.9288990242</text:p>
              </table:table-cell>
              <table:table-cell office:value-type="float" office:value="118.691857798048">
                <text:p>118.691857798048</text:p>
              </table:table-cell>
              <table:table-cell office:value-type="float" office:value="10.9167110250253">
                <text:p>10.9167110250253</text:p>
              </table:table-cell>
              <table:table-cell office:value-type="float" office:value="2048.53514484418">
                <text:p>2048.53514484418</text:p>
              </table:table-cell>
              <table:table-cell office:value-type="float" office:value="1495.19292253363">
                <text:p>1495.19292253363</text:p>
              </table:table-cell>
              <table:table-cell office:value-type="float" office:value="249752.162644583">
                <text:p>249752.162644583</text:p>
              </table:table-cell>
              <table:table-cell office:value-type="float" office:value="107.970050162601">
                <text:p>107.970050162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444.7144671361">
                <text:p>49444.7144671361</text:p>
              </table:table-cell>
              <table:table-cell office:value-type="float" office:value="118.889428934272">
                <text:p>118.889428934272</text:p>
              </table:table-cell>
              <table:table-cell office:value-type="float" office:value="10.9193787716715">
                <text:p>10.9193787716715</text:p>
              </table:table-cell>
              <table:table-cell office:value-type="float" office:value="2049.04794094727">
                <text:p>2049.04794094727</text:p>
              </table:table-cell>
              <table:table-cell office:value-type="float" office:value="1498.5129758675">
                <text:p>1498.5129758675</text:p>
              </table:table-cell>
              <table:table-cell office:value-type="float" office:value="250302.697609663">
                <text:p>250302.697609663</text:p>
              </table:table-cell>
              <table:table-cell office:value-type="float" office:value="108.163964753696">
                <text:p>108.163964753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542.9988689007">
                <text:p>49542.9988689007</text:p>
              </table:table-cell>
              <table:table-cell office:value-type="float" office:value="119.085997737801">
                <text:p>119.085997737801</text:p>
              </table:table-cell>
              <table:table-cell office:value-type="float" office:value="10.9220329841056">
                <text:p>10.9220329841056</text:p>
              </table:table-cell>
              <table:table-cell office:value-type="float" office:value="2049.55813549474">
                <text:p>2049.55813549474</text:p>
              </table:table-cell>
              <table:table-cell office:value-type="float" office:value="1501.81618565798">
                <text:p>1501.81618565798</text:p>
              </table:table-cell>
              <table:table-cell office:value-type="float" office:value="250850.439559499">
                <text:p>250850.439559499</text:p>
              </table:table-cell>
              <table:table-cell office:value-type="float" office:value="108.356895562755">
                <text:p>108.356895562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640.7846468726">
                <text:p>49640.7846468726</text:p>
              </table:table-cell>
              <table:table-cell office:value-type="float" office:value="119.281569293745">
                <text:p>119.281569293745</text:p>
              </table:table-cell>
              <table:table-cell office:value-type="float" office:value="10.9246737309902">
                <text:p>10.9246737309902</text:p>
              </table:table-cell>
              <table:table-cell office:value-type="float" office:value="2050.06574168499">
                <text:p>2050.06574168499</text:p>
              </table:table-cell>
              <table:table-cell office:value-type="float" office:value="1505.102637357">
                <text:p>1505.102637357</text:p>
              </table:table-cell>
              <table:table-cell office:value-type="float" office:value="251395.402663827">
                <text:p>251395.402663827</text:p>
              </table:table-cell>
              <table:table-cell office:value-type="float" office:value="108.548847580775">
                <text:p>108.548847580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738.0743307074">
                <text:p>49738.0743307074</text:p>
              </table:table-cell>
              <table:table-cell office:value-type="float" office:value="119.476148661415">
                <text:p>119.476148661415</text:p>
              </table:table-cell>
              <table:table-cell office:value-type="float" office:value="10.9273010806398">
                <text:p>10.9273010806398</text:p>
              </table:table-cell>
              <table:table-cell office:value-type="float" office:value="2050.57077264948">
                <text:p>2050.57077264948</text:p>
              </table:table-cell>
              <table:table-cell office:value-type="float" office:value="1508.37241598296">
                <text:p>1508.37241598296</text:p>
              </table:table-cell>
              <table:table-cell office:value-type="float" office:value="251937.601020494">
                <text:p>251937.601020494</text:p>
              </table:table-cell>
              <table:table-cell office:value-type="float" office:value="108.739825773432">
                <text:p>108.739825773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834.8704372271">
                <text:p>49834.8704372271</text:p>
              </table:table-cell>
              <table:table-cell office:value-type="float" office:value="119.669740874454">
                <text:p>119.669740874454</text:p>
              </table:table-cell>
              <table:table-cell office:value-type="float" office:value="10.9299151010223">
                <text:p>10.9299151010223</text:p>
              </table:table-cell>
              <table:table-cell office:value-type="float" office:value="2051.07324145304">
                <text:p>2051.07324145304</text:p>
              </table:table-cell>
              <table:table-cell office:value-type="float" office:value="1511.62560612296">
                <text:p>1511.62560612296</text:p>
              </table:table-cell>
              <table:table-cell office:value-type="float" office:value="252477.048655824">
                <text:p>252477.048655824</text:p>
              </table:table-cell>
              <table:table-cell office:value-type="float" office:value="108.92983508121">
                <text:p>108.92983508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931.1754704851">
                <text:p>49931.1754704851</text:p>
              </table:table-cell>
              <table:table-cell office:value-type="float" office:value="119.86235094097">
                <text:p>119.86235094097</text:p>
              </table:table-cell>
              <table:table-cell office:value-type="float" office:value="10.9325158597606">
                <text:p>10.9325158597606</text:p>
              </table:table-cell>
              <table:table-cell office:value-type="float" office:value="2051.5731610942">
                <text:p>2051.5731610942</text:p>
              </table:table-cell>
              <table:table-cell office:value-type="float" office:value="1514.86229193494">
                <text:p>1514.86229193494</text:p>
              </table:table-cell>
              <table:table-cell office:value-type="float" office:value="253013.759524983">
                <text:p>253013.759524983</text:p>
              </table:table-cell>
              <table:table-cell office:value-type="float" office:value="109.118880419527">
                <text:p>109.118880419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026.9919218312">
                <text:p>50026.9919218312</text:p>
              </table:table-cell>
              <table:table-cell office:value-type="float" office:value="120.053983843662">
                <text:p>120.053983843662</text:p>
              </table:table-cell>
              <table:table-cell office:value-type="float" office:value="10.9351034241348">
                <text:p>10.9351034241348</text:p>
              </table:table-cell>
              <table:table-cell office:value-type="float" office:value="2052.07054450557">
                <text:p>2052.07054450557</text:p>
              </table:table-cell>
              <table:table-cell office:value-type="float" office:value="1518.0825571499">
                <text:p>1518.0825571499</text:p>
              </table:table-cell>
              <table:table-cell office:value-type="float" office:value="253547.747512339">
                <text:p>253547.747512339</text:p>
              </table:table-cell>
              <table:table-cell office:value-type="float" office:value="109.306966678868">
                <text:p>109.306966678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122.3222699755">
                <text:p>50122.3222699755</text:p>
              </table:table-cell>
              <table:table-cell office:value-type="float" office:value="120.244644539951">
                <text:p>120.244644539951</text:p>
              </table:table-cell>
              <table:table-cell office:value-type="float" office:value="10.9376778610836">
                <text:p>10.9376778610836</text:p>
              </table:table-cell>
              <table:table-cell office:value-type="float" office:value="2052.56540455415">
                <text:p>2052.56540455415</text:p>
              </table:table-cell>
              <table:table-cell office:value-type="float" office:value="1521.28648507403">
                <text:p>1521.28648507403</text:p>
              </table:table-cell>
              <table:table-cell office:value-type="float" office:value="254079.026431819">
                <text:p>254079.026431819</text:p>
              </table:table-cell>
              <table:table-cell office:value-type="float" office:value="109.494098724901">
                <text:p>109.494098724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217.1689810535">
                <text:p>50217.1689810535</text:p>
              </table:table-cell>
              <table:table-cell office:value-type="float" office:value="120.434337962107">
                <text:p>120.434337962107</text:p>
              </table:table-cell>
              <table:table-cell office:value-type="float" office:value="10.9402392372058">
                <text:p>10.9402392372058</text:p>
              </table:table-cell>
              <table:table-cell office:value-type="float" office:value="2053.05775404164">
                <text:p>2053.05775404164</text:p>
              </table:table-cell>
              <table:table-cell office:value-type="float" office:value="1524.47415859091">
                <text:p>1524.47415859091</text:p>
              </table:table-cell>
              <table:table-cell office:value-type="float" office:value="254607.61002727">
                <text:p>254607.61002727</text:p>
              </table:table-cell>
              <table:table-cell office:value-type="float" office:value="109.680281398615">
                <text:p>109.680281398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311.5345086888">
                <text:p>50311.5345086888</text:p>
              </table:table-cell>
              <table:table-cell office:value-type="float" office:value="120.623069017378">
                <text:p>120.623069017378</text:p>
              </table:table-cell>
              <table:table-cell office:value-type="float" office:value="10.9427876187628">
                <text:p>10.9427876187628</text:p>
              </table:table-cell>
              <table:table-cell office:value-type="float" office:value="2053.54760570482">
                <text:p>2053.54760570482</text:p>
              </table:table-cell>
              <table:table-cell office:value-type="float" office:value="1527.64566016362">
                <text:p>1527.64566016362</text:p>
              </table:table-cell>
              <table:table-cell office:value-type="float" office:value="255133.511972811">
                <text:p>255133.511972811</text:p>
              </table:table-cell>
              <table:table-cell office:value-type="float" office:value="109.865519516435">
                <text:p>109.865519516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405.4212940573">
                <text:p>50405.4212940573</text:p>
              </table:table-cell>
              <table:table-cell office:value-type="float" office:value="120.810842588115">
                <text:p>120.810842588115</text:p>
              </table:table-cell>
              <table:table-cell office:value-type="float" office:value="10.9453230716795">
                <text:p>10.9453230716795</text:p>
              </table:table-cell>
              <table:table-cell office:value-type="float" office:value="2054.03497221583">
                <text:p>2054.03497221583</text:p>
              </table:table-cell>
              <table:table-cell office:value-type="float" office:value="1530.80107183687">
                <text:p>1530.80107183687</text:p>
              </table:table-cell>
              <table:table-cell office:value-type="float" office:value="255656.74587319">
                <text:p>255656.74587319</text:p>
              </table:table-cell>
              <table:table-cell office:value-type="float" office:value="110.049817870354">
                <text:p>110.049817870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498.8317659503">
                <text:p>50498.8317659503</text:p>
              </table:table-cell>
              <table:table-cell office:value-type="float" office:value="120.997663531901">
                <text:p>120.997663531901</text:p>
              </table:table-cell>
              <table:table-cell office:value-type="float" office:value="10.9478456615464">
                <text:p>10.9478456615464</text:p>
              </table:table-cell>
              <table:table-cell office:value-type="float" office:value="2054.51986618253">
                <text:p>2054.51986618253</text:p>
              </table:table-cell>
              <table:table-cell office:value-type="float" office:value="1533.94047523914">
                <text:p>1533.94047523914</text:p>
              </table:table-cell>
              <table:table-cell office:value-type="float" office:value="256177.325264133">
                <text:p>256177.325264133</text:p>
              </table:table-cell>
              <table:table-cell office:value-type="float" office:value="110.233181228052">
                <text:p>110.233181228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591.7683408369">
                <text:p>50591.7683408369</text:p>
              </table:table-cell>
              <table:table-cell office:value-type="float" office:value="121.183536681674">
                <text:p>121.183536681674</text:p>
              </table:table-cell>
              <table:table-cell office:value-type="float" office:value="10.9503554536213">
                <text:p>10.9503554536213</text:p>
              </table:table-cell>
              <table:table-cell office:value-type="float" office:value="2055.00230014882">
                <text:p>2055.00230014882</text:p>
              </table:table-cell>
              <table:table-cell office:value-type="float" office:value="1537.0639515848">
                <text:p>1537.0639515848</text:p>
              </table:table-cell>
              <table:table-cell office:value-type="float" office:value="256695.263612697">
                <text:p>256695.263612697</text:p>
              </table:table-cell>
              <table:table-cell office:value-type="float" office:value="110.415614333023">
                <text:p>110.415614333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684.2334229269">
                <text:p>50684.2334229269</text:p>
              </table:table-cell>
              <table:table-cell office:value-type="float" office:value="121.368466845854">
                <text:p>121.368466845854</text:p>
              </table:table-cell>
              <table:table-cell office:value-type="float" office:value="10.952852512831">
                <text:p>10.952852512831</text:p>
              </table:table-cell>
              <table:table-cell office:value-type="float" office:value="2055.48228659495">
                <text:p>2055.48228659495</text:p>
              </table:table-cell>
              <table:table-cell office:value-type="float" office:value="1540.17158167618">
                <text:p>1540.17158167618</text:p>
              </table:table-cell>
              <table:table-cell office:value-type="float" office:value="257210.574317616">
                <text:p>257210.574317616</text:p>
              </table:table-cell>
              <table:table-cell office:value-type="float" office:value="110.597121904693">
                <text:p>110.597121904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776.229404233">
                <text:p>50776.229404233</text:p>
              </table:table-cell>
              <table:table-cell office:value-type="float" office:value="121.552458808466">
                <text:p>121.552458808466</text:p>
              </table:table-cell>
              <table:table-cell office:value-type="float" office:value="10.9553369037728">
                <text:p>10.9553369037728</text:p>
              </table:table-cell>
              <table:table-cell office:value-type="float" office:value="2055.95983793788">
                <text:p>2055.95983793788</text:p>
              </table:table-cell>
              <table:table-cell office:value-type="float" office:value="1543.2634459057">
                <text:p>1543.2634459057</text:p>
              </table:table-cell>
              <table:table-cell office:value-type="float" office:value="257723.270709648">
                <text:p>257723.270709648</text:p>
              </table:table-cell>
              <table:table-cell office:value-type="float" office:value="110.777708638548">
                <text:p>110.777708638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867.7586646323">
                <text:p>50867.7586646323</text:p>
              </table:table-cell>
              <table:table-cell office:value-type="float" office:value="121.735517329265">
                <text:p>121.735517329265</text:p>
              </table:table-cell>
              <table:table-cell office:value-type="float" office:value="10.9578086907163">
                <text:p>10.9578086907163</text:p>
              </table:table-cell>
              <table:table-cell office:value-type="float" office:value="2056.43496653154">
                <text:p>2056.43496653154</text:p>
              </table:table-cell>
              <table:table-cell office:value-type="float" office:value="1546.33962425789">
                <text:p>1546.33962425789</text:p>
              </table:table-cell>
              <table:table-cell office:value-type="float" office:value="258233.366051922">
                <text:p>258233.366051922</text:p>
              </table:table-cell>
              <table:table-cell office:value-type="float" office:value="110.957379206252">
                <text:p>110.957379206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958.8235719284">
                <text:p>50958.8235719284</text:p>
              </table:table-cell>
              <table:table-cell office:value-type="float" office:value="121.917647143857">
                <text:p>121.917647143857</text:p>
              </table:table-cell>
              <table:table-cell office:value-type="float" office:value="10.9602679376051">
                <text:p>10.9602679376051</text:p>
              </table:table-cell>
              <table:table-cell office:value-type="float" office:value="2056.90768466722">
                <text:p>2056.90768466722</text:p>
              </table:table-cell>
              <table:table-cell office:value-type="float" office:value="1549.40019631153">
                <text:p>1549.40019631153</text:p>
              </table:table-cell>
              <table:table-cell office:value-type="float" office:value="258740.873540278">
                <text:p>258740.873540278</text:p>
              </table:table-cell>
              <table:table-cell office:value-type="float" office:value="111.136138255766">
                <text:p>111.136138255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049.4264819122">
                <text:p>51049.4264819122</text:p>
              </table:table-cell>
              <table:table-cell office:value-type="float" office:value="122.098852963824">
                <text:p>122.098852963824</text:p>
              </table:table-cell>
              <table:table-cell office:value-type="float" office:value="10.9627147080582">
                <text:p>10.9627147080582</text:p>
              </table:table-cell>
              <table:table-cell office:value-type="float" office:value="2057.37800457383">
                <text:p>2057.37800457383</text:p>
              </table:table-cell>
              <table:table-cell office:value-type="float" office:value="1552.44524124167">
                <text:p>1552.44524124167</text:p>
              </table:table-cell>
              <table:table-cell office:value-type="float" office:value="259245.80630361">
                <text:p>259245.80630361</text:p>
              </table:table-cell>
              <table:table-cell office:value-type="float" office:value="111.313990411474">
                <text:p>111.313990411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139.5697384232">
                <text:p>51139.5697384232</text:p>
              </table:table-cell>
              <table:table-cell office:value-type="float" office:value="122.279139476846">
                <text:p>122.279139476846</text:p>
              </table:table-cell>
              <table:table-cell office:value-type="float" office:value="10.9651490653721">
                <text:p>10.9651490653721</text:p>
              </table:table-cell>
              <table:table-cell office:value-type="float" office:value="2057.84593841823">
                <text:p>2057.84593841823</text:p>
              </table:table-cell>
              <table:table-cell office:value-type="float" office:value="1555.47483782166">
                <text:p>1555.47483782166</text:p>
              </table:table-cell>
              <table:table-cell office:value-type="float" office:value="259748.177404206">
                <text:p>259748.177404206</text:p>
              </table:table-cell>
              <table:table-cell office:value-type="float" office:value="111.490940274297">
                <text:p>111.490940274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229.2556734097">
                <text:p>51229.2556734097</text:p>
              </table:table-cell>
              <table:table-cell office:value-type="float" office:value="122.458511346819">
                <text:p>122.458511346819</text:p>
              </table:table-cell>
              <table:table-cell office:value-type="float" office:value="10.967571072522">
                <text:p>10.967571072522</text:p>
              </table:table-cell>
              <table:table-cell office:value-type="float" office:value="2058.31149830559">
                <text:p>2058.31149830559</text:p>
              </table:table-cell>
              <table:table-cell office:value-type="float" office:value="1558.48906442524">
                <text:p>1558.48906442524</text:p>
              </table:table-cell>
              <table:table-cell office:value-type="float" office:value="260247.999838087">
                <text:p>260247.999838087</text:p>
              </table:table-cell>
              <table:table-cell office:value-type="float" office:value="111.666992421815">
                <text:p>111.666992421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318.4866069895">
                <text:p>51318.4866069895</text:p>
              </table:table-cell>
              <table:table-cell office:value-type="float" office:value="122.636973213979">
                <text:p>122.636973213979</text:p>
              </table:table-cell>
              <table:table-cell office:value-type="float" office:value="10.9699807921637">
                <text:p>10.9699807921637</text:p>
              </table:table-cell>
              <table:table-cell office:value-type="float" office:value="2058.77469627965">
                <text:p>2058.77469627965</text:p>
              </table:table-cell>
              <table:table-cell office:value-type="float" office:value="1561.48799902852">
                <text:p>1561.48799902852</text:p>
              </table:table-cell>
              <table:table-cell office:value-type="float" office:value="260745.286535338">
                <text:p>260745.286535338</text:p>
              </table:table-cell>
              <table:table-cell office:value-type="float" office:value="111.842151408385">
                <text:p>111.842151408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407.26484751">
                <text:p>51407.26484751</text:p>
              </table:table-cell>
              <table:table-cell office:value-type="float" office:value="122.81452969502">
                <text:p>122.81452969502</text:p>
              </table:table-cell>
              <table:table-cell office:value-type="float" office:value="10.9723782866352">
                <text:p>10.9723782866352</text:p>
              </table:table-cell>
              <table:table-cell office:value-type="float" office:value="2059.23554432302">
                <text:p>2059.23554432302</text:p>
              </table:table-cell>
              <table:table-cell office:value-type="float" office:value="1564.47171921203">
                <text:p>1564.47171921203</text:p>
              </table:table-cell>
              <table:table-cell office:value-type="float" office:value="261240.050360449">
                <text:p>261240.050360449</text:p>
              </table:table-cell>
              <table:table-cell office:value-type="float" office:value="112.016421765257">
                <text:p>112.016421765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495.5926916075">
                <text:p>51495.5926916075</text:p>
              </table:table-cell>
              <table:table-cell office:value-type="float" office:value="122.991185383215">
                <text:p>122.991185383215</text:p>
              </table:table-cell>
              <table:table-cell office:value-type="float" office:value="10.974763617958">
                <text:p>10.974763617958</text:p>
              </table:table-cell>
              <table:table-cell office:value-type="float" office:value="2059.69405435756">
                <text:p>2059.69405435756</text:p>
              </table:table-cell>
              <table:table-cell office:value-type="float" office:value="1567.44030216269">
                <text:p>1567.44030216269</text:p>
              </table:table-cell>
              <table:table-cell office:value-type="float" office:value="261732.304112644">
                <text:p>261732.304112644</text:p>
              </table:table-cell>
              <table:table-cell office:value-type="float" office:value="112.189808000695">
                <text:p>112.189808000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583.4724242669">
                <text:p>51583.4724242669</text:p>
              </table:table-cell>
              <table:table-cell office:value-type="float" office:value="123.166944848534">
                <text:p>123.166944848534</text:p>
              </table:table-cell>
              <table:table-cell office:value-type="float" office:value="10.9771368478392">
                <text:p>10.9771368478392</text:p>
              </table:table-cell>
              <table:table-cell office:value-type="float" office:value="2060.15023824464">
                <text:p>2060.15023824464</text:p>
              </table:table-cell>
              <table:table-cell office:value-type="float" office:value="1570.39382467586">
                <text:p>1570.39382467586</text:p>
              </table:table-cell>
              <table:table-cell office:value-type="float" office:value="262222.060526213">
                <text:p>262222.060526213</text:p>
              </table:table-cell>
              <table:table-cell office:value-type="float" office:value="112.362314600088">
                <text:p>112.362314600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670.9063188806">
                <text:p>51670.9063188806</text:p>
              </table:table-cell>
              <table:table-cell office:value-type="float" office:value="123.341812637761">
                <text:p>123.341812637761</text:p>
              </table:table-cell>
              <table:table-cell office:value-type="float" office:value="10.9794980376727">
                <text:p>10.9794980376727</text:p>
              </table:table-cell>
              <table:table-cell office:value-type="float" office:value="2060.60410778543">
                <text:p>2060.60410778543</text:p>
              </table:table-cell>
              <table:table-cell office:value-type="float" office:value="1573.33236315728">
                <text:p>1573.33236315728</text:p>
              </table:table-cell>
              <table:table-cell office:value-type="float" office:value="262709.332270841">
                <text:p>262709.332270841</text:p>
              </table:table-cell>
              <table:table-cell office:value-type="float" office:value="112.533946026074">
                <text:p>112.533946026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757.8966373077">
                <text:p>51757.8966373077</text:p>
              </table:table-cell>
              <table:table-cell office:value-type="float" office:value="123.515793274615">
                <text:p>123.515793274615</text:p>
              </table:table-cell>
              <table:table-cell office:value-type="float" office:value="10.981847248541">
                <text:p>10.981847248541</text:p>
              </table:table-cell>
              <table:table-cell office:value-type="float" office:value="2061.05567472126">
                <text:p>2061.05567472126</text:p>
              </table:table-cell>
              <table:table-cell office:value-type="float" office:value="1576.25599362504">
                <text:p>1576.25599362504</text:p>
              </table:table-cell>
              <table:table-cell office:value-type="float" office:value="263194.131951937">
                <text:p>263194.131951937</text:p>
              </table:table-cell>
              <table:table-cell office:value-type="float" office:value="112.704706718648">
                <text:p>112.704706718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844.4456299322">
                <text:p>51844.4456299322</text:p>
              </table:table-cell>
              <table:table-cell office:value-type="float" office:value="123.688891259864">
                <text:p>123.688891259864</text:p>
              </table:table-cell>
              <table:table-cell office:value-type="float" office:value="10.9841845412167">
                <text:p>10.9841845412167</text:p>
              </table:table-cell>
              <table:table-cell office:value-type="float" office:value="2061.50495073386">
                <text:p>2061.50495073386</text:p>
              </table:table-cell>
              <table:table-cell office:value-type="float" office:value="1579.16479171162">
                <text:p>1579.16479171162</text:p>
              </table:table-cell>
              <table:table-cell office:value-type="float" office:value="263676.472110959">
                <text:p>263676.472110959</text:p>
              </table:table-cell>
              <table:table-cell office:value-type="float" office:value="112.874601095278">
                <text:p>112.874601095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930.5555357211">
                <text:p>51930.5555357211</text:p>
              </table:table-cell>
              <table:table-cell office:value-type="float" office:value="123.861111071442">
                <text:p>123.861111071442</text:p>
              </table:table-cell>
              <table:table-cell office:value-type="float" office:value="10.986509976164">
                <text:p>10.986509976164</text:p>
              </table:table-cell>
              <table:table-cell office:value-type="float" office:value="2061.95194744572">
                <text:p>2061.95194744572</text:p>
              </table:table-cell>
              <table:table-cell office:value-type="float" office:value="1582.05883266576">
                <text:p>1582.05883266576</text:p>
              </table:table-cell>
              <table:table-cell office:value-type="float" office:value="264156.365225739">
                <text:p>264156.365225739</text:p>
              </table:table-cell>
              <table:table-cell office:value-type="float" office:value="113.043633551025">
                <text:p>113.043633551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016.2285822827">
                <text:p>52016.2285822827</text:p>
              </table:table-cell>
              <table:table-cell office:value-type="float" office:value="124.032457164565">
                <text:p>124.032457164565</text:p>
              </table:table-cell>
              <table:table-cell office:value-type="float" office:value="10.9888236135405">
                <text:p>10.9888236135405</text:p>
              </table:table-cell>
              <table:table-cell office:value-type="float" office:value="2062.39667642037">
                <text:p>2062.39667642037</text:p>
              </table:table-cell>
              <table:table-cell office:value-type="float" office:value="1584.93819135444">
                <text:p>1584.93819135444</text:p>
              </table:table-cell>
              <table:table-cell office:value-type="float" office:value="264633.823710805">
                <text:p>264633.823710805</text:p>
              </table:table-cell>
              <table:table-cell office:value-type="float" office:value="113.21180845865">
                <text:p>113.21180845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101.466985924">
                <text:p>52101.466985924</text:p>
              </table:table-cell>
              <table:table-cell office:value-type="float" office:value="124.202933971848">
                <text:p>124.202933971848</text:p>
              </table:table-cell>
              <table:table-cell office:value-type="float" office:value="10.9911255131984">
                <text:p>10.9911255131984</text:p>
              </table:table-cell>
              <table:table-cell office:value-type="float" office:value="2062.83914916266">
                <text:p>2062.83914916266</text:p>
              </table:table-cell>
              <table:table-cell office:value-type="float" office:value="1587.80294226483">
                <text:p>1587.80294226483</text:p>
              </table:table-cell>
              <table:table-cell office:value-type="float" office:value="265108.859917703">
                <text:p>265108.859917703</text:p>
              </table:table-cell>
              <table:table-cell office:value-type="float" office:value="113.379130168729">
                <text:p>113.379130168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186.272951708">
                <text:p>52186.272951708</text:p>
              </table:table-cell>
              <table:table-cell office:value-type="float" office:value="124.372545903416">
                <text:p>124.372545903416</text:p>
              </table:table-cell>
              <table:table-cell office:value-type="float" office:value="10.9934157346865">
                <text:p>10.9934157346865</text:p>
              </table:table-cell>
              <table:table-cell office:value-type="float" office:value="2063.27937711907">
                <text:p>2063.27937711907</text:p>
              </table:table-cell>
              <table:table-cell office:value-type="float" office:value="1590.65315950622">
                <text:p>1590.65315950622</text:p>
              </table:table-cell>
              <table:table-cell office:value-type="float" office:value="265581.486135316">
                <text:p>265581.486135316</text:p>
              </table:table-cell>
              <table:table-cell office:value-type="float" office:value="113.54560300977">
                <text:p>113.54560300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70.6486735109">
                <text:p>52270.6486735109</text:p>
              </table:table-cell>
              <table:table-cell office:value-type="float" office:value="124.541297347022">
                <text:p>124.541297347022</text:p>
              </table:table-cell>
              <table:table-cell office:value-type="float" office:value="10.9956943372513">
                <text:p>10.9956943372513</text:p>
              </table:table-cell>
              <table:table-cell office:value-type="float" office:value="2063.71737167802">
                <text:p>2063.71737167802</text:p>
              </table:table-cell>
              <table:table-cell office:value-type="float" office:value="1593.4889168119">
                <text:p>1593.4889168119</text:p>
              </table:table-cell>
              <table:table-cell office:value-type="float" office:value="266051.714590182">
                <text:p>266051.714590182</text:p>
              </table:table-cell>
              <table:table-cell office:value-type="float" office:value="113.711231288318">
                <text:p>113.711231288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354.5963340786">
                <text:p>52354.5963340786</text:p>
              </table:table-cell>
              <table:table-cell office:value-type="float" office:value="124.709192668157">
                <text:p>124.709192668157</text:p>
              </table:table-cell>
              <table:table-cell office:value-type="float" office:value="10.9979613798388">
                <text:p>10.9979613798388</text:p>
              </table:table-cell>
              <table:table-cell office:value-type="float" office:value="2064.15314417015">
                <text:p>2064.15314417015</text:p>
              </table:table-cell>
              <table:table-cell office:value-type="float" office:value="1596.31028754109">
                <text:p>1596.31028754109</text:p>
              </table:table-cell>
              <table:table-cell office:value-type="float" office:value="266519.557446811">
                <text:p>266519.557446811</text:p>
              </table:table-cell>
              <table:table-cell office:value-type="float" office:value="113.876019289071">
                <text:p>113.876019289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438.1181050835">
                <text:p>52438.1181050835</text:p>
              </table:table-cell>
              <table:table-cell office:value-type="float" office:value="124.876236210167">
                <text:p>124.876236210167</text:p>
              </table:table-cell>
              <table:table-cell office:value-type="float" office:value="11.0002169210959">
                <text:p>11.0002169210959</text:p>
              </table:table-cell>
              <table:table-cell office:value-type="float" office:value="2064.58670586862">
                <text:p>2064.58670586862</text:p>
              </table:table-cell>
              <table:table-cell office:value-type="float" office:value="1599.11734468087">
                <text:p>1599.11734468087</text:p>
              </table:table-cell>
              <table:table-cell office:value-type="float" office:value="266985.026807999">
                <text:p>266985.026807999</text:p>
              </table:table-cell>
              <table:table-cell office:value-type="float" office:value="114.039971274989">
                <text:p>114.039971274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21.2161471805">
                <text:p>52521.2161471805</text:p>
              </table:table-cell>
              <table:table-cell office:value-type="float" office:value="125.042432294361">
                <text:p>125.042432294361</text:p>
              </table:table-cell>
              <table:table-cell office:value-type="float" office:value="11.0024610193722">
                <text:p>11.0024610193722</text:p>
              </table:table-cell>
              <table:table-cell office:value-type="float" office:value="2065.01806798938">
                <text:p>2065.01806798938</text:p>
              </table:table-cell>
              <table:table-cell office:value-type="float" office:value="1601.91016084799">
                <text:p>1601.91016084799</text:p>
              </table:table-cell>
              <table:table-cell office:value-type="float" office:value="267448.13471514">
                <text:p>267448.13471514</text:p>
              </table:table-cell>
              <table:table-cell office:value-type="float" office:value="114.203091487405">
                <text:p>114.203091487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603.8926100628">
                <text:p>52603.8926100628</text:p>
              </table:table-cell>
              <table:table-cell office:value-type="float" office:value="125.207785220126">
                <text:p>125.207785220126</text:p>
              </table:table-cell>
              <table:table-cell office:value-type="float" office:value="11.0046937327208">
                <text:p>11.0046937327208</text:p>
              </table:table-cell>
              <table:table-cell office:value-type="float" office:value="2065.44724169151">
                <text:p>2065.44724169151</text:p>
              </table:table-cell>
              <table:table-cell office:value-type="float" office:value="1604.68880829084">
                <text:p>1604.68880829084</text:p>
              </table:table-cell>
              <table:table-cell office:value-type="float" office:value="267908.893148541">
                <text:p>267908.893148541</text:p>
              </table:table-cell>
              <table:table-cell office:value-type="float" office:value="114.365384146135">
                <text:p>114.365384146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686.1496325177">
                <text:p>52686.1496325177</text:p>
              </table:table-cell>
              <table:table-cell office:value-type="float" office:value="125.372299265035">
                <text:p>125.372299265035</text:p>
              </table:table-cell>
              <table:table-cell office:value-type="float" office:value="11.0069151189008">
                <text:p>11.0069151189008</text:p>
              </table:table-cell>
              <table:table-cell office:value-type="float" office:value="2065.87423807745">
                <text:p>2065.87423807745</text:p>
              </table:table-cell>
              <table:table-cell office:value-type="float" office:value="1607.45335889125">
                <text:p>1607.45335889125</text:p>
              </table:table-cell>
              <table:table-cell office:value-type="float" office:value="268367.314027727">
                <text:p>268367.314027727</text:p>
              </table:table-cell>
              <table:table-cell office:value-type="float" office:value="114.526853449586">
                <text:p>114.526853449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767.9893424818">
                <text:p>52767.9893424818</text:p>
              </table:table-cell>
              <table:table-cell office:value-type="float" office:value="125.535978684964">
                <text:p>125.535978684964</text:p>
              </table:table-cell>
              <table:table-cell office:value-type="float" office:value="11.0091252353779">
                <text:p>11.0091252353779</text:p>
              </table:table-cell>
              <table:table-cell office:value-type="float" office:value="2066.29906819332">
                <text:p>2066.29906819332</text:p>
              </table:table-cell>
              <table:table-cell office:value-type="float" office:value="1610.20388416636">
                <text:p>1610.20388416636</text:p>
              </table:table-cell>
              <table:table-cell office:value-type="float" office:value="268823.409211754">
                <text:p>268823.409211754</text:p>
              </table:table-cell>
              <table:table-cell office:value-type="float" office:value="114.687503574865">
                <text:p>114.687503574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849.413857096">
                <text:p>52849.413857096</text:p>
              </table:table-cell>
              <table:table-cell office:value-type="float" office:value="125.698827714192">
                <text:p>125.698827714192</text:p>
              </table:table-cell>
              <table:table-cell office:value-type="float" office:value="11.0113241393265">
                <text:p>11.0113241393265</text:p>
              </table:table-cell>
              <table:table-cell office:value-type="float" office:value="2066.72174302921">
                <text:p>2066.72174302921</text:p>
              </table:table-cell>
              <table:table-cell office:value-type="float" office:value="1612.94045527052">
                <text:p>1612.94045527052</text:p>
              </table:table-cell>
              <table:table-cell office:value-type="float" office:value="269277.190499513">
                <text:p>269277.190499513</text:p>
              </table:table-cell>
              <table:table-cell office:value-type="float" office:value="114.84733867789">
                <text:p>114.84733867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930.4252827606">
                <text:p>52930.4252827606</text:p>
              </table:table-cell>
              <table:table-cell office:value-type="float" office:value="125.860850565521">
                <text:p>125.860850565521</text:p>
              </table:table-cell>
              <table:table-cell office:value-type="float" office:value="11.0135118876308">
                <text:p>11.0135118876308</text:p>
              </table:table-cell>
              <table:table-cell office:value-type="float" office:value="2067.14227351945">
                <text:p>2067.14227351945</text:p>
              </table:table-cell>
              <table:table-cell office:value-type="float" office:value="1615.66314299708">
                <text:p>1615.66314299708</text:p>
              </table:table-cell>
              <table:table-cell office:value-type="float" office:value="269728.669630035">
                <text:p>269728.669630035</text:p>
              </table:table-cell>
              <table:table-cell office:value-type="float" office:value="115.006362893492">
                <text:p>115.006362893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011.0257151893">
                <text:p>53011.0257151893</text:p>
              </table:table-cell>
              <table:table-cell office:value-type="float" office:value="126.022051430379">
                <text:p>126.022051430379</text:p>
              </table:table-cell>
              <table:table-cell office:value-type="float" office:value="11.0156885368864">
                <text:p>11.0156885368864</text:p>
              </table:table-cell>
              <table:table-cell office:value-type="float" office:value="2067.56067054289">
                <text:p>2067.56067054289</text:p>
              </table:table-cell>
              <table:table-cell office:value-type="float" office:value="1618.37201778021">
                <text:p>1618.37201778021</text:p>
              </table:table-cell>
              <table:table-cell office:value-type="float" office:value="270177.858282798">
                <text:p>270177.858282798</text:p>
              </table:table-cell>
              <table:table-cell office:value-type="float" office:value="115.164580335526">
                <text:p>115.164580335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091.2172394639">
                <text:p>53091.2172394639</text:p>
              </table:table-cell>
              <table:table-cell office:value-type="float" office:value="126.182434478928">
                <text:p>126.182434478928</text:p>
              </table:table-cell>
              <table:table-cell office:value-type="float" office:value="11.0178541434019">
                <text:p>11.0178541434019</text:p>
              </table:table-cell>
              <table:table-cell office:value-type="float" office:value="2067.9769449232">
                <text:p>2067.9769449232</text:p>
              </table:table-cell>
              <table:table-cell office:value-type="float" office:value="1621.06714969679">
                <text:p>1621.06714969679</text:p>
              </table:table-cell>
              <table:table-cell office:value-type="float" office:value="270624.768078024">
                <text:p>270624.768078024</text:p>
              </table:table-cell>
              <table:table-cell office:value-type="float" office:value="115.321995096976">
                <text:p>115.321995096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171.0019300878">
                <text:p>53171.0019300878</text:p>
              </table:table-cell>
              <table:table-cell office:value-type="float" office:value="126.342003860176">
                <text:p>126.342003860176</text:p>
              </table:table-cell>
              <table:table-cell office:value-type="float" office:value="11.0200087632002">
                <text:p>11.0200087632002</text:p>
              </table:table-cell>
              <table:table-cell office:value-type="float" office:value="2068.39110742912">
                <text:p>2068.39110742912</text:p>
              </table:table-cell>
              <table:table-cell office:value-type="float" office:value="1623.74860846815">
                <text:p>1623.74860846815</text:p>
              </table:table-cell>
              <table:table-cell office:value-type="float" office:value="271069.410576985">
                <text:p>271069.410576985</text:p>
              </table:table-cell>
              <table:table-cell office:value-type="float" office:value="115.47861125006">
                <text:p>115.47861125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250.3818510401">
                <text:p>53250.3818510401</text:p>
              </table:table-cell>
              <table:table-cell office:value-type="float" office:value="126.50076370208">
                <text:p>126.50076370208</text:p>
              </table:table-cell>
              <table:table-cell office:value-type="float" office:value="11.0221524520198">
                <text:p>11.0221524520198</text:p>
              </table:table-cell>
              <table:table-cell office:value-type="float" office:value="2068.80316877478">
                <text:p>2068.80316877478</text:p>
              </table:table-cell>
              <table:table-cell office:value-type="float" office:value="1626.41646346191">
                <text:p>1626.41646346191</text:p>
              </table:table-cell>
              <table:table-cell office:value-type="float" office:value="271511.797282298">
                <text:p>271511.797282298</text:p>
              </table:table-cell>
              <table:table-cell office:value-type="float" office:value="115.63443284634">
                <text:p>115.63443284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329.3590558284">
                <text:p>53329.3590558284</text:p>
              </table:table-cell>
              <table:table-cell office:value-type="float" office:value="126.658718111657">
                <text:p>126.658718111657</text:p>
              </table:table-cell>
              <table:table-cell office:value-type="float" office:value="11.0242852653166">
                <text:p>11.0242852653166</text:p>
              </table:table-cell>
              <table:table-cell office:value-type="float" office:value="2069.21313961994">
                <text:p>2069.21313961994</text:p>
              </table:table-cell>
              <table:table-cell office:value-type="float" office:value="1629.07078369379">
                <text:p>1629.07078369379</text:p>
              </table:table-cell>
              <table:table-cell office:value-type="float" office:value="271951.939638224">
                <text:p>271951.939638224</text:p>
              </table:table-cell>
              <table:table-cell office:value-type="float" office:value="115.78946391682">
                <text:p>115.78946391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407.9355875428">
                <text:p>53407.9355875428</text:p>
              </table:table-cell>
              <table:table-cell office:value-type="float" office:value="126.815871175086">
                <text:p>126.815871175086</text:p>
              </table:table-cell>
              <table:table-cell office:value-type="float" office:value="11.0264072582652">
                <text:p>11.0264072582652</text:p>
              </table:table-cell>
              <table:table-cell office:value-type="float" office:value="2069.62103057028">
                <text:p>2069.62103057028</text:p>
              </table:table-cell>
              <table:table-cell office:value-type="float" office:value="1631.71163782934">
                <text:p>1631.71163782934</text:p>
              </table:table-cell>
              <table:table-cell office:value-type="float" office:value="272389.849030965">
                <text:p>272389.849030965</text:p>
              </table:table-cell>
              <table:table-cell office:value-type="float" office:value="115.943708472055">
                <text:p>115.943708472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486.1134789077">
                <text:p>53486.1134789077</text:p>
              </table:table-cell>
              <table:table-cell office:value-type="float" office:value="126.972226957815">
                <text:p>126.972226957815</text:p>
              </table:table-cell>
              <table:table-cell office:value-type="float" office:value="11.0285184857601">
                <text:p>11.0285184857601</text:p>
              </table:table-cell>
              <table:table-cell office:value-type="float" office:value="2070.02685217769">
                <text:p>2070.02685217769</text:p>
              </table:table-cell>
              <table:table-cell office:value-type="float" office:value="1634.33909418579">
                <text:p>1634.33909418579</text:p>
              </table:table-cell>
              <table:table-cell office:value-type="float" office:value="272825.536788957">
                <text:p>272825.536788957</text:p>
              </table:table-cell>
              <table:table-cell office:value-type="float" office:value="116.097170502253">
                <text:p>116.097170502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563.8947523354">
                <text:p>53563.8947523354</text:p>
              </table:table-cell>
              <table:table-cell office:value-type="float" office:value="127.127789504671">
                <text:p>127.127789504671</text:p>
              </table:table-cell>
              <table:table-cell office:value-type="float" office:value="11.0306190024175">
                <text:p>11.0306190024175</text:p>
              </table:table-cell>
              <table:table-cell office:value-type="float" office:value="2070.4306149405">
                <text:p>2070.4306149405</text:p>
              </table:table-cell>
              <table:table-cell office:value-type="float" office:value="1636.95322073374">
                <text:p>1636.95322073374</text:p>
              </table:table-cell>
              <table:table-cell office:value-type="float" office:value="273259.014183164">
                <text:p>273259.014183164</text:p>
              </table:table-cell>
              <table:table-cell office:value-type="float" office:value="116.249853977379">
                <text:p>116.249853977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641.2814199777">
                <text:p>53641.2814199777</text:p>
              </table:table-cell>
              <table:table-cell office:value-type="float" office:value="127.282562839955">
                <text:p>127.282562839955</text:p>
              </table:table-cell>
              <table:table-cell office:value-type="float" office:value="11.0327088625763">
                <text:p>11.0327088625763</text:p>
              </table:table-cell>
              <table:table-cell office:value-type="float" office:value="2070.83232930381">
                <text:p>2070.83232930381</text:p>
              </table:table-cell>
              <table:table-cell office:value-type="float" office:value="1639.55408509898">
                <text:p>1639.55408509898</text:p>
              </table:table-cell>
              <table:table-cell office:value-type="float" office:value="273690.292427368">
                <text:p>273690.292427368</text:p>
              </table:table-cell>
              <table:table-cell office:value-type="float" office:value="116.401762847256">
                <text:p>116.401762847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18.2754837781">
                <text:p>53718.2754837781</text:p>
              </table:table-cell>
              <table:table-cell office:value-type="float" office:value="127.436550967556">
                <text:p>127.436550967556</text:p>
              </table:table-cell>
              <table:table-cell office:value-type="float" office:value="11.0347881203">
                <text:p>11.0347881203</text:p>
              </table:table-cell>
              <table:table-cell office:value-type="float" office:value="2071.23200565971">
                <text:p>2071.23200565971</text:p>
              </table:table-cell>
              <table:table-cell office:value-type="float" office:value="1642.14175456421">
                <text:p>1642.14175456421</text:p>
              </table:table-cell>
              <table:table-cell office:value-type="float" office:value="274119.382678464">
                <text:p>274119.382678464</text:p>
              </table:table-cell>
              <table:table-cell office:value-type="float" office:value="116.55290104167">
                <text:p>116.55290104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94.878935524">
                <text:p>53794.878935524</text:p>
              </table:table-cell>
              <table:table-cell office:value-type="float" office:value="127.589757871048">
                <text:p>127.589757871048</text:p>
              </table:table-cell>
              <table:table-cell office:value-type="float" office:value="11.0368568293776">
                <text:p>11.0368568293776</text:p>
              </table:table-cell>
              <table:table-cell office:value-type="float" office:value="2071.62965434756">
                <text:p>2071.62965434756</text:p>
              </table:table-cell>
              <table:table-cell office:value-type="float" office:value="1644.71629607078">
                <text:p>1644.71629607078</text:p>
              </table:table-cell>
              <table:table-cell office:value-type="float" office:value="274546.296036741">
                <text:p>274546.296036741</text:p>
              </table:table-cell>
              <table:table-cell office:value-type="float" office:value="116.70327247047">
                <text:p>116.70327247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871.0937568977">
                <text:p>53871.0937568977</text:p>
              </table:table-cell>
              <table:table-cell office:value-type="float" office:value="127.742187513795">
                <text:p>127.742187513795</text:p>
              </table:table-cell>
              <table:table-cell office:value-type="float" office:value="11.0389150433252">
                <text:p>11.0389150433252</text:p>
              </table:table-cell>
              <table:table-cell office:value-type="float" office:value="2072.02528565429">
                <text:p>2072.02528565429</text:p>
              </table:table-cell>
              <table:table-cell office:value-type="float" office:value="1647.27777622044">
                <text:p>1647.27777622044</text:p>
              </table:table-cell>
              <table:table-cell office:value-type="float" office:value="274971.043546175">
                <text:p>274971.043546175</text:p>
              </table:table-cell>
              <table:table-cell office:value-type="float" office:value="116.852881023668">
                <text:p>116.852881023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946.9219195279">
                <text:p>53946.9219195279</text:p>
              </table:table-cell>
              <table:table-cell office:value-type="float" office:value="127.893843839056">
                <text:p>127.893843839056</text:p>
              </table:table-cell>
              <table:table-cell office:value-type="float" office:value="11.0409628153876">
                <text:p>11.0409628153876</text:p>
              </table:table-cell>
              <table:table-cell office:value-type="float" office:value="2072.41890981462">
                <text:p>2072.41890981462</text:p>
              </table:table-cell>
              <table:table-cell office:value-type="float" office:value="1649.82626127705">
                <text:p>1649.82626127705</text:p>
              </table:table-cell>
              <table:table-cell office:value-type="float" office:value="275393.636194712">
                <text:p>275393.636194712</text:p>
              </table:table-cell>
              <table:table-cell office:value-type="float" office:value="117.001730571542">
                <text:p>117.001730571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022.3653850408">
                <text:p>54022.3653850408</text:p>
              </table:table-cell>
              <table:table-cell office:value-type="float" office:value="128.044730770082">
                <text:p>128.044730770082</text:p>
              </table:table-cell>
              <table:table-cell office:value-type="float" office:value="11.0430001985393">
                <text:p>11.0430001985393</text:p>
              </table:table-cell>
              <table:table-cell office:value-type="float" office:value="2072.81053701136">
                <text:p>2072.81053701136</text:p>
              </table:table-cell>
              <table:table-cell office:value-type="float" office:value="1652.36181716827">
                <text:p>1652.36181716827</text:p>
              </table:table-cell>
              <table:table-cell office:value-type="float" office:value="275814.084914555">
                <text:p>275814.084914555</text:p>
              </table:table-cell>
              <table:table-cell office:value-type="float" office:value="117.149824964735">
                <text:p>117.149824964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097.4261051105">
                <text:p>54097.4261051105</text:p>
              </table:table-cell>
              <table:table-cell office:value-type="float" office:value="128.194852210221">
                <text:p>128.194852210221</text:p>
              </table:table-cell>
              <table:table-cell office:value-type="float" office:value="11.0450272454862">
                <text:p>11.0450272454862</text:p>
              </table:table-cell>
              <table:table-cell office:value-type="float" office:value="2073.20017737566">
                <text:p>2073.20017737566</text:p>
              </table:table-cell>
              <table:table-cell office:value-type="float" office:value="1654.88450948733">
                <text:p>1654.88450948733</text:p>
              </table:table-cell>
              <table:table-cell office:value-type="float" office:value="276232.400582444">
                <text:p>276232.400582444</text:p>
              </table:table-cell>
              <table:table-cell office:value-type="float" office:value="117.297168034354">
                <text:p>117.297168034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72.10602151">
                <text:p>54172.10602151</text:p>
              </table:table-cell>
              <table:table-cell office:value-type="float" office:value="128.34421204302">
                <text:p>128.34421204302</text:p>
              </table:table-cell>
              <table:table-cell office:value-type="float" office:value="11.0470440086665">
                <text:p>11.0470440086665</text:p>
              </table:table-cell>
              <table:table-cell office:value-type="float" office:value="2073.58784098727">
                <text:p>2073.58784098727</text:p>
              </table:table-cell>
              <table:table-cell office:value-type="float" office:value="1657.39440349466">
                <text:p>1657.39440349466</text:p>
              </table:table-cell>
              <table:table-cell office:value-type="float" office:value="276648.594019936">
                <text:p>276648.594019936</text:p>
              </table:table-cell>
              <table:table-cell office:value-type="float" office:value="117.443763592069">
                <text:p>117.443763592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246.4070661609">
                <text:p>54246.4070661609</text:p>
              </table:table-cell>
              <table:table-cell office:value-type="float" office:value="128.492814132322">
                <text:p>128.492814132322</text:p>
              </table:table-cell>
              <table:table-cell office:value-type="float" office:value="11.0490505402527">
                <text:p>11.0490505402527</text:p>
              </table:table-cell>
              <table:table-cell office:value-type="float" office:value="2073.97353787479">
                <text:p>2073.97353787479</text:p>
              </table:table-cell>
              <table:table-cell office:value-type="float" office:value="1659.89156411962">
                <text:p>1659.89156411962</text:p>
              </table:table-cell>
              <table:table-cell office:value-type="float" office:value="277062.675993691">
                <text:p>277062.675993691</text:p>
              </table:table-cell>
              <table:table-cell office:value-type="float" office:value="117.589615430215">
                <text:p>117.589615430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320.3311611839">
                <text:p>54320.3311611839</text:p>
              </table:table-cell>
              <table:table-cell office:value-type="float" office:value="128.640662322368">
                <text:p>128.640662322368</text:p>
              </table:table-cell>
              <table:table-cell office:value-type="float" office:value="11.0510468921525">
                <text:p>11.0510468921525</text:p>
              </table:table-cell>
              <table:table-cell office:value-type="float" office:value="2074.35727801595">
                <text:p>2074.35727801595</text:p>
              </table:table-cell>
              <table:table-cell office:value-type="float" office:value="1662.37605596215">
                <text:p>1662.37605596215</text:p>
              </table:table-cell>
              <table:table-cell office:value-type="float" office:value="277474.657215745">
                <text:p>277474.657215745</text:p>
              </table:table-cell>
              <table:table-cell office:value-type="float" office:value="117.734727321886">
                <text:p>117.734727321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393.8802189479">
                <text:p>54393.8802189479</text:p>
              </table:table-cell>
              <table:table-cell office:value-type="float" office:value="128.787760437896">
                <text:p>128.787760437896</text:p>
              </table:table-cell>
              <table:table-cell office:value-type="float" office:value="11.0530331160103">
                <text:p>11.0530331160103</text:p>
              </table:table-cell>
              <table:table-cell office:value-type="float" office:value="2074.73907133787">
                <text:p>2074.73907133787</text:p>
              </table:table-cell>
              <table:table-cell office:value-type="float" office:value="1664.84794329447">
                <text:p>1664.84794329447</text:p>
              </table:table-cell>
              <table:table-cell office:value-type="float" office:value="277884.548343789">
                <text:p>277884.548343789</text:p>
              </table:table-cell>
              <table:table-cell office:value-type="float" office:value="117.879103021032">
                <text:p>117.879103021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467.0561421203">
                <text:p>54467.0561421203</text:p>
              </table:table-cell>
              <table:table-cell office:value-type="float" office:value="128.93411228424">
                <text:p>128.93411228424</text:p>
              </table:table-cell>
              <table:table-cell office:value-type="float" office:value="11.0550092632083">
                <text:p>11.0550092632083</text:p>
              </table:table-cell>
              <table:table-cell office:value-type="float" office:value="2075.1189277173">
                <text:p>2075.1189277173</text:p>
              </table:table-cell>
              <table:table-cell office:value-type="float" office:value="1667.30729006273">
                <text:p>1667.30729006273</text:p>
              </table:table-cell>
              <table:table-cell office:value-type="float" office:value="278292.359981443">
                <text:p>278292.359981443</text:p>
              </table:table-cell>
              <table:table-cell office:value-type="float" office:value="118.022746262562">
                <text:p>118.022746262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39.8608237152">
                <text:p>54539.8608237152</text:p>
              </table:table-cell>
              <table:table-cell office:value-type="float" office:value="129.07972164743">
                <text:p>129.07972164743</text:p>
              </table:table-cell>
              <table:table-cell office:value-type="float" office:value="11.0569753848683">
                <text:p>11.0569753848683</text:p>
              </table:table-cell>
              <table:table-cell office:value-type="float" office:value="2075.49685698088">
                <text:p>2075.49685698088</text:p>
              </table:table-cell>
              <table:table-cell office:value-type="float" office:value="1669.75415988866">
                <text:p>1669.75415988866</text:p>
              </table:table-cell>
              <table:table-cell office:value-type="float" office:value="278698.102678535">
                <text:p>278698.102678535</text:p>
              </table:table-cell>
              <table:table-cell office:value-type="float" office:value="118.165660762434">
                <text:p>118.165660762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12.2961471433">
                <text:p>54612.2961471433</text:p>
              </table:table-cell>
              <table:table-cell office:value-type="float" office:value="129.224592294287">
                <text:p>129.224592294287</text:p>
              </table:table-cell>
              <table:table-cell office:value-type="float" office:value="11.0589315318525">
                <text:p>11.0589315318525</text:p>
              </table:table-cell>
              <table:table-cell office:value-type="float" office:value="2075.87286890539">
                <text:p>2075.87286890539</text:p>
              </table:table-cell>
              <table:table-cell office:value-type="float" office:value="1672.18861607121">
                <text:p>1672.18861607121</text:p>
              </table:table-cell>
              <table:table-cell office:value-type="float" office:value="279101.78693137">
                <text:p>279101.78693137</text:p>
              </table:table-cell>
              <table:table-cell office:value-type="float" office:value="118.307850217755">
                <text:p>118.307850217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84.3639862602">
                <text:p>54684.3639862602</text:p>
              </table:table-cell>
              <table:table-cell office:value-type="float" office:value="129.36872797252">
                <text:p>129.36872797252</text:p>
              </table:table-cell>
              <table:table-cell office:value-type="float" office:value="11.0608777547652">
                <text:p>11.0608777547652</text:p>
              </table:table-cell>
              <table:table-cell office:value-type="float" office:value="2076.24697321803">
                <text:p>2076.24697321803</text:p>
              </table:table-cell>
              <table:table-cell office:value-type="float" office:value="1674.61072158822">
                <text:p>1674.61072158822</text:p>
              </table:table-cell>
              <table:table-cell office:value-type="float" office:value="279503.423182999">
                <text:p>279503.423182999</text:p>
              </table:table-cell>
              <table:table-cell office:value-type="float" office:value="118.449318306875">
                <text:p>118.449318306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756.0662054147">
                <text:p>54756.0662054147</text:p>
              </table:table-cell>
              <table:table-cell office:value-type="float" office:value="129.512132410829">
                <text:p>129.512132410829</text:p>
              </table:table-cell>
              <table:table-cell office:value-type="float" office:value="11.062814103954">
                <text:p>11.062814103954</text:p>
              </table:table-cell>
              <table:table-cell office:value-type="float" office:value="2076.61917959664">
                <text:p>2076.61917959664</text:p>
              </table:table-cell>
              <table:table-cell office:value-type="float" office:value="1677.020539098">
                <text:p>1677.020539098</text:p>
              </table:table-cell>
              <table:table-cell office:value-type="float" office:value="279903.021823498">
                <text:p>279903.021823498</text:p>
              </table:table-cell>
              <table:table-cell office:value-type="float" office:value="118.590068689484">
                <text:p>118.590068689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827.4046594975">
                <text:p>54827.4046594975</text:p>
              </table:table-cell>
              <table:table-cell office:value-type="float" office:value="129.654809318995">
                <text:p>129.654809318995</text:p>
              </table:table-cell>
              <table:table-cell office:value-type="float" office:value="11.064740629511">
                <text:p>11.064740629511</text:p>
              </table:table-cell>
              <table:table-cell office:value-type="float" office:value="2076.98949766995">
                <text:p>2076.98949766995</text:p>
              </table:table-cell>
              <table:table-cell office:value-type="float" office:value="1679.41813094099">
                <text:p>1679.41813094099</text:p>
              </table:table-cell>
              <table:table-cell office:value-type="float" office:value="280300.593190227">
                <text:p>280300.593190227</text:p>
              </table:table-cell>
              <table:table-cell office:value-type="float" office:value="118.730105006704">
                <text:p>118.730105006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898.3811939889">
                <text:p>54898.3811939889</text:p>
              </table:table-cell>
              <table:table-cell office:value-type="float" office:value="129.796762387978">
                <text:p>129.796762387978</text:p>
              </table:table-cell>
              <table:table-cell office:value-type="float" office:value="11.0666573812741">
                <text:p>11.0666573812741</text:p>
              </table:table-cell>
              <table:table-cell office:value-type="float" office:value="2077.35793701785">
                <text:p>2077.35793701785</text:p>
              </table:table-cell>
              <table:table-cell office:value-type="float" office:value="1681.80355914136">
                <text:p>1681.80355914136</text:p>
              </table:table-cell>
              <table:table-cell office:value-type="float" office:value="280696.147568104">
                <text:p>280696.147568104</text:p>
              </table:table-cell>
              <table:table-cell office:value-type="float" office:value="118.869430881184">
                <text:p>118.869430881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68.9976450063">
                <text:p>54968.9976450063</text:p>
              </table:table-cell>
              <table:table-cell office:value-type="float" office:value="129.937995290013">
                <text:p>129.937995290013</text:p>
              </table:table-cell>
              <table:table-cell office:value-type="float" office:value="11.0685644088286">
                <text:p>11.0685644088286</text:p>
              </table:table-cell>
              <table:table-cell office:value-type="float" office:value="2077.72450717165">
                <text:p>2077.72450717165</text:p>
              </table:table-cell>
              <table:table-cell office:value-type="float" office:value="1684.17688540862">
                <text:p>1684.17688540862</text:p>
              </table:table-cell>
              <table:table-cell office:value-type="float" office:value="281089.695189867">
                <text:p>281089.695189867</text:p>
              </table:table-cell>
              <table:table-cell office:value-type="float" office:value="119.008049917197">
                <text:p>119.008049917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39.2558393523">
                <text:p>55039.2558393523</text:p>
              </table:table-cell>
              <table:table-cell office:value-type="float" office:value="130.078511678705">
                <text:p>130.078511678705</text:p>
              </table:table-cell>
              <table:table-cell office:value-type="float" office:value="11.0704617615079">
                <text:p>11.0704617615079</text:p>
              </table:table-cell>
              <table:table-cell office:value-type="float" office:value="2078.08921761427">
                <text:p>2078.08921761427</text:p>
              </table:table-cell>
              <table:table-cell office:value-type="float" office:value="1686.5381711392">
                <text:p>1686.5381711392</text:p>
              </table:table-cell>
              <table:table-cell office:value-type="float" office:value="281481.246236342">
                <text:p>281481.246236342</text:p>
              </table:table-cell>
              <table:table-cell office:value-type="float" office:value="119.145965700727">
                <text:p>119.145965700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09.1575945615">
                <text:p>55109.1575945615</text:p>
              </table:table-cell>
              <table:table-cell office:value-type="float" office:value="130.218315189123">
                <text:p>130.218315189123</text:p>
              </table:table-cell>
              <table:table-cell office:value-type="float" office:value="11.0723494883955">
                <text:p>11.0723494883955</text:p>
              </table:table-cell>
              <table:table-cell office:value-type="float" office:value="2078.45207778054">
                <text:p>2078.45207778054</text:p>
              </table:table-cell>
              <table:table-cell office:value-type="float" office:value="1688.88747741805">
                <text:p>1688.88747741805</text:p>
              </table:table-cell>
              <table:table-cell office:value-type="float" office:value="281870.810836704">
                <text:p>281870.810836704</text:p>
              </table:table-cell>
              <table:table-cell office:value-type="float" office:value="119.28318179957">
                <text:p>119.28318179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78.7047189475">
                <text:p>55178.7047189475</text:p>
              </table:table-cell>
              <table:table-cell office:value-type="float" office:value="130.357409437895">
                <text:p>130.357409437895</text:p>
              </table:table-cell>
              <table:table-cell office:value-type="float" office:value="11.0742276383255">
                <text:p>11.0742276383255</text:p>
              </table:table-cell>
              <table:table-cell office:value-type="float" office:value="2078.81309705743">
                <text:p>2078.81309705743</text:p>
              </table:table-cell>
              <table:table-cell office:value-type="float" office:value="1691.22486502023">
                <text:p>1691.22486502023</text:p>
              </table:table-cell>
              <table:table-cell office:value-type="float" office:value="282258.399068741">
                <text:p>282258.399068741</text:p>
              </table:table-cell>
              <table:table-cell office:value-type="float" office:value="119.419701763416">
                <text:p>119.419701763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7.8990116502">
                <text:p>55247.8990116502</text:p>
              </table:table-cell>
              <table:table-cell office:value-type="float" office:value="130.4957980233">
                <text:p>130.4957980233</text:p>
              </table:table-cell>
              <table:table-cell office:value-type="float" office:value="11.0760962598846">
                <text:p>11.0760962598846</text:p>
              </table:table-cell>
              <table:table-cell office:value-type="float" office:value="2079.17228478426">
                <text:p>2079.17228478426</text:p>
              </table:table-cell>
              <table:table-cell office:value-type="float" office:value="1693.55039441245">
                <text:p>1693.55039441245</text:p>
              </table:table-cell>
              <table:table-cell office:value-type="float" office:value="282644.020959113">
                <text:p>282644.020959113</text:p>
              </table:table-cell>
              <table:table-cell office:value-type="float" office:value="119.55552912395">
                <text:p>119.55552912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16.7422626815">
                <text:p>55316.7422626815</text:p>
              </table:table-cell>
              <table:table-cell office:value-type="float" office:value="130.633484525363">
                <text:p>130.633484525363</text:p>
              </table:table-cell>
              <table:table-cell office:value-type="float" office:value="11.0779554014127">
                <text:p>11.0779554014127</text:p>
              </table:table-cell>
              <table:table-cell office:value-type="float" office:value="2079.529650253">
                <text:p>2079.529650253</text:p>
              </table:table-cell>
              <table:table-cell office:value-type="float" office:value="1695.86412575468">
                <text:p>1695.86412575468</text:p>
              </table:table-cell>
              <table:table-cell office:value-type="float" office:value="283027.686483612">
                <text:p>283027.686483612</text:p>
              </table:table-cell>
              <table:table-cell office:value-type="float" office:value="119.69066739494">
                <text:p>119.69066739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85.2362529724">
                <text:p>55385.2362529724</text:p>
              </table:table-cell>
              <table:table-cell office:value-type="float" office:value="130.770472505945">
                <text:p>130.770472505945</text:p>
              </table:table-cell>
              <table:table-cell office:value-type="float" office:value="11.0798051110046">
                <text:p>11.0798051110046</text:p>
              </table:table-cell>
              <table:table-cell office:value-type="float" office:value="2079.88520270846">
                <text:p>2079.88520270846</text:p>
              </table:table-cell>
              <table:table-cell office:value-type="float" office:value="1698.16611890167">
                <text:p>1698.16611890167</text:p>
              </table:table-cell>
              <table:table-cell office:value-type="float" office:value="283409.405567418">
                <text:p>283409.405567418</text:p>
              </table:table-cell>
              <table:table-cell office:value-type="float" office:value="119.825120072326">
                <text:p>119.825120072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53.3827544188">
                <text:p>55453.3827544188</text:p>
              </table:table-cell>
              <table:table-cell office:value-type="float" office:value="130.906765508838">
                <text:p>130.906765508838</text:p>
              </table:table-cell>
              <table:table-cell office:value-type="float" office:value="11.0816454365113">
                <text:p>11.0816454365113</text:p>
              </table:table-cell>
              <table:table-cell office:value-type="float" office:value="2080.23895134856">
                <text:p>2080.23895134856</text:p>
              </table:table-cell>
              <table:table-cell office:value-type="float" office:value="1700.45643340451">
                <text:p>1700.45643340451</text:p>
              </table:table-cell>
              <table:table-cell office:value-type="float" office:value="283789.188085362">
                <text:p>283789.188085362</text:p>
              </table:table-cell>
              <table:table-cell office:value-type="float" office:value="119.958890634313">
                <text:p>119.958890634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21.1835299269">
                <text:p>55521.1835299269</text:p>
              </table:table-cell>
              <table:table-cell office:value-type="float" office:value="131.042367059854">
                <text:p>131.042367059854</text:p>
              </table:table-cell>
              <table:table-cell office:value-type="float" office:value="11.0834764255408">
                <text:p>11.0834764255408</text:p>
              </table:table-cell>
              <table:table-cell office:value-type="float" office:value="2080.59090532454">
                <text:p>2080.59090532454</text:p>
              </table:table-cell>
              <table:table-cell office:value-type="float" office:value="1702.73512851217">
                <text:p>1702.73512851217</text:p>
              </table:table-cell>
              <table:table-cell office:value-type="float" office:value="284167.043862175">
                <text:p>284167.043862175</text:p>
              </table:table-cell>
              <table:table-cell office:value-type="float" office:value="120.09198254146">
                <text:p>120.09198254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88.6403334597">
                <text:p>55588.6403334597</text:p>
              </table:table-cell>
              <table:table-cell office:value-type="float" office:value="131.177280666919">
                <text:p>131.177280666919</text:p>
              </table:table-cell>
              <table:table-cell office:value-type="float" office:value="11.0852981254593">
                <text:p>11.0852981254593</text:p>
              </table:table-cell>
              <table:table-cell office:value-type="float" office:value="2080.94107374124">
                <text:p>2080.94107374124</text:p>
              </table:table-cell>
              <table:table-cell office:value-type="float" office:value="1705.00226317305">
                <text:p>1705.00226317305</text:p>
              </table:table-cell>
              <table:table-cell office:value-type="float" office:value="284542.982672743">
                <text:p>284542.982672743</text:p>
              </table:table-cell>
              <table:table-cell office:value-type="float" office:value="120.224399236769">
                <text:p>120.224399236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55.7549100814">
                <text:p>55655.7549100814</text:p>
              </table:table-cell>
              <table:table-cell office:value-type="float" office:value="131.311509820163">
                <text:p>131.311509820163</text:p>
              </table:table-cell>
              <table:table-cell office:value-type="float" office:value="11.0871105833935">
                <text:p>11.0871105833935</text:p>
              </table:table-cell>
              <table:table-cell office:value-type="float" office:value="2081.28946565729">
                <text:p>2081.28946565729</text:p>
              </table:table-cell>
              <table:table-cell office:value-type="float" office:value="1707.25789603646">
                <text:p>1707.25789603646</text:p>
              </table:table-cell>
              <table:table-cell office:value-type="float" office:value="284917.014242364">
                <text:p>284917.014242364</text:p>
              </table:table-cell>
              <table:table-cell office:value-type="float" office:value="120.356144145776">
                <text:p>120.356144145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22.5289960032">
                <text:p>55722.5289960032</text:p>
              </table:table-cell>
              <table:table-cell office:value-type="float" office:value="131.445057992006">
                <text:p>131.445057992006</text:p>
              </table:table-cell>
              <table:table-cell office:value-type="float" office:value="11.0889138462301">
                <text:p>11.0889138462301</text:p>
              </table:table-cell>
              <table:table-cell office:value-type="float" office:value="2081.63609008536">
                <text:p>2081.63609008536</text:p>
              </table:table-cell>
              <table:table-cell office:value-type="float" office:value="1709.50208545418">
                <text:p>1709.50208545418</text:p>
              </table:table-cell>
              <table:table-cell office:value-type="float" office:value="285289.148246995">
                <text:p>285289.148246995</text:p>
              </table:table-cell>
              <table:table-cell office:value-type="float" office:value="120.487220676638">
                <text:p>120.487220676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88.9643186283">
                <text:p>55788.9643186283</text:p>
              </table:table-cell>
              <table:table-cell office:value-type="float" office:value="131.577928637256">
                <text:p>131.577928637256</text:p>
              </table:table-cell>
              <table:table-cell office:value-type="float" office:value="11.0907079606186">
                <text:p>11.0907079606186</text:p>
              </table:table-cell>
              <table:table-cell office:value-type="float" office:value="2081.9809559924">
                <text:p>2081.9809559924</text:p>
              </table:table-cell>
              <table:table-cell office:value-type="float" office:value="1711.73488948197">
                <text:p>1711.73488948197</text:p>
              </table:table-cell>
              <table:table-cell office:value-type="float" office:value="285659.394313505">
                <text:p>285659.394313505</text:p>
              </table:table-cell>
              <table:table-cell office:value-type="float" office:value="120.61763222022">
                <text:p>120.61763222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55.0625965957">
                <text:p>55855.0625965957</text:p>
              </table:table-cell>
              <table:table-cell office:value-type="float" office:value="131.710125193191">
                <text:p>131.710125193191</text:p>
              </table:table-cell>
              <table:table-cell office:value-type="float" office:value="11.0924929729715">
                <text:p>11.0924929729715</text:p>
              </table:table-cell>
              <table:table-cell office:value-type="float" office:value="2082.32407229988">
                <text:p>2082.32407229988</text:p>
              </table:table-cell>
              <table:table-cell office:value-type="float" office:value="1713.95636588103">
                <text:p>1713.95636588103</text:p>
              </table:table-cell>
              <table:table-cell office:value-type="float" office:value="286027.762019924">
                <text:p>286027.762019924</text:p>
              </table:table-cell>
              <table:table-cell office:value-type="float" office:value="120.747382150186">
                <text:p>120.747382150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20.8255398259">
                <text:p>55920.8255398259</text:p>
              </table:table-cell>
              <table:table-cell office:value-type="float" office:value="131.841651079652">
                <text:p>131.841651079652</text:p>
              </table:table-cell>
              <table:table-cell office:value-type="float" office:value="11.094268929466">
                <text:p>11.094268929466</text:p>
              </table:table-cell>
              <table:table-cell office:value-type="float" office:value="2082.66544788399">
                <text:p>2082.66544788399</text:p>
              </table:table-cell>
              <table:table-cell office:value-type="float" office:value="1716.16657211955">
                <text:p>1716.16657211955</text:p>
              </table:table-cell>
              <table:table-cell office:value-type="float" office:value="286394.260895689">
                <text:p>286394.260895689</text:p>
              </table:table-cell>
              <table:table-cell office:value-type="float" office:value="120.876473823083">
                <text:p>120.876473823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86.254849564">
                <text:p>55986.254849564</text:p>
              </table:table-cell>
              <table:table-cell office:value-type="float" office:value="131.972509699128">
                <text:p>131.972509699128</text:p>
              </table:table-cell>
              <table:table-cell office:value-type="float" office:value="11.0960358760449">
                <text:p>11.0960358760449</text:p>
              </table:table-cell>
              <table:table-cell office:value-type="float" office:value="2083.00509157591">
                <text:p>2083.00509157591</text:p>
              </table:table-cell>
              <table:table-cell office:value-type="float" office:value="1718.36556537413">
                <text:p>1718.36556537413</text:p>
              </table:table-cell>
              <table:table-cell office:value-type="float" office:value="286758.90042189">
                <text:p>286758.90042189</text:p>
              </table:table-cell>
              <table:table-cell office:value-type="float" office:value="121.004910578431">
                <text:p>121.00491057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54546.6230696714">
                <text:p>54546.6230696714</text:p>
              </table:table-cell>
              <table:table-cell office:value-type="float" office:value="129.093246139343">
                <text:p>129.093246139343</text:p>
              </table:table-cell>
              <table:table-cell office:value-type="float" office:value="8.08833556091153">
                <text:p>8.08833556091153</text:p>
              </table:table-cell>
              <table:table-cell office:value-type="float" office:value="2072.03579732942">
                <text:p>2072.03579732942</text:p>
              </table:table-cell>
              <table:table-cell office:value-type="float" office:value="1720.55340253134">
                <text:p>1720.55340253134</text:p>
              </table:table-cell>
              <table:table-cell office:value-type="float" office:value="287110.382816689">
                <text:p>287110.382816689</text:p>
              </table:table-cell>
              <table:table-cell office:value-type="float" office:value="121.128713005502">
                <text:p>121.128713005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53027.1378536627">
                <text:p>53027.1378536627</text:p>
              </table:table-cell>
              <table:table-cell office:value-type="float" office:value="126.054275707325">
                <text:p>126.054275707325</text:p>
              </table:table-cell>
              <table:table-cell office:value-type="float" office:value="4.92556270182295">
                <text:p>4.92556270182295</text:p>
              </table:table-cell>
              <table:table-cell office:value-type="float" office:value="2032.21414255976">
                <text:p>2032.21414255976</text:p>
              </table:table-cell>
              <table:table-cell office:value-type="float" office:value="1722.66229690013">
                <text:p>1722.66229690013</text:p>
              </table:table-cell>
              <table:table-cell office:value-type="float" office:value="287419.934662348">
                <text:p>287419.934662348</text:p>
              </table:table-cell>
              <table:table-cell office:value-type="float" office:value="121.23774626112">
                <text:p>121.23774626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52101.8152518021">
                <text:p>52101.8152518021</text:p>
              </table:table-cell>
              <table:table-cell office:value-type="float" office:value="124.203630503604">
                <text:p>124.203630503604</text:p>
              </table:table-cell>
              <table:table-cell office:value-type="float" office:value="2.96588424248448">
                <text:p>2.96588424248448</text:p>
              </table:table-cell>
              <table:table-cell office:value-type="float" office:value="1938.91851611374">
                <text:p>1938.91851611374</text:p>
              </table:table-cell>
              <table:table-cell office:value-type="float" office:value="1724.51960797409">
                <text:p>1724.51960797409</text:p>
              </table:table-cell>
              <table:table-cell office:value-type="float" office:value="287634.333570488">
                <text:p>287634.333570488</text:p>
              </table:table-cell>
              <table:table-cell office:value-type="float" office:value="121.313263856259">
                <text:p>121.313263856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51544.6403887032">
                <text:p>51544.6403887032</text:p>
              </table:table-cell>
              <table:table-cell office:value-type="float" office:value="123.089280777406">
                <text:p>123.089280777406</text:p>
              </table:table-cell>
              <table:table-cell office:value-type="float" office:value="1.77601692114712">
                <text:p>1.77601692114712</text:p>
              </table:table-cell>
              <table:table-cell office:value-type="float" office:value="1772.09725070045">
                <text:p>1772.09725070045</text:p>
              </table:table-cell>
              <table:table-cell office:value-type="float" office:value="1725.80600142293">
                <text:p>1725.80600142293</text:p>
              </table:table-cell>
              <table:table-cell office:value-type="float" office:value="287680.624819765">
                <text:p>287680.624819765</text:p>
              </table:table-cell>
              <table:table-cell office:value-type="float" office:value="121.329568994433">
                <text:p>121.329568994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51210.9955448733">
                <text:p>51210.9955448733</text:p>
              </table:table-cell>
              <table:table-cell office:value-type="float" office:value="122.421991089747">
                <text:p>122.421991089747</text:p>
              </table:table-cell>
              <table:table-cell office:value-type="float" office:value="1.09242209531381">
                <text:p>1.09242209531381</text:p>
              </table:table-cell>
              <table:table-cell office:value-type="float" office:value="1530.87463160901">
                <text:p>1530.87463160901</text:p>
              </table:table-cell>
              <table:table-cell office:value-type="float" office:value="1726.08374891859">
                <text:p>1726.08374891859</text:p>
              </table:table-cell>
              <table:table-cell office:value-type="float" office:value="287485.415702456">
                <text:p>287485.415702456</text:p>
              </table:table-cell>
              <table:table-cell office:value-type="float" office:value="121.260810607478">
                <text:p>121.260810607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51005.7717122355">
                <text:p>51005.7717122355</text:p>
              </table:table-cell>
              <table:table-cell office:value-type="float" office:value="122.011543424471">
                <text:p>122.011543424471</text:p>
              </table:table-cell>
              <table:table-cell office:value-type="float" office:value="0.750732816993107">
                <text:p>0.750732816993107</text:p>
              </table:table-cell>
              <table:table-cell office:value-type="float" office:value="1237.04651878656">
                <text:p>1237.04651878656</text:p>
              </table:table-cell>
              <table:table-cell office:value-type="float" office:value="1724.91249421473">
                <text:p>1724.91249421473</text:p>
              </table:table-cell>
              <table:table-cell office:value-type="float" office:value="286997.549727028">
                <text:p>286997.549727028</text:p>
              </table:table-cell>
              <table:table-cell office:value-type="float" office:value="121.088969875944">
                <text:p>121.088969875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50864.7380708883">
                <text:p>50864.7380708883</text:p>
              </table:table-cell>
              <table:table-cell office:value-type="float" office:value="121.729476141777">
                <text:p>121.729476141777</text:p>
              </table:table-cell>
              <table:table-cell office:value-type="float" office:value="0.640506265832642">
                <text:p>0.640506265832642</text:p>
              </table:table-cell>
              <table:table-cell office:value-type="float" office:value="929.137405369885">
                <text:p>929.137405369885</text:p>
              </table:table-cell>
              <table:table-cell office:value-type="float" office:value="1721.98529836217">
                <text:p>1721.98529836217</text:p>
              </table:table-cell>
              <table:table-cell office:value-type="float" office:value="286204.701834035">
                <text:p>286204.701834035</text:p>
              </table:table-cell>
              <table:table-cell office:value-type="float" office:value="120.809705551746">
                <text:p>120.809705551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49.1408812541">
                <text:p>52249.1408812541</text:p>
              </table:table-cell>
              <table:table-cell office:value-type="float" office:value="124.498281762508">
                <text:p>124.498281762508</text:p>
              </table:table-cell>
              <table:table-cell office:value-type="float" office:value="3.68857621076181">
                <text:p>3.68857621076181</text:p>
              </table:table-cell>
              <table:table-cell office:value-type="float" office:value="661.765989598698">
                <text:p>661.765989598698</text:p>
              </table:table-cell>
              <table:table-cell office:value-type="float" office:value="1717.22821100421">
                <text:p>1717.22821100421</text:p>
              </table:table-cell>
              <table:table-cell office:value-type="float" office:value="285149.23961263">
                <text:p>285149.23961263</text:p>
              </table:table-cell>
              <table:table-cell office:value-type="float" office:value="120.437940744673">
                <text:p>120.437940744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05.8132366883">
                <text:p>53705.8132366883</text:p>
              </table:table-cell>
              <table:table-cell office:value-type="float" office:value="127.411626473377">
                <text:p>127.411626473377</text:p>
              </table:table-cell>
              <table:table-cell office:value-type="float" office:value="6.9736857287039">
                <text:p>6.9736857287039</text:p>
              </table:table-cell>
              <table:table-cell office:value-type="float" office:value="484.80585502013">
                <text:p>484.80585502013</text:p>
              </table:table-cell>
              <table:table-cell office:value-type="float" office:value="1710.89543767578">
                <text:p>1710.89543767578</text:p>
              </table:table-cell>
              <table:table-cell office:value-type="float" office:value="283923.150029974">
                <text:p>283923.150029974</text:p>
              </table:table-cell>
              <table:table-cell office:value-type="float" office:value="120.006075967415">
                <text:p>120.006075967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45.3406544662">
                <text:p>54545.3406544662</text:p>
              </table:table-cell>
              <table:table-cell office:value-type="float" office:value="129.090681308932">
                <text:p>129.090681308932</text:p>
              </table:table-cell>
              <table:table-cell office:value-type="float" office:value="9.08460534151706">
                <text:p>9.08460534151706</text:p>
              </table:table-cell>
              <table:table-cell office:value-type="float" office:value="431.726612388061">
                <text:p>431.726612388061</text:p>
              </table:table-cell>
              <table:table-cell office:value-type="float" office:value="1703.53890017985">
                <text:p>1703.53890017985</text:p>
              </table:table-cell>
              <table:table-cell office:value-type="float" office:value="282651.337742182">
                <text:p>282651.337742182</text:p>
              </table:table-cell>
              <table:table-cell office:value-type="float" office:value="119.558106309937">
                <text:p>119.558106309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88.3079741006">
                <text:p>54988.3079741006</text:p>
              </table:table-cell>
              <table:table-cell office:value-type="float" office:value="129.976615948201">
                <text:p>129.976615948201</text:p>
              </table:table-cell>
              <table:table-cell office:value-type="float" office:value="10.4185096382645">
                <text:p>10.4185096382645</text:p>
              </table:table-cell>
              <table:table-cell office:value-type="float" office:value="516.984705491103">
                <text:p>516.984705491103</text:p>
              </table:table-cell>
              <table:table-cell office:value-type="float" office:value="1695.90802645309">
                <text:p>1695.90802645309</text:p>
              </table:table-cell>
              <table:table-cell office:value-type="float" office:value="281472.41442122">
                <text:p>281472.41442122</text:p>
              </table:table-cell>
              <table:table-cell office:value-type="float" office:value="119.142854875936">
                <text:p>119.142854875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0.6863013255">
                <text:p>55180.6863013255</text:p>
              </table:table-cell>
              <table:table-cell office:value-type="float" office:value="130.361372602651">
                <text:p>130.361372602651</text:p>
              </table:table-cell>
              <table:table-cell office:value-type="float" office:value="11.2185177267149">
                <text:p>11.2185177267149</text:p>
              </table:table-cell>
              <table:table-cell office:value-type="float" office:value="723.080904294692">
                <text:p>723.080904294692</text:p>
              </table:table-cell>
              <table:table-cell office:value-type="float" office:value="1688.83448652732">
                <text:p>1688.83448652732</text:p>
              </table:table-cell>
              <table:table-cell office:value-type="float" office:value="280506.660838988">
                <text:p>280506.660838988</text:p>
              </table:table-cell>
              <table:table-cell office:value-type="float" office:value="118.802688087492">
                <text:p>118.802688087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2.7740707548">
                <text:p>55222.7740707548</text:p>
              </table:table-cell>
              <table:table-cell office:value-type="float" office:value="130.44554814151">
                <text:p>130.44554814151</text:p>
              </table:table-cell>
              <table:table-cell office:value-type="float" office:value="11.6428600540173">
                <text:p>11.6428600540173</text:p>
              </table:table-cell>
              <table:table-cell office:value-type="float" office:value="1010.47260706261">
                <text:p>1010.47260706261</text:p>
              </table:table-cell>
              <table:table-cell office:value-type="float" office:value="1683.03996503393">
                <text:p>1683.03996503393</text:p>
              </table:table-cell>
              <table:table-cell office:value-type="float" office:value="279834.093481016">
                <text:p>279834.093481016</text:p>
              </table:table-cell>
              <table:table-cell office:value-type="float" office:value="118.565790101937">
                <text:p>118.565790101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5.1443398397">
                <text:p>55185.1443398397</text:p>
              </table:table-cell>
              <table:table-cell office:value-type="float" office:value="130.370288679679">
                <text:p>130.370288679679</text:p>
              </table:table-cell>
              <table:table-cell office:value-type="float" office:value="11.804498577742">
                <text:p>11.804498577742</text:p>
              </table:table-cell>
              <table:table-cell office:value-type="float" office:value="1328.19360191133">
                <text:p>1328.19360191133</text:p>
              </table:table-cell>
              <table:table-cell office:value-type="float" office:value="1679.0045608861">
                <text:p>1679.0045608861</text:p>
              </table:table-cell>
              <table:table-cell office:value-type="float" office:value="279483.282522042">
                <text:p>279483.282522042</text:p>
              </table:table-cell>
              <table:table-cell office:value-type="float" office:value="118.442224174292">
                <text:p>118.442224174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17.1489860733">
                <text:p>55117.1489860733</text:p>
              </table:table-cell>
              <table:table-cell office:value-type="float" office:value="130.234297972147">
                <text:p>130.234297972147</text:p>
              </table:table-cell>
              <table:table-cell office:value-type="float" office:value="11.7920737978545">
                <text:p>11.7920737978545</text:p>
              </table:table-cell>
              <table:table-cell office:value-type="float" office:value="1624.18137960893">
                <text:p>1624.18137960893</text:p>
              </table:table-cell>
              <table:table-cell office:value-type="float" office:value="1676.89969513225">
                <text:p>1676.89969513225</text:p>
              </table:table-cell>
              <table:table-cell office:value-type="float" office:value="279430.564206518">
                <text:p>279430.564206518</text:p>
              </table:table-cell>
              <table:table-cell office:value-type="float" office:value="118.42365523454">
                <text:p>118.42365523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51.4877675822">
                <text:p>55051.4877675822</text:p>
              </table:table-cell>
              <table:table-cell office:value-type="float" office:value="130.102975535164">
                <text:p>130.102975535164</text:p>
              </table:table-cell>
              <table:table-cell office:value-type="float" office:value="11.6793203006243">
                <text:p>11.6793203006243</text:p>
              </table:table-cell>
              <table:table-cell office:value-type="float" office:value="1860.20862007157">
                <text:p>1860.20862007157</text:p>
              </table:table-cell>
              <table:table-cell office:value-type="float" office:value="1676.58338523911">
                <text:p>1676.58338523911</text:p>
              </table:table-cell>
              <table:table-cell office:value-type="float" office:value="279614.189441351">
                <text:p>279614.189441351</text:p>
              </table:table-cell>
              <table:table-cell office:value-type="float" office:value="118.488333437717">
                <text:p>118.488333437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07.0085674192">
                <text:p>55007.0085674192</text:p>
              </table:table-cell>
              <table:table-cell office:value-type="float" office:value="130.014017134838">
                <text:p>130.014017134838</text:p>
              </table:table-cell>
              <table:table-cell office:value-type="float" office:value="11.5256836971216">
                <text:p>11.5256836971216</text:p>
              </table:table-cell>
              <table:table-cell office:value-type="float" office:value="2023.84904516097">
                <text:p>2023.84904516097</text:p>
              </table:table-cell>
              <table:table-cell office:value-type="float" office:value="1677.6851366481">
                <text:p>1677.6851366481</text:p>
              </table:table-cell>
              <table:table-cell office:value-type="float" office:value="279960.353349864">
                <text:p>279960.353349864</text:p>
              </table:table-cell>
              <table:table-cell office:value-type="float" office:value="118.610262537645">
                <text:p>118.610262537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91.3917389891">
                <text:p>54991.3917389891</text:p>
              </table:table-cell>
              <table:table-cell office:value-type="float" office:value="129.982783477978">
                <text:p>129.982783477978</text:p>
              </table:table-cell>
              <table:table-cell office:value-type="float" office:value="11.3725209403333">
                <text:p>11.3725209403333</text:p>
              </table:table-cell>
              <table:table-cell office:value-type="float" office:value="2118.95048611056">
                <text:p>2118.95048611056</text:p>
              </table:table-cell>
              <table:table-cell office:value-type="float" office:value="1679.76212009918">
                <text:p>1679.76212009918</text:p>
              </table:table-cell>
              <table:table-cell office:value-type="float" office:value="280399.541715875">
                <text:p>280399.541715875</text:p>
              </table:table-cell>
              <table:table-cell office:value-type="float" office:value="118.764957584846">
                <text:p>118.764957584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04.5482648333">
                <text:p>55004.5482648333</text:p>
              </table:table-cell>
              <table:table-cell office:value-type="float" office:value="130.009096529667">
                <text:p>130.009096529667</text:p>
              </table:table-cell>
              <table:table-cell office:value-type="float" office:value="11.2441389448207">
                <text:p>11.2441389448207</text:p>
              </table:table-cell>
              <table:table-cell office:value-type="float" office:value="2163.45891848661">
                <text:p>2163.45891848661</text:p>
              </table:table-cell>
              <table:table-cell office:value-type="float" office:value="1682.39725029525">
                <text:p>1682.39725029525</text:p>
              </table:table-cell>
              <table:table-cell office:value-type="float" office:value="280880.603384066">
                <text:p>280880.603384066</text:p>
              </table:table-cell>
              <table:table-cell office:value-type="float" office:value="118.93440163944">
                <text:p>118.93440163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1.8227989764">
                <text:p>55041.8227989764</text:p>
              </table:table-cell>
              <table:table-cell office:value-type="float" office:value="130.083645597953">
                <text:p>130.083645597953</text:p>
              </table:table-cell>
              <table:table-cell office:value-type="float" office:value="11.1492439585131">
                <text:p>11.1492439585131</text:p>
              </table:table-cell>
              <table:table-cell office:value-type="float" office:value="2175.50977853002">
                <text:p>2175.50977853002</text:p>
              </table:table-cell>
              <table:table-cell office:value-type="float" office:value="1685.2836203044">
                <text:p>1685.2836203044</text:p>
              </table:table-cell>
              <table:table-cell office:value-type="float" office:value="281370.829542292">
                <text:p>281370.829542292</text:p>
              </table:table-cell>
              <table:table-cell office:value-type="float" office:value="119.107073696704">
                <text:p>119.107073696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96.9244284079">
                <text:p>55096.9244284079</text:p>
              </table:table-cell>
              <table:table-cell office:value-type="float" office:value="130.193848856816">
                <text:p>130.193848856816</text:p>
              </table:table-cell>
              <table:table-cell office:value-type="float" office:value="11.0867751601113">
                <text:p>11.0867751601113</text:p>
              </table:table-cell>
              <table:table-cell office:value-type="float" office:value="2168.32604835968">
                <text:p>2168.32604835968</text:p>
              </table:table-cell>
              <table:table-cell office:value-type="float" office:value="1688.22497725375">
                <text:p>1688.22497725375</text:p>
              </table:table-cell>
              <table:table-cell office:value-type="float" office:value="281850.930613398">
                <text:p>281850.930613398</text:p>
              </table:table-cell>
              <table:table-cell office:value-type="float" office:value="119.27617940078">
                <text:p>119.27617940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63.7615273829">
                <text:p>55163.7615273829</text:p>
              </table:table-cell>
              <table:table-cell office:value-type="float" office:value="130.327523054766">
                <text:p>130.327523054766</text:p>
              </table:table-cell>
              <table:table-cell office:value-type="float" office:value="11.0513436539861">
                <text:p>11.0513436539861</text:p>
              </table:table-cell>
              <table:table-cell office:value-type="float" office:value="2151.53322412573">
                <text:p>2151.53322412573</text:p>
              </table:table-cell>
              <table:table-cell office:value-type="float" office:value="1691.10558368039">
                <text:p>1691.10558368039</text:p>
              </table:table-cell>
              <table:table-cell office:value-type="float" office:value="282311.358253843">
                <text:p>282311.358253843</text:p>
              </table:table-cell>
              <table:table-cell office:value-type="float" office:value="119.438355544511">
                <text:p>119.438355544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37.2548350837">
                <text:p>55237.2548350837</text:p>
              </table:table-cell>
              <table:table-cell office:value-type="float" office:value="130.474509670167">
                <text:p>130.474509670167</text:p>
              </table:table-cell>
              <table:table-cell office:value-type="float" office:value="11.0361541256567">
                <text:p>11.0361541256567</text:p>
              </table:table-cell>
              <table:table-cell office:value-type="float" office:value="2131.81833478905">
                <text:p>2131.81833478905</text:p>
              </table:table-cell>
              <table:table-cell office:value-type="float" office:value="1693.86814952306">
                <text:p>1693.86814952306</text:p>
              </table:table-cell>
              <table:table-cell office:value-type="float" office:value="282749.308439109">
                <text:p>282749.308439109</text:p>
              </table:table-cell>
              <table:table-cell office:value-type="float" office:value="119.592614468072">
                <text:p>119.592614468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13.6016672904">
                <text:p>55313.6016672904</text:p>
              </table:table-cell>
              <table:table-cell office:value-type="float" office:value="130.627203334581">
                <text:p>130.627203334581</text:p>
              </table:table-cell>
              <table:table-cell office:value-type="float" office:value="11.0345888665091">
                <text:p>11.0345888665091</text:p>
              </table:table-cell>
              <table:table-cell office:value-type="float" office:value="2113.38569364529">
                <text:p>2113.38569364529</text:p>
              </table:table-cell>
              <table:table-cell office:value-type="float" office:value="1696.49585063466">
                <text:p>1696.49585063466</text:p>
              </table:table-cell>
              <table:table-cell office:value-type="float" office:value="283166.19828212">
                <text:p>283166.19828212</text:p>
              </table:table-cell>
              <table:table-cell office:value-type="float" office:value="119.739455320273">
                <text:p>119.739455320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90.2425511121">
                <text:p>55390.2425511121</text:p>
              </table:table-cell>
              <table:table-cell office:value-type="float" office:value="130.780485102224">
                <text:p>130.780485102224</text:p>
              </table:table-cell>
              <table:table-cell office:value-type="float" office:value="11.0410297819509">
                <text:p>11.0410297819509</text:p>
              </table:table-cell>
              <table:table-cell office:value-type="float" office:value="2098.42834998455">
                <text:p>2098.42834998455</text:p>
              </table:table-cell>
              <table:table-cell office:value-type="float" office:value="1698.99718969272">
                <text:p>1698.99718969272</text:p>
              </table:table-cell>
              <table:table-cell office:value-type="float" office:value="283565.629442412">
                <text:p>283565.629442412</text:p>
              </table:table-cell>
              <table:table-cell office:value-type="float" office:value="119.880146711432">
                <text:p>119.880146711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65.6734361995">
                <text:p>55465.6734361995</text:p>
              </table:table-cell>
              <table:table-cell office:value-type="float" office:value="130.931346872399">
                <text:p>130.931346872399</text:p>
              </table:table-cell>
              <table:table-cell office:value-type="float" office:value="11.0512001609668">
                <text:p>11.0512001609668</text:p>
              </table:table-cell>
              <table:table-cell office:value-type="float" office:value="2087.65734613592">
                <text:p>2087.65734613592</text:p>
              </table:table-cell>
              <table:table-cell office:value-type="float" office:value="1701.39377665447">
                <text:p>1701.39377665447</text:p>
              </table:table-cell>
              <table:table-cell office:value-type="float" office:value="283951.893011893">
                <text:p>283951.893011893</text:p>
              </table:table-cell>
              <table:table-cell office:value-type="float" office:value="120.016200090204">
                <text:p>120.016200090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39.1937006852">
                <text:p>55539.1937006852</text:p>
              </table:table-cell>
              <table:table-cell office:value-type="float" office:value="131.07838740137">
                <text:p>131.07838740137</text:p>
              </table:table-cell>
              <table:table-cell office:value-type="float" office:value="11.0621873111668">
                <text:p>11.0621873111668</text:p>
              </table:table-cell>
              <table:table-cell office:value-type="float" office:value="2080.83490106061">
                <text:p>2080.83490106061</text:p>
              </table:table-cell>
              <table:table-cell office:value-type="float" office:value="1703.71135807136">
                <text:p>1703.71135807136</text:p>
              </table:table-cell>
              <table:table-cell office:value-type="float" office:value="284329.016554882">
                <text:p>284329.016554882</text:p>
              </table:table-cell>
              <table:table-cell office:value-type="float" office:value="120.149034083083">
                <text:p>120.149034083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10.6499048745">
                <text:p>55610.6499048745</text:p>
              </table:table-cell>
              <table:table-cell office:value-type="float" office:value="131.221299809749">
                <text:p>131.221299809749</text:p>
              </table:table-cell>
              <table:table-cell office:value-type="float" office:value="11.0722657266664">
                <text:p>11.0722657266664</text:p>
              </table:table-cell>
              <table:table-cell office:value-type="float" office:value="2077.23627593469">
                <text:p>2077.23627593469</text:p>
              </table:table-cell>
              <table:table-cell office:value-type="float" office:value="1705.97409932929">
                <text:p>1705.97409932929</text:p>
              </table:table-cell>
              <table:table-cell office:value-type="float" office:value="284700.278731488">
                <text:p>284700.278731488</text:p>
              </table:table-cell>
              <table:table-cell office:value-type="float" office:value="120.279803530496">
                <text:p>120.279803530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80.2127648477">
                <text:p>55680.2127648477</text:p>
              </table:table-cell>
              <table:table-cell office:value-type="float" office:value="131.360425529695">
                <text:p>131.360425529695</text:p>
              </table:table-cell>
              <table:table-cell office:value-type="float" office:value="11.0806219991989">
                <text:p>11.0806219991989</text:p>
              </table:table-cell>
              <table:table-cell office:value-type="float" office:value="2075.98324421952">
                <text:p>2075.98324421952</text:p>
              </table:table-cell>
              <table:table-cell office:value-type="float" office:value="1708.20167238893">
                <text:p>1708.20167238893</text:p>
              </table:table-cell>
              <table:table-cell office:value-type="float" office:value="285068.060303318">
                <text:p>285068.060303318</text:p>
              </table:table-cell>
              <table:table-cell office:value-type="float" office:value="120.409347006638">
                <text:p>120.409347006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48.2058046176">
                <text:p>55748.2058046176</text:p>
              </table:table-cell>
              <table:table-cell office:value-type="float" office:value="131.496411609235">
                <text:p>131.496411609235</text:p>
              </table:table-cell>
              <table:table-cell office:value-type="float" office:value="11.0870646025974">
                <text:p>11.0870646025974</text:p>
              </table:table-cell>
              <table:table-cell office:value-type="float" office:value="2076.24961647295">
                <text:p>2076.24961647295</text:p>
              </table:table-cell>
              <table:table-cell office:value-type="float" office:value="1710.40836181991">
                <text:p>1710.40836181991</text:p>
              </table:table-cell>
              <table:table-cell office:value-type="float" office:value="285433.901557971">
                <text:p>285433.901557971</text:p>
              </table:table-cell>
              <table:table-cell office:value-type="float" office:value="120.538207046057">
                <text:p>120.538207046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14.9885285516">
                <text:p>55814.9885285516</text:p>
              </table:table-cell>
              <table:table-cell office:value-type="float" office:value="131.629977057103">
                <text:p>131.629977057103</text:p>
              </table:table-cell>
              <table:table-cell office:value-type="float" office:value="11.0917700110461">
                <text:p>11.0917700110461</text:p>
              </table:table-cell>
              <table:table-cell office:value-type="float" office:value="2077.36053201075">
                <text:p>2077.36053201075</text:p>
              </table:table-cell>
              <table:table-cell office:value-type="float" office:value="1712.60340934783">
                <text:p>1712.60340934783</text:p>
              </table:table-cell>
              <table:table-cell office:value-type="float" office:value="285798.658680634">
                <text:p>285798.658680634</text:p>
              </table:table-cell>
              <table:table-cell office:value-type="float" office:value="120.666685222334">
                <text:p>120.666685222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80.8872883473">
                <text:p>55880.8872883473</text:p>
              </table:table-cell>
              <table:table-cell office:value-type="float" office:value="131.761774576695">
                <text:p>131.761774576695</text:p>
              </table:table-cell>
              <table:table-cell office:value-type="float" office:value="11.0950893543606">
                <text:p>11.0950893543606</text:p>
              </table:table-cell>
              <table:table-cell office:value-type="float" office:value="2078.82185905968">
                <text:p>2078.82185905968</text:p>
              </table:table-cell>
              <table:table-cell office:value-type="float" office:value="1714.79195208381">
                <text:p>1714.79195208381</text:p>
              </table:table-cell>
              <table:table-cell office:value-type="float" office:value="286162.68858761">
                <text:p>286162.68858761</text:p>
              </table:table-cell>
              <table:table-cell office:value-type="float" office:value="120.794907251878">
                <text:p>120.794907251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6.162472">
                <text:p>55946.162472</text:p>
              </table:table-cell>
              <table:table-cell office:value-type="float" office:value="131.892324944">
                <text:p>131.892324944</text:p>
              </table:table-cell>
              <table:table-cell office:value-type="float" office:value="11.0974176921217">
                <text:p>11.0974176921217</text:p>
              </table:table-cell>
              <table:table-cell office:value-type="float" office:value="2080.31038935165">
                <text:p>2080.31038935165</text:p>
              </table:table-cell>
              <table:table-cell office:value-type="float" office:value="1716.97613152566">
                <text:p>1716.97613152566</text:p>
              </table:table-cell>
              <table:table-cell office:value-type="float" office:value="286526.022845436">
                <text:p>286526.022845436</text:p>
              </table:table-cell>
              <table:table-cell office:value-type="float" office:value="120.922884253352">
                <text:p>120.922884253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11.000251099">
                <text:p>56011.000251099</text:p>
              </table:table-cell>
              <table:table-cell office:value-type="float" office:value="132.022000502198">
                <text:p>132.022000502198</text:p>
              </table:table-cell>
              <table:table-cell office:value-type="float" office:value="11.0991162488463">
                <text:p>11.0991162488463</text:p>
              </table:table-cell>
              <table:table-cell office:value-type="float" office:value="2081.64415682968">
                <text:p>2081.64415682968</text:p>
              </table:table-cell>
              <table:table-cell office:value-type="float" office:value="1719.15613707262">
                <text:p>1719.15613707262</text:p>
              </table:table-cell>
              <table:table-cell office:value-type="float" office:value="286888.510865193">
                <text:p>286888.510865193</text:p>
              </table:table-cell>
              <table:table-cell office:value-type="float" office:value="121.050563184912">
                <text:p>121.050563184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54570.789788374">
                <text:p>54570.789788374</text:p>
              </table:table-cell>
              <table:table-cell office:value-type="float" office:value="129.141579576748">
                <text:p>129.141579576748</text:p>
              </table:table-cell>
              <table:table-cell office:value-type="float" office:value="8.09101639183585">
                <text:p>8.09101639183585</text:p>
              </table:table-cell>
              <table:table-cell office:value-type="float" office:value="2071.43847076968">
                <text:p>2071.43847076968</text:p>
              </table:table-cell>
              <table:table-cell office:value-type="float" office:value="1721.33106519116">
                <text:p>1721.33106519116</text:p>
              </table:table-cell>
              <table:table-cell office:value-type="float" office:value="287238.618270772">
                <text:p>287238.618270772</text:p>
              </table:table-cell>
              <table:table-cell office:value-type="float" office:value="121.173881300379">
                <text:p>121.173881300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53050.8009479884">
                <text:p>53050.8009479884</text:p>
              </table:table-cell>
              <table:table-cell office:value-type="float" office:value="126.101601895977">
                <text:p>126.101601895977</text:p>
              </table:table-cell>
              <table:table-cell office:value-type="float" office:value="4.92772059559816">
                <text:p>4.92772059559816</text:p>
              </table:table-cell>
              <table:table-cell office:value-type="float" office:value="2032.14133158522">
                <text:p>2032.14133158522</text:p>
              </table:table-cell>
              <table:table-cell office:value-type="float" office:value="1723.43170962463">
                <text:p>1723.43170962463</text:p>
              </table:table-cell>
              <table:table-cell office:value-type="float" office:value="287547.327892732">
                <text:p>287547.327892732</text:p>
              </table:table-cell>
              <table:table-cell office:value-type="float" office:value="121.282617900062">
                <text:p>121.2826179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52125.0729614026">
                <text:p>52125.0729614026</text:p>
              </table:table-cell>
              <table:table-cell office:value-type="float" office:value="124.250145922805">
                <text:p>124.250145922805</text:p>
              </table:table-cell>
              <table:table-cell office:value-type="float" office:value="2.9675280227431">
                <text:p>2.9675280227431</text:p>
              </table:table-cell>
              <table:table-cell office:value-type="float" office:value="1939.16167274082">
                <text:p>1939.16167274082</text:p>
              </table:table-cell>
              <table:table-cell office:value-type="float" office:value="1725.28396735639">
                <text:p>1725.28396735639</text:p>
              </table:table-cell>
              <table:table-cell office:value-type="float" office:value="287761.205598117">
                <text:p>287761.205598117</text:p>
              </table:table-cell>
              <table:table-cell office:value-type="float" office:value="121.357951912277">
                <text:p>121.35795191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51567.589295611">
                <text:p>51567.589295611</text:p>
              </table:table-cell>
              <table:table-cell office:value-type="float" office:value="123.135178591222">
                <text:p>123.135178591222</text:p>
              </table:table-cell>
              <table:table-cell office:value-type="float" office:value="1.77722667894506">
                <text:p>1.77722667894506</text:p>
              </table:table-cell>
              <table:table-cell office:value-type="float" office:value="1772.4953233338">
                <text:p>1772.4953233338</text:p>
              </table:table-cell>
              <table:table-cell office:value-type="float" office:value="1726.5672335887">
                <text:p>1726.5672335887</text:p>
              </table:table-cell>
              <table:table-cell office:value-type="float" office:value="287807.133687862">
                <text:p>287807.133687862</text:p>
              </table:table-cell>
              <table:table-cell office:value-type="float" office:value="121.374129134992">
                <text:p>121.374129134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51233.717185111">
                <text:p>51233.717185111</text:p>
              </table:table-cell>
              <table:table-cell office:value-type="float" office:value="122.467434370222">
                <text:p>122.467434370222</text:p>
              </table:table-cell>
              <table:table-cell office:value-type="float" office:value="1.09330523522981">
                <text:p>1.09330523522981</text:p>
              </table:table-cell>
              <table:table-cell office:value-type="float" office:value="1531.31634981047">
                <text:p>1531.31634981047</text:p>
              </table:table-cell>
              <table:table-cell office:value-type="float" office:value="1726.84280212717">
                <text:p>1726.84280212717</text:p>
              </table:table-cell>
              <table:table-cell office:value-type="float" office:value="287611.607235545">
                <text:p>287611.607235545</text:p>
              </table:table-cell>
              <table:table-cell office:value-type="float" office:value="121.305258973324">
                <text:p>121.30525897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51028.3274446624">
                <text:p>51028.3274446624</text:p>
              </table:table-cell>
              <table:table-cell office:value-type="float" office:value="122.056654889325">
                <text:p>122.056654889325</text:p>
              </table:table-cell>
              <table:table-cell office:value-type="float" office:value="0.751395916001243">
                <text:p>0.751395916001243</text:p>
              </table:table-cell>
              <table:table-cell office:value-type="float" office:value="1237.46430813027">
                <text:p>1237.46430813027</text:p>
              </table:table-cell>
              <table:table-cell office:value-type="float" office:value="1725.66964341327">
                <text:p>1725.66964341327</text:p>
              </table:table-cell>
              <table:table-cell office:value-type="float" office:value="287123.401900262">
                <text:p>287123.401900262</text:p>
              </table:table-cell>
              <table:table-cell office:value-type="float" office:value="121.133298709277">
                <text:p>121.133298709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50887.1692326749">
                <text:p>50887.1692326749</text:p>
              </table:table-cell>
              <table:table-cell office:value-type="float" office:value="121.77433846535">
                <text:p>121.77433846535</text:p>
              </table:table-cell>
              <table:table-cell office:value-type="float" office:value="0.64103975607253">
                <text:p>0.64103975607253</text:p>
              </table:table-cell>
              <table:table-cell office:value-type="float" office:value="929.49761652537">
                <text:p>929.49761652537</text:p>
              </table:table-cell>
              <table:table-cell office:value-type="float" office:value="1722.74041140157">
                <text:p>1722.74041140157</text:p>
              </table:table-cell>
              <table:table-cell office:value-type="float" office:value="286330.159105386">
                <text:p>286330.159105386</text:p>
              </table:table-cell>
              <table:table-cell office:value-type="float" office:value="120.853895289033">
                <text:p>120.853895289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71.4718208718">
                <text:p>52271.4718208718</text:p>
              </table:table-cell>
              <table:table-cell office:value-type="float" office:value="124.542943641744">
                <text:p>124.542943641744</text:p>
              </table:table-cell>
              <table:table-cell office:value-type="float" office:value="3.68904835271088">
                <text:p>3.68904835271088</text:p>
              </table:table-cell>
              <table:table-cell office:value-type="float" office:value="662.05854527295">
                <text:p>662.05854527295</text:p>
              </table:table-cell>
              <table:table-cell office:value-type="float" office:value="1717.98095463232">
                <text:p>1717.98095463232</text:p>
              </table:table-cell>
              <table:table-cell office:value-type="float" office:value="285274.236696027">
                <text:p>285274.236696027</text:p>
              </table:table-cell>
              <table:table-cell office:value-type="float" office:value="120.48196839024">
                <text:p>120.48196839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28.0554791067">
                <text:p>53728.0554791067</text:p>
              </table:table-cell>
              <table:table-cell office:value-type="float" office:value="127.456110958213">
                <text:p>127.456110958213</text:p>
              </table:table-cell>
              <table:table-cell office:value-type="float" office:value="6.9741425679734">
                <text:p>6.9741425679734</text:p>
              </table:table-cell>
              <table:table-cell office:value-type="float" office:value="485.035099299865">
                <text:p>485.035099299865</text:p>
              </table:table-cell>
              <table:table-cell office:value-type="float" office:value="1711.64542017616">
                <text:p>1711.64542017616</text:p>
              </table:table-cell>
              <table:table-cell office:value-type="float" office:value="284047.62637515">
                <text:p>284047.62637515</text:p>
              </table:table-cell>
              <table:table-cell office:value-type="float" office:value="120.04992019368">
                <text:p>120.04992019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67.4970744665">
                <text:p>54567.4970744665</text:p>
              </table:table-cell>
              <table:table-cell office:value-type="float" office:value="129.134994148933">
                <text:p>129.134994148933</text:p>
              </table:table-cell>
              <table:table-cell office:value-type="float" office:value="9.08507395525258">
                <text:p>9.08507395525258</text:p>
              </table:table-cell>
              <table:table-cell office:value-type="float" office:value="431.904165356694">
                <text:p>431.904165356694</text:p>
              </table:table-cell>
              <table:table-cell office:value-type="float" office:value="1704.2857582509">
                <text:p>1704.2857582509</text:p>
              </table:table-cell>
              <table:table-cell office:value-type="float" office:value="282775.244782256">
                <text:p>282775.244782256</text:p>
              </table:table-cell>
              <table:table-cell office:value-type="float" office:value="119.601750010217">
                <text:p>119.601750010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0.3763597164">
                <text:p>55010.3763597164</text:p>
              </table:table-cell>
              <table:table-cell office:value-type="float" office:value="130.020752719433">
                <text:p>130.020752719433</text:p>
              </table:table-cell>
              <table:table-cell office:value-type="float" office:value="10.4190027092159">
                <text:p>10.4190027092159</text:p>
              </table:table-cell>
              <table:table-cell office:value-type="float" office:value="517.124469984429">
                <text:p>517.124469984429</text:p>
              </table:table-cell>
              <table:table-cell office:value-type="float" office:value="1696.65146869354">
                <text:p>1696.65146869354</text:p>
              </table:table-cell>
              <table:table-cell office:value-type="float" office:value="281595.717783547">
                <text:p>281595.717783547</text:p>
              </table:table-cell>
              <table:table-cell office:value-type="float" office:value="119.186285943176">
                <text:p>119.186285943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2.6620579924">
                <text:p>55202.6620579924</text:p>
              </table:table-cell>
              <table:table-cell office:value-type="float" office:value="130.405324115985">
                <text:p>130.405324115985</text:p>
              </table:table-cell>
              <table:table-cell office:value-type="float" office:value="11.219038172809">
                <text:p>11.219038172809</text:p>
              </table:table-cell>
              <table:table-cell office:value-type="float" office:value="723.195989227631">
                <text:p>723.195989227631</text:p>
              </table:table-cell>
              <table:table-cell office:value-type="float" office:value="1689.57430670128">
                <text:p>1689.57430670128</text:p>
              </table:table-cell>
              <table:table-cell office:value-type="float" office:value="280629.339466073">
                <text:p>280629.339466073</text:p>
              </table:table-cell>
              <table:table-cell office:value-type="float" office:value="118.845899104624">
                <text:p>118.845899104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4.652055743">
                <text:p>55244.652055743</text:p>
              </table:table-cell>
              <table:table-cell office:value-type="float" office:value="130.489304111486">
                <text:p>130.489304111486</text:p>
              </table:table-cell>
              <table:table-cell office:value-type="float" office:value="11.6434050068626">
                <text:p>11.6434050068626</text:p>
              </table:table-cell>
              <table:table-cell office:value-type="float" office:value="1010.57375585452">
                <text:p>1010.57375585452</text:p>
              </table:table-cell>
              <table:table-cell office:value-type="float" office:value="1683.77603679644">
                <text:p>1683.77603679644</text:p>
              </table:table-cell>
              <table:table-cell office:value-type="float" office:value="279956.137185131">
                <text:p>279956.137185131</text:p>
              </table:table-cell>
              <table:table-cell office:value-type="float" office:value="118.608777480542">
                <text:p>118.608777480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6.9199492791">
                <text:p>55206.9199492791</text:p>
              </table:table-cell>
              <table:table-cell office:value-type="float" office:value="130.413839898558">
                <text:p>130.413839898558</text:p>
              </table:table-cell>
              <table:table-cell office:value-type="float" office:value="11.8050624180158">
                <text:p>11.8050624180158</text:p>
              </table:table-cell>
              <table:table-cell office:value-type="float" office:value="1328.28867838377">
                <text:p>1328.28867838377</text:p>
              </table:table-cell>
              <table:table-cell office:value-type="float" office:value="1679.73682311079">
                <text:p>1679.73682311079</text:p>
              </table:table-cell>
              <table:table-cell office:value-type="float" office:value="279604.689040404">
                <text:p>279604.689040404</text:p>
              </table:table-cell>
              <table:table-cell office:value-type="float" office:value="118.484987117353">
                <text:p>118.484987117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38.8186717471">
                <text:p>55138.8186717471</text:p>
              </table:table-cell>
              <table:table-cell office:value-type="float" office:value="130.277637343494">
                <text:p>130.277637343494</text:p>
              </table:table-cell>
              <table:table-cell office:value-type="float" office:value="11.7926502261415">
                <text:p>11.7926502261415</text:p>
              </table:table-cell>
              <table:table-cell office:value-type="float" office:value="1624.27550987913">
                <text:p>1624.27550987913</text:p>
              </table:table-cell>
              <table:table-cell office:value-type="float" office:value="1677.62813424243">
                <text:p>1677.62813424243</text:p>
              </table:table-cell>
              <table:table-cell office:value-type="float" office:value="279551.336416041">
                <text:p>279551.336416041</text:p>
              </table:table-cell>
              <table:table-cell office:value-type="float" office:value="118.466194755389">
                <text:p>118.466194755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73.0491646899">
                <text:p>55073.0491646899</text:p>
              </table:table-cell>
              <table:table-cell office:value-type="float" office:value="130.14609832938">
                <text:p>130.14609832938</text:p>
              </table:table-cell>
              <table:table-cell office:value-type="float" office:value="11.6799035739905">
                <text:p>11.6799035739905</text:p>
              </table:table-cell>
              <table:table-cell office:value-type="float" office:value="1860.30467351438">
                <text:p>1860.30467351438</text:p>
              </table:table-cell>
              <table:table-cell office:value-type="float" office:value="1677.30801849625">
                <text:p>1677.30801849625</text:p>
              </table:table-cell>
              <table:table-cell office:value-type="float" office:value="279734.333071059">
                <text:p>279734.333071059</text:p>
              </table:table-cell>
              <table:table-cell office:value-type="float" office:value="118.530651554286">
                <text:p>118.530651554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28.4603900353">
                <text:p>55028.4603900353</text:p>
              </table:table-cell>
              <table:table-cell office:value-type="float" office:value="130.056920780071">
                <text:p>130.056920780071</text:p>
              </table:table-cell>
              <table:table-cell office:value-type="float" office:value="11.5262692257848">
                <text:p>11.5262692257848</text:p>
              </table:table-cell>
              <table:table-cell office:value-type="float" office:value="2023.94823061712">
                <text:p>2023.94823061712</text:p>
              </table:table-cell>
              <table:table-cell office:value-type="float" office:value="1678.40599842636">
                <text:p>1678.40599842636</text:p>
              </table:table-cell>
              <table:table-cell office:value-type="float" office:value="280079.87530325">
                <text:p>280079.87530325</text:p>
              </table:table-cell>
              <table:table-cell office:value-type="float" office:value="118.652361681547">
                <text:p>118.652361681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2.7335634307">
                <text:p>55012.7335634307</text:p>
              </table:table-cell>
              <table:table-cell office:value-type="float" office:value="130.025467126861">
                <text:p>130.025467126861</text:p>
              </table:table-cell>
              <table:table-cell office:value-type="float" office:value="11.3731054453147">
                <text:p>11.3731054453147</text:p>
              </table:table-cell>
              <table:table-cell office:value-type="float" office:value="2119.05292356153">
                <text:p>2119.05292356153</text:p>
              </table:table-cell>
              <table:table-cell office:value-type="float" office:value="1680.4792518195">
                <text:p>1680.4792518195</text:p>
              </table:table-cell>
              <table:table-cell office:value-type="float" office:value="280518.448974992">
                <text:p>280518.448974992</text:p>
              </table:table-cell>
              <table:table-cell office:value-type="float" office:value="118.806840215364">
                <text:p>118.806840215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25.7802834104">
                <text:p>55025.7802834104</text:p>
              </table:table-cell>
              <table:table-cell office:value-type="float" office:value="130.051560566821">
                <text:p>130.051560566821</text:p>
              </table:table-cell>
              <table:table-cell office:value-type="float" office:value="11.2447203514565">
                <text:p>11.2447203514565</text:p>
              </table:table-cell>
              <table:table-cell office:value-type="float" office:value="2163.56411310216">
                <text:p>2163.56411310216</text:p>
              </table:table-cell>
              <table:table-cell office:value-type="float" office:value="1683.11069384995">
                <text:p>1683.11069384995</text:p>
              </table:table-cell>
              <table:table-cell office:value-type="float" office:value="280998.902394244">
                <text:p>280998.902394244</text:p>
              </table:table-cell>
              <table:table-cell office:value-type="float" office:value="118.97607002681">
                <text:p>118.97607002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62.9455937484">
                <text:p>55062.9455937484</text:p>
              </table:table-cell>
              <table:table-cell office:value-type="float" office:value="130.125891187497">
                <text:p>130.125891187497</text:p>
              </table:table-cell>
              <table:table-cell office:value-type="float" office:value="11.1498211606871">
                <text:p>11.1498211606871</text:p>
              </table:table-cell>
              <table:table-cell office:value-type="float" office:value="2175.61697134492">
                <text:p>2175.61697134492</text:p>
              </table:table-cell>
              <table:table-cell office:value-type="float" office:value="1685.99341436546">
                <text:p>1685.99341436546</text:p>
              </table:table-cell>
              <table:table-cell office:value-type="float" office:value="281488.525951224">
                <text:p>281488.525951224</text:p>
              </table:table-cell>
              <table:table-cell office:value-type="float" office:value="119.148529830209">
                <text:p>119.148529830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17.9387892303">
                <text:p>55117.9387892303</text:p>
              </table:table-cell>
              <table:table-cell office:value-type="float" office:value="130.235877578461">
                <text:p>130.235877578461</text:p>
              </table:table-cell>
              <table:table-cell office:value-type="float" office:value="11.0873477482514">
                <text:p>11.0873477482514</text:p>
              </table:table-cell>
              <table:table-cell office:value-type="float" office:value="2168.43444761277">
                <text:p>2168.43444761277</text:p>
              </table:table-cell>
              <table:table-cell office:value-type="float" office:value="1688.93115570734">
                <text:p>1688.93115570734</text:p>
              </table:table-cell>
              <table:table-cell office:value-type="float" office:value="281968.029243129">
                <text:p>281968.029243129</text:p>
              </table:table-cell>
              <table:table-cell office:value-type="float" office:value="119.317424978885">
                <text:p>119.317424978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4.6683210541">
                <text:p>55184.6683210541</text:p>
              </table:table-cell>
              <table:table-cell office:value-type="float" office:value="130.369336642108">
                <text:p>130.369336642108</text:p>
              </table:table-cell>
              <table:table-cell office:value-type="float" office:value="11.051911663223">
                <text:p>11.051911663223</text:p>
              </table:table-cell>
              <table:table-cell office:value-type="float" office:value="2151.64213704469">
                <text:p>2151.64213704469</text:p>
              </table:table-cell>
              <table:table-cell office:value-type="float" office:value="1691.80817545877">
                <text:p>1691.80817545877</text:p>
              </table:table-cell>
              <table:table-cell office:value-type="float" office:value="282427.863204715">
                <text:p>282427.863204715</text:p>
              </table:table-cell>
              <table:table-cell office:value-type="float" office:value="119.479392011478">
                <text:p>119.479392011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58.0549218025">
                <text:p>55258.0549218025</text:p>
              </table:table-cell>
              <table:table-cell office:value-type="float" office:value="130.516109843605">
                <text:p>130.516109843605</text:p>
              </table:table-cell>
              <table:table-cell office:value-type="float" office:value="11.036717832127">
                <text:p>11.036717832127</text:p>
              </table:table-cell>
              <table:table-cell office:value-type="float" office:value="2131.92722533629">
                <text:p>2131.92722533629</text:p>
              </table:table-cell>
              <table:table-cell office:value-type="float" office:value="1694.56717922829">
                <text:p>1694.56717922829</text:p>
              </table:table-cell>
              <table:table-cell office:value-type="float" office:value="282865.223250823">
                <text:p>282865.223250823</text:p>
              </table:table-cell>
              <table:table-cell office:value-type="float" office:value="119.633443070688">
                <text:p>119.633443070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34.2958553801">
                <text:p>55334.2958553801</text:p>
              </table:table-cell>
              <table:table-cell office:value-type="float" office:value="130.66859171076">
                <text:p>130.66859171076</text:p>
              </table:table-cell>
              <table:table-cell office:value-type="float" office:value="11.0351486400728">
                <text:p>11.0351486400728</text:p>
              </table:table-cell>
              <table:table-cell office:value-type="float" office:value="2113.4941911293">
                <text:p>2113.4941911293</text:p>
              </table:table-cell>
              <table:table-cell office:value-type="float" office:value="1697.19133950494">
                <text:p>1697.19133950494</text:p>
              </table:table-cell>
              <table:table-cell office:value-type="float" office:value="283281.526102447">
                <text:p>283281.526102447</text:p>
              </table:table-cell>
              <table:table-cell office:value-type="float" office:value="119.780077167275">
                <text:p>119.780077167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10.8315794136">
                <text:p>55410.8315794136</text:p>
              </table:table-cell>
              <table:table-cell office:value-type="float" office:value="130.821663158827">
                <text:p>130.821663158827</text:p>
              </table:table-cell>
              <table:table-cell office:value-type="float" office:value="11.041585991552">
                <text:p>11.041585991552</text:p>
              </table:table-cell>
              <table:table-cell office:value-type="float" office:value="2098.53622943879">
                <text:p>2098.53622943879</text:p>
              </table:table-cell>
              <table:table-cell office:value-type="float" office:value="1699.68915661468">
                <text:p>1699.68915661468</text:p>
              </table:table-cell>
              <table:table-cell office:value-type="float" office:value="283680.373175271">
                <text:p>283680.373175271</text:p>
              </table:table-cell>
              <table:table-cell office:value-type="float" office:value="119.920562825666">
                <text:p>119.920562825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86.1579742434">
                <text:p>55486.1579742434</text:p>
              </table:table-cell>
              <table:table-cell office:value-type="float" office:value="130.972315948487">
                <text:p>130.972315948487</text:p>
              </table:table-cell>
              <table:table-cell office:value-type="float" office:value="11.0517531228213">
                <text:p>11.0517531228213</text:p>
              </table:table-cell>
              <table:table-cell office:value-type="float" office:value="2087.76449609292">
                <text:p>2087.76449609292</text:p>
              </table:table-cell>
              <table:table-cell office:value-type="float" office:value="1702.08223905163">
                <text:p>1702.08223905163</text:p>
              </table:table-cell>
              <table:table-cell office:value-type="float" office:value="284066.055432313">
                <text:p>284066.055432313</text:p>
              </table:table-cell>
              <table:table-cell office:value-type="float" office:value="120.056411449115">
                <text:p>120.056411449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59.5743585975">
                <text:p>55559.5743585975</text:p>
              </table:table-cell>
              <table:table-cell office:value-type="float" office:value="131.119148717195">
                <text:p>131.119148717195</text:p>
              </table:table-cell>
              <table:table-cell office:value-type="float" office:value="11.0627372680801">
                <text:p>11.0627372680801</text:p>
              </table:table-cell>
              <table:table-cell office:value-type="float" office:value="2080.94128915342">
                <text:p>2080.94128915342</text:p>
              </table:table-cell>
              <table:table-cell office:value-type="float" office:value="1704.39633259388">
                <text:p>1704.39633259388</text:p>
              </table:table-cell>
              <table:table-cell office:value-type="float" office:value="284442.600388872">
                <text:p>284442.600388872</text:p>
              </table:table-cell>
              <table:table-cell office:value-type="float" office:value="120.189041646853">
                <text:p>120.189041646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30.9272471673">
                <text:p>55630.9272471673</text:p>
              </table:table-cell>
              <table:table-cell office:value-type="float" office:value="131.261854494335">
                <text:p>131.261854494335</text:p>
              </table:table-cell>
              <table:table-cell office:value-type="float" office:value="11.0728128474819">
                <text:p>11.0728128474819</text:p>
              </table:table-cell>
              <table:table-cell office:value-type="float" office:value="2077.34191837066">
                <text:p>2077.34191837066</text:p>
              </table:table-cell>
              <table:table-cell office:value-type="float" office:value="1706.65560233323">
                <text:p>1706.65560233323</text:p>
              </table:table-cell>
              <table:table-cell office:value-type="float" office:value="284813.28670491">
                <text:p>284813.28670491</text:p>
              </table:table-cell>
              <table:table-cell office:value-type="float" office:value="120.319608259254">
                <text:p>120.319608259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00.387324314">
                <text:p>55700.387324314</text:p>
              </table:table-cell>
              <table:table-cell office:value-type="float" office:value="131.400774648628">
                <text:p>131.400774648628</text:p>
              </table:table-cell>
              <table:table-cell office:value-type="float" office:value="11.0811663893739">
                <text:p>11.0811663893739</text:p>
              </table:table-cell>
              <table:table-cell office:value-type="float" office:value="2076.08818187383">
                <text:p>2076.08818187383</text:p>
              </table:table-cell>
              <table:table-cell office:value-type="float" office:value="1708.87972022946">
                <text:p>1708.87972022946</text:p>
              </table:table-cell>
              <table:table-cell office:value-type="float" office:value="285180.495166554">
                <text:p>285180.495166554</text:p>
              </table:table-cell>
              <table:table-cell office:value-type="float" office:value="120.448949869148">
                <text:p>120.448949869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68.2780942392">
                <text:p>55768.2780942392</text:p>
              </table:table-cell>
              <table:table-cell office:value-type="float" office:value="131.536556188478">
                <text:p>131.536556188478</text:p>
              </table:table-cell>
              <table:table-cell office:value-type="float" office:value="11.0876063193301">
                <text:p>11.0876063193301</text:p>
              </table:table-cell>
              <table:table-cell office:value-type="float" office:value="2076.35389813478">
                <text:p>2076.35389813478</text:p>
              </table:table-cell>
              <table:table-cell office:value-type="float" office:value="1711.08297099932">
                <text:p>1711.08297099932</text:p>
              </table:table-cell>
              <table:table-cell office:value-type="float" office:value="285545.76609369">
                <text:p>285545.76609369</text:p>
              </table:table-cell>
              <table:table-cell office:value-type="float" office:value="120.577609022458">
                <text:p>120.577609022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34.9590505646">
                <text:p>55834.9590505646</text:p>
              </table:table-cell>
              <table:table-cell office:value-type="float" office:value="131.669918101129">
                <text:p>131.669918101129</text:p>
              </table:table-cell>
              <table:table-cell office:value-type="float" office:value="11.0923090786715">
                <text:p>11.0923090786715</text:p>
              </table:table-cell>
              <table:table-cell office:value-type="float" office:value="2077.46420402167">
                <text:p>2077.46420402167</text:p>
              </table:table-cell>
              <table:table-cell office:value-type="float" office:value="1713.27459656214">
                <text:p>1713.27459656214</text:p>
              </table:table-cell>
              <table:table-cell office:value-type="float" office:value="285909.955701149">
                <text:p>285909.955701149</text:p>
              </table:table-cell>
              <table:table-cell office:value-type="float" office:value="120.705887303205">
                <text:p>120.705887303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00.7565404166">
                <text:p>55900.7565404166</text:p>
              </table:table-cell>
              <table:table-cell office:value-type="float" office:value="131.801513080833">
                <text:p>131.801513080833</text:p>
              </table:table-cell>
              <table:table-cell office:value-type="float" office:value="11.0956257776285">
                <text:p>11.0956257776285</text:p>
              </table:table-cell>
              <table:table-cell office:value-type="float" office:value="2078.92495998563">
                <text:p>2078.92495998563</text:p>
              </table:table-cell>
              <table:table-cell office:value-type="float" office:value="1715.45973420689">
                <text:p>1715.45973420689</text:p>
              </table:table-cell>
              <table:table-cell office:value-type="float" office:value="286273.420926928">
                <text:p>286273.420926928</text:p>
              </table:table-cell>
              <table:table-cell office:value-type="float" office:value="120.833910435439">
                <text:p>120.833910435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65.930950898">
                <text:p>55965.930950898</text:p>
              </table:table-cell>
              <table:table-cell office:value-type="float" office:value="131.931861901796">
                <text:p>131.931861901796</text:p>
              </table:table-cell>
              <table:table-cell office:value-type="float" office:value="11.0979514663566">
                <text:p>11.0979514663566</text:p>
              </table:table-cell>
              <table:table-cell office:value-type="float" office:value="2080.41294820184">
                <text:p>2080.41294820184</text:p>
              </table:table-cell>
              <table:table-cell office:value-type="float" office:value="1717.64052556157">
                <text:p>1717.64052556157</text:p>
              </table:table-cell>
              <table:table-cell office:value-type="float" office:value="286636.193349568">
                <text:p>286636.193349568</text:p>
              </table:table-cell>
              <table:table-cell office:value-type="float" office:value="120.961689542052">
                <text:p>120.961689542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30.6684544764">
                <text:p>56030.6684544764</text:p>
              </table:table-cell>
              <table:table-cell office:value-type="float" office:value="132.061336908953">
                <text:p>132.061336908953</text:p>
              </table:table-cell>
              <table:table-cell office:value-type="float" office:value="11.099647366901">
                <text:p>11.099647366901</text:p>
              </table:table-cell>
              <table:table-cell office:value-type="float" office:value="2081.74619348419">
                <text:p>2081.74619348419</text:p>
              </table:table-cell>
              <table:table-cell office:value-type="float" office:value="1719.81716009741">
                <text:p>1719.81716009741</text:p>
              </table:table-cell>
              <table:table-cell office:value-type="float" office:value="286998.122382955">
                <text:p>286998.122382955</text:p>
              </table:table-cell>
              <table:table-cell office:value-type="float" office:value="121.089171582188">
                <text:p>121.08917158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54590.3582152243">
                <text:p>54590.3582152243</text:p>
              </table:table-cell>
              <table:table-cell office:value-type="float" office:value="129.180716430449">
                <text:p>129.180716430449</text:p>
              </table:table-cell>
              <table:table-cell office:value-type="float" office:value="8.09154484826078">
                <text:p>8.09154484826078</text:p>
              </table:table-cell>
              <table:table-cell office:value-type="float" office:value="2071.53999755636">
                <text:p>2071.53999755636</text:p>
              </table:table-cell>
              <table:table-cell office:value-type="float" office:value="1721.98873429773">
                <text:p>1721.98873429773</text:p>
              </table:table-cell>
              <table:table-cell office:value-type="float" office:value="287347.673646213">
                <text:p>287347.673646213</text:p>
              </table:table-cell>
              <table:table-cell office:value-type="float" office:value="121.212293807988">
                <text:p>121.21229380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53070.270098329">
                <text:p>53070.270098329</text:p>
              </table:table-cell>
              <table:table-cell office:value-type="float" office:value="126.140540196658">
                <text:p>126.140540196658</text:p>
              </table:table-cell>
              <table:table-cell office:value-type="float" office:value="4.92824638866961">
                <text:p>4.92824638866961</text:p>
              </table:table-cell>
              <table:table-cell office:value-type="float" office:value="2032.24235525505">
                <text:p>2032.24235525505</text:p>
              </table:table-cell>
              <table:table-cell office:value-type="float" office:value="1724.08604187728">
                <text:p>1724.08604187728</text:p>
              </table:table-cell>
              <table:table-cell office:value-type="float" office:value="287655.829959591">
                <text:p>287655.829959591</text:p>
              </table:table-cell>
              <table:table-cell office:value-type="float" office:value="121.320835516131">
                <text:p>121.32083551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52144.4433355743">
                <text:p>52144.4433355743</text:p>
              </table:table-cell>
              <table:table-cell office:value-type="float" office:value="124.288886671149">
                <text:p>124.288886671149</text:p>
              </table:table-cell>
              <table:table-cell office:value-type="float" office:value="2.96805115501768">
                <text:p>2.96805115501768</text:p>
              </table:table-cell>
              <table:table-cell office:value-type="float" office:value="1939.26219637119">
                <text:p>1939.26219637119</text:p>
              </table:table-cell>
              <table:table-cell office:value-type="float" office:value="1725.93497975755">
                <text:p>1725.93497975755</text:p>
              </table:table-cell>
              <table:table-cell office:value-type="float" office:value="287869.157176205">
                <text:p>287869.157176205</text:p>
              </table:table-cell>
              <table:table-cell office:value-type="float" office:value="121.395975630026">
                <text:p>121.39597563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51586.8613934746">
                <text:p>51586.8613934746</text:p>
              </table:table-cell>
              <table:table-cell office:value-type="float" office:value="123.173722786949">
                <text:p>123.173722786949</text:p>
              </table:table-cell>
              <table:table-cell office:value-type="float" office:value="1.77774715692365">
                <text:p>1.77774715692365</text:p>
              </table:table-cell>
              <table:table-cell office:value-type="float" office:value="1772.59534791189">
                <text:p>1772.59534791189</text:p>
              </table:table-cell>
              <table:table-cell office:value-type="float" office:value="1727.21494305723">
                <text:p>1727.21494305723</text:p>
              </table:table-cell>
              <table:table-cell office:value-type="float" office:value="287914.537581059">
                <text:p>287914.537581059</text:p>
              </table:table-cell>
              <table:table-cell office:value-type="float" office:value="121.41195994203">
                <text:p>121.41195994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51252.8915053061">
                <text:p>51252.8915053061</text:p>
              </table:table-cell>
              <table:table-cell office:value-type="float" office:value="122.505783010612">
                <text:p>122.505783010612</text:p>
              </table:table-cell>
              <table:table-cell office:value-type="float" office:value="1.09382306858228">
                <text:p>1.09382306858228</text:p>
              </table:table-cell>
              <table:table-cell office:value-type="float" office:value="1531.41587540816">
                <text:p>1531.41587540816</text:p>
              </table:table-cell>
              <table:table-cell office:value-type="float" office:value="1727.48722548636">
                <text:p>1727.48722548636</text:p>
              </table:table-cell>
              <table:table-cell office:value-type="float" office:value="287718.466230981">
                <text:p>287718.466230981</text:p>
              </table:table-cell>
              <table:table-cell office:value-type="float" office:value="121.342897851359">
                <text:p>121.34289785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1047.4044840118">
                <text:p>51047.4044840118</text:p>
              </table:table-cell>
              <table:table-cell office:value-type="float" office:value="122.094808968024">
                <text:p>122.094808968024</text:p>
              </table:table-cell>
              <table:table-cell office:value-type="float" office:value="0.751911116664743">
                <text:p>0.751911116664743</text:p>
              </table:table-cell>
              <table:table-cell office:value-type="float" office:value="1237.56333468164">
                <text:p>1237.56333468164</text:p>
              </table:table-cell>
              <table:table-cell office:value-type="float" office:value="1726.31079738589">
                <text:p>1726.31079738589</text:p>
              </table:table-cell>
              <table:table-cell office:value-type="float" office:value="287229.718768277">
                <text:p>287229.718768277</text:p>
              </table:table-cell>
              <table:table-cell office:value-type="float" office:value="121.170746634106">
                <text:p>121.17074663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50906.149485759">
                <text:p>50906.149485759</text:p>
              </table:table-cell>
              <table:table-cell office:value-type="float" office:value="121.812298971518">
                <text:p>121.812298971518</text:p>
              </table:table-cell>
              <table:table-cell office:value-type="float" office:value="0.641552337412549">
                <text:p>0.641552337412549</text:p>
              </table:table-cell>
              <table:table-cell office:value-type="float" office:value="929.596144271877">
                <text:p>929.596144271877</text:p>
              </table:table-cell>
              <table:table-cell office:value-type="float" office:value="1723.37831260966">
                <text:p>1723.37831260966</text:p>
              </table:table-cell>
              <table:table-cell office:value-type="float" office:value="286435.936599939">
                <text:p>286435.936599939</text:p>
              </table:table-cell>
              <table:table-cell office:value-type="float" office:value="120.891153230679">
                <text:p>120.891153230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90.3557797601">
                <text:p>52290.3557797601</text:p>
              </table:table-cell>
              <table:table-cell office:value-type="float" office:value="124.58071155952">
                <text:p>124.58071155952</text:p>
              </table:table-cell>
              <table:table-cell office:value-type="float" office:value="3.68955832884095">
                <text:p>3.68955832884095</text:p>
              </table:table-cell>
              <table:table-cell office:value-type="float" office:value="662.156574960537">
                <text:p>662.156574960537</text:p>
              </table:table-cell>
              <table:table-cell office:value-type="float" office:value="1718.61561959964">
                <text:p>1718.61561959964</text:p>
              </table:table-cell>
              <table:table-cell office:value-type="float" office:value="285379.4775553">
                <text:p>285379.4775553</text:p>
              </table:table-cell>
              <table:table-cell office:value-type="float" office:value="120.519037313173">
                <text:p>120.519037313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46.8436332174">
                <text:p>53746.8436332174</text:p>
              </table:table-cell>
              <table:table-cell office:value-type="float" office:value="127.493687266435">
                <text:p>127.493687266435</text:p>
              </table:table-cell>
              <table:table-cell office:value-type="float" office:value="6.9746499532616">
                <text:p>6.9746499532616</text:p>
              </table:table-cell>
              <table:table-cell office:value-type="float" office:value="485.132632210985">
                <text:p>485.132632210985</text:p>
              </table:table-cell>
              <table:table-cell office:value-type="float" office:value="1712.2768653318">
                <text:p>1712.2768653318</text:p>
              </table:table-cell>
              <table:table-cell office:value-type="float" office:value="284152.333322179">
                <text:p>284152.333322179</text:p>
              </table:table-cell>
              <table:table-cell office:value-type="float" office:value="120.086801057033">
                <text:p>120.086801057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86.1899105184">
                <text:p>54586.1899105184</text:p>
              </table:table-cell>
              <table:table-cell office:value-type="float" office:value="129.172379821037">
                <text:p>129.172379821037</text:p>
              </table:table-cell>
              <table:table-cell office:value-type="float" office:value="9.0855787640038">
                <text:p>9.0855787640038</text:p>
              </table:table-cell>
              <table:table-cell office:value-type="float" office:value="432.001203247016">
                <text:p>432.001203247016</text:p>
              </table:table-cell>
              <table:table-cell office:value-type="float" office:value="1704.91399993308">
                <text:p>1704.91399993308</text:p>
              </table:table-cell>
              <table:table-cell office:value-type="float" office:value="282879.420525493">
                <text:p>282879.420525493</text:p>
              </table:table-cell>
              <table:table-cell office:value-type="float" office:value="119.638443767986">
                <text:p>119.638443767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28.9743617411">
                <text:p>55028.9743617411</text:p>
              </table:table-cell>
              <table:table-cell office:value-type="float" office:value="130.057948723482">
                <text:p>130.057948723482</text:p>
              </table:table-cell>
              <table:table-cell office:value-type="float" office:value="10.4195049554966">
                <text:p>10.4195049554966</text:p>
              </table:table-cell>
              <table:table-cell office:value-type="float" office:value="517.221014976561">
                <text:p>517.221014976561</text:p>
              </table:table-cell>
              <table:table-cell office:value-type="float" office:value="1697.27652315296">
                <text:p>1697.27652315296</text:p>
              </table:table-cell>
              <table:table-cell office:value-type="float" office:value="281699.365017317">
                <text:p>281699.365017317</text:p>
              </table:table-cell>
              <table:table-cell office:value-type="float" office:value="119.222793544381">
                <text:p>119.222793544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1.165707379">
                <text:p>55221.165707379</text:p>
              </table:table-cell>
              <table:table-cell office:value-type="float" office:value="130.442331414758">
                <text:p>130.442331414758</text:p>
              </table:table-cell>
              <table:table-cell office:value-type="float" office:value="11.2195378703771">
                <text:p>11.2195378703771</text:p>
              </table:table-cell>
              <table:table-cell office:value-type="float" office:value="723.292043696919">
                <text:p>723.292043696919</text:p>
              </table:table-cell>
              <table:table-cell office:value-type="float" office:value="1690.1961901039">
                <text:p>1690.1961901039</text:p>
              </table:table-cell>
              <table:table-cell office:value-type="float" office:value="280732.46087091">
                <text:p>280732.46087091</text:p>
              </table:table-cell>
              <table:table-cell office:value-type="float" office:value="118.882221493428">
                <text:p>118.882221493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63.061831296">
                <text:p>55263.061831296</text:p>
              </table:table-cell>
              <table:table-cell office:value-type="float" office:value="130.526123662592">
                <text:p>130.526123662592</text:p>
              </table:table-cell>
              <table:table-cell office:value-type="float" office:value="11.643902169164">
                <text:p>11.643902169164</text:p>
              </table:table-cell>
              <table:table-cell office:value-type="float" office:value="1010.66932232731">
                <text:p>1010.66932232731</text:p>
              </table:table-cell>
              <table:table-cell office:value-type="float" office:value="1684.39476522546">
                <text:p>1684.39476522546</text:p>
              </table:table-cell>
              <table:table-cell office:value-type="float" office:value="280058.735428012">
                <text:p>280058.735428012</text:p>
              </table:table-cell>
              <table:table-cell office:value-type="float" office:value="118.644915596334">
                <text:p>118.644915596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5.2363272769">
                <text:p>55225.2363272769</text:p>
              </table:table-cell>
              <table:table-cell office:value-type="float" office:value="130.450472654554">
                <text:p>130.450472654554</text:p>
              </table:table-cell>
              <table:table-cell office:value-type="float" office:value="11.80555705822">
                <text:p>11.80555705822</text:p>
              </table:table-cell>
              <table:table-cell office:value-type="float" office:value="1328.38375945751">
                <text:p>1328.38375945751</text:p>
              </table:table-cell>
              <table:table-cell office:value-type="float" office:value="1680.35241256807">
                <text:p>1680.35241256807</text:p>
              </table:table-cell>
              <table:table-cell office:value-type="float" office:value="279706.766774901">
                <text:p>279706.766774901</text:p>
              </table:table-cell>
              <table:table-cell office:value-type="float" office:value="118.520941894797">
                <text:p>118.520941894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57.0421259941">
                <text:p>55157.0421259941</text:p>
              </table:table-cell>
              <table:table-cell office:value-type="float" office:value="130.314084251988">
                <text:p>130.314084251988</text:p>
              </table:table-cell>
              <table:table-cell office:value-type="float" office:value="11.793142357191">
                <text:p>11.793142357191</text:p>
              </table:table-cell>
              <table:table-cell office:value-type="float" office:value="1624.37010816622">
                <text:p>1624.37010816622</text:p>
              </table:table-cell>
              <table:table-cell office:value-type="float" office:value="1678.24060064941">
                <text:p>1678.24060064941</text:p>
              </table:table-cell>
              <table:table-cell office:value-type="float" office:value="279652.896282418">
                <text:p>279652.896282418</text:p>
              </table:table-cell>
              <table:table-cell office:value-type="float" office:value="118.501967124466">
                <text:p>118.501967124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91.1801665592">
                <text:p>55091.1801665592</text:p>
              </table:table-cell>
              <table:table-cell office:value-type="float" office:value="130.182360333118">
                <text:p>130.182360333118</text:p>
              </table:table-cell>
              <table:table-cell office:value-type="float" office:value="11.6803932086529">
                <text:p>11.6803932086529</text:p>
              </table:table-cell>
              <table:table-cell office:value-type="float" office:value="1860.39879160736">
                <text:p>1860.39879160736</text:p>
              </table:table-cell>
              <table:table-cell office:value-type="float" office:value="1677.91737769451">
                <text:p>1677.91737769451</text:p>
              </table:table-cell>
              <table:table-cell office:value-type="float" office:value="279835.377696331">
                <text:p>279835.377696331</text:p>
              </table:table-cell>
              <table:table-cell office:value-type="float" office:value="118.566242440305">
                <text:p>118.566242440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6.4994085015">
                <text:p>55046.4994085015</text:p>
              </table:table-cell>
              <table:table-cell office:value-type="float" office:value="130.092998817003">
                <text:p>130.092998817003</text:p>
              </table:table-cell>
              <table:table-cell office:value-type="float" office:value="11.5267563766976">
                <text:p>11.5267563766976</text:p>
              </table:table-cell>
              <table:table-cell office:value-type="float" office:value="2024.04187107064">
                <text:p>2024.04187107064</text:p>
              </table:table-cell>
              <table:table-cell office:value-type="float" office:value="1679.01226617799">
                <text:p>1679.01226617799</text:p>
              </table:table-cell>
              <table:table-cell office:value-type="float" office:value="280180.407301224">
                <text:p>280180.407301224</text:p>
              </table:table-cell>
              <table:table-cell office:value-type="float" office:value="118.687772005169">
                <text:p>118.687772005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30.6810650941">
                <text:p>55030.6810650941</text:p>
              </table:table-cell>
              <table:table-cell office:value-type="float" office:value="130.061362130188">
                <text:p>130.061362130188</text:p>
              </table:table-cell>
              <table:table-cell office:value-type="float" office:value="11.373590125019">
                <text:p>11.373590125019</text:p>
              </table:table-cell>
              <table:table-cell office:value-type="float" office:value="2119.14608888626">
                <text:p>2119.14608888626</text:p>
              </table:table-cell>
              <table:table-cell office:value-type="float" office:value="1681.08244380734">
                <text:p>1681.08244380734</text:p>
              </table:table-cell>
              <table:table-cell office:value-type="float" office:value="280618.470946302">
                <text:p>280618.470946302</text:p>
              </table:table-cell>
              <table:table-cell office:value-type="float" office:value="118.84207089261">
                <text:p>118.84207089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3.6367325155">
                <text:p>55043.6367325155</text:p>
              </table:table-cell>
              <table:table-cell office:value-type="float" office:value="130.087273465031">
                <text:p>130.087273465031</text:p>
              </table:table-cell>
              <table:table-cell office:value-type="float" office:value="11.2452025724211">
                <text:p>11.2452025724211</text:p>
              </table:table-cell>
              <table:table-cell office:value-type="float" office:value="2163.65680576616">
                <text:p>2163.65680576616</text:p>
              </table:table-cell>
              <table:table-cell office:value-type="float" office:value="1683.71082567781">
                <text:p>1683.71082567781</text:p>
              </table:table-cell>
              <table:table-cell office:value-type="float" office:value="281098.416926391">
                <text:p>281098.416926391</text:p>
              </table:table-cell>
              <table:table-cell office:value-type="float" office:value="119.011121969072">
                <text:p>119.011121969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80.7114521972">
                <text:p>55080.7114521972</text:p>
              </table:table-cell>
              <table:table-cell office:value-type="float" office:value="130.161422904395">
                <text:p>130.161422904395</text:p>
              </table:table-cell>
              <table:table-cell office:value-type="float" office:value="11.1503009353228">
                <text:p>11.1503009353228</text:p>
              </table:table-cell>
              <table:table-cell office:value-type="float" office:value="2175.70919377881">
                <text:p>2175.70919377881</text:p>
              </table:table-cell>
              <table:table-cell office:value-type="float" office:value="1686.59050155835">
                <text:p>1686.59050155835</text:p>
              </table:table-cell>
              <table:table-cell office:value-type="float" office:value="281587.535618611">
                <text:p>281587.535618611</text:p>
              </table:table-cell>
              <table:table-cell office:value-type="float" office:value="119.183403944269">
                <text:p>119.183403944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35.6145165934">
                <text:p>55135.6145165934</text:p>
              </table:table-cell>
              <table:table-cell office:value-type="float" office:value="130.271229033187">
                <text:p>130.271229033187</text:p>
              </table:table-cell>
              <table:table-cell office:value-type="float" office:value="11.0878250889182">
                <text:p>11.0878250889182</text:p>
              </table:table-cell>
              <table:table-cell office:value-type="float" office:value="2168.52620221639">
                <text:p>2168.52620221639</text:p>
              </table:table-cell>
              <table:table-cell office:value-type="float" office:value="1689.52521371167">
                <text:p>1689.52521371167</text:p>
              </table:table-cell>
              <table:table-cell office:value-type="float" office:value="282066.536607116">
                <text:p>282066.536607116</text:p>
              </table:table-cell>
              <table:table-cell office:value-type="float" office:value="119.352122166928">
                <text:p>119.352122166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2.2543745801">
                <text:p>55202.2543745801</text:p>
              </table:table-cell>
              <table:table-cell office:value-type="float" office:value="130.40450874916">
                <text:p>130.40450874916</text:p>
              </table:table-cell>
              <table:table-cell office:value-type="float" office:value="11.0523865822323">
                <text:p>11.0523865822323</text:p>
              </table:table-cell>
              <table:table-cell office:value-type="float" office:value="2151.73342619346">
                <text:p>2151.73342619346</text:p>
              </table:table-cell>
              <table:table-cell office:value-type="float" office:value="1692.3992196427">
                <text:p>1692.3992196427</text:p>
              </table:table-cell>
              <table:table-cell office:value-type="float" office:value="282525.870813667">
                <text:p>282525.870813667</text:p>
              </table:table-cell>
              <table:table-cell office:value-type="float" office:value="119.513913171113">
                <text:p>119.513913171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75.551756427">
                <text:p>55275.551756427</text:p>
              </table:table-cell>
              <table:table-cell office:value-type="float" office:value="130.551103512854">
                <text:p>130.551103512854</text:p>
              </table:table-cell>
              <table:table-cell office:value-type="float" office:value="11.0371903417411">
                <text:p>11.0371903417411</text:p>
              </table:table-cell>
              <table:table-cell office:value-type="float" office:value="2132.01805138657">
                <text:p>2132.01805138657</text:p>
              </table:table-cell>
              <table:table-cell office:value-type="float" office:value="1695.155224882">
                <text:p>1695.155224882</text:p>
              </table:table-cell>
              <table:table-cell office:value-type="float" office:value="282962.733640171">
                <text:p>282962.733640171</text:p>
              </table:table-cell>
              <table:table-cell office:value-type="float" office:value="119.667789094968">
                <text:p>119.667789094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51.7039237353">
                <text:p>55351.7039237353</text:p>
              </table:table-cell>
              <table:table-cell office:value-type="float" office:value="130.703407847471">
                <text:p>130.703407847471</text:p>
              </table:table-cell>
              <table:table-cell office:value-type="float" office:value="11.0356187525023">
                <text:p>11.0356187525023</text:p>
              </table:table-cell>
              <table:table-cell office:value-type="float" office:value="2113.5845564224">
                <text:p>2113.5845564224</text:p>
              </table:table-cell>
              <table:table-cell office:value-type="float" office:value="1697.77640184103">
                <text:p>1697.77640184103</text:p>
              </table:table-cell>
              <table:table-cell office:value-type="float" office:value="283378.541794753">
                <text:p>283378.541794753</text:p>
              </table:table-cell>
              <table:table-cell office:value-type="float" office:value="119.814248944722">
                <text:p>119.814248944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28.1513318376">
                <text:p>55428.1513318376</text:p>
              </table:table-cell>
              <table:table-cell office:value-type="float" office:value="130.856302663675">
                <text:p>130.856302663675</text:p>
              </table:table-cell>
              <table:table-cell office:value-type="float" office:value="11.0420537189535">
                <text:p>11.0420537189535</text:p>
              </table:table-cell>
              <table:table-cell office:value-type="float" office:value="2098.62613630363">
                <text:p>2098.62613630363</text:p>
              </table:table-cell>
              <table:table-cell office:value-type="float" office:value="1700.27125076852">
                <text:p>1700.27125076852</text:p>
              </table:table-cell>
              <table:table-cell office:value-type="float" office:value="283776.896680288">
                <text:p>283776.896680288</text:p>
              </table:table-cell>
              <table:table-cell office:value-type="float" office:value="119.954561240287">
                <text:p>119.954561240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03.3898587907">
                <text:p>55503.3898587907</text:p>
              </table:table-cell>
              <table:table-cell office:value-type="float" office:value="131.006779717581">
                <text:p>131.006779717581</text:p>
              </table:table-cell>
              <table:table-cell office:value-type="float" office:value="11.0522184772945">
                <text:p>11.0522184772945</text:p>
              </table:table-cell>
              <table:table-cell office:value-type="float" office:value="2087.85394684759">
                <text:p>2087.85394684759</text:p>
              </table:table-cell>
              <table:table-cell office:value-type="float" office:value="1702.66138008173">
                <text:p>1702.66138008173</text:p>
              </table:table-cell>
              <table:table-cell office:value-type="float" office:value="284162.089247054">
                <text:p>284162.089247054</text:p>
              </table:table-cell>
              <table:table-cell office:value-type="float" office:value="120.090237380433">
                <text:p>120.090237380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76.7188210495">
                <text:p>55576.7188210495</text:p>
              </table:table-cell>
              <table:table-cell office:value-type="float" office:value="131.153437642099">
                <text:p>131.153437642099</text:p>
              </table:table-cell>
              <table:table-cell office:value-type="float" office:value="11.0632002616663">
                <text:p>11.0632002616663</text:p>
              </table:table-cell>
              <table:table-cell office:value-type="float" office:value="2081.03028610592">
                <text:p>2081.03028610592</text:p>
              </table:table-cell>
              <table:table-cell office:value-type="float" office:value="1704.97253548232">
                <text:p>1704.97253548232</text:p>
              </table:table-cell>
              <table:table-cell office:value-type="float" office:value="284538.146997677">
                <text:p>284538.146997677</text:p>
              </table:table-cell>
              <table:table-cell office:value-type="float" office:value="120.222695969924">
                <text:p>120.222695969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47.9847310433">
                <text:p>55647.9847310433</text:p>
              </table:table-cell>
              <table:table-cell office:value-type="float" office:value="131.295969462087">
                <text:p>131.295969462087</text:p>
              </table:table-cell>
              <table:table-cell office:value-type="float" office:value="11.0732734921623">
                <text:p>11.0732734921623</text:p>
              </table:table-cell>
              <table:table-cell office:value-type="float" office:value="2077.43046381909">
                <text:p>2077.43046381909</text:p>
              </table:table-cell>
              <table:table-cell office:value-type="float" office:value="1707.22888198606">
                <text:p>1707.22888198606</text:p>
              </table:table-cell>
              <table:table-cell office:value-type="float" office:value="284908.34857951">
                <text:p>284908.34857951</text:p>
              </table:table-cell>
              <table:table-cell office:value-type="float" office:value="120.353091844696">
                <text:p>120.353091844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17.3582708825">
                <text:p>55717.3582708825</text:p>
              </table:table-cell>
              <table:table-cell office:value-type="float" office:value="131.434716541765">
                <text:p>131.434716541765</text:p>
              </table:table-cell>
              <table:table-cell office:value-type="float" office:value="11.0816246970691">
                <text:p>11.0816246970691</text:p>
              </table:table-cell>
              <table:table-cell office:value-type="float" office:value="2076.17627810621">
                <text:p>2076.17627810621</text:p>
              </table:table-cell>
              <table:table-cell office:value-type="float" office:value="1709.45009147706">
                <text:p>1709.45009147706</text:p>
              </table:table-cell>
              <table:table-cell office:value-type="float" office:value="285275.07476614">
                <text:p>285275.07476614</text:p>
              </table:table-cell>
              <table:table-cell office:value-type="float" office:value="120.482263583159">
                <text:p>120.482263583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85.1629425292">
                <text:p>55785.1629425292</text:p>
              </table:table-cell>
              <table:table-cell office:value-type="float" office:value="131.570325885058">
                <text:p>131.570325885058</text:p>
              </table:table-cell>
              <table:table-cell office:value-type="float" office:value="11.0880623018995">
                <text:p>11.0880623018995</text:p>
              </table:table-cell>
              <table:table-cell office:value-type="float" office:value="2076.44154742878">
                <text:p>2076.44154742878</text:p>
              </table:table-cell>
              <table:table-cell office:value-type="float" office:value="1711.65044859684">
                <text:p>1711.65044859684</text:p>
              </table:table-cell>
              <table:table-cell office:value-type="float" office:value="285639.865864971">
                <text:p>285639.865864971</text:p>
              </table:table-cell>
              <table:table-cell office:value-type="float" office:value="120.610753726841">
                <text:p>120.610753726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51.7582373773">
                <text:p>55851.7582373773</text:p>
              </table:table-cell>
              <table:table-cell office:value-type="float" office:value="131.703516474755">
                <text:p>131.703516474755</text:p>
              </table:table-cell>
              <table:table-cell office:value-type="float" office:value="11.0927627479137">
                <text:p>11.0927627479137</text:p>
              </table:table-cell>
              <table:table-cell office:value-type="float" office:value="2077.5514086443">
                <text:p>2077.5514086443</text:p>
              </table:table-cell>
              <table:table-cell office:value-type="float" office:value="1713.83919518983">
                <text:p>1713.83919518983</text:p>
              </table:table-cell>
              <table:table-cell office:value-type="float" office:value="286003.578078426">
                <text:p>286003.578078426</text:p>
              </table:table-cell>
              <table:table-cell office:value-type="float" office:value="120.738863855392">
                <text:p>120.738863855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17.4705003367">
                <text:p>55917.4705003367</text:p>
              </table:table-cell>
              <table:table-cell office:value-type="float" office:value="131.834941000673">
                <text:p>131.834941000673</text:p>
              </table:table-cell>
              <table:table-cell office:value-type="float" office:value="11.0960771452812">
                <text:p>11.0960771452812</text:p>
              </table:table-cell>
              <table:table-cell office:value-type="float" office:value="2079.01172219296">
                <text:p>2079.01172219296</text:p>
              </table:table-cell>
              <table:table-cell office:value-type="float" office:value="1716.02146847056">
                <text:p>1716.02146847056</text:p>
              </table:table-cell>
              <table:table-cell office:value-type="float" office:value="286366.568332148">
                <text:p>286366.568332148</text:p>
              </table:table-cell>
              <table:table-cell office:value-type="float" office:value="120.866719688512">
                <text:p>120.866719688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82.560116305">
                <text:p>55982.560116305</text:p>
              </table:table-cell>
              <table:table-cell office:value-type="float" office:value="131.96512023261">
                <text:p>131.96512023261</text:p>
              </table:table-cell>
              <table:table-cell office:value-type="float" office:value="11.0984005440976">
                <text:p>11.0984005440976</text:p>
              </table:table-cell>
              <table:table-cell office:value-type="float" office:value="2080.49927023875">
                <text:p>2080.49927023875</text:p>
              </table:table-cell>
              <table:table-cell office:value-type="float" office:value="1718.19940999289">
                <text:p>1718.19940999289</text:p>
              </table:table-cell>
              <table:table-cell office:value-type="float" office:value="286728.868192394">
                <text:p>286728.868192394</text:p>
              </table:table-cell>
              <table:table-cell office:value-type="float" office:value="120.994332344764">
                <text:p>120.994332344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47.2132555562">
                <text:p>56047.2132555562</text:p>
              </table:table-cell>
              <table:table-cell office:value-type="float" office:value="132.094426511112">
                <text:p>132.094426511112</text:p>
              </table:table-cell>
              <table:table-cell office:value-type="float" office:value="11.1000941663481">
                <text:p>11.1000941663481</text:p>
              </table:table-cell>
              <table:table-cell office:value-type="float" office:value="2081.83207758429">
                <text:p>2081.83207758429</text:p>
              </table:table-cell>
              <table:table-cell office:value-type="float" office:value="1720.37320915437">
                <text:p>1720.37320915437</text:p>
              </table:table-cell>
              <table:table-cell office:value-type="float" office:value="287090.327060824">
                <text:p>287090.327060824</text:p>
              </table:table-cell>
              <table:table-cell office:value-type="float" office:value="121.121648778988">
                <text:p>121.121648778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54606.8190799801">
                <text:p>54606.8190799801</text:p>
              </table:table-cell>
              <table:table-cell office:value-type="float" office:value="129.21363815996">
                <text:p>129.21363815996</text:p>
              </table:table-cell>
              <table:table-cell office:value-type="float" office:value="8.09198938097249">
                <text:p>8.09198938097249</text:p>
              </table:table-cell>
              <table:table-cell office:value-type="float" office:value="2071.6254459419">
                <text:p>2071.6254459419</text:p>
              </table:table-cell>
              <table:table-cell office:value-type="float" office:value="1722.54196236495">
                <text:p>1722.54196236495</text:p>
              </table:table-cell>
              <table:table-cell office:value-type="float" office:value="287439.410544401">
                <text:p>287439.410544401</text:p>
              </table:table-cell>
              <table:table-cell office:value-type="float" office:value="121.244606239039">
                <text:p>121.244606239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53086.6474525926">
                <text:p>53086.6474525926</text:p>
              </table:table-cell>
              <table:table-cell office:value-type="float" office:value="126.173294905185">
                <text:p>126.173294905185</text:p>
              </table:table-cell>
              <table:table-cell office:value-type="float" office:value="4.92868866614569">
                <text:p>4.92868866614569</text:p>
              </table:table-cell>
              <table:table-cell office:value-type="float" office:value="2032.32737013692">
                <text:p>2032.32737013692</text:p>
              </table:table-cell>
              <table:table-cell office:value-type="float" office:value="1724.63646326641">
                <text:p>1724.63646326641</text:p>
              </table:table-cell>
              <table:table-cell office:value-type="float" office:value="287747.101451272">
                <text:p>287747.101451272</text:p>
              </table:table-cell>
              <table:table-cell office:value-type="float" office:value="121.352984017335">
                <text:p>121.35298401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52160.7376030173">
                <text:p>52160.7376030173</text:p>
              </table:table-cell>
              <table:table-cell office:value-type="float" office:value="124.321475206035">
                <text:p>124.321475206035</text:p>
              </table:table-cell>
              <table:table-cell office:value-type="float" office:value="2.96849118869933">
                <text:p>2.96849118869933</text:p>
              </table:table-cell>
              <table:table-cell office:value-type="float" office:value="1939.34677994896">
                <text:p>1939.34677994896</text:p>
              </table:table-cell>
              <table:table-cell office:value-type="float" office:value="1726.48260870763">
                <text:p>1726.48260870763</text:p>
              </table:table-cell>
              <table:table-cell office:value-type="float" office:value="287959.965622513">
                <text:p>287959.965622513</text:p>
              </table:table-cell>
              <table:table-cell office:value-type="float" office:value="121.427961033044">
                <text:p>121.42796103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51603.072995619">
                <text:p>51603.072995619</text:p>
              </table:table-cell>
              <table:table-cell office:value-type="float" office:value="123.206145991238">
                <text:p>123.206145991238</text:p>
              </table:table-cell>
              <table:table-cell office:value-type="float" office:value="1.77818495819402">
                <text:p>1.77818495819402</text:p>
              </table:table-cell>
              <table:table-cell office:value-type="float" office:value="1772.6795023739">
                <text:p>1772.6795023739</text:p>
              </table:table-cell>
              <table:table-cell office:value-type="float" office:value="1727.75979373508">
                <text:p>1727.75979373508</text:p>
              </table:table-cell>
              <table:table-cell office:value-type="float" office:value="288004.885331152">
                <text:p>288004.885331152</text:p>
              </table:table-cell>
              <table:table-cell office:value-type="float" office:value="121.443783074304">
                <text:p>121.44378307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51269.0208615357">
                <text:p>51269.0208615357</text:p>
              </table:table-cell>
              <table:table-cell office:value-type="float" office:value="122.538041723071">
                <text:p>122.538041723071</text:p>
              </table:table-cell>
              <table:table-cell office:value-type="float" office:value="1.09425864876683">
                <text:p>1.09425864876683</text:p>
              </table:table-cell>
              <table:table-cell office:value-type="float" office:value="1531.49960293152">
                <text:p>1531.49960293152</text:p>
              </table:table-cell>
              <table:table-cell office:value-type="float" office:value="1728.02931198691">
                <text:p>1728.02931198691</text:p>
              </table:table-cell>
              <table:table-cell office:value-type="float" office:value="287808.355622096">
                <text:p>287808.355622096</text:p>
              </table:table-cell>
              <table:table-cell office:value-type="float" office:value="121.374559536134">
                <text:p>121.374559536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51063.4520115826">
                <text:p>51063.4520115826</text:p>
              </table:table-cell>
              <table:table-cell office:value-type="float" office:value="122.126904023165">
                <text:p>122.126904023165</text:p>
              </table:table-cell>
              <table:table-cell office:value-type="float" office:value="0.752344487031465">
                <text:p>0.752344487031465</text:p>
              </table:table-cell>
              <table:table-cell office:value-type="float" office:value="1237.64663743238">
                <text:p>1237.64663743238</text:p>
              </table:table-cell>
              <table:table-cell office:value-type="float" office:value="1726.85013373258">
                <text:p>1726.85013373258</text:p>
              </table:table-cell>
              <table:table-cell office:value-type="float" office:value="287319.152125796">
                <text:p>287319.152125796</text:p>
              </table:table-cell>
              <table:table-cell office:value-type="float" office:value="121.202247690448">
                <text:p>121.20224769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50922.1155998103">
                <text:p>50922.1155998103</text:p>
              </table:table-cell>
              <table:table-cell office:value-type="float" office:value="121.844231199621">
                <text:p>121.844231199621</text:p>
              </table:table-cell>
              <table:table-cell office:value-type="float" office:value="0.641983509172306">
                <text:p>0.641983509172306</text:p>
              </table:table-cell>
              <table:table-cell office:value-type="float" office:value="929.679024404999">
                <text:p>929.679024404999</text:p>
              </table:table-cell>
              <table:table-cell office:value-type="float" office:value="1723.91491275478">
                <text:p>1723.91491275478</text:p>
              </table:table-cell>
              <table:table-cell office:value-type="float" office:value="286524.916237446">
                <text:p>286524.916237446</text:p>
              </table:table-cell>
              <table:table-cell office:value-type="float" office:value="120.922494473502">
                <text:p>120.922494473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306.240893325">
                <text:p>52306.240893325</text:p>
              </table:table-cell>
              <table:table-cell office:value-type="float" office:value="124.61248178665">
                <text:p>124.61248178665</text:p>
              </table:table-cell>
              <table:table-cell office:value-type="float" office:value="3.68998731314782">
                <text:p>3.68998731314782</text:p>
              </table:table-cell>
              <table:table-cell office:value-type="float" office:value="662.239034620078">
                <text:p>662.239034620078</text:p>
              </table:table-cell>
              <table:table-cell office:value-type="float" office:value="1719.14949742468">
                <text:p>1719.14949742468</text:p>
              </table:table-cell>
              <table:table-cell office:value-type="float" office:value="285468.005774642">
                <text:p>285468.005774642</text:p>
              </table:table-cell>
              <table:table-cell office:value-type="float" office:value="120.550219553254">
                <text:p>120.550219553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62.6481572336">
                <text:p>53762.6481572336</text:p>
              </table:table-cell>
              <table:table-cell office:value-type="float" office:value="127.525296314467">
                <text:p>127.525296314467</text:p>
              </table:table-cell>
              <table:table-cell office:value-type="float" office:value="6.97507676121312">
                <text:p>6.97507676121312</text:p>
              </table:table-cell>
              <table:table-cell office:value-type="float" office:value="485.214673530096">
                <text:p>485.214673530096</text:p>
              </table:table-cell>
              <table:table-cell office:value-type="float" office:value="1712.80803464785">
                <text:p>1712.80803464785</text:p>
              </table:table-cell>
              <table:table-cell office:value-type="float" office:value="284240.412413524">
                <text:p>284240.412413524</text:p>
              </table:table-cell>
              <table:table-cell office:value-type="float" office:value="120.117825101037">
                <text:p>120.1178251010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01.9142538389">
                <text:p>54601.9142538389</text:p>
              </table:table-cell>
              <table:table-cell office:value-type="float" office:value="129.203828507678">
                <text:p>129.203828507678</text:p>
              </table:table-cell>
              <table:table-cell office:value-type="float" office:value="9.08600340664114">
                <text:p>9.08600340664114</text:p>
              </table:table-cell>
              <table:table-cell office:value-type="float" office:value="432.082828348024">
                <text:p>432.082828348024</text:p>
              </table:table-cell>
              <table:table-cell office:value-type="float" office:value="1705.44247448114">
                <text:p>1705.44247448114</text:p>
              </table:table-cell>
              <table:table-cell office:value-type="float" office:value="282967.052767391">
                <text:p>282967.052767391</text:p>
              </table:table-cell>
              <table:table-cell office:value-type="float" office:value="119.669310418484">
                <text:p>119.669310418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4.6189311446">
                <text:p>55044.6189311446</text:p>
              </table:table-cell>
              <table:table-cell office:value-type="float" office:value="130.089237862289">
                <text:p>130.089237862289</text:p>
              </table:table-cell>
              <table:table-cell office:value-type="float" office:value="10.4199274438051">
                <text:p>10.4199274438051</text:p>
              </table:table-cell>
              <table:table-cell office:value-type="float" office:value="517.302225971031">
                <text:p>517.302225971031</text:p>
              </table:table-cell>
              <table:table-cell office:value-type="float" office:value="1697.80231660435">
                <text:p>1697.80231660435</text:p>
              </table:table-cell>
              <table:table-cell office:value-type="float" office:value="281786.552676758">
                <text:p>281786.552676758</text:p>
              </table:table-cell>
              <table:table-cell office:value-type="float" office:value="119.253503599875">
                <text:p>119.253503599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36.7309075806">
                <text:p>55236.7309075806</text:p>
              </table:table-cell>
              <table:table-cell office:value-type="float" office:value="130.473461815161">
                <text:p>130.473461815161</text:p>
              </table:table-cell>
              <table:table-cell office:value-type="float" office:value="11.2199582152861">
                <text:p>11.2199582152861</text:p>
              </table:table-cell>
              <table:table-cell office:value-type="float" office:value="723.372842685706">
                <text:p>723.372842685706</text:p>
              </table:table-cell>
              <table:table-cell office:value-type="float" office:value="1690.71931606055">
                <text:p>1690.71931606055</text:p>
              </table:table-cell>
              <table:table-cell office:value-type="float" office:value="280819.206203383">
                <text:p>280819.206203383</text:p>
              </table:table-cell>
              <table:table-cell office:value-type="float" office:value="118.912775748367">
                <text:p>118.912775748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78.5480649573">
                <text:p>55278.5480649573</text:p>
              </table:table-cell>
              <table:table-cell office:value-type="float" office:value="130.557096129915">
                <text:p>130.557096129915</text:p>
              </table:table-cell>
              <table:table-cell office:value-type="float" office:value="11.6443203815478">
                <text:p>11.6443203815478</text:p>
              </table:table-cell>
              <table:table-cell office:value-type="float" office:value="1010.74971140062">
                <text:p>1010.74971140062</text:p>
              </table:table-cell>
              <table:table-cell office:value-type="float" office:value="1684.9152372203">
                <text:p>1684.9152372203</text:p>
              </table:table-cell>
              <table:table-cell office:value-type="float" office:value="280145.040677563">
                <text:p>280145.040677563</text:p>
              </table:table-cell>
              <table:table-cell office:value-type="float" office:value="118.675314841137">
                <text:p>118.675314841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0.643995017">
                <text:p>55240.643995017</text:p>
              </table:table-cell>
              <table:table-cell office:value-type="float" office:value="130.481287990034">
                <text:p>130.481287990034</text:p>
              </table:table-cell>
              <table:table-cell office:value-type="float" office:value="11.8059731488972">
                <text:p>11.8059731488972</text:p>
              </table:table-cell>
              <table:table-cell office:value-type="float" office:value="1328.46374069494">
                <text:p>1328.46374069494</text:p>
              </table:table-cell>
              <table:table-cell office:value-type="float" office:value="1680.87024406538">
                <text:p>1680.87024406538</text:p>
              </table:table-cell>
              <table:table-cell office:value-type="float" office:value="279792.634174193">
                <text:p>279792.634174193</text:p>
              </table:table-cell>
              <table:table-cell office:value-type="float" office:value="118.551186915873">
                <text:p>118.551186915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72.3716263996">
                <text:p>55172.3716263996</text:p>
              </table:table-cell>
              <table:table-cell office:value-type="float" office:value="130.344743252799">
                <text:p>130.344743252799</text:p>
              </table:table-cell>
              <table:table-cell office:value-type="float" office:value="11.7935563369259">
                <text:p>11.7935563369259</text:p>
              </table:table-cell>
              <table:table-cell office:value-type="float" office:value="1624.44968363684">
                <text:p>1624.44968363684</text:p>
              </table:table-cell>
              <table:table-cell office:value-type="float" office:value="1678.75580504516">
                <text:p>1678.75580504516</text:p>
              </table:table-cell>
              <table:table-cell office:value-type="float" office:value="279738.328052784">
                <text:p>279738.328052784</text:p>
              </table:table-cell>
              <table:table-cell office:value-type="float" office:value="118.532058704234">
                <text:p>118.532058704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06.4318961945">
                <text:p>55106.4318961945</text:p>
              </table:table-cell>
              <table:table-cell office:value-type="float" office:value="130.212863792389">
                <text:p>130.212863792389</text:p>
              </table:table-cell>
              <table:table-cell office:value-type="float" office:value="11.6808050881548">
                <text:p>11.6808050881548</text:p>
              </table:table-cell>
              <table:table-cell office:value-type="float" office:value="1860.47796336973">
                <text:p>1860.47796336973</text:p>
              </table:table-cell>
              <table:table-cell office:value-type="float" office:value="1678.42996831671">
                <text:p>1678.42996831671</text:p>
              </table:table-cell>
              <table:table-cell office:value-type="float" office:value="279920.376047837">
                <text:p>279920.376047837</text:p>
              </table:table-cell>
              <table:table-cell office:value-type="float" office:value="118.596181357216">
                <text:p>118.596181357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61.6737619189">
                <text:p>55061.6737619189</text:p>
              </table:table-cell>
              <table:table-cell office:value-type="float" office:value="130.123347523838">
                <text:p>130.123347523838</text:p>
              </table:table-cell>
              <table:table-cell office:value-type="float" office:value="11.5271661666214">
                <text:p>11.5271661666214</text:p>
              </table:table-cell>
              <table:table-cell office:value-type="float" office:value="2024.12064117289">
                <text:p>2024.12064117289</text:p>
              </table:table-cell>
              <table:table-cell office:value-type="float" office:value="1679.52225628702">
                <text:p>1679.52225628702</text:p>
              </table:table-cell>
              <table:table-cell office:value-type="float" office:value="280264.974432723">
                <text:p>280264.974432723</text:p>
              </table:table-cell>
              <table:table-cell office:value-type="float" office:value="118.717559033723">
                <text:p>118.717559033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5.7784348446">
                <text:p>55045.7784348446</text:p>
              </table:table-cell>
              <table:table-cell office:value-type="float" office:value="130.091556869689">
                <text:p>130.091556869689</text:p>
              </table:table-cell>
              <table:table-cell office:value-type="float" office:value="11.3739978359659">
                <text:p>11.3739978359659</text:p>
              </table:table-cell>
              <table:table-cell office:value-type="float" office:value="2119.22445936612">
                <text:p>2119.22445936612</text:p>
              </table:table-cell>
              <table:table-cell office:value-type="float" office:value="1681.58984659634">
                <text:p>1681.58984659634</text:p>
              </table:table-cell>
              <table:table-cell office:value-type="float" office:value="280702.609045493">
                <text:p>280702.609045493</text:p>
              </table:table-cell>
              <table:table-cell office:value-type="float" office:value="118.871706803379">
                <text:p>118.871706803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58.6575091584">
                <text:p>55058.6575091584</text:p>
              </table:table-cell>
              <table:table-cell office:value-type="float" office:value="130.117315018317">
                <text:p>130.117315018317</text:p>
              </table:table-cell>
              <table:table-cell office:value-type="float" office:value="11.2456082149383">
                <text:p>11.2456082149383</text:p>
              </table:table-cell>
              <table:table-cell office:value-type="float" office:value="2163.73477865102">
                <text:p>2163.73477865102</text:p>
              </table:table-cell>
              <table:table-cell office:value-type="float" office:value="1684.21565427296">
                <text:p>1684.21565427296</text:p>
              </table:table-cell>
              <table:table-cell office:value-type="float" office:value="281182.128169871">
                <text:p>281182.128169871</text:p>
              </table:table-cell>
              <table:table-cell office:value-type="float" office:value="119.040607528717">
                <text:p>119.040607528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95.6560243104">
                <text:p>55095.6560243104</text:p>
              </table:table-cell>
              <table:table-cell office:value-type="float" office:value="130.191312048621">
                <text:p>130.191312048621</text:p>
              </table:table-cell>
              <table:table-cell office:value-type="float" office:value="11.150704519904">
                <text:p>11.150704519904</text:p>
              </table:table-cell>
              <table:table-cell office:value-type="float" office:value="2175.78677108579">
                <text:p>2175.78677108579</text:p>
              </table:table-cell>
              <table:table-cell office:value-type="float" office:value="1687.09276901923">
                <text:p>1687.09276901923</text:p>
              </table:table-cell>
              <table:table-cell office:value-type="float" office:value="281670.822171938">
                <text:p>281670.822171938</text:p>
              </table:table-cell>
              <table:table-cell office:value-type="float" office:value="119.212739915563">
                <text:p>119.212739915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50.4832707833">
                <text:p>55150.4832707833</text:p>
              </table:table-cell>
              <table:table-cell office:value-type="float" office:value="130.300966541567">
                <text:p>130.300966541567</text:p>
              </table:table-cell>
              <table:table-cell office:value-type="float" office:value="11.0882266260038">
                <text:p>11.0882266260038</text:p>
              </table:table-cell>
              <table:table-cell office:value-type="float" office:value="2168.60338595235">
                <text:p>2168.60338595235</text:p>
              </table:table-cell>
              <table:table-cell office:value-type="float" office:value="1690.02493303163">
                <text:p>1690.02493303163</text:p>
              </table:table-cell>
              <table:table-cell office:value-type="float" office:value="282149.400624858">
                <text:p>282149.400624858</text:p>
              </table:table-cell>
              <table:table-cell office:value-type="float" office:value="119.381309308774">
                <text:p>119.381309308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7.0476954919">
                <text:p>55217.0476954919</text:p>
              </table:table-cell>
              <table:table-cell office:value-type="float" office:value="130.434095390984">
                <text:p>130.434095390984</text:p>
              </table:table-cell>
              <table:table-cell office:value-type="float" office:value="11.0527860822099">
                <text:p>11.0527860822099</text:p>
              </table:table-cell>
              <table:table-cell office:value-type="float" office:value="2151.81021835511">
                <text:p>2151.81021835511</text:p>
              </table:table-cell>
              <table:table-cell office:value-type="float" office:value="1692.89640374915">
                <text:p>1692.89640374915</text:p>
              </table:table-cell>
              <table:table-cell office:value-type="float" office:value="282608.314439464">
                <text:p>282608.314439464</text:p>
              </table:table-cell>
              <table:table-cell office:value-type="float" office:value="119.542952238564">
                <text:p>119.542952238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90.2700267546">
                <text:p>55290.2700267546</text:p>
              </table:table-cell>
              <table:table-cell office:value-type="float" office:value="130.580540053509">
                <text:p>130.580540053509</text:p>
              </table:table-cell>
              <table:table-cell office:value-type="float" office:value="11.0375878149455">
                <text:p>11.0375878149455</text:p>
              </table:table-cell>
              <table:table-cell office:value-type="float" office:value="2132.09445396048">
                <text:p>2132.09445396048</text:p>
              </table:table-cell>
              <table:table-cell office:value-type="float" office:value="1695.64988663679">
                <text:p>1695.64988663679</text:p>
              </table:table-cell>
              <table:table-cell office:value-type="float" office:value="283044.759006788">
                <text:p>283044.759006788</text:p>
              </table:table-cell>
              <table:table-cell office:value-type="float" office:value="119.696680839246">
                <text:p>119.696680839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66.3475242308">
                <text:p>55366.3475242308</text:p>
              </table:table-cell>
              <table:table-cell office:value-type="float" office:value="130.732695048462">
                <text:p>130.732695048462</text:p>
              </table:table-cell>
              <table:table-cell office:value-type="float" office:value="11.0360142092159">
                <text:p>11.0360142092159</text:p>
              </table:table-cell>
              <table:table-cell office:value-type="float" office:value="2113.66057138504">
                <text:p>2113.66057138504</text:p>
              </table:table-cell>
              <table:table-cell office:value-type="float" office:value="1698.26855404073">
                <text:p>1698.26855404073</text:p>
              </table:table-cell>
              <table:table-cell office:value-type="float" office:value="283460.151024132">
                <text:p>283460.151024132</text:p>
              </table:table-cell>
              <table:table-cell office:value-type="float" office:value="119.842994113237">
                <text:p>119.842994113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42.7206413217">
                <text:p>55442.7206413217</text:p>
              </table:table-cell>
              <table:table-cell office:value-type="float" office:value="130.885441282643">
                <text:p>130.885441282643</text:p>
              </table:table-cell>
              <table:table-cell office:value-type="float" office:value="11.0424471694063">
                <text:p>11.0424471694063</text:p>
              </table:table-cell>
              <table:table-cell office:value-type="float" office:value="2098.70176562146">
                <text:p>2098.70176562146</text:p>
              </table:table-cell>
              <table:table-cell office:value-type="float" office:value="1700.76090614479">
                <text:p>1700.76090614479</text:p>
              </table:table-cell>
              <table:table-cell office:value-type="float" office:value="283858.091883609">
                <text:p>283858.091883609</text:p>
              </table:table-cell>
              <table:table-cell office:value-type="float" office:value="119.983160576659">
                <text:p>119.983160576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17.8852541621">
                <text:p>55517.8852541621</text:p>
              </table:table-cell>
              <table:table-cell office:value-type="float" office:value="131.035770508324">
                <text:p>131.035770508324</text:p>
              </table:table-cell>
              <table:table-cell office:value-type="float" office:value="11.0526099316651">
                <text:p>11.0526099316651</text:p>
              </table:table-cell>
              <table:table-cell office:value-type="float" office:value="2087.9291924771">
                <text:p>2087.9291924771</text:p>
              </table:table-cell>
              <table:table-cell office:value-type="float" office:value="1703.14855130165">
                <text:p>1703.14855130165</text:p>
              </table:table-cell>
              <table:table-cell office:value-type="float" office:value="284242.872524784">
                <text:p>284242.872524784</text:p>
              </table:table-cell>
              <table:table-cell office:value-type="float" office:value="120.118691624508">
                <text:p>120.118691624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91.1406772947">
                <text:p>55591.1406772947</text:p>
              </table:table-cell>
              <table:table-cell office:value-type="float" office:value="131.182281354589">
                <text:p>131.182281354589</text:p>
              </table:table-cell>
              <table:table-cell office:value-type="float" office:value="11.0635897300813">
                <text:p>11.0635897300813</text:p>
              </table:table-cell>
              <table:table-cell office:value-type="float" office:value="2081.10514999366">
                <text:p>2081.10514999366</text:p>
              </table:table-cell>
              <table:table-cell office:value-type="float" office:value="1705.45723514871">
                <text:p>1705.45723514871</text:p>
              </table:table-cell>
              <table:table-cell office:value-type="float" office:value="284618.520439629">
                <text:p>284618.520439629</text:p>
              </table:table-cell>
              <table:table-cell office:value-type="float" office:value="120.251005857796">
                <text:p>120.251005857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62.3334212466">
                <text:p>55662.3334212466</text:p>
              </table:table-cell>
              <table:table-cell office:value-type="float" office:value="131.324666842493">
                <text:p>131.324666842493</text:p>
              </table:table-cell>
              <table:table-cell office:value-type="float" office:value="11.0736609846969">
                <text:p>11.0736609846969</text:p>
              </table:table-cell>
              <table:table-cell office:value-type="float" office:value="2077.50494790175">
                <text:p>2077.50494790175</text:p>
              </table:table-cell>
              <table:table-cell office:value-type="float" office:value="1707.71112263778">
                <text:p>1707.71112263778</text:p>
              </table:table-cell>
              <table:table-cell office:value-type="float" office:value="284988.314264893">
                <text:p>284988.314264893</text:p>
              </table:table-cell>
              <table:table-cell office:value-type="float" office:value="120.381258108723">
                <text:p>120.381258108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31.6341662353">
                <text:p>55731.6341662353</text:p>
              </table:table-cell>
              <table:table-cell office:value-type="float" office:value="131.463268332471">
                <text:p>131.463268332471</text:p>
              </table:table-cell>
              <table:table-cell office:value-type="float" office:value="11.0820102237475">
                <text:p>11.0820102237475</text:p>
              </table:table-cell>
              <table:table-cell office:value-type="float" office:value="2076.25038431063">
                <text:p>2076.25038431063</text:p>
              </table:table-cell>
              <table:table-cell office:value-type="float" office:value="1709.92988558936">
                <text:p>1709.92988558936</text:p>
              </table:table-cell>
              <table:table-cell office:value-type="float" office:value="285354.634763615">
                <text:p>285354.634763615</text:p>
              </table:table-cell>
              <table:table-cell office:value-type="float" office:value="120.510286951985">
                <text:p>120.510286951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99.3664123399">
                <text:p>55799.3664123399</text:p>
              </table:table-cell>
              <table:table-cell office:value-type="float" office:value="131.59873282468">
                <text:p>131.59873282468</text:p>
              </table:table-cell>
              <table:table-cell office:value-type="float" office:value="11.088445872695">
                <text:p>11.088445872695</text:p>
              </table:table-cell>
              <table:table-cell office:value-type="float" office:value="2076.51527767206">
                <text:p>2076.51527767206</text:p>
              </table:table-cell>
              <table:table-cell office:value-type="float" office:value="1712.12780858169">
                <text:p>1712.12780858169</text:p>
              </table:table-cell>
              <table:table-cell office:value-type="float" office:value="285719.022232705">
                <text:p>285719.022232705</text:p>
              </table:table-cell>
              <table:table-cell office:value-type="float" office:value="120.638634925412">
                <text:p>120.638634925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65.8896490805">
                <text:p>55865.8896490805</text:p>
              </table:table-cell>
              <table:table-cell office:value-type="float" office:value="131.731779298161">
                <text:p>131.731779298161</text:p>
              </table:table-cell>
              <table:table-cell office:value-type="float" office:value="11.0931443727492">
                <text:p>11.0931443727492</text:p>
              </table:table-cell>
              <table:table-cell office:value-type="float" office:value="2077.62476483379">
                <text:p>2077.62476483379</text:p>
              </table:table-cell>
              <table:table-cell office:value-type="float" office:value="1714.31413339623">
                <text:p>1714.31413339623</text:p>
              </table:table-cell>
              <table:table-cell office:value-type="float" office:value="286082.332864143">
                <text:p>286082.332864143</text:p>
              </table:table-cell>
              <table:table-cell office:value-type="float" office:value="120.766603604977">
                <text:p>120.766603604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31.530219503">
                <text:p>55931.530219503</text:p>
              </table:table-cell>
              <table:table-cell office:value-type="float" office:value="131.863060439006">
                <text:p>131.863060439006</text:p>
              </table:table-cell>
              <table:table-cell office:value-type="float" office:value="11.096456834029">
                <text:p>11.096456834029</text:p>
              </table:table-cell>
              <table:table-cell office:value-type="float" office:value="2079.08470622633">
                <text:p>2079.08470622633</text:p>
              </table:table-cell>
              <table:table-cell office:value-type="float" office:value="1716.49399718486">
                <text:p>1716.49399718486</text:p>
              </table:table-cell>
              <table:table-cell office:value-type="float" office:value="286444.923573184">
                <text:p>286444.923573184</text:p>
              </table:table-cell>
              <table:table-cell office:value-type="float" office:value="120.894318706721">
                <text:p>120.894318706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96.5485066504">
                <text:p>55996.5485066504</text:p>
              </table:table-cell>
              <table:table-cell office:value-type="float" office:value="131.993097013301">
                <text:p>131.993097013301</text:p>
              </table:table-cell>
              <table:table-cell office:value-type="float" office:value="11.09877830658">
                <text:p>11.09877830658</text:p>
              </table:table-cell>
              <table:table-cell office:value-type="float" office:value="2080.57188400405">
                <text:p>2080.57188400405</text:p>
              </table:table-cell>
              <table:table-cell office:value-type="float" office:value="1718.6695414391">
                <text:p>1718.6695414391</text:p>
              </table:table-cell>
              <table:table-cell office:value-type="float" office:value="286806.825915749">
                <text:p>286806.825915749</text:p>
              </table:table-cell>
              <table:table-cell office:value-type="float" office:value="121.021791345565">
                <text:p>121.02179134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54556.4015301981">
                <text:p>54556.4015301981</text:p>
              </table:table-cell>
              <table:table-cell office:value-type="float" office:value="129.112803060396">
                <text:p>129.112803060396</text:p>
              </table:table-cell>
              <table:table-cell office:value-type="float" office:value="8.09101171483111">
                <text:p>8.09101171483111</text:p>
              </table:table-cell>
              <table:table-cell office:value-type="float" office:value="2070.59710812743">
                <text:p>2070.59710812743</text:p>
              </table:table-cell>
              <table:table-cell office:value-type="float" office:value="1720.84095549449">
                <text:p>1720.84095549449</text:p>
              </table:table-cell>
              <table:table-cell office:value-type="float" office:value="287156.582068382">
                <text:p>287156.582068382</text:p>
              </table:table-cell>
              <table:table-cell office:value-type="float" office:value="121.144985739423">
                <text:p>121.144985739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53036.4135684408">
                <text:p>53036.4135684408</text:p>
              </table:table-cell>
              <table:table-cell office:value-type="float" office:value="126.072827136882">
                <text:p>126.072827136882</text:p>
              </table:table-cell>
              <table:table-cell office:value-type="float" office:value="4.92784139745808">
                <text:p>4.92784139745808</text:p>
              </table:table-cell>
              <table:table-cell office:value-type="float" office:value="2031.53946380524">
                <text:p>2031.53946380524</text:p>
              </table:table-cell>
              <table:table-cell office:value-type="float" office:value="1722.93949241029">
                <text:p>1722.93949241029</text:p>
              </table:table-cell>
              <table:table-cell office:value-type="float" office:value="287465.182039777">
                <text:p>287465.182039777</text:p>
              </table:table-cell>
              <table:table-cell office:value-type="float" office:value="121.253683716956">
                <text:p>121.253683716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52110.6628878608">
                <text:p>52110.6628878608</text:p>
              </table:table-cell>
              <table:table-cell office:value-type="float" office:value="124.221325775722">
                <text:p>124.221325775722</text:p>
              </table:table-cell>
              <table:table-cell office:value-type="float" office:value="2.9676420587657">
                <text:p>2.9676420587657</text:p>
              </table:table-cell>
              <table:table-cell office:value-type="float" office:value="1938.76875732932">
                <text:p>1938.76875732932</text:p>
              </table:table-cell>
              <table:table-cell office:value-type="float" office:value="1724.79109223866">
                <text:p>1724.79109223866</text:p>
              </table:table-cell>
              <table:table-cell office:value-type="float" office:value="287679.159704868">
                <text:p>287679.159704868</text:p>
              </table:table-cell>
              <table:table-cell office:value-type="float" office:value="121.329052937916">
                <text:p>121.329052937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51553.1577991139">
                <text:p>51553.1577991139</text:p>
              </table:table-cell>
              <table:table-cell office:value-type="float" office:value="123.106315598228">
                <text:p>123.106315598228</text:p>
              </table:table-cell>
              <table:table-cell office:value-type="float" office:value="1.77726266031159">
                <text:p>1.77726266031159</text:p>
              </table:table-cell>
              <table:table-cell office:value-type="float" office:value="1772.2638623762">
                <text:p>1772.2638623762</text:p>
              </table:table-cell>
              <table:table-cell office:value-type="float" office:value="1726.07495822921">
                <text:p>1726.07495822921</text:p>
              </table:table-cell>
              <table:table-cell office:value-type="float" office:value="287725.348609014">
                <text:p>287725.348609014</text:p>
              </table:table-cell>
              <table:table-cell office:value-type="float" office:value="121.345322027127">
                <text:p>121.345322027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51219.2789291077">
                <text:p>51219.2789291077</text:p>
              </table:table-cell>
              <table:table-cell office:value-type="float" office:value="122.438557858216">
                <text:p>122.438557858216</text:p>
              </table:table-cell>
              <table:table-cell office:value-type="float" office:value="1.09323583108801">
                <text:p>1.09323583108801</text:p>
              </table:table-cell>
              <table:table-cell office:value-type="float" office:value="1531.19655855633">
                <text:p>1531.19655855633</text:p>
              </table:table-cell>
              <table:table-cell office:value-type="float" office:value="1726.35209165409">
                <text:p>1726.35209165409</text:p>
              </table:table-cell>
              <table:table-cell office:value-type="float" office:value="287530.193075917">
                <text:p>287530.193075917</text:p>
              </table:table-cell>
              <table:table-cell office:value-type="float" office:value="121.276582514107">
                <text:p>121.27658251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51013.9022270113">
                <text:p>51013.9022270113</text:p>
              </table:table-cell>
              <table:table-cell office:value-type="float" office:value="122.027804454023">
                <text:p>122.027804454023</text:p>
              </table:table-cell>
              <table:table-cell office:value-type="float" office:value="0.751221939916107">
                <text:p>0.751221939916107</text:p>
              </table:table-cell>
              <table:table-cell office:value-type="float" office:value="1237.41248608185">
                <text:p>1237.41248608185</text:p>
              </table:table-cell>
              <table:table-cell office:value-type="float" office:value="1725.1811584555">
                <text:p>1725.1811584555</text:p>
              </table:table-cell>
              <table:table-cell office:value-type="float" office:value="287042.424403543">
                <text:p>287042.424403543</text:p>
              </table:table-cell>
              <table:table-cell office:value-type="float" office:value="121.104776055567">
                <text:p>121.104776055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50872.776698397">
                <text:p>50872.776698397</text:p>
              </table:table-cell>
              <table:table-cell office:value-type="float" office:value="121.745553396794">
                <text:p>121.745553396794</text:p>
              </table:table-cell>
              <table:table-cell office:value-type="float" office:value="0.640777341226524">
                <text:p>0.640777341226524</text:p>
              </table:table-cell>
              <table:table-cell office:value-type="float" office:value="929.479833987134">
                <text:p>929.479833987134</text:p>
              </table:table-cell>
              <table:table-cell office:value-type="float" office:value="1722.25454642126">
                <text:p>1722.25454642126</text:p>
              </table:table-cell>
              <table:table-cell office:value-type="float" office:value="286249.649691109">
                <text:p>286249.649691109</text:p>
              </table:table-cell>
              <table:table-cell office:value-type="float" office:value="120.825537507713">
                <text:p>120.825537507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57.1285841874">
                <text:p>52257.1285841874</text:p>
              </table:table-cell>
              <table:table-cell office:value-type="float" office:value="124.514257168375">
                <text:p>124.514257168375</text:p>
              </table:table-cell>
              <table:table-cell office:value-type="float" office:value="3.6887196606622">
                <text:p>3.6887196606622</text:p>
              </table:table-cell>
              <table:table-cell office:value-type="float" office:value="662.0512259376">
                <text:p>662.0512259376</text:p>
              </table:table-cell>
              <table:table-cell office:value-type="float" office:value="1717.49789814665">
                <text:p>1717.49789814665</text:p>
              </table:table-cell>
              <table:table-cell office:value-type="float" office:value="285194.2030189">
                <text:p>285194.2030189</text:p>
              </table:table-cell>
              <table:table-cell office:value-type="float" office:value="120.453778177523">
                <text:p>120.453778177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13.7739909372">
                <text:p>53713.7739909372</text:p>
              </table:table-cell>
              <table:table-cell office:value-type="float" office:value="127.427547981874">
                <text:p>127.427547981874</text:p>
              </table:table-cell>
              <table:table-cell office:value-type="float" office:value="6.97376980435148">
                <text:p>6.97376980435148</text:p>
              </table:table-cell>
              <table:table-cell office:value-type="float" office:value="485.023818045206">
                <text:p>485.023818045206</text:p>
              </table:table-cell>
              <table:table-cell office:value-type="float" office:value="1711.1652181134">
                <text:p>1711.1652181134</text:p>
              </table:table-cell>
              <table:table-cell office:value-type="float" office:value="283968.061618832">
                <text:p>283968.061618832</text:p>
              </table:table-cell>
              <table:table-cell office:value-type="float" office:value="120.02189514865">
                <text:p>120.02189514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53.2856141548">
                <text:p>54553.2856141548</text:p>
              </table:table-cell>
              <table:table-cell office:value-type="float" office:value="129.10657122831">
                <text:p>129.10657122831</text:p>
              </table:table-cell>
              <table:table-cell office:value-type="float" office:value="9.08467607965933">
                <text:p>9.08467607965933</text:p>
              </table:table-cell>
              <table:table-cell office:value-type="float" office:value="431.881643002823">
                <text:p>431.881643002823</text:p>
              </table:table-cell>
              <table:table-cell office:value-type="float" office:value="1703.80836971299">
                <text:p>1703.80836971299</text:p>
              </table:table-cell>
              <table:table-cell office:value-type="float" office:value="282696.134892122">
                <text:p>282696.134892122</text:p>
              </table:table-cell>
              <table:table-cell office:value-type="float" office:value="119.573885182422">
                <text:p>119.573885182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96.23964483">
                <text:p>54996.23964483</text:p>
              </table:table-cell>
              <table:table-cell office:value-type="float" office:value="129.99247928966">
                <text:p>129.99247928966</text:p>
              </table:table-cell>
              <table:table-cell office:value-type="float" office:value="10.418594107238">
                <text:p>10.418594107238</text:p>
              </table:table-cell>
              <table:table-cell office:value-type="float" office:value="517.088421091631">
                <text:p>517.088421091631</text:p>
              </table:table-cell>
              <table:table-cell office:value-type="float" office:value="1696.17680935273">
                <text:p>1696.17680935273</text:p>
              </table:table-cell>
              <table:table-cell office:value-type="float" office:value="281517.046503861">
                <text:p>281517.046503861</text:p>
              </table:table-cell>
              <table:table-cell office:value-type="float" office:value="119.158575606869">
                <text:p>119.158575606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8.6021036039">
                <text:p>55188.6021036039</text:p>
              </table:table-cell>
              <table:table-cell office:value-type="float" office:value="130.377204207208">
                <text:p>130.377204207208</text:p>
              </table:table-cell>
              <table:table-cell office:value-type="float" office:value="11.2186286003393">
                <text:p>11.2186286003393</text:p>
              </table:table-cell>
              <table:table-cell office:value-type="float" office:value="723.147205418931">
                <text:p>723.147205418931</text:p>
              </table:table-cell>
              <table:table-cell office:value-type="float" office:value="1689.10227902316">
                <text:p>1689.10227902316</text:p>
              </table:table-cell>
              <table:table-cell office:value-type="float" office:value="280551.091430256">
                <text:p>280551.091430256</text:p>
              </table:table-cell>
              <table:table-cell office:value-type="float" office:value="118.818337847243">
                <text:p>118.818337847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30.6690441703">
                <text:p>55230.6690441703</text:p>
              </table:table-cell>
              <table:table-cell office:value-type="float" office:value="130.46133808834">
                <text:p>130.46133808834</text:p>
              </table:table-cell>
              <table:table-cell office:value-type="float" office:value="11.6430002410973">
                <text:p>11.6430002410973</text:p>
              </table:table-cell>
              <table:table-cell office:value-type="float" office:value="1010.51460060279">
                <text:p>1010.51460060279</text:p>
              </table:table-cell>
              <table:table-cell office:value-type="float" office:value="1683.30654858154">
                <text:p>1683.30654858154</text:p>
              </table:table-cell>
              <table:table-cell office:value-type="float" office:value="279878.299482278">
                <text:p>279878.299482278</text:p>
              </table:table-cell>
              <table:table-cell office:value-type="float" office:value="118.581360754489">
                <text:p>118.581360754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93.0129775283">
                <text:p>55193.0129775283</text:p>
              </table:table-cell>
              <table:table-cell office:value-type="float" office:value="130.386025955057">
                <text:p>130.386025955057</text:p>
              </table:table-cell>
              <table:table-cell office:value-type="float" office:value="11.8046652005681">
                <text:p>11.8046652005681</text:p>
              </table:table-cell>
              <table:table-cell office:value-type="float" office:value="1328.22202943746">
                <text:p>1328.22202943746</text:p>
              </table:table-cell>
              <table:table-cell office:value-type="float" office:value="1679.26979689367">
                <text:p>1679.26979689367</text:p>
              </table:table-cell>
              <table:table-cell office:value-type="float" office:value="279527.251714821">
                <text:p>279527.251714821</text:p>
              </table:table-cell>
              <table:table-cell office:value-type="float" office:value="118.457711415938">
                <text:p>118.457711415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24.9863217816">
                <text:p>55124.9863217816</text:p>
              </table:table-cell>
              <table:table-cell office:value-type="float" office:value="130.249972643563">
                <text:p>130.249972643563</text:p>
              </table:table-cell>
              <table:table-cell office:value-type="float" office:value="11.7922612276252">
                <text:p>11.7922612276252</text:p>
              </table:table-cell>
              <table:table-cell office:value-type="float" office:value="1624.20410318651">
                <text:p>1624.20410318651</text:p>
              </table:table-cell>
              <table:table-cell office:value-type="float" office:value="1677.16351028893">
                <text:p>1677.16351028893</text:p>
              </table:table-cell>
              <table:table-cell office:value-type="float" office:value="279474.292307719">
                <text:p>279474.292307719</text:p>
              </table:table-cell>
              <table:table-cell office:value-type="float" office:value="118.439057556648">
                <text:p>118.439057556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59.2898924905">
                <text:p>55059.2898924905</text:p>
              </table:table-cell>
              <table:table-cell office:value-type="float" office:value="130.118579784981">
                <text:p>130.118579784981</text:p>
              </table:table-cell>
              <table:table-cell office:value-type="float" office:value="11.6795222283332">
                <text:p>11.6795222283332</text:p>
              </table:table-cell>
              <table:table-cell office:value-type="float" office:value="1860.2307640988">
                <text:p>1860.2307640988</text:p>
              </table:table-cell>
              <table:table-cell office:value-type="float" office:value="1676.84575384631">
                <text:p>1676.84575384631</text:p>
              </table:table-cell>
              <table:table-cell office:value-type="float" office:value="279657.677317971">
                <text:p>279657.677317971</text:p>
              </table:table-cell>
              <table:table-cell office:value-type="float" office:value="118.503651145669">
                <text:p>118.503651145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4.772757926">
                <text:p>55014.772757926</text:p>
              </table:table-cell>
              <table:table-cell office:value-type="float" office:value="130.029545515852">
                <text:p>130.029545515852</text:p>
              </table:table-cell>
              <table:table-cell office:value-type="float" office:value="11.5258943701832">
                <text:p>11.5258943701832</text:p>
              </table:table-cell>
              <table:table-cell office:value-type="float" office:value="2023.87347729583">
                <text:p>2023.87347729583</text:p>
              </table:table-cell>
              <table:table-cell office:value-type="float" office:value="1677.94606390783">
                <text:p>1677.94606390783</text:p>
              </table:table-cell>
              <table:table-cell office:value-type="float" office:value="280003.60473136">
                <text:p>280003.60473136</text:p>
              </table:table-cell>
              <table:table-cell office:value-type="float" office:value="118.625496945065">
                <text:p>118.625496945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99.1163521812">
                <text:p>54999.1163521812</text:p>
              </table:table-cell>
              <table:table-cell office:value-type="float" office:value="129.998232704362">
                <text:p>129.998232704362</text:p>
              </table:table-cell>
              <table:table-cell office:value-type="float" office:value="11.3727357592973">
                <text:p>11.3727357592973</text:p>
              </table:table-cell>
              <table:table-cell office:value-type="float" office:value="2118.97841346083">
                <text:p>2118.97841346083</text:p>
              </table:table-cell>
              <table:table-cell office:value-type="float" office:value="1680.02162838816">
                <text:p>1680.02162838816</text:p>
              </table:table-cell>
              <table:table-cell office:value-type="float" office:value="280442.561516432">
                <text:p>280442.561516432</text:p>
              </table:table-cell>
              <table:table-cell office:value-type="float" office:value="118.780110422655">
                <text:p>118.780110422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2.232521856">
                <text:p>55012.232521856</text:p>
              </table:table-cell>
              <table:table-cell office:value-type="float" office:value="130.024465043712">
                <text:p>130.024465043712</text:p>
              </table:table-cell>
              <table:table-cell office:value-type="float" office:value="11.244354621057">
                <text:p>11.244354621057</text:p>
              </table:table-cell>
              <table:table-cell office:value-type="float" office:value="2163.49045927864">
                <text:p>2163.49045927864</text:p>
              </table:table-cell>
              <table:table-cell office:value-type="float" office:value="1682.65536909859">
                <text:p>1682.65536909859</text:p>
              </table:table-cell>
              <table:table-cell office:value-type="float" office:value="280923.396606612">
                <text:p>280923.396606612</text:p>
              </table:table-cell>
              <table:table-cell office:value-type="float" office:value="118.949474669816">
                <text:p>118.949474669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9.4665387815">
                <text:p>55049.4665387815</text:p>
              </table:table-cell>
              <table:table-cell office:value-type="float" office:value="130.098933077563">
                <text:p>130.098933077563</text:p>
              </table:table-cell>
              <table:table-cell office:value-type="float" office:value="11.1494584077472">
                <text:p>11.1494584077472</text:p>
              </table:table-cell>
              <table:table-cell office:value-type="float" office:value="2175.54443615745">
                <text:p>2175.54443615745</text:p>
              </table:table-cell>
              <table:table-cell office:value-type="float" office:value="1685.54037963967">
                <text:p>1685.54037963967</text:p>
              </table:table-cell>
              <table:table-cell office:value-type="float" office:value="281413.40066313">
                <text:p>281413.40066313</text:p>
              </table:table-cell>
              <table:table-cell office:value-type="float" office:value="119.122068496333">
                <text:p>119.122068496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04.5278815014">
                <text:p>55104.5278815014</text:p>
              </table:table-cell>
              <table:table-cell office:value-type="float" office:value="130.209055763003">
                <text:p>130.209055763003</text:p>
              </table:table-cell>
              <table:table-cell office:value-type="float" office:value="11.0869872666701">
                <text:p>11.0869872666701</text:p>
              </table:table-cell>
              <table:table-cell office:value-type="float" office:value="2168.36306206525">
                <text:p>2168.36306206525</text:p>
              </table:table-cell>
              <table:table-cell office:value-type="float" office:value="1688.48040397878">
                <text:p>1688.48040397878</text:p>
              </table:table-cell>
              <table:table-cell office:value-type="float" office:value="281893.283321217">
                <text:p>281893.283321217</text:p>
              </table:table-cell>
              <table:table-cell office:value-type="float" office:value="119.291097268925">
                <text:p>119.291097268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71.325133863">
                <text:p>55171.325133863</text:p>
              </table:table-cell>
              <table:table-cell office:value-type="float" office:value="130.342650267726">
                <text:p>130.342650267726</text:p>
              </table:table-cell>
              <table:table-cell office:value-type="float" office:value="11.0515529988012">
                <text:p>11.0515529988012</text:p>
              </table:table-cell>
              <table:table-cell office:value-type="float" office:value="2151.57180034689">
                <text:p>2151.57180034689</text:p>
              </table:table-cell>
              <table:table-cell office:value-type="float" office:value="1691.3596999273">
                <text:p>1691.3596999273</text:p>
              </table:table-cell>
              <table:table-cell office:value-type="float" office:value="282353.495421636">
                <text:p>282353.495421636</text:p>
              </table:table-cell>
              <table:table-cell office:value-type="float" office:value="119.453197493126">
                <text:p>119.453197493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4.7791137752">
                <text:p>55244.7791137752</text:p>
              </table:table-cell>
              <table:table-cell office:value-type="float" office:value="130.48955822755">
                <text:p>130.48955822755</text:p>
              </table:table-cell>
              <table:table-cell office:value-type="float" office:value="11.0363607344246">
                <text:p>11.0363607344246</text:p>
              </table:table-cell>
              <table:table-cell office:value-type="float" office:value="2131.85777894901">
                <text:p>2131.85777894901</text:p>
              </table:table-cell>
              <table:table-cell office:value-type="float" office:value="1694.12097252982">
                <text:p>1694.12097252982</text:p>
              </table:table-cell>
              <table:table-cell office:value-type="float" office:value="282791.232228055">
                <text:p>282791.232228055</text:p>
              </table:table-cell>
              <table:table-cell office:value-type="float" office:value="119.607381258387">
                <text:p>119.607381258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21.0871321906">
                <text:p>55321.0871321906</text:p>
              </table:table-cell>
              <table:table-cell office:value-type="float" office:value="130.642174264381">
                <text:p>130.642174264381</text:p>
              </table:table-cell>
              <table:table-cell office:value-type="float" office:value="11.0347930059941">
                <text:p>11.0347930059941</text:p>
              </table:table-cell>
              <table:table-cell office:value-type="float" office:value="2113.4254679041">
                <text:p>2113.4254679041</text:p>
              </table:table-cell>
              <table:table-cell office:value-type="float" office:value="1696.74739336833">
                <text:p>1696.74739336833</text:p>
              </table:table-cell>
              <table:table-cell office:value-type="float" office:value="283207.910302591">
                <text:p>283207.910302591</text:p>
              </table:table-cell>
              <table:table-cell office:value-type="float" office:value="119.754147519509">
                <text:p>119.754147519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97.6896661037">
                <text:p>55397.6896661037</text:p>
              </table:table-cell>
              <table:table-cell office:value-type="float" office:value="130.795379332207">
                <text:p>130.795379332207</text:p>
              </table:table-cell>
              <table:table-cell office:value-type="float" office:value="11.0412318126979">
                <text:p>11.0412318126979</text:p>
              </table:table-cell>
              <table:table-cell office:value-type="float" office:value="2098.46808185441">
                <text:p>2098.46808185441</text:p>
              </table:table-cell>
              <table:table-cell office:value-type="float" office:value="1699.24746181555">
                <text:p>1699.24746181555</text:p>
              </table:table-cell>
              <table:table-cell office:value-type="float" office:value="283607.13092263">
                <text:p>283607.13092263</text:p>
              </table:table-cell>
              <table:table-cell office:value-type="float" office:value="119.894764752205">
                <text:p>119.894764752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73.0825974327">
                <text:p>55473.0825974327</text:p>
              </table:table-cell>
              <table:table-cell office:value-type="float" office:value="130.946165194865">
                <text:p>130.946165194865</text:p>
              </table:table-cell>
              <table:table-cell office:value-type="float" office:value="11.0514004426606">
                <text:p>11.0514004426606</text:p>
              </table:table-cell>
              <table:table-cell office:value-type="float" office:value="2087.69680886259">
                <text:p>2087.69680886259</text:p>
              </table:table-cell>
              <table:table-cell office:value-type="float" office:value="1701.64278553578">
                <text:p>1701.64278553578</text:p>
              </table:table-cell>
              <table:table-cell office:value-type="float" office:value="283993.184945957">
                <text:p>283993.184945957</text:p>
              </table:table-cell>
              <table:table-cell office:value-type="float" office:value="120.030744322664">
                <text:p>120.030744322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46.5652367395">
                <text:p>55546.5652367395</text:p>
              </table:table-cell>
              <table:table-cell office:value-type="float" office:value="131.093130473479">
                <text:p>131.093130473479</text:p>
              </table:table-cell>
              <table:table-cell office:value-type="float" office:value="11.0623861508154">
                <text:p>11.0623861508154</text:p>
              </table:table-cell>
              <table:table-cell office:value-type="float" office:value="2080.87398139899">
                <text:p>2080.87398139899</text:p>
              </table:table-cell>
              <table:table-cell office:value-type="float" office:value="1703.95910967574">
                <text:p>1703.95910967574</text:p>
              </table:table-cell>
              <table:table-cell office:value-type="float" office:value="284370.09981768">
                <text:p>284370.09981768</text:p>
              </table:table-cell>
              <table:table-cell office:value-type="float" office:value="120.163504815391">
                <text:p>120.163504815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17.9840866543">
                <text:p>55617.9840866543</text:p>
              </table:table-cell>
              <table:table-cell office:value-type="float" office:value="131.235968173309">
                <text:p>131.235968173309</text:p>
              </table:table-cell>
              <table:table-cell office:value-type="float" office:value="11.0724633579174">
                <text:p>11.0724633579174</text:p>
              </table:table-cell>
              <table:table-cell office:value-type="float" office:value="2077.27493975087">
                <text:p>2077.27493975087</text:p>
              </table:table-cell>
              <table:table-cell office:value-type="float" office:value="1706.22059890608">
                <text:p>1706.22059890608</text:p>
              </table:table-cell>
              <table:table-cell office:value-type="float" office:value="284741.154158525">
                <text:p>284741.154158525</text:p>
              </table:table-cell>
              <table:table-cell office:value-type="float" office:value="120.294201056943">
                <text:p>120.294201056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87.5098193642">
                <text:p>55687.5098193642</text:p>
              </table:table-cell>
              <table:table-cell office:value-type="float" office:value="131.375019638728">
                <text:p>131.375019638728</text:p>
              </table:table-cell>
              <table:table-cell office:value-type="float" office:value="11.080818581785">
                <text:p>11.080818581785</text:p>
              </table:table-cell>
              <table:table-cell office:value-type="float" office:value="2076.02150596468">
                <text:p>2076.02150596468</text:p>
              </table:table-cell>
              <table:table-cell office:value-type="float" office:value="1708.44692495115">
                <text:p>1708.44692495115</text:p>
              </table:table-cell>
              <table:table-cell office:value-type="float" office:value="285108.728739538">
                <text:p>285108.728739538</text:p>
              </table:table-cell>
              <table:table-cell office:value-type="float" office:value="120.423671624837">
                <text:p>120.423671624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55.4659288744">
                <text:p>55755.4659288744</text:p>
              </table:table-cell>
              <table:table-cell office:value-type="float" office:value="131.510931857749">
                <text:p>131.510931857749</text:p>
              </table:table-cell>
              <table:table-cell office:value-type="float" office:value="11.0872602329117">
                <text:p>11.0872602329117</text:p>
              </table:table-cell>
              <table:table-cell office:value-type="float" office:value="2076.28751527657">
                <text:p>2076.28751527657</text:p>
              </table:table-cell>
              <table:table-cell office:value-type="float" office:value="1710.65237243723">
                <text:p>1710.65237243723</text:p>
              </table:table-cell>
              <table:table-cell office:value-type="float" office:value="285474.363882378">
                <text:p>285474.363882378</text:p>
              </table:table-cell>
              <table:table-cell office:value-type="float" office:value="120.552459065619">
                <text:p>120.552459065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22.2119014436">
                <text:p>55822.2119014436</text:p>
              </table:table-cell>
              <table:table-cell office:value-type="float" office:value="131.644423802887">
                <text:p>131.644423802887</text:p>
              </table:table-cell>
              <table:table-cell office:value-type="float" office:value="11.091964737268">
                <text:p>11.091964737268</text:p>
              </table:table-cell>
              <table:table-cell office:value-type="float" office:value="2077.39811492644">
                <text:p>2077.39811492644</text:p>
              </table:table-cell>
              <table:table-cell office:value-type="float" office:value="1712.84618329427">
                <text:p>1712.84618329427</text:p>
              </table:table-cell>
              <table:table-cell office:value-type="float" office:value="285838.91581401">
                <text:p>285838.91581401</text:p>
              </table:table-cell>
              <table:table-cell office:value-type="float" office:value="120.680864967586">
                <text:p>120.680864967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88.0740797186">
                <text:p>55888.0740797186</text:p>
              </table:table-cell>
              <table:table-cell office:value-type="float" office:value="131.776148159437">
                <text:p>131.776148159437</text:p>
              </table:table-cell>
              <table:table-cell office:value-type="float" office:value="11.0952831918511">
                <text:p>11.0952831918511</text:p>
              </table:table-cell>
              <table:table-cell office:value-type="float" office:value="2078.85917070314">
                <text:p>2078.85917070314</text:p>
              </table:table-cell>
              <table:table-cell office:value-type="float" office:value="1715.03349488406">
                <text:p>1715.03349488406</text:p>
              </table:table-cell>
              <table:table-cell office:value-type="float" office:value="286202.741489829">
                <text:p>286202.741489829</text:p>
              </table:table-cell>
              <table:table-cell office:value-type="float" office:value="120.809015060916">
                <text:p>120.809015060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3.3128488087">
                <text:p>55953.3128488087</text:p>
              </table:table-cell>
              <table:table-cell office:value-type="float" office:value="131.906625697617">
                <text:p>131.906625697617</text:p>
              </table:table-cell>
              <table:table-cell office:value-type="float" office:value="11.0976106367014">
                <text:p>11.0976106367014</text:p>
              </table:table-cell>
              <table:table-cell office:value-type="float" office:value="2080.34746657226">
                <text:p>2080.34746657226</text:p>
              </table:table-cell>
              <table:table-cell office:value-type="float" office:value="1717.21644893897">
                <text:p>1717.21644893897</text:p>
              </table:table-cell>
              <table:table-cell office:value-type="float" office:value="286565.872507462">
                <text:p>286565.872507462</text:p>
              </table:table-cell>
              <table:table-cell office:value-type="float" office:value="120.936920475222">
                <text:p>120.936920475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18.1143810885">
                <text:p>56018.1143810885</text:p>
              </table:table-cell>
              <table:table-cell office:value-type="float" office:value="132.036228762177">
                <text:p>132.036228762177</text:p>
              </table:table-cell>
              <table:table-cell office:value-type="float" office:value="11.0993082869554">
                <text:p>11.0993082869554</text:p>
              </table:table-cell>
              <table:table-cell office:value-type="float" office:value="2081.68102692905">
                <text:p>2081.68102692905</text:p>
              </table:table-cell>
              <table:table-cell office:value-type="float" office:value="1719.39523504477">
                <text:p>1719.39523504477</text:p>
              </table:table-cell>
              <table:table-cell office:value-type="float" office:value="286928.158299346">
                <text:p>286928.158299346</text:p>
              </table:table-cell>
              <table:table-cell office:value-type="float" office:value="121.064528176183">
                <text:p>121.06452817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54577.8678418351">
                <text:p>54577.8678418351</text:p>
              </table:table-cell>
              <table:table-cell office:value-type="float" office:value="129.15573568367">
                <text:p>129.15573568367</text:p>
              </table:table-cell>
              <table:table-cell office:value-type="float" office:value="8.09120750748703">
                <text:p>8.09120750748703</text:p>
              </table:table-cell>
              <table:table-cell office:value-type="float" office:value="2071.47515192908">
                <text:p>2071.47515192908</text:p>
              </table:table-cell>
              <table:table-cell office:value-type="float" office:value="1721.56894979608">
                <text:p>1721.56894979608</text:p>
              </table:table-cell>
              <table:table-cell office:value-type="float" office:value="287278.064501479">
                <text:p>287278.064501479</text:p>
              </table:table-cell>
              <table:table-cell office:value-type="float" office:value="121.187775421884">
                <text:p>121.18777542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53057.8430982153">
                <text:p>53057.8430982153</text:p>
              </table:table-cell>
              <table:table-cell office:value-type="float" office:value="126.115686196431">
                <text:p>126.115686196431</text:p>
              </table:table-cell>
              <table:table-cell office:value-type="float" office:value="4.92791077454628">
                <text:p>4.92791077454628</text:p>
              </table:table-cell>
              <table:table-cell office:value-type="float" office:value="2032.17783444227">
                <text:p>2032.17783444227</text:p>
              </table:table-cell>
              <table:table-cell office:value-type="float" office:value="1723.66838700888">
                <text:p>1723.66838700888</text:p>
              </table:table-cell>
              <table:table-cell office:value-type="float" office:value="287586.573948913">
                <text:p>287586.573948913</text:p>
              </table:table-cell>
              <table:table-cell office:value-type="float" office:value="121.296441514218">
                <text:p>121.296441514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52132.0793843655">
                <text:p>52132.0793843655</text:p>
              </table:table-cell>
              <table:table-cell office:value-type="float" office:value="124.264158768731">
                <text:p>124.264158768731</text:p>
              </table:table-cell>
              <table:table-cell office:value-type="float" office:value="2.96771725451337">
                <text:p>2.96771725451337</text:p>
              </table:table-cell>
              <table:table-cell office:value-type="float" office:value="1939.19800236479">
                <text:p>1939.19800236479</text:p>
              </table:table-cell>
              <table:table-cell office:value-type="float" office:value="1725.51944369348">
                <text:p>1725.51944369348</text:p>
              </table:table-cell>
              <table:table-cell office:value-type="float" office:value="287800.252507584">
                <text:p>287800.252507584</text:p>
              </table:table-cell>
              <table:table-cell office:value-type="float" office:value="121.371705381108">
                <text:p>121.37170538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51574.5601692479">
                <text:p>51574.5601692479</text:p>
              </table:table-cell>
              <table:table-cell office:value-type="float" office:value="123.149120338496">
                <text:p>123.149120338496</text:p>
              </table:table-cell>
              <table:table-cell office:value-type="float" office:value="1.77741495738732">
                <text:p>1.77741495738732</text:p>
              </table:table-cell>
              <table:table-cell office:value-type="float" office:value="1772.53148112875">
                <text:p>1772.53148112875</text:p>
              </table:table-cell>
              <table:table-cell office:value-type="float" office:value="1726.80151504551">
                <text:p>1726.80151504551</text:p>
              </table:table-cell>
              <table:table-cell office:value-type="float" office:value="287845.982473667">
                <text:p>287845.982473667</text:p>
              </table:table-cell>
              <table:table-cell office:value-type="float" office:value="121.387812818849">
                <text:p>121.387812818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51240.6526885154">
                <text:p>51240.6526885154</text:p>
              </table:table-cell>
              <table:table-cell office:value-type="float" office:value="122.481305377031">
                <text:p>122.481305377031</text:p>
              </table:table-cell>
              <table:table-cell office:value-type="float" office:value="1.09349255818218">
                <text:p>1.09349255818218</text:p>
              </table:table-cell>
              <table:table-cell office:value-type="float" office:value="1531.3523350987">
                <text:p>1531.3523350987</text:p>
              </table:table-cell>
              <table:table-cell office:value-type="float" office:value="1727.075894842">
                <text:p>1727.075894842</text:p>
              </table:table-cell>
              <table:table-cell office:value-type="float" office:value="287650.258913924">
                <text:p>287650.258913924</text:p>
              </table:table-cell>
              <table:table-cell office:value-type="float" office:value="121.318873230153">
                <text:p>121.318873230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51035.2277573338">
                <text:p>51035.2277573338</text:p>
              </table:table-cell>
              <table:table-cell office:value-type="float" office:value="122.070455514668">
                <text:p>122.070455514668</text:p>
              </table:table-cell>
              <table:table-cell office:value-type="float" office:value="0.751582284514953">
                <text:p>0.751582284514953</text:p>
              </table:table-cell>
              <table:table-cell office:value-type="float" office:value="1237.5001193271">
                <text:p>1237.5001193271</text:p>
              </table:table-cell>
              <table:table-cell office:value-type="float" office:value="1725.90155348355">
                <text:p>1725.90155348355</text:p>
              </table:table-cell>
              <table:table-cell office:value-type="float" office:value="287161.857479768">
                <text:p>287161.857479768</text:p>
              </table:table-cell>
              <table:table-cell office:value-type="float" office:value="121.146843894321">
                <text:p>121.14684389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894.0345339155">
                <text:p>50894.0345339155</text:p>
              </table:table-cell>
              <table:table-cell office:value-type="float" office:value="121.788069067831">
                <text:p>121.788069067831</text:p>
              </table:table-cell>
              <table:table-cell office:value-type="float" office:value="0.64122517350971">
                <text:p>0.64122517350971</text:p>
              </table:table-cell>
              <table:table-cell office:value-type="float" office:value="929.533251916683">
                <text:p>929.533251916683</text:p>
              </table:table-cell>
              <table:table-cell office:value-type="float" office:value="1722.97114487861">
                <text:p>1722.97114487861</text:p>
              </table:table-cell>
              <table:table-cell office:value-type="float" office:value="286368.419586806">
                <text:p>286368.419586806</text:p>
              </table:table-cell>
              <table:table-cell office:value-type="float" office:value="120.867371754798">
                <text:p>120.86737175479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